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" style:family="table-cell" style:parent-style-name="Default" style:data-style-name="N3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23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4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6" style:family="table-cell" style:parent-style-name="Default" style:data-style-name="N3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27" style:family="table-cell" style:parent-style-name="Default" style:data-style-name="N3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28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9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0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1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/>
    </style:style>
    <style:style style:name="ce32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3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4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5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8" style:family="table-cell" style:parent-style-name="Default" style:data-style-name="N30">
      <style:table-cell-properties fo:border-top="thin solid #000000" fo:border-bottom="none" fo:border-left="none" fo:border-right="none"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9" style:family="table-cell" style:parent-style-name="Default" style:data-style-name="N30">
      <style:table-cell-properties fo:border-top="thin solid #000000" fo:border-bottom="none" fo:border-left="none" fo:border-right="thin solid #000000"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0" style:family="table-cell" style:parent-style-name="Default" style:data-style-name="N30">
      <style:table-cell-properties fo:border-top="thin solid #000000" fo:border-bottom="none" fo:border-left="none" fo:border-right="none" style:vertical-align="top"/>
      <style:text-properties fo:color="#000000" style:font-name="微軟正黑體" style:font-name-asian="微軟正黑體" style:font-name-complex="微軟正黑體"/>
    </style:style>
    <style:style style:name="ce41" style:family="table-cell" style:parent-style-name="Default" style:data-style-name="N30">
      <style:table-cell-properties fo:border-top="thin solid #000000" fo:border-bottom="none" fo:border-left="none" fo:border-right="thin solid #000000" style:vertical-align="top"/>
      <style:text-properties fo:color="#000000" style:font-name="微軟正黑體" style:font-name-asian="微軟正黑體" style:font-name-complex="微軟正黑體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5" style:family="table-cell" style:parent-style-name="Default" style:data-style-name="N30">
      <style:table-cell-properties fo:border-top="thin solid #000000" fo:border-bottom="none" fo:border-left="thin solid #000000" fo:border-right="none"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6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7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0" style:family="table-cell" style:parent-style-name="Default" style:data-style-name="N57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1" style:family="table-cell" style:parent-style-name="Default" style:data-style-name="N57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2" style:family="table-cell" style:parent-style-name="Default" style:data-style-name="N57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3" style:family="table-cell" style:parent-style-name="Default" style:data-style-name="N57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4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5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6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57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8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6pt" style:font-size-asian="6pt" style:font-size-complex="6pt"/>
    </style:style>
    <style:style style:name="ce59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0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69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0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1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2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3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75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7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78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79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0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2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83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6pt" style:font-size-asian="6pt" style:font-size-complex="6pt"/>
    </style:style>
    <style:style style:name="ce84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5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86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7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8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90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1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2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3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5" style:family="table-cell" style:parent-style-name="Default" style:data-style-name="N3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7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8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9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0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1" style:family="table-cell" style:parent-style-name="Default" style:data-style-name="N3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02" style:family="table-cell" style:parent-style-name="Default" style:data-style-name="N3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03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4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5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6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7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8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9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0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1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2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3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4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5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6" style:family="table-cell" style:parent-style-name="Default" style:data-style-name="N3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7" style:family="table-cell" style:parent-style-name="Default" style:data-style-name="N30">
      <style:table-cell-properties fo:border-top="none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9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/>
    </style:style>
    <style:style style:name="ce1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1" style:family="table-cell" style:parent-style-name="Default" style:data-style-name="N0">
      <style:table-cell-properties fo:border-top="none" fo:border-bottom="none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2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3" style:family="table-cell" style:parent-style-name="Default" style:data-style-name="N30">
      <style:table-cell-properties fo:border-top="thin solid #000000" fo:border-bottom="thin solid #000000" fo:border-left="none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5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26" style:family="table-cell" style:parent-style-name="Default" style:data-style-name="N3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7" style:family="table-cell" style:parent-style-name="Default" style:data-style-name="N3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8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30" style:family="table-cell" style:parent-style-name="Default" style:data-style-name="N3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1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2" style:family="table-cell" style:parent-style-name="Default" style:data-style-name="N30">
      <style:table-cell-properties fo:border-top="none" fo:border-bottom="thin solid #000000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3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4" style:family="table-cell" style:parent-style-name="Default" style:data-style-name="N3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5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6" style:family="table-cell" style:parent-style-name="Default" style:data-style-name="N30">
      <style:table-cell-properties fo:border-top="none" fo:border-bottom="none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7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0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3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4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51" style:family="table-cell" style:parent-style-name="Default" style:data-style-name="N30">
      <style:table-cell-properties fo:border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5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4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6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8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9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2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3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6" style:family="table-cell" style:parent-style-name="Default" style:data-style-name="N3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7" style:family="table-cell" style:parent-style-name="Default" style:data-style-name="N3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0" style:family="table-cell" style:parent-style-name="Default" style:data-style-name="N30">
      <style:table-cell-properties fo:border-top="none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4" style:family="table-cell" style:parent-style-name="Default" style:data-style-name="N30">
      <style:table-cell-properties fo:border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5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1.666875cm" style:use-optimal-column-width="true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draw:fill="none" draw:stroke="solid" svg:stroke-width="0.01042in" svg:stroke-color="#000000" svg:stroke-opacity="100%" draw:stroke-linejoin="round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  <style:style style:family="graphic" style:name="a13">
      <style:graphic-properties draw:fill="none" draw:stroke="solid" svg:stroke-width="0.01042in" svg:stroke-color="#000000" svg:stroke-opacity="100%" draw:stroke-linejoin="round"/>
    </style:style>
    <style:style style:family="graphic" style:name="a1">
      <style:graphic-properties draw:fill="none" draw:stroke="solid" svg:stroke-width="0.01042in" svg:stroke-color="#000000" svg:stroke-opacity="100%" draw:stroke-linejoin="round"/>
    </style:style>
    <style:style style:family="graphic" style:name="a14">
      <style:graphic-properties draw:fill="none" draw:stroke="solid" svg:stroke-width="0.01042in" svg:stroke-color="#000000" svg:stroke-opacity="100%" draw:stroke-linejoin="round"/>
    </style:style>
    <style:style style:family="graphic" style:name="a2">
      <style:graphic-properties draw:fill="none" draw:stroke="solid" svg:stroke-width="0.01042in" svg:stroke-color="#000000" svg:stroke-opacity="100%" draw:stroke-linejoin="round"/>
    </style:style>
    <style:style style:family="graphic" style:name="a3">
      <style:graphic-properties draw:fill="none" draw:stroke="solid" svg:stroke-width="0.01042in" svg:stroke-color="#000000" svg:stroke-opacity="100%" draw:stroke-linejoin="round"/>
    </style:style>
    <style:style style:family="graphic" style:name="a4">
      <style:graphic-properties draw:fill="none" draw:stroke="solid" svg:stroke-width="0.01042in" svg:stroke-color="#000000" svg:stroke-opacity="100%" draw:stroke-linejoin="round"/>
    </style:style>
    <style:style style:family="graphic" style:name="a5">
      <style:graphic-properties draw:fill="none" draw:stroke="solid" svg:stroke-width="0.01042in" svg:stroke-color="#000000" svg:stroke-opacity="100%" draw:stroke-linejoin="round"/>
    </style:style>
    <style:style style:family="graphic" style:name="a6">
      <style:graphic-properties draw:fill="none" draw:stroke="solid" svg:stroke-width="0.01042in" svg:stroke-color="#000000" svg:stroke-opacity="100%" draw:stroke-linejoin="round"/>
    </style:style>
    <style:style style:family="graphic" style:name="a7">
      <style:graphic-properties draw:fill="none" draw:stroke="solid" svg:stroke-width="0.01042in" svg:stroke-color="#000000" svg:stroke-opacity="100%" draw:stroke-linejoin="round"/>
    </style:style>
    <style:style style:family="graphic" style:name="a8">
      <style:graphic-properties draw:fill="none" draw:stroke="solid" svg:stroke-width="0.01042in" svg:stroke-color="#000000" svg:stroke-opacity="100%" draw:stroke-linejoin="round"/>
    </style:style>
    <style:style style:family="graphic" style:name="a9">
      <style:graphic-properties draw:fill="none" draw:stroke="solid" svg:stroke-width="0.01042in" svg:stroke-color="#000000" svg:stroke-opacity="100%" draw:stroke-linejoin="round"/>
    </style:style>
    <style:style style:family="graphic" style:name="a10">
      <style:graphic-properties draw:fill="none" draw:stroke="solid" svg:stroke-width="0.01042in" svg:stroke-color="#000000" svg:stroke-opacity="100%" draw:stroke-linejoin="round"/>
    </style:style>
    <style:style style:family="graphic" style:name="a11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false"/>
      <table:table table:name="漁業生產量值-漁業種類別魚類別生產量值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77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79">
            <text:p>(1) 漁業種類別魚類別生產量值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</text:p>
          </table:table-cell>
          <table:table-cell table:number-columns-repeated="3" table:style-name="ce1"/>
          <table:table-cell office:value-type="string" table:style-name="ce5">
            <text:p>Value：Thousand NT $</text:p>
          </table:table-cell>
          <table:table-cell table:number-columns-repeated="2" table:style-name="ce1"/>
          <table:table-cell table:style-name="ce6"/>
          <table:table-cell table:number-columns-repeated="16368"/>
        </table:table-row>
        <table:table-row table:style-name="ro2">
          <table:table-cell table:style-name="ce7"/>
          <table:table-cell office:value-type="string" table:number-columns-spanned="1" table:number-rows-spanned="3" table:style-name="ce81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0" draw:style-name="a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style-name="ce8"/>
          <table:table-cell table:style-name="ce9"/>
          <table:table-cell office:value-type="string" table:number-columns-spanned="12" table:number-rows-spanned="1" table:style-name="ce147">
            <text:p>主 <text:s text:c="3"/>要 <text:s text:c="3"/>魚 <text:s text:c="3"/>類</text:p>
          </table:table-cell>
          <table:covered-table-cell table:number-columns-repeated="11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43">
            <text:p>總計</text:p>
          </table:table-cell>
          <table:covered-table-cell/>
          <table:table-cell table:number-columns-spanned="2" table:number-rows-spanned="1" table:style-name="ce150"/>
          <table:covered-table-cell/>
          <table:table-cell table:number-columns-spanned="2" table:number-rows-spanned="1" table:style-name="ce139"/>
          <table:covered-table-cell/>
          <table:table-cell office:value-type="string" table:number-columns-spanned="8" table:number-rows-spanned="1" table:style-name="ce146">
            <text:p>鯉科</text:p>
          </table:table-cell>
          <table:covered-table-cell table:number-columns-repeated="7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43">
            <text:p><text:s/>Grand Total</text:p>
          </table:table-cell>
          <table:covered-table-cell/>
          <table:table-cell office:value-type="string" table:number-columns-spanned="2" table:number-rows-spanned="1" table:style-name="ce140">
            <text:p><text:span text:style-name="T1">合計</text:span></text:p>
          </table:table-cell>
          <table:covered-table-cell/>
          <table:table-cell office:value-type="string" table:number-columns-spanned="2" table:number-rows-spanned="1" table:style-name="ce144">
            <text:p>吳郭魚類</text:p>
          </table:table-cell>
          <table:covered-table-cell/>
          <table:table-cell office:value-type="string" table:number-columns-spanned="2" table:number-rows-spanned="1" table:style-name="ce139">
            <text:p><text:span text:style-name="T1">小計</text:span></text:p>
          </table:table-cell>
          <table:covered-table-cell/>
          <table:table-cell office:value-type="string" table:number-columns-spanned="2" table:number-rows-spanned="1" table:style-name="ce139">
            <text:p>鯉 <text:s text:c="6"/>魚</text:p>
          </table:table-cell>
          <table:covered-table-cell/>
          <table:table-cell office:value-type="string" table:number-columns-spanned="2" table:number-rows-spanned="1" table:style-name="ce139">
            <text:p>鯽 <text:s text:c="6"/>魚</text:p>
          </table:table-cell>
          <table:covered-table-cell/>
          <table:table-cell office:value-type="string" table:number-columns-spanned="2" table:number-rows-spanned="1" table:style-name="ce148">
            <text:p>草 <text:s text:c="6"/>魚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42">
            <text:p>漁業種類</text:p>
            <text:p><text:span text:style-name="T1">Type of Fishery</text:span></text:p>
          </table:table-cell>
          <table:table-cell table:number-columns-spanned="2" table:number-rows-spanned="1" table:style-name="ce145"/>
          <table:covered-table-cell/>
          <table:table-cell office:value-type="string" table:number-columns-spanned="2" table:number-rows-spanned="1" table:style-name="ce141">
            <text:p>Total</text:p>
          </table:table-cell>
          <table:covered-table-cell/>
          <table:table-cell office:value-type="string" table:number-columns-spanned="2" table:number-rows-spanned="1" table:style-name="ce138">
            <text:p>0100</text:p>
          </table:table-cell>
          <table:covered-table-cell/>
          <table:table-cell office:value-type="string" table:number-columns-spanned="2" table:number-rows-spanned="1" table:style-name="ce138">
            <text:p>Sub Total</text:p>
          </table:table-cell>
          <table:covered-table-cell/>
          <table:table-cell office:value-type="string" table:number-columns-spanned="2" table:number-rows-spanned="1" table:style-name="ce138">
            <text:p>0201</text:p>
          </table:table-cell>
          <table:covered-table-cell/>
          <table:table-cell office:value-type="string" table:number-columns-spanned="2" table:number-rows-spanned="1" table:style-name="ce138">
            <text:p>0202</text:p>
          </table:table-cell>
          <table:covered-table-cell/>
          <table:table-cell office:value-type="string" table:number-columns-spanned="2" table:number-rows-spanned="1" table:style-name="ce149">
            <text:p>0203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2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6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1256081.5390599999" table:formula="msoxl:=  IF(SUM(C11,C19,C36,C50,C54,C58)=0,&quot;-&quot;,SUM(C11,C19,C36,C50,C54,C58))" table:style-name="ce54">
            <text:p>1,256,082<text:s/></text:p>
          </table:table-cell>
          <table:table-cell office:value-type="float" office:value="107695726.11702999" table:formula="msoxl:=  IF(SUM(D11,D19,D36,D50,D54,D58)=0,&quot;-&quot;,SUM(D11,D19,D36,D50,D54,D58))" table:style-name="ce54">
            <text:p>107,695,726<text:s/></text:p>
          </table:table-cell>
          <table:table-cell office:value-type="float" office:value="1191641.6371799998" table:formula="msoxl:=IF( (SUM(G10,I10)&#10;     + SUM('漁業生產量值-漁業種類別魚類別生產量值1'!E10,'漁業生產量值-漁業種類別魚類別生產量值1'!G10,'漁業生產量值-漁業種類別魚類別生產量值1'!I10)&#10;     + SUM('漁業生產量值-漁業種類別魚類別生產量值2'!C10,'漁業生產量值-漁業種類別魚類別生產量值2'!E10,'漁業生產量值-漁業種類別魚類別生產量值2'!G10,'漁業生產量值-漁業種類別魚類別生產量值2'!I10)&#10;  + SUM('漁業生產量值-漁業種類別魚類別生產量值3'!E10,'漁業生產量值-漁業種類別魚類別生產量值3'!I10,'漁業生產量值-漁業種類別魚類別生產量值3'!K10,'漁業生產量值-漁業種類別魚類別生產量值3'!M10,'漁業生產量值-漁業種類別魚類別生產量值3'!O10)&#10;     + SUM('漁業生產量值-漁業種類別魚類別生產量值4'!C10,'漁業生產量值-漁業種類別魚類別生產量值4'!E10,'漁業生產量值-漁業種類別魚類別生產量值4'!G10,'漁業生產量值-漁業種類別魚類別生產量值4'!I10)&#10;  + SUM('漁業生產量值-漁業種類別魚類別生產量值5'!E10,'漁業生產量值-漁業種類別魚類別生產量值5'!G10,'漁業生產量值-漁業種類別魚類別生產量值5'!I10,'漁業生產量值-漁業種類別魚類別生產量值5'!K10,'漁業生產量值-漁業種類別魚類別生產量值5'!M10,'漁業生產量值-漁業種類別魚類別生產量值5'!O10)&#10;  + SUM('漁業生產量值-漁業種類別魚類別生產量值6'!C10,'漁業生產量值-漁業種類別魚類別生產量值6'!E10,'漁業生產量值-漁業種類別魚類別生產量值6'!G10,'漁業生產量值-漁業種類別魚類別生產量值6'!I10,'漁業生產量值-漁業種類別魚類別生產量值6'!K10,'漁業生產量值-漁業種類別魚類別生產量值6'!M10,'漁業生產量值-漁業種類別魚類別生產量值6'!O10)&#10;  + SUM('漁業生產量值-漁業種類別魚類別生產量值9'!O10)&#10;  + SUM('漁業生產量值-漁業種類別魚類別生產量值10'!K10,'漁業生產量值-漁業種類別魚類別生產量值10'!M10,'漁業生產量值-漁業種類別魚類別生產量值10'!O10)&#10;  + SUM('漁業生產量值-漁業種類別魚類別生產量值11'!C10,'漁業生產量值-漁業種類別魚類別生產量值11'!E10,'漁業生產量值-漁業種類別魚類別生產量值11'!M10)&#10;  + SUM('漁業生產量值-漁業種類別魚類別生產量值13'!I10)&#10;  + SUM('漁業生產量值-漁業種類別魚類別生產量值14'!G10,'漁業生產量值-漁業種類別魚類別生產量值14'!I10,'漁業生產量值-漁業種類別魚類別生產量值14'!K10)&#10;  )=0,&quot;-&quot;,(SUM(G10,I10)&#10;     + SUM('漁業生產量值-漁業種類別魚類別生產量值1'!E10,'漁業生產量值-漁業種類別魚類別生產量值1'!G10,'漁業生產量值-漁業種類別魚類別生產量值1'!I10)&#10;     + SUM('漁業生產量值-漁業種類別魚類別生產量值2'!C10,'漁業生產量值-漁業種類別魚類別生產量值2'!E10,'漁業生產量值-漁業種類別魚類別生產量值2'!G10,'漁業生產量值-漁業種類別魚類別生產量值2'!I10)&#10;  + SUM('漁業生產量值-漁業種類別魚類別生產量值3'!E10,'漁業生產量值-漁業種類別魚類別生產量值3'!I10,'漁業生產量值-漁業種類別魚類別生產量值3'!K10,'漁業生產量值-漁業種類別魚類別生產量值3'!M10,'漁業生產量值-漁業種類別魚類別生產量值3'!O10)&#10;     + SUM('漁業生產量值-漁業種類別魚類別生產量值4'!C10,'漁業生產量值-漁業種類別魚類別生產量值4'!E10,'漁業生產量值-漁業種類別魚類別生產量值4'!G10,'漁業生產量值-漁業種類別魚類別生產量值4'!I10)&#10;  + SUM('漁業生產量值-漁業種類別魚類別生產量值5'!E10,'漁業生產量值-漁業種類別魚類別生產量值5'!G10,'漁業生產量值-漁業種類別魚類別生產量值5'!I10,'漁業生產量值-漁業種類別魚類別生產量值5'!K10,'漁業生產量值-漁業種類別魚類別生產量值5'!M10,'漁業生產量值-漁業種類別魚類別生產量值5'!O10)&#10;  + SUM('漁業生產量值-漁業種類別魚類別生產量值6'!C10,'漁業生產量值-漁業種類別魚類別生產量值6'!E10,'漁業生產量值-漁業種類別魚類別生產量值6'!G10,'漁業生產量值-漁業種類別魚類別生產量值6'!I10,'漁業生產量值-漁業種類別魚類別生產量值6'!K10,'漁業生產量值-漁業種類別魚類別生產量值6'!M10,'漁業生產量值-漁業種類別魚類別生產量值6'!O10)&#10;  + SUM('漁業生產量值-漁業種類別魚類別生產量值9'!O10)&#10;  + SUM('漁業生產量值-漁業種類別魚類別生產量值10'!K10,'漁業生產量值-漁業種類別魚類別生產量值10'!M10,'漁業生產量值-漁業種類別魚類別生產量值10'!O10)&#10;  + SUM('漁業生產量值-漁業種類別魚類別生產量值11'!C10,'漁業生產量值-漁業種類別魚類別生產量值11'!E10,'漁業生產量值-漁業種類別魚類別生產量值11'!M10)&#10;  + SUM('漁業生產量值-漁業種類別魚類別生產量值13'!I10)&#10;  + SUM('漁業生產量值-漁業種類別魚類別生產量值14'!G10,'漁業生產量值-漁業種類別魚類別生產量值14'!I10,'漁業生產量值-漁業種類別魚類別生產量值14'!K10)&#10;  ))" table:style-name="ce19">
            <text:p>1,191,642<text:s/></text:p>
          </table:table-cell>
          <table:table-cell office:value-type="float" office:value="99477918.198939994" table:formula="msoxl:=IF( (SUM(H10,J10)&#10;     + SUM('漁業生產量值-漁業種類別魚類別生產量值1'!F10,'漁業生產量值-漁業種類別魚類別生產量值1'!H10,'漁業生產量值-漁業種類別魚類別生產量值1'!J10)&#10;     + SUM('漁業生產量值-漁業種類別魚類別生產量值2'!D10,'漁業生產量值-漁業種類別魚類別生產量值2'!F10,'漁業生產量值-漁業種類別魚類別生產量值2'!H10,'漁業生產量值-漁業種類別魚類別生產量值2'!J10)&#10;  + SUM('漁業生產量值-漁業種類別魚類別生產量值3'!F10,'漁業生產量值-漁業種類別魚類別生產量值3'!J10,'漁業生產量值-漁業種類別魚類別生產量值3'!L10,'漁業生產量值-漁業種類別魚類別生產量值3'!N10,'漁業生產量值-漁業種類別魚類別生產量值3'!P10)&#10;     + SUM('漁業生產量值-漁業種類別魚類別生產量值4'!D10,'漁業生產量值-漁業種類別魚類別生產量值4'!F10,'漁業生產量值-漁業種類別魚類別生產量值4'!H10,'漁業生產量值-漁業種類別魚類別生產量值4'!J10)&#10;  + SUM('漁業生產量值-漁業種類別魚類別生產量值5'!F10,'漁業生產量值-漁業種類別魚類別生產量值5'!H10,'漁業生產量值-漁業種類別魚類別生產量值5'!J10,'漁業生產量值-漁業種類別魚類別生產量值5'!L10,'漁業生產量值-漁業種類別魚類別生產量值5'!N10,'漁業生產量值-漁業種類別魚類別生產量值5'!P10)&#10;  + SUM('漁業生產量值-漁業種類別魚類別生產量值6'!D10,'漁業生產量值-漁業種類別魚類別生產量值6'!F10,'漁業生產量值-漁業種類別魚類別生產量值6'!H10,'漁業生產量值-漁業種類別魚類別生產量值6'!J10,'漁業生產量值-漁業種類別魚類別生產量值6'!L10,'漁業生產量值-漁業種類別魚類別生產量值6'!N10,'漁業生產量值-漁業種類別魚類別生產量值6'!P10)&#10;  + SUM('漁業生產量值-漁業種類別魚類別生產量值9'!P10)&#10;  + SUM('漁業生產量值-漁業種類別魚類別生產量值10'!L10,'漁業生產量值-漁業種類別魚類別生產量值10'!N10,'漁業生產量值-漁業種類別魚類別生產量值10'!P10)&#10;  + SUM('漁業生產量值-漁業種類別魚類別生產量值11'!D10,'漁業生產量值-漁業種類別魚類別生產量值11'!F10,'漁業生產量值-漁業種類別魚類別生產量值11'!N10)&#10;  + SUM('漁業生產量值-漁業種類別魚類別生產量值13'!J10)&#10;  + SUM('漁業生產量值-漁業種類別魚類別生產量值14'!H10,'漁業生產量值-漁業種類別魚類別生產量值14'!J10,'漁業生產量值-漁業種類別魚類別生產量值14'!L10)&#10;  )=0,&quot;-&quot;,(SUM(H10,J10)&#10;     + SUM('漁業生產量值-漁業種類別魚類別生產量值1'!F10,'漁業生產量值-漁業種類別魚類別生產量值1'!H10,'漁業生產量值-漁業種類別魚類別生產量值1'!J10)&#10;     + SUM('漁業生產量值-漁業種類別魚類別生產量值2'!D10,'漁業生產量值-漁業種類別魚類別生產量值2'!F10,'漁業生產量值-漁業種類別魚類別生產量值2'!H10,'漁業生產量值-漁業種類別魚類別生產量值2'!J10)&#10;  + SUM('漁業生產量值-漁業種類別魚類別生產量值3'!F10,'漁業生產量值-漁業種類別魚類別生產量值3'!J10,'漁業生產量值-漁業種類別魚類別生產量值3'!L10,'漁業生產量值-漁業種類別魚類別生產量值3'!N10,'漁業生產量值-漁業種類別魚類別生產量值3'!P10)&#10;     + SUM('漁業生產量值-漁業種類別魚類別生產量值4'!D10,'漁業生產量值-漁業種類別魚類別生產量值4'!F10,'漁業生產量值-漁業種類別魚類別生產量值4'!H10,'漁業生產量值-漁業種類別魚類別生產量值4'!J10)&#10;  + SUM('漁業生產量值-漁業種類別魚類別生產量值5'!F10,'漁業生產量值-漁業種類別魚類別生產量值5'!H10,'漁業生產量值-漁業種類別魚類別生產量值5'!J10,'漁業生產量值-漁業種類別魚類別生產量值5'!L10,'漁業生產量值-漁業種類別魚類別生產量值5'!N10,'漁業生產量值-漁業種類別魚類別生產量值5'!P10)&#10;  + SUM('漁業生產量值-漁業種類別魚類別生產量值6'!D10,'漁業生產量值-漁業種類別魚類別生產量值6'!F10,'漁業生產量值-漁業種類別魚類別生產量值6'!H10,'漁業生產量值-漁業種類別魚類別生產量值6'!J10,'漁業生產量值-漁業種類別魚類別生產量值6'!L10,'漁業生產量值-漁業種類別魚類別生產量值6'!N10,'漁業生產量值-漁業種類別魚類別生產量值6'!P10)&#10;  + SUM('漁業生產量值-漁業種類別魚類別生產量值9'!P10)&#10;  + SUM('漁業生產量值-漁業種類別魚類別生產量值10'!L10,'漁業生產量值-漁業種類別魚類別生產量值10'!N10,'漁業生產量值-漁業種類別魚類別生產量值10'!P10)&#10;  + SUM('漁業生產量值-漁業種類別魚類別生產量值11'!D10,'漁業生產量值-漁業種類別魚類別生產量值11'!F10,'漁業生產量值-漁業種類別魚類別生產量值11'!N10)&#10;  + SUM('漁業生產量值-漁業種類別魚類別生產量值13'!J10)&#10;  + SUM('漁業生產量值-漁業種類別魚類別生產量值14'!H10,'漁業生產量值-漁業種類別魚類別生產量值14'!J10,'漁業生產量值-漁業種類別魚類別生產量值14'!L10)&#10;  ))" table:style-name="ce19">
            <text:p>99,477,918<text:s/></text:p>
          </table:table-cell>
          <table:table-cell office:value-type="float" office:value="73341.511999999988" table:formula="msoxl:=  IF(SUM(G11,G19,G36,G50,G54,G58)=0,&quot;-&quot;,SUM(G11,G19,G36,G50,G54,G58))" table:style-name="ce54">
            <text:p>73,342<text:s/></text:p>
          </table:table-cell>
          <table:table-cell office:value-type="float" office:value="3376750.0500399997" table:formula="msoxl:=  IF(SUM(H11,H19,H36,H50,H54,H58)=0,&quot;-&quot;,SUM(H11,H19,H36,H50,H54,H58))" table:style-name="ce54">
            <text:p>3,376,750<text:s/></text:p>
          </table:table-cell>
          <table:table-cell office:value-type="float" office:value="3468.8519999999999" table:formula="msoxl:=IF(SUM(K10,M10,O10,'漁業生產量值-漁業種類別魚類別生產量值1'!C10)=0,&quot;-&quot;,SUM(K10,M10,O10,'漁業生產量值-漁業種類別魚類別生產量值1'!C10))" table:style-name="ce19">
            <text:p>3,469<text:s/></text:p>
          </table:table-cell>
          <table:table-cell office:value-type="float" office:value="210326.12119999999" table:formula="msoxl:=IF(SUM(L10,N10,P10,'漁業生產量值-漁業種類別魚類別生產量值1'!D10)=0,&quot;-&quot;,SUM(L10,N10,P10,'漁業生產量值-漁業種類別魚類別生產量值1'!D10))" table:style-name="ce19">
            <text:p>210,326<text:s/></text:p>
          </table:table-cell>
          <table:table-cell office:value-type="float" office:value="712.67599999999993" table:formula="msoxl:=  IF(SUM(K11,K19,K36,K50,K54,K58)=0,&quot;-&quot;,SUM(K11,K19,K36,K50,K54,K58))" table:style-name="ce54">
            <text:p>713<text:s/></text:p>
          </table:table-cell>
          <table:table-cell office:value-type="float" office:value="43389.043250000002" table:formula="msoxl:=  IF(SUM(L11,L19,L36,L50,L54,L58)=0,&quot;-&quot;,SUM(L11,L19,L36,L50,L54,L58))" table:style-name="ce54">
            <text:p>43,389<text:s/></text:p>
          </table:table-cell>
          <table:table-cell office:value-type="float" office:value="531.09500000000003" table:formula="msoxl:=  IF(SUM(M11,M19,M36,M50,M54,M58)=0,&quot;-&quot;,SUM(M11,M19,M36,M50,M54,M58))" table:style-name="ce54">
            <text:p>531<text:s/></text:p>
          </table:table-cell>
          <table:table-cell office:value-type="float" office:value="37810.999400000001" table:formula="msoxl:=  IF(SUM(N11,N19,N36,N50,N54,N58)=0,&quot;-&quot;,SUM(N11,N19,N36,N50,N54,N58))" table:style-name="ce54">
            <text:p>37,811<text:s/></text:p>
          </table:table-cell>
          <table:table-cell office:value-type="float" office:value="1186.7619999999999" table:formula="msoxl:=  IF(SUM(O11,O19,O36,O50,O54,O58)=0,&quot;-&quot;,SUM(O11,O19,O36,O50,O54,O58))" table:style-name="ce54">
            <text:p>1,187<text:s/></text:p>
          </table:table-cell>
          <table:table-cell office:value-type="float" office:value="73061.089749999999" table:formula="msoxl:=  IF(SUM(P11,P19,P36,P50,P54,P58)=0,&quot;-&quot;,SUM(P11,P19,P36,P50,P54,P58))" table:style-name="ce54">
            <text:p>73,061<text:s/>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726775.28799999994" table:formula="msoxl:=  IF(SUM(C12:C18)=0,&quot;-&quot;,SUM(C12:C18))" table:style-name="ce54">
            <text:p>726,775<text:s/></text:p>
          </table:table-cell>
          <table:table-cell office:value-type="float" office:value="50139585.875409998" table:formula="msoxl:=  IF(SUM(D12:D18)=0,&quot;-&quot;,SUM(D12:D18))" table:style-name="ce54">
            <text:p>50,139,586<text:s/></text:p>
          </table:table-cell>
          <table:table-cell office:value-type="float" office:value="683177.93300000008" table:formula="msoxl:=IF( (SUM(G11,I11)&#10;     + SUM('漁業生產量值-漁業種類別魚類別生產量值1'!E11,'漁業生產量值-漁業種類別魚類別生產量值1'!G11,'漁業生產量值-漁業種類別魚類別生產量值1'!I11)&#10;     + SUM('漁業生產量值-漁業種類別魚類別生產量值2'!C11,'漁業生產量值-漁業種類別魚類別生產量值2'!E11,'漁業生產量值-漁業種類別魚類別生產量值2'!G11,'漁業生產量值-漁業種類別魚類別生產量值2'!I11)&#10;  + SUM('漁業生產量值-漁業種類別魚類別生產量值3'!E11,'漁業生產量值-漁業種類別魚類別生產量值3'!I11,'漁業生產量值-漁業種類別魚類別生產量值3'!K11,'漁業生產量值-漁業種類別魚類別生產量值3'!M11,'漁業生產量值-漁業種類別魚類別生產量值3'!O11)&#10;     + SUM('漁業生產量值-漁業種類別魚類別生產量值4'!C11,'漁業生產量值-漁業種類別魚類別生產量值4'!E11,'漁業生產量值-漁業種類別魚類別生產量值4'!G11,'漁業生產量值-漁業種類別魚類別生產量值4'!I11)&#10;  + SUM('漁業生產量值-漁業種類別魚類別生產量值5'!E11,'漁業生產量值-漁業種類別魚類別生產量值5'!G11,'漁業生產量值-漁業種類別魚類別生產量值5'!I11,'漁業生產量值-漁業種類別魚類別生產量值5'!K11,'漁業生產量值-漁業種類別魚類別生產量值5'!M11,'漁業生產量值-漁業種類別魚類別生產量值5'!O11)&#10;  + SUM('漁業生產量值-漁業種類別魚類別生產量值6'!C11,'漁業生產量值-漁業種類別魚類別生產量值6'!E11,'漁業生產量值-漁業種類別魚類別生產量值6'!G11,'漁業生產量值-漁業種類別魚類別生產量值6'!I11,'漁業生產量值-漁業種類別魚類別生產量值6'!K11,'漁業生產量值-漁業種類別魚類別生產量值6'!M11,'漁業生產量值-漁業種類別魚類別生產量值6'!O11)&#10;  + SUM('漁業生產量值-漁業種類別魚類別生產量值9'!O11)&#10;  + SUM('漁業生產量值-漁業種類別魚類別生產量值10'!K11,'漁業生產量值-漁業種類別魚類別生產量值10'!M11,'漁業生產量值-漁業種類別魚類別生產量值10'!O11)&#10;  + SUM('漁業生產量值-漁業種類別魚類別生產量值11'!C11,'漁業生產量值-漁業種類別魚類別生產量值11'!E11,'漁業生產量值-漁業種類別魚類別生產量值11'!M11)&#10;  + SUM('漁業生產量值-漁業種類別魚類別生產量值13'!I11)&#10;  + SUM('漁業生產量值-漁業種類別魚類別生產量值14'!G11,'漁業生產量值-漁業種類別魚類別生產量值14'!I11,'漁業生產量值-漁業種類別魚類別生產量值14'!K11)&#10;  )=0,&quot;-&quot;,(SUM(G11,I11)&#10;     + SUM('漁業生產量值-漁業種類別魚類別生產量值1'!E11,'漁業生產量值-漁業種類別魚類別生產量值1'!G11,'漁業生產量值-漁業種類別魚類別生產量值1'!I11)&#10;     + SUM('漁業生產量值-漁業種類別魚類別生產量值2'!C11,'漁業生產量值-漁業種類別魚類別生產量值2'!E11,'漁業生產量值-漁業種類別魚類別生產量值2'!G11,'漁業生產量值-漁業種類別魚類別生產量值2'!I11)&#10;  + SUM('漁業生產量值-漁業種類別魚類別生產量值3'!E11,'漁業生產量值-漁業種類別魚類別生產量值3'!I11,'漁業生產量值-漁業種類別魚類別生產量值3'!K11,'漁業生產量值-漁業種類別魚類別生產量值3'!M11,'漁業生產量值-漁業種類別魚類別生產量值3'!O11)&#10;     + SUM('漁業生產量值-漁業種類別魚類別生產量值4'!C11,'漁業生產量值-漁業種類別魚類別生產量值4'!E11,'漁業生產量值-漁業種類別魚類別生產量值4'!G11,'漁業生產量值-漁業種類別魚類別生產量值4'!I11)&#10;  + SUM('漁業生產量值-漁業種類別魚類別生產量值5'!E11,'漁業生產量值-漁業種類別魚類別生產量值5'!G11,'漁業生產量值-漁業種類別魚類別生產量值5'!I11,'漁業生產量值-漁業種類別魚類別生產量值5'!K11,'漁業生產量值-漁業種類別魚類別生產量值5'!M11,'漁業生產量值-漁業種類別魚類別生產量值5'!O11)&#10;  + SUM('漁業生產量值-漁業種類別魚類別生產量值6'!C11,'漁業生產量值-漁業種類別魚類別生產量值6'!E11,'漁業生產量值-漁業種類別魚類別生產量值6'!G11,'漁業生產量值-漁業種類別魚類別生產量值6'!I11,'漁業生產量值-漁業種類別魚類別生產量值6'!K11,'漁業生產量值-漁業種類別魚類別生產量值6'!M11,'漁業生產量值-漁業種類別魚類別生產量值6'!O11)&#10;  + SUM('漁業生產量值-漁業種類別魚類別生產量值9'!O11)&#10;  + SUM('漁業生產量值-漁業種類別魚類別生產量值10'!K11,'漁業生產量值-漁業種類別魚類別生產量值10'!M11,'漁業生產量值-漁業種類別魚類別生產量值10'!O11)&#10;  + SUM('漁業生產量值-漁業種類別魚類別生產量值11'!C11,'漁業生產量值-漁業種類別魚類別生產量值11'!E11,'漁業生產量值-漁業種類別魚類別生產量值11'!M11)&#10;  + SUM('漁業生產量值-漁業種類別魚類別生產量值13'!I11)&#10;  + SUM('漁業生產量值-漁業種類別魚類別生產量值14'!G11,'漁業生產量值-漁業種類別魚類別生產量值14'!I11,'漁業生產量值-漁業種類別魚類別生產量值14'!K11)&#10;  ))" table:style-name="ce19">
            <text:p>683,178<text:s/></text:p>
          </table:table-cell>
          <table:table-cell office:value-type="float" office:value="46066085.854850002" table:formula="msoxl:=IF( (SUM(H11,J11)&#10;     + SUM('漁業生產量值-漁業種類別魚類別生產量值1'!F11,'漁業生產量值-漁業種類別魚類別生產量值1'!H11,'漁業生產量值-漁業種類別魚類別生產量值1'!J11)&#10;     + SUM('漁業生產量值-漁業種類別魚類別生產量值2'!D11,'漁業生產量值-漁業種類別魚類別生產量值2'!F11,'漁業生產量值-漁業種類別魚類別生產量值2'!H11,'漁業生產量值-漁業種類別魚類別生產量值2'!J11)&#10;  + SUM('漁業生產量值-漁業種類別魚類別生產量值3'!F11,'漁業生產量值-漁業種類別魚類別生產量值3'!J11,'漁業生產量值-漁業種類別魚類別生產量值3'!L11,'漁業生產量值-漁業種類別魚類別生產量值3'!N11,'漁業生產量值-漁業種類別魚類別生產量值3'!P11)&#10;     + SUM('漁業生產量值-漁業種類別魚類別生產量值4'!D11,'漁業生產量值-漁業種類別魚類別生產量值4'!F11,'漁業生產量值-漁業種類別魚類別生產量值4'!H11,'漁業生產量值-漁業種類別魚類別生產量值4'!J11)&#10;  + SUM('漁業生產量值-漁業種類別魚類別生產量值5'!F11,'漁業生產量值-漁業種類別魚類別生產量值5'!H11,'漁業生產量值-漁業種類別魚類別生產量值5'!J11,'漁業生產量值-漁業種類別魚類別生產量值5'!L11,'漁業生產量值-漁業種類別魚類別生產量值5'!N11,'漁業生產量值-漁業種類別魚類別生產量值5'!P11)&#10;  + SUM('漁業生產量值-漁業種類別魚類別生產量值6'!D11,'漁業生產量值-漁業種類別魚類別生產量值6'!F11,'漁業生產量值-漁業種類別魚類別生產量值6'!H11,'漁業生產量值-漁業種類別魚類別生產量值6'!J11,'漁業生產量值-漁業種類別魚類別生產量值6'!L11,'漁業生產量值-漁業種類別魚類別生產量值6'!N11,'漁業生產量值-漁業種類別魚類別生產量值6'!P11)&#10;  + SUM('漁業生產量值-漁業種類別魚類別生產量值9'!P11)&#10;  + SUM('漁業生產量值-漁業種類別魚類別生產量值10'!L11,'漁業生產量值-漁業種類別魚類別生產量值10'!N11,'漁業生產量值-漁業種類別魚類別生產量值10'!P11)&#10;  + SUM('漁業生產量值-漁業種類別魚類別生產量值11'!D11,'漁業生產量值-漁業種類別魚類別生產量值11'!F11,'漁業生產量值-漁業種類別魚類別生產量值11'!N11)&#10;  + SUM('漁業生產量值-漁業種類別魚類別生產量值13'!J11)&#10;  + SUM('漁業生產量值-漁業種類別魚類別生產量值14'!H11,'漁業生產量值-漁業種類別魚類別生產量值14'!J11,'漁業生產量值-漁業種類別魚類別生產量值14'!L11)&#10;  )=0,&quot;-&quot;,(SUM(H11,J11)&#10;     + SUM('漁業生產量值-漁業種類別魚類別生產量值1'!F11,'漁業生產量值-漁業種類別魚類別生產量值1'!H11,'漁業生產量值-漁業種類別魚類別生產量值1'!J11)&#10;     + SUM('漁業生產量值-漁業種類別魚類別生產量值2'!D11,'漁業生產量值-漁業種類別魚類別生產量值2'!F11,'漁業生產量值-漁業種類別魚類別生產量值2'!H11,'漁業生產量值-漁業種類別魚類別生產量值2'!J11)&#10;  + SUM('漁業生產量值-漁業種類別魚類別生產量值3'!F11,'漁業生產量值-漁業種類別魚類別生產量值3'!J11,'漁業生產量值-漁業種類別魚類別生產量值3'!L11,'漁業生產量值-漁業種類別魚類別生產量值3'!N11,'漁業生產量值-漁業種類別魚類別生產量值3'!P11)&#10;     + SUM('漁業生產量值-漁業種類別魚類別生產量值4'!D11,'漁業生產量值-漁業種類別魚類別生產量值4'!F11,'漁業生產量值-漁業種類別魚類別生產量值4'!H11,'漁業生產量值-漁業種類別魚類別生產量值4'!J11)&#10;  + SUM('漁業生產量值-漁業種類別魚類別生產量值5'!F11,'漁業生產量值-漁業種類別魚類別生產量值5'!H11,'漁業生產量值-漁業種類別魚類別生產量值5'!J11,'漁業生產量值-漁業種類別魚類別生產量值5'!L11,'漁業生產量值-漁業種類別魚類別生產量值5'!N11,'漁業生產量值-漁業種類別魚類別生產量值5'!P11)&#10;  + SUM('漁業生產量值-漁業種類別魚類別生產量值6'!D11,'漁業生產量值-漁業種類別魚類別生產量值6'!F11,'漁業生產量值-漁業種類別魚類別生產量值6'!H11,'漁業生產量值-漁業種類別魚類別生產量值6'!J11,'漁業生產量值-漁業種類別魚類別生產量值6'!L11,'漁業生產量值-漁業種類別魚類別生產量值6'!N11,'漁業生產量值-漁業種類別魚類別生產量值6'!P11)&#10;  + SUM('漁業生產量值-漁業種類別魚類別生產量值9'!P11)&#10;  + SUM('漁業生產量值-漁業種類別魚類別生產量值10'!L11,'漁業生產量值-漁業種類別魚類別生產量值10'!N11,'漁業生產量值-漁業種類別魚類別生產量值10'!P11)&#10;  + SUM('漁業生產量值-漁業種類別魚類別生產量值11'!D11,'漁業生產量值-漁業種類別魚類別生產量值11'!F11,'漁業生產量值-漁業種類別魚類別生產量值11'!N11)&#10;  + SUM('漁業生產量值-漁業種類別魚類別生產量值13'!J11)&#10;  + SUM('漁業生產量值-漁業種類別魚類別生產量值14'!H11,'漁業生產量值-漁業種類別魚類別生產量值14'!J11,'漁業生產量值-漁業種類別魚類別生產量值14'!L11)&#10;  ))" table:style-name="ce19">
            <text:p>46,066,086<text:s/></text:p>
          </table:table-cell>
          <table:table-cell office:value-type="string" office:string-value="-" table:formula="msoxl:=  IF(SUM(G12:G18)=0,&quot;-&quot;,SUM(G12:G18))" table:style-name="ce54">
            <text:p>-</text:p>
          </table:table-cell>
          <table:table-cell office:value-type="string" office:string-value="-" table:formula="msoxl:=  IF(SUM(H12:H18)=0,&quot;-&quot;,SUM(H12:H18))" table:style-name="ce54">
            <text:p>-</text:p>
          </table:table-cell>
          <table:table-cell office:value-type="string" office:string-value="-" table:formula="msoxl:=IF(SUM(K11,M11,O11,'漁業生產量值-漁業種類別魚類別生產量值1'!C11)=0,&quot;-&quot;,SUM(K11,M11,O11,'漁業生產量值-漁業種類別魚類別生產量值1'!C11))" table:style-name="ce19">
            <text:p>-</text:p>
          </table:table-cell>
          <table:table-cell office:value-type="string" office:string-value="-" table:formula="msoxl:=IF(SUM(L11,N11,P11,'漁業生產量值-漁業種類別魚類別生產量值1'!D11)=0,&quot;-&quot;,SUM(L11,N11,P11,'漁業生產量值-漁業種類別魚類別生產量值1'!D11))" table:style-name="ce19">
            <text:p>-</text:p>
          </table:table-cell>
          <table:table-cell office:value-type="string" office:string-value="-" table:formula="msoxl:=  IF(SUM(K12:K18)=0,&quot;-&quot;,SUM(K12:K18))" table:style-name="ce54">
            <text:p>-</text:p>
          </table:table-cell>
          <table:table-cell office:value-type="string" office:string-value="-" table:formula="msoxl:=  IF(SUM(L12:L18)=0,&quot;-&quot;,SUM(L12:L18))" table:style-name="ce54">
            <text:p>-</text:p>
          </table:table-cell>
          <table:table-cell office:value-type="string" office:string-value="-" table:formula="msoxl:=  IF(SUM(M12:M18)=0,&quot;-&quot;,SUM(M12:M18))" table:style-name="ce54">
            <text:p>-</text:p>
          </table:table-cell>
          <table:table-cell office:value-type="string" office:string-value="-" table:formula="msoxl:=  IF(SUM(N12:N18)=0,&quot;-&quot;,SUM(N12:N18))" table:style-name="ce54">
            <text:p>-</text:p>
          </table:table-cell>
          <table:table-cell office:value-type="string" office:string-value="-" table:formula="msoxl:=  IF(SUM(O12:O18)=0,&quot;-&quot;,SUM(O12:O18))" table:style-name="ce54">
            <text:p>-</text:p>
          </table:table-cell>
          <table:table-cell office:value-type="string" office:string-value="-" table:formula="msoxl:=  IF(SUM(P12:P18)=0,&quot;-&quot;,SUM(P12:P18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01</text:p>
          </table:table-cell>
          <table:table-cell office:value-type="string" table:style-name="ce18">
            <text:p>　單船拖網　</text:p>
          </table:table-cell>
          <table:table-cell office:value-type="float" office:value="36133.614119999998" table:style-name="ce54">
            <text:p>36,134<text:s/></text:p>
          </table:table-cell>
          <table:table-cell office:value-type="float" office:value="3396451.8181699999" table:style-name="ce54">
            <text:p>3,396,452<text:s/></text:p>
          </table:table-cell>
          <table:table-cell office:value-type="float" office:value="26700.073120000001" table:formula="msoxl:=IF( (SUM(G12,I12)&#10;     + SUM('漁業生產量值-漁業種類別魚類別生產量值1'!E12,'漁業生產量值-漁業種類別魚類別生產量值1'!G12,'漁業生產量值-漁業種類別魚類別生產量值1'!I12)&#10;     + SUM('漁業生產量值-漁業種類別魚類別生產量值2'!C12,'漁業生產量值-漁業種類別魚類別生產量值2'!E12,'漁業生產量值-漁業種類別魚類別生產量值2'!G12,'漁業生產量值-漁業種類別魚類別生產量值2'!I12)&#10;  + SUM('漁業生產量值-漁業種類別魚類別生產量值3'!E12,'漁業生產量值-漁業種類別魚類別生產量值3'!I12,'漁業生產量值-漁業種類別魚類別生產量值3'!K12,'漁業生產量值-漁業種類別魚類別生產量值3'!M12,'漁業生產量值-漁業種類別魚類別生產量值3'!O12)&#10;     + SUM('漁業生產量值-漁業種類別魚類別生產量值4'!C12,'漁業生產量值-漁業種類別魚類別生產量值4'!E12,'漁業生產量值-漁業種類別魚類別生產量值4'!G12,'漁業生產量值-漁業種類別魚類別生產量值4'!I12)&#10;  + SUM('漁業生產量值-漁業種類別魚類別生產量值5'!E12,'漁業生產量值-漁業種類別魚類別生產量值5'!G12,'漁業生產量值-漁業種類別魚類別生產量值5'!I12,'漁業生產量值-漁業種類別魚類別生產量值5'!K12,'漁業生產量值-漁業種類別魚類別生產量值5'!M12,'漁業生產量值-漁業種類別魚類別生產量值5'!O12)&#10;  + SUM('漁業生產量值-漁業種類別魚類別生產量值6'!C12,'漁業生產量值-漁業種類別魚類別生產量值6'!E12,'漁業生產量值-漁業種類別魚類別生產量值6'!G12,'漁業生產量值-漁業種類別魚類別生產量值6'!I12,'漁業生產量值-漁業種類別魚類別生產量值6'!K12,'漁業生產量值-漁業種類別魚類別生產量值6'!M12,'漁業生產量值-漁業種類別魚類別生產量值6'!O12)&#10;  + SUM('漁業生產量值-漁業種類別魚類別生產量值9'!O12)&#10;  + SUM('漁業生產量值-漁業種類別魚類別生產量值10'!K12,'漁業生產量值-漁業種類別魚類別生產量值10'!M12,'漁業生產量值-漁業種類別魚類別生產量值10'!O12)&#10;  + SUM('漁業生產量值-漁業種類別魚類別生產量值11'!C12,'漁業生產量值-漁業種類別魚類別生產量值11'!E12,'漁業生產量值-漁業種類別魚類別生產量值11'!M12)&#10;  + SUM('漁業生產量值-漁業種類別魚類別生產量值13'!I12)&#10;  + SUM('漁業生產量值-漁業種類別魚類別生產量值14'!G12,'漁業生產量值-漁業種類別魚類別生產量值14'!I12,'漁業生產量值-漁業種類別魚類別生產量值14'!K12)&#10;  )=0,&quot;-&quot;,(SUM(G12,I12)&#10;     + SUM('漁業生產量值-漁業種類別魚類別生產量值1'!E12,'漁業生產量值-漁業種類別魚類別生產量值1'!G12,'漁業生產量值-漁業種類別魚類別生產量值1'!I12)&#10;     + SUM('漁業生產量值-漁業種類別魚類別生產量值2'!C12,'漁業生產量值-漁業種類別魚類別生產量值2'!E12,'漁業生產量值-漁業種類別魚類別生產量值2'!G12,'漁業生產量值-漁業種類別魚類別生產量值2'!I12)&#10;  + SUM('漁業生產量值-漁業種類別魚類別生產量值3'!E12,'漁業生產量值-漁業種類別魚類別生產量值3'!I12,'漁業生產量值-漁業種類別魚類別生產量值3'!K12,'漁業生產量值-漁業種類別魚類別生產量值3'!M12,'漁業生產量值-漁業種類別魚類別生產量值3'!O12)&#10;     + SUM('漁業生產量值-漁業種類別魚類別生產量值4'!C12,'漁業生產量值-漁業種類別魚類別生產量值4'!E12,'漁業生產量值-漁業種類別魚類別生產量值4'!G12,'漁業生產量值-漁業種類別魚類別生產量值4'!I12)&#10;  + SUM('漁業生產量值-漁業種類別魚類別生產量值5'!E12,'漁業生產量值-漁業種類別魚類別生產量值5'!G12,'漁業生產量值-漁業種類別魚類別生產量值5'!I12,'漁業生產量值-漁業種類別魚類別生產量值5'!K12,'漁業生產量值-漁業種類別魚類別生產量值5'!M12,'漁業生產量值-漁業種類別魚類別生產量值5'!O12)&#10;  + SUM('漁業生產量值-漁業種類別魚類別生產量值6'!C12,'漁業生產量值-漁業種類別魚類別生產量值6'!E12,'漁業生產量值-漁業種類別魚類別生產量值6'!G12,'漁業生產量值-漁業種類別魚類別生產量值6'!I12,'漁業生產量值-漁業種類別魚類別生產量值6'!K12,'漁業生產量值-漁業種類別魚類別生產量值6'!M12,'漁業生產量值-漁業種類別魚類別生產量值6'!O12)&#10;  + SUM('漁業生產量值-漁業種類別魚類別生產量值9'!O12)&#10;  + SUM('漁業生產量值-漁業種類別魚類別生產量值10'!K12,'漁業生產量值-漁業種類別魚類別生產量值10'!M12,'漁業生產量值-漁業種類別魚類別生產量值10'!O12)&#10;  + SUM('漁業生產量值-漁業種類別魚類別生產量值11'!C12,'漁業生產量值-漁業種類別魚類別生產量值11'!E12,'漁業生產量值-漁業種類別魚類別生產量值11'!M12)&#10;  + SUM('漁業生產量值-漁業種類別魚類別生產量值13'!I12)&#10;  + SUM('漁業生產量值-漁業種類別魚類別生產量值14'!G12,'漁業生產量值-漁業種類別魚類別生產量值14'!I12,'漁業生產量值-漁業種類別魚類別生產量值14'!K12)&#10;  ))" table:style-name="ce19">
            <text:p>26,700<text:s/></text:p>
          </table:table-cell>
          <table:table-cell office:value-type="float" office:value="2839252.50055" table:formula="msoxl:=IF( (SUM(H12,J12)&#10;     + SUM('漁業生產量值-漁業種類別魚類別生產量值1'!F12,'漁業生產量值-漁業種類別魚類別生產量值1'!H12,'漁業生產量值-漁業種類別魚類別生產量值1'!J12)&#10;     + SUM('漁業生產量值-漁業種類別魚類別生產量值2'!D12,'漁業生產量值-漁業種類別魚類別生產量值2'!F12,'漁業生產量值-漁業種類別魚類別生產量值2'!H12,'漁業生產量值-漁業種類別魚類別生產量值2'!J12)&#10;  + SUM('漁業生產量值-漁業種類別魚類別生產量值3'!F12,'漁業生產量值-漁業種類別魚類別生產量值3'!J12,'漁業生產量值-漁業種類別魚類別生產量值3'!L12,'漁業生產量值-漁業種類別魚類別生產量值3'!N12,'漁業生產量值-漁業種類別魚類別生產量值3'!P12)&#10;     + SUM('漁業生產量值-漁業種類別魚類別生產量值4'!D12,'漁業生產量值-漁業種類別魚類別生產量值4'!F12,'漁業生產量值-漁業種類別魚類別生產量值4'!H12,'漁業生產量值-漁業種類別魚類別生產量值4'!J12)&#10;  + SUM('漁業生產量值-漁業種類別魚類別生產量值5'!F12,'漁業生產量值-漁業種類別魚類別生產量值5'!H12,'漁業生產量值-漁業種類別魚類別生產量值5'!J12,'漁業生產量值-漁業種類別魚類別生產量值5'!L12,'漁業生產量值-漁業種類別魚類別生產量值5'!N12,'漁業生產量值-漁業種類別魚類別生產量值5'!P12)&#10;  + SUM('漁業生產量值-漁業種類別魚類別生產量值6'!D12,'漁業生產量值-漁業種類別魚類別生產量值6'!F12,'漁業生產量值-漁業種類別魚類別生產量值6'!H12,'漁業生產量值-漁業種類別魚類別生產量值6'!J12,'漁業生產量值-漁業種類別魚類別生產量值6'!L12,'漁業生產量值-漁業種類別魚類別生產量值6'!N12,'漁業生產量值-漁業種類別魚類別生產量值6'!P12)&#10;  + SUM('漁業生產量值-漁業種類別魚類別生產量值9'!P12)&#10;  + SUM('漁業生產量值-漁業種類別魚類別生產量值10'!L12,'漁業生產量值-漁業種類別魚類別生產量值10'!N12,'漁業生產量值-漁業種類別魚類別生產量值10'!P12)&#10;  + SUM('漁業生產量值-漁業種類別魚類別生產量值11'!D12,'漁業生產量值-漁業種類別魚類別生產量值11'!F12,'漁業生產量值-漁業種類別魚類別生產量值11'!N12)&#10;  + SUM('漁業生產量值-漁業種類別魚類別生產量值13'!J12)&#10;  + SUM('漁業生產量值-漁業種類別魚類別生產量值14'!H12,'漁業生產量值-漁業種類別魚類別生產量值14'!J12,'漁業生產量值-漁業種類別魚類別生產量值14'!L12)&#10;  )=0,&quot;-&quot;,(SUM(H12,J12)&#10;     + SUM('漁業生產量值-漁業種類別魚類別生產量值1'!F12,'漁業生產量值-漁業種類別魚類別生產量值1'!H12,'漁業生產量值-漁業種類別魚類別生產量值1'!J12)&#10;     + SUM('漁業生產量值-漁業種類別魚類別生產量值2'!D12,'漁業生產量值-漁業種類別魚類別生產量值2'!F12,'漁業生產量值-漁業種類別魚類別生產量值2'!H12,'漁業生產量值-漁業種類別魚類別生產量值2'!J12)&#10;  + SUM('漁業生產量值-漁業種類別魚類別生產量值3'!F12,'漁業生產量值-漁業種類別魚類別生產量值3'!J12,'漁業生產量值-漁業種類別魚類別生產量值3'!L12,'漁業生產量值-漁業種類別魚類別生產量值3'!N12,'漁業生產量值-漁業種類別魚類別生產量值3'!P12)&#10;     + SUM('漁業生產量值-漁業種類別魚類別生產量值4'!D12,'漁業生產量值-漁業種類別魚類別生產量值4'!F12,'漁業生產量值-漁業種類別魚類別生產量值4'!H12,'漁業生產量值-漁業種類別魚類別生產量值4'!J12)&#10;  + SUM('漁業生產量值-漁業種類別魚類別生產量值5'!F12,'漁業生產量值-漁業種類別魚類別生產量值5'!H12,'漁業生產量值-漁業種類別魚類別生產量值5'!J12,'漁業生產量值-漁業種類別魚類別生產量值5'!L12,'漁業生產量值-漁業種類別魚類別生產量值5'!N12,'漁業生產量值-漁業種類別魚類別生產量值5'!P12)&#10;  + SUM('漁業生產量值-漁業種類別魚類別生產量值6'!D12,'漁業生產量值-漁業種類別魚類別生產量值6'!F12,'漁業生產量值-漁業種類別魚類別生產量值6'!H12,'漁業生產量值-漁業種類別魚類別生產量值6'!J12,'漁業生產量值-漁業種類別魚類別生產量值6'!L12,'漁業生產量值-漁業種類別魚類別生產量值6'!N12,'漁業生產量值-漁業種類別魚類別生產量值6'!P12)&#10;  + SUM('漁業生產量值-漁業種類別魚類別生產量值9'!P12)&#10;  + SUM('漁業生產量值-漁業種類別魚類別生產量值10'!L12,'漁業生產量值-漁業種類別魚類別生產量值10'!N12,'漁業生產量值-漁業種類別魚類別生產量值10'!P12)&#10;  + SUM('漁業生產量值-漁業種類別魚類別生產量值11'!D12,'漁業生產量值-漁業種類別魚類別生產量值11'!F12,'漁業生產量值-漁業種類別魚類別生產量值11'!N12)&#10;  + SUM('漁業生產量值-漁業種類別魚類別生產量值13'!J12)&#10;  + SUM('漁業生產量值-漁業種類別魚類別生產量值14'!H12,'漁業生產量值-漁業種類別魚類別生產量值14'!J12,'漁業生產量值-漁業種類別魚類別生產量值14'!L12)&#10;  ))" table:style-name="ce19">
            <text:p>2,839,25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2,M12,O12,'漁業生產量值-漁業種類別魚類別生產量值1'!C12)=0,&quot;-&quot;,SUM(K12,M12,O12,'漁業生產量值-漁業種類別魚類別生產量值1'!C12))" table:style-name="ce19">
            <text:p>-</text:p>
          </table:table-cell>
          <table:table-cell office:value-type="string" office:string-value="-" table:formula="msoxl:=IF(SUM(L12,N12,P12,'漁業生產量值-漁業種類別魚類別生產量值1'!D12)=0,&quot;-&quot;,SUM(L12,N12,P12,'漁業生產量值-漁業種類別魚類別生產量值1'!D1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 (SUM(G13,I13)&#10;     + SUM('漁業生產量值-漁業種類別魚類別生產量值1'!E13,'漁業生產量值-漁業種類別魚類別生產量值1'!G13,'漁業生產量值-漁業種類別魚類別生產量值1'!I13)&#10;     + SUM('漁業生產量值-漁業種類別魚類別生產量值2'!C13,'漁業生產量值-漁業種類別魚類別生產量值2'!E13,'漁業生產量值-漁業種類別魚類別生產量值2'!G13,'漁業生產量值-漁業種類別魚類別生產量值2'!I13)&#10;  + SUM('漁業生產量值-漁業種類別魚類別生產量值3'!E13,'漁業生產量值-漁業種類別魚類別生產量值3'!I13,'漁業生產量值-漁業種類別魚類別生產量值3'!K13,'漁業生產量值-漁業種類別魚類別生產量值3'!M13,'漁業生產量值-漁業種類別魚類別生產量值3'!O13)&#10;     + SUM('漁業生產量值-漁業種類別魚類別生產量值4'!C13,'漁業生產量值-漁業種類別魚類別生產量值4'!E13,'漁業生產量值-漁業種類別魚類別生產量值4'!G13,'漁業生產量值-漁業種類別魚類別生產量值4'!I13)&#10;  + SUM('漁業生產量值-漁業種類別魚類別生產量值5'!E13,'漁業生產量值-漁業種類別魚類別生產量值5'!G13,'漁業生產量值-漁業種類別魚類別生產量值5'!I13,'漁業生產量值-漁業種類別魚類別生產量值5'!K13,'漁業生產量值-漁業種類別魚類別生產量值5'!M13,'漁業生產量值-漁業種類別魚類別生產量值5'!O13)&#10;  + SUM('漁業生產量值-漁業種類別魚類別生產量值6'!C13,'漁業生產量值-漁業種類別魚類別生產量值6'!E13,'漁業生產量值-漁業種類別魚類別生產量值6'!G13,'漁業生產量值-漁業種類別魚類別生產量值6'!I13,'漁業生產量值-漁業種類別魚類別生產量值6'!K13,'漁業生產量值-漁業種類別魚類別生產量值6'!M13,'漁業生產量值-漁業種類別魚類別生產量值6'!O13)&#10;  + SUM('漁業生產量值-漁業種類別魚類別生產量值9'!O13)&#10;  + SUM('漁業生產量值-漁業種類別魚類別生產量值10'!K13,'漁業生產量值-漁業種類別魚類別生產量值10'!M13,'漁業生產量值-漁業種類別魚類別生產量值10'!O13)&#10;  + SUM('漁業生產量值-漁業種類別魚類別生產量值11'!C13,'漁業生產量值-漁業種類別魚類別生產量值11'!E13,'漁業生產量值-漁業種類別魚類別生產量值11'!M13)&#10;  + SUM('漁業生產量值-漁業種類別魚類別生產量值13'!I13)&#10;  + SUM('漁業生產量值-漁業種類別魚類別生產量值14'!G13,'漁業生產量值-漁業種類別魚類別生產量值14'!I13,'漁業生產量值-漁業種類別魚類別生產量值14'!K13)&#10;  )=0,&quot;-&quot;,(SUM(G13,I13)&#10;     + SUM('漁業生產量值-漁業種類別魚類別生產量值1'!E13,'漁業生產量值-漁業種類別魚類別生產量值1'!G13,'漁業生產量值-漁業種類別魚類別生產量值1'!I13)&#10;     + SUM('漁業生產量值-漁業種類別魚類別生產量值2'!C13,'漁業生產量值-漁業種類別魚類別生產量值2'!E13,'漁業生產量值-漁業種類別魚類別生產量值2'!G13,'漁業生產量值-漁業種類別魚類別生產量值2'!I13)&#10;  + SUM('漁業生產量值-漁業種類別魚類別生產量值3'!E13,'漁業生產量值-漁業種類別魚類別生產量值3'!I13,'漁業生產量值-漁業種類別魚類別生產量值3'!K13,'漁業生產量值-漁業種類別魚類別生產量值3'!M13,'漁業生產量值-漁業種類別魚類別生產量值3'!O13)&#10;     + SUM('漁業生產量值-漁業種類別魚類別生產量值4'!C13,'漁業生產量值-漁業種類別魚類別生產量值4'!E13,'漁業生產量值-漁業種類別魚類別生產量值4'!G13,'漁業生產量值-漁業種類別魚類別生產量值4'!I13)&#10;  + SUM('漁業生產量值-漁業種類別魚類別生產量值5'!E13,'漁業生產量值-漁業種類別魚類別生產量值5'!G13,'漁業生產量值-漁業種類別魚類別生產量值5'!I13,'漁業生產量值-漁業種類別魚類別生產量值5'!K13,'漁業生產量值-漁業種類別魚類別生產量值5'!M13,'漁業生產量值-漁業種類別魚類別生產量值5'!O13)&#10;  + SUM('漁業生產量值-漁業種類別魚類別生產量值6'!C13,'漁業生產量值-漁業種類別魚類別生產量值6'!E13,'漁業生產量值-漁業種類別魚類別生產量值6'!G13,'漁業生產量值-漁業種類別魚類別生產量值6'!I13,'漁業生產量值-漁業種類別魚類別生產量值6'!K13,'漁業生產量值-漁業種類別魚類別生產量值6'!M13,'漁業生產量值-漁業種類別魚類別生產量值6'!O13)&#10;  + SUM('漁業生產量值-漁業種類別魚類別生產量值9'!O13)&#10;  + SUM('漁業生產量值-漁業種類別魚類別生產量值10'!K13,'漁業生產量值-漁業種類別魚類別生產量值10'!M13,'漁業生產量值-漁業種類別魚類別生產量值10'!O13)&#10;  + SUM('漁業生產量值-漁業種類別魚類別生產量值11'!C13,'漁業生產量值-漁業種類別魚類別生產量值11'!E13,'漁業生產量值-漁業種類別魚類別生產量值11'!M13)&#10;  + SUM('漁業生產量值-漁業種類別魚類別生產量值13'!I13)&#10;  + SUM('漁業生產量值-漁業種類別魚類別生產量值14'!G13,'漁業生產量值-漁業種類別魚類別生產量值14'!I13,'漁業生產量值-漁業種類別魚類別生產量值14'!K13)&#10;  ))" table:style-name="ce19">
            <text:p>-</text:p>
          </table:table-cell>
          <table:table-cell office:value-type="string" office:string-value="-" table:formula="msoxl:=IF( (SUM(H13,J13)&#10;     + SUM('漁業生產量值-漁業種類別魚類別生產量值1'!F13,'漁業生產量值-漁業種類別魚類別生產量值1'!H13,'漁業生產量值-漁業種類別魚類別生產量值1'!J13)&#10;     + SUM('漁業生產量值-漁業種類別魚類別生產量值2'!D13,'漁業生產量值-漁業種類別魚類別生產量值2'!F13,'漁業生產量值-漁業種類別魚類別生產量值2'!H13,'漁業生產量值-漁業種類別魚類別生產量值2'!J13)&#10;  + SUM('漁業生產量值-漁業種類別魚類別生產量值3'!F13,'漁業生產量值-漁業種類別魚類別生產量值3'!J13,'漁業生產量值-漁業種類別魚類別生產量值3'!L13,'漁業生產量值-漁業種類別魚類別生產量值3'!N13,'漁業生產量值-漁業種類別魚類別生產量值3'!P13)&#10;     + SUM('漁業生產量值-漁業種類別魚類別生產量值4'!D13,'漁業生產量值-漁業種類別魚類別生產量值4'!F13,'漁業生產量值-漁業種類別魚類別生產量值4'!H13,'漁業生產量值-漁業種類別魚類別生產量值4'!J13)&#10;  + SUM('漁業生產量值-漁業種類別魚類別生產量值5'!F13,'漁業生產量值-漁業種類別魚類別生產量值5'!H13,'漁業生產量值-漁業種類別魚類別生產量值5'!J13,'漁業生產量值-漁業種類別魚類別生產量值5'!L13,'漁業生產量值-漁業種類別魚類別生產量值5'!N13,'漁業生產量值-漁業種類別魚類別生產量值5'!P13)&#10;  + SUM('漁業生產量值-漁業種類別魚類別生產量值6'!D13,'漁業生產量值-漁業種類別魚類別生產量值6'!F13,'漁業生產量值-漁業種類別魚類別生產量值6'!H13,'漁業生產量值-漁業種類別魚類別生產量值6'!J13,'漁業生產量值-漁業種類別魚類別生產量值6'!L13,'漁業生產量值-漁業種類別魚類別生產量值6'!N13,'漁業生產量值-漁業種類別魚類別生產量值6'!P13)&#10;  + SUM('漁業生產量值-漁業種類別魚類別生產量值9'!P13)&#10;  + SUM('漁業生產量值-漁業種類別魚類別生產量值10'!L13,'漁業生產量值-漁業種類別魚類別生產量值10'!N13,'漁業生產量值-漁業種類別魚類別生產量值10'!P13)&#10;  + SUM('漁業生產量值-漁業種類別魚類別生產量值11'!D13,'漁業生產量值-漁業種類別魚類別生產量值11'!F13,'漁業生產量值-漁業種類別魚類別生產量值11'!N13)&#10;  + SUM('漁業生產量值-漁業種類別魚類別生產量值13'!J13)&#10;  + SUM('漁業生產量值-漁業種類別魚類別生產量值14'!H13,'漁業生產量值-漁業種類別魚類別生產量值14'!J13,'漁業生產量值-漁業種類別魚類別生產量值14'!L13)&#10;  )=0,&quot;-&quot;,(SUM(H13,J13)&#10;     + SUM('漁業生產量值-漁業種類別魚類別生產量值1'!F13,'漁業生產量值-漁業種類別魚類別生產量值1'!H13,'漁業生產量值-漁業種類別魚類別生產量值1'!J13)&#10;     + SUM('漁業生產量值-漁業種類別魚類別生產量值2'!D13,'漁業生產量值-漁業種類別魚類別生產量值2'!F13,'漁業生產量值-漁業種類別魚類別生產量值2'!H13,'漁業生產量值-漁業種類別魚類別生產量值2'!J13)&#10;  + SUM('漁業生產量值-漁業種類別魚類別生產量值3'!F13,'漁業生產量值-漁業種類別魚類別生產量值3'!J13,'漁業生產量值-漁業種類別魚類別生產量值3'!L13,'漁業生產量值-漁業種類別魚類別生產量值3'!N13,'漁業生產量值-漁業種類別魚類別生產量值3'!P13)&#10;     + SUM('漁業生產量值-漁業種類別魚類別生產量值4'!D13,'漁業生產量值-漁業種類別魚類別生產量值4'!F13,'漁業生產量值-漁業種類別魚類別生產量值4'!H13,'漁業生產量值-漁業種類別魚類別生產量值4'!J13)&#10;  + SUM('漁業生產量值-漁業種類別魚類別生產量值5'!F13,'漁業生產量值-漁業種類別魚類別生產量值5'!H13,'漁業生產量值-漁業種類別魚類別生產量值5'!J13,'漁業生產量值-漁業種類別魚類別生產量值5'!L13,'漁業生產量值-漁業種類別魚類別生產量值5'!N13,'漁業生產量值-漁業種類別魚類別生產量值5'!P13)&#10;  + SUM('漁業生產量值-漁業種類別魚類別生產量值6'!D13,'漁業生產量值-漁業種類別魚類別生產量值6'!F13,'漁業生產量值-漁業種類別魚類別生產量值6'!H13,'漁業生產量值-漁業種類別魚類別生產量值6'!J13,'漁業生產量值-漁業種類別魚類別生產量值6'!L13,'漁業生產量值-漁業種類別魚類別生產量值6'!N13,'漁業生產量值-漁業種類別魚類別生產量值6'!P13)&#10;  + SUM('漁業生產量值-漁業種類別魚類別生產量值9'!P13)&#10;  + SUM('漁業生產量值-漁業種類別魚類別生產量值10'!L13,'漁業生產量值-漁業種類別魚類別生產量值10'!N13,'漁業生產量值-漁業種類別魚類別生產量值10'!P13)&#10;  + SUM('漁業生產量值-漁業種類別魚類別生產量值11'!D13,'漁業生產量值-漁業種類別魚類別生產量值11'!F13,'漁業生產量值-漁業種類別魚類別生產量值11'!N13)&#10;  + SUM('漁業生產量值-漁業種類別魚類別生產量值13'!J13)&#10;  + SUM('漁業生產量值-漁業種類別魚類別生產量值14'!H13,'漁業生產量值-漁業種類別魚類別生產量值14'!J13,'漁業生產量值-漁業種類別魚類別生產量值14'!L13)&#10;  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3,M13,O13,'漁業生產量值-漁業種類別魚類別生產量值1'!C13)=0,&quot;-&quot;,SUM(K13,M13,O13,'漁業生產量值-漁業種類別魚類別生產量值1'!C13))" table:style-name="ce19">
            <text:p>-</text:p>
          </table:table-cell>
          <table:table-cell office:value-type="string" office:string-value="-" table:formula="msoxl:=IF(SUM(L13,N13,P13,'漁業生產量值-漁業種類別魚類別生產量值1'!D13)=0,&quot;-&quot;,SUM(L13,N13,P13,'漁業生產量值-漁業種類別魚類別生產量值1'!D1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03</text:p>
          </table:table-cell>
          <table:table-cell office:value-type="string" table:style-name="ce18">
            <text:p>　鰹鮪圍網　</text:p>
          </table:table-cell>
          <table:table-cell office:value-type="float" office:value="200958.26488999999" table:style-name="ce54">
            <text:p>200,958<text:s/></text:p>
          </table:table-cell>
          <table:table-cell office:value-type="float" office:value="9393294.9360000007" table:style-name="ce54">
            <text:p>9,393,295<text:s/></text:p>
          </table:table-cell>
          <table:table-cell office:value-type="float" office:value="200958.26489000002" table:formula="msoxl:=IF( (SUM(G14,I14)&#10;     + SUM('漁業生產量值-漁業種類別魚類別生產量值1'!E14,'漁業生產量值-漁業種類別魚類別生產量值1'!G14,'漁業生產量值-漁業種類別魚類別生產量值1'!I14)&#10;     + SUM('漁業生產量值-漁業種類別魚類別生產量值2'!C14,'漁業生產量值-漁業種類別魚類別生產量值2'!E14,'漁業生產量值-漁業種類別魚類別生產量值2'!G14,'漁業生產量值-漁業種類別魚類別生產量值2'!I14)&#10;  + SUM('漁業生產量值-漁業種類別魚類別生產量值3'!E14,'漁業生產量值-漁業種類別魚類別生產量值3'!I14,'漁業生產量值-漁業種類別魚類別生產量值3'!K14,'漁業生產量值-漁業種類別魚類別生產量值3'!M14,'漁業生產量值-漁業種類別魚類別生產量值3'!O14)&#10;     + SUM('漁業生產量值-漁業種類別魚類別生產量值4'!C14,'漁業生產量值-漁業種類別魚類別生產量值4'!E14,'漁業生產量值-漁業種類別魚類別生產量值4'!G14,'漁業生產量值-漁業種類別魚類別生產量值4'!I14)&#10;  + SUM('漁業生產量值-漁業種類別魚類別生產量值5'!E14,'漁業生產量值-漁業種類別魚類別生產量值5'!G14,'漁業生產量值-漁業種類別魚類別生產量值5'!I14,'漁業生產量值-漁業種類別魚類別生產量值5'!K14,'漁業生產量值-漁業種類別魚類別生產量值5'!M14,'漁業生產量值-漁業種類別魚類別生產量值5'!O14)&#10;  + SUM('漁業生產量值-漁業種類別魚類別生產量值6'!C14,'漁業生產量值-漁業種類別魚類別生產量值6'!E14,'漁業生產量值-漁業種類別魚類別生產量值6'!G14,'漁業生產量值-漁業種類別魚類別生產量值6'!I14,'漁業生產量值-漁業種類別魚類別生產量值6'!K14,'漁業生產量值-漁業種類別魚類別生產量值6'!M14,'漁業生產量值-漁業種類別魚類別生產量值6'!O14)&#10;  + SUM('漁業生產量值-漁業種類別魚類別生產量值9'!O14)&#10;  + SUM('漁業生產量值-漁業種類別魚類別生產量值10'!K14,'漁業生產量值-漁業種類別魚類別生產量值10'!M14,'漁業生產量值-漁業種類別魚類別生產量值10'!O14)&#10;  + SUM('漁業生產量值-漁業種類別魚類別生產量值11'!C14,'漁業生產量值-漁業種類別魚類別生產量值11'!E14,'漁業生產量值-漁業種類別魚類別生產量值11'!M14)&#10;  + SUM('漁業生產量值-漁業種類別魚類別生產量值13'!I14)&#10;  + SUM('漁業生產量值-漁業種類別魚類別生產量值14'!G14,'漁業生產量值-漁業種類別魚類別生產量值14'!I14,'漁業生產量值-漁業種類別魚類別生產量值14'!K14)&#10;  )=0,&quot;-&quot;,(SUM(G14,I14)&#10;     + SUM('漁業生產量值-漁業種類別魚類別生產量值1'!E14,'漁業生產量值-漁業種類別魚類別生產量值1'!G14,'漁業生產量值-漁業種類別魚類別生產量值1'!I14)&#10;     + SUM('漁業生產量值-漁業種類別魚類別生產量值2'!C14,'漁業生產量值-漁業種類別魚類別生產量值2'!E14,'漁業生產量值-漁業種類別魚類別生產量值2'!G14,'漁業生產量值-漁業種類別魚類別生產量值2'!I14)&#10;  + SUM('漁業生產量值-漁業種類別魚類別生產量值3'!E14,'漁業生產量值-漁業種類別魚類別生產量值3'!I14,'漁業生產量值-漁業種類別魚類別生產量值3'!K14,'漁業生產量值-漁業種類別魚類別生產量值3'!M14,'漁業生產量值-漁業種類別魚類別生產量值3'!O14)&#10;     + SUM('漁業生產量值-漁業種類別魚類別生產量值4'!C14,'漁業生產量值-漁業種類別魚類別生產量值4'!E14,'漁業生產量值-漁業種類別魚類別生產量值4'!G14,'漁業生產量值-漁業種類別魚類別生產量值4'!I14)&#10;  + SUM('漁業生產量值-漁業種類別魚類別生產量值5'!E14,'漁業生產量值-漁業種類別魚類別生產量值5'!G14,'漁業生產量值-漁業種類別魚類別生產量值5'!I14,'漁業生產量值-漁業種類別魚類別生產量值5'!K14,'漁業生產量值-漁業種類別魚類別生產量值5'!M14,'漁業生產量值-漁業種類別魚類別生產量值5'!O14)&#10;  + SUM('漁業生產量值-漁業種類別魚類別生產量值6'!C14,'漁業生產量值-漁業種類別魚類別生產量值6'!E14,'漁業生產量值-漁業種類別魚類別生產量值6'!G14,'漁業生產量值-漁業種類別魚類別生產量值6'!I14,'漁業生產量值-漁業種類別魚類別生產量值6'!K14,'漁業生產量值-漁業種類別魚類別生產量值6'!M14,'漁業生產量值-漁業種類別魚類別生產量值6'!O14)&#10;  + SUM('漁業生產量值-漁業種類別魚類別生產量值9'!O14)&#10;  + SUM('漁業生產量值-漁業種類別魚類別生產量值10'!K14,'漁業生產量值-漁業種類別魚類別生產量值10'!M14,'漁業生產量值-漁業種類別魚類別生產量值10'!O14)&#10;  + SUM('漁業生產量值-漁業種類別魚類別生產量值11'!C14,'漁業生產量值-漁業種類別魚類別生產量值11'!E14,'漁業生產量值-漁業種類別魚類別生產量值11'!M14)&#10;  + SUM('漁業生產量值-漁業種類別魚類別生產量值13'!I14)&#10;  + SUM('漁業生產量值-漁業種類別魚類別生產量值14'!G14,'漁業生產量值-漁業種類別魚類別生產量值14'!I14,'漁業生產量值-漁業種類別魚類別生產量值14'!K14)&#10;  ))" table:style-name="ce19">
            <text:p>200,958<text:s/></text:p>
          </table:table-cell>
          <table:table-cell office:value-type="float" office:value="9393294.9360000007" table:formula="msoxl:=IF( (SUM(H14,J14)&#10;     + SUM('漁業生產量值-漁業種類別魚類別生產量值1'!F14,'漁業生產量值-漁業種類別魚類別生產量值1'!H14,'漁業生產量值-漁業種類別魚類別生產量值1'!J14)&#10;     + SUM('漁業生產量值-漁業種類別魚類別生產量值2'!D14,'漁業生產量值-漁業種類別魚類別生產量值2'!F14,'漁業生產量值-漁業種類別魚類別生產量值2'!H14,'漁業生產量值-漁業種類別魚類別生產量值2'!J14)&#10;  + SUM('漁業生產量值-漁業種類別魚類別生產量值3'!F14,'漁業生產量值-漁業種類別魚類別生產量值3'!J14,'漁業生產量值-漁業種類別魚類別生產量值3'!L14,'漁業生產量值-漁業種類別魚類別生產量值3'!N14,'漁業生產量值-漁業種類別魚類別生產量值3'!P14)&#10;     + SUM('漁業生產量值-漁業種類別魚類別生產量值4'!D14,'漁業生產量值-漁業種類別魚類別生產量值4'!F14,'漁業生產量值-漁業種類別魚類別生產量值4'!H14,'漁業生產量值-漁業種類別魚類別生產量值4'!J14)&#10;  + SUM('漁業生產量值-漁業種類別魚類別生產量值5'!F14,'漁業生產量值-漁業種類別魚類別生產量值5'!H14,'漁業生產量值-漁業種類別魚類別生產量值5'!J14,'漁業生產量值-漁業種類別魚類別生產量值5'!L14,'漁業生產量值-漁業種類別魚類別生產量值5'!N14,'漁業生產量值-漁業種類別魚類別生產量值5'!P14)&#10;  + SUM('漁業生產量值-漁業種類別魚類別生產量值6'!D14,'漁業生產量值-漁業種類別魚類別生產量值6'!F14,'漁業生產量值-漁業種類別魚類別生產量值6'!H14,'漁業生產量值-漁業種類別魚類別生產量值6'!J14,'漁業生產量值-漁業種類別魚類別生產量值6'!L14,'漁業生產量值-漁業種類別魚類別生產量值6'!N14,'漁業生產量值-漁業種類別魚類別生產量值6'!P14)&#10;  + SUM('漁業生產量值-漁業種類別魚類別生產量值9'!P14)&#10;  + SUM('漁業生產量值-漁業種類別魚類別生產量值10'!L14,'漁業生產量值-漁業種類別魚類別生產量值10'!N14,'漁業生產量值-漁業種類別魚類別生產量值10'!P14)&#10;  + SUM('漁業生產量值-漁業種類別魚類別生產量值11'!D14,'漁業生產量值-漁業種類別魚類別生產量值11'!F14,'漁業生產量值-漁業種類別魚類別生產量值11'!N14)&#10;  + SUM('漁業生產量值-漁業種類別魚類別生產量值13'!J14)&#10;  + SUM('漁業生產量值-漁業種類別魚類別生產量值14'!H14,'漁業生產量值-漁業種類別魚類別生產量值14'!J14,'漁業生產量值-漁業種類別魚類別生產量值14'!L14)&#10;  )=0,&quot;-&quot;,(SUM(H14,J14)&#10;     + SUM('漁業生產量值-漁業種類別魚類別生產量值1'!F14,'漁業生產量值-漁業種類別魚類別生產量值1'!H14,'漁業生產量值-漁業種類別魚類別生產量值1'!J14)&#10;     + SUM('漁業生產量值-漁業種類別魚類別生產量值2'!D14,'漁業生產量值-漁業種類別魚類別生產量值2'!F14,'漁業生產量值-漁業種類別魚類別生產量值2'!H14,'漁業生產量值-漁業種類別魚類別生產量值2'!J14)&#10;  + SUM('漁業生產量值-漁業種類別魚類別生產量值3'!F14,'漁業生產量值-漁業種類別魚類別生產量值3'!J14,'漁業生產量值-漁業種類別魚類別生產量值3'!L14,'漁業生產量值-漁業種類別魚類別生產量值3'!N14,'漁業生產量值-漁業種類別魚類別生產量值3'!P14)&#10;     + SUM('漁業生產量值-漁業種類別魚類別生產量值4'!D14,'漁業生產量值-漁業種類別魚類別生產量值4'!F14,'漁業生產量值-漁業種類別魚類別生產量值4'!H14,'漁業生產量值-漁業種類別魚類別生產量值4'!J14)&#10;  + SUM('漁業生產量值-漁業種類別魚類別生產量值5'!F14,'漁業生產量值-漁業種類別魚類別生產量值5'!H14,'漁業生產量值-漁業種類別魚類別生產量值5'!J14,'漁業生產量值-漁業種類別魚類別生產量值5'!L14,'漁業生產量值-漁業種類別魚類別生產量值5'!N14,'漁業生產量值-漁業種類別魚類別生產量值5'!P14)&#10;  + SUM('漁業生產量值-漁業種類別魚類別生產量值6'!D14,'漁業生產量值-漁業種類別魚類別生產量值6'!F14,'漁業生產量值-漁業種類別魚類別生產量值6'!H14,'漁業生產量值-漁業種類別魚類別生產量值6'!J14,'漁業生產量值-漁業種類別魚類別生產量值6'!L14,'漁業生產量值-漁業種類別魚類別生產量值6'!N14,'漁業生產量值-漁業種類別魚類別生產量值6'!P14)&#10;  + SUM('漁業生產量值-漁業種類別魚類別生產量值9'!P14)&#10;  + SUM('漁業生產量值-漁業種類別魚類別生產量值10'!L14,'漁業生產量值-漁業種類別魚類別生產量值10'!N14,'漁業生產量值-漁業種類別魚類別生產量值10'!P14)&#10;  + SUM('漁業生產量值-漁業種類別魚類別生產量值11'!D14,'漁業生產量值-漁業種類別魚類別生產量值11'!F14,'漁業生產量值-漁業種類別魚類別生產量值11'!N14)&#10;  + SUM('漁業生產量值-漁業種類別魚類別生產量值13'!J14)&#10;  + SUM('漁業生產量值-漁業種類別魚類別生產量值14'!H14,'漁業生產量值-漁業種類別魚類別生產量值14'!J14,'漁業生產量值-漁業種類別魚類別生產量值14'!L14)&#10;  ))" table:style-name="ce19">
            <text:p>9,393,29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4,M14,O14,'漁業生產量值-漁業種類別魚類別生產量值1'!C14)=0,&quot;-&quot;,SUM(K14,M14,O14,'漁業生產量值-漁業種類別魚類別生產量值1'!C14))" table:style-name="ce19">
            <text:p>-</text:p>
          </table:table-cell>
          <table:table-cell office:value-type="string" office:string-value="-" table:formula="msoxl:=IF(SUM(L14,N14,P14,'漁業生產量值-漁業種類別魚類別生產量值1'!D14)=0,&quot;-&quot;,SUM(L14,N14,P14,'漁業生產量值-漁業種類別魚類別生產量值1'!D1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04</text:p>
          </table:table-cell>
          <table:table-cell office:value-type="string" table:style-name="ce18">
            <text:p>　鮪延繩釣　</text:p>
          </table:table-cell>
          <table:table-cell office:value-type="float" office:value="223422.22704999999" table:style-name="ce54">
            <text:p>223,422<text:s/></text:p>
          </table:table-cell>
          <table:table-cell office:value-type="float" office:value="30544515.094950002" table:style-name="ce54">
            <text:p>30,544,515<text:s/></text:p>
          </table:table-cell>
          <table:table-cell office:value-type="float" office:value="189258.41304999997" table:formula="msoxl:=IF( (SUM(G15,I15)&#10;     + SUM('漁業生產量值-漁業種類別魚類別生產量值1'!E15,'漁業生產量值-漁業種類別魚類別生產量值1'!G15,'漁業生產量值-漁業種類別魚類別生產量值1'!I15)&#10;     + SUM('漁業生產量值-漁業種類別魚類別生產量值2'!C15,'漁業生產量值-漁業種類別魚類別生產量值2'!E15,'漁業生產量值-漁業種類別魚類別生產量值2'!G15,'漁業生產量值-漁業種類別魚類別生產量值2'!I15)&#10;  + SUM('漁業生產量值-漁業種類別魚類別生產量值3'!E15,'漁業生產量值-漁業種類別魚類別生產量值3'!I15,'漁業生產量值-漁業種類別魚類別生產量值3'!K15,'漁業生產量值-漁業種類別魚類別生產量值3'!M15,'漁業生產量值-漁業種類別魚類別生產量值3'!O15)&#10;     + SUM('漁業生產量值-漁業種類別魚類別生產量值4'!C15,'漁業生產量值-漁業種類別魚類別生產量值4'!E15,'漁業生產量值-漁業種類別魚類別生產量值4'!G15,'漁業生產量值-漁業種類別魚類別生產量值4'!I15)&#10;  + SUM('漁業生產量值-漁業種類別魚類別生產量值5'!E15,'漁業生產量值-漁業種類別魚類別生產量值5'!G15,'漁業生產量值-漁業種類別魚類別生產量值5'!I15,'漁業生產量值-漁業種類別魚類別生產量值5'!K15,'漁業生產量值-漁業種類別魚類別生產量值5'!M15,'漁業生產量值-漁業種類別魚類別生產量值5'!O15)&#10;  + SUM('漁業生產量值-漁業種類別魚類別生產量值6'!C15,'漁業生產量值-漁業種類別魚類別生產量值6'!E15,'漁業生產量值-漁業種類別魚類別生產量值6'!G15,'漁業生產量值-漁業種類別魚類別生產量值6'!I15,'漁業生產量值-漁業種類別魚類別生產量值6'!K15,'漁業生產量值-漁業種類別魚類別生產量值6'!M15,'漁業生產量值-漁業種類別魚類別生產量值6'!O15)&#10;  + SUM('漁業生產量值-漁業種類別魚類別生產量值9'!O15)&#10;  + SUM('漁業生產量值-漁業種類別魚類別生產量值10'!K15,'漁業生產量值-漁業種類別魚類別生產量值10'!M15,'漁業生產量值-漁業種類別魚類別生產量值10'!O15)&#10;  + SUM('漁業生產量值-漁業種類別魚類別生產量值11'!C15,'漁業生產量值-漁業種類別魚類別生產量值11'!E15,'漁業生產量值-漁業種類別魚類別生產量值11'!M15)&#10;  + SUM('漁業生產量值-漁業種類別魚類別生產量值13'!I15)&#10;  + SUM('漁業生產量值-漁業種類別魚類別生產量值14'!G15,'漁業生產量值-漁業種類別魚類別生產量值14'!I15,'漁業生產量值-漁業種類別魚類別生產量值14'!K15)&#10;  )=0,&quot;-&quot;,(SUM(G15,I15)&#10;     + SUM('漁業生產量值-漁業種類別魚類別生產量值1'!E15,'漁業生產量值-漁業種類別魚類別生產量值1'!G15,'漁業生產量值-漁業種類別魚類別生產量值1'!I15)&#10;     + SUM('漁業生產量值-漁業種類別魚類別生產量值2'!C15,'漁業生產量值-漁業種類別魚類別生產量值2'!E15,'漁業生產量值-漁業種類別魚類別生產量值2'!G15,'漁業生產量值-漁業種類別魚類別生產量值2'!I15)&#10;  + SUM('漁業生產量值-漁業種類別魚類別生產量值3'!E15,'漁業生產量值-漁業種類別魚類別生產量值3'!I15,'漁業生產量值-漁業種類別魚類別生產量值3'!K15,'漁業生產量值-漁業種類別魚類別生產量值3'!M15,'漁業生產量值-漁業種類別魚類別生產量值3'!O15)&#10;     + SUM('漁業生產量值-漁業種類別魚類別生產量值4'!C15,'漁業生產量值-漁業種類別魚類別生產量值4'!E15,'漁業生產量值-漁業種類別魚類別生產量值4'!G15,'漁業生產量值-漁業種類別魚類別生產量值4'!I15)&#10;  + SUM('漁業生產量值-漁業種類別魚類別生產量值5'!E15,'漁業生產量值-漁業種類別魚類別生產量值5'!G15,'漁業生產量值-漁業種類別魚類別生產量值5'!I15,'漁業生產量值-漁業種類別魚類別生產量值5'!K15,'漁業生產量值-漁業種類別魚類別生產量值5'!M15,'漁業生產量值-漁業種類別魚類別生產量值5'!O15)&#10;  + SUM('漁業生產量值-漁業種類別魚類別生產量值6'!C15,'漁業生產量值-漁業種類別魚類別生產量值6'!E15,'漁業生產量值-漁業種類別魚類別生產量值6'!G15,'漁業生產量值-漁業種類別魚類別生產量值6'!I15,'漁業生產量值-漁業種類別魚類別生產量值6'!K15,'漁業生產量值-漁業種類別魚類別生產量值6'!M15,'漁業生產量值-漁業種類別魚類別生產量值6'!O15)&#10;  + SUM('漁業生產量值-漁業種類別魚類別生產量值9'!O15)&#10;  + SUM('漁業生產量值-漁業種類別魚類別生產量值10'!K15,'漁業生產量值-漁業種類別魚類別生產量值10'!M15,'漁業生產量值-漁業種類別魚類別生產量值10'!O15)&#10;  + SUM('漁業生產量值-漁業種類別魚類別生產量值11'!C15,'漁業生產量值-漁業種類別魚類別生產量值11'!E15,'漁業生產量值-漁業種類別魚類別生產量值11'!M15)&#10;  + SUM('漁業生產量值-漁業種類別魚類別生產量值13'!I15)&#10;  + SUM('漁業生產量值-漁業種類別魚類別生產量值14'!G15,'漁業生產量值-漁業種類別魚類別生產量值14'!I15,'漁業生產量值-漁業種類別魚類別生產量值14'!K15)&#10;  ))" table:style-name="ce19">
            <text:p>189,258<text:s/></text:p>
          </table:table-cell>
          <table:table-cell office:value-type="float" office:value="27028214.39201" table:formula="msoxl:=IF( (SUM(H15,J15)&#10;     + SUM('漁業生產量值-漁業種類別魚類別生產量值1'!F15,'漁業生產量值-漁業種類別魚類別生產量值1'!H15,'漁業生產量值-漁業種類別魚類別生產量值1'!J15)&#10;     + SUM('漁業生產量值-漁業種類別魚類別生產量值2'!D15,'漁業生產量值-漁業種類別魚類別生產量值2'!F15,'漁業生產量值-漁業種類別魚類別生產量值2'!H15,'漁業生產量值-漁業種類別魚類別生產量值2'!J15)&#10;  + SUM('漁業生產量值-漁業種類別魚類別生產量值3'!F15,'漁業生產量值-漁業種類別魚類別生產量值3'!J15,'漁業生產量值-漁業種類別魚類別生產量值3'!L15,'漁業生產量值-漁業種類別魚類別生產量值3'!N15,'漁業生產量值-漁業種類別魚類別生產量值3'!P15)&#10;     + SUM('漁業生產量值-漁業種類別魚類別生產量值4'!D15,'漁業生產量值-漁業種類別魚類別生產量值4'!F15,'漁業生產量值-漁業種類別魚類別生產量值4'!H15,'漁業生產量值-漁業種類別魚類別生產量值4'!J15)&#10;  + SUM('漁業生產量值-漁業種類別魚類別生產量值5'!F15,'漁業生產量值-漁業種類別魚類別生產量值5'!H15,'漁業生產量值-漁業種類別魚類別生產量值5'!J15,'漁業生產量值-漁業種類別魚類別生產量值5'!L15,'漁業生產量值-漁業種類別魚類別生產量值5'!N15,'漁業生產量值-漁業種類別魚類別生產量值5'!P15)&#10;  + SUM('漁業生產量值-漁業種類別魚類別生產量值6'!D15,'漁業生產量值-漁業種類別魚類別生產量值6'!F15,'漁業生產量值-漁業種類別魚類別生產量值6'!H15,'漁業生產量值-漁業種類別魚類別生產量值6'!J15,'漁業生產量值-漁業種類別魚類別生產量值6'!L15,'漁業生產量值-漁業種類別魚類別生產量值6'!N15,'漁業生產量值-漁業種類別魚類別生產量值6'!P15)&#10;  + SUM('漁業生產量值-漁業種類別魚類別生產量值9'!P15)&#10;  + SUM('漁業生產量值-漁業種類別魚類別生產量值10'!L15,'漁業生產量值-漁業種類別魚類別生產量值10'!N15,'漁業生產量值-漁業種類別魚類別生產量值10'!P15)&#10;  + SUM('漁業生產量值-漁業種類別魚類別生產量值11'!D15,'漁業生產量值-漁業種類別魚類別生產量值11'!F15,'漁業生產量值-漁業種類別魚類別生產量值11'!N15)&#10;  + SUM('漁業生產量值-漁業種類別魚類別生產量值13'!J15)&#10;  + SUM('漁業生產量值-漁業種類別魚類別生產量值14'!H15,'漁業生產量值-漁業種類別魚類別生產量值14'!J15,'漁業生產量值-漁業種類別魚類別生產量值14'!L15)&#10;  )=0,&quot;-&quot;,(SUM(H15,J15)&#10;     + SUM('漁業生產量值-漁業種類別魚類別生產量值1'!F15,'漁業生產量值-漁業種類別魚類別生產量值1'!H15,'漁業生產量值-漁業種類別魚類別生產量值1'!J15)&#10;     + SUM('漁業生產量值-漁業種類別魚類別生產量值2'!D15,'漁業生產量值-漁業種類別魚類別生產量值2'!F15,'漁業生產量值-漁業種類別魚類別生產量值2'!H15,'漁業生產量值-漁業種類別魚類別生產量值2'!J15)&#10;  + SUM('漁業生產量值-漁業種類別魚類別生產量值3'!F15,'漁業生產量值-漁業種類別魚類別生產量值3'!J15,'漁業生產量值-漁業種類別魚類別生產量值3'!L15,'漁業生產量值-漁業種類別魚類別生產量值3'!N15,'漁業生產量值-漁業種類別魚類別生產量值3'!P15)&#10;     + SUM('漁業生產量值-漁業種類別魚類別生產量值4'!D15,'漁業生產量值-漁業種類別魚類別生產量值4'!F15,'漁業生產量值-漁業種類別魚類別生產量值4'!H15,'漁業生產量值-漁業種類別魚類別生產量值4'!J15)&#10;  + SUM('漁業生產量值-漁業種類別魚類別生產量值5'!F15,'漁業生產量值-漁業種類別魚類別生產量值5'!H15,'漁業生產量值-漁業種類別魚類別生產量值5'!J15,'漁業生產量值-漁業種類別魚類別生產量值5'!L15,'漁業生產量值-漁業種類別魚類別生產量值5'!N15,'漁業生產量值-漁業種類別魚類別生產量值5'!P15)&#10;  + SUM('漁業生產量值-漁業種類別魚類別生產量值6'!D15,'漁業生產量值-漁業種類別魚類別生產量值6'!F15,'漁業生產量值-漁業種類別魚類別生產量值6'!H15,'漁業生產量值-漁業種類別魚類別生產量值6'!J15,'漁業生產量值-漁業種類別魚類別生產量值6'!L15,'漁業生產量值-漁業種類別魚類別生產量值6'!N15,'漁業生產量值-漁業種類別魚類別生產量值6'!P15)&#10;  + SUM('漁業生產量值-漁業種類別魚類別生產量值9'!P15)&#10;  + SUM('漁業生產量值-漁業種類別魚類別生產量值10'!L15,'漁業生產量值-漁業種類別魚類別生產量值10'!N15,'漁業生產量值-漁業種類別魚類別生產量值10'!P15)&#10;  + SUM('漁業生產量值-漁業種類別魚類別生產量值11'!D15,'漁業生產量值-漁業種類別魚類別生產量值11'!F15,'漁業生產量值-漁業種類別魚類別生產量值11'!N15)&#10;  + SUM('漁業生產量值-漁業種類別魚類別生產量值13'!J15)&#10;  + SUM('漁業生產量值-漁業種類別魚類別生產量值14'!H15,'漁業生產量值-漁業種類別魚類別生產量值14'!J15,'漁業生產量值-漁業種類別魚類別生產量值14'!L15)&#10;  ))" table:style-name="ce19">
            <text:p>27,028,21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5,M15,O15,'漁業生產量值-漁業種類別魚類別生產量值1'!C15)=0,&quot;-&quot;,SUM(K15,M15,O15,'漁業生產量值-漁業種類別魚類別生產量值1'!C15))" table:style-name="ce19">
            <text:p>-</text:p>
          </table:table-cell>
          <table:table-cell office:value-type="string" office:string-value="-" table:formula="msoxl:=IF(SUM(L15,N15,P15,'漁業生產量值-漁業種類別魚類別生產量值1'!D15)=0,&quot;-&quot;,SUM(L15,N15,P15,'漁業生產量值-漁業種類別魚類別生產量值1'!D1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06</text:p>
          </table:table-cell>
          <table:table-cell office:value-type="string" table:style-name="ce18">
            <text:p>　魷釣　</text:p>
          </table:table-cell>
          <table:table-cell office:value-type="float" office:value="98125.975999999995" table:style-name="ce54">
            <text:p>98,126<text:s/></text:p>
          </table:table-cell>
          <table:table-cell office:value-type="float" office:value="2677692.16316" table:style-name="ce54">
            <text:p>2,677,692<text:s/></text:p>
          </table:table-cell>
          <table:table-cell office:value-type="float" office:value="98125.975999999995" table:formula="msoxl:=IF( (SUM(G16,I16)&#10;     + SUM('漁業生產量值-漁業種類別魚類別生產量值1'!E16,'漁業生產量值-漁業種類別魚類別生產量值1'!G16,'漁業生產量值-漁業種類別魚類別生產量值1'!I16)&#10;     + SUM('漁業生產量值-漁業種類別魚類別生產量值2'!C16,'漁業生產量值-漁業種類別魚類別生產量值2'!E16,'漁業生產量值-漁業種類別魚類別生產量值2'!G16,'漁業生產量值-漁業種類別魚類別生產量值2'!I16)&#10;  + SUM('漁業生產量值-漁業種類別魚類別生產量值3'!E16,'漁業生產量值-漁業種類別魚類別生產量值3'!I16,'漁業生產量值-漁業種類別魚類別生產量值3'!K16,'漁業生產量值-漁業種類別魚類別生產量值3'!M16,'漁業生產量值-漁業種類別魚類別生產量值3'!O16)&#10;     + SUM('漁業生產量值-漁業種類別魚類別生產量值4'!C16,'漁業生產量值-漁業種類別魚類別生產量值4'!E16,'漁業生產量值-漁業種類別魚類別生產量值4'!G16,'漁業生產量值-漁業種類別魚類別生產量值4'!I16)&#10;  + SUM('漁業生產量值-漁業種類別魚類別生產量值5'!E16,'漁業生產量值-漁業種類別魚類別生產量值5'!G16,'漁業生產量值-漁業種類別魚類別生產量值5'!I16,'漁業生產量值-漁業種類別魚類別生產量值5'!K16,'漁業生產量值-漁業種類別魚類別生產量值5'!M16,'漁業生產量值-漁業種類別魚類別生產量值5'!O16)&#10;  + SUM('漁業生產量值-漁業種類別魚類別生產量值6'!C16,'漁業生產量值-漁業種類別魚類別生產量值6'!E16,'漁業生產量值-漁業種類別魚類別生產量值6'!G16,'漁業生產量值-漁業種類別魚類別生產量值6'!I16,'漁業生產量值-漁業種類別魚類別生產量值6'!K16,'漁業生產量值-漁業種類別魚類別生產量值6'!M16,'漁業生產量值-漁業種類別魚類別生產量值6'!O16)&#10;  + SUM('漁業生產量值-漁業種類別魚類別生產量值9'!O16)&#10;  + SUM('漁業生產量值-漁業種類別魚類別生產量值10'!K16,'漁業生產量值-漁業種類別魚類別生產量值10'!M16,'漁業生產量值-漁業種類別魚類別生產量值10'!O16)&#10;  + SUM('漁業生產量值-漁業種類別魚類別生產量值11'!C16,'漁業生產量值-漁業種類別魚類別生產量值11'!E16,'漁業生產量值-漁業種類別魚類別生產量值11'!M16)&#10;  + SUM('漁業生產量值-漁業種類別魚類別生產量值13'!I16)&#10;  + SUM('漁業生產量值-漁業種類別魚類別生產量值14'!G16,'漁業生產量值-漁業種類別魚類別生產量值14'!I16,'漁業生產量值-漁業種類別魚類別生產量值14'!K16)&#10;  )=0,&quot;-&quot;,(SUM(G16,I16)&#10;     + SUM('漁業生產量值-漁業種類別魚類別生產量值1'!E16,'漁業生產量值-漁業種類別魚類別生產量值1'!G16,'漁業生產量值-漁業種類別魚類別生產量值1'!I16)&#10;     + SUM('漁業生產量值-漁業種類別魚類別生產量值2'!C16,'漁業生產量值-漁業種類別魚類別生產量值2'!E16,'漁業生產量值-漁業種類別魚類別生產量值2'!G16,'漁業生產量值-漁業種類別魚類別生產量值2'!I16)&#10;  + SUM('漁業生產量值-漁業種類別魚類別生產量值3'!E16,'漁業生產量值-漁業種類別魚類別生產量值3'!I16,'漁業生產量值-漁業種類別魚類別生產量值3'!K16,'漁業生產量值-漁業種類別魚類別生產量值3'!M16,'漁業生產量值-漁業種類別魚類別生產量值3'!O16)&#10;     + SUM('漁業生產量值-漁業種類別魚類別生產量值4'!C16,'漁業生產量值-漁業種類別魚類別生產量值4'!E16,'漁業生產量值-漁業種類別魚類別生產量值4'!G16,'漁業生產量值-漁業種類別魚類別生產量值4'!I16)&#10;  + SUM('漁業生產量值-漁業種類別魚類別生產量值5'!E16,'漁業生產量值-漁業種類別魚類別生產量值5'!G16,'漁業生產量值-漁業種類別魚類別生產量值5'!I16,'漁業生產量值-漁業種類別魚類別生產量值5'!K16,'漁業生產量值-漁業種類別魚類別生產量值5'!M16,'漁業生產量值-漁業種類別魚類別生產量值5'!O16)&#10;  + SUM('漁業生產量值-漁業種類別魚類別生產量值6'!C16,'漁業生產量值-漁業種類別魚類別生產量值6'!E16,'漁業生產量值-漁業種類別魚類別生產量值6'!G16,'漁業生產量值-漁業種類別魚類別生產量值6'!I16,'漁業生產量值-漁業種類別魚類別生產量值6'!K16,'漁業生產量值-漁業種類別魚類別生產量值6'!M16,'漁業生產量值-漁業種類別魚類別生產量值6'!O16)&#10;  + SUM('漁業生產量值-漁業種類別魚類別生產量值9'!O16)&#10;  + SUM('漁業生產量值-漁業種類別魚類別生產量值10'!K16,'漁業生產量值-漁業種類別魚類別生產量值10'!M16,'漁業生產量值-漁業種類別魚類別生產量值10'!O16)&#10;  + SUM('漁業生產量值-漁業種類別魚類別生產量值11'!C16,'漁業生產量值-漁業種類別魚類別生產量值11'!E16,'漁業生產量值-漁業種類別魚類別生產量值11'!M16)&#10;  + SUM('漁業生產量值-漁業種類別魚類別生產量值13'!I16)&#10;  + SUM('漁業生產量值-漁業種類別魚類別生產量值14'!G16,'漁業生產量值-漁業種類別魚類別生產量值14'!I16,'漁業生產量值-漁業種類別魚類別生產量值14'!K16)&#10;  ))" table:style-name="ce19">
            <text:p>98,126<text:s/></text:p>
          </table:table-cell>
          <table:table-cell office:value-type="float" office:value="2677692.16316" table:formula="msoxl:=IF( (SUM(H16,J16)&#10;     + SUM('漁業生產量值-漁業種類別魚類別生產量值1'!F16,'漁業生產量值-漁業種類別魚類別生產量值1'!H16,'漁業生產量值-漁業種類別魚類別生產量值1'!J16)&#10;     + SUM('漁業生產量值-漁業種類別魚類別生產量值2'!D16,'漁業生產量值-漁業種類別魚類別生產量值2'!F16,'漁業生產量值-漁業種類別魚類別生產量值2'!H16,'漁業生產量值-漁業種類別魚類別生產量值2'!J16)&#10;  + SUM('漁業生產量值-漁業種類別魚類別生產量值3'!F16,'漁業生產量值-漁業種類別魚類別生產量值3'!J16,'漁業生產量值-漁業種類別魚類別生產量值3'!L16,'漁業生產量值-漁業種類別魚類別生產量值3'!N16,'漁業生產量值-漁業種類別魚類別生產量值3'!P16)&#10;     + SUM('漁業生產量值-漁業種類別魚類別生產量值4'!D16,'漁業生產量值-漁業種類別魚類別生產量值4'!F16,'漁業生產量值-漁業種類別魚類別生產量值4'!H16,'漁業生產量值-漁業種類別魚類別生產量值4'!J16)&#10;  + SUM('漁業生產量值-漁業種類別魚類別生產量值5'!F16,'漁業生產量值-漁業種類別魚類別生產量值5'!H16,'漁業生產量值-漁業種類別魚類別生產量值5'!J16,'漁業生產量值-漁業種類別魚類別生產量值5'!L16,'漁業生產量值-漁業種類別魚類別生產量值5'!N16,'漁業生產量值-漁業種類別魚類別生產量值5'!P16)&#10;  + SUM('漁業生產量值-漁業種類別魚類別生產量值6'!D16,'漁業生產量值-漁業種類別魚類別生產量值6'!F16,'漁業生產量值-漁業種類別魚類別生產量值6'!H16,'漁業生產量值-漁業種類別魚類別生產量值6'!J16,'漁業生產量值-漁業種類別魚類別生產量值6'!L16,'漁業生產量值-漁業種類別魚類別生產量值6'!N16,'漁業生產量值-漁業種類別魚類別生產量值6'!P16)&#10;  + SUM('漁業生產量值-漁業種類別魚類別生產量值9'!P16)&#10;  + SUM('漁業生產量值-漁業種類別魚類別生產量值10'!L16,'漁業生產量值-漁業種類別魚類別生產量值10'!N16,'漁業生產量值-漁業種類別魚類別生產量值10'!P16)&#10;  + SUM('漁業生產量值-漁業種類別魚類別生產量值11'!D16,'漁業生產量值-漁業種類別魚類別生產量值11'!F16,'漁業生產量值-漁業種類別魚類別生產量值11'!N16)&#10;  + SUM('漁業生產量值-漁業種類別魚類別生產量值13'!J16)&#10;  + SUM('漁業生產量值-漁業種類別魚類別生產量值14'!H16,'漁業生產量值-漁業種類別魚類別生產量值14'!J16,'漁業生產量值-漁業種類別魚類別生產量值14'!L16)&#10;  )=0,&quot;-&quot;,(SUM(H16,J16)&#10;     + SUM('漁業生產量值-漁業種類別魚類別生產量值1'!F16,'漁業生產量值-漁業種類別魚類別生產量值1'!H16,'漁業生產量值-漁業種類別魚類別生產量值1'!J16)&#10;     + SUM('漁業生產量值-漁業種類別魚類別生產量值2'!D16,'漁業生產量值-漁業種類別魚類別生產量值2'!F16,'漁業生產量值-漁業種類別魚類別生產量值2'!H16,'漁業生產量值-漁業種類別魚類別生產量值2'!J16)&#10;  + SUM('漁業生產量值-漁業種類別魚類別生產量值3'!F16,'漁業生產量值-漁業種類別魚類別生產量值3'!J16,'漁業生產量值-漁業種類別魚類別生產量值3'!L16,'漁業生產量值-漁業種類別魚類別生產量值3'!N16,'漁業生產量值-漁業種類別魚類別生產量值3'!P16)&#10;     + SUM('漁業生產量值-漁業種類別魚類別生產量值4'!D16,'漁業生產量值-漁業種類別魚類別生產量值4'!F16,'漁業生產量值-漁業種類別魚類別生產量值4'!H16,'漁業生產量值-漁業種類別魚類別生產量值4'!J16)&#10;  + SUM('漁業生產量值-漁業種類別魚類別生產量值5'!F16,'漁業生產量值-漁業種類別魚類別生產量值5'!H16,'漁業生產量值-漁業種類別魚類別生產量值5'!J16,'漁業生產量值-漁業種類別魚類別生產量值5'!L16,'漁業生產量值-漁業種類別魚類別生產量值5'!N16,'漁業生產量值-漁業種類別魚類別生產量值5'!P16)&#10;  + SUM('漁業生產量值-漁業種類別魚類別生產量值6'!D16,'漁業生產量值-漁業種類別魚類別生產量值6'!F16,'漁業生產量值-漁業種類別魚類別生產量值6'!H16,'漁業生產量值-漁業種類別魚類別生產量值6'!J16,'漁業生產量值-漁業種類別魚類別生產量值6'!L16,'漁業生產量值-漁業種類別魚類別生產量值6'!N16,'漁業生產量值-漁業種類別魚類別生產量值6'!P16)&#10;  + SUM('漁業生產量值-漁業種類別魚類別生產量值9'!P16)&#10;  + SUM('漁業生產量值-漁業種類別魚類別生產量值10'!L16,'漁業生產量值-漁業種類別魚類別生產量值10'!N16,'漁業生產量值-漁業種類別魚類別生產量值10'!P16)&#10;  + SUM('漁業生產量值-漁業種類別魚類別生產量值11'!D16,'漁業生產量值-漁業種類別魚類別生產量值11'!F16,'漁業生產量值-漁業種類別魚類別生產量值11'!N16)&#10;  + SUM('漁業生產量值-漁業種類別魚類別生產量值13'!J16)&#10;  + SUM('漁業生產量值-漁業種類別魚類別生產量值14'!H16,'漁業生產量值-漁業種類別魚類別生產量值14'!J16,'漁業生產量值-漁業種類別魚類別生產量值14'!L16)&#10;  ))" table:style-name="ce19">
            <text:p>2,677,69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6,M16,O16,'漁業生產量值-漁業種類別魚類別生產量值1'!C16)=0,&quot;-&quot;,SUM(K16,M16,O16,'漁業生產量值-漁業種類別魚類別生產量值1'!C16))" table:style-name="ce19">
            <text:p>-</text:p>
          </table:table-cell>
          <table:table-cell office:value-type="string" office:string-value="-" table:formula="msoxl:=IF(SUM(L16,N16,P16,'漁業生產量值-漁業種類別魚類別生產量值1'!D16)=0,&quot;-&quot;,SUM(L16,N16,P16,'漁業生產量值-漁業種類別魚類別生產量值1'!D1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08</text:p>
          </table:table-cell>
          <table:table-cell office:value-type="string" table:style-name="ce18">
            <text:p>　秋刀魚火誘網　</text:p>
          </table:table-cell>
          <table:table-cell office:value-type="float" office:value="161513.72500000001" table:style-name="ce54">
            <text:p>161,514<text:s/></text:p>
          </table:table-cell>
          <table:table-cell office:value-type="float" office:value="3929629.0753100002" table:style-name="ce54">
            <text:p>3,929,629<text:s/></text:p>
          </table:table-cell>
          <table:table-cell office:value-type="float" office:value="161513.72500000001" table:formula="msoxl:=IF( (SUM(G17,I17)&#10;     + SUM('漁業生產量值-漁業種類別魚類別生產量值1'!E17,'漁業生產量值-漁業種類別魚類別生產量值1'!G17,'漁業生產量值-漁業種類別魚類別生產量值1'!I17)&#10;     + SUM('漁業生產量值-漁業種類別魚類別生產量值2'!C17,'漁業生產量值-漁業種類別魚類別生產量值2'!E17,'漁業生產量值-漁業種類別魚類別生產量值2'!G17,'漁業生產量值-漁業種類別魚類別生產量值2'!I17)&#10;  + SUM('漁業生產量值-漁業種類別魚類別生產量值3'!E17,'漁業生產量值-漁業種類別魚類別生產量值3'!I17,'漁業生產量值-漁業種類別魚類別生產量值3'!K17,'漁業生產量值-漁業種類別魚類別生產量值3'!M17,'漁業生產量值-漁業種類別魚類別生產量值3'!O17)&#10;     + SUM('漁業生產量值-漁業種類別魚類別生產量值4'!C17,'漁業生產量值-漁業種類別魚類別生產量值4'!E17,'漁業生產量值-漁業種類別魚類別生產量值4'!G17,'漁業生產量值-漁業種類別魚類別生產量值4'!I17)&#10;  + SUM('漁業生產量值-漁業種類別魚類別生產量值5'!E17,'漁業生產量值-漁業種類別魚類別生產量值5'!G17,'漁業生產量值-漁業種類別魚類別生產量值5'!I17,'漁業生產量值-漁業種類別魚類別生產量值5'!K17,'漁業生產量值-漁業種類別魚類別生產量值5'!M17,'漁業生產量值-漁業種類別魚類別生產量值5'!O17)&#10;  + SUM('漁業生產量值-漁業種類別魚類別生產量值6'!C17,'漁業生產量值-漁業種類別魚類別生產量值6'!E17,'漁業生產量值-漁業種類別魚類別生產量值6'!G17,'漁業生產量值-漁業種類別魚類別生產量值6'!I17,'漁業生產量值-漁業種類別魚類別生產量值6'!K17,'漁業生產量值-漁業種類別魚類別生產量值6'!M17,'漁業生產量值-漁業種類別魚類別生產量值6'!O17)&#10;  + SUM('漁業生產量值-漁業種類別魚類別生產量值9'!O17)&#10;  + SUM('漁業生產量值-漁業種類別魚類別生產量值10'!K17,'漁業生產量值-漁業種類別魚類別生產量值10'!M17,'漁業生產量值-漁業種類別魚類別生產量值10'!O17)&#10;  + SUM('漁業生產量值-漁業種類別魚類別生產量值11'!C17,'漁業生產量值-漁業種類別魚類別生產量值11'!E17,'漁業生產量值-漁業種類別魚類別生產量值11'!M17)&#10;  + SUM('漁業生產量值-漁業種類別魚類別生產量值13'!I17)&#10;  + SUM('漁業生產量值-漁業種類別魚類別生產量值14'!G17,'漁業生產量值-漁業種類別魚類別生產量值14'!I17,'漁業生產量值-漁業種類別魚類別生產量值14'!K17)&#10;  )=0,&quot;-&quot;,(SUM(G17,I17)&#10;     + SUM('漁業生產量值-漁業種類別魚類別生產量值1'!E17,'漁業生產量值-漁業種類別魚類別生產量值1'!G17,'漁業生產量值-漁業種類別魚類別生產量值1'!I17)&#10;     + SUM('漁業生產量值-漁業種類別魚類別生產量值2'!C17,'漁業生產量值-漁業種類別魚類別生產量值2'!E17,'漁業生產量值-漁業種類別魚類別生產量值2'!G17,'漁業生產量值-漁業種類別魚類別生產量值2'!I17)&#10;  + SUM('漁業生產量值-漁業種類別魚類別生產量值3'!E17,'漁業生產量值-漁業種類別魚類別生產量值3'!I17,'漁業生產量值-漁業種類別魚類別生產量值3'!K17,'漁業生產量值-漁業種類別魚類別生產量值3'!M17,'漁業生產量值-漁業種類別魚類別生產量值3'!O17)&#10;     + SUM('漁業生產量值-漁業種類別魚類別生產量值4'!C17,'漁業生產量值-漁業種類別魚類別生產量值4'!E17,'漁業生產量值-漁業種類別魚類別生產量值4'!G17,'漁業生產量值-漁業種類別魚類別生產量值4'!I17)&#10;  + SUM('漁業生產量值-漁業種類別魚類別生產量值5'!E17,'漁業生產量值-漁業種類別魚類別生產量值5'!G17,'漁業生產量值-漁業種類別魚類別生產量值5'!I17,'漁業生產量值-漁業種類別魚類別生產量值5'!K17,'漁業生產量值-漁業種類別魚類別生產量值5'!M17,'漁業生產量值-漁業種類別魚類別生產量值5'!O17)&#10;  + SUM('漁業生產量值-漁業種類別魚類別生產量值6'!C17,'漁業生產量值-漁業種類別魚類別生產量值6'!E17,'漁業生產量值-漁業種類別魚類別生產量值6'!G17,'漁業生產量值-漁業種類別魚類別生產量值6'!I17,'漁業生產量值-漁業種類別魚類別生產量值6'!K17,'漁業生產量值-漁業種類別魚類別生產量值6'!M17,'漁業生產量值-漁業種類別魚類別生產量值6'!O17)&#10;  + SUM('漁業生產量值-漁業種類別魚類別生產量值9'!O17)&#10;  + SUM('漁業生產量值-漁業種類別魚類別生產量值10'!K17,'漁業生產量值-漁業種類別魚類別生產量值10'!M17,'漁業生產量值-漁業種類別魚類別生產量值10'!O17)&#10;  + SUM('漁業生產量值-漁業種類別魚類別生產量值11'!C17,'漁業生產量值-漁業種類別魚類別生產量值11'!E17,'漁業生產量值-漁業種類別魚類別生產量值11'!M17)&#10;  + SUM('漁業生產量值-漁業種類別魚類別生產量值13'!I17)&#10;  + SUM('漁業生產量值-漁業種類別魚類別生產量值14'!G17,'漁業生產量值-漁業種類別魚類別生產量值14'!I17,'漁業生產量值-漁業種類別魚類別生產量值14'!K17)&#10;  ))" table:style-name="ce19">
            <text:p>161,514<text:s/></text:p>
          </table:table-cell>
          <table:table-cell office:value-type="float" office:value="3929629.0753100002" table:formula="msoxl:=IF( (SUM(H17,J17)&#10;     + SUM('漁業生產量值-漁業種類別魚類別生產量值1'!F17,'漁業生產量值-漁業種類別魚類別生產量值1'!H17,'漁業生產量值-漁業種類別魚類別生產量值1'!J17)&#10;     + SUM('漁業生產量值-漁業種類別魚類別生產量值2'!D17,'漁業生產量值-漁業種類別魚類別生產量值2'!F17,'漁業生產量值-漁業種類別魚類別生產量值2'!H17,'漁業生產量值-漁業種類別魚類別生產量值2'!J17)&#10;  + SUM('漁業生產量值-漁業種類別魚類別生產量值3'!F17,'漁業生產量值-漁業種類別魚類別生產量值3'!J17,'漁業生產量值-漁業種類別魚類別生產量值3'!L17,'漁業生產量值-漁業種類別魚類別生產量值3'!N17,'漁業生產量值-漁業種類別魚類別生產量值3'!P17)&#10;     + SUM('漁業生產量值-漁業種類別魚類別生產量值4'!D17,'漁業生產量值-漁業種類別魚類別生產量值4'!F17,'漁業生產量值-漁業種類別魚類別生產量值4'!H17,'漁業生產量值-漁業種類別魚類別生產量值4'!J17)&#10;  + SUM('漁業生產量值-漁業種類別魚類別生產量值5'!F17,'漁業生產量值-漁業種類別魚類別生產量值5'!H17,'漁業生產量值-漁業種類別魚類別生產量值5'!J17,'漁業生產量值-漁業種類別魚類別生產量值5'!L17,'漁業生產量值-漁業種類別魚類別生產量值5'!N17,'漁業生產量值-漁業種類別魚類別生產量值5'!P17)&#10;  + SUM('漁業生產量值-漁業種類別魚類別生產量值6'!D17,'漁業生產量值-漁業種類別魚類別生產量值6'!F17,'漁業生產量值-漁業種類別魚類別生產量值6'!H17,'漁業生產量值-漁業種類別魚類別生產量值6'!J17,'漁業生產量值-漁業種類別魚類別生產量值6'!L17,'漁業生產量值-漁業種類別魚類別生產量值6'!N17,'漁業生產量值-漁業種類別魚類別生產量值6'!P17)&#10;  + SUM('漁業生產量值-漁業種類別魚類別生產量值9'!P17)&#10;  + SUM('漁業生產量值-漁業種類別魚類別生產量值10'!L17,'漁業生產量值-漁業種類別魚類別生產量值10'!N17,'漁業生產量值-漁業種類別魚類別生產量值10'!P17)&#10;  + SUM('漁業生產量值-漁業種類別魚類別生產量值11'!D17,'漁業生產量值-漁業種類別魚類別生產量值11'!F17,'漁業生產量值-漁業種類別魚類別生產量值11'!N17)&#10;  + SUM('漁業生產量值-漁業種類別魚類別生產量值13'!J17)&#10;  + SUM('漁業生產量值-漁業種類別魚類別生產量值14'!H17,'漁業生產量值-漁業種類別魚類別生產量值14'!J17,'漁業生產量值-漁業種類別魚類別生產量值14'!L17)&#10;  )=0,&quot;-&quot;,(SUM(H17,J17)&#10;     + SUM('漁業生產量值-漁業種類別魚類別生產量值1'!F17,'漁業生產量值-漁業種類別魚類別生產量值1'!H17,'漁業生產量值-漁業種類別魚類別生產量值1'!J17)&#10;     + SUM('漁業生產量值-漁業種類別魚類別生產量值2'!D17,'漁業生產量值-漁業種類別魚類別生產量值2'!F17,'漁業生產量值-漁業種類別魚類別生產量值2'!H17,'漁業生產量值-漁業種類別魚類別生產量值2'!J17)&#10;  + SUM('漁業生產量值-漁業種類別魚類別生產量值3'!F17,'漁業生產量值-漁業種類別魚類別生產量值3'!J17,'漁業生產量值-漁業種類別魚類別生產量值3'!L17,'漁業生產量值-漁業種類別魚類別生產量值3'!N17,'漁業生產量值-漁業種類別魚類別生產量值3'!P17)&#10;     + SUM('漁業生產量值-漁業種類別魚類別生產量值4'!D17,'漁業生產量值-漁業種類別魚類別生產量值4'!F17,'漁業生產量值-漁業種類別魚類別生產量值4'!H17,'漁業生產量值-漁業種類別魚類別生產量值4'!J17)&#10;  + SUM('漁業生產量值-漁業種類別魚類別生產量值5'!F17,'漁業生產量值-漁業種類別魚類別生產量值5'!H17,'漁業生產量值-漁業種類別魚類別生產量值5'!J17,'漁業生產量值-漁業種類別魚類別生產量值5'!L17,'漁業生產量值-漁業種類別魚類別生產量值5'!N17,'漁業生產量值-漁業種類別魚類別生產量值5'!P17)&#10;  + SUM('漁業生產量值-漁業種類別魚類別生產量值6'!D17,'漁業生產量值-漁業種類別魚類別生產量值6'!F17,'漁業生產量值-漁業種類別魚類別生產量值6'!H17,'漁業生產量值-漁業種類別魚類別生產量值6'!J17,'漁業生產量值-漁業種類別魚類別生產量值6'!L17,'漁業生產量值-漁業種類別魚類別生產量值6'!N17,'漁業生產量值-漁業種類別魚類別生產量值6'!P17)&#10;  + SUM('漁業生產量值-漁業種類別魚類別生產量值9'!P17)&#10;  + SUM('漁業生產量值-漁業種類別魚類別生產量值10'!L17,'漁業生產量值-漁業種類別魚類別生產量值10'!N17,'漁業生產量值-漁業種類別魚類別生產量值10'!P17)&#10;  + SUM('漁業生產量值-漁業種類別魚類別生產量值11'!D17,'漁業生產量值-漁業種類別魚類別生產量值11'!F17,'漁業生產量值-漁業種類別魚類別生產量值11'!N17)&#10;  + SUM('漁業生產量值-漁業種類別魚類別生產量值13'!J17)&#10;  + SUM('漁業生產量值-漁業種類別魚類別生產量值14'!H17,'漁業生產量值-漁業種類別魚類別生產量值14'!J17,'漁業生產量值-漁業種類別魚類別生產量值14'!L17)&#10;  ))" table:style-name="ce19">
            <text:p>3,929,62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7,M17,O17,'漁業生產量值-漁業種類別魚類別生產量值1'!C17)=0,&quot;-&quot;,SUM(K17,M17,O17,'漁業生產量值-漁業種類別魚類別生產量值1'!C17))" table:style-name="ce19">
            <text:p>-</text:p>
          </table:table-cell>
          <table:table-cell office:value-type="string" office:string-value="-" table:formula="msoxl:=IF(SUM(L17,N17,P17,'漁業生產量值-漁業種類別魚類別生產量值1'!D17)=0,&quot;-&quot;,SUM(L17,N17,P17,'漁業生產量值-漁業種類別魚類別生產量值1'!D1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99</text:p>
          </table:table-cell>
          <table:table-cell office:value-type="string" table:style-name="ce18">
            <text:p>　其他遠洋漁業　</text:p>
          </table:table-cell>
          <table:table-cell office:value-type="float" office:value="6621.4809400000004" table:style-name="ce54">
            <text:p>6,621<text:s/></text:p>
          </table:table-cell>
          <table:table-cell office:value-type="float" office:value="198002.78782" table:style-name="ce54">
            <text:p>198,003<text:s/></text:p>
          </table:table-cell>
          <table:table-cell office:value-type="float" office:value="6621.4809400000004" table:formula="msoxl:=IF( (SUM(G18,I18)&#10;     + SUM('漁業生產量值-漁業種類別魚類別生產量值1'!E18,'漁業生產量值-漁業種類別魚類別生產量值1'!G18,'漁業生產量值-漁業種類別魚類別生產量值1'!I18)&#10;     + SUM('漁業生產量值-漁業種類別魚類別生產量值2'!C18,'漁業生產量值-漁業種類別魚類別生產量值2'!E18,'漁業生產量值-漁業種類別魚類別生產量值2'!G18,'漁業生產量值-漁業種類別魚類別生產量值2'!I18)&#10;  + SUM('漁業生產量值-漁業種類別魚類別生產量值3'!E18,'漁業生產量值-漁業種類別魚類別生產量值3'!I18,'漁業生產量值-漁業種類別魚類別生產量值3'!K18,'漁業生產量值-漁業種類別魚類別生產量值3'!M18,'漁業生產量值-漁業種類別魚類別生產量值3'!O18)&#10;     + SUM('漁業生產量值-漁業種類別魚類別生產量值4'!C18,'漁業生產量值-漁業種類別魚類別生產量值4'!E18,'漁業生產量值-漁業種類別魚類別生產量值4'!G18,'漁業生產量值-漁業種類別魚類別生產量值4'!I18)&#10;  + SUM('漁業生產量值-漁業種類別魚類別生產量值5'!E18,'漁業生產量值-漁業種類別魚類別生產量值5'!G18,'漁業生產量值-漁業種類別魚類別生產量值5'!I18,'漁業生產量值-漁業種類別魚類別生產量值5'!K18,'漁業生產量值-漁業種類別魚類別生產量值5'!M18,'漁業生產量值-漁業種類別魚類別生產量值5'!O18)&#10;  + SUM('漁業生產量值-漁業種類別魚類別生產量值6'!C18,'漁業生產量值-漁業種類別魚類別生產量值6'!E18,'漁業生產量值-漁業種類別魚類別生產量值6'!G18,'漁業生產量值-漁業種類別魚類別生產量值6'!I18,'漁業生產量值-漁業種類別魚類別生產量值6'!K18,'漁業生產量值-漁業種類別魚類別生產量值6'!M18,'漁業生產量值-漁業種類別魚類別生產量值6'!O18)&#10;  + SUM('漁業生產量值-漁業種類別魚類別生產量值9'!O18)&#10;  + SUM('漁業生產量值-漁業種類別魚類別生產量值10'!K18,'漁業生產量值-漁業種類別魚類別生產量值10'!M18,'漁業生產量值-漁業種類別魚類別生產量值10'!O18)&#10;  + SUM('漁業生產量值-漁業種類別魚類別生產量值11'!C18,'漁業生產量值-漁業種類別魚類別生產量值11'!E18,'漁業生產量值-漁業種類別魚類別生產量值11'!M18)&#10;  + SUM('漁業生產量值-漁業種類別魚類別生產量值13'!I18)&#10;  + SUM('漁業生產量值-漁業種類別魚類別生產量值14'!G18,'漁業生產量值-漁業種類別魚類別生產量值14'!I18,'漁業生產量值-漁業種類別魚類別生產量值14'!K18)&#10;  )=0,&quot;-&quot;,(SUM(G18,I18)&#10;     + SUM('漁業生產量值-漁業種類別魚類別生產量值1'!E18,'漁業生產量值-漁業種類別魚類別生產量值1'!G18,'漁業生產量值-漁業種類別魚類別生產量值1'!I18)&#10;     + SUM('漁業生產量值-漁業種類別魚類別生產量值2'!C18,'漁業生產量值-漁業種類別魚類別生產量值2'!E18,'漁業生產量值-漁業種類別魚類別生產量值2'!G18,'漁業生產量值-漁業種類別魚類別生產量值2'!I18)&#10;  + SUM('漁業生產量值-漁業種類別魚類別生產量值3'!E18,'漁業生產量值-漁業種類別魚類別生產量值3'!I18,'漁業生產量值-漁業種類別魚類別生產量值3'!K18,'漁業生產量值-漁業種類別魚類別生產量值3'!M18,'漁業生產量值-漁業種類別魚類別生產量值3'!O18)&#10;     + SUM('漁業生產量值-漁業種類別魚類別生產量值4'!C18,'漁業生產量值-漁業種類別魚類別生產量值4'!E18,'漁業生產量值-漁業種類別魚類別生產量值4'!G18,'漁業生產量值-漁業種類別魚類別生產量值4'!I18)&#10;  + SUM('漁業生產量值-漁業種類別魚類別生產量值5'!E18,'漁業生產量值-漁業種類別魚類別生產量值5'!G18,'漁業生產量值-漁業種類別魚類別生產量值5'!I18,'漁業生產量值-漁業種類別魚類別生產量值5'!K18,'漁業生產量值-漁業種類別魚類別生產量值5'!M18,'漁業生產量值-漁業種類別魚類別生產量值5'!O18)&#10;  + SUM('漁業生產量值-漁業種類別魚類別生產量值6'!C18,'漁業生產量值-漁業種類別魚類別生產量值6'!E18,'漁業生產量值-漁業種類別魚類別生產量值6'!G18,'漁業生產量值-漁業種類別魚類別生產量值6'!I18,'漁業生產量值-漁業種類別魚類別生產量值6'!K18,'漁業生產量值-漁業種類別魚類別生產量值6'!M18,'漁業生產量值-漁業種類別魚類別生產量值6'!O18)&#10;  + SUM('漁業生產量值-漁業種類別魚類別生產量值9'!O18)&#10;  + SUM('漁業生產量值-漁業種類別魚類別生產量值10'!K18,'漁業生產量值-漁業種類別魚類別生產量值10'!M18,'漁業生產量值-漁業種類別魚類別生產量值10'!O18)&#10;  + SUM('漁業生產量值-漁業種類別魚類別生產量值11'!C18,'漁業生產量值-漁業種類別魚類別生產量值11'!E18,'漁業生產量值-漁業種類別魚類別生產量值11'!M18)&#10;  + SUM('漁業生產量值-漁業種類別魚類別生產量值13'!I18)&#10;  + SUM('漁業生產量值-漁業種類別魚類別生產量值14'!G18,'漁業生產量值-漁業種類別魚類別生產量值14'!I18,'漁業生產量值-漁業種類別魚類別生產量值14'!K18)&#10;  ))" table:style-name="ce19">
            <text:p>6,621<text:s/></text:p>
          </table:table-cell>
          <table:table-cell office:value-type="float" office:value="198002.78782000003" table:formula="msoxl:=IF( (SUM(H18,J18)&#10;     + SUM('漁業生產量值-漁業種類別魚類別生產量值1'!F18,'漁業生產量值-漁業種類別魚類別生產量值1'!H18,'漁業生產量值-漁業種類別魚類別生產量值1'!J18)&#10;     + SUM('漁業生產量值-漁業種類別魚類別生產量值2'!D18,'漁業生產量值-漁業種類別魚類別生產量值2'!F18,'漁業生產量值-漁業種類別魚類別生產量值2'!H18,'漁業生產量值-漁業種類別魚類別生產量值2'!J18)&#10;  + SUM('漁業生產量值-漁業種類別魚類別生產量值3'!F18,'漁業生產量值-漁業種類別魚類別生產量值3'!J18,'漁業生產量值-漁業種類別魚類別生產量值3'!L18,'漁業生產量值-漁業種類別魚類別生產量值3'!N18,'漁業生產量值-漁業種類別魚類別生產量值3'!P18)&#10;     + SUM('漁業生產量值-漁業種類別魚類別生產量值4'!D18,'漁業生產量值-漁業種類別魚類別生產量值4'!F18,'漁業生產量值-漁業種類別魚類別生產量值4'!H18,'漁業生產量值-漁業種類別魚類別生產量值4'!J18)&#10;  + SUM('漁業生產量值-漁業種類別魚類別生產量值5'!F18,'漁業生產量值-漁業種類別魚類別生產量值5'!H18,'漁業生產量值-漁業種類別魚類別生產量值5'!J18,'漁業生產量值-漁業種類別魚類別生產量值5'!L18,'漁業生產量值-漁業種類別魚類別生產量值5'!N18,'漁業生產量值-漁業種類別魚類別生產量值5'!P18)&#10;  + SUM('漁業生產量值-漁業種類別魚類別生產量值6'!D18,'漁業生產量值-漁業種類別魚類別生產量值6'!F18,'漁業生產量值-漁業種類別魚類別生產量值6'!H18,'漁業生產量值-漁業種類別魚類別生產量值6'!J18,'漁業生產量值-漁業種類別魚類別生產量值6'!L18,'漁業生產量值-漁業種類別魚類別生產量值6'!N18,'漁業生產量值-漁業種類別魚類別生產量值6'!P18)&#10;  + SUM('漁業生產量值-漁業種類別魚類別生產量值9'!P18)&#10;  + SUM('漁業生產量值-漁業種類別魚類別生產量值10'!L18,'漁業生產量值-漁業種類別魚類別生產量值10'!N18,'漁業生產量值-漁業種類別魚類別生產量值10'!P18)&#10;  + SUM('漁業生產量值-漁業種類別魚類別生產量值11'!D18,'漁業生產量值-漁業種類別魚類別生產量值11'!F18,'漁業生產量值-漁業種類別魚類別生產量值11'!N18)&#10;  + SUM('漁業生產量值-漁業種類別魚類別生產量值13'!J18)&#10;  + SUM('漁業生產量值-漁業種類別魚類別生產量值14'!H18,'漁業生產量值-漁業種類別魚類別生產量值14'!J18,'漁業生產量值-漁業種類別魚類別生產量值14'!L18)&#10;  )=0,&quot;-&quot;,(SUM(H18,J18)&#10;     + SUM('漁業生產量值-漁業種類別魚類別生產量值1'!F18,'漁業生產量值-漁業種類別魚類別生產量值1'!H18,'漁業生產量值-漁業種類別魚類別生產量值1'!J18)&#10;     + SUM('漁業生產量值-漁業種類別魚類別生產量值2'!D18,'漁業生產量值-漁業種類別魚類別生產量值2'!F18,'漁業生產量值-漁業種類別魚類別生產量值2'!H18,'漁業生產量值-漁業種類別魚類別生產量值2'!J18)&#10;  + SUM('漁業生產量值-漁業種類別魚類別生產量值3'!F18,'漁業生產量值-漁業種類別魚類別生產量值3'!J18,'漁業生產量值-漁業種類別魚類別生產量值3'!L18,'漁業生產量值-漁業種類別魚類別生產量值3'!N18,'漁業生產量值-漁業種類別魚類別生產量值3'!P18)&#10;     + SUM('漁業生產量值-漁業種類別魚類別生產量值4'!D18,'漁業生產量值-漁業種類別魚類別生產量值4'!F18,'漁業生產量值-漁業種類別魚類別生產量值4'!H18,'漁業生產量值-漁業種類別魚類別生產量值4'!J18)&#10;  + SUM('漁業生產量值-漁業種類別魚類別生產量值5'!F18,'漁業生產量值-漁業種類別魚類別生產量值5'!H18,'漁業生產量值-漁業種類別魚類別生產量值5'!J18,'漁業生產量值-漁業種類別魚類別生產量值5'!L18,'漁業生產量值-漁業種類別魚類別生產量值5'!N18,'漁業生產量值-漁業種類別魚類別生產量值5'!P18)&#10;  + SUM('漁業生產量值-漁業種類別魚類別生產量值6'!D18,'漁業生產量值-漁業種類別魚類別生產量值6'!F18,'漁業生產量值-漁業種類別魚類別生產量值6'!H18,'漁業生產量值-漁業種類別魚類別生產量值6'!J18,'漁業生產量值-漁業種類別魚類別生產量值6'!L18,'漁業生產量值-漁業種類別魚類別生產量值6'!N18,'漁業生產量值-漁業種類別魚類別生產量值6'!P18)&#10;  + SUM('漁業生產量值-漁業種類別魚類別生產量值9'!P18)&#10;  + SUM('漁業生產量值-漁業種類別魚類別生產量值10'!L18,'漁業生產量值-漁業種類別魚類別生產量值10'!N18,'漁業生產量值-漁業種類別魚類別生產量值10'!P18)&#10;  + SUM('漁業生產量值-漁業種類別魚類別生產量值11'!D18,'漁業生產量值-漁業種類別魚類別生產量值11'!F18,'漁業生產量值-漁業種類別魚類別生產量值11'!N18)&#10;  + SUM('漁業生產量值-漁業種類別魚類別生產量值13'!J18)&#10;  + SUM('漁業生產量值-漁業種類別魚類別生產量值14'!H18,'漁業生產量值-漁業種類別魚類別生產量值14'!J18,'漁業生產量值-漁業種類別魚類別生產量值14'!L18)&#10;  ))" table:style-name="ce19">
            <text:p>198,00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8,M18,O18,'漁業生產量值-漁業種類別魚類別生產量值1'!C18)=0,&quot;-&quot;,SUM(K18,M18,O18,'漁業生產量值-漁業種類別魚類別生產量值1'!C18))" table:style-name="ce19">
            <text:p>-</text:p>
          </table:table-cell>
          <table:table-cell office:value-type="string" office:string-value="-" table:formula="msoxl:=IF(SUM(L18,N18,P18,'漁業生產量值-漁業種類別魚類別生產量值1'!D18)=0,&quot;-&quot;,SUM(L18,N18,P18,'漁業生產量值-漁業種類別魚類別生產量值1'!D1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148279.19709" table:formula="msoxl:=  IF(SUM(C20:C35)=0,&quot;-&quot;,SUM(C20:C35))" table:style-name="ce54">
            <text:p>148,279<text:s/></text:p>
          </table:table-cell>
          <table:table-cell office:value-type="float" office:value="13730357.626639998" table:formula="msoxl:=  IF(SUM(D20:D35)=0,&quot;-&quot;,SUM(D20:D35))" table:style-name="ce54">
            <text:p>13,730,358<text:s/></text:p>
          </table:table-cell>
          <table:table-cell office:value-type="float" office:value="138969.12135000006" table:formula="msoxl:=IF( (SUM(G19,I19)&#10;     + SUM('漁業生產量值-漁業種類別魚類別生產量值1'!E19,'漁業生產量值-漁業種類別魚類別生產量值1'!G19,'漁業生產量值-漁業種類別魚類別生產量值1'!I19)&#10;     + SUM('漁業生產量值-漁業種類別魚類別生產量值2'!C19,'漁業生產量值-漁業種類別魚類別生產量值2'!E19,'漁業生產量值-漁業種類別魚類別生產量值2'!G19,'漁業生產量值-漁業種類別魚類別生產量值2'!I19)&#10;  + SUM('漁業生產量值-漁業種類別魚類別生產量值3'!E19,'漁業生產量值-漁業種類別魚類別生產量值3'!I19,'漁業生產量值-漁業種類別魚類別生產量值3'!K19,'漁業生產量值-漁業種類別魚類別生產量值3'!M19,'漁業生產量值-漁業種類別魚類別生產量值3'!O19)&#10;     + SUM('漁業生產量值-漁業種類別魚類別生產量值4'!C19,'漁業生產量值-漁業種類別魚類別生產量值4'!E19,'漁業生產量值-漁業種類別魚類別生產量值4'!G19,'漁業生產量值-漁業種類別魚類別生產量值4'!I19)&#10;  + SUM('漁業生產量值-漁業種類別魚類別生產量值5'!E19,'漁業生產量值-漁業種類別魚類別生產量值5'!G19,'漁業生產量值-漁業種類別魚類別生產量值5'!I19,'漁業生產量值-漁業種類別魚類別生產量值5'!K19,'漁業生產量值-漁業種類別魚類別生產量值5'!M19,'漁業生產量值-漁業種類別魚類別生產量值5'!O19)&#10;  + SUM('漁業生產量值-漁業種類別魚類別生產量值6'!C19,'漁業生產量值-漁業種類別魚類別生產量值6'!E19,'漁業生產量值-漁業種類別魚類別生產量值6'!G19,'漁業生產量值-漁業種類別魚類別生產量值6'!I19,'漁業生產量值-漁業種類別魚類別生產量值6'!K19,'漁業生產量值-漁業種類別魚類別生產量值6'!M19,'漁業生產量值-漁業種類別魚類別生產量值6'!O19)&#10;  + SUM('漁業生產量值-漁業種類別魚類別生產量值9'!O19)&#10;  + SUM('漁業生產量值-漁業種類別魚類別生產量值10'!K19,'漁業生產量值-漁業種類別魚類別生產量值10'!M19,'漁業生產量值-漁業種類別魚類別生產量值10'!O19)&#10;  + SUM('漁業生產量值-漁業種類別魚類別生產量值11'!C19,'漁業生產量值-漁業種類別魚類別生產量值11'!E19,'漁業生產量值-漁業種類別魚類別生產量值11'!M19)&#10;  + SUM('漁業生產量值-漁業種類別魚類別生產量值13'!I19)&#10;  + SUM('漁業生產量值-漁業種類別魚類別生產量值14'!G19,'漁業生產量值-漁業種類別魚類別生產量值14'!I19,'漁業生產量值-漁業種類別魚類別生產量值14'!K19)&#10;  )=0,&quot;-&quot;,(SUM(G19,I19)&#10;     + SUM('漁業生產量值-漁業種類別魚類別生產量值1'!E19,'漁業生產量值-漁業種類別魚類別生產量值1'!G19,'漁業生產量值-漁業種類別魚類別生產量值1'!I19)&#10;     + SUM('漁業生產量值-漁業種類別魚類別生產量值2'!C19,'漁業生產量值-漁業種類別魚類別生產量值2'!E19,'漁業生產量值-漁業種類別魚類別生產量值2'!G19,'漁業生產量值-漁業種類別魚類別生產量值2'!I19)&#10;  + SUM('漁業生產量值-漁業種類別魚類別生產量值3'!E19,'漁業生產量值-漁業種類別魚類別生產量值3'!I19,'漁業生產量值-漁業種類別魚類別生產量值3'!K19,'漁業生產量值-漁業種類別魚類別生產量值3'!M19,'漁業生產量值-漁業種類別魚類別生產量值3'!O19)&#10;     + SUM('漁業生產量值-漁業種類別魚類別生產量值4'!C19,'漁業生產量值-漁業種類別魚類別生產量值4'!E19,'漁業生產量值-漁業種類別魚類別生產量值4'!G19,'漁業生產量值-漁業種類別魚類別生產量值4'!I19)&#10;  + SUM('漁業生產量值-漁業種類別魚類別生產量值5'!E19,'漁業生產量值-漁業種類別魚類別生產量值5'!G19,'漁業生產量值-漁業種類別魚類別生產量值5'!I19,'漁業生產量值-漁業種類別魚類別生產量值5'!K19,'漁業生產量值-漁業種類別魚類別生產量值5'!M19,'漁業生產量值-漁業種類別魚類別生產量值5'!O19)&#10;  + SUM('漁業生產量值-漁業種類別魚類別生產量值6'!C19,'漁業生產量值-漁業種類別魚類別生產量值6'!E19,'漁業生產量值-漁業種類別魚類別生產量值6'!G19,'漁業生產量值-漁業種類別魚類別生產量值6'!I19,'漁業生產量值-漁業種類別魚類別生產量值6'!K19,'漁業生產量值-漁業種類別魚類別生產量值6'!M19,'漁業生產量值-漁業種類別魚類別生產量值6'!O19)&#10;  + SUM('漁業生產量值-漁業種類別魚類別生產量值9'!O19)&#10;  + SUM('漁業生產量值-漁業種類別魚類別生產量值10'!K19,'漁業生產量值-漁業種類別魚類別生產量值10'!M19,'漁業生產量值-漁業種類別魚類別生產量值10'!O19)&#10;  + SUM('漁業生產量值-漁業種類別魚類別生產量值11'!C19,'漁業生產量值-漁業種類別魚類別生產量值11'!E19,'漁業生產量值-漁業種類別魚類別生產量值11'!M19)&#10;  + SUM('漁業生產量值-漁業種類別魚類別生產量值13'!I19)&#10;  + SUM('漁業生產量值-漁業種類別魚類別生產量值14'!G19,'漁業生產量值-漁業種類別魚類別生產量值14'!I19,'漁業生產量值-漁業種類別魚類別生產量值14'!K19)&#10;  ))" table:style-name="ce19">
            <text:p>138,969<text:s/></text:p>
          </table:table-cell>
          <table:table-cell office:value-type="float" office:value="12464489.590769999" table:formula="msoxl:=IF( (SUM(H19,J19)&#10;     + SUM('漁業生產量值-漁業種類別魚類別生產量值1'!F19,'漁業生產量值-漁業種類別魚類別生產量值1'!H19,'漁業生產量值-漁業種類別魚類別生產量值1'!J19)&#10;     + SUM('漁業生產量值-漁業種類別魚類別生產量值2'!D19,'漁業生產量值-漁業種類別魚類別生產量值2'!F19,'漁業生產量值-漁業種類別魚類別生產量值2'!H19,'漁業生產量值-漁業種類別魚類別生產量值2'!J19)&#10;  + SUM('漁業生產量值-漁業種類別魚類別生產量值3'!F19,'漁業生產量值-漁業種類別魚類別生產量值3'!J19,'漁業生產量值-漁業種類別魚類別生產量值3'!L19,'漁業生產量值-漁業種類別魚類別生產量值3'!N19,'漁業生產量值-漁業種類別魚類別生產量值3'!P19)&#10;     + SUM('漁業生產量值-漁業種類別魚類別生產量值4'!D19,'漁業生產量值-漁業種類別魚類別生產量值4'!F19,'漁業生產量值-漁業種類別魚類別生產量值4'!H19,'漁業生產量值-漁業種類別魚類別生產量值4'!J19)&#10;  + SUM('漁業生產量值-漁業種類別魚類別生產量值5'!F19,'漁業生產量值-漁業種類別魚類別生產量值5'!H19,'漁業生產量值-漁業種類別魚類別生產量值5'!J19,'漁業生產量值-漁業種類別魚類別生產量值5'!L19,'漁業生產量值-漁業種類別魚類別生產量值5'!N19,'漁業生產量值-漁業種類別魚類別生產量值5'!P19)&#10;  + SUM('漁業生產量值-漁業種類別魚類別生產量值6'!D19,'漁業生產量值-漁業種類別魚類別生產量值6'!F19,'漁業生產量值-漁業種類別魚類別生產量值6'!H19,'漁業生產量值-漁業種類別魚類別生產量值6'!J19,'漁業生產量值-漁業種類別魚類別生產量值6'!L19,'漁業生產量值-漁業種類別魚類別生產量值6'!N19,'漁業生產量值-漁業種類別魚類別生產量值6'!P19)&#10;  + SUM('漁業生產量值-漁業種類別魚類別生產量值9'!P19)&#10;  + SUM('漁業生產量值-漁業種類別魚類別生產量值10'!L19,'漁業生產量值-漁業種類別魚類別生產量值10'!N19,'漁業生產量值-漁業種類別魚類別生產量值10'!P19)&#10;  + SUM('漁業生產量值-漁業種類別魚類別生產量值11'!D19,'漁業生產量值-漁業種類別魚類別生產量值11'!F19,'漁業生產量值-漁業種類別魚類別生產量值11'!N19)&#10;  + SUM('漁業生產量值-漁業種類別魚類別生產量值13'!J19)&#10;  + SUM('漁業生產量值-漁業種類別魚類別生產量值14'!H19,'漁業生產量值-漁業種類別魚類別生產量值14'!J19,'漁業生產量值-漁業種類別魚類別生產量值14'!L19)&#10;  )=0,&quot;-&quot;,(SUM(H19,J19)&#10;     + SUM('漁業生產量值-漁業種類別魚類別生產量值1'!F19,'漁業生產量值-漁業種類別魚類別生產量值1'!H19,'漁業生產量值-漁業種類別魚類別生產量值1'!J19)&#10;     + SUM('漁業生產量值-漁業種類別魚類別生產量值2'!D19,'漁業生產量值-漁業種類別魚類別生產量值2'!F19,'漁業生產量值-漁業種類別魚類別生產量值2'!H19,'漁業生產量值-漁業種類別魚類別生產量值2'!J19)&#10;  + SUM('漁業生產量值-漁業種類別魚類別生產量值3'!F19,'漁業生產量值-漁業種類別魚類別生產量值3'!J19,'漁業生產量值-漁業種類別魚類別生產量值3'!L19,'漁業生產量值-漁業種類別魚類別生產量值3'!N19,'漁業生產量值-漁業種類別魚類別生產量值3'!P19)&#10;     + SUM('漁業生產量值-漁業種類別魚類別生產量值4'!D19,'漁業生產量值-漁業種類別魚類別生產量值4'!F19,'漁業生產量值-漁業種類別魚類別生產量值4'!H19,'漁業生產量值-漁業種類別魚類別生產量值4'!J19)&#10;  + SUM('漁業生產量值-漁業種類別魚類別生產量值5'!F19,'漁業生產量值-漁業種類別魚類別生產量值5'!H19,'漁業生產量值-漁業種類別魚類別生產量值5'!J19,'漁業生產量值-漁業種類別魚類別生產量值5'!L19,'漁業生產量值-漁業種類別魚類別生產量值5'!N19,'漁業生產量值-漁業種類別魚類別生產量值5'!P19)&#10;  + SUM('漁業生產量值-漁業種類別魚類別生產量值6'!D19,'漁業生產量值-漁業種類別魚類別生產量值6'!F19,'漁業生產量值-漁業種類別魚類別生產量值6'!H19,'漁業生產量值-漁業種類別魚類別生產量值6'!J19,'漁業生產量值-漁業種類別魚類別生產量值6'!L19,'漁業生產量值-漁業種類別魚類別生產量值6'!N19,'漁業生產量值-漁業種類別魚類別生產量值6'!P19)&#10;  + SUM('漁業生產量值-漁業種類別魚類別生產量值9'!P19)&#10;  + SUM('漁業生產量值-漁業種類別魚類別生產量值10'!L19,'漁業生產量值-漁業種類別魚類別生產量值10'!N19,'漁業生產量值-漁業種類別魚類別生產量值10'!P19)&#10;  + SUM('漁業生產量值-漁業種類別魚類別生產量值11'!D19,'漁業生產量值-漁業種類別魚類別生產量值11'!F19,'漁業生產量值-漁業種類別魚類別生產量值11'!N19)&#10;  + SUM('漁業生產量值-漁業種類別魚類別生產量值13'!J19)&#10;  + SUM('漁業生產量值-漁業種類別魚類別生產量值14'!H19,'漁業生產量值-漁業種類別魚類別生產量值14'!J19,'漁業生產量值-漁業種類別魚類別生產量值14'!L19)&#10;  ))" table:style-name="ce19">
            <text:p>12,464,490<text:s/></text:p>
          </table:table-cell>
          <table:table-cell office:value-type="string" office:string-value="-" table:formula="msoxl:=  IF(SUM(G20:G35)=0,&quot;-&quot;,SUM(G20:G35))" table:style-name="ce54">
            <text:p>-</text:p>
          </table:table-cell>
          <table:table-cell office:value-type="string" office:string-value="-" table:formula="msoxl:=  IF(SUM(H20:H35)=0,&quot;-&quot;,SUM(H20:H35))" table:style-name="ce54">
            <text:p>-</text:p>
          </table:table-cell>
          <table:table-cell office:value-type="string" office:string-value="-" table:formula="msoxl:=IF(SUM(K19,M19,O19,'漁業生產量值-漁業種類別魚類別生產量值1'!C19)=0,&quot;-&quot;,SUM(K19,M19,O19,'漁業生產量值-漁業種類別魚類別生產量值1'!C19))" table:style-name="ce19">
            <text:p>-</text:p>
          </table:table-cell>
          <table:table-cell office:value-type="string" office:string-value="-" table:formula="msoxl:=IF(SUM(L19,N19,P19,'漁業生產量值-漁業種類別魚類別生產量值1'!D19)=0,&quot;-&quot;,SUM(L19,N19,P19,'漁業生產量值-漁業種類別魚類別生產量值1'!D19))" table:style-name="ce19">
            <text:p>-</text:p>
          </table:table-cell>
          <table:table-cell office:value-type="string" office:string-value="-" table:formula="msoxl:=  IF(SUM(K20:K35)=0,&quot;-&quot;,SUM(K20:K35))" table:style-name="ce54">
            <text:p>-</text:p>
          </table:table-cell>
          <table:table-cell office:value-type="string" office:string-value="-" table:formula="msoxl:=  IF(SUM(L20:L35)=0,&quot;-&quot;,SUM(L20:L35))" table:style-name="ce54">
            <text:p>-</text:p>
          </table:table-cell>
          <table:table-cell office:value-type="string" office:string-value="-" table:formula="msoxl:=  IF(SUM(M20:M35)=0,&quot;-&quot;,SUM(M20:M35))" table:style-name="ce54">
            <text:p>-</text:p>
          </table:table-cell>
          <table:table-cell office:value-type="string" office:string-value="-" table:formula="msoxl:=  IF(SUM(N20:N35)=0,&quot;-&quot;,SUM(N20:N35))" table:style-name="ce54">
            <text:p>-</text:p>
          </table:table-cell>
          <table:table-cell office:value-type="string" office:string-value="-" table:formula="msoxl:=  IF(SUM(O20:O35)=0,&quot;-&quot;,SUM(O20:O35))" table:style-name="ce54">
            <text:p>-</text:p>
          </table:table-cell>
          <table:table-cell office:value-type="string" office:string-value="-" table:formula="msoxl:=  IF(SUM(P20:P35)=0,&quot;-&quot;,SUM(P20:P35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1</text:p>
          </table:table-cell>
          <table:table-cell office:value-type="string" table:style-name="ce18">
            <text:p>　巾著網　</text:p>
          </table:table-cell>
          <table:table-cell office:value-type="float" office:value="120.67207000000001" table:style-name="ce54">
            <text:p>121<text:s/></text:p>
          </table:table-cell>
          <table:table-cell office:value-type="float" office:value="4635.6213699999998" table:style-name="ce54">
            <text:p>4,636<text:s/></text:p>
          </table:table-cell>
          <table:table-cell office:value-type="float" office:value="120.67207000000001" table:formula="msoxl:=IF( (SUM(G20,I20)&#10;     + SUM('漁業生產量值-漁業種類別魚類別生產量值1'!E20,'漁業生產量值-漁業種類別魚類別生產量值1'!G20,'漁業生產量值-漁業種類別魚類別生產量值1'!I20)&#10;     + SUM('漁業生產量值-漁業種類別魚類別生產量值2'!C20,'漁業生產量值-漁業種類別魚類別生產量值2'!E20,'漁業生產量值-漁業種類別魚類別生產量值2'!G20,'漁業生產量值-漁業種類別魚類別生產量值2'!I20)&#10;  + SUM('漁業生產量值-漁業種類別魚類別生產量值3'!E20,'漁業生產量值-漁業種類別魚類別生產量值3'!I20,'漁業生產量值-漁業種類別魚類別生產量值3'!K20,'漁業生產量值-漁業種類別魚類別生產量值3'!M20,'漁業生產量值-漁業種類別魚類別生產量值3'!O20)&#10;     + SUM('漁業生產量值-漁業種類別魚類別生產量值4'!C20,'漁業生產量值-漁業種類別魚類別生產量值4'!E20,'漁業生產量值-漁業種類別魚類別生產量值4'!G20,'漁業生產量值-漁業種類別魚類別生產量值4'!I20)&#10;  + SUM('漁業生產量值-漁業種類別魚類別生產量值5'!E20,'漁業生產量值-漁業種類別魚類別生產量值5'!G20,'漁業生產量值-漁業種類別魚類別生產量值5'!I20,'漁業生產量值-漁業種類別魚類別生產量值5'!K20,'漁業生產量值-漁業種類別魚類別生產量值5'!M20,'漁業生產量值-漁業種類別魚類別生產量值5'!O20)&#10;  + SUM('漁業生產量值-漁業種類別魚類別生產量值6'!C20,'漁業生產量值-漁業種類別魚類別生產量值6'!E20,'漁業生產量值-漁業種類別魚類別生產量值6'!G20,'漁業生產量值-漁業種類別魚類別生產量值6'!I20,'漁業生產量值-漁業種類別魚類別生產量值6'!K20,'漁業生產量值-漁業種類別魚類別生產量值6'!M20,'漁業生產量值-漁業種類別魚類別生產量值6'!O20)&#10;  + SUM('漁業生產量值-漁業種類別魚類別生產量值9'!O20)&#10;  + SUM('漁業生產量值-漁業種類別魚類別生產量值10'!K20,'漁業生產量值-漁業種類別魚類別生產量值10'!M20,'漁業生產量值-漁業種類別魚類別生產量值10'!O20)&#10;  + SUM('漁業生產量值-漁業種類別魚類別生產量值11'!C20,'漁業生產量值-漁業種類別魚類別生產量值11'!E20,'漁業生產量值-漁業種類別魚類別生產量值11'!M20)&#10;  + SUM('漁業生產量值-漁業種類別魚類別生產量值13'!I20)&#10;  + SUM('漁業生產量值-漁業種類別魚類別生產量值14'!G20,'漁業生產量值-漁業種類別魚類別生產量值14'!I20,'漁業生產量值-漁業種類別魚類別生產量值14'!K20)&#10;  )=0,&quot;-&quot;,(SUM(G20,I20)&#10;     + SUM('漁業生產量值-漁業種類別魚類別生產量值1'!E20,'漁業生產量值-漁業種類別魚類別生產量值1'!G20,'漁業生產量值-漁業種類別魚類別生產量值1'!I20)&#10;     + SUM('漁業生產量值-漁業種類別魚類別生產量值2'!C20,'漁業生產量值-漁業種類別魚類別生產量值2'!E20,'漁業生產量值-漁業種類別魚類別生產量值2'!G20,'漁業生產量值-漁業種類別魚類別生產量值2'!I20)&#10;  + SUM('漁業生產量值-漁業種類別魚類別生產量值3'!E20,'漁業生產量值-漁業種類別魚類別生產量值3'!I20,'漁業生產量值-漁業種類別魚類別生產量值3'!K20,'漁業生產量值-漁業種類別魚類別生產量值3'!M20,'漁業生產量值-漁業種類別魚類別生產量值3'!O20)&#10;     + SUM('漁業生產量值-漁業種類別魚類別生產量值4'!C20,'漁業生產量值-漁業種類別魚類別生產量值4'!E20,'漁業生產量值-漁業種類別魚類別生產量值4'!G20,'漁業生產量值-漁業種類別魚類別生產量值4'!I20)&#10;  + SUM('漁業生產量值-漁業種類別魚類別生產量值5'!E20,'漁業生產量值-漁業種類別魚類別生產量值5'!G20,'漁業生產量值-漁業種類別魚類別生產量值5'!I20,'漁業生產量值-漁業種類別魚類別生產量值5'!K20,'漁業生產量值-漁業種類別魚類別生產量值5'!M20,'漁業生產量值-漁業種類別魚類別生產量值5'!O20)&#10;  + SUM('漁業生產量值-漁業種類別魚類別生產量值6'!C20,'漁業生產量值-漁業種類別魚類別生產量值6'!E20,'漁業生產量值-漁業種類別魚類別生產量值6'!G20,'漁業生產量值-漁業種類別魚類別生產量值6'!I20,'漁業生產量值-漁業種類別魚類別生產量值6'!K20,'漁業生產量值-漁業種類別魚類別生產量值6'!M20,'漁業生產量值-漁業種類別魚類別生產量值6'!O20)&#10;  + SUM('漁業生產量值-漁業種類別魚類別生產量值9'!O20)&#10;  + SUM('漁業生產量值-漁業種類別魚類別生產量值10'!K20,'漁業生產量值-漁業種類別魚類別生產量值10'!M20,'漁業生產量值-漁業種類別魚類別生產量值10'!O20)&#10;  + SUM('漁業生產量值-漁業種類別魚類別生產量值11'!C20,'漁業生產量值-漁業種類別魚類別生產量值11'!E20,'漁業生產量值-漁業種類別魚類別生產量值11'!M20)&#10;  + SUM('漁業生產量值-漁業種類別魚類別生產量值13'!I20)&#10;  + SUM('漁業生產量值-漁業種類別魚類別生產量值14'!G20,'漁業生產量值-漁業種類別魚類別生產量值14'!I20,'漁業生產量值-漁業種類別魚類別生產量值14'!K20)&#10;  ))" table:style-name="ce19">
            <text:p>121<text:s/></text:p>
          </table:table-cell>
          <table:table-cell office:value-type="float" office:value="4635.6213699999998" table:formula="msoxl:=IF( (SUM(H20,J20)&#10;     + SUM('漁業生產量值-漁業種類別魚類別生產量值1'!F20,'漁業生產量值-漁業種類別魚類別生產量值1'!H20,'漁業生產量值-漁業種類別魚類別生產量值1'!J20)&#10;     + SUM('漁業生產量值-漁業種類別魚類別生產量值2'!D20,'漁業生產量值-漁業種類別魚類別生產量值2'!F20,'漁業生產量值-漁業種類別魚類別生產量值2'!H20,'漁業生產量值-漁業種類別魚類別生產量值2'!J20)&#10;  + SUM('漁業生產量值-漁業種類別魚類別生產量值3'!F20,'漁業生產量值-漁業種類別魚類別生產量值3'!J20,'漁業生產量值-漁業種類別魚類別生產量值3'!L20,'漁業生產量值-漁業種類別魚類別生產量值3'!N20,'漁業生產量值-漁業種類別魚類別生產量值3'!P20)&#10;     + SUM('漁業生產量值-漁業種類別魚類別生產量值4'!D20,'漁業生產量值-漁業種類別魚類別生產量值4'!F20,'漁業生產量值-漁業種類別魚類別生產量值4'!H20,'漁業生產量值-漁業種類別魚類別生產量值4'!J20)&#10;  + SUM('漁業生產量值-漁業種類別魚類別生產量值5'!F20,'漁業生產量值-漁業種類別魚類別生產量值5'!H20,'漁業生產量值-漁業種類別魚類別生產量值5'!J20,'漁業生產量值-漁業種類別魚類別生產量值5'!L20,'漁業生產量值-漁業種類別魚類別生產量值5'!N20,'漁業生產量值-漁業種類別魚類別生產量值5'!P20)&#10;  + SUM('漁業生產量值-漁業種類別魚類別生產量值6'!D20,'漁業生產量值-漁業種類別魚類別生產量值6'!F20,'漁業生產量值-漁業種類別魚類別生產量值6'!H20,'漁業生產量值-漁業種類別魚類別生產量值6'!J20,'漁業生產量值-漁業種類別魚類別生產量值6'!L20,'漁業生產量值-漁業種類別魚類別生產量值6'!N20,'漁業生產量值-漁業種類別魚類別生產量值6'!P20)&#10;  + SUM('漁業生產量值-漁業種類別魚類別生產量值9'!P20)&#10;  + SUM('漁業生產量值-漁業種類別魚類別生產量值10'!L20,'漁業生產量值-漁業種類別魚類別生產量值10'!N20,'漁業生產量值-漁業種類別魚類別生產量值10'!P20)&#10;  + SUM('漁業生產量值-漁業種類別魚類別生產量值11'!D20,'漁業生產量值-漁業種類別魚類別生產量值11'!F20,'漁業生產量值-漁業種類別魚類別生產量值11'!N20)&#10;  + SUM('漁業生產量值-漁業種類別魚類別生產量值13'!J20)&#10;  + SUM('漁業生產量值-漁業種類別魚類別生產量值14'!H20,'漁業生產量值-漁業種類別魚類別生產量值14'!J20,'漁業生產量值-漁業種類別魚類別生產量值14'!L20)&#10;  )=0,&quot;-&quot;,(SUM(H20,J20)&#10;     + SUM('漁業生產量值-漁業種類別魚類別生產量值1'!F20,'漁業生產量值-漁業種類別魚類別生產量值1'!H20,'漁業生產量值-漁業種類別魚類別生產量值1'!J20)&#10;     + SUM('漁業生產量值-漁業種類別魚類別生產量值2'!D20,'漁業生產量值-漁業種類別魚類別生產量值2'!F20,'漁業生產量值-漁業種類別魚類別生產量值2'!H20,'漁業生產量值-漁業種類別魚類別生產量值2'!J20)&#10;  + SUM('漁業生產量值-漁業種類別魚類別生產量值3'!F20,'漁業生產量值-漁業種類別魚類別生產量值3'!J20,'漁業生產量值-漁業種類別魚類別生產量值3'!L20,'漁業生產量值-漁業種類別魚類別生產量值3'!N20,'漁業生產量值-漁業種類別魚類別生產量值3'!P20)&#10;     + SUM('漁業生產量值-漁業種類別魚類別生產量值4'!D20,'漁業生產量值-漁業種類別魚類別生產量值4'!F20,'漁業生產量值-漁業種類別魚類別生產量值4'!H20,'漁業生產量值-漁業種類別魚類別生產量值4'!J20)&#10;  + SUM('漁業生產量值-漁業種類別魚類別生產量值5'!F20,'漁業生產量值-漁業種類別魚類別生產量值5'!H20,'漁業生產量值-漁業種類別魚類別生產量值5'!J20,'漁業生產量值-漁業種類別魚類別生產量值5'!L20,'漁業生產量值-漁業種類別魚類別生產量值5'!N20,'漁業生產量值-漁業種類別魚類別生產量值5'!P20)&#10;  + SUM('漁業生產量值-漁業種類別魚類別生產量值6'!D20,'漁業生產量值-漁業種類別魚類別生產量值6'!F20,'漁業生產量值-漁業種類別魚類別生產量值6'!H20,'漁業生產量值-漁業種類別魚類別生產量值6'!J20,'漁業生產量值-漁業種類別魚類別生產量值6'!L20,'漁業生產量值-漁業種類別魚類別生產量值6'!N20,'漁業生產量值-漁業種類別魚類別生產量值6'!P20)&#10;  + SUM('漁業生產量值-漁業種類別魚類別生產量值9'!P20)&#10;  + SUM('漁業生產量值-漁業種類別魚類別生產量值10'!L20,'漁業生產量值-漁業種類別魚類別生產量值10'!N20,'漁業生產量值-漁業種類別魚類別生產量值10'!P20)&#10;  + SUM('漁業生產量值-漁業種類別魚類別生產量值11'!D20,'漁業生產量值-漁業種類別魚類別生產量值11'!F20,'漁業生產量值-漁業種類別魚類別生產量值11'!N20)&#10;  + SUM('漁業生產量值-漁業種類別魚類別生產量值13'!J20)&#10;  + SUM('漁業生產量值-漁業種類別魚類別生產量值14'!H20,'漁業生產量值-漁業種類別魚類別生產量值14'!J20,'漁業生產量值-漁業種類別魚類別生產量值14'!L20)&#10;  ))" table:style-name="ce19">
            <text:p>4,63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0,M20,O20,'漁業生產量值-漁業種類別魚類別生產量值1'!C20)=0,&quot;-&quot;,SUM(K20,M20,O20,'漁業生產量值-漁業種類別魚類別生產量值1'!C20))" table:style-name="ce19">
            <text:p>-</text:p>
          </table:table-cell>
          <table:table-cell office:value-type="string" office:string-value="-" table:formula="msoxl:=IF(SUM(L20,N20,P20,'漁業生產量值-漁業種類別魚類別生產量值1'!D20)=0,&quot;-&quot;,SUM(L20,N20,P20,'漁業生產量值-漁業種類別魚類別生產量值1'!D2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2</text:p>
          </table:table-cell>
          <table:table-cell office:value-type="string" table:style-name="ce18">
            <text:p>　鯖鰺圍網　</text:p>
          </table:table-cell>
          <table:table-cell office:value-type="float" office:value="2006.97" table:style-name="ce54">
            <text:p>2,007<text:s/></text:p>
          </table:table-cell>
          <table:table-cell office:value-type="float" office:value="69070.895000000004" table:style-name="ce54">
            <text:p>69,071<text:s/></text:p>
          </table:table-cell>
          <table:table-cell office:value-type="float" office:value="2006.97" table:formula="msoxl:=IF( (SUM(G21,I21)&#10;     + SUM('漁業生產量值-漁業種類別魚類別生產量值1'!E21,'漁業生產量值-漁業種類別魚類別生產量值1'!G21,'漁業生產量值-漁業種類別魚類別生產量值1'!I21)&#10;     + SUM('漁業生產量值-漁業種類別魚類別生產量值2'!C21,'漁業生產量值-漁業種類別魚類別生產量值2'!E21,'漁業生產量值-漁業種類別魚類別生產量值2'!G21,'漁業生產量值-漁業種類別魚類別生產量值2'!I21)&#10;  + SUM('漁業生產量值-漁業種類別魚類別生產量值3'!E21,'漁業生產量值-漁業種類別魚類別生產量值3'!I21,'漁業生產量值-漁業種類別魚類別生產量值3'!K21,'漁業生產量值-漁業種類別魚類別生產量值3'!M21,'漁業生產量值-漁業種類別魚類別生產量值3'!O21)&#10;     + SUM('漁業生產量值-漁業種類別魚類別生產量值4'!C21,'漁業生產量值-漁業種類別魚類別生產量值4'!E21,'漁業生產量值-漁業種類別魚類別生產量值4'!G21,'漁業生產量值-漁業種類別魚類別生產量值4'!I21)&#10;  + SUM('漁業生產量值-漁業種類別魚類別生產量值5'!E21,'漁業生產量值-漁業種類別魚類別生產量值5'!G21,'漁業生產量值-漁業種類別魚類別生產量值5'!I21,'漁業生產量值-漁業種類別魚類別生產量值5'!K21,'漁業生產量值-漁業種類別魚類別生產量值5'!M21,'漁業生產量值-漁業種類別魚類別生產量值5'!O21)&#10;  + SUM('漁業生產量值-漁業種類別魚類別生產量值6'!C21,'漁業生產量值-漁業種類別魚類別生產量值6'!E21,'漁業生產量值-漁業種類別魚類別生產量值6'!G21,'漁業生產量值-漁業種類別魚類別生產量值6'!I21,'漁業生產量值-漁業種類別魚類別生產量值6'!K21,'漁業生產量值-漁業種類別魚類別生產量值6'!M21,'漁業生產量值-漁業種類別魚類別生產量值6'!O21)&#10;  + SUM('漁業生產量值-漁業種類別魚類別生產量值9'!O21)&#10;  + SUM('漁業生產量值-漁業種類別魚類別生產量值10'!K21,'漁業生產量值-漁業種類別魚類別生產量值10'!M21,'漁業生產量值-漁業種類別魚類別生產量值10'!O21)&#10;  + SUM('漁業生產量值-漁業種類別魚類別生產量值11'!C21,'漁業生產量值-漁業種類別魚類別生產量值11'!E21,'漁業生產量值-漁業種類別魚類別生產量值11'!M21)&#10;  + SUM('漁業生產量值-漁業種類別魚類別生產量值13'!I21)&#10;  + SUM('漁業生產量值-漁業種類別魚類別生產量值14'!G21,'漁業生產量值-漁業種類別魚類別生產量值14'!I21,'漁業生產量值-漁業種類別魚類別生產量值14'!K21)&#10;  )=0,&quot;-&quot;,(SUM(G21,I21)&#10;     + SUM('漁業生產量值-漁業種類別魚類別生產量值1'!E21,'漁業生產量值-漁業種類別魚類別生產量值1'!G21,'漁業生產量值-漁業種類別魚類別生產量值1'!I21)&#10;     + SUM('漁業生產量值-漁業種類別魚類別生產量值2'!C21,'漁業生產量值-漁業種類別魚類別生產量值2'!E21,'漁業生產量值-漁業種類別魚類別生產量值2'!G21,'漁業生產量值-漁業種類別魚類別生產量值2'!I21)&#10;  + SUM('漁業生產量值-漁業種類別魚類別生產量值3'!E21,'漁業生產量值-漁業種類別魚類別生產量值3'!I21,'漁業生產量值-漁業種類別魚類別生產量值3'!K21,'漁業生產量值-漁業種類別魚類別生產量值3'!M21,'漁業生產量值-漁業種類別魚類別生產量值3'!O21)&#10;     + SUM('漁業生產量值-漁業種類別魚類別生產量值4'!C21,'漁業生產量值-漁業種類別魚類別生產量值4'!E21,'漁業生產量值-漁業種類別魚類別生產量值4'!G21,'漁業生產量值-漁業種類別魚類別生產量值4'!I21)&#10;  + SUM('漁業生產量值-漁業種類別魚類別生產量值5'!E21,'漁業生產量值-漁業種類別魚類別生產量值5'!G21,'漁業生產量值-漁業種類別魚類別生產量值5'!I21,'漁業生產量值-漁業種類別魚類別生產量值5'!K21,'漁業生產量值-漁業種類別魚類別生產量值5'!M21,'漁業生產量值-漁業種類別魚類別生產量值5'!O21)&#10;  + SUM('漁業生產量值-漁業種類別魚類別生產量值6'!C21,'漁業生產量值-漁業種類別魚類別生產量值6'!E21,'漁業生產量值-漁業種類別魚類別生產量值6'!G21,'漁業生產量值-漁業種類別魚類別生產量值6'!I21,'漁業生產量值-漁業種類別魚類別生產量值6'!K21,'漁業生產量值-漁業種類別魚類別生產量值6'!M21,'漁業生產量值-漁業種類別魚類別生產量值6'!O21)&#10;  + SUM('漁業生產量值-漁業種類別魚類別生產量值9'!O21)&#10;  + SUM('漁業生產量值-漁業種類別魚類別生產量值10'!K21,'漁業生產量值-漁業種類別魚類別生產量值10'!M21,'漁業生產量值-漁業種類別魚類別生產量值10'!O21)&#10;  + SUM('漁業生產量值-漁業種類別魚類別生產量值11'!C21,'漁業生產量值-漁業種類別魚類別生產量值11'!E21,'漁業生產量值-漁業種類別魚類別生產量值11'!M21)&#10;  + SUM('漁業生產量值-漁業種類別魚類別生產量值13'!I21)&#10;  + SUM('漁業生產量值-漁業種類別魚類別生產量值14'!G21,'漁業生產量值-漁業種類別魚類別生產量值14'!I21,'漁業生產量值-漁業種類別魚類別生產量值14'!K21)&#10;  ))" table:style-name="ce19">
            <text:p>2,007<text:s/></text:p>
          </table:table-cell>
          <table:table-cell office:value-type="float" office:value="69070.89499999999" table:formula="msoxl:=IF( (SUM(H21,J21)&#10;     + SUM('漁業生產量值-漁業種類別魚類別生產量值1'!F21,'漁業生產量值-漁業種類別魚類別生產量值1'!H21,'漁業生產量值-漁業種類別魚類別生產量值1'!J21)&#10;     + SUM('漁業生產量值-漁業種類別魚類別生產量值2'!D21,'漁業生產量值-漁業種類別魚類別生產量值2'!F21,'漁業生產量值-漁業種類別魚類別生產量值2'!H21,'漁業生產量值-漁業種類別魚類別生產量值2'!J21)&#10;  + SUM('漁業生產量值-漁業種類別魚類別生產量值3'!F21,'漁業生產量值-漁業種類別魚類別生產量值3'!J21,'漁業生產量值-漁業種類別魚類別生產量值3'!L21,'漁業生產量值-漁業種類別魚類別生產量值3'!N21,'漁業生產量值-漁業種類別魚類別生產量值3'!P21)&#10;     + SUM('漁業生產量值-漁業種類別魚類別生產量值4'!D21,'漁業生產量值-漁業種類別魚類別生產量值4'!F21,'漁業生產量值-漁業種類別魚類別生產量值4'!H21,'漁業生產量值-漁業種類別魚類別生產量值4'!J21)&#10;  + SUM('漁業生產量值-漁業種類別魚類別生產量值5'!F21,'漁業生產量值-漁業種類別魚類別生產量值5'!H21,'漁業生產量值-漁業種類別魚類別生產量值5'!J21,'漁業生產量值-漁業種類別魚類別生產量值5'!L21,'漁業生產量值-漁業種類別魚類別生產量值5'!N21,'漁業生產量值-漁業種類別魚類別生產量值5'!P21)&#10;  + SUM('漁業生產量值-漁業種類別魚類別生產量值6'!D21,'漁業生產量值-漁業種類別魚類別生產量值6'!F21,'漁業生產量值-漁業種類別魚類別生產量值6'!H21,'漁業生產量值-漁業種類別魚類別生產量值6'!J21,'漁業生產量值-漁業種類別魚類別生產量值6'!L21,'漁業生產量值-漁業種類別魚類別生產量值6'!N21,'漁業生產量值-漁業種類別魚類別生產量值6'!P21)&#10;  + SUM('漁業生產量值-漁業種類別魚類別生產量值9'!P21)&#10;  + SUM('漁業生產量值-漁業種類別魚類別生產量值10'!L21,'漁業生產量值-漁業種類別魚類別生產量值10'!N21,'漁業生產量值-漁業種類別魚類別生產量值10'!P21)&#10;  + SUM('漁業生產量值-漁業種類別魚類別生產量值11'!D21,'漁業生產量值-漁業種類別魚類別生產量值11'!F21,'漁業生產量值-漁業種類別魚類別生產量值11'!N21)&#10;  + SUM('漁業生產量值-漁業種類別魚類別生產量值13'!J21)&#10;  + SUM('漁業生產量值-漁業種類別魚類別生產量值14'!H21,'漁業生產量值-漁業種類別魚類別生產量值14'!J21,'漁業生產量值-漁業種類別魚類別生產量值14'!L21)&#10;  )=0,&quot;-&quot;,(SUM(H21,J21)&#10;     + SUM('漁業生產量值-漁業種類別魚類別生產量值1'!F21,'漁業生產量值-漁業種類別魚類別生產量值1'!H21,'漁業生產量值-漁業種類別魚類別生產量值1'!J21)&#10;     + SUM('漁業生產量值-漁業種類別魚類別生產量值2'!D21,'漁業生產量值-漁業種類別魚類別生產量值2'!F21,'漁業生產量值-漁業種類別魚類別生產量值2'!H21,'漁業生產量值-漁業種類別魚類別生產量值2'!J21)&#10;  + SUM('漁業生產量值-漁業種類別魚類別生產量值3'!F21,'漁業生產量值-漁業種類別魚類別生產量值3'!J21,'漁業生產量值-漁業種類別魚類別生產量值3'!L21,'漁業生產量值-漁業種類別魚類別生產量值3'!N21,'漁業生產量值-漁業種類別魚類別生產量值3'!P21)&#10;     + SUM('漁業生產量值-漁業種類別魚類別生產量值4'!D21,'漁業生產量值-漁業種類別魚類別生產量值4'!F21,'漁業生產量值-漁業種類別魚類別生產量值4'!H21,'漁業生產量值-漁業種類別魚類別生產量值4'!J21)&#10;  + SUM('漁業生產量值-漁業種類別魚類別生產量值5'!F21,'漁業生產量值-漁業種類別魚類別生產量值5'!H21,'漁業生產量值-漁業種類別魚類別生產量值5'!J21,'漁業生產量值-漁業種類別魚類別生產量值5'!L21,'漁業生產量值-漁業種類別魚類別生產量值5'!N21,'漁業生產量值-漁業種類別魚類別生產量值5'!P21)&#10;  + SUM('漁業生產量值-漁業種類別魚類別生產量值6'!D21,'漁業生產量值-漁業種類別魚類別生產量值6'!F21,'漁業生產量值-漁業種類別魚類別生產量值6'!H21,'漁業生產量值-漁業種類別魚類別生產量值6'!J21,'漁業生產量值-漁業種類別魚類別生產量值6'!L21,'漁業生產量值-漁業種類別魚類別生產量值6'!N21,'漁業生產量值-漁業種類別魚類別生產量值6'!P21)&#10;  + SUM('漁業生產量值-漁業種類別魚類別生產量值9'!P21)&#10;  + SUM('漁業生產量值-漁業種類別魚類別生產量值10'!L21,'漁業生產量值-漁業種類別魚類別生產量值10'!N21,'漁業生產量值-漁業種類別魚類別生產量值10'!P21)&#10;  + SUM('漁業生產量值-漁業種類別魚類別生產量值11'!D21,'漁業生產量值-漁業種類別魚類別生產量值11'!F21,'漁業生產量值-漁業種類別魚類別生產量值11'!N21)&#10;  + SUM('漁業生產量值-漁業種類別魚類別生產量值13'!J21)&#10;  + SUM('漁業生產量值-漁業種類別魚類別生產量值14'!H21,'漁業生產量值-漁業種類別魚類別生產量值14'!J21,'漁業生產量值-漁業種類別魚類別生產量值14'!L21)&#10;  ))" table:style-name="ce19">
            <text:p>69,07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1,M21,O21,'漁業生產量值-漁業種類別魚類別生產量值1'!C21)=0,&quot;-&quot;,SUM(K21,M21,O21,'漁業生產量值-漁業種類別魚類別生產量值1'!C21))" table:style-name="ce19">
            <text:p>-</text:p>
          </table:table-cell>
          <table:table-cell office:value-type="string" office:string-value="-" table:formula="msoxl:=IF(SUM(L21,N21,P21,'漁業生產量值-漁業種類別魚類別生產量值1'!D21)=0,&quot;-&quot;,SUM(L21,N21,P21,'漁業生產量值-漁業種類別魚類別生產量值1'!D2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3</text:p>
          </table:table-cell>
          <table:table-cell office:value-type="string" table:style-name="ce18">
            <text:p>　火誘網　</text:p>
          </table:table-cell>
          <table:table-cell office:value-type="float" office:value="1428.2" table:style-name="ce54">
            <text:p>1,428<text:s/></text:p>
          </table:table-cell>
          <table:table-cell office:value-type="float" office:value="111325.1" table:style-name="ce54">
            <text:p>111,325<text:s/></text:p>
          </table:table-cell>
          <table:table-cell office:value-type="float" office:value="1282.0999999999999" table:formula="msoxl:=IF( (SUM(G22,I22)&#10;     + SUM('漁業生產量值-漁業種類別魚類別生產量值1'!E22,'漁業生產量值-漁業種類別魚類別生產量值1'!G22,'漁業生產量值-漁業種類別魚類別生產量值1'!I22)&#10;     + SUM('漁業生產量值-漁業種類別魚類別生產量值2'!C22,'漁業生產量值-漁業種類別魚類別生產量值2'!E22,'漁業生產量值-漁業種類別魚類別生產量值2'!G22,'漁業生產量值-漁業種類別魚類別生產量值2'!I22)&#10;  + SUM('漁業生產量值-漁業種類別魚類別生產量值3'!E22,'漁業生產量值-漁業種類別魚類別生產量值3'!I22,'漁業生產量值-漁業種類別魚類別生產量值3'!K22,'漁業生產量值-漁業種類別魚類別生產量值3'!M22,'漁業生產量值-漁業種類別魚類別生產量值3'!O22)&#10;     + SUM('漁業生產量值-漁業種類別魚類別生產量值4'!C22,'漁業生產量值-漁業種類別魚類別生產量值4'!E22,'漁業生產量值-漁業種類別魚類別生產量值4'!G22,'漁業生產量值-漁業種類別魚類別生產量值4'!I22)&#10;  + SUM('漁業生產量值-漁業種類別魚類別生產量值5'!E22,'漁業生產量值-漁業種類別魚類別生產量值5'!G22,'漁業生產量值-漁業種類別魚類別生產量值5'!I22,'漁業生產量值-漁業種類別魚類別生產量值5'!K22,'漁業生產量值-漁業種類別魚類別生產量值5'!M22,'漁業生產量值-漁業種類別魚類別生產量值5'!O22)&#10;  + SUM('漁業生產量值-漁業種類別魚類別生產量值6'!C22,'漁業生產量值-漁業種類別魚類別生產量值6'!E22,'漁業生產量值-漁業種類別魚類別生產量值6'!G22,'漁業生產量值-漁業種類別魚類別生產量值6'!I22,'漁業生產量值-漁業種類別魚類別生產量值6'!K22,'漁業生產量值-漁業種類別魚類別生產量值6'!M22,'漁業生產量值-漁業種類別魚類別生產量值6'!O22)&#10;  + SUM('漁業生產量值-漁業種類別魚類別生產量值9'!O22)&#10;  + SUM('漁業生產量值-漁業種類別魚類別生產量值10'!K22,'漁業生產量值-漁業種類別魚類別生產量值10'!M22,'漁業生產量值-漁業種類別魚類別生產量值10'!O22)&#10;  + SUM('漁業生產量值-漁業種類別魚類別生產量值11'!C22,'漁業生產量值-漁業種類別魚類別生產量值11'!E22,'漁業生產量值-漁業種類別魚類別生產量值11'!M22)&#10;  + SUM('漁業生產量值-漁業種類別魚類別生產量值13'!I22)&#10;  + SUM('漁業生產量值-漁業種類別魚類別生產量值14'!G22,'漁業生產量值-漁業種類別魚類別生產量值14'!I22,'漁業生產量值-漁業種類別魚類別生產量值14'!K22)&#10;  )=0,&quot;-&quot;,(SUM(G22,I22)&#10;     + SUM('漁業生產量值-漁業種類別魚類別生產量值1'!E22,'漁業生產量值-漁業種類別魚類別生產量值1'!G22,'漁業生產量值-漁業種類別魚類別生產量值1'!I22)&#10;     + SUM('漁業生產量值-漁業種類別魚類別生產量值2'!C22,'漁業生產量值-漁業種類別魚類別生產量值2'!E22,'漁業生產量值-漁業種類別魚類別生產量值2'!G22,'漁業生產量值-漁業種類別魚類別生產量值2'!I22)&#10;  + SUM('漁業生產量值-漁業種類別魚類別生產量值3'!E22,'漁業生產量值-漁業種類別魚類別生產量值3'!I22,'漁業生產量值-漁業種類別魚類別生產量值3'!K22,'漁業生產量值-漁業種類別魚類別生產量值3'!M22,'漁業生產量值-漁業種類別魚類別生產量值3'!O22)&#10;     + SUM('漁業生產量值-漁業種類別魚類別生產量值4'!C22,'漁業生產量值-漁業種類別魚類別生產量值4'!E22,'漁業生產量值-漁業種類別魚類別生產量值4'!G22,'漁業生產量值-漁業種類別魚類別生產量值4'!I22)&#10;  + SUM('漁業生產量值-漁業種類別魚類別生產量值5'!E22,'漁業生產量值-漁業種類別魚類別生產量值5'!G22,'漁業生產量值-漁業種類別魚類別生產量值5'!I22,'漁業生產量值-漁業種類別魚類別生產量值5'!K22,'漁業生產量值-漁業種類別魚類別生產量值5'!M22,'漁業生產量值-漁業種類別魚類別生產量值5'!O22)&#10;  + SUM('漁業生產量值-漁業種類別魚類別生產量值6'!C22,'漁業生產量值-漁業種類別魚類別生產量值6'!E22,'漁業生產量值-漁業種類別魚類別生產量值6'!G22,'漁業生產量值-漁業種類別魚類別生產量值6'!I22,'漁業生產量值-漁業種類別魚類別生產量值6'!K22,'漁業生產量值-漁業種類別魚類別生產量值6'!M22,'漁業生產量值-漁業種類別魚類別生產量值6'!O22)&#10;  + SUM('漁業生產量值-漁業種類別魚類別生產量值9'!O22)&#10;  + SUM('漁業生產量值-漁業種類別魚類別生產量值10'!K22,'漁業生產量值-漁業種類別魚類別生產量值10'!M22,'漁業生產量值-漁業種類別魚類別生產量值10'!O22)&#10;  + SUM('漁業生產量值-漁業種類別魚類別生產量值11'!C22,'漁業生產量值-漁業種類別魚類別生產量值11'!E22,'漁業生產量值-漁業種類別魚類別生產量值11'!M22)&#10;  + SUM('漁業生產量值-漁業種類別魚類別生產量值13'!I22)&#10;  + SUM('漁業生產量值-漁業種類別魚類別生產量值14'!G22,'漁業生產量值-漁業種類別魚類別生產量值14'!I22,'漁業生產量值-漁業種類別魚類別生產量值14'!K22)&#10;  ))" table:style-name="ce19">
            <text:p>1,282<text:s/></text:p>
          </table:table-cell>
          <table:table-cell office:value-type="float" office:value="108841.40000000001" table:formula="msoxl:=IF( (SUM(H22,J22)&#10;     + SUM('漁業生產量值-漁業種類別魚類別生產量值1'!F22,'漁業生產量值-漁業種類別魚類別生產量值1'!H22,'漁業生產量值-漁業種類別魚類別生產量值1'!J22)&#10;     + SUM('漁業生產量值-漁業種類別魚類別生產量值2'!D22,'漁業生產量值-漁業種類別魚類別生產量值2'!F22,'漁業生產量值-漁業種類別魚類別生產量值2'!H22,'漁業生產量值-漁業種類別魚類別生產量值2'!J22)&#10;  + SUM('漁業生產量值-漁業種類別魚類別生產量值3'!F22,'漁業生產量值-漁業種類別魚類別生產量值3'!J22,'漁業生產量值-漁業種類別魚類別生產量值3'!L22,'漁業生產量值-漁業種類別魚類別生產量值3'!N22,'漁業生產量值-漁業種類別魚類別生產量值3'!P22)&#10;     + SUM('漁業生產量值-漁業種類別魚類別生產量值4'!D22,'漁業生產量值-漁業種類別魚類別生產量值4'!F22,'漁業生產量值-漁業種類別魚類別生產量值4'!H22,'漁業生產量值-漁業種類別魚類別生產量值4'!J22)&#10;  + SUM('漁業生產量值-漁業種類別魚類別生產量值5'!F22,'漁業生產量值-漁業種類別魚類別生產量值5'!H22,'漁業生產量值-漁業種類別魚類別生產量值5'!J22,'漁業生產量值-漁業種類別魚類別生產量值5'!L22,'漁業生產量值-漁業種類別魚類別生產量值5'!N22,'漁業生產量值-漁業種類別魚類別生產量值5'!P22)&#10;  + SUM('漁業生產量值-漁業種類別魚類別生產量值6'!D22,'漁業生產量值-漁業種類別魚類別生產量值6'!F22,'漁業生產量值-漁業種類別魚類別生產量值6'!H22,'漁業生產量值-漁業種類別魚類別生產量值6'!J22,'漁業生產量值-漁業種類別魚類別生產量值6'!L22,'漁業生產量值-漁業種類別魚類別生產量值6'!N22,'漁業生產量值-漁業種類別魚類別生產量值6'!P22)&#10;  + SUM('漁業生產量值-漁業種類別魚類別生產量值9'!P22)&#10;  + SUM('漁業生產量值-漁業種類別魚類別生產量值10'!L22,'漁業生產量值-漁業種類別魚類別生產量值10'!N22,'漁業生產量值-漁業種類別魚類別生產量值10'!P22)&#10;  + SUM('漁業生產量值-漁業種類別魚類別生產量值11'!D22,'漁業生產量值-漁業種類別魚類別生產量值11'!F22,'漁業生產量值-漁業種類別魚類別生產量值11'!N22)&#10;  + SUM('漁業生產量值-漁業種類別魚類別生產量值13'!J22)&#10;  + SUM('漁業生產量值-漁業種類別魚類別生產量值14'!H22,'漁業生產量值-漁業種類別魚類別生產量值14'!J22,'漁業生產量值-漁業種類別魚類別生產量值14'!L22)&#10;  )=0,&quot;-&quot;,(SUM(H22,J22)&#10;     + SUM('漁業生產量值-漁業種類別魚類別生產量值1'!F22,'漁業生產量值-漁業種類別魚類別生產量值1'!H22,'漁業生產量值-漁業種類別魚類別生產量值1'!J22)&#10;     + SUM('漁業生產量值-漁業種類別魚類別生產量值2'!D22,'漁業生產量值-漁業種類別魚類別生產量值2'!F22,'漁業生產量值-漁業種類別魚類別生產量值2'!H22,'漁業生產量值-漁業種類別魚類別生產量值2'!J22)&#10;  + SUM('漁業生產量值-漁業種類別魚類別生產量值3'!F22,'漁業生產量值-漁業種類別魚類別生產量值3'!J22,'漁業生產量值-漁業種類別魚類別生產量值3'!L22,'漁業生產量值-漁業種類別魚類別生產量值3'!N22,'漁業生產量值-漁業種類別魚類別生產量值3'!P22)&#10;     + SUM('漁業生產量值-漁業種類別魚類別生產量值4'!D22,'漁業生產量值-漁業種類別魚類別生產量值4'!F22,'漁業生產量值-漁業種類別魚類別生產量值4'!H22,'漁業生產量值-漁業種類別魚類別生產量值4'!J22)&#10;  + SUM('漁業生產量值-漁業種類別魚類別生產量值5'!F22,'漁業生產量值-漁業種類別魚類別生產量值5'!H22,'漁業生產量值-漁業種類別魚類別生產量值5'!J22,'漁業生產量值-漁業種類別魚類別生產量值5'!L22,'漁業生產量值-漁業種類別魚類別生產量值5'!N22,'漁業生產量值-漁業種類別魚類別生產量值5'!P22)&#10;  + SUM('漁業生產量值-漁業種類別魚類別生產量值6'!D22,'漁業生產量值-漁業種類別魚類別生產量值6'!F22,'漁業生產量值-漁業種類別魚類別生產量值6'!H22,'漁業生產量值-漁業種類別魚類別生產量值6'!J22,'漁業生產量值-漁業種類別魚類別生產量值6'!L22,'漁業生產量值-漁業種類別魚類別生產量值6'!N22,'漁業生產量值-漁業種類別魚類別生產量值6'!P22)&#10;  + SUM('漁業生產量值-漁業種類別魚類別生產量值9'!P22)&#10;  + SUM('漁業生產量值-漁業種類別魚類別生產量值10'!L22,'漁業生產量值-漁業種類別魚類別生產量值10'!N22,'漁業生產量值-漁業種類別魚類別生產量值10'!P22)&#10;  + SUM('漁業生產量值-漁業種類別魚類別生產量值11'!D22,'漁業生產量值-漁業種類別魚類別生產量值11'!F22,'漁業生產量值-漁業種類別魚類別生產量值11'!N22)&#10;  + SUM('漁業生產量值-漁業種類別魚類別生產量值13'!J22)&#10;  + SUM('漁業生產量值-漁業種類別魚類別生產量值14'!H22,'漁業生產量值-漁業種類別魚類別生產量值14'!J22,'漁業生產量值-漁業種類別魚類別生產量值14'!L22)&#10;  ))" table:style-name="ce19">
            <text:p>108,84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2,M22,O22,'漁業生產量值-漁業種類別魚類別生產量值1'!C22)=0,&quot;-&quot;,SUM(K22,M22,O22,'漁業生產量值-漁業種類別魚類別生產量值1'!C22))" table:style-name="ce19">
            <text:p>-</text:p>
          </table:table-cell>
          <table:table-cell office:value-type="string" office:string-value="-" table:formula="msoxl:=IF(SUM(L22,N22,P22,'漁業生產量值-漁業種類別魚類別生產量值1'!D22)=0,&quot;-&quot;,SUM(L22,N22,P22,'漁業生產量值-漁業種類別魚類別生產量值1'!D2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34736.149519999999" table:style-name="ce54">
            <text:p>34,736<text:s/></text:p>
          </table:table-cell>
          <table:table-cell office:value-type="float" office:value="4624578.5243100002" table:style-name="ce54">
            <text:p>4,624,579<text:s/></text:p>
          </table:table-cell>
          <table:table-cell office:value-type="float" office:value="30483.225759999998" table:formula="msoxl:=IF( (SUM(G23,I23)&#10;     + SUM('漁業生產量值-漁業種類別魚類別生產量值1'!E23,'漁業生產量值-漁業種類別魚類別生產量值1'!G23,'漁業生產量值-漁業種類別魚類別生產量值1'!I23)&#10;     + SUM('漁業生產量值-漁業種類別魚類別生產量值2'!C23,'漁業生產量值-漁業種類別魚類別生產量值2'!E23,'漁業生產量值-漁業種類別魚類別生產量值2'!G23,'漁業生產量值-漁業種類別魚類別生產量值2'!I23)&#10;  + SUM('漁業生產量值-漁業種類別魚類別生產量值3'!E23,'漁業生產量值-漁業種類別魚類別生產量值3'!I23,'漁業生產量值-漁業種類別魚類別生產量值3'!K23,'漁業生產量值-漁業種類別魚類別生產量值3'!M23,'漁業生產量值-漁業種類別魚類別生產量值3'!O23)&#10;     + SUM('漁業生產量值-漁業種類別魚類別生產量值4'!C23,'漁業生產量值-漁業種類別魚類別生產量值4'!E23,'漁業生產量值-漁業種類別魚類別生產量值4'!G23,'漁業生產量值-漁業種類別魚類別生產量值4'!I23)&#10;  + SUM('漁業生產量值-漁業種類別魚類別生產量值5'!E23,'漁業生產量值-漁業種類別魚類別生產量值5'!G23,'漁業生產量值-漁業種類別魚類別生產量值5'!I23,'漁業生產量值-漁業種類別魚類別生產量值5'!K23,'漁業生產量值-漁業種類別魚類別生產量值5'!M23,'漁業生產量值-漁業種類別魚類別生產量值5'!O23)&#10;  + SUM('漁業生產量值-漁業種類別魚類別生產量值6'!C23,'漁業生產量值-漁業種類別魚類別生產量值6'!E23,'漁業生產量值-漁業種類別魚類別生產量值6'!G23,'漁業生產量值-漁業種類別魚類別生產量值6'!I23,'漁業生產量值-漁業種類別魚類別生產量值6'!K23,'漁業生產量值-漁業種類別魚類別生產量值6'!M23,'漁業生產量值-漁業種類別魚類別生產量值6'!O23)&#10;  + SUM('漁業生產量值-漁業種類別魚類別生產量值9'!O23)&#10;  + SUM('漁業生產量值-漁業種類別魚類別生產量值10'!K23,'漁業生產量值-漁業種類別魚類別生產量值10'!M23,'漁業生產量值-漁業種類別魚類別生產量值10'!O23)&#10;  + SUM('漁業生產量值-漁業種類別魚類別生產量值11'!C23,'漁業生產量值-漁業種類別魚類別生產量值11'!E23,'漁業生產量值-漁業種類別魚類別生產量值11'!M23)&#10;  + SUM('漁業生產量值-漁業種類別魚類別生產量值13'!I23)&#10;  + SUM('漁業生產量值-漁業種類別魚類別生產量值14'!G23,'漁業生產量值-漁業種類別魚類別生產量值14'!I23,'漁業生產量值-漁業種類別魚類別生產量值14'!K23)&#10;  )=0,&quot;-&quot;,(SUM(G23,I23)&#10;     + SUM('漁業生產量值-漁業種類別魚類別生產量值1'!E23,'漁業生產量值-漁業種類別魚類別生產量值1'!G23,'漁業生產量值-漁業種類別魚類別生產量值1'!I23)&#10;     + SUM('漁業生產量值-漁業種類別魚類別生產量值2'!C23,'漁業生產量值-漁業種類別魚類別生產量值2'!E23,'漁業生產量值-漁業種類別魚類別生產量值2'!G23,'漁業生產量值-漁業種類別魚類別生產量值2'!I23)&#10;  + SUM('漁業生產量值-漁業種類別魚類別生產量值3'!E23,'漁業生產量值-漁業種類別魚類別生產量值3'!I23,'漁業生產量值-漁業種類別魚類別生產量值3'!K23,'漁業生產量值-漁業種類別魚類別生產量值3'!M23,'漁業生產量值-漁業種類別魚類別生產量值3'!O23)&#10;     + SUM('漁業生產量值-漁業種類別魚類別生產量值4'!C23,'漁業生產量值-漁業種類別魚類別生產量值4'!E23,'漁業生產量值-漁業種類別魚類別生產量值4'!G23,'漁業生產量值-漁業種類別魚類別生產量值4'!I23)&#10;  + SUM('漁業生產量值-漁業種類別魚類別生產量值5'!E23,'漁業生產量值-漁業種類別魚類別生產量值5'!G23,'漁業生產量值-漁業種類別魚類別生產量值5'!I23,'漁業生產量值-漁業種類別魚類別生產量值5'!K23,'漁業生產量值-漁業種類別魚類別生產量值5'!M23,'漁業生產量值-漁業種類別魚類別生產量值5'!O23)&#10;  + SUM('漁業生產量值-漁業種類別魚類別生產量值6'!C23,'漁業生產量值-漁業種類別魚類別生產量值6'!E23,'漁業生產量值-漁業種類別魚類別生產量值6'!G23,'漁業生產量值-漁業種類別魚類別生產量值6'!I23,'漁業生產量值-漁業種類別魚類別生產量值6'!K23,'漁業生產量值-漁業種類別魚類別生產量值6'!M23,'漁業生產量值-漁業種類別魚類別生產量值6'!O23)&#10;  + SUM('漁業生產量值-漁業種類別魚類別生產量值9'!O23)&#10;  + SUM('漁業生產量值-漁業種類別魚類別生產量值10'!K23,'漁業生產量值-漁業種類別魚類別生產量值10'!M23,'漁業生產量值-漁業種類別魚類別生產量值10'!O23)&#10;  + SUM('漁業生產量值-漁業種類別魚類別生產量值11'!C23,'漁業生產量值-漁業種類別魚類別生產量值11'!E23,'漁業生產量值-漁業種類別魚類別生產量值11'!M23)&#10;  + SUM('漁業生產量值-漁業種類別魚類別生產量值13'!I23)&#10;  + SUM('漁業生產量值-漁業種類別魚類別生產量值14'!G23,'漁業生產量值-漁業種類別魚類別生產量值14'!I23,'漁業生產量值-漁業種類別魚類別生產量值14'!K23)&#10;  ))" table:style-name="ce19">
            <text:p>30,483<text:s/></text:p>
          </table:table-cell>
          <table:table-cell office:value-type="float" office:value="4033662.0036400002" table:formula="msoxl:=IF( (SUM(H23,J23)&#10;     + SUM('漁業生產量值-漁業種類別魚類別生產量值1'!F23,'漁業生產量值-漁業種類別魚類別生產量值1'!H23,'漁業生產量值-漁業種類別魚類別生產量值1'!J23)&#10;     + SUM('漁業生產量值-漁業種類別魚類別生產量值2'!D23,'漁業生產量值-漁業種類別魚類別生產量值2'!F23,'漁業生產量值-漁業種類別魚類別生產量值2'!H23,'漁業生產量值-漁業種類別魚類別生產量值2'!J23)&#10;  + SUM('漁業生產量值-漁業種類別魚類別生產量值3'!F23,'漁業生產量值-漁業種類別魚類別生產量值3'!J23,'漁業生產量值-漁業種類別魚類別生產量值3'!L23,'漁業生產量值-漁業種類別魚類別生產量值3'!N23,'漁業生產量值-漁業種類別魚類別生產量值3'!P23)&#10;     + SUM('漁業生產量值-漁業種類別魚類別生產量值4'!D23,'漁業生產量值-漁業種類別魚類別生產量值4'!F23,'漁業生產量值-漁業種類別魚類別生產量值4'!H23,'漁業生產量值-漁業種類別魚類別生產量值4'!J23)&#10;  + SUM('漁業生產量值-漁業種類別魚類別生產量值5'!F23,'漁業生產量值-漁業種類別魚類別生產量值5'!H23,'漁業生產量值-漁業種類別魚類別生產量值5'!J23,'漁業生產量值-漁業種類別魚類別生產量值5'!L23,'漁業生產量值-漁業種類別魚類別生產量值5'!N23,'漁業生產量值-漁業種類別魚類別生產量值5'!P23)&#10;  + SUM('漁業生產量值-漁業種類別魚類別生產量值6'!D23,'漁業生產量值-漁業種類別魚類別生產量值6'!F23,'漁業生產量值-漁業種類別魚類別生產量值6'!H23,'漁業生產量值-漁業種類別魚類別生產量值6'!J23,'漁業生產量值-漁業種類別魚類別生產量值6'!L23,'漁業生產量值-漁業種類別魚類別生產量值6'!N23,'漁業生產量值-漁業種類別魚類別生產量值6'!P23)&#10;  + SUM('漁業生產量值-漁業種類別魚類別生產量值9'!P23)&#10;  + SUM('漁業生產量值-漁業種類別魚類別生產量值10'!L23,'漁業生產量值-漁業種類別魚類別生產量值10'!N23,'漁業生產量值-漁業種類別魚類別生產量值10'!P23)&#10;  + SUM('漁業生產量值-漁業種類別魚類別生產量值11'!D23,'漁業生產量值-漁業種類別魚類別生產量值11'!F23,'漁業生產量值-漁業種類別魚類別生產量值11'!N23)&#10;  + SUM('漁業生產量值-漁業種類別魚類別生產量值13'!J23)&#10;  + SUM('漁業生產量值-漁業種類別魚類別生產量值14'!H23,'漁業生產量值-漁業種類別魚類別生產量值14'!J23,'漁業生產量值-漁業種類別魚類別生產量值14'!L23)&#10;  )=0,&quot;-&quot;,(SUM(H23,J23)&#10;     + SUM('漁業生產量值-漁業種類別魚類別生產量值1'!F23,'漁業生產量值-漁業種類別魚類別生產量值1'!H23,'漁業生產量值-漁業種類別魚類別生產量值1'!J23)&#10;     + SUM('漁業生產量值-漁業種類別魚類別生產量值2'!D23,'漁業生產量值-漁業種類別魚類別生產量值2'!F23,'漁業生產量值-漁業種類別魚類別生產量值2'!H23,'漁業生產量值-漁業種類別魚類別生產量值2'!J23)&#10;  + SUM('漁業生產量值-漁業種類別魚類別生產量值3'!F23,'漁業生產量值-漁業種類別魚類別生產量值3'!J23,'漁業生產量值-漁業種類別魚類別生產量值3'!L23,'漁業生產量值-漁業種類別魚類別生產量值3'!N23,'漁業生產量值-漁業種類別魚類別生產量值3'!P23)&#10;     + SUM('漁業生產量值-漁業種類別魚類別生產量值4'!D23,'漁業生產量值-漁業種類別魚類別生產量值4'!F23,'漁業生產量值-漁業種類別魚類別生產量值4'!H23,'漁業生產量值-漁業種類別魚類別生產量值4'!J23)&#10;  + SUM('漁業生產量值-漁業種類別魚類別生產量值5'!F23,'漁業生產量值-漁業種類別魚類別生產量值5'!H23,'漁業生產量值-漁業種類別魚類別生產量值5'!J23,'漁業生產量值-漁業種類別魚類別生產量值5'!L23,'漁業生產量值-漁業種類別魚類別生產量值5'!N23,'漁業生產量值-漁業種類別魚類別生產量值5'!P23)&#10;  + SUM('漁業生產量值-漁業種類別魚類別生產量值6'!D23,'漁業生產量值-漁業種類別魚類別生產量值6'!F23,'漁業生產量值-漁業種類別魚類別生產量值6'!H23,'漁業生產量值-漁業種類別魚類別生產量值6'!J23,'漁業生產量值-漁業種類別魚類別生產量值6'!L23,'漁業生產量值-漁業種類別魚類別生產量值6'!N23,'漁業生產量值-漁業種類別魚類別生產量值6'!P23)&#10;  + SUM('漁業生產量值-漁業種類別魚類別生產量值9'!P23)&#10;  + SUM('漁業生產量值-漁業種類別魚類別生產量值10'!L23,'漁業生產量值-漁業種類別魚類別生產量值10'!N23,'漁業生產量值-漁業種類別魚類別生產量值10'!P23)&#10;  + SUM('漁業生產量值-漁業種類別魚類別生產量值11'!D23,'漁業生產量值-漁業種類別魚類別生產量值11'!F23,'漁業生產量值-漁業種類別魚類別生產量值11'!N23)&#10;  + SUM('漁業生產量值-漁業種類別魚類別生產量值13'!J23)&#10;  + SUM('漁業生產量值-漁業種類別魚類別生產量值14'!H23,'漁業生產量值-漁業種類別魚類別生產量值14'!J23,'漁業生產量值-漁業種類別魚類別生產量值14'!L23)&#10;  ))" table:style-name="ce19">
            <text:p>4,033,66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3,M23,O23,'漁業生產量值-漁業種類別魚類別生產量值1'!C23)=0,&quot;-&quot;,SUM(K23,M23,O23,'漁業生產量值-漁業種類別魚類別生產量值1'!C23))" table:style-name="ce19">
            <text:p>-</text:p>
          </table:table-cell>
          <table:table-cell office:value-type="string" office:string-value="-" table:formula="msoxl:=IF(SUM(L23,N23,P23,'漁業生產量值-漁業種類別魚類別生產量值1'!D23)=0,&quot;-&quot;,SUM(L23,N23,P23,'漁業生產量值-漁業種類別魚類別生產量值1'!D2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4604.7463600000001" table:style-name="ce54">
            <text:p>4,605<text:s/></text:p>
          </table:table-cell>
          <table:table-cell office:value-type="float" office:value="716782.50889000006" table:style-name="ce54">
            <text:p>716,783<text:s/></text:p>
          </table:table-cell>
          <table:table-cell office:value-type="float" office:value="3833.2228999999998" table:formula="msoxl:=IF( (SUM(G24,I24)&#10;     + SUM('漁業生產量值-漁業種類別魚類別生產量值1'!E24,'漁業生產量值-漁業種類別魚類別生產量值1'!G24,'漁業生產量值-漁業種類別魚類別生產量值1'!I24)&#10;     + SUM('漁業生產量值-漁業種類別魚類別生產量值2'!C24,'漁業生產量值-漁業種類別魚類別生產量值2'!E24,'漁業生產量值-漁業種類別魚類別生產量值2'!G24,'漁業生產量值-漁業種類別魚類別生產量值2'!I24)&#10;  + SUM('漁業生產量值-漁業種類別魚類別生產量值3'!E24,'漁業生產量值-漁業種類別魚類別生產量值3'!I24,'漁業生產量值-漁業種類別魚類別生產量值3'!K24,'漁業生產量值-漁業種類別魚類別生產量值3'!M24,'漁業生產量值-漁業種類別魚類別生產量值3'!O24)&#10;     + SUM('漁業生產量值-漁業種類別魚類別生產量值4'!C24,'漁業生產量值-漁業種類別魚類別生產量值4'!E24,'漁業生產量值-漁業種類別魚類別生產量值4'!G24,'漁業生產量值-漁業種類別魚類別生產量值4'!I24)&#10;  + SUM('漁業生產量值-漁業種類別魚類別生產量值5'!E24,'漁業生產量值-漁業種類別魚類別生產量值5'!G24,'漁業生產量值-漁業種類別魚類別生產量值5'!I24,'漁業生產量值-漁業種類別魚類別生產量值5'!K24,'漁業生產量值-漁業種類別魚類別生產量值5'!M24,'漁業生產量值-漁業種類別魚類別生產量值5'!O24)&#10;  + SUM('漁業生產量值-漁業種類別魚類別生產量值6'!C24,'漁業生產量值-漁業種類別魚類別生產量值6'!E24,'漁業生產量值-漁業種類別魚類別生產量值6'!G24,'漁業生產量值-漁業種類別魚類別生產量值6'!I24,'漁業生產量值-漁業種類別魚類別生產量值6'!K24,'漁業生產量值-漁業種類別魚類別生產量值6'!M24,'漁業生產量值-漁業種類別魚類別生產量值6'!O24)&#10;  + SUM('漁業生產量值-漁業種類別魚類別生產量值9'!O24)&#10;  + SUM('漁業生產量值-漁業種類別魚類別生產量值10'!K24,'漁業生產量值-漁業種類別魚類別生產量值10'!M24,'漁業生產量值-漁業種類別魚類別生產量值10'!O24)&#10;  + SUM('漁業生產量值-漁業種類別魚類別生產量值11'!C24,'漁業生產量值-漁業種類別魚類別生產量值11'!E24,'漁業生產量值-漁業種類別魚類別生產量值11'!M24)&#10;  + SUM('漁業生產量值-漁業種類別魚類別生產量值13'!I24)&#10;  + SUM('漁業生產量值-漁業種類別魚類別生產量值14'!G24,'漁業生產量值-漁業種類別魚類別生產量值14'!I24,'漁業生產量值-漁業種類別魚類別生產量值14'!K24)&#10;  )=0,&quot;-&quot;,(SUM(G24,I24)&#10;     + SUM('漁業生產量值-漁業種類別魚類別生產量值1'!E24,'漁業生產量值-漁業種類別魚類別生產量值1'!G24,'漁業生產量值-漁業種類別魚類別生產量值1'!I24)&#10;     + SUM('漁業生產量值-漁業種類別魚類別生產量值2'!C24,'漁業生產量值-漁業種類別魚類別生產量值2'!E24,'漁業生產量值-漁業種類別魚類別生產量值2'!G24,'漁業生產量值-漁業種類別魚類別生產量值2'!I24)&#10;  + SUM('漁業生產量值-漁業種類別魚類別生產量值3'!E24,'漁業生產量值-漁業種類別魚類別生產量值3'!I24,'漁業生產量值-漁業種類別魚類別生產量值3'!K24,'漁業生產量值-漁業種類別魚類別生產量值3'!M24,'漁業生產量值-漁業種類別魚類別生產量值3'!O24)&#10;     + SUM('漁業生產量值-漁業種類別魚類別生產量值4'!C24,'漁業生產量值-漁業種類別魚類別生產量值4'!E24,'漁業生產量值-漁業種類別魚類別生產量值4'!G24,'漁業生產量值-漁業種類別魚類別生產量值4'!I24)&#10;  + SUM('漁業生產量值-漁業種類別魚類別生產量值5'!E24,'漁業生產量值-漁業種類別魚類別生產量值5'!G24,'漁業生產量值-漁業種類別魚類別生產量值5'!I24,'漁業生產量值-漁業種類別魚類別生產量值5'!K24,'漁業生產量值-漁業種類別魚類別生產量值5'!M24,'漁業生產量值-漁業種類別魚類別生產量值5'!O24)&#10;  + SUM('漁業生產量值-漁業種類別魚類別生產量值6'!C24,'漁業生產量值-漁業種類別魚類別生產量值6'!E24,'漁業生產量值-漁業種類別魚類別生產量值6'!G24,'漁業生產量值-漁業種類別魚類別生產量值6'!I24,'漁業生產量值-漁業種類別魚類別生產量值6'!K24,'漁業生產量值-漁業種類別魚類別生產量值6'!M24,'漁業生產量值-漁業種類別魚類別生產量值6'!O24)&#10;  + SUM('漁業生產量值-漁業種類別魚類別生產量值9'!O24)&#10;  + SUM('漁業生產量值-漁業種類別魚類別生產量值10'!K24,'漁業生產量值-漁業種類別魚類別生產量值10'!M24,'漁業生產量值-漁業種類別魚類別生產量值10'!O24)&#10;  + SUM('漁業生產量值-漁業種類別魚類別生產量值11'!C24,'漁業生產量值-漁業種類別魚類別生產量值11'!E24,'漁業生產量值-漁業種類別魚類別生產量值11'!M24)&#10;  + SUM('漁業生產量值-漁業種類別魚類別生產量值13'!I24)&#10;  + SUM('漁業生產量值-漁業種類別魚類別生產量值14'!G24,'漁業生產量值-漁業種類別魚類別生產量值14'!I24,'漁業生產量值-漁業種類別魚類別生產量值14'!K24)&#10;  ))" table:style-name="ce19">
            <text:p>3,833<text:s/></text:p>
          </table:table-cell>
          <table:table-cell office:value-type="float" office:value="577161.69922000007" table:formula="msoxl:=IF( (SUM(H24,J24)&#10;     + SUM('漁業生產量值-漁業種類別魚類別生產量值1'!F24,'漁業生產量值-漁業種類別魚類別生產量值1'!H24,'漁業生產量值-漁業種類別魚類別生產量值1'!J24)&#10;     + SUM('漁業生產量值-漁業種類別魚類別生產量值2'!D24,'漁業生產量值-漁業種類別魚類別生產量值2'!F24,'漁業生產量值-漁業種類別魚類別生產量值2'!H24,'漁業生產量值-漁業種類別魚類別生產量值2'!J24)&#10;  + SUM('漁業生產量值-漁業種類別魚類別生產量值3'!F24,'漁業生產量值-漁業種類別魚類別生產量值3'!J24,'漁業生產量值-漁業種類別魚類別生產量值3'!L24,'漁業生產量值-漁業種類別魚類別生產量值3'!N24,'漁業生產量值-漁業種類別魚類別生產量值3'!P24)&#10;     + SUM('漁業生產量值-漁業種類別魚類別生產量值4'!D24,'漁業生產量值-漁業種類別魚類別生產量值4'!F24,'漁業生產量值-漁業種類別魚類別生產量值4'!H24,'漁業生產量值-漁業種類別魚類別生產量值4'!J24)&#10;  + SUM('漁業生產量值-漁業種類別魚類別生產量值5'!F24,'漁業生產量值-漁業種類別魚類別生產量值5'!H24,'漁業生產量值-漁業種類別魚類別生產量值5'!J24,'漁業生產量值-漁業種類別魚類別生產量值5'!L24,'漁業生產量值-漁業種類別魚類別生產量值5'!N24,'漁業生產量值-漁業種類別魚類別生產量值5'!P24)&#10;  + SUM('漁業生產量值-漁業種類別魚類別生產量值6'!D24,'漁業生產量值-漁業種類別魚類別生產量值6'!F24,'漁業生產量值-漁業種類別魚類別生產量值6'!H24,'漁業生產量值-漁業種類別魚類別生產量值6'!J24,'漁業生產量值-漁業種類別魚類別生產量值6'!L24,'漁業生產量值-漁業種類別魚類別生產量值6'!N24,'漁業生產量值-漁業種類別魚類別生產量值6'!P24)&#10;  + SUM('漁業生產量值-漁業種類別魚類別生產量值9'!P24)&#10;  + SUM('漁業生產量值-漁業種類別魚類別生產量值10'!L24,'漁業生產量值-漁業種類別魚類別生產量值10'!N24,'漁業生產量值-漁業種類別魚類別生產量值10'!P24)&#10;  + SUM('漁業生產量值-漁業種類別魚類別生產量值11'!D24,'漁業生產量值-漁業種類別魚類別生產量值11'!F24,'漁業生產量值-漁業種類別魚類別生產量值11'!N24)&#10;  + SUM('漁業生產量值-漁業種類別魚類別生產量值13'!J24)&#10;  + SUM('漁業生產量值-漁業種類別魚類別生產量值14'!H24,'漁業生產量值-漁業種類別魚類別生產量值14'!J24,'漁業生產量值-漁業種類別魚類別生產量值14'!L24)&#10;  )=0,&quot;-&quot;,(SUM(H24,J24)&#10;     + SUM('漁業生產量值-漁業種類別魚類別生產量值1'!F24,'漁業生產量值-漁業種類別魚類別生產量值1'!H24,'漁業生產量值-漁業種類別魚類別生產量值1'!J24)&#10;     + SUM('漁業生產量值-漁業種類別魚類別生產量值2'!D24,'漁業生產量值-漁業種類別魚類別生產量值2'!F24,'漁業生產量值-漁業種類別魚類別生產量值2'!H24,'漁業生產量值-漁業種類別魚類別生產量值2'!J24)&#10;  + SUM('漁業生產量值-漁業種類別魚類別生產量值3'!F24,'漁業生產量值-漁業種類別魚類別生產量值3'!J24,'漁業生產量值-漁業種類別魚類別生產量值3'!L24,'漁業生產量值-漁業種類別魚類別生產量值3'!N24,'漁業生產量值-漁業種類別魚類別生產量值3'!P24)&#10;     + SUM('漁業生產量值-漁業種類別魚類別生產量值4'!D24,'漁業生產量值-漁業種類別魚類別生產量值4'!F24,'漁業生產量值-漁業種類別魚類別生產量值4'!H24,'漁業生產量值-漁業種類別魚類別生產量值4'!J24)&#10;  + SUM('漁業生產量值-漁業種類別魚類別生產量值5'!F24,'漁業生產量值-漁業種類別魚類別生產量值5'!H24,'漁業生產量值-漁業種類別魚類別生產量值5'!J24,'漁業生產量值-漁業種類別魚類別生產量值5'!L24,'漁業生產量值-漁業種類別魚類別生產量值5'!N24,'漁業生產量值-漁業種類別魚類別生產量值5'!P24)&#10;  + SUM('漁業生產量值-漁業種類別魚類別生產量值6'!D24,'漁業生產量值-漁業種類別魚類別生產量值6'!F24,'漁業生產量值-漁業種類別魚類別生產量值6'!H24,'漁業生產量值-漁業種類別魚類別生產量值6'!J24,'漁業生產量值-漁業種類別魚類別生產量值6'!L24,'漁業生產量值-漁業種類別魚類別生產量值6'!N24,'漁業生產量值-漁業種類別魚類別生產量值6'!P24)&#10;  + SUM('漁業生產量值-漁業種類別魚類別生產量值9'!P24)&#10;  + SUM('漁業生產量值-漁業種類別魚類別生產量值10'!L24,'漁業生產量值-漁業種類別魚類別生產量值10'!N24,'漁業生產量值-漁業種類別魚類別生產量值10'!P24)&#10;  + SUM('漁業生產量值-漁業種類別魚類別生產量值11'!D24,'漁業生產量值-漁業種類別魚類別生產量值11'!F24,'漁業生產量值-漁業種類別魚類別生產量值11'!N24)&#10;  + SUM('漁業生產量值-漁業種類別魚類別生產量值13'!J24)&#10;  + SUM('漁業生產量值-漁業種類別魚類別生產量值14'!H24,'漁業生產量值-漁業種類別魚類別生產量值14'!J24,'漁業生產量值-漁業種類別魚類別生產量值14'!L24)&#10;  ))" table:style-name="ce19">
            <text:p>577,16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4,M24,O24,'漁業生產量值-漁業種類別魚類別生產量值1'!C24)=0,&quot;-&quot;,SUM(K24,M24,O24,'漁業生產量值-漁業種類別魚類別生產量值1'!C24))" table:style-name="ce19">
            <text:p>-</text:p>
          </table:table-cell>
          <table:table-cell office:value-type="string" office:string-value="-" table:formula="msoxl:=IF(SUM(L24,N24,P24,'漁業生產量值-漁業種類別魚類別生產量值1'!D24)=0,&quot;-&quot;,SUM(L24,N24,P24,'漁業生產量值-漁業種類別魚類別生產量值1'!D2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6</text:p>
          </table:table-cell>
          <table:table-cell office:value-type="string" table:style-name="ce18">
            <text:p>　追逐網　</text:p>
          </table:table-cell>
          <table:table-cell office:value-type="float" office:value="28.792999999999999" table:style-name="ce54">
            <text:p>29<text:s/></text:p>
          </table:table-cell>
          <table:table-cell office:value-type="float" office:value="1246.52" table:style-name="ce54">
            <text:p>1,247<text:s/></text:p>
          </table:table-cell>
          <table:table-cell office:value-type="string" office:string-value="-" table:formula="msoxl:=IF( (SUM(G25,I25)&#10;     + SUM('漁業生產量值-漁業種類別魚類別生產量值1'!E25,'漁業生產量值-漁業種類別魚類別生產量值1'!G25,'漁業生產量值-漁業種類別魚類別生產量值1'!I25)&#10;     + SUM('漁業生產量值-漁業種類別魚類別生產量值2'!C25,'漁業生產量值-漁業種類別魚類別生產量值2'!E25,'漁業生產量值-漁業種類別魚類別生產量值2'!G25,'漁業生產量值-漁業種類別魚類別生產量值2'!I25)&#10;  + SUM('漁業生產量值-漁業種類別魚類別生產量值3'!E25,'漁業生產量值-漁業種類別魚類別生產量值3'!I25,'漁業生產量值-漁業種類別魚類別生產量值3'!K25,'漁業生產量值-漁業種類別魚類別生產量值3'!M25,'漁業生產量值-漁業種類別魚類別生產量值3'!O25)&#10;     + SUM('漁業生產量值-漁業種類別魚類別生產量值4'!C25,'漁業生產量值-漁業種類別魚類別生產量值4'!E25,'漁業生產量值-漁業種類別魚類別生產量值4'!G25,'漁業生產量值-漁業種類別魚類別生產量值4'!I25)&#10;  + SUM('漁業生產量值-漁業種類別魚類別生產量值5'!E25,'漁業生產量值-漁業種類別魚類別生產量值5'!G25,'漁業生產量值-漁業種類別魚類別生產量值5'!I25,'漁業生產量值-漁業種類別魚類別生產量值5'!K25,'漁業生產量值-漁業種類別魚類別生產量值5'!M25,'漁業生產量值-漁業種類別魚類別生產量值5'!O25)&#10;  + SUM('漁業生產量值-漁業種類別魚類別生產量值6'!C25,'漁業生產量值-漁業種類別魚類別生產量值6'!E25,'漁業生產量值-漁業種類別魚類別生產量值6'!G25,'漁業生產量值-漁業種類別魚類別生產量值6'!I25,'漁業生產量值-漁業種類別魚類別生產量值6'!K25,'漁業生產量值-漁業種類別魚類別生產量值6'!M25,'漁業生產量值-漁業種類別魚類別生產量值6'!O25)&#10;  + SUM('漁業生產量值-漁業種類別魚類別生產量值9'!O25)&#10;  + SUM('漁業生產量值-漁業種類別魚類別生產量值10'!K25,'漁業生產量值-漁業種類別魚類別生產量值10'!M25,'漁業生產量值-漁業種類別魚類別生產量值10'!O25)&#10;  + SUM('漁業生產量值-漁業種類別魚類別生產量值11'!C25,'漁業生產量值-漁業種類別魚類別生產量值11'!E25,'漁業生產量值-漁業種類別魚類別生產量值11'!M25)&#10;  + SUM('漁業生產量值-漁業種類別魚類別生產量值13'!I25)&#10;  + SUM('漁業生產量值-漁業種類別魚類別生產量值14'!G25,'漁業生產量值-漁業種類別魚類別生產量值14'!I25,'漁業生產量值-漁業種類別魚類別生產量值14'!K25)&#10;  )=0,&quot;-&quot;,(SUM(G25,I25)&#10;     + SUM('漁業生產量值-漁業種類別魚類別生產量值1'!E25,'漁業生產量值-漁業種類別魚類別生產量值1'!G25,'漁業生產量值-漁業種類別魚類別生產量值1'!I25)&#10;     + SUM('漁業生產量值-漁業種類別魚類別生產量值2'!C25,'漁業生產量值-漁業種類別魚類別生產量值2'!E25,'漁業生產量值-漁業種類別魚類別生產量值2'!G25,'漁業生產量值-漁業種類別魚類別生產量值2'!I25)&#10;  + SUM('漁業生產量值-漁業種類別魚類別生產量值3'!E25,'漁業生產量值-漁業種類別魚類別生產量值3'!I25,'漁業生產量值-漁業種類別魚類別生產量值3'!K25,'漁業生產量值-漁業種類別魚類別生產量值3'!M25,'漁業生產量值-漁業種類別魚類別生產量值3'!O25)&#10;     + SUM('漁業生產量值-漁業種類別魚類別生產量值4'!C25,'漁業生產量值-漁業種類別魚類別生產量值4'!E25,'漁業生產量值-漁業種類別魚類別生產量值4'!G25,'漁業生產量值-漁業種類別魚類別生產量值4'!I25)&#10;  + SUM('漁業生產量值-漁業種類別魚類別生產量值5'!E25,'漁業生產量值-漁業種類別魚類別生產量值5'!G25,'漁業生產量值-漁業種類別魚類別生產量值5'!I25,'漁業生產量值-漁業種類別魚類別生產量值5'!K25,'漁業生產量值-漁業種類別魚類別生產量值5'!M25,'漁業生產量值-漁業種類別魚類別生產量值5'!O25)&#10;  + SUM('漁業生產量值-漁業種類別魚類別生產量值6'!C25,'漁業生產量值-漁業種類別魚類別生產量值6'!E25,'漁業生產量值-漁業種類別魚類別生產量值6'!G25,'漁業生產量值-漁業種類別魚類別生產量值6'!I25,'漁業生產量值-漁業種類別魚類別生產量值6'!K25,'漁業生產量值-漁業種類別魚類別生產量值6'!M25,'漁業生產量值-漁業種類別魚類別生產量值6'!O25)&#10;  + SUM('漁業生產量值-漁業種類別魚類別生產量值9'!O25)&#10;  + SUM('漁業生產量值-漁業種類別魚類別生產量值10'!K25,'漁業生產量值-漁業種類別魚類別生產量值10'!M25,'漁業生產量值-漁業種類別魚類別生產量值10'!O25)&#10;  + SUM('漁業生產量值-漁業種類別魚類別生產量值11'!C25,'漁業生產量值-漁業種類別魚類別生產量值11'!E25,'漁業生產量值-漁業種類別魚類別生產量值11'!M25)&#10;  + SUM('漁業生產量值-漁業種類別魚類別生產量值13'!I25)&#10;  + SUM('漁業生產量值-漁業種類別魚類別生產量值14'!G25,'漁業生產量值-漁業種類別魚類別生產量值14'!I25,'漁業生產量值-漁業種類別魚類別生產量值14'!K25)&#10;  ))" table:style-name="ce19">
            <text:p>-</text:p>
          </table:table-cell>
          <table:table-cell office:value-type="string" office:string-value="-" table:formula="msoxl:=IF( (SUM(H25,J25)&#10;     + SUM('漁業生產量值-漁業種類別魚類別生產量值1'!F25,'漁業生產量值-漁業種類別魚類別生產量值1'!H25,'漁業生產量值-漁業種類別魚類別生產量值1'!J25)&#10;     + SUM('漁業生產量值-漁業種類別魚類別生產量值2'!D25,'漁業生產量值-漁業種類別魚類別生產量值2'!F25,'漁業生產量值-漁業種類別魚類別生產量值2'!H25,'漁業生產量值-漁業種類別魚類別生產量值2'!J25)&#10;  + SUM('漁業生產量值-漁業種類別魚類別生產量值3'!F25,'漁業生產量值-漁業種類別魚類別生產量值3'!J25,'漁業生產量值-漁業種類別魚類別生產量值3'!L25,'漁業生產量值-漁業種類別魚類別生產量值3'!N25,'漁業生產量值-漁業種類別魚類別生產量值3'!P25)&#10;     + SUM('漁業生產量值-漁業種類別魚類別生產量值4'!D25,'漁業生產量值-漁業種類別魚類別生產量值4'!F25,'漁業生產量值-漁業種類別魚類別生產量值4'!H25,'漁業生產量值-漁業種類別魚類別生產量值4'!J25)&#10;  + SUM('漁業生產量值-漁業種類別魚類別生產量值5'!F25,'漁業生產量值-漁業種類別魚類別生產量值5'!H25,'漁業生產量值-漁業種類別魚類別生產量值5'!J25,'漁業生產量值-漁業種類別魚類別生產量值5'!L25,'漁業生產量值-漁業種類別魚類別生產量值5'!N25,'漁業生產量值-漁業種類別魚類別生產量值5'!P25)&#10;  + SUM('漁業生產量值-漁業種類別魚類別生產量值6'!D25,'漁業生產量值-漁業種類別魚類別生產量值6'!F25,'漁業生產量值-漁業種類別魚類別生產量值6'!H25,'漁業生產量值-漁業種類別魚類別生產量值6'!J25,'漁業生產量值-漁業種類別魚類別生產量值6'!L25,'漁業生產量值-漁業種類別魚類別生產量值6'!N25,'漁業生產量值-漁業種類別魚類別生產量值6'!P25)&#10;  + SUM('漁業生產量值-漁業種類別魚類別生產量值9'!P25)&#10;  + SUM('漁業生產量值-漁業種類別魚類別生產量值10'!L25,'漁業生產量值-漁業種類別魚類別生產量值10'!N25,'漁業生產量值-漁業種類別魚類別生產量值10'!P25)&#10;  + SUM('漁業生產量值-漁業種類別魚類別生產量值11'!D25,'漁業生產量值-漁業種類別魚類別生產量值11'!F25,'漁業生產量值-漁業種類別魚類別生產量值11'!N25)&#10;  + SUM('漁業生產量值-漁業種類別魚類別生產量值13'!J25)&#10;  + SUM('漁業生產量值-漁業種類別魚類別生產量值14'!H25,'漁業生產量值-漁業種類別魚類別生產量值14'!J25,'漁業生產量值-漁業種類別魚類別生產量值14'!L25)&#10;  )=0,&quot;-&quot;,(SUM(H25,J25)&#10;     + SUM('漁業生產量值-漁業種類別魚類別生產量值1'!F25,'漁業生產量值-漁業種類別魚類別生產量值1'!H25,'漁業生產量值-漁業種類別魚類別生產量值1'!J25)&#10;     + SUM('漁業生產量值-漁業種類別魚類別生產量值2'!D25,'漁業生產量值-漁業種類別魚類別生產量值2'!F25,'漁業生產量值-漁業種類別魚類別生產量值2'!H25,'漁業生產量值-漁業種類別魚類別生產量值2'!J25)&#10;  + SUM('漁業生產量值-漁業種類別魚類別生產量值3'!F25,'漁業生產量值-漁業種類別魚類別生產量值3'!J25,'漁業生產量值-漁業種類別魚類別生產量值3'!L25,'漁業生產量值-漁業種類別魚類別生產量值3'!N25,'漁業生產量值-漁業種類別魚類別生產量值3'!P25)&#10;     + SUM('漁業生產量值-漁業種類別魚類別生產量值4'!D25,'漁業生產量值-漁業種類別魚類別生產量值4'!F25,'漁業生產量值-漁業種類別魚類別生產量值4'!H25,'漁業生產量值-漁業種類別魚類別生產量值4'!J25)&#10;  + SUM('漁業生產量值-漁業種類別魚類別生產量值5'!F25,'漁業生產量值-漁業種類別魚類別生產量值5'!H25,'漁業生產量值-漁業種類別魚類別生產量值5'!J25,'漁業生產量值-漁業種類別魚類別生產量值5'!L25,'漁業生產量值-漁業種類別魚類別生產量值5'!N25,'漁業生產量值-漁業種類別魚類別生產量值5'!P25)&#10;  + SUM('漁業生產量值-漁業種類別魚類別生產量值6'!D25,'漁業生產量值-漁業種類別魚類別生產量值6'!F25,'漁業生產量值-漁業種類別魚類別生產量值6'!H25,'漁業生產量值-漁業種類別魚類別生產量值6'!J25,'漁業生產量值-漁業種類別魚類別生產量值6'!L25,'漁業生產量值-漁業種類別魚類別生產量值6'!N25,'漁業生產量值-漁業種類別魚類別生產量值6'!P25)&#10;  + SUM('漁業生產量值-漁業種類別魚類別生產量值9'!P25)&#10;  + SUM('漁業生產量值-漁業種類別魚類別生產量值10'!L25,'漁業生產量值-漁業種類別魚類別生產量值10'!N25,'漁業生產量值-漁業種類別魚類別生產量值10'!P25)&#10;  + SUM('漁業生產量值-漁業種類別魚類別生產量值11'!D25,'漁業生產量值-漁業種類別魚類別生產量值11'!F25,'漁業生產量值-漁業種類別魚類別生產量值11'!N25)&#10;  + SUM('漁業生產量值-漁業種類別魚類別生產量值13'!J25)&#10;  + SUM('漁業生產量值-漁業種類別魚類別生產量值14'!H25,'漁業生產量值-漁業種類別魚類別生產量值14'!J25,'漁業生產量值-漁業種類別魚類別生產量值14'!L25)&#10;  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5,M25,O25,'漁業生產量值-漁業種類別魚類別生產量值1'!C25)=0,&quot;-&quot;,SUM(K25,M25,O25,'漁業生產量值-漁業種類別魚類別生產量值1'!C25))" table:style-name="ce19">
            <text:p>-</text:p>
          </table:table-cell>
          <table:table-cell office:value-type="string" office:string-value="-" table:formula="msoxl:=IF(SUM(L25,N25,P25,'漁業生產量值-漁業種類別魚類別生產量值1'!D25)=0,&quot;-&quot;,SUM(L25,N25,P25,'漁業生產量值-漁業種類別魚類別生產量值1'!D2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9</text:p>
          </table:table-cell>
          <table:table-cell office:value-type="string" table:style-name="ce18">
            <text:p>　其他網　</text:p>
          </table:table-cell>
          <table:table-cell office:value-type="float" office:value="1.3" table:style-name="ce54">
            <text:p>1<text:s/></text:p>
          </table:table-cell>
          <table:table-cell office:value-type="float" office:value="70.137" table:style-name="ce54">
            <text:p>70<text:s/></text:p>
          </table:table-cell>
          <table:table-cell office:value-type="float" office:value="1.2999999999999998" table:formula="msoxl:=IF( (SUM(G26,I26)&#10;     + SUM('漁業生產量值-漁業種類別魚類別生產量值1'!E26,'漁業生產量值-漁業種類別魚類別生產量值1'!G26,'漁業生產量值-漁業種類別魚類別生產量值1'!I26)&#10;     + SUM('漁業生產量值-漁業種類別魚類別生產量值2'!C26,'漁業生產量值-漁業種類別魚類別生產量值2'!E26,'漁業生產量值-漁業種類別魚類別生產量值2'!G26,'漁業生產量值-漁業種類別魚類別生產量值2'!I26)&#10;  + SUM('漁業生產量值-漁業種類別魚類別生產量值3'!E26,'漁業生產量值-漁業種類別魚類別生產量值3'!I26,'漁業生產量值-漁業種類別魚類別生產量值3'!K26,'漁業生產量值-漁業種類別魚類別生產量值3'!M26,'漁業生產量值-漁業種類別魚類別生產量值3'!O26)&#10;     + SUM('漁業生產量值-漁業種類別魚類別生產量值4'!C26,'漁業生產量值-漁業種類別魚類別生產量值4'!E26,'漁業生產量值-漁業種類別魚類別生產量值4'!G26,'漁業生產量值-漁業種類別魚類別生產量值4'!I26)&#10;  + SUM('漁業生產量值-漁業種類別魚類別生產量值5'!E26,'漁業生產量值-漁業種類別魚類別生產量值5'!G26,'漁業生產量值-漁業種類別魚類別生產量值5'!I26,'漁業生產量值-漁業種類別魚類別生產量值5'!K26,'漁業生產量值-漁業種類別魚類別生產量值5'!M26,'漁業生產量值-漁業種類別魚類別生產量值5'!O26)&#10;  + SUM('漁業生產量值-漁業種類別魚類別生產量值6'!C26,'漁業生產量值-漁業種類別魚類別生產量值6'!E26,'漁業生產量值-漁業種類別魚類別生產量值6'!G26,'漁業生產量值-漁業種類別魚類別生產量值6'!I26,'漁業生產量值-漁業種類別魚類別生產量值6'!K26,'漁業生產量值-漁業種類別魚類別生產量值6'!M26,'漁業生產量值-漁業種類別魚類別生產量值6'!O26)&#10;  + SUM('漁業生產量值-漁業種類別魚類別生產量值9'!O26)&#10;  + SUM('漁業生產量值-漁業種類別魚類別生產量值10'!K26,'漁業生產量值-漁業種類別魚類別生產量值10'!M26,'漁業生產量值-漁業種類別魚類別生產量值10'!O26)&#10;  + SUM('漁業生產量值-漁業種類別魚類別生產量值11'!C26,'漁業生產量值-漁業種類別魚類別生產量值11'!E26,'漁業生產量值-漁業種類別魚類別生產量值11'!M26)&#10;  + SUM('漁業生產量值-漁業種類別魚類別生產量值13'!I26)&#10;  + SUM('漁業生產量值-漁業種類別魚類別生產量值14'!G26,'漁業生產量值-漁業種類別魚類別生產量值14'!I26,'漁業生產量值-漁業種類別魚類別生產量值14'!K26)&#10;  )=0,&quot;-&quot;,(SUM(G26,I26)&#10;     + SUM('漁業生產量值-漁業種類別魚類別生產量值1'!E26,'漁業生產量值-漁業種類別魚類別生產量值1'!G26,'漁業生產量值-漁業種類別魚類別生產量值1'!I26)&#10;     + SUM('漁業生產量值-漁業種類別魚類別生產量值2'!C26,'漁業生產量值-漁業種類別魚類別生產量值2'!E26,'漁業生產量值-漁業種類別魚類別生產量值2'!G26,'漁業生產量值-漁業種類別魚類別生產量值2'!I26)&#10;  + SUM('漁業生產量值-漁業種類別魚類別生產量值3'!E26,'漁業生產量值-漁業種類別魚類別生產量值3'!I26,'漁業生產量值-漁業種類別魚類別生產量值3'!K26,'漁業生產量值-漁業種類別魚類別生產量值3'!M26,'漁業生產量值-漁業種類別魚類別生產量值3'!O26)&#10;     + SUM('漁業生產量值-漁業種類別魚類別生產量值4'!C26,'漁業生產量值-漁業種類別魚類別生產量值4'!E26,'漁業生產量值-漁業種類別魚類別生產量值4'!G26,'漁業生產量值-漁業種類別魚類別生產量值4'!I26)&#10;  + SUM('漁業生產量值-漁業種類別魚類別生產量值5'!E26,'漁業生產量值-漁業種類別魚類別生產量值5'!G26,'漁業生產量值-漁業種類別魚類別生產量值5'!I26,'漁業生產量值-漁業種類別魚類別生產量值5'!K26,'漁業生產量值-漁業種類別魚類別生產量值5'!M26,'漁業生產量值-漁業種類別魚類別生產量值5'!O26)&#10;  + SUM('漁業生產量值-漁業種類別魚類別生產量值6'!C26,'漁業生產量值-漁業種類別魚類別生產量值6'!E26,'漁業生產量值-漁業種類別魚類別生產量值6'!G26,'漁業生產量值-漁業種類別魚類別生產量值6'!I26,'漁業生產量值-漁業種類別魚類別生產量值6'!K26,'漁業生產量值-漁業種類別魚類別生產量值6'!M26,'漁業生產量值-漁業種類別魚類別生產量值6'!O26)&#10;  + SUM('漁業生產量值-漁業種類別魚類別生產量值9'!O26)&#10;  + SUM('漁業生產量值-漁業種類別魚類別生產量值10'!K26,'漁業生產量值-漁業種類別魚類別生產量值10'!M26,'漁業生產量值-漁業種類別魚類別生產量值10'!O26)&#10;  + SUM('漁業生產量值-漁業種類別魚類別生產量值11'!C26,'漁業生產量值-漁業種類別魚類別生產量值11'!E26,'漁業生產量值-漁業種類別魚類別生產量值11'!M26)&#10;  + SUM('漁業生產量值-漁業種類別魚類別生產量值13'!I26)&#10;  + SUM('漁業生產量值-漁業種類別魚類別生產量值14'!G26,'漁業生產量值-漁業種類別魚類別生產量值14'!I26,'漁業生產量值-漁業種類別魚類別生產量值14'!K26)&#10;  ))" table:style-name="ce19">
            <text:p>1<text:s/></text:p>
          </table:table-cell>
          <table:table-cell office:value-type="float" office:value="70.137" table:formula="msoxl:=IF( (SUM(H26,J26)&#10;     + SUM('漁業生產量值-漁業種類別魚類別生產量值1'!F26,'漁業生產量值-漁業種類別魚類別生產量值1'!H26,'漁業生產量值-漁業種類別魚類別生產量值1'!J26)&#10;     + SUM('漁業生產量值-漁業種類別魚類別生產量值2'!D26,'漁業生產量值-漁業種類別魚類別生產量值2'!F26,'漁業生產量值-漁業種類別魚類別生產量值2'!H26,'漁業生產量值-漁業種類別魚類別生產量值2'!J26)&#10;  + SUM('漁業生產量值-漁業種類別魚類別生產量值3'!F26,'漁業生產量值-漁業種類別魚類別生產量值3'!J26,'漁業生產量值-漁業種類別魚類別生產量值3'!L26,'漁業生產量值-漁業種類別魚類別生產量值3'!N26,'漁業生產量值-漁業種類別魚類別生產量值3'!P26)&#10;     + SUM('漁業生產量值-漁業種類別魚類別生產量值4'!D26,'漁業生產量值-漁業種類別魚類別生產量值4'!F26,'漁業生產量值-漁業種類別魚類別生產量值4'!H26,'漁業生產量值-漁業種類別魚類別生產量值4'!J26)&#10;  + SUM('漁業生產量值-漁業種類別魚類別生產量值5'!F26,'漁業生產量值-漁業種類別魚類別生產量值5'!H26,'漁業生產量值-漁業種類別魚類別生產量值5'!J26,'漁業生產量值-漁業種類別魚類別生產量值5'!L26,'漁業生產量值-漁業種類別魚類別生產量值5'!N26,'漁業生產量值-漁業種類別魚類別生產量值5'!P26)&#10;  + SUM('漁業生產量值-漁業種類別魚類別生產量值6'!D26,'漁業生產量值-漁業種類別魚類別生產量值6'!F26,'漁業生產量值-漁業種類別魚類別生產量值6'!H26,'漁業生產量值-漁業種類別魚類別生產量值6'!J26,'漁業生產量值-漁業種類別魚類別生產量值6'!L26,'漁業生產量值-漁業種類別魚類別生產量值6'!N26,'漁業生產量值-漁業種類別魚類別生產量值6'!P26)&#10;  + SUM('漁業生產量值-漁業種類別魚類別生產量值9'!P26)&#10;  + SUM('漁業生產量值-漁業種類別魚類別生產量值10'!L26,'漁業生產量值-漁業種類別魚類別生產量值10'!N26,'漁業生產量值-漁業種類別魚類別生產量值10'!P26)&#10;  + SUM('漁業生產量值-漁業種類別魚類別生產量值11'!D26,'漁業生產量值-漁業種類別魚類別生產量值11'!F26,'漁業生產量值-漁業種類別魚類別生產量值11'!N26)&#10;  + SUM('漁業生產量值-漁業種類別魚類別生產量值13'!J26)&#10;  + SUM('漁業生產量值-漁業種類別魚類別生產量值14'!H26,'漁業生產量值-漁業種類別魚類別生產量值14'!J26,'漁業生產量值-漁業種類別魚類別生產量值14'!L26)&#10;  )=0,&quot;-&quot;,(SUM(H26,J26)&#10;     + SUM('漁業生產量值-漁業種類別魚類別生產量值1'!F26,'漁業生產量值-漁業種類別魚類別生產量值1'!H26,'漁業生產量值-漁業種類別魚類別生產量值1'!J26)&#10;     + SUM('漁業生產量值-漁業種類別魚類別生產量值2'!D26,'漁業生產量值-漁業種類別魚類別生產量值2'!F26,'漁業生產量值-漁業種類別魚類別生產量值2'!H26,'漁業生產量值-漁業種類別魚類別生產量值2'!J26)&#10;  + SUM('漁業生產量值-漁業種類別魚類別生產量值3'!F26,'漁業生產量值-漁業種類別魚類別生產量值3'!J26,'漁業生產量值-漁業種類別魚類別生產量值3'!L26,'漁業生產量值-漁業種類別魚類別生產量值3'!N26,'漁業生產量值-漁業種類別魚類別生產量值3'!P26)&#10;     + SUM('漁業生產量值-漁業種類別魚類別生產量值4'!D26,'漁業生產量值-漁業種類別魚類別生產量值4'!F26,'漁業生產量值-漁業種類別魚類別生產量值4'!H26,'漁業生產量值-漁業種類別魚類別生產量值4'!J26)&#10;  + SUM('漁業生產量值-漁業種類別魚類別生產量值5'!F26,'漁業生產量值-漁業種類別魚類別生產量值5'!H26,'漁業生產量值-漁業種類別魚類別生產量值5'!J26,'漁業生產量值-漁業種類別魚類別生產量值5'!L26,'漁業生產量值-漁業種類別魚類別生產量值5'!N26,'漁業生產量值-漁業種類別魚類別生產量值5'!P26)&#10;  + SUM('漁業生產量值-漁業種類別魚類別生產量值6'!D26,'漁業生產量值-漁業種類別魚類別生產量值6'!F26,'漁業生產量值-漁業種類別魚類別生產量值6'!H26,'漁業生產量值-漁業種類別魚類別生產量值6'!J26,'漁業生產量值-漁業種類別魚類別生產量值6'!L26,'漁業生產量值-漁業種類別魚類別生產量值6'!N26,'漁業生產量值-漁業種類別魚類別生產量值6'!P26)&#10;  + SUM('漁業生產量值-漁業種類別魚類別生產量值9'!P26)&#10;  + SUM('漁業生產量值-漁業種類別魚類別生產量值10'!L26,'漁業生產量值-漁業種類別魚類別生產量值10'!N26,'漁業生產量值-漁業種類別魚類別生產量值10'!P26)&#10;  + SUM('漁業生產量值-漁業種類別魚類別生產量值11'!D26,'漁業生產量值-漁業種類別魚類別生產量值11'!F26,'漁業生產量值-漁業種類別魚類別生產量值11'!N26)&#10;  + SUM('漁業生產量值-漁業種類別魚類別生產量值13'!J26)&#10;  + SUM('漁業生產量值-漁業種類別魚類別生產量值14'!H26,'漁業生產量值-漁業種類別魚類別生產量值14'!J26,'漁業生產量值-漁業種類別魚類別生產量值14'!L26)&#10;  ))" table:style-name="ce19">
            <text:p>7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6,M26,O26,'漁業生產量值-漁業種類別魚類別生產量值1'!C26)=0,&quot;-&quot;,SUM(K26,M26,O26,'漁業生產量值-漁業種類別魚類別生產量值1'!C26))" table:style-name="ce19">
            <text:p>-</text:p>
          </table:table-cell>
          <table:table-cell office:value-type="string" office:string-value="-" table:formula="msoxl:=IF(SUM(L26,N26,P26,'漁業生產量值-漁業種類別魚類別生產量值1'!D26)=0,&quot;-&quot;,SUM(L26,N26,P26,'漁業生產量值-漁業種類別魚類別生產量值1'!D2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11</text:p>
          </table:table-cell>
          <table:table-cell office:value-type="string" table:style-name="ce18">
            <text:p>　鮪延繩釣　</text:p>
          </table:table-cell>
          <table:table-cell office:value-type="float" office:value="15466.880660000001" table:style-name="ce54">
            <text:p>15,467<text:s/></text:p>
          </table:table-cell>
          <table:table-cell office:value-type="float" office:value="1889380.12512" table:style-name="ce54">
            <text:p>1,889,380<text:s/></text:p>
          </table:table-cell>
          <table:table-cell office:value-type="float" office:value="12270.484059999999" table:formula="msoxl:=IF( (SUM(G27,I27)&#10;     + SUM('漁業生產量值-漁業種類別魚類別生產量值1'!E27,'漁業生產量值-漁業種類別魚類別生產量值1'!G27,'漁業生產量值-漁業種類別魚類別生產量值1'!I27)&#10;     + SUM('漁業生產量值-漁業種類別魚類別生產量值2'!C27,'漁業生產量值-漁業種類別魚類別生產量值2'!E27,'漁業生產量值-漁業種類別魚類別生產量值2'!G27,'漁業生產量值-漁業種類別魚類別生產量值2'!I27)&#10;  + SUM('漁業生產量值-漁業種類別魚類別生產量值3'!E27,'漁業生產量值-漁業種類別魚類別生產量值3'!I27,'漁業生產量值-漁業種類別魚類別生產量值3'!K27,'漁業生產量值-漁業種類別魚類別生產量值3'!M27,'漁業生產量值-漁業種類別魚類別生產量值3'!O27)&#10;     + SUM('漁業生產量值-漁業種類別魚類別生產量值4'!C27,'漁業生產量值-漁業種類別魚類別生產量值4'!E27,'漁業生產量值-漁業種類別魚類別生產量值4'!G27,'漁業生產量值-漁業種類別魚類別生產量值4'!I27)&#10;  + SUM('漁業生產量值-漁業種類別魚類別生產量值5'!E27,'漁業生產量值-漁業種類別魚類別生產量值5'!G27,'漁業生產量值-漁業種類別魚類別生產量值5'!I27,'漁業生產量值-漁業種類別魚類別生產量值5'!K27,'漁業生產量值-漁業種類別魚類別生產量值5'!M27,'漁業生產量值-漁業種類別魚類別生產量值5'!O27)&#10;  + SUM('漁業生產量值-漁業種類別魚類別生產量值6'!C27,'漁業生產量值-漁業種類別魚類別生產量值6'!E27,'漁業生產量值-漁業種類別魚類別生產量值6'!G27,'漁業生產量值-漁業種類別魚類別生產量值6'!I27,'漁業生產量值-漁業種類別魚類別生產量值6'!K27,'漁業生產量值-漁業種類別魚類別生產量值6'!M27,'漁業生產量值-漁業種類別魚類別生產量值6'!O27)&#10;  + SUM('漁業生產量值-漁業種類別魚類別生產量值9'!O27)&#10;  + SUM('漁業生產量值-漁業種類別魚類別生產量值10'!K27,'漁業生產量值-漁業種類別魚類別生產量值10'!M27,'漁業生產量值-漁業種類別魚類別生產量值10'!O27)&#10;  + SUM('漁業生產量值-漁業種類別魚類別生產量值11'!C27,'漁業生產量值-漁業種類別魚類別生產量值11'!E27,'漁業生產量值-漁業種類別魚類別生產量值11'!M27)&#10;  + SUM('漁業生產量值-漁業種類別魚類別生產量值13'!I27)&#10;  + SUM('漁業生產量值-漁業種類別魚類別生產量值14'!G27,'漁業生產量值-漁業種類別魚類別生產量值14'!I27,'漁業生產量值-漁業種類別魚類別生產量值14'!K27)&#10;  )=0,&quot;-&quot;,(SUM(G27,I27)&#10;     + SUM('漁業生產量值-漁業種類別魚類別生產量值1'!E27,'漁業生產量值-漁業種類別魚類別生產量值1'!G27,'漁業生產量值-漁業種類別魚類別生產量值1'!I27)&#10;     + SUM('漁業生產量值-漁業種類別魚類別生產量值2'!C27,'漁業生產量值-漁業種類別魚類別生產量值2'!E27,'漁業生產量值-漁業種類別魚類別生產量值2'!G27,'漁業生產量值-漁業種類別魚類別生產量值2'!I27)&#10;  + SUM('漁業生產量值-漁業種類別魚類別生產量值3'!E27,'漁業生產量值-漁業種類別魚類別生產量值3'!I27,'漁業生產量值-漁業種類別魚類別生產量值3'!K27,'漁業生產量值-漁業種類別魚類別生產量值3'!M27,'漁業生產量值-漁業種類別魚類別生產量值3'!O27)&#10;     + SUM('漁業生產量值-漁業種類別魚類別生產量值4'!C27,'漁業生產量值-漁業種類別魚類別生產量值4'!E27,'漁業生產量值-漁業種類別魚類別生產量值4'!G27,'漁業生產量值-漁業種類別魚類別生產量值4'!I27)&#10;  + SUM('漁業生產量值-漁業種類別魚類別生產量值5'!E27,'漁業生產量值-漁業種類別魚類別生產量值5'!G27,'漁業生產量值-漁業種類別魚類別生產量值5'!I27,'漁業生產量值-漁業種類別魚類別生產量值5'!K27,'漁業生產量值-漁業種類別魚類別生產量值5'!M27,'漁業生產量值-漁業種類別魚類別生產量值5'!O27)&#10;  + SUM('漁業生產量值-漁業種類別魚類別生產量值6'!C27,'漁業生產量值-漁業種類別魚類別生產量值6'!E27,'漁業生產量值-漁業種類別魚類別生產量值6'!G27,'漁業生產量值-漁業種類別魚類別生產量值6'!I27,'漁業生產量值-漁業種類別魚類別生產量值6'!K27,'漁業生產量值-漁業種類別魚類別生產量值6'!M27,'漁業生產量值-漁業種類別魚類別生產量值6'!O27)&#10;  + SUM('漁業生產量值-漁業種類別魚類別生產量值9'!O27)&#10;  + SUM('漁業生產量值-漁業種類別魚類別生產量值10'!K27,'漁業生產量值-漁業種類別魚類別生產量值10'!M27,'漁業生產量值-漁業種類別魚類別生產量值10'!O27)&#10;  + SUM('漁業生產量值-漁業種類別魚類別生產量值11'!C27,'漁業生產量值-漁業種類別魚類別生產量值11'!E27,'漁業生產量值-漁業種類別魚類別生產量值11'!M27)&#10;  + SUM('漁業生產量值-漁業種類別魚類別生產量值13'!I27)&#10;  + SUM('漁業生產量值-漁業種類別魚類別生產量值14'!G27,'漁業生產量值-漁業種類別魚類別生產量值14'!I27,'漁業生產量值-漁業種類別魚類別生產量值14'!K27)&#10;  ))" table:style-name="ce19">
            <text:p>12,270<text:s/></text:p>
          </table:table-cell>
          <table:table-cell office:value-type="float" office:value="1450406.8396199998" table:formula="msoxl:=IF( (SUM(H27,J27)&#10;     + SUM('漁業生產量值-漁業種類別魚類別生產量值1'!F27,'漁業生產量值-漁業種類別魚類別生產量值1'!H27,'漁業生產量值-漁業種類別魚類別生產量值1'!J27)&#10;     + SUM('漁業生產量值-漁業種類別魚類別生產量值2'!D27,'漁業生產量值-漁業種類別魚類別生產量值2'!F27,'漁業生產量值-漁業種類別魚類別生產量值2'!H27,'漁業生產量值-漁業種類別魚類別生產量值2'!J27)&#10;  + SUM('漁業生產量值-漁業種類別魚類別生產量值3'!F27,'漁業生產量值-漁業種類別魚類別生產量值3'!J27,'漁業生產量值-漁業種類別魚類別生產量值3'!L27,'漁業生產量值-漁業種類別魚類別生產量值3'!N27,'漁業生產量值-漁業種類別魚類別生產量值3'!P27)&#10;     + SUM('漁業生產量值-漁業種類別魚類別生產量值4'!D27,'漁業生產量值-漁業種類別魚類別生產量值4'!F27,'漁業生產量值-漁業種類別魚類別生產量值4'!H27,'漁業生產量值-漁業種類別魚類別生產量值4'!J27)&#10;  + SUM('漁業生產量值-漁業種類別魚類別生產量值5'!F27,'漁業生產量值-漁業種類別魚類別生產量值5'!H27,'漁業生產量值-漁業種類別魚類別生產量值5'!J27,'漁業生產量值-漁業種類別魚類別生產量值5'!L27,'漁業生產量值-漁業種類別魚類別生產量值5'!N27,'漁業生產量值-漁業種類別魚類別生產量值5'!P27)&#10;  + SUM('漁業生產量值-漁業種類別魚類別生產量值6'!D27,'漁業生產量值-漁業種類別魚類別生產量值6'!F27,'漁業生產量值-漁業種類別魚類別生產量值6'!H27,'漁業生產量值-漁業種類別魚類別生產量值6'!J27,'漁業生產量值-漁業種類別魚類別生產量值6'!L27,'漁業生產量值-漁業種類別魚類別生產量值6'!N27,'漁業生產量值-漁業種類別魚類別生產量值6'!P27)&#10;  + SUM('漁業生產量值-漁業種類別魚類別生產量值9'!P27)&#10;  + SUM('漁業生產量值-漁業種類別魚類別生產量值10'!L27,'漁業生產量值-漁業種類別魚類別生產量值10'!N27,'漁業生產量值-漁業種類別魚類別生產量值10'!P27)&#10;  + SUM('漁業生產量值-漁業種類別魚類別生產量值11'!D27,'漁業生產量值-漁業種類別魚類別生產量值11'!F27,'漁業生產量值-漁業種類別魚類別生產量值11'!N27)&#10;  + SUM('漁業生產量值-漁業種類別魚類別生產量值13'!J27)&#10;  + SUM('漁業生產量值-漁業種類別魚類別生產量值14'!H27,'漁業生產量值-漁業種類別魚類別生產量值14'!J27,'漁業生產量值-漁業種類別魚類別生產量值14'!L27)&#10;  )=0,&quot;-&quot;,(SUM(H27,J27)&#10;     + SUM('漁業生產量值-漁業種類別魚類別生產量值1'!F27,'漁業生產量值-漁業種類別魚類別生產量值1'!H27,'漁業生產量值-漁業種類別魚類別生產量值1'!J27)&#10;     + SUM('漁業生產量值-漁業種類別魚類別生產量值2'!D27,'漁業生產量值-漁業種類別魚類別生產量值2'!F27,'漁業生產量值-漁業種類別魚類別生產量值2'!H27,'漁業生產量值-漁業種類別魚類別生產量值2'!J27)&#10;  + SUM('漁業生產量值-漁業種類別魚類別生產量值3'!F27,'漁業生產量值-漁業種類別魚類別生產量值3'!J27,'漁業生產量值-漁業種類別魚類別生產量值3'!L27,'漁業生產量值-漁業種類別魚類別生產量值3'!N27,'漁業生產量值-漁業種類別魚類別生產量值3'!P27)&#10;     + SUM('漁業生產量值-漁業種類別魚類別生產量值4'!D27,'漁業生產量值-漁業種類別魚類別生產量值4'!F27,'漁業生產量值-漁業種類別魚類別生產量值4'!H27,'漁業生產量值-漁業種類別魚類別生產量值4'!J27)&#10;  + SUM('漁業生產量值-漁業種類別魚類別生產量值5'!F27,'漁業生產量值-漁業種類別魚類別生產量值5'!H27,'漁業生產量值-漁業種類別魚類別生產量值5'!J27,'漁業生產量值-漁業種類別魚類別生產量值5'!L27,'漁業生產量值-漁業種類別魚類別生產量值5'!N27,'漁業生產量值-漁業種類別魚類別生產量值5'!P27)&#10;  + SUM('漁業生產量值-漁業種類別魚類別生產量值6'!D27,'漁業生產量值-漁業種類別魚類別生產量值6'!F27,'漁業生產量值-漁業種類別魚類別生產量值6'!H27,'漁業生產量值-漁業種類別魚類別生產量值6'!J27,'漁業生產量值-漁業種類別魚類別生產量值6'!L27,'漁業生產量值-漁業種類別魚類別生產量值6'!N27,'漁業生產量值-漁業種類別魚類別生產量值6'!P27)&#10;  + SUM('漁業生產量值-漁業種類別魚類別生產量值9'!P27)&#10;  + SUM('漁業生產量值-漁業種類別魚類別生產量值10'!L27,'漁業生產量值-漁業種類別魚類別生產量值10'!N27,'漁業生產量值-漁業種類別魚類別生產量值10'!P27)&#10;  + SUM('漁業生產量值-漁業種類別魚類別生產量值11'!D27,'漁業生產量值-漁業種類別魚類別生產量值11'!F27,'漁業生產量值-漁業種類別魚類別生產量值11'!N27)&#10;  + SUM('漁業生產量值-漁業種類別魚類別生產量值13'!J27)&#10;  + SUM('漁業生產量值-漁業種類別魚類別生產量值14'!H27,'漁業生產量值-漁業種類別魚類別生產量值14'!J27,'漁業生產量值-漁業種類別魚類別生產量值14'!L27)&#10;  ))" table:style-name="ce19">
            <text:p>1,450,40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7,M27,O27,'漁業生產量值-漁業種類別魚類別生產量值1'!C27)=0,&quot;-&quot;,SUM(K27,M27,O27,'漁業生產量值-漁業種類別魚類別生產量值1'!C27))" table:style-name="ce19">
            <text:p>-</text:p>
          </table:table-cell>
          <table:table-cell office:value-type="string" office:string-value="-" table:formula="msoxl:=IF(SUM(L27,N27,P27,'漁業生產量值-漁業種類別魚類別生產量值1'!D27)=0,&quot;-&quot;,SUM(L27,N27,P27,'漁業生產量值-漁業種類別魚類別生產量值1'!D2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3227.66705" table:style-name="ce54">
            <text:p>3,228<text:s/></text:p>
          </table:table-cell>
          <table:table-cell office:value-type="float" office:value="585922.37233000004" table:style-name="ce54">
            <text:p>585,922<text:s/></text:p>
          </table:table-cell>
          <table:table-cell office:value-type="float" office:value="3040.4566299999997" table:formula="msoxl:=IF( (SUM(G28,I28)&#10;     + SUM('漁業生產量值-漁業種類別魚類別生產量值1'!E28,'漁業生產量值-漁業種類別魚類別生產量值1'!G28,'漁業生產量值-漁業種類別魚類別生產量值1'!I28)&#10;     + SUM('漁業生產量值-漁業種類別魚類別生產量值2'!C28,'漁業生產量值-漁業種類別魚類別生產量值2'!E28,'漁業生產量值-漁業種類別魚類別生產量值2'!G28,'漁業生產量值-漁業種類別魚類別生產量值2'!I28)&#10;  + SUM('漁業生產量值-漁業種類別魚類別生產量值3'!E28,'漁業生產量值-漁業種類別魚類別生產量值3'!I28,'漁業生產量值-漁業種類別魚類別生產量值3'!K28,'漁業生產量值-漁業種類別魚類別生產量值3'!M28,'漁業生產量值-漁業種類別魚類別生產量值3'!O28)&#10;     + SUM('漁業生產量值-漁業種類別魚類別生產量值4'!C28,'漁業生產量值-漁業種類別魚類別生產量值4'!E28,'漁業生產量值-漁業種類別魚類別生產量值4'!G28,'漁業生產量值-漁業種類別魚類別生產量值4'!I28)&#10;  + SUM('漁業生產量值-漁業種類別魚類別生產量值5'!E28,'漁業生產量值-漁業種類別魚類別生產量值5'!G28,'漁業生產量值-漁業種類別魚類別生產量值5'!I28,'漁業生產量值-漁業種類別魚類別生產量值5'!K28,'漁業生產量值-漁業種類別魚類別生產量值5'!M28,'漁業生產量值-漁業種類別魚類別生產量值5'!O28)&#10;  + SUM('漁業生產量值-漁業種類別魚類別生產量值6'!C28,'漁業生產量值-漁業種類別魚類別生產量值6'!E28,'漁業生產量值-漁業種類別魚類別生產量值6'!G28,'漁業生產量值-漁業種類別魚類別生產量值6'!I28,'漁業生產量值-漁業種類別魚類別生產量值6'!K28,'漁業生產量值-漁業種類別魚類別生產量值6'!M28,'漁業生產量值-漁業種類別魚類別生產量值6'!O28)&#10;  + SUM('漁業生產量值-漁業種類別魚類別生產量值9'!O28)&#10;  + SUM('漁業生產量值-漁業種類別魚類別生產量值10'!K28,'漁業生產量值-漁業種類別魚類別生產量值10'!M28,'漁業生產量值-漁業種類別魚類別生產量值10'!O28)&#10;  + SUM('漁業生產量值-漁業種類別魚類別生產量值11'!C28,'漁業生產量值-漁業種類別魚類別生產量值11'!E28,'漁業生產量值-漁業種類別魚類別生產量值11'!M28)&#10;  + SUM('漁業生產量值-漁業種類別魚類別生產量值13'!I28)&#10;  + SUM('漁業生產量值-漁業種類別魚類別生產量值14'!G28,'漁業生產量值-漁業種類別魚類別生產量值14'!I28,'漁業生產量值-漁業種類別魚類別生產量值14'!K28)&#10;  )=0,&quot;-&quot;,(SUM(G28,I28)&#10;     + SUM('漁業生產量值-漁業種類別魚類別生產量值1'!E28,'漁業生產量值-漁業種類別魚類別生產量值1'!G28,'漁業生產量值-漁業種類別魚類別生產量值1'!I28)&#10;     + SUM('漁業生產量值-漁業種類別魚類別生產量值2'!C28,'漁業生產量值-漁業種類別魚類別生產量值2'!E28,'漁業生產量值-漁業種類別魚類別生產量值2'!G28,'漁業生產量值-漁業種類別魚類別生產量值2'!I28)&#10;  + SUM('漁業生產量值-漁業種類別魚類別生產量值3'!E28,'漁業生產量值-漁業種類別魚類別生產量值3'!I28,'漁業生產量值-漁業種類別魚類別生產量值3'!K28,'漁業生產量值-漁業種類別魚類別生產量值3'!M28,'漁業生產量值-漁業種類別魚類別生產量值3'!O28)&#10;     + SUM('漁業生產量值-漁業種類別魚類別生產量值4'!C28,'漁業生產量值-漁業種類別魚類別生產量值4'!E28,'漁業生產量值-漁業種類別魚類別生產量值4'!G28,'漁業生產量值-漁業種類別魚類別生產量值4'!I28)&#10;  + SUM('漁業生產量值-漁業種類別魚類別生產量值5'!E28,'漁業生產量值-漁業種類別魚類別生產量值5'!G28,'漁業生產量值-漁業種類別魚類別生產量值5'!I28,'漁業生產量值-漁業種類別魚類別生產量值5'!K28,'漁業生產量值-漁業種類別魚類別生產量值5'!M28,'漁業生產量值-漁業種類別魚類別生產量值5'!O28)&#10;  + SUM('漁業生產量值-漁業種類別魚類別生產量值6'!C28,'漁業生產量值-漁業種類別魚類別生產量值6'!E28,'漁業生產量值-漁業種類別魚類別生產量值6'!G28,'漁業生產量值-漁業種類別魚類別生產量值6'!I28,'漁業生產量值-漁業種類別魚類別生產量值6'!K28,'漁業生產量值-漁業種類別魚類別生產量值6'!M28,'漁業生產量值-漁業種類別魚類別生產量值6'!O28)&#10;  + SUM('漁業生產量值-漁業種類別魚類別生產量值9'!O28)&#10;  + SUM('漁業生產量值-漁業種類別魚類別生產量值10'!K28,'漁業生產量值-漁業種類別魚類別生產量值10'!M28,'漁業生產量值-漁業種類別魚類別生產量值10'!O28)&#10;  + SUM('漁業生產量值-漁業種類別魚類別生產量值11'!C28,'漁業生產量值-漁業種類別魚類別生產量值11'!E28,'漁業生產量值-漁業種類別魚類別生產量值11'!M28)&#10;  + SUM('漁業生產量值-漁業種類別魚類別生產量值13'!I28)&#10;  + SUM('漁業生產量值-漁業種類別魚類別生產量值14'!G28,'漁業生產量值-漁業種類別魚類別生產量值14'!I28,'漁業生產量值-漁業種類別魚類別生產量值14'!K28)&#10;  ))" table:style-name="ce19">
            <text:p>3,040<text:s/></text:p>
          </table:table-cell>
          <table:table-cell office:value-type="float" office:value="552184.39537000004" table:formula="msoxl:=IF( (SUM(H28,J28)&#10;     + SUM('漁業生產量值-漁業種類別魚類別生產量值1'!F28,'漁業生產量值-漁業種類別魚類別生產量值1'!H28,'漁業生產量值-漁業種類別魚類別生產量值1'!J28)&#10;     + SUM('漁業生產量值-漁業種類別魚類別生產量值2'!D28,'漁業生產量值-漁業種類別魚類別生產量值2'!F28,'漁業生產量值-漁業種類別魚類別生產量值2'!H28,'漁業生產量值-漁業種類別魚類別生產量值2'!J28)&#10;  + SUM('漁業生產量值-漁業種類別魚類別生產量值3'!F28,'漁業生產量值-漁業種類別魚類別生產量值3'!J28,'漁業生產量值-漁業種類別魚類別生產量值3'!L28,'漁業生產量值-漁業種類別魚類別生產量值3'!N28,'漁業生產量值-漁業種類別魚類別生產量值3'!P28)&#10;     + SUM('漁業生產量值-漁業種類別魚類別生產量值4'!D28,'漁業生產量值-漁業種類別魚類別生產量值4'!F28,'漁業生產量值-漁業種類別魚類別生產量值4'!H28,'漁業生產量值-漁業種類別魚類別生產量值4'!J28)&#10;  + SUM('漁業生產量值-漁業種類別魚類別生產量值5'!F28,'漁業生產量值-漁業種類別魚類別生產量值5'!H28,'漁業生產量值-漁業種類別魚類別生產量值5'!J28,'漁業生產量值-漁業種類別魚類別生產量值5'!L28,'漁業生產量值-漁業種類別魚類別生產量值5'!N28,'漁業生產量值-漁業種類別魚類別生產量值5'!P28)&#10;  + SUM('漁業生產量值-漁業種類別魚類別生產量值6'!D28,'漁業生產量值-漁業種類別魚類別生產量值6'!F28,'漁業生產量值-漁業種類別魚類別生產量值6'!H28,'漁業生產量值-漁業種類別魚類別生產量值6'!J28,'漁業生產量值-漁業種類別魚類別生產量值6'!L28,'漁業生產量值-漁業種類別魚類別生產量值6'!N28,'漁業生產量值-漁業種類別魚類別生產量值6'!P28)&#10;  + SUM('漁業生產量值-漁業種類別魚類別生產量值9'!P28)&#10;  + SUM('漁業生產量值-漁業種類別魚類別生產量值10'!L28,'漁業生產量值-漁業種類別魚類別生產量值10'!N28,'漁業生產量值-漁業種類別魚類別生產量值10'!P28)&#10;  + SUM('漁業生產量值-漁業種類別魚類別生產量值11'!D28,'漁業生產量值-漁業種類別魚類別生產量值11'!F28,'漁業生產量值-漁業種類別魚類別生產量值11'!N28)&#10;  + SUM('漁業生產量值-漁業種類別魚類別生產量值13'!J28)&#10;  + SUM('漁業生產量值-漁業種類別魚類別生產量值14'!H28,'漁業生產量值-漁業種類別魚類別生產量值14'!J28,'漁業生產量值-漁業種類別魚類別生產量值14'!L28)&#10;  )=0,&quot;-&quot;,(SUM(H28,J28)&#10;     + SUM('漁業生產量值-漁業種類別魚類別生產量值1'!F28,'漁業生產量值-漁業種類別魚類別生產量值1'!H28,'漁業生產量值-漁業種類別魚類別生產量值1'!J28)&#10;     + SUM('漁業生產量值-漁業種類別魚類別生產量值2'!D28,'漁業生產量值-漁業種類別魚類別生產量值2'!F28,'漁業生產量值-漁業種類別魚類別生產量值2'!H28,'漁業生產量值-漁業種類別魚類別生產量值2'!J28)&#10;  + SUM('漁業生產量值-漁業種類別魚類別生產量值3'!F28,'漁業生產量值-漁業種類別魚類別生產量值3'!J28,'漁業生產量值-漁業種類別魚類別生產量值3'!L28,'漁業生產量值-漁業種類別魚類別生產量值3'!N28,'漁業生產量值-漁業種類別魚類別生產量值3'!P28)&#10;     + SUM('漁業生產量值-漁業種類別魚類別生產量值4'!D28,'漁業生產量值-漁業種類別魚類別生產量值4'!F28,'漁業生產量值-漁業種類別魚類別生產量值4'!H28,'漁業生產量值-漁業種類別魚類別生產量值4'!J28)&#10;  + SUM('漁業生產量值-漁業種類別魚類別生產量值5'!F28,'漁業生產量值-漁業種類別魚類別生產量值5'!H28,'漁業生產量值-漁業種類別魚類別生產量值5'!J28,'漁業生產量值-漁業種類別魚類別生產量值5'!L28,'漁業生產量值-漁業種類別魚類別生產量值5'!N28,'漁業生產量值-漁業種類別魚類別生產量值5'!P28)&#10;  + SUM('漁業生產量值-漁業種類別魚類別生產量值6'!D28,'漁業生產量值-漁業種類別魚類別生產量值6'!F28,'漁業生產量值-漁業種類別魚類別生產量值6'!H28,'漁業生產量值-漁業種類別魚類別生產量值6'!J28,'漁業生產量值-漁業種類別魚類別生產量值6'!L28,'漁業生產量值-漁業種類別魚類別生產量值6'!N28,'漁業生產量值-漁業種類別魚類別生產量值6'!P28)&#10;  + SUM('漁業生產量值-漁業種類別魚類別生產量值9'!P28)&#10;  + SUM('漁業生產量值-漁業種類別魚類別生產量值10'!L28,'漁業生產量值-漁業種類別魚類別生產量值10'!N28,'漁業生產量值-漁業種類別魚類別生產量值10'!P28)&#10;  + SUM('漁業生產量值-漁業種類別魚類別生產量值11'!D28,'漁業生產量值-漁業種類別魚類別生產量值11'!F28,'漁業生產量值-漁業種類別魚類別生產量值11'!N28)&#10;  + SUM('漁業生產量值-漁業種類別魚類別生產量值13'!J28)&#10;  + SUM('漁業生產量值-漁業種類別魚類別生產量值14'!H28,'漁業生產量值-漁業種類別魚類別生產量值14'!J28,'漁業生產量值-漁業種類別魚類別生產量值14'!L28)&#10;  ))" table:style-name="ce19">
            <text:p>552,18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8,M28,O28,'漁業生產量值-漁業種類別魚類別生產量值1'!C28)=0,&quot;-&quot;,SUM(K28,M28,O28,'漁業生產量值-漁業種類別魚類別生產量值1'!C28))" table:style-name="ce19">
            <text:p>-</text:p>
          </table:table-cell>
          <table:table-cell office:value-type="string" office:string-value="-" table:formula="msoxl:=IF(SUM(L28,N28,P28,'漁業生產量值-漁業種類別魚類別生產量值1'!D28)=0,&quot;-&quot;,SUM(L28,N28,P28,'漁業生產量值-漁業種類別魚類別生產量值1'!D2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13</text:p>
          </table:table-cell>
          <table:table-cell office:value-type="string" table:style-name="ce18">
            <text:p>　曳繩釣　</text:p>
          </table:table-cell>
          <table:table-cell office:value-type="float" office:value="78.656000000000006" table:style-name="ce54">
            <text:p>79<text:s/></text:p>
          </table:table-cell>
          <table:table-cell office:value-type="float" office:value="6926.41806" table:style-name="ce54">
            <text:p>6,926<text:s/></text:p>
          </table:table-cell>
          <table:table-cell office:value-type="float" office:value="76.967000000000013" table:formula="msoxl:=IF( (SUM(G29,I29)&#10;     + SUM('漁業生產量值-漁業種類別魚類別生產量值1'!E29,'漁業生產量值-漁業種類別魚類別生產量值1'!G29,'漁業生產量值-漁業種類別魚類別生產量值1'!I29)&#10;     + SUM('漁業生產量值-漁業種類別魚類別生產量值2'!C29,'漁業生產量值-漁業種類別魚類別生產量值2'!E29,'漁業生產量值-漁業種類別魚類別生產量值2'!G29,'漁業生產量值-漁業種類別魚類別生產量值2'!I29)&#10;  + SUM('漁業生產量值-漁業種類別魚類別生產量值3'!E29,'漁業生產量值-漁業種類別魚類別生產量值3'!I29,'漁業生產量值-漁業種類別魚類別生產量值3'!K29,'漁業生產量值-漁業種類別魚類別生產量值3'!M29,'漁業生產量值-漁業種類別魚類別生產量值3'!O29)&#10;     + SUM('漁業生產量值-漁業種類別魚類別生產量值4'!C29,'漁業生產量值-漁業種類別魚類別生產量值4'!E29,'漁業生產量值-漁業種類別魚類別生產量值4'!G29,'漁業生產量值-漁業種類別魚類別生產量值4'!I29)&#10;  + SUM('漁業生產量值-漁業種類別魚類別生產量值5'!E29,'漁業生產量值-漁業種類別魚類別生產量值5'!G29,'漁業生產量值-漁業種類別魚類別生產量值5'!I29,'漁業生產量值-漁業種類別魚類別生產量值5'!K29,'漁業生產量值-漁業種類別魚類別生產量值5'!M29,'漁業生產量值-漁業種類別魚類別生產量值5'!O29)&#10;  + SUM('漁業生產量值-漁業種類別魚類別生產量值6'!C29,'漁業生產量值-漁業種類別魚類別生產量值6'!E29,'漁業生產量值-漁業種類別魚類別生產量值6'!G29,'漁業生產量值-漁業種類別魚類別生產量值6'!I29,'漁業生產量值-漁業種類別魚類別生產量值6'!K29,'漁業生產量值-漁業種類別魚類別生產量值6'!M29,'漁業生產量值-漁業種類別魚類別生產量值6'!O29)&#10;  + SUM('漁業生產量值-漁業種類別魚類別生產量值9'!O29)&#10;  + SUM('漁業生產量值-漁業種類別魚類別生產量值10'!K29,'漁業生產量值-漁業種類別魚類別生產量值10'!M29,'漁業生產量值-漁業種類別魚類別生產量值10'!O29)&#10;  + SUM('漁業生產量值-漁業種類別魚類別生產量值11'!C29,'漁業生產量值-漁業種類別魚類別生產量值11'!E29,'漁業生產量值-漁業種類別魚類別生產量值11'!M29)&#10;  + SUM('漁業生產量值-漁業種類別魚類別生產量值13'!I29)&#10;  + SUM('漁業生產量值-漁業種類別魚類別生產量值14'!G29,'漁業生產量值-漁業種類別魚類別生產量值14'!I29,'漁業生產量值-漁業種類別魚類別生產量值14'!K29)&#10;  )=0,&quot;-&quot;,(SUM(G29,I29)&#10;     + SUM('漁業生產量值-漁業種類別魚類別生產量值1'!E29,'漁業生產量值-漁業種類別魚類別生產量值1'!G29,'漁業生產量值-漁業種類別魚類別生產量值1'!I29)&#10;     + SUM('漁業生產量值-漁業種類別魚類別生產量值2'!C29,'漁業生產量值-漁業種類別魚類別生產量值2'!E29,'漁業生產量值-漁業種類別魚類別生產量值2'!G29,'漁業生產量值-漁業種類別魚類別生產量值2'!I29)&#10;  + SUM('漁業生產量值-漁業種類別魚類別生產量值3'!E29,'漁業生產量值-漁業種類別魚類別生產量值3'!I29,'漁業生產量值-漁業種類別魚類別生產量值3'!K29,'漁業生產量值-漁業種類別魚類別生產量值3'!M29,'漁業生產量值-漁業種類別魚類別生產量值3'!O29)&#10;     + SUM('漁業生產量值-漁業種類別魚類別生產量值4'!C29,'漁業生產量值-漁業種類別魚類別生產量值4'!E29,'漁業生產量值-漁業種類別魚類別生產量值4'!G29,'漁業生產量值-漁業種類別魚類別生產量值4'!I29)&#10;  + SUM('漁業生產量值-漁業種類別魚類別生產量值5'!E29,'漁業生產量值-漁業種類別魚類別生產量值5'!G29,'漁業生產量值-漁業種類別魚類別生產量值5'!I29,'漁業生產量值-漁業種類別魚類別生產量值5'!K29,'漁業生產量值-漁業種類別魚類別生產量值5'!M29,'漁業生產量值-漁業種類別魚類別生產量值5'!O29)&#10;  + SUM('漁業生產量值-漁業種類別魚類別生產量值6'!C29,'漁業生產量值-漁業種類別魚類別生產量值6'!E29,'漁業生產量值-漁業種類別魚類別生產量值6'!G29,'漁業生產量值-漁業種類別魚類別生產量值6'!I29,'漁業生產量值-漁業種類別魚類別生產量值6'!K29,'漁業生產量值-漁業種類別魚類別生產量值6'!M29,'漁業生產量值-漁業種類別魚類別生產量值6'!O29)&#10;  + SUM('漁業生產量值-漁業種類別魚類別生產量值9'!O29)&#10;  + SUM('漁業生產量值-漁業種類別魚類別生產量值10'!K29,'漁業生產量值-漁業種類別魚類別生產量值10'!M29,'漁業生產量值-漁業種類別魚類別生產量值10'!O29)&#10;  + SUM('漁業生產量值-漁業種類別魚類別生產量值11'!C29,'漁業生產量值-漁業種類別魚類別生產量值11'!E29,'漁業生產量值-漁業種類別魚類別生產量值11'!M29)&#10;  + SUM('漁業生產量值-漁業種類別魚類別生產量值13'!I29)&#10;  + SUM('漁業生產量值-漁業種類別魚類別生產量值14'!G29,'漁業生產量值-漁業種類別魚類別生產量值14'!I29,'漁業生產量值-漁業種類別魚類別生產量值14'!K29)&#10;  ))" table:style-name="ce19">
            <text:p>77<text:s/></text:p>
          </table:table-cell>
          <table:table-cell office:value-type="float" office:value="6777.6105600000001" table:formula="msoxl:=IF( (SUM(H29,J29)&#10;     + SUM('漁業生產量值-漁業種類別魚類別生產量值1'!F29,'漁業生產量值-漁業種類別魚類別生產量值1'!H29,'漁業生產量值-漁業種類別魚類別生產量值1'!J29)&#10;     + SUM('漁業生產量值-漁業種類別魚類別生產量值2'!D29,'漁業生產量值-漁業種類別魚類別生產量值2'!F29,'漁業生產量值-漁業種類別魚類別生產量值2'!H29,'漁業生產量值-漁業種類別魚類別生產量值2'!J29)&#10;  + SUM('漁業生產量值-漁業種類別魚類別生產量值3'!F29,'漁業生產量值-漁業種類別魚類別生產量值3'!J29,'漁業生產量值-漁業種類別魚類別生產量值3'!L29,'漁業生產量值-漁業種類別魚類別生產量值3'!N29,'漁業生產量值-漁業種類別魚類別生產量值3'!P29)&#10;     + SUM('漁業生產量值-漁業種類別魚類別生產量值4'!D29,'漁業生產量值-漁業種類別魚類別生產量值4'!F29,'漁業生產量值-漁業種類別魚類別生產量值4'!H29,'漁業生產量值-漁業種類別魚類別生產量值4'!J29)&#10;  + SUM('漁業生產量值-漁業種類別魚類別生產量值5'!F29,'漁業生產量值-漁業種類別魚類別生產量值5'!H29,'漁業生產量值-漁業種類別魚類別生產量值5'!J29,'漁業生產量值-漁業種類別魚類別生產量值5'!L29,'漁業生產量值-漁業種類別魚類別生產量值5'!N29,'漁業生產量值-漁業種類別魚類別生產量值5'!P29)&#10;  + SUM('漁業生產量值-漁業種類別魚類別生產量值6'!D29,'漁業生產量值-漁業種類別魚類別生產量值6'!F29,'漁業生產量值-漁業種類別魚類別生產量值6'!H29,'漁業生產量值-漁業種類別魚類別生產量值6'!J29,'漁業生產量值-漁業種類別魚類別生產量值6'!L29,'漁業生產量值-漁業種類別魚類別生產量值6'!N29,'漁業生產量值-漁業種類別魚類別生產量值6'!P29)&#10;  + SUM('漁業生產量值-漁業種類別魚類別生產量值9'!P29)&#10;  + SUM('漁業生產量值-漁業種類別魚類別生產量值10'!L29,'漁業生產量值-漁業種類別魚類別生產量值10'!N29,'漁業生產量值-漁業種類別魚類別生產量值10'!P29)&#10;  + SUM('漁業生產量值-漁業種類別魚類別生產量值11'!D29,'漁業生產量值-漁業種類別魚類別生產量值11'!F29,'漁業生產量值-漁業種類別魚類別生產量值11'!N29)&#10;  + SUM('漁業生產量值-漁業種類別魚類別生產量值13'!J29)&#10;  + SUM('漁業生產量值-漁業種類別魚類別生產量值14'!H29,'漁業生產量值-漁業種類別魚類別生產量值14'!J29,'漁業生產量值-漁業種類別魚類別生產量值14'!L29)&#10;  )=0,&quot;-&quot;,(SUM(H29,J29)&#10;     + SUM('漁業生產量值-漁業種類別魚類別生產量值1'!F29,'漁業生產量值-漁業種類別魚類別生產量值1'!H29,'漁業生產量值-漁業種類別魚類別生產量值1'!J29)&#10;     + SUM('漁業生產量值-漁業種類別魚類別生產量值2'!D29,'漁業生產量值-漁業種類別魚類別生產量值2'!F29,'漁業生產量值-漁業種類別魚類別生產量值2'!H29,'漁業生產量值-漁業種類別魚類別生產量值2'!J29)&#10;  + SUM('漁業生產量值-漁業種類別魚類別生產量值3'!F29,'漁業生產量值-漁業種類別魚類別生產量值3'!J29,'漁業生產量值-漁業種類別魚類別生產量值3'!L29,'漁業生產量值-漁業種類別魚類別生產量值3'!N29,'漁業生產量值-漁業種類別魚類別生產量值3'!P29)&#10;     + SUM('漁業生產量值-漁業種類別魚類別生產量值4'!D29,'漁業生產量值-漁業種類別魚類別生產量值4'!F29,'漁業生產量值-漁業種類別魚類別生產量值4'!H29,'漁業生產量值-漁業種類別魚類別生產量值4'!J29)&#10;  + SUM('漁業生產量值-漁業種類別魚類別生產量值5'!F29,'漁業生產量值-漁業種類別魚類別生產量值5'!H29,'漁業生產量值-漁業種類別魚類別生產量值5'!J29,'漁業生產量值-漁業種類別魚類別生產量值5'!L29,'漁業生產量值-漁業種類別魚類別生產量值5'!N29,'漁業生產量值-漁業種類別魚類別生產量值5'!P29)&#10;  + SUM('漁業生產量值-漁業種類別魚類別生產量值6'!D29,'漁業生產量值-漁業種類別魚類別生產量值6'!F29,'漁業生產量值-漁業種類別魚類別生產量值6'!H29,'漁業生產量值-漁業種類別魚類別生產量值6'!J29,'漁業生產量值-漁業種類別魚類別生產量值6'!L29,'漁業生產量值-漁業種類別魚類別生產量值6'!N29,'漁業生產量值-漁業種類別魚類別生產量值6'!P29)&#10;  + SUM('漁業生產量值-漁業種類別魚類別生產量值9'!P29)&#10;  + SUM('漁業生產量值-漁業種類別魚類別生產量值10'!L29,'漁業生產量值-漁業種類別魚類別生產量值10'!N29,'漁業生產量值-漁業種類別魚類別生產量值10'!P29)&#10;  + SUM('漁業生產量值-漁業種類別魚類別生產量值11'!D29,'漁業生產量值-漁業種類別魚類別生產量值11'!F29,'漁業生產量值-漁業種類別魚類別生產量值11'!N29)&#10;  + SUM('漁業生產量值-漁業種類別魚類別生產量值13'!J29)&#10;  + SUM('漁業生產量值-漁業種類別魚類別生產量值14'!H29,'漁業生產量值-漁業種類別魚類別生產量值14'!J29,'漁業生產量值-漁業種類別魚類別生產量值14'!L29)&#10;  ))" table:style-name="ce19">
            <text:p>6,77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9,M29,O29,'漁業生產量值-漁業種類別魚類別生產量值1'!C29)=0,&quot;-&quot;,SUM(K29,M29,O29,'漁業生產量值-漁業種類別魚類別生產量值1'!C29))" table:style-name="ce19">
            <text:p>-</text:p>
          </table:table-cell>
          <table:table-cell office:value-type="string" office:string-value="-" table:formula="msoxl:=IF(SUM(L29,N29,P29,'漁業生產量值-漁業種類別魚類別生產量值1'!D29)=0,&quot;-&quot;,SUM(L29,N29,P29,'漁業生產量值-漁業種類別魚類別生產量值1'!D2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14</text:p>
          </table:table-cell>
          <table:table-cell office:value-type="string" table:style-name="ce18">
            <text:p>　一支釣　</text:p>
          </table:table-cell>
          <table:table-cell office:value-type="float" office:value="1866.8177900000001" table:style-name="ce54">
            <text:p>1,867<text:s/></text:p>
          </table:table-cell>
          <table:table-cell office:value-type="float" office:value="394436.78067000001" table:style-name="ce54">
            <text:p>394,437<text:s/></text:p>
          </table:table-cell>
          <table:table-cell office:value-type="float" office:value="1718.1807899999999" table:formula="msoxl:=IF( (SUM(G30,I30)&#10;     + SUM('漁業生產量值-漁業種類別魚類別生產量值1'!E30,'漁業生產量值-漁業種類別魚類別生產量值1'!G30,'漁業生產量值-漁業種類別魚類別生產量值1'!I30)&#10;     + SUM('漁業生產量值-漁業種類別魚類別生產量值2'!C30,'漁業生產量值-漁業種類別魚類別生產量值2'!E30,'漁業生產量值-漁業種類別魚類別生產量值2'!G30,'漁業生產量值-漁業種類別魚類別生產量值2'!I30)&#10;  + SUM('漁業生產量值-漁業種類別魚類別生產量值3'!E30,'漁業生產量值-漁業種類別魚類別生產量值3'!I30,'漁業生產量值-漁業種類別魚類別生產量值3'!K30,'漁業生產量值-漁業種類別魚類別生產量值3'!M30,'漁業生產量值-漁業種類別魚類別生產量值3'!O30)&#10;     + SUM('漁業生產量值-漁業種類別魚類別生產量值4'!C30,'漁業生產量值-漁業種類別魚類別生產量值4'!E30,'漁業生產量值-漁業種類別魚類別生產量值4'!G30,'漁業生產量值-漁業種類別魚類別生產量值4'!I30)&#10;  + SUM('漁業生產量值-漁業種類別魚類別生產量值5'!E30,'漁業生產量值-漁業種類別魚類別生產量值5'!G30,'漁業生產量值-漁業種類別魚類別生產量值5'!I30,'漁業生產量值-漁業種類別魚類別生產量值5'!K30,'漁業生產量值-漁業種類別魚類別生產量值5'!M30,'漁業生產量值-漁業種類別魚類別生產量值5'!O30)&#10;  + SUM('漁業生產量值-漁業種類別魚類別生產量值6'!C30,'漁業生產量值-漁業種類別魚類別生產量值6'!E30,'漁業生產量值-漁業種類別魚類別生產量值6'!G30,'漁業生產量值-漁業種類別魚類別生產量值6'!I30,'漁業生產量值-漁業種類別魚類別生產量值6'!K30,'漁業生產量值-漁業種類別魚類別生產量值6'!M30,'漁業生產量值-漁業種類別魚類別生產量值6'!O30)&#10;  + SUM('漁業生產量值-漁業種類別魚類別生產量值9'!O30)&#10;  + SUM('漁業生產量值-漁業種類別魚類別生產量值10'!K30,'漁業生產量值-漁業種類別魚類別生產量值10'!M30,'漁業生產量值-漁業種類別魚類別生產量值10'!O30)&#10;  + SUM('漁業生產量值-漁業種類別魚類別生產量值11'!C30,'漁業生產量值-漁業種類別魚類別生產量值11'!E30,'漁業生產量值-漁業種類別魚類別生產量值11'!M30)&#10;  + SUM('漁業生產量值-漁業種類別魚類別生產量值13'!I30)&#10;  + SUM('漁業生產量值-漁業種類別魚類別生產量值14'!G30,'漁業生產量值-漁業種類別魚類別生產量值14'!I30,'漁業生產量值-漁業種類別魚類別生產量值14'!K30)&#10;  )=0,&quot;-&quot;,(SUM(G30,I30)&#10;     + SUM('漁業生產量值-漁業種類別魚類別生產量值1'!E30,'漁業生產量值-漁業種類別魚類別生產量值1'!G30,'漁業生產量值-漁業種類別魚類別生產量值1'!I30)&#10;     + SUM('漁業生產量值-漁業種類別魚類別生產量值2'!C30,'漁業生產量值-漁業種類別魚類別生產量值2'!E30,'漁業生產量值-漁業種類別魚類別生產量值2'!G30,'漁業生產量值-漁業種類別魚類別生產量值2'!I30)&#10;  + SUM('漁業生產量值-漁業種類別魚類別生產量值3'!E30,'漁業生產量值-漁業種類別魚類別生產量值3'!I30,'漁業生產量值-漁業種類別魚類別生產量值3'!K30,'漁業生產量值-漁業種類別魚類別生產量值3'!M30,'漁業生產量值-漁業種類別魚類別生產量值3'!O30)&#10;     + SUM('漁業生產量值-漁業種類別魚類別生產量值4'!C30,'漁業生產量值-漁業種類別魚類別生產量值4'!E30,'漁業生產量值-漁業種類別魚類別生產量值4'!G30,'漁業生產量值-漁業種類別魚類別生產量值4'!I30)&#10;  + SUM('漁業生產量值-漁業種類別魚類別生產量值5'!E30,'漁業生產量值-漁業種類別魚類別生產量值5'!G30,'漁業生產量值-漁業種類別魚類別生產量值5'!I30,'漁業生產量值-漁業種類別魚類別生產量值5'!K30,'漁業生產量值-漁業種類別魚類別生產量值5'!M30,'漁業生產量值-漁業種類別魚類別生產量值5'!O30)&#10;  + SUM('漁業生產量值-漁業種類別魚類別生產量值6'!C30,'漁業生產量值-漁業種類別魚類別生產量值6'!E30,'漁業生產量值-漁業種類別魚類別生產量值6'!G30,'漁業生產量值-漁業種類別魚類別生產量值6'!I30,'漁業生產量值-漁業種類別魚類別生產量值6'!K30,'漁業生產量值-漁業種類別魚類別生產量值6'!M30,'漁業生產量值-漁業種類別魚類別生產量值6'!O30)&#10;  + SUM('漁業生產量值-漁業種類別魚類別生產量值9'!O30)&#10;  + SUM('漁業生產量值-漁業種類別魚類別生產量值10'!K30,'漁業生產量值-漁業種類別魚類別生產量值10'!M30,'漁業生產量值-漁業種類別魚類別生產量值10'!O30)&#10;  + SUM('漁業生產量值-漁業種類別魚類別生產量值11'!C30,'漁業生產量值-漁業種類別魚類別生產量值11'!E30,'漁業生產量值-漁業種類別魚類別生產量值11'!M30)&#10;  + SUM('漁業生產量值-漁業種類別魚類別生產量值13'!I30)&#10;  + SUM('漁業生產量值-漁業種類別魚類別生產量值14'!G30,'漁業生產量值-漁業種類別魚類別生產量值14'!I30,'漁業生產量值-漁業種類別魚類別生產量值14'!K30)&#10;  ))" table:style-name="ce19">
            <text:p>1,718<text:s/></text:p>
          </table:table-cell>
          <table:table-cell office:value-type="float" office:value="364028.47380000004" table:formula="msoxl:=IF( (SUM(H30,J30)&#10;     + SUM('漁業生產量值-漁業種類別魚類別生產量值1'!F30,'漁業生產量值-漁業種類別魚類別生產量值1'!H30,'漁業生產量值-漁業種類別魚類別生產量值1'!J30)&#10;     + SUM('漁業生產量值-漁業種類別魚類別生產量值2'!D30,'漁業生產量值-漁業種類別魚類別生產量值2'!F30,'漁業生產量值-漁業種類別魚類別生產量值2'!H30,'漁業生產量值-漁業種類別魚類別生產量值2'!J30)&#10;  + SUM('漁業生產量值-漁業種類別魚類別生產量值3'!F30,'漁業生產量值-漁業種類別魚類別生產量值3'!J30,'漁業生產量值-漁業種類別魚類別生產量值3'!L30,'漁業生產量值-漁業種類別魚類別生產量值3'!N30,'漁業生產量值-漁業種類別魚類別生產量值3'!P30)&#10;     + SUM('漁業生產量值-漁業種類別魚類別生產量值4'!D30,'漁業生產量值-漁業種類別魚類別生產量值4'!F30,'漁業生產量值-漁業種類別魚類別生產量值4'!H30,'漁業生產量值-漁業種類別魚類別生產量值4'!J30)&#10;  + SUM('漁業生產量值-漁業種類別魚類別生產量值5'!F30,'漁業生產量值-漁業種類別魚類別生產量值5'!H30,'漁業生產量值-漁業種類別魚類別生產量值5'!J30,'漁業生產量值-漁業種類別魚類別生產量值5'!L30,'漁業生產量值-漁業種類別魚類別生產量值5'!N30,'漁業生產量值-漁業種類別魚類別生產量值5'!P30)&#10;  + SUM('漁業生產量值-漁業種類別魚類別生產量值6'!D30,'漁業生產量值-漁業種類別魚類別生產量值6'!F30,'漁業生產量值-漁業種類別魚類別生產量值6'!H30,'漁業生產量值-漁業種類別魚類別生產量值6'!J30,'漁業生產量值-漁業種類別魚類別生產量值6'!L30,'漁業生產量值-漁業種類別魚類別生產量值6'!N30,'漁業生產量值-漁業種類別魚類別生產量值6'!P30)&#10;  + SUM('漁業生產量值-漁業種類別魚類別生產量值9'!P30)&#10;  + SUM('漁業生產量值-漁業種類別魚類別生產量值10'!L30,'漁業生產量值-漁業種類別魚類別生產量值10'!N30,'漁業生產量值-漁業種類別魚類別生產量值10'!P30)&#10;  + SUM('漁業生產量值-漁業種類別魚類別生產量值11'!D30,'漁業生產量值-漁業種類別魚類別生產量值11'!F30,'漁業生產量值-漁業種類別魚類別生產量值11'!N30)&#10;  + SUM('漁業生產量值-漁業種類別魚類別生產量值13'!J30)&#10;  + SUM('漁業生產量值-漁業種類別魚類別生產量值14'!H30,'漁業生產量值-漁業種類別魚類別生產量值14'!J30,'漁業生產量值-漁業種類別魚類別生產量值14'!L30)&#10;  )=0,&quot;-&quot;,(SUM(H30,J30)&#10;     + SUM('漁業生產量值-漁業種類別魚類別生產量值1'!F30,'漁業生產量值-漁業種類別魚類別生產量值1'!H30,'漁業生產量值-漁業種類別魚類別生產量值1'!J30)&#10;     + SUM('漁業生產量值-漁業種類別魚類別生產量值2'!D30,'漁業生產量值-漁業種類別魚類別生產量值2'!F30,'漁業生產量值-漁業種類別魚類別生產量值2'!H30,'漁業生產量值-漁業種類別魚類別生產量值2'!J30)&#10;  + SUM('漁業生產量值-漁業種類別魚類別生產量值3'!F30,'漁業生產量值-漁業種類別魚類別生產量值3'!J30,'漁業生產量值-漁業種類別魚類別生產量值3'!L30,'漁業生產量值-漁業種類別魚類別生產量值3'!N30,'漁業生產量值-漁業種類別魚類別生產量值3'!P30)&#10;     + SUM('漁業生產量值-漁業種類別魚類別生產量值4'!D30,'漁業生產量值-漁業種類別魚類別生產量值4'!F30,'漁業生產量值-漁業種類別魚類別生產量值4'!H30,'漁業生產量值-漁業種類別魚類別生產量值4'!J30)&#10;  + SUM('漁業生產量值-漁業種類別魚類別生產量值5'!F30,'漁業生產量值-漁業種類別魚類別生產量值5'!H30,'漁業生產量值-漁業種類別魚類別生產量值5'!J30,'漁業生產量值-漁業種類別魚類別生產量值5'!L30,'漁業生產量值-漁業種類別魚類別生產量值5'!N30,'漁業生產量值-漁業種類別魚類別生產量值5'!P30)&#10;  + SUM('漁業生產量值-漁業種類別魚類別生產量值6'!D30,'漁業生產量值-漁業種類別魚類別生產量值6'!F30,'漁業生產量值-漁業種類別魚類別生產量值6'!H30,'漁業生產量值-漁業種類別魚類別生產量值6'!J30,'漁業生產量值-漁業種類別魚類別生產量值6'!L30,'漁業生產量值-漁業種類別魚類別生產量值6'!N30,'漁業生產量值-漁業種類別魚類別生產量值6'!P30)&#10;  + SUM('漁業生產量值-漁業種類別魚類別生產量值9'!P30)&#10;  + SUM('漁業生產量值-漁業種類別魚類別生產量值10'!L30,'漁業生產量值-漁業種類別魚類別生產量值10'!N30,'漁業生產量值-漁業種類別魚類別生產量值10'!P30)&#10;  + SUM('漁業生產量值-漁業種類別魚類別生產量值11'!D30,'漁業生產量值-漁業種類別魚類別生產量值11'!F30,'漁業生產量值-漁業種類別魚類別生產量值11'!N30)&#10;  + SUM('漁業生產量值-漁業種類別魚類別生產量值13'!J30)&#10;  + SUM('漁業生產量值-漁業種類別魚類別生產量值14'!H30,'漁業生產量值-漁業種類別魚類別生產量值14'!J30,'漁業生產量值-漁業種類別魚類別生產量值14'!L30)&#10;  ))" table:style-name="ce19">
            <text:p>364,02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0,M30,O30,'漁業生產量值-漁業種類別魚類別生產量值1'!C30)=0,&quot;-&quot;,SUM(K30,M30,O30,'漁業生產量值-漁業種類別魚類別生產量值1'!C30))" table:style-name="ce19">
            <text:p>-</text:p>
          </table:table-cell>
          <table:table-cell office:value-type="string" office:string-value="-" table:formula="msoxl:=IF(SUM(L30,N30,P30,'漁業生產量值-漁業種類別魚類別生產量值1'!D30)=0,&quot;-&quot;,SUM(L30,N30,P30,'漁業生產量值-漁業種類別魚類別生產量值1'!D3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 (SUM(G31,I31)&#10;     + SUM('漁業生產量值-漁業種類別魚類別生產量值1'!E31,'漁業生產量值-漁業種類別魚類別生產量值1'!G31,'漁業生產量值-漁業種類別魚類別生產量值1'!I31)&#10;     + SUM('漁業生產量值-漁業種類別魚類別生產量值2'!C31,'漁業生產量值-漁業種類別魚類別生產量值2'!E31,'漁業生產量值-漁業種類別魚類別生產量值2'!G31,'漁業生產量值-漁業種類別魚類別生產量值2'!I31)&#10;  + SUM('漁業生產量值-漁業種類別魚類別生產量值3'!E31,'漁業生產量值-漁業種類別魚類別生產量值3'!I31,'漁業生產量值-漁業種類別魚類別生產量值3'!K31,'漁業生產量值-漁業種類別魚類別生產量值3'!M31,'漁業生產量值-漁業種類別魚類別生產量值3'!O31)&#10;     + SUM('漁業生產量值-漁業種類別魚類別生產量值4'!C31,'漁業生產量值-漁業種類別魚類別生產量值4'!E31,'漁業生產量值-漁業種類別魚類別生產量值4'!G31,'漁業生產量值-漁業種類別魚類別生產量值4'!I31)&#10;  + SUM('漁業生產量值-漁業種類別魚類別生產量值5'!E31,'漁業生產量值-漁業種類別魚類別生產量值5'!G31,'漁業生產量值-漁業種類別魚類別生產量值5'!I31,'漁業生產量值-漁業種類別魚類別生產量值5'!K31,'漁業生產量值-漁業種類別魚類別生產量值5'!M31,'漁業生產量值-漁業種類別魚類別生產量值5'!O31)&#10;  + SUM('漁業生產量值-漁業種類別魚類別生產量值6'!C31,'漁業生產量值-漁業種類別魚類別生產量值6'!E31,'漁業生產量值-漁業種類別魚類別生產量值6'!G31,'漁業生產量值-漁業種類別魚類別生產量值6'!I31,'漁業生產量值-漁業種類別魚類別生產量值6'!K31,'漁業生產量值-漁業種類別魚類別生產量值6'!M31,'漁業生產量值-漁業種類別魚類別生產量值6'!O31)&#10;  + SUM('漁業生產量值-漁業種類別魚類別生產量值9'!O31)&#10;  + SUM('漁業生產量值-漁業種類別魚類別生產量值10'!K31,'漁業生產量值-漁業種類別魚類別生產量值10'!M31,'漁業生產量值-漁業種類別魚類別生產量值10'!O31)&#10;  + SUM('漁業生產量值-漁業種類別魚類別生產量值11'!C31,'漁業生產量值-漁業種類別魚類別生產量值11'!E31,'漁業生產量值-漁業種類別魚類別生產量值11'!M31)&#10;  + SUM('漁業生產量值-漁業種類別魚類別生產量值13'!I31)&#10;  + SUM('漁業生產量值-漁業種類別魚類別生產量值14'!G31,'漁業生產量值-漁業種類別魚類別生產量值14'!I31,'漁業生產量值-漁業種類別魚類別生產量值14'!K31)&#10;  )=0,&quot;-&quot;,(SUM(G31,I31)&#10;     + SUM('漁業生產量值-漁業種類別魚類別生產量值1'!E31,'漁業生產量值-漁業種類別魚類別生產量值1'!G31,'漁業生產量值-漁業種類別魚類別生產量值1'!I31)&#10;     + SUM('漁業生產量值-漁業種類別魚類別生產量值2'!C31,'漁業生產量值-漁業種類別魚類別生產量值2'!E31,'漁業生產量值-漁業種類別魚類別生產量值2'!G31,'漁業生產量值-漁業種類別魚類別生產量值2'!I31)&#10;  + SUM('漁業生產量值-漁業種類別魚類別生產量值3'!E31,'漁業生產量值-漁業種類別魚類別生產量值3'!I31,'漁業生產量值-漁業種類別魚類別生產量值3'!K31,'漁業生產量值-漁業種類別魚類別生產量值3'!M31,'漁業生產量值-漁業種類別魚類別生產量值3'!O31)&#10;     + SUM('漁業生產量值-漁業種類別魚類別生產量值4'!C31,'漁業生產量值-漁業種類別魚類別生產量值4'!E31,'漁業生產量值-漁業種類別魚類別生產量值4'!G31,'漁業生產量值-漁業種類別魚類別生產量值4'!I31)&#10;  + SUM('漁業生產量值-漁業種類別魚類別生產量值5'!E31,'漁業生產量值-漁業種類別魚類別生產量值5'!G31,'漁業生產量值-漁業種類別魚類別生產量值5'!I31,'漁業生產量值-漁業種類別魚類別生產量值5'!K31,'漁業生產量值-漁業種類別魚類別生產量值5'!M31,'漁業生產量值-漁業種類別魚類別生產量值5'!O31)&#10;  + SUM('漁業生產量值-漁業種類別魚類別生產量值6'!C31,'漁業生產量值-漁業種類別魚類別生產量值6'!E31,'漁業生產量值-漁業種類別魚類別生產量值6'!G31,'漁業生產量值-漁業種類別魚類別生產量值6'!I31,'漁業生產量值-漁業種類別魚類別生產量值6'!K31,'漁業生產量值-漁業種類別魚類別生產量值6'!M31,'漁業生產量值-漁業種類別魚類別生產量值6'!O31)&#10;  + SUM('漁業生產量值-漁業種類別魚類別生產量值9'!O31)&#10;  + SUM('漁業生產量值-漁業種類別魚類別生產量值10'!K31,'漁業生產量值-漁業種類別魚類別生產量值10'!M31,'漁業生產量值-漁業種類別魚類別生產量值10'!O31)&#10;  + SUM('漁業生產量值-漁業種類別魚類別生產量值11'!C31,'漁業生產量值-漁業種類別魚類別生產量值11'!E31,'漁業生產量值-漁業種類別魚類別生產量值11'!M31)&#10;  + SUM('漁業生產量值-漁業種類別魚類別生產量值13'!I31)&#10;  + SUM('漁業生產量值-漁業種類別魚類別生產量值14'!G31,'漁業生產量值-漁業種類別魚類別生產量值14'!I31,'漁業生產量值-漁業種類別魚類別生產量值14'!K31)&#10;  ))" table:style-name="ce19">
            <text:p>-</text:p>
          </table:table-cell>
          <table:table-cell office:value-type="string" office:string-value="-" table:formula="msoxl:=IF( (SUM(H31,J31)&#10;     + SUM('漁業生產量值-漁業種類別魚類別生產量值1'!F31,'漁業生產量值-漁業種類別魚類別生產量值1'!H31,'漁業生產量值-漁業種類別魚類別生產量值1'!J31)&#10;     + SUM('漁業生產量值-漁業種類別魚類別生產量值2'!D31,'漁業生產量值-漁業種類別魚類別生產量值2'!F31,'漁業生產量值-漁業種類別魚類別生產量值2'!H31,'漁業生產量值-漁業種類別魚類別生產量值2'!J31)&#10;  + SUM('漁業生產量值-漁業種類別魚類別生產量值3'!F31,'漁業生產量值-漁業種類別魚類別生產量值3'!J31,'漁業生產量值-漁業種類別魚類別生產量值3'!L31,'漁業生產量值-漁業種類別魚類別生產量值3'!N31,'漁業生產量值-漁業種類別魚類別生產量值3'!P31)&#10;     + SUM('漁業生產量值-漁業種類別魚類別生產量值4'!D31,'漁業生產量值-漁業種類別魚類別生產量值4'!F31,'漁業生產量值-漁業種類別魚類別生產量值4'!H31,'漁業生產量值-漁業種類別魚類別生產量值4'!J31)&#10;  + SUM('漁業生產量值-漁業種類別魚類別生產量值5'!F31,'漁業生產量值-漁業種類別魚類別生產量值5'!H31,'漁業生產量值-漁業種類別魚類別生產量值5'!J31,'漁業生產量值-漁業種類別魚類別生產量值5'!L31,'漁業生產量值-漁業種類別魚類別生產量值5'!N31,'漁業生產量值-漁業種類別魚類別生產量值5'!P31)&#10;  + SUM('漁業生產量值-漁業種類別魚類別生產量值6'!D31,'漁業生產量值-漁業種類別魚類別生產量值6'!F31,'漁業生產量值-漁業種類別魚類別生產量值6'!H31,'漁業生產量值-漁業種類別魚類別生產量值6'!J31,'漁業生產量值-漁業種類別魚類別生產量值6'!L31,'漁業生產量值-漁業種類別魚類別生產量值6'!N31,'漁業生產量值-漁業種類別魚類別生產量值6'!P31)&#10;  + SUM('漁業生產量值-漁業種類別魚類別生產量值9'!P31)&#10;  + SUM('漁業生產量值-漁業種類別魚類別生產量值10'!L31,'漁業生產量值-漁業種類別魚類別生產量值10'!N31,'漁業生產量值-漁業種類別魚類別生產量值10'!P31)&#10;  + SUM('漁業生產量值-漁業種類別魚類別生產量值11'!D31,'漁業生產量值-漁業種類別魚類別生產量值11'!F31,'漁業生產量值-漁業種類別魚類別生產量值11'!N31)&#10;  + SUM('漁業生產量值-漁業種類別魚類別生產量值13'!J31)&#10;  + SUM('漁業生產量值-漁業種類別魚類別生產量值14'!H31,'漁業生產量值-漁業種類別魚類別生產量值14'!J31,'漁業生產量值-漁業種類別魚類別生產量值14'!L31)&#10;  )=0,&quot;-&quot;,(SUM(H31,J31)&#10;     + SUM('漁業生產量值-漁業種類別魚類別生產量值1'!F31,'漁業生產量值-漁業種類別魚類別生產量值1'!H31,'漁業生產量值-漁業種類別魚類別生產量值1'!J31)&#10;     + SUM('漁業生產量值-漁業種類別魚類別生產量值2'!D31,'漁業生產量值-漁業種類別魚類別生產量值2'!F31,'漁業生產量值-漁業種類別魚類別生產量值2'!H31,'漁業生產量值-漁業種類別魚類別生產量值2'!J31)&#10;  + SUM('漁業生產量值-漁業種類別魚類別生產量值3'!F31,'漁業生產量值-漁業種類別魚類別生產量值3'!J31,'漁業生產量值-漁業種類別魚類別生產量值3'!L31,'漁業生產量值-漁業種類別魚類別生產量值3'!N31,'漁業生產量值-漁業種類別魚類別生產量值3'!P31)&#10;     + SUM('漁業生產量值-漁業種類別魚類別生產量值4'!D31,'漁業生產量值-漁業種類別魚類別生產量值4'!F31,'漁業生產量值-漁業種類別魚類別生產量值4'!H31,'漁業生產量值-漁業種類別魚類別生產量值4'!J31)&#10;  + SUM('漁業生產量值-漁業種類別魚類別生產量值5'!F31,'漁業生產量值-漁業種類別魚類別生產量值5'!H31,'漁業生產量值-漁業種類別魚類別生產量值5'!J31,'漁業生產量值-漁業種類別魚類別生產量值5'!L31,'漁業生產量值-漁業種類別魚類別生產量值5'!N31,'漁業生產量值-漁業種類別魚類別生產量值5'!P31)&#10;  + SUM('漁業生產量值-漁業種類別魚類別生產量值6'!D31,'漁業生產量值-漁業種類別魚類別生產量值6'!F31,'漁業生產量值-漁業種類別魚類別生產量值6'!H31,'漁業生產量值-漁業種類別魚類別生產量值6'!J31,'漁業生產量值-漁業種類別魚類別生產量值6'!L31,'漁業生產量值-漁業種類別魚類別生產量值6'!N31,'漁業生產量值-漁業種類別魚類別生產量值6'!P31)&#10;  + SUM('漁業生產量值-漁業種類別魚類別生產量值9'!P31)&#10;  + SUM('漁業生產量值-漁業種類別魚類別生產量值10'!L31,'漁業生產量值-漁業種類別魚類別生產量值10'!N31,'漁業生產量值-漁業種類別魚類別生產量值10'!P31)&#10;  + SUM('漁業生產量值-漁業種類別魚類別生產量值11'!D31,'漁業生產量值-漁業種類別魚類別生產量值11'!F31,'漁業生產量值-漁業種類別魚類別生產量值11'!N31)&#10;  + SUM('漁業生產量值-漁業種類別魚類別生產量值13'!J31)&#10;  + SUM('漁業生產量值-漁業種類別魚類別生產量值14'!H31,'漁業生產量值-漁業種類別魚類別生產量值14'!J31,'漁業生產量值-漁業種類別魚類別生產量值14'!L31)&#10;  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1,M31,O31,'漁業生產量值-漁業種類別魚類別生產量值1'!C31)=0,&quot;-&quot;,SUM(K31,M31,O31,'漁業生產量值-漁業種類別魚類別生產量值1'!C31))" table:style-name="ce19">
            <text:p>-</text:p>
          </table:table-cell>
          <table:table-cell office:value-type="string" office:string-value="-" table:formula="msoxl:=IF(SUM(L31,N31,P31,'漁業生產量值-漁業種類別魚類別生產量值1'!D31)=0,&quot;-&quot;,SUM(L31,N31,P31,'漁業生產量值-漁業種類別魚類別生產量值1'!D3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21</text:p>
          </table:table-cell>
          <table:table-cell office:value-type="string" table:style-name="ce18">
            <text:p>　珊瑚　</text:p>
          </table:table-cell>
          <table:table-cell office:value-type="float" office:value="3.25197" table:style-name="ce54">
            <text:p>3<text:s/></text:p>
          </table:table-cell>
          <table:table-cell office:value-type="float" office:value="281196.87800999999" table:style-name="ce54">
            <text:p>281,197<text:s/></text:p>
          </table:table-cell>
          <table:table-cell office:value-type="float" office:value="3.25197" table:formula="msoxl:=IF( (SUM(G32,I32)&#10;     + SUM('漁業生產量值-漁業種類別魚類別生產量值1'!E32,'漁業生產量值-漁業種類別魚類別生產量值1'!G32,'漁業生產量值-漁業種類別魚類別生產量值1'!I32)&#10;     + SUM('漁業生產量值-漁業種類別魚類別生產量值2'!C32,'漁業生產量值-漁業種類別魚類別生產量值2'!E32,'漁業生產量值-漁業種類別魚類別生產量值2'!G32,'漁業生產量值-漁業種類別魚類別生產量值2'!I32)&#10;  + SUM('漁業生產量值-漁業種類別魚類別生產量值3'!E32,'漁業生產量值-漁業種類別魚類別生產量值3'!I32,'漁業生產量值-漁業種類別魚類別生產量值3'!K32,'漁業生產量值-漁業種類別魚類別生產量值3'!M32,'漁業生產量值-漁業種類別魚類別生產量值3'!O32)&#10;     + SUM('漁業生產量值-漁業種類別魚類別生產量值4'!C32,'漁業生產量值-漁業種類別魚類別生產量值4'!E32,'漁業生產量值-漁業種類別魚類別生產量值4'!G32,'漁業生產量值-漁業種類別魚類別生產量值4'!I32)&#10;  + SUM('漁業生產量值-漁業種類別魚類別生產量值5'!E32,'漁業生產量值-漁業種類別魚類別生產量值5'!G32,'漁業生產量值-漁業種類別魚類別生產量值5'!I32,'漁業生產量值-漁業種類別魚類別生產量值5'!K32,'漁業生產量值-漁業種類別魚類別生產量值5'!M32,'漁業生產量值-漁業種類別魚類別生產量值5'!O32)&#10;  + SUM('漁業生產量值-漁業種類別魚類別生產量值6'!C32,'漁業生產量值-漁業種類別魚類別生產量值6'!E32,'漁業生產量值-漁業種類別魚類別生產量值6'!G32,'漁業生產量值-漁業種類別魚類別生產量值6'!I32,'漁業生產量值-漁業種類別魚類別生產量值6'!K32,'漁業生產量值-漁業種類別魚類別生產量值6'!M32,'漁業生產量值-漁業種類別魚類別生產量值6'!O32)&#10;  + SUM('漁業生產量值-漁業種類別魚類別生產量值9'!O32)&#10;  + SUM('漁業生產量值-漁業種類別魚類別生產量值10'!K32,'漁業生產量值-漁業種類別魚類別生產量值10'!M32,'漁業生產量值-漁業種類別魚類別生產量值10'!O32)&#10;  + SUM('漁業生產量值-漁業種類別魚類別生產量值11'!C32,'漁業生產量值-漁業種類別魚類別生產量值11'!E32,'漁業生產量值-漁業種類別魚類別生產量值11'!M32)&#10;  + SUM('漁業生產量值-漁業種類別魚類別生產量值13'!I32)&#10;  + SUM('漁業生產量值-漁業種類別魚類別生產量值14'!G32,'漁業生產量值-漁業種類別魚類別生產量值14'!I32,'漁業生產量值-漁業種類別魚類別生產量值14'!K32)&#10;  )=0,&quot;-&quot;,(SUM(G32,I32)&#10;     + SUM('漁業生產量值-漁業種類別魚類別生產量值1'!E32,'漁業生產量值-漁業種類別魚類別生產量值1'!G32,'漁業生產量值-漁業種類別魚類別生產量值1'!I32)&#10;     + SUM('漁業生產量值-漁業種類別魚類別生產量值2'!C32,'漁業生產量值-漁業種類別魚類別生產量值2'!E32,'漁業生產量值-漁業種類別魚類別生產量值2'!G32,'漁業生產量值-漁業種類別魚類別生產量值2'!I32)&#10;  + SUM('漁業生產量值-漁業種類別魚類別生產量值3'!E32,'漁業生產量值-漁業種類別魚類別生產量值3'!I32,'漁業生產量值-漁業種類別魚類別生產量值3'!K32,'漁業生產量值-漁業種類別魚類別生產量值3'!M32,'漁業生產量值-漁業種類別魚類別生產量值3'!O32)&#10;     + SUM('漁業生產量值-漁業種類別魚類別生產量值4'!C32,'漁業生產量值-漁業種類別魚類別生產量值4'!E32,'漁業生產量值-漁業種類別魚類別生產量值4'!G32,'漁業生產量值-漁業種類別魚類別生產量值4'!I32)&#10;  + SUM('漁業生產量值-漁業種類別魚類別生產量值5'!E32,'漁業生產量值-漁業種類別魚類別生產量值5'!G32,'漁業生產量值-漁業種類別魚類別生產量值5'!I32,'漁業生產量值-漁業種類別魚類別生產量值5'!K32,'漁業生產量值-漁業種類別魚類別生產量值5'!M32,'漁業生產量值-漁業種類別魚類別生產量值5'!O32)&#10;  + SUM('漁業生產量值-漁業種類別魚類別生產量值6'!C32,'漁業生產量值-漁業種類別魚類別生產量值6'!E32,'漁業生產量值-漁業種類別魚類別生產量值6'!G32,'漁業生產量值-漁業種類別魚類別生產量值6'!I32,'漁業生產量值-漁業種類別魚類別生產量值6'!K32,'漁業生產量值-漁業種類別魚類別生產量值6'!M32,'漁業生產量值-漁業種類別魚類別生產量值6'!O32)&#10;  + SUM('漁業生產量值-漁業種類別魚類別生產量值9'!O32)&#10;  + SUM('漁業生產量值-漁業種類別魚類別生產量值10'!K32,'漁業生產量值-漁業種類別魚類別生產量值10'!M32,'漁業生產量值-漁業種類別魚類別生產量值10'!O32)&#10;  + SUM('漁業生產量值-漁業種類別魚類別生產量值11'!C32,'漁業生產量值-漁業種類別魚類別生產量值11'!E32,'漁業生產量值-漁業種類別魚類別生產量值11'!M32)&#10;  + SUM('漁業生產量值-漁業種類別魚類別生產量值13'!I32)&#10;  + SUM('漁業生產量值-漁業種類別魚類別生產量值14'!G32,'漁業生產量值-漁業種類別魚類別生產量值14'!I32,'漁業生產量值-漁業種類別魚類別生產量值14'!K32)&#10;  ))" table:style-name="ce19">
            <text:p>3<text:s/></text:p>
          </table:table-cell>
          <table:table-cell office:value-type="float" office:value="281196.87800999999" table:formula="msoxl:=IF( (SUM(H32,J32)&#10;     + SUM('漁業生產量值-漁業種類別魚類別生產量值1'!F32,'漁業生產量值-漁業種類別魚類別生產量值1'!H32,'漁業生產量值-漁業種類別魚類別生產量值1'!J32)&#10;     + SUM('漁業生產量值-漁業種類別魚類別生產量值2'!D32,'漁業生產量值-漁業種類別魚類別生產量值2'!F32,'漁業生產量值-漁業種類別魚類別生產量值2'!H32,'漁業生產量值-漁業種類別魚類別生產量值2'!J32)&#10;  + SUM('漁業生產量值-漁業種類別魚類別生產量值3'!F32,'漁業生產量值-漁業種類別魚類別生產量值3'!J32,'漁業生產量值-漁業種類別魚類別生產量值3'!L32,'漁業生產量值-漁業種類別魚類別生產量值3'!N32,'漁業生產量值-漁業種類別魚類別生產量值3'!P32)&#10;     + SUM('漁業生產量值-漁業種類別魚類別生產量值4'!D32,'漁業生產量值-漁業種類別魚類別生產量值4'!F32,'漁業生產量值-漁業種類別魚類別生產量值4'!H32,'漁業生產量值-漁業種類別魚類別生產量值4'!J32)&#10;  + SUM('漁業生產量值-漁業種類別魚類別生產量值5'!F32,'漁業生產量值-漁業種類別魚類別生產量值5'!H32,'漁業生產量值-漁業種類別魚類別生產量值5'!J32,'漁業生產量值-漁業種類別魚類別生產量值5'!L32,'漁業生產量值-漁業種類別魚類別生產量值5'!N32,'漁業生產量值-漁業種類別魚類別生產量值5'!P32)&#10;  + SUM('漁業生產量值-漁業種類別魚類別生產量值6'!D32,'漁業生產量值-漁業種類別魚類別生產量值6'!F32,'漁業生產量值-漁業種類別魚類別生產量值6'!H32,'漁業生產量值-漁業種類別魚類別生產量值6'!J32,'漁業生產量值-漁業種類別魚類別生產量值6'!L32,'漁業生產量值-漁業種類別魚類別生產量值6'!N32,'漁業生產量值-漁業種類別魚類別生產量值6'!P32)&#10;  + SUM('漁業生產量值-漁業種類別魚類別生產量值9'!P32)&#10;  + SUM('漁業生產量值-漁業種類別魚類別生產量值10'!L32,'漁業生產量值-漁業種類別魚類別生產量值10'!N32,'漁業生產量值-漁業種類別魚類別生產量值10'!P32)&#10;  + SUM('漁業生產量值-漁業種類別魚類別生產量值11'!D32,'漁業生產量值-漁業種類別魚類別生產量值11'!F32,'漁業生產量值-漁業種類別魚類別生產量值11'!N32)&#10;  + SUM('漁業生產量值-漁業種類別魚類別生產量值13'!J32)&#10;  + SUM('漁業生產量值-漁業種類別魚類別生產量值14'!H32,'漁業生產量值-漁業種類別魚類別生產量值14'!J32,'漁業生產量值-漁業種類別魚類別生產量值14'!L32)&#10;  )=0,&quot;-&quot;,(SUM(H32,J32)&#10;     + SUM('漁業生產量值-漁業種類別魚類別生產量值1'!F32,'漁業生產量值-漁業種類別魚類別生產量值1'!H32,'漁業生產量值-漁業種類別魚類別生產量值1'!J32)&#10;     + SUM('漁業生產量值-漁業種類別魚類別生產量值2'!D32,'漁業生產量值-漁業種類別魚類別生產量值2'!F32,'漁業生產量值-漁業種類別魚類別生產量值2'!H32,'漁業生產量值-漁業種類別魚類別生產量值2'!J32)&#10;  + SUM('漁業生產量值-漁業種類別魚類別生產量值3'!F32,'漁業生產量值-漁業種類別魚類別生產量值3'!J32,'漁業生產量值-漁業種類別魚類別生產量值3'!L32,'漁業生產量值-漁業種類別魚類別生產量值3'!N32,'漁業生產量值-漁業種類別魚類別生產量值3'!P32)&#10;     + SUM('漁業生產量值-漁業種類別魚類別生產量值4'!D32,'漁業生產量值-漁業種類別魚類別生產量值4'!F32,'漁業生產量值-漁業種類別魚類別生產量值4'!H32,'漁業生產量值-漁業種類別魚類別生產量值4'!J32)&#10;  + SUM('漁業生產量值-漁業種類別魚類別生產量值5'!F32,'漁業生產量值-漁業種類別魚類別生產量值5'!H32,'漁業生產量值-漁業種類別魚類別生產量值5'!J32,'漁業生產量值-漁業種類別魚類別生產量值5'!L32,'漁業生產量值-漁業種類別魚類別生產量值5'!N32,'漁業生產量值-漁業種類別魚類別生產量值5'!P32)&#10;  + SUM('漁業生產量值-漁業種類別魚類別生產量值6'!D32,'漁業生產量值-漁業種類別魚類別生產量值6'!F32,'漁業生產量值-漁業種類別魚類別生產量值6'!H32,'漁業生產量值-漁業種類別魚類別生產量值6'!J32,'漁業生產量值-漁業種類別魚類別生產量值6'!L32,'漁業生產量值-漁業種類別魚類別生產量值6'!N32,'漁業生產量值-漁業種類別魚類別生產量值6'!P32)&#10;  + SUM('漁業生產量值-漁業種類別魚類別生產量值9'!P32)&#10;  + SUM('漁業生產量值-漁業種類別魚類別生產量值10'!L32,'漁業生產量值-漁業種類別魚類別生產量值10'!N32,'漁業生產量值-漁業種類別魚類別生產量值10'!P32)&#10;  + SUM('漁業生產量值-漁業種類別魚類別生產量值11'!D32,'漁業生產量值-漁業種類別魚類別生產量值11'!F32,'漁業生產量值-漁業種類別魚類別生產量值11'!N32)&#10;  + SUM('漁業生產量值-漁業種類別魚類別生產量值13'!J32)&#10;  + SUM('漁業生產量值-漁業種類別魚類別生產量值14'!H32,'漁業生產量值-漁業種類別魚類別生產量值14'!J32,'漁業生產量值-漁業種類別魚類別生產量值14'!L32)&#10;  ))" table:style-name="ce19">
            <text:p>281,19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2,M32,O32,'漁業生產量值-漁業種類別魚類別生產量值1'!C32)=0,&quot;-&quot;,SUM(K32,M32,O32,'漁業生產量值-漁業種類別魚類別生產量值1'!C32))" table:style-name="ce19">
            <text:p>-</text:p>
          </table:table-cell>
          <table:table-cell office:value-type="string" office:string-value="-" table:formula="msoxl:=IF(SUM(L32,N32,P32,'漁業生產量值-漁業種類別魚類別生產量值1'!D32)=0,&quot;-&quot;,SUM(L32,N32,P32,'漁業生產量值-漁業種類別魚類別生產量值1'!D3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22</text:p>
          </table:table-cell>
          <table:table-cell office:value-type="string" table:style-name="ce18">
            <text:p>　飛魚卵漁業　</text:p>
          </table:table-cell>
          <table:table-cell office:value-type="float" office:value="273.82299999999998" table:style-name="ce54">
            <text:p>274<text:s/></text:p>
          </table:table-cell>
          <table:table-cell office:value-type="float" office:value="67818.875" table:style-name="ce54">
            <text:p>67,819<text:s/></text:p>
          </table:table-cell>
          <table:table-cell office:value-type="float" office:value="273.82299999999998" table:formula="msoxl:=IF( (SUM(G33,I33)&#10;     + SUM('漁業生產量值-漁業種類別魚類別生產量值1'!E33,'漁業生產量值-漁業種類別魚類別生產量值1'!G33,'漁業生產量值-漁業種類別魚類別生產量值1'!I33)&#10;     + SUM('漁業生產量值-漁業種類別魚類別生產量值2'!C33,'漁業生產量值-漁業種類別魚類別生產量值2'!E33,'漁業生產量值-漁業種類別魚類別生產量值2'!G33,'漁業生產量值-漁業種類別魚類別生產量值2'!I33)&#10;  + SUM('漁業生產量值-漁業種類別魚類別生產量值3'!E33,'漁業生產量值-漁業種類別魚類別生產量值3'!I33,'漁業生產量值-漁業種類別魚類別生產量值3'!K33,'漁業生產量值-漁業種類別魚類別生產量值3'!M33,'漁業生產量值-漁業種類別魚類別生產量值3'!O33)&#10;     + SUM('漁業生產量值-漁業種類別魚類別生產量值4'!C33,'漁業生產量值-漁業種類別魚類別生產量值4'!E33,'漁業生產量值-漁業種類別魚類別生產量值4'!G33,'漁業生產量值-漁業種類別魚類別生產量值4'!I33)&#10;  + SUM('漁業生產量值-漁業種類別魚類別生產量值5'!E33,'漁業生產量值-漁業種類別魚類別生產量值5'!G33,'漁業生產量值-漁業種類別魚類別生產量值5'!I33,'漁業生產量值-漁業種類別魚類別生產量值5'!K33,'漁業生產量值-漁業種類別魚類別生產量值5'!M33,'漁業生產量值-漁業種類別魚類別生產量值5'!O33)&#10;  + SUM('漁業生產量值-漁業種類別魚類別生產量值6'!C33,'漁業生產量值-漁業種類別魚類別生產量值6'!E33,'漁業生產量值-漁業種類別魚類別生產量值6'!G33,'漁業生產量值-漁業種類別魚類別生產量值6'!I33,'漁業生產量值-漁業種類別魚類別生產量值6'!K33,'漁業生產量值-漁業種類別魚類別生產量值6'!M33,'漁業生產量值-漁業種類別魚類別生產量值6'!O33)&#10;  + SUM('漁業生產量值-漁業種類別魚類別生產量值9'!O33)&#10;  + SUM('漁業生產量值-漁業種類別魚類別生產量值10'!K33,'漁業生產量值-漁業種類別魚類別生產量值10'!M33,'漁業生產量值-漁業種類別魚類別生產量值10'!O33)&#10;  + SUM('漁業生產量值-漁業種類別魚類別生產量值11'!C33,'漁業生產量值-漁業種類別魚類別生產量值11'!E33,'漁業生產量值-漁業種類別魚類別生產量值11'!M33)&#10;  + SUM('漁業生產量值-漁業種類別魚類別生產量值13'!I33)&#10;  + SUM('漁業生產量值-漁業種類別魚類別生產量值14'!G33,'漁業生產量值-漁業種類別魚類別生產量值14'!I33,'漁業生產量值-漁業種類別魚類別生產量值14'!K33)&#10;  )=0,&quot;-&quot;,(SUM(G33,I33)&#10;     + SUM('漁業生產量值-漁業種類別魚類別生產量值1'!E33,'漁業生產量值-漁業種類別魚類別生產量值1'!G33,'漁業生產量值-漁業種類別魚類別生產量值1'!I33)&#10;     + SUM('漁業生產量值-漁業種類別魚類別生產量值2'!C33,'漁業生產量值-漁業種類別魚類別生產量值2'!E33,'漁業生產量值-漁業種類別魚類別生產量值2'!G33,'漁業生產量值-漁業種類別魚類別生產量值2'!I33)&#10;  + SUM('漁業生產量值-漁業種類別魚類別生產量值3'!E33,'漁業生產量值-漁業種類別魚類別生產量值3'!I33,'漁業生產量值-漁業種類別魚類別生產量值3'!K33,'漁業生產量值-漁業種類別魚類別生產量值3'!M33,'漁業生產量值-漁業種類別魚類別生產量值3'!O33)&#10;     + SUM('漁業生產量值-漁業種類別魚類別生產量值4'!C33,'漁業生產量值-漁業種類別魚類別生產量值4'!E33,'漁業生產量值-漁業種類別魚類別生產量值4'!G33,'漁業生產量值-漁業種類別魚類別生產量值4'!I33)&#10;  + SUM('漁業生產量值-漁業種類別魚類別生產量值5'!E33,'漁業生產量值-漁業種類別魚類別生產量值5'!G33,'漁業生產量值-漁業種類別魚類別生產量值5'!I33,'漁業生產量值-漁業種類別魚類別生產量值5'!K33,'漁業生產量值-漁業種類別魚類別生產量值5'!M33,'漁業生產量值-漁業種類別魚類別生產量值5'!O33)&#10;  + SUM('漁業生產量值-漁業種類別魚類別生產量值6'!C33,'漁業生產量值-漁業種類別魚類別生產量值6'!E33,'漁業生產量值-漁業種類別魚類別生產量值6'!G33,'漁業生產量值-漁業種類別魚類別生產量值6'!I33,'漁業生產量值-漁業種類別魚類別生產量值6'!K33,'漁業生產量值-漁業種類別魚類別生產量值6'!M33,'漁業生產量值-漁業種類別魚類別生產量值6'!O33)&#10;  + SUM('漁業生產量值-漁業種類別魚類別生產量值9'!O33)&#10;  + SUM('漁業生產量值-漁業種類別魚類別生產量值10'!K33,'漁業生產量值-漁業種類別魚類別生產量值10'!M33,'漁業生產量值-漁業種類別魚類別生產量值10'!O33)&#10;  + SUM('漁業生產量值-漁業種類別魚類別生產量值11'!C33,'漁業生產量值-漁業種類別魚類別生產量值11'!E33,'漁業生產量值-漁業種類別魚類別生產量值11'!M33)&#10;  + SUM('漁業生產量值-漁業種類別魚類別生產量值13'!I33)&#10;  + SUM('漁業生產量值-漁業種類別魚類別生產量值14'!G33,'漁業生產量值-漁業種類別魚類別生產量值14'!I33,'漁業生產量值-漁業種類別魚類別生產量值14'!K33)&#10;  ))" table:style-name="ce19">
            <text:p>274<text:s/></text:p>
          </table:table-cell>
          <table:table-cell office:value-type="float" office:value="67818.875" table:formula="msoxl:=IF( (SUM(H33,J33)&#10;     + SUM('漁業生產量值-漁業種類別魚類別生產量值1'!F33,'漁業生產量值-漁業種類別魚類別生產量值1'!H33,'漁業生產量值-漁業種類別魚類別生產量值1'!J33)&#10;     + SUM('漁業生產量值-漁業種類別魚類別生產量值2'!D33,'漁業生產量值-漁業種類別魚類別生產量值2'!F33,'漁業生產量值-漁業種類別魚類別生產量值2'!H33,'漁業生產量值-漁業種類別魚類別生產量值2'!J33)&#10;  + SUM('漁業生產量值-漁業種類別魚類別生產量值3'!F33,'漁業生產量值-漁業種類別魚類別生產量值3'!J33,'漁業生產量值-漁業種類別魚類別生產量值3'!L33,'漁業生產量值-漁業種類別魚類別生產量值3'!N33,'漁業生產量值-漁業種類別魚類別生產量值3'!P33)&#10;     + SUM('漁業生產量值-漁業種類別魚類別生產量值4'!D33,'漁業生產量值-漁業種類別魚類別生產量值4'!F33,'漁業生產量值-漁業種類別魚類別生產量值4'!H33,'漁業生產量值-漁業種類別魚類別生產量值4'!J33)&#10;  + SUM('漁業生產量值-漁業種類別魚類別生產量值5'!F33,'漁業生產量值-漁業種類別魚類別生產量值5'!H33,'漁業生產量值-漁業種類別魚類別生產量值5'!J33,'漁業生產量值-漁業種類別魚類別生產量值5'!L33,'漁業生產量值-漁業種類別魚類別生產量值5'!N33,'漁業生產量值-漁業種類別魚類別生產量值5'!P33)&#10;  + SUM('漁業生產量值-漁業種類別魚類別生產量值6'!D33,'漁業生產量值-漁業種類別魚類別生產量值6'!F33,'漁業生產量值-漁業種類別魚類別生產量值6'!H33,'漁業生產量值-漁業種類別魚類別生產量值6'!J33,'漁業生產量值-漁業種類別魚類別生產量值6'!L33,'漁業生產量值-漁業種類別魚類別生產量值6'!N33,'漁業生產量值-漁業種類別魚類別生產量值6'!P33)&#10;  + SUM('漁業生產量值-漁業種類別魚類別生產量值9'!P33)&#10;  + SUM('漁業生產量值-漁業種類別魚類別生產量值10'!L33,'漁業生產量值-漁業種類別魚類別生產量值10'!N33,'漁業生產量值-漁業種類別魚類別生產量值10'!P33)&#10;  + SUM('漁業生產量值-漁業種類別魚類別生產量值11'!D33,'漁業生產量值-漁業種類別魚類別生產量值11'!F33,'漁業生產量值-漁業種類別魚類別生產量值11'!N33)&#10;  + SUM('漁業生產量值-漁業種類別魚類別生產量值13'!J33)&#10;  + SUM('漁業生產量值-漁業種類別魚類別生產量值14'!H33,'漁業生產量值-漁業種類別魚類別生產量值14'!J33,'漁業生產量值-漁業種類別魚類別生產量值14'!L33)&#10;  )=0,&quot;-&quot;,(SUM(H33,J33)&#10;     + SUM('漁業生產量值-漁業種類別魚類別生產量值1'!F33,'漁業生產量值-漁業種類別魚類別生產量值1'!H33,'漁業生產量值-漁業種類別魚類別生產量值1'!J33)&#10;     + SUM('漁業生產量值-漁業種類別魚類別生產量值2'!D33,'漁業生產量值-漁業種類別魚類別生產量值2'!F33,'漁業生產量值-漁業種類別魚類別生產量值2'!H33,'漁業生產量值-漁業種類別魚類別生產量值2'!J33)&#10;  + SUM('漁業生產量值-漁業種類別魚類別生產量值3'!F33,'漁業生產量值-漁業種類別魚類別生產量值3'!J33,'漁業生產量值-漁業種類別魚類別生產量值3'!L33,'漁業生產量值-漁業種類別魚類別生產量值3'!N33,'漁業生產量值-漁業種類別魚類別生產量值3'!P33)&#10;     + SUM('漁業生產量值-漁業種類別魚類別生產量值4'!D33,'漁業生產量值-漁業種類別魚類別生產量值4'!F33,'漁業生產量值-漁業種類別魚類別生產量值4'!H33,'漁業生產量值-漁業種類別魚類別生產量值4'!J33)&#10;  + SUM('漁業生產量值-漁業種類別魚類別生產量值5'!F33,'漁業生產量值-漁業種類別魚類別生產量值5'!H33,'漁業生產量值-漁業種類別魚類別生產量值5'!J33,'漁業生產量值-漁業種類別魚類別生產量值5'!L33,'漁業生產量值-漁業種類別魚類別生產量值5'!N33,'漁業生產量值-漁業種類別魚類別生產量值5'!P33)&#10;  + SUM('漁業生產量值-漁業種類別魚類別生產量值6'!D33,'漁業生產量值-漁業種類別魚類別生產量值6'!F33,'漁業生產量值-漁業種類別魚類別生產量值6'!H33,'漁業生產量值-漁業種類別魚類別生產量值6'!J33,'漁業生產量值-漁業種類別魚類別生產量值6'!L33,'漁業生產量值-漁業種類別魚類別生產量值6'!N33,'漁業生產量值-漁業種類別魚類別生產量值6'!P33)&#10;  + SUM('漁業生產量值-漁業種類別魚類別生產量值9'!P33)&#10;  + SUM('漁業生產量值-漁業種類別魚類別生產量值10'!L33,'漁業生產量值-漁業種類別魚類別生產量值10'!N33,'漁業生產量值-漁業種類別魚類別生產量值10'!P33)&#10;  + SUM('漁業生產量值-漁業種類別魚類別生產量值11'!D33,'漁業生產量值-漁業種類別魚類別生產量值11'!F33,'漁業生產量值-漁業種類別魚類別生產量值11'!N33)&#10;  + SUM('漁業生產量值-漁業種類別魚類別生產量值13'!J33)&#10;  + SUM('漁業生產量值-漁業種類別魚類別生產量值14'!H33,'漁業生產量值-漁業種類別魚類別生產量值14'!J33,'漁業生產量值-漁業種類別魚類別生產量值14'!L33)&#10;  ))" table:style-name="ce19">
            <text:p>67,81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3,M33,O33,'漁業生產量值-漁業種類別魚類別生產量值1'!C33)=0,&quot;-&quot;,SUM(K33,M33,O33,'漁業生產量值-漁業種類別魚類別生產量值1'!C33))" table:style-name="ce19">
            <text:p>-</text:p>
          </table:table-cell>
          <table:table-cell office:value-type="string" office:string-value="-" table:formula="msoxl:=IF(SUM(L33,N33,P33,'漁業生產量值-漁業種類別魚類別生產量值1'!D33)=0,&quot;-&quot;,SUM(L33,N33,P33,'漁業生產量值-漁業種類別魚類別生產量值1'!D3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23</text:p>
          </table:table-cell>
          <table:table-cell office:value-type="string" table:style-name="ce18">
            <text:p>　扒網漁業　</text:p>
          </table:table-cell>
          <table:table-cell office:value-type="float" office:value="81519.021699999998" table:style-name="ce54">
            <text:p>81,519<text:s/></text:p>
          </table:table-cell>
          <table:table-cell office:value-type="float" office:value="4711689.4629499996" table:style-name="ce54">
            <text:p>4,711,689<text:s/></text:p>
          </table:table-cell>
          <table:table-cell office:value-type="float" office:value="81001.855199999991" table:formula="msoxl:=IF( (SUM(G34,I34)&#10;     + SUM('漁業生產量值-漁業種類別魚類別生產量值1'!E34,'漁業生產量值-漁業種類別魚類別生產量值1'!G34,'漁業生產量值-漁業種類別魚類別生產量值1'!I34)&#10;     + SUM('漁業生產量值-漁業種類別魚類別生產量值2'!C34,'漁業生產量值-漁業種類別魚類別生產量值2'!E34,'漁業生產量值-漁業種類別魚類別生產量值2'!G34,'漁業生產量值-漁業種類別魚類別生產量值2'!I34)&#10;  + SUM('漁業生產量值-漁業種類別魚類別生產量值3'!E34,'漁業生產量值-漁業種類別魚類別生產量值3'!I34,'漁業生產量值-漁業種類別魚類別生產量值3'!K34,'漁業生產量值-漁業種類別魚類別生產量值3'!M34,'漁業生產量值-漁業種類別魚類別生產量值3'!O34)&#10;     + SUM('漁業生產量值-漁業種類別魚類別生產量值4'!C34,'漁業生產量值-漁業種類別魚類別生產量值4'!E34,'漁業生產量值-漁業種類別魚類別生產量值4'!G34,'漁業生產量值-漁業種類別魚類別生產量值4'!I34)&#10;  + SUM('漁業生產量值-漁業種類別魚類別生產量值5'!E34,'漁業生產量值-漁業種類別魚類別生產量值5'!G34,'漁業生產量值-漁業種類別魚類別生產量值5'!I34,'漁業生產量值-漁業種類別魚類別生產量值5'!K34,'漁業生產量值-漁業種類別魚類別生產量值5'!M34,'漁業生產量值-漁業種類別魚類別生產量值5'!O34)&#10;  + SUM('漁業生產量值-漁業種類別魚類別生產量值6'!C34,'漁業生產量值-漁業種類別魚類別生產量值6'!E34,'漁業生產量值-漁業種類別魚類別生產量值6'!G34,'漁業生產量值-漁業種類別魚類別生產量值6'!I34,'漁業生產量值-漁業種類別魚類別生產量值6'!K34,'漁業生產量值-漁業種類別魚類別生產量值6'!M34,'漁業生產量值-漁業種類別魚類別生產量值6'!O34)&#10;  + SUM('漁業生產量值-漁業種類別魚類別生產量值9'!O34)&#10;  + SUM('漁業生產量值-漁業種類別魚類別生產量值10'!K34,'漁業生產量值-漁業種類別魚類別生產量值10'!M34,'漁業生產量值-漁業種類別魚類別生產量值10'!O34)&#10;  + SUM('漁業生產量值-漁業種類別魚類別生產量值11'!C34,'漁業生產量值-漁業種類別魚類別生產量值11'!E34,'漁業生產量值-漁業種類別魚類別生產量值11'!M34)&#10;  + SUM('漁業生產量值-漁業種類別魚類別生產量值13'!I34)&#10;  + SUM('漁業生產量值-漁業種類別魚類別生產量值14'!G34,'漁業生產量值-漁業種類別魚類別生產量值14'!I34,'漁業生產量值-漁業種類別魚類別生產量值14'!K34)&#10;  )=0,&quot;-&quot;,(SUM(G34,I34)&#10;     + SUM('漁業生產量值-漁業種類別魚類別生產量值1'!E34,'漁業生產量值-漁業種類別魚類別生產量值1'!G34,'漁業生產量值-漁業種類別魚類別生產量值1'!I34)&#10;     + SUM('漁業生產量值-漁業種類別魚類別生產量值2'!C34,'漁業生產量值-漁業種類別魚類別生產量值2'!E34,'漁業生產量值-漁業種類別魚類別生產量值2'!G34,'漁業生產量值-漁業種類別魚類別生產量值2'!I34)&#10;  + SUM('漁業生產量值-漁業種類別魚類別生產量值3'!E34,'漁業生產量值-漁業種類別魚類別生產量值3'!I34,'漁業生產量值-漁業種類別魚類別生產量值3'!K34,'漁業生產量值-漁業種類別魚類別生產量值3'!M34,'漁業生產量值-漁業種類別魚類別生產量值3'!O34)&#10;     + SUM('漁業生產量值-漁業種類別魚類別生產量值4'!C34,'漁業生產量值-漁業種類別魚類別生產量值4'!E34,'漁業生產量值-漁業種類別魚類別生產量值4'!G34,'漁業生產量值-漁業種類別魚類別生產量值4'!I34)&#10;  + SUM('漁業生產量值-漁業種類別魚類別生產量值5'!E34,'漁業生產量值-漁業種類別魚類別生產量值5'!G34,'漁業生產量值-漁業種類別魚類別生產量值5'!I34,'漁業生產量值-漁業種類別魚類別生產量值5'!K34,'漁業生產量值-漁業種類別魚類別生產量值5'!M34,'漁業生產量值-漁業種類別魚類別生產量值5'!O34)&#10;  + SUM('漁業生產量值-漁業種類別魚類別生產量值6'!C34,'漁業生產量值-漁業種類別魚類別生產量值6'!E34,'漁業生產量值-漁業種類別魚類別生產量值6'!G34,'漁業生產量值-漁業種類別魚類別生產量值6'!I34,'漁業生產量值-漁業種類別魚類別生產量值6'!K34,'漁業生產量值-漁業種類別魚類別生產量值6'!M34,'漁業生產量值-漁業種類別魚類別生產量值6'!O34)&#10;  + SUM('漁業生產量值-漁業種類別魚類別生產量值9'!O34)&#10;  + SUM('漁業生產量值-漁業種類別魚類別生產量值10'!K34,'漁業生產量值-漁業種類別魚類別生產量值10'!M34,'漁業生產量值-漁業種類別魚類別生產量值10'!O34)&#10;  + SUM('漁業生產量值-漁業種類別魚類別生產量值11'!C34,'漁業生產量值-漁業種類別魚類別生產量值11'!E34,'漁業生產量值-漁業種類別魚類別生產量值11'!M34)&#10;  + SUM('漁業生產量值-漁業種類別魚類別生產量值13'!I34)&#10;  + SUM('漁業生產量值-漁業種類別魚類別生產量值14'!G34,'漁業生產量值-漁業種類別魚類別生產量值14'!I34,'漁業生產量值-漁業種類別魚類別生產量值14'!K34)&#10;  ))" table:style-name="ce19">
            <text:p>81,002<text:s/></text:p>
          </table:table-cell>
          <table:table-cell office:value-type="float" office:value="4694408.0892500002" table:formula="msoxl:=IF( (SUM(H34,J34)&#10;     + SUM('漁業生產量值-漁業種類別魚類別生產量值1'!F34,'漁業生產量值-漁業種類別魚類別生產量值1'!H34,'漁業生產量值-漁業種類別魚類別生產量值1'!J34)&#10;     + SUM('漁業生產量值-漁業種類別魚類別生產量值2'!D34,'漁業生產量值-漁業種類別魚類別生產量值2'!F34,'漁業生產量值-漁業種類別魚類別生產量值2'!H34,'漁業生產量值-漁業種類別魚類別生產量值2'!J34)&#10;  + SUM('漁業生產量值-漁業種類別魚類別生產量值3'!F34,'漁業生產量值-漁業種類別魚類別生產量值3'!J34,'漁業生產量值-漁業種類別魚類別生產量值3'!L34,'漁業生產量值-漁業種類別魚類別生產量值3'!N34,'漁業生產量值-漁業種類別魚類別生產量值3'!P34)&#10;     + SUM('漁業生產量值-漁業種類別魚類別生產量值4'!D34,'漁業生產量值-漁業種類別魚類別生產量值4'!F34,'漁業生產量值-漁業種類別魚類別生產量值4'!H34,'漁業生產量值-漁業種類別魚類別生產量值4'!J34)&#10;  + SUM('漁業生產量值-漁業種類別魚類別生產量值5'!F34,'漁業生產量值-漁業種類別魚類別生產量值5'!H34,'漁業生產量值-漁業種類別魚類別生產量值5'!J34,'漁業生產量值-漁業種類別魚類別生產量值5'!L34,'漁業生產量值-漁業種類別魚類別生產量值5'!N34,'漁業生產量值-漁業種類別魚類別生產量值5'!P34)&#10;  + SUM('漁業生產量值-漁業種類別魚類別生產量值6'!D34,'漁業生產量值-漁業種類別魚類別生產量值6'!F34,'漁業生產量值-漁業種類別魚類別生產量值6'!H34,'漁業生產量值-漁業種類別魚類別生產量值6'!J34,'漁業生產量值-漁業種類別魚類別生產量值6'!L34,'漁業生產量值-漁業種類別魚類別生產量值6'!N34,'漁業生產量值-漁業種類別魚類別生產量值6'!P34)&#10;  + SUM('漁業生產量值-漁業種類別魚類別生產量值9'!P34)&#10;  + SUM('漁業生產量值-漁業種類別魚類別生產量值10'!L34,'漁業生產量值-漁業種類別魚類別生產量值10'!N34,'漁業生產量值-漁業種類別魚類別生產量值10'!P34)&#10;  + SUM('漁業生產量值-漁業種類別魚類別生產量值11'!D34,'漁業生產量值-漁業種類別魚類別生產量值11'!F34,'漁業生產量值-漁業種類別魚類別生產量值11'!N34)&#10;  + SUM('漁業生產量值-漁業種類別魚類別生產量值13'!J34)&#10;  + SUM('漁業生產量值-漁業種類別魚類別生產量值14'!H34,'漁業生產量值-漁業種類別魚類別生產量值14'!J34,'漁業生產量值-漁業種類別魚類別生產量值14'!L34)&#10;  )=0,&quot;-&quot;,(SUM(H34,J34)&#10;     + SUM('漁業生產量值-漁業種類別魚類別生產量值1'!F34,'漁業生產量值-漁業種類別魚類別生產量值1'!H34,'漁業生產量值-漁業種類別魚類別生產量值1'!J34)&#10;     + SUM('漁業生產量值-漁業種類別魚類別生產量值2'!D34,'漁業生產量值-漁業種類別魚類別生產量值2'!F34,'漁業生產量值-漁業種類別魚類別生產量值2'!H34,'漁業生產量值-漁業種類別魚類別生產量值2'!J34)&#10;  + SUM('漁業生產量值-漁業種類別魚類別生產量值3'!F34,'漁業生產量值-漁業種類別魚類別生產量值3'!J34,'漁業生產量值-漁業種類別魚類別生產量值3'!L34,'漁業生產量值-漁業種類別魚類別生產量值3'!N34,'漁業生產量值-漁業種類別魚類別生產量值3'!P34)&#10;     + SUM('漁業生產量值-漁業種類別魚類別生產量值4'!D34,'漁業生產量值-漁業種類別魚類別生產量值4'!F34,'漁業生產量值-漁業種類別魚類別生產量值4'!H34,'漁業生產量值-漁業種類別魚類別生產量值4'!J34)&#10;  + SUM('漁業生產量值-漁業種類別魚類別生產量值5'!F34,'漁業生產量值-漁業種類別魚類別生產量值5'!H34,'漁業生產量值-漁業種類別魚類別生產量值5'!J34,'漁業生產量值-漁業種類別魚類別生產量值5'!L34,'漁業生產量值-漁業種類別魚類別生產量值5'!N34,'漁業生產量值-漁業種類別魚類別生產量值5'!P34)&#10;  + SUM('漁業生產量值-漁業種類別魚類別生產量值6'!D34,'漁業生產量值-漁業種類別魚類別生產量值6'!F34,'漁業生產量值-漁業種類別魚類別生產量值6'!H34,'漁業生產量值-漁業種類別魚類別生產量值6'!J34,'漁業生產量值-漁業種類別魚類別生產量值6'!L34,'漁業生產量值-漁業種類別魚類別生產量值6'!N34,'漁業生產量值-漁業種類別魚類別生產量值6'!P34)&#10;  + SUM('漁業生產量值-漁業種類別魚類別生產量值9'!P34)&#10;  + SUM('漁業生產量值-漁業種類別魚類別生產量值10'!L34,'漁業生產量值-漁業種類別魚類別生產量值10'!N34,'漁業生產量值-漁業種類別魚類別生產量值10'!P34)&#10;  + SUM('漁業生產量值-漁業種類別魚類別生產量值11'!D34,'漁業生產量值-漁業種類別魚類別生產量值11'!F34,'漁業生產量值-漁業種類別魚類別生產量值11'!N34)&#10;  + SUM('漁業生產量值-漁業種類別魚類別生產量值13'!J34)&#10;  + SUM('漁業生產量值-漁業種類別魚類別生產量值14'!H34,'漁業生產量值-漁業種類別魚類別生產量值14'!J34,'漁業生產量值-漁業種類別魚類別生產量值14'!L34)&#10;  ))" table:style-name="ce19">
            <text:p>4,694,40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4,M34,O34,'漁業生產量值-漁業種類別魚類別生產量值1'!C34)=0,&quot;-&quot;,SUM(K34,M34,O34,'漁業生產量值-漁業種類別魚類別生產量值1'!C34))" table:style-name="ce19">
            <text:p>-</text:p>
          </table:table-cell>
          <table:table-cell office:value-type="string" office:string-value="-" table:formula="msoxl:=IF(SUM(L34,N34,P34,'漁業生產量值-漁業種類別魚類別生產量值1'!D34)=0,&quot;-&quot;,SUM(L34,N34,P34,'漁業生產量值-漁業種類別魚類別生產量值1'!D3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99</text:p>
          </table:table-cell>
          <table:table-cell office:value-type="string" table:style-name="ce18">
            <text:p>　其他近海漁業　</text:p>
          </table:table-cell>
          <table:table-cell office:value-type="float" office:value="2916.2479699999999" table:style-name="ce54">
            <text:p>2,916<text:s/></text:p>
          </table:table-cell>
          <table:table-cell office:value-type="float" office:value="265277.40792999999" table:style-name="ce54">
            <text:p>265,277<text:s/></text:p>
          </table:table-cell>
          <table:table-cell office:value-type="float" office:value="2856.6119700000004" table:formula="msoxl:=IF( (SUM(G35,I35)&#10;     + SUM('漁業生產量值-漁業種類別魚類別生產量值1'!E35,'漁業生產量值-漁業種類別魚類別生產量值1'!G35,'漁業生產量值-漁業種類別魚類別生產量值1'!I35)&#10;     + SUM('漁業生產量值-漁業種類別魚類別生產量值2'!C35,'漁業生產量值-漁業種類別魚類別生產量值2'!E35,'漁業生產量值-漁業種類別魚類別生產量值2'!G35,'漁業生產量值-漁業種類別魚類別生產量值2'!I35)&#10;  + SUM('漁業生產量值-漁業種類別魚類別生產量值3'!E35,'漁業生產量值-漁業種類別魚類別生產量值3'!I35,'漁業生產量值-漁業種類別魚類別生產量值3'!K35,'漁業生產量值-漁業種類別魚類別生產量值3'!M35,'漁業生產量值-漁業種類別魚類別生產量值3'!O35)&#10;     + SUM('漁業生產量值-漁業種類別魚類別生產量值4'!C35,'漁業生產量值-漁業種類別魚類別生產量值4'!E35,'漁業生產量值-漁業種類別魚類別生產量值4'!G35,'漁業生產量值-漁業種類別魚類別生產量值4'!I35)&#10;  + SUM('漁業生產量值-漁業種類別魚類別生產量值5'!E35,'漁業生產量值-漁業種類別魚類別生產量值5'!G35,'漁業生產量值-漁業種類別魚類別生產量值5'!I35,'漁業生產量值-漁業種類別魚類別生產量值5'!K35,'漁業生產量值-漁業種類別魚類別生產量值5'!M35,'漁業生產量值-漁業種類別魚類別生產量值5'!O35)&#10;  + SUM('漁業生產量值-漁業種類別魚類別生產量值6'!C35,'漁業生產量值-漁業種類別魚類別生產量值6'!E35,'漁業生產量值-漁業種類別魚類別生產量值6'!G35,'漁業生產量值-漁業種類別魚類別生產量值6'!I35,'漁業生產量值-漁業種類別魚類別生產量值6'!K35,'漁業生產量值-漁業種類別魚類別生產量值6'!M35,'漁業生產量值-漁業種類別魚類別生產量值6'!O35)&#10;  + SUM('漁業生產量值-漁業種類別魚類別生產量值9'!O35)&#10;  + SUM('漁業生產量值-漁業種類別魚類別生產量值10'!K35,'漁業生產量值-漁業種類別魚類別生產量值10'!M35,'漁業生產量值-漁業種類別魚類別生產量值10'!O35)&#10;  + SUM('漁業生產量值-漁業種類別魚類別生產量值11'!C35,'漁業生產量值-漁業種類別魚類別生產量值11'!E35,'漁業生產量值-漁業種類別魚類別生產量值11'!M35)&#10;  + SUM('漁業生產量值-漁業種類別魚類別生產量值13'!I35)&#10;  + SUM('漁業生產量值-漁業種類別魚類別生產量值14'!G35,'漁業生產量值-漁業種類別魚類別生產量值14'!I35,'漁業生產量值-漁業種類別魚類別生產量值14'!K35)&#10;  )=0,&quot;-&quot;,(SUM(G35,I35)&#10;     + SUM('漁業生產量值-漁業種類別魚類別生產量值1'!E35,'漁業生產量值-漁業種類別魚類別生產量值1'!G35,'漁業生產量值-漁業種類別魚類別生產量值1'!I35)&#10;     + SUM('漁業生產量值-漁業種類別魚類別生產量值2'!C35,'漁業生產量值-漁業種類別魚類別生產量值2'!E35,'漁業生產量值-漁業種類別魚類別生產量值2'!G35,'漁業生產量值-漁業種類別魚類別生產量值2'!I35)&#10;  + SUM('漁業生產量值-漁業種類別魚類別生產量值3'!E35,'漁業生產量值-漁業種類別魚類別生產量值3'!I35,'漁業生產量值-漁業種類別魚類別生產量值3'!K35,'漁業生產量值-漁業種類別魚類別生產量值3'!M35,'漁業生產量值-漁業種類別魚類別生產量值3'!O35)&#10;     + SUM('漁業生產量值-漁業種類別魚類別生產量值4'!C35,'漁業生產量值-漁業種類別魚類別生產量值4'!E35,'漁業生產量值-漁業種類別魚類別生產量值4'!G35,'漁業生產量值-漁業種類別魚類別生產量值4'!I35)&#10;  + SUM('漁業生產量值-漁業種類別魚類別生產量值5'!E35,'漁業生產量值-漁業種類別魚類別生產量值5'!G35,'漁業生產量值-漁業種類別魚類別生產量值5'!I35,'漁業生產量值-漁業種類別魚類別生產量值5'!K35,'漁業生產量值-漁業種類別魚類別生產量值5'!M35,'漁業生產量值-漁業種類別魚類別生產量值5'!O35)&#10;  + SUM('漁業生產量值-漁業種類別魚類別生產量值6'!C35,'漁業生產量值-漁業種類別魚類別生產量值6'!E35,'漁業生產量值-漁業種類別魚類別生產量值6'!G35,'漁業生產量值-漁業種類別魚類別生產量值6'!I35,'漁業生產量值-漁業種類別魚類別生產量值6'!K35,'漁業生產量值-漁業種類別魚類別生產量值6'!M35,'漁業生產量值-漁業種類別魚類別生產量值6'!O35)&#10;  + SUM('漁業生產量值-漁業種類別魚類別生產量值9'!O35)&#10;  + SUM('漁業生產量值-漁業種類別魚類別生產量值10'!K35,'漁業生產量值-漁業種類別魚類別生產量值10'!M35,'漁業生產量值-漁業種類別魚類別生產量值10'!O35)&#10;  + SUM('漁業生產量值-漁業種類別魚類別生產量值11'!C35,'漁業生產量值-漁業種類別魚類別生產量值11'!E35,'漁業生產量值-漁業種類別魚類別生產量值11'!M35)&#10;  + SUM('漁業生產量值-漁業種類別魚類別生產量值13'!I35)&#10;  + SUM('漁業生產量值-漁業種類別魚類別生產量值14'!G35,'漁業生產量值-漁業種類別魚類別生產量值14'!I35,'漁業生產量值-漁業種類別魚類別生產量值14'!K35)&#10;  ))" table:style-name="ce19">
            <text:p>2,857<text:s/></text:p>
          </table:table-cell>
          <table:table-cell office:value-type="float" office:value="254226.67293" table:formula="msoxl:=IF( (SUM(H35,J35)&#10;     + SUM('漁業生產量值-漁業種類別魚類別生產量值1'!F35,'漁業生產量值-漁業種類別魚類別生產量值1'!H35,'漁業生產量值-漁業種類別魚類別生產量值1'!J35)&#10;     + SUM('漁業生產量值-漁業種類別魚類別生產量值2'!D35,'漁業生產量值-漁業種類別魚類別生產量值2'!F35,'漁業生產量值-漁業種類別魚類別生產量值2'!H35,'漁業生產量值-漁業種類別魚類別生產量值2'!J35)&#10;  + SUM('漁業生產量值-漁業種類別魚類別生產量值3'!F35,'漁業生產量值-漁業種類別魚類別生產量值3'!J35,'漁業生產量值-漁業種類別魚類別生產量值3'!L35,'漁業生產量值-漁業種類別魚類別生產量值3'!N35,'漁業生產量值-漁業種類別魚類別生產量值3'!P35)&#10;     + SUM('漁業生產量值-漁業種類別魚類別生產量值4'!D35,'漁業生產量值-漁業種類別魚類別生產量值4'!F35,'漁業生產量值-漁業種類別魚類別生產量值4'!H35,'漁業生產量值-漁業種類別魚類別生產量值4'!J35)&#10;  + SUM('漁業生產量值-漁業種類別魚類別生產量值5'!F35,'漁業生產量值-漁業種類別魚類別生產量值5'!H35,'漁業生產量值-漁業種類別魚類別生產量值5'!J35,'漁業生產量值-漁業種類別魚類別生產量值5'!L35,'漁業生產量值-漁業種類別魚類別生產量值5'!N35,'漁業生產量值-漁業種類別魚類別生產量值5'!P35)&#10;  + SUM('漁業生產量值-漁業種類別魚類別生產量值6'!D35,'漁業生產量值-漁業種類別魚類別生產量值6'!F35,'漁業生產量值-漁業種類別魚類別生產量值6'!H35,'漁業生產量值-漁業種類別魚類別生產量值6'!J35,'漁業生產量值-漁業種類別魚類別生產量值6'!L35,'漁業生產量值-漁業種類別魚類別生產量值6'!N35,'漁業生產量值-漁業種類別魚類別生產量值6'!P35)&#10;  + SUM('漁業生產量值-漁業種類別魚類別生產量值9'!P35)&#10;  + SUM('漁業生產量值-漁業種類別魚類別生產量值10'!L35,'漁業生產量值-漁業種類別魚類別生產量值10'!N35,'漁業生產量值-漁業種類別魚類別生產量值10'!P35)&#10;  + SUM('漁業生產量值-漁業種類別魚類別生產量值11'!D35,'漁業生產量值-漁業種類別魚類別生產量值11'!F35,'漁業生產量值-漁業種類別魚類別生產量值11'!N35)&#10;  + SUM('漁業生產量值-漁業種類別魚類別生產量值13'!J35)&#10;  + SUM('漁業生產量值-漁業種類別魚類別生產量值14'!H35,'漁業生產量值-漁業種類別魚類別生產量值14'!J35,'漁業生產量值-漁業種類別魚類別生產量值14'!L35)&#10;  )=0,&quot;-&quot;,(SUM(H35,J35)&#10;     + SUM('漁業生產量值-漁業種類別魚類別生產量值1'!F35,'漁業生產量值-漁業種類別魚類別生產量值1'!H35,'漁業生產量值-漁業種類別魚類別生產量值1'!J35)&#10;     + SUM('漁業生產量值-漁業種類別魚類別生產量值2'!D35,'漁業生產量值-漁業種類別魚類別生產量值2'!F35,'漁業生產量值-漁業種類別魚類別生產量值2'!H35,'漁業生產量值-漁業種類別魚類別生產量值2'!J35)&#10;  + SUM('漁業生產量值-漁業種類別魚類別生產量值3'!F35,'漁業生產量值-漁業種類別魚類別生產量值3'!J35,'漁業生產量值-漁業種類別魚類別生產量值3'!L35,'漁業生產量值-漁業種類別魚類別生產量值3'!N35,'漁業生產量值-漁業種類別魚類別生產量值3'!P35)&#10;     + SUM('漁業生產量值-漁業種類別魚類別生產量值4'!D35,'漁業生產量值-漁業種類別魚類別生產量值4'!F35,'漁業生產量值-漁業種類別魚類別生產量值4'!H35,'漁業生產量值-漁業種類別魚類別生產量值4'!J35)&#10;  + SUM('漁業生產量值-漁業種類別魚類別生產量值5'!F35,'漁業生產量值-漁業種類別魚類別生產量值5'!H35,'漁業生產量值-漁業種類別魚類別生產量值5'!J35,'漁業生產量值-漁業種類別魚類別生產量值5'!L35,'漁業生產量值-漁業種類別魚類別生產量值5'!N35,'漁業生產量值-漁業種類別魚類別生產量值5'!P35)&#10;  + SUM('漁業生產量值-漁業種類別魚類別生產量值6'!D35,'漁業生產量值-漁業種類別魚類別生產量值6'!F35,'漁業生產量值-漁業種類別魚類別生產量值6'!H35,'漁業生產量值-漁業種類別魚類別生產量值6'!J35,'漁業生產量值-漁業種類別魚類別生產量值6'!L35,'漁業生產量值-漁業種類別魚類別生產量值6'!N35,'漁業生產量值-漁業種類別魚類別生產量值6'!P35)&#10;  + SUM('漁業生產量值-漁業種類別魚類別生產量值9'!P35)&#10;  + SUM('漁業生產量值-漁業種類別魚類別生產量值10'!L35,'漁業生產量值-漁業種類別魚類別生產量值10'!N35,'漁業生產量值-漁業種類別魚類別生產量值10'!P35)&#10;  + SUM('漁業生產量值-漁業種類別魚類別生產量值11'!D35,'漁業生產量值-漁業種類別魚類別生產量值11'!F35,'漁業生產量值-漁業種類別魚類別生產量值11'!N35)&#10;  + SUM('漁業生產量值-漁業種類別魚類別生產量值13'!J35)&#10;  + SUM('漁業生產量值-漁業種類別魚類別生產量值14'!H35,'漁業生產量值-漁業種類別魚類別生產量值14'!J35,'漁業生產量值-漁業種類別魚類別生產量值14'!L35)&#10;  ))" table:style-name="ce19">
            <text:p>254,22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5,M35,O35,'漁業生產量值-漁業種類別魚類別生產量值1'!C35)=0,&quot;-&quot;,SUM(K35,M35,O35,'漁業生產量值-漁業種類別魚類別生產量值1'!C35))" table:style-name="ce19">
            <text:p>-</text:p>
          </table:table-cell>
          <table:table-cell office:value-type="string" office:string-value="-" table:formula="msoxl:=IF(SUM(L35,N35,P35,'漁業生產量值-漁業種類別魚類別生產量值1'!D35)=0,&quot;-&quot;,SUM(L35,N35,P35,'漁業生產量值-漁業種類別魚類別生產量值1'!D3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33027.431919999988" table:formula="msoxl:=  IF(SUM(C37:C49)=0,&quot;-&quot;,SUM(C37:C49))" table:style-name="ce54">
            <text:p>33,027<text:s/></text:p>
          </table:table-cell>
          <table:table-cell office:value-type="float" office:value="4395227.7951400001" table:formula="msoxl:=  IF(SUM(D37:D49)=0,&quot;-&quot;,SUM(D37:D49))" table:style-name="ce54">
            <text:p>4,395,228<text:s/></text:p>
          </table:table-cell>
          <table:table-cell office:value-type="float" office:value="28920.601779999997" table:formula="msoxl:=IF( (SUM(G36,I36)&#10;     + SUM('漁業生產量值-漁業種類別魚類別生產量值1'!E36,'漁業生產量值-漁業種類別魚類別生產量值1'!G36,'漁業生產量值-漁業種類別魚類別生產量值1'!I36)&#10;     + SUM('漁業生產量值-漁業種類別魚類別生產量值2'!C36,'漁業生產量值-漁業種類別魚類別生產量值2'!E36,'漁業生產量值-漁業種類別魚類別生產量值2'!G36,'漁業生產量值-漁業種類別魚類別生產量值2'!I36)&#10;  + SUM('漁業生產量值-漁業種類別魚類別生產量值3'!E36,'漁業生產量值-漁業種類別魚類別生產量值3'!I36,'漁業生產量值-漁業種類別魚類別生產量值3'!K36,'漁業生產量值-漁業種類別魚類別生產量值3'!M36,'漁業生產量值-漁業種類別魚類別生產量值3'!O36)&#10;     + SUM('漁業生產量值-漁業種類別魚類別生產量值4'!C36,'漁業生產量值-漁業種類別魚類別生產量值4'!E36,'漁業生產量值-漁業種類別魚類別生產量值4'!G36,'漁業生產量值-漁業種類別魚類別生產量值4'!I36)&#10;  + SUM('漁業生產量值-漁業種類別魚類別生產量值5'!E36,'漁業生產量值-漁業種類別魚類別生產量值5'!G36,'漁業生產量值-漁業種類別魚類別生產量值5'!I36,'漁業生產量值-漁業種類別魚類別生產量值5'!K36,'漁業生產量值-漁業種類別魚類別生產量值5'!M36,'漁業生產量值-漁業種類別魚類別生產量值5'!O36)&#10;  + SUM('漁業生產量值-漁業種類別魚類別生產量值6'!C36,'漁業生產量值-漁業種類別魚類別生產量值6'!E36,'漁業生產量值-漁業種類別魚類別生產量值6'!G36,'漁業生產量值-漁業種類別魚類別生產量值6'!I36,'漁業生產量值-漁業種類別魚類別生產量值6'!K36,'漁業生產量值-漁業種類別魚類別生產量值6'!M36,'漁業生產量值-漁業種類別魚類別生產量值6'!O36)&#10;  + SUM('漁業生產量值-漁業種類別魚類別生產量值9'!O36)&#10;  + SUM('漁業生產量值-漁業種類別魚類別生產量值10'!K36,'漁業生產量值-漁業種類別魚類別生產量值10'!M36,'漁業生產量值-漁業種類別魚類別生產量值10'!O36)&#10;  + SUM('漁業生產量值-漁業種類別魚類別生產量值11'!C36,'漁業生產量值-漁業種類別魚類別生產量值11'!E36,'漁業生產量值-漁業種類別魚類別生產量值11'!M36)&#10;  + SUM('漁業生產量值-漁業種類別魚類別生產量值13'!I36)&#10;  + SUM('漁業生產量值-漁業種類別魚類別生產量值14'!G36,'漁業生產量值-漁業種類別魚類別生產量值14'!I36,'漁業生產量值-漁業種類別魚類別生產量值14'!K36)&#10;  )=0,&quot;-&quot;,(SUM(G36,I36)&#10;     + SUM('漁業生產量值-漁業種類別魚類別生產量值1'!E36,'漁業生產量值-漁業種類別魚類別生產量值1'!G36,'漁業生產量值-漁業種類別魚類別生產量值1'!I36)&#10;     + SUM('漁業生產量值-漁業種類別魚類別生產量值2'!C36,'漁業生產量值-漁業種類別魚類別生產量值2'!E36,'漁業生產量值-漁業種類別魚類別生產量值2'!G36,'漁業生產量值-漁業種類別魚類別生產量值2'!I36)&#10;  + SUM('漁業生產量值-漁業種類別魚類別生產量值3'!E36,'漁業生產量值-漁業種類別魚類別生產量值3'!I36,'漁業生產量值-漁業種類別魚類別生產量值3'!K36,'漁業生產量值-漁業種類別魚類別生產量值3'!M36,'漁業生產量值-漁業種類別魚類別生產量值3'!O36)&#10;     + SUM('漁業生產量值-漁業種類別魚類別生產量值4'!C36,'漁業生產量值-漁業種類別魚類別生產量值4'!E36,'漁業生產量值-漁業種類別魚類別生產量值4'!G36,'漁業生產量值-漁業種類別魚類別生產量值4'!I36)&#10;  + SUM('漁業生產量值-漁業種類別魚類別生產量值5'!E36,'漁業生產量值-漁業種類別魚類別生產量值5'!G36,'漁業生產量值-漁業種類別魚類別生產量值5'!I36,'漁業生產量值-漁業種類別魚類別生產量值5'!K36,'漁業生產量值-漁業種類別魚類別生產量值5'!M36,'漁業生產量值-漁業種類別魚類別生產量值5'!O36)&#10;  + SUM('漁業生產量值-漁業種類別魚類別生產量值6'!C36,'漁業生產量值-漁業種類別魚類別生產量值6'!E36,'漁業生產量值-漁業種類別魚類別生產量值6'!G36,'漁業生產量值-漁業種類別魚類別生產量值6'!I36,'漁業生產量值-漁業種類別魚類別生產量值6'!K36,'漁業生產量值-漁業種類別魚類別生產量值6'!M36,'漁業生產量值-漁業種類別魚類別生產量值6'!O36)&#10;  + SUM('漁業生產量值-漁業種類別魚類別生產量值9'!O36)&#10;  + SUM('漁業生產量值-漁業種類別魚類別生產量值10'!K36,'漁業生產量值-漁業種類別魚類別生產量值10'!M36,'漁業生產量值-漁業種類別魚類別生產量值10'!O36)&#10;  + SUM('漁業生產量值-漁業種類別魚類別生產量值11'!C36,'漁業生產量值-漁業種類別魚類別生產量值11'!E36,'漁業生產量值-漁業種類別魚類別生產量值11'!M36)&#10;  + SUM('漁業生產量值-漁業種類別魚類別生產量值13'!I36)&#10;  + SUM('漁業生產量值-漁業種類別魚類別生產量值14'!G36,'漁業生產量值-漁業種類別魚類別生產量值14'!I36,'漁業生產量值-漁業種類別魚類別生產量值14'!K36)&#10;  ))" table:style-name="ce19">
            <text:p>28,921<text:s/></text:p>
          </table:table-cell>
          <table:table-cell office:value-type="float" office:value="3754241.2147999997" table:formula="msoxl:=IF( (SUM(H36,J36)&#10;     + SUM('漁業生產量值-漁業種類別魚類別生產量值1'!F36,'漁業生產量值-漁業種類別魚類別生產量值1'!H36,'漁業生產量值-漁業種類別魚類別生產量值1'!J36)&#10;     + SUM('漁業生產量值-漁業種類別魚類別生產量值2'!D36,'漁業生產量值-漁業種類別魚類別生產量值2'!F36,'漁業生產量值-漁業種類別魚類別生產量值2'!H36,'漁業生產量值-漁業種類別魚類別生產量值2'!J36)&#10;  + SUM('漁業生產量值-漁業種類別魚類別生產量值3'!F36,'漁業生產量值-漁業種類別魚類別生產量值3'!J36,'漁業生產量值-漁業種類別魚類別生產量值3'!L36,'漁業生產量值-漁業種類別魚類別生產量值3'!N36,'漁業生產量值-漁業種類別魚類別生產量值3'!P36)&#10;     + SUM('漁業生產量值-漁業種類別魚類別生產量值4'!D36,'漁業生產量值-漁業種類別魚類別生產量值4'!F36,'漁業生產量值-漁業種類別魚類別生產量值4'!H36,'漁業生產量值-漁業種類別魚類別生產量值4'!J36)&#10;  + SUM('漁業生產量值-漁業種類別魚類別生產量值5'!F36,'漁業生產量值-漁業種類別魚類別生產量值5'!H36,'漁業生產量值-漁業種類別魚類別生產量值5'!J36,'漁業生產量值-漁業種類別魚類別生產量值5'!L36,'漁業生產量值-漁業種類別魚類別生產量值5'!N36,'漁業生產量值-漁業種類別魚類別生產量值5'!P36)&#10;  + SUM('漁業生產量值-漁業種類別魚類別生產量值6'!D36,'漁業生產量值-漁業種類別魚類別生產量值6'!F36,'漁業生產量值-漁業種類別魚類別生產量值6'!H36,'漁業生產量值-漁業種類別魚類別生產量值6'!J36,'漁業生產量值-漁業種類別魚類別生產量值6'!L36,'漁業生產量值-漁業種類別魚類別生產量值6'!N36,'漁業生產量值-漁業種類別魚類別生產量值6'!P36)&#10;  + SUM('漁業生產量值-漁業種類別魚類別生產量值9'!P36)&#10;  + SUM('漁業生產量值-漁業種類別魚類別生產量值10'!L36,'漁業生產量值-漁業種類別魚類別生產量值10'!N36,'漁業生產量值-漁業種類別魚類別生產量值10'!P36)&#10;  + SUM('漁業生產量值-漁業種類別魚類別生產量值11'!D36,'漁業生產量值-漁業種類別魚類別生產量值11'!F36,'漁業生產量值-漁業種類別魚類別生產量值11'!N36)&#10;  + SUM('漁業生產量值-漁業種類別魚類別生產量值13'!J36)&#10;  + SUM('漁業生產量值-漁業種類別魚類別生產量值14'!H36,'漁業生產量值-漁業種類別魚類別生產量值14'!J36,'漁業生產量值-漁業種類別魚類別生產量值14'!L36)&#10;  )=0,&quot;-&quot;,(SUM(H36,J36)&#10;     + SUM('漁業生產量值-漁業種類別魚類別生產量值1'!F36,'漁業生產量值-漁業種類別魚類別生產量值1'!H36,'漁業生產量值-漁業種類別魚類別生產量值1'!J36)&#10;     + SUM('漁業生產量值-漁業種類別魚類別生產量值2'!D36,'漁業生產量值-漁業種類別魚類別生產量值2'!F36,'漁業生產量值-漁業種類別魚類別生產量值2'!H36,'漁業生產量值-漁業種類別魚類別生產量值2'!J36)&#10;  + SUM('漁業生產量值-漁業種類別魚類別生產量值3'!F36,'漁業生產量值-漁業種類別魚類別生產量值3'!J36,'漁業生產量值-漁業種類別魚類別生產量值3'!L36,'漁業生產量值-漁業種類別魚類別生產量值3'!N36,'漁業生產量值-漁業種類別魚類別生產量值3'!P36)&#10;     + SUM('漁業生產量值-漁業種類別魚類別生產量值4'!D36,'漁業生產量值-漁業種類別魚類別生產量值4'!F36,'漁業生產量值-漁業種類別魚類別生產量值4'!H36,'漁業生產量值-漁業種類別魚類別生產量值4'!J36)&#10;  + SUM('漁業生產量值-漁業種類別魚類別生產量值5'!F36,'漁業生產量值-漁業種類別魚類別生產量值5'!H36,'漁業生產量值-漁業種類別魚類別生產量值5'!J36,'漁業生產量值-漁業種類別魚類別生產量值5'!L36,'漁業生產量值-漁業種類別魚類別生產量值5'!N36,'漁業生產量值-漁業種類別魚類別生產量值5'!P36)&#10;  + SUM('漁業生產量值-漁業種類別魚類別生產量值6'!D36,'漁業生產量值-漁業種類別魚類別生產量值6'!F36,'漁業生產量值-漁業種類別魚類別生產量值6'!H36,'漁業生產量值-漁業種類別魚類別生產量值6'!J36,'漁業生產量值-漁業種類別魚類別生產量值6'!L36,'漁業生產量值-漁業種類別魚類別生產量值6'!N36,'漁業生產量值-漁業種類別魚類別生產量值6'!P36)&#10;  + SUM('漁業生產量值-漁業種類別魚類別生產量值9'!P36)&#10;  + SUM('漁業生產量值-漁業種類別魚類別生產量值10'!L36,'漁業生產量值-漁業種類別魚類別生產量值10'!N36,'漁業生產量值-漁業種類別魚類別生產量值10'!P36)&#10;  + SUM('漁業生產量值-漁業種類別魚類別生產量值11'!D36,'漁業生產量值-漁業種類別魚類別生產量值11'!F36,'漁業生產量值-漁業種類別魚類別生產量值11'!N36)&#10;  + SUM('漁業生產量值-漁業種類別魚類別生產量值13'!J36)&#10;  + SUM('漁業生產量值-漁業種類別魚類別生產量值14'!H36,'漁業生產量值-漁業種類別魚類別生產量值14'!J36,'漁業生產量值-漁業種類別魚類別生產量值14'!L36)&#10;  ))" table:style-name="ce19">
            <text:p>3,754,241<text:s/></text:p>
          </table:table-cell>
          <table:table-cell office:value-type="string" office:string-value="-" table:formula="msoxl:=  IF(SUM(G37:G49)=0,&quot;-&quot;,SUM(G37:G49))" table:style-name="ce54">
            <text:p>-</text:p>
          </table:table-cell>
          <table:table-cell office:value-type="string" office:string-value="-" table:formula="msoxl:=  IF(SUM(H37:H49)=0,&quot;-&quot;,SUM(H37:H49))" table:style-name="ce54">
            <text:p>-</text:p>
          </table:table-cell>
          <table:table-cell office:value-type="string" office:string-value="-" table:formula="msoxl:=IF(SUM(K36,M36,O36,'漁業生產量值-漁業種類別魚類別生產量值1'!C36)=0,&quot;-&quot;,SUM(K36,M36,O36,'漁業生產量值-漁業種類別魚類別生產量值1'!C36))" table:style-name="ce19">
            <text:p>-</text:p>
          </table:table-cell>
          <table:table-cell office:value-type="string" office:string-value="-" table:formula="msoxl:=IF(SUM(L36,N36,P36,'漁業生產量值-漁業種類別魚類別生產量值1'!D36)=0,&quot;-&quot;,SUM(L36,N36,P36,'漁業生產量值-漁業種類別魚類別生產量值1'!D36))" table:style-name="ce19">
            <text:p>-</text:p>
          </table:table-cell>
          <table:table-cell office:value-type="string" office:string-value="-" table:formula="msoxl:=  IF(SUM(K37:K49)=0,&quot;-&quot;,SUM(K37:K49))" table:style-name="ce54">
            <text:p>-</text:p>
          </table:table-cell>
          <table:table-cell office:value-type="string" office:string-value="-" table:formula="msoxl:=  IF(SUM(L37:L49)=0,&quot;-&quot;,SUM(L37:L49))" table:style-name="ce54">
            <text:p>-</text:p>
          </table:table-cell>
          <table:table-cell office:value-type="string" office:string-value="-" table:formula="msoxl:=  IF(SUM(M37:M49)=0,&quot;-&quot;,SUM(M37:M49))" table:style-name="ce54">
            <text:p>-</text:p>
          </table:table-cell>
          <table:table-cell office:value-type="string" office:string-value="-" table:formula="msoxl:=  IF(SUM(N37:N49)=0,&quot;-&quot;,SUM(N37:N49))" table:style-name="ce54">
            <text:p>-</text:p>
          </table:table-cell>
          <table:table-cell office:value-type="string" office:string-value="-" table:formula="msoxl:=  IF(SUM(O37:O49)=0,&quot;-&quot;,SUM(O37:O49))" table:style-name="ce54">
            <text:p>-</text:p>
          </table:table-cell>
          <table:table-cell office:value-type="string" office:string-value="-" table:formula="msoxl:=  IF(SUM(P37:P49)=0,&quot;-&quot;,SUM(P37:P49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10517.86729" table:style-name="ce54">
            <text:p>10,518<text:s/></text:p>
          </table:table-cell>
          <table:table-cell office:value-type="float" office:value="933293.01399999997" table:style-name="ce54">
            <text:p>933,293<text:s/></text:p>
          </table:table-cell>
          <table:table-cell office:value-type="float" office:value="9442.3904200000015" table:formula="msoxl:=IF( (SUM(G37,I37)&#10;     + SUM('漁業生產量值-漁業種類別魚類別生產量值1'!E37,'漁業生產量值-漁業種類別魚類別生產量值1'!G37,'漁業生產量值-漁業種類別魚類別生產量值1'!I37)&#10;     + SUM('漁業生產量值-漁業種類別魚類別生產量值2'!C37,'漁業生產量值-漁業種類別魚類別生產量值2'!E37,'漁業生產量值-漁業種類別魚類別生產量值2'!G37,'漁業生產量值-漁業種類別魚類別生產量值2'!I37)&#10;  + SUM('漁業生產量值-漁業種類別魚類別生產量值3'!E37,'漁業生產量值-漁業種類別魚類別生產量值3'!I37,'漁業生產量值-漁業種類別魚類別生產量值3'!K37,'漁業生產量值-漁業種類別魚類別生產量值3'!M37,'漁業生產量值-漁業種類別魚類別生產量值3'!O37)&#10;     + SUM('漁業生產量值-漁業種類別魚類別生產量值4'!C37,'漁業生產量值-漁業種類別魚類別生產量值4'!E37,'漁業生產量值-漁業種類別魚類別生產量值4'!G37,'漁業生產量值-漁業種類別魚類別生產量值4'!I37)&#10;  + SUM('漁業生產量值-漁業種類別魚類別生產量值5'!E37,'漁業生產量值-漁業種類別魚類別生產量值5'!G37,'漁業生產量值-漁業種類別魚類別生產量值5'!I37,'漁業生產量值-漁業種類別魚類別生產量值5'!K37,'漁業生產量值-漁業種類別魚類別生產量值5'!M37,'漁業生產量值-漁業種類別魚類別生產量值5'!O37)&#10;  + SUM('漁業生產量值-漁業種類別魚類別生產量值6'!C37,'漁業生產量值-漁業種類別魚類別生產量值6'!E37,'漁業生產量值-漁業種類別魚類別生產量值6'!G37,'漁業生產量值-漁業種類別魚類別生產量值6'!I37,'漁業生產量值-漁業種類別魚類別生產量值6'!K37,'漁業生產量值-漁業種類別魚類別生產量值6'!M37,'漁業生產量值-漁業種類別魚類別生產量值6'!O37)&#10;  + SUM('漁業生產量值-漁業種類別魚類別生產量值9'!O37)&#10;  + SUM('漁業生產量值-漁業種類別魚類別生產量值10'!K37,'漁業生產量值-漁業種類別魚類別生產量值10'!M37,'漁業生產量值-漁業種類別魚類別生產量值10'!O37)&#10;  + SUM('漁業生產量值-漁業種類別魚類別生產量值11'!C37,'漁業生產量值-漁業種類別魚類別生產量值11'!E37,'漁業生產量值-漁業種類別魚類別生產量值11'!M37)&#10;  + SUM('漁業生產量值-漁業種類別魚類別生產量值13'!I37)&#10;  + SUM('漁業生產量值-漁業種類別魚類別生產量值14'!G37,'漁業生產量值-漁業種類別魚類別生產量值14'!I37,'漁業生產量值-漁業種類別魚類別生產量值14'!K37)&#10;  )=0,&quot;-&quot;,(SUM(G37,I37)&#10;     + SUM('漁業生產量值-漁業種類別魚類別生產量值1'!E37,'漁業生產量值-漁業種類別魚類別生產量值1'!G37,'漁業生產量值-漁業種類別魚類別生產量值1'!I37)&#10;     + SUM('漁業生產量值-漁業種類別魚類別生產量值2'!C37,'漁業生產量值-漁業種類別魚類別生產量值2'!E37,'漁業生產量值-漁業種類別魚類別生產量值2'!G37,'漁業生產量值-漁業種類別魚類別生產量值2'!I37)&#10;  + SUM('漁業生產量值-漁業種類別魚類別生產量值3'!E37,'漁業生產量值-漁業種類別魚類別生產量值3'!I37,'漁業生產量值-漁業種類別魚類別生產量值3'!K37,'漁業生產量值-漁業種類別魚類別生產量值3'!M37,'漁業生產量值-漁業種類別魚類別生產量值3'!O37)&#10;     + SUM('漁業生產量值-漁業種類別魚類別生產量值4'!C37,'漁業生產量值-漁業種類別魚類別生產量值4'!E37,'漁業生產量值-漁業種類別魚類別生產量值4'!G37,'漁業生產量值-漁業種類別魚類別生產量值4'!I37)&#10;  + SUM('漁業生產量值-漁業種類別魚類別生產量值5'!E37,'漁業生產量值-漁業種類別魚類別生產量值5'!G37,'漁業生產量值-漁業種類別魚類別生產量值5'!I37,'漁業生產量值-漁業種類別魚類別生產量值5'!K37,'漁業生產量值-漁業種類別魚類別生產量值5'!M37,'漁業生產量值-漁業種類別魚類別生產量值5'!O37)&#10;  + SUM('漁業生產量值-漁業種類別魚類別生產量值6'!C37,'漁業生產量值-漁業種類別魚類別生產量值6'!E37,'漁業生產量值-漁業種類別魚類別生產量值6'!G37,'漁業生產量值-漁業種類別魚類別生產量值6'!I37,'漁業生產量值-漁業種類別魚類別生產量值6'!K37,'漁業生產量值-漁業種類別魚類別生產量值6'!M37,'漁業生產量值-漁業種類別魚類別生產量值6'!O37)&#10;  + SUM('漁業生產量值-漁業種類別魚類別生產量值9'!O37)&#10;  + SUM('漁業生產量值-漁業種類別魚類別生產量值10'!K37,'漁業生產量值-漁業種類別魚類別生產量值10'!M37,'漁業生產量值-漁業種類別魚類別生產量值10'!O37)&#10;  + SUM('漁業生產量值-漁業種類別魚類別生產量值11'!C37,'漁業生產量值-漁業種類別魚類別生產量值11'!E37,'漁業生產量值-漁業種類別魚類別生產量值11'!M37)&#10;  + SUM('漁業生產量值-漁業種類別魚類別生產量值13'!I37)&#10;  + SUM('漁業生產量值-漁業種類別魚類別生產量值14'!G37,'漁業生產量值-漁業種類別魚類別生產量值14'!I37,'漁業生產量值-漁業種類別魚類別生產量值14'!K37)&#10;  ))" table:style-name="ce19">
            <text:p>9,442<text:s/></text:p>
          </table:table-cell>
          <table:table-cell office:value-type="float" office:value="831060.84111000015" table:formula="msoxl:=IF( (SUM(H37,J37)&#10;     + SUM('漁業生產量值-漁業種類別魚類別生產量值1'!F37,'漁業生產量值-漁業種類別魚類別生產量值1'!H37,'漁業生產量值-漁業種類別魚類別生產量值1'!J37)&#10;     + SUM('漁業生產量值-漁業種類別魚類別生產量值2'!D37,'漁業生產量值-漁業種類別魚類別生產量值2'!F37,'漁業生產量值-漁業種類別魚類別生產量值2'!H37,'漁業生產量值-漁業種類別魚類別生產量值2'!J37)&#10;  + SUM('漁業生產量值-漁業種類別魚類別生產量值3'!F37,'漁業生產量值-漁業種類別魚類別生產量值3'!J37,'漁業生產量值-漁業種類別魚類別生產量值3'!L37,'漁業生產量值-漁業種類別魚類別生產量值3'!N37,'漁業生產量值-漁業種類別魚類別生產量值3'!P37)&#10;     + SUM('漁業生產量值-漁業種類別魚類別生產量值4'!D37,'漁業生產量值-漁業種類別魚類別生產量值4'!F37,'漁業生產量值-漁業種類別魚類別生產量值4'!H37,'漁業生產量值-漁業種類別魚類別生產量值4'!J37)&#10;  + SUM('漁業生產量值-漁業種類別魚類別生產量值5'!F37,'漁業生產量值-漁業種類別魚類別生產量值5'!H37,'漁業生產量值-漁業種類別魚類別生產量值5'!J37,'漁業生產量值-漁業種類別魚類別生產量值5'!L37,'漁業生產量值-漁業種類別魚類別生產量值5'!N37,'漁業生產量值-漁業種類別魚類別生產量值5'!P37)&#10;  + SUM('漁業生產量值-漁業種類別魚類別生產量值6'!D37,'漁業生產量值-漁業種類別魚類別生產量值6'!F37,'漁業生產量值-漁業種類別魚類別生產量值6'!H37,'漁業生產量值-漁業種類別魚類別生產量值6'!J37,'漁業生產量值-漁業種類別魚類別生產量值6'!L37,'漁業生產量值-漁業種類別魚類別生產量值6'!N37,'漁業生產量值-漁業種類別魚類別生產量值6'!P37)&#10;  + SUM('漁業生產量值-漁業種類別魚類別生產量值9'!P37)&#10;  + SUM('漁業生產量值-漁業種類別魚類別生產量值10'!L37,'漁業生產量值-漁業種類別魚類別生產量值10'!N37,'漁業生產量值-漁業種類別魚類別生產量值10'!P37)&#10;  + SUM('漁業生產量值-漁業種類別魚類別生產量值11'!D37,'漁業生產量值-漁業種類別魚類別生產量值11'!F37,'漁業生產量值-漁業種類別魚類別生產量值11'!N37)&#10;  + SUM('漁業生產量值-漁業種類別魚類別生產量值13'!J37)&#10;  + SUM('漁業生產量值-漁業種類別魚類別生產量值14'!H37,'漁業生產量值-漁業種類別魚類別生產量值14'!J37,'漁業生產量值-漁業種類別魚類別生產量值14'!L37)&#10;  )=0,&quot;-&quot;,(SUM(H37,J37)&#10;     + SUM('漁業生產量值-漁業種類別魚類別生產量值1'!F37,'漁業生產量值-漁業種類別魚類別生產量值1'!H37,'漁業生產量值-漁業種類別魚類別生產量值1'!J37)&#10;     + SUM('漁業生產量值-漁業種類別魚類別生產量值2'!D37,'漁業生產量值-漁業種類別魚類別生產量值2'!F37,'漁業生產量值-漁業種類別魚類別生產量值2'!H37,'漁業生產量值-漁業種類別魚類別生產量值2'!J37)&#10;  + SUM('漁業生產量值-漁業種類別魚類別生產量值3'!F37,'漁業生產量值-漁業種類別魚類別生產量值3'!J37,'漁業生產量值-漁業種類別魚類別生產量值3'!L37,'漁業生產量值-漁業種類別魚類別生產量值3'!N37,'漁業生產量值-漁業種類別魚類別生產量值3'!P37)&#10;     + SUM('漁業生產量值-漁業種類別魚類別生產量值4'!D37,'漁業生產量值-漁業種類別魚類別生產量值4'!F37,'漁業生產量值-漁業種類別魚類別生產量值4'!H37,'漁業生產量值-漁業種類別魚類別生產量值4'!J37)&#10;  + SUM('漁業生產量值-漁業種類別魚類別生產量值5'!F37,'漁業生產量值-漁業種類別魚類別生產量值5'!H37,'漁業生產量值-漁業種類別魚類別生產量值5'!J37,'漁業生產量值-漁業種類別魚類別生產量值5'!L37,'漁業生產量值-漁業種類別魚類別生產量值5'!N37,'漁業生產量值-漁業種類別魚類別生產量值5'!P37)&#10;  + SUM('漁業生產量值-漁業種類別魚類別生產量值6'!D37,'漁業生產量值-漁業種類別魚類別生產量值6'!F37,'漁業生產量值-漁業種類別魚類別生產量值6'!H37,'漁業生產量值-漁業種類別魚類別生產量值6'!J37,'漁業生產量值-漁業種類別魚類別生產量值6'!L37,'漁業生產量值-漁業種類別魚類別生產量值6'!N37,'漁業生產量值-漁業種類別魚類別生產量值6'!P37)&#10;  + SUM('漁業生產量值-漁業種類別魚類別生產量值9'!P37)&#10;  + SUM('漁業生產量值-漁業種類別魚類別生產量值10'!L37,'漁業生產量值-漁業種類別魚類別生產量值10'!N37,'漁業生產量值-漁業種類別魚類別生產量值10'!P37)&#10;  + SUM('漁業生產量值-漁業種類別魚類別生產量值11'!D37,'漁業生產量值-漁業種類別魚類別生產量值11'!F37,'漁業生產量值-漁業種類別魚類別生產量值11'!N37)&#10;  + SUM('漁業生產量值-漁業種類別魚類別生產量值13'!J37)&#10;  + SUM('漁業生產量值-漁業種類別魚類別生產量值14'!H37,'漁業生產量值-漁業種類別魚類別生產量值14'!J37,'漁業生產量值-漁業種類別魚類別生產量值14'!L37)&#10;  ))" table:style-name="ce19">
            <text:p>831,06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7,M37,O37,'漁業生產量值-漁業種類別魚類別生產量值1'!C37)=0,&quot;-&quot;,SUM(K37,M37,O37,'漁業生產量值-漁業種類別魚類別生產量值1'!C37))" table:style-name="ce19">
            <text:p>-</text:p>
          </table:table-cell>
          <table:table-cell office:value-type="string" office:string-value="-" table:formula="msoxl:=IF(SUM(L37,N37,P37,'漁業生產量值-漁業種類別魚類別生產量值1'!D37)=0,&quot;-&quot;,SUM(L37,N37,P37,'漁業生產量值-漁業種類別魚類別生產量值1'!D3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2</text:p>
          </table:table-cell>
          <table:table-cell office:value-type="string" table:style-name="ce18">
            <text:p>　地曳網　</text:p>
          </table:table-cell>
          <table:table-cell office:value-type="float" office:value="333" table:style-name="ce54">
            <text:p>333<text:s/></text:p>
          </table:table-cell>
          <table:table-cell office:value-type="float" office:value="104895" table:style-name="ce54">
            <text:p>104,895<text:s/></text:p>
          </table:table-cell>
          <table:table-cell office:value-type="float" office:value="333" table:formula="msoxl:=IF( (SUM(G38,I38)&#10;     + SUM('漁業生產量值-漁業種類別魚類別生產量值1'!E38,'漁業生產量值-漁業種類別魚類別生產量值1'!G38,'漁業生產量值-漁業種類別魚類別生產量值1'!I38)&#10;     + SUM('漁業生產量值-漁業種類別魚類別生產量值2'!C38,'漁業生產量值-漁業種類別魚類別生產量值2'!E38,'漁業生產量值-漁業種類別魚類別生產量值2'!G38,'漁業生產量值-漁業種類別魚類別生產量值2'!I38)&#10;  + SUM('漁業生產量值-漁業種類別魚類別生產量值3'!E38,'漁業生產量值-漁業種類別魚類別生產量值3'!I38,'漁業生產量值-漁業種類別魚類別生產量值3'!K38,'漁業生產量值-漁業種類別魚類別生產量值3'!M38,'漁業生產量值-漁業種類別魚類別生產量值3'!O38)&#10;     + SUM('漁業生產量值-漁業種類別魚類別生產量值4'!C38,'漁業生產量值-漁業種類別魚類別生產量值4'!E38,'漁業生產量值-漁業種類別魚類別生產量值4'!G38,'漁業生產量值-漁業種類別魚類別生產量值4'!I38)&#10;  + SUM('漁業生產量值-漁業種類別魚類別生產量值5'!E38,'漁業生產量值-漁業種類別魚類別生產量值5'!G38,'漁業生產量值-漁業種類別魚類別生產量值5'!I38,'漁業生產量值-漁業種類別魚類別生產量值5'!K38,'漁業生產量值-漁業種類別魚類別生產量值5'!M38,'漁業生產量值-漁業種類別魚類別生產量值5'!O38)&#10;  + SUM('漁業生產量值-漁業種類別魚類別生產量值6'!C38,'漁業生產量值-漁業種類別魚類別生產量值6'!E38,'漁業生產量值-漁業種類別魚類別生產量值6'!G38,'漁業生產量值-漁業種類別魚類別生產量值6'!I38,'漁業生產量值-漁業種類別魚類別生產量值6'!K38,'漁業生產量值-漁業種類別魚類別生產量值6'!M38,'漁業生產量值-漁業種類別魚類別生產量值6'!O38)&#10;  + SUM('漁業生產量值-漁業種類別魚類別生產量值9'!O38)&#10;  + SUM('漁業生產量值-漁業種類別魚類別生產量值10'!K38,'漁業生產量值-漁業種類別魚類別生產量值10'!M38,'漁業生產量值-漁業種類別魚類別生產量值10'!O38)&#10;  + SUM('漁業生產量值-漁業種類別魚類別生產量值11'!C38,'漁業生產量值-漁業種類別魚類別生產量值11'!E38,'漁業生產量值-漁業種類別魚類別生產量值11'!M38)&#10;  + SUM('漁業生產量值-漁業種類別魚類別生產量值13'!I38)&#10;  + SUM('漁業生產量值-漁業種類別魚類別生產量值14'!G38,'漁業生產量值-漁業種類別魚類別生產量值14'!I38,'漁業生產量值-漁業種類別魚類別生產量值14'!K38)&#10;  )=0,&quot;-&quot;,(SUM(G38,I38)&#10;     + SUM('漁業生產量值-漁業種類別魚類別生產量值1'!E38,'漁業生產量值-漁業種類別魚類別生產量值1'!G38,'漁業生產量值-漁業種類別魚類別生產量值1'!I38)&#10;     + SUM('漁業生產量值-漁業種類別魚類別生產量值2'!C38,'漁業生產量值-漁業種類別魚類別生產量值2'!E38,'漁業生產量值-漁業種類別魚類別生產量值2'!G38,'漁業生產量值-漁業種類別魚類別生產量值2'!I38)&#10;  + SUM('漁業生產量值-漁業種類別魚類別生產量值3'!E38,'漁業生產量值-漁業種類別魚類別生產量值3'!I38,'漁業生產量值-漁業種類別魚類別生產量值3'!K38,'漁業生產量值-漁業種類別魚類別生產量值3'!M38,'漁業生產量值-漁業種類別魚類別生產量值3'!O38)&#10;     + SUM('漁業生產量值-漁業種類別魚類別生產量值4'!C38,'漁業生產量值-漁業種類別魚類別生產量值4'!E38,'漁業生產量值-漁業種類別魚類別生產量值4'!G38,'漁業生產量值-漁業種類別魚類別生產量值4'!I38)&#10;  + SUM('漁業生產量值-漁業種類別魚類別生產量值5'!E38,'漁業生產量值-漁業種類別魚類別生產量值5'!G38,'漁業生產量值-漁業種類別魚類別生產量值5'!I38,'漁業生產量值-漁業種類別魚類別生產量值5'!K38,'漁業生產量值-漁業種類別魚類別生產量值5'!M38,'漁業生產量值-漁業種類別魚類別生產量值5'!O38)&#10;  + SUM('漁業生產量值-漁業種類別魚類別生產量值6'!C38,'漁業生產量值-漁業種類別魚類別生產量值6'!E38,'漁業生產量值-漁業種類別魚類別生產量值6'!G38,'漁業生產量值-漁業種類別魚類別生產量值6'!I38,'漁業生產量值-漁業種類別魚類別生產量值6'!K38,'漁業生產量值-漁業種類別魚類別生產量值6'!M38,'漁業生產量值-漁業種類別魚類別生產量值6'!O38)&#10;  + SUM('漁業生產量值-漁業種類別魚類別生產量值9'!O38)&#10;  + SUM('漁業生產量值-漁業種類別魚類別生產量值10'!K38,'漁業生產量值-漁業種類別魚類別生產量值10'!M38,'漁業生產量值-漁業種類別魚類別生產量值10'!O38)&#10;  + SUM('漁業生產量值-漁業種類別魚類別生產量值11'!C38,'漁業生產量值-漁業種類別魚類別生產量值11'!E38,'漁業生產量值-漁業種類別魚類別生產量值11'!M38)&#10;  + SUM('漁業生產量值-漁業種類別魚類別生產量值13'!I38)&#10;  + SUM('漁業生產量值-漁業種類別魚類別生產量值14'!G38,'漁業生產量值-漁業種類別魚類別生產量值14'!I38,'漁業生產量值-漁業種類別魚類別生產量值14'!K38)&#10;  ))" table:style-name="ce19">
            <text:p>333<text:s/></text:p>
          </table:table-cell>
          <table:table-cell office:value-type="float" office:value="104895" table:formula="msoxl:=IF( (SUM(H38,J38)&#10;     + SUM('漁業生產量值-漁業種類別魚類別生產量值1'!F38,'漁業生產量值-漁業種類別魚類別生產量值1'!H38,'漁業生產量值-漁業種類別魚類別生產量值1'!J38)&#10;     + SUM('漁業生產量值-漁業種類別魚類別生產量值2'!D38,'漁業生產量值-漁業種類別魚類別生產量值2'!F38,'漁業生產量值-漁業種類別魚類別生產量值2'!H38,'漁業生產量值-漁業種類別魚類別生產量值2'!J38)&#10;  + SUM('漁業生產量值-漁業種類別魚類別生產量值3'!F38,'漁業生產量值-漁業種類別魚類別生產量值3'!J38,'漁業生產量值-漁業種類別魚類別生產量值3'!L38,'漁業生產量值-漁業種類別魚類別生產量值3'!N38,'漁業生產量值-漁業種類別魚類別生產量值3'!P38)&#10;     + SUM('漁業生產量值-漁業種類別魚類別生產量值4'!D38,'漁業生產量值-漁業種類別魚類別生產量值4'!F38,'漁業生產量值-漁業種類別魚類別生產量值4'!H38,'漁業生產量值-漁業種類別魚類別生產量值4'!J38)&#10;  + SUM('漁業生產量值-漁業種類別魚類別生產量值5'!F38,'漁業生產量值-漁業種類別魚類別生產量值5'!H38,'漁業生產量值-漁業種類別魚類別生產量值5'!J38,'漁業生產量值-漁業種類別魚類別生產量值5'!L38,'漁業生產量值-漁業種類別魚類別生產量值5'!N38,'漁業生產量值-漁業種類別魚類別生產量值5'!P38)&#10;  + SUM('漁業生產量值-漁業種類別魚類別生產量值6'!D38,'漁業生產量值-漁業種類別魚類別生產量值6'!F38,'漁業生產量值-漁業種類別魚類別生產量值6'!H38,'漁業生產量值-漁業種類別魚類別生產量值6'!J38,'漁業生產量值-漁業種類別魚類別生產量值6'!L38,'漁業生產量值-漁業種類別魚類別生產量值6'!N38,'漁業生產量值-漁業種類別魚類別生產量值6'!P38)&#10;  + SUM('漁業生產量值-漁業種類別魚類別生產量值9'!P38)&#10;  + SUM('漁業生產量值-漁業種類別魚類別生產量值10'!L38,'漁業生產量值-漁業種類別魚類別生產量值10'!N38,'漁業生產量值-漁業種類別魚類別生產量值10'!P38)&#10;  + SUM('漁業生產量值-漁業種類別魚類別生產量值11'!D38,'漁業生產量值-漁業種類別魚類別生產量值11'!F38,'漁業生產量值-漁業種類別魚類別生產量值11'!N38)&#10;  + SUM('漁業生產量值-漁業種類別魚類別生產量值13'!J38)&#10;  + SUM('漁業生產量值-漁業種類別魚類別生產量值14'!H38,'漁業生產量值-漁業種類別魚類別生產量值14'!J38,'漁業生產量值-漁業種類別魚類別生產量值14'!L38)&#10;  )=0,&quot;-&quot;,(SUM(H38,J38)&#10;     + SUM('漁業生產量值-漁業種類別魚類別生產量值1'!F38,'漁業生產量值-漁業種類別魚類別生產量值1'!H38,'漁業生產量值-漁業種類別魚類別生產量值1'!J38)&#10;     + SUM('漁業生產量值-漁業種類別魚類別生產量值2'!D38,'漁業生產量值-漁業種類別魚類別生產量值2'!F38,'漁業生產量值-漁業種類別魚類別生產量值2'!H38,'漁業生產量值-漁業種類別魚類別生產量值2'!J38)&#10;  + SUM('漁業生產量值-漁業種類別魚類別生產量值3'!F38,'漁業生產量值-漁業種類別魚類別生產量值3'!J38,'漁業生產量值-漁業種類別魚類別生產量值3'!L38,'漁業生產量值-漁業種類別魚類別生產量值3'!N38,'漁業生產量值-漁業種類別魚類別生產量值3'!P38)&#10;     + SUM('漁業生產量值-漁業種類別魚類別生產量值4'!D38,'漁業生產量值-漁業種類別魚類別生產量值4'!F38,'漁業生產量值-漁業種類別魚類別生產量值4'!H38,'漁業生產量值-漁業種類別魚類別生產量值4'!J38)&#10;  + SUM('漁業生產量值-漁業種類別魚類別生產量值5'!F38,'漁業生產量值-漁業種類別魚類別生產量值5'!H38,'漁業生產量值-漁業種類別魚類別生產量值5'!J38,'漁業生產量值-漁業種類別魚類別生產量值5'!L38,'漁業生產量值-漁業種類別魚類別生產量值5'!N38,'漁業生產量值-漁業種類別魚類別生產量值5'!P38)&#10;  + SUM('漁業生產量值-漁業種類別魚類別生產量值6'!D38,'漁業生產量值-漁業種類別魚類別生產量值6'!F38,'漁業生產量值-漁業種類別魚類別生產量值6'!H38,'漁業生產量值-漁業種類別魚類別生產量值6'!J38,'漁業生產量值-漁業種類別魚類別生產量值6'!L38,'漁業生產量值-漁業種類別魚類別生產量值6'!N38,'漁業生產量值-漁業種類別魚類別生產量值6'!P38)&#10;  + SUM('漁業生產量值-漁業種類別魚類別生產量值9'!P38)&#10;  + SUM('漁業生產量值-漁業種類別魚類別生產量值10'!L38,'漁業生產量值-漁業種類別魚類別生產量值10'!N38,'漁業生產量值-漁業種類別魚類別生產量值10'!P38)&#10;  + SUM('漁業生產量值-漁業種類別魚類別生產量值11'!D38,'漁業生產量值-漁業種類別魚類別生產量值11'!F38,'漁業生產量值-漁業種類別魚類別生產量值11'!N38)&#10;  + SUM('漁業生產量值-漁業種類別魚類別生產量值13'!J38)&#10;  + SUM('漁業生產量值-漁業種類別魚類別生產量值14'!H38,'漁業生產量值-漁業種類別魚類別生產量值14'!J38,'漁業生產量值-漁業種類別魚類別生產量值14'!L38)&#10;  ))" table:style-name="ce19">
            <text:p>104,89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8,M38,O38,'漁業生產量值-漁業種類別魚類別生產量值1'!C38)=0,&quot;-&quot;,SUM(K38,M38,O38,'漁業生產量值-漁業種類別魚類別生產量值1'!C38))" table:style-name="ce19">
            <text:p>-</text:p>
          </table:table-cell>
          <table:table-cell office:value-type="string" office:string-value="-" table:formula="msoxl:=IF(SUM(L38,N38,P38,'漁業生產量值-漁業種類別魚類別生產量值1'!D38)=0,&quot;-&quot;,SUM(L38,N38,P38,'漁業生產量值-漁業種類別魚類別生產量值1'!D3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3</text:p>
          </table:table-cell>
          <table:table-cell office:value-type="string" table:style-name="ce18">
            <text:p>　火誘網　</text:p>
          </table:table-cell>
          <table:table-cell office:value-type="float" office:value="5395.9463999999998" table:style-name="ce54">
            <text:p>5,396<text:s/></text:p>
          </table:table-cell>
          <table:table-cell office:value-type="float" office:value="446373.85275999998" table:style-name="ce54">
            <text:p>446,374<text:s/></text:p>
          </table:table-cell>
          <table:table-cell office:value-type="float" office:value="5375.5064000000002" table:formula="msoxl:=IF( (SUM(G39,I39)&#10;     + SUM('漁業生產量值-漁業種類別魚類別生產量值1'!E39,'漁業生產量值-漁業種類別魚類別生產量值1'!G39,'漁業生產量值-漁業種類別魚類別生產量值1'!I39)&#10;     + SUM('漁業生產量值-漁業種類別魚類別生產量值2'!C39,'漁業生產量值-漁業種類別魚類別生產量值2'!E39,'漁業生產量值-漁業種類別魚類別生產量值2'!G39,'漁業生產量值-漁業種類別魚類別生產量值2'!I39)&#10;  + SUM('漁業生產量值-漁業種類別魚類別生產量值3'!E39,'漁業生產量值-漁業種類別魚類別生產量值3'!I39,'漁業生產量值-漁業種類別魚類別生產量值3'!K39,'漁業生產量值-漁業種類別魚類別生產量值3'!M39,'漁業生產量值-漁業種類別魚類別生產量值3'!O39)&#10;     + SUM('漁業生產量值-漁業種類別魚類別生產量值4'!C39,'漁業生產量值-漁業種類別魚類別生產量值4'!E39,'漁業生產量值-漁業種類別魚類別生產量值4'!G39,'漁業生產量值-漁業種類別魚類別生產量值4'!I39)&#10;  + SUM('漁業生產量值-漁業種類別魚類別生產量值5'!E39,'漁業生產量值-漁業種類別魚類別生產量值5'!G39,'漁業生產量值-漁業種類別魚類別生產量值5'!I39,'漁業生產量值-漁業種類別魚類別生產量值5'!K39,'漁業生產量值-漁業種類別魚類別生產量值5'!M39,'漁業生產量值-漁業種類別魚類別生產量值5'!O39)&#10;  + SUM('漁業生產量值-漁業種類別魚類別生產量值6'!C39,'漁業生產量值-漁業種類別魚類別生產量值6'!E39,'漁業生產量值-漁業種類別魚類別生產量值6'!G39,'漁業生產量值-漁業種類別魚類別生產量值6'!I39,'漁業生產量值-漁業種類別魚類別生產量值6'!K39,'漁業生產量值-漁業種類別魚類別生產量值6'!M39,'漁業生產量值-漁業種類別魚類別生產量值6'!O39)&#10;  + SUM('漁業生產量值-漁業種類別魚類別生產量值9'!O39)&#10;  + SUM('漁業生產量值-漁業種類別魚類別生產量值10'!K39,'漁業生產量值-漁業種類別魚類別生產量值10'!M39,'漁業生產量值-漁業種類別魚類別生產量值10'!O39)&#10;  + SUM('漁業生產量值-漁業種類別魚類別生產量值11'!C39,'漁業生產量值-漁業種類別魚類別生產量值11'!E39,'漁業生產量值-漁業種類別魚類別生產量值11'!M39)&#10;  + SUM('漁業生產量值-漁業種類別魚類別生產量值13'!I39)&#10;  + SUM('漁業生產量值-漁業種類別魚類別生產量值14'!G39,'漁業生產量值-漁業種類別魚類別生產量值14'!I39,'漁業生產量值-漁業種類別魚類別生產量值14'!K39)&#10;  )=0,&quot;-&quot;,(SUM(G39,I39)&#10;     + SUM('漁業生產量值-漁業種類別魚類別生產量值1'!E39,'漁業生產量值-漁業種類別魚類別生產量值1'!G39,'漁業生產量值-漁業種類別魚類別生產量值1'!I39)&#10;     + SUM('漁業生產量值-漁業種類別魚類別生產量值2'!C39,'漁業生產量值-漁業種類別魚類別生產量值2'!E39,'漁業生產量值-漁業種類別魚類別生產量值2'!G39,'漁業生產量值-漁業種類別魚類別生產量值2'!I39)&#10;  + SUM('漁業生產量值-漁業種類別魚類別生產量值3'!E39,'漁業生產量值-漁業種類別魚類別生產量值3'!I39,'漁業生產量值-漁業種類別魚類別生產量值3'!K39,'漁業生產量值-漁業種類別魚類別生產量值3'!M39,'漁業生產量值-漁業種類別魚類別生產量值3'!O39)&#10;     + SUM('漁業生產量值-漁業種類別魚類別生產量值4'!C39,'漁業生產量值-漁業種類別魚類別生產量值4'!E39,'漁業生產量值-漁業種類別魚類別生產量值4'!G39,'漁業生產量值-漁業種類別魚類別生產量值4'!I39)&#10;  + SUM('漁業生產量值-漁業種類別魚類別生產量值5'!E39,'漁業生產量值-漁業種類別魚類別生產量值5'!G39,'漁業生產量值-漁業種類別魚類別生產量值5'!I39,'漁業生產量值-漁業種類別魚類別生產量值5'!K39,'漁業生產量值-漁業種類別魚類別生產量值5'!M39,'漁業生產量值-漁業種類別魚類別生產量值5'!O39)&#10;  + SUM('漁業生產量值-漁業種類別魚類別生產量值6'!C39,'漁業生產量值-漁業種類別魚類別生產量值6'!E39,'漁業生產量值-漁業種類別魚類別生產量值6'!G39,'漁業生產量值-漁業種類別魚類別生產量值6'!I39,'漁業生產量值-漁業種類別魚類別生產量值6'!K39,'漁業生產量值-漁業種類別魚類別生產量值6'!M39,'漁業生產量值-漁業種類別魚類別生產量值6'!O39)&#10;  + SUM('漁業生產量值-漁業種類別魚類別生產量值9'!O39)&#10;  + SUM('漁業生產量值-漁業種類別魚類別生產量值10'!K39,'漁業生產量值-漁業種類別魚類別生產量值10'!M39,'漁業生產量值-漁業種類別魚類別生產量值10'!O39)&#10;  + SUM('漁業生產量值-漁業種類別魚類別生產量值11'!C39,'漁業生產量值-漁業種類別魚類別生產量值11'!E39,'漁業生產量值-漁業種類別魚類別生產量值11'!M39)&#10;  + SUM('漁業生產量值-漁業種類別魚類別生產量值13'!I39)&#10;  + SUM('漁業生產量值-漁業種類別魚類別生產量值14'!G39,'漁業生產量值-漁業種類別魚類別生產量值14'!I39,'漁業生產量值-漁業種類別魚類別生產量值14'!K39)&#10;  ))" table:style-name="ce19">
            <text:p>5,376<text:s/></text:p>
          </table:table-cell>
          <table:table-cell office:value-type="float" office:value="445204.53675999993" table:formula="msoxl:=IF( (SUM(H39,J39)&#10;     + SUM('漁業生產量值-漁業種類別魚類別生產量值1'!F39,'漁業生產量值-漁業種類別魚類別生產量值1'!H39,'漁業生產量值-漁業種類別魚類別生產量值1'!J39)&#10;     + SUM('漁業生產量值-漁業種類別魚類別生產量值2'!D39,'漁業生產量值-漁業種類別魚類別生產量值2'!F39,'漁業生產量值-漁業種類別魚類別生產量值2'!H39,'漁業生產量值-漁業種類別魚類別生產量值2'!J39)&#10;  + SUM('漁業生產量值-漁業種類別魚類別生產量值3'!F39,'漁業生產量值-漁業種類別魚類別生產量值3'!J39,'漁業生產量值-漁業種類別魚類別生產量值3'!L39,'漁業生產量值-漁業種類別魚類別生產量值3'!N39,'漁業生產量值-漁業種類別魚類別生產量值3'!P39)&#10;     + SUM('漁業生產量值-漁業種類別魚類別生產量值4'!D39,'漁業生產量值-漁業種類別魚類別生產量值4'!F39,'漁業生產量值-漁業種類別魚類別生產量值4'!H39,'漁業生產量值-漁業種類別魚類別生產量值4'!J39)&#10;  + SUM('漁業生產量值-漁業種類別魚類別生產量值5'!F39,'漁業生產量值-漁業種類別魚類別生產量值5'!H39,'漁業生產量值-漁業種類別魚類別生產量值5'!J39,'漁業生產量值-漁業種類別魚類別生產量值5'!L39,'漁業生產量值-漁業種類別魚類別生產量值5'!N39,'漁業生產量值-漁業種類別魚類別生產量值5'!P39)&#10;  + SUM('漁業生產量值-漁業種類別魚類別生產量值6'!D39,'漁業生產量值-漁業種類別魚類別生產量值6'!F39,'漁業生產量值-漁業種類別魚類別生產量值6'!H39,'漁業生產量值-漁業種類別魚類別生產量值6'!J39,'漁業生產量值-漁業種類別魚類別生產量值6'!L39,'漁業生產量值-漁業種類別魚類別生產量值6'!N39,'漁業生產量值-漁業種類別魚類別生產量值6'!P39)&#10;  + SUM('漁業生產量值-漁業種類別魚類別生產量值9'!P39)&#10;  + SUM('漁業生產量值-漁業種類別魚類別生產量值10'!L39,'漁業生產量值-漁業種類別魚類別生產量值10'!N39,'漁業生產量值-漁業種類別魚類別生產量值10'!P39)&#10;  + SUM('漁業生產量值-漁業種類別魚類別生產量值11'!D39,'漁業生產量值-漁業種類別魚類別生產量值11'!F39,'漁業生產量值-漁業種類別魚類別生產量值11'!N39)&#10;  + SUM('漁業生產量值-漁業種類別魚類別生產量值13'!J39)&#10;  + SUM('漁業生產量值-漁業種類別魚類別生產量值14'!H39,'漁業生產量值-漁業種類別魚類別生產量值14'!J39,'漁業生產量值-漁業種類別魚類別生產量值14'!L39)&#10;  )=0,&quot;-&quot;,(SUM(H39,J39)&#10;     + SUM('漁業生產量值-漁業種類別魚類別生產量值1'!F39,'漁業生產量值-漁業種類別魚類別生產量值1'!H39,'漁業生產量值-漁業種類別魚類別生產量值1'!J39)&#10;     + SUM('漁業生產量值-漁業種類別魚類別生產量值2'!D39,'漁業生產量值-漁業種類別魚類別生產量值2'!F39,'漁業生產量值-漁業種類別魚類別生產量值2'!H39,'漁業生產量值-漁業種類別魚類別生產量值2'!J39)&#10;  + SUM('漁業生產量值-漁業種類別魚類別生產量值3'!F39,'漁業生產量值-漁業種類別魚類別生產量值3'!J39,'漁業生產量值-漁業種類別魚類別生產量值3'!L39,'漁業生產量值-漁業種類別魚類別生產量值3'!N39,'漁業生產量值-漁業種類別魚類別生產量值3'!P39)&#10;     + SUM('漁業生產量值-漁業種類別魚類別生產量值4'!D39,'漁業生產量值-漁業種類別魚類別生產量值4'!F39,'漁業生產量值-漁業種類別魚類別生產量值4'!H39,'漁業生產量值-漁業種類別魚類別生產量值4'!J39)&#10;  + SUM('漁業生產量值-漁業種類別魚類別生產量值5'!F39,'漁業生產量值-漁業種類別魚類別生產量值5'!H39,'漁業生產量值-漁業種類別魚類別生產量值5'!J39,'漁業生產量值-漁業種類別魚類別生產量值5'!L39,'漁業生產量值-漁業種類別魚類別生產量值5'!N39,'漁業生產量值-漁業種類別魚類別生產量值5'!P39)&#10;  + SUM('漁業生產量值-漁業種類別魚類別生產量值6'!D39,'漁業生產量值-漁業種類別魚類別生產量值6'!F39,'漁業生產量值-漁業種類別魚類別生產量值6'!H39,'漁業生產量值-漁業種類別魚類別生產量值6'!J39,'漁業生產量值-漁業種類別魚類別生產量值6'!L39,'漁業生產量值-漁業種類別魚類別生產量值6'!N39,'漁業生產量值-漁業種類別魚類別生產量值6'!P39)&#10;  + SUM('漁業生產量值-漁業種類別魚類別生產量值9'!P39)&#10;  + SUM('漁業生產量值-漁業種類別魚類別生產量值10'!L39,'漁業生產量值-漁業種類別魚類別生產量值10'!N39,'漁業生產量值-漁業種類別魚類別生產量值10'!P39)&#10;  + SUM('漁業生產量值-漁業種類別魚類別生產量值11'!D39,'漁業生產量值-漁業種類別魚類別生產量值11'!F39,'漁業生產量值-漁業種類別魚類別生產量值11'!N39)&#10;  + SUM('漁業生產量值-漁業種類別魚類別生產量值13'!J39)&#10;  + SUM('漁業生產量值-漁業種類別魚類別生產量值14'!H39,'漁業生產量值-漁業種類別魚類別生產量值14'!J39,'漁業生產量值-漁業種類別魚類別生產量值14'!L39)&#10;  ))" table:style-name="ce19">
            <text:p>445,20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9,M39,O39,'漁業生產量值-漁業種類別魚類別生產量值1'!C39)=0,&quot;-&quot;,SUM(K39,M39,O39,'漁業生產量值-漁業種類別魚類別生產量值1'!C39))" table:style-name="ce19">
            <text:p>-</text:p>
          </table:table-cell>
          <table:table-cell office:value-type="string" office:string-value="-" table:formula="msoxl:=IF(SUM(L39,N39,P39,'漁業生產量值-漁業種類別魚類別生產量值1'!D39)=0,&quot;-&quot;,SUM(L39,N39,P39,'漁業生產量值-漁業種類別魚類別生產量值1'!D3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7872.8091299999996" table:style-name="ce54">
            <text:p>7,873<text:s/></text:p>
          </table:table-cell>
          <table:table-cell office:value-type="float" office:value="1381080.2719399999" table:style-name="ce54">
            <text:p>1,381,080<text:s/></text:p>
          </table:table-cell>
          <table:table-cell office:value-type="float" office:value="6221.6452200000003" table:formula="msoxl:=IF( (SUM(G40,I40)&#10;     + SUM('漁業生產量值-漁業種類別魚類別生產量值1'!E40,'漁業生產量值-漁業種類別魚類別生產量值1'!G40,'漁業生產量值-漁業種類別魚類別生產量值1'!I40)&#10;     + SUM('漁業生產量值-漁業種類別魚類別生產量值2'!C40,'漁業生產量值-漁業種類別魚類別生產量值2'!E40,'漁業生產量值-漁業種類別魚類別生產量值2'!G40,'漁業生產量值-漁業種類別魚類別生產量值2'!I40)&#10;  + SUM('漁業生產量值-漁業種類別魚類別生產量值3'!E40,'漁業生產量值-漁業種類別魚類別生產量值3'!I40,'漁業生產量值-漁業種類別魚類別生產量值3'!K40,'漁業生產量值-漁業種類別魚類別生產量值3'!M40,'漁業生產量值-漁業種類別魚類別生產量值3'!O40)&#10;     + SUM('漁業生產量值-漁業種類別魚類別生產量值4'!C40,'漁業生產量值-漁業種類別魚類別生產量值4'!E40,'漁業生產量值-漁業種類別魚類別生產量值4'!G40,'漁業生產量值-漁業種類別魚類別生產量值4'!I40)&#10;  + SUM('漁業生產量值-漁業種類別魚類別生產量值5'!E40,'漁業生產量值-漁業種類別魚類別生產量值5'!G40,'漁業生產量值-漁業種類別魚類別生產量值5'!I40,'漁業生產量值-漁業種類別魚類別生產量值5'!K40,'漁業生產量值-漁業種類別魚類別生產量值5'!M40,'漁業生產量值-漁業種類別魚類別生產量值5'!O40)&#10;  + SUM('漁業生產量值-漁業種類別魚類別生產量值6'!C40,'漁業生產量值-漁業種類別魚類別生產量值6'!E40,'漁業生產量值-漁業種類別魚類別生產量值6'!G40,'漁業生產量值-漁業種類別魚類別生產量值6'!I40,'漁業生產量值-漁業種類別魚類別生產量值6'!K40,'漁業生產量值-漁業種類別魚類別生產量值6'!M40,'漁業生產量值-漁業種類別魚類別生產量值6'!O40)&#10;  + SUM('漁業生產量值-漁業種類別魚類別生產量值9'!O40)&#10;  + SUM('漁業生產量值-漁業種類別魚類別生產量值10'!K40,'漁業生產量值-漁業種類別魚類別生產量值10'!M40,'漁業生產量值-漁業種類別魚類別生產量值10'!O40)&#10;  + SUM('漁業生產量值-漁業種類別魚類別生產量值11'!C40,'漁業生產量值-漁業種類別魚類別生產量值11'!E40,'漁業生產量值-漁業種類別魚類別生產量值11'!M40)&#10;  + SUM('漁業生產量值-漁業種類別魚類別生產量值13'!I40)&#10;  + SUM('漁業生產量值-漁業種類別魚類別生產量值14'!G40,'漁業生產量值-漁業種類別魚類別生產量值14'!I40,'漁業生產量值-漁業種類別魚類別生產量值14'!K40)&#10;  )=0,&quot;-&quot;,(SUM(G40,I40)&#10;     + SUM('漁業生產量值-漁業種類別魚類別生產量值1'!E40,'漁業生產量值-漁業種類別魚類別生產量值1'!G40,'漁業生產量值-漁業種類別魚類別生產量值1'!I40)&#10;     + SUM('漁業生產量值-漁業種類別魚類別生產量值2'!C40,'漁業生產量值-漁業種類別魚類別生產量值2'!E40,'漁業生產量值-漁業種類別魚類別生產量值2'!G40,'漁業生產量值-漁業種類別魚類別生產量值2'!I40)&#10;  + SUM('漁業生產量值-漁業種類別魚類別生產量值3'!E40,'漁業生產量值-漁業種類別魚類別生產量值3'!I40,'漁業生產量值-漁業種類別魚類別生產量值3'!K40,'漁業生產量值-漁業種類別魚類別生產量值3'!M40,'漁業生產量值-漁業種類別魚類別生產量值3'!O40)&#10;     + SUM('漁業生產量值-漁業種類別魚類別生產量值4'!C40,'漁業生產量值-漁業種類別魚類別生產量值4'!E40,'漁業生產量值-漁業種類別魚類別生產量值4'!G40,'漁業生產量值-漁業種類別魚類別生產量值4'!I40)&#10;  + SUM('漁業生產量值-漁業種類別魚類別生產量值5'!E40,'漁業生產量值-漁業種類別魚類別生產量值5'!G40,'漁業生產量值-漁業種類別魚類別生產量值5'!I40,'漁業生產量值-漁業種類別魚類別生產量值5'!K40,'漁業生產量值-漁業種類別魚類別生產量值5'!M40,'漁業生產量值-漁業種類別魚類別生產量值5'!O40)&#10;  + SUM('漁業生產量值-漁業種類別魚類別生產量值6'!C40,'漁業生產量值-漁業種類別魚類別生產量值6'!E40,'漁業生產量值-漁業種類別魚類別生產量值6'!G40,'漁業生產量值-漁業種類別魚類別生產量值6'!I40,'漁業生產量值-漁業種類別魚類別生產量值6'!K40,'漁業生產量值-漁業種類別魚類別生產量值6'!M40,'漁業生產量值-漁業種類別魚類別生產量值6'!O40)&#10;  + SUM('漁業生產量值-漁業種類別魚類別生產量值9'!O40)&#10;  + SUM('漁業生產量值-漁業種類別魚類別生產量值10'!K40,'漁業生產量值-漁業種類別魚類別生產量值10'!M40,'漁業生產量值-漁業種類別魚類別生產量值10'!O40)&#10;  + SUM('漁業生產量值-漁業種類別魚類別生產量值11'!C40,'漁業生產量值-漁業種類別魚類別生產量值11'!E40,'漁業生產量值-漁業種類別魚類別生產量值11'!M40)&#10;  + SUM('漁業生產量值-漁業種類別魚類別生產量值13'!I40)&#10;  + SUM('漁業生產量值-漁業種類別魚類別生產量值14'!G40,'漁業生產量值-漁業種類別魚類別生產量值14'!I40,'漁業生產量值-漁業種類別魚類別生產量值14'!K40)&#10;  ))" table:style-name="ce19">
            <text:p>6,222<text:s/></text:p>
          </table:table-cell>
          <table:table-cell office:value-type="float" office:value="1084837.3828199999" table:formula="msoxl:=IF( (SUM(H40,J40)&#10;     + SUM('漁業生產量值-漁業種類別魚類別生產量值1'!F40,'漁業生產量值-漁業種類別魚類別生產量值1'!H40,'漁業生產量值-漁業種類別魚類別生產量值1'!J40)&#10;     + SUM('漁業生產量值-漁業種類別魚類別生產量值2'!D40,'漁業生產量值-漁業種類別魚類別生產量值2'!F40,'漁業生產量值-漁業種類別魚類別生產量值2'!H40,'漁業生產量值-漁業種類別魚類別生產量值2'!J40)&#10;  + SUM('漁業生產量值-漁業種類別魚類別生產量值3'!F40,'漁業生產量值-漁業種類別魚類別生產量值3'!J40,'漁業生產量值-漁業種類別魚類別生產量值3'!L40,'漁業生產量值-漁業種類別魚類別生產量值3'!N40,'漁業生產量值-漁業種類別魚類別生產量值3'!P40)&#10;     + SUM('漁業生產量值-漁業種類別魚類別生產量值4'!D40,'漁業生產量值-漁業種類別魚類別生產量值4'!F40,'漁業生產量值-漁業種類別魚類別生產量值4'!H40,'漁業生產量值-漁業種類別魚類別生產量值4'!J40)&#10;  + SUM('漁業生產量值-漁業種類別魚類別生產量值5'!F40,'漁業生產量值-漁業種類別魚類別生產量值5'!H40,'漁業生產量值-漁業種類別魚類別生產量值5'!J40,'漁業生產量值-漁業種類別魚類別生產量值5'!L40,'漁業生產量值-漁業種類別魚類別生產量值5'!N40,'漁業生產量值-漁業種類別魚類別生產量值5'!P40)&#10;  + SUM('漁業生產量值-漁業種類別魚類別生產量值6'!D40,'漁業生產量值-漁業種類別魚類別生產量值6'!F40,'漁業生產量值-漁業種類別魚類別生產量值6'!H40,'漁業生產量值-漁業種類別魚類別生產量值6'!J40,'漁業生產量值-漁業種類別魚類別生產量值6'!L40,'漁業生產量值-漁業種類別魚類別生產量值6'!N40,'漁業生產量值-漁業種類別魚類別生產量值6'!P40)&#10;  + SUM('漁業生產量值-漁業種類別魚類別生產量值9'!P40)&#10;  + SUM('漁業生產量值-漁業種類別魚類別生產量值10'!L40,'漁業生產量值-漁業種類別魚類別生產量值10'!N40,'漁業生產量值-漁業種類別魚類別生產量值10'!P40)&#10;  + SUM('漁業生產量值-漁業種類別魚類別生產量值11'!D40,'漁業生產量值-漁業種類別魚類別生產量值11'!F40,'漁業生產量值-漁業種類別魚類別生產量值11'!N40)&#10;  + SUM('漁業生產量值-漁業種類別魚類別生產量值13'!J40)&#10;  + SUM('漁業生產量值-漁業種類別魚類別生產量值14'!H40,'漁業生產量值-漁業種類別魚類別生產量值14'!J40,'漁業生產量值-漁業種類別魚類別生產量值14'!L40)&#10;  )=0,&quot;-&quot;,(SUM(H40,J40)&#10;     + SUM('漁業生產量值-漁業種類別魚類別生產量值1'!F40,'漁業生產量值-漁業種類別魚類別生產量值1'!H40,'漁業生產量值-漁業種類別魚類別生產量值1'!J40)&#10;     + SUM('漁業生產量值-漁業種類別魚類別生產量值2'!D40,'漁業生產量值-漁業種類別魚類別生產量值2'!F40,'漁業生產量值-漁業種類別魚類別生產量值2'!H40,'漁業生產量值-漁業種類別魚類別生產量值2'!J40)&#10;  + SUM('漁業生產量值-漁業種類別魚類別生產量值3'!F40,'漁業生產量值-漁業種類別魚類別生產量值3'!J40,'漁業生產量值-漁業種類別魚類別生產量值3'!L40,'漁業生產量值-漁業種類別魚類別生產量值3'!N40,'漁業生產量值-漁業種類別魚類別生產量值3'!P40)&#10;     + SUM('漁業生產量值-漁業種類別魚類別生產量值4'!D40,'漁業生產量值-漁業種類別魚類別生產量值4'!F40,'漁業生產量值-漁業種類別魚類別生產量值4'!H40,'漁業生產量值-漁業種類別魚類別生產量值4'!J40)&#10;  + SUM('漁業生產量值-漁業種類別魚類別生產量值5'!F40,'漁業生產量值-漁業種類別魚類別生產量值5'!H40,'漁業生產量值-漁業種類別魚類別生產量值5'!J40,'漁業生產量值-漁業種類別魚類別生產量值5'!L40,'漁業生產量值-漁業種類別魚類別生產量值5'!N40,'漁業生產量值-漁業種類別魚類別生產量值5'!P40)&#10;  + SUM('漁業生產量值-漁業種類別魚類別生產量值6'!D40,'漁業生產量值-漁業種類別魚類別生產量值6'!F40,'漁業生產量值-漁業種類別魚類別生產量值6'!H40,'漁業生產量值-漁業種類別魚類別生產量值6'!J40,'漁業生產量值-漁業種類別魚類別生產量值6'!L40,'漁業生產量值-漁業種類別魚類別生產量值6'!N40,'漁業生產量值-漁業種類別魚類別生產量值6'!P40)&#10;  + SUM('漁業生產量值-漁業種類別魚類別生產量值9'!P40)&#10;  + SUM('漁業生產量值-漁業種類別魚類別生產量值10'!L40,'漁業生產量值-漁業種類別魚類別生產量值10'!N40,'漁業生產量值-漁業種類別魚類別生產量值10'!P40)&#10;  + SUM('漁業生產量值-漁業種類別魚類別生產量值11'!D40,'漁業生產量值-漁業種類別魚類別生產量值11'!F40,'漁業生產量值-漁業種類別魚類別生產量值11'!N40)&#10;  + SUM('漁業生產量值-漁業種類別魚類別生產量值13'!J40)&#10;  + SUM('漁業生產量值-漁業種類別魚類別生產量值14'!H40,'漁業生產量值-漁業種類別魚類別生產量值14'!J40,'漁業生產量值-漁業種類別魚類別生產量值14'!L40)&#10;  ))" table:style-name="ce19">
            <text:p>1,084,83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0,M40,O40,'漁業生產量值-漁業種類別魚類別生產量值1'!C40)=0,&quot;-&quot;,SUM(K40,M40,O40,'漁業生產量值-漁業種類別魚類別生產量值1'!C40))" table:style-name="ce19">
            <text:p>-</text:p>
          </table:table-cell>
          <table:table-cell office:value-type="string" office:string-value="-" table:formula="msoxl:=IF(SUM(L40,N40,P40,'漁業生產量值-漁業種類別魚類別生產量值1'!D40)=0,&quot;-&quot;,SUM(L40,N40,P40,'漁業生產量值-漁業種類別魚類別生產量值1'!D4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5</text:p>
          </table:table-cell>
          <table:table-cell office:value-type="string" table:style-name="ce18">
            <text:p>　其他網　</text:p>
          </table:table-cell>
          <table:table-cell office:value-type="float" office:value="1304.0854200000001" table:style-name="ce54">
            <text:p>1,304<text:s/></text:p>
          </table:table-cell>
          <table:table-cell office:value-type="float" office:value="102343.46438999999" table:style-name="ce54">
            <text:p>102,343<text:s/></text:p>
          </table:table-cell>
          <table:table-cell office:value-type="float" office:value="1097.2082599999999" table:formula="msoxl:=IF( (SUM(G41,I41)&#10;     + SUM('漁業生產量值-漁業種類別魚類別生產量值1'!E41,'漁業生產量值-漁業種類別魚類別生產量值1'!G41,'漁業生產量值-漁業種類別魚類別生產量值1'!I41)&#10;     + SUM('漁業生產量值-漁業種類別魚類別生產量值2'!C41,'漁業生產量值-漁業種類別魚類別生產量值2'!E41,'漁業生產量值-漁業種類別魚類別生產量值2'!G41,'漁業生產量值-漁業種類別魚類別生產量值2'!I41)&#10;  + SUM('漁業生產量值-漁業種類別魚類別生產量值3'!E41,'漁業生產量值-漁業種類別魚類別生產量值3'!I41,'漁業生產量值-漁業種類別魚類別生產量值3'!K41,'漁業生產量值-漁業種類別魚類別生產量值3'!M41,'漁業生產量值-漁業種類別魚類別生產量值3'!O41)&#10;     + SUM('漁業生產量值-漁業種類別魚類別生產量值4'!C41,'漁業生產量值-漁業種類別魚類別生產量值4'!E41,'漁業生產量值-漁業種類別魚類別生產量值4'!G41,'漁業生產量值-漁業種類別魚類別生產量值4'!I41)&#10;  + SUM('漁業生產量值-漁業種類別魚類別生產量值5'!E41,'漁業生產量值-漁業種類別魚類別生產量值5'!G41,'漁業生產量值-漁業種類別魚類別生產量值5'!I41,'漁業生產量值-漁業種類別魚類別生產量值5'!K41,'漁業生產量值-漁業種類別魚類別生產量值5'!M41,'漁業生產量值-漁業種類別魚類別生產量值5'!O41)&#10;  + SUM('漁業生產量值-漁業種類別魚類別生產量值6'!C41,'漁業生產量值-漁業種類別魚類別生產量值6'!E41,'漁業生產量值-漁業種類別魚類別生產量值6'!G41,'漁業生產量值-漁業種類別魚類別生產量值6'!I41,'漁業生產量值-漁業種類別魚類別生產量值6'!K41,'漁業生產量值-漁業種類別魚類別生產量值6'!M41,'漁業生產量值-漁業種類別魚類別生產量值6'!O41)&#10;  + SUM('漁業生產量值-漁業種類別魚類別生產量值9'!O41)&#10;  + SUM('漁業生產量值-漁業種類別魚類別生產量值10'!K41,'漁業生產量值-漁業種類別魚類別生產量值10'!M41,'漁業生產量值-漁業種類別魚類別生產量值10'!O41)&#10;  + SUM('漁業生產量值-漁業種類別魚類別生產量值11'!C41,'漁業生產量值-漁業種類別魚類別生產量值11'!E41,'漁業生產量值-漁業種類別魚類別生產量值11'!M41)&#10;  + SUM('漁業生產量值-漁業種類別魚類別生產量值13'!I41)&#10;  + SUM('漁業生產量值-漁業種類別魚類別生產量值14'!G41,'漁業生產量值-漁業種類別魚類別生產量值14'!I41,'漁業生產量值-漁業種類別魚類別生產量值14'!K41)&#10;  )=0,&quot;-&quot;,(SUM(G41,I41)&#10;     + SUM('漁業生產量值-漁業種類別魚類別生產量值1'!E41,'漁業生產量值-漁業種類別魚類別生產量值1'!G41,'漁業生產量值-漁業種類別魚類別生產量值1'!I41)&#10;     + SUM('漁業生產量值-漁業種類別魚類別生產量值2'!C41,'漁業生產量值-漁業種類別魚類別生產量值2'!E41,'漁業生產量值-漁業種類別魚類別生產量值2'!G41,'漁業生產量值-漁業種類別魚類別生產量值2'!I41)&#10;  + SUM('漁業生產量值-漁業種類別魚類別生產量值3'!E41,'漁業生產量值-漁業種類別魚類別生產量值3'!I41,'漁業生產量值-漁業種類別魚類別生產量值3'!K41,'漁業生產量值-漁業種類別魚類別生產量值3'!M41,'漁業生產量值-漁業種類別魚類別生產量值3'!O41)&#10;     + SUM('漁業生產量值-漁業種類別魚類別生產量值4'!C41,'漁業生產量值-漁業種類別魚類別生產量值4'!E41,'漁業生產量值-漁業種類別魚類別生產量值4'!G41,'漁業生產量值-漁業種類別魚類別生產量值4'!I41)&#10;  + SUM('漁業生產量值-漁業種類別魚類別生產量值5'!E41,'漁業生產量值-漁業種類別魚類別生產量值5'!G41,'漁業生產量值-漁業種類別魚類別生產量值5'!I41,'漁業生產量值-漁業種類別魚類別生產量值5'!K41,'漁業生產量值-漁業種類別魚類別生產量值5'!M41,'漁業生產量值-漁業種類別魚類別生產量值5'!O41)&#10;  + SUM('漁業生產量值-漁業種類別魚類別生產量值6'!C41,'漁業生產量值-漁業種類別魚類別生產量值6'!E41,'漁業生產量值-漁業種類別魚類別生產量值6'!G41,'漁業生產量值-漁業種類別魚類別生產量值6'!I41,'漁業生產量值-漁業種類別魚類別生產量值6'!K41,'漁業生產量值-漁業種類別魚類別生產量值6'!M41,'漁業生產量值-漁業種類別魚類別生產量值6'!O41)&#10;  + SUM('漁業生產量值-漁業種類別魚類別生產量值9'!O41)&#10;  + SUM('漁業生產量值-漁業種類別魚類別生產量值10'!K41,'漁業生產量值-漁業種類別魚類別生產量值10'!M41,'漁業生產量值-漁業種類別魚類別生產量值10'!O41)&#10;  + SUM('漁業生產量值-漁業種類別魚類別生產量值11'!C41,'漁業生產量值-漁業種類別魚類別生產量值11'!E41,'漁業生產量值-漁業種類別魚類別生產量值11'!M41)&#10;  + SUM('漁業生產量值-漁業種類別魚類別生產量值13'!I41)&#10;  + SUM('漁業生產量值-漁業種類別魚類別生產量值14'!G41,'漁業生產量值-漁業種類別魚類別生產量值14'!I41,'漁業生產量值-漁業種類別魚類別生產量值14'!K41)&#10;  ))" table:style-name="ce19">
            <text:p>1,097<text:s/></text:p>
          </table:table-cell>
          <table:table-cell office:value-type="float" office:value="78992.667219999988" table:formula="msoxl:=IF( (SUM(H41,J41)&#10;     + SUM('漁業生產量值-漁業種類別魚類別生產量值1'!F41,'漁業生產量值-漁業種類別魚類別生產量值1'!H41,'漁業生產量值-漁業種類別魚類別生產量值1'!J41)&#10;     + SUM('漁業生產量值-漁業種類別魚類別生產量值2'!D41,'漁業生產量值-漁業種類別魚類別生產量值2'!F41,'漁業生產量值-漁業種類別魚類別生產量值2'!H41,'漁業生產量值-漁業種類別魚類別生產量值2'!J41)&#10;  + SUM('漁業生產量值-漁業種類別魚類別生產量值3'!F41,'漁業生產量值-漁業種類別魚類別生產量值3'!J41,'漁業生產量值-漁業種類別魚類別生產量值3'!L41,'漁業生產量值-漁業種類別魚類別生產量值3'!N41,'漁業生產量值-漁業種類別魚類別生產量值3'!P41)&#10;     + SUM('漁業生產量值-漁業種類別魚類別生產量值4'!D41,'漁業生產量值-漁業種類別魚類別生產量值4'!F41,'漁業生產量值-漁業種類別魚類別生產量值4'!H41,'漁業生產量值-漁業種類別魚類別生產量值4'!J41)&#10;  + SUM('漁業生產量值-漁業種類別魚類別生產量值5'!F41,'漁業生產量值-漁業種類別魚類別生產量值5'!H41,'漁業生產量值-漁業種類別魚類別生產量值5'!J41,'漁業生產量值-漁業種類別魚類別生產量值5'!L41,'漁業生產量值-漁業種類別魚類別生產量值5'!N41,'漁業生產量值-漁業種類別魚類別生產量值5'!P41)&#10;  + SUM('漁業生產量值-漁業種類別魚類別生產量值6'!D41,'漁業生產量值-漁業種類別魚類別生產量值6'!F41,'漁業生產量值-漁業種類別魚類別生產量值6'!H41,'漁業生產量值-漁業種類別魚類別生產量值6'!J41,'漁業生產量值-漁業種類別魚類別生產量值6'!L41,'漁業生產量值-漁業種類別魚類別生產量值6'!N41,'漁業生產量值-漁業種類別魚類別生產量值6'!P41)&#10;  + SUM('漁業生產量值-漁業種類別魚類別生產量值9'!P41)&#10;  + SUM('漁業生產量值-漁業種類別魚類別生產量值10'!L41,'漁業生產量值-漁業種類別魚類別生產量值10'!N41,'漁業生產量值-漁業種類別魚類別生產量值10'!P41)&#10;  + SUM('漁業生產量值-漁業種類別魚類別生產量值11'!D41,'漁業生產量值-漁業種類別魚類別生產量值11'!F41,'漁業生產量值-漁業種類別魚類別生產量值11'!N41)&#10;  + SUM('漁業生產量值-漁業種類別魚類別生產量值13'!J41)&#10;  + SUM('漁業生產量值-漁業種類別魚類別生產量值14'!H41,'漁業生產量值-漁業種類別魚類別生產量值14'!J41,'漁業生產量值-漁業種類別魚類別生產量值14'!L41)&#10;  )=0,&quot;-&quot;,(SUM(H41,J41)&#10;     + SUM('漁業生產量值-漁業種類別魚類別生產量值1'!F41,'漁業生產量值-漁業種類別魚類別生產量值1'!H41,'漁業生產量值-漁業種類別魚類別生產量值1'!J41)&#10;     + SUM('漁業生產量值-漁業種類別魚類別生產量值2'!D41,'漁業生產量值-漁業種類別魚類別生產量值2'!F41,'漁業生產量值-漁業種類別魚類別生產量值2'!H41,'漁業生產量值-漁業種類別魚類別生產量值2'!J41)&#10;  + SUM('漁業生產量值-漁業種類別魚類別生產量值3'!F41,'漁業生產量值-漁業種類別魚類別生產量值3'!J41,'漁業生產量值-漁業種類別魚類別生產量值3'!L41,'漁業生產量值-漁業種類別魚類別生產量值3'!N41,'漁業生產量值-漁業種類別魚類別生產量值3'!P41)&#10;     + SUM('漁業生產量值-漁業種類別魚類別生產量值4'!D41,'漁業生產量值-漁業種類別魚類別生產量值4'!F41,'漁業生產量值-漁業種類別魚類別生產量值4'!H41,'漁業生產量值-漁業種類別魚類別生產量值4'!J41)&#10;  + SUM('漁業生產量值-漁業種類別魚類別生產量值5'!F41,'漁業生產量值-漁業種類別魚類別生產量值5'!H41,'漁業生產量值-漁業種類別魚類別生產量值5'!J41,'漁業生產量值-漁業種類別魚類別生產量值5'!L41,'漁業生產量值-漁業種類別魚類別生產量值5'!N41,'漁業生產量值-漁業種類別魚類別生產量值5'!P41)&#10;  + SUM('漁業生產量值-漁業種類別魚類別生產量值6'!D41,'漁業生產量值-漁業種類別魚類別生產量值6'!F41,'漁業生產量值-漁業種類別魚類別生產量值6'!H41,'漁業生產量值-漁業種類別魚類別生產量值6'!J41,'漁業生產量值-漁業種類別魚類別生產量值6'!L41,'漁業生產量值-漁業種類別魚類別生產量值6'!N41,'漁業生產量值-漁業種類別魚類別生產量值6'!P41)&#10;  + SUM('漁業生產量值-漁業種類別魚類別生產量值9'!P41)&#10;  + SUM('漁業生產量值-漁業種類別魚類別生產量值10'!L41,'漁業生產量值-漁業種類別魚類別生產量值10'!N41,'漁業生產量值-漁業種類別魚類別生產量值10'!P41)&#10;  + SUM('漁業生產量值-漁業種類別魚類別生產量值11'!D41,'漁業生產量值-漁業種類別魚類別生產量值11'!F41,'漁業生產量值-漁業種類別魚類別生產量值11'!N41)&#10;  + SUM('漁業生產量值-漁業種類別魚類別生產量值13'!J41)&#10;  + SUM('漁業生產量值-漁業種類別魚類別生產量值14'!H41,'漁業生產量值-漁業種類別魚類別生產量值14'!J41,'漁業生產量值-漁業種類別魚類別生產量值14'!L41)&#10;  ))" table:style-name="ce19">
            <text:p>78,99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1,M41,O41,'漁業生產量值-漁業種類別魚類別生產量值1'!C41)=0,&quot;-&quot;,SUM(K41,M41,O41,'漁業生產量值-漁業種類別魚類別生產量值1'!C41))" table:style-name="ce19">
            <text:p>-</text:p>
          </table:table-cell>
          <table:table-cell office:value-type="string" office:string-value="-" table:formula="msoxl:=IF(SUM(L41,N41,P41,'漁業生產量值-漁業種類別魚類別生產量值1'!D41)=0,&quot;-&quot;,SUM(L41,N41,P41,'漁業生產量值-漁業種類別魚類別生產量值1'!D4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6</text:p>
          </table:table-cell>
          <table:table-cell office:value-type="string" table:style-name="ce18">
            <text:p>　一支釣　</text:p>
          </table:table-cell>
          <table:table-cell office:value-type="float" office:value="1475.9582700000001" table:style-name="ce54">
            <text:p>1,476<text:s/></text:p>
          </table:table-cell>
          <table:table-cell office:value-type="float" office:value="272005.64445999998" table:style-name="ce54">
            <text:p>272,006<text:s/></text:p>
          </table:table-cell>
          <table:table-cell office:value-type="float" office:value="1252.08907" table:formula="msoxl:=IF( (SUM(G42,I42)&#10;     + SUM('漁業生產量值-漁業種類別魚類別生產量值1'!E42,'漁業生產量值-漁業種類別魚類別生產量值1'!G42,'漁業生產量值-漁業種類別魚類別生產量值1'!I42)&#10;     + SUM('漁業生產量值-漁業種類別魚類別生產量值2'!C42,'漁業生產量值-漁業種類別魚類別生產量值2'!E42,'漁業生產量值-漁業種類別魚類別生產量值2'!G42,'漁業生產量值-漁業種類別魚類別生產量值2'!I42)&#10;  + SUM('漁業生產量值-漁業種類別魚類別生產量值3'!E42,'漁業生產量值-漁業種類別魚類別生產量值3'!I42,'漁業生產量值-漁業種類別魚類別生產量值3'!K42,'漁業生產量值-漁業種類別魚類別生產量值3'!M42,'漁業生產量值-漁業種類別魚類別生產量值3'!O42)&#10;     + SUM('漁業生產量值-漁業種類別魚類別生產量值4'!C42,'漁業生產量值-漁業種類別魚類別生產量值4'!E42,'漁業生產量值-漁業種類別魚類別生產量值4'!G42,'漁業生產量值-漁業種類別魚類別生產量值4'!I42)&#10;  + SUM('漁業生產量值-漁業種類別魚類別生產量值5'!E42,'漁業生產量值-漁業種類別魚類別生產量值5'!G42,'漁業生產量值-漁業種類別魚類別生產量值5'!I42,'漁業生產量值-漁業種類別魚類別生產量值5'!K42,'漁業生產量值-漁業種類別魚類別生產量值5'!M42,'漁業生產量值-漁業種類別魚類別生產量值5'!O42)&#10;  + SUM('漁業生產量值-漁業種類別魚類別生產量值6'!C42,'漁業生產量值-漁業種類別魚類別生產量值6'!E42,'漁業生產量值-漁業種類別魚類別生產量值6'!G42,'漁業生產量值-漁業種類別魚類別生產量值6'!I42,'漁業生產量值-漁業種類別魚類別生產量值6'!K42,'漁業生產量值-漁業種類別魚類別生產量值6'!M42,'漁業生產量值-漁業種類別魚類別生產量值6'!O42)&#10;  + SUM('漁業生產量值-漁業種類別魚類別生產量值9'!O42)&#10;  + SUM('漁業生產量值-漁業種類別魚類別生產量值10'!K42,'漁業生產量值-漁業種類別魚類別生產量值10'!M42,'漁業生產量值-漁業種類別魚類別生產量值10'!O42)&#10;  + SUM('漁業生產量值-漁業種類別魚類別生產量值11'!C42,'漁業生產量值-漁業種類別魚類別生產量值11'!E42,'漁業生產量值-漁業種類別魚類別生產量值11'!M42)&#10;  + SUM('漁業生產量值-漁業種類別魚類別生產量值13'!I42)&#10;  + SUM('漁業生產量值-漁業種類別魚類別生產量值14'!G42,'漁業生產量值-漁業種類別魚類別生產量值14'!I42,'漁業生產量值-漁業種類別魚類別生產量值14'!K42)&#10;  )=0,&quot;-&quot;,(SUM(G42,I42)&#10;     + SUM('漁業生產量值-漁業種類別魚類別生產量值1'!E42,'漁業生產量值-漁業種類別魚類別生產量值1'!G42,'漁業生產量值-漁業種類別魚類別生產量值1'!I42)&#10;     + SUM('漁業生產量值-漁業種類別魚類別生產量值2'!C42,'漁業生產量值-漁業種類別魚類別生產量值2'!E42,'漁業生產量值-漁業種類別魚類別生產量值2'!G42,'漁業生產量值-漁業種類別魚類別生產量值2'!I42)&#10;  + SUM('漁業生產量值-漁業種類別魚類別生產量值3'!E42,'漁業生產量值-漁業種類別魚類別生產量值3'!I42,'漁業生產量值-漁業種類別魚類別生產量值3'!K42,'漁業生產量值-漁業種類別魚類別生產量值3'!M42,'漁業生產量值-漁業種類別魚類別生產量值3'!O42)&#10;     + SUM('漁業生產量值-漁業種類別魚類別生產量值4'!C42,'漁業生產量值-漁業種類別魚類別生產量值4'!E42,'漁業生產量值-漁業種類別魚類別生產量值4'!G42,'漁業生產量值-漁業種類別魚類別生產量值4'!I42)&#10;  + SUM('漁業生產量值-漁業種類別魚類別生產量值5'!E42,'漁業生產量值-漁業種類別魚類別生產量值5'!G42,'漁業生產量值-漁業種類別魚類別生產量值5'!I42,'漁業生產量值-漁業種類別魚類別生產量值5'!K42,'漁業生產量值-漁業種類別魚類別生產量值5'!M42,'漁業生產量值-漁業種類別魚類別生產量值5'!O42)&#10;  + SUM('漁業生產量值-漁業種類別魚類別生產量值6'!C42,'漁業生產量值-漁業種類別魚類別生產量值6'!E42,'漁業生產量值-漁業種類別魚類別生產量值6'!G42,'漁業生產量值-漁業種類別魚類別生產量值6'!I42,'漁業生產量值-漁業種類別魚類別生產量值6'!K42,'漁業生產量值-漁業種類別魚類別生產量值6'!M42,'漁業生產量值-漁業種類別魚類別生產量值6'!O42)&#10;  + SUM('漁業生產量值-漁業種類別魚類別生產量值9'!O42)&#10;  + SUM('漁業生產量值-漁業種類別魚類別生產量值10'!K42,'漁業生產量值-漁業種類別魚類別生產量值10'!M42,'漁業生產量值-漁業種類別魚類別生產量值10'!O42)&#10;  + SUM('漁業生產量值-漁業種類別魚類別生產量值11'!C42,'漁業生產量值-漁業種類別魚類別生產量值11'!E42,'漁業生產量值-漁業種類別魚類別生產量值11'!M42)&#10;  + SUM('漁業生產量值-漁業種類別魚類別生產量值13'!I42)&#10;  + SUM('漁業生產量值-漁業種類別魚類別生產量值14'!G42,'漁業生產量值-漁業種類別魚類別生產量值14'!I42,'漁業生產量值-漁業種類別魚類別生產量值14'!K42)&#10;  ))" table:style-name="ce19">
            <text:p>1,252<text:s/></text:p>
          </table:table-cell>
          <table:table-cell office:value-type="float" office:value="222809.05598999999" table:formula="msoxl:=IF( (SUM(H42,J42)&#10;     + SUM('漁業生產量值-漁業種類別魚類別生產量值1'!F42,'漁業生產量值-漁業種類別魚類別生產量值1'!H42,'漁業生產量值-漁業種類別魚類別生產量值1'!J42)&#10;     + SUM('漁業生產量值-漁業種類別魚類別生產量值2'!D42,'漁業生產量值-漁業種類別魚類別生產量值2'!F42,'漁業生產量值-漁業種類別魚類別生產量值2'!H42,'漁業生產量值-漁業種類別魚類別生產量值2'!J42)&#10;  + SUM('漁業生產量值-漁業種類別魚類別生產量值3'!F42,'漁業生產量值-漁業種類別魚類別生產量值3'!J42,'漁業生產量值-漁業種類別魚類別生產量值3'!L42,'漁業生產量值-漁業種類別魚類別生產量值3'!N42,'漁業生產量值-漁業種類別魚類別生產量值3'!P42)&#10;     + SUM('漁業生產量值-漁業種類別魚類別生產量值4'!D42,'漁業生產量值-漁業種類別魚類別生產量值4'!F42,'漁業生產量值-漁業種類別魚類別生產量值4'!H42,'漁業生產量值-漁業種類別魚類別生產量值4'!J42)&#10;  + SUM('漁業生產量值-漁業種類別魚類別生產量值5'!F42,'漁業生產量值-漁業種類別魚類別生產量值5'!H42,'漁業生產量值-漁業種類別魚類別生產量值5'!J42,'漁業生產量值-漁業種類別魚類別生產量值5'!L42,'漁業生產量值-漁業種類別魚類別生產量值5'!N42,'漁業生產量值-漁業種類別魚類別生產量值5'!P42)&#10;  + SUM('漁業生產量值-漁業種類別魚類別生產量值6'!D42,'漁業生產量值-漁業種類別魚類別生產量值6'!F42,'漁業生產量值-漁業種類別魚類別生產量值6'!H42,'漁業生產量值-漁業種類別魚類別生產量值6'!J42,'漁業生產量值-漁業種類別魚類別生產量值6'!L42,'漁業生產量值-漁業種類別魚類別生產量值6'!N42,'漁業生產量值-漁業種類別魚類別生產量值6'!P42)&#10;  + SUM('漁業生產量值-漁業種類別魚類別生產量值9'!P42)&#10;  + SUM('漁業生產量值-漁業種類別魚類別生產量值10'!L42,'漁業生產量值-漁業種類別魚類別生產量值10'!N42,'漁業生產量值-漁業種類別魚類別生產量值10'!P42)&#10;  + SUM('漁業生產量值-漁業種類別魚類別生產量值11'!D42,'漁業生產量值-漁業種類別魚類別生產量值11'!F42,'漁業生產量值-漁業種類別魚類別生產量值11'!N42)&#10;  + SUM('漁業生產量值-漁業種類別魚類別生產量值13'!J42)&#10;  + SUM('漁業生產量值-漁業種類別魚類別生產量值14'!H42,'漁業生產量值-漁業種類別魚類別生產量值14'!J42,'漁業生產量值-漁業種類別魚類別生產量值14'!L42)&#10;  )=0,&quot;-&quot;,(SUM(H42,J42)&#10;     + SUM('漁業生產量值-漁業種類別魚類別生產量值1'!F42,'漁業生產量值-漁業種類別魚類別生產量值1'!H42,'漁業生產量值-漁業種類別魚類別生產量值1'!J42)&#10;     + SUM('漁業生產量值-漁業種類別魚類別生產量值2'!D42,'漁業生產量值-漁業種類別魚類別生產量值2'!F42,'漁業生產量值-漁業種類別魚類別生產量值2'!H42,'漁業生產量值-漁業種類別魚類別生產量值2'!J42)&#10;  + SUM('漁業生產量值-漁業種類別魚類別生產量值3'!F42,'漁業生產量值-漁業種類別魚類別生產量值3'!J42,'漁業生產量值-漁業種類別魚類別生產量值3'!L42,'漁業生產量值-漁業種類別魚類別生產量值3'!N42,'漁業生產量值-漁業種類別魚類別生產量值3'!P42)&#10;     + SUM('漁業生產量值-漁業種類別魚類別生產量值4'!D42,'漁業生產量值-漁業種類別魚類別生產量值4'!F42,'漁業生產量值-漁業種類別魚類別生產量值4'!H42,'漁業生產量值-漁業種類別魚類別生產量值4'!J42)&#10;  + SUM('漁業生產量值-漁業種類別魚類別生產量值5'!F42,'漁業生產量值-漁業種類別魚類別生產量值5'!H42,'漁業生產量值-漁業種類別魚類別生產量值5'!J42,'漁業生產量值-漁業種類別魚類別生產量值5'!L42,'漁業生產量值-漁業種類別魚類別生產量值5'!N42,'漁業生產量值-漁業種類別魚類別生產量值5'!P42)&#10;  + SUM('漁業生產量值-漁業種類別魚類別生產量值6'!D42,'漁業生產量值-漁業種類別魚類別生產量值6'!F42,'漁業生產量值-漁業種類別魚類別生產量值6'!H42,'漁業生產量值-漁業種類別魚類別生產量值6'!J42,'漁業生產量值-漁業種類別魚類別生產量值6'!L42,'漁業生產量值-漁業種類別魚類別生產量值6'!N42,'漁業生產量值-漁業種類別魚類別生產量值6'!P42)&#10;  + SUM('漁業生產量值-漁業種類別魚類別生產量值9'!P42)&#10;  + SUM('漁業生產量值-漁業種類別魚類別生產量值10'!L42,'漁業生產量值-漁業種類別魚類別生產量值10'!N42,'漁業生產量值-漁業種類別魚類別生產量值10'!P42)&#10;  + SUM('漁業生產量值-漁業種類別魚類別生產量值11'!D42,'漁業生產量值-漁業種類別魚類別生產量值11'!F42,'漁業生產量值-漁業種類別魚類別生產量值11'!N42)&#10;  + SUM('漁業生產量值-漁業種類別魚類別生產量值13'!J42)&#10;  + SUM('漁業生產量值-漁業種類別魚類別生產量值14'!H42,'漁業生產量值-漁業種類別魚類別生產量值14'!J42,'漁業生產量值-漁業種類別魚類別生產量值14'!L42)&#10;  ))" table:style-name="ce19">
            <text:p>222,80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2,M42,O42,'漁業生產量值-漁業種類別魚類別生產量值1'!C42)=0,&quot;-&quot;,SUM(K42,M42,O42,'漁業生產量值-漁業種類別魚類別生產量值1'!C42))" table:style-name="ce19">
            <text:p>-</text:p>
          </table:table-cell>
          <table:table-cell office:value-type="string" office:string-value="-" table:formula="msoxl:=IF(SUM(L42,N42,P42,'漁業生產量值-漁業種類別魚類別生產量值1'!D42)=0,&quot;-&quot;,SUM(L42,N42,P42,'漁業生產量值-漁業種類別魚類別生產量值1'!D4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1206.7123300000001" table:style-name="ce54">
            <text:p>1,207<text:s/></text:p>
          </table:table-cell>
          <table:table-cell office:value-type="float" office:value="232375.47159999999" table:style-name="ce54">
            <text:p>232,375<text:s/></text:p>
          </table:table-cell>
          <table:table-cell office:value-type="float" office:value="1042.92193" table:formula="msoxl:=IF( (SUM(G43,I43)&#10;     + SUM('漁業生產量值-漁業種類別魚類別生產量值1'!E43,'漁業生產量值-漁業種類別魚類別生產量值1'!G43,'漁業生產量值-漁業種類別魚類別生產量值1'!I43)&#10;     + SUM('漁業生產量值-漁業種類別魚類別生產量值2'!C43,'漁業生產量值-漁業種類別魚類別生產量值2'!E43,'漁業生產量值-漁業種類別魚類別生產量值2'!G43,'漁業生產量值-漁業種類別魚類別生產量值2'!I43)&#10;  + SUM('漁業生產量值-漁業種類別魚類別生產量值3'!E43,'漁業生產量值-漁業種類別魚類別生產量值3'!I43,'漁業生產量值-漁業種類別魚類別生產量值3'!K43,'漁業生產量值-漁業種類別魚類別生產量值3'!M43,'漁業生產量值-漁業種類別魚類別生產量值3'!O43)&#10;     + SUM('漁業生產量值-漁業種類別魚類別生產量值4'!C43,'漁業生產量值-漁業種類別魚類別生產量值4'!E43,'漁業生產量值-漁業種類別魚類別生產量值4'!G43,'漁業生產量值-漁業種類別魚類別生產量值4'!I43)&#10;  + SUM('漁業生產量值-漁業種類別魚類別生產量值5'!E43,'漁業生產量值-漁業種類別魚類別生產量值5'!G43,'漁業生產量值-漁業種類別魚類別生產量值5'!I43,'漁業生產量值-漁業種類別魚類別生產量值5'!K43,'漁業生產量值-漁業種類別魚類別生產量值5'!M43,'漁業生產量值-漁業種類別魚類別生產量值5'!O43)&#10;  + SUM('漁業生產量值-漁業種類別魚類別生產量值6'!C43,'漁業生產量值-漁業種類別魚類別生產量值6'!E43,'漁業生產量值-漁業種類別魚類別生產量值6'!G43,'漁業生產量值-漁業種類別魚類別生產量值6'!I43,'漁業生產量值-漁業種類別魚類別生產量值6'!K43,'漁業生產量值-漁業種類別魚類別生產量值6'!M43,'漁業生產量值-漁業種類別魚類別生產量值6'!O43)&#10;  + SUM('漁業生產量值-漁業種類別魚類別生產量值9'!O43)&#10;  + SUM('漁業生產量值-漁業種類別魚類別生產量值10'!K43,'漁業生產量值-漁業種類別魚類別生產量值10'!M43,'漁業生產量值-漁業種類別魚類別生產量值10'!O43)&#10;  + SUM('漁業生產量值-漁業種類別魚類別生產量值11'!C43,'漁業生產量值-漁業種類別魚類別生產量值11'!E43,'漁業生產量值-漁業種類別魚類別生產量值11'!M43)&#10;  + SUM('漁業生產量值-漁業種類別魚類別生產量值13'!I43)&#10;  + SUM('漁業生產量值-漁業種類別魚類別生產量值14'!G43,'漁業生產量值-漁業種類別魚類別生產量值14'!I43,'漁業生產量值-漁業種類別魚類別生產量值14'!K43)&#10;  )=0,&quot;-&quot;,(SUM(G43,I43)&#10;     + SUM('漁業生產量值-漁業種類別魚類別生產量值1'!E43,'漁業生產量值-漁業種類別魚類別生產量值1'!G43,'漁業生產量值-漁業種類別魚類別生產量值1'!I43)&#10;     + SUM('漁業生產量值-漁業種類別魚類別生產量值2'!C43,'漁業生產量值-漁業種類別魚類別生產量值2'!E43,'漁業生產量值-漁業種類別魚類別生產量值2'!G43,'漁業生產量值-漁業種類別魚類別生產量值2'!I43)&#10;  + SUM('漁業生產量值-漁業種類別魚類別生產量值3'!E43,'漁業生產量值-漁業種類別魚類別生產量值3'!I43,'漁業生產量值-漁業種類別魚類別生產量值3'!K43,'漁業生產量值-漁業種類別魚類別生產量值3'!M43,'漁業生產量值-漁業種類別魚類別生產量值3'!O43)&#10;     + SUM('漁業生產量值-漁業種類別魚類別生產量值4'!C43,'漁業生產量值-漁業種類別魚類別生產量值4'!E43,'漁業生產量值-漁業種類別魚類別生產量值4'!G43,'漁業生產量值-漁業種類別魚類別生產量值4'!I43)&#10;  + SUM('漁業生產量值-漁業種類別魚類別生產量值5'!E43,'漁業生產量值-漁業種類別魚類別生產量值5'!G43,'漁業生產量值-漁業種類別魚類別生產量值5'!I43,'漁業生產量值-漁業種類別魚類別生產量值5'!K43,'漁業生產量值-漁業種類別魚類別生產量值5'!M43,'漁業生產量值-漁業種類別魚類別生產量值5'!O43)&#10;  + SUM('漁業生產量值-漁業種類別魚類別生產量值6'!C43,'漁業生產量值-漁業種類別魚類別生產量值6'!E43,'漁業生產量值-漁業種類別魚類別生產量值6'!G43,'漁業生產量值-漁業種類別魚類別生產量值6'!I43,'漁業生產量值-漁業種類別魚類別生產量值6'!K43,'漁業生產量值-漁業種類別魚類別生產量值6'!M43,'漁業生產量值-漁業種類別魚類別生產量值6'!O43)&#10;  + SUM('漁業生產量值-漁業種類別魚類別生產量值9'!O43)&#10;  + SUM('漁業生產量值-漁業種類別魚類別生產量值10'!K43,'漁業生產量值-漁業種類別魚類別生產量值10'!M43,'漁業生產量值-漁業種類別魚類別生產量值10'!O43)&#10;  + SUM('漁業生產量值-漁業種類別魚類別生產量值11'!C43,'漁業生產量值-漁業種類別魚類別生產量值11'!E43,'漁業生產量值-漁業種類別魚類別生產量值11'!M43)&#10;  + SUM('漁業生產量值-漁業種類別魚類別生產量值13'!I43)&#10;  + SUM('漁業生產量值-漁業種類別魚類別生產量值14'!G43,'漁業生產量值-漁業種類別魚類別生產量值14'!I43,'漁業生產量值-漁業種類別魚類別生產量值14'!K43)&#10;  ))" table:style-name="ce19">
            <text:p>1,043<text:s/></text:p>
          </table:table-cell>
          <table:table-cell office:value-type="float" office:value="187209.36326000001" table:formula="msoxl:=IF( (SUM(H43,J43)&#10;     + SUM('漁業生產量值-漁業種類別魚類別生產量值1'!F43,'漁業生產量值-漁業種類別魚類別生產量值1'!H43,'漁業生產量值-漁業種類別魚類別生產量值1'!J43)&#10;     + SUM('漁業生產量值-漁業種類別魚類別生產量值2'!D43,'漁業生產量值-漁業種類別魚類別生產量值2'!F43,'漁業生產量值-漁業種類別魚類別生產量值2'!H43,'漁業生產量值-漁業種類別魚類別生產量值2'!J43)&#10;  + SUM('漁業生產量值-漁業種類別魚類別生產量值3'!F43,'漁業生產量值-漁業種類別魚類別生產量值3'!J43,'漁業生產量值-漁業種類別魚類別生產量值3'!L43,'漁業生產量值-漁業種類別魚類別生產量值3'!N43,'漁業生產量值-漁業種類別魚類別生產量值3'!P43)&#10;     + SUM('漁業生產量值-漁業種類別魚類別生產量值4'!D43,'漁業生產量值-漁業種類別魚類別生產量值4'!F43,'漁業生產量值-漁業種類別魚類別生產量值4'!H43,'漁業生產量值-漁業種類別魚類別生產量值4'!J43)&#10;  + SUM('漁業生產量值-漁業種類別魚類別生產量值5'!F43,'漁業生產量值-漁業種類別魚類別生產量值5'!H43,'漁業生產量值-漁業種類別魚類別生產量值5'!J43,'漁業生產量值-漁業種類別魚類別生產量值5'!L43,'漁業生產量值-漁業種類別魚類別生產量值5'!N43,'漁業生產量值-漁業種類別魚類別生產量值5'!P43)&#10;  + SUM('漁業生產量值-漁業種類別魚類別生產量值6'!D43,'漁業生產量值-漁業種類別魚類別生產量值6'!F43,'漁業生產量值-漁業種類別魚類別生產量值6'!H43,'漁業生產量值-漁業種類別魚類別生產量值6'!J43,'漁業生產量值-漁業種類別魚類別生產量值6'!L43,'漁業生產量值-漁業種類別魚類別生產量值6'!N43,'漁業生產量值-漁業種類別魚類別生產量值6'!P43)&#10;  + SUM('漁業生產量值-漁業種類別魚類別生產量值9'!P43)&#10;  + SUM('漁業生產量值-漁業種類別魚類別生產量值10'!L43,'漁業生產量值-漁業種類別魚類別生產量值10'!N43,'漁業生產量值-漁業種類別魚類別生產量值10'!P43)&#10;  + SUM('漁業生產量值-漁業種類別魚類別生產量值11'!D43,'漁業生產量值-漁業種類別魚類別生產量值11'!F43,'漁業生產量值-漁業種類別魚類別生產量值11'!N43)&#10;  + SUM('漁業生產量值-漁業種類別魚類別生產量值13'!J43)&#10;  + SUM('漁業生產量值-漁業種類別魚類別生產量值14'!H43,'漁業生產量值-漁業種類別魚類別生產量值14'!J43,'漁業生產量值-漁業種類別魚類別生產量值14'!L43)&#10;  )=0,&quot;-&quot;,(SUM(H43,J43)&#10;     + SUM('漁業生產量值-漁業種類別魚類別生產量值1'!F43,'漁業生產量值-漁業種類別魚類別生產量值1'!H43,'漁業生產量值-漁業種類別魚類別生產量值1'!J43)&#10;     + SUM('漁業生產量值-漁業種類別魚類別生產量值2'!D43,'漁業生產量值-漁業種類別魚類別生產量值2'!F43,'漁業生產量值-漁業種類別魚類別生產量值2'!H43,'漁業生產量值-漁業種類別魚類別生產量值2'!J43)&#10;  + SUM('漁業生產量值-漁業種類別魚類別生產量值3'!F43,'漁業生產量值-漁業種類別魚類別生產量值3'!J43,'漁業生產量值-漁業種類別魚類別生產量值3'!L43,'漁業生產量值-漁業種類別魚類別生產量值3'!N43,'漁業生產量值-漁業種類別魚類別生產量值3'!P43)&#10;     + SUM('漁業生產量值-漁業種類別魚類別生產量值4'!D43,'漁業生產量值-漁業種類別魚類別生產量值4'!F43,'漁業生產量值-漁業種類別魚類別生產量值4'!H43,'漁業生產量值-漁業種類別魚類別生產量值4'!J43)&#10;  + SUM('漁業生產量值-漁業種類別魚類別生產量值5'!F43,'漁業生產量值-漁業種類別魚類別生產量值5'!H43,'漁業生產量值-漁業種類別魚類別生產量值5'!J43,'漁業生產量值-漁業種類別魚類別生產量值5'!L43,'漁業生產量值-漁業種類別魚類別生產量值5'!N43,'漁業生產量值-漁業種類別魚類別生產量值5'!P43)&#10;  + SUM('漁業生產量值-漁業種類別魚類別生產量值6'!D43,'漁業生產量值-漁業種類別魚類別生產量值6'!F43,'漁業生產量值-漁業種類別魚類別生產量值6'!H43,'漁業生產量值-漁業種類別魚類別生產量值6'!J43,'漁業生產量值-漁業種類別魚類別生產量值6'!L43,'漁業生產量值-漁業種類別魚類別生產量值6'!N43,'漁業生產量值-漁業種類別魚類別生產量值6'!P43)&#10;  + SUM('漁業生產量值-漁業種類別魚類別生產量值9'!P43)&#10;  + SUM('漁業生產量值-漁業種類別魚類別生產量值10'!L43,'漁業生產量值-漁業種類別魚類別生產量值10'!N43,'漁業生產量值-漁業種類別魚類別生產量值10'!P43)&#10;  + SUM('漁業生產量值-漁業種類別魚類別生產量值11'!D43,'漁業生產量值-漁業種類別魚類別生產量值11'!F43,'漁業生產量值-漁業種類別魚類別生產量值11'!N43)&#10;  + SUM('漁業生產量值-漁業種類別魚類別生產量值13'!J43)&#10;  + SUM('漁業生產量值-漁業種類別魚類別生產量值14'!H43,'漁業生產量值-漁業種類別魚類別生產量值14'!J43,'漁業生產量值-漁業種類別魚類別生產量值14'!L43)&#10;  ))" table:style-name="ce19">
            <text:p>187,20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3,M43,O43,'漁業生產量值-漁業種類別魚類別生產量值1'!C43)=0,&quot;-&quot;,SUM(K43,M43,O43,'漁業生產量值-漁業種類別魚類別生產量值1'!C43))" table:style-name="ce19">
            <text:p>-</text:p>
          </table:table-cell>
          <table:table-cell office:value-type="string" office:string-value="-" table:formula="msoxl:=IF(SUM(L43,N43,P43,'漁業生產量值-漁業種類別魚類別生產量值1'!D43)=0,&quot;-&quot;,SUM(L43,N43,P43,'漁業生產量值-漁業種類別魚類別生產量值1'!D4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8</text:p>
          </table:table-cell>
          <table:table-cell office:value-type="string" table:style-name="ce18">
            <text:p>　其他釣　</text:p>
          </table:table-cell>
          <table:table-cell office:value-type="float" office:value="126.889" table:style-name="ce54">
            <text:p>127<text:s/></text:p>
          </table:table-cell>
          <table:table-cell office:value-type="float" office:value="13328.514999999999" table:style-name="ce54">
            <text:p>13,329<text:s/></text:p>
          </table:table-cell>
          <table:table-cell office:value-type="float" office:value="126.889" table:formula="msoxl:=IF( (SUM(G44,I44)&#10;     + SUM('漁業生產量值-漁業種類別魚類別生產量值1'!E44,'漁業生產量值-漁業種類別魚類別生產量值1'!G44,'漁業生產量值-漁業種類別魚類別生產量值1'!I44)&#10;     + SUM('漁業生產量值-漁業種類別魚類別生產量值2'!C44,'漁業生產量值-漁業種類別魚類別生產量值2'!E44,'漁業生產量值-漁業種類別魚類別生產量值2'!G44,'漁業生產量值-漁業種類別魚類別生產量值2'!I44)&#10;  + SUM('漁業生產量值-漁業種類別魚類別生產量值3'!E44,'漁業生產量值-漁業種類別魚類別生產量值3'!I44,'漁業生產量值-漁業種類別魚類別生產量值3'!K44,'漁業生產量值-漁業種類別魚類別生產量值3'!M44,'漁業生產量值-漁業種類別魚類別生產量值3'!O44)&#10;     + SUM('漁業生產量值-漁業種類別魚類別生產量值4'!C44,'漁業生產量值-漁業種類別魚類別生產量值4'!E44,'漁業生產量值-漁業種類別魚類別生產量值4'!G44,'漁業生產量值-漁業種類別魚類別生產量值4'!I44)&#10;  + SUM('漁業生產量值-漁業種類別魚類別生產量值5'!E44,'漁業生產量值-漁業種類別魚類別生產量值5'!G44,'漁業生產量值-漁業種類別魚類別生產量值5'!I44,'漁業生產量值-漁業種類別魚類別生產量值5'!K44,'漁業生產量值-漁業種類別魚類別生產量值5'!M44,'漁業生產量值-漁業種類別魚類別生產量值5'!O44)&#10;  + SUM('漁業生產量值-漁業種類別魚類別生產量值6'!C44,'漁業生產量值-漁業種類別魚類別生產量值6'!E44,'漁業生產量值-漁業種類別魚類別生產量值6'!G44,'漁業生產量值-漁業種類別魚類別生產量值6'!I44,'漁業生產量值-漁業種類別魚類別生產量值6'!K44,'漁業生產量值-漁業種類別魚類別生產量值6'!M44,'漁業生產量值-漁業種類別魚類別生產量值6'!O44)&#10;  + SUM('漁業生產量值-漁業種類別魚類別生產量值9'!O44)&#10;  + SUM('漁業生產量值-漁業種類別魚類別生產量值10'!K44,'漁業生產量值-漁業種類別魚類別生產量值10'!M44,'漁業生產量值-漁業種類別魚類別生產量值10'!O44)&#10;  + SUM('漁業生產量值-漁業種類別魚類別生產量值11'!C44,'漁業生產量值-漁業種類別魚類別生產量值11'!E44,'漁業生產量值-漁業種類別魚類別生產量值11'!M44)&#10;  + SUM('漁業生產量值-漁業種類別魚類別生產量值13'!I44)&#10;  + SUM('漁業生產量值-漁業種類別魚類別生產量值14'!G44,'漁業生產量值-漁業種類別魚類別生產量值14'!I44,'漁業生產量值-漁業種類別魚類別生產量值14'!K44)&#10;  )=0,&quot;-&quot;,(SUM(G44,I44)&#10;     + SUM('漁業生產量值-漁業種類別魚類別生產量值1'!E44,'漁業生產量值-漁業種類別魚類別生產量值1'!G44,'漁業生產量值-漁業種類別魚類別生產量值1'!I44)&#10;     + SUM('漁業生產量值-漁業種類別魚類別生產量值2'!C44,'漁業生產量值-漁業種類別魚類別生產量值2'!E44,'漁業生產量值-漁業種類別魚類別生產量值2'!G44,'漁業生產量值-漁業種類別魚類別生產量值2'!I44)&#10;  + SUM('漁業生產量值-漁業種類別魚類別生產量值3'!E44,'漁業生產量值-漁業種類別魚類別生產量值3'!I44,'漁業生產量值-漁業種類別魚類別生產量值3'!K44,'漁業生產量值-漁業種類別魚類別生產量值3'!M44,'漁業生產量值-漁業種類別魚類別生產量值3'!O44)&#10;     + SUM('漁業生產量值-漁業種類別魚類別生產量值4'!C44,'漁業生產量值-漁業種類別魚類別生產量值4'!E44,'漁業生產量值-漁業種類別魚類別生產量值4'!G44,'漁業生產量值-漁業種類別魚類別生產量值4'!I44)&#10;  + SUM('漁業生產量值-漁業種類別魚類別生產量值5'!E44,'漁業生產量值-漁業種類別魚類別生產量值5'!G44,'漁業生產量值-漁業種類別魚類別生產量值5'!I44,'漁業生產量值-漁業種類別魚類別生產量值5'!K44,'漁業生產量值-漁業種類別魚類別生產量值5'!M44,'漁業生產量值-漁業種類別魚類別生產量值5'!O44)&#10;  + SUM('漁業生產量值-漁業種類別魚類別生產量值6'!C44,'漁業生產量值-漁業種類別魚類別生產量值6'!E44,'漁業生產量值-漁業種類別魚類別生產量值6'!G44,'漁業生產量值-漁業種類別魚類別生產量值6'!I44,'漁業生產量值-漁業種類別魚類別生產量值6'!K44,'漁業生產量值-漁業種類別魚類別生產量值6'!M44,'漁業生產量值-漁業種類別魚類別生產量值6'!O44)&#10;  + SUM('漁業生產量值-漁業種類別魚類別生產量值9'!O44)&#10;  + SUM('漁業生產量值-漁業種類別魚類別生產量值10'!K44,'漁業生產量值-漁業種類別魚類別生產量值10'!M44,'漁業生產量值-漁業種類別魚類別生產量值10'!O44)&#10;  + SUM('漁業生產量值-漁業種類別魚類別生產量值11'!C44,'漁業生產量值-漁業種類別魚類別生產量值11'!E44,'漁業生產量值-漁業種類別魚類別生產量值11'!M44)&#10;  + SUM('漁業生產量值-漁業種類別魚類別生產量值13'!I44)&#10;  + SUM('漁業生產量值-漁業種類別魚類別生產量值14'!G44,'漁業生產量值-漁業種類別魚類別生產量值14'!I44,'漁業生產量值-漁業種類別魚類別生產量值14'!K44)&#10;  ))" table:style-name="ce19">
            <text:p>127<text:s/></text:p>
          </table:table-cell>
          <table:table-cell office:value-type="float" office:value="13328.514999999999" table:formula="msoxl:=IF( (SUM(H44,J44)&#10;     + SUM('漁業生產量值-漁業種類別魚類別生產量值1'!F44,'漁業生產量值-漁業種類別魚類別生產量值1'!H44,'漁業生產量值-漁業種類別魚類別生產量值1'!J44)&#10;     + SUM('漁業生產量值-漁業種類別魚類別生產量值2'!D44,'漁業生產量值-漁業種類別魚類別生產量值2'!F44,'漁業生產量值-漁業種類別魚類別生產量值2'!H44,'漁業生產量值-漁業種類別魚類別生產量值2'!J44)&#10;  + SUM('漁業生產量值-漁業種類別魚類別生產量值3'!F44,'漁業生產量值-漁業種類別魚類別生產量值3'!J44,'漁業生產量值-漁業種類別魚類別生產量值3'!L44,'漁業生產量值-漁業種類別魚類別生產量值3'!N44,'漁業生產量值-漁業種類別魚類別生產量值3'!P44)&#10;     + SUM('漁業生產量值-漁業種類別魚類別生產量值4'!D44,'漁業生產量值-漁業種類別魚類別生產量值4'!F44,'漁業生產量值-漁業種類別魚類別生產量值4'!H44,'漁業生產量值-漁業種類別魚類別生產量值4'!J44)&#10;  + SUM('漁業生產量值-漁業種類別魚類別生產量值5'!F44,'漁業生產量值-漁業種類別魚類別生產量值5'!H44,'漁業生產量值-漁業種類別魚類別生產量值5'!J44,'漁業生產量值-漁業種類別魚類別生產量值5'!L44,'漁業生產量值-漁業種類別魚類別生產量值5'!N44,'漁業生產量值-漁業種類別魚類別生產量值5'!P44)&#10;  + SUM('漁業生產量值-漁業種類別魚類別生產量值6'!D44,'漁業生產量值-漁業種類別魚類別生產量值6'!F44,'漁業生產量值-漁業種類別魚類別生產量值6'!H44,'漁業生產量值-漁業種類別魚類別生產量值6'!J44,'漁業生產量值-漁業種類別魚類別生產量值6'!L44,'漁業生產量值-漁業種類別魚類別生產量值6'!N44,'漁業生產量值-漁業種類別魚類別生產量值6'!P44)&#10;  + SUM('漁業生產量值-漁業種類別魚類別生產量值9'!P44)&#10;  + SUM('漁業生產量值-漁業種類別魚類別生產量值10'!L44,'漁業生產量值-漁業種類別魚類別生產量值10'!N44,'漁業生產量值-漁業種類別魚類別生產量值10'!P44)&#10;  + SUM('漁業生產量值-漁業種類別魚類別生產量值11'!D44,'漁業生產量值-漁業種類別魚類別生產量值11'!F44,'漁業生產量值-漁業種類別魚類別生產量值11'!N44)&#10;  + SUM('漁業生產量值-漁業種類別魚類別生產量值13'!J44)&#10;  + SUM('漁業生產量值-漁業種類別魚類別生產量值14'!H44,'漁業生產量值-漁業種類別魚類別生產量值14'!J44,'漁業生產量值-漁業種類別魚類別生產量值14'!L44)&#10;  )=0,&quot;-&quot;,(SUM(H44,J44)&#10;     + SUM('漁業生產量值-漁業種類別魚類別生產量值1'!F44,'漁業生產量值-漁業種類別魚類別生產量值1'!H44,'漁業生產量值-漁業種類別魚類別生產量值1'!J44)&#10;     + SUM('漁業生產量值-漁業種類別魚類別生產量值2'!D44,'漁業生產量值-漁業種類別魚類別生產量值2'!F44,'漁業生產量值-漁業種類別魚類別生產量值2'!H44,'漁業生產量值-漁業種類別魚類別生產量值2'!J44)&#10;  + SUM('漁業生產量值-漁業種類別魚類別生產量值3'!F44,'漁業生產量值-漁業種類別魚類別生產量值3'!J44,'漁業生產量值-漁業種類別魚類別生產量值3'!L44,'漁業生產量值-漁業種類別魚類別生產量值3'!N44,'漁業生產量值-漁業種類別魚類別生產量值3'!P44)&#10;     + SUM('漁業生產量值-漁業種類別魚類別生產量值4'!D44,'漁業生產量值-漁業種類別魚類別生產量值4'!F44,'漁業生產量值-漁業種類別魚類別生產量值4'!H44,'漁業生產量值-漁業種類別魚類別生產量值4'!J44)&#10;  + SUM('漁業生產量值-漁業種類別魚類別生產量值5'!F44,'漁業生產量值-漁業種類別魚類別生產量值5'!H44,'漁業生產量值-漁業種類別魚類別生產量值5'!J44,'漁業生產量值-漁業種類別魚類別生產量值5'!L44,'漁業生產量值-漁業種類別魚類別生產量值5'!N44,'漁業生產量值-漁業種類別魚類別生產量值5'!P44)&#10;  + SUM('漁業生產量值-漁業種類別魚類別生產量值6'!D44,'漁業生產量值-漁業種類別魚類別生產量值6'!F44,'漁業生產量值-漁業種類別魚類別生產量值6'!H44,'漁業生產量值-漁業種類別魚類別生產量值6'!J44,'漁業生產量值-漁業種類別魚類別生產量值6'!L44,'漁業生產量值-漁業種類別魚類別生產量值6'!N44,'漁業生產量值-漁業種類別魚類別生產量值6'!P44)&#10;  + SUM('漁業生產量值-漁業種類別魚類別生產量值9'!P44)&#10;  + SUM('漁業生產量值-漁業種類別魚類別生產量值10'!L44,'漁業生產量值-漁業種類別魚類別生產量值10'!N44,'漁業生產量值-漁業種類別魚類別生產量值10'!P44)&#10;  + SUM('漁業生產量值-漁業種類別魚類別生產量值11'!D44,'漁業生產量值-漁業種類別魚類別生產量值11'!F44,'漁業生產量值-漁業種類別魚類別生產量值11'!N44)&#10;  + SUM('漁業生產量值-漁業種類別魚類別生產量值13'!J44)&#10;  + SUM('漁業生產量值-漁業種類別魚類別生產量值14'!H44,'漁業生產量值-漁業種類別魚類別生產量值14'!J44,'漁業生產量值-漁業種類別魚類別生產量值14'!L44)&#10;  ))" table:style-name="ce19">
            <text:p>13,32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4,M44,O44,'漁業生產量值-漁業種類別魚類別生產量值1'!C44)=0,&quot;-&quot;,SUM(K44,M44,O44,'漁業生產量值-漁業種類別魚類別生產量值1'!C44))" table:style-name="ce19">
            <text:p>-</text:p>
          </table:table-cell>
          <table:table-cell office:value-type="string" office:string-value="-" table:formula="msoxl:=IF(SUM(L44,N44,P44,'漁業生產量值-漁業種類別魚類別生產量值1'!D44)=0,&quot;-&quot;,SUM(L44,N44,P44,'漁業生產量值-漁業種類別魚類別生產量值1'!D4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9</text:p>
          </table:table-cell>
          <table:table-cell office:value-type="string" table:style-name="ce18">
            <text:p>　鏢旗魚　</text:p>
          </table:table-cell>
          <table:table-cell office:value-type="float" office:value="535.80629999999996" table:style-name="ce54">
            <text:p>536<text:s/></text:p>
          </table:table-cell>
          <table:table-cell office:value-type="float" office:value="71575.211500000005" table:style-name="ce54">
            <text:p>71,575<text:s/></text:p>
          </table:table-cell>
          <table:table-cell office:value-type="float" office:value="37.562800000000003" table:formula="msoxl:=IF( (SUM(G45,I45)&#10;     + SUM('漁業生產量值-漁業種類別魚類別生產量值1'!E45,'漁業生產量值-漁業種類別魚類別生產量值1'!G45,'漁業生產量值-漁業種類別魚類別生產量值1'!I45)&#10;     + SUM('漁業生產量值-漁業種類別魚類別生產量值2'!C45,'漁業生產量值-漁業種類別魚類別生產量值2'!E45,'漁業生產量值-漁業種類別魚類別生產量值2'!G45,'漁業生產量值-漁業種類別魚類別生產量值2'!I45)&#10;  + SUM('漁業生產量值-漁業種類別魚類別生產量值3'!E45,'漁業生產量值-漁業種類別魚類別生產量值3'!I45,'漁業生產量值-漁業種類別魚類別生產量值3'!K45,'漁業生產量值-漁業種類別魚類別生產量值3'!M45,'漁業生產量值-漁業種類別魚類別生產量值3'!O45)&#10;     + SUM('漁業生產量值-漁業種類別魚類別生產量值4'!C45,'漁業生產量值-漁業種類別魚類別生產量值4'!E45,'漁業生產量值-漁業種類別魚類別生產量值4'!G45,'漁業生產量值-漁業種類別魚類別生產量值4'!I45)&#10;  + SUM('漁業生產量值-漁業種類別魚類別生產量值5'!E45,'漁業生產量值-漁業種類別魚類別生產量值5'!G45,'漁業生產量值-漁業種類別魚類別生產量值5'!I45,'漁業生產量值-漁業種類別魚類別生產量值5'!K45,'漁業生產量值-漁業種類別魚類別生產量值5'!M45,'漁業生產量值-漁業種類別魚類別生產量值5'!O45)&#10;  + SUM('漁業生產量值-漁業種類別魚類別生產量值6'!C45,'漁業生產量值-漁業種類別魚類別生產量值6'!E45,'漁業生產量值-漁業種類別魚類別生產量值6'!G45,'漁業生產量值-漁業種類別魚類別生產量值6'!I45,'漁業生產量值-漁業種類別魚類別生產量值6'!K45,'漁業生產量值-漁業種類別魚類別生產量值6'!M45,'漁業生產量值-漁業種類別魚類別生產量值6'!O45)&#10;  + SUM('漁業生產量值-漁業種類別魚類別生產量值9'!O45)&#10;  + SUM('漁業生產量值-漁業種類別魚類別生產量值10'!K45,'漁業生產量值-漁業種類別魚類別生產量值10'!M45,'漁業生產量值-漁業種類別魚類別生產量值10'!O45)&#10;  + SUM('漁業生產量值-漁業種類別魚類別生產量值11'!C45,'漁業生產量值-漁業種類別魚類別生產量值11'!E45,'漁業生產量值-漁業種類別魚類別生產量值11'!M45)&#10;  + SUM('漁業生產量值-漁業種類別魚類別生產量值13'!I45)&#10;  + SUM('漁業生產量值-漁業種類別魚類別生產量值14'!G45,'漁業生產量值-漁業種類別魚類別生產量值14'!I45,'漁業生產量值-漁業種類別魚類別生產量值14'!K45)&#10;  )=0,&quot;-&quot;,(SUM(G45,I45)&#10;     + SUM('漁業生產量值-漁業種類別魚類別生產量值1'!E45,'漁業生產量值-漁業種類別魚類別生產量值1'!G45,'漁業生產量值-漁業種類別魚類別生產量值1'!I45)&#10;     + SUM('漁業生產量值-漁業種類別魚類別生產量值2'!C45,'漁業生產量值-漁業種類別魚類別生產量值2'!E45,'漁業生產量值-漁業種類別魚類別生產量值2'!G45,'漁業生產量值-漁業種類別魚類別生產量值2'!I45)&#10;  + SUM('漁業生產量值-漁業種類別魚類別生產量值3'!E45,'漁業生產量值-漁業種類別魚類別生產量值3'!I45,'漁業生產量值-漁業種類別魚類別生產量值3'!K45,'漁業生產量值-漁業種類別魚類別生產量值3'!M45,'漁業生產量值-漁業種類別魚類別生產量值3'!O45)&#10;     + SUM('漁業生產量值-漁業種類別魚類別生產量值4'!C45,'漁業生產量值-漁業種類別魚類別生產量值4'!E45,'漁業生產量值-漁業種類別魚類別生產量值4'!G45,'漁業生產量值-漁業種類別魚類別生產量值4'!I45)&#10;  + SUM('漁業生產量值-漁業種類別魚類別生產量值5'!E45,'漁業生產量值-漁業種類別魚類別生產量值5'!G45,'漁業生產量值-漁業種類別魚類別生產量值5'!I45,'漁業生產量值-漁業種類別魚類別生產量值5'!K45,'漁業生產量值-漁業種類別魚類別生產量值5'!M45,'漁業生產量值-漁業種類別魚類別生產量值5'!O45)&#10;  + SUM('漁業生產量值-漁業種類別魚類別生產量值6'!C45,'漁業生產量值-漁業種類別魚類別生產量值6'!E45,'漁業生產量值-漁業種類別魚類別生產量值6'!G45,'漁業生產量值-漁業種類別魚類別生產量值6'!I45,'漁業生產量值-漁業種類別魚類別生產量值6'!K45,'漁業生產量值-漁業種類別魚類別生產量值6'!M45,'漁業生產量值-漁業種類別魚類別生產量值6'!O45)&#10;  + SUM('漁業生產量值-漁業種類別魚類別生產量值9'!O45)&#10;  + SUM('漁業生產量值-漁業種類別魚類別生產量值10'!K45,'漁業生產量值-漁業種類別魚類別生產量值10'!M45,'漁業生產量值-漁業種類別魚類別生產量值10'!O45)&#10;  + SUM('漁業生產量值-漁業種類別魚類別生產量值11'!C45,'漁業生產量值-漁業種類別魚類別生產量值11'!E45,'漁業生產量值-漁業種類別魚類別生產量值11'!M45)&#10;  + SUM('漁業生產量值-漁業種類別魚類別生產量值13'!I45)&#10;  + SUM('漁業生產量值-漁業種類別魚類別生產量值14'!G45,'漁業生產量值-漁業種類別魚類別生產量值14'!I45,'漁業生產量值-漁業種類別魚類別生產量值14'!K45)&#10;  ))" table:style-name="ce19">
            <text:p>38<text:s/></text:p>
          </table:table-cell>
          <table:table-cell office:value-type="float" office:value="4319.7219999999998" table:formula="msoxl:=IF( (SUM(H45,J45)&#10;     + SUM('漁業生產量值-漁業種類別魚類別生產量值1'!F45,'漁業生產量值-漁業種類別魚類別生產量值1'!H45,'漁業生產量值-漁業種類別魚類別生產量值1'!J45)&#10;     + SUM('漁業生產量值-漁業種類別魚類別生產量值2'!D45,'漁業生產量值-漁業種類別魚類別生產量值2'!F45,'漁業生產量值-漁業種類別魚類別生產量值2'!H45,'漁業生產量值-漁業種類別魚類別生產量值2'!J45)&#10;  + SUM('漁業生產量值-漁業種類別魚類別生產量值3'!F45,'漁業生產量值-漁業種類別魚類別生產量值3'!J45,'漁業生產量值-漁業種類別魚類別生產量值3'!L45,'漁業生產量值-漁業種類別魚類別生產量值3'!N45,'漁業生產量值-漁業種類別魚類別生產量值3'!P45)&#10;     + SUM('漁業生產量值-漁業種類別魚類別生產量值4'!D45,'漁業生產量值-漁業種類別魚類別生產量值4'!F45,'漁業生產量值-漁業種類別魚類別生產量值4'!H45,'漁業生產量值-漁業種類別魚類別生產量值4'!J45)&#10;  + SUM('漁業生產量值-漁業種類別魚類別生產量值5'!F45,'漁業生產量值-漁業種類別魚類別生產量值5'!H45,'漁業生產量值-漁業種類別魚類別生產量值5'!J45,'漁業生產量值-漁業種類別魚類別生產量值5'!L45,'漁業生產量值-漁業種類別魚類別生產量值5'!N45,'漁業生產量值-漁業種類別魚類別生產量值5'!P45)&#10;  + SUM('漁業生產量值-漁業種類別魚類別生產量值6'!D45,'漁業生產量值-漁業種類別魚類別生產量值6'!F45,'漁業生產量值-漁業種類別魚類別生產量值6'!H45,'漁業生產量值-漁業種類別魚類別生產量值6'!J45,'漁業生產量值-漁業種類別魚類別生產量值6'!L45,'漁業生產量值-漁業種類別魚類別生產量值6'!N45,'漁業生產量值-漁業種類別魚類別生產量值6'!P45)&#10;  + SUM('漁業生產量值-漁業種類別魚類別生產量值9'!P45)&#10;  + SUM('漁業生產量值-漁業種類別魚類別生產量值10'!L45,'漁業生產量值-漁業種類別魚類別生產量值10'!N45,'漁業生產量值-漁業種類別魚類別生產量值10'!P45)&#10;  + SUM('漁業生產量值-漁業種類別魚類別生產量值11'!D45,'漁業生產量值-漁業種類別魚類別生產量值11'!F45,'漁業生產量值-漁業種類別魚類別生產量值11'!N45)&#10;  + SUM('漁業生產量值-漁業種類別魚類別生產量值13'!J45)&#10;  + SUM('漁業生產量值-漁業種類別魚類別生產量值14'!H45,'漁業生產量值-漁業種類別魚類別生產量值14'!J45,'漁業生產量值-漁業種類別魚類別生產量值14'!L45)&#10;  )=0,&quot;-&quot;,(SUM(H45,J45)&#10;     + SUM('漁業生產量值-漁業種類別魚類別生產量值1'!F45,'漁業生產量值-漁業種類別魚類別生產量值1'!H45,'漁業生產量值-漁業種類別魚類別生產量值1'!J45)&#10;     + SUM('漁業生產量值-漁業種類別魚類別生產量值2'!D45,'漁業生產量值-漁業種類別魚類別生產量值2'!F45,'漁業生產量值-漁業種類別魚類別生產量值2'!H45,'漁業生產量值-漁業種類別魚類別生產量值2'!J45)&#10;  + SUM('漁業生產量值-漁業種類別魚類別生產量值3'!F45,'漁業生產量值-漁業種類別魚類別生產量值3'!J45,'漁業生產量值-漁業種類別魚類別生產量值3'!L45,'漁業生產量值-漁業種類別魚類別生產量值3'!N45,'漁業生產量值-漁業種類別魚類別生產量值3'!P45)&#10;     + SUM('漁業生產量值-漁業種類別魚類別生產量值4'!D45,'漁業生產量值-漁業種類別魚類別生產量值4'!F45,'漁業生產量值-漁業種類別魚類別生產量值4'!H45,'漁業生產量值-漁業種類別魚類別生產量值4'!J45)&#10;  + SUM('漁業生產量值-漁業種類別魚類別生產量值5'!F45,'漁業生產量值-漁業種類別魚類別生產量值5'!H45,'漁業生產量值-漁業種類別魚類別生產量值5'!J45,'漁業生產量值-漁業種類別魚類別生產量值5'!L45,'漁業生產量值-漁業種類別魚類別生產量值5'!N45,'漁業生產量值-漁業種類別魚類別生產量值5'!P45)&#10;  + SUM('漁業生產量值-漁業種類別魚類別生產量值6'!D45,'漁業生產量值-漁業種類別魚類別生產量值6'!F45,'漁業生產量值-漁業種類別魚類別生產量值6'!H45,'漁業生產量值-漁業種類別魚類別生產量值6'!J45,'漁業生產量值-漁業種類別魚類別生產量值6'!L45,'漁業生產量值-漁業種類別魚類別生產量值6'!N45,'漁業生產量值-漁業種類別魚類別生產量值6'!P45)&#10;  + SUM('漁業生產量值-漁業種類別魚類別生產量值9'!P45)&#10;  + SUM('漁業生產量值-漁業種類別魚類別生產量值10'!L45,'漁業生產量值-漁業種類別魚類別生產量值10'!N45,'漁業生產量值-漁業種類別魚類別生產量值10'!P45)&#10;  + SUM('漁業生產量值-漁業種類別魚類別生產量值11'!D45,'漁業生產量值-漁業種類別魚類別生產量值11'!F45,'漁業生產量值-漁業種類別魚類別生產量值11'!N45)&#10;  + SUM('漁業生產量值-漁業種類別魚類別生產量值13'!J45)&#10;  + SUM('漁業生產量值-漁業種類別魚類別生產量值14'!H45,'漁業生產量值-漁業種類別魚類別生產量值14'!J45,'漁業生產量值-漁業種類別魚類別生產量值14'!L45)&#10;  ))" table:style-name="ce19">
            <text:p>4,32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5,M45,O45,'漁業生產量值-漁業種類別魚類別生產量值1'!C45)=0,&quot;-&quot;,SUM(K45,M45,O45,'漁業生產量值-漁業種類別魚類別生產量值1'!C45))" table:style-name="ce19">
            <text:p>-</text:p>
          </table:table-cell>
          <table:table-cell office:value-type="string" office:string-value="-" table:formula="msoxl:=IF(SUM(L45,N45,P45,'漁業生產量值-漁業種類別魚類別生產量值1'!D45)=0,&quot;-&quot;,SUM(L45,N45,P45,'漁業生產量值-漁業種類別魚類別生產量值1'!D4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10</text:p>
          </table:table-cell>
          <table:table-cell office:value-type="string" table:style-name="ce18">
            <text:p>　遊漁　</text:p>
          </table:table-cell>
          <table:table-cell office:value-type="float" office:value="77.19" table:style-name="ce54">
            <text:p>77<text:s/></text:p>
          </table:table-cell>
          <table:table-cell office:value-type="float" office:value="24783.9" table:style-name="ce54">
            <text:p>24,784<text:s/></text:p>
          </table:table-cell>
          <table:table-cell office:value-type="float" office:value="54.9" table:formula="msoxl:=IF( (SUM(G46,I46)&#10;     + SUM('漁業生產量值-漁業種類別魚類別生產量值1'!E46,'漁業生產量值-漁業種類別魚類別生產量值1'!G46,'漁業生產量值-漁業種類別魚類別生產量值1'!I46)&#10;     + SUM('漁業生產量值-漁業種類別魚類別生產量值2'!C46,'漁業生產量值-漁業種類別魚類別生產量值2'!E46,'漁業生產量值-漁業種類別魚類別生產量值2'!G46,'漁業生產量值-漁業種類別魚類別生產量值2'!I46)&#10;  + SUM('漁業生產量值-漁業種類別魚類別生產量值3'!E46,'漁業生產量值-漁業種類別魚類別生產量值3'!I46,'漁業生產量值-漁業種類別魚類別生產量值3'!K46,'漁業生產量值-漁業種類別魚類別生產量值3'!M46,'漁業生產量值-漁業種類別魚類別生產量值3'!O46)&#10;     + SUM('漁業生產量值-漁業種類別魚類別生產量值4'!C46,'漁業生產量值-漁業種類別魚類別生產量值4'!E46,'漁業生產量值-漁業種類別魚類別生產量值4'!G46,'漁業生產量值-漁業種類別魚類別生產量值4'!I46)&#10;  + SUM('漁業生產量值-漁業種類別魚類別生產量值5'!E46,'漁業生產量值-漁業種類別魚類別生產量值5'!G46,'漁業生產量值-漁業種類別魚類別生產量值5'!I46,'漁業生產量值-漁業種類別魚類別生產量值5'!K46,'漁業生產量值-漁業種類別魚類別生產量值5'!M46,'漁業生產量值-漁業種類別魚類別生產量值5'!O46)&#10;  + SUM('漁業生產量值-漁業種類別魚類別生產量值6'!C46,'漁業生產量值-漁業種類別魚類別生產量值6'!E46,'漁業生產量值-漁業種類別魚類別生產量值6'!G46,'漁業生產量值-漁業種類別魚類別生產量值6'!I46,'漁業生產量值-漁業種類別魚類別生產量值6'!K46,'漁業生產量值-漁業種類別魚類別生產量值6'!M46,'漁業生產量值-漁業種類別魚類別生產量值6'!O46)&#10;  + SUM('漁業生產量值-漁業種類別魚類別生產量值9'!O46)&#10;  + SUM('漁業生產量值-漁業種類別魚類別生產量值10'!K46,'漁業生產量值-漁業種類別魚類別生產量值10'!M46,'漁業生產量值-漁業種類別魚類別生產量值10'!O46)&#10;  + SUM('漁業生產量值-漁業種類別魚類別生產量值11'!C46,'漁業生產量值-漁業種類別魚類別生產量值11'!E46,'漁業生產量值-漁業種類別魚類別生產量值11'!M46)&#10;  + SUM('漁業生產量值-漁業種類別魚類別生產量值13'!I46)&#10;  + SUM('漁業生產量值-漁業種類別魚類別生產量值14'!G46,'漁業生產量值-漁業種類別魚類別生產量值14'!I46,'漁業生產量值-漁業種類別魚類別生產量值14'!K46)&#10;  )=0,&quot;-&quot;,(SUM(G46,I46)&#10;     + SUM('漁業生產量值-漁業種類別魚類別生產量值1'!E46,'漁業生產量值-漁業種類別魚類別生產量值1'!G46,'漁業生產量值-漁業種類別魚類別生產量值1'!I46)&#10;     + SUM('漁業生產量值-漁業種類別魚類別生產量值2'!C46,'漁業生產量值-漁業種類別魚類別生產量值2'!E46,'漁業生產量值-漁業種類別魚類別生產量值2'!G46,'漁業生產量值-漁業種類別魚類別生產量值2'!I46)&#10;  + SUM('漁業生產量值-漁業種類別魚類別生產量值3'!E46,'漁業生產量值-漁業種類別魚類別生產量值3'!I46,'漁業生產量值-漁業種類別魚類別生產量值3'!K46,'漁業生產量值-漁業種類別魚類別生產量值3'!M46,'漁業生產量值-漁業種類別魚類別生產量值3'!O46)&#10;     + SUM('漁業生產量值-漁業種類別魚類別生產量值4'!C46,'漁業生產量值-漁業種類別魚類別生產量值4'!E46,'漁業生產量值-漁業種類別魚類別生產量值4'!G46,'漁業生產量值-漁業種類別魚類別生產量值4'!I46)&#10;  + SUM('漁業生產量值-漁業種類別魚類別生產量值5'!E46,'漁業生產量值-漁業種類別魚類別生產量值5'!G46,'漁業生產量值-漁業種類別魚類別生產量值5'!I46,'漁業生產量值-漁業種類別魚類別生產量值5'!K46,'漁業生產量值-漁業種類別魚類別生產量值5'!M46,'漁業生產量值-漁業種類別魚類別生產量值5'!O46)&#10;  + SUM('漁業生產量值-漁業種類別魚類別生產量值6'!C46,'漁業生產量值-漁業種類別魚類別生產量值6'!E46,'漁業生產量值-漁業種類別魚類別生產量值6'!G46,'漁業生產量值-漁業種類別魚類別生產量值6'!I46,'漁業生產量值-漁業種類別魚類別生產量值6'!K46,'漁業生產量值-漁業種類別魚類別生產量值6'!M46,'漁業生產量值-漁業種類別魚類別生產量值6'!O46)&#10;  + SUM('漁業生產量值-漁業種類別魚類別生產量值9'!O46)&#10;  + SUM('漁業生產量值-漁業種類別魚類別生產量值10'!K46,'漁業生產量值-漁業種類別魚類別生產量值10'!M46,'漁業生產量值-漁業種類別魚類別生產量值10'!O46)&#10;  + SUM('漁業生產量值-漁業種類別魚類別生產量值11'!C46,'漁業生產量值-漁業種類別魚類別生產量值11'!E46,'漁業生產量值-漁業種類別魚類別生產量值11'!M46)&#10;  + SUM('漁業生產量值-漁業種類別魚類別生產量值13'!I46)&#10;  + SUM('漁業生產量值-漁業種類別魚類別生產量值14'!G46,'漁業生產量值-漁業種類別魚類別生產量值14'!I46,'漁業生產量值-漁業種類別魚類別生產量值14'!K46)&#10;  ))" table:style-name="ce19">
            <text:p>55<text:s/></text:p>
          </table:table-cell>
          <table:table-cell office:value-type="float" office:value="18033.3" table:formula="msoxl:=IF( (SUM(H46,J46)&#10;     + SUM('漁業生產量值-漁業種類別魚類別生產量值1'!F46,'漁業生產量值-漁業種類別魚類別生產量值1'!H46,'漁業生產量值-漁業種類別魚類別生產量值1'!J46)&#10;     + SUM('漁業生產量值-漁業種類別魚類別生產量值2'!D46,'漁業生產量值-漁業種類別魚類別生產量值2'!F46,'漁業生產量值-漁業種類別魚類別生產量值2'!H46,'漁業生產量值-漁業種類別魚類別生產量值2'!J46)&#10;  + SUM('漁業生產量值-漁業種類別魚類別生產量值3'!F46,'漁業生產量值-漁業種類別魚類別生產量值3'!J46,'漁業生產量值-漁業種類別魚類別生產量值3'!L46,'漁業生產量值-漁業種類別魚類別生產量值3'!N46,'漁業生產量值-漁業種類別魚類別生產量值3'!P46)&#10;     + SUM('漁業生產量值-漁業種類別魚類別生產量值4'!D46,'漁業生產量值-漁業種類別魚類別生產量值4'!F46,'漁業生產量值-漁業種類別魚類別生產量值4'!H46,'漁業生產量值-漁業種類別魚類別生產量值4'!J46)&#10;  + SUM('漁業生產量值-漁業種類別魚類別生產量值5'!F46,'漁業生產量值-漁業種類別魚類別生產量值5'!H46,'漁業生產量值-漁業種類別魚類別生產量值5'!J46,'漁業生產量值-漁業種類別魚類別生產量值5'!L46,'漁業生產量值-漁業種類別魚類別生產量值5'!N46,'漁業生產量值-漁業種類別魚類別生產量值5'!P46)&#10;  + SUM('漁業生產量值-漁業種類別魚類別生產量值6'!D46,'漁業生產量值-漁業種類別魚類別生產量值6'!F46,'漁業生產量值-漁業種類別魚類別生產量值6'!H46,'漁業生產量值-漁業種類別魚類別生產量值6'!J46,'漁業生產量值-漁業種類別魚類別生產量值6'!L46,'漁業生產量值-漁業種類別魚類別生產量值6'!N46,'漁業生產量值-漁業種類別魚類別生產量值6'!P46)&#10;  + SUM('漁業生產量值-漁業種類別魚類別生產量值9'!P46)&#10;  + SUM('漁業生產量值-漁業種類別魚類別生產量值10'!L46,'漁業生產量值-漁業種類別魚類別生產量值10'!N46,'漁業生產量值-漁業種類別魚類別生產量值10'!P46)&#10;  + SUM('漁業生產量值-漁業種類別魚類別生產量值11'!D46,'漁業生產量值-漁業種類別魚類別生產量值11'!F46,'漁業生產量值-漁業種類別魚類別生產量值11'!N46)&#10;  + SUM('漁業生產量值-漁業種類別魚類別生產量值13'!J46)&#10;  + SUM('漁業生產量值-漁業種類別魚類別生產量值14'!H46,'漁業生產量值-漁業種類別魚類別生產量值14'!J46,'漁業生產量值-漁業種類別魚類別生產量值14'!L46)&#10;  )=0,&quot;-&quot;,(SUM(H46,J46)&#10;     + SUM('漁業生產量值-漁業種類別魚類別生產量值1'!F46,'漁業生產量值-漁業種類別魚類別生產量值1'!H46,'漁業生產量值-漁業種類別魚類別生產量值1'!J46)&#10;     + SUM('漁業生產量值-漁業種類別魚類別生產量值2'!D46,'漁業生產量值-漁業種類別魚類別生產量值2'!F46,'漁業生產量值-漁業種類別魚類別生產量值2'!H46,'漁業生產量值-漁業種類別魚類別生產量值2'!J46)&#10;  + SUM('漁業生產量值-漁業種類別魚類別生產量值3'!F46,'漁業生產量值-漁業種類別魚類別生產量值3'!J46,'漁業生產量值-漁業種類別魚類別生產量值3'!L46,'漁業生產量值-漁業種類別魚類別生產量值3'!N46,'漁業生產量值-漁業種類別魚類別生產量值3'!P46)&#10;     + SUM('漁業生產量值-漁業種類別魚類別生產量值4'!D46,'漁業生產量值-漁業種類別魚類別生產量值4'!F46,'漁業生產量值-漁業種類別魚類別生產量值4'!H46,'漁業生產量值-漁業種類別魚類別生產量值4'!J46)&#10;  + SUM('漁業生產量值-漁業種類別魚類別生產量值5'!F46,'漁業生產量值-漁業種類別魚類別生產量值5'!H46,'漁業生產量值-漁業種類別魚類別生產量值5'!J46,'漁業生產量值-漁業種類別魚類別生產量值5'!L46,'漁業生產量值-漁業種類別魚類別生產量值5'!N46,'漁業生產量值-漁業種類別魚類別生產量值5'!P46)&#10;  + SUM('漁業生產量值-漁業種類別魚類別生產量值6'!D46,'漁業生產量值-漁業種類別魚類別生產量值6'!F46,'漁業生產量值-漁業種類別魚類別生產量值6'!H46,'漁業生產量值-漁業種類別魚類別生產量值6'!J46,'漁業生產量值-漁業種類別魚類別生產量值6'!L46,'漁業生產量值-漁業種類別魚類別生產量值6'!N46,'漁業生產量值-漁業種類別魚類別生產量值6'!P46)&#10;  + SUM('漁業生產量值-漁業種類別魚類別生產量值9'!P46)&#10;  + SUM('漁業生產量值-漁業種類別魚類別生產量值10'!L46,'漁業生產量值-漁業種類別魚類別生產量值10'!N46,'漁業生產量值-漁業種類別魚類別生產量值10'!P46)&#10;  + SUM('漁業生產量值-漁業種類別魚類別生產量值11'!D46,'漁業生產量值-漁業種類別魚類別生產量值11'!F46,'漁業生產量值-漁業種類別魚類別生產量值11'!N46)&#10;  + SUM('漁業生產量值-漁業種類別魚類別生產量值13'!J46)&#10;  + SUM('漁業生產量值-漁業種類別魚類別生產量值14'!H46,'漁業生產量值-漁業種類別魚類別生產量值14'!J46,'漁業生產量值-漁業種類別魚類別生產量值14'!L46)&#10;  ))" table:style-name="ce19">
            <text:p>18,03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6,M46,O46,'漁業生產量值-漁業種類別魚類別生產量值1'!C46)=0,&quot;-&quot;,SUM(K46,M46,O46,'漁業生產量值-漁業種類別魚類別生產量值1'!C46))" table:style-name="ce19">
            <text:p>-</text:p>
          </table:table-cell>
          <table:table-cell office:value-type="string" office:string-value="-" table:formula="msoxl:=IF(SUM(L46,N46,P46,'漁業生產量值-漁業種類別魚類別生產量值1'!D46)=0,&quot;-&quot;,SUM(L46,N46,P46,'漁業生產量值-漁業種類別魚類別生產量值1'!D4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12</text:p>
          </table:table-cell>
          <table:table-cell office:value-type="string" table:style-name="ce18">
            <text:p>　櫻花蝦漁業　</text:p>
          </table:table-cell>
          <table:table-cell office:value-type="float" office:value="1405.848" table:style-name="ce54">
            <text:p>1,406<text:s/></text:p>
          </table:table-cell>
          <table:table-cell office:value-type="float" office:value="424099.82016" table:style-name="ce54">
            <text:p>424,100<text:s/></text:p>
          </table:table-cell>
          <table:table-cell office:value-type="float" office:value="1405.848" table:formula="msoxl:=IF( (SUM(G47,I47)&#10;     + SUM('漁業生產量值-漁業種類別魚類別生產量值1'!E47,'漁業生產量值-漁業種類別魚類別生產量值1'!G47,'漁業生產量值-漁業種類別魚類別生產量值1'!I47)&#10;     + SUM('漁業生產量值-漁業種類別魚類別生產量值2'!C47,'漁業生產量值-漁業種類別魚類別生產量值2'!E47,'漁業生產量值-漁業種類別魚類別生產量值2'!G47,'漁業生產量值-漁業種類別魚類別生產量值2'!I47)&#10;  + SUM('漁業生產量值-漁業種類別魚類別生產量值3'!E47,'漁業生產量值-漁業種類別魚類別生產量值3'!I47,'漁業生產量值-漁業種類別魚類別生產量值3'!K47,'漁業生產量值-漁業種類別魚類別生產量值3'!M47,'漁業生產量值-漁業種類別魚類別生產量值3'!O47)&#10;     + SUM('漁業生產量值-漁業種類別魚類別生產量值4'!C47,'漁業生產量值-漁業種類別魚類別生產量值4'!E47,'漁業生產量值-漁業種類別魚類別生產量值4'!G47,'漁業生產量值-漁業種類別魚類別生產量值4'!I47)&#10;  + SUM('漁業生產量值-漁業種類別魚類別生產量值5'!E47,'漁業生產量值-漁業種類別魚類別生產量值5'!G47,'漁業生產量值-漁業種類別魚類別生產量值5'!I47,'漁業生產量值-漁業種類別魚類別生產量值5'!K47,'漁業生產量值-漁業種類別魚類別生產量值5'!M47,'漁業生產量值-漁業種類別魚類別生產量值5'!O47)&#10;  + SUM('漁業生產量值-漁業種類別魚類別生產量值6'!C47,'漁業生產量值-漁業種類別魚類別生產量值6'!E47,'漁業生產量值-漁業種類別魚類別生產量值6'!G47,'漁業生產量值-漁業種類別魚類別生產量值6'!I47,'漁業生產量值-漁業種類別魚類別生產量值6'!K47,'漁業生產量值-漁業種類別魚類別生產量值6'!M47,'漁業生產量值-漁業種類別魚類別生產量值6'!O47)&#10;  + SUM('漁業生產量值-漁業種類別魚類別生產量值9'!O47)&#10;  + SUM('漁業生產量值-漁業種類別魚類別生產量值10'!K47,'漁業生產量值-漁業種類別魚類別生產量值10'!M47,'漁業生產量值-漁業種類別魚類別生產量值10'!O47)&#10;  + SUM('漁業生產量值-漁業種類別魚類別生產量值11'!C47,'漁業生產量值-漁業種類別魚類別生產量值11'!E47,'漁業生產量值-漁業種類別魚類別生產量值11'!M47)&#10;  + SUM('漁業生產量值-漁業種類別魚類別生產量值13'!I47)&#10;  + SUM('漁業生產量值-漁業種類別魚類別生產量值14'!G47,'漁業生產量值-漁業種類別魚類別生產量值14'!I47,'漁業生產量值-漁業種類別魚類別生產量值14'!K47)&#10;  )=0,&quot;-&quot;,(SUM(G47,I47)&#10;     + SUM('漁業生產量值-漁業種類別魚類別生產量值1'!E47,'漁業生產量值-漁業種類別魚類別生產量值1'!G47,'漁業生產量值-漁業種類別魚類別生產量值1'!I47)&#10;     + SUM('漁業生產量值-漁業種類別魚類別生產量值2'!C47,'漁業生產量值-漁業種類別魚類別生產量值2'!E47,'漁業生產量值-漁業種類別魚類別生產量值2'!G47,'漁業生產量值-漁業種類別魚類別生產量值2'!I47)&#10;  + SUM('漁業生產量值-漁業種類別魚類別生產量值3'!E47,'漁業生產量值-漁業種類別魚類別生產量值3'!I47,'漁業生產量值-漁業種類別魚類別生產量值3'!K47,'漁業生產量值-漁業種類別魚類別生產量值3'!M47,'漁業生產量值-漁業種類別魚類別生產量值3'!O47)&#10;     + SUM('漁業生產量值-漁業種類別魚類別生產量值4'!C47,'漁業生產量值-漁業種類別魚類別生產量值4'!E47,'漁業生產量值-漁業種類別魚類別生產量值4'!G47,'漁業生產量值-漁業種類別魚類別生產量值4'!I47)&#10;  + SUM('漁業生產量值-漁業種類別魚類別生產量值5'!E47,'漁業生產量值-漁業種類別魚類別生產量值5'!G47,'漁業生產量值-漁業種類別魚類別生產量值5'!I47,'漁業生產量值-漁業種類別魚類別生產量值5'!K47,'漁業生產量值-漁業種類別魚類別生產量值5'!M47,'漁業生產量值-漁業種類別魚類別生產量值5'!O47)&#10;  + SUM('漁業生產量值-漁業種類別魚類別生產量值6'!C47,'漁業生產量值-漁業種類別魚類別生產量值6'!E47,'漁業生產量值-漁業種類別魚類別生產量值6'!G47,'漁業生產量值-漁業種類別魚類別生產量值6'!I47,'漁業生產量值-漁業種類別魚類別生產量值6'!K47,'漁業生產量值-漁業種類別魚類別生產量值6'!M47,'漁業生產量值-漁業種類別魚類別生產量值6'!O47)&#10;  + SUM('漁業生產量值-漁業種類別魚類別生產量值9'!O47)&#10;  + SUM('漁業生產量值-漁業種類別魚類別生產量值10'!K47,'漁業生產量值-漁業種類別魚類別生產量值10'!M47,'漁業生產量值-漁業種類別魚類別生產量值10'!O47)&#10;  + SUM('漁業生產量值-漁業種類別魚類別生產量值11'!C47,'漁業生產量值-漁業種類別魚類別生產量值11'!E47,'漁業生產量值-漁業種類別魚類別生產量值11'!M47)&#10;  + SUM('漁業生產量值-漁業種類別魚類別生產量值13'!I47)&#10;  + SUM('漁業生產量值-漁業種類別魚類別生產量值14'!G47,'漁業生產量值-漁業種類別魚類別生產量值14'!I47,'漁業生產量值-漁業種類別魚類別生產量值14'!K47)&#10;  ))" table:style-name="ce19">
            <text:p>1,406<text:s/></text:p>
          </table:table-cell>
          <table:table-cell office:value-type="float" office:value="424099.82016" table:formula="msoxl:=IF( (SUM(H47,J47)&#10;     + SUM('漁業生產量值-漁業種類別魚類別生產量值1'!F47,'漁業生產量值-漁業種類別魚類別生產量值1'!H47,'漁業生產量值-漁業種類別魚類別生產量值1'!J47)&#10;     + SUM('漁業生產量值-漁業種類別魚類別生產量值2'!D47,'漁業生產量值-漁業種類別魚類別生產量值2'!F47,'漁業生產量值-漁業種類別魚類別生產量值2'!H47,'漁業生產量值-漁業種類別魚類別生產量值2'!J47)&#10;  + SUM('漁業生產量值-漁業種類別魚類別生產量值3'!F47,'漁業生產量值-漁業種類別魚類別生產量值3'!J47,'漁業生產量值-漁業種類別魚類別生產量值3'!L47,'漁業生產量值-漁業種類別魚類別生產量值3'!N47,'漁業生產量值-漁業種類別魚類別生產量值3'!P47)&#10;     + SUM('漁業生產量值-漁業種類別魚類別生產量值4'!D47,'漁業生產量值-漁業種類別魚類別生產量值4'!F47,'漁業生產量值-漁業種類別魚類別生產量值4'!H47,'漁業生產量值-漁業種類別魚類別生產量值4'!J47)&#10;  + SUM('漁業生產量值-漁業種類別魚類別生產量值5'!F47,'漁業生產量值-漁業種類別魚類別生產量值5'!H47,'漁業生產量值-漁業種類別魚類別生產量值5'!J47,'漁業生產量值-漁業種類別魚類別生產量值5'!L47,'漁業生產量值-漁業種類別魚類別生產量值5'!N47,'漁業生產量值-漁業種類別魚類別生產量值5'!P47)&#10;  + SUM('漁業生產量值-漁業種類別魚類別生產量值6'!D47,'漁業生產量值-漁業種類別魚類別生產量值6'!F47,'漁業生產量值-漁業種類別魚類別生產量值6'!H47,'漁業生產量值-漁業種類別魚類別生產量值6'!J47,'漁業生產量值-漁業種類別魚類別生產量值6'!L47,'漁業生產量值-漁業種類別魚類別生產量值6'!N47,'漁業生產量值-漁業種類別魚類別生產量值6'!P47)&#10;  + SUM('漁業生產量值-漁業種類別魚類別生產量值9'!P47)&#10;  + SUM('漁業生產量值-漁業種類別魚類別生產量值10'!L47,'漁業生產量值-漁業種類別魚類別生產量值10'!N47,'漁業生產量值-漁業種類別魚類別生產量值10'!P47)&#10;  + SUM('漁業生產量值-漁業種類別魚類別生產量值11'!D47,'漁業生產量值-漁業種類別魚類別生產量值11'!F47,'漁業生產量值-漁業種類別魚類別生產量值11'!N47)&#10;  + SUM('漁業生產量值-漁業種類別魚類別生產量值13'!J47)&#10;  + SUM('漁業生產量值-漁業種類別魚類別生產量值14'!H47,'漁業生產量值-漁業種類別魚類別生產量值14'!J47,'漁業生產量值-漁業種類別魚類別生產量值14'!L47)&#10;  )=0,&quot;-&quot;,(SUM(H47,J47)&#10;     + SUM('漁業生產量值-漁業種類別魚類別生產量值1'!F47,'漁業生產量值-漁業種類別魚類別生產量值1'!H47,'漁業生產量值-漁業種類別魚類別生產量值1'!J47)&#10;     + SUM('漁業生產量值-漁業種類別魚類別生產量值2'!D47,'漁業生產量值-漁業種類別魚類別生產量值2'!F47,'漁業生產量值-漁業種類別魚類別生產量值2'!H47,'漁業生產量值-漁業種類別魚類別生產量值2'!J47)&#10;  + SUM('漁業生產量值-漁業種類別魚類別生產量值3'!F47,'漁業生產量值-漁業種類別魚類別生產量值3'!J47,'漁業生產量值-漁業種類別魚類別生產量值3'!L47,'漁業生產量值-漁業種類別魚類別生產量值3'!N47,'漁業生產量值-漁業種類別魚類別生產量值3'!P47)&#10;     + SUM('漁業生產量值-漁業種類別魚類別生產量值4'!D47,'漁業生產量值-漁業種類別魚類別生產量值4'!F47,'漁業生產量值-漁業種類別魚類別生產量值4'!H47,'漁業生產量值-漁業種類別魚類別生產量值4'!J47)&#10;  + SUM('漁業生產量值-漁業種類別魚類別生產量值5'!F47,'漁業生產量值-漁業種類別魚類別生產量值5'!H47,'漁業生產量值-漁業種類別魚類別生產量值5'!J47,'漁業生產量值-漁業種類別魚類別生產量值5'!L47,'漁業生產量值-漁業種類別魚類別生產量值5'!N47,'漁業生產量值-漁業種類別魚類別生產量值5'!P47)&#10;  + SUM('漁業生產量值-漁業種類別魚類別生產量值6'!D47,'漁業生產量值-漁業種類別魚類別生產量值6'!F47,'漁業生產量值-漁業種類別魚類別生產量值6'!H47,'漁業生產量值-漁業種類別魚類別生產量值6'!J47,'漁業生產量值-漁業種類別魚類別生產量值6'!L47,'漁業生產量值-漁業種類別魚類別生產量值6'!N47,'漁業生產量值-漁業種類別魚類別生產量值6'!P47)&#10;  + SUM('漁業生產量值-漁業種類別魚類別生產量值9'!P47)&#10;  + SUM('漁業生產量值-漁業種類別魚類別生產量值10'!L47,'漁業生產量值-漁業種類別魚類別生產量值10'!N47,'漁業生產量值-漁業種類別魚類別生產量值10'!P47)&#10;  + SUM('漁業生產量值-漁業種類別魚類別生產量值11'!D47,'漁業生產量值-漁業種類別魚類別生產量值11'!F47,'漁業生產量值-漁業種類別魚類別生產量值11'!N47)&#10;  + SUM('漁業生產量值-漁業種類別魚類別生產量值13'!J47)&#10;  + SUM('漁業生產量值-漁業種類別魚類別生產量值14'!H47,'漁業生產量值-漁業種類別魚類別生產量值14'!J47,'漁業生產量值-漁業種類別魚類別生產量值14'!L47)&#10;  ))" table:style-name="ce19">
            <text:p>424,10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7,M47,O47,'漁業生產量值-漁業種類別魚類別生產量值1'!C47)=0,&quot;-&quot;,SUM(K47,M47,O47,'漁業生產量值-漁業種類別魚類別生產量值1'!C47))" table:style-name="ce19">
            <text:p>-</text:p>
          </table:table-cell>
          <table:table-cell office:value-type="string" office:string-value="-" table:formula="msoxl:=IF(SUM(L47,N47,P47,'漁業生產量值-漁業種類別魚類別生產量值1'!D47)=0,&quot;-&quot;,SUM(L47,N47,P47,'漁業生產量值-漁業種類別魚類別生產量值1'!D4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13</text:p>
          </table:table-cell>
          <table:table-cell office:value-type="string" table:style-name="ce18">
            <text:p>　魩鱙漁業　</text:p>
          </table:table-cell>
          <table:table-cell office:value-type="float" office:value="1099.0381" table:style-name="ce54">
            <text:p>1,099<text:s/></text:p>
          </table:table-cell>
          <table:table-cell office:value-type="float" office:value="195047.34547999999" table:style-name="ce54">
            <text:p>195,047<text:s/></text:p>
          </table:table-cell>
          <table:table-cell office:value-type="float" office:value="1099.0381" table:formula="msoxl:=IF( (SUM(G48,I48)&#10;     + SUM('漁業生產量值-漁業種類別魚類別生產量值1'!E48,'漁業生產量值-漁業種類別魚類別生產量值1'!G48,'漁業生產量值-漁業種類別魚類別生產量值1'!I48)&#10;     + SUM('漁業生產量值-漁業種類別魚類別生產量值2'!C48,'漁業生產量值-漁業種類別魚類別生產量值2'!E48,'漁業生產量值-漁業種類別魚類別生產量值2'!G48,'漁業生產量值-漁業種類別魚類別生產量值2'!I48)&#10;  + SUM('漁業生產量值-漁業種類別魚類別生產量值3'!E48,'漁業生產量值-漁業種類別魚類別生產量值3'!I48,'漁業生產量值-漁業種類別魚類別生產量值3'!K48,'漁業生產量值-漁業種類別魚類別生產量值3'!M48,'漁業生產量值-漁業種類別魚類別生產量值3'!O48)&#10;     + SUM('漁業生產量值-漁業種類別魚類別生產量值4'!C48,'漁業生產量值-漁業種類別魚類別生產量值4'!E48,'漁業生產量值-漁業種類別魚類別生產量值4'!G48,'漁業生產量值-漁業種類別魚類別生產量值4'!I48)&#10;  + SUM('漁業生產量值-漁業種類別魚類別生產量值5'!E48,'漁業生產量值-漁業種類別魚類別生產量值5'!G48,'漁業生產量值-漁業種類別魚類別生產量值5'!I48,'漁業生產量值-漁業種類別魚類別生產量值5'!K48,'漁業生產量值-漁業種類別魚類別生產量值5'!M48,'漁業生產量值-漁業種類別魚類別生產量值5'!O48)&#10;  + SUM('漁業生產量值-漁業種類別魚類別生產量值6'!C48,'漁業生產量值-漁業種類別魚類別生產量值6'!E48,'漁業生產量值-漁業種類別魚類別生產量值6'!G48,'漁業生產量值-漁業種類別魚類別生產量值6'!I48,'漁業生產量值-漁業種類別魚類別生產量值6'!K48,'漁業生產量值-漁業種類別魚類別生產量值6'!M48,'漁業生產量值-漁業種類別魚類別生產量值6'!O48)&#10;  + SUM('漁業生產量值-漁業種類別魚類別生產量值9'!O48)&#10;  + SUM('漁業生產量值-漁業種類別魚類別生產量值10'!K48,'漁業生產量值-漁業種類別魚類別生產量值10'!M48,'漁業生產量值-漁業種類別魚類別生產量值10'!O48)&#10;  + SUM('漁業生產量值-漁業種類別魚類別生產量值11'!C48,'漁業生產量值-漁業種類別魚類別生產量值11'!E48,'漁業生產量值-漁業種類別魚類別生產量值11'!M48)&#10;  + SUM('漁業生產量值-漁業種類別魚類別生產量值13'!I48)&#10;  + SUM('漁業生產量值-漁業種類別魚類別生產量值14'!G48,'漁業生產量值-漁業種類別魚類別生產量值14'!I48,'漁業生產量值-漁業種類別魚類別生產量值14'!K48)&#10;  )=0,&quot;-&quot;,(SUM(G48,I48)&#10;     + SUM('漁業生產量值-漁業種類別魚類別生產量值1'!E48,'漁業生產量值-漁業種類別魚類別生產量值1'!G48,'漁業生產量值-漁業種類別魚類別生產量值1'!I48)&#10;     + SUM('漁業生產量值-漁業種類別魚類別生產量值2'!C48,'漁業生產量值-漁業種類別魚類別生產量值2'!E48,'漁業生產量值-漁業種類別魚類別生產量值2'!G48,'漁業生產量值-漁業種類別魚類別生產量值2'!I48)&#10;  + SUM('漁業生產量值-漁業種類別魚類別生產量值3'!E48,'漁業生產量值-漁業種類別魚類別生產量值3'!I48,'漁業生產量值-漁業種類別魚類別生產量值3'!K48,'漁業生產量值-漁業種類別魚類別生產量值3'!M48,'漁業生產量值-漁業種類別魚類別生產量值3'!O48)&#10;     + SUM('漁業生產量值-漁業種類別魚類別生產量值4'!C48,'漁業生產量值-漁業種類別魚類別生產量值4'!E48,'漁業生產量值-漁業種類別魚類別生產量值4'!G48,'漁業生產量值-漁業種類別魚類別生產量值4'!I48)&#10;  + SUM('漁業生產量值-漁業種類別魚類別生產量值5'!E48,'漁業生產量值-漁業種類別魚類別生產量值5'!G48,'漁業生產量值-漁業種類別魚類別生產量值5'!I48,'漁業生產量值-漁業種類別魚類別生產量值5'!K48,'漁業生產量值-漁業種類別魚類別生產量值5'!M48,'漁業生產量值-漁業種類別魚類別生產量值5'!O48)&#10;  + SUM('漁業生產量值-漁業種類別魚類別生產量值6'!C48,'漁業生產量值-漁業種類別魚類別生產量值6'!E48,'漁業生產量值-漁業種類別魚類別生產量值6'!G48,'漁業生產量值-漁業種類別魚類別生產量值6'!I48,'漁業生產量值-漁業種類別魚類別生產量值6'!K48,'漁業生產量值-漁業種類別魚類別生產量值6'!M48,'漁業生產量值-漁業種類別魚類別生產量值6'!O48)&#10;  + SUM('漁業生產量值-漁業種類別魚類別生產量值9'!O48)&#10;  + SUM('漁業生產量值-漁業種類別魚類別生產量值10'!K48,'漁業生產量值-漁業種類別魚類別生產量值10'!M48,'漁業生產量值-漁業種類別魚類別生產量值10'!O48)&#10;  + SUM('漁業生產量值-漁業種類別魚類別生產量值11'!C48,'漁業生產量值-漁業種類別魚類別生產量值11'!E48,'漁業生產量值-漁業種類別魚類別生產量值11'!M48)&#10;  + SUM('漁業生產量值-漁業種類別魚類別生產量值13'!I48)&#10;  + SUM('漁業生產量值-漁業種類別魚類別生產量值14'!G48,'漁業生產量值-漁業種類別魚類別生產量值14'!I48,'漁業生產量值-漁業種類別魚類別生產量值14'!K48)&#10;  ))" table:style-name="ce19">
            <text:p>1,099<text:s/></text:p>
          </table:table-cell>
          <table:table-cell office:value-type="float" office:value="195047.34547999999" table:formula="msoxl:=IF( (SUM(H48,J48)&#10;     + SUM('漁業生產量值-漁業種類別魚類別生產量值1'!F48,'漁業生產量值-漁業種類別魚類別生產量值1'!H48,'漁業生產量值-漁業種類別魚類別生產量值1'!J48)&#10;     + SUM('漁業生產量值-漁業種類別魚類別生產量值2'!D48,'漁業生產量值-漁業種類別魚類別生產量值2'!F48,'漁業生產量值-漁業種類別魚類別生產量值2'!H48,'漁業生產量值-漁業種類別魚類別生產量值2'!J48)&#10;  + SUM('漁業生產量值-漁業種類別魚類別生產量值3'!F48,'漁業生產量值-漁業種類別魚類別生產量值3'!J48,'漁業生產量值-漁業種類別魚類別生產量值3'!L48,'漁業生產量值-漁業種類別魚類別生產量值3'!N48,'漁業生產量值-漁業種類別魚類別生產量值3'!P48)&#10;     + SUM('漁業生產量值-漁業種類別魚類別生產量值4'!D48,'漁業生產量值-漁業種類別魚類別生產量值4'!F48,'漁業生產量值-漁業種類別魚類別生產量值4'!H48,'漁業生產量值-漁業種類別魚類別生產量值4'!J48)&#10;  + SUM('漁業生產量值-漁業種類別魚類別生產量值5'!F48,'漁業生產量值-漁業種類別魚類別生產量值5'!H48,'漁業生產量值-漁業種類別魚類別生產量值5'!J48,'漁業生產量值-漁業種類別魚類別生產量值5'!L48,'漁業生產量值-漁業種類別魚類別生產量值5'!N48,'漁業生產量值-漁業種類別魚類別生產量值5'!P48)&#10;  + SUM('漁業生產量值-漁業種類別魚類別生產量值6'!D48,'漁業生產量值-漁業種類別魚類別生產量值6'!F48,'漁業生產量值-漁業種類別魚類別生產量值6'!H48,'漁業生產量值-漁業種類別魚類別生產量值6'!J48,'漁業生產量值-漁業種類別魚類別生產量值6'!L48,'漁業生產量值-漁業種類別魚類別生產量值6'!N48,'漁業生產量值-漁業種類別魚類別生產量值6'!P48)&#10;  + SUM('漁業生產量值-漁業種類別魚類別生產量值9'!P48)&#10;  + SUM('漁業生產量值-漁業種類別魚類別生產量值10'!L48,'漁業生產量值-漁業種類別魚類別生產量值10'!N48,'漁業生產量值-漁業種類別魚類別生產量值10'!P48)&#10;  + SUM('漁業生產量值-漁業種類別魚類別生產量值11'!D48,'漁業生產量值-漁業種類別魚類別生產量值11'!F48,'漁業生產量值-漁業種類別魚類別生產量值11'!N48)&#10;  + SUM('漁業生產量值-漁業種類別魚類別生產量值13'!J48)&#10;  + SUM('漁業生產量值-漁業種類別魚類別生產量值14'!H48,'漁業生產量值-漁業種類別魚類別生產量值14'!J48,'漁業生產量值-漁業種類別魚類別生產量值14'!L48)&#10;  )=0,&quot;-&quot;,(SUM(H48,J48)&#10;     + SUM('漁業生產量值-漁業種類別魚類別生產量值1'!F48,'漁業生產量值-漁業種類別魚類別生產量值1'!H48,'漁業生產量值-漁業種類別魚類別生產量值1'!J48)&#10;     + SUM('漁業生產量值-漁業種類別魚類別生產量值2'!D48,'漁業生產量值-漁業種類別魚類別生產量值2'!F48,'漁業生產量值-漁業種類別魚類別生產量值2'!H48,'漁業生產量值-漁業種類別魚類別生產量值2'!J48)&#10;  + SUM('漁業生產量值-漁業種類別魚類別生產量值3'!F48,'漁業生產量值-漁業種類別魚類別生產量值3'!J48,'漁業生產量值-漁業種類別魚類別生產量值3'!L48,'漁業生產量值-漁業種類別魚類別生產量值3'!N48,'漁業生產量值-漁業種類別魚類別生產量值3'!P48)&#10;     + SUM('漁業生產量值-漁業種類別魚類別生產量值4'!D48,'漁業生產量值-漁業種類別魚類別生產量值4'!F48,'漁業生產量值-漁業種類別魚類別生產量值4'!H48,'漁業生產量值-漁業種類別魚類別生產量值4'!J48)&#10;  + SUM('漁業生產量值-漁業種類別魚類別生產量值5'!F48,'漁業生產量值-漁業種類別魚類別生產量值5'!H48,'漁業生產量值-漁業種類別魚類別生產量值5'!J48,'漁業生產量值-漁業種類別魚類別生產量值5'!L48,'漁業生產量值-漁業種類別魚類別生產量值5'!N48,'漁業生產量值-漁業種類別魚類別生產量值5'!P48)&#10;  + SUM('漁業生產量值-漁業種類別魚類別生產量值6'!D48,'漁業生產量值-漁業種類別魚類別生產量值6'!F48,'漁業生產量值-漁業種類別魚類別生產量值6'!H48,'漁業生產量值-漁業種類別魚類別生產量值6'!J48,'漁業生產量值-漁業種類別魚類別生產量值6'!L48,'漁業生產量值-漁業種類別魚類別生產量值6'!N48,'漁業生產量值-漁業種類別魚類別生產量值6'!P48)&#10;  + SUM('漁業生產量值-漁業種類別魚類別生產量值9'!P48)&#10;  + SUM('漁業生產量值-漁業種類別魚類別生產量值10'!L48,'漁業生產量值-漁業種類別魚類別生產量值10'!N48,'漁業生產量值-漁業種類別魚類別生產量值10'!P48)&#10;  + SUM('漁業生產量值-漁業種類別魚類別生產量值11'!D48,'漁業生產量值-漁業種類別魚類別生產量值11'!F48,'漁業生產量值-漁業種類別魚類別生產量值11'!N48)&#10;  + SUM('漁業生產量值-漁業種類別魚類別生產量值13'!J48)&#10;  + SUM('漁業生產量值-漁業種類別魚類別生產量值14'!H48,'漁業生產量值-漁業種類別魚類別生產量值14'!J48,'漁業生產量值-漁業種類別魚類別生產量值14'!L48)&#10;  ))" table:style-name="ce19">
            <text:p>195,04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8,M48,O48,'漁業生產量值-漁業種類別魚類別生產量值1'!C48)=0,&quot;-&quot;,SUM(K48,M48,O48,'漁業生產量值-漁業種類別魚類別生產量值1'!C48))" table:style-name="ce19">
            <text:p>-</text:p>
          </table:table-cell>
          <table:table-cell office:value-type="string" office:string-value="-" table:formula="msoxl:=IF(SUM(L48,N48,P48,'漁業生產量值-漁業種類別魚類別生產量值1'!D48)=0,&quot;-&quot;,SUM(L48,N48,P48,'漁業生產量值-漁業種類別魚類別生產量值1'!D4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99</text:p>
          </table:table-cell>
          <table:table-cell office:value-type="string" table:style-name="ce18">
            <text:p>　其他沿岸漁業　</text:p>
          </table:table-cell>
          <table:table-cell office:value-type="float" office:value="1676.2816800000001" table:style-name="ce54">
            <text:p>1,676<text:s/></text:p>
          </table:table-cell>
          <table:table-cell office:value-type="float" office:value="194026.28385000001" table:style-name="ce54">
            <text:p>194,026<text:s/></text:p>
          </table:table-cell>
          <table:table-cell office:value-type="float" office:value="1431.60258" table:formula="msoxl:=IF( (SUM(G49,I49)&#10;     + SUM('漁業生產量值-漁業種類別魚類別生產量值1'!E49,'漁業生產量值-漁業種類別魚類別生產量值1'!G49,'漁業生產量值-漁業種類別魚類別生產量值1'!I49)&#10;     + SUM('漁業生產量值-漁業種類別魚類別生產量值2'!C49,'漁業生產量值-漁業種類別魚類別生產量值2'!E49,'漁業生產量值-漁業種類別魚類別生產量值2'!G49,'漁業生產量值-漁業種類別魚類別生產量值2'!I49)&#10;  + SUM('漁業生產量值-漁業種類別魚類別生產量值3'!E49,'漁業生產量值-漁業種類別魚類別生產量值3'!I49,'漁業生產量值-漁業種類別魚類別生產量值3'!K49,'漁業生產量值-漁業種類別魚類別生產量值3'!M49,'漁業生產量值-漁業種類別魚類別生產量值3'!O49)&#10;     + SUM('漁業生產量值-漁業種類別魚類別生產量值4'!C49,'漁業生產量值-漁業種類別魚類別生產量值4'!E49,'漁業生產量值-漁業種類別魚類別生產量值4'!G49,'漁業生產量值-漁業種類別魚類別生產量值4'!I49)&#10;  + SUM('漁業生產量值-漁業種類別魚類別生產量值5'!E49,'漁業生產量值-漁業種類別魚類別生產量值5'!G49,'漁業生產量值-漁業種類別魚類別生產量值5'!I49,'漁業生產量值-漁業種類別魚類別生產量值5'!K49,'漁業生產量值-漁業種類別魚類別生產量值5'!M49,'漁業生產量值-漁業種類別魚類別生產量值5'!O49)&#10;  + SUM('漁業生產量值-漁業種類別魚類別生產量值6'!C49,'漁業生產量值-漁業種類別魚類別生產量值6'!E49,'漁業生產量值-漁業種類別魚類別生產量值6'!G49,'漁業生產量值-漁業種類別魚類別生產量值6'!I49,'漁業生產量值-漁業種類別魚類別生產量值6'!K49,'漁業生產量值-漁業種類別魚類別生產量值6'!M49,'漁業生產量值-漁業種類別魚類別生產量值6'!O49)&#10;  + SUM('漁業生產量值-漁業種類別魚類別生產量值9'!O49)&#10;  + SUM('漁業生產量值-漁業種類別魚類別生產量值10'!K49,'漁業生產量值-漁業種類別魚類別生產量值10'!M49,'漁業生產量值-漁業種類別魚類別生產量值10'!O49)&#10;  + SUM('漁業生產量值-漁業種類別魚類別生產量值11'!C49,'漁業生產量值-漁業種類別魚類別生產量值11'!E49,'漁業生產量值-漁業種類別魚類別生產量值11'!M49)&#10;  + SUM('漁業生產量值-漁業種類別魚類別生產量值13'!I49)&#10;  + SUM('漁業生產量值-漁業種類別魚類別生產量值14'!G49,'漁業生產量值-漁業種類別魚類別生產量值14'!I49,'漁業生產量值-漁業種類別魚類別生產量值14'!K49)&#10;  )=0,&quot;-&quot;,(SUM(G49,I49)&#10;     + SUM('漁業生產量值-漁業種類別魚類別生產量值1'!E49,'漁業生產量值-漁業種類別魚類別生產量值1'!G49,'漁業生產量值-漁業種類別魚類別生產量值1'!I49)&#10;     + SUM('漁業生產量值-漁業種類別魚類別生產量值2'!C49,'漁業生產量值-漁業種類別魚類別生產量值2'!E49,'漁業生產量值-漁業種類別魚類別生產量值2'!G49,'漁業生產量值-漁業種類別魚類別生產量值2'!I49)&#10;  + SUM('漁業生產量值-漁業種類別魚類別生產量值3'!E49,'漁業生產量值-漁業種類別魚類別生產量值3'!I49,'漁業生產量值-漁業種類別魚類別生產量值3'!K49,'漁業生產量值-漁業種類別魚類別生產量值3'!M49,'漁業生產量值-漁業種類別魚類別生產量值3'!O49)&#10;     + SUM('漁業生產量值-漁業種類別魚類別生產量值4'!C49,'漁業生產量值-漁業種類別魚類別生產量值4'!E49,'漁業生產量值-漁業種類別魚類別生產量值4'!G49,'漁業生產量值-漁業種類別魚類別生產量值4'!I49)&#10;  + SUM('漁業生產量值-漁業種類別魚類別生產量值5'!E49,'漁業生產量值-漁業種類別魚類別生產量值5'!G49,'漁業生產量值-漁業種類別魚類別生產量值5'!I49,'漁業生產量值-漁業種類別魚類別生產量值5'!K49,'漁業生產量值-漁業種類別魚類別生產量值5'!M49,'漁業生產量值-漁業種類別魚類別生產量值5'!O49)&#10;  + SUM('漁業生產量值-漁業種類別魚類別生產量值6'!C49,'漁業生產量值-漁業種類別魚類別生產量值6'!E49,'漁業生產量值-漁業種類別魚類別生產量值6'!G49,'漁業生產量值-漁業種類別魚類別生產量值6'!I49,'漁業生產量值-漁業種類別魚類別生產量值6'!K49,'漁業生產量值-漁業種類別魚類別生產量值6'!M49,'漁業生產量值-漁業種類別魚類別生產量值6'!O49)&#10;  + SUM('漁業生產量值-漁業種類別魚類別生產量值9'!O49)&#10;  + SUM('漁業生產量值-漁業種類別魚類別生產量值10'!K49,'漁業生產量值-漁業種類別魚類別生產量值10'!M49,'漁業生產量值-漁業種類別魚類別生產量值10'!O49)&#10;  + SUM('漁業生產量值-漁業種類別魚類別生產量值11'!C49,'漁業生產量值-漁業種類別魚類別生產量值11'!E49,'漁業生產量值-漁業種類別魚類別生產量值11'!M49)&#10;  + SUM('漁業生產量值-漁業種類別魚類別生產量值13'!I49)&#10;  + SUM('漁業生產量值-漁業種類別魚類別生產量值14'!G49,'漁業生產量值-漁業種類別魚類別生產量值14'!I49,'漁業生產量值-漁業種類別魚類別生產量值14'!K49)&#10;  ))" table:style-name="ce19">
            <text:p>1,432<text:s/></text:p>
          </table:table-cell>
          <table:table-cell office:value-type="float" office:value="144403.66500000001" table:formula="msoxl:=IF( (SUM(H49,J49)&#10;     + SUM('漁業生產量值-漁業種類別魚類別生產量值1'!F49,'漁業生產量值-漁業種類別魚類別生產量值1'!H49,'漁業生產量值-漁業種類別魚類別生產量值1'!J49)&#10;     + SUM('漁業生產量值-漁業種類別魚類別生產量值2'!D49,'漁業生產量值-漁業種類別魚類別生產量值2'!F49,'漁業生產量值-漁業種類別魚類別生產量值2'!H49,'漁業生產量值-漁業種類別魚類別生產量值2'!J49)&#10;  + SUM('漁業生產量值-漁業種類別魚類別生產量值3'!F49,'漁業生產量值-漁業種類別魚類別生產量值3'!J49,'漁業生產量值-漁業種類別魚類別生產量值3'!L49,'漁業生產量值-漁業種類別魚類別生產量值3'!N49,'漁業生產量值-漁業種類別魚類別生產量值3'!P49)&#10;     + SUM('漁業生產量值-漁業種類別魚類別生產量值4'!D49,'漁業生產量值-漁業種類別魚類別生產量值4'!F49,'漁業生產量值-漁業種類別魚類別生產量值4'!H49,'漁業生產量值-漁業種類別魚類別生產量值4'!J49)&#10;  + SUM('漁業生產量值-漁業種類別魚類別生產量值5'!F49,'漁業生產量值-漁業種類別魚類別生產量值5'!H49,'漁業生產量值-漁業種類別魚類別生產量值5'!J49,'漁業生產量值-漁業種類別魚類別生產量值5'!L49,'漁業生產量值-漁業種類別魚類別生產量值5'!N49,'漁業生產量值-漁業種類別魚類別生產量值5'!P49)&#10;  + SUM('漁業生產量值-漁業種類別魚類別生產量值6'!D49,'漁業生產量值-漁業種類別魚類別生產量值6'!F49,'漁業生產量值-漁業種類別魚類別生產量值6'!H49,'漁業生產量值-漁業種類別魚類別生產量值6'!J49,'漁業生產量值-漁業種類別魚類別生產量值6'!L49,'漁業生產量值-漁業種類別魚類別生產量值6'!N49,'漁業生產量值-漁業種類別魚類別生產量值6'!P49)&#10;  + SUM('漁業生產量值-漁業種類別魚類別生產量值9'!P49)&#10;  + SUM('漁業生產量值-漁業種類別魚類別生產量值10'!L49,'漁業生產量值-漁業種類別魚類別生產量值10'!N49,'漁業生產量值-漁業種類別魚類別生產量值10'!P49)&#10;  + SUM('漁業生產量值-漁業種類別魚類別生產量值11'!D49,'漁業生產量值-漁業種類別魚類別生產量值11'!F49,'漁業生產量值-漁業種類別魚類別生產量值11'!N49)&#10;  + SUM('漁業生產量值-漁業種類別魚類別生產量值13'!J49)&#10;  + SUM('漁業生產量值-漁業種類別魚類別生產量值14'!H49,'漁業生產量值-漁業種類別魚類別生產量值14'!J49,'漁業生產量值-漁業種類別魚類別生產量值14'!L49)&#10;  )=0,&quot;-&quot;,(SUM(H49,J49)&#10;     + SUM('漁業生產量值-漁業種類別魚類別生產量值1'!F49,'漁業生產量值-漁業種類別魚類別生產量值1'!H49,'漁業生產量值-漁業種類別魚類別生產量值1'!J49)&#10;     + SUM('漁業生產量值-漁業種類別魚類別生產量值2'!D49,'漁業生產量值-漁業種類別魚類別生產量值2'!F49,'漁業生產量值-漁業種類別魚類別生產量值2'!H49,'漁業生產量值-漁業種類別魚類別生產量值2'!J49)&#10;  + SUM('漁業生產量值-漁業種類別魚類別生產量值3'!F49,'漁業生產量值-漁業種類別魚類別生產量值3'!J49,'漁業生產量值-漁業種類別魚類別生產量值3'!L49,'漁業生產量值-漁業種類別魚類別生產量值3'!N49,'漁業生產量值-漁業種類別魚類別生產量值3'!P49)&#10;     + SUM('漁業生產量值-漁業種類別魚類別生產量值4'!D49,'漁業生產量值-漁業種類別魚類別生產量值4'!F49,'漁業生產量值-漁業種類別魚類別生產量值4'!H49,'漁業生產量值-漁業種類別魚類別生產量值4'!J49)&#10;  + SUM('漁業生產量值-漁業種類別魚類別生產量值5'!F49,'漁業生產量值-漁業種類別魚類別生產量值5'!H49,'漁業生產量值-漁業種類別魚類別生產量值5'!J49,'漁業生產量值-漁業種類別魚類別生產量值5'!L49,'漁業生產量值-漁業種類別魚類別生產量值5'!N49,'漁業生產量值-漁業種類別魚類別生產量值5'!P49)&#10;  + SUM('漁業生產量值-漁業種類別魚類別生產量值6'!D49,'漁業生產量值-漁業種類別魚類別生產量值6'!F49,'漁業生產量值-漁業種類別魚類別生產量值6'!H49,'漁業生產量值-漁業種類別魚類別生產量值6'!J49,'漁業生產量值-漁業種類別魚類別生產量值6'!L49,'漁業生產量值-漁業種類別魚類別生產量值6'!N49,'漁業生產量值-漁業種類別魚類別生產量值6'!P49)&#10;  + SUM('漁業生產量值-漁業種類別魚類別生產量值9'!P49)&#10;  + SUM('漁業生產量值-漁業種類別魚類別生產量值10'!L49,'漁業生產量值-漁業種類別魚類別生產量值10'!N49,'漁業生產量值-漁業種類別魚類別生產量值10'!P49)&#10;  + SUM('漁業生產量值-漁業種類別魚類別生產量值11'!D49,'漁業生產量值-漁業種類別魚類別生產量值11'!F49,'漁業生產量值-漁業種類別魚類別生產量值11'!N49)&#10;  + SUM('漁業生產量值-漁業種類別魚類別生產量值13'!J49)&#10;  + SUM('漁業生產量值-漁業種類別魚類別生產量值14'!H49,'漁業生產量值-漁業種類別魚類別生產量值14'!J49,'漁業生產量值-漁業種類別魚類別生產量值14'!L49)&#10;  ))" table:style-name="ce19">
            <text:p>144,40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9,M49,O49,'漁業生產量值-漁業種類別魚類別生產量值1'!C49)=0,&quot;-&quot;,SUM(K49,M49,O49,'漁業生產量值-漁業種類別魚類別生產量值1'!C49))" table:style-name="ce19">
            <text:p>-</text:p>
          </table:table-cell>
          <table:table-cell office:value-type="string" office:string-value="-" table:formula="msoxl:=IF(SUM(L49,N49,P49,'漁業生產量值-漁業種類別魚類別生產量值1'!D49)=0,&quot;-&quot;,SUM(L49,N49,P49,'漁業生產量值-漁業種類別魚類別生產量值1'!D4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400</text:p>
          </table:table-cell>
          <table:table-cell office:value-type="string" table:style-name="ce18">
            <text:p>海面養殖合計</text:p>
          </table:table-cell>
          <table:table-cell office:value-type="float" office:value="30390.131160000001" table:formula="msoxl:=  IF(SUM(C51:C53)=0,&quot;-&quot;,SUM(C51:C53))" table:style-name="ce54">
            <text:p>30,390<text:s/></text:p>
          </table:table-cell>
          <table:table-cell office:value-type="float" office:value="5768456.6424499992" table:formula="msoxl:=  IF(SUM(D51:D53)=0,&quot;-&quot;,SUM(D51:D53))" table:style-name="ce54">
            <text:p>5,768,457<text:s/></text:p>
          </table:table-cell>
          <table:table-cell office:value-type="float" office:value="29935.731160000007" table:formula="msoxl:=IF( (SUM(G50,I50)&#10;     + SUM('漁業生產量值-漁業種類別魚類別生產量值1'!E50,'漁業生產量值-漁業種類別魚類別生產量值1'!G50,'漁業生產量值-漁業種類別魚類別生產量值1'!I50)&#10;     + SUM('漁業生產量值-漁業種類別魚類別生產量值2'!C50,'漁業生產量值-漁業種類別魚類別生產量值2'!E50,'漁業生產量值-漁業種類別魚類別生產量值2'!G50,'漁業生產量值-漁業種類別魚類別生產量值2'!I50)&#10;  + SUM('漁業生產量值-漁業種類別魚類別生產量值3'!E50,'漁業生產量值-漁業種類別魚類別生產量值3'!I50,'漁業生產量值-漁業種類別魚類別生產量值3'!K50,'漁業生產量值-漁業種類別魚類別生產量值3'!M50,'漁業生產量值-漁業種類別魚類別生產量值3'!O50)&#10;     + SUM('漁業生產量值-漁業種類別魚類別生產量值4'!C50,'漁業生產量值-漁業種類別魚類別生產量值4'!E50,'漁業生產量值-漁業種類別魚類別生產量值4'!G50,'漁業生產量值-漁業種類別魚類別生產量值4'!I50)&#10;  + SUM('漁業生產量值-漁業種類別魚類別生產量值5'!E50,'漁業生產量值-漁業種類別魚類別生產量值5'!G50,'漁業生產量值-漁業種類別魚類別生產量值5'!I50,'漁業生產量值-漁業種類別魚類別生產量值5'!K50,'漁業生產量值-漁業種類別魚類別生產量值5'!M50,'漁業生產量值-漁業種類別魚類別生產量值5'!O50)&#10;  + SUM('漁業生產量值-漁業種類別魚類別生產量值6'!C50,'漁業生產量值-漁業種類別魚類別生產量值6'!E50,'漁業生產量值-漁業種類別魚類別生產量值6'!G50,'漁業生產量值-漁業種類別魚類別生產量值6'!I50,'漁業生產量值-漁業種類別魚類別生產量值6'!K50,'漁業生產量值-漁業種類別魚類別生產量值6'!M50,'漁業生產量值-漁業種類別魚類別生產量值6'!O50)&#10;  + SUM('漁業生產量值-漁業種類別魚類別生產量值9'!O50)&#10;  + SUM('漁業生產量值-漁業種類別魚類別生產量值10'!K50,'漁業生產量值-漁業種類別魚類別生產量值10'!M50,'漁業生產量值-漁業種類別魚類別生產量值10'!O50)&#10;  + SUM('漁業生產量值-漁業種類別魚類別生產量值11'!C50,'漁業生產量值-漁業種類別魚類別生產量值11'!E50,'漁業生產量值-漁業種類別魚類別生產量值11'!M50)&#10;  + SUM('漁業生產量值-漁業種類別魚類別生產量值13'!I50)&#10;  + SUM('漁業生產量值-漁業種類別魚類別生產量值14'!G50,'漁業生產量值-漁業種類別魚類別生產量值14'!I50,'漁業生產量值-漁業種類別魚類別生產量值14'!K50)&#10;  )=0,&quot;-&quot;,(SUM(G50,I50)&#10;     + SUM('漁業生產量值-漁業種類別魚類別生產量值1'!E50,'漁業生產量值-漁業種類別魚類別生產量值1'!G50,'漁業生產量值-漁業種類別魚類別生產量值1'!I50)&#10;     + SUM('漁業生產量值-漁業種類別魚類別生產量值2'!C50,'漁業生產量值-漁業種類別魚類別生產量值2'!E50,'漁業生產量值-漁業種類別魚類別生產量值2'!G50,'漁業生產量值-漁業種類別魚類別生產量值2'!I50)&#10;  + SUM('漁業生產量值-漁業種類別魚類別生產量值3'!E50,'漁業生產量值-漁業種類別魚類別生產量值3'!I50,'漁業生產量值-漁業種類別魚類別生產量值3'!K50,'漁業生產量值-漁業種類別魚類別生產量值3'!M50,'漁業生產量值-漁業種類別魚類別生產量值3'!O50)&#10;     + SUM('漁業生產量值-漁業種類別魚類別生產量值4'!C50,'漁業生產量值-漁業種類別魚類別生產量值4'!E50,'漁業生產量值-漁業種類別魚類別生產量值4'!G50,'漁業生產量值-漁業種類別魚類別生產量值4'!I50)&#10;  + SUM('漁業生產量值-漁業種類別魚類別生產量值5'!E50,'漁業生產量值-漁業種類別魚類別生產量值5'!G50,'漁業生產量值-漁業種類別魚類別生產量值5'!I50,'漁業生產量值-漁業種類別魚類別生產量值5'!K50,'漁業生產量值-漁業種類別魚類別生產量值5'!M50,'漁業生產量值-漁業種類別魚類別生產量值5'!O50)&#10;  + SUM('漁業生產量值-漁業種類別魚類別生產量值6'!C50,'漁業生產量值-漁業種類別魚類別生產量值6'!E50,'漁業生產量值-漁業種類別魚類別生產量值6'!G50,'漁業生產量值-漁業種類別魚類別生產量值6'!I50,'漁業生產量值-漁業種類別魚類別生產量值6'!K50,'漁業生產量值-漁業種類別魚類別生產量值6'!M50,'漁業生產量值-漁業種類別魚類別生產量值6'!O50)&#10;  + SUM('漁業生產量值-漁業種類別魚類別生產量值9'!O50)&#10;  + SUM('漁業生產量值-漁業種類別魚類別生產量值10'!K50,'漁業生產量值-漁業種類別魚類別生產量值10'!M50,'漁業生產量值-漁業種類別魚類別生產量值10'!O50)&#10;  + SUM('漁業生產量值-漁業種類別魚類別生產量值11'!C50,'漁業生產量值-漁業種類別魚類別生產量值11'!E50,'漁業生產量值-漁業種類別魚類別生產量值11'!M50)&#10;  + SUM('漁業生產量值-漁業種類別魚類別生產量值13'!I50)&#10;  + SUM('漁業生產量值-漁業種類別魚類別生產量值14'!G50,'漁業生產量值-漁業種類別魚類別生產量值14'!I50,'漁業生產量值-漁業種類別魚類別生產量值14'!K50)&#10;  ))" table:style-name="ce19">
            <text:p>29,936<text:s/></text:p>
          </table:table-cell>
          <table:table-cell office:value-type="float" office:value="5626961.6424499992" table:formula="msoxl:=IF( (SUM(H50,J50)&#10;     + SUM('漁業生產量值-漁業種類別魚類別生產量值1'!F50,'漁業生產量值-漁業種類別魚類別生產量值1'!H50,'漁業生產量值-漁業種類別魚類別生產量值1'!J50)&#10;     + SUM('漁業生產量值-漁業種類別魚類別生產量值2'!D50,'漁業生產量值-漁業種類別魚類別生產量值2'!F50,'漁業生產量值-漁業種類別魚類別生產量值2'!H50,'漁業生產量值-漁業種類別魚類別生產量值2'!J50)&#10;  + SUM('漁業生產量值-漁業種類別魚類別生產量值3'!F50,'漁業生產量值-漁業種類別魚類別生產量值3'!J50,'漁業生產量值-漁業種類別魚類別生產量值3'!L50,'漁業生產量值-漁業種類別魚類別生產量值3'!N50,'漁業生產量值-漁業種類別魚類別生產量值3'!P50)&#10;     + SUM('漁業生產量值-漁業種類別魚類別生產量值4'!D50,'漁業生產量值-漁業種類別魚類別生產量值4'!F50,'漁業生產量值-漁業種類別魚類別生產量值4'!H50,'漁業生產量值-漁業種類別魚類別生產量值4'!J50)&#10;  + SUM('漁業生產量值-漁業種類別魚類別生產量值5'!F50,'漁業生產量值-漁業種類別魚類別生產量值5'!H50,'漁業生產量值-漁業種類別魚類別生產量值5'!J50,'漁業生產量值-漁業種類別魚類別生產量值5'!L50,'漁業生產量值-漁業種類別魚類別生產量值5'!N50,'漁業生產量值-漁業種類別魚類別生產量值5'!P50)&#10;  + SUM('漁業生產量值-漁業種類別魚類別生產量值6'!D50,'漁業生產量值-漁業種類別魚類別生產量值6'!F50,'漁業生產量值-漁業種類別魚類別生產量值6'!H50,'漁業生產量值-漁業種類別魚類別生產量值6'!J50,'漁業生產量值-漁業種類別魚類別生產量值6'!L50,'漁業生產量值-漁業種類別魚類別生產量值6'!N50,'漁業生產量值-漁業種類別魚類別生產量值6'!P50)&#10;  + SUM('漁業生產量值-漁業種類別魚類別生產量值9'!P50)&#10;  + SUM('漁業生產量值-漁業種類別魚類別生產量值10'!L50,'漁業生產量值-漁業種類別魚類別生產量值10'!N50,'漁業生產量值-漁業種類別魚類別生產量值10'!P50)&#10;  + SUM('漁業生產量值-漁業種類別魚類別生產量值11'!D50,'漁業生產量值-漁業種類別魚類別生產量值11'!F50,'漁業生產量值-漁業種類別魚類別生產量值11'!N50)&#10;  + SUM('漁業生產量值-漁業種類別魚類別生產量值13'!J50)&#10;  + SUM('漁業生產量值-漁業種類別魚類別生產量值14'!H50,'漁業生產量值-漁業種類別魚類別生產量值14'!J50,'漁業生產量值-漁業種類別魚類別生產量值14'!L50)&#10;  )=0,&quot;-&quot;,(SUM(H50,J50)&#10;     + SUM('漁業生產量值-漁業種類別魚類別生產量值1'!F50,'漁業生產量值-漁業種類別魚類別生產量值1'!H50,'漁業生產量值-漁業種類別魚類別生產量值1'!J50)&#10;     + SUM('漁業生產量值-漁業種類別魚類別生產量值2'!D50,'漁業生產量值-漁業種類別魚類別生產量值2'!F50,'漁業生產量值-漁業種類別魚類別生產量值2'!H50,'漁業生產量值-漁業種類別魚類別生產量值2'!J50)&#10;  + SUM('漁業生產量值-漁業種類別魚類別生產量值3'!F50,'漁業生產量值-漁業種類別魚類別生產量值3'!J50,'漁業生產量值-漁業種類別魚類別生產量值3'!L50,'漁業生產量值-漁業種類別魚類別生產量值3'!N50,'漁業生產量值-漁業種類別魚類別生產量值3'!P50)&#10;     + SUM('漁業生產量值-漁業種類別魚類別生產量值4'!D50,'漁業生產量值-漁業種類別魚類別生產量值4'!F50,'漁業生產量值-漁業種類別魚類別生產量值4'!H50,'漁業生產量值-漁業種類別魚類別生產量值4'!J50)&#10;  + SUM('漁業生產量值-漁業種類別魚類別生產量值5'!F50,'漁業生產量值-漁業種類別魚類別生產量值5'!H50,'漁業生產量值-漁業種類別魚類別生產量值5'!J50,'漁業生產量值-漁業種類別魚類別生產量值5'!L50,'漁業生產量值-漁業種類別魚類別生產量值5'!N50,'漁業生產量值-漁業種類別魚類別生產量值5'!P50)&#10;  + SUM('漁業生產量值-漁業種類別魚類別生產量值6'!D50,'漁業生產量值-漁業種類別魚類別生產量值6'!F50,'漁業生產量值-漁業種類別魚類別生產量值6'!H50,'漁業生產量值-漁業種類別魚類別生產量值6'!J50,'漁業生產量值-漁業種類別魚類別生產量值6'!L50,'漁業生產量值-漁業種類別魚類別生產量值6'!N50,'漁業生產量值-漁業種類別魚類別生產量值6'!P50)&#10;  + SUM('漁業生產量值-漁業種類別魚類別生產量值9'!P50)&#10;  + SUM('漁業生產量值-漁業種類別魚類別生產量值10'!L50,'漁業生產量值-漁業種類別魚類別生產量值10'!N50,'漁業生產量值-漁業種類別魚類別生產量值10'!P50)&#10;  + SUM('漁業生產量值-漁業種類別魚類別生產量值11'!D50,'漁業生產量值-漁業種類別魚類別生產量值11'!F50,'漁業生產量值-漁業種類別魚類別生產量值11'!N50)&#10;  + SUM('漁業生產量值-漁業種類別魚類別生產量值13'!J50)&#10;  + SUM('漁業生產量值-漁業種類別魚類別生產量值14'!H50,'漁業生產量值-漁業種類別魚類別生產量值14'!J50,'漁業生產量值-漁業種類別魚類別生產量值14'!L50)&#10;  ))" table:style-name="ce19">
            <text:p>5,626,962<text:s/>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IF(SUM(K50,M50,O50,'漁業生產量值-漁業種類別魚類別生產量值1'!C50)=0,&quot;-&quot;,SUM(K50,M50,O50,'漁業生產量值-漁業種類別魚類別生產量值1'!C50))" table:style-name="ce19">
            <text:p>-</text:p>
          </table:table-cell>
          <table:table-cell office:value-type="string" office:string-value="-" table:formula="msoxl:=IF(SUM(L50,N50,P50,'漁業生產量值-漁業種類別魚類別生產量值1'!D50)=0,&quot;-&quot;,SUM(L50,N50,P50,'漁業生產量值-漁業種類別魚類別生產量值1'!D50))" table:style-name="ce19">
            <text:p>-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office:value-type="string" office:string-value="-" table:formula="msoxl:=  IF(SUM(O51:O53)=0,&quot;-&quot;,SUM(O51:O53))" table:style-name="ce54">
            <text:p>-</text:p>
          </table:table-cell>
          <table:table-cell office:value-type="string" office:string-value="-" table:formula="msoxl:=  IF(SUM(P51:P53)=0,&quot;-&quot;,SUM(P51:P5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401</text:p>
          </table:table-cell>
          <table:table-cell office:value-type="string" table:style-name="ce18">
            <text:p>　淺海養殖　</text:p>
          </table:table-cell>
          <table:table-cell office:value-type="float" office:value="28531.31" table:style-name="ce54">
            <text:p>28,531<text:s/></text:p>
          </table:table-cell>
          <table:table-cell office:value-type="float" office:value="5199232.8499999996" table:style-name="ce54">
            <text:p>5,199,233<text:s/></text:p>
          </table:table-cell>
          <table:table-cell office:value-type="float" office:value="28462.310000000005" table:formula="msoxl:=IF( (SUM(G51,I51)&#10;     + SUM('漁業生產量值-漁業種類別魚類別生產量值1'!E51,'漁業生產量值-漁業種類別魚類別生產量值1'!G51,'漁業生產量值-漁業種類別魚類別生產量值1'!I51)&#10;     + SUM('漁業生產量值-漁業種類別魚類別生產量值2'!C51,'漁業生產量值-漁業種類別魚類別生產量值2'!E51,'漁業生產量值-漁業種類別魚類別生產量值2'!G51,'漁業生產量值-漁業種類別魚類別生產量值2'!I51)&#10;  + SUM('漁業生產量值-漁業種類別魚類別生產量值3'!E51,'漁業生產量值-漁業種類別魚類別生產量值3'!I51,'漁業生產量值-漁業種類別魚類別生產量值3'!K51,'漁業生產量值-漁業種類別魚類別生產量值3'!M51,'漁業生產量值-漁業種類別魚類別生產量值3'!O51)&#10;     + SUM('漁業生產量值-漁業種類別魚類別生產量值4'!C51,'漁業生產量值-漁業種類別魚類別生產量值4'!E51,'漁業生產量值-漁業種類別魚類別生產量值4'!G51,'漁業生產量值-漁業種類別魚類別生產量值4'!I51)&#10;  + SUM('漁業生產量值-漁業種類別魚類別生產量值5'!E51,'漁業生產量值-漁業種類別魚類別生產量值5'!G51,'漁業生產量值-漁業種類別魚類別生產量值5'!I51,'漁業生產量值-漁業種類別魚類別生產量值5'!K51,'漁業生產量值-漁業種類別魚類別生產量值5'!M51,'漁業生產量值-漁業種類別魚類別生產量值5'!O51)&#10;  + SUM('漁業生產量值-漁業種類別魚類別生產量值6'!C51,'漁業生產量值-漁業種類別魚類別生產量值6'!E51,'漁業生產量值-漁業種類別魚類別生產量值6'!G51,'漁業生產量值-漁業種類別魚類別生產量值6'!I51,'漁業生產量值-漁業種類別魚類別生產量值6'!K51,'漁業生產量值-漁業種類別魚類別生產量值6'!M51,'漁業生產量值-漁業種類別魚類別生產量值6'!O51)&#10;  + SUM('漁業生產量值-漁業種類別魚類別生產量值9'!O51)&#10;  + SUM('漁業生產量值-漁業種類別魚類別生產量值10'!K51,'漁業生產量值-漁業種類別魚類別生產量值10'!M51,'漁業生產量值-漁業種類別魚類別生產量值10'!O51)&#10;  + SUM('漁業生產量值-漁業種類別魚類別生產量值11'!C51,'漁業生產量值-漁業種類別魚類別生產量值11'!E51,'漁業生產量值-漁業種類別魚類別生產量值11'!M51)&#10;  + SUM('漁業生產量值-漁業種類別魚類別生產量值13'!I51)&#10;  + SUM('漁業生產量值-漁業種類別魚類別生產量值14'!G51,'漁業生產量值-漁業種類別魚類別生產量值14'!I51,'漁業生產量值-漁業種類別魚類別生產量值14'!K51)&#10;  )=0,&quot;-&quot;,(SUM(G51,I51)&#10;     + SUM('漁業生產量值-漁業種類別魚類別生產量值1'!E51,'漁業生產量值-漁業種類別魚類別生產量值1'!G51,'漁業生產量值-漁業種類別魚類別生產量值1'!I51)&#10;     + SUM('漁業生產量值-漁業種類別魚類別生產量值2'!C51,'漁業生產量值-漁業種類別魚類別生產量值2'!E51,'漁業生產量值-漁業種類別魚類別生產量值2'!G51,'漁業生產量值-漁業種類別魚類別生產量值2'!I51)&#10;  + SUM('漁業生產量值-漁業種類別魚類別生產量值3'!E51,'漁業生產量值-漁業種類別魚類別生產量值3'!I51,'漁業生產量值-漁業種類別魚類別生產量值3'!K51,'漁業生產量值-漁業種類別魚類別生產量值3'!M51,'漁業生產量值-漁業種類別魚類別生產量值3'!O51)&#10;     + SUM('漁業生產量值-漁業種類別魚類別生產量值4'!C51,'漁業生產量值-漁業種類別魚類別生產量值4'!E51,'漁業生產量值-漁業種類別魚類別生產量值4'!G51,'漁業生產量值-漁業種類別魚類別生產量值4'!I51)&#10;  + SUM('漁業生產量值-漁業種類別魚類別生產量值5'!E51,'漁業生產量值-漁業種類別魚類別生產量值5'!G51,'漁業生產量值-漁業種類別魚類別生產量值5'!I51,'漁業生產量值-漁業種類別魚類別生產量值5'!K51,'漁業生產量值-漁業種類別魚類別生產量值5'!M51,'漁業生產量值-漁業種類別魚類別生產量值5'!O51)&#10;  + SUM('漁業生產量值-漁業種類別魚類別生產量值6'!C51,'漁業生產量值-漁業種類別魚類別生產量值6'!E51,'漁業生產量值-漁業種類別魚類別生產量值6'!G51,'漁業生產量值-漁業種類別魚類別生產量值6'!I51,'漁業生產量值-漁業種類別魚類別生產量值6'!K51,'漁業生產量值-漁業種類別魚類別生產量值6'!M51,'漁業生產量值-漁業種類別魚類別生產量值6'!O51)&#10;  + SUM('漁業生產量值-漁業種類別魚類別生產量值9'!O51)&#10;  + SUM('漁業生產量值-漁業種類別魚類別生產量值10'!K51,'漁業生產量值-漁業種類別魚類別生產量值10'!M51,'漁業生產量值-漁業種類別魚類別生產量值10'!O51)&#10;  + SUM('漁業生產量值-漁業種類別魚類別生產量值11'!C51,'漁業生產量值-漁業種類別魚類別生產量值11'!E51,'漁業生產量值-漁業種類別魚類別生產量值11'!M51)&#10;  + SUM('漁業生產量值-漁業種類別魚類別生產量值13'!I51)&#10;  + SUM('漁業生產量值-漁業種類別魚類別生產量值14'!G51,'漁業生產量值-漁業種類別魚類別生產量值14'!I51,'漁業生產量值-漁業種類別魚類別生產量值14'!K51)&#10;  ))" table:style-name="ce19">
            <text:p>28,462<text:s/></text:p>
          </table:table-cell>
          <table:table-cell office:value-type="float" office:value="5176951.8499999996" table:formula="msoxl:=IF( (SUM(H51,J51)&#10;     + SUM('漁業生產量值-漁業種類別魚類別生產量值1'!F51,'漁業生產量值-漁業種類別魚類別生產量值1'!H51,'漁業生產量值-漁業種類別魚類別生產量值1'!J51)&#10;     + SUM('漁業生產量值-漁業種類別魚類別生產量值2'!D51,'漁業生產量值-漁業種類別魚類別生產量值2'!F51,'漁業生產量值-漁業種類別魚類別生產量值2'!H51,'漁業生產量值-漁業種類別魚類別生產量值2'!J51)&#10;  + SUM('漁業生產量值-漁業種類別魚類別生產量值3'!F51,'漁業生產量值-漁業種類別魚類別生產量值3'!J51,'漁業生產量值-漁業種類別魚類別生產量值3'!L51,'漁業生產量值-漁業種類別魚類別生產量值3'!N51,'漁業生產量值-漁業種類別魚類別生產量值3'!P51)&#10;     + SUM('漁業生產量值-漁業種類別魚類別生產量值4'!D51,'漁業生產量值-漁業種類別魚類別生產量值4'!F51,'漁業生產量值-漁業種類別魚類別生產量值4'!H51,'漁業生產量值-漁業種類別魚類別生產量值4'!J51)&#10;  + SUM('漁業生產量值-漁業種類別魚類別生產量值5'!F51,'漁業生產量值-漁業種類別魚類別生產量值5'!H51,'漁業生產量值-漁業種類別魚類別生產量值5'!J51,'漁業生產量值-漁業種類別魚類別生產量值5'!L51,'漁業生產量值-漁業種類別魚類別生產量值5'!N51,'漁業生產量值-漁業種類別魚類別生產量值5'!P51)&#10;  + SUM('漁業生產量值-漁業種類別魚類別生產量值6'!D51,'漁業生產量值-漁業種類別魚類別生產量值6'!F51,'漁業生產量值-漁業種類別魚類別生產量值6'!H51,'漁業生產量值-漁業種類別魚類別生產量值6'!J51,'漁業生產量值-漁業種類別魚類別生產量值6'!L51,'漁業生產量值-漁業種類別魚類別生產量值6'!N51,'漁業生產量值-漁業種類別魚類別生產量值6'!P51)&#10;  + SUM('漁業生產量值-漁業種類別魚類別生產量值9'!P51)&#10;  + SUM('漁業生產量值-漁業種類別魚類別生產量值10'!L51,'漁業生產量值-漁業種類別魚類別生產量值10'!N51,'漁業生產量值-漁業種類別魚類別生產量值10'!P51)&#10;  + SUM('漁業生產量值-漁業種類別魚類別生產量值11'!D51,'漁業生產量值-漁業種類別魚類別生產量值11'!F51,'漁業生產量值-漁業種類別魚類別生產量值11'!N51)&#10;  + SUM('漁業生產量值-漁業種類別魚類別生產量值13'!J51)&#10;  + SUM('漁業生產量值-漁業種類別魚類別生產量值14'!H51,'漁業生產量值-漁業種類別魚類別生產量值14'!J51,'漁業生產量值-漁業種類別魚類別生產量值14'!L51)&#10;  )=0,&quot;-&quot;,(SUM(H51,J51)&#10;     + SUM('漁業生產量值-漁業種類別魚類別生產量值1'!F51,'漁業生產量值-漁業種類別魚類別生產量值1'!H51,'漁業生產量值-漁業種類別魚類別生產量值1'!J51)&#10;     + SUM('漁業生產量值-漁業種類別魚類別生產量值2'!D51,'漁業生產量值-漁業種類別魚類別生產量值2'!F51,'漁業生產量值-漁業種類別魚類別生產量值2'!H51,'漁業生產量值-漁業種類別魚類別生產量值2'!J51)&#10;  + SUM('漁業生產量值-漁業種類別魚類別生產量值3'!F51,'漁業生產量值-漁業種類別魚類別生產量值3'!J51,'漁業生產量值-漁業種類別魚類別生產量值3'!L51,'漁業生產量值-漁業種類別魚類別生產量值3'!N51,'漁業生產量值-漁業種類別魚類別生產量值3'!P51)&#10;     + SUM('漁業生產量值-漁業種類別魚類別生產量值4'!D51,'漁業生產量值-漁業種類別魚類別生產量值4'!F51,'漁業生產量值-漁業種類別魚類別生產量值4'!H51,'漁業生產量值-漁業種類別魚類別生產量值4'!J51)&#10;  + SUM('漁業生產量值-漁業種類別魚類別生產量值5'!F51,'漁業生產量值-漁業種類別魚類別生產量值5'!H51,'漁業生產量值-漁業種類別魚類別生產量值5'!J51,'漁業生產量值-漁業種類別魚類別生產量值5'!L51,'漁業生產量值-漁業種類別魚類別生產量值5'!N51,'漁業生產量值-漁業種類別魚類別生產量值5'!P51)&#10;  + SUM('漁業生產量值-漁業種類別魚類別生產量值6'!D51,'漁業生產量值-漁業種類別魚類別生產量值6'!F51,'漁業生產量值-漁業種類別魚類別生產量值6'!H51,'漁業生產量值-漁業種類別魚類別生產量值6'!J51,'漁業生產量值-漁業種類別魚類別生產量值6'!L51,'漁業生產量值-漁業種類別魚類別生產量值6'!N51,'漁業生產量值-漁業種類別魚類別生產量值6'!P51)&#10;  + SUM('漁業生產量值-漁業種類別魚類別生產量值9'!P51)&#10;  + SUM('漁業生產量值-漁業種類別魚類別生產量值10'!L51,'漁業生產量值-漁業種類別魚類別生產量值10'!N51,'漁業生產量值-漁業種類別魚類別生產量值10'!P51)&#10;  + SUM('漁業生產量值-漁業種類別魚類別生產量值11'!D51,'漁業生產量值-漁業種類別魚類別生產量值11'!F51,'漁業生產量值-漁業種類別魚類別生產量值11'!N51)&#10;  + SUM('漁業生產量值-漁業種類別魚類別生產量值13'!J51)&#10;  + SUM('漁業生產量值-漁業種類別魚類別生產量值14'!H51,'漁業生產量值-漁業種類別魚類別生產量值14'!J51,'漁業生產量值-漁業種類別魚類別生產量值14'!L51)&#10;  ))" table:style-name="ce19">
            <text:p>5,176,95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1,M51,O51,'漁業生產量值-漁業種類別魚類別生產量值1'!C51)=0,&quot;-&quot;,SUM(K51,M51,O51,'漁業生產量值-漁業種類別魚類別生產量值1'!C51))" table:style-name="ce19">
            <text:p>-</text:p>
          </table:table-cell>
          <table:table-cell office:value-type="string" office:string-value="-" table:formula="msoxl:=IF(SUM(L51,N51,P51,'漁業生產量值-漁業種類別魚類別生產量值1'!D51)=0,&quot;-&quot;,SUM(L51,N51,P51,'漁業生產量值-漁業種類別魚類別生產量值1'!D5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402</text:p>
          </table:table-cell>
          <table:table-cell office:value-type="string" table:style-name="ce18">
            <text:p>　箱網養殖　</text:p>
          </table:table-cell>
          <table:table-cell office:value-type="float" office:value="1858.82116" table:style-name="ce54">
            <text:p>1,859<text:s/></text:p>
          </table:table-cell>
          <table:table-cell office:value-type="float" office:value="569223.79244999995" table:style-name="ce54">
            <text:p>569,224<text:s/></text:p>
          </table:table-cell>
          <table:table-cell office:value-type="float" office:value="1473.4211600000001" table:formula="msoxl:=IF( (SUM(G52,I52)&#10;     + SUM('漁業生產量值-漁業種類別魚類別生產量值1'!E52,'漁業生產量值-漁業種類別魚類別生產量值1'!G52,'漁業生產量值-漁業種類別魚類別生產量值1'!I52)&#10;     + SUM('漁業生產量值-漁業種類別魚類別生產量值2'!C52,'漁業生產量值-漁業種類別魚類別生產量值2'!E52,'漁業生產量值-漁業種類別魚類別生產量值2'!G52,'漁業生產量值-漁業種類別魚類別生產量值2'!I52)&#10;  + SUM('漁業生產量值-漁業種類別魚類別生產量值3'!E52,'漁業生產量值-漁業種類別魚類別生產量值3'!I52,'漁業生產量值-漁業種類別魚類別生產量值3'!K52,'漁業生產量值-漁業種類別魚類別生產量值3'!M52,'漁業生產量值-漁業種類別魚類別生產量值3'!O52)&#10;     + SUM('漁業生產量值-漁業種類別魚類別生產量值4'!C52,'漁業生產量值-漁業種類別魚類別生產量值4'!E52,'漁業生產量值-漁業種類別魚類別生產量值4'!G52,'漁業生產量值-漁業種類別魚類別生產量值4'!I52)&#10;  + SUM('漁業生產量值-漁業種類別魚類別生產量值5'!E52,'漁業生產量值-漁業種類別魚類別生產量值5'!G52,'漁業生產量值-漁業種類別魚類別生產量值5'!I52,'漁業生產量值-漁業種類別魚類別生產量值5'!K52,'漁業生產量值-漁業種類別魚類別生產量值5'!M52,'漁業生產量值-漁業種類別魚類別生產量值5'!O52)&#10;  + SUM('漁業生產量值-漁業種類別魚類別生產量值6'!C52,'漁業生產量值-漁業種類別魚類別生產量值6'!E52,'漁業生產量值-漁業種類別魚類別生產量值6'!G52,'漁業生產量值-漁業種類別魚類別生產量值6'!I52,'漁業生產量值-漁業種類別魚類別生產量值6'!K52,'漁業生產量值-漁業種類別魚類別生產量值6'!M52,'漁業生產量值-漁業種類別魚類別生產量值6'!O52)&#10;  + SUM('漁業生產量值-漁業種類別魚類別生產量值9'!O52)&#10;  + SUM('漁業生產量值-漁業種類別魚類別生產量值10'!K52,'漁業生產量值-漁業種類別魚類別生產量值10'!M52,'漁業生產量值-漁業種類別魚類別生產量值10'!O52)&#10;  + SUM('漁業生產量值-漁業種類別魚類別生產量值11'!C52,'漁業生產量值-漁業種類別魚類別生產量值11'!E52,'漁業生產量值-漁業種類別魚類別生產量值11'!M52)&#10;  + SUM('漁業生產量值-漁業種類別魚類別生產量值13'!I52)&#10;  + SUM('漁業生產量值-漁業種類別魚類別生產量值14'!G52,'漁業生產量值-漁業種類別魚類別生產量值14'!I52,'漁業生產量值-漁業種類別魚類別生產量值14'!K52)&#10;  )=0,&quot;-&quot;,(SUM(G52,I52)&#10;     + SUM('漁業生產量值-漁業種類別魚類別生產量值1'!E52,'漁業生產量值-漁業種類別魚類別生產量值1'!G52,'漁業生產量值-漁業種類別魚類別生產量值1'!I52)&#10;     + SUM('漁業生產量值-漁業種類別魚類別生產量值2'!C52,'漁業生產量值-漁業種類別魚類別生產量值2'!E52,'漁業生產量值-漁業種類別魚類別生產量值2'!G52,'漁業生產量值-漁業種類別魚類別生產量值2'!I52)&#10;  + SUM('漁業生產量值-漁業種類別魚類別生產量值3'!E52,'漁業生產量值-漁業種類別魚類別生產量值3'!I52,'漁業生產量值-漁業種類別魚類別生產量值3'!K52,'漁業生產量值-漁業種類別魚類別生產量值3'!M52,'漁業生產量值-漁業種類別魚類別生產量值3'!O52)&#10;     + SUM('漁業生產量值-漁業種類別魚類別生產量值4'!C52,'漁業生產量值-漁業種類別魚類別生產量值4'!E52,'漁業生產量值-漁業種類別魚類別生產量值4'!G52,'漁業生產量值-漁業種類別魚類別生產量值4'!I52)&#10;  + SUM('漁業生產量值-漁業種類別魚類別生產量值5'!E52,'漁業生產量值-漁業種類別魚類別生產量值5'!G52,'漁業生產量值-漁業種類別魚類別生產量值5'!I52,'漁業生產量值-漁業種類別魚類別生產量值5'!K52,'漁業生產量值-漁業種類別魚類別生產量值5'!M52,'漁業生產量值-漁業種類別魚類別生產量值5'!O52)&#10;  + SUM('漁業生產量值-漁業種類別魚類別生產量值6'!C52,'漁業生產量值-漁業種類別魚類別生產量值6'!E52,'漁業生產量值-漁業種類別魚類別生產量值6'!G52,'漁業生產量值-漁業種類別魚類別生產量值6'!I52,'漁業生產量值-漁業種類別魚類別生產量值6'!K52,'漁業生產量值-漁業種類別魚類別生產量值6'!M52,'漁業生產量值-漁業種類別魚類別生產量值6'!O52)&#10;  + SUM('漁業生產量值-漁業種類別魚類別生產量值9'!O52)&#10;  + SUM('漁業生產量值-漁業種類別魚類別生產量值10'!K52,'漁業生產量值-漁業種類別魚類別生產量值10'!M52,'漁業生產量值-漁業種類別魚類別生產量值10'!O52)&#10;  + SUM('漁業生產量值-漁業種類別魚類別生產量值11'!C52,'漁業生產量值-漁業種類別魚類別生產量值11'!E52,'漁業生產量值-漁業種類別魚類別生產量值11'!M52)&#10;  + SUM('漁業生產量值-漁業種類別魚類別生產量值13'!I52)&#10;  + SUM('漁業生產量值-漁業種類別魚類別生產量值14'!G52,'漁業生產量值-漁業種類別魚類別生產量值14'!I52,'漁業生產量值-漁業種類別魚類別生產量值14'!K52)&#10;  ))" table:style-name="ce19">
            <text:p>1,473<text:s/></text:p>
          </table:table-cell>
          <table:table-cell office:value-type="float" office:value="450009.79245000001" table:formula="msoxl:=IF( (SUM(H52,J52)&#10;     + SUM('漁業生產量值-漁業種類別魚類別生產量值1'!F52,'漁業生產量值-漁業種類別魚類別生產量值1'!H52,'漁業生產量值-漁業種類別魚類別生產量值1'!J52)&#10;     + SUM('漁業生產量值-漁業種類別魚類別生產量值2'!D52,'漁業生產量值-漁業種類別魚類別生產量值2'!F52,'漁業生產量值-漁業種類別魚類別生產量值2'!H52,'漁業生產量值-漁業種類別魚類別生產量值2'!J52)&#10;  + SUM('漁業生產量值-漁業種類別魚類別生產量值3'!F52,'漁業生產量值-漁業種類別魚類別生產量值3'!J52,'漁業生產量值-漁業種類別魚類別生產量值3'!L52,'漁業生產量值-漁業種類別魚類別生產量值3'!N52,'漁業生產量值-漁業種類別魚類別生產量值3'!P52)&#10;     + SUM('漁業生產量值-漁業種類別魚類別生產量值4'!D52,'漁業生產量值-漁業種類別魚類別生產量值4'!F52,'漁業生產量值-漁業種類別魚類別生產量值4'!H52,'漁業生產量值-漁業種類別魚類別生產量值4'!J52)&#10;  + SUM('漁業生產量值-漁業種類別魚類別生產量值5'!F52,'漁業生產量值-漁業種類別魚類別生產量值5'!H52,'漁業生產量值-漁業種類別魚類別生產量值5'!J52,'漁業生產量值-漁業種類別魚類別生產量值5'!L52,'漁業生產量值-漁業種類別魚類別生產量值5'!N52,'漁業生產量值-漁業種類別魚類別生產量值5'!P52)&#10;  + SUM('漁業生產量值-漁業種類別魚類別生產量值6'!D52,'漁業生產量值-漁業種類別魚類別生產量值6'!F52,'漁業生產量值-漁業種類別魚類別生產量值6'!H52,'漁業生產量值-漁業種類別魚類別生產量值6'!J52,'漁業生產量值-漁業種類別魚類別生產量值6'!L52,'漁業生產量值-漁業種類別魚類別生產量值6'!N52,'漁業生產量值-漁業種類別魚類別生產量值6'!P52)&#10;  + SUM('漁業生產量值-漁業種類別魚類別生產量值9'!P52)&#10;  + SUM('漁業生產量值-漁業種類別魚類別生產量值10'!L52,'漁業生產量值-漁業種類別魚類別生產量值10'!N52,'漁業生產量值-漁業種類別魚類別生產量值10'!P52)&#10;  + SUM('漁業生產量值-漁業種類別魚類別生產量值11'!D52,'漁業生產量值-漁業種類別魚類別生產量值11'!F52,'漁業生產量值-漁業種類別魚類別生產量值11'!N52)&#10;  + SUM('漁業生產量值-漁業種類別魚類別生產量值13'!J52)&#10;  + SUM('漁業生產量值-漁業種類別魚類別生產量值14'!H52,'漁業生產量值-漁業種類別魚類別生產量值14'!J52,'漁業生產量值-漁業種類別魚類別生產量值14'!L52)&#10;  )=0,&quot;-&quot;,(SUM(H52,J52)&#10;     + SUM('漁業生產量值-漁業種類別魚類別生產量值1'!F52,'漁業生產量值-漁業種類別魚類別生產量值1'!H52,'漁業生產量值-漁業種類別魚類別生產量值1'!J52)&#10;     + SUM('漁業生產量值-漁業種類別魚類別生產量值2'!D52,'漁業生產量值-漁業種類別魚類別生產量值2'!F52,'漁業生產量值-漁業種類別魚類別生產量值2'!H52,'漁業生產量值-漁業種類別魚類別生產量值2'!J52)&#10;  + SUM('漁業生產量值-漁業種類別魚類別生產量值3'!F52,'漁業生產量值-漁業種類別魚類別生產量值3'!J52,'漁業生產量值-漁業種類別魚類別生產量值3'!L52,'漁業生產量值-漁業種類別魚類別生產量值3'!N52,'漁業生產量值-漁業種類別魚類別生產量值3'!P52)&#10;     + SUM('漁業生產量值-漁業種類別魚類別生產量值4'!D52,'漁業生產量值-漁業種類別魚類別生產量值4'!F52,'漁業生產量值-漁業種類別魚類別生產量值4'!H52,'漁業生產量值-漁業種類別魚類別生產量值4'!J52)&#10;  + SUM('漁業生產量值-漁業種類別魚類別生產量值5'!F52,'漁業生產量值-漁業種類別魚類別生產量值5'!H52,'漁業生產量值-漁業種類別魚類別生產量值5'!J52,'漁業生產量值-漁業種類別魚類別生產量值5'!L52,'漁業生產量值-漁業種類別魚類別生產量值5'!N52,'漁業生產量值-漁業種類別魚類別生產量值5'!P52)&#10;  + SUM('漁業生產量值-漁業種類別魚類別生產量值6'!D52,'漁業生產量值-漁業種類別魚類別生產量值6'!F52,'漁業生產量值-漁業種類別魚類別生產量值6'!H52,'漁業生產量值-漁業種類別魚類別生產量值6'!J52,'漁業生產量值-漁業種類別魚類別生產量值6'!L52,'漁業生產量值-漁業種類別魚類別生產量值6'!N52,'漁業生產量值-漁業種類別魚類別生產量值6'!P52)&#10;  + SUM('漁業生產量值-漁業種類別魚類別生產量值9'!P52)&#10;  + SUM('漁業生產量值-漁業種類別魚類別生產量值10'!L52,'漁業生產量值-漁業種類別魚類別生產量值10'!N52,'漁業生產量值-漁業種類別魚類別生產量值10'!P52)&#10;  + SUM('漁業生產量值-漁業種類別魚類別生產量值11'!D52,'漁業生產量值-漁業種類別魚類別生產量值11'!F52,'漁業生產量值-漁業種類別魚類別生產量值11'!N52)&#10;  + SUM('漁業生產量值-漁業種類別魚類別生產量值13'!J52)&#10;  + SUM('漁業生產量值-漁業種類別魚類別生產量值14'!H52,'漁業生產量值-漁業種類別魚類別生產量值14'!J52,'漁業生產量值-漁業種類別魚類別生產量值14'!L52)&#10;  ))" table:style-name="ce19">
            <text:p>450,01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2,M52,O52,'漁業生產量值-漁業種類別魚類別生產量值1'!C52)=0,&quot;-&quot;,SUM(K52,M52,O52,'漁業生產量值-漁業種類別魚類別生產量值1'!C52))" table:style-name="ce19">
            <text:p>-</text:p>
          </table:table-cell>
          <table:table-cell office:value-type="string" office:string-value="-" table:formula="msoxl:=IF(SUM(L52,N52,P52,'漁業生產量值-漁業種類別魚類別生產量值1'!D52)=0,&quot;-&quot;,SUM(L52,N52,P52,'漁業生產量值-漁業種類別魚類別生產量值1'!D5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 (SUM(G53,I53)&#10;     + SUM('漁業生產量值-漁業種類別魚類別生產量值1'!E53,'漁業生產量值-漁業種類別魚類別生產量值1'!G53,'漁業生產量值-漁業種類別魚類別生產量值1'!I53)&#10;     + SUM('漁業生產量值-漁業種類別魚類別生產量值2'!C53,'漁業生產量值-漁業種類別魚類別生產量值2'!E53,'漁業生產量值-漁業種類別魚類別生產量值2'!G53,'漁業生產量值-漁業種類別魚類別生產量值2'!I53)&#10;  + SUM('漁業生產量值-漁業種類別魚類別生產量值3'!E53,'漁業生產量值-漁業種類別魚類別生產量值3'!I53,'漁業生產量值-漁業種類別魚類別生產量值3'!K53,'漁業生產量值-漁業種類別魚類別生產量值3'!M53,'漁業生產量值-漁業種類別魚類別生產量值3'!O53)&#10;     + SUM('漁業生產量值-漁業種類別魚類別生產量值4'!C53,'漁業生產量值-漁業種類別魚類別生產量值4'!E53,'漁業生產量值-漁業種類別魚類別生產量值4'!G53,'漁業生產量值-漁業種類別魚類別生產量值4'!I53)&#10;  + SUM('漁業生產量值-漁業種類別魚類別生產量值5'!E53,'漁業生產量值-漁業種類別魚類別生產量值5'!G53,'漁業生產量值-漁業種類別魚類別生產量值5'!I53,'漁業生產量值-漁業種類別魚類別生產量值5'!K53,'漁業生產量值-漁業種類別魚類別生產量值5'!M53,'漁業生產量值-漁業種類別魚類別生產量值5'!O53)&#10;  + SUM('漁業生產量值-漁業種類別魚類別生產量值6'!C53,'漁業生產量值-漁業種類別魚類別生產量值6'!E53,'漁業生產量值-漁業種類別魚類別生產量值6'!G53,'漁業生產量值-漁業種類別魚類別生產量值6'!I53,'漁業生產量值-漁業種類別魚類別生產量值6'!K53,'漁業生產量值-漁業種類別魚類別生產量值6'!M53,'漁業生產量值-漁業種類別魚類別生產量值6'!O53)&#10;  + SUM('漁業生產量值-漁業種類別魚類別生產量值9'!O53)&#10;  + SUM('漁業生產量值-漁業種類別魚類別生產量值10'!K53,'漁業生產量值-漁業種類別魚類別生產量值10'!M53,'漁業生產量值-漁業種類別魚類別生產量值10'!O53)&#10;  + SUM('漁業生產量值-漁業種類別魚類別生產量值11'!C53,'漁業生產量值-漁業種類別魚類別生產量值11'!E53,'漁業生產量值-漁業種類別魚類別生產量值11'!M53)&#10;  + SUM('漁業生產量值-漁業種類別魚類別生產量值13'!I53)&#10;  + SUM('漁業生產量值-漁業種類別魚類別生產量值14'!G53,'漁業生產量值-漁業種類別魚類別生產量值14'!I53,'漁業生產量值-漁業種類別魚類別生產量值14'!K53)&#10;  )=0,&quot;-&quot;,(SUM(G53,I53)&#10;     + SUM('漁業生產量值-漁業種類別魚類別生產量值1'!E53,'漁業生產量值-漁業種類別魚類別生產量值1'!G53,'漁業生產量值-漁業種類別魚類別生產量值1'!I53)&#10;     + SUM('漁業生產量值-漁業種類別魚類別生產量值2'!C53,'漁業生產量值-漁業種類別魚類別生產量值2'!E53,'漁業生產量值-漁業種類別魚類別生產量值2'!G53,'漁業生產量值-漁業種類別魚類別生產量值2'!I53)&#10;  + SUM('漁業生產量值-漁業種類別魚類別生產量值3'!E53,'漁業生產量值-漁業種類別魚類別生產量值3'!I53,'漁業生產量值-漁業種類別魚類別生產量值3'!K53,'漁業生產量值-漁業種類別魚類別生產量值3'!M53,'漁業生產量值-漁業種類別魚類別生產量值3'!O53)&#10;     + SUM('漁業生產量值-漁業種類別魚類別生產量值4'!C53,'漁業生產量值-漁業種類別魚類別生產量值4'!E53,'漁業生產量值-漁業種類別魚類別生產量值4'!G53,'漁業生產量值-漁業種類別魚類別生產量值4'!I53)&#10;  + SUM('漁業生產量值-漁業種類別魚類別生產量值5'!E53,'漁業生產量值-漁業種類別魚類別生產量值5'!G53,'漁業生產量值-漁業種類別魚類別生產量值5'!I53,'漁業生產量值-漁業種類別魚類別生產量值5'!K53,'漁業生產量值-漁業種類別魚類別生產量值5'!M53,'漁業生產量值-漁業種類別魚類別生產量值5'!O53)&#10;  + SUM('漁業生產量值-漁業種類別魚類別生產量值6'!C53,'漁業生產量值-漁業種類別魚類別生產量值6'!E53,'漁業生產量值-漁業種類別魚類別生產量值6'!G53,'漁業生產量值-漁業種類別魚類別生產量值6'!I53,'漁業生產量值-漁業種類別魚類別生產量值6'!K53,'漁業生產量值-漁業種類別魚類別生產量值6'!M53,'漁業生產量值-漁業種類別魚類別生產量值6'!O53)&#10;  + SUM('漁業生產量值-漁業種類別魚類別生產量值9'!O53)&#10;  + SUM('漁業生產量值-漁業種類別魚類別生產量值10'!K53,'漁業生產量值-漁業種類別魚類別生產量值10'!M53,'漁業生產量值-漁業種類別魚類別生產量值10'!O53)&#10;  + SUM('漁業生產量值-漁業種類別魚類別生產量值11'!C53,'漁業生產量值-漁業種類別魚類別生產量值11'!E53,'漁業生產量值-漁業種類別魚類別生產量值11'!M53)&#10;  + SUM('漁業生產量值-漁業種類別魚類別生產量值13'!I53)&#10;  + SUM('漁業生產量值-漁業種類別魚類別生產量值14'!G53,'漁業生產量值-漁業種類別魚類別生產量值14'!I53,'漁業生產量值-漁業種類別魚類別生產量值14'!K53)&#10;  ))" table:style-name="ce19">
            <text:p>-</text:p>
          </table:table-cell>
          <table:table-cell office:value-type="string" office:string-value="-" table:formula="msoxl:=IF( (SUM(H53,J53)&#10;     + SUM('漁業生產量值-漁業種類別魚類別生產量值1'!F53,'漁業生產量值-漁業種類別魚類別生產量值1'!H53,'漁業生產量值-漁業種類別魚類別生產量值1'!J53)&#10;     + SUM('漁業生產量值-漁業種類別魚類別生產量值2'!D53,'漁業生產量值-漁業種類別魚類別生產量值2'!F53,'漁業生產量值-漁業種類別魚類別生產量值2'!H53,'漁業生產量值-漁業種類別魚類別生產量值2'!J53)&#10;  + SUM('漁業生產量值-漁業種類別魚類別生產量值3'!F53,'漁業生產量值-漁業種類別魚類別生產量值3'!J53,'漁業生產量值-漁業種類別魚類別生產量值3'!L53,'漁業生產量值-漁業種類別魚類別生產量值3'!N53,'漁業生產量值-漁業種類別魚類別生產量值3'!P53)&#10;     + SUM('漁業生產量值-漁業種類別魚類別生產量值4'!D53,'漁業生產量值-漁業種類別魚類別生產量值4'!F53,'漁業生產量值-漁業種類別魚類別生產量值4'!H53,'漁業生產量值-漁業種類別魚類別生產量值4'!J53)&#10;  + SUM('漁業生產量值-漁業種類別魚類別生產量值5'!F53,'漁業生產量值-漁業種類別魚類別生產量值5'!H53,'漁業生產量值-漁業種類別魚類別生產量值5'!J53,'漁業生產量值-漁業種類別魚類別生產量值5'!L53,'漁業生產量值-漁業種類別魚類別生產量值5'!N53,'漁業生產量值-漁業種類別魚類別生產量值5'!P53)&#10;  + SUM('漁業生產量值-漁業種類別魚類別生產量值6'!D53,'漁業生產量值-漁業種類別魚類別生產量值6'!F53,'漁業生產量值-漁業種類別魚類別生產量值6'!H53,'漁業生產量值-漁業種類別魚類別生產量值6'!J53,'漁業生產量值-漁業種類別魚類別生產量值6'!L53,'漁業生產量值-漁業種類別魚類別生產量值6'!N53,'漁業生產量值-漁業種類別魚類別生產量值6'!P53)&#10;  + SUM('漁業生產量值-漁業種類別魚類別生產量值9'!P53)&#10;  + SUM('漁業生產量值-漁業種類別魚類別生產量值10'!L53,'漁業生產量值-漁業種類別魚類別生產量值10'!N53,'漁業生產量值-漁業種類別魚類別生產量值10'!P53)&#10;  + SUM('漁業生產量值-漁業種類別魚類別生產量值11'!D53,'漁業生產量值-漁業種類別魚類別生產量值11'!F53,'漁業生產量值-漁業種類別魚類別生產量值11'!N53)&#10;  + SUM('漁業生產量值-漁業種類別魚類別生產量值13'!J53)&#10;  + SUM('漁業生產量值-漁業種類別魚類別生產量值14'!H53,'漁業生產量值-漁業種類別魚類別生產量值14'!J53,'漁業生產量值-漁業種類別魚類別生產量值14'!L53)&#10;  )=0,&quot;-&quot;,(SUM(H53,J53)&#10;     + SUM('漁業生產量值-漁業種類別魚類別生產量值1'!F53,'漁業生產量值-漁業種類別魚類別生產量值1'!H53,'漁業生產量值-漁業種類別魚類別生產量值1'!J53)&#10;     + SUM('漁業生產量值-漁業種類別魚類別生產量值2'!D53,'漁業生產量值-漁業種類別魚類別生產量值2'!F53,'漁業生產量值-漁業種類別魚類別生產量值2'!H53,'漁業生產量值-漁業種類別魚類別生產量值2'!J53)&#10;  + SUM('漁業生產量值-漁業種類別魚類別生產量值3'!F53,'漁業生產量值-漁業種類別魚類別生產量值3'!J53,'漁業生產量值-漁業種類別魚類別生產量值3'!L53,'漁業生產量值-漁業種類別魚類別生產量值3'!N53,'漁業生產量值-漁業種類別魚類別生產量值3'!P53)&#10;     + SUM('漁業生產量值-漁業種類別魚類別生產量值4'!D53,'漁業生產量值-漁業種類別魚類別生產量值4'!F53,'漁業生產量值-漁業種類別魚類別生產量值4'!H53,'漁業生產量值-漁業種類別魚類別生產量值4'!J53)&#10;  + SUM('漁業生產量值-漁業種類別魚類別生產量值5'!F53,'漁業生產量值-漁業種類別魚類別生產量值5'!H53,'漁業生產量值-漁業種類別魚類別生產量值5'!J53,'漁業生產量值-漁業種類別魚類別生產量值5'!L53,'漁業生產量值-漁業種類別魚類別生產量值5'!N53,'漁業生產量值-漁業種類別魚類別生產量值5'!P53)&#10;  + SUM('漁業生產量值-漁業種類別魚類別生產量值6'!D53,'漁業生產量值-漁業種類別魚類別生產量值6'!F53,'漁業生產量值-漁業種類別魚類別生產量值6'!H53,'漁業生產量值-漁業種類別魚類別生產量值6'!J53,'漁業生產量值-漁業種類別魚類別生產量值6'!L53,'漁業生產量值-漁業種類別魚類別生產量值6'!N53,'漁業生產量值-漁業種類別魚類別生產量值6'!P53)&#10;  + SUM('漁業生產量值-漁業種類別魚類別生產量值9'!P53)&#10;  + SUM('漁業生產量值-漁業種類別魚類別生產量值10'!L53,'漁業生產量值-漁業種類別魚類別生產量值10'!N53,'漁業生產量值-漁業種類別魚類別生產量值10'!P53)&#10;  + SUM('漁業生產量值-漁業種類別魚類別生產量值11'!D53,'漁業生產量值-漁業種類別魚類別生產量值11'!F53,'漁業生產量值-漁業種類別魚類別生產量值11'!N53)&#10;  + SUM('漁業生產量值-漁業種類別魚類別生產量值13'!J53)&#10;  + SUM('漁業生產量值-漁業種類別魚類別生產量值14'!H53,'漁業生產量值-漁業種類別魚類別生產量值14'!J53,'漁業生產量值-漁業種類別魚類別生產量值14'!L53)&#10;  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3,M53,O53,'漁業生產量值-漁業種類別魚類別生產量值1'!C53)=0,&quot;-&quot;,SUM(K53,M53,O53,'漁業生產量值-漁業種類別魚類別生產量值1'!C53))" table:style-name="ce19">
            <text:p>-</text:p>
          </table:table-cell>
          <table:table-cell office:value-type="string" office:string-value="-" table:formula="msoxl:=IF(SUM(L53,N53,P53,'漁業生產量值-漁業種類別魚類別生產量值1'!D53)=0,&quot;-&quot;,SUM(L53,N53,P53,'漁業生產量值-漁業種類別魚類別生產量值1'!D5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500</text:p>
          </table:table-cell>
          <table:table-cell office:value-type="string" table:style-name="ce18">
            <text:p>內陸漁撈合計</text:p>
          </table:table-cell>
          <table:table-cell office:value-type="float" office:value="66.396000000000001" table:formula="msoxl:=  IF(SUM(C55:C57)=0,&quot;-&quot;,SUM(C55:C57))" table:style-name="ce54">
            <text:p>66<text:s/></text:p>
          </table:table-cell>
          <table:table-cell office:value-type="float" office:value="5518.8154400000003" table:formula="msoxl:=  IF(SUM(D55:D57)=0,&quot;-&quot;,SUM(D55:D57))" table:style-name="ce54">
            <text:p>5,519<text:s/></text:p>
          </table:table-cell>
          <table:table-cell office:value-type="float" office:value="53.788000000000004" table:formula="msoxl:=IF( (SUM(G54,I54)&#10;     + SUM('漁業生產量值-漁業種類別魚類別生產量值1'!E54,'漁業生產量值-漁業種類別魚類別生產量值1'!G54,'漁業生產量值-漁業種類別魚類別生產量值1'!I54)&#10;     + SUM('漁業生產量值-漁業種類別魚類別生產量值2'!C54,'漁業生產量值-漁業種類別魚類別生產量值2'!E54,'漁業生產量值-漁業種類別魚類別生產量值2'!G54,'漁業生產量值-漁業種類別魚類別生產量值2'!I54)&#10;  + SUM('漁業生產量值-漁業種類別魚類別生產量值3'!E54,'漁業生產量值-漁業種類別魚類別生產量值3'!I54,'漁業生產量值-漁業種類別魚類別生產量值3'!K54,'漁業生產量值-漁業種類別魚類別生產量值3'!M54,'漁業生產量值-漁業種類別魚類別生產量值3'!O54)&#10;     + SUM('漁業生產量值-漁業種類別魚類別生產量值4'!C54,'漁業生產量值-漁業種類別魚類別生產量值4'!E54,'漁業生產量值-漁業種類別魚類別生產量值4'!G54,'漁業生產量值-漁業種類別魚類別生產量值4'!I54)&#10;  + SUM('漁業生產量值-漁業種類別魚類別生產量值5'!E54,'漁業生產量值-漁業種類別魚類別生產量值5'!G54,'漁業生產量值-漁業種類別魚類別生產量值5'!I54,'漁業生產量值-漁業種類別魚類別生產量值5'!K54,'漁業生產量值-漁業種類別魚類別生產量值5'!M54,'漁業生產量值-漁業種類別魚類別生產量值5'!O54)&#10;  + SUM('漁業生產量值-漁業種類別魚類別生產量值6'!C54,'漁業生產量值-漁業種類別魚類別生產量值6'!E54,'漁業生產量值-漁業種類別魚類別生產量值6'!G54,'漁業生產量值-漁業種類別魚類別生產量值6'!I54,'漁業生產量值-漁業種類別魚類別生產量值6'!K54,'漁業生產量值-漁業種類別魚類別生產量值6'!M54,'漁業生產量值-漁業種類別魚類別生產量值6'!O54)&#10;  + SUM('漁業生產量值-漁業種類別魚類別生產量值9'!O54)&#10;  + SUM('漁業生產量值-漁業種類別魚類別生產量值10'!K54,'漁業生產量值-漁業種類別魚類別生產量值10'!M54,'漁業生產量值-漁業種類別魚類別生產量值10'!O54)&#10;  + SUM('漁業生產量值-漁業種類別魚類別生產量值11'!C54,'漁業生產量值-漁業種類別魚類別生產量值11'!E54,'漁業生產量值-漁業種類別魚類別生產量值11'!M54)&#10;  + SUM('漁業生產量值-漁業種類別魚類別生產量值13'!I54)&#10;  + SUM('漁業生產量值-漁業種類別魚類別生產量值14'!G54,'漁業生產量值-漁業種類別魚類別生產量值14'!I54,'漁業生產量值-漁業種類別魚類別生產量值14'!K54)&#10;  )=0,&quot;-&quot;,(SUM(G54,I54)&#10;     + SUM('漁業生產量值-漁業種類別魚類別生產量值1'!E54,'漁業生產量值-漁業種類別魚類別生產量值1'!G54,'漁業生產量值-漁業種類別魚類別生產量值1'!I54)&#10;     + SUM('漁業生產量值-漁業種類別魚類別生產量值2'!C54,'漁業生產量值-漁業種類別魚類別生產量值2'!E54,'漁業生產量值-漁業種類別魚類別生產量值2'!G54,'漁業生產量值-漁業種類別魚類別生產量值2'!I54)&#10;  + SUM('漁業生產量值-漁業種類別魚類別生產量值3'!E54,'漁業生產量值-漁業種類別魚類別生產量值3'!I54,'漁業生產量值-漁業種類別魚類別生產量值3'!K54,'漁業生產量值-漁業種類別魚類別生產量值3'!M54,'漁業生產量值-漁業種類別魚類別生產量值3'!O54)&#10;     + SUM('漁業生產量值-漁業種類別魚類別生產量值4'!C54,'漁業生產量值-漁業種類別魚類別生產量值4'!E54,'漁業生產量值-漁業種類別魚類別生產量值4'!G54,'漁業生產量值-漁業種類別魚類別生產量值4'!I54)&#10;  + SUM('漁業生產量值-漁業種類別魚類別生產量值5'!E54,'漁業生產量值-漁業種類別魚類別生產量值5'!G54,'漁業生產量值-漁業種類別魚類別生產量值5'!I54,'漁業生產量值-漁業種類別魚類別生產量值5'!K54,'漁業生產量值-漁業種類別魚類別生產量值5'!M54,'漁業生產量值-漁業種類別魚類別生產量值5'!O54)&#10;  + SUM('漁業生產量值-漁業種類別魚類別生產量值6'!C54,'漁業生產量值-漁業種類別魚類別生產量值6'!E54,'漁業生產量值-漁業種類別魚類別生產量值6'!G54,'漁業生產量值-漁業種類別魚類別生產量值6'!I54,'漁業生產量值-漁業種類別魚類別生產量值6'!K54,'漁業生產量值-漁業種類別魚類別生產量值6'!M54,'漁業生產量值-漁業種類別魚類別生產量值6'!O54)&#10;  + SUM('漁業生產量值-漁業種類別魚類別生產量值9'!O54)&#10;  + SUM('漁業生產量值-漁業種類別魚類別生產量值10'!K54,'漁業生產量值-漁業種類別魚類別生產量值10'!M54,'漁業生產量值-漁業種類別魚類別生產量值10'!O54)&#10;  + SUM('漁業生產量值-漁業種類別魚類別生產量值11'!C54,'漁業生產量值-漁業種類別魚類別生產量值11'!E54,'漁業生產量值-漁業種類別魚類別生產量值11'!M54)&#10;  + SUM('漁業生產量值-漁業種類別魚類別生產量值13'!I54)&#10;  + SUM('漁業生產量值-漁業種類別魚類別生產量值14'!G54,'漁業生產量值-漁業種類別魚類別生產量值14'!I54,'漁業生產量值-漁業種類別魚類別生產量值14'!K54)&#10;  ))" table:style-name="ce19">
            <text:p>54<text:s/></text:p>
          </table:table-cell>
          <table:table-cell office:value-type="float" office:value="4017.2312500000003" table:formula="msoxl:=IF( (SUM(H54,J54)&#10;     + SUM('漁業生產量值-漁業種類別魚類別生產量值1'!F54,'漁業生產量值-漁業種類別魚類別生產量值1'!H54,'漁業生產量值-漁業種類別魚類別生產量值1'!J54)&#10;     + SUM('漁業生產量值-漁業種類別魚類別生產量值2'!D54,'漁業生產量值-漁業種類別魚類別生產量值2'!F54,'漁業生產量值-漁業種類別魚類別生產量值2'!H54,'漁業生產量值-漁業種類別魚類別生產量值2'!J54)&#10;  + SUM('漁業生產量值-漁業種類別魚類別生產量值3'!F54,'漁業生產量值-漁業種類別魚類別生產量值3'!J54,'漁業生產量值-漁業種類別魚類別生產量值3'!L54,'漁業生產量值-漁業種類別魚類別生產量值3'!N54,'漁業生產量值-漁業種類別魚類別生產量值3'!P54)&#10;     + SUM('漁業生產量值-漁業種類別魚類別生產量值4'!D54,'漁業生產量值-漁業種類別魚類別生產量值4'!F54,'漁業生產量值-漁業種類別魚類別生產量值4'!H54,'漁業生產量值-漁業種類別魚類別生產量值4'!J54)&#10;  + SUM('漁業生產量值-漁業種類別魚類別生產量值5'!F54,'漁業生產量值-漁業種類別魚類別生產量值5'!H54,'漁業生產量值-漁業種類別魚類別生產量值5'!J54,'漁業生產量值-漁業種類別魚類別生產量值5'!L54,'漁業生產量值-漁業種類別魚類別生產量值5'!N54,'漁業生產量值-漁業種類別魚類別生產量值5'!P54)&#10;  + SUM('漁業生產量值-漁業種類別魚類別生產量值6'!D54,'漁業生產量值-漁業種類別魚類別生產量值6'!F54,'漁業生產量值-漁業種類別魚類別生產量值6'!H54,'漁業生產量值-漁業種類別魚類別生產量值6'!J54,'漁業生產量值-漁業種類別魚類別生產量值6'!L54,'漁業生產量值-漁業種類別魚類別生產量值6'!N54,'漁業生產量值-漁業種類別魚類別生產量值6'!P54)&#10;  + SUM('漁業生產量值-漁業種類別魚類別生產量值9'!P54)&#10;  + SUM('漁業生產量值-漁業種類別魚類別生產量值10'!L54,'漁業生產量值-漁業種類別魚類別生產量值10'!N54,'漁業生產量值-漁業種類別魚類別生產量值10'!P54)&#10;  + SUM('漁業生產量值-漁業種類別魚類別生產量值11'!D54,'漁業生產量值-漁業種類別魚類別生產量值11'!F54,'漁業生產量值-漁業種類別魚類別生產量值11'!N54)&#10;  + SUM('漁業生產量值-漁業種類別魚類別生產量值13'!J54)&#10;  + SUM('漁業生產量值-漁業種類別魚類別生產量值14'!H54,'漁業生產量值-漁業種類別魚類別生產量值14'!J54,'漁業生產量值-漁業種類別魚類別生產量值14'!L54)&#10;  )=0,&quot;-&quot;,(SUM(H54,J54)&#10;     + SUM('漁業生產量值-漁業種類別魚類別生產量值1'!F54,'漁業生產量值-漁業種類別魚類別生產量值1'!H54,'漁業生產量值-漁業種類別魚類別生產量值1'!J54)&#10;     + SUM('漁業生產量值-漁業種類別魚類別生產量值2'!D54,'漁業生產量值-漁業種類別魚類別生產量值2'!F54,'漁業生產量值-漁業種類別魚類別生產量值2'!H54,'漁業生產量值-漁業種類別魚類別生產量值2'!J54)&#10;  + SUM('漁業生產量值-漁業種類別魚類別生產量值3'!F54,'漁業生產量值-漁業種類別魚類別生產量值3'!J54,'漁業生產量值-漁業種類別魚類別生產量值3'!L54,'漁業生產量值-漁業種類別魚類別生產量值3'!N54,'漁業生產量值-漁業種類別魚類別生產量值3'!P54)&#10;     + SUM('漁業生產量值-漁業種類別魚類別生產量值4'!D54,'漁業生產量值-漁業種類別魚類別生產量值4'!F54,'漁業生產量值-漁業種類別魚類別生產量值4'!H54,'漁業生產量值-漁業種類別魚類別生產量值4'!J54)&#10;  + SUM('漁業生產量值-漁業種類別魚類別生產量值5'!F54,'漁業生產量值-漁業種類別魚類別生產量值5'!H54,'漁業生產量值-漁業種類別魚類別生產量值5'!J54,'漁業生產量值-漁業種類別魚類別生產量值5'!L54,'漁業生產量值-漁業種類別魚類別生產量值5'!N54,'漁業生產量值-漁業種類別魚類別生產量值5'!P54)&#10;  + SUM('漁業生產量值-漁業種類別魚類別生產量值6'!D54,'漁業生產量值-漁業種類別魚類別生產量值6'!F54,'漁業生產量值-漁業種類別魚類別生產量值6'!H54,'漁業生產量值-漁業種類別魚類別生產量值6'!J54,'漁業生產量值-漁業種類別魚類別生產量值6'!L54,'漁業生產量值-漁業種類別魚類別生產量值6'!N54,'漁業生產量值-漁業種類別魚類別生產量值6'!P54)&#10;  + SUM('漁業生產量值-漁業種類別魚類別生產量值9'!P54)&#10;  + SUM('漁業生產量值-漁業種類別魚類別生產量值10'!L54,'漁業生產量值-漁業種類別魚類別生產量值10'!N54,'漁業生產量值-漁業種類別魚類別生產量值10'!P54)&#10;  + SUM('漁業生產量值-漁業種類別魚類別生產量值11'!D54,'漁業生產量值-漁業種類別魚類別生產量值11'!F54,'漁業生產量值-漁業種類別魚類別生產量值11'!N54)&#10;  + SUM('漁業生產量值-漁業種類別魚類別生產量值13'!J54)&#10;  + SUM('漁業生產量值-漁業種類別魚類別生產量值14'!H54,'漁業生產量值-漁業種類別魚類別生產量值14'!J54,'漁業生產量值-漁業種類別魚類別生產量值14'!L54)&#10;  ))" table:style-name="ce19">
            <text:p>4,017<text:s/></text:p>
          </table:table-cell>
          <table:table-cell office:value-type="float" office:value="7.3559999999999999" table:formula="msoxl:=  IF(SUM(G55:G57)=0,&quot;-&quot;,SUM(G55:G57))" table:style-name="ce54">
            <text:p>7<text:s/></text:p>
          </table:table-cell>
          <table:table-cell office:value-type="float" office:value="456.7312" table:formula="msoxl:=  IF(SUM(H55:H57)=0,&quot;-&quot;,SUM(H55:H57))" table:style-name="ce54">
            <text:p>457<text:s/></text:p>
          </table:table-cell>
          <table:table-cell office:value-type="float" office:value="28.978000000000002" table:formula="msoxl:=IF(SUM(K54,M54,O54,'漁業生產量值-漁業種類別魚類別生產量值1'!C54)=0,&quot;-&quot;,SUM(K54,M54,O54,'漁業生產量值-漁業種類別魚類別生產量值1'!C54))" table:style-name="ce19">
            <text:p>29<text:s/></text:p>
          </table:table-cell>
          <table:table-cell office:value-type="float" office:value="1898.90805" table:formula="msoxl:=IF(SUM(L54,N54,P54,'漁業生產量值-漁業種類別魚類別生產量值1'!D54)=0,&quot;-&quot;,SUM(L54,N54,P54,'漁業生產量值-漁業種類別魚類別生產量值1'!D54))" table:style-name="ce19">
            <text:p>1,899<text:s/></text:p>
          </table:table-cell>
          <table:table-cell office:value-type="float" office:value="6.5620000000000003" table:formula="msoxl:=  IF(SUM(K55:K57)=0,&quot;-&quot;,SUM(K55:K57))" table:style-name="ce54">
            <text:p>7<text:s/></text:p>
          </table:table-cell>
          <table:table-cell office:value-type="float" office:value="310.05905000000001" table:formula="msoxl:=  IF(SUM(L55:L57)=0,&quot;-&quot;,SUM(L55:L57))" table:style-name="ce54">
            <text:p>310<text:s/></text:p>
          </table:table-cell>
          <table:table-cell office:value-type="float" office:value="0.38" table:formula="msoxl:=  IF(SUM(M55:M57)=0,&quot;-&quot;,SUM(M55:M57))" table:style-name="ce54">
            <text:p>0<text:s/></text:p>
          </table:table-cell>
          <table:table-cell office:value-type="float" office:value="30.4" table:formula="msoxl:=  IF(SUM(N55:N57)=0,&quot;-&quot;,SUM(N55:N57))" table:style-name="ce54">
            <text:p>30<text:s/></text:p>
          </table:table-cell>
          <table:table-cell office:value-type="float" office:value="5.7039999999999997" table:formula="msoxl:=  IF(SUM(O55:O57)=0,&quot;-&quot;,SUM(O55:O57))" table:style-name="ce54">
            <text:p>6<text:s/></text:p>
          </table:table-cell>
          <table:table-cell office:value-type="float" office:value="478.18200000000002" table:formula="msoxl:=  IF(SUM(P55:P57)=0,&quot;-&quot;,SUM(P55:P57))" table:style-name="ce54">
            <text:p>478<text:s/>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501</text:p>
          </table:table-cell>
          <table:table-cell office:value-type="string" table:style-name="ce18">
            <text:p>　河川漁撈　</text:p>
          </table:table-cell>
          <table:table-cell office:value-type="float" office:value="1.87" table:style-name="ce54">
            <text:p>2<text:s/></text:p>
          </table:table-cell>
          <table:table-cell office:value-type="float" office:value="136.21" table:style-name="ce54">
            <text:p>136<text:s/></text:p>
          </table:table-cell>
          <table:table-cell office:value-type="float" office:value="1.87" table:formula="msoxl:=IF( (SUM(G55,I55)&#10;     + SUM('漁業生產量值-漁業種類別魚類別生產量值1'!E55,'漁業生產量值-漁業種類別魚類別生產量值1'!G55,'漁業生產量值-漁業種類別魚類別生產量值1'!I55)&#10;     + SUM('漁業生產量值-漁業種類別魚類別生產量值2'!C55,'漁業生產量值-漁業種類別魚類別生產量值2'!E55,'漁業生產量值-漁業種類別魚類別生產量值2'!G55,'漁業生產量值-漁業種類別魚類別生產量值2'!I55)&#10;  + SUM('漁業生產量值-漁業種類別魚類別生產量值3'!E55,'漁業生產量值-漁業種類別魚類別生產量值3'!I55,'漁業生產量值-漁業種類別魚類別生產量值3'!K55,'漁業生產量值-漁業種類別魚類別生產量值3'!M55,'漁業生產量值-漁業種類別魚類別生產量值3'!O55)&#10;     + SUM('漁業生產量值-漁業種類別魚類別生產量值4'!C55,'漁業生產量值-漁業種類別魚類別生產量值4'!E55,'漁業生產量值-漁業種類別魚類別生產量值4'!G55,'漁業生產量值-漁業種類別魚類別生產量值4'!I55)&#10;  + SUM('漁業生產量值-漁業種類別魚類別生產量值5'!E55,'漁業生產量值-漁業種類別魚類別生產量值5'!G55,'漁業生產量值-漁業種類別魚類別生產量值5'!I55,'漁業生產量值-漁業種類別魚類別生產量值5'!K55,'漁業生產量值-漁業種類別魚類別生產量值5'!M55,'漁業生產量值-漁業種類別魚類別生產量值5'!O55)&#10;  + SUM('漁業生產量值-漁業種類別魚類別生產量值6'!C55,'漁業生產量值-漁業種類別魚類別生產量值6'!E55,'漁業生產量值-漁業種類別魚類別生產量值6'!G55,'漁業生產量值-漁業種類別魚類別生產量值6'!I55,'漁業生產量值-漁業種類別魚類別生產量值6'!K55,'漁業生產量值-漁業種類別魚類別生產量值6'!M55,'漁業生產量值-漁業種類別魚類別生產量值6'!O55)&#10;  + SUM('漁業生產量值-漁業種類別魚類別生產量值9'!O55)&#10;  + SUM('漁業生產量值-漁業種類別魚類別生產量值10'!K55,'漁業生產量值-漁業種類別魚類別生產量值10'!M55,'漁業生產量值-漁業種類別魚類別生產量值10'!O55)&#10;  + SUM('漁業生產量值-漁業種類別魚類別生產量值11'!C55,'漁業生產量值-漁業種類別魚類別生產量值11'!E55,'漁業生產量值-漁業種類別魚類別生產量值11'!M55)&#10;  + SUM('漁業生產量值-漁業種類別魚類別生產量值13'!I55)&#10;  + SUM('漁業生產量值-漁業種類別魚類別生產量值14'!G55,'漁業生產量值-漁業種類別魚類別生產量值14'!I55,'漁業生產量值-漁業種類別魚類別生產量值14'!K55)&#10;  )=0,&quot;-&quot;,(SUM(G55,I55)&#10;     + SUM('漁業生產量值-漁業種類別魚類別生產量值1'!E55,'漁業生產量值-漁業種類別魚類別生產量值1'!G55,'漁業生產量值-漁業種類別魚類別生產量值1'!I55)&#10;     + SUM('漁業生產量值-漁業種類別魚類別生產量值2'!C55,'漁業生產量值-漁業種類別魚類別生產量值2'!E55,'漁業生產量值-漁業種類別魚類別生產量值2'!G55,'漁業生產量值-漁業種類別魚類別生產量值2'!I55)&#10;  + SUM('漁業生產量值-漁業種類別魚類別生產量值3'!E55,'漁業生產量值-漁業種類別魚類別生產量值3'!I55,'漁業生產量值-漁業種類別魚類別生產量值3'!K55,'漁業生產量值-漁業種類別魚類別生產量值3'!M55,'漁業生產量值-漁業種類別魚類別生產量值3'!O55)&#10;     + SUM('漁業生產量值-漁業種類別魚類別生產量值4'!C55,'漁業生產量值-漁業種類別魚類別生產量值4'!E55,'漁業生產量值-漁業種類別魚類別生產量值4'!G55,'漁業生產量值-漁業種類別魚類別生產量值4'!I55)&#10;  + SUM('漁業生產量值-漁業種類別魚類別生產量值5'!E55,'漁業生產量值-漁業種類別魚類別生產量值5'!G55,'漁業生產量值-漁業種類別魚類別生產量值5'!I55,'漁業生產量值-漁業種類別魚類別生產量值5'!K55,'漁業生產量值-漁業種類別魚類別生產量值5'!M55,'漁業生產量值-漁業種類別魚類別生產量值5'!O55)&#10;  + SUM('漁業生產量值-漁業種類別魚類別生產量值6'!C55,'漁業生產量值-漁業種類別魚類別生產量值6'!E55,'漁業生產量值-漁業種類別魚類別生產量值6'!G55,'漁業生產量值-漁業種類別魚類別生產量值6'!I55,'漁業生產量值-漁業種類別魚類別生產量值6'!K55,'漁業生產量值-漁業種類別魚類別生產量值6'!M55,'漁業生產量值-漁業種類別魚類別生產量值6'!O55)&#10;  + SUM('漁業生產量值-漁業種類別魚類別生產量值9'!O55)&#10;  + SUM('漁業生產量值-漁業種類別魚類別生產量值10'!K55,'漁業生產量值-漁業種類別魚類別生產量值10'!M55,'漁業生產量值-漁業種類別魚類別生產量值10'!O55)&#10;  + SUM('漁業生產量值-漁業種類別魚類別生產量值11'!C55,'漁業生產量值-漁業種類別魚類別生產量值11'!E55,'漁業生產量值-漁業種類別魚類別生產量值11'!M55)&#10;  + SUM('漁業生產量值-漁業種類別魚類別生產量值13'!I55)&#10;  + SUM('漁業生產量值-漁業種類別魚類別生產量值14'!G55,'漁業生產量值-漁業種類別魚類別生產量值14'!I55,'漁業生產量值-漁業種類別魚類別生產量值14'!K55)&#10;  ))" table:style-name="ce19">
            <text:p>2<text:s/></text:p>
          </table:table-cell>
          <table:table-cell office:value-type="float" office:value="136.21" table:formula="msoxl:=IF( (SUM(H55,J55)&#10;     + SUM('漁業生產量值-漁業種類別魚類別生產量值1'!F55,'漁業生產量值-漁業種類別魚類別生產量值1'!H55,'漁業生產量值-漁業種類別魚類別生產量值1'!J55)&#10;     + SUM('漁業生產量值-漁業種類別魚類別生產量值2'!D55,'漁業生產量值-漁業種類別魚類別生產量值2'!F55,'漁業生產量值-漁業種類別魚類別生產量值2'!H55,'漁業生產量值-漁業種類別魚類別生產量值2'!J55)&#10;  + SUM('漁業生產量值-漁業種類別魚類別生產量值3'!F55,'漁業生產量值-漁業種類別魚類別生產量值3'!J55,'漁業生產量值-漁業種類別魚類別生產量值3'!L55,'漁業生產量值-漁業種類別魚類別生產量值3'!N55,'漁業生產量值-漁業種類別魚類別生產量值3'!P55)&#10;     + SUM('漁業生產量值-漁業種類別魚類別生產量值4'!D55,'漁業生產量值-漁業種類別魚類別生產量值4'!F55,'漁業生產量值-漁業種類別魚類別生產量值4'!H55,'漁業生產量值-漁業種類別魚類別生產量值4'!J55)&#10;  + SUM('漁業生產量值-漁業種類別魚類別生產量值5'!F55,'漁業生產量值-漁業種類別魚類別生產量值5'!H55,'漁業生產量值-漁業種類別魚類別生產量值5'!J55,'漁業生產量值-漁業種類別魚類別生產量值5'!L55,'漁業生產量值-漁業種類別魚類別生產量值5'!N55,'漁業生產量值-漁業種類別魚類別生產量值5'!P55)&#10;  + SUM('漁業生產量值-漁業種類別魚類別生產量值6'!D55,'漁業生產量值-漁業種類別魚類別生產量值6'!F55,'漁業生產量值-漁業種類別魚類別生產量值6'!H55,'漁業生產量值-漁業種類別魚類別生產量值6'!J55,'漁業生產量值-漁業種類別魚類別生產量值6'!L55,'漁業生產量值-漁業種類別魚類別生產量值6'!N55,'漁業生產量值-漁業種類別魚類別生產量值6'!P55)&#10;  + SUM('漁業生產量值-漁業種類別魚類別生產量值9'!P55)&#10;  + SUM('漁業生產量值-漁業種類別魚類別生產量值10'!L55,'漁業生產量值-漁業種類別魚類別生產量值10'!N55,'漁業生產量值-漁業種類別魚類別生產量值10'!P55)&#10;  + SUM('漁業生產量值-漁業種類別魚類別生產量值11'!D55,'漁業生產量值-漁業種類別魚類別生產量值11'!F55,'漁業生產量值-漁業種類別魚類別生產量值11'!N55)&#10;  + SUM('漁業生產量值-漁業種類別魚類別生產量值13'!J55)&#10;  + SUM('漁業生產量值-漁業種類別魚類別生產量值14'!H55,'漁業生產量值-漁業種類別魚類別生產量值14'!J55,'漁業生產量值-漁業種類別魚類別生產量值14'!L55)&#10;  )=0,&quot;-&quot;,(SUM(H55,J55)&#10;     + SUM('漁業生產量值-漁業種類別魚類別生產量值1'!F55,'漁業生產量值-漁業種類別魚類別生產量值1'!H55,'漁業生產量值-漁業種類別魚類別生產量值1'!J55)&#10;     + SUM('漁業生產量值-漁業種類別魚類別生產量值2'!D55,'漁業生產量值-漁業種類別魚類別生產量值2'!F55,'漁業生產量值-漁業種類別魚類別生產量值2'!H55,'漁業生產量值-漁業種類別魚類別生產量值2'!J55)&#10;  + SUM('漁業生產量值-漁業種類別魚類別生產量值3'!F55,'漁業生產量值-漁業種類別魚類別生產量值3'!J55,'漁業生產量值-漁業種類別魚類別生產量值3'!L55,'漁業生產量值-漁業種類別魚類別生產量值3'!N55,'漁業生產量值-漁業種類別魚類別生產量值3'!P55)&#10;     + SUM('漁業生產量值-漁業種類別魚類別生產量值4'!D55,'漁業生產量值-漁業種類別魚類別生產量值4'!F55,'漁業生產量值-漁業種類別魚類別生產量值4'!H55,'漁業生產量值-漁業種類別魚類別生產量值4'!J55)&#10;  + SUM('漁業生產量值-漁業種類別魚類別生產量值5'!F55,'漁業生產量值-漁業種類別魚類別生產量值5'!H55,'漁業生產量值-漁業種類別魚類別生產量值5'!J55,'漁業生產量值-漁業種類別魚類別生產量值5'!L55,'漁業生產量值-漁業種類別魚類別生產量值5'!N55,'漁業生產量值-漁業種類別魚類別生產量值5'!P55)&#10;  + SUM('漁業生產量值-漁業種類別魚類別生產量值6'!D55,'漁業生產量值-漁業種類別魚類別生產量值6'!F55,'漁業生產量值-漁業種類別魚類別生產量值6'!H55,'漁業生產量值-漁業種類別魚類別生產量值6'!J55,'漁業生產量值-漁業種類別魚類別生產量值6'!L55,'漁業生產量值-漁業種類別魚類別生產量值6'!N55,'漁業生產量值-漁業種類別魚類別生產量值6'!P55)&#10;  + SUM('漁業生產量值-漁業種類別魚類別生產量值9'!P55)&#10;  + SUM('漁業生產量值-漁業種類別魚類別生產量值10'!L55,'漁業生產量值-漁業種類別魚類別生產量值10'!N55,'漁業生產量值-漁業種類別魚類別生產量值10'!P55)&#10;  + SUM('漁業生產量值-漁業種類別魚類別生產量值11'!D55,'漁業生產量值-漁業種類別魚類別生產量值11'!F55,'漁業生產量值-漁業種類別魚類別生產量值11'!N55)&#10;  + SUM('漁業生產量值-漁業種類別魚類別生產量值13'!J55)&#10;  + SUM('漁業生產量值-漁業種類別魚類別生產量值14'!H55,'漁業生產量值-漁業種類別魚類別生產量值14'!J55,'漁業生產量值-漁業種類別魚類別生產量值14'!L55)&#10;  ))" table:style-name="ce19">
            <text:p>136<text:s/></text:p>
          </table:table-cell>
          <table:table-cell office:value-type="float" office:value="1.1200000000000001" table:style-name="ce54">
            <text:p>1<text:s/></text:p>
          </table:table-cell>
          <table:table-cell office:value-type="float" office:value="81.760000000000005" table:style-name="ce54">
            <text:p>82<text:s/></text:p>
          </table:table-cell>
          <table:table-cell office:value-type="float" office:value="0.75" table:formula="msoxl:=IF(SUM(K55,M55,O55,'漁業生產量值-漁業種類別魚類別生產量值1'!C55)=0,&quot;-&quot;,SUM(K55,M55,O55,'漁業生產量值-漁業種類別魚類別生產量值1'!C55))" table:style-name="ce19">
            <text:p>1<text:s/></text:p>
          </table:table-cell>
          <table:table-cell office:value-type="float" office:value="54.45" table:formula="msoxl:=IF(SUM(L55,N55,P55,'漁業生產量值-漁業種類別魚類別生產量值1'!D55)=0,&quot;-&quot;,SUM(L55,N55,P55,'漁業生產量值-漁業種類別魚類別生產量值1'!D55))" table:style-name="ce19">
            <text:p>54<text:s/></text:p>
          </table:table-cell>
          <table:table-cell office:value-type="float" office:value="0.37" table:style-name="ce54">
            <text:p>0<text:s/></text:p>
          </table:table-cell>
          <table:table-cell office:value-type="float" office:value="24.05" table:style-name="ce54">
            <text:p>24<text:s/></text:p>
          </table:table-cell>
          <table:table-cell office:value-type="float" office:value="0.38" table:style-name="ce54">
            <text:p>0<text:s/></text:p>
          </table:table-cell>
          <table:table-cell office:value-type="float" office:value="30.4" table:style-name="ce54">
            <text:p>3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502</text:p>
          </table:table-cell>
          <table:table-cell office:value-type="string" table:style-name="ce18">
            <text:p>　水庫漁撈　</text:p>
          </table:table-cell>
          <table:table-cell office:value-type="float" office:value="64.525999999999996" table:style-name="ce54">
            <text:p>65<text:s/></text:p>
          </table:table-cell>
          <table:table-cell office:value-type="float" office:value="5382.6054400000003" table:style-name="ce54">
            <text:p>5,383<text:s/></text:p>
          </table:table-cell>
          <table:table-cell office:value-type="float" office:value="51.917999999999999" table:formula="msoxl:=IF( (SUM(G56,I56)&#10;     + SUM('漁業生產量值-漁業種類別魚類別生產量值1'!E56,'漁業生產量值-漁業種類別魚類別生產量值1'!G56,'漁業生產量值-漁業種類別魚類別生產量值1'!I56)&#10;     + SUM('漁業生產量值-漁業種類別魚類別生產量值2'!C56,'漁業生產量值-漁業種類別魚類別生產量值2'!E56,'漁業生產量值-漁業種類別魚類別生產量值2'!G56,'漁業生產量值-漁業種類別魚類別生產量值2'!I56)&#10;  + SUM('漁業生產量值-漁業種類別魚類別生產量值3'!E56,'漁業生產量值-漁業種類別魚類別生產量值3'!I56,'漁業生產量值-漁業種類別魚類別生產量值3'!K56,'漁業生產量值-漁業種類別魚類別生產量值3'!M56,'漁業生產量值-漁業種類別魚類別生產量值3'!O56)&#10;     + SUM('漁業生產量值-漁業種類別魚類別生產量值4'!C56,'漁業生產量值-漁業種類別魚類別生產量值4'!E56,'漁業生產量值-漁業種類別魚類別生產量值4'!G56,'漁業生產量值-漁業種類別魚類別生產量值4'!I56)&#10;  + SUM('漁業生產量值-漁業種類別魚類別生產量值5'!E56,'漁業生產量值-漁業種類別魚類別生產量值5'!G56,'漁業生產量值-漁業種類別魚類別生產量值5'!I56,'漁業生產量值-漁業種類別魚類別生產量值5'!K56,'漁業生產量值-漁業種類別魚類別生產量值5'!M56,'漁業生產量值-漁業種類別魚類別生產量值5'!O56)&#10;  + SUM('漁業生產量值-漁業種類別魚類別生產量值6'!C56,'漁業生產量值-漁業種類別魚類別生產量值6'!E56,'漁業生產量值-漁業種類別魚類別生產量值6'!G56,'漁業生產量值-漁業種類別魚類別生產量值6'!I56,'漁業生產量值-漁業種類別魚類別生產量值6'!K56,'漁業生產量值-漁業種類別魚類別生產量值6'!M56,'漁業生產量值-漁業種類別魚類別生產量值6'!O56)&#10;  + SUM('漁業生產量值-漁業種類別魚類別生產量值9'!O56)&#10;  + SUM('漁業生產量值-漁業種類別魚類別生產量值10'!K56,'漁業生產量值-漁業種類別魚類別生產量值10'!M56,'漁業生產量值-漁業種類別魚類別生產量值10'!O56)&#10;  + SUM('漁業生產量值-漁業種類別魚類別生產量值11'!C56,'漁業生產量值-漁業種類別魚類別生產量值11'!E56,'漁業生產量值-漁業種類別魚類別生產量值11'!M56)&#10;  + SUM('漁業生產量值-漁業種類別魚類別生產量值13'!I56)&#10;  + SUM('漁業生產量值-漁業種類別魚類別生產量值14'!G56,'漁業生產量值-漁業種類別魚類別生產量值14'!I56,'漁業生產量值-漁業種類別魚類別生產量值14'!K56)&#10;  )=0,&quot;-&quot;,(SUM(G56,I56)&#10;     + SUM('漁業生產量值-漁業種類別魚類別生產量值1'!E56,'漁業生產量值-漁業種類別魚類別生產量值1'!G56,'漁業生產量值-漁業種類別魚類別生產量值1'!I56)&#10;     + SUM('漁業生產量值-漁業種類別魚類別生產量值2'!C56,'漁業生產量值-漁業種類別魚類別生產量值2'!E56,'漁業生產量值-漁業種類別魚類別生產量值2'!G56,'漁業生產量值-漁業種類別魚類別生產量值2'!I56)&#10;  + SUM('漁業生產量值-漁業種類別魚類別生產量值3'!E56,'漁業生產量值-漁業種類別魚類別生產量值3'!I56,'漁業生產量值-漁業種類別魚類別生產量值3'!K56,'漁業生產量值-漁業種類別魚類別生產量值3'!M56,'漁業生產量值-漁業種類別魚類別生產量值3'!O56)&#10;     + SUM('漁業生產量值-漁業種類別魚類別生產量值4'!C56,'漁業生產量值-漁業種類別魚類別生產量值4'!E56,'漁業生產量值-漁業種類別魚類別生產量值4'!G56,'漁業生產量值-漁業種類別魚類別生產量值4'!I56)&#10;  + SUM('漁業生產量值-漁業種類別魚類別生產量值5'!E56,'漁業生產量值-漁業種類別魚類別生產量值5'!G56,'漁業生產量值-漁業種類別魚類別生產量值5'!I56,'漁業生產量值-漁業種類別魚類別生產量值5'!K56,'漁業生產量值-漁業種類別魚類別生產量值5'!M56,'漁業生產量值-漁業種類別魚類別生產量值5'!O56)&#10;  + SUM('漁業生產量值-漁業種類別魚類別生產量值6'!C56,'漁業生產量值-漁業種類別魚類別生產量值6'!E56,'漁業生產量值-漁業種類別魚類別生產量值6'!G56,'漁業生產量值-漁業種類別魚類別生產量值6'!I56,'漁業生產量值-漁業種類別魚類別生產量值6'!K56,'漁業生產量值-漁業種類別魚類別生產量值6'!M56,'漁業生產量值-漁業種類別魚類別生產量值6'!O56)&#10;  + SUM('漁業生產量值-漁業種類別魚類別生產量值9'!O56)&#10;  + SUM('漁業生產量值-漁業種類別魚類別生產量值10'!K56,'漁業生產量值-漁業種類別魚類別生產量值10'!M56,'漁業生產量值-漁業種類別魚類別生產量值10'!O56)&#10;  + SUM('漁業生產量值-漁業種類別魚類別生產量值11'!C56,'漁業生產量值-漁業種類別魚類別生產量值11'!E56,'漁業生產量值-漁業種類別魚類別生產量值11'!M56)&#10;  + SUM('漁業生產量值-漁業種類別魚類別生產量值13'!I56)&#10;  + SUM('漁業生產量值-漁業種類別魚類別生產量值14'!G56,'漁業生產量值-漁業種類別魚類別生產量值14'!I56,'漁業生產量值-漁業種類別魚類別生產量值14'!K56)&#10;  ))" table:style-name="ce19">
            <text:p>52<text:s/></text:p>
          </table:table-cell>
          <table:table-cell office:value-type="float" office:value="3881.0212500000002" table:formula="msoxl:=IF( (SUM(H56,J56)&#10;     + SUM('漁業生產量值-漁業種類別魚類別生產量值1'!F56,'漁業生產量值-漁業種類別魚類別生產量值1'!H56,'漁業生產量值-漁業種類別魚類別生產量值1'!J56)&#10;     + SUM('漁業生產量值-漁業種類別魚類別生產量值2'!D56,'漁業生產量值-漁業種類別魚類別生產量值2'!F56,'漁業生產量值-漁業種類別魚類別生產量值2'!H56,'漁業生產量值-漁業種類別魚類別生產量值2'!J56)&#10;  + SUM('漁業生產量值-漁業種類別魚類別生產量值3'!F56,'漁業生產量值-漁業種類別魚類別生產量值3'!J56,'漁業生產量值-漁業種類別魚類別生產量值3'!L56,'漁業生產量值-漁業種類別魚類別生產量值3'!N56,'漁業生產量值-漁業種類別魚類別生產量值3'!P56)&#10;     + SUM('漁業生產量值-漁業種類別魚類別生產量值4'!D56,'漁業生產量值-漁業種類別魚類別生產量值4'!F56,'漁業生產量值-漁業種類別魚類別生產量值4'!H56,'漁業生產量值-漁業種類別魚類別生產量值4'!J56)&#10;  + SUM('漁業生產量值-漁業種類別魚類別生產量值5'!F56,'漁業生產量值-漁業種類別魚類別生產量值5'!H56,'漁業生產量值-漁業種類別魚類別生產量值5'!J56,'漁業生產量值-漁業種類別魚類別生產量值5'!L56,'漁業生產量值-漁業種類別魚類別生產量值5'!N56,'漁業生產量值-漁業種類別魚類別生產量值5'!P56)&#10;  + SUM('漁業生產量值-漁業種類別魚類別生產量值6'!D56,'漁業生產量值-漁業種類別魚類別生產量值6'!F56,'漁業生產量值-漁業種類別魚類別生產量值6'!H56,'漁業生產量值-漁業種類別魚類別生產量值6'!J56,'漁業生產量值-漁業種類別魚類別生產量值6'!L56,'漁業生產量值-漁業種類別魚類別生產量值6'!N56,'漁業生產量值-漁業種類別魚類別生產量值6'!P56)&#10;  + SUM('漁業生產量值-漁業種類別魚類別生產量值9'!P56)&#10;  + SUM('漁業生產量值-漁業種類別魚類別生產量值10'!L56,'漁業生產量值-漁業種類別魚類別生產量值10'!N56,'漁業生產量值-漁業種類別魚類別生產量值10'!P56)&#10;  + SUM('漁業生產量值-漁業種類別魚類別生產量值11'!D56,'漁業生產量值-漁業種類別魚類別生產量值11'!F56,'漁業生產量值-漁業種類別魚類別生產量值11'!N56)&#10;  + SUM('漁業生產量值-漁業種類別魚類別生產量值13'!J56)&#10;  + SUM('漁業生產量值-漁業種類別魚類別生產量值14'!H56,'漁業生產量值-漁業種類別魚類別生產量值14'!J56,'漁業生產量值-漁業種類別魚類別生產量值14'!L56)&#10;  )=0,&quot;-&quot;,(SUM(H56,J56)&#10;     + SUM('漁業生產量值-漁業種類別魚類別生產量值1'!F56,'漁業生產量值-漁業種類別魚類別生產量值1'!H56,'漁業生產量值-漁業種類別魚類別生產量值1'!J56)&#10;     + SUM('漁業生產量值-漁業種類別魚類別生產量值2'!D56,'漁業生產量值-漁業種類別魚類別生產量值2'!F56,'漁業生產量值-漁業種類別魚類別生產量值2'!H56,'漁業生產量值-漁業種類別魚類別生產量值2'!J56)&#10;  + SUM('漁業生產量值-漁業種類別魚類別生產量值3'!F56,'漁業生產量值-漁業種類別魚類別生產量值3'!J56,'漁業生產量值-漁業種類別魚類別生產量值3'!L56,'漁業生產量值-漁業種類別魚類別生產量值3'!N56,'漁業生產量值-漁業種類別魚類別生產量值3'!P56)&#10;     + SUM('漁業生產量值-漁業種類別魚類別生產量值4'!D56,'漁業生產量值-漁業種類別魚類別生產量值4'!F56,'漁業生產量值-漁業種類別魚類別生產量值4'!H56,'漁業生產量值-漁業種類別魚類別生產量值4'!J56)&#10;  + SUM('漁業生產量值-漁業種類別魚類別生產量值5'!F56,'漁業生產量值-漁業種類別魚類別生產量值5'!H56,'漁業生產量值-漁業種類別魚類別生產量值5'!J56,'漁業生產量值-漁業種類別魚類別生產量值5'!L56,'漁業生產量值-漁業種類別魚類別生產量值5'!N56,'漁業生產量值-漁業種類別魚類別生產量值5'!P56)&#10;  + SUM('漁業生產量值-漁業種類別魚類別生產量值6'!D56,'漁業生產量值-漁業種類別魚類別生產量值6'!F56,'漁業生產量值-漁業種類別魚類別生產量值6'!H56,'漁業生產量值-漁業種類別魚類別生產量值6'!J56,'漁業生產量值-漁業種類別魚類別生產量值6'!L56,'漁業生產量值-漁業種類別魚類別生產量值6'!N56,'漁業生產量值-漁業種類別魚類別生產量值6'!P56)&#10;  + SUM('漁業生產量值-漁業種類別魚類別生產量值9'!P56)&#10;  + SUM('漁業生產量值-漁業種類別魚類別生產量值10'!L56,'漁業生產量值-漁業種類別魚類別生產量值10'!N56,'漁業生產量值-漁業種類別魚類別生產量值10'!P56)&#10;  + SUM('漁業生產量值-漁業種類別魚類別生產量值11'!D56,'漁業生產量值-漁業種類別魚類別生產量值11'!F56,'漁業生產量值-漁業種類別魚類別生產量值11'!N56)&#10;  + SUM('漁業生產量值-漁業種類別魚類別生產量值13'!J56)&#10;  + SUM('漁業生產量值-漁業種類別魚類別生產量值14'!H56,'漁業生產量值-漁業種類別魚類別生產量值14'!J56,'漁業生產量值-漁業種類別魚類別生產量值14'!L56)&#10;  ))" table:style-name="ce19">
            <text:p>3,881<text:s/></text:p>
          </table:table-cell>
          <table:table-cell office:value-type="float" office:value="6.2359999999999998" table:style-name="ce54">
            <text:p>6<text:s/></text:p>
          </table:table-cell>
          <table:table-cell office:value-type="float" office:value="374.97120000000001" table:style-name="ce54">
            <text:p>375<text:s/></text:p>
          </table:table-cell>
          <table:table-cell office:value-type="float" office:value="28.228000000000002" table:formula="msoxl:=IF(SUM(K56,M56,O56,'漁業生產量值-漁業種類別魚類別生產量值1'!C56)=0,&quot;-&quot;,SUM(K56,M56,O56,'漁業生產量值-漁業種類別魚類別生產量值1'!C56))" table:style-name="ce19">
            <text:p>28<text:s/></text:p>
          </table:table-cell>
          <table:table-cell office:value-type="float" office:value="1844.4580500000002" table:formula="msoxl:=IF(SUM(L56,N56,P56,'漁業生產量值-漁業種類別魚類別生產量值1'!D56)=0,&quot;-&quot;,SUM(L56,N56,P56,'漁業生產量值-漁業種類別魚類別生產量值1'!D56))" table:style-name="ce19">
            <text:p>1,844<text:s/></text:p>
          </table:table-cell>
          <table:table-cell office:value-type="float" office:value="6.1920000000000002" table:style-name="ce54">
            <text:p>6<text:s/></text:p>
          </table:table-cell>
          <table:table-cell office:value-type="float" office:value="286.00905" table:style-name="ce54">
            <text:p>28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.7039999999999997" table:style-name="ce54">
            <text:p>6<text:s/></text:p>
          </table:table-cell>
          <table:table-cell office:value-type="float" office:value="478.18200000000002" table:style-name="ce54">
            <text:p>478<text:s/>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 (SUM(G57,I57)&#10;     + SUM('漁業生產量值-漁業種類別魚類別生產量值1'!E57,'漁業生產量值-漁業種類別魚類別生產量值1'!G57,'漁業生產量值-漁業種類別魚類別生產量值1'!I57)&#10;     + SUM('漁業生產量值-漁業種類別魚類別生產量值2'!C57,'漁業生產量值-漁業種類別魚類別生產量值2'!E57,'漁業生產量值-漁業種類別魚類別生產量值2'!G57,'漁業生產量值-漁業種類別魚類別生產量值2'!I57)&#10;  + SUM('漁業生產量值-漁業種類別魚類別生產量值3'!E57,'漁業生產量值-漁業種類別魚類別生產量值3'!I57,'漁業生產量值-漁業種類別魚類別生產量值3'!K57,'漁業生產量值-漁業種類別魚類別生產量值3'!M57,'漁業生產量值-漁業種類別魚類別生產量值3'!O57)&#10;     + SUM('漁業生產量值-漁業種類別魚類別生產量值4'!C57,'漁業生產量值-漁業種類別魚類別生產量值4'!E57,'漁業生產量值-漁業種類別魚類別生產量值4'!G57,'漁業生產量值-漁業種類別魚類別生產量值4'!I57)&#10;  + SUM('漁業生產量值-漁業種類別魚類別生產量值5'!E57,'漁業生產量值-漁業種類別魚類別生產量值5'!G57,'漁業生產量值-漁業種類別魚類別生產量值5'!I57,'漁業生產量值-漁業種類別魚類別生產量值5'!K57,'漁業生產量值-漁業種類別魚類別生產量值5'!M57,'漁業生產量值-漁業種類別魚類別生產量值5'!O57)&#10;  + SUM('漁業生產量值-漁業種類別魚類別生產量值6'!C57,'漁業生產量值-漁業種類別魚類別生產量值6'!E57,'漁業生產量值-漁業種類別魚類別生產量值6'!G57,'漁業生產量值-漁業種類別魚類別生產量值6'!I57,'漁業生產量值-漁業種類別魚類別生產量值6'!K57,'漁業生產量值-漁業種類別魚類別生產量值6'!M57,'漁業生產量值-漁業種類別魚類別生產量值6'!O57)&#10;  + SUM('漁業生產量值-漁業種類別魚類別生產量值9'!O57)&#10;  + SUM('漁業生產量值-漁業種類別魚類別生產量值10'!K57,'漁業生產量值-漁業種類別魚類別生產量值10'!M57,'漁業生產量值-漁業種類別魚類別生產量值10'!O57)&#10;  + SUM('漁業生產量值-漁業種類別魚類別生產量值11'!C57,'漁業生產量值-漁業種類別魚類別生產量值11'!E57,'漁業生產量值-漁業種類別魚類別生產量值11'!M57)&#10;  + SUM('漁業生產量值-漁業種類別魚類別生產量值13'!I57)&#10;  + SUM('漁業生產量值-漁業種類別魚類別生產量值14'!G57,'漁業生產量值-漁業種類別魚類別生產量值14'!I57,'漁業生產量值-漁業種類別魚類別生產量值14'!K57)&#10;  )=0,&quot;-&quot;,(SUM(G57,I57)&#10;     + SUM('漁業生產量值-漁業種類別魚類別生產量值1'!E57,'漁業生產量值-漁業種類別魚類別生產量值1'!G57,'漁業生產量值-漁業種類別魚類別生產量值1'!I57)&#10;     + SUM('漁業生產量值-漁業種類別魚類別生產量值2'!C57,'漁業生產量值-漁業種類別魚類別生產量值2'!E57,'漁業生產量值-漁業種類別魚類別生產量值2'!G57,'漁業生產量值-漁業種類別魚類別生產量值2'!I57)&#10;  + SUM('漁業生產量值-漁業種類別魚類別生產量值3'!E57,'漁業生產量值-漁業種類別魚類別生產量值3'!I57,'漁業生產量值-漁業種類別魚類別生產量值3'!K57,'漁業生產量值-漁業種類別魚類別生產量值3'!M57,'漁業生產量值-漁業種類別魚類別生產量值3'!O57)&#10;     + SUM('漁業生產量值-漁業種類別魚類別生產量值4'!C57,'漁業生產量值-漁業種類別魚類別生產量值4'!E57,'漁業生產量值-漁業種類別魚類別生產量值4'!G57,'漁業生產量值-漁業種類別魚類別生產量值4'!I57)&#10;  + SUM('漁業生產量值-漁業種類別魚類別生產量值5'!E57,'漁業生產量值-漁業種類別魚類別生產量值5'!G57,'漁業生產量值-漁業種類別魚類別生產量值5'!I57,'漁業生產量值-漁業種類別魚類別生產量值5'!K57,'漁業生產量值-漁業種類別魚類別生產量值5'!M57,'漁業生產量值-漁業種類別魚類別生產量值5'!O57)&#10;  + SUM('漁業生產量值-漁業種類別魚類別生產量值6'!C57,'漁業生產量值-漁業種類別魚類別生產量值6'!E57,'漁業生產量值-漁業種類別魚類別生產量值6'!G57,'漁業生產量值-漁業種類別魚類別生產量值6'!I57,'漁業生產量值-漁業種類別魚類別生產量值6'!K57,'漁業生產量值-漁業種類別魚類別生產量值6'!M57,'漁業生產量值-漁業種類別魚類別生產量值6'!O57)&#10;  + SUM('漁業生產量值-漁業種類別魚類別生產量值9'!O57)&#10;  + SUM('漁業生產量值-漁業種類別魚類別生產量值10'!K57,'漁業生產量值-漁業種類別魚類別生產量值10'!M57,'漁業生產量值-漁業種類別魚類別生產量值10'!O57)&#10;  + SUM('漁業生產量值-漁業種類別魚類別生產量值11'!C57,'漁業生產量值-漁業種類別魚類別生產量值11'!E57,'漁業生產量值-漁業種類別魚類別生產量值11'!M57)&#10;  + SUM('漁業生產量值-漁業種類別魚類別生產量值13'!I57)&#10;  + SUM('漁業生產量值-漁業種類別魚類別生產量值14'!G57,'漁業生產量值-漁業種類別魚類別生產量值14'!I57,'漁業生產量值-漁業種類別魚類別生產量值14'!K57)&#10;  ))" table:style-name="ce19">
            <text:p>-</text:p>
          </table:table-cell>
          <table:table-cell office:value-type="string" office:string-value="-" table:formula="msoxl:=IF( (SUM(H57,J57)&#10;     + SUM('漁業生產量值-漁業種類別魚類別生產量值1'!F57,'漁業生產量值-漁業種類別魚類別生產量值1'!H57,'漁業生產量值-漁業種類別魚類別生產量值1'!J57)&#10;     + SUM('漁業生產量值-漁業種類別魚類別生產量值2'!D57,'漁業生產量值-漁業種類別魚類別生產量值2'!F57,'漁業生產量值-漁業種類別魚類別生產量值2'!H57,'漁業生產量值-漁業種類別魚類別生產量值2'!J57)&#10;  + SUM('漁業生產量值-漁業種類別魚類別生產量值3'!F57,'漁業生產量值-漁業種類別魚類別生產量值3'!J57,'漁業生產量值-漁業種類別魚類別生產量值3'!L57,'漁業生產量值-漁業種類別魚類別生產量值3'!N57,'漁業生產量值-漁業種類別魚類別生產量值3'!P57)&#10;     + SUM('漁業生產量值-漁業種類別魚類別生產量值4'!D57,'漁業生產量值-漁業種類別魚類別生產量值4'!F57,'漁業生產量值-漁業種類別魚類別生產量值4'!H57,'漁業生產量值-漁業種類別魚類別生產量值4'!J57)&#10;  + SUM('漁業生產量值-漁業種類別魚類別生產量值5'!F57,'漁業生產量值-漁業種類別魚類別生產量值5'!H57,'漁業生產量值-漁業種類別魚類別生產量值5'!J57,'漁業生產量值-漁業種類別魚類別生產量值5'!L57,'漁業生產量值-漁業種類別魚類別生產量值5'!N57,'漁業生產量值-漁業種類別魚類別生產量值5'!P57)&#10;  + SUM('漁業生產量值-漁業種類別魚類別生產量值6'!D57,'漁業生產量值-漁業種類別魚類別生產量值6'!F57,'漁業生產量值-漁業種類別魚類別生產量值6'!H57,'漁業生產量值-漁業種類別魚類別生產量值6'!J57,'漁業生產量值-漁業種類別魚類別生產量值6'!L57,'漁業生產量值-漁業種類別魚類別生產量值6'!N57,'漁業生產量值-漁業種類別魚類別生產量值6'!P57)&#10;  + SUM('漁業生產量值-漁業種類別魚類別生產量值9'!P57)&#10;  + SUM('漁業生產量值-漁業種類別魚類別生產量值10'!L57,'漁業生產量值-漁業種類別魚類別生產量值10'!N57,'漁業生產量值-漁業種類別魚類別生產量值10'!P57)&#10;  + SUM('漁業生產量值-漁業種類別魚類別生產量值11'!D57,'漁業生產量值-漁業種類別魚類別生產量值11'!F57,'漁業生產量值-漁業種類別魚類別生產量值11'!N57)&#10;  + SUM('漁業生產量值-漁業種類別魚類別生產量值13'!J57)&#10;  + SUM('漁業生產量值-漁業種類別魚類別生產量值14'!H57,'漁業生產量值-漁業種類別魚類別生產量值14'!J57,'漁業生產量值-漁業種類別魚類別生產量值14'!L57)&#10;  )=0,&quot;-&quot;,(SUM(H57,J57)&#10;     + SUM('漁業生產量值-漁業種類別魚類別生產量值1'!F57,'漁業生產量值-漁業種類別魚類別生產量值1'!H57,'漁業生產量值-漁業種類別魚類別生產量值1'!J57)&#10;     + SUM('漁業生產量值-漁業種類別魚類別生產量值2'!D57,'漁業生產量值-漁業種類別魚類別生產量值2'!F57,'漁業生產量值-漁業種類別魚類別生產量值2'!H57,'漁業生產量值-漁業種類別魚類別生產量值2'!J57)&#10;  + SUM('漁業生產量值-漁業種類別魚類別生產量值3'!F57,'漁業生產量值-漁業種類別魚類別生產量值3'!J57,'漁業生產量值-漁業種類別魚類別生產量值3'!L57,'漁業生產量值-漁業種類別魚類別生產量值3'!N57,'漁業生產量值-漁業種類別魚類別生產量值3'!P57)&#10;     + SUM('漁業生產量值-漁業種類別魚類別生產量值4'!D57,'漁業生產量值-漁業種類別魚類別生產量值4'!F57,'漁業生產量值-漁業種類別魚類別生產量值4'!H57,'漁業生產量值-漁業種類別魚類別生產量值4'!J57)&#10;  + SUM('漁業生產量值-漁業種類別魚類別生產量值5'!F57,'漁業生產量值-漁業種類別魚類別生產量值5'!H57,'漁業生產量值-漁業種類別魚類別生產量值5'!J57,'漁業生產量值-漁業種類別魚類別生產量值5'!L57,'漁業生產量值-漁業種類別魚類別生產量值5'!N57,'漁業生產量值-漁業種類別魚類別生產量值5'!P57)&#10;  + SUM('漁業生產量值-漁業種類別魚類別生產量值6'!D57,'漁業生產量值-漁業種類別魚類別生產量值6'!F57,'漁業生產量值-漁業種類別魚類別生產量值6'!H57,'漁業生產量值-漁業種類別魚類別生產量值6'!J57,'漁業生產量值-漁業種類別魚類別生產量值6'!L57,'漁業生產量值-漁業種類別魚類別生產量值6'!N57,'漁業生產量值-漁業種類別魚類別生產量值6'!P57)&#10;  + SUM('漁業生產量值-漁業種類別魚類別生產量值9'!P57)&#10;  + SUM('漁業生產量值-漁業種類別魚類別生產量值10'!L57,'漁業生產量值-漁業種類別魚類別生產量值10'!N57,'漁業生產量值-漁業種類別魚類別生產量值10'!P57)&#10;  + SUM('漁業生產量值-漁業種類別魚類別生產量值11'!D57,'漁業生產量值-漁業種類別魚類別生產量值11'!F57,'漁業生產量值-漁業種類別魚類別生產量值11'!N57)&#10;  + SUM('漁業生產量值-漁業種類別魚類別生產量值13'!J57)&#10;  + SUM('漁業生產量值-漁業種類別魚類別生產量值14'!H57,'漁業生產量值-漁業種類別魚類別生產量值14'!J57,'漁業生產量值-漁業種類別魚類別生產量值14'!L57)&#10;  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7,M57,O57,'漁業生產量值-漁業種類別魚類別生產量值1'!C57)=0,&quot;-&quot;,SUM(K57,M57,O57,'漁業生產量值-漁業種類別魚類別生產量值1'!C57))" table:style-name="ce19">
            <text:p>-</text:p>
          </table:table-cell>
          <table:table-cell office:value-type="string" office:string-value="-" table:formula="msoxl:=IF(SUM(L57,N57,P57,'漁業生產量值-漁業種類別魚類別生產量值1'!D57)=0,&quot;-&quot;,SUM(L57,N57,P57,'漁業生產量值-漁業種類別魚類別生產量值1'!D5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600</text:p>
          </table:table-cell>
          <table:table-cell office:value-type="string" table:style-name="ce18">
            <text:p>內陸養殖合計</text:p>
          </table:table-cell>
          <table:table-cell office:value-type="float" office:value="317543.09489000001" table:formula="msoxl:=  IF(SUM(C59,C60,C61,C63)=0,IF(C62=0,&quot;-&quot;,C62),SUM(C59,C60,C61,C63))" table:style-name="ce54">
            <text:p>317,543<text:s/></text:p>
          </table:table-cell>
          <table:table-cell office:value-type="float" office:value="33656579.361950003" table:formula="msoxl:=  IF(SUM(D59:D63)=0,&quot;-&quot;,SUM(D59:D63))" table:style-name="ce54">
            <text:p>33,656,579<text:s/></text:p>
          </table:table-cell>
          <table:table-cell office:value-type="float" office:value="310584.46188999998" table:formula="msoxl:=IF( (SUM(G58,I58)&#10;     + SUM('漁業生產量值-漁業種類別魚類別生產量值1'!E58,'漁業生產量值-漁業種類別魚類別生產量值1'!G58,'漁業生產量值-漁業種類別魚類別生產量值1'!I58)&#10;     + SUM('漁業生產量值-漁業種類別魚類別生產量值2'!C58,'漁業生產量值-漁業種類別魚類別生產量值2'!E58,'漁業生產量值-漁業種類別魚類別生產量值2'!G58,'漁業生產量值-漁業種類別魚類別生產量值2'!I58)&#10;  + SUM('漁業生產量值-漁業種類別魚類別生產量值3'!E58,'漁業生產量值-漁業種類別魚類別生產量值3'!I58,'漁業生產量值-漁業種類別魚類別生產量值3'!K58,'漁業生產量值-漁業種類別魚類別生產量值3'!M58,'漁業生產量值-漁業種類別魚類別生產量值3'!O58)&#10;     + SUM('漁業生產量值-漁業種類別魚類別生產量值4'!C58,'漁業生產量值-漁業種類別魚類別生產量值4'!E58,'漁業生產量值-漁業種類別魚類別生產量值4'!G58,'漁業生產量值-漁業種類別魚類別生產量值4'!I58)&#10;  + SUM('漁業生產量值-漁業種類別魚類別生產量值5'!E58,'漁業生產量值-漁業種類別魚類別生產量值5'!G58,'漁業生產量值-漁業種類別魚類別生產量值5'!I58,'漁業生產量值-漁業種類別魚類別生產量值5'!K58,'漁業生產量值-漁業種類別魚類別生產量值5'!M58,'漁業生產量值-漁業種類別魚類別生產量值5'!O58)&#10;  + SUM('漁業生產量值-漁業種類別魚類別生產量值6'!C58,'漁業生產量值-漁業種類別魚類別生產量值6'!E58,'漁業生產量值-漁業種類別魚類別生產量值6'!G58,'漁業生產量值-漁業種類別魚類別生產量值6'!I58,'漁業生產量值-漁業種類別魚類別生產量值6'!K58,'漁業生產量值-漁業種類別魚類別生產量值6'!M58,'漁業生產量值-漁業種類別魚類別生產量值6'!O58)&#10;  + SUM('漁業生產量值-漁業種類別魚類別生產量值9'!O58)&#10;  + SUM('漁業生產量值-漁業種類別魚類別生產量值10'!K58,'漁業生產量值-漁業種類別魚類別生產量值10'!M58,'漁業生產量值-漁業種類別魚類別生產量值10'!O58)&#10;  + SUM('漁業生產量值-漁業種類別魚類別生產量值11'!C58,'漁業生產量值-漁業種類別魚類別生產量值11'!E58,'漁業生產量值-漁業種類別魚類別生產量值11'!M58)&#10;  + SUM('漁業生產量值-漁業種類別魚類別生產量值13'!I58)&#10;  + SUM('漁業生產量值-漁業種類別魚類別生產量值14'!G58,'漁業生產量值-漁業種類別魚類別生產量值14'!I58,'漁業生產量值-漁業種類別魚類別生產量值14'!K58)&#10;  )=0,&quot;-&quot;,(SUM(G58,I58)&#10;     + SUM('漁業生產量值-漁業種類別魚類別生產量值1'!E58,'漁業生產量值-漁業種類別魚類別生產量值1'!G58,'漁業生產量值-漁業種類別魚類別生產量值1'!I58)&#10;     + SUM('漁業生產量值-漁業種類別魚類別生產量值2'!C58,'漁業生產量值-漁業種類別魚類別生產量值2'!E58,'漁業生產量值-漁業種類別魚類別生產量值2'!G58,'漁業生產量值-漁業種類別魚類別生產量值2'!I58)&#10;  + SUM('漁業生產量值-漁業種類別魚類別生產量值3'!E58,'漁業生產量值-漁業種類別魚類別生產量值3'!I58,'漁業生產量值-漁業種類別魚類別生產量值3'!K58,'漁業生產量值-漁業種類別魚類別生產量值3'!M58,'漁業生產量值-漁業種類別魚類別生產量值3'!O58)&#10;     + SUM('漁業生產量值-漁業種類別魚類別生產量值4'!C58,'漁業生產量值-漁業種類別魚類別生產量值4'!E58,'漁業生產量值-漁業種類別魚類別生產量值4'!G58,'漁業生產量值-漁業種類別魚類別生產量值4'!I58)&#10;  + SUM('漁業生產量值-漁業種類別魚類別生產量值5'!E58,'漁業生產量值-漁業種類別魚類別生產量值5'!G58,'漁業生產量值-漁業種類別魚類別生產量值5'!I58,'漁業生產量值-漁業種類別魚類別生產量值5'!K58,'漁業生產量值-漁業種類別魚類別生產量值5'!M58,'漁業生產量值-漁業種類別魚類別生產量值5'!O58)&#10;  + SUM('漁業生產量值-漁業種類別魚類別生產量值6'!C58,'漁業生產量值-漁業種類別魚類別生產量值6'!E58,'漁業生產量值-漁業種類別魚類別生產量值6'!G58,'漁業生產量值-漁業種類別魚類別生產量值6'!I58,'漁業生產量值-漁業種類別魚類別生產量值6'!K58,'漁業生產量值-漁業種類別魚類別生產量值6'!M58,'漁業生產量值-漁業種類別魚類別生產量值6'!O58)&#10;  + SUM('漁業生產量值-漁業種類別魚類別生產量值9'!O58)&#10;  + SUM('漁業生產量值-漁業種類別魚類別生產量值10'!K58,'漁業生產量值-漁業種類別魚類別生產量值10'!M58,'漁業生產量值-漁業種類別魚類別生產量值10'!O58)&#10;  + SUM('漁業生產量值-漁業種類別魚類別生產量值11'!C58,'漁業生產量值-漁業種類別魚類別生產量值11'!E58,'漁業生產量值-漁業種類別魚類別生產量值11'!M58)&#10;  + SUM('漁業生產量值-漁業種類別魚類別生產量值13'!I58)&#10;  + SUM('漁業生產量值-漁業種類別魚類別生產量值14'!G58,'漁業生產量值-漁業種類別魚類別生產量值14'!I58,'漁業生產量值-漁業種類別魚類別生產量值14'!K58)&#10;  ))" table:style-name="ce19">
            <text:p>310,584<text:s/></text:p>
          </table:table-cell>
          <table:table-cell office:value-type="float" office:value="31562122.664820001" table:formula="msoxl:=IF( (SUM(H58,J58)&#10;     + SUM('漁業生產量值-漁業種類別魚類別生產量值1'!F58,'漁業生產量值-漁業種類別魚類別生產量值1'!H58,'漁業生產量值-漁業種類別魚類別生產量值1'!J58)&#10;     + SUM('漁業生產量值-漁業種類別魚類別生產量值2'!D58,'漁業生產量值-漁業種類別魚類別生產量值2'!F58,'漁業生產量值-漁業種類別魚類別生產量值2'!H58,'漁業生產量值-漁業種類別魚類別生產量值2'!J58)&#10;  + SUM('漁業生產量值-漁業種類別魚類別生產量值3'!F58,'漁業生產量值-漁業種類別魚類別生產量值3'!J58,'漁業生產量值-漁業種類別魚類別生產量值3'!L58,'漁業生產量值-漁業種類別魚類別生產量值3'!N58,'漁業生產量值-漁業種類別魚類別生產量值3'!P58)&#10;     + SUM('漁業生產量值-漁業種類別魚類別生產量值4'!D58,'漁業生產量值-漁業種類別魚類別生產量值4'!F58,'漁業生產量值-漁業種類別魚類別生產量值4'!H58,'漁業生產量值-漁業種類別魚類別生產量值4'!J58)&#10;  + SUM('漁業生產量值-漁業種類別魚類別生產量值5'!F58,'漁業生產量值-漁業種類別魚類別生產量值5'!H58,'漁業生產量值-漁業種類別魚類別生產量值5'!J58,'漁業生產量值-漁業種類別魚類別生產量值5'!L58,'漁業生產量值-漁業種類別魚類別生產量值5'!N58,'漁業生產量值-漁業種類別魚類別生產量值5'!P58)&#10;  + SUM('漁業生產量值-漁業種類別魚類別生產量值6'!D58,'漁業生產量值-漁業種類別魚類別生產量值6'!F58,'漁業生產量值-漁業種類別魚類別生產量值6'!H58,'漁業生產量值-漁業種類別魚類別生產量值6'!J58,'漁業生產量值-漁業種類別魚類別生產量值6'!L58,'漁業生產量值-漁業種類別魚類別生產量值6'!N58,'漁業生產量值-漁業種類別魚類別生產量值6'!P58)&#10;  + SUM('漁業生產量值-漁業種類別魚類別生產量值9'!P58)&#10;  + SUM('漁業生產量值-漁業種類別魚類別生產量值10'!L58,'漁業生產量值-漁業種類別魚類別生產量值10'!N58,'漁業生產量值-漁業種類別魚類別生產量值10'!P58)&#10;  + SUM('漁業生產量值-漁業種類別魚類別生產量值11'!D58,'漁業生產量值-漁業種類別魚類別生產量值11'!F58,'漁業生產量值-漁業種類別魚類別生產量值11'!N58)&#10;  + SUM('漁業生產量值-漁業種類別魚類別生產量值13'!J58)&#10;  + SUM('漁業生產量值-漁業種類別魚類別生產量值14'!H58,'漁業生產量值-漁業種類別魚類別生產量值14'!J58,'漁業生產量值-漁業種類別魚類別生產量值14'!L58)&#10;  )=0,&quot;-&quot;,(SUM(H58,J58)&#10;     + SUM('漁業生產量值-漁業種類別魚類別生產量值1'!F58,'漁業生產量值-漁業種類別魚類別生產量值1'!H58,'漁業生產量值-漁業種類別魚類別生產量值1'!J58)&#10;     + SUM('漁業生產量值-漁業種類別魚類別生產量值2'!D58,'漁業生產量值-漁業種類別魚類別生產量值2'!F58,'漁業生產量值-漁業種類別魚類別生產量值2'!H58,'漁業生產量值-漁業種類別魚類別生產量值2'!J58)&#10;  + SUM('漁業生產量值-漁業種類別魚類別生產量值3'!F58,'漁業生產量值-漁業種類別魚類別生產量值3'!J58,'漁業生產量值-漁業種類別魚類別生產量值3'!L58,'漁業生產量值-漁業種類別魚類別生產量值3'!N58,'漁業生產量值-漁業種類別魚類別生產量值3'!P58)&#10;     + SUM('漁業生產量值-漁業種類別魚類別生產量值4'!D58,'漁業生產量值-漁業種類別魚類別生產量值4'!F58,'漁業生產量值-漁業種類別魚類別生產量值4'!H58,'漁業生產量值-漁業種類別魚類別生產量值4'!J58)&#10;  + SUM('漁業生產量值-漁業種類別魚類別生產量值5'!F58,'漁業生產量值-漁業種類別魚類別生產量值5'!H58,'漁業生產量值-漁業種類別魚類別生產量值5'!J58,'漁業生產量值-漁業種類別魚類別生產量值5'!L58,'漁業生產量值-漁業種類別魚類別生產量值5'!N58,'漁業生產量值-漁業種類別魚類別生產量值5'!P58)&#10;  + SUM('漁業生產量值-漁業種類別魚類別生產量值6'!D58,'漁業生產量值-漁業種類別魚類別生產量值6'!F58,'漁業生產量值-漁業種類別魚類別生產量值6'!H58,'漁業生產量值-漁業種類別魚類別生產量值6'!J58,'漁業生產量值-漁業種類別魚類別生產量值6'!L58,'漁業生產量值-漁業種類別魚類別生產量值6'!N58,'漁業生產量值-漁業種類別魚類別生產量值6'!P58)&#10;  + SUM('漁業生產量值-漁業種類別魚類別生產量值9'!P58)&#10;  + SUM('漁業生產量值-漁業種類別魚類別生產量值10'!L58,'漁業生產量值-漁業種類別魚類別生產量值10'!N58,'漁業生產量值-漁業種類別魚類別生產量值10'!P58)&#10;  + SUM('漁業生產量值-漁業種類別魚類別生產量值11'!D58,'漁業生產量值-漁業種類別魚類別生產量值11'!F58,'漁業生產量值-漁業種類別魚類別生產量值11'!N58)&#10;  + SUM('漁業生產量值-漁業種類別魚類別生產量值13'!J58)&#10;  + SUM('漁業生產量值-漁業種類別魚類別生產量值14'!H58,'漁業生產量值-漁業種類別魚類別生產量值14'!J58,'漁業生產量值-漁業種類別魚類別生產量值14'!L58)&#10;  ))" table:style-name="ce19">
            <text:p>31,562,123<text:s/></text:p>
          </table:table-cell>
          <table:table-cell office:value-type="float" office:value="73334.155999999988" table:formula="msoxl:=  IF(SUM(G59,G60,G61,G63)=0,IF(G62=0,&quot;-&quot;,G62),SUM(G59,G60,G61,G63))" table:style-name="ce54">
            <text:p>73,334<text:s/></text:p>
          </table:table-cell>
          <table:table-cell office:value-type="float" office:value="3376293.3188399998" table:formula="msoxl:=  IF(SUM(H59:H63)=0,&quot;-&quot;,SUM(H59:H63))" table:style-name="ce54">
            <text:p>3,376,293<text:s/></text:p>
          </table:table-cell>
          <table:table-cell office:value-type="float" office:value="3439.8739999999998" table:formula="msoxl:=IF(SUM(K58,M58,O58,'漁業生產量值-漁業種類別魚類別生產量值1'!C58)=0,&quot;-&quot;,SUM(K58,M58,O58,'漁業生產量值-漁業種類別魚類別生產量值1'!C58))" table:style-name="ce19">
            <text:p>3,440<text:s/></text:p>
          </table:table-cell>
          <table:table-cell office:value-type="float" office:value="208427.21315" table:formula="msoxl:=IF(SUM(L58,N58,P58,'漁業生產量值-漁業種類別魚類別生產量值1'!D58)=0,&quot;-&quot;,SUM(L58,N58,P58,'漁業生產量值-漁業種類別魚類別生產量值1'!D58))" table:style-name="ce19">
            <text:p>208,427<text:s/></text:p>
          </table:table-cell>
          <table:table-cell office:value-type="float" office:value="706.11399999999992" table:formula="msoxl:=  IF(SUM(K59,K60,K61,K63)=0,IF(K62=0,&quot;-&quot;,K62),SUM(K59,K60,K61,K63))" table:style-name="ce54">
            <text:p>706<text:s/></text:p>
          </table:table-cell>
          <table:table-cell office:value-type="float" office:value="43078.984199999999" table:formula="msoxl:=  IF(SUM(L59:L63)=0,&quot;-&quot;,SUM(L59:L63))" table:style-name="ce54">
            <text:p>43,079<text:s/></text:p>
          </table:table-cell>
          <table:table-cell office:value-type="float" office:value="530.71500000000003" table:formula="msoxl:=  IF(SUM(M59,M60,M61,M63)=0,IF(M62=0,&quot;-&quot;,M62),SUM(M59,M60,M61,M63))" table:style-name="ce54">
            <text:p>531<text:s/></text:p>
          </table:table-cell>
          <table:table-cell office:value-type="float" office:value="37780.599399999999" table:formula="msoxl:=  IF(SUM(N59:N63)=0,&quot;-&quot;,SUM(N59:N63))" table:style-name="ce54">
            <text:p>37,781<text:s/></text:p>
          </table:table-cell>
          <table:table-cell office:value-type="float" office:value="1181.058" table:formula="msoxl:=  IF(SUM(O59,O60,O61,O63)=0,IF(O62=0,&quot;-&quot;,O62),SUM(O59,O60,O61,O63))" table:style-name="ce54">
            <text:p>1,181<text:s/></text:p>
          </table:table-cell>
          <table:table-cell office:value-type="float" office:value="72582.907749999998" table:formula="msoxl:=  IF(SUM(P59:P63)=0,&quot;-&quot;,SUM(P59:P63))" table:style-name="ce54">
            <text:p>72,583<text:s/>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601</text:p>
          </table:table-cell>
          <table:table-cell office:value-type="string" table:style-name="ce18">
            <text:p>　鹹水魚塭　</text:p>
          </table:table-cell>
          <table:table-cell office:value-type="float" office:value="167262.58900000001" table:style-name="ce54">
            <text:p>167,263<text:s/></text:p>
          </table:table-cell>
          <table:table-cell office:value-type="float" office:value="18248286.375689998" table:style-name="ce54">
            <text:p>18,248,286<text:s/></text:p>
          </table:table-cell>
          <table:table-cell office:value-type="float" office:value="165431.44099999999" table:formula="msoxl:=IF( (SUM(G59,I59)&#10;     + SUM('漁業生產量值-漁業種類別魚類別生產量值1'!E59,'漁業生產量值-漁業種類別魚類別生產量值1'!G59,'漁業生產量值-漁業種類別魚類別生產量值1'!I59)&#10;     + SUM('漁業生產量值-漁業種類別魚類別生產量值2'!C59,'漁業生產量值-漁業種類別魚類別生產量值2'!E59,'漁業生產量值-漁業種類別魚類別生產量值2'!G59,'漁業生產量值-漁業種類別魚類別生產量值2'!I59)&#10;  + SUM('漁業生產量值-漁業種類別魚類別生產量值3'!E59,'漁業生產量值-漁業種類別魚類別生產量值3'!I59,'漁業生產量值-漁業種類別魚類別生產量值3'!K59,'漁業生產量值-漁業種類別魚類別生產量值3'!M59,'漁業生產量值-漁業種類別魚類別生產量值3'!O59)&#10;     + SUM('漁業生產量值-漁業種類別魚類別生產量值4'!C59,'漁業生產量值-漁業種類別魚類別生產量值4'!E59,'漁業生產量值-漁業種類別魚類別生產量值4'!G59,'漁業生產量值-漁業種類別魚類別生產量值4'!I59)&#10;  + SUM('漁業生產量值-漁業種類別魚類別生產量值5'!E59,'漁業生產量值-漁業種類別魚類別生產量值5'!G59,'漁業生產量值-漁業種類別魚類別生產量值5'!I59,'漁業生產量值-漁業種類別魚類別生產量值5'!K59,'漁業生產量值-漁業種類別魚類別生產量值5'!M59,'漁業生產量值-漁業種類別魚類別生產量值5'!O59)&#10;  + SUM('漁業生產量值-漁業種類別魚類別生產量值6'!C59,'漁業生產量值-漁業種類別魚類別生產量值6'!E59,'漁業生產量值-漁業種類別魚類別生產量值6'!G59,'漁業生產量值-漁業種類別魚類別生產量值6'!I59,'漁業生產量值-漁業種類別魚類別生產量值6'!K59,'漁業生產量值-漁業種類別魚類別生產量值6'!M59,'漁業生產量值-漁業種類別魚類別生產量值6'!O59)&#10;  + SUM('漁業生產量值-漁業種類別魚類別生產量值9'!O59)&#10;  + SUM('漁業生產量值-漁業種類別魚類別生產量值10'!K59,'漁業生產量值-漁業種類別魚類別生產量值10'!M59,'漁業生產量值-漁業種類別魚類別生產量值10'!O59)&#10;  + SUM('漁業生產量值-漁業種類別魚類別生產量值11'!C59,'漁業生產量值-漁業種類別魚類別生產量值11'!E59,'漁業生產量值-漁業種類別魚類別生產量值11'!M59)&#10;  + SUM('漁業生產量值-漁業種類別魚類別生產量值13'!I59)&#10;  + SUM('漁業生產量值-漁業種類別魚類別生產量值14'!G59,'漁業生產量值-漁業種類別魚類別生產量值14'!I59,'漁業生產量值-漁業種類別魚類別生產量值14'!K59)&#10;  )=0,&quot;-&quot;,(SUM(G59,I59)&#10;     + SUM('漁業生產量值-漁業種類別魚類別生產量值1'!E59,'漁業生產量值-漁業種類別魚類別生產量值1'!G59,'漁業生產量值-漁業種類別魚類別生產量值1'!I59)&#10;     + SUM('漁業生產量值-漁業種類別魚類別生產量值2'!C59,'漁業生產量值-漁業種類別魚類別生產量值2'!E59,'漁業生產量值-漁業種類別魚類別生產量值2'!G59,'漁業生產量值-漁業種類別魚類別生產量值2'!I59)&#10;  + SUM('漁業生產量值-漁業種類別魚類別生產量值3'!E59,'漁業生產量值-漁業種類別魚類別生產量值3'!I59,'漁業生產量值-漁業種類別魚類別生產量值3'!K59,'漁業生產量值-漁業種類別魚類別生產量值3'!M59,'漁業生產量值-漁業種類別魚類別生產量值3'!O59)&#10;     + SUM('漁業生產量值-漁業種類別魚類別生產量值4'!C59,'漁業生產量值-漁業種類別魚類別生產量值4'!E59,'漁業生產量值-漁業種類別魚類別生產量值4'!G59,'漁業生產量值-漁業種類別魚類別生產量值4'!I59)&#10;  + SUM('漁業生產量值-漁業種類別魚類別生產量值5'!E59,'漁業生產量值-漁業種類別魚類別生產量值5'!G59,'漁業生產量值-漁業種類別魚類別生產量值5'!I59,'漁業生產量值-漁業種類別魚類別生產量值5'!K59,'漁業生產量值-漁業種類別魚類別生產量值5'!M59,'漁業生產量值-漁業種類別魚類別生產量值5'!O59)&#10;  + SUM('漁業生產量值-漁業種類別魚類別生產量值6'!C59,'漁業生產量值-漁業種類別魚類別生產量值6'!E59,'漁業生產量值-漁業種類別魚類別生產量值6'!G59,'漁業生產量值-漁業種類別魚類別生產量值6'!I59,'漁業生產量值-漁業種類別魚類別生產量值6'!K59,'漁業生產量值-漁業種類別魚類別生產量值6'!M59,'漁業生產量值-漁業種類別魚類別生產量值6'!O59)&#10;  + SUM('漁業生產量值-漁業種類別魚類別生產量值9'!O59)&#10;  + SUM('漁業生產量值-漁業種類別魚類別生產量值10'!K59,'漁業生產量值-漁業種類別魚類別生產量值10'!M59,'漁業生產量值-漁業種類別魚類別生產量值10'!O59)&#10;  + SUM('漁業生產量值-漁業種類別魚類別生產量值11'!C59,'漁業生產量值-漁業種類別魚類別生產量值11'!E59,'漁業生產量值-漁業種類別魚類別生產量值11'!M59)&#10;  + SUM('漁業生產量值-漁業種類別魚類別生產量值13'!I59)&#10;  + SUM('漁業生產量值-漁業種類別魚類別生產量值14'!G59,'漁業生產量值-漁業種類別魚類別生產量值14'!I59,'漁業生產量值-漁業種類別魚類別生產量值14'!K59)&#10;  ))" table:style-name="ce19">
            <text:p>165,431<text:s/></text:p>
          </table:table-cell>
          <table:table-cell office:value-type="float" office:value="17829923.343490001" table:formula="msoxl:=IF( (SUM(H59,J59)&#10;     + SUM('漁業生產量值-漁業種類別魚類別生產量值1'!F59,'漁業生產量值-漁業種類別魚類別生產量值1'!H59,'漁業生產量值-漁業種類別魚類別生產量值1'!J59)&#10;     + SUM('漁業生產量值-漁業種類別魚類別生產量值2'!D59,'漁業生產量值-漁業種類別魚類別生產量值2'!F59,'漁業生產量值-漁業種類別魚類別生產量值2'!H59,'漁業生產量值-漁業種類別魚類別生產量值2'!J59)&#10;  + SUM('漁業生產量值-漁業種類別魚類別生產量值3'!F59,'漁業生產量值-漁業種類別魚類別生產量值3'!J59,'漁業生產量值-漁業種類別魚類別生產量值3'!L59,'漁業生產量值-漁業種類別魚類別生產量值3'!N59,'漁業生產量值-漁業種類別魚類別生產量值3'!P59)&#10;     + SUM('漁業生產量值-漁業種類別魚類別生產量值4'!D59,'漁業生產量值-漁業種類別魚類別生產量值4'!F59,'漁業生產量值-漁業種類別魚類別生產量值4'!H59,'漁業生產量值-漁業種類別魚類別生產量值4'!J59)&#10;  + SUM('漁業生產量值-漁業種類別魚類別生產量值5'!F59,'漁業生產量值-漁業種類別魚類別生產量值5'!H59,'漁業生產量值-漁業種類別魚類別生產量值5'!J59,'漁業生產量值-漁業種類別魚類別生產量值5'!L59,'漁業生產量值-漁業種類別魚類別生產量值5'!N59,'漁業生產量值-漁業種類別魚類別生產量值5'!P59)&#10;  + SUM('漁業生產量值-漁業種類別魚類別生產量值6'!D59,'漁業生產量值-漁業種類別魚類別生產量值6'!F59,'漁業生產量值-漁業種類別魚類別生產量值6'!H59,'漁業生產量值-漁業種類別魚類別生產量值6'!J59,'漁業生產量值-漁業種類別魚類別生產量值6'!L59,'漁業生產量值-漁業種類別魚類別生產量值6'!N59,'漁業生產量值-漁業種類別魚類別生產量值6'!P59)&#10;  + SUM('漁業生產量值-漁業種類別魚類別生產量值9'!P59)&#10;  + SUM('漁業生產量值-漁業種類別魚類別生產量值10'!L59,'漁業生產量值-漁業種類別魚類別生產量值10'!N59,'漁業生產量值-漁業種類別魚類別生產量值10'!P59)&#10;  + SUM('漁業生產量值-漁業種類別魚類別生產量值11'!D59,'漁業生產量值-漁業種類別魚類別生產量值11'!F59,'漁業生產量值-漁業種類別魚類別生產量值11'!N59)&#10;  + SUM('漁業生產量值-漁業種類別魚類別生產量值13'!J59)&#10;  + SUM('漁業生產量值-漁業種類別魚類別生產量值14'!H59,'漁業生產量值-漁業種類別魚類別生產量值14'!J59,'漁業生產量值-漁業種類別魚類別生產量值14'!L59)&#10;  )=0,&quot;-&quot;,(SUM(H59,J59)&#10;     + SUM('漁業生產量值-漁業種類別魚類別生產量值1'!F59,'漁業生產量值-漁業種類別魚類別生產量值1'!H59,'漁業生產量值-漁業種類別魚類別生產量值1'!J59)&#10;     + SUM('漁業生產量值-漁業種類別魚類別生產量值2'!D59,'漁業生產量值-漁業種類別魚類別生產量值2'!F59,'漁業生產量值-漁業種類別魚類別生產量值2'!H59,'漁業生產量值-漁業種類別魚類別生產量值2'!J59)&#10;  + SUM('漁業生產量值-漁業種類別魚類別生產量值3'!F59,'漁業生產量值-漁業種類別魚類別生產量值3'!J59,'漁業生產量值-漁業種類別魚類別生產量值3'!L59,'漁業生產量值-漁業種類別魚類別生產量值3'!N59,'漁業生產量值-漁業種類別魚類別生產量值3'!P59)&#10;     + SUM('漁業生產量值-漁業種類別魚類別生產量值4'!D59,'漁業生產量值-漁業種類別魚類別生產量值4'!F59,'漁業生產量值-漁業種類別魚類別生產量值4'!H59,'漁業生產量值-漁業種類別魚類別生產量值4'!J59)&#10;  + SUM('漁業生產量值-漁業種類別魚類別生產量值5'!F59,'漁業生產量值-漁業種類別魚類別生產量值5'!H59,'漁業生產量值-漁業種類別魚類別生產量值5'!J59,'漁業生產量值-漁業種類別魚類別生產量值5'!L59,'漁業生產量值-漁業種類別魚類別生產量值5'!N59,'漁業生產量值-漁業種類別魚類別生產量值5'!P59)&#10;  + SUM('漁業生產量值-漁業種類別魚類別生產量值6'!D59,'漁業生產量值-漁業種類別魚類別生產量值6'!F59,'漁業生產量值-漁業種類別魚類別生產量值6'!H59,'漁業生產量值-漁業種類別魚類別生產量值6'!J59,'漁業生產量值-漁業種類別魚類別生產量值6'!L59,'漁業生產量值-漁業種類別魚類別生產量值6'!N59,'漁業生產量值-漁業種類別魚類別生產量值6'!P59)&#10;  + SUM('漁業生產量值-漁業種類別魚類別生產量值9'!P59)&#10;  + SUM('漁業生產量值-漁業種類別魚類別生產量值10'!L59,'漁業生產量值-漁業種類別魚類別生產量值10'!N59,'漁業生產量值-漁業種類別魚類別生產量值10'!P59)&#10;  + SUM('漁業生產量值-漁業種類別魚類別生產量值11'!D59,'漁業生產量值-漁業種類別魚類別生產量值11'!F59,'漁業生產量值-漁業種類別魚類別生產量值11'!N59)&#10;  + SUM('漁業生產量值-漁業種類別魚類別生產量值13'!J59)&#10;  + SUM('漁業生產量值-漁業種類別魚類別生產量值14'!H59,'漁業生產量值-漁業種類別魚類別生產量值14'!J59,'漁業生產量值-漁業種類別魚類別生產量值14'!L59)&#10;  ))" table:style-name="ce19">
            <text:p>17,829,923<text:s/></text:p>
          </table:table-cell>
          <table:table-cell office:value-type="float" office:value="9695.8559999999998" table:style-name="ce54">
            <text:p>9,696<text:s/></text:p>
          </table:table-cell>
          <table:table-cell office:value-type="float" office:value="484292.00900000002" table:style-name="ce54">
            <text:p>484,292<text:s/></text:p>
          </table:table-cell>
          <table:table-cell office:value-type="string" office:string-value="-" table:formula="msoxl:=IF(SUM(K59,M59,O59,'漁業生產量值-漁業種類別魚類別生產量值1'!C59)=0,&quot;-&quot;,SUM(K59,M59,O59,'漁業生產量值-漁業種類別魚類別生產量值1'!C59))" table:style-name="ce19">
            <text:p>-</text:p>
          </table:table-cell>
          <table:table-cell office:value-type="string" office:string-value="-" table:formula="msoxl:=IF(SUM(L59,N59,P59,'漁業生產量值-漁業種類別魚類別生產量值1'!D59)=0,&quot;-&quot;,SUM(L59,N59,P59,'漁業生產量值-漁業種類別魚類別生產量值1'!D5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602</text:p>
          </table:table-cell>
          <table:table-cell office:value-type="string" table:style-name="ce18">
            <text:p>　淡水魚塭　</text:p>
          </table:table-cell>
          <table:table-cell office:value-type="float" office:value="149611.10789000001" table:style-name="ce54">
            <text:p>149,611<text:s/></text:p>
          </table:table-cell>
          <table:table-cell office:value-type="float" office:value="14157190.095829999" table:style-name="ce54">
            <text:p>14,157,190<text:s/></text:p>
          </table:table-cell>
          <table:table-cell office:value-type="float" office:value="144517.10089" table:formula="msoxl:=IF( (SUM(G60,I60)&#10;     + SUM('漁業生產量值-漁業種類別魚類別生產量值1'!E60,'漁業生產量值-漁業種類別魚類別生產量值1'!G60,'漁業生產量值-漁業種類別魚類別生產量值1'!I60)&#10;     + SUM('漁業生產量值-漁業種類別魚類別生產量值2'!C60,'漁業生產量值-漁業種類別魚類別生產量值2'!E60,'漁業生產量值-漁業種類別魚類別生產量值2'!G60,'漁業生產量值-漁業種類別魚類別生產量值2'!I60)&#10;  + SUM('漁業生產量值-漁業種類別魚類別生產量值3'!E60,'漁業生產量值-漁業種類別魚類別生產量值3'!I60,'漁業生產量值-漁業種類別魚類別生產量值3'!K60,'漁業生產量值-漁業種類別魚類別生產量值3'!M60,'漁業生產量值-漁業種類別魚類別生產量值3'!O60)&#10;     + SUM('漁業生產量值-漁業種類別魚類別生產量值4'!C60,'漁業生產量值-漁業種類別魚類別生產量值4'!E60,'漁業生產量值-漁業種類別魚類別生產量值4'!G60,'漁業生產量值-漁業種類別魚類別生產量值4'!I60)&#10;  + SUM('漁業生產量值-漁業種類別魚類別生產量值5'!E60,'漁業生產量值-漁業種類別魚類別生產量值5'!G60,'漁業生產量值-漁業種類別魚類別生產量值5'!I60,'漁業生產量值-漁業種類別魚類別生產量值5'!K60,'漁業生產量值-漁業種類別魚類別生產量值5'!M60,'漁業生產量值-漁業種類別魚類別生產量值5'!O60)&#10;  + SUM('漁業生產量值-漁業種類別魚類別生產量值6'!C60,'漁業生產量值-漁業種類別魚類別生產量值6'!E60,'漁業生產量值-漁業種類別魚類別生產量值6'!G60,'漁業生產量值-漁業種類別魚類別生產量值6'!I60,'漁業生產量值-漁業種類別魚類別生產量值6'!K60,'漁業生產量值-漁業種類別魚類別生產量值6'!M60,'漁業生產量值-漁業種類別魚類別生產量值6'!O60)&#10;  + SUM('漁業生產量值-漁業種類別魚類別生產量值9'!O60)&#10;  + SUM('漁業生產量值-漁業種類別魚類別生產量值10'!K60,'漁業生產量值-漁業種類別魚類別生產量值10'!M60,'漁業生產量值-漁業種類別魚類別生產量值10'!O60)&#10;  + SUM('漁業生產量值-漁業種類別魚類別生產量值11'!C60,'漁業生產量值-漁業種類別魚類別生產量值11'!E60,'漁業生產量值-漁業種類別魚類別生產量值11'!M60)&#10;  + SUM('漁業生產量值-漁業種類別魚類別生產量值13'!I60)&#10;  + SUM('漁業生產量值-漁業種類別魚類別生產量值14'!G60,'漁業生產量值-漁業種類別魚類別生產量值14'!I60,'漁業生產量值-漁業種類別魚類別生產量值14'!K60)&#10;  )=0,&quot;-&quot;,(SUM(G60,I60)&#10;     + SUM('漁業生產量值-漁業種類別魚類別生產量值1'!E60,'漁業生產量值-漁業種類別魚類別生產量值1'!G60,'漁業生產量值-漁業種類別魚類別生產量值1'!I60)&#10;     + SUM('漁業生產量值-漁業種類別魚類別生產量值2'!C60,'漁業生產量值-漁業種類別魚類別生產量值2'!E60,'漁業生產量值-漁業種類別魚類別生產量值2'!G60,'漁業生產量值-漁業種類別魚類別生產量值2'!I60)&#10;  + SUM('漁業生產量值-漁業種類別魚類別生產量值3'!E60,'漁業生產量值-漁業種類別魚類別生產量值3'!I60,'漁業生產量值-漁業種類別魚類別生產量值3'!K60,'漁業生產量值-漁業種類別魚類別生產量值3'!M60,'漁業生產量值-漁業種類別魚類別生產量值3'!O60)&#10;     + SUM('漁業生產量值-漁業種類別魚類別生產量值4'!C60,'漁業生產量值-漁業種類別魚類別生產量值4'!E60,'漁業生產量值-漁業種類別魚類別生產量值4'!G60,'漁業生產量值-漁業種類別魚類別生產量值4'!I60)&#10;  + SUM('漁業生產量值-漁業種類別魚類別生產量值5'!E60,'漁業生產量值-漁業種類別魚類別生產量值5'!G60,'漁業生產量值-漁業種類別魚類別生產量值5'!I60,'漁業生產量值-漁業種類別魚類別生產量值5'!K60,'漁業生產量值-漁業種類別魚類別生產量值5'!M60,'漁業生產量值-漁業種類別魚類別生產量值5'!O60)&#10;  + SUM('漁業生產量值-漁業種類別魚類別生產量值6'!C60,'漁業生產量值-漁業種類別魚類別生產量值6'!E60,'漁業生產量值-漁業種類別魚類別生產量值6'!G60,'漁業生產量值-漁業種類別魚類別生產量值6'!I60,'漁業生產量值-漁業種類別魚類別生產量值6'!K60,'漁業生產量值-漁業種類別魚類別生產量值6'!M60,'漁業生產量值-漁業種類別魚類別生產量值6'!O60)&#10;  + SUM('漁業生產量值-漁業種類別魚類別生產量值9'!O60)&#10;  + SUM('漁業生產量值-漁業種類別魚類別生產量值10'!K60,'漁業生產量值-漁業種類別魚類別生產量值10'!M60,'漁業生產量值-漁業種類別魚類別生產量值10'!O60)&#10;  + SUM('漁業生產量值-漁業種類別魚類別生產量值11'!C60,'漁業生產量值-漁業種類別魚類別生產量值11'!E60,'漁業生產量值-漁業種類別魚類別生產量值11'!M60)&#10;  + SUM('漁業生產量值-漁業種類別魚類別生產量值13'!I60)&#10;  + SUM('漁業生產量值-漁業種類別魚類別生產量值14'!G60,'漁業生產量值-漁業種類別魚類別生產量值14'!I60,'漁業生產量值-漁業種類別魚類別生產量值14'!K60)&#10;  ))" table:style-name="ce19">
            <text:p>144,517<text:s/></text:p>
          </table:table-cell>
          <table:table-cell office:value-type="float" office:value="13693296.391329996" table:formula="msoxl:=IF( (SUM(H60,J60)&#10;     + SUM('漁業生產量值-漁業種類別魚類別生產量值1'!F60,'漁業生產量值-漁業種類別魚類別生產量值1'!H60,'漁業生產量值-漁業種類別魚類別生產量值1'!J60)&#10;     + SUM('漁業生產量值-漁業種類別魚類別生產量值2'!D60,'漁業生產量值-漁業種類別魚類別生產量值2'!F60,'漁業生產量值-漁業種類別魚類別生產量值2'!H60,'漁業生產量值-漁業種類別魚類別生產量值2'!J60)&#10;  + SUM('漁業生產量值-漁業種類別魚類別生產量值3'!F60,'漁業生產量值-漁業種類別魚類別生產量值3'!J60,'漁業生產量值-漁業種類別魚類別生產量值3'!L60,'漁業生產量值-漁業種類別魚類別生產量值3'!N60,'漁業生產量值-漁業種類別魚類別生產量值3'!P60)&#10;     + SUM('漁業生產量值-漁業種類別魚類別生產量值4'!D60,'漁業生產量值-漁業種類別魚類別生產量值4'!F60,'漁業生產量值-漁業種類別魚類別生產量值4'!H60,'漁業生產量值-漁業種類別魚類別生產量值4'!J60)&#10;  + SUM('漁業生產量值-漁業種類別魚類別生產量值5'!F60,'漁業生產量值-漁業種類別魚類別生產量值5'!H60,'漁業生產量值-漁業種類別魚類別生產量值5'!J60,'漁業生產量值-漁業種類別魚類別生產量值5'!L60,'漁業生產量值-漁業種類別魚類別生產量值5'!N60,'漁業生產量值-漁業種類別魚類別生產量值5'!P60)&#10;  + SUM('漁業生產量值-漁業種類別魚類別生產量值6'!D60,'漁業生產量值-漁業種類別魚類別生產量值6'!F60,'漁業生產量值-漁業種類別魚類別生產量值6'!H60,'漁業生產量值-漁業種類別魚類別生產量值6'!J60,'漁業生產量值-漁業種類別魚類別生產量值6'!L60,'漁業生產量值-漁業種類別魚類別生產量值6'!N60,'漁業生產量值-漁業種類別魚類別生產量值6'!P60)&#10;  + SUM('漁業生產量值-漁業種類別魚類別生產量值9'!P60)&#10;  + SUM('漁業生產量值-漁業種類別魚類別生產量值10'!L60,'漁業生產量值-漁業種類別魚類別生產量值10'!N60,'漁業生產量值-漁業種類別魚類別生產量值10'!P60)&#10;  + SUM('漁業生產量值-漁業種類別魚類別生產量值11'!D60,'漁業生產量值-漁業種類別魚類別生產量值11'!F60,'漁業生產量值-漁業種類別魚類別生產量值11'!N60)&#10;  + SUM('漁業生產量值-漁業種類別魚類別生產量值13'!J60)&#10;  + SUM('漁業生產量值-漁業種類別魚類別生產量值14'!H60,'漁業生產量值-漁業種類別魚類別生產量值14'!J60,'漁業生產量值-漁業種類別魚類別生產量值14'!L60)&#10;  )=0,&quot;-&quot;,(SUM(H60,J60)&#10;     + SUM('漁業生產量值-漁業種類別魚類別生產量值1'!F60,'漁業生產量值-漁業種類別魚類別生產量值1'!H60,'漁業生產量值-漁業種類別魚類別生產量值1'!J60)&#10;     + SUM('漁業生產量值-漁業種類別魚類別生產量值2'!D60,'漁業生產量值-漁業種類別魚類別生產量值2'!F60,'漁業生產量值-漁業種類別魚類別生產量值2'!H60,'漁業生產量值-漁業種類別魚類別生產量值2'!J60)&#10;  + SUM('漁業生產量值-漁業種類別魚類別生產量值3'!F60,'漁業生產量值-漁業種類別魚類別生產量值3'!J60,'漁業生產量值-漁業種類別魚類別生產量值3'!L60,'漁業生產量值-漁業種類別魚類別生產量值3'!N60,'漁業生產量值-漁業種類別魚類別生產量值3'!P60)&#10;     + SUM('漁業生產量值-漁業種類別魚類別生產量值4'!D60,'漁業生產量值-漁業種類別魚類別生產量值4'!F60,'漁業生產量值-漁業種類別魚類別生產量值4'!H60,'漁業生產量值-漁業種類別魚類別生產量值4'!J60)&#10;  + SUM('漁業生產量值-漁業種類別魚類別生產量值5'!F60,'漁業生產量值-漁業種類別魚類別生產量值5'!H60,'漁業生產量值-漁業種類別魚類別生產量值5'!J60,'漁業生產量值-漁業種類別魚類別生產量值5'!L60,'漁業生產量值-漁業種類別魚類別生產量值5'!N60,'漁業生產量值-漁業種類別魚類別生產量值5'!P60)&#10;  + SUM('漁業生產量值-漁業種類別魚類別生產量值6'!D60,'漁業生產量值-漁業種類別魚類別生產量值6'!F60,'漁業生產量值-漁業種類別魚類別生產量值6'!H60,'漁業生產量值-漁業種類別魚類別生產量值6'!J60,'漁業生產量值-漁業種類別魚類別生產量值6'!L60,'漁業生產量值-漁業種類別魚類別生產量值6'!N60,'漁業生產量值-漁業種類別魚類別生產量值6'!P60)&#10;  + SUM('漁業生產量值-漁業種類別魚類別生產量值9'!P60)&#10;  + SUM('漁業生產量值-漁業種類別魚類別生產量值10'!L60,'漁業生產量值-漁業種類別魚類別生產量值10'!N60,'漁業生產量值-漁業種類別魚類別生產量值10'!P60)&#10;  + SUM('漁業生產量值-漁業種類別魚類別生產量值11'!D60,'漁業生產量值-漁業種類別魚類別生產量值11'!F60,'漁業生產量值-漁業種類別魚類別生產量值11'!N60)&#10;  + SUM('漁業生產量值-漁業種類別魚類別生產量值13'!J60)&#10;  + SUM('漁業生產量值-漁業種類別魚類別生產量值14'!H60,'漁業生產量值-漁業種類別魚類別生產量值14'!J60,'漁業生產量值-漁業種類別魚類別生產量值14'!L60)&#10;  ))" table:style-name="ce19">
            <text:p>13,693,296<text:s/></text:p>
          </table:table-cell>
          <table:table-cell office:value-type="float" office:value="63205.932999999997" table:style-name="ce54">
            <text:p>63,206<text:s/></text:p>
          </table:table-cell>
          <table:table-cell office:value-type="float" office:value="2866864.2714399998" table:style-name="ce54">
            <text:p>2,866,864<text:s/></text:p>
          </table:table-cell>
          <table:table-cell office:value-type="float" office:value="3263.7439999999997" table:formula="msoxl:=IF(SUM(K60,M60,O60,'漁業生產量值-漁業種類別魚類別生產量值1'!C60)=0,&quot;-&quot;,SUM(K60,M60,O60,'漁業生產量值-漁業種類別魚類別生產量值1'!C60))" table:style-name="ce19">
            <text:p>3,264<text:s/></text:p>
          </table:table-cell>
          <table:table-cell office:value-type="float" office:value="197078.48454999999" table:formula="msoxl:=IF(SUM(L60,N60,P60,'漁業生產量值-漁業種類別魚類別生產量值1'!D60)=0,&quot;-&quot;,SUM(L60,N60,P60,'漁業生產量值-漁業種類別魚類別生產量值1'!D60))" table:style-name="ce19">
            <text:p>197,078<text:s/></text:p>
          </table:table-cell>
          <table:table-cell office:value-type="float" office:value="683.59299999999996" table:style-name="ce54">
            <text:p>684<text:s/></text:p>
          </table:table-cell>
          <table:table-cell office:value-type="float" office:value="42034.549599999998" table:style-name="ce54">
            <text:p>42,035<text:s/></text:p>
          </table:table-cell>
          <table:table-cell office:value-type="float" office:value="521.28800000000001" table:style-name="ce54">
            <text:p>521<text:s/></text:p>
          </table:table-cell>
          <table:table-cell office:value-type="float" office:value="37220.166299999997" table:style-name="ce54">
            <text:p>37,220<text:s/></text:p>
          </table:table-cell>
          <table:table-cell office:value-type="float" office:value="1124.693" table:style-name="ce54">
            <text:p>1,125<text:s/></text:p>
          </table:table-cell>
          <table:table-cell office:value-type="float" office:value="68829.602050000001" table:style-name="ce54">
            <text:p>68,830<text:s/>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 (SUM(G61,I61)&#10;     + SUM('漁業生產量值-漁業種類別魚類別生產量值1'!E61,'漁業生產量值-漁業種類別魚類別生產量值1'!G61,'漁業生產量值-漁業種類別魚類別生產量值1'!I61)&#10;     + SUM('漁業生產量值-漁業種類別魚類別生產量值2'!C61,'漁業生產量值-漁業種類別魚類別生產量值2'!E61,'漁業生產量值-漁業種類別魚類別生產量值2'!G61,'漁業生產量值-漁業種類別魚類別生產量值2'!I61)&#10;  + SUM('漁業生產量值-漁業種類別魚類別生產量值3'!E61,'漁業生產量值-漁業種類別魚類別生產量值3'!I61,'漁業生產量值-漁業種類別魚類別生產量值3'!K61,'漁業生產量值-漁業種類別魚類別生產量值3'!M61,'漁業生產量值-漁業種類別魚類別生產量值3'!O61)&#10;     + SUM('漁業生產量值-漁業種類別魚類別生產量值4'!C61,'漁業生產量值-漁業種類別魚類別生產量值4'!E61,'漁業生產量值-漁業種類別魚類別生產量值4'!G61,'漁業生產量值-漁業種類別魚類別生產量值4'!I61)&#10;  + SUM('漁業生產量值-漁業種類別魚類別生產量值5'!E61,'漁業生產量值-漁業種類別魚類別生產量值5'!G61,'漁業生產量值-漁業種類別魚類別生產量值5'!I61,'漁業生產量值-漁業種類別魚類別生產量值5'!K61,'漁業生產量值-漁業種類別魚類別生產量值5'!M61,'漁業生產量值-漁業種類別魚類別生產量值5'!O61)&#10;  + SUM('漁業生產量值-漁業種類別魚類別生產量值6'!C61,'漁業生產量值-漁業種類別魚類別生產量值6'!E61,'漁業生產量值-漁業種類別魚類別生產量值6'!G61,'漁業生產量值-漁業種類別魚類別生產量值6'!I61,'漁業生產量值-漁業種類別魚類別生產量值6'!K61,'漁業生產量值-漁業種類別魚類別生產量值6'!M61,'漁業生產量值-漁業種類別魚類別生產量值6'!O61)&#10;  + SUM('漁業生產量值-漁業種類別魚類別生產量值9'!O61)&#10;  + SUM('漁業生產量值-漁業種類別魚類別生產量值10'!K61,'漁業生產量值-漁業種類別魚類別生產量值10'!M61,'漁業生產量值-漁業種類別魚類別生產量值10'!O61)&#10;  + SUM('漁業生產量值-漁業種類別魚類別生產量值11'!C61,'漁業生產量值-漁業種類別魚類別生產量值11'!E61,'漁業生產量值-漁業種類別魚類別生產量值11'!M61)&#10;  + SUM('漁業生產量值-漁業種類別魚類別生產量值13'!I61)&#10;  + SUM('漁業生產量值-漁業種類別魚類別生產量值14'!G61,'漁業生產量值-漁業種類別魚類別生產量值14'!I61,'漁業生產量值-漁業種類別魚類別生產量值14'!K61)&#10;  )=0,&quot;-&quot;,(SUM(G61,I61)&#10;     + SUM('漁業生產量值-漁業種類別魚類別生產量值1'!E61,'漁業生產量值-漁業種類別魚類別生產量值1'!G61,'漁業生產量值-漁業種類別魚類別生產量值1'!I61)&#10;     + SUM('漁業生產量值-漁業種類別魚類別生產量值2'!C61,'漁業生產量值-漁業種類別魚類別生產量值2'!E61,'漁業生產量值-漁業種類別魚類別生產量值2'!G61,'漁業生產量值-漁業種類別魚類別生產量值2'!I61)&#10;  + SUM('漁業生產量值-漁業種類別魚類別生產量值3'!E61,'漁業生產量值-漁業種類別魚類別生產量值3'!I61,'漁業生產量值-漁業種類別魚類別生產量值3'!K61,'漁業生產量值-漁業種類別魚類別生產量值3'!M61,'漁業生產量值-漁業種類別魚類別生產量值3'!O61)&#10;     + SUM('漁業生產量值-漁業種類別魚類別生產量值4'!C61,'漁業生產量值-漁業種類別魚類別生產量值4'!E61,'漁業生產量值-漁業種類別魚類別生產量值4'!G61,'漁業生產量值-漁業種類別魚類別生產量值4'!I61)&#10;  + SUM('漁業生產量值-漁業種類別魚類別生產量值5'!E61,'漁業生產量值-漁業種類別魚類別生產量值5'!G61,'漁業生產量值-漁業種類別魚類別生產量值5'!I61,'漁業生產量值-漁業種類別魚類別生產量值5'!K61,'漁業生產量值-漁業種類別魚類別生產量值5'!M61,'漁業生產量值-漁業種類別魚類別生產量值5'!O61)&#10;  + SUM('漁業生產量值-漁業種類別魚類別生產量值6'!C61,'漁業生產量值-漁業種類別魚類別生產量值6'!E61,'漁業生產量值-漁業種類別魚類別生產量值6'!G61,'漁業生產量值-漁業種類別魚類別生產量值6'!I61,'漁業生產量值-漁業種類別魚類別生產量值6'!K61,'漁業生產量值-漁業種類別魚類別生產量值6'!M61,'漁業生產量值-漁業種類別魚類別生產量值6'!O61)&#10;  + SUM('漁業生產量值-漁業種類別魚類別生產量值9'!O61)&#10;  + SUM('漁業生產量值-漁業種類別魚類別生產量值10'!K61,'漁業生產量值-漁業種類別魚類別生產量值10'!M61,'漁業生產量值-漁業種類別魚類別生產量值10'!O61)&#10;  + SUM('漁業生產量值-漁業種類別魚類別生產量值11'!C61,'漁業生產量值-漁業種類別魚類別生產量值11'!E61,'漁業生產量值-漁業種類別魚類別生產量值11'!M61)&#10;  + SUM('漁業生產量值-漁業種類別魚類別生產量值13'!I61)&#10;  + SUM('漁業生產量值-漁業種類別魚類別生產量值14'!G61,'漁業生產量值-漁業種類別魚類別生產量值14'!I61,'漁業生產量值-漁業種類別魚類別生產量值14'!K61)&#10;  ))" table:style-name="ce19">
            <text:p>-</text:p>
          </table:table-cell>
          <table:table-cell office:value-type="string" office:string-value="-" table:formula="msoxl:=IF( (SUM(H61,J61)&#10;     + SUM('漁業生產量值-漁業種類別魚類別生產量值1'!F61,'漁業生產量值-漁業種類別魚類別生產量值1'!H61,'漁業生產量值-漁業種類別魚類別生產量值1'!J61)&#10;     + SUM('漁業生產量值-漁業種類別魚類別生產量值2'!D61,'漁業生產量值-漁業種類別魚類別生產量值2'!F61,'漁業生產量值-漁業種類別魚類別生產量值2'!H61,'漁業生產量值-漁業種類別魚類別生產量值2'!J61)&#10;  + SUM('漁業生產量值-漁業種類別魚類別生產量值3'!F61,'漁業生產量值-漁業種類別魚類別生產量值3'!J61,'漁業生產量值-漁業種類別魚類別生產量值3'!L61,'漁業生產量值-漁業種類別魚類別生產量值3'!N61,'漁業生產量值-漁業種類別魚類別生產量值3'!P61)&#10;     + SUM('漁業生產量值-漁業種類別魚類別生產量值4'!D61,'漁業生產量值-漁業種類別魚類別生產量值4'!F61,'漁業生產量值-漁業種類別魚類別生產量值4'!H61,'漁業生產量值-漁業種類別魚類別生產量值4'!J61)&#10;  + SUM('漁業生產量值-漁業種類別魚類別生產量值5'!F61,'漁業生產量值-漁業種類別魚類別生產量值5'!H61,'漁業生產量值-漁業種類別魚類別生產量值5'!J61,'漁業生產量值-漁業種類別魚類別生產量值5'!L61,'漁業生產量值-漁業種類別魚類別生產量值5'!N61,'漁業生產量值-漁業種類別魚類別生產量值5'!P61)&#10;  + SUM('漁業生產量值-漁業種類別魚類別生產量值6'!D61,'漁業生產量值-漁業種類別魚類別生產量值6'!F61,'漁業生產量值-漁業種類別魚類別生產量值6'!H61,'漁業生產量值-漁業種類別魚類別生產量值6'!J61,'漁業生產量值-漁業種類別魚類別生產量值6'!L61,'漁業生產量值-漁業種類別魚類別生產量值6'!N61,'漁業生產量值-漁業種類別魚類別生產量值6'!P61)&#10;  + SUM('漁業生產量值-漁業種類別魚類別生產量值9'!P61)&#10;  + SUM('漁業生產量值-漁業種類別魚類別生產量值10'!L61,'漁業生產量值-漁業種類別魚類別生產量值10'!N61,'漁業生產量值-漁業種類別魚類別生產量值10'!P61)&#10;  + SUM('漁業生產量值-漁業種類別魚類別生產量值11'!D61,'漁業生產量值-漁業種類別魚類別生產量值11'!F61,'漁業生產量值-漁業種類別魚類別生產量值11'!N61)&#10;  + SUM('漁業生產量值-漁業種類別魚類別生產量值13'!J61)&#10;  + SUM('漁業生產量值-漁業種類別魚類別生產量值14'!H61,'漁業生產量值-漁業種類別魚類別生產量值14'!J61,'漁業生產量值-漁業種類別魚類別生產量值14'!L61)&#10;  )=0,&quot;-&quot;,(SUM(H61,J61)&#10;     + SUM('漁業生產量值-漁業種類別魚類別生產量值1'!F61,'漁業生產量值-漁業種類別魚類別生產量值1'!H61,'漁業生產量值-漁業種類別魚類別生產量值1'!J61)&#10;     + SUM('漁業生產量值-漁業種類別魚類別生產量值2'!D61,'漁業生產量值-漁業種類別魚類別生產量值2'!F61,'漁業生產量值-漁業種類別魚類別生產量值2'!H61,'漁業生產量值-漁業種類別魚類別生產量值2'!J61)&#10;  + SUM('漁業生產量值-漁業種類別魚類別生產量值3'!F61,'漁業生產量值-漁業種類別魚類別生產量值3'!J61,'漁業生產量值-漁業種類別魚類別生產量值3'!L61,'漁業生產量值-漁業種類別魚類別生產量值3'!N61,'漁業生產量值-漁業種類別魚類別生產量值3'!P61)&#10;     + SUM('漁業生產量值-漁業種類別魚類別生產量值4'!D61,'漁業生產量值-漁業種類別魚類別生產量值4'!F61,'漁業生產量值-漁業種類別魚類別生產量值4'!H61,'漁業生產量值-漁業種類別魚類別生產量值4'!J61)&#10;  + SUM('漁業生產量值-漁業種類別魚類別生產量值5'!F61,'漁業生產量值-漁業種類別魚類別生產量值5'!H61,'漁業生產量值-漁業種類別魚類別生產量值5'!J61,'漁業生產量值-漁業種類別魚類別生產量值5'!L61,'漁業生產量值-漁業種類別魚類別生產量值5'!N61,'漁業生產量值-漁業種類別魚類別生產量值5'!P61)&#10;  + SUM('漁業生產量值-漁業種類別魚類別生產量值6'!D61,'漁業生產量值-漁業種類別魚類別生產量值6'!F61,'漁業生產量值-漁業種類別魚類別生產量值6'!H61,'漁業生產量值-漁業種類別魚類別生產量值6'!J61,'漁業生產量值-漁業種類別魚類別生產量值6'!L61,'漁業生產量值-漁業種類別魚類別生產量值6'!N61,'漁業生產量值-漁業種類別魚類別生產量值6'!P61)&#10;  + SUM('漁業生產量值-漁業種類別魚類別生產量值9'!P61)&#10;  + SUM('漁業生產量值-漁業種類別魚類別生產量值10'!L61,'漁業生產量值-漁業種類別魚類別生產量值10'!N61,'漁業生產量值-漁業種類別魚類別生產量值10'!P61)&#10;  + SUM('漁業生產量值-漁業種類別魚類別生產量值11'!D61,'漁業生產量值-漁業種類別魚類別生產量值11'!F61,'漁業生產量值-漁業種類別魚類別生產量值11'!N61)&#10;  + SUM('漁業生產量值-漁業種類別魚類別生產量值13'!J61)&#10;  + SUM('漁業生產量值-漁業種類別魚類別生產量值14'!H61,'漁業生產量值-漁業種類別魚類別生產量值14'!J61,'漁業生產量值-漁業種類別魚類別生產量值14'!L61)&#10;  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61,M61,O61,'漁業生產量值-漁業種類別魚類別生產量值1'!C61)=0,&quot;-&quot;,SUM(K61,M61,O61,'漁業生產量值-漁業種類別魚類別生產量值1'!C61))" table:style-name="ce19">
            <text:p>-</text:p>
          </table:table-cell>
          <table:table-cell office:value-type="string" office:string-value="-" table:formula="msoxl:=IF(SUM(L61,N61,P61,'漁業生產量值-漁業種類別魚類別生產量值1'!D61)=0,&quot;-&quot;,SUM(L61,N61,P61,'漁業生產量值-漁業種類別魚類別生產量值1'!D6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604</text:p>
          </table:table-cell>
          <table:table-cell office:value-type="string" table:style-name="ce18">
            <text:p>　觀賞魚養殖　</text:p>
          </table:table-cell>
          <table:table-cell office:value-type="float" office:value="51101.462" table:style-name="ce54">
            <text:p>51,101<text:s/></text:p>
          </table:table-cell>
          <table:table-cell office:value-type="float" office:value="1210194.1288300001" table:style-name="ce54">
            <text:p>1,210,194<text:s/></text:p>
          </table:table-cell>
          <table:table-cell office:value-type="string" office:string-value="-" table:formula="msoxl:=IF( (SUM(G62,I62)&#10;     + SUM('漁業生產量值-漁業種類別魚類別生產量值1'!E62,'漁業生產量值-漁業種類別魚類別生產量值1'!G62,'漁業生產量值-漁業種類別魚類別生產量值1'!I62)&#10;     + SUM('漁業生產量值-漁業種類別魚類別生產量值2'!C62,'漁業生產量值-漁業種類別魚類別生產量值2'!E62,'漁業生產量值-漁業種類別魚類別生產量值2'!G62,'漁業生產量值-漁業種類別魚類別生產量值2'!I62)&#10;  + SUM('漁業生產量值-漁業種類別魚類別生產量值3'!E62,'漁業生產量值-漁業種類別魚類別生產量值3'!I62,'漁業生產量值-漁業種類別魚類別生產量值3'!K62,'漁業生產量值-漁業種類別魚類別生產量值3'!M62,'漁業生產量值-漁業種類別魚類別生產量值3'!O62)&#10;     + SUM('漁業生產量值-漁業種類別魚類別生產量值4'!C62,'漁業生產量值-漁業種類別魚類別生產量值4'!E62,'漁業生產量值-漁業種類別魚類別生產量值4'!G62,'漁業生產量值-漁業種類別魚類別生產量值4'!I62)&#10;  + SUM('漁業生產量值-漁業種類別魚類別生產量值5'!E62,'漁業生產量值-漁業種類別魚類別生產量值5'!G62,'漁業生產量值-漁業種類別魚類別生產量值5'!I62,'漁業生產量值-漁業種類別魚類別生產量值5'!K62,'漁業生產量值-漁業種類別魚類別生產量值5'!M62,'漁業生產量值-漁業種類別魚類別生產量值5'!O62)&#10;  + SUM('漁業生產量值-漁業種類別魚類別生產量值6'!C62,'漁業生產量值-漁業種類別魚類別生產量值6'!E62,'漁業生產量值-漁業種類別魚類別生產量值6'!G62,'漁業生產量值-漁業種類別魚類別生產量值6'!I62,'漁業生產量值-漁業種類別魚類別生產量值6'!K62,'漁業生產量值-漁業種類別魚類別生產量值6'!M62,'漁業生產量值-漁業種類別魚類別生產量值6'!O62)&#10;  + SUM('漁業生產量值-漁業種類別魚類別生產量值9'!O62)&#10;  + SUM('漁業生產量值-漁業種類別魚類別生產量值10'!K62,'漁業生產量值-漁業種類別魚類別生產量值10'!M62,'漁業生產量值-漁業種類別魚類別生產量值10'!O62)&#10;  + SUM('漁業生產量值-漁業種類別魚類別生產量值11'!C62,'漁業生產量值-漁業種類別魚類別生產量值11'!E62,'漁業生產量值-漁業種類別魚類別生產量值11'!M62)&#10;  + SUM('漁業生產量值-漁業種類別魚類別生產量值13'!I62)&#10;  + SUM('漁業生產量值-漁業種類別魚類別生產量值14'!G62,'漁業生產量值-漁業種類別魚類別生產量值14'!I62,'漁業生產量值-漁業種類別魚類別生產量值14'!K62)&#10;  )=0,&quot;-&quot;,(SUM(G62,I62)&#10;     + SUM('漁業生產量值-漁業種類別魚類別生產量值1'!E62,'漁業生產量值-漁業種類別魚類別生產量值1'!G62,'漁業生產量值-漁業種類別魚類別生產量值1'!I62)&#10;     + SUM('漁業生產量值-漁業種類別魚類別生產量值2'!C62,'漁業生產量值-漁業種類別魚類別生產量值2'!E62,'漁業生產量值-漁業種類別魚類別生產量值2'!G62,'漁業生產量值-漁業種類別魚類別生產量值2'!I62)&#10;  + SUM('漁業生產量值-漁業種類別魚類別生產量值3'!E62,'漁業生產量值-漁業種類別魚類別生產量值3'!I62,'漁業生產量值-漁業種類別魚類別生產量值3'!K62,'漁業生產量值-漁業種類別魚類別生產量值3'!M62,'漁業生產量值-漁業種類別魚類別生產量值3'!O62)&#10;     + SUM('漁業生產量值-漁業種類別魚類別生產量值4'!C62,'漁業生產量值-漁業種類別魚類別生產量值4'!E62,'漁業生產量值-漁業種類別魚類別生產量值4'!G62,'漁業生產量值-漁業種類別魚類別生產量值4'!I62)&#10;  + SUM('漁業生產量值-漁業種類別魚類別生產量值5'!E62,'漁業生產量值-漁業種類別魚類別生產量值5'!G62,'漁業生產量值-漁業種類別魚類別生產量值5'!I62,'漁業生產量值-漁業種類別魚類別生產量值5'!K62,'漁業生產量值-漁業種類別魚類別生產量值5'!M62,'漁業生產量值-漁業種類別魚類別生產量值5'!O62)&#10;  + SUM('漁業生產量值-漁業種類別魚類別生產量值6'!C62,'漁業生產量值-漁業種類別魚類別生產量值6'!E62,'漁業生產量值-漁業種類別魚類別生產量值6'!G62,'漁業生產量值-漁業種類別魚類別生產量值6'!I62,'漁業生產量值-漁業種類別魚類別生產量值6'!K62,'漁業生產量值-漁業種類別魚類別生產量值6'!M62,'漁業生產量值-漁業種類別魚類別生產量值6'!O62)&#10;  + SUM('漁業生產量值-漁業種類別魚類別生產量值9'!O62)&#10;  + SUM('漁業生產量值-漁業種類別魚類別生產量值10'!K62,'漁業生產量值-漁業種類別魚類別生產量值10'!M62,'漁業生產量值-漁業種類別魚類別生產量值10'!O62)&#10;  + SUM('漁業生產量值-漁業種類別魚類別生產量值11'!C62,'漁業生產量值-漁業種類別魚類別生產量值11'!E62,'漁業生產量值-漁業種類別魚類別生產量值11'!M62)&#10;  + SUM('漁業生產量值-漁業種類別魚類別生產量值13'!I62)&#10;  + SUM('漁業生產量值-漁業種類別魚類別生產量值14'!G62,'漁業生產量值-漁業種類別魚類別生產量值14'!I62,'漁業生產量值-漁業種類別魚類別生產量值14'!K62)&#10;  ))" table:style-name="ce19">
            <text:p>-</text:p>
          </table:table-cell>
          <table:table-cell office:value-type="string" office:string-value="-" table:formula="msoxl:=IF( (SUM(H62,J62)&#10;     + SUM('漁業生產量值-漁業種類別魚類別生產量值1'!F62,'漁業生產量值-漁業種類別魚類別生產量值1'!H62,'漁業生產量值-漁業種類別魚類別生產量值1'!J62)&#10;     + SUM('漁業生產量值-漁業種類別魚類別生產量值2'!D62,'漁業生產量值-漁業種類別魚類別生產量值2'!F62,'漁業生產量值-漁業種類別魚類別生產量值2'!H62,'漁業生產量值-漁業種類別魚類別生產量值2'!J62)&#10;  + SUM('漁業生產量值-漁業種類別魚類別生產量值3'!F62,'漁業生產量值-漁業種類別魚類別生產量值3'!J62,'漁業生產量值-漁業種類別魚類別生產量值3'!L62,'漁業生產量值-漁業種類別魚類別生產量值3'!N62,'漁業生產量值-漁業種類別魚類別生產量值3'!P62)&#10;     + SUM('漁業生產量值-漁業種類別魚類別生產量值4'!D62,'漁業生產量值-漁業種類別魚類別生產量值4'!F62,'漁業生產量值-漁業種類別魚類別生產量值4'!H62,'漁業生產量值-漁業種類別魚類別生產量值4'!J62)&#10;  + SUM('漁業生產量值-漁業種類別魚類別生產量值5'!F62,'漁業生產量值-漁業種類別魚類別生產量值5'!H62,'漁業生產量值-漁業種類別魚類別生產量值5'!J62,'漁業生產量值-漁業種類別魚類別生產量值5'!L62,'漁業生產量值-漁業種類別魚類別生產量值5'!N62,'漁業生產量值-漁業種類別魚類別生產量值5'!P62)&#10;  + SUM('漁業生產量值-漁業種類別魚類別生產量值6'!D62,'漁業生產量值-漁業種類別魚類別生產量值6'!F62,'漁業生產量值-漁業種類別魚類別生產量值6'!H62,'漁業生產量值-漁業種類別魚類別生產量值6'!J62,'漁業生產量值-漁業種類別魚類別生產量值6'!L62,'漁業生產量值-漁業種類別魚類別生產量值6'!N62,'漁業生產量值-漁業種類別魚類別生產量值6'!P62)&#10;  + SUM('漁業生產量值-漁業種類別魚類別生產量值9'!P62)&#10;  + SUM('漁業生產量值-漁業種類別魚類別生產量值10'!L62,'漁業生產量值-漁業種類別魚類別生產量值10'!N62,'漁業生產量值-漁業種類別魚類別生產量值10'!P62)&#10;  + SUM('漁業生產量值-漁業種類別魚類別生產量值11'!D62,'漁業生產量值-漁業種類別魚類別生產量值11'!F62,'漁業生產量值-漁業種類別魚類別生產量值11'!N62)&#10;  + SUM('漁業生產量值-漁業種類別魚類別生產量值13'!J62)&#10;  + SUM('漁業生產量值-漁業種類別魚類別生產量值14'!H62,'漁業生產量值-漁業種類別魚類別生產量值14'!J62,'漁業生產量值-漁業種類別魚類別生產量值14'!L62)&#10;  )=0,&quot;-&quot;,(SUM(H62,J62)&#10;     + SUM('漁業生產量值-漁業種類別魚類別生產量值1'!F62,'漁業生產量值-漁業種類別魚類別生產量值1'!H62,'漁業生產量值-漁業種類別魚類別生產量值1'!J62)&#10;     + SUM('漁業生產量值-漁業種類別魚類別生產量值2'!D62,'漁業生產量值-漁業種類別魚類別生產量值2'!F62,'漁業生產量值-漁業種類別魚類別生產量值2'!H62,'漁業生產量值-漁業種類別魚類別生產量值2'!J62)&#10;  + SUM('漁業生產量值-漁業種類別魚類別生產量值3'!F62,'漁業生產量值-漁業種類別魚類別生產量值3'!J62,'漁業生產量值-漁業種類別魚類別生產量值3'!L62,'漁業生產量值-漁業種類別魚類別生產量值3'!N62,'漁業生產量值-漁業種類別魚類別生產量值3'!P62)&#10;     + SUM('漁業生產量值-漁業種類別魚類別生產量值4'!D62,'漁業生產量值-漁業種類別魚類別生產量值4'!F62,'漁業生產量值-漁業種類別魚類別生產量值4'!H62,'漁業生產量值-漁業種類別魚類別生產量值4'!J62)&#10;  + SUM('漁業生產量值-漁業種類別魚類別生產量值5'!F62,'漁業生產量值-漁業種類別魚類別生產量值5'!H62,'漁業生產量值-漁業種類別魚類別生產量值5'!J62,'漁業生產量值-漁業種類別魚類別生產量值5'!L62,'漁業生產量值-漁業種類別魚類別生產量值5'!N62,'漁業生產量值-漁業種類別魚類別生產量值5'!P62)&#10;  + SUM('漁業生產量值-漁業種類別魚類別生產量值6'!D62,'漁業生產量值-漁業種類別魚類別生產量值6'!F62,'漁業生產量值-漁業種類別魚類別生產量值6'!H62,'漁業生產量值-漁業種類別魚類別生產量值6'!J62,'漁業生產量值-漁業種類別魚類別生產量值6'!L62,'漁業生產量值-漁業種類別魚類別生產量值6'!N62,'漁業生產量值-漁業種類別魚類別生產量值6'!P62)&#10;  + SUM('漁業生產量值-漁業種類別魚類別生產量值9'!P62)&#10;  + SUM('漁業生產量值-漁業種類別魚類別生產量值10'!L62,'漁業生產量值-漁業種類別魚類別生產量值10'!N62,'漁業生產量值-漁業種類別魚類別生產量值10'!P62)&#10;  + SUM('漁業生產量值-漁業種類別魚類別生產量值11'!D62,'漁業生產量值-漁業種類別魚類別生產量值11'!F62,'漁業生產量值-漁業種類別魚類別生產量值11'!N62)&#10;  + SUM('漁業生產量值-漁業種類別魚類別生產量值13'!J62)&#10;  + SUM('漁業生產量值-漁業種類別魚類別生產量值14'!H62,'漁業生產量值-漁業種類別魚類別生產量值14'!J62,'漁業生產量值-漁業種類別魚類別生產量值14'!L62)&#10;  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62,M62,O62,'漁業生產量值-漁業種類別魚類別生產量值1'!C62)=0,&quot;-&quot;,SUM(K62,M62,O62,'漁業生產量值-漁業種類別魚類別生產量值1'!C62))" table:style-name="ce19">
            <text:p>-</text:p>
          </table:table-cell>
          <table:table-cell office:value-type="string" office:string-value="-" table:formula="msoxl:=IF(SUM(L62,N62,P62,'漁業生產量值-漁業種類別魚類別生產量值1'!D62)=0,&quot;-&quot;,SUM(L62,N62,P62,'漁業生產量值-漁業種類別魚類別生產量值1'!D6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5">
            <text:p>699</text:p>
          </table:table-cell>
          <table:table-cell office:value-type="string" table:style-name="ce20">
            <text:p>　其他內陸養殖　</text:p>
          </table:table-cell>
          <table:table-cell office:value-type="float" office:value="669.39800000000002" table:style-name="ce55">
            <text:p>669<text:s/></text:p>
          </table:table-cell>
          <table:table-cell office:value-type="float" office:value="40908.761599999998" table:style-name="ce55">
            <text:p>40,909<text:s/></text:p>
          </table:table-cell>
          <table:table-cell office:value-type="float" office:value="635.92000000000007" table:formula="msoxl:=IF( (SUM(G63,I63)&#10;     + SUM('漁業生產量值-漁業種類別魚類別生產量值1'!E63,'漁業生產量值-漁業種類別魚類別生產量值1'!G63,'漁業生產量值-漁業種類別魚類別生產量值1'!I63)&#10;     + SUM('漁業生產量值-漁業種類別魚類別生產量值2'!C63,'漁業生產量值-漁業種類別魚類別生產量值2'!E63,'漁業生產量值-漁業種類別魚類別生產量值2'!G63,'漁業生產量值-漁業種類別魚類別生產量值2'!I63)&#10;  + SUM('漁業生產量值-漁業種類別魚類別生產量值3'!E63,'漁業生產量值-漁業種類別魚類別生產量值3'!I63,'漁業生產量值-漁業種類別魚類別生產量值3'!K63,'漁業生產量值-漁業種類別魚類別生產量值3'!M63,'漁業生產量值-漁業種類別魚類別生產量值3'!O63)&#10;     + SUM('漁業生產量值-漁業種類別魚類別生產量值4'!C63,'漁業生產量值-漁業種類別魚類別生產量值4'!E63,'漁業生產量值-漁業種類別魚類別生產量值4'!G63,'漁業生產量值-漁業種類別魚類別生產量值4'!I63)&#10;  + SUM('漁業生產量值-漁業種類別魚類別生產量值5'!E63,'漁業生產量值-漁業種類別魚類別生產量值5'!G63,'漁業生產量值-漁業種類別魚類別生產量值5'!I63,'漁業生產量值-漁業種類別魚類別生產量值5'!K63,'漁業生產量值-漁業種類別魚類別生產量值5'!M63,'漁業生產量值-漁業種類別魚類別生產量值5'!O63)&#10;  + SUM('漁業生產量值-漁業種類別魚類別生產量值6'!C63,'漁業生產量值-漁業種類別魚類別生產量值6'!E63,'漁業生產量值-漁業種類別魚類別生產量值6'!G63,'漁業生產量值-漁業種類別魚類別生產量值6'!I63,'漁業生產量值-漁業種類別魚類別生產量值6'!K63,'漁業生產量值-漁業種類別魚類別生產量值6'!M63,'漁業生產量值-漁業種類別魚類別生產量值6'!O63)&#10;  + SUM('漁業生產量值-漁業種類別魚類別生產量值9'!O63)&#10;  + SUM('漁業生產量值-漁業種類別魚類別生產量值10'!K63,'漁業生產量值-漁業種類別魚類別生產量值10'!M63,'漁業生產量值-漁業種類別魚類別生產量值10'!O63)&#10;  + SUM('漁業生產量值-漁業種類別魚類別生產量值11'!C63,'漁業生產量值-漁業種類別魚類別生產量值11'!E63,'漁業生產量值-漁業種類別魚類別生產量值11'!M63)&#10;  + SUM('漁業生產量值-漁業種類別魚類別生產量值13'!I63)&#10;  + SUM('漁業生產量值-漁業種類別魚類別生產量值14'!G63,'漁業生產量值-漁業種類別魚類別生產量值14'!I63,'漁業生產量值-漁業種類別魚類別生產量值14'!K63)&#10;  )=0,&quot;-&quot;,(SUM(G63,I63)&#10;     + SUM('漁業生產量值-漁業種類別魚類別生產量值1'!E63,'漁業生產量值-漁業種類別魚類別生產量值1'!G63,'漁業生產量值-漁業種類別魚類別生產量值1'!I63)&#10;     + SUM('漁業生產量值-漁業種類別魚類別生產量值2'!C63,'漁業生產量值-漁業種類別魚類別生產量值2'!E63,'漁業生產量值-漁業種類別魚類別生產量值2'!G63,'漁業生產量值-漁業種類別魚類別生產量值2'!I63)&#10;  + SUM('漁業生產量值-漁業種類別魚類別生產量值3'!E63,'漁業生產量值-漁業種類別魚類別生產量值3'!I63,'漁業生產量值-漁業種類別魚類別生產量值3'!K63,'漁業生產量值-漁業種類別魚類別生產量值3'!M63,'漁業生產量值-漁業種類別魚類別生產量值3'!O63)&#10;     + SUM('漁業生產量值-漁業種類別魚類別生產量值4'!C63,'漁業生產量值-漁業種類別魚類別生產量值4'!E63,'漁業生產量值-漁業種類別魚類別生產量值4'!G63,'漁業生產量值-漁業種類別魚類別生產量值4'!I63)&#10;  + SUM('漁業生產量值-漁業種類別魚類別生產量值5'!E63,'漁業生產量值-漁業種類別魚類別生產量值5'!G63,'漁業生產量值-漁業種類別魚類別生產量值5'!I63,'漁業生產量值-漁業種類別魚類別生產量值5'!K63,'漁業生產量值-漁業種類別魚類別生產量值5'!M63,'漁業生產量值-漁業種類別魚類別生產量值5'!O63)&#10;  + SUM('漁業生產量值-漁業種類別魚類別生產量值6'!C63,'漁業生產量值-漁業種類別魚類別生產量值6'!E63,'漁業生產量值-漁業種類別魚類別生產量值6'!G63,'漁業生產量值-漁業種類別魚類別生產量值6'!I63,'漁業生產量值-漁業種類別魚類別生產量值6'!K63,'漁業生產量值-漁業種類別魚類別生產量值6'!M63,'漁業生產量值-漁業種類別魚類別生產量值6'!O63)&#10;  + SUM('漁業生產量值-漁業種類別魚類別生產量值9'!O63)&#10;  + SUM('漁業生產量值-漁業種類別魚類別生產量值10'!K63,'漁業生產量值-漁業種類別魚類別生產量值10'!M63,'漁業生產量值-漁業種類別魚類別生產量值10'!O63)&#10;  + SUM('漁業生產量值-漁業種類別魚類別生產量值11'!C63,'漁業生產量值-漁業種類別魚類別生產量值11'!E63,'漁業生產量值-漁業種類別魚類別生產量值11'!M63)&#10;  + SUM('漁業生產量值-漁業種類別魚類別生產量值13'!I63)&#10;  + SUM('漁業生產量值-漁業種類別魚類別生產量值14'!G63,'漁業生產量值-漁業種類別魚類別生產量值14'!I63,'漁業生產量值-漁業種類別魚類別生產量值14'!K63)&#10;  ))" table:style-name="ce19">
            <text:p>636<text:s/></text:p>
          </table:table-cell>
          <table:table-cell office:value-type="float" office:value="38902.929999999993" table:formula="msoxl:=IF( (SUM(H63,J63)&#10;     + SUM('漁業生產量值-漁業種類別魚類別生產量值1'!F63,'漁業生產量值-漁業種類別魚類別生產量值1'!H63,'漁業生產量值-漁業種類別魚類別生產量值1'!J63)&#10;     + SUM('漁業生產量值-漁業種類別魚類別生產量值2'!D63,'漁業生產量值-漁業種類別魚類別生產量值2'!F63,'漁業生產量值-漁業種類別魚類別生產量值2'!H63,'漁業生產量值-漁業種類別魚類別生產量值2'!J63)&#10;  + SUM('漁業生產量值-漁業種類別魚類別生產量值3'!F63,'漁業生產量值-漁業種類別魚類別生產量值3'!J63,'漁業生產量值-漁業種類別魚類別生產量值3'!L63,'漁業生產量值-漁業種類別魚類別生產量值3'!N63,'漁業生產量值-漁業種類別魚類別生產量值3'!P63)&#10;     + SUM('漁業生產量值-漁業種類別魚類別生產量值4'!D63,'漁業生產量值-漁業種類別魚類別生產量值4'!F63,'漁業生產量值-漁業種類別魚類別生產量值4'!H63,'漁業生產量值-漁業種類別魚類別生產量值4'!J63)&#10;  + SUM('漁業生產量值-漁業種類別魚類別生產量值5'!F63,'漁業生產量值-漁業種類別魚類別生產量值5'!H63,'漁業生產量值-漁業種類別魚類別生產量值5'!J63,'漁業生產量值-漁業種類別魚類別生產量值5'!L63,'漁業生產量值-漁業種類別魚類別生產量值5'!N63,'漁業生產量值-漁業種類別魚類別生產量值5'!P63)&#10;  + SUM('漁業生產量值-漁業種類別魚類別生產量值6'!D63,'漁業生產量值-漁業種類別魚類別生產量值6'!F63,'漁業生產量值-漁業種類別魚類別生產量值6'!H63,'漁業生產量值-漁業種類別魚類別生產量值6'!J63,'漁業生產量值-漁業種類別魚類別生產量值6'!L63,'漁業生產量值-漁業種類別魚類別生產量值6'!N63,'漁業生產量值-漁業種類別魚類別生產量值6'!P63)&#10;  + SUM('漁業生產量值-漁業種類別魚類別生產量值9'!P63)&#10;  + SUM('漁業生產量值-漁業種類別魚類別生產量值10'!L63,'漁業生產量值-漁業種類別魚類別生產量值10'!N63,'漁業生產量值-漁業種類別魚類別生產量值10'!P63)&#10;  + SUM('漁業生產量值-漁業種類別魚類別生產量值11'!D63,'漁業生產量值-漁業種類別魚類別生產量值11'!F63,'漁業生產量值-漁業種類別魚類別生產量值11'!N63)&#10;  + SUM('漁業生產量值-漁業種類別魚類別生產量值13'!J63)&#10;  + SUM('漁業生產量值-漁業種類別魚類別生產量值14'!H63,'漁業生產量值-漁業種類別魚類別生產量值14'!J63,'漁業生產量值-漁業種類別魚類別生產量值14'!L63)&#10;  )=0,&quot;-&quot;,(SUM(H63,J63)&#10;     + SUM('漁業生產量值-漁業種類別魚類別生產量值1'!F63,'漁業生產量值-漁業種類別魚類別生產量值1'!H63,'漁業生產量值-漁業種類別魚類別生產量值1'!J63)&#10;     + SUM('漁業生產量值-漁業種類別魚類別生產量值2'!D63,'漁業生產量值-漁業種類別魚類別生產量值2'!F63,'漁業生產量值-漁業種類別魚類別生產量值2'!H63,'漁業生產量值-漁業種類別魚類別生產量值2'!J63)&#10;  + SUM('漁業生產量值-漁業種類別魚類別生產量值3'!F63,'漁業生產量值-漁業種類別魚類別生產量值3'!J63,'漁業生產量值-漁業種類別魚類別生產量值3'!L63,'漁業生產量值-漁業種類別魚類別生產量值3'!N63,'漁業生產量值-漁業種類別魚類別生產量值3'!P63)&#10;     + SUM('漁業生產量值-漁業種類別魚類別生產量值4'!D63,'漁業生產量值-漁業種類別魚類別生產量值4'!F63,'漁業生產量值-漁業種類別魚類別生產量值4'!H63,'漁業生產量值-漁業種類別魚類別生產量值4'!J63)&#10;  + SUM('漁業生產量值-漁業種類別魚類別生產量值5'!F63,'漁業生產量值-漁業種類別魚類別生產量值5'!H63,'漁業生產量值-漁業種類別魚類別生產量值5'!J63,'漁業生產量值-漁業種類別魚類別生產量值5'!L63,'漁業生產量值-漁業種類別魚類別生產量值5'!N63,'漁業生產量值-漁業種類別魚類別生產量值5'!P63)&#10;  + SUM('漁業生產量值-漁業種類別魚類別生產量值6'!D63,'漁業生產量值-漁業種類別魚類別生產量值6'!F63,'漁業生產量值-漁業種類別魚類別生產量值6'!H63,'漁業生產量值-漁業種類別魚類別生產量值6'!J63,'漁業生產量值-漁業種類別魚類別生產量值6'!L63,'漁業生產量值-漁業種類別魚類別生產量值6'!N63,'漁業生產量值-漁業種類別魚類別生產量值6'!P63)&#10;  + SUM('漁業生產量值-漁業種類別魚類別生產量值9'!P63)&#10;  + SUM('漁業生產量值-漁業種類別魚類別生產量值10'!L63,'漁業生產量值-漁業種類別魚類別生產量值10'!N63,'漁業生產量值-漁業種類別魚類別生產量值10'!P63)&#10;  + SUM('漁業生產量值-漁業種類別魚類別生產量值11'!D63,'漁業生產量值-漁業種類別魚類別生產量值11'!F63,'漁業生產量值-漁業種類別魚類別生產量值11'!N63)&#10;  + SUM('漁業生產量值-漁業種類別魚類別生產量值13'!J63)&#10;  + SUM('漁業生產量值-漁業種類別魚類別生產量值14'!H63,'漁業生產量值-漁業種類別魚類別生產量值14'!J63,'漁業生產量值-漁業種類別魚類別生產量值14'!L63)&#10;  ))" table:style-name="ce19">
            <text:p>38,903<text:s/></text:p>
          </table:table-cell>
          <table:table-cell office:value-type="float" office:value="432.36700000000002" table:style-name="ce55">
            <text:p>432<text:s/></text:p>
          </table:table-cell>
          <table:table-cell office:value-type="float" office:value="25137.038400000001" table:style-name="ce55">
            <text:p>25,137<text:s/></text:p>
          </table:table-cell>
          <table:table-cell office:value-type="float" office:value="176.13" table:formula="msoxl:=IF(SUM(K63,M63,O63,'漁業生產量值-漁業種類別魚類別生產量值1'!C63)=0,&quot;-&quot;,SUM(K63,M63,O63,'漁業生產量值-漁業種類別魚類別生產量值1'!C63))" table:style-name="ce19">
            <text:p>176<text:s/></text:p>
          </table:table-cell>
          <table:table-cell office:value-type="float" office:value="11348.728599999999" table:formula="msoxl:=IF(SUM(L63,N63,P63,'漁業生產量值-漁業種類別魚類別生產量值1'!D63)=0,&quot;-&quot;,SUM(L63,N63,P63,'漁業生產量值-漁業種類別魚類別生產量值1'!D63))" table:style-name="ce19">
            <text:p>11,349<text:s/></text:p>
          </table:table-cell>
          <table:table-cell office:value-type="float" office:value="22.521000000000001" table:style-name="ce55">
            <text:p>23<text:s/></text:p>
          </table:table-cell>
          <table:table-cell office:value-type="float" office:value="1044.4346" table:style-name="ce55">
            <text:p>1,044<text:s/></text:p>
          </table:table-cell>
          <table:table-cell office:value-type="float" office:value="9.4269999999999996" table:style-name="ce55">
            <text:p>9<text:s/></text:p>
          </table:table-cell>
          <table:table-cell office:value-type="float" office:value="560.43309999999997" table:style-name="ce55">
            <text:p>560<text:s/></text:p>
          </table:table-cell>
          <table:table-cell office:value-type="float" office:value="56.365000000000002" table:style-name="ce55">
            <text:p>56<text:s/></text:p>
          </table:table-cell>
          <table:table-cell office:value-type="float" office:value="3753.3056999999999" table:style-name="ce55">
            <text:p>3,753<text:s/>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77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56"/>
          <table:table-cell office:value-type="string" table:number-columns-spanned="3" table:number-rows-spanned="1" table:style-name="ce79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56"/>
          <table:table-cell office:value-type="string" table:style-name="ce57">
            <text:p>價值：新臺幣千元</text:p>
          </table:table-cell>
          <table:table-cell table:style-name="ce56"/>
          <table:table-cell table:style-name="ce57"/>
          <table:table-cell office:value-type="string" table:style-name="ce57">
            <text:p>(1) By type of fisheries by species(Continued)</text:p>
          </table:table-cell>
          <table:table-cell table:number-columns-repeated="3" table:style-name="ce56"/>
          <table:table-cell office:value-type="string" table:style-name="ce21">
            <text:p>Value：Thousand NT $</text:p>
          </table:table-cell>
          <table:table-cell table:number-columns-repeated="16371" table:style-name="ce56"/>
        </table:table-row>
        <table:table-row table:style-name="ro2">
          <table:table-cell table:style-name="ce7"/>
          <table:table-cell office:value-type="string" table:number-columns-spanned="1" table:number-rows-spanned="3" table:style-name="ce81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1" draw:style-name="a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51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51">
            <text:p>鯉科</text:p>
          </table:table-cell>
          <table:covered-table-cell/>
          <table:table-cell table:number-columns-spanned="2" table:number-rows-spanned="1" table:style-name="ce152"/>
          <table:covered-table-cell/>
          <table:table-cell table:number-columns-repeated="2" table:style-name="ce22"/>
          <table:table-cell office:value-type="string" table:number-columns-spanned="6" table:number-rows-spanned="1" table:style-name="ce151">
            <text:p>鱸 <text:s text:c="3"/>魚 <text:s text:c="3"/>類<text:s text:c="2"/></text:p>
          </table:table-cell>
          <table:covered-table-cell table:number-columns-repeated="5"/>
          <table:table-cell table:style-name="ce23"/>
          <table:table-cell table:style-name="ce24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53">
            <text:p>大 <text:s/>頭 <text:s/>鰱</text:p>
          </table:table-cell>
          <table:covered-table-cell/>
          <table:table-cell office:value-type="string" table:number-columns-spanned="2" table:number-rows-spanned="1" table:style-name="ce154">
            <text:p>鰻 <text:s text:c="6"/>魚</text:p>
          </table:table-cell>
          <table:covered-table-cell/>
          <table:table-cell office:value-type="string" table:number-columns-spanned="2" table:number-rows-spanned="1" table:style-name="ce156">
            <text:p>淡 <text:s/>水 <text:s/>鯰</text:p>
          </table:table-cell>
          <table:covered-table-cell/>
          <table:table-cell office:value-type="string" table:number-columns-spanned="2" table:number-rows-spanned="1" table:style-name="ce155">
            <text:p>小計</text:p>
          </table:table-cell>
          <table:covered-table-cell/>
          <table:table-cell office:value-type="string" table:number-columns-spanned="2" table:number-rows-spanned="1" table:style-name="ce155">
            <text:p>鱸 <text:s text:c="6"/>魚</text:p>
          </table:table-cell>
          <table:covered-table-cell/>
          <table:table-cell office:value-type="string" table:number-columns-spanned="2" table:number-rows-spanned="1" table:style-name="ce155">
            <text:p>紅 <text:s/>目 <text:s/>鱸</text:p>
          </table:table-cell>
          <table:covered-table-cell/>
          <table:table-cell office:value-type="string" table:number-columns-spanned="2" table:number-rows-spanned="1" table:style-name="ce156">
            <text:p>觀 <text:s/>賞 <text:s/>魚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42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45">
            <text:p>0205</text:p>
          </table:table-cell>
          <table:covered-table-cell/>
          <table:table-cell office:value-type="string" table:number-columns-spanned="2" table:number-rows-spanned="1" table:style-name="ce141">
            <text:p>0300</text:p>
          </table:table-cell>
          <table:covered-table-cell/>
          <table:table-cell office:value-type="string" table:number-columns-spanned="2" table:number-rows-spanned="1" table:style-name="ce138">
            <text:p>0400</text:p>
          </table:table-cell>
          <table:covered-table-cell/>
          <table:table-cell office:value-type="string" table:number-columns-spanned="2" table:number-rows-spanned="1" table:style-name="ce157">
            <text:p>Sub Total</text:p>
          </table:table-cell>
          <table:covered-table-cell/>
          <table:table-cell office:value-type="string" table:number-columns-spanned="2" table:number-rows-spanned="1" table:style-name="ce138">
            <text:p>0500</text:p>
          </table:table-cell>
          <table:covered-table-cell/>
          <table:table-cell office:value-type="string" table:number-columns-spanned="2" table:number-rows-spanned="1" table:style-name="ce138">
            <text:p>0504</text:p>
          </table:table-cell>
          <table:covered-table-cell/>
          <table:table-cell office:value-type="string" table:number-columns-spanned="2" table:number-rows-spanned="1" table:style-name="ce138">
            <text:p>0700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2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6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1038.319" table:formula="msoxl:=  IF(SUM(C11,C19,C36,C50,C54,C58)=0,&quot;-&quot;,SUM(C11,C19,C36,C50,C54,C58))" table:style-name="ce54">
            <text:p>1,038<text:s/></text:p>
          </table:table-cell>
          <table:table-cell office:value-type="float" office:value="56064.988799999999" table:formula="msoxl:=  IF(SUM(D11,D19,D36,D50,D54,D58)=0,&quot;-&quot;,SUM(D11,D19,D36,D50,D54,D58))" table:style-name="ce54">
            <text:p>56,065<text:s/></text:p>
          </table:table-cell>
          <table:table-cell office:value-type="float" office:value="2244.21749" table:formula="msoxl:=  IF(SUM(E11,E19,E36,E50,E54,E58)=0,&quot;-&quot;,SUM(E11,E19,E36,E50,E54,E58))" table:style-name="ce54">
            <text:p>2,244<text:s/></text:p>
          </table:table-cell>
          <table:table-cell office:value-type="float" office:value="2542452.852" table:formula="msoxl:=  IF(SUM(F11,F19,F36,F50,F54,F58)=0,&quot;-&quot;,SUM(F11,F19,F36,F50,F54,F58))" table:style-name="ce54">
            <text:p>2,542,453<text:s/></text:p>
          </table:table-cell>
          <table:table-cell office:value-type="float" office:value="924.46199999999999" table:formula="msoxl:=  IF(SUM(G11,G19,G36,G50,G54,G58)=0,&quot;-&quot;,SUM(G11,G19,G36,G50,G54,G58))" table:style-name="ce54">
            <text:p>924<text:s/></text:p>
          </table:table-cell>
          <table:table-cell office:value-type="float" office:value="30157.163400000001" table:formula="msoxl:=  IF(SUM(H11,H19,H36,H50,H54,H58)=0,&quot;-&quot;,SUM(H11,H19,H36,H50,H54,H58))" table:style-name="ce54">
            <text:p>30,157<text:s/></text:p>
          </table:table-cell>
          <table:table-cell office:value-type="float" office:value="21760.748499999998" table:formula="msoxl:=IF(SUM(K10,M10)=0,&quot;-&quot;,SUM(K10,M10))" table:style-name="ce19">
            <text:p>21,761<text:s/></text:p>
          </table:table-cell>
          <table:table-cell office:value-type="float" office:value="2208039.9099099999" table:formula="msoxl:=IF(SUM(L10,N10)=0,&quot;-&quot;,SUM(L10,N10))" table:style-name="ce19">
            <text:p>2,208,040<text:s/></text:p>
          </table:table-cell>
          <table:table-cell office:value-type="float" office:value="15630.557499999999" table:formula="msoxl:=  IF(SUM(K11,K19,K36,K50,K54,K58)=0,&quot;-&quot;,SUM(K11,K19,K36,K50,K54,K58))" table:style-name="ce54">
            <text:p>15,631<text:s/></text:p>
          </table:table-cell>
          <table:table-cell office:value-type="float" office:value="1601143.9716100001" table:formula="msoxl:=  IF(SUM(L11,L19,L36,L50,L54,L58)=0,&quot;-&quot;,SUM(L11,L19,L36,L50,L54,L58))" table:style-name="ce54">
            <text:p>1,601,144<text:s/></text:p>
          </table:table-cell>
          <table:table-cell office:value-type="float" office:value="6130.1909999999998" table:formula="msoxl:=  IF(SUM(M11,M19,M36,M50,M54,M58)=0,&quot;-&quot;,SUM(M11,M19,M36,M50,M54,M58))" table:style-name="ce54">
            <text:p>6,130<text:s/></text:p>
          </table:table-cell>
          <table:table-cell office:value-type="float" office:value="606895.93830000004" table:formula="msoxl:=  IF(SUM(N11,N19,N36,N50,N54,N58)=0,&quot;-&quot;,SUM(N11,N19,N36,N50,N54,N58))" table:style-name="ce54">
            <text:p>606,896<text:s/></text:p>
          </table:table-cell>
          <table:table-cell office:value-type="float" office:value="51101.462" table:formula="msoxl:=  IF(SUM(O11,O19,O36,O50,O54,O58)=0,&quot;-&quot;,SUM(O11,O19,O36,O50,O54,O58))" table:style-name="ce54">
            <text:p>51,101<text:s/></text:p>
          </table:table-cell>
          <table:table-cell office:value-type="float" office:value="1210194.1288299998" table:formula="msoxl:=  IF(SUM(P11,P19,P36,P50,P54,P58)=0,&quot;-&quot;,SUM(P11,P19,P36,P50,P54,P58))" table:style-name="ce54">
            <text:p>1,210,19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string" office:string-value="-" table:formula="msoxl:=  IF(SUM(C12:C18)=0,&quot;-&quot;,SUM(C12:C18))" table:style-name="ce54">
            <text:p>-</text:p>
          </table:table-cell>
          <table:table-cell office:value-type="string" office:string-value="-" table:formula="msoxl:=  IF(SUM(D12:D18)=0,&quot;-&quot;,SUM(D12:D18))" table:style-name="ce54">
            <text:p>-</text:p>
          </table:table-cell>
          <table:table-cell office:value-type="string" office:string-value="-" table:formula="msoxl:=  IF(SUM(E12:E18)=0,&quot;-&quot;,SUM(E12:E18))" table:style-name="ce54">
            <text:p>-</text:p>
          </table:table-cell>
          <table:table-cell office:value-type="string" office:string-value="-" table:formula="msoxl:=  IF(SUM(F12:F18)=0,&quot;-&quot;,SUM(F12:F18))" table:style-name="ce54">
            <text:p>-</text:p>
          </table:table-cell>
          <table:table-cell office:value-type="string" office:string-value="-" table:formula="msoxl:=  IF(SUM(G12:G18)=0,&quot;-&quot;,SUM(G12:G18))" table:style-name="ce54">
            <text:p>-</text:p>
          </table:table-cell>
          <table:table-cell office:value-type="string" office:string-value="-" table:formula="msoxl:=  IF(SUM(H12:H18)=0,&quot;-&quot;,SUM(H12:H18))" table:style-name="ce54">
            <text:p>-</text:p>
          </table:table-cell>
          <table:table-cell office:value-type="string" office:string-value="-" table:formula="msoxl:=IF(SUM(K11,M11)=0,&quot;-&quot;,SUM(K11,M11))" table:style-name="ce19">
            <text:p>-</text:p>
          </table:table-cell>
          <table:table-cell office:value-type="string" office:string-value="-" table:formula="msoxl:=IF(SUM(L11,N11)=0,&quot;-&quot;,SUM(L11,N11))" table:style-name="ce19">
            <text:p>-</text:p>
          </table:table-cell>
          <table:table-cell office:value-type="string" office:string-value="-" table:formula="msoxl:=  IF(SUM(K12:K18)=0,&quot;-&quot;,SUM(K12:K18))" table:style-name="ce54">
            <text:p>-</text:p>
          </table:table-cell>
          <table:table-cell office:value-type="string" office:string-value="-" table:formula="msoxl:=  IF(SUM(L12:L18)=0,&quot;-&quot;,SUM(L12:L18))" table:style-name="ce54">
            <text:p>-</text:p>
          </table:table-cell>
          <table:table-cell office:value-type="string" office:string-value="-" table:formula="msoxl:=  IF(SUM(M12:M18)=0,&quot;-&quot;,SUM(M12:M18))" table:style-name="ce54">
            <text:p>-</text:p>
          </table:table-cell>
          <table:table-cell office:value-type="string" office:string-value="-" table:formula="msoxl:=  IF(SUM(N12:N18)=0,&quot;-&quot;,SUM(N12:N18))" table:style-name="ce54">
            <text:p>-</text:p>
          </table:table-cell>
          <table:table-cell office:value-type="string" office:string-value="-" table:formula="msoxl:=  IF(SUM(O12:O18)=0,&quot;-&quot;,SUM(O12:O18))" table:style-name="ce54">
            <text:p>-</text:p>
          </table:table-cell>
          <table:table-cell office:value-type="string" office:string-value="-" table:formula="msoxl:=  IF(SUM(P12:P18)=0,&quot;-&quot;,SUM(P12:P18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2,M12)=0,&quot;-&quot;,SUM(K12,M12))" table:style-name="ce19">
            <text:p>-</text:p>
          </table:table-cell>
          <table:table-cell office:value-type="string" office:string-value="-" table:formula="msoxl:=IF(SUM(L12,N12)=0,&quot;-&quot;,SUM(L12,N1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3,M13)=0,&quot;-&quot;,SUM(K13,M13))" table:style-name="ce19">
            <text:p>-</text:p>
          </table:table-cell>
          <table:table-cell office:value-type="string" office:string-value="-" table:formula="msoxl:=IF(SUM(L13,N13)=0,&quot;-&quot;,SUM(L13,N1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4,M14)=0,&quot;-&quot;,SUM(K14,M14))" table:style-name="ce19">
            <text:p>-</text:p>
          </table:table-cell>
          <table:table-cell office:value-type="string" office:string-value="-" table:formula="msoxl:=IF(SUM(L14,N14)=0,&quot;-&quot;,SUM(L14,N1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5,M15)=0,&quot;-&quot;,SUM(K15,M15))" table:style-name="ce19">
            <text:p>-</text:p>
          </table:table-cell>
          <table:table-cell office:value-type="string" office:string-value="-" table:formula="msoxl:=IF(SUM(L15,N15)=0,&quot;-&quot;,SUM(L15,N1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6,M16)=0,&quot;-&quot;,SUM(K16,M16))" table:style-name="ce19">
            <text:p>-</text:p>
          </table:table-cell>
          <table:table-cell office:value-type="string" office:string-value="-" table:formula="msoxl:=IF(SUM(L16,N16)=0,&quot;-&quot;,SUM(L16,N1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7,M17)=0,&quot;-&quot;,SUM(K17,M17))" table:style-name="ce19">
            <text:p>-</text:p>
          </table:table-cell>
          <table:table-cell office:value-type="string" office:string-value="-" table:formula="msoxl:=IF(SUM(L17,N17)=0,&quot;-&quot;,SUM(L17,N1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8,M18)=0,&quot;-&quot;,SUM(K18,M18))" table:style-name="ce19">
            <text:p>-</text:p>
          </table:table-cell>
          <table:table-cell office:value-type="string" office:string-value="-" table:formula="msoxl:=IF(SUM(L18,N18)=0,&quot;-&quot;,SUM(L18,N1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string" office:string-value="-" table:formula="msoxl:=  IF(SUM(C20:C35)=0,&quot;-&quot;,SUM(C20:C35))" table:style-name="ce54">
            <text:p>-</text:p>
          </table:table-cell>
          <table:table-cell office:value-type="string" office:string-value="-" table:formula="msoxl:=  IF(SUM(D20:D35)=0,&quot;-&quot;,SUM(D20:D35))" table:style-name="ce54">
            <text:p>-</text:p>
          </table:table-cell>
          <table:table-cell office:value-type="string" office:string-value="-" table:formula="msoxl:=  IF(SUM(E20:E35)=0,&quot;-&quot;,SUM(E20:E35))" table:style-name="ce54">
            <text:p>-</text:p>
          </table:table-cell>
          <table:table-cell office:value-type="string" office:string-value="-" table:formula="msoxl:=  IF(SUM(F20:F35)=0,&quot;-&quot;,SUM(F20:F35))" table:style-name="ce54">
            <text:p>-</text:p>
          </table:table-cell>
          <table:table-cell office:value-type="string" office:string-value="-" table:formula="msoxl:=  IF(SUM(G20:G35)=0,&quot;-&quot;,SUM(G20:G35))" table:style-name="ce54">
            <text:p>-</text:p>
          </table:table-cell>
          <table:table-cell office:value-type="string" office:string-value="-" table:formula="msoxl:=  IF(SUM(H20:H35)=0,&quot;-&quot;,SUM(H20:H35))" table:style-name="ce54">
            <text:p>-</text:p>
          </table:table-cell>
          <table:table-cell office:value-type="float" office:value="48.863999999999997" table:formula="msoxl:=IF(SUM(K19,M19)=0,&quot;-&quot;,SUM(K19,M19))" table:style-name="ce19">
            <text:p>49<text:s/></text:p>
          </table:table-cell>
          <table:table-cell office:value-type="float" office:value="9830.1649999999991" table:formula="msoxl:=IF(SUM(L19,N19)=0,&quot;-&quot;,SUM(L19,N19))" table:style-name="ce19">
            <text:p>9,830<text:s/></text:p>
          </table:table-cell>
          <table:table-cell office:value-type="float" office:value="48.863999999999997" table:formula="msoxl:=  IF(SUM(K20:K35)=0,&quot;-&quot;,SUM(K20:K35))" table:style-name="ce54">
            <text:p>49<text:s/></text:p>
          </table:table-cell>
          <table:table-cell office:value-type="float" office:value="9830.1649999999991" table:formula="msoxl:=  IF(SUM(L20:L35)=0,&quot;-&quot;,SUM(L20:L35))" table:style-name="ce54">
            <text:p>9,830<text:s/></text:p>
          </table:table-cell>
          <table:table-cell office:value-type="string" office:string-value="-" table:formula="msoxl:=  IF(SUM(M20:M35)=0,&quot;-&quot;,SUM(M20:M35))" table:style-name="ce54">
            <text:p>-</text:p>
          </table:table-cell>
          <table:table-cell office:value-type="string" office:string-value="-" table:formula="msoxl:=  IF(SUM(N20:N35)=0,&quot;-&quot;,SUM(N20:N35))" table:style-name="ce54">
            <text:p>-</text:p>
          </table:table-cell>
          <table:table-cell office:value-type="string" office:string-value="-" table:formula="msoxl:=  IF(SUM(O20:O35)=0,&quot;-&quot;,SUM(O20:O35))" table:style-name="ce54">
            <text:p>-</text:p>
          </table:table-cell>
          <table:table-cell office:value-type="string" office:string-value="-" table:formula="msoxl:=  IF(SUM(P20:P35)=0,&quot;-&quot;,SUM(P20:P35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0,M20)=0,&quot;-&quot;,SUM(K20,M20))" table:style-name="ce19">
            <text:p>-</text:p>
          </table:table-cell>
          <table:table-cell office:value-type="string" office:string-value="-" table:formula="msoxl:=IF(SUM(L20,N20)=0,&quot;-&quot;,SUM(L20,N2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1,M21)=0,&quot;-&quot;,SUM(K21,M21))" table:style-name="ce19">
            <text:p>-</text:p>
          </table:table-cell>
          <table:table-cell office:value-type="string" office:string-value="-" table:formula="msoxl:=IF(SUM(L21,N21)=0,&quot;-&quot;,SUM(L21,N2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2,M22)=0,&quot;-&quot;,SUM(K22,M22))" table:style-name="ce19">
            <text:p>-</text:p>
          </table:table-cell>
          <table:table-cell office:value-type="string" office:string-value="-" table:formula="msoxl:=IF(SUM(L22,N22)=0,&quot;-&quot;,SUM(L22,N2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.0000000000000001E-3" table:formula="msoxl:=IF(SUM(K23,M23)=0,&quot;-&quot;,SUM(K23,M23))" table:style-name="ce19">
            <text:p>0<text:s/></text:p>
          </table:table-cell>
          <table:table-cell office:value-type="float" office:value="0.45500000000000002" table:formula="msoxl:=IF(SUM(L23,N23)=0,&quot;-&quot;,SUM(L23,N23))" table:style-name="ce19">
            <text:p>0<text:s/></text:p>
          </table:table-cell>
          <table:table-cell office:value-type="float" office:value="7.0000000000000001E-3" table:style-name="ce54">
            <text:p>0<text:s/></text:p>
          </table:table-cell>
          <table:table-cell office:value-type="float" office:value="0.45500000000000002" table:style-name="ce54">
            <text:p>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8.856999999999999" table:formula="msoxl:=IF(SUM(K24,M24)=0,&quot;-&quot;,SUM(K24,M24))" table:style-name="ce19">
            <text:p>49<text:s/></text:p>
          </table:table-cell>
          <table:table-cell office:value-type="float" office:value="9829.7099999999991" table:formula="msoxl:=IF(SUM(L24,N24)=0,&quot;-&quot;,SUM(L24,N24))" table:style-name="ce19">
            <text:p>9,830<text:s/></text:p>
          </table:table-cell>
          <table:table-cell office:value-type="float" office:value="48.856999999999999" table:style-name="ce54">
            <text:p>49<text:s/></text:p>
          </table:table-cell>
          <table:table-cell office:value-type="float" office:value="9829.7099999999991" table:style-name="ce54">
            <text:p>9,83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5,M25)=0,&quot;-&quot;,SUM(K25,M25))" table:style-name="ce19">
            <text:p>-</text:p>
          </table:table-cell>
          <table:table-cell office:value-type="string" office:string-value="-" table:formula="msoxl:=IF(SUM(L25,N25)=0,&quot;-&quot;,SUM(L25,N2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6,M26)=0,&quot;-&quot;,SUM(K26,M26))" table:style-name="ce19">
            <text:p>-</text:p>
          </table:table-cell>
          <table:table-cell office:value-type="string" office:string-value="-" table:formula="msoxl:=IF(SUM(L26,N26)=0,&quot;-&quot;,SUM(L26,N2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7,M27)=0,&quot;-&quot;,SUM(K27,M27))" table:style-name="ce19">
            <text:p>-</text:p>
          </table:table-cell>
          <table:table-cell office:value-type="string" office:string-value="-" table:formula="msoxl:=IF(SUM(L27,N27)=0,&quot;-&quot;,SUM(L27,N2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8,M28)=0,&quot;-&quot;,SUM(K28,M28))" table:style-name="ce19">
            <text:p>-</text:p>
          </table:table-cell>
          <table:table-cell office:value-type="string" office:string-value="-" table:formula="msoxl:=IF(SUM(L28,N28)=0,&quot;-&quot;,SUM(L28,N2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9,M29)=0,&quot;-&quot;,SUM(K29,M29))" table:style-name="ce19">
            <text:p>-</text:p>
          </table:table-cell>
          <table:table-cell office:value-type="string" office:string-value="-" table:formula="msoxl:=IF(SUM(L29,N29)=0,&quot;-&quot;,SUM(L29,N2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0,M30)=0,&quot;-&quot;,SUM(K30,M30))" table:style-name="ce19">
            <text:p>-</text:p>
          </table:table-cell>
          <table:table-cell office:value-type="string" office:string-value="-" table:formula="msoxl:=IF(SUM(L30,N30)=0,&quot;-&quot;,SUM(L30,N3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1,M31)=0,&quot;-&quot;,SUM(K31,M31))" table:style-name="ce19">
            <text:p>-</text:p>
          </table:table-cell>
          <table:table-cell office:value-type="string" office:string-value="-" table:formula="msoxl:=IF(SUM(L31,N31)=0,&quot;-&quot;,SUM(L31,N3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2,M32)=0,&quot;-&quot;,SUM(K32,M32))" table:style-name="ce19">
            <text:p>-</text:p>
          </table:table-cell>
          <table:table-cell office:value-type="string" office:string-value="-" table:formula="msoxl:=IF(SUM(L32,N32)=0,&quot;-&quot;,SUM(L32,N3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3,M33)=0,&quot;-&quot;,SUM(K33,M33))" table:style-name="ce19">
            <text:p>-</text:p>
          </table:table-cell>
          <table:table-cell office:value-type="string" office:string-value="-" table:formula="msoxl:=IF(SUM(L33,N33)=0,&quot;-&quot;,SUM(L33,N3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4,M34)=0,&quot;-&quot;,SUM(K34,M34))" table:style-name="ce19">
            <text:p>-</text:p>
          </table:table-cell>
          <table:table-cell office:value-type="string" office:string-value="-" table:formula="msoxl:=IF(SUM(L34,N34)=0,&quot;-&quot;,SUM(L34,N3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5,M35)=0,&quot;-&quot;,SUM(K35,M35))" table:style-name="ce19">
            <text:p>-</text:p>
          </table:table-cell>
          <table:table-cell office:value-type="string" office:string-value="-" table:formula="msoxl:=IF(SUM(L35,N35)=0,&quot;-&quot;,SUM(L35,N3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string" office:string-value="-" table:formula="msoxl:=  IF(SUM(C37:C49)=0,&quot;-&quot;,SUM(C37:C49))" table:style-name="ce54">
            <text:p>-</text:p>
          </table:table-cell>
          <table:table-cell office:value-type="string" office:string-value="-" table:formula="msoxl:=  IF(SUM(D37:D49)=0,&quot;-&quot;,SUM(D37:D49))" table:style-name="ce54">
            <text:p>-</text:p>
          </table:table-cell>
          <table:table-cell office:value-type="float" office:value="2.5999999999999999E-3" table:formula="msoxl:=  IF(SUM(E37:E49)=0,&quot;-&quot;,SUM(E37:E49))" table:style-name="ce54">
            <text:p>0<text:s/></text:p>
          </table:table-cell>
          <table:table-cell office:value-type="float" office:value="0.26" table:formula="msoxl:=  IF(SUM(F37:F49)=0,&quot;-&quot;,SUM(F37:F49))" table:style-name="ce54">
            <text:p>0<text:s/></text:p>
          </table:table-cell>
          <table:table-cell office:value-type="string" office:string-value="-" table:formula="msoxl:=  IF(SUM(G37:G49)=0,&quot;-&quot;,SUM(G37:G49))" table:style-name="ce54">
            <text:p>-</text:p>
          </table:table-cell>
          <table:table-cell office:value-type="string" office:string-value="-" table:formula="msoxl:=  IF(SUM(H37:H49)=0,&quot;-&quot;,SUM(H37:H49))" table:style-name="ce54">
            <text:p>-</text:p>
          </table:table-cell>
          <table:table-cell office:value-type="float" office:value="10.019500000000001" table:formula="msoxl:=IF(SUM(K36,M36)=0,&quot;-&quot;,SUM(K36,M36))" table:style-name="ce19">
            <text:p>10<text:s/></text:p>
          </table:table-cell>
          <table:table-cell office:value-type="float" office:value="1952.2023999999999" table:formula="msoxl:=IF(SUM(L36,N36)=0,&quot;-&quot;,SUM(L36,N36))" table:style-name="ce19">
            <text:p>1,952<text:s/></text:p>
          </table:table-cell>
          <table:table-cell office:value-type="float" office:value="10.019500000000001" table:formula="msoxl:=  IF(SUM(K37:K49)=0,&quot;-&quot;,SUM(K37:K49))" table:style-name="ce54">
            <text:p>10<text:s/></text:p>
          </table:table-cell>
          <table:table-cell office:value-type="float" office:value="1952.2023999999999" table:formula="msoxl:=  IF(SUM(L37:L49)=0,&quot;-&quot;,SUM(L37:L49))" table:style-name="ce54">
            <text:p>1,952<text:s/></text:p>
          </table:table-cell>
          <table:table-cell office:value-type="string" office:string-value="-" table:formula="msoxl:=  IF(SUM(M37:M49)=0,&quot;-&quot;,SUM(M37:M49))" table:style-name="ce54">
            <text:p>-</text:p>
          </table:table-cell>
          <table:table-cell office:value-type="string" office:string-value="-" table:formula="msoxl:=  IF(SUM(N37:N49)=0,&quot;-&quot;,SUM(N37:N49))" table:style-name="ce54">
            <text:p>-</text:p>
          </table:table-cell>
          <table:table-cell office:value-type="string" office:string-value="-" table:formula="msoxl:=  IF(SUM(O37:O49)=0,&quot;-&quot;,SUM(O37:O49))" table:style-name="ce54">
            <text:p>-</text:p>
          </table:table-cell>
          <table:table-cell office:value-type="string" office:string-value="-" table:formula="msoxl:=  IF(SUM(P37:P49)=0,&quot;-&quot;,SUM(P37:P49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.5999999999999999E-3" table:style-name="ce54">
            <text:p>0<text:s/></text:p>
          </table:table-cell>
          <table:table-cell office:value-type="float" office:value="0.26" table:style-name="ce54">
            <text:p>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7,M37)=0,&quot;-&quot;,SUM(K37,M37))" table:style-name="ce19">
            <text:p>-</text:p>
          </table:table-cell>
          <table:table-cell office:value-type="string" office:string-value="-" table:formula="msoxl:=IF(SUM(L37,N37)=0,&quot;-&quot;,SUM(L37,N3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8,M38)=0,&quot;-&quot;,SUM(K38,M38))" table:style-name="ce19">
            <text:p>-</text:p>
          </table:table-cell>
          <table:table-cell office:value-type="string" office:string-value="-" table:formula="msoxl:=IF(SUM(L38,N38)=0,&quot;-&quot;,SUM(L38,N3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9,M39)=0,&quot;-&quot;,SUM(K39,M39))" table:style-name="ce19">
            <text:p>-</text:p>
          </table:table-cell>
          <table:table-cell office:value-type="string" office:string-value="-" table:formula="msoxl:=IF(SUM(L39,N39)=0,&quot;-&quot;,SUM(L39,N3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0.019500000000001" table:formula="msoxl:=IF(SUM(K40,M40)=0,&quot;-&quot;,SUM(K40,M40))" table:style-name="ce19">
            <text:p>10<text:s/></text:p>
          </table:table-cell>
          <table:table-cell office:value-type="float" office:value="1952.2023999999999" table:formula="msoxl:=IF(SUM(L40,N40)=0,&quot;-&quot;,SUM(L40,N40))" table:style-name="ce19">
            <text:p>1,952<text:s/></text:p>
          </table:table-cell>
          <table:table-cell office:value-type="float" office:value="10.019500000000001" table:style-name="ce54">
            <text:p>10<text:s/></text:p>
          </table:table-cell>
          <table:table-cell office:value-type="float" office:value="1952.2023999999999" table:style-name="ce54">
            <text:p>1,95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1,M41)=0,&quot;-&quot;,SUM(K41,M41))" table:style-name="ce19">
            <text:p>-</text:p>
          </table:table-cell>
          <table:table-cell office:value-type="string" office:string-value="-" table:formula="msoxl:=IF(SUM(L41,N41)=0,&quot;-&quot;,SUM(L41,N4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2,M42)=0,&quot;-&quot;,SUM(K42,M42))" table:style-name="ce19">
            <text:p>-</text:p>
          </table:table-cell>
          <table:table-cell office:value-type="string" office:string-value="-" table:formula="msoxl:=IF(SUM(L42,N42)=0,&quot;-&quot;,SUM(L42,N4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3,M43)=0,&quot;-&quot;,SUM(K43,M43))" table:style-name="ce19">
            <text:p>-</text:p>
          </table:table-cell>
          <table:table-cell office:value-type="string" office:string-value="-" table:formula="msoxl:=IF(SUM(L43,N43)=0,&quot;-&quot;,SUM(L43,N4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4,M44)=0,&quot;-&quot;,SUM(K44,M44))" table:style-name="ce19">
            <text:p>-</text:p>
          </table:table-cell>
          <table:table-cell office:value-type="string" office:string-value="-" table:formula="msoxl:=IF(SUM(L44,N44)=0,&quot;-&quot;,SUM(L44,N4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5,M45)=0,&quot;-&quot;,SUM(K45,M45))" table:style-name="ce19">
            <text:p>-</text:p>
          </table:table-cell>
          <table:table-cell office:value-type="string" office:string-value="-" table:formula="msoxl:=IF(SUM(L45,N45)=0,&quot;-&quot;,SUM(L45,N4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6,M46)=0,&quot;-&quot;,SUM(K46,M46))" table:style-name="ce19">
            <text:p>-</text:p>
          </table:table-cell>
          <table:table-cell office:value-type="string" office:string-value="-" table:formula="msoxl:=IF(SUM(L46,N46)=0,&quot;-&quot;,SUM(L46,N4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7,M47)=0,&quot;-&quot;,SUM(K47,M47))" table:style-name="ce19">
            <text:p>-</text:p>
          </table:table-cell>
          <table:table-cell office:value-type="string" office:string-value="-" table:formula="msoxl:=IF(SUM(L47,N47)=0,&quot;-&quot;,SUM(L47,N4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8,M48)=0,&quot;-&quot;,SUM(K48,M48))" table:style-name="ce19">
            <text:p>-</text:p>
          </table:table-cell>
          <table:table-cell office:value-type="string" office:string-value="-" table:formula="msoxl:=IF(SUM(L48,N48)=0,&quot;-&quot;,SUM(L48,N4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9,M49)=0,&quot;-&quot;,SUM(K49,M49))" table:style-name="ce19">
            <text:p>-</text:p>
          </table:table-cell>
          <table:table-cell office:value-type="string" office:string-value="-" table:formula="msoxl:=IF(SUM(L49,N49)=0,&quot;-&quot;,SUM(L49,N4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54">
            <text:p>-</text:p>
          </table:table-cell>
          <table:table-cell office:value-type="string" office:string-value="-" table:formula="msoxl:=  IF(SUM(D51:D53)=0,&quot;-&quot;,SUM(D51:D53))" table:style-name="ce54">
            <text:p>-</text:p>
          </table:table-cell>
          <table:table-cell office:value-type="string" office:string-value="-" table:formula="msoxl:=  IF(SUM(E51:E53)=0,&quot;-&quot;,SUM(E51:E53))" table:style-name="ce54">
            <text:p>-</text:p>
          </table:table-cell>
          <table:table-cell office:value-type="string" office:string-value="-" table:formula="msoxl:=  IF(SUM(F51:F53)=0,&quot;-&quot;,SUM(F51:F53))" table:style-name="ce54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IF(SUM(K50,M50)=0,&quot;-&quot;,SUM(K50,M50))" table:style-name="ce19">
            <text:p>-</text:p>
          </table:table-cell>
          <table:table-cell office:value-type="string" office:string-value="-" table:formula="msoxl:=IF(SUM(L50,N50)=0,&quot;-&quot;,SUM(L50,N50))" table:style-name="ce19">
            <text:p>-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office:value-type="string" office:string-value="-" table:formula="msoxl:=  IF(SUM(O51:O53)=0,&quot;-&quot;,SUM(O51:O53))" table:style-name="ce54">
            <text:p>-</text:p>
          </table:table-cell>
          <table:table-cell office:value-type="string" office:string-value="-" table:formula="msoxl:=  IF(SUM(P51:P53)=0,&quot;-&quot;,SUM(P51:P5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1,M51)=0,&quot;-&quot;,SUM(K51,M51))" table:style-name="ce19">
            <text:p>-</text:p>
          </table:table-cell>
          <table:table-cell office:value-type="string" office:string-value="-" table:formula="msoxl:=IF(SUM(L51,N51)=0,&quot;-&quot;,SUM(L51,N5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2,M52)=0,&quot;-&quot;,SUM(K52,M52))" table:style-name="ce19">
            <text:p>-</text:p>
          </table:table-cell>
          <table:table-cell office:value-type="string" office:string-value="-" table:formula="msoxl:=IF(SUM(L52,N52)=0,&quot;-&quot;,SUM(L52,N5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3,M53)=0,&quot;-&quot;,SUM(K53,M53))" table:style-name="ce19">
            <text:p>-</text:p>
          </table:table-cell>
          <table:table-cell office:value-type="string" office:string-value="-" table:formula="msoxl:=IF(SUM(L53,N53)=0,&quot;-&quot;,SUM(L53,N5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float" office:value="16.332000000000001" table:formula="msoxl:=  IF(SUM(C55:C57)=0,&quot;-&quot;,SUM(C55:C57))" table:style-name="ce54">
            <text:p>16<text:s/></text:p>
          </table:table-cell>
          <table:table-cell office:value-type="float" office:value="1080.2670000000001" table:formula="msoxl:=  IF(SUM(D55:D57)=0,&quot;-&quot;,SUM(D55:D57))" table:style-name="ce54">
            <text:p>1,080<text:s/>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IF(SUM(K54,M54)=0,&quot;-&quot;,SUM(K54,M54))" table:style-name="ce19">
            <text:p>-</text:p>
          </table:table-cell>
          <table:table-cell office:value-type="string" office:string-value="-" table:formula="msoxl:=IF(SUM(L54,N54)=0,&quot;-&quot;,SUM(L54,N54))" table:style-name="ce19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string" office:string-value="-" table:formula="msoxl:=  IF(SUM(O55:O57)=0,&quot;-&quot;,SUM(O55:O57))" table:style-name="ce54">
            <text:p>-</text:p>
          </table:table-cell>
          <table:table-cell office:value-type="string" office:string-value="-" table:formula="msoxl:=  IF(SUM(P55:P57)=0,&quot;-&quot;,SUM(P55:P57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5,M55)=0,&quot;-&quot;,SUM(K55,M55))" table:style-name="ce19">
            <text:p>-</text:p>
          </table:table-cell>
          <table:table-cell office:value-type="string" office:string-value="-" table:formula="msoxl:=IF(SUM(L55,N55)=0,&quot;-&quot;,SUM(L55,N5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float" office:value="16.332000000000001" table:style-name="ce54">
            <text:p>16<text:s/></text:p>
          </table:table-cell>
          <table:table-cell office:value-type="float" office:value="1080.2670000000001" table:style-name="ce54">
            <text:p>1,08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6,M56)=0,&quot;-&quot;,SUM(K56,M56))" table:style-name="ce19">
            <text:p>-</text:p>
          </table:table-cell>
          <table:table-cell office:value-type="string" office:string-value="-" table:formula="msoxl:=IF(SUM(L56,N56)=0,&quot;-&quot;,SUM(L56,N5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7,M57)=0,&quot;-&quot;,SUM(K57,M57))" table:style-name="ce19">
            <text:p>-</text:p>
          </table:table-cell>
          <table:table-cell office:value-type="string" office:string-value="-" table:formula="msoxl:=IF(SUM(L57,N57)=0,&quot;-&quot;,SUM(L57,N5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float" office:value="1021.987" table:formula="msoxl:=  IF(SUM(C59,C60,C61,C63)=0,IF(C62=0,&quot;-&quot;,C62),SUM(C59,C60,C61,C63))" table:style-name="ce54">
            <text:p>1,022<text:s/></text:p>
          </table:table-cell>
          <table:table-cell office:value-type="float" office:value="54984.721799999999" table:formula="msoxl:=  IF(SUM(D59:D63)=0,&quot;-&quot;,SUM(D59:D63))" table:style-name="ce54">
            <text:p>54,985<text:s/></text:p>
          </table:table-cell>
          <table:table-cell office:value-type="float" office:value="2244.2148900000002" table:formula="msoxl:=  IF(SUM(E59,E60,E61,E63)=0,IF(E62=0,&quot;-&quot;,E62),SUM(E59,E60,E61,E63))" table:style-name="ce54">
            <text:p>2,244<text:s/></text:p>
          </table:table-cell>
          <table:table-cell office:value-type="float" office:value="2542452.5920000002" table:formula="msoxl:=  IF(SUM(F59:F63)=0,&quot;-&quot;,SUM(F59:F63))" table:style-name="ce54">
            <text:p>2,542,453<text:s/></text:p>
          </table:table-cell>
          <table:table-cell office:value-type="float" office:value="924.46199999999999" table:formula="msoxl:=  IF(SUM(G59,G60,G61,G63)=0,IF(G62=0,&quot;-&quot;,G62),SUM(G59,G60,G61,G63))" table:style-name="ce54">
            <text:p>924<text:s/></text:p>
          </table:table-cell>
          <table:table-cell office:value-type="float" office:value="30157.163400000001" table:formula="msoxl:=  IF(SUM(H59:H63)=0,&quot;-&quot;,SUM(H59:H63))" table:style-name="ce54">
            <text:p>30,157<text:s/></text:p>
          </table:table-cell>
          <table:table-cell office:value-type="float" office:value="21701.864999999998" table:formula="msoxl:=IF(SUM(K58,M58)=0,&quot;-&quot;,SUM(K58,M58))" table:style-name="ce19">
            <text:p>21,702<text:s/></text:p>
          </table:table-cell>
          <table:table-cell office:value-type="float" office:value="2196257.5425100001" table:formula="msoxl:=IF(SUM(L58,N58)=0,&quot;-&quot;,SUM(L58,N58))" table:style-name="ce19">
            <text:p>2,196,258<text:s/></text:p>
          </table:table-cell>
          <table:table-cell office:value-type="float" office:value="15571.673999999999" table:formula="msoxl:=  IF(SUM(K59,K60,K61,K63)=0,IF(K62=0,&quot;-&quot;,K62),SUM(K59,K60,K61,K63))" table:style-name="ce54">
            <text:p>15,572<text:s/></text:p>
          </table:table-cell>
          <table:table-cell office:value-type="float" office:value="1589361.60421" table:formula="msoxl:=  IF(SUM(L59:L63)=0,&quot;-&quot;,SUM(L59:L63))" table:style-name="ce54">
            <text:p>1,589,362<text:s/></text:p>
          </table:table-cell>
          <table:table-cell office:value-type="float" office:value="6130.1909999999998" table:formula="msoxl:=  IF(SUM(M59,M60,M61,M63)=0,IF(M62=0,&quot;-&quot;,M62),SUM(M59,M60,M61,M63))" table:style-name="ce54">
            <text:p>6,130<text:s/></text:p>
          </table:table-cell>
          <table:table-cell office:value-type="float" office:value="606895.93830000004" table:formula="msoxl:=  IF(SUM(N59:N63)=0,&quot;-&quot;,SUM(N59:N63))" table:style-name="ce54">
            <text:p>606,896<text:s/></text:p>
          </table:table-cell>
          <table:table-cell office:value-type="float" office:value="51101.462" table:formula="msoxl:=  IF(SUM(O59,O60,O61,O63)=0,IF(O62=0,&quot;-&quot;,O62),SUM(O59,O60,O61,O63))" table:style-name="ce54">
            <text:p>51,101<text:s/></text:p>
          </table:table-cell>
          <table:table-cell office:value-type="float" office:value="1210194.1288299998" table:formula="msoxl:=  IF(SUM(P59:P63)=0,&quot;-&quot;,SUM(P59:P63))" table:style-name="ce54">
            <text:p>1,210,19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8975.1229999999996" table:formula="msoxl:=IF(SUM(K59,M59)=0,&quot;-&quot;,SUM(K59,M59))" table:style-name="ce19">
            <text:p>8,975<text:s/></text:p>
          </table:table-cell>
          <table:table-cell office:value-type="float" office:value="957965.68398999993" table:formula="msoxl:=IF(SUM(L59,N59)=0,&quot;-&quot;,SUM(L59,N59))" table:style-name="ce19">
            <text:p>957,966<text:s/></text:p>
          </table:table-cell>
          <table:table-cell office:value-type="float" office:value="8069.2209999999995" table:style-name="ce54">
            <text:p>8,069<text:s/></text:p>
          </table:table-cell>
          <table:table-cell office:value-type="float" office:value="868225.78593999997" table:style-name="ce54">
            <text:p>868,226<text:s/></text:p>
          </table:table-cell>
          <table:table-cell office:value-type="float" office:value="905.90200000000004" table:style-name="ce54">
            <text:p>906<text:s/></text:p>
          </table:table-cell>
          <table:table-cell office:value-type="float" office:value="89739.898050000003" table:style-name="ce54">
            <text:p>89,74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float" office:value="934.17" table:style-name="ce54">
            <text:p>934<text:s/></text:p>
          </table:table-cell>
          <table:table-cell office:value-type="float" office:value="48994.166599999997" table:style-name="ce54">
            <text:p>48,994<text:s/></text:p>
          </table:table-cell>
          <table:table-cell office:value-type="float" office:value="2244.2148900000002" table:style-name="ce54">
            <text:p>2,244<text:s/></text:p>
          </table:table-cell>
          <table:table-cell office:value-type="float" office:value="2542452.5920000002" table:style-name="ce54">
            <text:p>2,542,453<text:s/></text:p>
          </table:table-cell>
          <table:table-cell office:value-type="float" office:value="920.29700000000003" table:style-name="ce54">
            <text:p>920<text:s/></text:p>
          </table:table-cell>
          <table:table-cell office:value-type="float" office:value="30074.696400000001" table:style-name="ce54">
            <text:p>30,075<text:s/></text:p>
          </table:table-cell>
          <table:table-cell office:value-type="float" office:value="12711.242" table:formula="msoxl:=IF(SUM(K60,M60)=0,&quot;-&quot;,SUM(K60,M60))" table:style-name="ce19">
            <text:p>12,711<text:s/></text:p>
          </table:table-cell>
          <table:table-cell office:value-type="float" office:value="1236586.85852" table:formula="msoxl:=IF(SUM(L60,N60)=0,&quot;-&quot;,SUM(L60,N60))" table:style-name="ce19">
            <text:p>1,236,587<text:s/></text:p>
          </table:table-cell>
          <table:table-cell office:value-type="float" office:value="7486.9530000000004" table:style-name="ce54">
            <text:p>7,487<text:s/></text:p>
          </table:table-cell>
          <table:table-cell office:value-type="float" office:value="719430.81827000005" table:style-name="ce54">
            <text:p>719,431<text:s/></text:p>
          </table:table-cell>
          <table:table-cell office:value-type="float" office:value="5224.2889999999998" table:style-name="ce54">
            <text:p>5,224<text:s/></text:p>
          </table:table-cell>
          <table:table-cell office:value-type="float" office:value="517156.04025000002" table:style-name="ce54">
            <text:p>517,15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61,M61)=0,&quot;-&quot;,SUM(K61,M61))" table:style-name="ce19">
            <text:p>-</text:p>
          </table:table-cell>
          <table:table-cell office:value-type="string" office:string-value="-" table:formula="msoxl:=IF(SUM(L61,N61)=0,&quot;-&quot;,SUM(L61,N6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62,M62)=0,&quot;-&quot;,SUM(K62,M62))" table:style-name="ce19">
            <text:p>-</text:p>
          </table:table-cell>
          <table:table-cell office:value-type="string" office:string-value="-" table:formula="msoxl:=IF(SUM(L62,N62)=0,&quot;-&quot;,SUM(L62,N6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1101.462" table:style-name="ce54">
            <text:p>51,101<text:s/></text:p>
          </table:table-cell>
          <table:table-cell office:value-type="float" office:value="1210194.1288299998" table:style-name="ce54">
            <text:p>1,210,194<text:s/>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float" office:value="87.816999999999993" table:style-name="ce55">
            <text:p>88<text:s/></text:p>
          </table:table-cell>
          <table:table-cell office:value-type="float" office:value="5990.5551999999998" table:style-name="ce55">
            <text:p>5,99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165" table:style-name="ce55">
            <text:p>4<text:s/></text:p>
          </table:table-cell>
          <table:table-cell office:value-type="float" office:value="82.466999999999999" table:style-name="ce55">
            <text:p>82<text:s/></text:p>
          </table:table-cell>
          <table:table-cell office:value-type="float" office:value="15.5" table:formula="msoxl:=IF(SUM(K63,M63)=0,&quot;-&quot;,SUM(K63,M63))" table:style-name="ce19">
            <text:p>16<text:s/></text:p>
          </table:table-cell>
          <table:table-cell office:value-type="float" office:value="1705" table:formula="msoxl:=IF(SUM(L63,N63)=0,&quot;-&quot;,SUM(L63,N63))" table:style-name="ce19">
            <text:p>1,705<text:s/></text:p>
          </table:table-cell>
          <table:table-cell office:value-type="float" office:value="15.5" table:style-name="ce55">
            <text:p>16<text:s/></text:p>
          </table:table-cell>
          <table:table-cell office:value-type="float" office:value="1705" table:style-name="ce55">
            <text:p>1,70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77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79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21">
            <text:p>Value：Thousand NT $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office:value-type="string" table:number-columns-spanned="1" table:number-rows-spanned="3" table:style-name="ce81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2" draw:style-name="a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51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office:value-type="string" table:number-columns-spanned="8" table:number-rows-spanned="1" table:style-name="ce151">
            <text:p>鯛科</text:p>
          </table:table-cell>
          <table:covered-table-cell table:number-columns-repeated="7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58">
            <text:p>鱒 <text:s text:c="6"/>魚</text:p>
          </table:table-cell>
          <table:covered-table-cell/>
          <table:table-cell office:value-type="string" table:number-columns-spanned="2" table:number-rows-spanned="1" table:style-name="ce158">
            <text:p>香 <text:s text:c="6"/>魚</text:p>
          </table:table-cell>
          <table:covered-table-cell/>
          <table:table-cell office:value-type="string" table:number-columns-spanned="2" table:number-rows-spanned="1" table:style-name="ce158">
            <text:p>虱 <text:s/>目 <text:s/>魚</text:p>
          </table:table-cell>
          <table:covered-table-cell/>
          <table:table-cell office:value-type="string" table:number-columns-spanned="2" table:number-rows-spanned="1" table:style-name="ce160">
            <text:p>小計</text:p>
          </table:table-cell>
          <table:covered-table-cell/>
          <table:table-cell office:value-type="string" table:number-columns-spanned="2" table:number-rows-spanned="1" table:style-name="ce155">
            <text:p>嘉 <text:s text:c="6"/>臘</text:p>
          </table:table-cell>
          <table:covered-table-cell/>
          <table:table-cell office:value-type="string" table:number-columns-spanned="2" table:number-rows-spanned="1" table:style-name="ce155">
            <text:p>赤 <text:s text:c="6"/>鯮</text:p>
          </table:table-cell>
          <table:covered-table-cell/>
          <table:table-cell office:value-type="string" table:number-columns-spanned="2" table:number-rows-spanned="1" table:style-name="ce155">
            <text:p>黑 <text:s text:c="6"/>鯛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59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45">
            <text:p>1100</text:p>
          </table:table-cell>
          <table:covered-table-cell/>
          <table:table-cell office:value-type="string" table:number-columns-spanned="2" table:number-rows-spanned="1" table:style-name="ce145">
            <text:p>1200</text:p>
          </table:table-cell>
          <table:covered-table-cell/>
          <table:table-cell office:value-type="string" table:number-columns-spanned="2" table:number-rows-spanned="1" table:style-name="ce145">
            <text:p>1400</text:p>
          </table:table-cell>
          <table:covered-table-cell/>
          <table:table-cell office:value-type="string" table:number-columns-spanned="2" table:number-rows-spanned="1" table:style-name="ce141">
            <text:p>Sub Total</text:p>
          </table:table-cell>
          <table:covered-table-cell/>
          <table:table-cell office:value-type="string" table:number-columns-spanned="2" table:number-rows-spanned="1" table:style-name="ce138">
            <text:p>1601</text:p>
          </table:table-cell>
          <table:covered-table-cell/>
          <table:table-cell office:value-type="string" table:number-columns-spanned="2" table:number-rows-spanned="1" table:style-name="ce138">
            <text:p>1602</text:p>
          </table:table-cell>
          <table:covered-table-cell/>
          <table:table-cell office:value-type="string" table:number-columns-spanned="2" table:number-rows-spanned="1" table:style-name="ce138">
            <text:p>1604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2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796.07799999999997" table:formula="msoxl:=  IF(SUM(C11,C19,C36,C50,C54,C58)=0,&quot;-&quot;,SUM(C11,C19,C36,C50,C54,C58))" table:style-name="ce54">
            <text:p>796<text:s/></text:p>
          </table:table-cell>
          <table:table-cell office:value-type="float" office:value="134260.7555" table:formula="msoxl:=  IF(SUM(D11,D19,D36,D50,D54,D58)=0,&quot;-&quot;,SUM(D11,D19,D36,D50,D54,D58))" table:style-name="ce54">
            <text:p>134,261<text:s/></text:p>
          </table:table-cell>
          <table:table-cell office:value-type="float" office:value="1102.212" table:formula="msoxl:=  IF(SUM(E11,E19,E36,E50,E54,E58)=0,&quot;-&quot;,SUM(E11,E19,E36,E50,E54,E58))" table:style-name="ce54">
            <text:p>1,102<text:s/></text:p>
          </table:table-cell>
          <table:table-cell office:value-type="float" office:value="178408.736" table:formula="msoxl:=  IF(SUM(F11,F19,F36,F50,F54,F58)=0,&quot;-&quot;,SUM(F11,F19,F36,F50,F54,F58))" table:style-name="ce54">
            <text:p>178,409<text:s/></text:p>
          </table:table-cell>
          <table:table-cell office:value-type="float" office:value="71607.383399999992" table:formula="msoxl:=  IF(SUM(G11,G19,G36,G50,G54,G58)=0,&quot;-&quot;,SUM(G11,G19,G36,G50,G54,G58))" table:style-name="ce54">
            <text:p>71,607<text:s/></text:p>
          </table:table-cell>
          <table:table-cell office:value-type="float" office:value="4760628.2250199998" table:formula="msoxl:=  IF(SUM(H11,H19,H36,H50,H54,H58)=0,&quot;-&quot;,SUM(H11,H19,H36,H50,H54,H58))" table:style-name="ce54">
            <text:p>4,760,628<text:s/></text:p>
          </table:table-cell>
          <table:table-cell office:value-type="float" office:value="5314.8554999999997" table:formula="msoxl:=IF(SUM(K10,M10,O10,'漁業生產量值-漁業種類別魚類別生產量值3'!C10)=0,&quot;-&quot;,SUM(K10,M10,O10,'漁業生產量值-漁業種類別魚類別生產量值3'!C10))" table:style-name="ce19">
            <text:p>5,315<text:s/></text:p>
          </table:table-cell>
          <table:table-cell office:value-type="float" office:value="1267711.12103" table:formula="msoxl:=IF(SUM(L10,N10,P10,'漁業生產量值-漁業種類別魚類別生產量值3'!D10)=0,&quot;-&quot;,SUM(L10,N10,P10,'漁業生產量值-漁業種類別魚類別生產量值3'!D10))" table:style-name="ce19">
            <text:p>1,267,711<text:s/></text:p>
          </table:table-cell>
          <table:table-cell office:value-type="float" office:value="336.69019999999995" table:formula="msoxl:=  IF(SUM(K11,K19,K36,K50,K54,K58)=0,&quot;-&quot;,SUM(K11,K19,K36,K50,K54,K58))" table:style-name="ce54">
            <text:p>337<text:s/></text:p>
          </table:table-cell>
          <table:table-cell office:value-type="float" office:value="89142.963399999993" table:formula="msoxl:=  IF(SUM(L11,L19,L36,L50,L54,L58)=0,&quot;-&quot;,SUM(L11,L19,L36,L50,L54,L58))" table:style-name="ce54">
            <text:p>89,143<text:s/></text:p>
          </table:table-cell>
          <table:table-cell office:value-type="float" office:value="1037.4883" table:formula="msoxl:=  IF(SUM(M11,M19,M36,M50,M54,M58)=0,&quot;-&quot;,SUM(M11,M19,M36,M50,M54,M58))" table:style-name="ce54">
            <text:p>1,037<text:s/></text:p>
          </table:table-cell>
          <table:table-cell office:value-type="float" office:value="355275.65590000001" table:formula="msoxl:=  IF(SUM(N11,N19,N36,N50,N54,N58)=0,&quot;-&quot;,SUM(N11,N19,N36,N50,N54,N58))" table:style-name="ce54">
            <text:p>355,276<text:s/></text:p>
          </table:table-cell>
          <table:table-cell office:value-type="float" office:value="1364.5047999999999" table:formula="msoxl:=  IF(SUM(O11,O19,O36,O50,O54,O58)=0,&quot;-&quot;,SUM(O11,O19,O36,O50,O54,O58))" table:style-name="ce54">
            <text:p>1,365<text:s/></text:p>
          </table:table-cell>
          <table:table-cell office:value-type="float" office:value="234235.93904000003" table:formula="msoxl:=  IF(SUM(P11,P19,P36,P50,P54,P58)=0,&quot;-&quot;,SUM(P11,P19,P36,P50,P54,P58))" table:style-name="ce54">
            <text:p>234,23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string" office:string-value="-" table:formula="msoxl:=  IF(SUM(C12:C18)=0,&quot;-&quot;,SUM(C12:C18))" table:style-name="ce54">
            <text:p>-</text:p>
          </table:table-cell>
          <table:table-cell office:value-type="string" office:string-value="-" table:formula="msoxl:=  IF(SUM(D12:D18)=0,&quot;-&quot;,SUM(D12:D18))" table:style-name="ce54">
            <text:p>-</text:p>
          </table:table-cell>
          <table:table-cell office:value-type="string" office:string-value="-" table:formula="msoxl:=  IF(SUM(E12:E18)=0,&quot;-&quot;,SUM(E12:E18))" table:style-name="ce54">
            <text:p>-</text:p>
          </table:table-cell>
          <table:table-cell office:value-type="string" office:string-value="-" table:formula="msoxl:=  IF(SUM(F12:F18)=0,&quot;-&quot;,SUM(F12:F18))" table:style-name="ce54">
            <text:p>-</text:p>
          </table:table-cell>
          <table:table-cell office:value-type="string" office:string-value="-" table:formula="msoxl:=  IF(SUM(G12:G18)=0,&quot;-&quot;,SUM(G12:G18))" table:style-name="ce54">
            <text:p>-</text:p>
          </table:table-cell>
          <table:table-cell office:value-type="string" office:string-value="-" table:formula="msoxl:=  IF(SUM(H12:H18)=0,&quot;-&quot;,SUM(H12:H18))" table:style-name="ce54">
            <text:p>-</text:p>
          </table:table-cell>
          <table:table-cell office:value-type="float" office:value="183.64" table:formula="msoxl:=IF(SUM(K11,M11,O11,'漁業生產量值-漁業種類別魚類別生產量值3'!C11)=0,&quot;-&quot;,SUM(K11,M11,O11,'漁業生產量值-漁業種類別魚類別生產量值3'!C11))" table:style-name="ce19">
            <text:p>184<text:s/></text:p>
          </table:table-cell>
          <table:table-cell office:value-type="float" office:value="12193.599999999999" table:formula="msoxl:=IF(SUM(L11,N11,P11,'漁業生產量值-漁業種類別魚類別生產量值3'!D11)=0,&quot;-&quot;,SUM(L11,N11,P11,'漁業生產量值-漁業種類別魚類別生產量值3'!D11))" table:style-name="ce19">
            <text:p>12,194<text:s/></text:p>
          </table:table-cell>
          <table:table-cell office:value-type="float" office:value="60.66" table:formula="msoxl:=  IF(SUM(K12:K18)=0,&quot;-&quot;,SUM(K12:K18))" table:style-name="ce54">
            <text:p>61<text:s/></text:p>
          </table:table-cell>
          <table:table-cell office:value-type="float" office:value="7274.4" table:formula="msoxl:=  IF(SUM(L12:L18)=0,&quot;-&quot;,SUM(L12:L18))" table:style-name="ce54">
            <text:p>7,274<text:s/></text:p>
          </table:table-cell>
          <table:table-cell office:value-type="string" office:string-value="-" table:formula="msoxl:=  IF(SUM(M12:M18)=0,&quot;-&quot;,SUM(M12:M18))" table:style-name="ce54">
            <text:p>-</text:p>
          </table:table-cell>
          <table:table-cell office:value-type="string" office:string-value="-" table:formula="msoxl:=  IF(SUM(N12:N18)=0,&quot;-&quot;,SUM(N12:N18))" table:style-name="ce54">
            <text:p>-</text:p>
          </table:table-cell>
          <table:table-cell office:value-type="string" office:string-value="-" table:formula="msoxl:=  IF(SUM(O12:O18)=0,&quot;-&quot;,SUM(O12:O18))" table:style-name="ce54">
            <text:p>-</text:p>
          </table:table-cell>
          <table:table-cell office:value-type="string" office:string-value="-" table:formula="msoxl:=  IF(SUM(P12:P18)=0,&quot;-&quot;,SUM(P12:P18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83.64" table:formula="msoxl:=IF(SUM(K12,M12,O12,'漁業生產量值-漁業種類別魚類別生產量值3'!C12)=0,&quot;-&quot;,SUM(K12,M12,O12,'漁業生產量值-漁業種類別魚類別生產量值3'!C12))" table:style-name="ce19">
            <text:p>184<text:s/></text:p>
          </table:table-cell>
          <table:table-cell office:value-type="float" office:value="12193.599999999999" table:formula="msoxl:=IF(SUM(L12,N12,P12,'漁業生產量值-漁業種類別魚類別生產量值3'!D12)=0,&quot;-&quot;,SUM(L12,N12,P12,'漁業生產量值-漁業種類別魚類別生產量值3'!D12))" table:style-name="ce19">
            <text:p>12,194<text:s/></text:p>
          </table:table-cell>
          <table:table-cell office:value-type="float" office:value="60.66" table:style-name="ce54">
            <text:p>61<text:s/></text:p>
          </table:table-cell>
          <table:table-cell office:value-type="float" office:value="7274.4" table:style-name="ce54">
            <text:p>7,27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3,M13,O13,'漁業生產量值-漁業種類別魚類別生產量值3'!C13)=0,&quot;-&quot;,SUM(K13,M13,O13,'漁業生產量值-漁業種類別魚類別生產量值3'!C13))" table:style-name="ce19">
            <text:p>-</text:p>
          </table:table-cell>
          <table:table-cell office:value-type="string" office:string-value="-" table:formula="msoxl:=IF(SUM(L13,N13,P13,'漁業生產量值-漁業種類別魚類別生產量值3'!D13)=0,&quot;-&quot;,SUM(L13,N13,P13,'漁業生產量值-漁業種類別魚類別生產量值3'!D1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4,M14,O14,'漁業生產量值-漁業種類別魚類別生產量值3'!C14)=0,&quot;-&quot;,SUM(K14,M14,O14,'漁業生產量值-漁業種類別魚類別生產量值3'!C14))" table:style-name="ce19">
            <text:p>-</text:p>
          </table:table-cell>
          <table:table-cell office:value-type="string" office:string-value="-" table:formula="msoxl:=IF(SUM(L14,N14,P14,'漁業生產量值-漁業種類別魚類別生產量值3'!D14)=0,&quot;-&quot;,SUM(L14,N14,P14,'漁業生產量值-漁業種類別魚類別生產量值3'!D1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5,M15,O15,'漁業生產量值-漁業種類別魚類別生產量值3'!C15)=0,&quot;-&quot;,SUM(K15,M15,O15,'漁業生產量值-漁業種類別魚類別生產量值3'!C15))" table:style-name="ce19">
            <text:p>-</text:p>
          </table:table-cell>
          <table:table-cell office:value-type="string" office:string-value="-" table:formula="msoxl:=IF(SUM(L15,N15,P15,'漁業生產量值-漁業種類別魚類別生產量值3'!D15)=0,&quot;-&quot;,SUM(L15,N15,P15,'漁業生產量值-漁業種類別魚類別生產量值3'!D1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6,M16,O16,'漁業生產量值-漁業種類別魚類別生產量值3'!C16)=0,&quot;-&quot;,SUM(K16,M16,O16,'漁業生產量值-漁業種類別魚類別生產量值3'!C16))" table:style-name="ce19">
            <text:p>-</text:p>
          </table:table-cell>
          <table:table-cell office:value-type="string" office:string-value="-" table:formula="msoxl:=IF(SUM(L16,N16,P16,'漁業生產量值-漁業種類別魚類別生產量值3'!D16)=0,&quot;-&quot;,SUM(L16,N16,P16,'漁業生產量值-漁業種類別魚類別生產量值3'!D1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7,M17,O17,'漁業生產量值-漁業種類別魚類別生產量值3'!C17)=0,&quot;-&quot;,SUM(K17,M17,O17,'漁業生產量值-漁業種類別魚類別生產量值3'!C17))" table:style-name="ce19">
            <text:p>-</text:p>
          </table:table-cell>
          <table:table-cell office:value-type="string" office:string-value="-" table:formula="msoxl:=IF(SUM(L17,N17,P17,'漁業生產量值-漁業種類別魚類別生產量值3'!D17)=0,&quot;-&quot;,SUM(L17,N17,P17,'漁業生產量值-漁業種類別魚類別生產量值3'!D1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8,M18,O18,'漁業生產量值-漁業種類別魚類別生產量值3'!C18)=0,&quot;-&quot;,SUM(K18,M18,O18,'漁業生產量值-漁業種類別魚類別生產量值3'!C18))" table:style-name="ce19">
            <text:p>-</text:p>
          </table:table-cell>
          <table:table-cell office:value-type="string" office:string-value="-" table:formula="msoxl:=IF(SUM(L18,N18,P18,'漁業生產量值-漁業種類別魚類別生產量值3'!D18)=0,&quot;-&quot;,SUM(L18,N18,P18,'漁業生產量值-漁業種類別魚類別生產量值3'!D1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string" office:string-value="-" table:formula="msoxl:=  IF(SUM(C20:C35)=0,&quot;-&quot;,SUM(C20:C35))" table:style-name="ce54">
            <text:p>-</text:p>
          </table:table-cell>
          <table:table-cell office:value-type="string" office:string-value="-" table:formula="msoxl:=  IF(SUM(D20:D35)=0,&quot;-&quot;,SUM(D20:D35))" table:style-name="ce54">
            <text:p>-</text:p>
          </table:table-cell>
          <table:table-cell office:value-type="string" office:string-value="-" table:formula="msoxl:=  IF(SUM(E20:E35)=0,&quot;-&quot;,SUM(E20:E35))" table:style-name="ce54">
            <text:p>-</text:p>
          </table:table-cell>
          <table:table-cell office:value-type="string" office:string-value="-" table:formula="msoxl:=  IF(SUM(F20:F35)=0,&quot;-&quot;,SUM(F20:F35))" table:style-name="ce54">
            <text:p>-</text:p>
          </table:table-cell>
          <table:table-cell office:value-type="float" office:value="3.0799999999999998E-2" table:formula="msoxl:=  IF(SUM(G20:G35)=0,&quot;-&quot;,SUM(G20:G35))" table:style-name="ce54">
            <text:p>0<text:s/></text:p>
          </table:table-cell>
          <table:table-cell office:value-type="float" office:value="3.2956000000000003" table:formula="msoxl:=  IF(SUM(H20:H35)=0,&quot;-&quot;,SUM(H20:H35))" table:style-name="ce54">
            <text:p>3<text:s/></text:p>
          </table:table-cell>
          <table:table-cell office:value-type="float" office:value="2427.46524" table:formula="msoxl:=IF(SUM(K19,M19,O19,'漁業生產量值-漁業種類別魚類別生產量值3'!C19)=0,&quot;-&quot;,SUM(K19,M19,O19,'漁業生產量值-漁業種類別魚類別生產量值3'!C19))" table:style-name="ce19">
            <text:p>2,427<text:s/></text:p>
          </table:table-cell>
          <table:table-cell office:value-type="float" office:value="700388.79062999994" table:formula="msoxl:=IF(SUM(L19,N19,P19,'漁業生產量值-漁業種類別魚類別生產量值3'!D19)=0,&quot;-&quot;,SUM(L19,N19,P19,'漁業生產量值-漁業種類別魚類別生產量值3'!D19))" table:style-name="ce19">
            <text:p>700,389<text:s/></text:p>
          </table:table-cell>
          <table:table-cell office:value-type="float" office:value="157.45339999999999" table:formula="msoxl:=  IF(SUM(K20:K35)=0,&quot;-&quot;,SUM(K20:K35))" table:style-name="ce54">
            <text:p>157<text:s/></text:p>
          </table:table-cell>
          <table:table-cell office:value-type="float" office:value="42109.935399999995" table:formula="msoxl:=  IF(SUM(L20:L35)=0,&quot;-&quot;,SUM(L20:L35))" table:style-name="ce54">
            <text:p>42,110<text:s/></text:p>
          </table:table-cell>
          <table:table-cell office:value-type="float" office:value="763.99850000000004" table:formula="msoxl:=  IF(SUM(M20:M35)=0,&quot;-&quot;,SUM(M20:M35))" table:style-name="ce54">
            <text:p>764<text:s/></text:p>
          </table:table-cell>
          <table:table-cell office:value-type="float" office:value="264997.26299999998" table:formula="msoxl:=  IF(SUM(N20:N35)=0,&quot;-&quot;,SUM(N20:N35))" table:style-name="ce54">
            <text:p>264,997<text:s/></text:p>
          </table:table-cell>
          <table:table-cell office:value-type="float" office:value="135.48305999999999" table:formula="msoxl:=  IF(SUM(O20:O35)=0,&quot;-&quot;,SUM(O20:O35))" table:style-name="ce54">
            <text:p>135<text:s/></text:p>
          </table:table-cell>
          <table:table-cell office:value-type="float" office:value="32221.527549999999" table:formula="msoxl:=  IF(SUM(P20:P35)=0,&quot;-&quot;,SUM(P20:P35))" table:style-name="ce54">
            <text:p>32,22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0,M20,O20,'漁業生產量值-漁業種類別魚類別生產量值3'!C20)=0,&quot;-&quot;,SUM(K20,M20,O20,'漁業生產量值-漁業種類別魚類別生產量值3'!C20))" table:style-name="ce19">
            <text:p>-</text:p>
          </table:table-cell>
          <table:table-cell office:value-type="string" office:string-value="-" table:formula="msoxl:=IF(SUM(L20,N20,P20,'漁業生產量值-漁業種類別魚類別生產量值3'!D20)=0,&quot;-&quot;,SUM(L20,N20,P20,'漁業生產量值-漁業種類別魚類別生產量值3'!D2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1,M21,O21,'漁業生產量值-漁業種類別魚類別生產量值3'!C21)=0,&quot;-&quot;,SUM(K21,M21,O21,'漁業生產量值-漁業種類別魚類別生產量值3'!C21))" table:style-name="ce19">
            <text:p>-</text:p>
          </table:table-cell>
          <table:table-cell office:value-type="string" office:string-value="-" table:formula="msoxl:=IF(SUM(L21,N21,P21,'漁業生產量值-漁業種類別魚類別生產量值3'!D21)=0,&quot;-&quot;,SUM(L21,N21,P21,'漁業生產量值-漁業種類別魚類別生產量值3'!D2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2,M22,O22,'漁業生產量值-漁業種類別魚類別生產量值3'!C22)=0,&quot;-&quot;,SUM(K22,M22,O22,'漁業生產量值-漁業種類別魚類別生產量值3'!C22))" table:style-name="ce19">
            <text:p>-</text:p>
          </table:table-cell>
          <table:table-cell office:value-type="string" office:string-value="-" table:formula="msoxl:=IF(SUM(L22,N22,P22,'漁業生產量值-漁業種類別魚類別生產量值3'!D22)=0,&quot;-&quot;,SUM(L22,N22,P22,'漁業生產量值-漁業種類別魚類別生產量值3'!D2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.7799999999999998E-2" table:style-name="ce54">
            <text:p>0<text:s/></text:p>
          </table:table-cell>
          <table:table-cell office:value-type="float" office:value="2.9746000000000001" table:style-name="ce54">
            <text:p>3<text:s/></text:p>
          </table:table-cell>
          <table:table-cell office:value-type="float" office:value="614.43970000000002" table:formula="msoxl:=IF(SUM(K23,M23,O23,'漁業生產量值-漁業種類別魚類別生產量值3'!C23)=0,&quot;-&quot;,SUM(K23,M23,O23,'漁業生產量值-漁業種類別魚類別生產量值3'!C23))" table:style-name="ce19">
            <text:p>614<text:s/></text:p>
          </table:table-cell>
          <table:table-cell office:value-type="float" office:value="160667.37544999999" table:formula="msoxl:=IF(SUM(L23,N23,P23,'漁業生產量值-漁業種類別魚類別生產量值3'!D23)=0,&quot;-&quot;,SUM(L23,N23,P23,'漁業生產量值-漁業種類別魚類別生產量值3'!D23))" table:style-name="ce19">
            <text:p>160,667<text:s/></text:p>
          </table:table-cell>
          <table:table-cell office:value-type="float" office:value="8.5670999999999999" table:style-name="ce54">
            <text:p>9<text:s/></text:p>
          </table:table-cell>
          <table:table-cell office:value-type="float" office:value="1502.1291000000001" table:style-name="ce54">
            <text:p>1,502<text:s/></text:p>
          </table:table-cell>
          <table:table-cell office:value-type="float" office:value="149.0538" table:style-name="ce54">
            <text:p>149<text:s/></text:p>
          </table:table-cell>
          <table:table-cell office:value-type="float" office:value="61965.318399999996" table:style-name="ce54">
            <text:p>61,965<text:s/></text:p>
          </table:table-cell>
          <table:table-cell office:value-type="float" office:value="14.465260000000001" table:style-name="ce54">
            <text:p>14<text:s/></text:p>
          </table:table-cell>
          <table:table-cell office:value-type="float" office:value="4183.7060499999998" table:style-name="ce54">
            <text:p>4,18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.0000000000000001E-3" table:style-name="ce54">
            <text:p>0<text:s/></text:p>
          </table:table-cell>
          <table:table-cell office:value-type="float" office:value="0.32100000000000001" table:style-name="ce54">
            <text:p>0<text:s/></text:p>
          </table:table-cell>
          <table:table-cell office:value-type="float" office:value="168.34261999999998" table:formula="msoxl:=IF(SUM(K24,M24,O24,'漁業生產量值-漁業種類別魚類別生產量值3'!C24)=0,&quot;-&quot;,SUM(K24,M24,O24,'漁業生產量值-漁業種類別魚類別生產量值3'!C24))" table:style-name="ce19">
            <text:p>168<text:s/></text:p>
          </table:table-cell>
          <table:table-cell office:value-type="float" office:value="37759.949229999998" table:formula="msoxl:=IF(SUM(L24,N24,P24,'漁業生產量值-漁業種類別魚類別生產量值3'!D24)=0,&quot;-&quot;,SUM(L24,N24,P24,'漁業生產量值-漁業種類別魚類別生產量值3'!D24))" table:style-name="ce19">
            <text:p>37,760<text:s/></text:p>
          </table:table-cell>
          <table:table-cell office:value-type="float" office:value="68.970299999999995" table:style-name="ce54">
            <text:p>69<text:s/></text:p>
          </table:table-cell>
          <table:table-cell office:value-type="float" office:value="15931.710300000001" table:style-name="ce54">
            <text:p>15,932<text:s/></text:p>
          </table:table-cell>
          <table:table-cell office:value-type="float" office:value="0.37780000000000002" table:style-name="ce54">
            <text:p>0<text:s/></text:p>
          </table:table-cell>
          <table:table-cell office:value-type="float" office:value="93.951899999999995" table:style-name="ce54">
            <text:p>94<text:s/></text:p>
          </table:table-cell>
          <table:table-cell office:value-type="float" office:value="72.7012" table:style-name="ce54">
            <text:p>73<text:s/></text:p>
          </table:table-cell>
          <table:table-cell office:value-type="float" office:value="16449.459299999999" table:style-name="ce54">
            <text:p>16,44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5,M25,O25,'漁業生產量值-漁業種類別魚類別生產量值3'!C25)=0,&quot;-&quot;,SUM(K25,M25,O25,'漁業生產量值-漁業種類別魚類別生產量值3'!C25))" table:style-name="ce19">
            <text:p>-</text:p>
          </table:table-cell>
          <table:table-cell office:value-type="string" office:string-value="-" table:formula="msoxl:=IF(SUM(L25,N25,P25,'漁業生產量值-漁業種類別魚類別生產量值3'!D25)=0,&quot;-&quot;,SUM(L25,N25,P25,'漁業生產量值-漁業種類別魚類別生產量值3'!D2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6,M26,O26,'漁業生產量值-漁業種類別魚類別生產量值3'!C26)=0,&quot;-&quot;,SUM(K26,M26,O26,'漁業生產量值-漁業種類別魚類別生產量值3'!C26))" table:style-name="ce19">
            <text:p>-</text:p>
          </table:table-cell>
          <table:table-cell office:value-type="string" office:string-value="-" table:formula="msoxl:=IF(SUM(L26,N26,P26,'漁業生產量值-漁業種類別魚類別生產量值3'!D26)=0,&quot;-&quot;,SUM(L26,N26,P26,'漁業生產量值-漁業種類別魚類別生產量值3'!D2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7,M27,O27,'漁業生產量值-漁業種類別魚類別生產量值3'!C27)=0,&quot;-&quot;,SUM(K27,M27,O27,'漁業生產量值-漁業種類別魚類別生產量值3'!C27))" table:style-name="ce19">
            <text:p>-</text:p>
          </table:table-cell>
          <table:table-cell office:value-type="string" office:string-value="-" table:formula="msoxl:=IF(SUM(L27,N27,P27,'漁業生產量值-漁業種類別魚類別生產量值3'!D27)=0,&quot;-&quot;,SUM(L27,N27,P27,'漁業生產量值-漁業種類別魚類別生產量值3'!D2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149.98405" table:formula="msoxl:=IF(SUM(K28,M28,O28,'漁業生產量值-漁業種類別魚類別生產量值3'!C28)=0,&quot;-&quot;,SUM(K28,M28,O28,'漁業生產量值-漁業種類別魚類別生產量值3'!C28))" table:style-name="ce19">
            <text:p>1,150<text:s/></text:p>
          </table:table-cell>
          <table:table-cell office:value-type="float" office:value="355786.73313999997" table:formula="msoxl:=IF(SUM(L28,N28,P28,'漁業生產量值-漁業種類別魚類別生產量值3'!D28)=0,&quot;-&quot;,SUM(L28,N28,P28,'漁業生產量值-漁業種類別魚類別生產量值3'!D28))" table:style-name="ce19">
            <text:p>355,787<text:s/></text:p>
          </table:table-cell>
          <table:table-cell office:value-type="float" office:value="56.066000000000003" table:style-name="ce54">
            <text:p>56<text:s/></text:p>
          </table:table-cell>
          <table:table-cell office:value-type="float" office:value="17224.245999999999" table:style-name="ce54">
            <text:p>17,224<text:s/></text:p>
          </table:table-cell>
          <table:table-cell office:value-type="float" office:value="385.62920000000003" table:style-name="ce54">
            <text:p>386<text:s/></text:p>
          </table:table-cell>
          <table:table-cell office:value-type="float" office:value="116127.65059999999" table:style-name="ce54">
            <text:p>116,128<text:s/></text:p>
          </table:table-cell>
          <table:table-cell office:value-type="float" office:value="25.416599999999999" table:style-name="ce54">
            <text:p>25<text:s/></text:p>
          </table:table-cell>
          <table:table-cell office:value-type="float" office:value="6161.0622000000003" table:style-name="ce54">
            <text:p>6,16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9,M29,O29,'漁業生產量值-漁業種類別魚類別生產量值3'!C29)=0,&quot;-&quot;,SUM(K29,M29,O29,'漁業生產量值-漁業種類別魚類別生產量值3'!C29))" table:style-name="ce19">
            <text:p>-</text:p>
          </table:table-cell>
          <table:table-cell office:value-type="string" office:string-value="-" table:formula="msoxl:=IF(SUM(L29,N29,P29,'漁業生產量值-漁業種類別魚類別生產量值3'!D29)=0,&quot;-&quot;,SUM(L29,N29,P29,'漁業生產量值-漁業種類別魚類別生產量值3'!D2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94.10386999999997" table:formula="msoxl:=IF(SUM(K30,M30,O30,'漁業生產量值-漁業種類別魚類別生產量值3'!C30)=0,&quot;-&quot;,SUM(K30,M30,O30,'漁業生產量值-漁業種類別魚類別生產量值3'!C30))" table:style-name="ce19">
            <text:p>494<text:s/></text:p>
          </table:table-cell>
          <table:table-cell office:value-type="float" office:value="145987.96231" table:formula="msoxl:=IF(SUM(L30,N30,P30,'漁業生產量值-漁業種類別魚類別生產量值3'!D30)=0,&quot;-&quot;,SUM(L30,N30,P30,'漁業生產量值-漁業種類別魚類別生產量值3'!D30))" table:style-name="ce19">
            <text:p>145,988<text:s/></text:p>
          </table:table-cell>
          <table:table-cell office:value-type="float" office:value="23.85" table:style-name="ce54">
            <text:p>24<text:s/></text:p>
          </table:table-cell>
          <table:table-cell office:value-type="float" office:value="7451.85" table:style-name="ce54">
            <text:p>7,452<text:s/></text:p>
          </table:table-cell>
          <table:table-cell office:value-type="float" office:value="228.34270000000001" table:style-name="ce54">
            <text:p>228<text:s/></text:p>
          </table:table-cell>
          <table:table-cell office:value-type="float" office:value="86623.571599999996" table:style-name="ce54">
            <text:p>86,624<text:s/></text:p>
          </table:table-cell>
          <table:table-cell office:value-type="float" office:value="22.9" table:style-name="ce54">
            <text:p>23<text:s/></text:p>
          </table:table-cell>
          <table:table-cell office:value-type="float" office:value="5427.3" table:style-name="ce54">
            <text:p>5,42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1,M31,O31,'漁業生產量值-漁業種類別魚類別生產量值3'!C31)=0,&quot;-&quot;,SUM(K31,M31,O31,'漁業生產量值-漁業種類別魚類別生產量值3'!C31))" table:style-name="ce19">
            <text:p>-</text:p>
          </table:table-cell>
          <table:table-cell office:value-type="string" office:string-value="-" table:formula="msoxl:=IF(SUM(L31,N31,P31,'漁業生產量值-漁業種類別魚類別生產量值3'!D31)=0,&quot;-&quot;,SUM(L31,N31,P31,'漁業生產量值-漁業種類別魚類別生產量值3'!D3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2,M32,O32,'漁業生產量值-漁業種類別魚類別生產量值3'!C32)=0,&quot;-&quot;,SUM(K32,M32,O32,'漁業生產量值-漁業種類別魚類別生產量值3'!C32))" table:style-name="ce19">
            <text:p>-</text:p>
          </table:table-cell>
          <table:table-cell office:value-type="string" office:string-value="-" table:formula="msoxl:=IF(SUM(L32,N32,P32,'漁業生產量值-漁業種類別魚類別生產量值3'!D32)=0,&quot;-&quot;,SUM(L32,N32,P32,'漁業生產量值-漁業種類別魚類別生產量值3'!D3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3,M33,O33,'漁業生產量值-漁業種類別魚類別生產量值3'!C33)=0,&quot;-&quot;,SUM(K33,M33,O33,'漁業生產量值-漁業種類別魚類別生產量值3'!C33))" table:style-name="ce19">
            <text:p>-</text:p>
          </table:table-cell>
          <table:table-cell office:value-type="string" office:string-value="-" table:formula="msoxl:=IF(SUM(L33,N33,P33,'漁業生產量值-漁業種類別魚類別生產量值3'!D33)=0,&quot;-&quot;,SUM(L33,N33,P33,'漁業生產量值-漁業種類別魚類別生產量值3'!D3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4,M34,O34,'漁業生產量值-漁業種類別魚類別生產量值3'!C34)=0,&quot;-&quot;,SUM(K34,M34,O34,'漁業生產量值-漁業種類別魚類別生產量值3'!C34))" table:style-name="ce19">
            <text:p>-</text:p>
          </table:table-cell>
          <table:table-cell office:value-type="string" office:string-value="-" table:formula="msoxl:=IF(SUM(L34,N34,P34,'漁業生產量值-漁業種類別魚類別生產量值3'!D34)=0,&quot;-&quot;,SUM(L34,N34,P34,'漁業生產量值-漁業種類別魚類別生產量值3'!D3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59499999999999997" table:formula="msoxl:=IF(SUM(K35,M35,O35,'漁業生產量值-漁業種類別魚類別生產量值3'!C35)=0,&quot;-&quot;,SUM(K35,M35,O35,'漁業生產量值-漁業種類別魚類別生產量值3'!C35))" table:style-name="ce19">
            <text:p>1<text:s/></text:p>
          </table:table-cell>
          <table:table-cell office:value-type="float" office:value="186.7705" table:formula="msoxl:=IF(SUM(L35,N35,P35,'漁業生產量值-漁業種類別魚類別生產量值3'!D35)=0,&quot;-&quot;,SUM(L35,N35,P35,'漁業生產量值-漁業種類別魚類別生產量值3'!D35))" table:style-name="ce19">
            <text:p>18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59499999999999997" table:style-name="ce54">
            <text:p>1<text:s/></text:p>
          </table:table-cell>
          <table:table-cell office:value-type="float" office:value="186.7705" table:style-name="ce54">
            <text:p>18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string" office:string-value="-" table:formula="msoxl:=  IF(SUM(C37:C49)=0,&quot;-&quot;,SUM(C37:C49))" table:style-name="ce54">
            <text:p>-</text:p>
          </table:table-cell>
          <table:table-cell office:value-type="string" office:string-value="-" table:formula="msoxl:=  IF(SUM(D37:D49)=0,&quot;-&quot;,SUM(D37:D49))" table:style-name="ce54">
            <text:p>-</text:p>
          </table:table-cell>
          <table:table-cell office:value-type="string" office:string-value="-" table:formula="msoxl:=  IF(SUM(E37:E49)=0,&quot;-&quot;,SUM(E37:E49))" table:style-name="ce54">
            <text:p>-</text:p>
          </table:table-cell>
          <table:table-cell office:value-type="string" office:string-value="-" table:formula="msoxl:=  IF(SUM(F37:F49)=0,&quot;-&quot;,SUM(F37:F49))" table:style-name="ce54">
            <text:p>-</text:p>
          </table:table-cell>
          <table:table-cell office:value-type="float" office:value="8.877600000000001" table:formula="msoxl:=  IF(SUM(G37:G49)=0,&quot;-&quot;,SUM(G37:G49))" table:style-name="ce54">
            <text:p>9<text:s/></text:p>
          </table:table-cell>
          <table:table-cell office:value-type="float" office:value="589.65620000000001" table:formula="msoxl:=  IF(SUM(H37:H49)=0,&quot;-&quot;,SUM(H37:H49))" table:style-name="ce54">
            <text:p>590<text:s/></text:p>
          </table:table-cell>
          <table:table-cell office:value-type="float" office:value="1098.0562600000001" table:formula="msoxl:=IF(SUM(K36,M36,O36,'漁業生產量值-漁業種類別魚類別生產量值3'!C36)=0,&quot;-&quot;,SUM(K36,M36,O36,'漁業生產量值-漁業種類別魚類別生產量值3'!C36))" table:style-name="ce19">
            <text:p>1,098<text:s/></text:p>
          </table:table-cell>
          <table:table-cell office:value-type="float" office:value="275149.8284" table:formula="msoxl:=IF(SUM(L36,N36,P36,'漁業生產量值-漁業種類別魚類別生產量值3'!D36)=0,&quot;-&quot;,SUM(L36,N36,P36,'漁業生產量值-漁業種類別魚類別生產量值3'!D36))" table:style-name="ce19">
            <text:p>275,150<text:s/></text:p>
          </table:table-cell>
          <table:table-cell office:value-type="float" office:value="91.876800000000003" table:formula="msoxl:=  IF(SUM(K37:K49)=0,&quot;-&quot;,SUM(K37:K49))" table:style-name="ce54">
            <text:p>92<text:s/></text:p>
          </table:table-cell>
          <table:table-cell office:value-type="float" office:value="28250.928" table:formula="msoxl:=  IF(SUM(L37:L49)=0,&quot;-&quot;,SUM(L37:L49))" table:style-name="ce54">
            <text:p>28,251<text:s/></text:p>
          </table:table-cell>
          <table:table-cell office:value-type="float" office:value="273.4898" table:formula="msoxl:=  IF(SUM(M37:M49)=0,&quot;-&quot;,SUM(M37:M49))" table:style-name="ce54">
            <text:p>273<text:s/></text:p>
          </table:table-cell>
          <table:table-cell office:value-type="float" office:value="90278.392900000006" table:formula="msoxl:=  IF(SUM(N37:N49)=0,&quot;-&quot;,SUM(N37:N49))" table:style-name="ce54">
            <text:p>90,278<text:s/></text:p>
          </table:table-cell>
          <table:table-cell office:value-type="float" office:value="221.60173999999998" table:formula="msoxl:=  IF(SUM(O37:O49)=0,&quot;-&quot;,SUM(O37:O49))" table:style-name="ce54">
            <text:p>222<text:s/></text:p>
          </table:table-cell>
          <table:table-cell office:value-type="float" office:value="50422.675289999999" table:formula="msoxl:=  IF(SUM(P37:P49)=0,&quot;-&quot;,SUM(P37:P49))" table:style-name="ce54">
            <text:p>50,42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8.4586000000000006" table:style-name="ce54">
            <text:p>8<text:s/></text:p>
          </table:table-cell>
          <table:table-cell office:value-type="float" office:value="549.80899999999997" table:style-name="ce54">
            <text:p>550<text:s/></text:p>
          </table:table-cell>
          <table:table-cell office:value-type="float" office:value="110.47574" table:formula="msoxl:=IF(SUM(K37,M37,O37,'漁業生產量值-漁業種類別魚類別生產量值3'!C37)=0,&quot;-&quot;,SUM(K37,M37,O37,'漁業生產量值-漁業種類別魚類別生產量值3'!C37))" table:style-name="ce19">
            <text:p>110<text:s/></text:p>
          </table:table-cell>
          <table:table-cell office:value-type="float" office:value="22406.315499999997" table:formula="msoxl:=IF(SUM(L37,N37,P37,'漁業生產量值-漁業種類別魚類別生產量值3'!D37)=0,&quot;-&quot;,SUM(L37,N37,P37,'漁業生產量值-漁業種類別魚類別生產量值3'!D37))" table:style-name="ce19">
            <text:p>22,40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1.0379" table:style-name="ce54">
            <text:p>61<text:s/></text:p>
          </table:table-cell>
          <table:table-cell office:value-type="float" office:value="14186.184999999999" table:style-name="ce54">
            <text:p>14,18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8,M38,O38,'漁業生產量值-漁業種類別魚類別生產量值3'!C38)=0,&quot;-&quot;,SUM(K38,M38,O38,'漁業生產量值-漁業種類別魚類別生產量值3'!C38))" table:style-name="ce19">
            <text:p>-</text:p>
          </table:table-cell>
          <table:table-cell office:value-type="string" office:string-value="-" table:formula="msoxl:=IF(SUM(L38,N38,P38,'漁業生產量值-漁業種類別魚類別生產量值3'!D38)=0,&quot;-&quot;,SUM(L38,N38,P38,'漁業生產量值-漁業種類別魚類別生產量值3'!D3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9,M39,O39,'漁業生產量值-漁業種類別魚類別生產量值3'!C39)=0,&quot;-&quot;,SUM(K39,M39,O39,'漁業生產量值-漁業種類別魚類別生產量值3'!C39))" table:style-name="ce19">
            <text:p>-</text:p>
          </table:table-cell>
          <table:table-cell office:value-type="string" office:string-value="-" table:formula="msoxl:=IF(SUM(L39,N39,P39,'漁業生產量值-漁業種類別魚類別生產量值3'!D39)=0,&quot;-&quot;,SUM(L39,N39,P39,'漁業生產量值-漁業種類別魚類別生產量值3'!D3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41899999999999998" table:style-name="ce54">
            <text:p>0<text:s/></text:p>
          </table:table-cell>
          <table:table-cell office:value-type="float" office:value="39.847200000000001" table:style-name="ce54">
            <text:p>40<text:s/></text:p>
          </table:table-cell>
          <table:table-cell office:value-type="float" office:value="330.18650000000002" table:formula="msoxl:=IF(SUM(K40,M40,O40,'漁業生產量值-漁業種類別魚類別生產量值3'!C40)=0,&quot;-&quot;,SUM(K40,M40,O40,'漁業生產量值-漁業種類別魚類別生產量值3'!C40))" table:style-name="ce19">
            <text:p>330<text:s/></text:p>
          </table:table-cell>
          <table:table-cell office:value-type="float" office:value="74661.489349999989" table:formula="msoxl:=IF(SUM(L40,N40,P40,'漁業生產量值-漁業種類別魚類別生產量值3'!D40)=0,&quot;-&quot;,SUM(L40,N40,P40,'漁業生產量值-漁業種類別魚類別生產量值3'!D40))" table:style-name="ce19">
            <text:p>74,661<text:s/></text:p>
          </table:table-cell>
          <table:table-cell office:value-type="float" office:value="50.110700000000001" table:style-name="ce54">
            <text:p>50<text:s/></text:p>
          </table:table-cell>
          <table:table-cell office:value-type="float" office:value="10707.417600000001" table:style-name="ce54">
            <text:p>10,707<text:s/></text:p>
          </table:table-cell>
          <table:table-cell office:value-type="float" office:value="23.255500000000001" table:style-name="ce54">
            <text:p>23<text:s/></text:p>
          </table:table-cell>
          <table:table-cell office:value-type="float" office:value="4949.1034499999996" table:style-name="ce54">
            <text:p>4,949<text:s/></text:p>
          </table:table-cell>
          <table:table-cell office:value-type="float" office:value="122.57783999999999" table:style-name="ce54">
            <text:p>123<text:s/></text:p>
          </table:table-cell>
          <table:table-cell office:value-type="float" office:value="26178.627489999999" table:style-name="ce54">
            <text:p>26,17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.9370000000000003" table:formula="msoxl:=IF(SUM(K41,M41,O41,'漁業生產量值-漁業種類別魚類別生產量值3'!C41)=0,&quot;-&quot;,SUM(K41,M41,O41,'漁業生產量值-漁業種類別魚類別生產量值3'!C41))" table:style-name="ce19">
            <text:p>6<text:s/></text:p>
          </table:table-cell>
          <table:table-cell office:value-type="float" office:value="1484.25" table:formula="msoxl:=IF(SUM(L41,N41,P41,'漁業生產量值-漁業種類別魚類別生產量值3'!D41)=0,&quot;-&quot;,SUM(L41,N41,P41,'漁業生產量值-漁業種類別魚類別生產量值3'!D41))" table:style-name="ce19">
            <text:p>1,48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89.46380999999997" table:formula="msoxl:=IF(SUM(K42,M42,O42,'漁業生產量值-漁業種類別魚類別生產量值3'!C42)=0,&quot;-&quot;,SUM(K42,M42,O42,'漁業生產量值-漁業種類別魚類別生產量值3'!C42))" table:style-name="ce19">
            <text:p>389<text:s/></text:p>
          </table:table-cell>
          <table:table-cell office:value-type="float" office:value="110220.73099000001" table:formula="msoxl:=IF(SUM(L42,N42,P42,'漁業生產量值-漁業種類別魚類別生產量值3'!D42)=0,&quot;-&quot;,SUM(L42,N42,P42,'漁業生產量值-漁業種類別魚類別生產量值3'!D42))" table:style-name="ce19">
            <text:p>110,221<text:s/></text:p>
          </table:table-cell>
          <table:table-cell office:value-type="float" office:value="23.728100000000001" table:style-name="ce54">
            <text:p>24<text:s/></text:p>
          </table:table-cell>
          <table:table-cell office:value-type="float" office:value="6767.8008" table:style-name="ce54">
            <text:p>6,768<text:s/></text:p>
          </table:table-cell>
          <table:table-cell office:value-type="float" office:value="162.05036999999999" table:style-name="ce54">
            <text:p>162<text:s/></text:p>
          </table:table-cell>
          <table:table-cell office:value-type="float" office:value="62429.292750000001" table:style-name="ce54">
            <text:p>62,429<text:s/></text:p>
          </table:table-cell>
          <table:table-cell office:value-type="float" office:value="29.756" table:style-name="ce54">
            <text:p>30<text:s/></text:p>
          </table:table-cell>
          <table:table-cell office:value-type="float" office:value="6971.6127999999999" table:style-name="ce54">
            <text:p>6,97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36.66314" table:formula="msoxl:=IF(SUM(K43,M43,O43,'漁業生產量值-漁業種類別魚類別生產量值3'!C43)=0,&quot;-&quot;,SUM(K43,M43,O43,'漁業生產量值-漁業種類別魚類別生產量值3'!C43))" table:style-name="ce19">
            <text:p>237<text:s/></text:p>
          </table:table-cell>
          <table:table-cell office:value-type="float" office:value="56033.666129999998" table:formula="msoxl:=IF(SUM(L43,N43,P43,'漁業生產量值-漁業種類別魚類別生產量值3'!D43)=0,&quot;-&quot;,SUM(L43,N43,P43,'漁業生產量值-漁業種類別魚類別生產量值3'!D43))" table:style-name="ce19">
            <text:p>56,034<text:s/></text:p>
          </table:table-cell>
          <table:table-cell office:value-type="float" office:value="10.868" table:style-name="ce54">
            <text:p>11<text:s/></text:p>
          </table:table-cell>
          <table:table-cell office:value-type="float" office:value="6473.7096000000001" table:style-name="ce54">
            <text:p>6,474<text:s/></text:p>
          </table:table-cell>
          <table:table-cell office:value-type="float" office:value="81.303929999999994" table:style-name="ce54">
            <text:p>81<text:s/></text:p>
          </table:table-cell>
          <table:table-cell office:value-type="float" office:value="18875.1967" table:style-name="ce54">
            <text:p>18,875<text:s/></text:p>
          </table:table-cell>
          <table:table-cell office:value-type="float" office:value="8.23" table:style-name="ce54">
            <text:p>8<text:s/></text:p>
          </table:table-cell>
          <table:table-cell office:value-type="float" office:value="3086.25" table:style-name="ce54">
            <text:p>3,08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4,M44,O44,'漁業生產量值-漁業種類別魚類別生產量值3'!C44)=0,&quot;-&quot;,SUM(K44,M44,O44,'漁業生產量值-漁業種類別魚類別生產量值3'!C44))" table:style-name="ce19">
            <text:p>-</text:p>
          </table:table-cell>
          <table:table-cell office:value-type="string" office:string-value="-" table:formula="msoxl:=IF(SUM(L44,N44,P44,'漁業生產量值-漁業種類別魚類別生產量值3'!D44)=0,&quot;-&quot;,SUM(L44,N44,P44,'漁業生產量值-漁業種類別魚類別生產量值3'!D4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5,M45,O45,'漁業生產量值-漁業種類別魚類別生產量值3'!C45)=0,&quot;-&quot;,SUM(K45,M45,O45,'漁業生產量值-漁業種類別魚類別生產量值3'!C45))" table:style-name="ce19">
            <text:p>-</text:p>
          </table:table-cell>
          <table:table-cell office:value-type="string" office:string-value="-" table:formula="msoxl:=IF(SUM(L45,N45,P45,'漁業生產量值-漁業種類別魚類別生產量值3'!D45)=0,&quot;-&quot;,SUM(L45,N45,P45,'漁業生產量值-漁業種類別魚類別生產量值3'!D4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4.53" table:formula="msoxl:=IF(SUM(K46,M46,O46,'漁業生產量值-漁業種類別魚類別生產量值3'!C46)=0,&quot;-&quot;,SUM(K46,M46,O46,'漁業生產量值-漁業種類別魚類別生產量值3'!C46))" table:style-name="ce19">
            <text:p>25<text:s/></text:p>
          </table:table-cell>
          <table:table-cell office:value-type="float" office:value="10160.799999999999" table:formula="msoxl:=IF(SUM(L46,N46,P46,'漁業生產量值-漁業種類別魚類別生產量值3'!D46)=0,&quot;-&quot;,SUM(L46,N46,P46,'漁業生產量值-漁業種類別魚類別生產量值3'!D46))" table:style-name="ce19">
            <text:p>10,161<text:s/></text:p>
          </table:table-cell>
          <table:table-cell office:value-type="float" office:value="7.17" table:style-name="ce54">
            <text:p>7<text:s/></text:p>
          </table:table-cell>
          <table:table-cell office:value-type="float" office:value="4302" table:style-name="ce54">
            <text:p>4,302<text:s/></text:p>
          </table:table-cell>
          <table:table-cell office:value-type="float" office:value="6.88" table:style-name="ce54">
            <text:p>7<text:s/></text:p>
          </table:table-cell>
          <table:table-cell office:value-type="float" office:value="4024.8" table:style-name="ce54">
            <text:p>4,02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7,M47,O47,'漁業生產量值-漁業種類別魚類別生產量值3'!C47)=0,&quot;-&quot;,SUM(K47,M47,O47,'漁業生產量值-漁業種類別魚類別生產量值3'!C47))" table:style-name="ce19">
            <text:p>-</text:p>
          </table:table-cell>
          <table:table-cell office:value-type="string" office:string-value="-" table:formula="msoxl:=IF(SUM(L47,N47,P47,'漁業生產量值-漁業種類別魚類別生產量值3'!D47)=0,&quot;-&quot;,SUM(L47,N47,P47,'漁業生產量值-漁業種類別魚類別生產量值3'!D4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8,M48,O48,'漁業生產量值-漁業種類別魚類別生產量值3'!C48)=0,&quot;-&quot;,SUM(K48,M48,O48,'漁業生產量值-漁業種類別魚類別生產量值3'!C48))" table:style-name="ce19">
            <text:p>-</text:p>
          </table:table-cell>
          <table:table-cell office:value-type="string" office:string-value="-" table:formula="msoxl:=IF(SUM(L48,N48,P48,'漁業生產量值-漁業種類別魚類別生產量值3'!D48)=0,&quot;-&quot;,SUM(L48,N48,P48,'漁業生產量值-漁業種類別魚類別生產量值3'!D4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80006999999999995" table:formula="msoxl:=IF(SUM(K49,M49,O49,'漁業生產量值-漁業種類別魚類別生產量值3'!C49)=0,&quot;-&quot;,SUM(K49,M49,O49,'漁業生產量值-漁業種類別魚類別生產量值3'!C49))" table:style-name="ce19">
            <text:p>1<text:s/></text:p>
          </table:table-cell>
          <table:table-cell office:value-type="float" office:value="182.57642999999999" table:formula="msoxl:=IF(SUM(L49,N49,P49,'漁業生產量值-漁業種類別魚類別生產量值3'!D49)=0,&quot;-&quot;,SUM(L49,N49,P49,'漁業生產量值-漁業種類別魚類別生產量值3'!D49))" table:style-name="ce19">
            <text:p>18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54">
            <text:p>-</text:p>
          </table:table-cell>
          <table:table-cell office:value-type="string" office:string-value="-" table:formula="msoxl:=  IF(SUM(D51:D53)=0,&quot;-&quot;,SUM(D51:D53))" table:style-name="ce54">
            <text:p>-</text:p>
          </table:table-cell>
          <table:table-cell office:value-type="string" office:string-value="-" table:formula="msoxl:=  IF(SUM(E51:E53)=0,&quot;-&quot;,SUM(E51:E53))" table:style-name="ce54">
            <text:p>-</text:p>
          </table:table-cell>
          <table:table-cell office:value-type="string" office:string-value="-" table:formula="msoxl:=  IF(SUM(F51:F53)=0,&quot;-&quot;,SUM(F51:F53))" table:style-name="ce54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float" office:value="110.7" table:formula="msoxl:=IF(SUM(K50,M50,O50,'漁業生產量值-漁業種類別魚類別生產量值3'!C50)=0,&quot;-&quot;,SUM(K50,M50,O50,'漁業生產量值-漁業種類別魚類別生產量值3'!C50))" table:style-name="ce19">
            <text:p>111<text:s/></text:p>
          </table:table-cell>
          <table:table-cell office:value-type="float" office:value="42839.7" table:formula="msoxl:=IF(SUM(L50,N50,P50,'漁業生產量值-漁業種類別魚類別生產量值3'!D50)=0,&quot;-&quot;,SUM(L50,N50,P50,'漁業生產量值-漁業種類別魚類別生產量值3'!D50))" table:style-name="ce19">
            <text:p>42,840<text:s/></text:p>
          </table:table-cell>
          <table:table-cell office:value-type="float" office:value="26.7" table:formula="msoxl:=  IF(SUM(K51:K53)=0,&quot;-&quot;,SUM(K51:K53))" table:style-name="ce54">
            <text:p>27<text:s/></text:p>
          </table:table-cell>
          <table:table-cell office:value-type="float" office:value="11507.7" table:formula="msoxl:=  IF(SUM(L51:L53)=0,&quot;-&quot;,SUM(L51:L53))" table:style-name="ce54">
            <text:p>11,508<text:s/>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office:value-type="string" office:string-value="-" table:formula="msoxl:=  IF(SUM(O51:O53)=0,&quot;-&quot;,SUM(O51:O53))" table:style-name="ce54">
            <text:p>-</text:p>
          </table:table-cell>
          <table:table-cell office:value-type="string" office:string-value="-" table:formula="msoxl:=  IF(SUM(P51:P53)=0,&quot;-&quot;,SUM(P51:P5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1,M51,O51,'漁業生產量值-漁業種類別魚類別生產量值3'!C51)=0,&quot;-&quot;,SUM(K51,M51,O51,'漁業生產量值-漁業種類別魚類別生產量值3'!C51))" table:style-name="ce19">
            <text:p>-</text:p>
          </table:table-cell>
          <table:table-cell office:value-type="string" office:string-value="-" table:formula="msoxl:=IF(SUM(L51,N51,P51,'漁業生產量值-漁業種類別魚類別生產量值3'!D51)=0,&quot;-&quot;,SUM(L51,N51,P51,'漁業生產量值-漁業種類別魚類別生產量值3'!D5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10.7" table:formula="msoxl:=IF(SUM(K52,M52,O52,'漁業生產量值-漁業種類別魚類別生產量值3'!C52)=0,&quot;-&quot;,SUM(K52,M52,O52,'漁業生產量值-漁業種類別魚類別生產量值3'!C52))" table:style-name="ce19">
            <text:p>111<text:s/></text:p>
          </table:table-cell>
          <table:table-cell office:value-type="float" office:value="42839.7" table:formula="msoxl:=IF(SUM(L52,N52,P52,'漁業生產量值-漁業種類別魚類別生產量值3'!D52)=0,&quot;-&quot;,SUM(L52,N52,P52,'漁業生產量值-漁業種類別魚類別生產量值3'!D52))" table:style-name="ce19">
            <text:p>42,840<text:s/></text:p>
          </table:table-cell>
          <table:table-cell office:value-type="float" office:value="26.7" table:style-name="ce54">
            <text:p>27<text:s/></text:p>
          </table:table-cell>
          <table:table-cell office:value-type="float" office:value="11507.7" table:style-name="ce54">
            <text:p>11,50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3,M53,O53,'漁業生產量值-漁業種類別魚類別生產量值3'!C53)=0,&quot;-&quot;,SUM(K53,M53,O53,'漁業生產量值-漁業種類別魚類別生產量值3'!C53))" table:style-name="ce19">
            <text:p>-</text:p>
          </table:table-cell>
          <table:table-cell office:value-type="string" office:string-value="-" table:formula="msoxl:=IF(SUM(L53,N53,P53,'漁業生產量值-漁業種類別魚類別生產量值3'!D53)=0,&quot;-&quot;,SUM(L53,N53,P53,'漁業生產量值-漁業種類別魚類別生產量值3'!D5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IF(SUM(K54,M54,O54,'漁業生產量值-漁業種類別魚類別生產量值3'!C54)=0,&quot;-&quot;,SUM(K54,M54,O54,'漁業生產量值-漁業種類別魚類別生產量值3'!C54))" table:style-name="ce19">
            <text:p>-</text:p>
          </table:table-cell>
          <table:table-cell office:value-type="string" office:string-value="-" table:formula="msoxl:=IF(SUM(L54,N54,P54,'漁業生產量值-漁業種類別魚類別生產量值3'!D54)=0,&quot;-&quot;,SUM(L54,N54,P54,'漁業生產量值-漁業種類別魚類別生產量值3'!D54))" table:style-name="ce19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string" office:string-value="-" table:formula="msoxl:=  IF(SUM(O55:O57)=0,&quot;-&quot;,SUM(O55:O57))" table:style-name="ce54">
            <text:p>-</text:p>
          </table:table-cell>
          <table:table-cell office:value-type="string" office:string-value="-" table:formula="msoxl:=  IF(SUM(P55:P57)=0,&quot;-&quot;,SUM(P55:P57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5,M55,O55,'漁業生產量值-漁業種類別魚類別生產量值3'!C55)=0,&quot;-&quot;,SUM(K55,M55,O55,'漁業生產量值-漁業種類別魚類別生產量值3'!C55))" table:style-name="ce19">
            <text:p>-</text:p>
          </table:table-cell>
          <table:table-cell office:value-type="string" office:string-value="-" table:formula="msoxl:=IF(SUM(L55,N55,P55,'漁業生產量值-漁業種類別魚類別生產量值3'!D55)=0,&quot;-&quot;,SUM(L55,N55,P55,'漁業生產量值-漁業種類別魚類別生產量值3'!D5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6,M56,O56,'漁業生產量值-漁業種類別魚類別生產量值3'!C56)=0,&quot;-&quot;,SUM(K56,M56,O56,'漁業生產量值-漁業種類別魚類別生產量值3'!C56))" table:style-name="ce19">
            <text:p>-</text:p>
          </table:table-cell>
          <table:table-cell office:value-type="string" office:string-value="-" table:formula="msoxl:=IF(SUM(L56,N56,P56,'漁業生產量值-漁業種類別魚類別生產量值3'!D56)=0,&quot;-&quot;,SUM(L56,N56,P56,'漁業生產量值-漁業種類別魚類別生產量值3'!D5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7,M57,O57,'漁業生產量值-漁業種類別魚類別生產量值3'!C57)=0,&quot;-&quot;,SUM(K57,M57,O57,'漁業生產量值-漁業種類別魚類別生產量值3'!C57))" table:style-name="ce19">
            <text:p>-</text:p>
          </table:table-cell>
          <table:table-cell office:value-type="string" office:string-value="-" table:formula="msoxl:=IF(SUM(L57,N57,P57,'漁業生產量值-漁業種類別魚類別生產量值3'!D57)=0,&quot;-&quot;,SUM(L57,N57,P57,'漁業生產量值-漁業種類別魚類別生產量值3'!D5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float" office:value="796.07799999999997" table:formula="msoxl:=  IF(SUM(C59,C60,C61,C63)=0,IF(C62=0,&quot;-&quot;,C62),SUM(C59,C60,C61,C63))" table:style-name="ce54">
            <text:p>796<text:s/></text:p>
          </table:table-cell>
          <table:table-cell office:value-type="float" office:value="134260.7555" table:formula="msoxl:=  IF(SUM(D59:D63)=0,&quot;-&quot;,SUM(D59:D63))" table:style-name="ce54">
            <text:p>134,261<text:s/></text:p>
          </table:table-cell>
          <table:table-cell office:value-type="float" office:value="1102.212" table:formula="msoxl:=  IF(SUM(E59,E60,E61,E63)=0,IF(E62=0,&quot;-&quot;,E62),SUM(E59,E60,E61,E63))" table:style-name="ce54">
            <text:p>1,102<text:s/></text:p>
          </table:table-cell>
          <table:table-cell office:value-type="float" office:value="178408.736" table:formula="msoxl:=  IF(SUM(F59:F63)=0,&quot;-&quot;,SUM(F59:F63))" table:style-name="ce54">
            <text:p>178,409<text:s/></text:p>
          </table:table-cell>
          <table:table-cell office:value-type="float" office:value="71598.474999999991" table:formula="msoxl:=  IF(SUM(G59,G60,G61,G63)=0,IF(G62=0,&quot;-&quot;,G62),SUM(G59,G60,G61,G63))" table:style-name="ce54">
            <text:p>71,598<text:s/></text:p>
          </table:table-cell>
          <table:table-cell office:value-type="float" office:value="4760035.2732199999" table:formula="msoxl:=  IF(SUM(H59:H63)=0,&quot;-&quot;,SUM(H59:H63))" table:style-name="ce54">
            <text:p>4,760,035<text:s/></text:p>
          </table:table-cell>
          <table:table-cell office:value-type="float" office:value="1494.9939999999999" table:formula="msoxl:=IF(SUM(K58,M58,O58,'漁業生產量值-漁業種類別魚類別生產量值3'!C58)=0,&quot;-&quot;,SUM(K58,M58,O58,'漁業生產量值-漁業種類別魚類別生產量值3'!C58))" table:style-name="ce19">
            <text:p>1,495<text:s/></text:p>
          </table:table-cell>
          <table:table-cell office:value-type="float" office:value="237139.20199999999" table:formula="msoxl:=IF(SUM(L58,N58,P58,'漁業生產量值-漁業種類別魚類別生產量值3'!D58)=0,&quot;-&quot;,SUM(L58,N58,P58,'漁業生產量值-漁業種類別魚類別生產量值3'!D58))" table:style-name="ce19">
            <text:p>237,139<text:s/></text:p>
          </table:table-cell>
          <table:table-cell office:value-type="string" office:string-value="-" table:formula="msoxl:=  IF(SUM(K59,K60,K61,K63)=0,IF(K62=0,&quot;-&quot;,K62),SUM(K59,K60,K61,K63))" table:style-name="ce54">
            <text:p>-</text:p>
          </table:table-cell>
          <table:table-cell office:value-type="string" office:string-value="-" table:formula="msoxl:=  IF(SUM(L59:L63)=0,&quot;-&quot;,SUM(L59:L63))" table:style-name="ce54">
            <text:p>-</text:p>
          </table:table-cell>
          <table:table-cell office:value-type="string" office:string-value="-" table:formula="msoxl:=  IF(SUM(M59,M60,M61,M63)=0,IF(M62=0,&quot;-&quot;,M62),SUM(M59,M60,M61,M63))" table:style-name="ce54">
            <text:p>-</text:p>
          </table:table-cell>
          <table:table-cell office:value-type="string" office:string-value="-" table:formula="msoxl:=  IF(SUM(N59:N63)=0,&quot;-&quot;,SUM(N59:N63))" table:style-name="ce54">
            <text:p>-</text:p>
          </table:table-cell>
          <table:table-cell office:value-type="float" office:value="1007.42" table:formula="msoxl:=  IF(SUM(O59,O60,O61,O63)=0,IF(O62=0,&quot;-&quot;,O62),SUM(O59,O60,O61,O63))" table:style-name="ce54">
            <text:p>1,007<text:s/></text:p>
          </table:table-cell>
          <table:table-cell office:value-type="float" office:value="151591.73620000001" table:formula="msoxl:=  IF(SUM(P59:P63)=0,&quot;-&quot;,SUM(P59:P63))" table:style-name="ce54">
            <text:p>151,59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2296.303999999996" table:style-name="ce54">
            <text:p>42,296<text:s/></text:p>
          </table:table-cell>
          <table:table-cell office:value-type="float" office:value="2739866.2456399999" table:style-name="ce54">
            <text:p>2,739,866<text:s/></text:p>
          </table:table-cell>
          <table:table-cell office:value-type="float" office:value="1492.9939999999999" table:formula="msoxl:=IF(SUM(K59,M59,O59,'漁業生產量值-漁業種類別魚類別生產量值3'!C59)=0,&quot;-&quot;,SUM(K59,M59,O59,'漁業生產量值-漁業種類別魚類別生產量值3'!C59))" table:style-name="ce19">
            <text:p>1,493<text:s/></text:p>
          </table:table-cell>
          <table:table-cell office:value-type="float" office:value="236889.00200000001" table:formula="msoxl:=IF(SUM(L59,N59,P59,'漁業生產量值-漁業種類別魚類別生產量值3'!D59)=0,&quot;-&quot;,SUM(L59,N59,P59,'漁業生產量值-漁業種類別魚類別生產量值3'!D59))" table:style-name="ce19">
            <text:p>236,88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007.42" table:style-name="ce54">
            <text:p>1,007<text:s/></text:p>
          </table:table-cell>
          <table:table-cell office:value-type="float" office:value="151591.73620000001" table:style-name="ce54">
            <text:p>151,59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float" office:value="796.07799999999997" table:style-name="ce54">
            <text:p>796<text:s/></text:p>
          </table:table-cell>
          <table:table-cell office:value-type="float" office:value="134260.7555" table:style-name="ce54">
            <text:p>134,261<text:s/></text:p>
          </table:table-cell>
          <table:table-cell office:value-type="float" office:value="1102.212" table:style-name="ce54">
            <text:p>1,102<text:s/></text:p>
          </table:table-cell>
          <table:table-cell office:value-type="float" office:value="178408.736" table:style-name="ce54">
            <text:p>178,409<text:s/></text:p>
          </table:table-cell>
          <table:table-cell office:value-type="float" office:value="29302.170999999998" table:style-name="ce54">
            <text:p>29,302<text:s/></text:p>
          </table:table-cell>
          <table:table-cell office:value-type="float" office:value="2020169.02758" table:style-name="ce54">
            <text:p>2,020,169<text:s/></text:p>
          </table:table-cell>
          <table:table-cell office:value-type="float" office:value="2" table:formula="msoxl:=IF(SUM(K60,M60,O60,'漁業生產量值-漁業種類別魚類別生產量值3'!C60)=0,&quot;-&quot;,SUM(K60,M60,O60,'漁業生產量值-漁業種類別魚類別生產量值3'!C60))" table:style-name="ce19">
            <text:p>2<text:s/></text:p>
          </table:table-cell>
          <table:table-cell office:value-type="float" office:value="250.2" table:formula="msoxl:=IF(SUM(L60,N60,P60,'漁業生產量值-漁業種類別魚類別生產量值3'!D60)=0,&quot;-&quot;,SUM(L60,N60,P60,'漁業生產量值-漁業種類別魚類別生產量值3'!D60))" table:style-name="ce19">
            <text:p>25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61,M61,O61,'漁業生產量值-漁業種類別魚類別生產量值3'!C61)=0,&quot;-&quot;,SUM(K61,M61,O61,'漁業生產量值-漁業種類別魚類別生產量值3'!C61))" table:style-name="ce19">
            <text:p>-</text:p>
          </table:table-cell>
          <table:table-cell office:value-type="string" office:string-value="-" table:formula="msoxl:=IF(SUM(L61,N61,P61,'漁業生產量值-漁業種類別魚類別生產量值3'!D61)=0,&quot;-&quot;,SUM(L61,N61,P61,'漁業生產量值-漁業種類別魚類別生產量值3'!D6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62,M62,O62,'漁業生產量值-漁業種類別魚類別生產量值3'!C62)=0,&quot;-&quot;,SUM(K62,M62,O62,'漁業生產量值-漁業種類別魚類別生產量值3'!C62))" table:style-name="ce19">
            <text:p>-</text:p>
          </table:table-cell>
          <table:table-cell office:value-type="string" office:string-value="-" table:formula="msoxl:=IF(SUM(L62,N62,P62,'漁業生產量值-漁業種類別魚類別生產量值3'!D62)=0,&quot;-&quot;,SUM(L62,N62,P62,'漁業生產量值-漁業種類別魚類別生產量值3'!D6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63,M63,O63,'漁業生產量值-漁業種類別魚類別生產量值3'!C63)=0,&quot;-&quot;,SUM(K63,M63,O63,'漁業生產量值-漁業種類別魚類別生產量值3'!C63))" table:style-name="ce19">
            <text:p>-</text:p>
          </table:table-cell>
          <table:table-cell office:value-type="string" office:string-value="-" table:formula="msoxl:=IF(SUM(L63,N63,P63,'漁業生產量值-漁業種類別魚類別生產量值3'!D63)=0,&quot;-&quot;,SUM(L63,N63,P63,'漁業生產量值-漁業種類別魚類別生產量值3'!D63))" table:style-name="ce19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77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79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21">
            <text:p>Value：Thousand NT $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office:value-type="string" table:number-columns-spanned="1" table:number-rows-spanned="3" table:style-name="ce163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3" draw:style-name="a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51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67">
            <text:p>鯛 <text:s text:c="3"/>科</text:p>
          </table:table-cell>
          <table:covered-table-cell/>
          <table:table-cell office:value-type="string" table:number-columns-spanned="4" table:number-rows-spanned="1" table:style-name="ce166">
            <text:p>石 <text:s/>首 <text:s/>魚 <text:s/>科</text:p>
          </table:table-cell>
          <table:covered-table-cell table:number-columns-repeated="3"/>
          <table:table-cell table:number-columns-spanned="2" table:number-rows-spanned="1" table:style-name="ce164"/>
          <table:covered-table-cell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61">
            <text:p>其 <text:s/>他 <text:s/>鯛</text:p>
          </table:table-cell>
          <table:covered-table-cell/>
          <table:table-cell office:value-type="string" table:number-columns-spanned="2" table:number-rows-spanned="1" table:style-name="ce155">
            <text:p>小計</text:p>
          </table:table-cell>
          <table:covered-table-cell/>
          <table:table-cell office:value-type="string" table:number-columns-spanned="2" table:number-rows-spanned="1" table:style-name="ce155">
            <text:p>白 <text:s text:c="6"/>口</text:p>
          </table:table-cell>
          <table:covered-table-cell/>
          <table:table-cell office:value-type="string" table:number-columns-spanned="2" table:number-rows-spanned="1" table:style-name="ce162">
            <text:p>金 <text:s text:c="6"/>線</text:p>
          </table:table-cell>
          <table:covered-table-cell/>
          <table:table-cell office:value-type="string" table:number-columns-spanned="2" table:number-rows-spanned="1" table:style-name="ce156">
            <text:p>紅 <text:s/>目 <text:s/>鰱</text:p>
          </table:table-cell>
          <table:covered-table-cell/>
          <table:table-cell office:value-type="string" table:number-columns-spanned="2" table:number-rows-spanned="1" table:style-name="ce156">
            <text:p>鱠</text:p>
          </table:table-cell>
          <table:covered-table-cell/>
          <table:table-cell office:value-type="string" table:number-columns-spanned="2" table:number-rows-spanned="1" table:style-name="ce156">
            <text:p>狗 <text:s text:c="6"/>母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6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41">
            <text:p>1699</text:p>
          </table:table-cell>
          <table:covered-table-cell/>
          <table:table-cell office:value-type="string" table:number-columns-spanned="2" table:number-rows-spanned="1" table:style-name="ce138">
            <text:p>Sub Total</text:p>
          </table:table-cell>
          <table:covered-table-cell/>
          <table:table-cell office:value-type="string" table:number-columns-spanned="2" table:number-rows-spanned="1" table:style-name="ce138">
            <text:p>1705</text:p>
          </table:table-cell>
          <table:covered-table-cell/>
          <table:table-cell office:value-type="string" table:number-columns-spanned="2" table:number-rows-spanned="1" table:style-name="ce149">
            <text:p>1800</text:p>
          </table:table-cell>
          <table:covered-table-cell/>
          <table:table-cell office:value-type="string" table:number-columns-spanned="2" table:number-rows-spanned="1" table:style-name="ce138">
            <text:p>2400</text:p>
          </table:table-cell>
          <table:covered-table-cell/>
          <table:table-cell office:value-type="string" table:number-columns-spanned="2" table:number-rows-spanned="1" table:style-name="ce138">
            <text:p>2500</text:p>
          </table:table-cell>
          <table:covered-table-cell/>
          <table:table-cell office:value-type="string" table:number-columns-spanned="2" table:number-rows-spanned="1" table:style-name="ce138">
            <text:p>2600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2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2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2576.1722" table:formula="msoxl:=  IF(SUM(C11,C19,C36,C50,C54,C58)=0,&quot;-&quot;,SUM(C11,C19,C36,C50,C54,C58))" table:style-name="ce54">
            <text:p>2,576<text:s/></text:p>
          </table:table-cell>
          <table:table-cell office:value-type="float" office:value="589056.56269000005" table:formula="msoxl:=  IF(SUM(D11,D19,D36,D50,D54,D58)=0,&quot;-&quot;,SUM(D11,D19,D36,D50,D54,D58))" table:style-name="ce54">
            <text:p>589,057<text:s/></text:p>
          </table:table-cell>
          <table:table-cell office:value-type="float" office:value="1733.6666099999998" table:formula="msoxl:=IF(SUM(G10)=0,&quot;-&quot;,SUM(G10))" table:style-name="ce19">
            <text:p>1,734<text:s/></text:p>
          </table:table-cell>
          <table:table-cell office:value-type="float" office:value="175492.97158999997" table:formula="msoxl:=IF(SUM(H10)=0,&quot;-&quot;,SUM(H10))" table:style-name="ce19">
            <text:p>175,493<text:s/></text:p>
          </table:table-cell>
          <table:table-cell office:value-type="float" office:value="1733.6666099999998" table:formula="msoxl:=  IF(SUM(G11,G19,G36,G50,G54,G58)=0,&quot;-&quot;,SUM(G11,G19,G36,G50,G54,G58))" table:style-name="ce54">
            <text:p>1,734<text:s/></text:p>
          </table:table-cell>
          <table:table-cell office:value-type="float" office:value="175492.97158999997" table:formula="msoxl:=  IF(SUM(H11,H19,H36,H50,H54,H58)=0,&quot;-&quot;,SUM(H11,H19,H36,H50,H54,H58))" table:style-name="ce54">
            <text:p>175,493<text:s/></text:p>
          </table:table-cell>
          <table:table-cell office:value-type="float" office:value="1017.407" table:formula="msoxl:=  IF(SUM(I11,I19,I36,I50,I54,I58)=0,&quot;-&quot;,SUM(I11,I19,I36,I50,I54,I58))" table:style-name="ce54">
            <text:p>1,017<text:s/></text:p>
          </table:table-cell>
          <table:table-cell office:value-type="float" office:value="123474.60410000001" table:formula="msoxl:=  IF(SUM(J11,J19,J36,J50,J54,J58)=0,&quot;-&quot;,SUM(J11,J19,J36,J50,J54,J58))" table:style-name="ce54">
            <text:p>123,475<text:s/></text:p>
          </table:table-cell>
          <table:table-cell office:value-type="float" office:value="872.00029999999981" table:formula="msoxl:=  IF(SUM(K11,K19,K36,K50,K54,K58)=0,&quot;-&quot;,SUM(K11,K19,K36,K50,K54,K58))" table:style-name="ce54">
            <text:p>872<text:s/></text:p>
          </table:table-cell>
          <table:table-cell office:value-type="float" office:value="228023.37052" table:formula="msoxl:=  IF(SUM(L11,L19,L36,L50,L54,L58)=0,&quot;-&quot;,SUM(L11,L19,L36,L50,L54,L58))" table:style-name="ce54">
            <text:p>228,023<text:s/></text:p>
          </table:table-cell>
          <table:table-cell office:value-type="float" office:value="22929.841700000001" table:formula="msoxl:=  IF(SUM(M11,M19,M36,M50,M54,M58)=0,&quot;-&quot;,SUM(M11,M19,M36,M50,M54,M58))" table:style-name="ce54">
            <text:p>22,930<text:s/></text:p>
          </table:table-cell>
          <table:table-cell office:value-type="float" office:value="7297559.9384300001" table:formula="msoxl:=  IF(SUM(N11,N19,N36,N50,N54,N58)=0,&quot;-&quot;,SUM(N11,N19,N36,N50,N54,N58))" table:style-name="ce54">
            <text:p>7,297,560<text:s/></text:p>
          </table:table-cell>
          <table:table-cell office:value-type="float" office:value="908.07167000000004" table:formula="msoxl:=  IF(SUM(O11,O19,O36,O50,O54,O58)=0,&quot;-&quot;,SUM(O11,O19,O36,O50,O54,O58))" table:style-name="ce54">
            <text:p>908<text:s/></text:p>
          </table:table-cell>
          <table:table-cell office:value-type="float" office:value="53812.910759999999" table:formula="msoxl:=  IF(SUM(P11,P19,P36,P50,P54,P58)=0,&quot;-&quot;,SUM(P11,P19,P36,P50,P54,P58))" table:style-name="ce54">
            <text:p>53,81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122.98" table:formula="msoxl:=  IF(SUM(C12:C18)=0,&quot;-&quot;,SUM(C12:C18))" table:style-name="ce54">
            <text:p>123<text:s/></text:p>
          </table:table-cell>
          <table:table-cell office:value-type="float" office:value="4919.2" table:formula="msoxl:=  IF(SUM(D12:D18)=0,&quot;-&quot;,SUM(D12:D18))" table:style-name="ce54">
            <text:p>4,919<text:s/></text:p>
          </table:table-cell>
          <table:table-cell office:value-type="float" office:value="302.39999999999998" table:formula="msoxl:=IF(SUM(G11)=0,&quot;-&quot;,SUM(G11))" table:style-name="ce19">
            <text:p>302<text:s/></text:p>
          </table:table-cell>
          <table:table-cell office:value-type="float" office:value="13335.84" table:formula="msoxl:=IF(SUM(H11)=0,&quot;-&quot;,SUM(H11))" table:style-name="ce19">
            <text:p>13,336<text:s/></text:p>
          </table:table-cell>
          <table:table-cell office:value-type="float" office:value="302.39999999999998" table:formula="msoxl:=  IF(SUM(G12:G18)=0,&quot;-&quot;,SUM(G12:G18))" table:style-name="ce54">
            <text:p>302<text:s/></text:p>
          </table:table-cell>
          <table:table-cell office:value-type="float" office:value="13335.84" table:formula="msoxl:=  IF(SUM(H12:H18)=0,&quot;-&quot;,SUM(H12:H18))" table:style-name="ce54">
            <text:p>13,336<text:s/></text:p>
          </table:table-cell>
          <table:table-cell office:value-type="float" office:value="642.37199999999996" table:formula="msoxl:=  IF(SUM(I12:I18)=0,&quot;-&quot;,SUM(I12:I18))" table:style-name="ce54">
            <text:p>642<text:s/></text:p>
          </table:table-cell>
          <table:table-cell office:value-type="float" office:value="41621.380400000002" table:formula="msoxl:=  IF(SUM(J12:J18)=0,&quot;-&quot;,SUM(J12:J18))" table:style-name="ce54">
            <text:p>41,621<text:s/></text:p>
          </table:table-cell>
          <table:table-cell office:value-type="float" office:value="44.533999999999999" table:formula="msoxl:=  IF(SUM(K12:K18)=0,&quot;-&quot;,SUM(K12:K18))" table:style-name="ce54">
            <text:p>45<text:s/></text:p>
          </table:table-cell>
          <table:table-cell office:value-type="float" office:value="2061.9241999999999" table:formula="msoxl:=  IF(SUM(L12:L18)=0,&quot;-&quot;,SUM(L12:L18))" table:style-name="ce54">
            <text:p>2,062<text:s/></text:p>
          </table:table-cell>
          <table:table-cell office:value-type="float" office:value="187.77799999999999" table:formula="msoxl:=  IF(SUM(M12:M18)=0,&quot;-&quot;,SUM(M12:M18))" table:style-name="ce54">
            <text:p>188<text:s/></text:p>
          </table:table-cell>
          <table:table-cell office:value-type="float" office:value="12994.2376" table:formula="msoxl:=  IF(SUM(N12:N18)=0,&quot;-&quot;,SUM(N12:N18))" table:style-name="ce54">
            <text:p>12,994<text:s/></text:p>
          </table:table-cell>
          <table:table-cell office:value-type="float" office:value="502.20800000000003" table:formula="msoxl:=  IF(SUM(O12:O18)=0,&quot;-&quot;,SUM(O12:O18))" table:style-name="ce54">
            <text:p>502<text:s/></text:p>
          </table:table-cell>
          <table:table-cell office:value-type="float" office:value="17271.111199999999" table:formula="msoxl:=  IF(SUM(P12:P18)=0,&quot;-&quot;,SUM(P12:P18))" table:style-name="ce54">
            <text:p>17,27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float" office:value="122.98" table:style-name="ce54">
            <text:p>123<text:s/></text:p>
          </table:table-cell>
          <table:table-cell office:value-type="float" office:value="4919.2" table:style-name="ce54">
            <text:p>4,919<text:s/></text:p>
          </table:table-cell>
          <table:table-cell office:value-type="float" office:value="302.39999999999998" table:formula="msoxl:=IF(SUM(G12)=0,&quot;-&quot;,SUM(G12))" table:style-name="ce19">
            <text:p>302<text:s/></text:p>
          </table:table-cell>
          <table:table-cell office:value-type="float" office:value="13335.84" table:formula="msoxl:=IF(SUM(H12)=0,&quot;-&quot;,SUM(H12))" table:style-name="ce19">
            <text:p>13,336<text:s/></text:p>
          </table:table-cell>
          <table:table-cell office:value-type="float" office:value="302.39999999999998" table:style-name="ce54">
            <text:p>302<text:s/></text:p>
          </table:table-cell>
          <table:table-cell office:value-type="float" office:value="13335.84" table:style-name="ce54">
            <text:p>13,336<text:s/></text:p>
          </table:table-cell>
          <table:table-cell office:value-type="float" office:value="642.37199999999996" table:style-name="ce54">
            <text:p>642<text:s/></text:p>
          </table:table-cell>
          <table:table-cell office:value-type="float" office:value="41621.380400000002" table:style-name="ce54">
            <text:p>41,621<text:s/></text:p>
          </table:table-cell>
          <table:table-cell office:value-type="float" office:value="44.533999999999999" table:style-name="ce54">
            <text:p>45<text:s/></text:p>
          </table:table-cell>
          <table:table-cell office:value-type="float" office:value="2061.9241999999999" table:style-name="ce54">
            <text:p>2,062<text:s/></text:p>
          </table:table-cell>
          <table:table-cell office:value-type="float" office:value="187.77799999999999" table:style-name="ce54">
            <text:p>188<text:s/></text:p>
          </table:table-cell>
          <table:table-cell office:value-type="float" office:value="12994.2376" table:style-name="ce54">
            <text:p>12,994<text:s/></text:p>
          </table:table-cell>
          <table:table-cell office:value-type="float" office:value="502.20800000000003" table:style-name="ce54">
            <text:p>502<text:s/></text:p>
          </table:table-cell>
          <table:table-cell office:value-type="float" office:value="17271.111199999999" table:style-name="ce54">
            <text:p>17,27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13)=0,&quot;-&quot;,SUM(G13))" table:style-name="ce19">
            <text:p>-</text:p>
          </table:table-cell>
          <table:table-cell office:value-type="string" office:string-value="-" table:formula="msoxl:=IF(SUM(H13)=0,&quot;-&quot;,SUM(H1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14)=0,&quot;-&quot;,SUM(G14))" table:style-name="ce19">
            <text:p>-</text:p>
          </table:table-cell>
          <table:table-cell office:value-type="string" office:string-value="-" table:formula="msoxl:=IF(SUM(H14)=0,&quot;-&quot;,SUM(H1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15)=0,&quot;-&quot;,SUM(G15))" table:style-name="ce19">
            <text:p>-</text:p>
          </table:table-cell>
          <table:table-cell office:value-type="string" office:string-value="-" table:formula="msoxl:=IF(SUM(H15)=0,&quot;-&quot;,SUM(H1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16)=0,&quot;-&quot;,SUM(G16))" table:style-name="ce19">
            <text:p>-</text:p>
          </table:table-cell>
          <table:table-cell office:value-type="string" office:string-value="-" table:formula="msoxl:=IF(SUM(H16)=0,&quot;-&quot;,SUM(H1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17)=0,&quot;-&quot;,SUM(G17))" table:style-name="ce19">
            <text:p>-</text:p>
          </table:table-cell>
          <table:table-cell office:value-type="string" office:string-value="-" table:formula="msoxl:=IF(SUM(H17)=0,&quot;-&quot;,SUM(H1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18)=0,&quot;-&quot;,SUM(G18))" table:style-name="ce19">
            <text:p>-</text:p>
          </table:table-cell>
          <table:table-cell office:value-type="string" office:string-value="-" table:formula="msoxl:=IF(SUM(H18)=0,&quot;-&quot;,SUM(H1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1370.5302799999999" table:formula="msoxl:=  IF(SUM(C20:C35)=0,&quot;-&quot;,SUM(C20:C35))" table:style-name="ce54">
            <text:p>1,371<text:s/></text:p>
          </table:table-cell>
          <table:table-cell office:value-type="float" office:value="361060.06468000001" table:formula="msoxl:=  IF(SUM(D20:D35)=0,&quot;-&quot;,SUM(D20:D35))" table:style-name="ce54">
            <text:p>361,060<text:s/></text:p>
          </table:table-cell>
          <table:table-cell office:value-type="float" office:value="665.58521999999994" table:formula="msoxl:=IF(SUM(G19)=0,&quot;-&quot;,SUM(G19))" table:style-name="ce19">
            <text:p>666<text:s/></text:p>
          </table:table-cell>
          <table:table-cell office:value-type="float" office:value="78776.341" table:formula="msoxl:=IF(SUM(H19)=0,&quot;-&quot;,SUM(H19))" table:style-name="ce19">
            <text:p>78,776<text:s/></text:p>
          </table:table-cell>
          <table:table-cell office:value-type="float" office:value="665.58521999999994" table:formula="msoxl:=  IF(SUM(G20:G35)=0,&quot;-&quot;,SUM(G20:G35))" table:style-name="ce54">
            <text:p>666<text:s/></text:p>
          </table:table-cell>
          <table:table-cell office:value-type="float" office:value="78776.341" table:formula="msoxl:=  IF(SUM(H20:H35)=0,&quot;-&quot;,SUM(H20:H35))" table:style-name="ce54">
            <text:p>78,776<text:s/></text:p>
          </table:table-cell>
          <table:table-cell office:value-type="float" office:value="374.858" table:formula="msoxl:=  IF(SUM(I20:I35)=0,&quot;-&quot;,SUM(I20:I35))" table:style-name="ce54">
            <text:p>375<text:s/></text:p>
          </table:table-cell>
          <table:table-cell office:value-type="float" office:value="81800.210000000006" table:formula="msoxl:=  IF(SUM(J20:J35)=0,&quot;-&quot;,SUM(J20:J35))" table:style-name="ce54">
            <text:p>81,800<text:s/></text:p>
          </table:table-cell>
          <table:table-cell office:value-type="float" office:value="522.10919999999987" table:formula="msoxl:=  IF(SUM(K20:K35)=0,&quot;-&quot;,SUM(K20:K35))" table:style-name="ce54">
            <text:p>522<text:s/></text:p>
          </table:table-cell>
          <table:table-cell office:value-type="float" office:value="149080.00789000001" table:formula="msoxl:=  IF(SUM(L20:L35)=0,&quot;-&quot;,SUM(L20:L35))" table:style-name="ce54">
            <text:p>149,080<text:s/></text:p>
          </table:table-cell>
          <table:table-cell office:value-type="float" office:value="222.48050000000001" table:formula="msoxl:=  IF(SUM(M20:M35)=0,&quot;-&quot;,SUM(M20:M35))" table:style-name="ce54">
            <text:p>222<text:s/></text:p>
          </table:table-cell>
          <table:table-cell office:value-type="float" office:value="79578.118819999989" table:formula="msoxl:=  IF(SUM(N20:N35)=0,&quot;-&quot;,SUM(N20:N35))" table:style-name="ce54">
            <text:p>79,578<text:s/></text:p>
          </table:table-cell>
          <table:table-cell office:value-type="float" office:value="369.45686000000001" table:formula="msoxl:=  IF(SUM(O20:O35)=0,&quot;-&quot;,SUM(O20:O35))" table:style-name="ce54">
            <text:p>369<text:s/></text:p>
          </table:table-cell>
          <table:table-cell office:value-type="float" office:value="34199.318619999998" table:formula="msoxl:=  IF(SUM(P20:P35)=0,&quot;-&quot;,SUM(P20:P35))" table:style-name="ce54">
            <text:p>34,19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20)=0,&quot;-&quot;,SUM(G20))" table:style-name="ce19">
            <text:p>-</text:p>
          </table:table-cell>
          <table:table-cell office:value-type="string" office:string-value="-" table:formula="msoxl:=IF(SUM(H20)=0,&quot;-&quot;,SUM(H2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21)=0,&quot;-&quot;,SUM(G21))" table:style-name="ce19">
            <text:p>-</text:p>
          </table:table-cell>
          <table:table-cell office:value-type="string" office:string-value="-" table:formula="msoxl:=IF(SUM(H21)=0,&quot;-&quot;,SUM(H2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22)=0,&quot;-&quot;,SUM(G22))" table:style-name="ce19">
            <text:p>-</text:p>
          </table:table-cell>
          <table:table-cell office:value-type="string" office:string-value="-" table:formula="msoxl:=IF(SUM(H22)=0,&quot;-&quot;,SUM(H2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442.35354000000001" table:style-name="ce54">
            <text:p>442<text:s/></text:p>
          </table:table-cell>
          <table:table-cell office:value-type="float" office:value="93016.221900000004" table:style-name="ce54">
            <text:p>93,016<text:s/></text:p>
          </table:table-cell>
          <table:table-cell office:value-type="float" office:value="271.02235000000002" table:formula="msoxl:=IF(SUM(G23)=0,&quot;-&quot;,SUM(G23))" table:style-name="ce19">
            <text:p>271<text:s/></text:p>
          </table:table-cell>
          <table:table-cell office:value-type="float" office:value="45652.662989999997" table:formula="msoxl:=IF(SUM(H23)=0,&quot;-&quot;,SUM(H23))" table:style-name="ce19">
            <text:p>45,653<text:s/></text:p>
          </table:table-cell>
          <table:table-cell office:value-type="float" office:value="271.02235000000002" table:style-name="ce54">
            <text:p>271<text:s/></text:p>
          </table:table-cell>
          <table:table-cell office:value-type="float" office:value="45652.662989999997" table:style-name="ce54">
            <text:p>45,653<text:s/></text:p>
          </table:table-cell>
          <table:table-cell office:value-type="float" office:value="374.65440000000001" table:style-name="ce54">
            <text:p>375<text:s/></text:p>
          </table:table-cell>
          <table:table-cell office:value-type="float" office:value="81777.238800000006" table:style-name="ce54">
            <text:p>81,777<text:s/></text:p>
          </table:table-cell>
          <table:table-cell office:value-type="float" office:value="309.3526" table:style-name="ce54">
            <text:p>309<text:s/></text:p>
          </table:table-cell>
          <table:table-cell office:value-type="float" office:value="102313.91869000001" table:style-name="ce54">
            <text:p>102,314<text:s/></text:p>
          </table:table-cell>
          <table:table-cell office:value-type="float" office:value="82.322400000000002" table:style-name="ce54">
            <text:p>82<text:s/></text:p>
          </table:table-cell>
          <table:table-cell office:value-type="float" office:value="27375.429400000001" table:style-name="ce54">
            <text:p>27,375<text:s/></text:p>
          </table:table-cell>
          <table:table-cell office:value-type="float" office:value="349.69062000000002" table:style-name="ce54">
            <text:p>350<text:s/></text:p>
          </table:table-cell>
          <table:table-cell office:value-type="float" office:value="33114.83511" table:style-name="ce54">
            <text:p>33,11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26.293320000000001" table:style-name="ce54">
            <text:p>26<text:s/></text:p>
          </table:table-cell>
          <table:table-cell office:value-type="float" office:value="5284.82773" table:style-name="ce54">
            <text:p>5,285<text:s/></text:p>
          </table:table-cell>
          <table:table-cell office:value-type="float" office:value="262.73135000000002" table:formula="msoxl:=IF(SUM(G24)=0,&quot;-&quot;,SUM(G24))" table:style-name="ce19">
            <text:p>263<text:s/></text:p>
          </table:table-cell>
          <table:table-cell office:value-type="float" office:value="22814.466" table:formula="msoxl:=IF(SUM(H24)=0,&quot;-&quot;,SUM(H24))" table:style-name="ce19">
            <text:p>22,814<text:s/></text:p>
          </table:table-cell>
          <table:table-cell office:value-type="float" office:value="262.73135000000002" table:style-name="ce54">
            <text:p>263<text:s/></text:p>
          </table:table-cell>
          <table:table-cell office:value-type="float" office:value="22814.466" table:style-name="ce54">
            <text:p>22,814<text:s/></text:p>
          </table:table-cell>
          <table:table-cell office:value-type="float" office:value="0.14899999999999999" table:style-name="ce54">
            <text:p>0<text:s/></text:p>
          </table:table-cell>
          <table:table-cell office:value-type="float" office:value="16.687999999999999" table:style-name="ce54">
            <text:p>17<text:s/></text:p>
          </table:table-cell>
          <table:table-cell office:value-type="float" office:value="2.7968999999999999" table:style-name="ce54">
            <text:p>3<text:s/></text:p>
          </table:table-cell>
          <table:table-cell office:value-type="float" office:value="578.95830000000001" table:style-name="ce54">
            <text:p>579<text:s/></text:p>
          </table:table-cell>
          <table:table-cell office:value-type="float" office:value="8.3754000000000008" table:style-name="ce54">
            <text:p>8<text:s/></text:p>
          </table:table-cell>
          <table:table-cell office:value-type="float" office:value="2560.3346000000001" table:style-name="ce54">
            <text:p>2,560<text:s/></text:p>
          </table:table-cell>
          <table:table-cell office:value-type="float" office:value="19.16084" table:style-name="ce54">
            <text:p>19<text:s/></text:p>
          </table:table-cell>
          <table:table-cell office:value-type="float" office:value="1045.5994900000001" table:style-name="ce54">
            <text:p>1,04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25)=0,&quot;-&quot;,SUM(G25))" table:style-name="ce19">
            <text:p>-</text:p>
          </table:table-cell>
          <table:table-cell office:value-type="string" office:string-value="-" table:formula="msoxl:=IF(SUM(H25)=0,&quot;-&quot;,SUM(H2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26)=0,&quot;-&quot;,SUM(G26))" table:style-name="ce19">
            <text:p>-</text:p>
          </table:table-cell>
          <table:table-cell office:value-type="string" office:string-value="-" table:formula="msoxl:=IF(SUM(H26)=0,&quot;-&quot;,SUM(H2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27)=0,&quot;-&quot;,SUM(G27))" table:style-name="ce19">
            <text:p>-</text:p>
          </table:table-cell>
          <table:table-cell office:value-type="string" office:string-value="-" table:formula="msoxl:=IF(SUM(H27)=0,&quot;-&quot;,SUM(H2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682.87225000000001" table:style-name="ce54">
            <text:p>683<text:s/></text:p>
          </table:table-cell>
          <table:table-cell office:value-type="float" office:value="216273.77434" table:style-name="ce54">
            <text:p>216,274<text:s/></text:p>
          </table:table-cell>
          <table:table-cell office:value-type="float" office:value="97.654740000000004" table:formula="msoxl:=IF(SUM(G28)=0,&quot;-&quot;,SUM(G28))" table:style-name="ce19">
            <text:p>98<text:s/></text:p>
          </table:table-cell>
          <table:table-cell office:value-type="float" office:value="7814.7829899999997" table:formula="msoxl:=IF(SUM(H28)=0,&quot;-&quot;,SUM(H28))" table:style-name="ce19">
            <text:p>7,815<text:s/></text:p>
          </table:table-cell>
          <table:table-cell office:value-type="float" office:value="97.654740000000004" table:style-name="ce54">
            <text:p>98<text:s/></text:p>
          </table:table-cell>
          <table:table-cell office:value-type="float" office:value="7814.7829899999997" table:style-name="ce54">
            <text:p>7,815<text:s/></text:p>
          </table:table-cell>
          <table:table-cell office:value-type="float" office:value="5.4600000000000003E-2" table:style-name="ce54">
            <text:p>0<text:s/></text:p>
          </table:table-cell>
          <table:table-cell office:value-type="float" office:value="6.2831999999999999" table:style-name="ce54">
            <text:p>6<text:s/></text:p>
          </table:table-cell>
          <table:table-cell office:value-type="float" office:value="112.9847" table:style-name="ce54">
            <text:p>113<text:s/></text:p>
          </table:table-cell>
          <table:table-cell office:value-type="float" office:value="24815.8809" table:style-name="ce54">
            <text:p>24,816<text:s/></text:p>
          </table:table-cell>
          <table:table-cell office:value-type="float" office:value="100.4147" table:style-name="ce54">
            <text:p>100<text:s/></text:p>
          </table:table-cell>
          <table:table-cell office:value-type="float" office:value="38488.544099999999" table:style-name="ce54">
            <text:p>38,489<text:s/></text:p>
          </table:table-cell>
          <table:table-cell office:value-type="float" office:value="0.60540000000000005" table:style-name="ce54">
            <text:p>1<text:s/></text:p>
          </table:table-cell>
          <table:table-cell office:value-type="float" office:value="38.88402" table:style-name="ce54">
            <text:p>3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29)=0,&quot;-&quot;,SUM(G29))" table:style-name="ce19">
            <text:p>-</text:p>
          </table:table-cell>
          <table:table-cell office:value-type="string" office:string-value="-" table:formula="msoxl:=IF(SUM(H29)=0,&quot;-&quot;,SUM(H2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float" office:value="219.01116999999999" table:style-name="ce54">
            <text:p>219<text:s/></text:p>
          </table:table-cell>
          <table:table-cell office:value-type="float" office:value="46485.240709999998" table:style-name="ce54">
            <text:p>46,485<text:s/></text:p>
          </table:table-cell>
          <table:table-cell office:value-type="float" office:value="34.176780000000001" table:formula="msoxl:=IF(SUM(G30)=0,&quot;-&quot;,SUM(G30))" table:style-name="ce19">
            <text:p>34<text:s/></text:p>
          </table:table-cell>
          <table:table-cell office:value-type="float" office:value="2494.42902" table:formula="msoxl:=IF(SUM(H30)=0,&quot;-&quot;,SUM(H30))" table:style-name="ce19">
            <text:p>2,494<text:s/></text:p>
          </table:table-cell>
          <table:table-cell office:value-type="float" office:value="34.176780000000001" table:style-name="ce54">
            <text:p>34<text:s/></text:p>
          </table:table-cell>
          <table:table-cell office:value-type="float" office:value="2494.42902" table:style-name="ce54">
            <text:p>2,49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96.8" table:style-name="ce54">
            <text:p>97<text:s/></text:p>
          </table:table-cell>
          <table:table-cell office:value-type="float" office:value="21296" table:style-name="ce54">
            <text:p>21,296<text:s/></text:p>
          </table:table-cell>
          <table:table-cell office:value-type="float" office:value="31.367999999999999" table:style-name="ce54">
            <text:p>31<text:s/></text:p>
          </table:table-cell>
          <table:table-cell office:value-type="float" office:value="11153.810719999999" table:style-name="ce54">
            <text:p>11,15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31)=0,&quot;-&quot;,SUM(G31))" table:style-name="ce19">
            <text:p>-</text:p>
          </table:table-cell>
          <table:table-cell office:value-type="string" office:string-value="-" table:formula="msoxl:=IF(SUM(H31)=0,&quot;-&quot;,SUM(H3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32)=0,&quot;-&quot;,SUM(G32))" table:style-name="ce19">
            <text:p>-</text:p>
          </table:table-cell>
          <table:table-cell office:value-type="string" office:string-value="-" table:formula="msoxl:=IF(SUM(H32)=0,&quot;-&quot;,SUM(H3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33)=0,&quot;-&quot;,SUM(G33))" table:style-name="ce19">
            <text:p>-</text:p>
          </table:table-cell>
          <table:table-cell office:value-type="string" office:string-value="-" table:formula="msoxl:=IF(SUM(H33)=0,&quot;-&quot;,SUM(H3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34)=0,&quot;-&quot;,SUM(G34))" table:style-name="ce19">
            <text:p>-</text:p>
          </table:table-cell>
          <table:table-cell office:value-type="string" office:string-value="-" table:formula="msoxl:=IF(SUM(H34)=0,&quot;-&quot;,SUM(H3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35)=0,&quot;-&quot;,SUM(G35))" table:style-name="ce19">
            <text:p>-</text:p>
          </table:table-cell>
          <table:table-cell office:value-type="string" office:string-value="-" table:formula="msoxl:=IF(SUM(H35)=0,&quot;-&quot;,SUM(H3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17499999999999999" table:style-name="ce54">
            <text:p>0<text:s/></text:p>
          </table:table-cell>
          <table:table-cell office:value-type="float" office:value="75.25" table:style-name="ce54">
            <text:p>7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511.08792000000005" table:formula="msoxl:=  IF(SUM(C37:C49)=0,&quot;-&quot;,SUM(C37:C49))" table:style-name="ce54">
            <text:p>511<text:s/></text:p>
          </table:table-cell>
          <table:table-cell office:value-type="float" office:value="106197.83221000001" table:formula="msoxl:=  IF(SUM(D37:D49)=0,&quot;-&quot;,SUM(D37:D49))" table:style-name="ce54">
            <text:p>106,198<text:s/></text:p>
          </table:table-cell>
          <table:table-cell office:value-type="float" office:value="765.68138999999996" table:formula="msoxl:=IF(SUM(G36)=0,&quot;-&quot;,SUM(G36))" table:style-name="ce19">
            <text:p>766<text:s/></text:p>
          </table:table-cell>
          <table:table-cell office:value-type="float" office:value="83380.79058999999" table:formula="msoxl:=IF(SUM(H36)=0,&quot;-&quot;,SUM(H36))" table:style-name="ce19">
            <text:p>83,381<text:s/></text:p>
          </table:table-cell>
          <table:table-cell office:value-type="float" office:value="765.68138999999996" table:formula="msoxl:=  IF(SUM(G37:G49)=0,&quot;-&quot;,SUM(G37:G49))" table:style-name="ce54">
            <text:p>766<text:s/></text:p>
          </table:table-cell>
          <table:table-cell office:value-type="float" office:value="83380.79058999999" table:formula="msoxl:=  IF(SUM(H37:H49)=0,&quot;-&quot;,SUM(H37:H49))" table:style-name="ce54">
            <text:p>83,381<text:s/></text:p>
          </table:table-cell>
          <table:table-cell office:value-type="float" office:value="0.17699999999999999" table:formula="msoxl:=  IF(SUM(I37:I49)=0,&quot;-&quot;,SUM(I37:I49))" table:style-name="ce54">
            <text:p>0<text:s/></text:p>
          </table:table-cell>
          <table:table-cell office:value-type="float" office:value="53.0137" table:formula="msoxl:=  IF(SUM(J37:J49)=0,&quot;-&quot;,SUM(J37:J49))" table:style-name="ce54">
            <text:p>53<text:s/></text:p>
          </table:table-cell>
          <table:table-cell office:value-type="float" office:value="305.35709999999995" table:formula="msoxl:=  IF(SUM(K37:K49)=0,&quot;-&quot;,SUM(K37:K49))" table:style-name="ce54">
            <text:p>305<text:s/></text:p>
          </table:table-cell>
          <table:table-cell office:value-type="float" office:value="76881.438429999995" table:formula="msoxl:=  IF(SUM(L37:L49)=0,&quot;-&quot;,SUM(L37:L49))" table:style-name="ce54">
            <text:p>76,881<text:s/></text:p>
          </table:table-cell>
          <table:table-cell office:value-type="float" office:value="87.391199999999998" table:formula="msoxl:=  IF(SUM(M37:M49)=0,&quot;-&quot;,SUM(M37:M49))" table:style-name="ce54">
            <text:p>87<text:s/></text:p>
          </table:table-cell>
          <table:table-cell office:value-type="float" office:value="35023.207589999998" table:formula="msoxl:=  IF(SUM(N37:N49)=0,&quot;-&quot;,SUM(N37:N49))" table:style-name="ce54">
            <text:p>35,023<text:s/></text:p>
          </table:table-cell>
          <table:table-cell office:value-type="float" office:value="36.40681" table:formula="msoxl:=  IF(SUM(O37:O49)=0,&quot;-&quot;,SUM(O37:O49))" table:style-name="ce54">
            <text:p>36<text:s/></text:p>
          </table:table-cell>
          <table:table-cell office:value-type="float" office:value="2342.4809399999999" table:formula="msoxl:=  IF(SUM(P37:P49)=0,&quot;-&quot;,SUM(P37:P49))" table:style-name="ce54">
            <text:p>2,34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49.437840000000001" table:style-name="ce54">
            <text:p>49<text:s/></text:p>
          </table:table-cell>
          <table:table-cell office:value-type="float" office:value="8220.1304999999993" table:style-name="ce54">
            <text:p>8,220<text:s/></text:p>
          </table:table-cell>
          <table:table-cell office:value-type="float" office:value="442.90100000000001" table:formula="msoxl:=IF(SUM(G37)=0,&quot;-&quot;,SUM(G37))" table:style-name="ce19">
            <text:p>443<text:s/></text:p>
          </table:table-cell>
          <table:table-cell office:value-type="float" office:value="34026.935100000002" table:formula="msoxl:=IF(SUM(H37)=0,&quot;-&quot;,SUM(H37))" table:style-name="ce19">
            <text:p>34,027<text:s/></text:p>
          </table:table-cell>
          <table:table-cell office:value-type="float" office:value="442.90100000000001" table:style-name="ce54">
            <text:p>443<text:s/></text:p>
          </table:table-cell>
          <table:table-cell office:value-type="float" office:value="34026.935100000002" table:style-name="ce54">
            <text:p>34,027<text:s/></text:p>
          </table:table-cell>
          <table:table-cell office:value-type="float" office:value="4.0000000000000001E-3" table:style-name="ce54">
            <text:p>0<text:s/></text:p>
          </table:table-cell>
          <table:table-cell office:value-type="float" office:value="0.88" table:style-name="ce54">
            <text:p>1<text:s/></text:p>
          </table:table-cell>
          <table:table-cell office:value-type="float" office:value="10.932399999999999" table:style-name="ce54">
            <text:p>11<text:s/></text:p>
          </table:table-cell>
          <table:table-cell office:value-type="float" office:value="3298.9259999999999" table:style-name="ce54">
            <text:p>3,299<text:s/></text:p>
          </table:table-cell>
          <table:table-cell office:value-type="float" office:value="1.329" table:style-name="ce54">
            <text:p>1<text:s/></text:p>
          </table:table-cell>
          <table:table-cell office:value-type="float" office:value="300.33755000000002" table:style-name="ce54">
            <text:p>30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38)=0,&quot;-&quot;,SUM(G38))" table:style-name="ce19">
            <text:p>-</text:p>
          </table:table-cell>
          <table:table-cell office:value-type="string" office:string-value="-" table:formula="msoxl:=IF(SUM(H38)=0,&quot;-&quot;,SUM(H3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39)=0,&quot;-&quot;,SUM(G39))" table:style-name="ce19">
            <text:p>-</text:p>
          </table:table-cell>
          <table:table-cell office:value-type="string" office:string-value="-" table:formula="msoxl:=IF(SUM(H39)=0,&quot;-&quot;,SUM(H3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134.24245999999999" table:style-name="ce54">
            <text:p>134<text:s/></text:p>
          </table:table-cell>
          <table:table-cell office:value-type="float" office:value="32826.340810000002" table:style-name="ce54">
            <text:p>32,826<text:s/></text:p>
          </table:table-cell>
          <table:table-cell office:value-type="float" office:value="282.09748999999999" table:formula="msoxl:=IF(SUM(G40)=0,&quot;-&quot;,SUM(G40))" table:style-name="ce19">
            <text:p>282<text:s/></text:p>
          </table:table-cell>
          <table:table-cell office:value-type="float" office:value="45839.606240000001" table:formula="msoxl:=IF(SUM(H40)=0,&quot;-&quot;,SUM(H40))" table:style-name="ce19">
            <text:p>45,840<text:s/></text:p>
          </table:table-cell>
          <table:table-cell office:value-type="float" office:value="282.09748999999999" table:style-name="ce54">
            <text:p>282<text:s/></text:p>
          </table:table-cell>
          <table:table-cell office:value-type="float" office:value="45839.606240000001" table:style-name="ce54">
            <text:p>45,840<text:s/></text:p>
          </table:table-cell>
          <table:table-cell office:value-type="float" office:value="9.4500000000000001E-2" table:style-name="ce54">
            <text:p>0<text:s/></text:p>
          </table:table-cell>
          <table:table-cell office:value-type="float" office:value="17.3782" table:style-name="ce54">
            <text:p>17<text:s/></text:p>
          </table:table-cell>
          <table:table-cell office:value-type="float" office:value="39.113500000000002" table:style-name="ce54">
            <text:p>39<text:s/></text:p>
          </table:table-cell>
          <table:table-cell office:value-type="float" office:value="11214.01808" table:style-name="ce54">
            <text:p>11,214<text:s/></text:p>
          </table:table-cell>
          <table:table-cell office:value-type="float" office:value="39.087389999999999" table:style-name="ce54">
            <text:p>39<text:s/></text:p>
          </table:table-cell>
          <table:table-cell office:value-type="float" office:value="16572.358059999999" table:style-name="ce54">
            <text:p>16,572<text:s/></text:p>
          </table:table-cell>
          <table:table-cell office:value-type="float" office:value="34.403709999999997" table:style-name="ce54">
            <text:p>34<text:s/></text:p>
          </table:table-cell>
          <table:table-cell office:value-type="float" office:value="2167.5294199999998" table:style-name="ce54">
            <text:p>2,16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float" office:value="5.9370000000000003" table:style-name="ce54">
            <text:p>6<text:s/></text:p>
          </table:table-cell>
          <table:table-cell office:value-type="float" office:value="1484.25" table:style-name="ce54">
            <text:p>1,484<text:s/></text:p>
          </table:table-cell>
          <table:table-cell office:value-type="float" office:value="0.75349999999999995" table:formula="msoxl:=IF(SUM(G41)=0,&quot;-&quot;,SUM(G41))" table:style-name="ce19">
            <text:p>1<text:s/></text:p>
          </table:table-cell>
          <table:table-cell office:value-type="float" office:value="59.90325" table:formula="msoxl:=IF(SUM(H41)=0,&quot;-&quot;,SUM(H41))" table:style-name="ce19">
            <text:p>60<text:s/></text:p>
          </table:table-cell>
          <table:table-cell office:value-type="float" office:value="0.75349999999999995" table:style-name="ce54">
            <text:p>1<text:s/></text:p>
          </table:table-cell>
          <table:table-cell office:value-type="float" office:value="59.90325" table:style-name="ce54">
            <text:p>6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.1200000000000001E-2" table:style-name="ce54">
            <text:p>0<text:s/></text:p>
          </table:table-cell>
          <table:table-cell office:value-type="float" office:value="10.3" table:style-name="ce54">
            <text:p>10<text:s/></text:p>
          </table:table-cell>
          <table:table-cell office:value-type="float" office:value="0.2092" table:style-name="ce54">
            <text:p>0<text:s/></text:p>
          </table:table-cell>
          <table:table-cell office:value-type="float" office:value="10.759119999999999" table:style-name="ce54">
            <text:p>1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float" office:value="173.92934" table:style-name="ce54">
            <text:p>174<text:s/></text:p>
          </table:table-cell>
          <table:table-cell office:value-type="float" office:value="34052.024640000003" table:style-name="ce54">
            <text:p>34,052<text:s/></text:p>
          </table:table-cell>
          <table:table-cell office:value-type="float" office:value="36.799999999999997" table:formula="msoxl:=IF(SUM(G42)=0,&quot;-&quot;,SUM(G42))" table:style-name="ce19">
            <text:p>37<text:s/></text:p>
          </table:table-cell>
          <table:table-cell office:value-type="float" office:value="2686.4" table:formula="msoxl:=IF(SUM(H42)=0,&quot;-&quot;,SUM(H42))" table:style-name="ce19">
            <text:p>2,686<text:s/></text:p>
          </table:table-cell>
          <table:table-cell office:value-type="float" office:value="36.799999999999997" table:style-name="ce54">
            <text:p>37<text:s/></text:p>
          </table:table-cell>
          <table:table-cell office:value-type="float" office:value="2686.4" table:style-name="ce54">
            <text:p>2,686<text:s/></text:p>
          </table:table-cell>
          <table:table-cell office:value-type="float" office:value="7.85E-2" table:style-name="ce54">
            <text:p>0<text:s/></text:p>
          </table:table-cell>
          <table:table-cell office:value-type="float" office:value="34.755499999999998" table:style-name="ce54">
            <text:p>35<text:s/></text:p>
          </table:table-cell>
          <table:table-cell office:value-type="float" office:value="109.51382" table:style-name="ce54">
            <text:p>110<text:s/></text:p>
          </table:table-cell>
          <table:table-cell office:value-type="float" office:value="25788.27952" table:style-name="ce54">
            <text:p>25,788<text:s/></text:p>
          </table:table-cell>
          <table:table-cell office:value-type="float" office:value="18.11" table:style-name="ce54">
            <text:p>18<text:s/></text:p>
          </table:table-cell>
          <table:table-cell office:value-type="float" office:value="6174.1214300000001" table:style-name="ce54">
            <text:p>6,174<text:s/></text:p>
          </table:table-cell>
          <table:table-cell office:value-type="float" office:value="1E-3" table:style-name="ce54">
            <text:p>0<text:s/></text:p>
          </table:table-cell>
          <table:table-cell office:value-type="float" office:value="5.1429999999999997E-2" table:style-name="ce54">
            <text:p>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136.26121000000001" table:style-name="ce54">
            <text:p>136<text:s/></text:p>
          </table:table-cell>
          <table:table-cell office:value-type="float" office:value="27598.509829999999" table:style-name="ce54">
            <text:p>27,599<text:s/></text:p>
          </table:table-cell>
          <table:table-cell office:value-type="float" office:value="3.1294" table:formula="msoxl:=IF(SUM(G43)=0,&quot;-&quot;,SUM(G43))" table:style-name="ce19">
            <text:p>3<text:s/></text:p>
          </table:table-cell>
          <table:table-cell office:value-type="float" office:value="767.94600000000003" table:formula="msoxl:=IF(SUM(H43)=0,&quot;-&quot;,SUM(H43))" table:style-name="ce19">
            <text:p>768<text:s/></text:p>
          </table:table-cell>
          <table:table-cell office:value-type="float" office:value="3.1294" table:style-name="ce54">
            <text:p>3<text:s/></text:p>
          </table:table-cell>
          <table:table-cell office:value-type="float" office:value="767.94600000000003" table:style-name="ce54">
            <text:p>76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39.89738" table:style-name="ce54">
            <text:p>140<text:s/></text:p>
          </table:table-cell>
          <table:table-cell office:value-type="float" office:value="33689.214829999997" table:style-name="ce54">
            <text:p>33,689<text:s/></text:p>
          </table:table-cell>
          <table:table-cell office:value-type="float" office:value="28.823049999999999" table:style-name="ce54">
            <text:p>29<text:s/></text:p>
          </table:table-cell>
          <table:table-cell office:value-type="float" office:value="11965.79304" table:style-name="ce54">
            <text:p>11,966<text:s/></text:p>
          </table:table-cell>
          <table:table-cell office:value-type="float" office:value="1.7928999999999999" table:style-name="ce54">
            <text:p>2<text:s/></text:p>
          </table:table-cell>
          <table:table-cell office:value-type="float" office:value="164.14097000000001" table:style-name="ce54">
            <text:p>16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44)=0,&quot;-&quot;,SUM(G44))" table:style-name="ce19">
            <text:p>-</text:p>
          </table:table-cell>
          <table:table-cell office:value-type="string" office:string-value="-" table:formula="msoxl:=IF(SUM(H44)=0,&quot;-&quot;,SUM(H4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45)=0,&quot;-&quot;,SUM(G45))" table:style-name="ce19">
            <text:p>-</text:p>
          </table:table-cell>
          <table:table-cell office:value-type="string" office:string-value="-" table:formula="msoxl:=IF(SUM(H45)=0,&quot;-&quot;,SUM(H4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float" office:value="10.48" table:style-name="ce54">
            <text:p>10<text:s/></text:p>
          </table:table-cell>
          <table:table-cell office:value-type="float" office:value="1834" table:style-name="ce54">
            <text:p>1,834<text:s/></text:p>
          </table:table-cell>
          <table:table-cell office:value-type="string" office:string-value="-" table:formula="msoxl:=IF(SUM(G46)=0,&quot;-&quot;,SUM(G46))" table:style-name="ce19">
            <text:p>-</text:p>
          </table:table-cell>
          <table:table-cell office:value-type="string" office:string-value="-" table:formula="msoxl:=IF(SUM(H46)=0,&quot;-&quot;,SUM(H4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.9" table:style-name="ce54">
            <text:p>6<text:s/></text:p>
          </table:table-cell>
          <table:table-cell office:value-type="float" office:value="2891" table:style-name="ce54">
            <text:p>2,89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47)=0,&quot;-&quot;,SUM(G47))" table:style-name="ce19">
            <text:p>-</text:p>
          </table:table-cell>
          <table:table-cell office:value-type="string" office:string-value="-" table:formula="msoxl:=IF(SUM(H47)=0,&quot;-&quot;,SUM(H4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48)=0,&quot;-&quot;,SUM(G48))" table:style-name="ce19">
            <text:p>-</text:p>
          </table:table-cell>
          <table:table-cell office:value-type="string" office:string-value="-" table:formula="msoxl:=IF(SUM(H48)=0,&quot;-&quot;,SUM(H4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float" office:value="0.80006999999999995" table:style-name="ce54">
            <text:p>1<text:s/></text:p>
          </table:table-cell>
          <table:table-cell office:value-type="float" office:value="182.57642999999999" table:style-name="ce54">
            <text:p>183<text:s/></text:p>
          </table:table-cell>
          <table:table-cell office:value-type="string" office:string-value="-" table:formula="msoxl:=IF(SUM(G49)=0,&quot;-&quot;,SUM(G49))" table:style-name="ce19">
            <text:p>-</text:p>
          </table:table-cell>
          <table:table-cell office:value-type="string" office:string-value="-" table:formula="msoxl:=IF(SUM(H49)=0,&quot;-&quot;,SUM(H4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.5999999999999995E-4" table:style-name="ce54">
            <text:p>0<text:s/></text:p>
          </table:table-cell>
          <table:table-cell office:value-type="float" office:value="0.29751" table:style-name="ce54">
            <text:p>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float" office:value="84" table:formula="msoxl:=  IF(SUM(C51:C53)=0,&quot;-&quot;,SUM(C51:C53))" table:style-name="ce54">
            <text:p>84<text:s/></text:p>
          </table:table-cell>
          <table:table-cell office:value-type="float" office:value="31332" table:formula="msoxl:=  IF(SUM(D51:D53)=0,&quot;-&quot;,SUM(D51:D53))" table:style-name="ce54">
            <text:p>31,332<text:s/></text:p>
          </table:table-cell>
          <table:table-cell office:value-type="string" office:string-value="-" table:formula="msoxl:=IF(SUM(G50)=0,&quot;-&quot;,SUM(G50))" table:style-name="ce19">
            <text:p>-</text:p>
          </table:table-cell>
          <table:table-cell office:value-type="string" office:string-value="-" table:formula="msoxl:=IF(SUM(H50)=0,&quot;-&quot;,SUM(H50))" table:style-name="ce19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  IF(SUM(I51:I53)=0,&quot;-&quot;,SUM(I51:I53))" table:style-name="ce54">
            <text:p>-</text:p>
          </table:table-cell>
          <table:table-cell office:value-type="string" office:string-value="-" table:formula="msoxl:=  IF(SUM(J51:J53)=0,&quot;-&quot;,SUM(J51:J53))" table:style-name="ce54">
            <text:p>-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float" office:value="75.8" table:formula="msoxl:=  IF(SUM(M51:M53)=0,&quot;-&quot;,SUM(M51:M53))" table:style-name="ce54">
            <text:p>76<text:s/></text:p>
          </table:table-cell>
          <table:table-cell office:value-type="float" office:value="29031.4" table:formula="msoxl:=  IF(SUM(N51:N53)=0,&quot;-&quot;,SUM(N51:N53))" table:style-name="ce54">
            <text:p>29,031<text:s/></text:p>
          </table:table-cell>
          <table:table-cell office:value-type="string" office:string-value="-" table:formula="msoxl:=  IF(SUM(O51:O53)=0,&quot;-&quot;,SUM(O51:O53))" table:style-name="ce54">
            <text:p>-</text:p>
          </table:table-cell>
          <table:table-cell office:value-type="string" office:string-value="-" table:formula="msoxl:=  IF(SUM(P51:P53)=0,&quot;-&quot;,SUM(P51:P5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51)=0,&quot;-&quot;,SUM(G51))" table:style-name="ce19">
            <text:p>-</text:p>
          </table:table-cell>
          <table:table-cell office:value-type="string" office:string-value="-" table:formula="msoxl:=IF(SUM(H51)=0,&quot;-&quot;,SUM(H5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float" office:value="84" table:style-name="ce54">
            <text:p>84<text:s/></text:p>
          </table:table-cell>
          <table:table-cell office:value-type="float" office:value="31332" table:style-name="ce54">
            <text:p>31,332<text:s/></text:p>
          </table:table-cell>
          <table:table-cell office:value-type="string" office:string-value="-" table:formula="msoxl:=IF(SUM(G52)=0,&quot;-&quot;,SUM(G52))" table:style-name="ce19">
            <text:p>-</text:p>
          </table:table-cell>
          <table:table-cell office:value-type="string" office:string-value="-" table:formula="msoxl:=IF(SUM(H52)=0,&quot;-&quot;,SUM(H5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5.8" table:style-name="ce54">
            <text:p>76<text:s/></text:p>
          </table:table-cell>
          <table:table-cell office:value-type="float" office:value="29031.4" table:style-name="ce54">
            <text:p>29,03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53)=0,&quot;-&quot;,SUM(G53))" table:style-name="ce19">
            <text:p>-</text:p>
          </table:table-cell>
          <table:table-cell office:value-type="string" office:string-value="-" table:formula="msoxl:=IF(SUM(H53)=0,&quot;-&quot;,SUM(H5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IF(SUM(G54)=0,&quot;-&quot;,SUM(G54))" table:style-name="ce19">
            <text:p>-</text:p>
          </table:table-cell>
          <table:table-cell office:value-type="string" office:string-value="-" table:formula="msoxl:=IF(SUM(H54)=0,&quot;-&quot;,SUM(H54))" table:style-name="ce19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  IF(SUM(I55:I57)=0,&quot;-&quot;,SUM(I55:I57))" table:style-name="ce54">
            <text:p>-</text:p>
          </table:table-cell>
          <table:table-cell office:value-type="string" office:string-value="-" table:formula="msoxl:=  IF(SUM(J55:J57)=0,&quot;-&quot;,SUM(J55:J57))" table:style-name="ce54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string" office:string-value="-" table:formula="msoxl:=  IF(SUM(O55:O57)=0,&quot;-&quot;,SUM(O55:O57))" table:style-name="ce54">
            <text:p>-</text:p>
          </table:table-cell>
          <table:table-cell office:value-type="string" office:string-value="-" table:formula="msoxl:=  IF(SUM(P55:P57)=0,&quot;-&quot;,SUM(P55:P57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55)=0,&quot;-&quot;,SUM(G55))" table:style-name="ce19">
            <text:p>-</text:p>
          </table:table-cell>
          <table:table-cell office:value-type="string" office:string-value="-" table:formula="msoxl:=IF(SUM(H55)=0,&quot;-&quot;,SUM(H5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56)=0,&quot;-&quot;,SUM(G56))" table:style-name="ce19">
            <text:p>-</text:p>
          </table:table-cell>
          <table:table-cell office:value-type="string" office:string-value="-" table:formula="msoxl:=IF(SUM(H56)=0,&quot;-&quot;,SUM(H5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57)=0,&quot;-&quot;,SUM(G57))" table:style-name="ce19">
            <text:p>-</text:p>
          </table:table-cell>
          <table:table-cell office:value-type="string" office:string-value="-" table:formula="msoxl:=IF(SUM(H57)=0,&quot;-&quot;,SUM(H5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float" office:value="487.57400000000001" table:formula="msoxl:=  IF(SUM(C59,C60,C61,C63)=0,IF(C62=0,&quot;-&quot;,C62),SUM(C59,C60,C61,C63))" table:style-name="ce54">
            <text:p>488<text:s/></text:p>
          </table:table-cell>
          <table:table-cell office:value-type="float" office:value="85547.465799999991" table:formula="msoxl:=  IF(SUM(D59:D63)=0,&quot;-&quot;,SUM(D59:D63))" table:style-name="ce54">
            <text:p>85,547<text:s/></text:p>
          </table:table-cell>
          <table:table-cell office:value-type="string" office:string-value="-" table:formula="msoxl:=IF(SUM(G58)=0,&quot;-&quot;,SUM(G58))" table:style-name="ce19">
            <text:p>-</text:p>
          </table:table-cell>
          <table:table-cell office:value-type="string" office:string-value="-" table:formula="msoxl:=IF(SUM(H58)=0,&quot;-&quot;,SUM(H58))" table:style-name="ce19">
            <text:p>-</text:p>
          </table:table-cell>
          <table:table-cell office:value-type="string" office:string-value="-" table:formula="msoxl:=  IF(SUM(G59,G60,G61,G63)=0,IF(G62=0,&quot;-&quot;,G62),SUM(G59,G60,G61,G63))" table:style-name="ce54">
            <text:p>-</text:p>
          </table:table-cell>
          <table:table-cell office:value-type="string" office:string-value="-" table:formula="msoxl:=  IF(SUM(H59:H63)=0,&quot;-&quot;,SUM(H59:H63))" table:style-name="ce54">
            <text:p>-</text:p>
          </table:table-cell>
          <table:table-cell office:value-type="string" office:string-value="-" table:formula="msoxl:=  IF(SUM(I59,I60,I61,I63)=0,IF(I62=0,&quot;-&quot;,I62),SUM(I59,I60,I61,I63))" table:style-name="ce54">
            <text:p>-</text:p>
          </table:table-cell>
          <table:table-cell office:value-type="string" office:string-value="-" table:formula="msoxl:=  IF(SUM(J59:J63)=0,&quot;-&quot;,SUM(J59:J63))" table:style-name="ce54">
            <text:p>-</text:p>
          </table:table-cell>
          <table:table-cell office:value-type="string" office:string-value="-" table:formula="msoxl:=  IF(SUM(K59,K60,K61,K63)=0,IF(K62=0,&quot;-&quot;,K62),SUM(K59,K60,K61,K63))" table:style-name="ce54">
            <text:p>-</text:p>
          </table:table-cell>
          <table:table-cell office:value-type="string" office:string-value="-" table:formula="msoxl:=  IF(SUM(L59:L63)=0,&quot;-&quot;,SUM(L59:L63))" table:style-name="ce54">
            <text:p>-</text:p>
          </table:table-cell>
          <table:table-cell office:value-type="float" office:value="22356.392" table:formula="msoxl:=  IF(SUM(M59,M60,M61,M63)=0,IF(M62=0,&quot;-&quot;,M62),SUM(M59,M60,M61,M63))" table:style-name="ce54">
            <text:p>22,356<text:s/></text:p>
          </table:table-cell>
          <table:table-cell office:value-type="float" office:value="7140932.9744199999" table:formula="msoxl:=  IF(SUM(N59:N63)=0,&quot;-&quot;,SUM(N59:N63))" table:style-name="ce54">
            <text:p>7,140,933<text:s/></text:p>
          </table:table-cell>
          <table:table-cell office:value-type="string" office:string-value="-" table:formula="msoxl:=  IF(SUM(O59,O60,O61,O63)=0,IF(O62=0,&quot;-&quot;,O62),SUM(O59,O60,O61,O63))" table:style-name="ce54">
            <text:p>-</text:p>
          </table:table-cell>
          <table:table-cell office:value-type="string" office:string-value="-" table:formula="msoxl:=  IF(SUM(P59:P63)=0,&quot;-&quot;,SUM(P59:P6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float" office:value="485.57400000000001" table:style-name="ce54">
            <text:p>486<text:s/></text:p>
          </table:table-cell>
          <table:table-cell office:value-type="float" office:value="85297.265799999994" table:style-name="ce54">
            <text:p>85,297<text:s/></text:p>
          </table:table-cell>
          <table:table-cell office:value-type="string" office:string-value="-" table:formula="msoxl:=IF(SUM(G59)=0,&quot;-&quot;,SUM(G59))" table:style-name="ce19">
            <text:p>-</text:p>
          </table:table-cell>
          <table:table-cell office:value-type="string" office:string-value="-" table:formula="msoxl:=IF(SUM(H59)=0,&quot;-&quot;,SUM(H5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2356.392" table:style-name="ce54">
            <text:p>22,356<text:s/></text:p>
          </table:table-cell>
          <table:table-cell office:value-type="float" office:value="7140932.9744199999" table:style-name="ce54">
            <text:p>7,140,93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float" office:value="2" table:style-name="ce54">
            <text:p>2<text:s/></text:p>
          </table:table-cell>
          <table:table-cell office:value-type="float" office:value="250.2" table:style-name="ce54">
            <text:p>250<text:s/></text:p>
          </table:table-cell>
          <table:table-cell office:value-type="string" office:string-value="-" table:formula="msoxl:=IF(SUM(G60)=0,&quot;-&quot;,SUM(G60))" table:style-name="ce19">
            <text:p>-</text:p>
          </table:table-cell>
          <table:table-cell office:value-type="string" office:string-value="-" table:formula="msoxl:=IF(SUM(H60)=0,&quot;-&quot;,SUM(H6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61)=0,&quot;-&quot;,SUM(G61))" table:style-name="ce19">
            <text:p>-</text:p>
          </table:table-cell>
          <table:table-cell office:value-type="string" office:string-value="-" table:formula="msoxl:=IF(SUM(H61)=0,&quot;-&quot;,SUM(H6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62)=0,&quot;-&quot;,SUM(G62))" table:style-name="ce19">
            <text:p>-</text:p>
          </table:table-cell>
          <table:table-cell office:value-type="string" office:string-value="-" table:formula="msoxl:=IF(SUM(H62)=0,&quot;-&quot;,SUM(H6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G63)=0,&quot;-&quot;,SUM(G63))" table:style-name="ce19">
            <text:p>-</text:p>
          </table:table-cell>
          <table:table-cell office:value-type="string" office:string-value="-" table:formula="msoxl:=IF(SUM(H63)=0,&quot;-&quot;,SUM(H63))" table:style-name="ce19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77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79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21">
            <text:p>Value：Thousand NT $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office:value-type="string" table:number-columns-spanned="1" table:number-rows-spanned="3" table:style-name="ce163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4" draw:style-name="a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51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table:style-name="ce30"/>
          <table:table-cell table:style-name="ce29"/>
          <table:table-cell table:style-name="ce23"/>
          <table:table-cell table:style-name="ce24"/>
          <table:table-cell table:number-columns-spanned="2" table:number-rows-spanned="1" table:style-name="ce153"/>
          <table:covered-table-cell/>
          <table:table-cell office:value-type="string" table:number-columns-spanned="8" table:number-rows-spanned="1" table:style-name="ce151">
            <text:p>鰺 <text:s text:c="3"/>科</text:p>
          </table:table-cell>
          <table:covered-table-cell table:number-columns-repeated="7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54">
            <text:p>海 <text:s text:c="6"/>鰻</text:p>
          </table:table-cell>
          <table:covered-table-cell/>
          <table:table-cell office:value-type="string" table:number-columns-spanned="2" table:number-rows-spanned="1" table:style-name="ce156">
            <text:p>海 <text:s text:c="6"/>鱺</text:p>
          </table:table-cell>
          <table:covered-table-cell/>
          <table:table-cell office:value-type="string" table:number-columns-spanned="2" table:number-rows-spanned="1" table:style-name="ce156">
            <text:p>皮 <text:s text:c="6"/>刀</text:p>
          </table:table-cell>
          <table:covered-table-cell/>
          <table:table-cell office:value-type="string" table:number-columns-spanned="2" table:number-rows-spanned="1" table:style-name="ce168">
            <text:p>小計</text:p>
          </table:table-cell>
          <table:covered-table-cell/>
          <table:table-cell office:value-type="string" table:number-columns-spanned="2" table:number-rows-spanned="1" table:style-name="ce168">
            <text:p>真 <text:s text:c="6"/>鰺</text:p>
          </table:table-cell>
          <table:covered-table-cell/>
          <table:table-cell office:value-type="string" table:number-columns-spanned="2" table:number-rows-spanned="1" table:style-name="ce168">
            <text:p>圓　　鰺</text:p>
          </table:table-cell>
          <table:covered-table-cell/>
          <table:table-cell office:value-type="string" table:number-columns-spanned="2" table:number-rows-spanned="1" table:style-name="ce155">
            <text:p>甘 <text:s/>仔 <text:s/>鰺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6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41">
            <text:p>2700</text:p>
          </table:table-cell>
          <table:covered-table-cell/>
          <table:table-cell office:value-type="string" table:number-columns-spanned="2" table:number-rows-spanned="1" table:style-name="ce138">
            <text:p>2900</text:p>
          </table:table-cell>
          <table:covered-table-cell/>
          <table:table-cell office:value-type="string" table:number-columns-spanned="2" table:number-rows-spanned="1" table:style-name="ce138">
            <text:p>3000</text:p>
          </table:table-cell>
          <table:covered-table-cell/>
          <table:table-cell office:value-type="string" table:number-columns-spanned="2" table:number-rows-spanned="1" table:style-name="ce149">
            <text:p>Sub Total</text:p>
          </table:table-cell>
          <table:covered-table-cell/>
          <table:table-cell office:value-type="string" table:number-columns-spanned="2" table:number-rows-spanned="1" table:style-name="ce149">
            <text:p>3102</text:p>
          </table:table-cell>
          <table:covered-table-cell/>
          <table:table-cell office:value-type="string" table:number-columns-spanned="2" table:number-rows-spanned="1" table:style-name="ce149">
            <text:p>3101</text:p>
          </table:table-cell>
          <table:covered-table-cell/>
          <table:table-cell office:value-type="string" table:number-columns-spanned="2" table:number-rows-spanned="1" table:style-name="ce138">
            <text:p>3105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2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1228.0921000000003" table:formula="msoxl:=  IF(SUM(C11,C19,C36,C50,C54,C58)=0,&quot;-&quot;,SUM(C11,C19,C36,C50,C54,C58))" table:style-name="ce54">
            <text:p>1,228<text:s/></text:p>
          </table:table-cell>
          <table:table-cell office:value-type="float" office:value="111609.19799999997" table:formula="msoxl:=  IF(SUM(D11,D19,D36,D50,D54,D58)=0,&quot;-&quot;,SUM(D11,D19,D36,D50,D54,D58))" table:style-name="ce54">
            <text:p>111,609<text:s/></text:p>
          </table:table-cell>
          <table:table-cell office:value-type="float" office:value="1616.8969099999999" table:formula="msoxl:=  IF(SUM(E11,E19,E36,E50,E54,E58)=0,&quot;-&quot;,SUM(E11,E19,E36,E50,E54,E58))" table:style-name="ce54">
            <text:p>1,617<text:s/></text:p>
          </table:table-cell>
          <table:table-cell office:value-type="float" office:value="400564.12875999999" table:formula="msoxl:=  IF(SUM(F11,F19,F36,F50,F54,F58)=0,&quot;-&quot;,SUM(F11,F19,F36,F50,F54,F58))" table:style-name="ce54">
            <text:p>400,564<text:s/></text:p>
          </table:table-cell>
          <table:table-cell office:value-type="float" office:value="2217.1230999999993" table:formula="msoxl:=  IF(SUM(G11,G19,G36,G50,G54,G58)=0,&quot;-&quot;,SUM(G11,G19,G36,G50,G54,G58))" table:style-name="ce54">
            <text:p>2,217<text:s/></text:p>
          </table:table-cell>
          <table:table-cell office:value-type="float" office:value="76479.813030000005" table:formula="msoxl:=  IF(SUM(H11,H19,H36,H50,H54,H58)=0,&quot;-&quot;,SUM(H11,H19,H36,H50,H54,H58))" table:style-name="ce54">
            <text:p>76,480<text:s/></text:p>
          </table:table-cell>
          <table:table-cell office:value-type="float" office:value="13528.958270000003" table:formula="msoxl:=IF(SUM(K10,M10,O10,'漁業生產量值-漁業種類別魚類別生產量值5'!C10)=0,&quot;-&quot;,SUM(K10,M10,O10,'漁業生產量值-漁業種類別魚類別生產量值5'!C10))" table:style-name="ce19">
            <text:p>13,529<text:s/></text:p>
          </table:table-cell>
          <table:table-cell office:value-type="float" office:value="745500.39293999993" table:formula="msoxl:=IF(SUM(L10,N10,P10,'漁業生產量值-漁業種類別魚類別生產量值5'!D10)=0,&quot;-&quot;,SUM(L10,N10,P10,'漁業生產量值-漁業種類別魚類別生產量值5'!D10))" table:style-name="ce19">
            <text:p>745,500<text:s/></text:p>
          </table:table-cell>
          <table:table-cell office:value-type="float" office:value="8385.6324500000028" table:formula="msoxl:=  IF(SUM(K11,K19,K36,K50,K54,K58)=0,&quot;-&quot;,SUM(K11,K19,K36,K50,K54,K58))" table:style-name="ce54">
            <text:p>8,386<text:s/></text:p>
          </table:table-cell>
          <table:table-cell office:value-type="float" office:value="286071.75883999991" table:formula="msoxl:=  IF(SUM(L11,L19,L36,L50,L54,L58)=0,&quot;-&quot;,SUM(L11,L19,L36,L50,L54,L58))" table:style-name="ce54">
            <text:p>286,072<text:s/></text:p>
          </table:table-cell>
          <table:table-cell office:value-type="float" office:value="2280.3960999999999" table:formula="msoxl:=  IF(SUM(M11,M19,M36,M50,M54,M58)=0,&quot;-&quot;,SUM(M11,M19,M36,M50,M54,M58))" table:style-name="ce54">
            <text:p>2,280<text:s/></text:p>
          </table:table-cell>
          <table:table-cell office:value-type="float" office:value="113265.22105999998" table:formula="msoxl:=  IF(SUM(N11,N19,N36,N50,N54,N58)=0,&quot;-&quot;,SUM(N11,N19,N36,N50,N54,N58))" table:style-name="ce54">
            <text:p>113,265<text:s/></text:p>
          </table:table-cell>
          <table:table-cell office:value-type="float" office:value="509.55061999999998" table:formula="msoxl:=  IF(SUM(O11,O19,O36,O50,O54,O58)=0,&quot;-&quot;,SUM(O11,O19,O36,O50,O54,O58))" table:style-name="ce54">
            <text:p>510<text:s/></text:p>
          </table:table-cell>
          <table:table-cell office:value-type="float" office:value="39826.295169999998" table:formula="msoxl:=  IF(SUM(P11,P19,P36,P50,P54,P58)=0,&quot;-&quot;,SUM(P11,P19,P36,P50,P54,P58))" table:style-name="ce54">
            <text:p>39,82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646.25300000000004" table:formula="msoxl:=  IF(SUM(C12:C18)=0,&quot;-&quot;,SUM(C12:C18))" table:style-name="ce54">
            <text:p>646<text:s/></text:p>
          </table:table-cell>
          <table:table-cell office:value-type="float" office:value="47626.8298" table:formula="msoxl:=  IF(SUM(D12:D18)=0,&quot;-&quot;,SUM(D12:D18))" table:style-name="ce54">
            <text:p>47,627<text:s/></text:p>
          </table:table-cell>
          <table:table-cell office:value-type="float" office:value="171.47899999999998" table:formula="msoxl:=  IF(SUM(E12:E18)=0,&quot;-&quot;,SUM(E12:E18))" table:style-name="ce54">
            <text:p>171<text:s/></text:p>
          </table:table-cell>
          <table:table-cell office:value-type="float" office:value="7129.509" table:formula="msoxl:=  IF(SUM(F12:F18)=0,&quot;-&quot;,SUM(F12:F18))" table:style-name="ce54">
            <text:p>7,130<text:s/></text:p>
          </table:table-cell>
          <table:table-cell office:value-type="float" office:value="23.574999999999999" table:formula="msoxl:=  IF(SUM(G12:G18)=0,&quot;-&quot;,SUM(G12:G18))" table:style-name="ce54">
            <text:p>24<text:s/></text:p>
          </table:table-cell>
          <table:table-cell office:value-type="float" office:value="694.75525000000005" table:formula="msoxl:=  IF(SUM(H12:H18)=0,&quot;-&quot;,SUM(H12:H18))" table:style-name="ce54">
            <text:p>695<text:s/></text:p>
          </table:table-cell>
          <table:table-cell office:value-type="float" office:value="26.355999999999998" table:formula="msoxl:=IF(SUM(K11,M11,O11,'漁業生產量值-漁業種類別魚類別生產量值5'!C11)=0,&quot;-&quot;,SUM(K11,M11,O11,'漁業生產量值-漁業種類別魚類別生產量值5'!C11))" table:style-name="ce19">
            <text:p>26<text:s/></text:p>
          </table:table-cell>
          <table:table-cell office:value-type="float" office:value="684.16039999999998" table:formula="msoxl:=IF(SUM(L11,N11,P11,'漁業生產量值-漁業種類別魚類別生產量值5'!D11)=0,&quot;-&quot;,SUM(L11,N11,P11,'漁業生產量值-漁業種類別魚類別生產量值5'!D11))" table:style-name="ce19">
            <text:p>684<text:s/></text:p>
          </table:table-cell>
          <table:table-cell office:value-type="float" office:value="24.771999999999998" table:formula="msoxl:=  IF(SUM(K12:K18)=0,&quot;-&quot;,SUM(K12:K18))" table:style-name="ce54">
            <text:p>25<text:s/></text:p>
          </table:table-cell>
          <table:table-cell office:value-type="float" office:value="636.6404" table:formula="msoxl:=  IF(SUM(L12:L18)=0,&quot;-&quot;,SUM(L12:L18))" table:style-name="ce54">
            <text:p>637<text:s/></text:p>
          </table:table-cell>
          <table:table-cell office:value-type="string" office:string-value="-" table:formula="msoxl:=  IF(SUM(M12:M18)=0,&quot;-&quot;,SUM(M12:M18))" table:style-name="ce54">
            <text:p>-</text:p>
          </table:table-cell>
          <table:table-cell office:value-type="string" office:string-value="-" table:formula="msoxl:=  IF(SUM(N12:N18)=0,&quot;-&quot;,SUM(N12:N18))" table:style-name="ce54">
            <text:p>-</text:p>
          </table:table-cell>
          <table:table-cell office:value-type="string" office:string-value="-" table:formula="msoxl:=  IF(SUM(O12:O18)=0,&quot;-&quot;,SUM(O12:O18))" table:style-name="ce54">
            <text:p>-</text:p>
          </table:table-cell>
          <table:table-cell office:value-type="string" office:string-value="-" table:formula="msoxl:=  IF(SUM(P12:P18)=0,&quot;-&quot;,SUM(P12:P18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float" office:value="646.25300000000004" table:style-name="ce54">
            <text:p>646<text:s/></text:p>
          </table:table-cell>
          <table:table-cell office:value-type="float" office:value="47626.8298" table:style-name="ce54">
            <text:p>47,627<text:s/></text:p>
          </table:table-cell>
          <table:table-cell office:value-type="float" office:value="169.67" table:style-name="ce54">
            <text:p>170<text:s/></text:p>
          </table:table-cell>
          <table:table-cell office:value-type="float" office:value="7075.2389999999996" table:style-name="ce54">
            <text:p>7,07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6.197599999999998" table:formula="msoxl:=IF(SUM(K12,M12,O12,'漁業生產量值-漁業種類別魚類別生產量值5'!C12)=0,&quot;-&quot;,SUM(K12,M12,O12,'漁業生產量值-漁業種類別魚類別生產量值5'!C12))" table:style-name="ce19">
            <text:p>26<text:s/></text:p>
          </table:table-cell>
          <table:table-cell office:value-type="float" office:value="679.40840000000003" table:formula="msoxl:=IF(SUM(L12,N12,P12,'漁業生產量值-漁業種類別魚類別生產量值5'!D12)=0,&quot;-&quot;,SUM(L12,N12,P12,'漁業生產量值-漁業種類別魚類別生產量值5'!D12))" table:style-name="ce19">
            <text:p>679<text:s/></text:p>
          </table:table-cell>
          <table:table-cell office:value-type="float" office:value="24.771999999999998" table:style-name="ce54">
            <text:p>25<text:s/></text:p>
          </table:table-cell>
          <table:table-cell office:value-type="float" office:value="636.6404" table:style-name="ce54">
            <text:p>63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3,M13,O13,'漁業生產量值-漁業種類別魚類別生產量值5'!C13)=0,&quot;-&quot;,SUM(K13,M13,O13,'漁業生產量值-漁業種類別魚類別生產量值5'!C13))" table:style-name="ce19">
            <text:p>-</text:p>
          </table:table-cell>
          <table:table-cell office:value-type="string" office:string-value="-" table:formula="msoxl:=IF(SUM(L13,N13,P13,'漁業生產量值-漁業種類別魚類別生產量值5'!D13)=0,&quot;-&quot;,SUM(L13,N13,P13,'漁業生產量值-漁業種類別魚類別生產量值5'!D1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4,M14,O14,'漁業生產量值-漁業種類別魚類別生產量值5'!C14)=0,&quot;-&quot;,SUM(K14,M14,O14,'漁業生產量值-漁業種類別魚類別生產量值5'!C14))" table:style-name="ce19">
            <text:p>-</text:p>
          </table:table-cell>
          <table:table-cell office:value-type="string" office:string-value="-" table:formula="msoxl:=IF(SUM(L14,N14,P14,'漁業生產量值-漁業種類別魚類別生產量值5'!D14)=0,&quot;-&quot;,SUM(L14,N14,P14,'漁業生產量值-漁業種類別魚類別生產量值5'!D1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.8089999999999999" table:style-name="ce54">
            <text:p>2<text:s/></text:p>
          </table:table-cell>
          <table:table-cell office:value-type="float" office:value="54.27" table:style-name="ce54">
            <text:p>54<text:s/></text:p>
          </table:table-cell>
          <table:table-cell office:value-type="float" office:value="23.574999999999999" table:style-name="ce54">
            <text:p>24<text:s/></text:p>
          </table:table-cell>
          <table:table-cell office:value-type="float" office:value="694.75525000000005" table:style-name="ce54">
            <text:p>695<text:s/></text:p>
          </table:table-cell>
          <table:table-cell office:value-type="string" office:string-value="-" table:formula="msoxl:=IF(SUM(K15,M15,O15,'漁業生產量值-漁業種類別魚類別生產量值5'!C15)=0,&quot;-&quot;,SUM(K15,M15,O15,'漁業生產量值-漁業種類別魚類別生產量值5'!C15))" table:style-name="ce19">
            <text:p>-</text:p>
          </table:table-cell>
          <table:table-cell office:value-type="string" office:string-value="-" table:formula="msoxl:=IF(SUM(L15,N15,P15,'漁業生產量值-漁業種類別魚類別生產量值5'!D15)=0,&quot;-&quot;,SUM(L15,N15,P15,'漁業生產量值-漁業種類別魚類別生產量值5'!D1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6,M16,O16,'漁業生產量值-漁業種類別魚類別生產量值5'!C16)=0,&quot;-&quot;,SUM(K16,M16,O16,'漁業生產量值-漁業種類別魚類別生產量值5'!C16))" table:style-name="ce19">
            <text:p>-</text:p>
          </table:table-cell>
          <table:table-cell office:value-type="string" office:string-value="-" table:formula="msoxl:=IF(SUM(L16,N16,P16,'漁業生產量值-漁業種類別魚類別生產量值5'!D16)=0,&quot;-&quot;,SUM(L16,N16,P16,'漁業生產量值-漁業種類別魚類別生產量值5'!D1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7,M17,O17,'漁業生產量值-漁業種類別魚類別生產量值5'!C17)=0,&quot;-&quot;,SUM(K17,M17,O17,'漁業生產量值-漁業種類別魚類別生產量值5'!C17))" table:style-name="ce19">
            <text:p>-</text:p>
          </table:table-cell>
          <table:table-cell office:value-type="string" office:string-value="-" table:formula="msoxl:=IF(SUM(L17,N17,P17,'漁業生產量值-漁業種類別魚類別生產量值5'!D17)=0,&quot;-&quot;,SUM(L17,N17,P17,'漁業生產量值-漁業種類別魚類別生產量值5'!D1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15840000000000001" table:formula="msoxl:=IF(SUM(K18,M18,O18,'漁業生產量值-漁業種類別魚類別生產量值5'!C18)=0,&quot;-&quot;,SUM(K18,M18,O18,'漁業生產量值-漁業種類別魚類別生產量值5'!C18))" table:style-name="ce19">
            <text:p>0<text:s/></text:p>
          </table:table-cell>
          <table:table-cell office:value-type="float" office:value="4.7519999999999998" table:formula="msoxl:=IF(SUM(L18,N18,P18,'漁業生產量值-漁業種類別魚類別生產量值5'!D18)=0,&quot;-&quot;,SUM(L18,N18,P18,'漁業生產量值-漁業種類別魚類別生產量值5'!D18))" table:style-name="ce19">
            <text:p>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544.65020000000004" table:formula="msoxl:=  IF(SUM(C20:C35)=0,&quot;-&quot;,SUM(C20:C35))" table:style-name="ce54">
            <text:p>545<text:s/></text:p>
          </table:table-cell>
          <table:table-cell office:value-type="float" office:value="58030.396029999989" table:formula="msoxl:=  IF(SUM(D20:D35)=0,&quot;-&quot;,SUM(D20:D35))" table:style-name="ce54">
            <text:p>58,030<text:s/></text:p>
          </table:table-cell>
          <table:table-cell office:value-type="float" office:value="7.0000000000000007E-2" table:formula="msoxl:=  IF(SUM(E20:E35)=0,&quot;-&quot;,SUM(E20:E35))" table:style-name="ce54">
            <text:p>0<text:s/></text:p>
          </table:table-cell>
          <table:table-cell office:value-type="float" office:value="12.733000000000001" table:formula="msoxl:=  IF(SUM(F20:F35)=0,&quot;-&quot;,SUM(F20:F35))" table:style-name="ce54">
            <text:p>13<text:s/></text:p>
          </table:table-cell>
          <table:table-cell office:value-type="float" office:value="2142.2789999999995" table:formula="msoxl:=  IF(SUM(G20:G35)=0,&quot;-&quot;,SUM(G20:G35))" table:style-name="ce54">
            <text:p>2,142<text:s/></text:p>
          </table:table-cell>
          <table:table-cell office:value-type="float" office:value="68925.668369999999" table:formula="msoxl:=  IF(SUM(H20:H35)=0,&quot;-&quot;,SUM(H20:H35))" table:style-name="ce54">
            <text:p>68,926<text:s/></text:p>
          </table:table-cell>
          <table:table-cell office:value-type="float" office:value="10845.6054" table:formula="msoxl:=IF(SUM(K19,M19,O19,'漁業生產量值-漁業種類別魚類別生產量值5'!C19)=0,&quot;-&quot;,SUM(K19,M19,O19,'漁業生產量值-漁業種類別魚類別生產量值5'!C19))" table:style-name="ce19">
            <text:p>10,846<text:s/></text:p>
          </table:table-cell>
          <table:table-cell office:value-type="float" office:value="428556.18536999996" table:formula="msoxl:=IF(SUM(L19,N19,P19,'漁業生產量值-漁業種類別魚類別生產量值5'!D19)=0,&quot;-&quot;,SUM(L19,N19,P19,'漁業生產量值-漁業種類別魚類別生產量值5'!D19))" table:style-name="ce19">
            <text:p>428,556<text:s/></text:p>
          </table:table-cell>
          <table:table-cell office:value-type="float" office:value="8236.0662000000011" table:formula="msoxl:=  IF(SUM(K20:K35)=0,&quot;-&quot;,SUM(K20:K35))" table:style-name="ce54">
            <text:p>8,236<text:s/></text:p>
          </table:table-cell>
          <table:table-cell office:value-type="float" office:value="276624.34365999995" table:formula="msoxl:=  IF(SUM(L20:L35)=0,&quot;-&quot;,SUM(L20:L35))" table:style-name="ce54">
            <text:p>276,624<text:s/></text:p>
          </table:table-cell>
          <table:table-cell office:value-type="float" office:value="1706.925" table:formula="msoxl:=  IF(SUM(M20:M35)=0,&quot;-&quot;,SUM(M20:M35))" table:style-name="ce54">
            <text:p>1,707<text:s/></text:p>
          </table:table-cell>
          <table:table-cell office:value-type="float" office:value="81776.54415999999" table:formula="msoxl:=  IF(SUM(N20:N35)=0,&quot;-&quot;,SUM(N20:N35))" table:style-name="ce54">
            <text:p>81,777<text:s/></text:p>
          </table:table-cell>
          <table:table-cell office:value-type="float" office:value="455.62369999999999" table:formula="msoxl:=  IF(SUM(O20:O35)=0,&quot;-&quot;,SUM(O20:O35))" table:style-name="ce54">
            <text:p>456<text:s/></text:p>
          </table:table-cell>
          <table:table-cell office:value-type="float" office:value="30998.471579999998" table:formula="msoxl:=  IF(SUM(P20:P35)=0,&quot;-&quot;,SUM(P20:P35))" table:style-name="ce54">
            <text:p>30,99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12.0244" table:style-name="ce54">
            <text:p>112<text:s/></text:p>
          </table:table-cell>
          <table:table-cell office:value-type="float" office:value="4011.5937699999999" table:style-name="ce54">
            <text:p>4,012<text:s/></text:p>
          </table:table-cell>
          <table:table-cell office:value-type="string" office:string-value="-" table:formula="msoxl:=IF(SUM(K20,M20,O20,'漁業生產量值-漁業種類別魚類別生產量值5'!C20)=0,&quot;-&quot;,SUM(K20,M20,O20,'漁業生產量值-漁業種類別魚類別生產量值5'!C20))" table:style-name="ce19">
            <text:p>-</text:p>
          </table:table-cell>
          <table:table-cell office:value-type="string" office:string-value="-" table:formula="msoxl:=IF(SUM(L20,N20,P20,'漁業生產量值-漁業種類別魚類別生產量值5'!D20)=0,&quot;-&quot;,SUM(L20,N20,P20,'漁業生產量值-漁業種類別魚類別生產量值5'!D2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0.58" table:formula="msoxl:=IF(SUM(K21,M21,O21,'漁業生產量值-漁業種類別魚類別生產量值5'!C21)=0,&quot;-&quot;,SUM(K21,M21,O21,'漁業生產量值-漁業種類別魚類別生產量值5'!C21))" table:style-name="ce19">
            <text:p>61<text:s/></text:p>
          </table:table-cell>
          <table:table-cell office:value-type="float" office:value="1956.7339999999999" table:formula="msoxl:=IF(SUM(L21,N21,P21,'漁業生產量值-漁業種類別魚類別生產量值5'!D21)=0,&quot;-&quot;,SUM(L21,N21,P21,'漁業生產量值-漁業種類別魚類別生產量值5'!D21))" table:style-name="ce19">
            <text:p>1,957<text:s/></text:p>
          </table:table-cell>
          <table:table-cell office:value-type="float" office:value="60.58" table:style-name="ce54">
            <text:p>61<text:s/></text:p>
          </table:table-cell>
          <table:table-cell office:value-type="float" office:value="1956.7339999999999" table:style-name="ce54">
            <text:p>1,95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.0999999999999996" table:formula="msoxl:=IF(SUM(K22,M22,O22,'漁業生產量值-漁業種類別魚類別生產量值5'!C22)=0,&quot;-&quot;,SUM(K22,M22,O22,'漁業生產量值-漁業種類別魚類別生產量值5'!C22))" table:style-name="ce19">
            <text:p>4<text:s/></text:p>
          </table:table-cell>
          <table:table-cell office:value-type="float" office:value="307.5" table:formula="msoxl:=IF(SUM(L22,N22,P22,'漁業生產量值-漁業種類別魚類別生產量值5'!D22)=0,&quot;-&quot;,SUM(L22,N22,P22,'漁業生產量值-漁業種類別魚類別生產量值5'!D22))" table:style-name="ce19">
            <text:p>30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486.51609999999999" table:style-name="ce54">
            <text:p>487<text:s/></text:p>
          </table:table-cell>
          <table:table-cell office:value-type="float" office:value="50958.284399999997" table:style-name="ce54">
            <text:p>50,958<text:s/></text:p>
          </table:table-cell>
          <table:table-cell office:value-type="float" office:value="7.0000000000000007E-2" table:style-name="ce54">
            <text:p>0<text:s/></text:p>
          </table:table-cell>
          <table:table-cell office:value-type="float" office:value="12.733000000000001" table:style-name="ce54">
            <text:p>13<text:s/></text:p>
          </table:table-cell>
          <table:table-cell office:value-type="float" office:value="201.8954" table:style-name="ce54">
            <text:p>202<text:s/></text:p>
          </table:table-cell>
          <table:table-cell office:value-type="float" office:value="12283.58726" table:style-name="ce54">
            <text:p>12,284<text:s/></text:p>
          </table:table-cell>
          <table:table-cell office:value-type="float" office:value="2141.1941000000002" table:formula="msoxl:=IF(SUM(K23,M23,O23,'漁業生產量值-漁業種類別魚類別生產量值5'!C23)=0,&quot;-&quot;,SUM(K23,M23,O23,'漁業生產量值-漁業種類別魚類別生產量值5'!C23))" table:style-name="ce19">
            <text:p>2,141<text:s/></text:p>
          </table:table-cell>
          <table:table-cell office:value-type="float" office:value="108350.75430999999" table:formula="msoxl:=IF(SUM(L23,N23,P23,'漁業生產量值-漁業種類別魚類別生產量值5'!D23)=0,&quot;-&quot;,SUM(L23,N23,P23,'漁業生產量值-漁業種類別魚類別生產量值5'!D23))" table:style-name="ce19">
            <text:p>108,351<text:s/></text:p>
          </table:table-cell>
          <table:table-cell office:value-type="float" office:value="939.98715000000004" table:style-name="ce54">
            <text:p>940<text:s/></text:p>
          </table:table-cell>
          <table:table-cell office:value-type="float" office:value="45660.154719999999" table:style-name="ce54">
            <text:p>45,660<text:s/></text:p>
          </table:table-cell>
          <table:table-cell office:value-type="float" office:value="776.89599999999996" table:style-name="ce54">
            <text:p>777<text:s/></text:p>
          </table:table-cell>
          <table:table-cell office:value-type="float" office:value="28989.997759999998" table:style-name="ce54">
            <text:p>28,990<text:s/></text:p>
          </table:table-cell>
          <table:table-cell office:value-type="float" office:value="375.05934999999999" table:style-name="ce54">
            <text:p>375<text:s/></text:p>
          </table:table-cell>
          <table:table-cell office:value-type="float" office:value="25949.068169999999" table:style-name="ce54">
            <text:p>25,94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47.048900000000003" table:style-name="ce54">
            <text:p>47<text:s/></text:p>
          </table:table-cell>
          <table:table-cell office:value-type="float" office:value="5411.2312300000003" table:style-name="ce54">
            <text:p>5,41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.2254999999999998" table:style-name="ce54">
            <text:p>2<text:s/></text:p>
          </table:table-cell>
          <table:table-cell office:value-type="float" office:value="177.4075" table:style-name="ce54">
            <text:p>177<text:s/></text:p>
          </table:table-cell>
          <table:table-cell office:value-type="float" office:value="310.52099999999996" table:formula="msoxl:=IF(SUM(K24,M24,O24,'漁業生產量值-漁業種類別魚類別生產量值5'!C24)=0,&quot;-&quot;,SUM(K24,M24,O24,'漁業生產量值-漁業種類別魚類別生產量值5'!C24))" table:style-name="ce19">
            <text:p>311<text:s/></text:p>
          </table:table-cell>
          <table:table-cell office:value-type="float" office:value="23097.850930000001" table:formula="msoxl:=IF(SUM(L24,N24,P24,'漁業生產量值-漁業種類別魚類別生產量值5'!D24)=0,&quot;-&quot;,SUM(L24,N24,P24,'漁業生產量值-漁業種類別魚類別生產量值5'!D24))" table:style-name="ce19">
            <text:p>23,098<text:s/></text:p>
          </table:table-cell>
          <table:table-cell office:value-type="float" office:value="20.274349999999998" table:style-name="ce54">
            <text:p>20<text:s/></text:p>
          </table:table-cell>
          <table:table-cell office:value-type="float" office:value="671.11315000000002" table:style-name="ce54">
            <text:p>671<text:s/></text:p>
          </table:table-cell>
          <table:table-cell office:value-type="float" office:value="24.55" table:style-name="ce54">
            <text:p>25<text:s/></text:p>
          </table:table-cell>
          <table:table-cell office:value-type="float" office:value="2577.75" table:style-name="ce54">
            <text:p>2,578<text:s/></text:p>
          </table:table-cell>
          <table:table-cell office:value-type="float" office:value="21.126550000000002" table:style-name="ce54">
            <text:p>21<text:s/></text:p>
          </table:table-cell>
          <table:table-cell office:value-type="float" office:value="1464.3377700000001" table:style-name="ce54">
            <text:p>1,46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5,M25,O25,'漁業生產量值-漁業種類別魚類別生產量值5'!C25)=0,&quot;-&quot;,SUM(K25,M25,O25,'漁業生產量值-漁業種類別魚類別生產量值5'!C25))" table:style-name="ce19">
            <text:p>-</text:p>
          </table:table-cell>
          <table:table-cell office:value-type="string" office:string-value="-" table:formula="msoxl:=IF(SUM(L25,N25,P25,'漁業生產量值-漁業種類別魚類別生產量值5'!D25)=0,&quot;-&quot;,SUM(L25,N25,P25,'漁業生產量值-漁業種類別魚類別生產量值5'!D2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5" table:style-name="ce54">
            <text:p>1<text:s/></text:p>
          </table:table-cell>
          <table:table-cell office:value-type="float" office:value="23.6" table:style-name="ce54">
            <text:p>24<text:s/></text:p>
          </table:table-cell>
          <table:table-cell office:value-type="string" office:string-value="-" table:formula="msoxl:=IF(SUM(K26,M26,O26,'漁業生產量值-漁業種類別魚類別生產量值5'!C26)=0,&quot;-&quot;,SUM(K26,M26,O26,'漁業生產量值-漁業種類別魚類別生產量值5'!C26))" table:style-name="ce19">
            <text:p>-</text:p>
          </table:table-cell>
          <table:table-cell office:value-type="string" office:string-value="-" table:formula="msoxl:=IF(SUM(L26,N26,P26,'漁業生產量值-漁業種類別魚類別生產量值5'!D26)=0,&quot;-&quot;,SUM(L26,N26,P26,'漁業生產量值-漁業種類別魚類別生產量值5'!D2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48.0976" table:style-name="ce54">
            <text:p>448<text:s/></text:p>
          </table:table-cell>
          <table:table-cell office:value-type="float" office:value="16046.375050000001" table:style-name="ce54">
            <text:p>16,046<text:s/></text:p>
          </table:table-cell>
          <table:table-cell office:value-type="float" office:value="0.1045" table:formula="msoxl:=IF(SUM(K27,M27,O27,'漁業生產量值-漁業種類別魚類別生產量值5'!C27)=0,&quot;-&quot;,SUM(K27,M27,O27,'漁業生產量值-漁業種類別魚類別生產量值5'!C27))" table:style-name="ce19">
            <text:p>0<text:s/></text:p>
          </table:table-cell>
          <table:table-cell office:value-type="float" office:value="14.1075" table:formula="msoxl:=IF(SUM(L27,N27,P27,'漁業生產量值-漁業種類別魚類別生產量值5'!D27)=0,&quot;-&quot;,SUM(L27,N27,P27,'漁業生產量值-漁業種類別魚類別生產量值5'!D27))" table:style-name="ce19">
            <text:p>1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6.4901999999999997" table:style-name="ce54">
            <text:p>6<text:s/></text:p>
          </table:table-cell>
          <table:table-cell office:value-type="float" office:value="556.51969999999994" table:style-name="ce54">
            <text:p>55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36.31990000000002" table:style-name="ce54">
            <text:p>336<text:s/></text:p>
          </table:table-cell>
          <table:table-cell office:value-type="float" office:value="12049.82999" table:style-name="ce54">
            <text:p>12,050<text:s/></text:p>
          </table:table-cell>
          <table:table-cell office:value-type="float" office:value="119.2788" table:formula="msoxl:=IF(SUM(K28,M28,O28,'漁業生產量值-漁業種類別魚類別生產量值5'!C28)=0,&quot;-&quot;,SUM(K28,M28,O28,'漁業生產量值-漁業種類別魚類別生產量值5'!C28))" table:style-name="ce19">
            <text:p>119<text:s/></text:p>
          </table:table-cell>
          <table:table-cell office:value-type="float" office:value="8007.9920000000002" table:formula="msoxl:=IF(SUM(L28,N28,P28,'漁業生產量值-漁業種類別魚類別生產量值5'!D28)=0,&quot;-&quot;,SUM(L28,N28,P28,'漁業生產量值-漁業種類別魚類別生產量值5'!D28))" table:style-name="ce19">
            <text:p>8,008<text:s/></text:p>
          </table:table-cell>
          <table:table-cell office:value-type="float" office:value="7.4497" table:style-name="ce54">
            <text:p>7<text:s/></text:p>
          </table:table-cell>
          <table:table-cell office:value-type="float" office:value="240.39653000000001" table:style-name="ce54">
            <text:p>24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3.585799999999999" table:style-name="ce54">
            <text:p>34<text:s/></text:p>
          </table:table-cell>
          <table:table-cell office:value-type="float" office:value="1515.9056399999999" table:style-name="ce54">
            <text:p>1,51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9,M29,O29,'漁業生產量值-漁業種類別魚類別生產量值5'!C29)=0,&quot;-&quot;,SUM(K29,M29,O29,'漁業生產量值-漁業種類別魚類別生產量值5'!C29))" table:style-name="ce19">
            <text:p>-</text:p>
          </table:table-cell>
          <table:table-cell office:value-type="string" office:string-value="-" table:formula="msoxl:=IF(SUM(L29,N29,P29,'漁業生產量值-漁業種類別魚類別生產量值5'!D29)=0,&quot;-&quot;,SUM(L29,N29,P29,'漁業生產量值-漁業種類別魚類別生產量值5'!D2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float" office:value="4.5949999999999998" table:style-name="ce54">
            <text:p>5<text:s/></text:p>
          </table:table-cell>
          <table:table-cell office:value-type="float" office:value="1104.3607" table:style-name="ce54">
            <text:p>1,10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6.0122" table:style-name="ce54">
            <text:p>56<text:s/></text:p>
          </table:table-cell>
          <table:table-cell office:value-type="float" office:value="2005.7969000000001" table:style-name="ce54">
            <text:p>2,006<text:s/></text:p>
          </table:table-cell>
          <table:table-cell office:value-type="float" office:value="70.228000000000009" table:formula="msoxl:=IF(SUM(K30,M30,O30,'漁業生產量值-漁業種類別魚類別生產量值5'!C30)=0,&quot;-&quot;,SUM(K30,M30,O30,'漁業生產量值-漁業種類別魚類別生產量值5'!C30))" table:style-name="ce19">
            <text:p>70<text:s/></text:p>
          </table:table-cell>
          <table:table-cell office:value-type="float" office:value="5822.8656300000002" table:formula="msoxl:=IF(SUM(L30,N30,P30,'漁業生產量值-漁業種類別魚類別生產量值5'!D30)=0,&quot;-&quot;,SUM(L30,N30,P30,'漁業生產量值-漁業種類別魚類別生產量值5'!D30))" table:style-name="ce19">
            <text:p>5,823<text:s/></text:p>
          </table:table-cell>
          <table:table-cell office:value-type="float" office:value="9.8309999999999995" table:style-name="ce54">
            <text:p>10<text:s/></text:p>
          </table:table-cell>
          <table:table-cell office:value-type="float" office:value="704.48946000000001" table:style-name="ce54">
            <text:p>704<text:s/></text:p>
          </table:table-cell>
          <table:table-cell office:value-type="float" office:value="9.8699999999999992" table:style-name="ce54">
            <text:p>10<text:s/></text:p>
          </table:table-cell>
          <table:table-cell office:value-type="float" office:value="711.42960000000005" table:style-name="ce54">
            <text:p>71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1,M31,O31,'漁業生產量值-漁業種類別魚類別生產量值5'!C31)=0,&quot;-&quot;,SUM(K31,M31,O31,'漁業生產量值-漁業種類別魚類別生產量值5'!C31))" table:style-name="ce19">
            <text:p>-</text:p>
          </table:table-cell>
          <table:table-cell office:value-type="string" office:string-value="-" table:formula="msoxl:=IF(SUM(L31,N31,P31,'漁業生產量值-漁業種類別魚類別生產量值5'!D31)=0,&quot;-&quot;,SUM(L31,N31,P31,'漁業生產量值-漁業種類別魚類別生產量值5'!D3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2,M32,O32,'漁業生產量值-漁業種類別魚類別生產量值5'!C32)=0,&quot;-&quot;,SUM(K32,M32,O32,'漁業生產量值-漁業種類別魚類別生產量值5'!C32))" table:style-name="ce19">
            <text:p>-</text:p>
          </table:table-cell>
          <table:table-cell office:value-type="string" office:string-value="-" table:formula="msoxl:=IF(SUM(L32,N32,P32,'漁業生產量值-漁業種類別魚類別生產量值5'!D32)=0,&quot;-&quot;,SUM(L32,N32,P32,'漁業生產量值-漁業種類別魚類別生產量值5'!D3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3,M33,O33,'漁業生產量值-漁業種類別魚類別生產量值5'!C33)=0,&quot;-&quot;,SUM(K33,M33,O33,'漁業生產量值-漁業種類別魚類別生產量值5'!C33))" table:style-name="ce19">
            <text:p>-</text:p>
          </table:table-cell>
          <table:table-cell office:value-type="string" office:string-value="-" table:formula="msoxl:=IF(SUM(L33,N33,P33,'漁業生產量值-漁業種類別魚類別生產量值5'!D33)=0,&quot;-&quot;,SUM(L33,N33,P33,'漁業生產量值-漁業種類別魚類別生產量值5'!D3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983.41700000000003" table:style-name="ce54">
            <text:p>983<text:s/></text:p>
          </table:table-cell>
          <table:table-cell office:value-type="float" office:value="21625.186900000001" table:style-name="ce54">
            <text:p>21,625<text:s/></text:p>
          </table:table-cell>
          <table:table-cell office:value-type="float" office:value="7453.661000000001" table:formula="msoxl:=IF(SUM(K34,M34,O34,'漁業生產量值-漁業種類別魚類別生產量值5'!C34)=0,&quot;-&quot;,SUM(K34,M34,O34,'漁業生產量值-漁業種類別魚類別生產量值5'!C34))" table:style-name="ce19">
            <text:p>7,454<text:s/></text:p>
          </table:table-cell>
          <table:table-cell office:value-type="float" office:value="251126.29120000001" table:formula="msoxl:=IF(SUM(L34,N34,P34,'漁業生產量值-漁業種類別魚類別生產量值5'!D34)=0,&quot;-&quot;,SUM(L34,N34,P34,'漁業生產量值-漁業種類別魚類別生產量值5'!D34))" table:style-name="ce19">
            <text:p>251,126<text:s/></text:p>
          </table:table-cell>
          <table:table-cell office:value-type="float" office:value="6848.9620000000004" table:style-name="ce54">
            <text:p>6,849<text:s/></text:p>
          </table:table-cell>
          <table:table-cell office:value-type="float" office:value="216119.33720000001" table:style-name="ce54">
            <text:p>216,119<text:s/></text:p>
          </table:table-cell>
          <table:table-cell office:value-type="float" office:value="561.23400000000004" table:style-name="ce54">
            <text:p>561<text:s/></text:p>
          </table:table-cell>
          <table:table-cell office:value-type="float" office:value="31039.8668" table:style-name="ce54">
            <text:p>31,040<text:s/></text:p>
          </table:table-cell>
          <table:table-cell office:value-type="float" office:value="25.852" table:style-name="ce54">
            <text:p>26<text:s/></text:p>
          </table:table-cell>
          <table:table-cell office:value-type="float" office:value="2069.16" table:style-name="ce54">
            <text:p>2,06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.7869999999999999" table:style-name="ce54">
            <text:p>2<text:s/></text:p>
          </table:table-cell>
          <table:table-cell office:value-type="float" office:value="702.29100000000005" table:style-name="ce54">
            <text:p>702<text:s/></text:p>
          </table:table-cell>
          <table:table-cell office:value-type="float" office:value="685.93799999999999" table:formula="msoxl:=IF(SUM(K35,M35,O35,'漁業生產量值-漁業種類別魚類別生產量值5'!C35)=0,&quot;-&quot;,SUM(K35,M35,O35,'漁業生產量值-漁業種類別魚類別生產量值5'!C35))" table:style-name="ce19">
            <text:p>686<text:s/></text:p>
          </table:table-cell>
          <table:table-cell office:value-type="float" office:value="29872.089800000002" table:formula="msoxl:=IF(SUM(L35,N35,P35,'漁業生產量值-漁業種類別魚類別生產量值5'!D35)=0,&quot;-&quot;,SUM(L35,N35,P35,'漁業生產量值-漁業種類別魚類別生產量值5'!D35))" table:style-name="ce19">
            <text:p>29,872<text:s/></text:p>
          </table:table-cell>
          <table:table-cell office:value-type="float" office:value="348.98200000000003" table:style-name="ce54">
            <text:p>349<text:s/></text:p>
          </table:table-cell>
          <table:table-cell office:value-type="float" office:value="11272.1186" table:style-name="ce54">
            <text:p>11,272<text:s/></text:p>
          </table:table-cell>
          <table:table-cell office:value-type="float" office:value="334.375" table:style-name="ce54">
            <text:p>334<text:s/></text:p>
          </table:table-cell>
          <table:table-cell office:value-type="float" office:value="18457.5" table:style-name="ce54">
            <text:p>18,45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37.188900000000004" table:formula="msoxl:=  IF(SUM(C37:C49)=0,&quot;-&quot;,SUM(C37:C49))" table:style-name="ce54">
            <text:p>37<text:s/></text:p>
          </table:table-cell>
          <table:table-cell office:value-type="float" office:value="5951.97217" table:formula="msoxl:=  IF(SUM(D37:D49)=0,&quot;-&quot;,SUM(D37:D49))" table:style-name="ce54">
            <text:p>5,952<text:s/></text:p>
          </table:table-cell>
          <table:table-cell office:value-type="float" office:value="61.341650000000001" table:formula="msoxl:=  IF(SUM(E37:E49)=0,&quot;-&quot;,SUM(E37:E49))" table:style-name="ce54">
            <text:p>61<text:s/></text:p>
          </table:table-cell>
          <table:table-cell office:value-type="float" office:value="5448.4783600000001" table:formula="msoxl:=  IF(SUM(F37:F49)=0,&quot;-&quot;,SUM(F37:F49))" table:style-name="ce54">
            <text:p>5,448<text:s/></text:p>
          </table:table-cell>
          <table:table-cell office:value-type="float" office:value="51.269099999999995" table:formula="msoxl:=  IF(SUM(G37:G49)=0,&quot;-&quot;,SUM(G37:G49))" table:style-name="ce54">
            <text:p>51<text:s/></text:p>
          </table:table-cell>
          <table:table-cell office:value-type="float" office:value="6859.3894099999998" table:formula="msoxl:=  IF(SUM(H37:H49)=0,&quot;-&quot;,SUM(H37:H49))" table:style-name="ce54">
            <text:p>6,859<text:s/></text:p>
          </table:table-cell>
          <table:table-cell office:value-type="float" office:value="1718.1889700000002" table:formula="msoxl:=IF(SUM(K36,M36,O36,'漁業生產量值-漁業種類別魚類別生產量值5'!C36)=0,&quot;-&quot;,SUM(K36,M36,O36,'漁業生產量值-漁業種類別魚類別生產量值5'!C36))" table:style-name="ce19">
            <text:p>1,718<text:s/></text:p>
          </table:table-cell>
          <table:table-cell office:value-type="float" office:value="136133.54242000001" table:formula="msoxl:=IF(SUM(L36,N36,P36,'漁業生產量值-漁業種類別魚類別生產量值5'!D36)=0,&quot;-&quot;,SUM(L36,N36,P36,'漁業生產量值-漁業種類別魚類別生產量值5'!D36))" table:style-name="ce19">
            <text:p>136,134<text:s/></text:p>
          </table:table-cell>
          <table:table-cell office:value-type="float" office:value="124.79425000000001" table:formula="msoxl:=  IF(SUM(K37:K49)=0,&quot;-&quot;,SUM(K37:K49))" table:style-name="ce54">
            <text:p>125<text:s/></text:p>
          </table:table-cell>
          <table:table-cell office:value-type="float" office:value="8810.7747799999997" table:formula="msoxl:=  IF(SUM(L37:L49)=0,&quot;-&quot;,SUM(L37:L49))" table:style-name="ce54">
            <text:p>8,811<text:s/></text:p>
          </table:table-cell>
          <table:table-cell office:value-type="float" office:value="573.47109999999998" table:formula="msoxl:=  IF(SUM(M37:M49)=0,&quot;-&quot;,SUM(M37:M49))" table:style-name="ce54">
            <text:p>573<text:s/></text:p>
          </table:table-cell>
          <table:table-cell office:value-type="float" office:value="31488.676899999999" table:formula="msoxl:=  IF(SUM(N37:N49)=0,&quot;-&quot;,SUM(N37:N49))" table:style-name="ce54">
            <text:p>31,489<text:s/></text:p>
          </table:table-cell>
          <table:table-cell office:value-type="float" office:value="53.92692000000001" table:formula="msoxl:=  IF(SUM(O37:O49)=0,&quot;-&quot;,SUM(O37:O49))" table:style-name="ce54">
            <text:p>54<text:s/></text:p>
          </table:table-cell>
          <table:table-cell office:value-type="float" office:value="8827.82359" table:formula="msoxl:=  IF(SUM(P37:P49)=0,&quot;-&quot;,SUM(P37:P49))" table:style-name="ce54">
            <text:p>8,82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0.55210000000000004" table:style-name="ce54">
            <text:p>1<text:s/></text:p>
          </table:table-cell>
          <table:table-cell office:value-type="float" office:value="72.96217" table:style-name="ce54">
            <text:p>73<text:s/></text:p>
          </table:table-cell>
          <table:table-cell office:value-type="float" office:value="21.897649999999999" table:style-name="ce54">
            <text:p>22<text:s/></text:p>
          </table:table-cell>
          <table:table-cell office:value-type="float" office:value="2157.3144600000001" table:style-name="ce54">
            <text:p>2,157<text:s/></text:p>
          </table:table-cell>
          <table:table-cell office:value-type="float" office:value="40.264000000000003" table:style-name="ce54">
            <text:p>40<text:s/></text:p>
          </table:table-cell>
          <table:table-cell office:value-type="float" office:value="5791.1973099999996" table:style-name="ce54">
            <text:p>5,791<text:s/></text:p>
          </table:table-cell>
          <table:table-cell office:value-type="float" office:value="1297.3170500000001" table:formula="msoxl:=IF(SUM(K37,M37,O37,'漁業生產量值-漁業種類別魚類別生產量值5'!C37)=0,&quot;-&quot;,SUM(K37,M37,O37,'漁業生產量值-漁業種類別魚類別生產量值5'!C37))" table:style-name="ce19">
            <text:p>1,297<text:s/></text:p>
          </table:table-cell>
          <table:table-cell office:value-type="float" office:value="94883.464449999999" table:formula="msoxl:=IF(SUM(L37,N37,P37,'漁業生產量值-漁業種類別魚類別生產量值5'!D37)=0,&quot;-&quot;,SUM(L37,N37,P37,'漁業生產量值-漁業種類別魚類別生產量值5'!D37))" table:style-name="ce19">
            <text:p>94,883<text:s/></text:p>
          </table:table-cell>
          <table:table-cell office:value-type="float" office:value="84.63355" table:style-name="ce54">
            <text:p>85<text:s/></text:p>
          </table:table-cell>
          <table:table-cell office:value-type="float" office:value="5112.3145800000002" table:style-name="ce54">
            <text:p>5,112<text:s/></text:p>
          </table:table-cell>
          <table:table-cell office:value-type="float" office:value="534.72109999999998" table:style-name="ce54">
            <text:p>535<text:s/></text:p>
          </table:table-cell>
          <table:table-cell office:value-type="float" office:value="25417.760399999999" table:style-name="ce54">
            <text:p>25,418<text:s/></text:p>
          </table:table-cell>
          <table:table-cell office:value-type="float" office:value="22.267099999999999" table:style-name="ce54">
            <text:p>22<text:s/></text:p>
          </table:table-cell>
          <table:table-cell office:value-type="float" office:value="3678.9853199999998" table:style-name="ce54">
            <text:p>3,67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8,M38,O38,'漁業生產量值-漁業種類別魚類別生產量值5'!C38)=0,&quot;-&quot;,SUM(K38,M38,O38,'漁業生產量值-漁業種類別魚類別生產量值5'!C38))" table:style-name="ce19">
            <text:p>-</text:p>
          </table:table-cell>
          <table:table-cell office:value-type="string" office:string-value="-" table:formula="msoxl:=IF(SUM(L38,N38,P38,'漁業生產量值-漁業種類別魚類別生產量值5'!D38)=0,&quot;-&quot;,SUM(L38,N38,P38,'漁業生產量值-漁業種類別魚類別生產量值5'!D3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.6500000000000004" table:style-name="ce54">
            <text:p>5<text:s/></text:p>
          </table:table-cell>
          <table:table-cell office:value-type="float" office:value="219.48" table:style-name="ce54">
            <text:p>219<text:s/></text:p>
          </table:table-cell>
          <table:table-cell office:value-type="float" office:value="43.37" table:formula="msoxl:=IF(SUM(K39,M39,O39,'漁業生產量值-漁業種類別魚類別生產量值5'!C39)=0,&quot;-&quot;,SUM(K39,M39,O39,'漁業生產量值-漁業種類別魚類別生產量值5'!C39))" table:style-name="ce19">
            <text:p>43<text:s/></text:p>
          </table:table-cell>
          <table:table-cell office:value-type="float" office:value="6984.5859999999993" table:formula="msoxl:=IF(SUM(L39,N39,P39,'漁業生產量值-漁業種類別魚類別生產量值5'!D39)=0,&quot;-&quot;,SUM(L39,N39,P39,'漁業生產量值-漁業種類別魚類別生產量值5'!D39))" table:style-name="ce19">
            <text:p>6,985<text:s/></text:p>
          </table:table-cell>
          <table:table-cell office:value-type="float" office:value="5.9969999999999999" table:style-name="ce54">
            <text:p>6<text:s/></text:p>
          </table:table-cell>
          <table:table-cell office:value-type="float" office:value="155.922" table:style-name="ce54">
            <text:p>156<text:s/></text:p>
          </table:table-cell>
          <table:table-cell office:value-type="float" office:value="27.6" table:style-name="ce54">
            <text:p>28<text:s/></text:p>
          </table:table-cell>
          <table:table-cell office:value-type="float" office:value="5520" table:style-name="ce54">
            <text:p>5,520<text:s/></text:p>
          </table:table-cell>
          <table:table-cell office:value-type="float" office:value="0.94" table:style-name="ce54">
            <text:p>1<text:s/></text:p>
          </table:table-cell>
          <table:table-cell office:value-type="float" office:value="76.516000000000005" table:style-name="ce54">
            <text:p>7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14.9145" table:style-name="ce54">
            <text:p>15<text:s/></text:p>
          </table:table-cell>
          <table:table-cell office:value-type="float" office:value="1867.2995000000001" table:style-name="ce54">
            <text:p>1,867<text:s/></text:p>
          </table:table-cell>
          <table:table-cell office:value-type="float" office:value="25.873000000000001" table:style-name="ce54">
            <text:p>26<text:s/></text:p>
          </table:table-cell>
          <table:table-cell office:value-type="float" office:value="2160.8449999999998" table:style-name="ce54">
            <text:p>2,161<text:s/></text:p>
          </table:table-cell>
          <table:table-cell office:value-type="float" office:value="5.8975999999999997" table:style-name="ce54">
            <text:p>6<text:s/></text:p>
          </table:table-cell>
          <table:table-cell office:value-type="float" office:value="770.55060000000003" table:style-name="ce54">
            <text:p>771<text:s/></text:p>
          </table:table-cell>
          <table:table-cell office:value-type="float" office:value="285.14431999999999" table:formula="msoxl:=IF(SUM(K40,M40,O40,'漁業生產量值-漁業種類別魚類別生產量值5'!C40)=0,&quot;-&quot;,SUM(K40,M40,O40,'漁業生產量值-漁業種類別魚類別生產量值5'!C40))" table:style-name="ce19">
            <text:p>285<text:s/></text:p>
          </table:table-cell>
          <table:table-cell office:value-type="float" office:value="23516.245569999999" table:formula="msoxl:=IF(SUM(L40,N40,P40,'漁業生產量值-漁業種類別魚類別生產量值5'!D40)=0,&quot;-&quot;,SUM(L40,N40,P40,'漁業生產量值-漁業種類別魚類別生產量值5'!D40))" table:style-name="ce19">
            <text:p>23,516<text:s/></text:p>
          </table:table-cell>
          <table:table-cell office:value-type="float" office:value="32.3797" table:style-name="ce54">
            <text:p>32<text:s/></text:p>
          </table:table-cell>
          <table:table-cell office:value-type="float" office:value="3399.8182000000002" table:style-name="ce54">
            <text:p>3,400<text:s/></text:p>
          </table:table-cell>
          <table:table-cell office:value-type="float" office:value="11.15" table:style-name="ce54">
            <text:p>11<text:s/></text:p>
          </table:table-cell>
          <table:table-cell office:value-type="float" office:value="550.91650000000004" table:style-name="ce54">
            <text:p>551<text:s/></text:p>
          </table:table-cell>
          <table:table-cell office:value-type="float" office:value="17.087420000000002" table:style-name="ce54">
            <text:p>17<text:s/></text:p>
          </table:table-cell>
          <table:table-cell office:value-type="float" office:value="2393.4066699999998" table:style-name="ce54">
            <text:p>2,39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float" office:value="0.66920000000000002" table:style-name="ce54">
            <text:p>1<text:s/></text:p>
          </table:table-cell>
          <table:table-cell office:value-type="float" office:value="132.44049999999999" table:style-name="ce54">
            <text:p>13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30609999999999998" table:style-name="ce54">
            <text:p>0<text:s/></text:p>
          </table:table-cell>
          <table:table-cell office:value-type="float" office:value="52.3431" table:style-name="ce54">
            <text:p>52<text:s/></text:p>
          </table:table-cell>
          <table:table-cell office:value-type="float" office:value="4.2191000000000001" table:formula="msoxl:=IF(SUM(K41,M41,O41,'漁業生產量值-漁業種類別魚類別生產量值5'!C41)=0,&quot;-&quot;,SUM(K41,M41,O41,'漁業生產量值-漁業種類別魚類別生產量值5'!C41))" table:style-name="ce19">
            <text:p>4<text:s/></text:p>
          </table:table-cell>
          <table:table-cell office:value-type="float" office:value="730.91377" table:formula="msoxl:=IF(SUM(L41,N41,P41,'漁業生產量值-漁業種類別魚類別生產量值5'!D41)=0,&quot;-&quot;,SUM(L41,N41,P41,'漁業生產量值-漁業種類別魚類別生產量值5'!D41))" table:style-name="ce19">
            <text:p>73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.9328000000000001" table:style-name="ce54">
            <text:p>2<text:s/></text:p>
          </table:table-cell>
          <table:table-cell office:value-type="float" office:value="422.26326999999998" table:style-name="ce54">
            <text:p>42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float" office:value="4.4191000000000003" table:style-name="ce54">
            <text:p>4<text:s/></text:p>
          </table:table-cell>
          <table:table-cell office:value-type="float" office:value="741.02" table:style-name="ce54">
            <text:p>741<text:s/></text:p>
          </table:table-cell>
          <table:table-cell office:value-type="float" office:value="13.372999999999999" table:style-name="ce54">
            <text:p>13<text:s/></text:p>
          </table:table-cell>
          <table:table-cell office:value-type="float" office:value="1093.7258999999999" table:style-name="ce54">
            <text:p>1,094<text:s/></text:p>
          </table:table-cell>
          <table:table-cell office:value-type="float" office:value="0.15107000000000001" table:style-name="ce54">
            <text:p>0<text:s/></text:p>
          </table:table-cell>
          <table:table-cell office:value-type="float" office:value="25.785399999999999" table:style-name="ce54">
            <text:p>26<text:s/></text:p>
          </table:table-cell>
          <table:table-cell office:value-type="float" office:value="64.669200000000004" table:formula="msoxl:=IF(SUM(K42,M42,O42,'漁業生產量值-漁業種類別魚類別生產量值5'!C42)=0,&quot;-&quot;,SUM(K42,M42,O42,'漁業生產量值-漁業種類別魚類別生產量值5'!C42))" table:style-name="ce19">
            <text:p>65<text:s/></text:p>
          </table:table-cell>
          <table:table-cell office:value-type="float" office:value="5321.2793700000002" table:formula="msoxl:=IF(SUM(L42,N42,P42,'漁業生產量值-漁業種類別魚類別生產量值5'!D42)=0,&quot;-&quot;,SUM(L42,N42,P42,'漁業生產量值-漁業種類別魚類別生產量值5'!D42))" table:style-name="ce19">
            <text:p>5,32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.2745000000000002" table:style-name="ce54">
            <text:p>2<text:s/></text:p>
          </table:table-cell>
          <table:table-cell office:value-type="float" office:value="429.51567" table:style-name="ce54">
            <text:p>43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16.634" table:style-name="ce54">
            <text:p>17<text:s/></text:p>
          </table:table-cell>
          <table:table-cell office:value-type="float" office:value="3138.25" table:style-name="ce54">
            <text:p>3,138<text:s/></text:p>
          </table:table-cell>
          <table:table-cell office:value-type="float" office:value="0.19800000000000001" table:style-name="ce54">
            <text:p>0<text:s/></text:p>
          </table:table-cell>
          <table:table-cell office:value-type="float" office:value="36.593000000000004" table:style-name="ce54">
            <text:p>37<text:s/></text:p>
          </table:table-cell>
          <table:table-cell office:value-type="float" office:value="3.3E-4" table:style-name="ce54">
            <text:p>0<text:s/></text:p>
          </table:table-cell>
          <table:table-cell office:value-type="float" office:value="3.3000000000000002E-2" table:style-name="ce54">
            <text:p>0<text:s/></text:p>
          </table:table-cell>
          <table:table-cell office:value-type="float" office:value="23.4693" table:formula="msoxl:=IF(SUM(K43,M43,O43,'漁業生產量值-漁業種類別魚類別生產量值5'!C43)=0,&quot;-&quot;,SUM(K43,M43,O43,'漁業生產量值-漁業種類別魚類別生產量值5'!C43))" table:style-name="ce19">
            <text:p>23<text:s/></text:p>
          </table:table-cell>
          <table:table-cell office:value-type="float" office:value="4697.0532600000006" table:formula="msoxl:=IF(SUM(L43,N43,P43,'漁業生產量值-漁業種類別魚類別生產量值5'!D43)=0,&quot;-&quot;,SUM(L43,N43,P43,'漁業生產量值-漁業種類別魚類別生產量值5'!D43))" table:style-name="ce19">
            <text:p>4,697<text:s/></text:p>
          </table:table-cell>
          <table:table-cell office:value-type="float" office:value="1.784" table:style-name="ce54">
            <text:p>2<text:s/></text:p>
          </table:table-cell>
          <table:table-cell office:value-type="float" office:value="142.72" table:style-name="ce54">
            <text:p>14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9.4251000000000005" table:style-name="ce54">
            <text:p>9<text:s/></text:p>
          </table:table-cell>
          <table:table-cell office:value-type="float" office:value="1827.1366599999999" table:style-name="ce54">
            <text:p>1,82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4,M44,O44,'漁業生產量值-漁業種類別魚類別生產量值5'!C44)=0,&quot;-&quot;,SUM(K44,M44,O44,'漁業生產量值-漁業種類別魚類別生產量值5'!C44))" table:style-name="ce19">
            <text:p>-</text:p>
          </table:table-cell>
          <table:table-cell office:value-type="string" office:string-value="-" table:formula="msoxl:=IF(SUM(L44,N44,P44,'漁業生產量值-漁業種類別魚類別生產量值5'!D44)=0,&quot;-&quot;,SUM(L44,N44,P44,'漁業生產量值-漁業種類別魚類別生產量值5'!D4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5,M45,O45,'漁業生產量值-漁業種類別魚類別生產量值5'!C45)=0,&quot;-&quot;,SUM(K45,M45,O45,'漁業生產量值-漁業種類別魚類別生產量值5'!C45))" table:style-name="ce19">
            <text:p>-</text:p>
          </table:table-cell>
          <table:table-cell office:value-type="string" office:string-value="-" table:formula="msoxl:=IF(SUM(L45,N45,P45,'漁業生產量值-漁業種類別魚類別生產量值5'!D45)=0,&quot;-&quot;,SUM(L45,N45,P45,'漁業生產量值-漁業種類別魚類別生產量值5'!D4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6,M46,O46,'漁業生產量值-漁業種類別魚類別生產量值5'!C46)=0,&quot;-&quot;,SUM(K46,M46,O46,'漁業生產量值-漁業種類別魚類別生產量值5'!C46))" table:style-name="ce19">
            <text:p>-</text:p>
          </table:table-cell>
          <table:table-cell office:value-type="string" office:string-value="-" table:formula="msoxl:=IF(SUM(L46,N46,P46,'漁業生產量值-漁業種類別魚類別生產量值5'!D46)=0,&quot;-&quot;,SUM(L46,N46,P46,'漁業生產量值-漁業種類別魚類別生產量值5'!D4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7,M47,O47,'漁業生產量值-漁業種類別魚類別生產量值5'!C47)=0,&quot;-&quot;,SUM(K47,M47,O47,'漁業生產量值-漁業種類別魚類別生產量值5'!C47))" table:style-name="ce19">
            <text:p>-</text:p>
          </table:table-cell>
          <table:table-cell office:value-type="string" office:string-value="-" table:formula="msoxl:=IF(SUM(L47,N47,P47,'漁業生產量值-漁業種類別魚類別生產量值5'!D47)=0,&quot;-&quot;,SUM(L47,N47,P47,'漁業生產量值-漁業種類別魚類別生產量值5'!D4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8,M48,O48,'漁業生產量值-漁業種類別魚類別生產量值5'!C48)=0,&quot;-&quot;,SUM(K48,M48,O48,'漁業生產量值-漁業種類別魚類別生產量值5'!C48))" table:style-name="ce19">
            <text:p>-</text:p>
          </table:table-cell>
          <table:table-cell office:value-type="string" office:string-value="-" table:formula="msoxl:=IF(SUM(L48,N48,P48,'漁業生產量值-漁業種類別魚類別生產量值5'!D48)=0,&quot;-&quot;,SUM(L48,N48,P48,'漁業生產量值-漁業種類別魚類別生產量值5'!D4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9,M49,O49,'漁業生產量值-漁業種類別魚類別生產量值5'!C49)=0,&quot;-&quot;,SUM(K49,M49,O49,'漁業生產量值-漁業種類別魚類別生產量值5'!C49))" table:style-name="ce19">
            <text:p>-</text:p>
          </table:table-cell>
          <table:table-cell office:value-type="string" office:string-value="-" table:formula="msoxl:=IF(SUM(L49,N49,P49,'漁業生產量值-漁業種類別魚類別生產量值5'!D49)=0,&quot;-&quot;,SUM(L49,N49,P49,'漁業生產量值-漁業種類別魚類別生產量值5'!D4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54">
            <text:p>-</text:p>
          </table:table-cell>
          <table:table-cell office:value-type="string" office:string-value="-" table:formula="msoxl:=  IF(SUM(D51:D53)=0,&quot;-&quot;,SUM(D51:D53))" table:style-name="ce54">
            <text:p>-</text:p>
          </table:table-cell>
          <table:table-cell office:value-type="float" office:value="884.44626000000005" table:formula="msoxl:=  IF(SUM(E51:E53)=0,&quot;-&quot;,SUM(E51:E53))" table:style-name="ce54">
            <text:p>884<text:s/></text:p>
          </table:table-cell>
          <table:table-cell office:value-type="float" office:value="296100.72840000002" table:formula="msoxl:=  IF(SUM(F51:F53)=0,&quot;-&quot;,SUM(F51:F53))" table:style-name="ce54">
            <text:p>296,101<text:s/>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float" office:value="303.7749" table:formula="msoxl:=IF(SUM(K50,M50,O50,'漁業生產量值-漁業種類別魚類別生產量值5'!C50)=0,&quot;-&quot;,SUM(K50,M50,O50,'漁業生產量值-漁業種類別魚類別生產量值5'!C50))" table:style-name="ce19">
            <text:p>304<text:s/></text:p>
          </table:table-cell>
          <table:table-cell office:value-type="float" office:value="72760.164050000007" table:formula="msoxl:=IF(SUM(L50,N50,P50,'漁業生產量值-漁業種類別魚類別生產量值5'!D50)=0,&quot;-&quot;,SUM(L50,N50,P50,'漁業生產量值-漁業種類別魚類別生產量值5'!D50))" table:style-name="ce19">
            <text:p>72,760<text:s/>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office:value-type="string" office:string-value="-" table:formula="msoxl:=  IF(SUM(O51:O53)=0,&quot;-&quot;,SUM(O51:O53))" table:style-name="ce54">
            <text:p>-</text:p>
          </table:table-cell>
          <table:table-cell office:value-type="string" office:string-value="-" table:formula="msoxl:=  IF(SUM(P51:P53)=0,&quot;-&quot;,SUM(P51:P5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1,M51,O51,'漁業生產量值-漁業種類別魚類別生產量值5'!C51)=0,&quot;-&quot;,SUM(K51,M51,O51,'漁業生產量值-漁業種類別魚類別生產量值5'!C51))" table:style-name="ce19">
            <text:p>-</text:p>
          </table:table-cell>
          <table:table-cell office:value-type="string" office:string-value="-" table:formula="msoxl:=IF(SUM(L51,N51,P51,'漁業生產量值-漁業種類別魚類別生產量值5'!D51)=0,&quot;-&quot;,SUM(L51,N51,P51,'漁業生產量值-漁業種類別魚類別生產量值5'!D5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884.44626000000005" table:style-name="ce54">
            <text:p>884<text:s/></text:p>
          </table:table-cell>
          <table:table-cell office:value-type="float" office:value="296100.72840000002" table:style-name="ce54">
            <text:p>296,10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03.7749" table:formula="msoxl:=IF(SUM(K52,M52,O52,'漁業生產量值-漁業種類別魚類別生產量值5'!C52)=0,&quot;-&quot;,SUM(K52,M52,O52,'漁業生產量值-漁業種類別魚類別生產量值5'!C52))" table:style-name="ce19">
            <text:p>304<text:s/></text:p>
          </table:table-cell>
          <table:table-cell office:value-type="float" office:value="72760.164050000007" table:formula="msoxl:=IF(SUM(L52,N52,P52,'漁業生產量值-漁業種類別魚類別生產量值5'!D52)=0,&quot;-&quot;,SUM(L52,N52,P52,'漁業生產量值-漁業種類別魚類別生產量值5'!D52))" table:style-name="ce19">
            <text:p>72,76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3,M53,O53,'漁業生產量值-漁業種類別魚類別生產量值5'!C53)=0,&quot;-&quot;,SUM(K53,M53,O53,'漁業生產量值-漁業種類別魚類別生產量值5'!C53))" table:style-name="ce19">
            <text:p>-</text:p>
          </table:table-cell>
          <table:table-cell office:value-type="string" office:string-value="-" table:formula="msoxl:=IF(SUM(L53,N53,P53,'漁業生產量值-漁業種類別魚類別生產量值5'!D53)=0,&quot;-&quot;,SUM(L53,N53,P53,'漁業生產量值-漁業種類別魚類別生產量值5'!D5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IF(SUM(K54,M54,O54,'漁業生產量值-漁業種類別魚類別生產量值5'!C54)=0,&quot;-&quot;,SUM(K54,M54,O54,'漁業生產量值-漁業種類別魚類別生產量值5'!C54))" table:style-name="ce19">
            <text:p>-</text:p>
          </table:table-cell>
          <table:table-cell office:value-type="string" office:string-value="-" table:formula="msoxl:=IF(SUM(L54,N54,P54,'漁業生產量值-漁業種類別魚類別生產量值5'!D54)=0,&quot;-&quot;,SUM(L54,N54,P54,'漁業生產量值-漁業種類別魚類別生產量值5'!D54))" table:style-name="ce19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string" office:string-value="-" table:formula="msoxl:=  IF(SUM(O55:O57)=0,&quot;-&quot;,SUM(O55:O57))" table:style-name="ce54">
            <text:p>-</text:p>
          </table:table-cell>
          <table:table-cell office:value-type="string" office:string-value="-" table:formula="msoxl:=  IF(SUM(P55:P57)=0,&quot;-&quot;,SUM(P55:P57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5,M55,O55,'漁業生產量值-漁業種類別魚類別生產量值5'!C55)=0,&quot;-&quot;,SUM(K55,M55,O55,'漁業生產量值-漁業種類別魚類別生產量值5'!C55))" table:style-name="ce19">
            <text:p>-</text:p>
          </table:table-cell>
          <table:table-cell office:value-type="string" office:string-value="-" table:formula="msoxl:=IF(SUM(L55,N55,P55,'漁業生產量值-漁業種類別魚類別生產量值5'!D55)=0,&quot;-&quot;,SUM(L55,N55,P55,'漁業生產量值-漁業種類別魚類別生產量值5'!D5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6,M56,O56,'漁業生產量值-漁業種類別魚類別生產量值5'!C56)=0,&quot;-&quot;,SUM(K56,M56,O56,'漁業生產量值-漁業種類別魚類別生產量值5'!C56))" table:style-name="ce19">
            <text:p>-</text:p>
          </table:table-cell>
          <table:table-cell office:value-type="string" office:string-value="-" table:formula="msoxl:=IF(SUM(L56,N56,P56,'漁業生產量值-漁業種類別魚類別生產量值5'!D56)=0,&quot;-&quot;,SUM(L56,N56,P56,'漁業生產量值-漁業種類別魚類別生產量值5'!D5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7,M57,O57,'漁業生產量值-漁業種類別魚類別生產量值5'!C57)=0,&quot;-&quot;,SUM(K57,M57,O57,'漁業生產量值-漁業種類別魚類別生產量值5'!C57))" table:style-name="ce19">
            <text:p>-</text:p>
          </table:table-cell>
          <table:table-cell office:value-type="string" office:string-value="-" table:formula="msoxl:=IF(SUM(L57,N57,P57,'漁業生產量值-漁業種類別魚類別生產量值5'!D57)=0,&quot;-&quot;,SUM(L57,N57,P57,'漁業生產量值-漁業種類別魚類別生產量值5'!D5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string" office:string-value="-" table:formula="msoxl:=  IF(SUM(C59,C60,C61,C63)=0,IF(C62=0,&quot;-&quot;,C62),SUM(C59,C60,C61,C63))" table:style-name="ce54">
            <text:p>-</text:p>
          </table:table-cell>
          <table:table-cell office:value-type="string" office:string-value="-" table:formula="msoxl:=  IF(SUM(D59:D63)=0,&quot;-&quot;,SUM(D59:D63))" table:style-name="ce54">
            <text:p>-</text:p>
          </table:table-cell>
          <table:table-cell office:value-type="float" office:value="499.56" table:formula="msoxl:=  IF(SUM(E59,E60,E61,E63)=0,IF(E62=0,&quot;-&quot;,E62),SUM(E59,E60,E61,E63))" table:style-name="ce54">
            <text:p>500<text:s/></text:p>
          </table:table-cell>
          <table:table-cell office:value-type="float" office:value="91872.68" table:formula="msoxl:=  IF(SUM(F59:F63)=0,&quot;-&quot;,SUM(F59:F63))" table:style-name="ce54">
            <text:p>91,873<text:s/></text:p>
          </table:table-cell>
          <table:table-cell office:value-type="string" office:string-value="-" table:formula="msoxl:=  IF(SUM(G59,G60,G61,G63)=0,IF(G62=0,&quot;-&quot;,G62),SUM(G59,G60,G61,G63))" table:style-name="ce54">
            <text:p>-</text:p>
          </table:table-cell>
          <table:table-cell office:value-type="string" office:string-value="-" table:formula="msoxl:=  IF(SUM(H59:H63)=0,&quot;-&quot;,SUM(H59:H63))" table:style-name="ce54">
            <text:p>-</text:p>
          </table:table-cell>
          <table:table-cell office:value-type="float" office:value="635.03300000000002" table:formula="msoxl:=IF(SUM(K58,M58,O58,'漁業生產量值-漁業種類別魚類別生產量值5'!C58)=0,&quot;-&quot;,SUM(K58,M58,O58,'漁業生產量值-漁業種類別魚類別生產量值5'!C58))" table:style-name="ce19">
            <text:p>635<text:s/></text:p>
          </table:table-cell>
          <table:table-cell office:value-type="float" office:value="107366.3407" table:formula="msoxl:=IF(SUM(L58,N58,P58,'漁業生產量值-漁業種類別魚類別生產量值5'!D58)=0,&quot;-&quot;,SUM(L58,N58,P58,'漁業生產量值-漁業種類別魚類別生產量值5'!D58))" table:style-name="ce19">
            <text:p>107,366<text:s/></text:p>
          </table:table-cell>
          <table:table-cell office:value-type="string" office:string-value="-" table:formula="msoxl:=  IF(SUM(K59,K60,K61,K63)=0,IF(K62=0,&quot;-&quot;,K62),SUM(K59,K60,K61,K63))" table:style-name="ce54">
            <text:p>-</text:p>
          </table:table-cell>
          <table:table-cell office:value-type="string" office:string-value="-" table:formula="msoxl:=  IF(SUM(L59:L63)=0,&quot;-&quot;,SUM(L59:L63))" table:style-name="ce54">
            <text:p>-</text:p>
          </table:table-cell>
          <table:table-cell office:value-type="string" office:string-value="-" table:formula="msoxl:=  IF(SUM(M59,M60,M61,M63)=0,IF(M62=0,&quot;-&quot;,M62),SUM(M59,M60,M61,M63))" table:style-name="ce54">
            <text:p>-</text:p>
          </table:table-cell>
          <table:table-cell office:value-type="string" office:string-value="-" table:formula="msoxl:=  IF(SUM(N59:N63)=0,&quot;-&quot;,SUM(N59:N63))" table:style-name="ce54">
            <text:p>-</text:p>
          </table:table-cell>
          <table:table-cell office:value-type="string" office:string-value="-" table:formula="msoxl:=  IF(SUM(O59,O60,O61,O63)=0,IF(O62=0,&quot;-&quot;,O62),SUM(O59,O60,O61,O63))" table:style-name="ce54">
            <text:p>-</text:p>
          </table:table-cell>
          <table:table-cell office:value-type="string" office:string-value="-" table:formula="msoxl:=  IF(SUM(P59:P63)=0,&quot;-&quot;,SUM(P59:P6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99.56" table:style-name="ce54">
            <text:p>500<text:s/></text:p>
          </table:table-cell>
          <table:table-cell office:value-type="float" office:value="91872.68" table:style-name="ce54">
            <text:p>91,87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35.03300000000002" table:formula="msoxl:=IF(SUM(K59,M59,O59,'漁業生產量值-漁業種類別魚類別生產量值5'!C59)=0,&quot;-&quot;,SUM(K59,M59,O59,'漁業生產量值-漁業種類別魚類別生產量值5'!C59))" table:style-name="ce19">
            <text:p>635<text:s/></text:p>
          </table:table-cell>
          <table:table-cell office:value-type="float" office:value="107366.3407" table:formula="msoxl:=IF(SUM(L59,N59,P59,'漁業生產量值-漁業種類別魚類別生產量值5'!D59)=0,&quot;-&quot;,SUM(L59,N59,P59,'漁業生產量值-漁業種類別魚類別生產量值5'!D59))" table:style-name="ce19">
            <text:p>107,36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60,M60,O60,'漁業生產量值-漁業種類別魚類別生產量值5'!C60)=0,&quot;-&quot;,SUM(K60,M60,O60,'漁業生產量值-漁業種類別魚類別生產量值5'!C60))" table:style-name="ce19">
            <text:p>-</text:p>
          </table:table-cell>
          <table:table-cell office:value-type="string" office:string-value="-" table:formula="msoxl:=IF(SUM(L60,N60,P60,'漁業生產量值-漁業種類別魚類別生產量值5'!D60)=0,&quot;-&quot;,SUM(L60,N60,P60,'漁業生產量值-漁業種類別魚類別生產量值5'!D6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61,M61,O61,'漁業生產量值-漁業種類別魚類別生產量值5'!C61)=0,&quot;-&quot;,SUM(K61,M61,O61,'漁業生產量值-漁業種類別魚類別生產量值5'!C61))" table:style-name="ce19">
            <text:p>-</text:p>
          </table:table-cell>
          <table:table-cell office:value-type="string" office:string-value="-" table:formula="msoxl:=IF(SUM(L61,N61,P61,'漁業生產量值-漁業種類別魚類別生產量值5'!D61)=0,&quot;-&quot;,SUM(L61,N61,P61,'漁業生產量值-漁業種類別魚類別生產量值5'!D6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62,M62,O62,'漁業生產量值-漁業種類別魚類別生產量值5'!C62)=0,&quot;-&quot;,SUM(K62,M62,O62,'漁業生產量值-漁業種類別魚類別生產量值5'!C62))" table:style-name="ce19">
            <text:p>-</text:p>
          </table:table-cell>
          <table:table-cell office:value-type="string" office:string-value="-" table:formula="msoxl:=IF(SUM(L62,N62,P62,'漁業生產量值-漁業種類別魚類別生產量值5'!D62)=0,&quot;-&quot;,SUM(L62,N62,P62,'漁業生產量值-漁業種類別魚類別生產量值5'!D6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63,M63,O63,'漁業生產量值-漁業種類別魚類別生產量值5'!C63)=0,&quot;-&quot;,SUM(K63,M63,O63,'漁業生產量值-漁業種類別魚類別生產量值5'!C63))" table:style-name="ce19">
            <text:p>-</text:p>
          </table:table-cell>
          <table:table-cell office:value-type="string" office:string-value="-" table:formula="msoxl:=IF(SUM(L63,N63,P63,'漁業生產量值-漁業種類別魚類別生產量值5'!D63)=0,&quot;-&quot;,SUM(L63,N63,P63,'漁業生產量值-漁業種類別魚類別生產量值5'!D63))" table:style-name="ce19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5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6" table:number-columns-repeated="16367" table:default-cell-style-name="ce31"/>
        <table:table-row table:style-name="ro1">
          <table:table-cell office:value-type="string" table:number-columns-spanned="3" table:number-rows-spanned="1" table:style-name="ce125">
            <text:p>7‧漁業生產量</text:p>
          </table:table-cell>
          <table:covered-table-cell table:number-columns-repeated="2"/>
          <table:table-cell table:number-columns-repeated="6" table:style-name="ce31"/>
          <table:table-cell office:value-type="string" table:style-name="ce31">
            <text:p>7‧FISHERIES PRODUCTION</text:p>
          </table:table-cell>
          <table:table-cell table:number-columns-repeated="16374" table:style-name="ce31"/>
        </table:table-row>
        <table:table-row table:style-name="ro2">
          <table:table-cell table:number-columns-repeated="4" table:style-name="ce31"/>
          <table:table-cell office:value-type="string" table:style-name="ce32">
            <text:p>單位：</text:p>
          </table:table-cell>
          <table:table-cell office:value-type="string" table:style-name="ce33">
            <text:p>產量：公噸, 千尾(觀賞魚)</text:p>
          </table:table-cell>
          <table:table-cell table:style-name="ce31"/>
          <table:table-cell table:number-columns-repeated="2" table:style-name="ce33"/>
          <table:table-cell table:number-columns-repeated="2" table:style-name="ce31"/>
          <table:table-cell office:value-type="string" table:style-name="ce32">
            <text:p>Unit：</text:p>
          </table:table-cell>
          <table:table-cell office:value-type="string" table:style-name="ce33">
            <text:p>Quantity：M.T.; 1000Pcs. by ornamental fish</text:p>
          </table:table-cell>
          <table:table-cell table:number-columns-repeated="16371" table:style-name="ce31"/>
        </table:table-row>
        <table:table-row table:style-name="ro2">
          <table:table-cell table:style-name="ce31"/>
          <table:table-cell office:value-type="string" table:number-columns-spanned="3" table:number-rows-spanned="1" table:style-name="ce11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31"/>
          <table:table-cell office:value-type="string" table:style-name="ce34">
            <text:p>價值：新臺幣千元</text:p>
          </table:table-cell>
          <table:table-cell table:style-name="ce31"/>
          <table:table-cell table:style-name="ce34"/>
          <table:table-cell office:value-type="string" table:style-name="ce34">
            <text:p>(1) By type of fisheries by species(Continued)</text:p>
          </table:table-cell>
          <table:table-cell table:number-columns-repeated="3" table:style-name="ce31"/>
          <table:table-cell office:value-type="string" table:style-name="ce35">
            <text:p>Value：Thousand NT $</text:p>
          </table:table-cell>
          <table:table-cell table:number-columns-repeated="16371" table:style-name="ce31"/>
        </table:table-row>
        <table:table-row table:style-name="ro2">
          <table:table-cell table:style-name="ce36"/>
          <table:table-cell office:value-type="string" table:number-columns-spanned="1" table:number-rows-spanned="3" table:style-name="ce175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5" draw:style-name="a5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7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2" table:number-rows-spanned="1" table:style-name="ce174">
            <text:p>鰺 <text:s text:c="5"/>科</text:p>
          </table:table-cell>
          <table:covered-table-cell/>
          <table:table-cell table:style-name="ce38"/>
          <table:table-cell table:style-name="ce39"/>
          <table:table-cell table:style-name="ce40"/>
          <table:table-cell table:style-name="ce41"/>
          <table:table-cell table:style-name="ce40"/>
          <table:table-cell table:style-name="ce41"/>
          <table:table-cell table:style-name="ce40"/>
          <table:table-cell table:style-name="ce41"/>
          <table:table-cell table:style-name="ce40"/>
          <table:table-cell table:style-name="ce41"/>
          <table:table-cell table:style-name="ce40"/>
          <table:table-cell table:style-name="ce41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2" table:number-rows-spanned="1" table:style-name="ce171">
            <text:p>其 <text:s/>他 <text:s/>鰺</text:p>
          </table:table-cell>
          <table:covered-table-cell/>
          <table:table-cell office:value-type="string" table:number-columns-spanned="2" table:number-rows-spanned="1" table:style-name="ce170">
            <text:p>烏 <text:s text:c="6"/>魚</text:p>
          </table:table-cell>
          <table:covered-table-cell/>
          <table:table-cell office:value-type="string" table:number-columns-spanned="2" table:number-rows-spanned="1" table:style-name="ce170">
            <text:p>黑 <text:s text:c="6"/>鯧</text:p>
          </table:table-cell>
          <table:covered-table-cell/>
          <table:table-cell office:value-type="string" table:number-columns-spanned="2" table:number-rows-spanned="1" table:style-name="ce170">
            <text:p>肉 <text:s text:c="6"/>魚</text:p>
          </table:table-cell>
          <table:covered-table-cell/>
          <table:table-cell office:value-type="string" table:number-columns-spanned="2" table:number-rows-spanned="1" table:style-name="ce170">
            <text:p>午 <text:s/>仔 <text:s/>魚</text:p>
          </table:table-cell>
          <table:covered-table-cell/>
          <table:table-cell office:value-type="string" table:number-columns-spanned="2" table:number-rows-spanned="1" table:style-name="ce170">
            <text:p>飛 <text:s/>魚 <text:s/>卵</text:p>
          </table:table-cell>
          <table:covered-table-cell/>
          <table:table-cell office:value-type="string" table:number-columns-spanned="2" table:number-rows-spanned="1" table:style-name="ce170">
            <text:p>油 <text:s text:c="6"/>魚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代碼</text:p>
          </table:table-cell>
          <table:table-cell office:value-type="string" table:number-columns-spanned="1" table:number-rows-spanned="3" table:style-name="ce173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72">
            <text:p>3199</text:p>
          </table:table-cell>
          <table:covered-table-cell/>
          <table:table-cell office:value-type="string" table:number-columns-spanned="2" table:number-rows-spanned="1" table:style-name="ce169">
            <text:p>3200</text:p>
          </table:table-cell>
          <table:covered-table-cell/>
          <table:table-cell office:value-type="string" table:number-columns-spanned="2" table:number-rows-spanned="1" table:style-name="ce169">
            <text:p>3303</text:p>
          </table:table-cell>
          <table:covered-table-cell/>
          <table:table-cell office:value-type="string" table:number-columns-spanned="2" table:number-rows-spanned="1" table:style-name="ce169">
            <text:p>3400</text:p>
          </table:table-cell>
          <table:covered-table-cell/>
          <table:table-cell office:value-type="string" table:number-columns-spanned="2" table:number-rows-spanned="1" table:style-name="ce169">
            <text:p>3500</text:p>
          </table:table-cell>
          <table:covered-table-cell/>
          <table:table-cell office:value-type="string" table:number-columns-spanned="2" table:number-rows-spanned="1" table:style-name="ce169">
            <text:p>3601</text:p>
          </table:table-cell>
          <table:covered-table-cell/>
          <table:table-cell office:value-type="string" table:number-columns-spanned="2" table:number-rows-spanned="1" table:style-name="ce169">
            <text:p>4000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Code</text:p>
          </table:table-cell>
          <table:covered-table-cell/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table:number-columns-repeated="16368"/>
        </table:table-row>
        <table:table-row table:style-name="ro2">
          <table:table-cell table:style-name="ce43"/>
          <table:covered-table-cell/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2353.3791000000001" table:formula="msoxl:=  IF(SUM(C11,C19,C36,C50,C54,C58)=0,&quot;-&quot;,SUM(C11,C19,C36,C50,C54,C58))" table:style-name="ce54">
            <text:p>2,353<text:s/></text:p>
          </table:table-cell>
          <table:table-cell office:value-type="float" office:value="306337.11787000002" table:formula="msoxl:=  IF(SUM(D11,D19,D36,D50,D54,D58)=0,&quot;-&quot;,SUM(D11,D19,D36,D50,D54,D58))" table:style-name="ce54">
            <text:p>306,337<text:s/></text:p>
          </table:table-cell>
          <table:table-cell office:value-type="float" office:value="2992.4357599999998" table:formula="msoxl:=  IF(SUM(E11,E19,E36,E50,E54,E58)=0,&quot;-&quot;,SUM(E11,E19,E36,E50,E54,E58))" table:style-name="ce54">
            <text:p>2,992<text:s/></text:p>
          </table:table-cell>
          <table:table-cell office:value-type="float" office:value="516320.48422000004" table:formula="msoxl:=  IF(SUM(F11,F19,F36,F50,F54,F58)=0,&quot;-&quot;,SUM(F11,F19,F36,F50,F54,F58))" table:style-name="ce54">
            <text:p>516,320<text:s/></text:p>
          </table:table-cell>
          <table:table-cell office:value-type="float" office:value="388.19553999999999" table:formula="msoxl:=  IF(SUM(G11,G19,G36,G50,G54,G58)=0,&quot;-&quot;,SUM(G11,G19,G36,G50,G54,G58))" table:style-name="ce54">
            <text:p>388<text:s/></text:p>
          </table:table-cell>
          <table:table-cell office:value-type="float" office:value="40587.140700000004" table:formula="msoxl:=  IF(SUM(H11,H19,H36,H50,H54,H58)=0,&quot;-&quot;,SUM(H11,H19,H36,H50,H54,H58))" table:style-name="ce54">
            <text:p>40,587<text:s/></text:p>
          </table:table-cell>
          <table:table-cell office:value-type="float" office:value="2800.1735699999999" table:formula="msoxl:=  IF(SUM(I11,I19,I36,I50,I54,I58)=0,&quot;-&quot;,SUM(I11,I19,I36,I50,I54,I58))" table:style-name="ce54">
            <text:p>2,800<text:s/></text:p>
          </table:table-cell>
          <table:table-cell office:value-type="float" office:value="401305.97652999999" table:formula="msoxl:=  IF(SUM(J11,J19,J36,J50,J54,J58)=0,&quot;-&quot;,SUM(J11,J19,J36,J50,J54,J58))" table:style-name="ce54">
            <text:p>401,306<text:s/></text:p>
          </table:table-cell>
          <table:table-cell office:value-type="float" office:value="4575.94121" table:formula="msoxl:=  IF(SUM(K11,K19,K36,K50,K54,K58)=0,&quot;-&quot;,SUM(K11,K19,K36,K50,K54,K58))" table:style-name="ce54">
            <text:p>4,576<text:s/></text:p>
          </table:table-cell>
          <table:table-cell office:value-type="float" office:value="976406.71715000004" table:formula="msoxl:=  IF(SUM(L11,L19,L36,L50,L54,L58)=0,&quot;-&quot;,SUM(L11,L19,L36,L50,L54,L58))" table:style-name="ce54">
            <text:p>976,407<text:s/></text:p>
          </table:table-cell>
          <table:table-cell office:value-type="float" office:value="273.82299999999998" table:formula="msoxl:=  IF(SUM(M11,M19,M36,M50,M54,M58)=0,&quot;-&quot;,SUM(M11,M19,M36,M50,M54,M58))" table:style-name="ce54">
            <text:p>274<text:s/></text:p>
          </table:table-cell>
          <table:table-cell office:value-type="float" office:value="67818.875" table:formula="msoxl:=  IF(SUM(N11,N19,N36,N50,N54,N58)=0,&quot;-&quot;,SUM(N11,N19,N36,N50,N54,N58))" table:style-name="ce54">
            <text:p>67,819<text:s/></text:p>
          </table:table-cell>
          <table:table-cell office:value-type="float" office:value="7375.9939999999997" table:formula="msoxl:=  IF(SUM(O11,O19,O36,O50,O54,O58)=0,&quot;-&quot;,SUM(O11,O19,O36,O50,O54,O58))" table:style-name="ce54">
            <text:p>7,376<text:s/></text:p>
          </table:table-cell>
          <table:table-cell office:value-type="float" office:value="472400.04048999993" table:formula="msoxl:=  IF(SUM(P11,P19,P36,P50,P54,P58)=0,&quot;-&quot;,SUM(P11,P19,P36,P50,P54,P58))" table:style-name="ce54">
            <text:p>472,40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1.5840000000000001" table:formula="msoxl:=  IF(SUM(C12:C18)=0,&quot;-&quot;,SUM(C12:C18))" table:style-name="ce54">
            <text:p>2<text:s/></text:p>
          </table:table-cell>
          <table:table-cell office:value-type="float" office:value="47.52" table:formula="msoxl:=  IF(SUM(D12:D18)=0,&quot;-&quot;,SUM(D12:D18))" table:style-name="ce54">
            <text:p>48<text:s/></text:p>
          </table:table-cell>
          <table:table-cell office:value-type="string" office:string-value="-" table:formula="msoxl:=  IF(SUM(E12:E18)=0,&quot;-&quot;,SUM(E12:E18))" table:style-name="ce54">
            <text:p>-</text:p>
          </table:table-cell>
          <table:table-cell office:value-type="string" office:string-value="-" table:formula="msoxl:=  IF(SUM(F12:F18)=0,&quot;-&quot;,SUM(F12:F18))" table:style-name="ce54">
            <text:p>-</text:p>
          </table:table-cell>
          <table:table-cell office:value-type="float" office:value="210.815" table:formula="msoxl:=  IF(SUM(G12:G18)=0,&quot;-&quot;,SUM(G12:G18))" table:style-name="ce54">
            <text:p>211<text:s/></text:p>
          </table:table-cell>
          <table:table-cell office:value-type="float" office:value="10887.7" table:formula="msoxl:=  IF(SUM(H12:H18)=0,&quot;-&quot;,SUM(H12:H18))" table:style-name="ce54">
            <text:p>10,888<text:s/></text:p>
          </table:table-cell>
          <table:table-cell office:value-type="float" office:value="1497.83" table:formula="msoxl:=  IF(SUM(I12:I18)=0,&quot;-&quot;,SUM(I12:I18))" table:style-name="ce54">
            <text:p>1,498<text:s/></text:p>
          </table:table-cell>
          <table:table-cell office:value-type="float" office:value="177751.497" table:formula="msoxl:=  IF(SUM(J12:J18)=0,&quot;-&quot;,SUM(J12:J18))" table:style-name="ce54">
            <text:p>177,751<text:s/></text:p>
          </table:table-cell>
          <table:table-cell office:value-type="float" office:value="173.904" table:formula="msoxl:=  IF(SUM(K12:K18)=0,&quot;-&quot;,SUM(K12:K18))" table:style-name="ce54">
            <text:p>174<text:s/></text:p>
          </table:table-cell>
          <table:table-cell office:value-type="float" office:value="6938.7695999999996" table:formula="msoxl:=  IF(SUM(L12:L18)=0,&quot;-&quot;,SUM(L12:L18))" table:style-name="ce54">
            <text:p>6,939<text:s/></text:p>
          </table:table-cell>
          <table:table-cell office:value-type="string" office:string-value="-" table:formula="msoxl:=  IF(SUM(M12:M18)=0,&quot;-&quot;,SUM(M12:M18))" table:style-name="ce54">
            <text:p>-</text:p>
          </table:table-cell>
          <table:table-cell office:value-type="string" office:string-value="-" table:formula="msoxl:=  IF(SUM(N12:N18)=0,&quot;-&quot;,SUM(N12:N18))" table:style-name="ce54">
            <text:p>-</text:p>
          </table:table-cell>
          <table:table-cell office:value-type="float" office:value="7033.527" table:formula="msoxl:=  IF(SUM(O12:O18)=0,&quot;-&quot;,SUM(O12:O18))" table:style-name="ce54">
            <text:p>7,034<text:s/></text:p>
          </table:table-cell>
          <table:table-cell office:value-type="float" office:value="440814.16398999997" table:formula="msoxl:=  IF(SUM(P12:P18)=0,&quot;-&quot;,SUM(P12:P18))" table:style-name="ce54">
            <text:p>440,81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float" office:value="1.4256" table:style-name="ce54">
            <text:p>1<text:s/></text:p>
          </table:table-cell>
          <table:table-cell office:value-type="float" office:value="42.768000000000001" table:style-name="ce54">
            <text:p>4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10.45349999999999" table:style-name="ce54">
            <text:p>210<text:s/></text:p>
          </table:table-cell>
          <table:table-cell office:value-type="float" office:value="10866.01" table:style-name="ce54">
            <text:p>10,866<text:s/></text:p>
          </table:table-cell>
          <table:table-cell office:value-type="float" office:value="1497.83" table:style-name="ce54">
            <text:p>1,498<text:s/></text:p>
          </table:table-cell>
          <table:table-cell office:value-type="float" office:value="177751.497" table:style-name="ce54">
            <text:p>177,751<text:s/></text:p>
          </table:table-cell>
          <table:table-cell office:value-type="float" office:value="173.904" table:style-name="ce54">
            <text:p>174<text:s/></text:p>
          </table:table-cell>
          <table:table-cell office:value-type="float" office:value="6938.7695999999996" table:style-name="ce54">
            <text:p>6,93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033.527" table:style-name="ce54">
            <text:p>7,034<text:s/></text:p>
          </table:table-cell>
          <table:table-cell office:value-type="float" office:value="440814.16398999997" table:style-name="ce54">
            <text:p>440,81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float" office:value="0.15840000000000001" table:style-name="ce54">
            <text:p>0<text:s/></text:p>
          </table:table-cell>
          <table:table-cell office:value-type="float" office:value="4.7519999999999998" table:style-name="ce54">
            <text:p>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36149999999999999" table:style-name="ce54">
            <text:p>0<text:s/></text:p>
          </table:table-cell>
          <table:table-cell office:value-type="float" office:value="21.69" table:style-name="ce54">
            <text:p>2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446.9905" table:formula="msoxl:=  IF(SUM(C20:C35)=0,&quot;-&quot;,SUM(C20:C35))" table:style-name="ce54">
            <text:p>447<text:s/></text:p>
          </table:table-cell>
          <table:table-cell office:value-type="float" office:value="39156.825969999998" table:formula="msoxl:=  IF(SUM(D20:D35)=0,&quot;-&quot;,SUM(D20:D35))" table:style-name="ce54">
            <text:p>39,157<text:s/></text:p>
          </table:table-cell>
          <table:table-cell office:value-type="float" office:value="755.93556999999998" table:formula="msoxl:=  IF(SUM(E20:E35)=0,&quot;-&quot;,SUM(E20:E35))" table:style-name="ce54">
            <text:p>756<text:s/></text:p>
          </table:table-cell>
          <table:table-cell office:value-type="float" office:value="152193.50182" table:formula="msoxl:=  IF(SUM(F20:F35)=0,&quot;-&quot;,SUM(F20:F35))" table:style-name="ce54">
            <text:p>152,194<text:s/></text:p>
          </table:table-cell>
          <table:table-cell office:value-type="float" office:value="90.104900000000001" table:formula="msoxl:=  IF(SUM(G20:G35)=0,&quot;-&quot;,SUM(G20:G35))" table:style-name="ce54">
            <text:p>90<text:s/></text:p>
          </table:table-cell>
          <table:table-cell office:value-type="float" office:value="16465.677779999998" table:formula="msoxl:=  IF(SUM(H20:H35)=0,&quot;-&quot;,SUM(H20:H35))" table:style-name="ce54">
            <text:p>16,466<text:s/></text:p>
          </table:table-cell>
          <table:table-cell office:value-type="float" office:value="1260.4153200000001" table:formula="msoxl:=  IF(SUM(I20:I35)=0,&quot;-&quot;,SUM(I20:I35))" table:style-name="ce54">
            <text:p>1,260<text:s/></text:p>
          </table:table-cell>
          <table:table-cell office:value-type="float" office:value="216051.25067000001" table:formula="msoxl:=  IF(SUM(J20:J35)=0,&quot;-&quot;,SUM(J20:J35))" table:style-name="ce54">
            <text:p>216,051<text:s/></text:p>
          </table:table-cell>
          <table:table-cell office:value-type="float" office:value="339.28619999999995" table:formula="msoxl:=  IF(SUM(K20:K35)=0,&quot;-&quot;,SUM(K20:K35))" table:style-name="ce54">
            <text:p>339<text:s/></text:p>
          </table:table-cell>
          <table:table-cell office:value-type="float" office:value="60324.5242" table:formula="msoxl:=  IF(SUM(L20:L35)=0,&quot;-&quot;,SUM(L20:L35))" table:style-name="ce54">
            <text:p>60,325<text:s/></text:p>
          </table:table-cell>
          <table:table-cell office:value-type="float" office:value="273.82299999999998" table:formula="msoxl:=  IF(SUM(M20:M35)=0,&quot;-&quot;,SUM(M20:M35))" table:style-name="ce54">
            <text:p>274<text:s/></text:p>
          </table:table-cell>
          <table:table-cell office:value-type="float" office:value="67818.875" table:formula="msoxl:=  IF(SUM(N20:N35)=0,&quot;-&quot;,SUM(N20:N35))" table:style-name="ce54">
            <text:p>67,819<text:s/></text:p>
          </table:table-cell>
          <table:table-cell office:value-type="float" office:value="332.55200000000002" table:formula="msoxl:=  IF(SUM(O20:O35)=0,&quot;-&quot;,SUM(O20:O35))" table:style-name="ce54">
            <text:p>333<text:s/></text:p>
          </table:table-cell>
          <table:table-cell office:value-type="float" office:value="30547.298500000001" table:formula="msoxl:=  IF(SUM(P20:P35)=0,&quot;-&quot;,SUM(P20:P35))" table:style-name="ce54">
            <text:p>30,54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float" office:value="4.0999999999999996" table:style-name="ce54">
            <text:p>4<text:s/></text:p>
          </table:table-cell>
          <table:table-cell office:value-type="float" office:value="307.5" table:style-name="ce54">
            <text:p>30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49.251600000000003" table:style-name="ce54">
            <text:p>49<text:s/></text:p>
          </table:table-cell>
          <table:table-cell office:value-type="float" office:value="7751.5336600000001" table:style-name="ce54">
            <text:p>7,752<text:s/></text:p>
          </table:table-cell>
          <table:table-cell office:value-type="float" office:value="170.40989999999999" table:style-name="ce54">
            <text:p>170<text:s/></text:p>
          </table:table-cell>
          <table:table-cell office:value-type="float" office:value="27749.719270000001" table:style-name="ce54">
            <text:p>27,750<text:s/></text:p>
          </table:table-cell>
          <table:table-cell office:value-type="float" office:value="16.4861" table:style-name="ce54">
            <text:p>16<text:s/></text:p>
          </table:table-cell>
          <table:table-cell office:value-type="float" office:value="5475.40128" table:style-name="ce54">
            <text:p>5,475<text:s/></text:p>
          </table:table-cell>
          <table:table-cell office:value-type="float" office:value="1118.1765" table:style-name="ce54">
            <text:p>1,118<text:s/></text:p>
          </table:table-cell>
          <table:table-cell office:value-type="float" office:value="199773.42407000001" table:style-name="ce54">
            <text:p>199,773<text:s/></text:p>
          </table:table-cell>
          <table:table-cell office:value-type="float" office:value="218.8107" table:style-name="ce54">
            <text:p>219<text:s/></text:p>
          </table:table-cell>
          <table:table-cell office:value-type="float" office:value="36497.883699999998" table:style-name="ce54">
            <text:p>36,49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244.5701" table:style-name="ce54">
            <text:p>245<text:s/></text:p>
          </table:table-cell>
          <table:table-cell office:value-type="float" office:value="18384.650010000001" table:style-name="ce54">
            <text:p>18,385<text:s/></text:p>
          </table:table-cell>
          <table:table-cell office:value-type="float" office:value="569.82637" table:style-name="ce54">
            <text:p>570<text:s/></text:p>
          </table:table-cell>
          <table:table-cell office:value-type="float" office:value="122925.86155" table:style-name="ce54">
            <text:p>122,926<text:s/></text:p>
          </table:table-cell>
          <table:table-cell office:value-type="float" office:value="46.930100000000003" table:style-name="ce54">
            <text:p>47<text:s/></text:p>
          </table:table-cell>
          <table:table-cell office:value-type="float" office:value="8197.8348000000005" table:style-name="ce54">
            <text:p>8,198<text:s/></text:p>
          </table:table-cell>
          <table:table-cell office:value-type="float" office:value="106.59402" table:style-name="ce54">
            <text:p>107<text:s/></text:p>
          </table:table-cell>
          <table:table-cell office:value-type="float" office:value="13579.861800000001" table:style-name="ce54">
            <text:p>13,580<text:s/></text:p>
          </table:table-cell>
          <table:table-cell office:value-type="float" office:value="62.890500000000003" table:style-name="ce54">
            <text:p>63<text:s/></text:p>
          </table:table-cell>
          <table:table-cell office:value-type="float" office:value="14310.155500000001" table:style-name="ce54">
            <text:p>14,31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float" office:value="0.1045" table:style-name="ce54">
            <text:p>0<text:s/></text:p>
          </table:table-cell>
          <table:table-cell office:value-type="float" office:value="14.1075" table:style-name="ce54">
            <text:p>1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32.55200000000002" table:style-name="ce54">
            <text:p>333<text:s/></text:p>
          </table:table-cell>
          <table:table-cell office:value-type="float" office:value="30547.298500000001" table:style-name="ce54">
            <text:p>30,54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78.243300000000005" table:style-name="ce54">
            <text:p>78<text:s/></text:p>
          </table:table-cell>
          <table:table-cell office:value-type="float" office:value="6251.6898300000003" table:style-name="ce54">
            <text:p>6,252<text:s/></text:p>
          </table:table-cell>
          <table:table-cell office:value-type="float" office:value="0.23430000000000001" table:style-name="ce54">
            <text:p>0<text:s/></text:p>
          </table:table-cell>
          <table:table-cell office:value-type="float" office:value="48.746000000000002" table:style-name="ce54">
            <text:p>49<text:s/></text:p>
          </table:table-cell>
          <table:table-cell office:value-type="float" office:value="22.3887" table:style-name="ce54">
            <text:p>22<text:s/></text:p>
          </table:table-cell>
          <table:table-cell office:value-type="float" office:value="2353.8416999999999" table:style-name="ce54">
            <text:p>2,354<text:s/></text:p>
          </table:table-cell>
          <table:table-cell office:value-type="float" office:value="29.244800000000001" table:style-name="ce54">
            <text:p>29<text:s/></text:p>
          </table:table-cell>
          <table:table-cell office:value-type="float" office:value="2237.1648" table:style-name="ce54">
            <text:p>2,237<text:s/></text:p>
          </table:table-cell>
          <table:table-cell office:value-type="float" office:value="37.185000000000002" table:style-name="ce54">
            <text:p>37<text:s/></text:p>
          </table:table-cell>
          <table:table-cell office:value-type="float" office:value="6191.2849999999999" table:style-name="ce54">
            <text:p>6,19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float" office:value="50.527000000000001" table:style-name="ce54">
            <text:p>51<text:s/></text:p>
          </table:table-cell>
          <table:table-cell office:value-type="float" office:value="4406.9465700000001" table:style-name="ce54">
            <text:p>4,40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.3" table:style-name="ce54">
            <text:p>4<text:s/></text:p>
          </table:table-cell>
          <table:table-cell office:value-type="float" office:value="438.6" table:style-name="ce54">
            <text:p>439<text:s/></text:p>
          </table:table-cell>
          <table:table-cell office:value-type="float" office:value="6.4" table:style-name="ce54">
            <text:p>6<text:s/></text:p>
          </table:table-cell>
          <table:table-cell office:value-type="float" office:value="460.8" table:style-name="ce54">
            <text:p>461<text:s/></text:p>
          </table:table-cell>
          <table:table-cell office:value-type="float" office:value="20.399999999999999" table:style-name="ce54">
            <text:p>20<text:s/></text:p>
          </table:table-cell>
          <table:table-cell office:value-type="float" office:value="3325.2" table:style-name="ce54">
            <text:p>3,32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73.82299999999998" table:style-name="ce54">
            <text:p>274<text:s/></text:p>
          </table:table-cell>
          <table:table-cell office:value-type="float" office:value="67818.875" table:style-name="ce54">
            <text:p>67,81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float" office:value="17.613" table:style-name="ce54">
            <text:p>18<text:s/></text:p>
          </table:table-cell>
          <table:table-cell office:value-type="float" office:value="1897.9272000000001" table:style-name="ce54">
            <text:p>1,89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float" office:value="2.581" table:style-name="ce54">
            <text:p>3<text:s/></text:p>
          </table:table-cell>
          <table:table-cell office:value-type="float" office:value="142.47120000000001" table:style-name="ce54">
            <text:p>142<text:s/></text:p>
          </table:table-cell>
          <table:table-cell office:value-type="float" office:value="15.465" table:style-name="ce54">
            <text:p>15<text:s/></text:p>
          </table:table-cell>
          <table:table-cell office:value-type="float" office:value="1469.175" table:style-name="ce54">
            <text:p>1,46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965.99670000000003" table:formula="msoxl:=  IF(SUM(C37:C49)=0,&quot;-&quot;,SUM(C37:C49))" table:style-name="ce54">
            <text:p>966<text:s/></text:p>
          </table:table-cell>
          <table:table-cell office:value-type="float" office:value="87006.26715" table:formula="msoxl:=  IF(SUM(D37:D49)=0,&quot;-&quot;,SUM(D37:D49))" table:style-name="ce54">
            <text:p>87,006<text:s/></text:p>
          </table:table-cell>
          <table:table-cell office:value-type="float" office:value="572.30419000000006" table:formula="msoxl:=  IF(SUM(E37:E49)=0,&quot;-&quot;,SUM(E37:E49))" table:style-name="ce54">
            <text:p>572<text:s/></text:p>
          </table:table-cell>
          <table:table-cell office:value-type="float" office:value="174742.02260000003" table:formula="msoxl:=  IF(SUM(F37:F49)=0,&quot;-&quot;,SUM(F37:F49))" table:style-name="ce54">
            <text:p>174,742<text:s/></text:p>
          </table:table-cell>
          <table:table-cell office:value-type="float" office:value="87.275639999999996" table:formula="msoxl:=  IF(SUM(G37:G49)=0,&quot;-&quot;,SUM(G37:G49))" table:style-name="ce54">
            <text:p>87<text:s/></text:p>
          </table:table-cell>
          <table:table-cell office:value-type="float" office:value="13233.762920000001" table:formula="msoxl:=  IF(SUM(H37:H49)=0,&quot;-&quot;,SUM(H37:H49))" table:style-name="ce54">
            <text:p>13,234<text:s/></text:p>
          </table:table-cell>
          <table:table-cell office:value-type="float" office:value="41.928249999999998" table:formula="msoxl:=  IF(SUM(I37:I49)=0,&quot;-&quot;,SUM(I37:I49))" table:style-name="ce54">
            <text:p>42<text:s/></text:p>
          </table:table-cell>
          <table:table-cell office:value-type="float" office:value="7503.2288600000002" table:formula="msoxl:=  IF(SUM(J37:J49)=0,&quot;-&quot;,SUM(J37:J49))" table:style-name="ce54">
            <text:p>7,503<text:s/></text:p>
          </table:table-cell>
          <table:table-cell office:value-type="float" office:value="280.51201000000003" table:formula="msoxl:=  IF(SUM(K37:K49)=0,&quot;-&quot;,SUM(K37:K49))" table:style-name="ce54">
            <text:p>281<text:s/></text:p>
          </table:table-cell>
          <table:table-cell office:value-type="float" office:value="73702.491349999997" table:formula="msoxl:=  IF(SUM(L37:L49)=0,&quot;-&quot;,SUM(L37:L49))" table:style-name="ce54">
            <text:p>73,702<text:s/></text:p>
          </table:table-cell>
          <table:table-cell office:value-type="string" office:string-value="-" table:formula="msoxl:=  IF(SUM(M37:M49)=0,&quot;-&quot;,SUM(M37:M49))" table:style-name="ce54">
            <text:p>-</text:p>
          </table:table-cell>
          <table:table-cell office:value-type="string" office:string-value="-" table:formula="msoxl:=  IF(SUM(N37:N49)=0,&quot;-&quot;,SUM(N37:N49))" table:style-name="ce54">
            <text:p>-</text:p>
          </table:table-cell>
          <table:table-cell office:value-type="float" office:value="9.9149999999999991" table:formula="msoxl:=  IF(SUM(O37:O49)=0,&quot;-&quot;,SUM(O37:O49))" table:style-name="ce54">
            <text:p>10<text:s/></text:p>
          </table:table-cell>
          <table:table-cell office:value-type="float" office:value="1038.578" table:formula="msoxl:=  IF(SUM(P37:P49)=0,&quot;-&quot;,SUM(P37:P49))" table:style-name="ce54">
            <text:p>1,03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655.69529999999997" table:style-name="ce54">
            <text:p>656<text:s/></text:p>
          </table:table-cell>
          <table:table-cell office:value-type="float" office:value="60674.404150000002" table:style-name="ce54">
            <text:p>60,674<text:s/></text:p>
          </table:table-cell>
          <table:table-cell office:value-type="float" office:value="1.9603999999999999" table:style-name="ce54">
            <text:p>2<text:s/></text:p>
          </table:table-cell>
          <table:table-cell office:value-type="float" office:value="213.3955" table:style-name="ce54">
            <text:p>213<text:s/></text:p>
          </table:table-cell>
          <table:table-cell office:value-type="float" office:value="15.3132" table:style-name="ce54">
            <text:p>15<text:s/></text:p>
          </table:table-cell>
          <table:table-cell office:value-type="float" office:value="1571.5662500000001" table:style-name="ce54">
            <text:p>1,572<text:s/></text:p>
          </table:table-cell>
          <table:table-cell office:value-type="float" office:value="13.526999999999999" table:style-name="ce54">
            <text:p>14<text:s/></text:p>
          </table:table-cell>
          <table:table-cell office:value-type="float" office:value="2097.6" table:style-name="ce54">
            <text:p>2,098<text:s/></text:p>
          </table:table-cell>
          <table:table-cell office:value-type="float" office:value="40.505099999999999" table:style-name="ce54">
            <text:p>41<text:s/></text:p>
          </table:table-cell>
          <table:table-cell office:value-type="float" office:value="7092.9433499999996" table:style-name="ce54">
            <text:p>7,09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float" office:value="8.8330000000000002" table:style-name="ce54">
            <text:p>9<text:s/></text:p>
          </table:table-cell>
          <table:table-cell office:value-type="float" office:value="1232.1479999999999" table:style-name="ce54">
            <text:p>1,23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.7000000000000002E-2" table:style-name="ce54">
            <text:p>0<text:s/></text:p>
          </table:table-cell>
          <table:table-cell office:value-type="float" office:value="5.8766999999999996" table:style-name="ce54">
            <text:p>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224.52719999999999" table:style-name="ce54">
            <text:p>225<text:s/></text:p>
          </table:table-cell>
          <table:table-cell office:value-type="float" office:value="17172.104200000002" table:style-name="ce54">
            <text:p>17,172<text:s/></text:p>
          </table:table-cell>
          <table:table-cell office:value-type="float" office:value="570.34379000000001" table:style-name="ce54">
            <text:p>570<text:s/></text:p>
          </table:table-cell>
          <table:table-cell office:value-type="float" office:value="174528.62710000001" table:style-name="ce54">
            <text:p>174,529<text:s/></text:p>
          </table:table-cell>
          <table:table-cell office:value-type="float" office:value="71.905439999999999" table:style-name="ce54">
            <text:p>72<text:s/></text:p>
          </table:table-cell>
          <table:table-cell office:value-type="float" office:value="11656.31997" table:style-name="ce54">
            <text:p>11,656<text:s/></text:p>
          </table:table-cell>
          <table:table-cell office:value-type="float" office:value="28.181999999999999" table:style-name="ce54">
            <text:p>28<text:s/></text:p>
          </table:table-cell>
          <table:table-cell office:value-type="float" office:value="5368.1152000000002" table:style-name="ce54">
            <text:p>5,368<text:s/></text:p>
          </table:table-cell>
          <table:table-cell office:value-type="float" office:value="199.05010999999999" table:style-name="ce54">
            <text:p>199<text:s/></text:p>
          </table:table-cell>
          <table:table-cell office:value-type="float" office:value="58949.822520000002" table:style-name="ce54">
            <text:p>58,95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.5854999999999997" table:style-name="ce54">
            <text:p>5<text:s/></text:p>
          </table:table-cell>
          <table:table-cell office:value-type="float" office:value="456.459" table:style-name="ce54">
            <text:p>45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float" office:value="2.2863000000000002" table:style-name="ce54">
            <text:p>2<text:s/></text:p>
          </table:table-cell>
          <table:table-cell office:value-type="float" office:value="308.65050000000002" table:style-name="ce54">
            <text:p>30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21925" table:style-name="ce54">
            <text:p>0<text:s/></text:p>
          </table:table-cell>
          <table:table-cell office:value-type="float" office:value="37.513660000000002" table:style-name="ce54">
            <text:p>38<text:s/></text:p>
          </table:table-cell>
          <table:table-cell office:value-type="float" office:value="0.75519999999999998" table:style-name="ce54">
            <text:p>1<text:s/></text:p>
          </table:table-cell>
          <table:table-cell office:value-type="float" office:value="201.32328000000001" table:style-name="ce54">
            <text:p>20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float" office:value="62.3947" table:style-name="ce54">
            <text:p>62<text:s/></text:p>
          </table:table-cell>
          <table:table-cell office:value-type="float" office:value="4891.7637000000004" table:style-name="ce54">
            <text:p>4,89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2.368600000000001" table:style-name="ce54">
            <text:p>32<text:s/></text:p>
          </table:table-cell>
          <table:table-cell office:value-type="float" office:value="5421.8221999999996" table:style-name="ce54">
            <text:p>5,42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.3295000000000003" table:style-name="ce54">
            <text:p>5<text:s/></text:p>
          </table:table-cell>
          <table:table-cell office:value-type="float" office:value="582.11900000000003" table:style-name="ce54">
            <text:p>58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12.260199999999999" table:style-name="ce54">
            <text:p>12<text:s/></text:p>
          </table:table-cell>
          <table:table-cell office:value-type="float" office:value="2727.1966000000002" table:style-name="ce54">
            <text:p>2,72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.8330000000000002" table:style-name="ce54">
            <text:p>8<text:s/></text:p>
          </table:table-cell>
          <table:table-cell office:value-type="float" office:value="2036.58" table:style-name="ce54">
            <text:p>2,03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float" office:value="303.7749" table:formula="msoxl:=  IF(SUM(C51:C53)=0,&quot;-&quot;,SUM(C51:C53))" table:style-name="ce54">
            <text:p>304<text:s/></text:p>
          </table:table-cell>
          <table:table-cell office:value-type="float" office:value="72760.164050000007" table:formula="msoxl:=  IF(SUM(D51:D53)=0,&quot;-&quot;,SUM(D51:D53))" table:style-name="ce54">
            <text:p>72,760<text:s/></text:p>
          </table:table-cell>
          <table:table-cell office:value-type="string" office:string-value="-" table:formula="msoxl:=  IF(SUM(E51:E53)=0,&quot;-&quot;,SUM(E51:E53))" table:style-name="ce54">
            <text:p>-</text:p>
          </table:table-cell>
          <table:table-cell office:value-type="string" office:string-value="-" table:formula="msoxl:=  IF(SUM(F51:F53)=0,&quot;-&quot;,SUM(F51:F53))" table:style-name="ce54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  IF(SUM(I51:I53)=0,&quot;-&quot;,SUM(I51:I53))" table:style-name="ce54">
            <text:p>-</text:p>
          </table:table-cell>
          <table:table-cell office:value-type="string" office:string-value="-" table:formula="msoxl:=  IF(SUM(J51:J53)=0,&quot;-&quot;,SUM(J51:J53))" table:style-name="ce54">
            <text:p>-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office:value-type="string" office:string-value="-" table:formula="msoxl:=  IF(SUM(O51:O53)=0,&quot;-&quot;,SUM(O51:O53))" table:style-name="ce54">
            <text:p>-</text:p>
          </table:table-cell>
          <table:table-cell office:value-type="string" office:string-value="-" table:formula="msoxl:=  IF(SUM(P51:P53)=0,&quot;-&quot;,SUM(P51:P5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float" office:value="303.7749" table:style-name="ce54">
            <text:p>304<text:s/></text:p>
          </table:table-cell>
          <table:table-cell office:value-type="float" office:value="72760.164050000007" table:style-name="ce54">
            <text:p>72,76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  IF(SUM(I55:I57)=0,&quot;-&quot;,SUM(I55:I57))" table:style-name="ce54">
            <text:p>-</text:p>
          </table:table-cell>
          <table:table-cell office:value-type="string" office:string-value="-" table:formula="msoxl:=  IF(SUM(J55:J57)=0,&quot;-&quot;,SUM(J55:J57))" table:style-name="ce54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string" office:string-value="-" table:formula="msoxl:=  IF(SUM(O55:O57)=0,&quot;-&quot;,SUM(O55:O57))" table:style-name="ce54">
            <text:p>-</text:p>
          </table:table-cell>
          <table:table-cell office:value-type="string" office:string-value="-" table:formula="msoxl:=  IF(SUM(P55:P57)=0,&quot;-&quot;,SUM(P55:P57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float" office:value="635.03300000000002" table:formula="msoxl:=  IF(SUM(C59,C60,C61,C63)=0,IF(C62=0,&quot;-&quot;,C62),SUM(C59,C60,C61,C63))" table:style-name="ce54">
            <text:p>635<text:s/></text:p>
          </table:table-cell>
          <table:table-cell office:value-type="float" office:value="107366.3407" table:formula="msoxl:=  IF(SUM(D59:D63)=0,&quot;-&quot;,SUM(D59:D63))" table:style-name="ce54">
            <text:p>107,366<text:s/></text:p>
          </table:table-cell>
          <table:table-cell office:value-type="float" office:value="1664.1959999999999" table:formula="msoxl:=  IF(SUM(E59,E60,E61,E63)=0,IF(E62=0,&quot;-&quot;,E62),SUM(E59,E60,E61,E63))" table:style-name="ce54">
            <text:p>1,664<text:s/></text:p>
          </table:table-cell>
          <table:table-cell office:value-type="float" office:value="189384.95980000001" table:formula="msoxl:=  IF(SUM(F59:F63)=0,&quot;-&quot;,SUM(F59:F63))" table:style-name="ce54">
            <text:p>189,385<text:s/></text:p>
          </table:table-cell>
          <table:table-cell office:value-type="string" office:string-value="-" table:formula="msoxl:=  IF(SUM(G59,G60,G61,G63)=0,IF(G62=0,&quot;-&quot;,G62),SUM(G59,G60,G61,G63))" table:style-name="ce54">
            <text:p>-</text:p>
          </table:table-cell>
          <table:table-cell office:value-type="string" office:string-value="-" table:formula="msoxl:=  IF(SUM(H59:H63)=0,&quot;-&quot;,SUM(H59:H63))" table:style-name="ce54">
            <text:p>-</text:p>
          </table:table-cell>
          <table:table-cell office:value-type="string" office:string-value="-" table:formula="msoxl:=  IF(SUM(I59,I60,I61,I63)=0,IF(I62=0,&quot;-&quot;,I62),SUM(I59,I60,I61,I63))" table:style-name="ce54">
            <text:p>-</text:p>
          </table:table-cell>
          <table:table-cell office:value-type="string" office:string-value="-" table:formula="msoxl:=  IF(SUM(J59:J63)=0,&quot;-&quot;,SUM(J59:J63))" table:style-name="ce54">
            <text:p>-</text:p>
          </table:table-cell>
          <table:table-cell office:value-type="float" office:value="3782.239" table:formula="msoxl:=  IF(SUM(K59,K60,K61,K63)=0,IF(K62=0,&quot;-&quot;,K62),SUM(K59,K60,K61,K63))" table:style-name="ce54">
            <text:p>3,782<text:s/></text:p>
          </table:table-cell>
          <table:table-cell office:value-type="float" office:value="835440.93200000003" table:formula="msoxl:=  IF(SUM(L59:L63)=0,&quot;-&quot;,SUM(L59:L63))" table:style-name="ce54">
            <text:p>835,441<text:s/></text:p>
          </table:table-cell>
          <table:table-cell office:value-type="string" office:string-value="-" table:formula="msoxl:=  IF(SUM(M59,M60,M61,M63)=0,IF(M62=0,&quot;-&quot;,M62),SUM(M59,M60,M61,M63))" table:style-name="ce54">
            <text:p>-</text:p>
          </table:table-cell>
          <table:table-cell office:value-type="string" office:string-value="-" table:formula="msoxl:=  IF(SUM(N59:N63)=0,&quot;-&quot;,SUM(N59:N63))" table:style-name="ce54">
            <text:p>-</text:p>
          </table:table-cell>
          <table:table-cell office:value-type="string" office:string-value="-" table:formula="msoxl:=  IF(SUM(O59,O60,O61,O63)=0,IF(O62=0,&quot;-&quot;,O62),SUM(O59,O60,O61,O63))" table:style-name="ce54">
            <text:p>-</text:p>
          </table:table-cell>
          <table:table-cell office:value-type="string" office:string-value="-" table:formula="msoxl:=  IF(SUM(P59:P63)=0,&quot;-&quot;,SUM(P59:P6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float" office:value="635.03300000000002" table:style-name="ce54">
            <text:p>635<text:s/></text:p>
          </table:table-cell>
          <table:table-cell office:value-type="float" office:value="107366.3407" table:style-name="ce54">
            <text:p>107,366<text:s/></text:p>
          </table:table-cell>
          <table:table-cell office:value-type="float" office:value="1205.607" table:style-name="ce54">
            <text:p>1,206<text:s/></text:p>
          </table:table-cell>
          <table:table-cell office:value-type="float" office:value="155756.70730000001" table:style-name="ce54">
            <text:p>155,75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782.239" table:style-name="ce54">
            <text:p>3,782<text:s/></text:p>
          </table:table-cell>
          <table:table-cell office:value-type="float" office:value="835440.93200000003" table:style-name="ce54">
            <text:p>835,44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58.589" table:style-name="ce54">
            <text:p>459<text:s/></text:p>
          </table:table-cell>
          <table:table-cell office:value-type="float" office:value="33628.252500000002" table:style-name="ce54">
            <text:p>33,62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77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79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21">
            <text:p>Value：Thousand NT $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office:value-type="string" table:number-columns-spanned="1" table:number-rows-spanned="3" table:style-name="ce163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6" draw:style-name="a6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51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table:style-name="ce30"/>
          <table:table-cell table:style-name="ce29"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number-columns-spanned="2" table:number-rows-spanned="1" table:style-name="ce151">
            <text:p>鯖 <text:s text:c="5"/>科</text:p>
          </table:table-cell>
          <table:covered-table-cell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54">
            <text:p>白 <text:s/>帶 <text:s/>魚</text:p>
          </table:table-cell>
          <table:covered-table-cell/>
          <table:table-cell office:value-type="string" table:number-columns-spanned="2" table:number-rows-spanned="1" table:style-name="ce156">
            <text:p>鱰</text:p>
          </table:table-cell>
          <table:covered-table-cell/>
          <table:table-cell office:value-type="string" table:number-columns-spanned="2" table:number-rows-spanned="1" table:style-name="ce156">
            <text:p>丁 <text:s text:c="6"/>香</text:p>
          </table:table-cell>
          <table:covered-table-cell/>
          <table:table-cell office:value-type="string" table:number-columns-spanned="2" table:number-rows-spanned="1" table:style-name="ce156">
            <text:p>其他鰮類</text:p>
          </table:table-cell>
          <table:covered-table-cell/>
          <table:table-cell office:value-type="string" table:number-columns-spanned="2" table:number-rows-spanned="1" table:style-name="ce156">
            <text:p>鱙 <text:s text:c="6"/>仔</text:p>
          </table:table-cell>
          <table:covered-table-cell/>
          <table:table-cell office:value-type="string" table:number-columns-spanned="2" table:number-rows-spanned="1" table:style-name="ce156">
            <text:p>魩 <text:s text:c="6"/>仔</text:p>
          </table:table-cell>
          <table:covered-table-cell/>
          <table:table-cell office:value-type="string" table:number-columns-spanned="2" table:number-rows-spanned="1" table:style-name="ce155">
            <text:p>小計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6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41">
            <text:p>4300</text:p>
          </table:table-cell>
          <table:covered-table-cell/>
          <table:table-cell office:value-type="string" table:number-columns-spanned="2" table:number-rows-spanned="1" table:style-name="ce138">
            <text:p>4400</text:p>
          </table:table-cell>
          <table:covered-table-cell/>
          <table:table-cell office:value-type="string" table:number-columns-spanned="2" table:number-rows-spanned="1" table:style-name="ce138">
            <text:p>4605</text:p>
          </table:table-cell>
          <table:covered-table-cell/>
          <table:table-cell office:value-type="string" table:number-columns-spanned="2" table:number-rows-spanned="1" table:style-name="ce138">
            <text:p>4699</text:p>
          </table:table-cell>
          <table:covered-table-cell/>
          <table:table-cell office:value-type="string" table:number-columns-spanned="2" table:number-rows-spanned="1" table:style-name="ce138">
            <text:p>4602</text:p>
          </table:table-cell>
          <table:covered-table-cell/>
          <table:table-cell office:value-type="string" table:number-columns-spanned="2" table:number-rows-spanned="1" table:style-name="ce138">
            <text:p>4603</text:p>
          </table:table-cell>
          <table:covered-table-cell/>
          <table:table-cell office:value-type="string" table:number-columns-spanned="2" table:number-rows-spanned="1" table:style-name="ce138">
            <text:p>Sub Total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5470.9596699999993" table:formula="msoxl:=  IF(SUM(C11,C19,C36,C50,C54,C58)=0,&quot;-&quot;,SUM(C11,C19,C36,C50,C54,C58))" table:style-name="ce54">
            <text:p>5,471<text:s/></text:p>
          </table:table-cell>
          <table:table-cell office:value-type="float" office:value="517154.78134000005" table:formula="msoxl:=  IF(SUM(D11,D19,D36,D50,D54,D58)=0,&quot;-&quot;,SUM(D11,D19,D36,D50,D54,D58))" table:style-name="ce54">
            <text:p>517,155<text:s/></text:p>
          </table:table-cell>
          <table:table-cell office:value-type="float" office:value="10756.474399999999" table:formula="msoxl:=  IF(SUM(E11,E19,E36,E50,E54,E58)=0,&quot;-&quot;,SUM(E11,E19,E36,E50,E54,E58))" table:style-name="ce54">
            <text:p>10,756<text:s/></text:p>
          </table:table-cell>
          <table:table-cell office:value-type="float" office:value="1112868.9446399999" table:formula="msoxl:=  IF(SUM(F11,F19,F36,F50,F54,F58)=0,&quot;-&quot;,SUM(F11,F19,F36,F50,F54,F58))" table:style-name="ce54">
            <text:p>1,112,869<text:s/></text:p>
          </table:table-cell>
          <table:table-cell office:value-type="float" office:value="46.7" table:formula="msoxl:=  IF(SUM(G11,G19,G36,G50,G54,G58)=0,&quot;-&quot;,SUM(G11,G19,G36,G50,G54,G58))" table:style-name="ce54">
            <text:p>47<text:s/></text:p>
          </table:table-cell>
          <table:table-cell office:value-type="float" office:value="5417.2" table:formula="msoxl:=  IF(SUM(H11,H19,H36,H50,H54,H58)=0,&quot;-&quot;,SUM(H11,H19,H36,H50,H54,H58))" table:style-name="ce54">
            <text:p>5,417<text:s/></text:p>
          </table:table-cell>
          <table:table-cell office:value-type="float" office:value="1043.9322" table:formula="msoxl:=  IF(SUM(I11,I19,I36,I50,I54,I58)=0,&quot;-&quot;,SUM(I11,I19,I36,I50,I54,I58))" table:style-name="ce54">
            <text:p>1,044<text:s/></text:p>
          </table:table-cell>
          <table:table-cell office:value-type="float" office:value="41017.692499999997" table:formula="msoxl:=  IF(SUM(J11,J19,J36,J50,J54,J58)=0,&quot;-&quot;,SUM(J11,J19,J36,J50,J54,J58))" table:style-name="ce54">
            <text:p>41,018<text:s/></text:p>
          </table:table-cell>
          <table:table-cell office:value-type="float" office:value="65.272040000000004" table:formula="msoxl:=  IF(SUM(K11,K19,K36,K50,K54,K58)=0,&quot;-&quot;,SUM(K11,K19,K36,K50,K54,K58))" table:style-name="ce54">
            <text:p>65<text:s/></text:p>
          </table:table-cell>
          <table:table-cell office:value-type="float" office:value="11248.81227" table:formula="msoxl:=  IF(SUM(L11,L19,L36,L50,L54,L58)=0,&quot;-&quot;,SUM(L11,L19,L36,L50,L54,L58))" table:style-name="ce54">
            <text:p>11,249<text:s/></text:p>
          </table:table-cell>
          <table:table-cell office:value-type="float" office:value="1033.7660599999999" table:formula="msoxl:=  IF(SUM(M11,M19,M36,M50,M54,M58)=0,&quot;-&quot;,SUM(M11,M19,M36,M50,M54,M58))" table:style-name="ce54">
            <text:p>1,034<text:s/></text:p>
          </table:table-cell>
          <table:table-cell office:value-type="float" office:value="183798.53320999999" table:formula="msoxl:=  IF(SUM(N11,N19,N36,N50,N54,N58)=0,&quot;-&quot;,SUM(N11,N19,N36,N50,N54,N58))" table:style-name="ce54">
            <text:p>183,799<text:s/></text:p>
          </table:table-cell>
          <table:table-cell office:value-type="float" office:value="446625.93958000006" table:formula="msoxl:=IF(SUM('漁業生產量值-漁業種類別魚類別生產量值7'!C10,'漁業生產量值-漁業種類別魚類別生產量值7'!E10,'漁業生產量值-漁業種類別魚類別生產量值7'!G10,'漁業生產量值-漁業種類別魚類別生產量值7'!I10,'漁業生產量值-漁業種類別魚類別生產量值7'!K10,'漁業生產量值-漁業種類別魚類別生產量值7'!M10,'漁業生產量值-漁業種類別魚類別生產量值7'!O10,'漁業生產量值-漁業種類別魚類別生產量值8'!C10,'漁業生產量值-漁業種類別魚類別生產量值8'!E10,'漁業生產量值-漁業種類別魚類別生產量值8'!G10,'漁業生產量值-漁業種類別魚類別生產量值8'!I10,'漁業生產量值-漁業種類別魚類別生產量值8'!K10,'漁業生產量值-漁業種類別魚類別生產量值8'!M10,'漁業生產量值-漁業種類別魚類別生產量值8'!O10)=0,&quot;-&quot;,SUM('漁業生產量值-漁業種類別魚類別生產量值7'!C10,'漁業生產量值-漁業種類別魚類別生產量值7'!E10,'漁業生產量值-漁業種類別魚類別生產量值7'!G10,'漁業生產量值-漁業種類別魚類別生產量值7'!I10,'漁業生產量值-漁業種類別魚類別生產量值7'!K10,'漁業生產量值-漁業種類別魚類別生產量值7'!M10,'漁業生產量值-漁業種類別魚類別生產量值7'!O10,'漁業生產量值-漁業種類別魚類別生產量值8'!C10,'漁業生產量值-漁業種類別魚類別生產量值8'!E10,'漁業生產量值-漁業種類別魚類別生產量值8'!G10,'漁業生產量值-漁業種類別魚類別生產量值8'!I10,'漁業生產量值-漁業種類別魚類別生產量值8'!K10,'漁業生產量值-漁業種類別魚類別生產量值8'!M10,'漁業生產量值-漁業種類別魚類別生產量值8'!O10))" table:style-name="ce19">
            <text:p>446,626<text:s/></text:p>
          </table:table-cell>
          <table:table-cell office:value-type="float" office:value="41139704.045379996" table:formula="msoxl:=IF(SUM('漁業生產量值-漁業種類別魚類別生產量值7'!D10,'漁業生產量值-漁業種類別魚類別生產量值7'!F10,'漁業生產量值-漁業種類別魚類別生產量值7'!H10,'漁業生產量值-漁業種類別魚類別生產量值7'!J10,'漁業生產量值-漁業種類別魚類別生產量值7'!L10,'漁業生產量值-漁業種類別魚類別生產量值7'!N10,'漁業生產量值-漁業種類別魚類別生產量值7'!P10,'漁業生產量值-漁業種類別魚類別生產量值8'!D10,'漁業生產量值-漁業種類別魚類別生產量值8'!F10,'漁業生產量值-漁業種類別魚類別生產量值8'!H10,'漁業生產量值-漁業種類別魚類別生產量值8'!J10,'漁業生產量值-漁業種類別魚類別生產量值8'!L10,'漁業生產量值-漁業種類別魚類別生產量值8'!N10,'漁業生產量值-漁業種類別魚類別生產量值8'!P10)=0,&quot;-&quot;,SUM('漁業生產量值-漁業種類別魚類別生產量值7'!D10,'漁業生產量值-漁業種類別魚類別生產量值7'!F10,'漁業生產量值-漁業種類別魚類別生產量值7'!H10,'漁業生產量值-漁業種類別魚類別生產量值7'!J10,'漁業生產量值-漁業種類別魚類別生產量值7'!L10,'漁業生產量值-漁業種類別魚類別生產量值7'!N10,'漁業生產量值-漁業種類別魚類別生產量值7'!P10,'漁業生產量值-漁業種類別魚類別生產量值8'!D10,'漁業生產量值-漁業種類別魚類別生產量值8'!F10,'漁業生產量值-漁業種類別魚類別生產量值8'!H10,'漁業生產量值-漁業種類別魚類別生產量值8'!J10,'漁業生產量值-漁業種類別魚類別生產量值8'!L10,'漁業生產量值-漁業種類別魚類別生產量值8'!N10,'漁業生產量值-漁業種類別魚類別生產量值8'!P10))" table:style-name="ce19">
            <text:p>41,139,70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1338.9770000000001" table:formula="msoxl:=  IF(SUM(C12:C18)=0,&quot;-&quot;,SUM(C12:C18))" table:style-name="ce54">
            <text:p>1,339<text:s/></text:p>
          </table:table-cell>
          <table:table-cell office:value-type="float" office:value="97774.590800000005" table:formula="msoxl:=  IF(SUM(D12:D18)=0,&quot;-&quot;,SUM(D12:D18))" table:style-name="ce54">
            <text:p>97,775<text:s/></text:p>
          </table:table-cell>
          <table:table-cell office:value-type="float" office:value="6127.49" table:formula="msoxl:=  IF(SUM(E12:E18)=0,&quot;-&quot;,SUM(E12:E18))" table:style-name="ce54">
            <text:p>6,127<text:s/></text:p>
          </table:table-cell>
          <table:table-cell office:value-type="float" office:value="670570.174" table:formula="msoxl:=  IF(SUM(F12:F18)=0,&quot;-&quot;,SUM(F12:F18))" table:style-name="ce54">
            <text:p>670,570<text:s/></text:p>
          </table:table-cell>
          <table:table-cell office:value-type="string" office:string-value="-" table:formula="msoxl:=  IF(SUM(G12:G18)=0,&quot;-&quot;,SUM(G12:G18))" table:style-name="ce54">
            <text:p>-</text:p>
          </table:table-cell>
          <table:table-cell office:value-type="string" office:string-value="-" table:formula="msoxl:=  IF(SUM(H12:H18)=0,&quot;-&quot;,SUM(H12:H18))" table:style-name="ce54">
            <text:p>-</text:p>
          </table:table-cell>
          <table:table-cell office:value-type="string" office:string-value="-" table:formula="msoxl:=  IF(SUM(I12:I18)=0,&quot;-&quot;,SUM(I12:I18))" table:style-name="ce54">
            <text:p>-</text:p>
          </table:table-cell>
          <table:table-cell office:value-type="string" office:string-value="-" table:formula="msoxl:=  IF(SUM(J12:J18)=0,&quot;-&quot;,SUM(J12:J18))" table:style-name="ce54">
            <text:p>-</text:p>
          </table:table-cell>
          <table:table-cell office:value-type="string" office:string-value="-" table:formula="msoxl:=  IF(SUM(K12:K18)=0,&quot;-&quot;,SUM(K12:K18))" table:style-name="ce54">
            <text:p>-</text:p>
          </table:table-cell>
          <table:table-cell office:value-type="string" office:string-value="-" table:formula="msoxl:=  IF(SUM(L12:L18)=0,&quot;-&quot;,SUM(L12:L18))" table:style-name="ce54">
            <text:p>-</text:p>
          </table:table-cell>
          <table:table-cell office:value-type="string" office:string-value="-" table:formula="msoxl:=  IF(SUM(M12:M18)=0,&quot;-&quot;,SUM(M12:M18))" table:style-name="ce54">
            <text:p>-</text:p>
          </table:table-cell>
          <table:table-cell office:value-type="string" office:string-value="-" table:formula="msoxl:=  IF(SUM(N12:N18)=0,&quot;-&quot;,SUM(N12:N18))" table:style-name="ce54">
            <text:p>-</text:p>
          </table:table-cell>
          <table:table-cell office:value-type="float" office:value="350505.35900000005" table:formula="msoxl:=IF(SUM('漁業生產量值-漁業種類別魚類別生產量值7'!C11,'漁業生產量值-漁業種類別魚類別生產量值7'!E11,'漁業生產量值-漁業種類別魚類別生產量值7'!G11,'漁業生產量值-漁業種類別魚類別生產量值7'!I11,'漁業生產量值-漁業種類別魚類別生產量值7'!K11,'漁業生產量值-漁業種類別魚類別生產量值7'!M11,'漁業生產量值-漁業種類別魚類別生產量值7'!O11,'漁業生產量值-漁業種類別魚類別生產量值8'!C11,'漁業生產量值-漁業種類別魚類別生產量值8'!E11,'漁業生產量值-漁業種類別魚類別生產量值8'!G11,'漁業生產量值-漁業種類別魚類別生產量值8'!I11,'漁業生產量值-漁業種類別魚類別生產量值8'!K11,'漁業生產量值-漁業種類別魚類別生產量值8'!M11,'漁業生產量值-漁業種類別魚類別生產量值8'!O11)=0,&quot;-&quot;,SUM('漁業生產量值-漁業種類別魚類別生產量值7'!C11,'漁業生產量值-漁業種類別魚類別生產量值7'!E11,'漁業生產量值-漁業種類別魚類別生產量值7'!G11,'漁業生產量值-漁業種類別魚類別生產量值7'!I11,'漁業生產量值-漁業種類別魚類別生產量值7'!K11,'漁業生產量值-漁業種類別魚類別生產量值7'!M11,'漁業生產量值-漁業種類別魚類別生產量值7'!O11,'漁業生產量值-漁業種類別魚類別生產量值8'!C11,'漁業生產量值-漁業種類別魚類別生產量值8'!E11,'漁業生產量值-漁業種類別魚類別生產量值8'!G11,'漁業生產量值-漁業種類別魚類別生產量值8'!I11,'漁業生產量值-漁業種類別魚類別生產量值8'!K11,'漁業生產量值-漁業種類別魚類別生產量值8'!M11,'漁業生產量值-漁業種類別魚類別生產量值8'!O11))" table:style-name="ce19">
            <text:p>350,505<text:s/></text:p>
          </table:table-cell>
          <table:table-cell office:value-type="float" office:value="34374681.289050005" table:formula="msoxl:=IF(SUM('漁業生產量值-漁業種類別魚類別生產量值7'!D11,'漁業生產量值-漁業種類別魚類別生產量值7'!F11,'漁業生產量值-漁業種類別魚類別生產量值7'!H11,'漁業生產量值-漁業種類別魚類別生產量值7'!J11,'漁業生產量值-漁業種類別魚類別生產量值7'!L11,'漁業生產量值-漁業種類別魚類別生產量值7'!N11,'漁業生產量值-漁業種類別魚類別生產量值7'!P11,'漁業生產量值-漁業種類別魚類別生產量值8'!D11,'漁業生產量值-漁業種類別魚類別生產量值8'!F11,'漁業生產量值-漁業種類別魚類別生產量值8'!H11,'漁業生產量值-漁業種類別魚類別生產量值8'!J11,'漁業生產量值-漁業種類別魚類別生產量值8'!L11,'漁業生產量值-漁業種類別魚類別生產量值8'!N11,'漁業生產量值-漁業種類別魚類別生產量值8'!P11)=0,&quot;-&quot;,SUM('漁業生產量值-漁業種類別魚類別生產量值7'!D11,'漁業生產量值-漁業種類別魚類別生產量值7'!F11,'漁業生產量值-漁業種類別魚類別生產量值7'!H11,'漁業生產量值-漁業種類別魚類別生產量值7'!J11,'漁業生產量值-漁業種類別魚類別生產量值7'!L11,'漁業生產量值-漁業種類別魚類別生產量值7'!N11,'漁業生產量值-漁業種類別魚類別生產量值7'!P11,'漁業生產量值-漁業種類別魚類別生產量值8'!D11,'漁業生產量值-漁業種類別魚類別生產量值8'!F11,'漁業生產量值-漁業種類別魚類別生產量值8'!H11,'漁業生產量值-漁業種類別魚類別生產量值8'!J11,'漁業生產量值-漁業種類別魚類別生產量值8'!L11,'漁業生產量值-漁業種類別魚類別生產量值8'!N11,'漁業生產量值-漁業種類別魚類別生產量值8'!P11))" table:style-name="ce19">
            <text:p>34,374,68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float" office:value="1338.9770000000001" table:style-name="ce54">
            <text:p>1,339<text:s/></text:p>
          </table:table-cell>
          <table:table-cell office:value-type="float" office:value="97774.590800000005" table:style-name="ce54">
            <text:p>97,77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12,'漁業生產量值-漁業種類別魚類別生產量值7'!E12,'漁業生產量值-漁業種類別魚類別生產量值7'!G12,'漁業生產量值-漁業種類別魚類別生產量值7'!I12,'漁業生產量值-漁業種類別魚類別生產量值7'!K12,'漁業生產量值-漁業種類別魚類別生產量值7'!M12,'漁業生產量值-漁業種類別魚類別生產量值7'!O12,'漁業生產量值-漁業種類別魚類別生產量值8'!C12,'漁業生產量值-漁業種類別魚類別生產量值8'!E12,'漁業生產量值-漁業種類別魚類別生產量值8'!G12,'漁業生產量值-漁業種類別魚類別生產量值8'!I12,'漁業生產量值-漁業種類別魚類別生產量值8'!K12,'漁業生產量值-漁業種類別魚類別生產量值8'!M12,'漁業生產量值-漁業種類別魚類別生產量值8'!O12)=0,&quot;-&quot;,SUM('漁業生產量值-漁業種類別魚類別生產量值7'!C12,'漁業生產量值-漁業種類別魚類別生產量值7'!E12,'漁業生產量值-漁業種類別魚類別生產量值7'!G12,'漁業生產量值-漁業種類別魚類別生產量值7'!I12,'漁業生產量值-漁業種類別魚類別生產量值7'!K12,'漁業生產量值-漁業種類別魚類別生產量值7'!M12,'漁業生產量值-漁業種類別魚類別生產量值7'!O12,'漁業生產量值-漁業種類別魚類別生產量值8'!C12,'漁業生產量值-漁業種類別魚類別生產量值8'!E12,'漁業生產量值-漁業種類別魚類別生產量值8'!G12,'漁業生產量值-漁業種類別魚類別生產量值8'!I12,'漁業生產量值-漁業種類別魚類別生產量值8'!K12,'漁業生產量值-漁業種類別魚類別生產量值8'!M12,'漁業生產量值-漁業種類別魚類別生產量值8'!O12))" table:style-name="ce19">
            <text:p>-</text:p>
          </table:table-cell>
          <table:table-cell office:value-type="string" office:string-value="-" table:formula="msoxl:=IF(SUM('漁業生產量值-漁業種類別魚類別生產量值7'!D12,'漁業生產量值-漁業種類別魚類別生產量值7'!F12,'漁業生產量值-漁業種類別魚類別生產量值7'!H12,'漁業生產量值-漁業種類別魚類別生產量值7'!J12,'漁業生產量值-漁業種類別魚類別生產量值7'!L12,'漁業生產量值-漁業種類別魚類別生產量值7'!N12,'漁業生產量值-漁業種類別魚類別生產量值7'!P12,'漁業生產量值-漁業種類別魚類別生產量值8'!D12,'漁業生產量值-漁業種類別魚類別生產量值8'!F12,'漁業生產量值-漁業種類別魚類別生產量值8'!H12,'漁業生產量值-漁業種類別魚類別生產量值8'!J12,'漁業生產量值-漁業種類別魚類別生產量值8'!L12,'漁業生產量值-漁業種類別魚類別生產量值8'!N12,'漁業生產量值-漁業種類別魚類別生產量值8'!P12)=0,&quot;-&quot;,SUM('漁業生產量值-漁業種類別魚類別生產量值7'!D12,'漁業生產量值-漁業種類別魚類別生產量值7'!F12,'漁業生產量值-漁業種類別魚類別生產量值7'!H12,'漁業生產量值-漁業種類別魚類別生產量值7'!J12,'漁業生產量值-漁業種類別魚類別生產量值7'!L12,'漁業生產量值-漁業種類別魚類別生產量值7'!N12,'漁業生產量值-漁業種類別魚類別生產量值7'!P12,'漁業生產量值-漁業種類別魚類別生產量值8'!D12,'漁業生產量值-漁業種類別魚類別生產量值8'!F12,'漁業生產量值-漁業種類別魚類別生產量值8'!H12,'漁業生產量值-漁業種類別魚類別生產量值8'!J12,'漁業生產量值-漁業種類別魚類別生產量值8'!L12,'漁業生產量值-漁業種類別魚類別生產量值8'!N12,'漁業生產量值-漁業種類別魚類別生產量值8'!P1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13,'漁業生產量值-漁業種類別魚類別生產量值7'!E13,'漁業生產量值-漁業種類別魚類別生產量值7'!G13,'漁業生產量值-漁業種類別魚類別生產量值7'!I13,'漁業生產量值-漁業種類別魚類別生產量值7'!K13,'漁業生產量值-漁業種類別魚類別生產量值7'!M13,'漁業生產量值-漁業種類別魚類別生產量值7'!O13,'漁業生產量值-漁業種類別魚類別生產量值8'!C13,'漁業生產量值-漁業種類別魚類別生產量值8'!E13,'漁業生產量值-漁業種類別魚類別生產量值8'!G13,'漁業生產量值-漁業種類別魚類別生產量值8'!I13,'漁業生產量值-漁業種類別魚類別生產量值8'!K13,'漁業生產量值-漁業種類別魚類別生產量值8'!M13,'漁業生產量值-漁業種類別魚類別生產量值8'!O13)=0,&quot;-&quot;,SUM('漁業生產量值-漁業種類別魚類別生產量值7'!C13,'漁業生產量值-漁業種類別魚類別生產量值7'!E13,'漁業生產量值-漁業種類別魚類別生產量值7'!G13,'漁業生產量值-漁業種類別魚類別生產量值7'!I13,'漁業生產量值-漁業種類別魚類別生產量值7'!K13,'漁業生產量值-漁業種類別魚類別生產量值7'!M13,'漁業生產量值-漁業種類別魚類別生產量值7'!O13,'漁業生產量值-漁業種類別魚類別生產量值8'!C13,'漁業生產量值-漁業種類別魚類別生產量值8'!E13,'漁業生產量值-漁業種類別魚類別生產量值8'!G13,'漁業生產量值-漁業種類別魚類別生產量值8'!I13,'漁業生產量值-漁業種類別魚類別生產量值8'!K13,'漁業生產量值-漁業種類別魚類別生產量值8'!M13,'漁業生產量值-漁業種類別魚類別生產量值8'!O13))" table:style-name="ce19">
            <text:p>-</text:p>
          </table:table-cell>
          <table:table-cell office:value-type="string" office:string-value="-" table:formula="msoxl:=IF(SUM('漁業生產量值-漁業種類別魚類別生產量值7'!D13,'漁業生產量值-漁業種類別魚類別生產量值7'!F13,'漁業生產量值-漁業種類別魚類別生產量值7'!H13,'漁業生產量值-漁業種類別魚類別生產量值7'!J13,'漁業生產量值-漁業種類別魚類別生產量值7'!L13,'漁業生產量值-漁業種類別魚類別生產量值7'!N13,'漁業生產量值-漁業種類別魚類別生產量值7'!P13,'漁業生產量值-漁業種類別魚類別生產量值8'!D13,'漁業生產量值-漁業種類別魚類別生產量值8'!F13,'漁業生產量值-漁業種類別魚類別生產量值8'!H13,'漁業生產量值-漁業種類別魚類別生產量值8'!J13,'漁業生產量值-漁業種類別魚類別生產量值8'!L13,'漁業生產量值-漁業種類別魚類別生產量值8'!N13,'漁業生產量值-漁業種類別魚類別生產量值8'!P13)=0,&quot;-&quot;,SUM('漁業生產量值-漁業種類別魚類別生產量值7'!D13,'漁業生產量值-漁業種類別魚類別生產量值7'!F13,'漁業生產量值-漁業種類別魚類別生產量值7'!H13,'漁業生產量值-漁業種類別魚類別生產量值7'!J13,'漁業生產量值-漁業種類別魚類別生產量值7'!L13,'漁業生產量值-漁業種類別魚類別生產量值7'!N13,'漁業生產量值-漁業種類別魚類別生產量值7'!P13,'漁業生產量值-漁業種類別魚類別生產量值8'!D13,'漁業生產量值-漁業種類別魚類別生產量值8'!F13,'漁業生產量值-漁業種類別魚類別生產量值8'!H13,'漁業生產量值-漁業種類別魚類別生產量值8'!J13,'漁業生產量值-漁業種類別魚類別生產量值8'!L13,'漁業生產量值-漁業種類別魚類別生產量值8'!N13,'漁業生產量值-漁業種類別魚類別生產量值8'!P13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00653.99389000001" table:formula="msoxl:=IF(SUM('漁業生產量值-漁業種類別魚類別生產量值7'!C14,'漁業生產量值-漁業種類別魚類別生產量值7'!E14,'漁業生產量值-漁業種類別魚類別生產量值7'!G14,'漁業生產量值-漁業種類別魚類別生產量值7'!I14,'漁業生產量值-漁業種類別魚類別生產量值7'!K14,'漁業生產量值-漁業種類別魚類別生產量值7'!M14,'漁業生產量值-漁業種類別魚類別生產量值7'!O14,'漁業生產量值-漁業種類別魚類別生產量值8'!C14,'漁業生產量值-漁業種類別魚類別生產量值8'!E14,'漁業生產量值-漁業種類別魚類別生產量值8'!G14,'漁業生產量值-漁業種類別魚類別生產量值8'!I14,'漁業生產量值-漁業種類別魚類別生產量值8'!K14,'漁業生產量值-漁業種類別魚類別生產量值8'!M14,'漁業生產量值-漁業種類別魚類別生產量值8'!O14)=0,&quot;-&quot;,SUM('漁業生產量值-漁業種類別魚類別生產量值7'!C14,'漁業生產量值-漁業種類別魚類別生產量值7'!E14,'漁業生產量值-漁業種類別魚類別生產量值7'!G14,'漁業生產量值-漁業種類別魚類別生產量值7'!I14,'漁業生產量值-漁業種類別魚類別生產量值7'!K14,'漁業生產量值-漁業種類別魚類別生產量值7'!M14,'漁業生產量值-漁業種類別魚類別生產量值7'!O14,'漁業生產量值-漁業種類別魚類別生產量值8'!C14,'漁業生產量值-漁業種類別魚類別生產量值8'!E14,'漁業生產量值-漁業種類別魚類別生產量值8'!G14,'漁業生產量值-漁業種類別魚類別生產量值8'!I14,'漁業生產量值-漁業種類別魚類別生產量值8'!K14,'漁業生產量值-漁業種類別魚類別生產量值8'!M14,'漁業生產量值-漁業種類別魚類別生產量值8'!O14))" table:style-name="ce19">
            <text:p>200,654<text:s/></text:p>
          </table:table-cell>
          <table:table-cell office:value-type="float" office:value="9393294.9360000007" table:formula="msoxl:=IF(SUM('漁業生產量值-漁業種類別魚類別生產量值7'!D14,'漁業生產量值-漁業種類別魚類別生產量值7'!F14,'漁業生產量值-漁業種類別魚類別生產量值7'!H14,'漁業生產量值-漁業種類別魚類別生產量值7'!J14,'漁業生產量值-漁業種類別魚類別生產量值7'!L14,'漁業生產量值-漁業種類別魚類別生產量值7'!N14,'漁業生產量值-漁業種類別魚類別生產量值7'!P14,'漁業生產量值-漁業種類別魚類別生產量值8'!D14,'漁業生產量值-漁業種類別魚類別生產量值8'!F14,'漁業生產量值-漁業種類別魚類別生產量值8'!H14,'漁業生產量值-漁業種類別魚類別生產量值8'!J14,'漁業生產量值-漁業種類別魚類別生產量值8'!L14,'漁業生產量值-漁業種類別魚類別生產量值8'!N14,'漁業生產量值-漁業種類別魚類別生產量值8'!P14)=0,&quot;-&quot;,SUM('漁業生產量值-漁業種類別魚類別生產量值7'!D14,'漁業生產量值-漁業種類別魚類別生產量值7'!F14,'漁業生產量值-漁業種類別魚類別生產量值7'!H14,'漁業生產量值-漁業種類別魚類別生產量值7'!J14,'漁業生產量值-漁業種類別魚類別生產量值7'!L14,'漁業生產量值-漁業種類別魚類別生產量值7'!N14,'漁業生產量值-漁業種類別魚類別生產量值7'!P14,'漁業生產量值-漁業種類別魚類別生產量值8'!D14,'漁業生產量值-漁業種類別魚類別生產量值8'!F14,'漁業生產量值-漁業種類別魚類別生產量值8'!H14,'漁業生產量值-漁業種類別魚類別生產量值8'!J14,'漁業生產量值-漁業種類別魚類別生產量值8'!L14,'漁業生產量值-漁業種類別魚類別生產量值8'!N14,'漁業生產量值-漁業種類別魚類別生產量值8'!P14))" table:style-name="ce19">
            <text:p>9,393,29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127.49" table:style-name="ce54">
            <text:p>6,127<text:s/></text:p>
          </table:table-cell>
          <table:table-cell office:value-type="float" office:value="670570.174" table:style-name="ce54">
            <text:p>670,57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49851.36510999998" table:formula="msoxl:=IF(SUM('漁業生產量值-漁業種類別魚類別生產量值7'!C15,'漁業生產量值-漁業種類別魚類別生產量值7'!E15,'漁業生產量值-漁業種類別魚類別生產量值7'!G15,'漁業生產量值-漁業種類別魚類別生產量值7'!I15,'漁業生產量值-漁業種類別魚類別生產量值7'!K15,'漁業生產量值-漁業種類別魚類別生產量值7'!M15,'漁業生產量值-漁業種類別魚類別生產量值7'!O15,'漁業生產量值-漁業種類別魚類別生產量值8'!C15,'漁業生產量值-漁業種類別魚類別生產量值8'!E15,'漁業生產量值-漁業種類別魚類別生產量值8'!G15,'漁業生產量值-漁業種類別魚類別生產量值8'!I15,'漁業生產量值-漁業種類別魚類別生產量值8'!K15,'漁業生產量值-漁業種類別魚類別生產量值8'!M15,'漁業生產量值-漁業種類別魚類別生產量值8'!O15)=0,&quot;-&quot;,SUM('漁業生產量值-漁業種類別魚類別生產量值7'!C15,'漁業生產量值-漁業種類別魚類別生產量值7'!E15,'漁業生產量值-漁業種類別魚類別生產量值7'!G15,'漁業生產量值-漁業種類別魚類別生產量值7'!I15,'漁業生產量值-漁業種類別魚類別生產量值7'!K15,'漁業生產量值-漁業種類別魚類別生產量值7'!M15,'漁業生產量值-漁業種類別魚類別生產量值7'!O15,'漁業生產量值-漁業種類別魚類別生產量值8'!C15,'漁業生產量值-漁業種類別魚類別生產量值8'!E15,'漁業生產量值-漁業種類別魚類別生產量值8'!G15,'漁業生產量值-漁業種類別魚類別生產量值8'!I15,'漁業生產量值-漁業種類別魚類別生產量值8'!K15,'漁業生產量值-漁業種類別魚類別生產量值8'!M15,'漁業生產量值-漁業種類別魚類別生產量值8'!O15))" table:style-name="ce19">
            <text:p>149,851<text:s/></text:p>
          </table:table-cell>
          <table:table-cell office:value-type="float" office:value="24981386.353049997" table:formula="msoxl:=IF(SUM('漁業生產量值-漁業種類別魚類別生產量值7'!D15,'漁業生產量值-漁業種類別魚類別生產量值7'!F15,'漁業生產量值-漁業種類別魚類別生產量值7'!H15,'漁業生產量值-漁業種類別魚類別生產量值7'!J15,'漁業生產量值-漁業種類別魚類別生產量值7'!L15,'漁業生產量值-漁業種類別魚類別生產量值7'!N15,'漁業生產量值-漁業種類別魚類別生產量值7'!P15,'漁業生產量值-漁業種類別魚類別生產量值8'!D15,'漁業生產量值-漁業種類別魚類別生產量值8'!F15,'漁業生產量值-漁業種類別魚類別生產量值8'!H15,'漁業生產量值-漁業種類別魚類別生產量值8'!J15,'漁業生產量值-漁業種類別魚類別生產量值8'!L15,'漁業生產量值-漁業種類別魚類別生產量值8'!N15,'漁業生產量值-漁業種類別魚類別生產量值8'!P15)=0,&quot;-&quot;,SUM('漁業生產量值-漁業種類別魚類別生產量值7'!D15,'漁業生產量值-漁業種類別魚類別生產量值7'!F15,'漁業生產量值-漁業種類別魚類別生產量值7'!H15,'漁業生產量值-漁業種類別魚類別生產量值7'!J15,'漁業生產量值-漁業種類別魚類別生產量值7'!L15,'漁業生產量值-漁業種類別魚類別生產量值7'!N15,'漁業生產量值-漁業種類別魚類別生產量值7'!P15,'漁業生產量值-漁業種類別魚類別生產量值8'!D15,'漁業生產量值-漁業種類別魚類別生產量值8'!F15,'漁業生產量值-漁業種類別魚類別生產量值8'!H15,'漁業生產量值-漁業種類別魚類別生產量值8'!J15,'漁業生產量值-漁業種類別魚類別生產量值8'!L15,'漁業生產量值-漁業種類別魚類別生產量值8'!N15,'漁業生產量值-漁業種類別魚類別生產量值8'!P15))" table:style-name="ce19">
            <text:p>24,981,38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16,'漁業生產量值-漁業種類別魚類別生產量值7'!E16,'漁業生產量值-漁業種類別魚類別生產量值7'!G16,'漁業生產量值-漁業種類別魚類別生產量值7'!I16,'漁業生產量值-漁業種類別魚類別生產量值7'!K16,'漁業生產量值-漁業種類別魚類別生產量值7'!M16,'漁業生產量值-漁業種類別魚類別生產量值7'!O16,'漁業生產量值-漁業種類別魚類別生產量值8'!C16,'漁業生產量值-漁業種類別魚類別生產量值8'!E16,'漁業生產量值-漁業種類別魚類別生產量值8'!G16,'漁業生產量值-漁業種類別魚類別生產量值8'!I16,'漁業生產量值-漁業種類別魚類別生產量值8'!K16,'漁業生產量值-漁業種類別魚類別生產量值8'!M16,'漁業生產量值-漁業種類別魚類別生產量值8'!O16)=0,&quot;-&quot;,SUM('漁業生產量值-漁業種類別魚類別生產量值7'!C16,'漁業生產量值-漁業種類別魚類別生產量值7'!E16,'漁業生產量值-漁業種類別魚類別生產量值7'!G16,'漁業生產量值-漁業種類別魚類別生產量值7'!I16,'漁業生產量值-漁業種類別魚類別生產量值7'!K16,'漁業生產量值-漁業種類別魚類別生產量值7'!M16,'漁業生產量值-漁業種類別魚類別生產量值7'!O16,'漁業生產量值-漁業種類別魚類別生產量值8'!C16,'漁業生產量值-漁業種類別魚類別生產量值8'!E16,'漁業生產量值-漁業種類別魚類別生產量值8'!G16,'漁業生產量值-漁業種類別魚類別生產量值8'!I16,'漁業生產量值-漁業種類別魚類別生產量值8'!K16,'漁業生產量值-漁業種類別魚類別生產量值8'!M16,'漁業生產量值-漁業種類別魚類別生產量值8'!O16))" table:style-name="ce19">
            <text:p>-</text:p>
          </table:table-cell>
          <table:table-cell office:value-type="string" office:string-value="-" table:formula="msoxl:=IF(SUM('漁業生產量值-漁業種類別魚類別生產量值7'!D16,'漁業生產量值-漁業種類別魚類別生產量值7'!F16,'漁業生產量值-漁業種類別魚類別生產量值7'!H16,'漁業生產量值-漁業種類別魚類別生產量值7'!J16,'漁業生產量值-漁業種類別魚類別生產量值7'!L16,'漁業生產量值-漁業種類別魚類別生產量值7'!N16,'漁業生產量值-漁業種類別魚類別生產量值7'!P16,'漁業生產量值-漁業種類別魚類別生產量值8'!D16,'漁業生產量值-漁業種類別魚類別生產量值8'!F16,'漁業生產量值-漁業種類別魚類別生產量值8'!H16,'漁業生產量值-漁業種類別魚類別生產量值8'!J16,'漁業生產量值-漁業種類別魚類別生產量值8'!L16,'漁業生產量值-漁業種類別魚類別生產量值8'!N16,'漁業生產量值-漁業種類別魚類別生產量值8'!P16)=0,&quot;-&quot;,SUM('漁業生產量值-漁業種類別魚類別生產量值7'!D16,'漁業生產量值-漁業種類別魚類別生產量值7'!F16,'漁業生產量值-漁業種類別魚類別生產量值7'!H16,'漁業生產量值-漁業種類別魚類別生產量值7'!J16,'漁業生產量值-漁業種類別魚類別生產量值7'!L16,'漁業生產量值-漁業種類別魚類別生產量值7'!N16,'漁業生產量值-漁業種類別魚類別生產量值7'!P16,'漁業生產量值-漁業種類別魚類別生產量值8'!D16,'漁業生產量值-漁業種類別魚類別生產量值8'!F16,'漁業生產量值-漁業種類別魚類別生產量值8'!H16,'漁業生產量值-漁業種類別魚類別生產量值8'!J16,'漁業生產量值-漁業種類別魚類別生產量值8'!L16,'漁業生產量值-漁業種類別魚類別生產量值8'!N16,'漁業生產量值-漁業種類別魚類別生產量值8'!P16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17,'漁業生產量值-漁業種類別魚類別生產量值7'!E17,'漁業生產量值-漁業種類別魚類別生產量值7'!G17,'漁業生產量值-漁業種類別魚類別生產量值7'!I17,'漁業生產量值-漁業種類別魚類別生產量值7'!K17,'漁業生產量值-漁業種類別魚類別生產量值7'!M17,'漁業生產量值-漁業種類別魚類別生產量值7'!O17,'漁業生產量值-漁業種類別魚類別生產量值8'!C17,'漁業生產量值-漁業種類別魚類別生產量值8'!E17,'漁業生產量值-漁業種類別魚類別生產量值8'!G17,'漁業生產量值-漁業種類別魚類別生產量值8'!I17,'漁業生產量值-漁業種類別魚類別生產量值8'!K17,'漁業生產量值-漁業種類別魚類別生產量值8'!M17,'漁業生產量值-漁業種類別魚類別生產量值8'!O17)=0,&quot;-&quot;,SUM('漁業生產量值-漁業種類別魚類別生產量值7'!C17,'漁業生產量值-漁業種類別魚類別生產量值7'!E17,'漁業生產量值-漁業種類別魚類別生產量值7'!G17,'漁業生產量值-漁業種類別魚類別生產量值7'!I17,'漁業生產量值-漁業種類別魚類別生產量值7'!K17,'漁業生產量值-漁業種類別魚類別生產量值7'!M17,'漁業生產量值-漁業種類別魚類別生產量值7'!O17,'漁業生產量值-漁業種類別魚類別生產量值8'!C17,'漁業生產量值-漁業種類別魚類別生產量值8'!E17,'漁業生產量值-漁業種類別魚類別生產量值8'!G17,'漁業生產量值-漁業種類別魚類別生產量值8'!I17,'漁業生產量值-漁業種類別魚類別生產量值8'!K17,'漁業生產量值-漁業種類別魚類別生產量值8'!M17,'漁業生產量值-漁業種類別魚類別生產量值8'!O17))" table:style-name="ce19">
            <text:p>-</text:p>
          </table:table-cell>
          <table:table-cell office:value-type="string" office:string-value="-" table:formula="msoxl:=IF(SUM('漁業生產量值-漁業種類別魚類別生產量值7'!D17,'漁業生產量值-漁業種類別魚類別生產量值7'!F17,'漁業生產量值-漁業種類別魚類別生產量值7'!H17,'漁業生產量值-漁業種類別魚類別生產量值7'!J17,'漁業生產量值-漁業種類別魚類別生產量值7'!L17,'漁業生產量值-漁業種類別魚類別生產量值7'!N17,'漁業生產量值-漁業種類別魚類別生產量值7'!P17,'漁業生產量值-漁業種類別魚類別生產量值8'!D17,'漁業生產量值-漁業種類別魚類別生產量值8'!F17,'漁業生產量值-漁業種類別魚類別生產量值8'!H17,'漁業生產量值-漁業種類別魚類別生產量值8'!J17,'漁業生產量值-漁業種類別魚類別生產量值8'!L17,'漁業生產量值-漁業種類別魚類別生產量值8'!N17,'漁業生產量值-漁業種類別魚類別生產量值8'!P17)=0,&quot;-&quot;,SUM('漁業生產量值-漁業種類別魚類別生產量值7'!D17,'漁業生產量值-漁業種類別魚類別生產量值7'!F17,'漁業生產量值-漁業種類別魚類別生產量值7'!H17,'漁業生產量值-漁業種類別魚類別生產量值7'!J17,'漁業生產量值-漁業種類別魚類別生產量值7'!L17,'漁業生產量值-漁業種類別魚類別生產量值7'!N17,'漁業生產量值-漁業種類別魚類別生產量值7'!P17,'漁業生產量值-漁業種類別魚類別生產量值8'!D17,'漁業生產量值-漁業種類別魚類別生產量值8'!F17,'漁業生產量值-漁業種類別魚類別生產量值8'!H17,'漁業生產量值-漁業種類別魚類別生產量值8'!J17,'漁業生產量值-漁業種類別魚類別生產量值8'!L17,'漁業生產量值-漁業種類別魚類別生產量值8'!N17,'漁業生產量值-漁業種類別魚類別生產量值8'!P17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18,'漁業生產量值-漁業種類別魚類別生產量值7'!E18,'漁業生產量值-漁業種類別魚類別生產量值7'!G18,'漁業生產量值-漁業種類別魚類別生產量值7'!I18,'漁業生產量值-漁業種類別魚類別生產量值7'!K18,'漁業生產量值-漁業種類別魚類別生產量值7'!M18,'漁業生產量值-漁業種類別魚類別生產量值7'!O18,'漁業生產量值-漁業種類別魚類別生產量值8'!C18,'漁業生產量值-漁業種類別魚類別生產量值8'!E18,'漁業生產量值-漁業種類別魚類別生產量值8'!G18,'漁業生產量值-漁業種類別魚類別生產量值8'!I18,'漁業生產量值-漁業種類別魚類別生產量值8'!K18,'漁業生產量值-漁業種類別魚類別生產量值8'!M18,'漁業生產量值-漁業種類別魚類別生產量值8'!O18)=0,&quot;-&quot;,SUM('漁業生產量值-漁業種類別魚類別生產量值7'!C18,'漁業生產量值-漁業種類別魚類別生產量值7'!E18,'漁業生產量值-漁業種類別魚類別生產量值7'!G18,'漁業生產量值-漁業種類別魚類別生產量值7'!I18,'漁業生產量值-漁業種類別魚類別生產量值7'!K18,'漁業生產量值-漁業種類別魚類別生產量值7'!M18,'漁業生產量值-漁業種類別魚類別生產量值7'!O18,'漁業生產量值-漁業種類別魚類別生產量值8'!C18,'漁業生產量值-漁業種類別魚類別生產量值8'!E18,'漁業生產量值-漁業種類別魚類別生產量值8'!G18,'漁業生產量值-漁業種類別魚類別生產量值8'!I18,'漁業生產量值-漁業種類別魚類別生產量值8'!K18,'漁業生產量值-漁業種類別魚類別生產量值8'!M18,'漁業生產量值-漁業種類別魚類別生產量值8'!O18))" table:style-name="ce19">
            <text:p>-</text:p>
          </table:table-cell>
          <table:table-cell office:value-type="string" office:string-value="-" table:formula="msoxl:=IF(SUM('漁業生產量值-漁業種類別魚類別生產量值7'!D18,'漁業生產量值-漁業種類別魚類別生產量值7'!F18,'漁業生產量值-漁業種類別魚類別生產量值7'!H18,'漁業生產量值-漁業種類別魚類別生產量值7'!J18,'漁業生產量值-漁業種類別魚類別生產量值7'!L18,'漁業生產量值-漁業種類別魚類別生產量值7'!N18,'漁業生產量值-漁業種類別魚類別生產量值7'!P18,'漁業生產量值-漁業種類別魚類別生產量值8'!D18,'漁業生產量值-漁業種類別魚類別生產量值8'!F18,'漁業生產量值-漁業種類別魚類別生產量值8'!H18,'漁業生產量值-漁業種類別魚類別生產量值8'!J18,'漁業生產量值-漁業種類別魚類別生產量值8'!L18,'漁業生產量值-漁業種類別魚類別生產量值8'!N18,'漁業生產量值-漁業種類別魚類別生產量值8'!P18)=0,&quot;-&quot;,SUM('漁業生產量值-漁業種類別魚類別生產量值7'!D18,'漁業生產量值-漁業種類別魚類別生產量值7'!F18,'漁業生產量值-漁業種類別魚類別生產量值7'!H18,'漁業生產量值-漁業種類別魚類別生產量值7'!J18,'漁業生產量值-漁業種類別魚類別生產量值7'!L18,'漁業生產量值-漁業種類別魚類別生產量值7'!N18,'漁業生產量值-漁業種類別魚類別生產量值7'!P18,'漁業生產量值-漁業種類別魚類別生產量值8'!D18,'漁業生產量值-漁業種類別魚類別生產量值8'!F18,'漁業生產量值-漁業種類別魚類別生產量值8'!H18,'漁業生產量值-漁業種類別魚類別生產量值8'!J18,'漁業生產量值-漁業種類別魚類別生產量值8'!L18,'漁業生產量值-漁業種類別魚類別生產量值8'!N18,'漁業生產量值-漁業種類別魚類別生產量值8'!P18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2398.9450099999995" table:formula="msoxl:=  IF(SUM(C20:C35)=0,&quot;-&quot;,SUM(C20:C35))" table:style-name="ce54">
            <text:p>2,399<text:s/></text:p>
          </table:table-cell>
          <table:table-cell office:value-type="float" office:value="246334.68625" table:formula="msoxl:=  IF(SUM(D20:D35)=0,&quot;-&quot;,SUM(D20:D35))" table:style-name="ce54">
            <text:p>246,335<text:s/></text:p>
          </table:table-cell>
          <table:table-cell office:value-type="float" office:value="4060.3169999999996" table:formula="msoxl:=  IF(SUM(E20:E35)=0,&quot;-&quot;,SUM(E20:E35))" table:style-name="ce54">
            <text:p>4,060<text:s/></text:p>
          </table:table-cell>
          <table:table-cell office:value-type="float" office:value="377311.90260999999" table:formula="msoxl:=  IF(SUM(F20:F35)=0,&quot;-&quot;,SUM(F20:F35))" table:style-name="ce54">
            <text:p>377,312<text:s/></text:p>
          </table:table-cell>
          <table:table-cell office:value-type="float" office:value="46.7" table:formula="msoxl:=  IF(SUM(G20:G35)=0,&quot;-&quot;,SUM(G20:G35))" table:style-name="ce54">
            <text:p>47<text:s/></text:p>
          </table:table-cell>
          <table:table-cell office:value-type="float" office:value="5417.2" table:formula="msoxl:=  IF(SUM(H20:H35)=0,&quot;-&quot;,SUM(H20:H35))" table:style-name="ce54">
            <text:p>5,417<text:s/></text:p>
          </table:table-cell>
          <table:table-cell office:value-type="float" office:value="891.79649999999992" table:formula="msoxl:=  IF(SUM(I20:I35)=0,&quot;-&quot;,SUM(I20:I35))" table:style-name="ce54">
            <text:p>892<text:s/></text:p>
          </table:table-cell>
          <table:table-cell office:value-type="float" office:value="26298.617399999999" table:formula="msoxl:=  IF(SUM(J20:J35)=0,&quot;-&quot;,SUM(J20:J35))" table:style-name="ce54">
            <text:p>26,299<text:s/></text:p>
          </table:table-cell>
          <table:table-cell office:value-type="string" office:string-value="-" table:formula="msoxl:=  IF(SUM(K20:K35)=0,&quot;-&quot;,SUM(K20:K35))" table:style-name="ce54">
            <text:p>-</text:p>
          </table:table-cell>
          <table:table-cell office:value-type="string" office:string-value="-" table:formula="msoxl:=  IF(SUM(L20:L35)=0,&quot;-&quot;,SUM(L20:L35))" table:style-name="ce54">
            <text:p>-</text:p>
          </table:table-cell>
          <table:table-cell office:value-type="string" office:string-value="-" table:formula="msoxl:=  IF(SUM(M20:M35)=0,&quot;-&quot;,SUM(M20:M35))" table:style-name="ce54">
            <text:p>-</text:p>
          </table:table-cell>
          <table:table-cell office:value-type="string" office:string-value="-" table:formula="msoxl:=  IF(SUM(N20:N35)=0,&quot;-&quot;,SUM(N20:N35))" table:style-name="ce54">
            <text:p>-</text:p>
          </table:table-cell>
          <table:table-cell office:value-type="float" office:value="86158.93273000003" table:formula="msoxl:=IF(SUM('漁業生產量值-漁業種類別魚類別生產量值7'!C19,'漁業生產量值-漁業種類別魚類別生產量值7'!E19,'漁業生產量值-漁業種類別魚類別生產量值7'!G19,'漁業生產量值-漁業種類別魚類別生產量值7'!I19,'漁業生產量值-漁業種類別魚類別生產量值7'!K19,'漁業生產量值-漁業種類別魚類別生產量值7'!M19,'漁業生產量值-漁業種類別魚類別生產量值7'!O19,'漁業生產量值-漁業種類別魚類別生產量值8'!C19,'漁業生產量值-漁業種類別魚類別生產量值8'!E19,'漁業生產量值-漁業種類別魚類別生產量值8'!G19,'漁業生產量值-漁業種類別魚類別生產量值8'!I19,'漁業生產量值-漁業種類別魚類別生產量值8'!K19,'漁業生產量值-漁業種類別魚類別生產量值8'!M19,'漁業生產量值-漁業種類別魚類別生產量值8'!O19)=0,&quot;-&quot;,SUM('漁業生產量值-漁業種類別魚類別生產量值7'!C19,'漁業生產量值-漁業種類別魚類別生產量值7'!E19,'漁業生產量值-漁業種類別魚類別生產量值7'!G19,'漁業生產量值-漁業種類別魚類別生產量值7'!I19,'漁業生產量值-漁業種類別魚類別生產量值7'!K19,'漁業生產量值-漁業種類別魚類別生產量值7'!M19,'漁業生產量值-漁業種類別魚類別生產量值7'!O19,'漁業生產量值-漁業種類別魚類別生產量值8'!C19,'漁業生產量值-漁業種類別魚類別生產量值8'!E19,'漁業生產量值-漁業種類別魚類別生產量值8'!G19,'漁業生產量值-漁業種類別魚類別生產量值8'!I19,'漁業生產量值-漁業種類別魚類別生產量值8'!K19,'漁業生產量值-漁業種類別魚類別生產量值8'!M19,'漁業生產量值-漁業種類別魚類別生產量值8'!O19))" table:style-name="ce19">
            <text:p>86,159<text:s/></text:p>
          </table:table-cell>
          <table:table-cell office:value-type="float" office:value="5970901.0158699993" table:formula="msoxl:=IF(SUM('漁業生產量值-漁業種類別魚類別生產量值7'!D19,'漁業生產量值-漁業種類別魚類別生產量值7'!F19,'漁業生產量值-漁業種類別魚類別生產量值7'!H19,'漁業生產量值-漁業種類別魚類別生產量值7'!J19,'漁業生產量值-漁業種類別魚類別生產量值7'!L19,'漁業生產量值-漁業種類別魚類別生產量值7'!N19,'漁業生產量值-漁業種類別魚類別生產量值7'!P19,'漁業生產量值-漁業種類別魚類別生產量值8'!D19,'漁業生產量值-漁業種類別魚類別生產量值8'!F19,'漁業生產量值-漁業種類別魚類別生產量值8'!H19,'漁業生產量值-漁業種類別魚類別生產量值8'!J19,'漁業生產量值-漁業種類別魚類別生產量值8'!L19,'漁業生產量值-漁業種類別魚類別生產量值8'!N19,'漁業生產量值-漁業種類別魚類別生產量值8'!P19)=0,&quot;-&quot;,SUM('漁業生產量值-漁業種類別魚類別生產量值7'!D19,'漁業生產量值-漁業種類別魚類別生產量值7'!F19,'漁業生產量值-漁業種類別魚類別生產量值7'!H19,'漁業生產量值-漁業種類別魚類別生產量值7'!J19,'漁業生產量值-漁業種類別魚類別生產量值7'!L19,'漁業生產量值-漁業種類別魚類別生產量值7'!N19,'漁業生產量值-漁業種類別魚類別生產量值7'!P19,'漁業生產量值-漁業種類別魚類別生產量值8'!D19,'漁業生產量值-漁業種類別魚類別生產量值8'!F19,'漁業生產量值-漁業種類別魚類別生產量值8'!H19,'漁業生產量值-漁業種類別魚類別生產量值8'!J19,'漁業生產量值-漁業種類別魚類別生產量值8'!L19,'漁業生產量值-漁業種類別魚類別生產量值8'!N19,'漁業生產量值-漁業種類別魚類別生產量值8'!P19))" table:style-name="ce19">
            <text:p>5,970,90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8.5630799999999994" table:style-name="ce54">
            <text:p>9<text:s/></text:p>
          </table:table-cell>
          <table:table-cell office:value-type="float" office:value="613.11653000000001" table:style-name="ce54">
            <text:p>61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20,'漁業生產量值-漁業種類別魚類別生產量值7'!E20,'漁業生產量值-漁業種類別魚類別生產量值7'!G20,'漁業生產量值-漁業種類別魚類別生產量值7'!I20,'漁業生產量值-漁業種類別魚類別生產量值7'!K20,'漁業生產量值-漁業種類別魚類別生產量值7'!M20,'漁業生產量值-漁業種類別魚類別生產量值7'!O20,'漁業生產量值-漁業種類別魚類別生產量值8'!C20,'漁業生產量值-漁業種類別魚類別生產量值8'!E20,'漁業生產量值-漁業種類別魚類別生產量值8'!G20,'漁業生產量值-漁業種類別魚類別生產量值8'!I20,'漁業生產量值-漁業種類別魚類別生產量值8'!K20,'漁業生產量值-漁業種類別魚類別生產量值8'!M20,'漁業生產量值-漁業種類別魚類別生產量值8'!O20)=0,&quot;-&quot;,SUM('漁業生產量值-漁業種類別魚類別生產量值7'!C20,'漁業生產量值-漁業種類別魚類別生產量值7'!E20,'漁業生產量值-漁業種類別魚類別生產量值7'!G20,'漁業生產量值-漁業種類別魚類別生產量值7'!I20,'漁業生產量值-漁業種類別魚類別生產量值7'!K20,'漁業生產量值-漁業種類別魚類別生產量值7'!M20,'漁業生產量值-漁業種類別魚類別生產量值7'!O20,'漁業生產量值-漁業種類別魚類別生產量值8'!C20,'漁業生產量值-漁業種類別魚類別生產量值8'!E20,'漁業生產量值-漁業種類別魚類別生產量值8'!G20,'漁業生產量值-漁業種類別魚類別生產量值8'!I20,'漁業生產量值-漁業種類別魚類別生產量值8'!K20,'漁業生產量值-漁業種類別魚類別生產量值8'!M20,'漁業生產量值-漁業種類別魚類別生產量值8'!O20))" table:style-name="ce19">
            <text:p>-</text:p>
          </table:table-cell>
          <table:table-cell office:value-type="string" office:string-value="-" table:formula="msoxl:=IF(SUM('漁業生產量值-漁業種類別魚類別生產量值7'!D20,'漁業生產量值-漁業種類別魚類別生產量值7'!F20,'漁業生產量值-漁業種類別魚類別生產量值7'!H20,'漁業生產量值-漁業種類別魚類別生產量值7'!J20,'漁業生產量值-漁業種類別魚類別生產量值7'!L20,'漁業生產量值-漁業種類別魚類別生產量值7'!N20,'漁業生產量值-漁業種類別魚類別生產量值7'!P20,'漁業生產量值-漁業種類別魚類別生產量值8'!D20,'漁業生產量值-漁業種類別魚類別生產量值8'!F20,'漁業生產量值-漁業種類別魚類別生產量值8'!H20,'漁業生產量值-漁業種類別魚類別生產量值8'!J20,'漁業生產量值-漁業種類別魚類別生產量值8'!L20,'漁業生產量值-漁業種類別魚類別生產量值8'!N20,'漁業生產量值-漁業種類別魚類別生產量值8'!P20)=0,&quot;-&quot;,SUM('漁業生產量值-漁業種類別魚類別生產量值7'!D20,'漁業生產量值-漁業種類別魚類別生產量值7'!F20,'漁業生產量值-漁業種類別魚類別生產量值7'!H20,'漁業生產量值-漁業種類別魚類別生產量值7'!J20,'漁業生產量值-漁業種類別魚類別生產量值7'!L20,'漁業生產量值-漁業種類別魚類別生產量值7'!N20,'漁業生產量值-漁業種類別魚類別生產量值7'!P20,'漁業生產量值-漁業種類別魚類別生產量值8'!D20,'漁業生產量值-漁業種類別魚類別生產量值8'!F20,'漁業生產量值-漁業種類別魚類別生產量值8'!H20,'漁業生產量值-漁業種類別魚類別生產量值8'!J20,'漁業生產量值-漁業種類別魚類別生產量值8'!L20,'漁業生產量值-漁業種類別魚類別生產量值8'!N20,'漁業生產量值-漁業種類別魚類別生產量值8'!P20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946.39" table:formula="msoxl:=IF(SUM('漁業生產量值-漁業種類別魚類別生產量值7'!C21,'漁業生產量值-漁業種類別魚類別生產量值7'!E21,'漁業生產量值-漁業種類別魚類別生產量值7'!G21,'漁業生產量值-漁業種類別魚類別生產量值7'!I21,'漁業生產量值-漁業種類別魚類別生產量值7'!K21,'漁業生產量值-漁業種類別魚類別生產量值7'!M21,'漁業生產量值-漁業種類別魚類別生產量值7'!O21,'漁業生產量值-漁業種類別魚類別生產量值8'!C21,'漁業生產量值-漁業種類別魚類別生產量值8'!E21,'漁業生產量值-漁業種類別魚類別生產量值8'!G21,'漁業生產量值-漁業種類別魚類別生產量值8'!I21,'漁業生產量值-漁業種類別魚類別生產量值8'!K21,'漁業生產量值-漁業種類別魚類別生產量值8'!M21,'漁業生產量值-漁業種類別魚類別生產量值8'!O21)=0,&quot;-&quot;,SUM('漁業生產量值-漁業種類別魚類別生產量值7'!C21,'漁業生產量值-漁業種類別魚類別生產量值7'!E21,'漁業生產量值-漁業種類別魚類別生產量值7'!G21,'漁業生產量值-漁業種類別魚類別生產量值7'!I21,'漁業生產量值-漁業種類別魚類別生產量值7'!K21,'漁業生產量值-漁業種類別魚類別生產量值7'!M21,'漁業生產量值-漁業種類別魚類別生產量值7'!O21,'漁業生產量值-漁業種類別魚類別生產量值8'!C21,'漁業生產量值-漁業種類別魚類別生產量值8'!E21,'漁業生產量值-漁業種類別魚類別生產量值8'!G21,'漁業生產量值-漁業種類別魚類別生產量值8'!I21,'漁業生產量值-漁業種類別魚類別生產量值8'!K21,'漁業生產量值-漁業種類別魚類別生產量值8'!M21,'漁業生產量值-漁業種類別魚類別生產量值8'!O21))" table:style-name="ce19">
            <text:p>1,946<text:s/></text:p>
          </table:table-cell>
          <table:table-cell office:value-type="float" office:value="67114.160999999993" table:formula="msoxl:=IF(SUM('漁業生產量值-漁業種類別魚類別生產量值7'!D21,'漁業生產量值-漁業種類別魚類別生產量值7'!F21,'漁業生產量值-漁業種類別魚類別生產量值7'!H21,'漁業生產量值-漁業種類別魚類別生產量值7'!J21,'漁業生產量值-漁業種類別魚類別生產量值7'!L21,'漁業生產量值-漁業種類別魚類別生產量值7'!N21,'漁業生產量值-漁業種類別魚類別生產量值7'!P21,'漁業生產量值-漁業種類別魚類別生產量值8'!D21,'漁業生產量值-漁業種類別魚類別生產量值8'!F21,'漁業生產量值-漁業種類別魚類別生產量值8'!H21,'漁業生產量值-漁業種類別魚類別生產量值8'!J21,'漁業生產量值-漁業種類別魚類別生產量值8'!L21,'漁業生產量值-漁業種類別魚類別生產量值8'!N21,'漁業生產量值-漁業種類別魚類別生產量值8'!P21)=0,&quot;-&quot;,SUM('漁業生產量值-漁業種類別魚類別生產量值7'!D21,'漁業生產量值-漁業種類別魚類別生產量值7'!F21,'漁業生產量值-漁業種類別魚類別生產量值7'!H21,'漁業生產量值-漁業種類別魚類別生產量值7'!J21,'漁業生產量值-漁業種類別魚類別生產量值7'!L21,'漁業生產量值-漁業種類別魚類別生產量值7'!N21,'漁業生產量值-漁業種類別魚類別生產量值7'!P21,'漁業生產量值-漁業種類別魚類別生產量值8'!D21,'漁業生產量值-漁業種類別魚類別生產量值8'!F21,'漁業生產量值-漁業種類別魚類別生產量值8'!H21,'漁業生產量值-漁業種類別魚類別生產量值8'!J21,'漁業生產量值-漁業種類別魚類別生產量值8'!L21,'漁業生產量值-漁業種類別魚類別生產量值8'!N21,'漁業生產量值-漁業種類別魚類別生產量值8'!P21))" table:style-name="ce19">
            <text:p>67,11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6.7" table:style-name="ce54">
            <text:p>47<text:s/></text:p>
          </table:table-cell>
          <table:table-cell office:value-type="float" office:value="5417.2" table:style-name="ce54">
            <text:p>5,417<text:s/></text:p>
          </table:table-cell>
          <table:table-cell office:value-type="float" office:value="363.5" table:style-name="ce54">
            <text:p>364<text:s/></text:p>
          </table:table-cell>
          <table:table-cell office:value-type="float" office:value="2908" table:style-name="ce54">
            <text:p>2,90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.2999999999999998" table:formula="msoxl:=IF(SUM('漁業生產量值-漁業種類別魚類別生產量值7'!C22,'漁業生產量值-漁業種類別魚類別生產量值7'!E22,'漁業生產量值-漁業種類別魚類別生產量值7'!G22,'漁業生產量值-漁業種類別魚類別生產量值7'!I22,'漁業生產量值-漁業種類別魚類別生產量值7'!K22,'漁業生產量值-漁業種類別魚類別生產量值7'!M22,'漁業生產量值-漁業種類別魚類別生產量值7'!O22,'漁業生產量值-漁業種類別魚類別生產量值8'!C22,'漁業生產量值-漁業種類別魚類別生產量值8'!E22,'漁業生產量值-漁業種類別魚類別生產量值8'!G22,'漁業生產量值-漁業種類別魚類別生產量值8'!I22,'漁業生產量值-漁業種類別魚類別生產量值8'!K22,'漁業生產量值-漁業種類別魚類別生產量值8'!M22,'漁業生產量值-漁業種類別魚類別生產量值8'!O22)=0,&quot;-&quot;,SUM('漁業生產量值-漁業種類別魚類別生產量值7'!C22,'漁業生產量值-漁業種類別魚類別生產量值7'!E22,'漁業生產量值-漁業種類別魚類別生產量值7'!G22,'漁業生產量值-漁業種類別魚類別生產量值7'!I22,'漁業生產量值-漁業種類別魚類別生產量值7'!K22,'漁業生產量值-漁業種類別魚類別生產量值7'!M22,'漁業生產量值-漁業種類別魚類別生產量值7'!O22,'漁業生產量值-漁業種類別魚類別生產量值8'!C22,'漁業生產量值-漁業種類別魚類別生產量值8'!E22,'漁業生產量值-漁業種類別魚類別生產量值8'!G22,'漁業生產量值-漁業種類別魚類別生產量值8'!I22,'漁業生產量值-漁業種類別魚類別生產量值8'!K22,'漁業生產量值-漁業種類別魚類別生產量值8'!M22,'漁業生產量值-漁業種類別魚類別生產量值8'!O22))" table:style-name="ce19">
            <text:p>2<text:s/></text:p>
          </table:table-cell>
          <table:table-cell office:value-type="float" office:value="85.1" table:formula="msoxl:=IF(SUM('漁業生產量值-漁業種類別魚類別生產量值7'!D22,'漁業生產量值-漁業種類別魚類別生產量值7'!F22,'漁業生產量值-漁業種類別魚類別生產量值7'!H22,'漁業生產量值-漁業種類別魚類別生產量值7'!J22,'漁業生產量值-漁業種類別魚類別生產量值7'!L22,'漁業生產量值-漁業種類別魚類別生產量值7'!N22,'漁業生產量值-漁業種類別魚類別生產量值7'!P22,'漁業生產量值-漁業種類別魚類別生產量值8'!D22,'漁業生產量值-漁業種類別魚類別生產量值8'!F22,'漁業生產量值-漁業種類別魚類別生產量值8'!H22,'漁業生產量值-漁業種類別魚類別生產量值8'!J22,'漁業生產量值-漁業種類別魚類別生產量值8'!L22,'漁業生產量值-漁業種類別魚類別生產量值8'!N22,'漁業生產量值-漁業種類別魚類別生產量值8'!P22)=0,&quot;-&quot;,SUM('漁業生產量值-漁業種類別魚類別生產量值7'!D22,'漁業生產量值-漁業種類別魚類別生產量值7'!F22,'漁業生產量值-漁業種類別魚類別生產量值7'!H22,'漁業生產量值-漁業種類別魚類別生產量值7'!J22,'漁業生產量值-漁業種類別魚類別生產量值7'!L22,'漁業生產量值-漁業種類別魚類別生產量值7'!N22,'漁業生產量值-漁業種類別魚類別生產量值7'!P22,'漁業生產量值-漁業種類別魚類別生產量值8'!D22,'漁業生產量值-漁業種類別魚類別生產量值8'!F22,'漁業生產量值-漁業種類別魚類別生產量值8'!H22,'漁業生產量值-漁業種類別魚類別生產量值8'!J22,'漁業生產量值-漁業種類別魚類別生產量值8'!L22,'漁業生產量值-漁業種類別魚類別生產量值8'!N22,'漁業生產量值-漁業種類別魚類別生產量值8'!P22))" table:style-name="ce19">
            <text:p>8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1919.6356000000001" table:style-name="ce54">
            <text:p>1,920<text:s/></text:p>
          </table:table-cell>
          <table:table-cell office:value-type="float" office:value="197554.97055" table:style-name="ce54">
            <text:p>197,555<text:s/></text:p>
          </table:table-cell>
          <table:table-cell office:value-type="float" office:value="2.5935999999999999" table:style-name="ce54">
            <text:p>3<text:s/></text:p>
          </table:table-cell>
          <table:table-cell office:value-type="float" office:value="113.2908" table:style-name="ce54">
            <text:p>11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83.29859999999999" table:style-name="ce54">
            <text:p>183<text:s/></text:p>
          </table:table-cell>
          <table:table-cell office:value-type="float" office:value="4270.7467999999999" table:style-name="ce54">
            <text:p>4,27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676.7090999999991" table:formula="msoxl:=IF(SUM('漁業生產量值-漁業種類別魚類別生產量值7'!C23,'漁業生產量值-漁業種類別魚類別生產量值7'!E23,'漁業生產量值-漁業種類別魚類別生產量值7'!G23,'漁業生產量值-漁業種類別魚類別生產量值7'!I23,'漁業生產量值-漁業種類別魚類別生產量值7'!K23,'漁業生產量值-漁業種類別魚類別生產量值7'!M23,'漁業生產量值-漁業種類別魚類別生產量值7'!O23,'漁業生產量值-漁業種類別魚類別生產量值8'!C23,'漁業生產量值-漁業種類別魚類別生產量值8'!E23,'漁業生產量值-漁業種類別魚類別生產量值8'!G23,'漁業生產量值-漁業種類別魚類別生產量值8'!I23,'漁業生產量值-漁業種類別魚類別生產量值8'!K23,'漁業生產量值-漁業種類別魚類別生產量值8'!M23,'漁業生產量值-漁業種類別魚類別生產量值8'!O23)=0,&quot;-&quot;,SUM('漁業生產量值-漁業種類別魚類別生產量值7'!C23,'漁業生產量值-漁業種類別魚類別生產量值7'!E23,'漁業生產量值-漁業種類別魚類別生產量值7'!G23,'漁業生產量值-漁業種類別魚類別生產量值7'!I23,'漁業生產量值-漁業種類別魚類別生產量值7'!K23,'漁業生產量值-漁業種類別魚類別生產量值7'!M23,'漁業生產量值-漁業種類別魚類別生產量值7'!O23,'漁業生產量值-漁業種類別魚類別生產量值8'!C23,'漁業生產量值-漁業種類別魚類別生產量值8'!E23,'漁業生產量值-漁業種類別魚類別生產量值8'!G23,'漁業生產量值-漁業種類別魚類別生產量值8'!I23,'漁業生產量值-漁業種類別魚類別生產量值8'!K23,'漁業生產量值-漁業種類別魚類別生產量值8'!M23,'漁業生產量值-漁業種類別魚類別生產量值8'!O23))" table:style-name="ce19">
            <text:p>5,677<text:s/></text:p>
          </table:table-cell>
          <table:table-cell office:value-type="float" office:value="428344.68989000004" table:formula="msoxl:=IF(SUM('漁業生產量值-漁業種類別魚類別生產量值7'!D23,'漁業生產量值-漁業種類別魚類別生產量值7'!F23,'漁業生產量值-漁業種類別魚類別生產量值7'!H23,'漁業生產量值-漁業種類別魚類別生產量值7'!J23,'漁業生產量值-漁業種類別魚類別生產量值7'!L23,'漁業生產量值-漁業種類別魚類別生產量值7'!N23,'漁業生產量值-漁業種類別魚類別生產量值7'!P23,'漁業生產量值-漁業種類別魚類別生產量值8'!D23,'漁業生產量值-漁業種類別魚類別生產量值8'!F23,'漁業生產量值-漁業種類別魚類別生產量值8'!H23,'漁業生產量值-漁業種類別魚類別生產量值8'!J23,'漁業生產量值-漁業種類別魚類別生產量值8'!L23,'漁業生產量值-漁業種類別魚類別生產量值8'!N23,'漁業生產量值-漁業種類別魚類別生產量值8'!P23)=0,&quot;-&quot;,SUM('漁業生產量值-漁業種類別魚類別生產量值7'!D23,'漁業生產量值-漁業種類別魚類別生產量值7'!F23,'漁業生產量值-漁業種類別魚類別生產量值7'!H23,'漁業生產量值-漁業種類別魚類別生產量值7'!J23,'漁業生產量值-漁業種類別魚類別生產量值7'!L23,'漁業生產量值-漁業種類別魚類別生產量值7'!N23,'漁業生產量值-漁業種類別魚類別生產量值7'!P23,'漁業生產量值-漁業種類別魚類別生產量值8'!D23,'漁業生產量值-漁業種類別魚類別生產量值8'!F23,'漁業生產量值-漁業種類別魚類別生產量值8'!H23,'漁業生產量值-漁業種類別魚類別生產量值8'!J23,'漁業生產量值-漁業種類別魚類別生產量值8'!L23,'漁業生產量值-漁業種類別魚類別生產量值8'!N23,'漁業生產量值-漁業種類別魚類別生產量值8'!P23))" table:style-name="ce19">
            <text:p>428,34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308.80360999999999" table:style-name="ce54">
            <text:p>309<text:s/></text:p>
          </table:table-cell>
          <table:table-cell office:value-type="float" office:value="31955.481100000001" table:style-name="ce54">
            <text:p>31,955<text:s/></text:p>
          </table:table-cell>
          <table:table-cell office:value-type="float" office:value="1.4370000000000001" table:style-name="ce54">
            <text:p>1<text:s/></text:p>
          </table:table-cell>
          <table:table-cell office:value-type="float" office:value="47.420999999999999" table:style-name="ce54">
            <text:p>4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49.14189999999999" table:style-name="ce54">
            <text:p>149<text:s/></text:p>
          </table:table-cell>
          <table:table-cell office:value-type="float" office:value="14736.121300000001" table:style-name="ce54">
            <text:p>14,73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913.98748000000001" table:formula="msoxl:=IF(SUM('漁業生產量值-漁業種類別魚類別生產量值7'!C24,'漁業生產量值-漁業種類別魚類別生產量值7'!E24,'漁業生產量值-漁業種類別魚類別生產量值7'!G24,'漁業生產量值-漁業種類別魚類別生產量值7'!I24,'漁業生產量值-漁業種類別魚類別生產量值7'!K24,'漁業生產量值-漁業種類別魚類別生產量值7'!M24,'漁業生產量值-漁業種類別魚類別生產量值7'!O24,'漁業生產量值-漁業種類別魚類別生產量值8'!C24,'漁業生產量值-漁業種類別魚類別生產量值8'!E24,'漁業生產量值-漁業種類別魚類別生產量值8'!G24,'漁業生產量值-漁業種類別魚類別生產量值8'!I24,'漁業生產量值-漁業種類別魚類別生產量值8'!K24,'漁業生產量值-漁業種類別魚類別生產量值8'!M24,'漁業生產量值-漁業種類別魚類別生產量值8'!O24)=0,&quot;-&quot;,SUM('漁業生產量值-漁業種類別魚類別生產量值7'!C24,'漁業生產量值-漁業種類別魚類別生產量值7'!E24,'漁業生產量值-漁業種類別魚類別生產量值7'!G24,'漁業生產量值-漁業種類別魚類別生產量值7'!I24,'漁業生產量值-漁業種類別魚類別生產量值7'!K24,'漁業生產量值-漁業種類別魚類別生產量值7'!M24,'漁業生產量值-漁業種類別魚類別生產量值7'!O24,'漁業生產量值-漁業種類別魚類別生產量值8'!C24,'漁業生產量值-漁業種類別魚類別生產量值8'!E24,'漁業生產量值-漁業種類別魚類別生產量值8'!G24,'漁業生產量值-漁業種類別魚類別生產量值8'!I24,'漁業生產量值-漁業種類別魚類別生產量值8'!K24,'漁業生產量值-漁業種類別魚類別生產量值8'!M24,'漁業生產量值-漁業種類別魚類別生產量值8'!O24))" table:style-name="ce19">
            <text:p>914<text:s/></text:p>
          </table:table-cell>
          <table:table-cell office:value-type="float" office:value="184125.66665" table:formula="msoxl:=IF(SUM('漁業生產量值-漁業種類別魚類別生產量值7'!D24,'漁業生產量值-漁業種類別魚類別生產量值7'!F24,'漁業生產量值-漁業種類別魚類別生產量值7'!H24,'漁業生產量值-漁業種類別魚類別生產量值7'!J24,'漁業生產量值-漁業種類別魚類別生產量值7'!L24,'漁業生產量值-漁業種類別魚類別生產量值7'!N24,'漁業生產量值-漁業種類別魚類別生產量值7'!P24,'漁業生產量值-漁業種類別魚類別生產量值8'!D24,'漁業生產量值-漁業種類別魚類別生產量值8'!F24,'漁業生產量值-漁業種類別魚類別生產量值8'!H24,'漁業生產量值-漁業種類別魚類別生產量值8'!J24,'漁業生產量值-漁業種類別魚類別生產量值8'!L24,'漁業生產量值-漁業種類別魚類別生產量值8'!N24,'漁業生產量值-漁業種類別魚類別生產量值8'!P24)=0,&quot;-&quot;,SUM('漁業生產量值-漁業種類別魚類別生產量值7'!D24,'漁業生產量值-漁業種類別魚類別生產量值7'!F24,'漁業生產量值-漁業種類別魚類別生產量值7'!H24,'漁業生產量值-漁業種類別魚類別生產量值7'!J24,'漁業生產量值-漁業種類別魚類別生產量值7'!L24,'漁業生產量值-漁業種類別魚類別生產量值7'!N24,'漁業生產量值-漁業種類別魚類別生產量值7'!P24,'漁業生產量值-漁業種類別魚類別生產量值8'!D24,'漁業生產量值-漁業種類別魚類別生產量值8'!F24,'漁業生產量值-漁業種類別魚類別生產量值8'!H24,'漁業生產量值-漁業種類別魚類別生產量值8'!J24,'漁業生產量值-漁業種類別魚類別生產量值8'!L24,'漁業生產量值-漁業種類別魚類別生產量值8'!N24,'漁業生產量值-漁業種類別魚類別生產量值8'!P24))" table:style-name="ce19">
            <text:p>184,12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25,'漁業生產量值-漁業種類別魚類別生產量值7'!E25,'漁業生產量值-漁業種類別魚類別生產量值7'!G25,'漁業生產量值-漁業種類別魚類別生產量值7'!I25,'漁業生產量值-漁業種類別魚類別生產量值7'!K25,'漁業生產量值-漁業種類別魚類別生產量值7'!M25,'漁業生產量值-漁業種類別魚類別生產量值7'!O25,'漁業生產量值-漁業種類別魚類別生產量值8'!C25,'漁業生產量值-漁業種類別魚類別生產量值8'!E25,'漁業生產量值-漁業種類別魚類別生產量值8'!G25,'漁業生產量值-漁業種類別魚類別生產量值8'!I25,'漁業生產量值-漁業種類別魚類別生產量值8'!K25,'漁業生產量值-漁業種類別魚類別生產量值8'!M25,'漁業生產量值-漁業種類別魚類別生產量值8'!O25)=0,&quot;-&quot;,SUM('漁業生產量值-漁業種類別魚類別生產量值7'!C25,'漁業生產量值-漁業種類別魚類別生產量值7'!E25,'漁業生產量值-漁業種類別魚類別生產量值7'!G25,'漁業生產量值-漁業種類別魚類別生產量值7'!I25,'漁業生產量值-漁業種類別魚類別生產量值7'!K25,'漁業生產量值-漁業種類別魚類別生產量值7'!M25,'漁業生產量值-漁業種類別魚類別生產量值7'!O25,'漁業生產量值-漁業種類別魚類別生產量值8'!C25,'漁業生產量值-漁業種類別魚類別生產量值8'!E25,'漁業生產量值-漁業種類別魚類別生產量值8'!G25,'漁業生產量值-漁業種類別魚類別生產量值8'!I25,'漁業生產量值-漁業種類別魚類別生產量值8'!K25,'漁業生產量值-漁業種類別魚類別生產量值8'!M25,'漁業生產量值-漁業種類別魚類別生產量值8'!O25))" table:style-name="ce19">
            <text:p>-</text:p>
          </table:table-cell>
          <table:table-cell office:value-type="string" office:string-value="-" table:formula="msoxl:=IF(SUM('漁業生產量值-漁業種類別魚類別生產量值7'!D25,'漁業生產量值-漁業種類別魚類別生產量值7'!F25,'漁業生產量值-漁業種類別魚類別生產量值7'!H25,'漁業生產量值-漁業種類別魚類別生產量值7'!J25,'漁業生產量值-漁業種類別魚類別生產量值7'!L25,'漁業生產量值-漁業種類別魚類別生產量值7'!N25,'漁業生產量值-漁業種類別魚類別生產量值7'!P25,'漁業生產量值-漁業種類別魚類別生產量值8'!D25,'漁業生產量值-漁業種類別魚類別生產量值8'!F25,'漁業生產量值-漁業種類別魚類別生產量值8'!H25,'漁業生產量值-漁業種類別魚類別生產量值8'!J25,'漁業生產量值-漁業種類別魚類別生產量值8'!L25,'漁業生產量值-漁業種類別魚類別生產量值8'!N25,'漁業生產量值-漁業種類別魚類別生產量值8'!P25)=0,&quot;-&quot;,SUM('漁業生產量值-漁業種類別魚類別生產量值7'!D25,'漁業生產量值-漁業種類別魚類別生產量值7'!F25,'漁業生產量值-漁業種類別魚類別生產量值7'!H25,'漁業生產量值-漁業種類別魚類別生產量值7'!J25,'漁業生產量值-漁業種類別魚類別生產量值7'!L25,'漁業生產量值-漁業種類別魚類別生產量值7'!N25,'漁業生產量值-漁業種類別魚類別生產量值7'!P25,'漁業生產量值-漁業種類別魚類別生產量值8'!D25,'漁業生產量值-漁業種類別魚類別生產量值8'!F25,'漁業生產量值-漁業種類別魚類別生產量值8'!H25,'漁業生產量值-漁業種類別魚類別生產量值8'!J25,'漁業生產量值-漁業種類別魚類別生產量值8'!L25,'漁業生產量值-漁業種類別魚類別生產量值8'!N25,'漁業生產量值-漁業種類別魚類別生產量值8'!P25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float" office:value="0.7" table:style-name="ce54">
            <text:p>1<text:s/></text:p>
          </table:table-cell>
          <table:table-cell office:value-type="float" office:value="43.05" table:style-name="ce54">
            <text:p>4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1" table:formula="msoxl:=IF(SUM('漁業生產量值-漁業種類別魚類別生產量值7'!C26,'漁業生產量值-漁業種類別魚類別生產量值7'!E26,'漁業生產量值-漁業種類別魚類別生產量值7'!G26,'漁業生產量值-漁業種類別魚類別生產量值7'!I26,'漁業生產量值-漁業種類別魚類別生產量值7'!K26,'漁業生產量值-漁業種類別魚類別生產量值7'!M26,'漁業生產量值-漁業種類別魚類別生產量值7'!O26,'漁業生產量值-漁業種類別魚類別生產量值8'!C26,'漁業生產量值-漁業種類別魚類別生產量值8'!E26,'漁業生產量值-漁業種類別魚類別生產量值8'!G26,'漁業生產量值-漁業種類別魚類別生產量值8'!I26,'漁業生產量值-漁業種類別魚類別生產量值8'!K26,'漁業生產量值-漁業種類別魚類別生產量值8'!M26,'漁業生產量值-漁業種類別魚類別生產量值8'!O26)=0,&quot;-&quot;,SUM('漁業生產量值-漁業種類別魚類別生產量值7'!C26,'漁業生產量值-漁業種類別魚類別生產量值7'!E26,'漁業生產量值-漁業種類別魚類別生產量值7'!G26,'漁業生產量值-漁業種類別魚類別生產量值7'!I26,'漁業生產量值-漁業種類別魚類別生產量值7'!K26,'漁業生產量值-漁業種類別魚類別生產量值7'!M26,'漁業生產量值-漁業種類別魚類別生產量值7'!O26,'漁業生產量值-漁業種類別魚類別生產量值8'!C26,'漁業生產量值-漁業種類別魚類別生產量值8'!E26,'漁業生產量值-漁業種類別魚類別生產量值8'!G26,'漁業生產量值-漁業種類別魚類別生產量值8'!I26,'漁業生產量值-漁業種類別魚類別生產量值8'!K26,'漁業生產量值-漁業種類別魚類別生產量值8'!M26,'漁業生產量值-漁業種類別魚類別生產量值8'!O26))" table:style-name="ce19">
            <text:p>0<text:s/></text:p>
          </table:table-cell>
          <table:table-cell office:value-type="float" office:value="3.4870000000000001" table:formula="msoxl:=IF(SUM('漁業生產量值-漁業種類別魚類別生產量值7'!D26,'漁業生產量值-漁業種類別魚類別生產量值7'!F26,'漁業生產量值-漁業種類別魚類別生產量值7'!H26,'漁業生產量值-漁業種類別魚類別生產量值7'!J26,'漁業生產量值-漁業種類別魚類別生產量值7'!L26,'漁業生產量值-漁業種類別魚類別生產量值7'!N26,'漁業生產量值-漁業種類別魚類別生產量值7'!P26,'漁業生產量值-漁業種類別魚類別生產量值8'!D26,'漁業生產量值-漁業種類別魚類別生產量值8'!F26,'漁業生產量值-漁業種類別魚類別生產量值8'!H26,'漁業生產量值-漁業種類別魚類別生產量值8'!J26,'漁業生產量值-漁業種類別魚類別生產量值8'!L26,'漁業生產量值-漁業種類別魚類別生產量值8'!N26,'漁業生產量值-漁業種類別魚類別生產量值8'!P26)=0,&quot;-&quot;,SUM('漁業生產量值-漁業種類別魚類別生產量值7'!D26,'漁業生產量值-漁業種類別魚類別生產量值7'!F26,'漁業生產量值-漁業種類別魚類別生產量值7'!H26,'漁業生產量值-漁業種類別魚類別生產量值7'!J26,'漁業生產量值-漁業種類別魚類別生產量值7'!L26,'漁業生產量值-漁業種類別魚類別生產量值7'!N26,'漁業生產量值-漁業種類別魚類別生產量值7'!P26,'漁業生產量值-漁業種類別魚類別生產量值8'!D26,'漁業生產量值-漁業種類別魚類別生產量值8'!F26,'漁業生產量值-漁業種類別魚類別生產量值8'!H26,'漁業生產量值-漁業種類別魚類別生產量值8'!J26,'漁業生產量值-漁業種類別魚類別生產量值8'!L26,'漁業生產量值-漁業種類別魚類別生產量值8'!N26,'漁業生產量值-漁業種類別魚類別生產量值8'!P26))" table:style-name="ce19">
            <text:p>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764.4119999999998" table:style-name="ce54">
            <text:p>3,764<text:s/></text:p>
          </table:table-cell>
          <table:table-cell office:value-type="float" office:value="356125.85320000001" table:style-name="ce54">
            <text:p>356,12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177.5929999999998" table:formula="msoxl:=IF(SUM('漁業生產量值-漁業種類別魚類別生產量值7'!C27,'漁業生產量值-漁業種類別魚類別生產量值7'!E27,'漁業生產量值-漁業種類別魚類別生產量值7'!G27,'漁業生產量值-漁業種類別魚類別生產量值7'!I27,'漁業生產量值-漁業種類別魚類別生產量值7'!K27,'漁業生產量值-漁業種類別魚類別生產量值7'!M27,'漁業生產量值-漁業種類別魚類別生產量值7'!O27,'漁業生產量值-漁業種類別魚類別生產量值8'!C27,'漁業生產量值-漁業種類別魚類別生產量值8'!E27,'漁業生產量值-漁業種類別魚類別生產量值8'!G27,'漁業生產量值-漁業種類別魚類別生產量值8'!I27,'漁業生產量值-漁業種類別魚類別生產量值8'!K27,'漁業生產量值-漁業種類別魚類別生產量值8'!M27,'漁業生產量值-漁業種類別魚類別生產量值8'!O27)=0,&quot;-&quot;,SUM('漁業生產量值-漁業種類別魚類別生產量值7'!C27,'漁業生產量值-漁業種類別魚類別生產量值7'!E27,'漁業生產量值-漁業種類別魚類別生產量值7'!G27,'漁業生產量值-漁業種類別魚類別生產量值7'!I27,'漁業生產量值-漁業種類別魚類別生產量值7'!K27,'漁業生產量值-漁業種類別魚類別生產量值7'!M27,'漁業生產量值-漁業種類別魚類別生產量值7'!O27,'漁業生產量值-漁業種類別魚類別生產量值8'!C27,'漁業生產量值-漁業種類別魚類別生產量值8'!E27,'漁業生產量值-漁業種類別魚類別生產量值8'!G27,'漁業生產量值-漁業種類別魚類別生產量值8'!I27,'漁業生產量值-漁業種類別魚類別生產量值8'!K27,'漁業生產量值-漁業種類別魚類別生產量值8'!M27,'漁業生產量值-漁業種類別魚類別生產量值8'!O27))" table:style-name="ce19">
            <text:p>4,178<text:s/></text:p>
          </table:table-cell>
          <table:table-cell office:value-type="float" office:value="867428.59992999991" table:formula="msoxl:=IF(SUM('漁業生產量值-漁業種類別魚類別生產量值7'!D27,'漁業生產量值-漁業種類別魚類別生產量值7'!F27,'漁業生產量值-漁業種類別魚類別生產量值7'!H27,'漁業生產量值-漁業種類別魚類別生產量值7'!J27,'漁業生產量值-漁業種類別魚類別生產量值7'!L27,'漁業生產量值-漁業種類別魚類別生產量值7'!N27,'漁業生產量值-漁業種類別魚類別生產量值7'!P27,'漁業生產量值-漁業種類別魚類別生產量值8'!D27,'漁業生產量值-漁業種類別魚類別生產量值8'!F27,'漁業生產量值-漁業種類別魚類別生產量值8'!H27,'漁業生產量值-漁業種類別魚類別生產量值8'!J27,'漁業生產量值-漁業種類別魚類別生產量值8'!L27,'漁業生產量值-漁業種類別魚類別生產量值8'!N27,'漁業生產量值-漁業種類別魚類別生產量值8'!P27)=0,&quot;-&quot;,SUM('漁業生產量值-漁業種類別魚類別生產量值7'!D27,'漁業生產量值-漁業種類別魚類別生產量值7'!F27,'漁業生產量值-漁業種類別魚類別生產量值7'!H27,'漁業生產量值-漁業種類別魚類別生產量值7'!J27,'漁業生產量值-漁業種類別魚類別生產量值7'!L27,'漁業生產量值-漁業種類別魚類別生產量值7'!N27,'漁業生產量值-漁業種類別魚類別生產量值7'!P27,'漁業生產量值-漁業種類別魚類別生產量值8'!D27,'漁業生產量值-漁業種類別魚類別生產量值8'!F27,'漁業生產量值-漁業種類別魚類別生產量值8'!H27,'漁業生產量值-漁業種類別魚類別生產量值8'!J27,'漁業生產量值-漁業種類別魚類別生產量值8'!L27,'漁業生產量值-漁業種類別魚類別生產量值8'!N27,'漁業生產量值-漁業種類別魚類別生產量值8'!P27))" table:style-name="ce19">
            <text:p>867,42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88.221800000000002" table:style-name="ce54">
            <text:p>88<text:s/></text:p>
          </table:table-cell>
          <table:table-cell office:value-type="float" office:value="7899.8962000000001" table:style-name="ce54">
            <text:p>7,900<text:s/></text:p>
          </table:table-cell>
          <table:table-cell office:value-type="float" office:value="268.66424000000001" table:style-name="ce54">
            <text:p>269<text:s/></text:p>
          </table:table-cell>
          <table:table-cell office:value-type="float" office:value="19227.208549999999" table:style-name="ce54">
            <text:p>19,22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27.95305999999999" table:formula="msoxl:=IF(SUM('漁業生產量值-漁業種類別魚類別生產量值7'!C28,'漁業生產量值-漁業種類別魚類別生產量值7'!E28,'漁業生產量值-漁業種類別魚類別生產量值7'!G28,'漁業生產量值-漁業種類別魚類別生產量值7'!I28,'漁業生產量值-漁業種類別魚類別生產量值7'!K28,'漁業生產量值-漁業種類別魚類別生產量值7'!M28,'漁業生產量值-漁業種類別魚類別生產量值7'!O28,'漁業生產量值-漁業種類別魚類別生產量值8'!C28,'漁業生產量值-漁業種類別魚類別生產量值8'!E28,'漁業生產量值-漁業種類別魚類別生產量值8'!G28,'漁業生產量值-漁業種類別魚類別生產量值8'!I28,'漁業生產量值-漁業種類別魚類別生產量值8'!K28,'漁業生產量值-漁業種類別魚類別生產量值8'!M28,'漁業生產量值-漁業種類別魚類別生產量值8'!O28)=0,&quot;-&quot;,SUM('漁業生產量值-漁業種類別魚類別生產量值7'!C28,'漁業生產量值-漁業種類別魚類別生產量值7'!E28,'漁業生產量值-漁業種類別魚類別生產量值7'!G28,'漁業生產量值-漁業種類別魚類別生產量值7'!I28,'漁業生產量值-漁業種類別魚類別生產量值7'!K28,'漁業生產量值-漁業種類別魚類別生產量值7'!M28,'漁業生產量值-漁業種類別魚類別生產量值7'!O28,'漁業生產量值-漁業種類別魚類別生產量值8'!C28,'漁業生產量值-漁業種類別魚類別生產量值8'!E28,'漁業生產量值-漁業種類別魚類別生產量值8'!G28,'漁業生產量值-漁業種類別魚類別生產量值8'!I28,'漁業生產量值-漁業種類別魚類別生產量值8'!K28,'漁業生產量值-漁業種類別魚類別生產量值8'!M28,'漁業生產量值-漁業種類別魚類別生產量值8'!O28))" table:style-name="ce19">
            <text:p>228<text:s/></text:p>
          </table:table-cell>
          <table:table-cell office:value-type="float" office:value="29294.962" table:formula="msoxl:=IF(SUM('漁業生產量值-漁業種類別魚類別生產量值7'!D28,'漁業生產量值-漁業種類別魚類別生產量值7'!F28,'漁業生產量值-漁業種類別魚類別生產量值7'!H28,'漁業生產量值-漁業種類別魚類別生產量值7'!J28,'漁業生產量值-漁業種類別魚類別生產量值7'!L28,'漁業生產量值-漁業種類別魚類別生產量值7'!N28,'漁業生產量值-漁業種類別魚類別生產量值7'!P28,'漁業生產量值-漁業種類別魚類別生產量值8'!D28,'漁業生產量值-漁業種類別魚類別生產量值8'!F28,'漁業生產量值-漁業種類別魚類別生產量值8'!H28,'漁業生產量值-漁業種類別魚類別生產量值8'!J28,'漁業生產量值-漁業種類別魚類別生產量值8'!L28,'漁業生產量值-漁業種類別魚類別生產量值8'!N28,'漁業生產量值-漁業種類別魚類別生產量值8'!P28)=0,&quot;-&quot;,SUM('漁業生產量值-漁業種類別魚類別生產量值7'!D28,'漁業生產量值-漁業種類別魚類別生產量值7'!F28,'漁業生產量值-漁業種類別魚類別生產量值7'!H28,'漁業生產量值-漁業種類別魚類別生產量值7'!J28,'漁業生產量值-漁業種類別魚類別生產量值7'!L28,'漁業生產量值-漁業種類別魚類別生產量值7'!N28,'漁業生產量值-漁業種類別魚類別生產量值7'!P28,'漁業生產量值-漁業種類別魚類別生產量值8'!D28,'漁業生產量值-漁業種類別魚類別生產量值8'!F28,'漁業生產量值-漁業種類別魚類別生產量值8'!H28,'漁業生產量值-漁業種類別魚類別生產量值8'!J28,'漁業生產量值-漁業種類別魚類別生產量值8'!L28,'漁業生產量值-漁業種類別魚類別生產量值8'!N28,'漁業生產量值-漁業種類別魚類別生產量值8'!P28))" table:style-name="ce19">
            <text:p>29,29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.0839999999999996" table:style-name="ce54">
            <text:p>6<text:s/></text:p>
          </table:table-cell>
          <table:table-cell office:value-type="float" office:value="571.89599999999996" table:style-name="ce54">
            <text:p>57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8.585000000000008" table:formula="msoxl:=IF(SUM('漁業生產量值-漁業種類別魚類別生產量值7'!C29,'漁業生產量值-漁業種類別魚類別生產量值7'!E29,'漁業生產量值-漁業種類別魚類別生產量值7'!G29,'漁業生產量值-漁業種類別魚類別生產量值7'!I29,'漁業生產量值-漁業種類別魚類別生產量值7'!K29,'漁業生產量值-漁業種類別魚類別生產量值7'!M29,'漁業生產量值-漁業種類別魚類別生產量值7'!O29,'漁業生產量值-漁業種類別魚類別生產量值8'!C29,'漁業生產量值-漁業種類別魚類別生產量值8'!E29,'漁業生產量值-漁業種類別魚類別生產量值8'!G29,'漁業生產量值-漁業種類別魚類別生產量值8'!I29,'漁業生產量值-漁業種類別魚類別生產量值8'!K29,'漁業生產量值-漁業種類別魚類別生產量值8'!M29,'漁業生產量值-漁業種類別魚類別生產量值8'!O29)=0,&quot;-&quot;,SUM('漁業生產量值-漁業種類別魚類別生產量值7'!C29,'漁業生產量值-漁業種類別魚類別生產量值7'!E29,'漁業生產量值-漁業種類別魚類別生產量值7'!G29,'漁業生產量值-漁業種類別魚類別生產量值7'!I29,'漁業生產量值-漁業種類別魚類別生產量值7'!K29,'漁業生產量值-漁業種類別魚類別生產量值7'!M29,'漁業生產量值-漁業種類別魚類別生產量值7'!O29,'漁業生產量值-漁業種類別魚類別生產量值8'!C29,'漁業生產量值-漁業種類別魚類別生產量值8'!E29,'漁業生產量值-漁業種類別魚類別生產量值8'!G29,'漁業生產量值-漁業種類別魚類別生產量值8'!I29,'漁業生產量值-漁業種類別魚類別生產量值8'!K29,'漁業生產量值-漁業種類別魚類別生產量值8'!M29,'漁業生產量值-漁業種類別魚類別生產量值8'!O29))" table:style-name="ce19">
            <text:p>69<text:s/></text:p>
          </table:table-cell>
          <table:table-cell office:value-type="float" office:value="6021.8745600000002" table:formula="msoxl:=IF(SUM('漁業生產量值-漁業種類別魚類別生產量值7'!D29,'漁業生產量值-漁業種類別魚類別生產量值7'!F29,'漁業生產量值-漁業種類別魚類別生產量值7'!H29,'漁業生產量值-漁業種類別魚類別生產量值7'!J29,'漁業生產量值-漁業種類別魚類別生產量值7'!L29,'漁業生產量值-漁業種類別魚類別生產量值7'!N29,'漁業生產量值-漁業種類別魚類別生產量值7'!P29,'漁業生產量值-漁業種類別魚類別生產量值8'!D29,'漁業生產量值-漁業種類別魚類別生產量值8'!F29,'漁業生產量值-漁業種類別魚類別生產量值8'!H29,'漁業生產量值-漁業種類別魚類別生產量值8'!J29,'漁業生產量值-漁業種類別魚類別生產量值8'!L29,'漁業生產量值-漁業種類別魚類別生產量值8'!N29,'漁業生產量值-漁業種類別魚類別生產量值8'!P29)=0,&quot;-&quot;,SUM('漁業生產量值-漁業種類別魚類別生產量值7'!D29,'漁業生產量值-漁業種類別魚類別生產量值7'!F29,'漁業生產量值-漁業種類別魚類別生產量值7'!H29,'漁業生產量值-漁業種類別魚類別生產量值7'!J29,'漁業生產量值-漁業種類別魚類別生產量值7'!L29,'漁業生產量值-漁業種類別魚類別生產量值7'!N29,'漁業生產量值-漁業種類別魚類別生產量值7'!P29,'漁業生產量值-漁業種類別魚類別生產量值8'!D29,'漁業生產量值-漁業種類別魚類別生產量值8'!F29,'漁業生產量值-漁業種類別魚類別生產量值8'!H29,'漁業生產量值-漁業種類別魚類別生產量值8'!J29,'漁業生產量值-漁業種類別魚類別生產量值8'!L29,'漁業生產量值-漁業種類別魚類別生產量值8'!N29,'漁業生產量值-漁業種類別魚類別生產量值8'!P29))" table:style-name="ce19">
            <text:p>6,02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float" office:value="33.14" table:style-name="ce54">
            <text:p>33<text:s/></text:p>
          </table:table-cell>
          <table:table-cell office:value-type="float" office:value="4581.2" table:style-name="ce54">
            <text:p>4,581<text:s/></text:p>
          </table:table-cell>
          <table:table-cell office:value-type="float" office:value="8.5630799999999994" table:style-name="ce54">
            <text:p>9<text:s/></text:p>
          </table:table-cell>
          <table:table-cell office:value-type="float" office:value="613.11653000000001" table:style-name="ce54">
            <text:p>61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21.10389000000001" table:formula="msoxl:=IF(SUM('漁業生產量值-漁業種類別魚類別生產量值7'!C30,'漁業生產量值-漁業種類別魚類別生產量值7'!E30,'漁業生產量值-漁業種類別魚類別生產量值7'!G30,'漁業生產量值-漁業種類別魚類別生產量值7'!I30,'漁業生產量值-漁業種類別魚類別生產量值7'!K30,'漁業生產量值-漁業種類別魚類別生產量值7'!M30,'漁業生產量值-漁業種類別魚類別生產量值7'!O30,'漁業生產量值-漁業種類別魚類別生產量值8'!C30,'漁業生產量值-漁業種類別魚類別生產量值8'!E30,'漁業生產量值-漁業種類別魚類別生產量值8'!G30,'漁業生產量值-漁業種類別魚類別生產量值8'!I30,'漁業生產量值-漁業種類別魚類別生產量值8'!K30,'漁業生產量值-漁業種類別魚類別生產量值8'!M30,'漁業生產量值-漁業種類別魚類別生產量值8'!O30)=0,&quot;-&quot;,SUM('漁業生產量值-漁業種類別魚類別生產量值7'!C30,'漁業生產量值-漁業種類別魚類別生產量值7'!E30,'漁業生產量值-漁業種類別魚類別生產量值7'!G30,'漁業生產量值-漁業種類別魚類別生產量值7'!I30,'漁業生產量值-漁業種類別魚類別生產量值7'!K30,'漁業生產量值-漁業種類別魚類別生產量值7'!M30,'漁業生產量值-漁業種類別魚類別生產量值7'!O30,'漁業生產量值-漁業種類別魚類別生產量值8'!C30,'漁業生產量值-漁業種類別魚類別生產量值8'!E30,'漁業生產量值-漁業種類別魚類別生產量值8'!G30,'漁業生產量值-漁業種類別魚類別生產量值8'!I30,'漁業生產量值-漁業種類別魚類別生產量值8'!K30,'漁業生產量值-漁業種類別魚類別生產量值8'!M30,'漁業生產量值-漁業種類別魚類別生產量值8'!O30))" table:style-name="ce19">
            <text:p>121<text:s/></text:p>
          </table:table-cell>
          <table:table-cell office:value-type="float" office:value="15590.2065" table:formula="msoxl:=IF(SUM('漁業生產量值-漁業種類別魚類別生產量值7'!D30,'漁業生產量值-漁業種類別魚類別生產量值7'!F30,'漁業生產量值-漁業種類別魚類別生產量值7'!H30,'漁業生產量值-漁業種類別魚類別生產量值7'!J30,'漁業生產量值-漁業種類別魚類別生產量值7'!L30,'漁業生產量值-漁業種類別魚類別生產量值7'!N30,'漁業生產量值-漁業種類別魚類別生產量值7'!P30,'漁業生產量值-漁業種類別魚類別生產量值8'!D30,'漁業生產量值-漁業種類別魚類別生產量值8'!F30,'漁業生產量值-漁業種類別魚類別生產量值8'!H30,'漁業生產量值-漁業種類別魚類別生產量值8'!J30,'漁業生產量值-漁業種類別魚類別生產量值8'!L30,'漁業生產量值-漁業種類別魚類別生產量值8'!N30,'漁業生產量值-漁業種類別魚類別生產量值8'!P30)=0,&quot;-&quot;,SUM('漁業生產量值-漁業種類別魚類別生產量值7'!D30,'漁業生產量值-漁業種類別魚類別生產量值7'!F30,'漁業生產量值-漁業種類別魚類別生產量值7'!H30,'漁業生產量值-漁業種類別魚類別生產量值7'!J30,'漁業生產量值-漁業種類別魚類別生產量值7'!L30,'漁業生產量值-漁業種類別魚類別生產量值7'!N30,'漁業生產量值-漁業種類別魚類別生產量值7'!P30,'漁業生產量值-漁業種類別魚類別生產量值8'!D30,'漁業生產量值-漁業種類別魚類別生產量值8'!F30,'漁業生產量值-漁業種類別魚類別生產量值8'!H30,'漁業生產量值-漁業種類別魚類別生產量值8'!J30,'漁業生產量值-漁業種類別魚類別生產量值8'!L30,'漁業生產量值-漁業種類別魚類別生產量值8'!N30,'漁業生產量值-漁業種類別魚類別生產量值8'!P30))" table:style-name="ce19">
            <text:p>15,59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31,'漁業生產量值-漁業種類別魚類別生產量值7'!E31,'漁業生產量值-漁業種類別魚類別生產量值7'!G31,'漁業生產量值-漁業種類別魚類別生產量值7'!I31,'漁業生產量值-漁業種類別魚類別生產量值7'!K31,'漁業生產量值-漁業種類別魚類別生產量值7'!M31,'漁業生產量值-漁業種類別魚類別生產量值7'!O31,'漁業生產量值-漁業種類別魚類別生產量值8'!C31,'漁業生產量值-漁業種類別魚類別生產量值8'!E31,'漁業生產量值-漁業種類別魚類別生產量值8'!G31,'漁業生產量值-漁業種類別魚類別生產量值8'!I31,'漁業生產量值-漁業種類別魚類別生產量值8'!K31,'漁業生產量值-漁業種類別魚類別生產量值8'!M31,'漁業生產量值-漁業種類別魚類別生產量值8'!O31)=0,&quot;-&quot;,SUM('漁業生產量值-漁業種類別魚類別生產量值7'!C31,'漁業生產量值-漁業種類別魚類別生產量值7'!E31,'漁業生產量值-漁業種類別魚類別生產量值7'!G31,'漁業生產量值-漁業種類別魚類別生產量值7'!I31,'漁業生產量值-漁業種類別魚類別生產量值7'!K31,'漁業生產量值-漁業種類別魚類別生產量值7'!M31,'漁業生產量值-漁業種類別魚類別生產量值7'!O31,'漁業生產量值-漁業種類別魚類別生產量值8'!C31,'漁業生產量值-漁業種類別魚類別生產量值8'!E31,'漁業生產量值-漁業種類別魚類別生產量值8'!G31,'漁業生產量值-漁業種類別魚類別生產量值8'!I31,'漁業生產量值-漁業種類別魚類別生產量值8'!K31,'漁業生產量值-漁業種類別魚類別生產量值8'!M31,'漁業生產量值-漁業種類別魚類別生產量值8'!O31))" table:style-name="ce19">
            <text:p>-</text:p>
          </table:table-cell>
          <table:table-cell office:value-type="string" office:string-value="-" table:formula="msoxl:=IF(SUM('漁業生產量值-漁業種類別魚類別生產量值7'!D31,'漁業生產量值-漁業種類別魚類別生產量值7'!F31,'漁業生產量值-漁業種類別魚類別生產量值7'!H31,'漁業生產量值-漁業種類別魚類別生產量值7'!J31,'漁業生產量值-漁業種類別魚類別生產量值7'!L31,'漁業生產量值-漁業種類別魚類別生產量值7'!N31,'漁業生產量值-漁業種類別魚類別生產量值7'!P31,'漁業生產量值-漁業種類別魚類別生產量值8'!D31,'漁業生產量值-漁業種類別魚類別生產量值8'!F31,'漁業生產量值-漁業種類別魚類別生產量值8'!H31,'漁業生產量值-漁業種類別魚類別生產量值8'!J31,'漁業生產量值-漁業種類別魚類別生產量值8'!L31,'漁業生產量值-漁業種類別魚類別生產量值8'!N31,'漁業生產量值-漁業種類別魚類別生產量值8'!P31)=0,&quot;-&quot;,SUM('漁業生產量值-漁業種類別魚類別生產量值7'!D31,'漁業生產量值-漁業種類別魚類別生產量值7'!F31,'漁業生產量值-漁業種類別魚類別生產量值7'!H31,'漁業生產量值-漁業種類別魚類別生產量值7'!J31,'漁業生產量值-漁業種類別魚類別生產量值7'!L31,'漁業生產量值-漁業種類別魚類別生產量值7'!N31,'漁業生產量值-漁業種類別魚類別生產量值7'!P31,'漁業生產量值-漁業種類別魚類別生產量值8'!D31,'漁業生產量值-漁業種類別魚類別生產量值8'!F31,'漁業生產量值-漁業種類別魚類別生產量值8'!H31,'漁業生產量值-漁業種類別魚類別生產量值8'!J31,'漁業生產量值-漁業種類別魚類別生產量值8'!L31,'漁業生產量值-漁業種類別魚類別生產量值8'!N31,'漁業生產量值-漁業種類別魚類別生產量值8'!P3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32,'漁業生產量值-漁業種類別魚類別生產量值7'!E32,'漁業生產量值-漁業種類別魚類別生產量值7'!G32,'漁業生產量值-漁業種類別魚類別生產量值7'!I32,'漁業生產量值-漁業種類別魚類別生產量值7'!K32,'漁業生產量值-漁業種類別魚類別生產量值7'!M32,'漁業生產量值-漁業種類別魚類別生產量值7'!O32,'漁業生產量值-漁業種類別魚類別生產量值8'!C32,'漁業生產量值-漁業種類別魚類別生產量值8'!E32,'漁業生產量值-漁業種類別魚類別生產量值8'!G32,'漁業生產量值-漁業種類別魚類別生產量值8'!I32,'漁業生產量值-漁業種類別魚類別生產量值8'!K32,'漁業生產量值-漁業種類別魚類別生產量值8'!M32,'漁業生產量值-漁業種類別魚類別生產量值8'!O32)=0,&quot;-&quot;,SUM('漁業生產量值-漁業種類別魚類別生產量值7'!C32,'漁業生產量值-漁業種類別魚類別生產量值7'!E32,'漁業生產量值-漁業種類別魚類別生產量值7'!G32,'漁業生產量值-漁業種類別魚類別生產量值7'!I32,'漁業生產量值-漁業種類別魚類別生產量值7'!K32,'漁業生產量值-漁業種類別魚類別生產量值7'!M32,'漁業生產量值-漁業種類別魚類別生產量值7'!O32,'漁業生產量值-漁業種類別魚類別生產量值8'!C32,'漁業生產量值-漁業種類別魚類別生產量值8'!E32,'漁業生產量值-漁業種類別魚類別生產量值8'!G32,'漁業生產量值-漁業種類別魚類別生產量值8'!I32,'漁業生產量值-漁業種類別魚類別生產量值8'!K32,'漁業生產量值-漁業種類別魚類別生產量值8'!M32,'漁業生產量值-漁業種類別魚類別生產量值8'!O32))" table:style-name="ce19">
            <text:p>-</text:p>
          </table:table-cell>
          <table:table-cell office:value-type="string" office:string-value="-" table:formula="msoxl:=IF(SUM('漁業生產量值-漁業種類別魚類別生產量值7'!D32,'漁業生產量值-漁業種類別魚類別生產量值7'!F32,'漁業生產量值-漁業種類別魚類別生產量值7'!H32,'漁業生產量值-漁業種類別魚類別生產量值7'!J32,'漁業生產量值-漁業種類別魚類別生產量值7'!L32,'漁業生產量值-漁業種類別魚類別生產量值7'!N32,'漁業生產量值-漁業種類別魚類別生產量值7'!P32,'漁業生產量值-漁業種類別魚類別生產量值8'!D32,'漁業生產量值-漁業種類別魚類別生產量值8'!F32,'漁業生產量值-漁業種類別魚類別生產量值8'!H32,'漁業生產量值-漁業種類別魚類別生產量值8'!J32,'漁業生產量值-漁業種類別魚類別生產量值8'!L32,'漁業生產量值-漁業種類別魚類別生產量值8'!N32,'漁業生產量值-漁業種類別魚類別生產量值8'!P32)=0,&quot;-&quot;,SUM('漁業生產量值-漁業種類別魚類別生產量值7'!D32,'漁業生產量值-漁業種類別魚類別生產量值7'!F32,'漁業生產量值-漁業種類別魚類別生產量值7'!H32,'漁業生產量值-漁業種類別魚類別生產量值7'!J32,'漁業生產量值-漁業種類別魚類別生產量值7'!L32,'漁業生產量值-漁業種類別魚類別生產量值7'!N32,'漁業生產量值-漁業種類別魚類別生產量值7'!P32,'漁業生產量值-漁業種類別魚類別生產量值8'!D32,'漁業生產量值-漁業種類別魚類別生產量值8'!F32,'漁業生產量值-漁業種類別魚類別生產量值8'!H32,'漁業生產量值-漁業種類別魚類別生產量值8'!J32,'漁業生產量值-漁業種類別魚類別生產量值8'!L32,'漁業生產量值-漁業種類別魚類別生產量值8'!N32,'漁業生產量值-漁業種類別魚類別生產量值8'!P3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33,'漁業生產量值-漁業種類別魚類別生產量值7'!E33,'漁業生產量值-漁業種類別魚類別生產量值7'!G33,'漁業生產量值-漁業種類別魚類別生產量值7'!I33,'漁業生產量值-漁業種類別魚類別生產量值7'!K33,'漁業生產量值-漁業種類別魚類別生產量值7'!M33,'漁業生產量值-漁業種類別魚類別生產量值7'!O33,'漁業生產量值-漁業種類別魚類別生產量值8'!C33,'漁業生產量值-漁業種類別魚類別生產量值8'!E33,'漁業生產量值-漁業種類別魚類別生產量值8'!G33,'漁業生產量值-漁業種類別魚類別生產量值8'!I33,'漁業生產量值-漁業種類別魚類別生產量值8'!K33,'漁業生產量值-漁業種類別魚類別生產量值8'!M33,'漁業生產量值-漁業種類別魚類別生產量值8'!O33)=0,&quot;-&quot;,SUM('漁業生產量值-漁業種類別魚類別生產量值7'!C33,'漁業生產量值-漁業種類別魚類別生產量值7'!E33,'漁業生產量值-漁業種類別魚類別生產量值7'!G33,'漁業生產量值-漁業種類別魚類別生產量值7'!I33,'漁業生產量值-漁業種類別魚類別生產量值7'!K33,'漁業生產量值-漁業種類別魚類別生產量值7'!M33,'漁業生產量值-漁業種類別魚類別生產量值7'!O33,'漁業生產量值-漁業種類別魚類別生產量值8'!C33,'漁業生產量值-漁業種類別魚類別生產量值8'!E33,'漁業生產量值-漁業種類別魚類別生產量值8'!G33,'漁業生產量值-漁業種類別魚類別生產量值8'!I33,'漁業生產量值-漁業種類別魚類別生產量值8'!K33,'漁業生產量值-漁業種類別魚類別生產量值8'!M33,'漁業生產量值-漁業種類別魚類別生產量值8'!O33))" table:style-name="ce19">
            <text:p>-</text:p>
          </table:table-cell>
          <table:table-cell office:value-type="string" office:string-value="-" table:formula="msoxl:=IF(SUM('漁業生產量值-漁業種類別魚類別生產量值7'!D33,'漁業生產量值-漁業種類別魚類別生產量值7'!F33,'漁業生產量值-漁業種類別魚類別生產量值7'!H33,'漁業生產量值-漁業種類別魚類別生產量值7'!J33,'漁業生產量值-漁業種類別魚類別生產量值7'!L33,'漁業生產量值-漁業種類別魚類別生產量值7'!N33,'漁業生產量值-漁業種類別魚類別生產量值7'!P33,'漁業生產量值-漁業種類別魚類別生產量值8'!D33,'漁業生產量值-漁業種類別魚類別生產量值8'!F33,'漁業生產量值-漁業種類別魚類別生產量值8'!H33,'漁業生產量值-漁業種類別魚類別生產量值8'!J33,'漁業生產量值-漁業種類別魚類別生產量值8'!L33,'漁業生產量值-漁業種類別魚類別生產量值8'!N33,'漁業生產量值-漁業種類別魚類別生產量值8'!P33)=0,&quot;-&quot;,SUM('漁業生產量值-漁業種類別魚類別生產量值7'!D33,'漁業生產量值-漁業種類別魚類別生產量值7'!F33,'漁業生產量值-漁業種類別魚類別生產量值7'!H33,'漁業生產量值-漁業種類別魚類別生產量值7'!J33,'漁業生產量值-漁業種類別魚類別生產量值7'!L33,'漁業生產量值-漁業種類別魚類別生產量值7'!N33,'漁業生產量值-漁業種類別魚類別生產量值7'!P33,'漁業生產量值-漁業種類別魚類別生產量值8'!D33,'漁業生產量值-漁業種類別魚類別生產量值8'!F33,'漁業生產量值-漁業種類別魚類別生產量值8'!H33,'漁業生產量值-漁業種類別魚類別生產量值8'!J33,'漁業生產量值-漁業種類別魚類別生產量值8'!L33,'漁業生產量值-漁業種類別魚類別生產量值8'!N33,'漁業生產量值-漁業種類別魚類別生產量值8'!P33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float" office:value="45.9" table:style-name="ce54">
            <text:p>46<text:s/></text:p>
          </table:table-cell>
          <table:table-cell office:value-type="float" office:value="4180.2659999999996" table:style-name="ce54">
            <text:p>4,18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95.85599999999999" table:style-name="ce54">
            <text:p>196<text:s/></text:p>
          </table:table-cell>
          <table:table-cell office:value-type="float" office:value="4383.7493000000004" table:style-name="ce54">
            <text:p>4,38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1583.236199999999" table:formula="msoxl:=IF(SUM('漁業生產量值-漁業種類別魚類別生產量值7'!C34,'漁業生產量值-漁業種類別魚類別生產量值7'!E34,'漁業生產量值-漁業種類別魚類別生產量值7'!G34,'漁業生產量值-漁業種類別魚類別生產量值7'!I34,'漁業生產量值-漁業種類別魚類別生產量值7'!K34,'漁業生產量值-漁業種類別魚類別生產量值7'!M34,'漁業生產量值-漁業種類別魚類別生產量值7'!O34,'漁業生產量值-漁業種類別魚類別生產量值8'!C34,'漁業生產量值-漁業種類別魚類別生產量值8'!E34,'漁業生產量值-漁業種類別魚類別生產量值8'!G34,'漁業生產量值-漁業種類別魚類別生產量值8'!I34,'漁業生產量值-漁業種類別魚類別生產量值8'!K34,'漁業生產量值-漁業種類別魚類別生產量值8'!M34,'漁業生產量值-漁業種類別魚類別生產量值8'!O34)=0,&quot;-&quot;,SUM('漁業生產量值-漁業種類別魚類別生產量值7'!C34,'漁業生產量值-漁業種類別魚類別生產量值7'!E34,'漁業生產量值-漁業種類別魚類別生產量值7'!G34,'漁業生產量值-漁業種類別魚類別生產量值7'!I34,'漁業生產量值-漁業種類別魚類別生產量值7'!K34,'漁業生產量值-漁業種類別魚類別生產量值7'!M34,'漁業生產量值-漁業種類別魚類別生產量值7'!O34,'漁業生產量值-漁業種類別魚類別生產量值8'!C34,'漁業生產量值-漁業種類別魚類別生產量值8'!E34,'漁業生產量值-漁業種類別魚類別生產量值8'!G34,'漁業生產量值-漁業種類別魚類別生產量值8'!I34,'漁業生產量值-漁業種類別魚類別生產量值8'!K34,'漁業生產量值-漁業種類別魚類別生產量值8'!M34,'漁業生產量值-漁業種類別魚類別生產量值8'!O34))" table:style-name="ce19">
            <text:p>71,583<text:s/></text:p>
          </table:table-cell>
          <table:table-cell office:value-type="float" office:value="4322595.46294" table:formula="msoxl:=IF(SUM('漁業生產量值-漁業種類別魚類別生產量值7'!D34,'漁業生產量值-漁業種類別魚類別生產量值7'!F34,'漁業生產量值-漁業種類別魚類別生產量值7'!H34,'漁業生產量值-漁業種類別魚類別生產量值7'!J34,'漁業生產量值-漁業種類別魚類別生產量值7'!L34,'漁業生產量值-漁業種類別魚類別生產量值7'!N34,'漁業生產量值-漁業種類別魚類別生產量值7'!P34,'漁業生產量值-漁業種類別魚類別生產量值8'!D34,'漁業生產量值-漁業種類別魚類別生產量值8'!F34,'漁業生產量值-漁業種類別魚類別生產量值8'!H34,'漁業生產量值-漁業種類別魚類別生產量值8'!J34,'漁業生產量值-漁業種類別魚類別生產量值8'!L34,'漁業生產量值-漁業種類別魚類別生產量值8'!N34,'漁業生產量值-漁業種類別魚類別生產量值8'!P34)=0,&quot;-&quot;,SUM('漁業生產量值-漁業種類別魚類別生產量值7'!D34,'漁業生產量值-漁業種類別魚類別生產量值7'!F34,'漁業生產量值-漁業種類別魚類別生產量值7'!H34,'漁業生產量值-漁業種類別魚類別生產量值7'!J34,'漁業生產量值-漁業種類別魚類別生產量值7'!L34,'漁業生產量值-漁業種類別魚類別生產量值7'!N34,'漁業生產量值-漁業種類別魚類別生產量值7'!P34,'漁業生產量值-漁業種類別魚類別生產量值8'!D34,'漁業生產量值-漁業種類別魚類別生產量值8'!F34,'漁業生產量值-漁業種類別魚類別生產量值8'!H34,'漁業生產量值-漁業種類別魚類別生產量值8'!J34,'漁業生產量值-漁業種類別魚類別生產量值8'!L34,'漁業生產量值-漁業種類別魚類別生產量值8'!N34,'漁業生產量值-漁業種類別魚類別生產量值8'!P34))" table:style-name="ce19">
            <text:p>4,322,59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float" office:value="2.544" table:style-name="ce54">
            <text:p>3<text:s/></text:p>
          </table:table-cell>
          <table:table-cell office:value-type="float" office:value="119.8224" table:style-name="ce54">
            <text:p>12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440.9749999999999" table:formula="msoxl:=IF(SUM('漁業生產量值-漁業種類別魚類別生產量值7'!C35,'漁業生產量值-漁業種類別魚類別生產量值7'!E35,'漁業生產量值-漁業種類別魚類別生產量值7'!G35,'漁業生產量值-漁業種類別魚類別生產量值7'!I35,'漁業生產量值-漁業種類別魚類別生產量值7'!K35,'漁業生產量值-漁業種類別魚類別生產量值7'!M35,'漁業生產量值-漁業種類別魚類別生產量值7'!O35,'漁業生產量值-漁業種類別魚類別生產量值8'!C35,'漁業生產量值-漁業種類別魚類別生產量值8'!E35,'漁業生產量值-漁業種類別魚類別生產量值8'!G35,'漁業生產量值-漁業種類別魚類別生產量值8'!I35,'漁業生產量值-漁業種類別魚類別生產量值8'!K35,'漁業生產量值-漁業種類別魚類別生產量值8'!M35,'漁業生產量值-漁業種類別魚類別生產量值8'!O35)=0,&quot;-&quot;,SUM('漁業生產量值-漁業種類別魚類別生產量值7'!C35,'漁業生產量值-漁業種類別魚類別生產量值7'!E35,'漁業生產量值-漁業種類別魚類別生產量值7'!G35,'漁業生產量值-漁業種類別魚類別生產量值7'!I35,'漁業生產量值-漁業種類別魚類別生產量值7'!K35,'漁業生產量值-漁業種類別魚類別生產量值7'!M35,'漁業生產量值-漁業種類別魚類別生產量值7'!O35,'漁業生產量值-漁業種類別魚類別生產量值8'!C35,'漁業生產量值-漁業種類別魚類別生產量值8'!E35,'漁業生產量值-漁業種類別魚類別生產量值8'!G35,'漁業生產量值-漁業種類別魚類別生產量值8'!I35,'漁業生產量值-漁業種類別魚類別生產量值8'!K35,'漁業生產量值-漁業種類別魚類別生產量值8'!M35,'漁業生產量值-漁業種類別魚類別生產量值8'!O35))" table:style-name="ce19">
            <text:p>1,441<text:s/></text:p>
          </table:table-cell>
          <table:table-cell office:value-type="float" office:value="50296.805399999997" table:formula="msoxl:=IF(SUM('漁業生產量值-漁業種類別魚類別生產量值7'!D35,'漁業生產量值-漁業種類別魚類別生產量值7'!F35,'漁業生產量值-漁業種類別魚類別生產量值7'!H35,'漁業生產量值-漁業種類別魚類別生產量值7'!J35,'漁業生產量值-漁業種類別魚類別生產量值7'!L35,'漁業生產量值-漁業種類別魚類別生產量值7'!N35,'漁業生產量值-漁業種類別魚類別生產量值7'!P35,'漁業生產量值-漁業種類別魚類別生產量值8'!D35,'漁業生產量值-漁業種類別魚類別生產量值8'!F35,'漁業生產量值-漁業種類別魚類別生產量值8'!H35,'漁業生產量值-漁業種類別魚類別生產量值8'!J35,'漁業生產量值-漁業種類別魚類別生產量值8'!L35,'漁業生產量值-漁業種類別魚類別生產量值8'!N35,'漁業生產量值-漁業種類別魚類別生產量值8'!P35)=0,&quot;-&quot;,SUM('漁業生產量值-漁業種類別魚類別生產量值7'!D35,'漁業生產量值-漁業種類別魚類別生產量值7'!F35,'漁業生產量值-漁業種類別魚類別生產量值7'!H35,'漁業生產量值-漁業種類別魚類別生產量值7'!J35,'漁業生產量值-漁業種類別魚類別生產量值7'!L35,'漁業生產量值-漁業種類別魚類別生產量值7'!N35,'漁業生產量值-漁業種類別魚類別生產量值7'!P35,'漁業生產量值-漁業種類別魚類別生產量值8'!D35,'漁業生產量值-漁業種類別魚類別生產量值8'!F35,'漁業生產量值-漁業種類別魚類別生產量值8'!H35,'漁業生產量值-漁業種類別魚類別生產量值8'!J35,'漁業生產量值-漁業種類別魚類別生產量值8'!L35,'漁業生產量值-漁業種類別魚類別生產量值8'!N35,'漁業生產量值-漁業種類別魚類別生產量值8'!P35))" table:style-name="ce19">
            <text:p>50,29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1733.03766" table:formula="msoxl:=  IF(SUM(C37:C49)=0,&quot;-&quot;,SUM(C37:C49))" table:style-name="ce54">
            <text:p>1,733<text:s/></text:p>
          </table:table-cell>
          <table:table-cell office:value-type="float" office:value="173045.50429000001" table:formula="msoxl:=  IF(SUM(D37:D49)=0,&quot;-&quot;,SUM(D37:D49))" table:style-name="ce54">
            <text:p>173,046<text:s/></text:p>
          </table:table-cell>
          <table:table-cell office:value-type="float" office:value="568.66740000000004" table:formula="msoxl:=  IF(SUM(E37:E49)=0,&quot;-&quot;,SUM(E37:E49))" table:style-name="ce54">
            <text:p>569<text:s/></text:p>
          </table:table-cell>
          <table:table-cell office:value-type="float" office:value="64986.868029999991" table:formula="msoxl:=  IF(SUM(F37:F49)=0,&quot;-&quot;,SUM(F37:F49))" table:style-name="ce54">
            <text:p>64,987<text:s/></text:p>
          </table:table-cell>
          <table:table-cell office:value-type="string" office:string-value="-" table:formula="msoxl:=  IF(SUM(G37:G49)=0,&quot;-&quot;,SUM(G37:G49))" table:style-name="ce54">
            <text:p>-</text:p>
          </table:table-cell>
          <table:table-cell office:value-type="string" office:string-value="-" table:formula="msoxl:=  IF(SUM(H37:H49)=0,&quot;-&quot;,SUM(H37:H49))" table:style-name="ce54">
            <text:p>-</text:p>
          </table:table-cell>
          <table:table-cell office:value-type="float" office:value="152.13570000000001" table:formula="msoxl:=  IF(SUM(I37:I49)=0,&quot;-&quot;,SUM(I37:I49))" table:style-name="ce54">
            <text:p>152<text:s/></text:p>
          </table:table-cell>
          <table:table-cell office:value-type="float" office:value="14719.0751" table:formula="msoxl:=  IF(SUM(J37:J49)=0,&quot;-&quot;,SUM(J37:J49))" table:style-name="ce54">
            <text:p>14,719<text:s/></text:p>
          </table:table-cell>
          <table:table-cell office:value-type="float" office:value="65.272040000000004" table:formula="msoxl:=  IF(SUM(K37:K49)=0,&quot;-&quot;,SUM(K37:K49))" table:style-name="ce54">
            <text:p>65<text:s/></text:p>
          </table:table-cell>
          <table:table-cell office:value-type="float" office:value="11248.81227" table:formula="msoxl:=  IF(SUM(L37:L49)=0,&quot;-&quot;,SUM(L37:L49))" table:style-name="ce54">
            <text:p>11,249<text:s/></text:p>
          </table:table-cell>
          <table:table-cell office:value-type="float" office:value="1033.7660599999999" table:formula="msoxl:=  IF(SUM(M37:M49)=0,&quot;-&quot;,SUM(M37:M49))" table:style-name="ce54">
            <text:p>1,034<text:s/></text:p>
          </table:table-cell>
          <table:table-cell office:value-type="float" office:value="183798.53320999999" table:formula="msoxl:=  IF(SUM(N37:N49)=0,&quot;-&quot;,SUM(N37:N49))" table:style-name="ce54">
            <text:p>183,799<text:s/></text:p>
          </table:table-cell>
          <table:table-cell office:value-type="float" office:value="9961.6478499999994" table:formula="msoxl:=IF(SUM('漁業生產量值-漁業種類別魚類別生產量值7'!C36,'漁業生產量值-漁業種類別魚類別生產量值7'!E36,'漁業生產量值-漁業種類別魚類別生產量值7'!G36,'漁業生產量值-漁業種類別魚類別生產量值7'!I36,'漁業生產量值-漁業種類別魚類別生產量值7'!K36,'漁業生產量值-漁業種類別魚類別生產量值7'!M36,'漁業生產量值-漁業種類別魚類別生產量值7'!O36,'漁業生產量值-漁業種類別魚類別生產量值8'!C36,'漁業生產量值-漁業種類別魚類別生產量值8'!E36,'漁業生產量值-漁業種類別魚類別生產量值8'!G36,'漁業生產量值-漁業種類別魚類別生產量值8'!I36,'漁業生產量值-漁業種類別魚類別生產量值8'!K36,'漁業生產量值-漁業種類別魚類別生產量值8'!M36,'漁業生產量值-漁業種類別魚類別生產量值8'!O36)=0,&quot;-&quot;,SUM('漁業生產量值-漁業種類別魚類別生產量值7'!C36,'漁業生產量值-漁業種類別魚類別生產量值7'!E36,'漁業生產量值-漁業種類別魚類別生產量值7'!G36,'漁業生產量值-漁業種類別魚類別生產量值7'!I36,'漁業生產量值-漁業種類別魚類別生產量值7'!K36,'漁業生產量值-漁業種類別魚類別生產量值7'!M36,'漁業生產量值-漁業種類別魚類別生產量值7'!O36,'漁業生產量值-漁業種類別魚類別生產量值8'!C36,'漁業生產量值-漁業種類別魚類別生產量值8'!E36,'漁業生產量值-漁業種類別魚類別生產量值8'!G36,'漁業生產量值-漁業種類別魚類別生產量值8'!I36,'漁業生產量值-漁業種類別魚類別生產量值8'!K36,'漁業生產量值-漁業種類別魚類別生產量值8'!M36,'漁業生產量值-漁業種類別魚類別生產量值8'!O36))" table:style-name="ce19">
            <text:p>9,962<text:s/></text:p>
          </table:table-cell>
          <table:table-cell office:value-type="float" office:value="794121.74046000012" table:formula="msoxl:=IF(SUM('漁業生產量值-漁業種類別魚類別生產量值7'!D36,'漁業生產量值-漁業種類別魚類別生產量值7'!F36,'漁業生產量值-漁業種類別魚類別生產量值7'!H36,'漁業生產量值-漁業種類別魚類別生產量值7'!J36,'漁業生產量值-漁業種類別魚類別生產量值7'!L36,'漁業生產量值-漁業種類別魚類別生產量值7'!N36,'漁業生產量值-漁業種類別魚類別生產量值7'!P36,'漁業生產量值-漁業種類別魚類別生產量值8'!D36,'漁業生產量值-漁業種類別魚類別生產量值8'!F36,'漁業生產量值-漁業種類別魚類別生產量值8'!H36,'漁業生產量值-漁業種類別魚類別生產量值8'!J36,'漁業生產量值-漁業種類別魚類別生產量值8'!L36,'漁業生產量值-漁業種類別魚類別生產量值8'!N36,'漁業生產量值-漁業種類別魚類別生產量值8'!P36)=0,&quot;-&quot;,SUM('漁業生產量值-漁業種類別魚類別生產量值7'!D36,'漁業生產量值-漁業種類別魚類別生產量值7'!F36,'漁業生產量值-漁業種類別魚類別生產量值7'!H36,'漁業生產量值-漁業種類別魚類別生產量值7'!J36,'漁業生產量值-漁業種類別魚類別生產量值7'!L36,'漁業生產量值-漁業種類別魚類別生產量值7'!N36,'漁業生產量值-漁業種類別魚類別生產量值7'!P36,'漁業生產量值-漁業種類別魚類別生產量值8'!D36,'漁業生產量值-漁業種類別魚類別生產量值8'!F36,'漁業生產量值-漁業種類別魚類別生產量值8'!H36,'漁業生產量值-漁業種類別魚類別生產量值8'!J36,'漁業生產量值-漁業種類別魚類別生產量值8'!L36,'漁業生產量值-漁業種類別魚類別生產量值8'!N36,'漁業生產量值-漁業種類別魚類別生產量值8'!P36))" table:style-name="ce19">
            <text:p>794,12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1038.4299799999999" table:style-name="ce54">
            <text:p>1,038<text:s/></text:p>
          </table:table-cell>
          <table:table-cell office:value-type="float" office:value="94713.838059999995" table:style-name="ce54">
            <text:p>94,714<text:s/></text:p>
          </table:table-cell>
          <table:table-cell office:value-type="float" office:value="293.27390000000003" table:style-name="ce54">
            <text:p>293<text:s/></text:p>
          </table:table-cell>
          <table:table-cell office:value-type="float" office:value="34010.186629999997" table:style-name="ce54">
            <text:p>34,01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0.0153" table:style-name="ce54">
            <text:p>30<text:s/></text:p>
          </table:table-cell>
          <table:table-cell office:value-type="float" office:value="1275.7191" table:style-name="ce54">
            <text:p>1,27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266.4924400000009" table:formula="msoxl:=IF(SUM('漁業生產量值-漁業種類別魚類別生產量值7'!C37,'漁業生產量值-漁業種類別魚類別生產量值7'!E37,'漁業生產量值-漁業種類別魚類別生產量值7'!G37,'漁業生產量值-漁業種類別魚類別生產量值7'!I37,'漁業生產量值-漁業種類別魚類別生產量值7'!K37,'漁業生產量值-漁業種類別魚類別生產量值7'!M37,'漁業生產量值-漁業種類別魚類別生產量值7'!O37,'漁業生產量值-漁業種類別魚類別生產量值8'!C37,'漁業生產量值-漁業種類別魚類別生產量值8'!E37,'漁業生產量值-漁業種類別魚類別生產量值8'!G37,'漁業生產量值-漁業種類別魚類別生產量值8'!I37,'漁業生產量值-漁業種類別魚類別生產量值8'!K37,'漁業生產量值-漁業種類別魚類別生產量值8'!M37,'漁業生產量值-漁業種類別魚類別生產量值8'!O37)=0,&quot;-&quot;,SUM('漁業生產量值-漁業種類別魚類別生產量值7'!C37,'漁業生產量值-漁業種類別魚類別生產量值7'!E37,'漁業生產量值-漁業種類別魚類別生產量值7'!G37,'漁業生產量值-漁業種類別魚類別生產量值7'!I37,'漁業生產量值-漁業種類別魚類別生產量值7'!K37,'漁業生產量值-漁業種類別魚類別生產量值7'!M37,'漁業生產量值-漁業種類別魚類別生產量值7'!O37,'漁業生產量值-漁業種類別魚類別生產量值8'!C37,'漁業生產量值-漁業種類別魚類別生產量值8'!E37,'漁業生產量值-漁業種類別魚類別生產量值8'!G37,'漁業生產量值-漁業種類別魚類別生產量值8'!I37,'漁業生產量值-漁業種類別魚類別生產量值8'!K37,'漁業生產量值-漁業種類別魚類別生產量值8'!M37,'漁業生產量值-漁業種類別魚類別生產量值8'!O37))" table:style-name="ce19">
            <text:p>4,266<text:s/></text:p>
          </table:table-cell>
          <table:table-cell office:value-type="float" office:value="367847.88517000002" table:formula="msoxl:=IF(SUM('漁業生產量值-漁業種類別魚類別生產量值7'!D37,'漁業生產量值-漁業種類別魚類別生產量值7'!F37,'漁業生產量值-漁業種類別魚類別生產量值7'!H37,'漁業生產量值-漁業種類別魚類別生產量值7'!J37,'漁業生產量值-漁業種類別魚類別生產量值7'!L37,'漁業生產量值-漁業種類別魚類別生產量值7'!N37,'漁業生產量值-漁業種類別魚類別生產量值7'!P37,'漁業生產量值-漁業種類別魚類別生產量值8'!D37,'漁業生產量值-漁業種類別魚類別生產量值8'!F37,'漁業生產量值-漁業種類別魚類別生產量值8'!H37,'漁業生產量值-漁業種類別魚類別生產量值8'!J37,'漁業生產量值-漁業種類別魚類別生產量值8'!L37,'漁業生產量值-漁業種類別魚類別生產量值8'!N37,'漁業生產量值-漁業種類別魚類別生產量值8'!P37)=0,&quot;-&quot;,SUM('漁業生產量值-漁業種類別魚類別生產量值7'!D37,'漁業生產量值-漁業種類別魚類別生產量值7'!F37,'漁業生產量值-漁業種類別魚類別生產量值7'!H37,'漁業生產量值-漁業種類別魚類別生產量值7'!J37,'漁業生產量值-漁業種類別魚類別生產量值7'!L37,'漁業生產量值-漁業種類別魚類別生產量值7'!N37,'漁業生產量值-漁業種類別魚類別生產量值7'!P37,'漁業生產量值-漁業種類別魚類別生產量值8'!D37,'漁業生產量值-漁業種類別魚類別生產量值8'!F37,'漁業生產量值-漁業種類別魚類別生產量值8'!H37,'漁業生產量值-漁業種類別魚類別生產量值8'!J37,'漁業生產量值-漁業種類別魚類別生產量值8'!L37,'漁業生產量值-漁業種類別魚類別生產量值8'!N37,'漁業生產量值-漁業種類別魚類別生產量值8'!P37))" table:style-name="ce19">
            <text:p>367,84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38,'漁業生產量值-漁業種類別魚類別生產量值7'!E38,'漁業生產量值-漁業種類別魚類別生產量值7'!G38,'漁業生產量值-漁業種類別魚類別生產量值7'!I38,'漁業生產量值-漁業種類別魚類別生產量值7'!K38,'漁業生產量值-漁業種類別魚類別生產量值7'!M38,'漁業生產量值-漁業種類別魚類別生產量值7'!O38,'漁業生產量值-漁業種類別魚類別生產量值8'!C38,'漁業生產量值-漁業種類別魚類別生產量值8'!E38,'漁業生產量值-漁業種類別魚類別生產量值8'!G38,'漁業生產量值-漁業種類別魚類別生產量值8'!I38,'漁業生產量值-漁業種類別魚類別生產量值8'!K38,'漁業生產量值-漁業種類別魚類別生產量值8'!M38,'漁業生產量值-漁業種類別魚類別生產量值8'!O38)=0,&quot;-&quot;,SUM('漁業生產量值-漁業種類別魚類別生產量值7'!C38,'漁業生產量值-漁業種類別魚類別生產量值7'!E38,'漁業生產量值-漁業種類別魚類別生產量值7'!G38,'漁業生產量值-漁業種類別魚類別生產量值7'!I38,'漁業生產量值-漁業種類別魚類別生產量值7'!K38,'漁業生產量值-漁業種類別魚類別生產量值7'!M38,'漁業生產量值-漁業種類別魚類別生產量值7'!O38,'漁業生產量值-漁業種類別魚類別生產量值8'!C38,'漁業生產量值-漁業種類別魚類別生產量值8'!E38,'漁業生產量值-漁業種類別魚類別生產量值8'!G38,'漁業生產量值-漁業種類別魚類別生產量值8'!I38,'漁業生產量值-漁業種類別魚類別生產量值8'!K38,'漁業生產量值-漁業種類別魚類別生產量值8'!M38,'漁業生產量值-漁業種類別魚類別生產量值8'!O38))" table:style-name="ce19">
            <text:p>-</text:p>
          </table:table-cell>
          <table:table-cell office:value-type="string" office:string-value="-" table:formula="msoxl:=IF(SUM('漁業生產量值-漁業種類別魚類別生產量值7'!D38,'漁業生產量值-漁業種類別魚類別生產量值7'!F38,'漁業生產量值-漁業種類別魚類別生產量值7'!H38,'漁業生產量值-漁業種類別魚類別生產量值7'!J38,'漁業生產量值-漁業種類別魚類別生產量值7'!L38,'漁業生產量值-漁業種類別魚類別生產量值7'!N38,'漁業生產量值-漁業種類別魚類別生產量值7'!P38,'漁業生產量值-漁業種類別魚類別生產量值8'!D38,'漁業生產量值-漁業種類別魚類別生產量值8'!F38,'漁業生產量值-漁業種類別魚類別生產量值8'!H38,'漁業生產量值-漁業種類別魚類別生產量值8'!J38,'漁業生產量值-漁業種類別魚類別生產量值8'!L38,'漁業生產量值-漁業種類別魚類別生產量值8'!N38,'漁業生產量值-漁業種類別魚類別生產量值8'!P38)=0,&quot;-&quot;,SUM('漁業生產量值-漁業種類別魚類別生產量值7'!D38,'漁業生產量值-漁業種類別魚類別生產量值7'!F38,'漁業生產量值-漁業種類別魚類別生產量值7'!H38,'漁業生產量值-漁業種類別魚類別生產量值7'!J38,'漁業生產量值-漁業種類別魚類別生產量值7'!L38,'漁業生產量值-漁業種類別魚類別生產量值7'!N38,'漁業生產量值-漁業種類別魚類別生產量值7'!P38,'漁業生產量值-漁業種類別魚類別生產量值8'!D38,'漁業生產量值-漁業種類別魚類別生產量值8'!F38,'漁業生產量值-漁業種類別魚類別生產量值8'!H38,'漁業生產量值-漁業種類別魚類別生產量值8'!J38,'漁業生產量值-漁業種類別魚類別生產量值8'!L38,'漁業生產量值-漁業種類別魚類別生產量值8'!N38,'漁業生產量值-漁業種類別魚類別生產量值8'!P38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float" office:value="130.018" table:style-name="ce54">
            <text:p>130<text:s/></text:p>
          </table:table-cell>
          <table:table-cell office:value-type="float" office:value="5590.7740000000003" table:style-name="ce54">
            <text:p>5,59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305.0469999999996" table:formula="msoxl:=IF(SUM('漁業生產量值-漁業種類別魚類別生產量值7'!C39,'漁業生產量值-漁業種類別魚類別生產量值7'!E39,'漁業生產量值-漁業種類別魚類別生產量值7'!G39,'漁業生產量值-漁業種類別魚類別生產量值7'!I39,'漁業生產量值-漁業種類別魚類別生產量值7'!K39,'漁業生產量值-漁業種類別魚類別生產量值7'!M39,'漁業生產量值-漁業種類別魚類別生產量值7'!O39,'漁業生產量值-漁業種類別魚類別生產量值8'!C39,'漁業生產量值-漁業種類別魚類別生產量值8'!E39,'漁業生產量值-漁業種類別魚類別生產量值8'!G39,'漁業生產量值-漁業種類別魚類別生產量值8'!I39,'漁業生產量值-漁業種類別魚類別生產量值8'!K39,'漁業生產量值-漁業種類別魚類別生產量值8'!M39,'漁業生產量值-漁業種類別魚類別生產量值8'!O39)=0,&quot;-&quot;,SUM('漁業生產量值-漁業種類別魚類別生產量值7'!C39,'漁業生產量值-漁業種類別魚類別生產量值7'!E39,'漁業生產量值-漁業種類別魚類別生產量值7'!G39,'漁業生產量值-漁業種類別魚類別生產量值7'!I39,'漁業生產量值-漁業種類別魚類別生產量值7'!K39,'漁業生產量值-漁業種類別魚類別生產量值7'!M39,'漁業生產量值-漁業種類別魚類別生產量值7'!O39,'漁業生產量值-漁業種類別魚類別生產量值8'!C39,'漁業生產量值-漁業種類別魚類別生產量值8'!E39,'漁業生產量值-漁業種類別魚類別生產量值8'!G39,'漁業生產量值-漁業種類別魚類別生產量值8'!I39,'漁業生產量值-漁業種類別魚類別生產量值8'!K39,'漁業生產量值-漁業種類別魚類別生產量值8'!M39,'漁業生產量值-漁業種類別魚類別生產量值8'!O39))" table:style-name="ce19">
            <text:p>3,305<text:s/></text:p>
          </table:table-cell>
          <table:table-cell office:value-type="float" office:value="165221.41250000001" table:formula="msoxl:=IF(SUM('漁業生產量值-漁業種類別魚類別生產量值7'!D39,'漁業生產量值-漁業種類別魚類別生產量值7'!F39,'漁業生產量值-漁業種類別魚類別生產量值7'!H39,'漁業生產量值-漁業種類別魚類別生產量值7'!J39,'漁業生產量值-漁業種類別魚類別生產量值7'!L39,'漁業生產量值-漁業種類別魚類別生產量值7'!N39,'漁業生產量值-漁業種類別魚類別生產量值7'!P39,'漁業生產量值-漁業種類別魚類別生產量值8'!D39,'漁業生產量值-漁業種類別魚類別生產量值8'!F39,'漁業生產量值-漁業種類別魚類別生產量值8'!H39,'漁業生產量值-漁業種類別魚類別生產量值8'!J39,'漁業生產量值-漁業種類別魚類別生產量值8'!L39,'漁業生產量值-漁業種類別魚類別生產量值8'!N39,'漁業生產量值-漁業種類別魚類別生產量值8'!P39)=0,&quot;-&quot;,SUM('漁業生產量值-漁業種類別魚類別生產量值7'!D39,'漁業生產量值-漁業種類別魚類別生產量值7'!F39,'漁業生產量值-漁業種類別魚類別生產量值7'!H39,'漁業生產量值-漁業種類別魚類別生產量值7'!J39,'漁業生產量值-漁業種類別魚類別生產量值7'!L39,'漁業生產量值-漁業種類別魚類別生產量值7'!N39,'漁業生產量值-漁業種類別魚類別生產量值7'!P39,'漁業生產量值-漁業種類別魚類別生產量值8'!D39,'漁業生產量值-漁業種類別魚類別生產量值8'!F39,'漁業生產量值-漁業種類別魚類別生產量值8'!H39,'漁業生產量值-漁業種類別魚類別生產量值8'!J39,'漁業生產量值-漁業種類別魚類別生產量值8'!L39,'漁業生產量值-漁業種類別魚類別生產量值8'!N39,'漁業生產量值-漁業種類別魚類別生產量值8'!P39))" table:style-name="ce19">
            <text:p>165,22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408.07618000000002" table:style-name="ce54">
            <text:p>408<text:s/></text:p>
          </table:table-cell>
          <table:table-cell office:value-type="float" office:value="46921.822359999998" table:style-name="ce54">
            <text:p>46,922<text:s/></text:p>
          </table:table-cell>
          <table:table-cell office:value-type="float" office:value="261.66550000000001" table:style-name="ce54">
            <text:p>262<text:s/></text:p>
          </table:table-cell>
          <table:table-cell office:value-type="float" office:value="29559.791000000001" table:style-name="ce54">
            <text:p>29,56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22.1204" table:style-name="ce54">
            <text:p>122<text:s/></text:p>
          </table:table-cell>
          <table:table-cell office:value-type="float" office:value="13443.356" table:style-name="ce54">
            <text:p>13,44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143.2998100000002" table:formula="msoxl:=IF(SUM('漁業生產量值-漁業種類別魚類別生產量值7'!C40,'漁業生產量值-漁業種類別魚類別生產量值7'!E40,'漁業生產量值-漁業種類別魚類別生產量值7'!G40,'漁業生產量值-漁業種類別魚類別生產量值7'!I40,'漁業生產量值-漁業種類別魚類別生產量值7'!K40,'漁業生產量值-漁業種類別魚類別生產量值7'!M40,'漁業生產量值-漁業種類別魚類別生產量值7'!O40,'漁業生產量值-漁業種類別魚類別生產量值8'!C40,'漁業生產量值-漁業種類別魚類別生產量值8'!E40,'漁業生產量值-漁業種類別魚類別生產量值8'!G40,'漁業生產量值-漁業種類別魚類別生產量值8'!I40,'漁業生產量值-漁業種類別魚類別生產量值8'!K40,'漁業生產量值-漁業種類別魚類別生產量值8'!M40,'漁業生產量值-漁業種類別魚類別生產量值8'!O40)=0,&quot;-&quot;,SUM('漁業生產量值-漁業種類別魚類別生產量值7'!C40,'漁業生產量值-漁業種類別魚類別生產量值7'!E40,'漁業生產量值-漁業種類別魚類別生產量值7'!G40,'漁業生產量值-漁業種類別魚類別生產量值7'!I40,'漁業生產量值-漁業種類別魚類別生產量值7'!K40,'漁業生產量值-漁業種類別魚類別生產量值7'!M40,'漁業生產量值-漁業種類別魚類別生產量值7'!O40,'漁業生產量值-漁業種類別魚類別生產量值8'!C40,'漁業生產量值-漁業種類別魚類別生產量值8'!E40,'漁業生產量值-漁業種類別魚類別生產量值8'!G40,'漁業生產量值-漁業種類別魚類別生產量值8'!I40,'漁業生產量值-漁業種類別魚類別生產量值8'!K40,'漁業生產量值-漁業種類別魚類別生產量值8'!M40,'漁業生產量值-漁業種類別魚類別生產量值8'!O40))" table:style-name="ce19">
            <text:p>1,143<text:s/></text:p>
          </table:table-cell>
          <table:table-cell office:value-type="float" office:value="127153.11893" table:formula="msoxl:=IF(SUM('漁業生產量值-漁業種類別魚類別生產量值7'!D40,'漁業生產量值-漁業種類別魚類別生產量值7'!F40,'漁業生產量值-漁業種類別魚類別生產量值7'!H40,'漁業生產量值-漁業種類別魚類別生產量值7'!J40,'漁業生產量值-漁業種類別魚類別生產量值7'!L40,'漁業生產量值-漁業種類別魚類別生產量值7'!N40,'漁業生產量值-漁業種類別魚類別生產量值7'!P40,'漁業生產量值-漁業種類別魚類別生產量值8'!D40,'漁業生產量值-漁業種類別魚類別生產量值8'!F40,'漁業生產量值-漁業種類別魚類別生產量值8'!H40,'漁業生產量值-漁業種類別魚類別生產量值8'!J40,'漁業生產量值-漁業種類別魚類別生產量值8'!L40,'漁業生產量值-漁業種類別魚類別生產量值8'!N40,'漁業生產量值-漁業種類別魚類別生產量值8'!P40)=0,&quot;-&quot;,SUM('漁業生產量值-漁業種類別魚類別生產量值7'!D40,'漁業生產量值-漁業種類別魚類別生產量值7'!F40,'漁業生產量值-漁業種類別魚類別生產量值7'!H40,'漁業生產量值-漁業種類別魚類別生產量值7'!J40,'漁業生產量值-漁業種類別魚類別生產量值7'!L40,'漁業生產量值-漁業種類別魚類別生產量值7'!N40,'漁業生產量值-漁業種類別魚類別生產量值7'!P40,'漁業生產量值-漁業種類別魚類別生產量值8'!D40,'漁業生產量值-漁業種類別魚類別生產量值8'!F40,'漁業生產量值-漁業種類別魚類別生產量值8'!H40,'漁業生產量值-漁業種類別魚類別生產量值8'!J40,'漁業生產量值-漁業種類別魚類別生產量值8'!L40,'漁業生產量值-漁業種類別魚類別生產量值8'!N40,'漁業生產量值-漁業種類別魚類別生產量值8'!P40))" table:style-name="ce19">
            <text:p>127,15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float" office:value="4.3299999999999998E-2" table:style-name="ce54">
            <text:p>0<text:s/></text:p>
          </table:table-cell>
          <table:table-cell office:value-type="float" office:value="7.7216699999999996" table:style-name="ce54">
            <text:p>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8.1751000000000005" table:formula="msoxl:=IF(SUM('漁業生產量值-漁業種類別魚類別生產量值7'!C41,'漁業生產量值-漁業種類別魚類別生產量值7'!E41,'漁業生產量值-漁業種類別魚類別生產量值7'!G41,'漁業生產量值-漁業種類別魚類別生產量值7'!I41,'漁業生產量值-漁業種類別魚類別生產量值7'!K41,'漁業生產量值-漁業種類別魚類別生產量值7'!M41,'漁業生產量值-漁業種類別魚類別生產量值7'!O41,'漁業生產量值-漁業種類別魚類別生產量值8'!C41,'漁業生產量值-漁業種類別魚類別生產量值8'!E41,'漁業生產量值-漁業種類別魚類別生產量值8'!G41,'漁業生產量值-漁業種類別魚類別生產量值8'!I41,'漁業生產量值-漁業種類別魚類別生產量值8'!K41,'漁業生產量值-漁業種類別魚類別生產量值8'!M41,'漁業生產量值-漁業種類別魚類別生產量值8'!O41)=0,&quot;-&quot;,SUM('漁業生產量值-漁業種類別魚類別生產量值7'!C41,'漁業生產量值-漁業種類別魚類別生產量值7'!E41,'漁業生產量值-漁業種類別魚類別生產量值7'!G41,'漁業生產量值-漁業種類別魚類別生產量值7'!I41,'漁業生產量值-漁業種類別魚類別生產量值7'!K41,'漁業生產量值-漁業種類別魚類別生產量值7'!M41,'漁業生產量值-漁業種類別魚類別生產量值7'!O41,'漁業生產量值-漁業種類別魚類別生產量值8'!C41,'漁業生產量值-漁業種類別魚類別生產量值8'!E41,'漁業生產量值-漁業種類別魚類別生產量值8'!G41,'漁業生產量值-漁業種類別魚類別生產量值8'!I41,'漁業生產量值-漁業種類別魚類別生產量值8'!K41,'漁業生產量值-漁業種類別魚類別生產量值8'!M41,'漁業生產量值-漁業種類別魚類別生產量值8'!O41))" table:style-name="ce19">
            <text:p>8<text:s/></text:p>
          </table:table-cell>
          <table:table-cell office:value-type="float" office:value="3209.9690599999999" table:formula="msoxl:=IF(SUM('漁業生產量值-漁業種類別魚類別生產量值7'!D41,'漁業生產量值-漁業種類別魚類別生產量值7'!F41,'漁業生產量值-漁業種類別魚類別生產量值7'!H41,'漁業生產量值-漁業種類別魚類別生產量值7'!J41,'漁業生產量值-漁業種類別魚類別生產量值7'!L41,'漁業生產量值-漁業種類別魚類別生產量值7'!N41,'漁業生產量值-漁業種類別魚類別生產量值7'!P41,'漁業生產量值-漁業種類別魚類別生產量值8'!D41,'漁業生產量值-漁業種類別魚類別生產量值8'!F41,'漁業生產量值-漁業種類別魚類別生產量值8'!H41,'漁業生產量值-漁業種類別魚類別生產量值8'!J41,'漁業生產量值-漁業種類別魚類別生產量值8'!L41,'漁業生產量值-漁業種類別魚類別生產量值8'!N41,'漁業生產量值-漁業種類別魚類別生產量值8'!P41)=0,&quot;-&quot;,SUM('漁業生產量值-漁業種類別魚類別生產量值7'!D41,'漁業生產量值-漁業種類別魚類別生產量值7'!F41,'漁業生產量值-漁業種類別魚類別生產量值7'!H41,'漁業生產量值-漁業種類別魚類別生產量值7'!J41,'漁業生產量值-漁業種類別魚類別生產量值7'!L41,'漁業生產量值-漁業種類別魚類別生產量值7'!N41,'漁業生產量值-漁業種類別魚類別生產量值7'!P41,'漁業生產量值-漁業種類別魚類別生產量值8'!D41,'漁業生產量值-漁業種類別魚類別生產量值8'!F41,'漁業生產量值-漁業種類別魚類別生產量值8'!H41,'漁業生產量值-漁業種類別魚類別生產量值8'!J41,'漁業生產量值-漁業種類別魚類別生產量值8'!L41,'漁業生產量值-漁業種類別魚類別生產量值8'!N41,'漁業生產量值-漁業種類別魚類別生產量值8'!P41))" table:style-name="ce19">
            <text:p>3,21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float" office:value="48.569000000000003" table:style-name="ce54">
            <text:p>49<text:s/></text:p>
          </table:table-cell>
          <table:table-cell office:value-type="float" office:value="8282.9637000000002" table:style-name="ce54">
            <text:p>8,28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10.51955000000004" table:formula="msoxl:=IF(SUM('漁業生產量值-漁業種類別魚類別生產量值7'!C42,'漁業生產量值-漁業種類別魚類別生產量值7'!E42,'漁業生產量值-漁業種類別魚類別生產量值7'!G42,'漁業生產量值-漁業種類別魚類別生產量值7'!I42,'漁業生產量值-漁業種類別魚類別生產量值7'!K42,'漁業生產量值-漁業種類別魚類別生產量值7'!M42,'漁業生產量值-漁業種類別魚類別生產量值7'!O42,'漁業生產量值-漁業種類別魚類別生產量值8'!C42,'漁業生產量值-漁業種類別魚類別生產量值8'!E42,'漁業生產量值-漁業種類別魚類別生產量值8'!G42,'漁業生產量值-漁業種類別魚類別生產量值8'!I42,'漁業生產量值-漁業種類別魚類別生產量值8'!K42,'漁業生產量值-漁業種類別魚類別生產量值8'!M42,'漁業生產量值-漁業種類別魚類別生產量值8'!O42)=0,&quot;-&quot;,SUM('漁業生產量值-漁業種類別魚類別生產量值7'!C42,'漁業生產量值-漁業種類別魚類別生產量值7'!E42,'漁業生產量值-漁業種類別魚類別生產量值7'!G42,'漁業生產量值-漁業種類別魚類別生產量值7'!I42,'漁業生產量值-漁業種類別魚類別生產量值7'!K42,'漁業生產量值-漁業種類別魚類別生產量值7'!M42,'漁業生產量值-漁業種類別魚類別生產量值7'!O42,'漁業生產量值-漁業種類別魚類別生產量值8'!C42,'漁業生產量值-漁業種類別魚類別生產量值8'!E42,'漁業生產量值-漁業種類別魚類別生產量值8'!G42,'漁業生產量值-漁業種類別魚類別生產量值8'!I42,'漁業生產量值-漁業種類別魚類別生產量值8'!K42,'漁業生產量值-漁業種類別魚類別生產量值8'!M42,'漁業生產量值-漁業種類別魚類別生產量值8'!O42))" table:style-name="ce19">
            <text:p>211<text:s/></text:p>
          </table:table-cell>
          <table:table-cell office:value-type="float" office:value="24979.711449999999" table:formula="msoxl:=IF(SUM('漁業生產量值-漁業種類別魚類別生產量值7'!D42,'漁業生產量值-漁業種類別魚類別生產量值7'!F42,'漁業生產量值-漁業種類別魚類別生產量值7'!H42,'漁業生產量值-漁業種類別魚類別生產量值7'!J42,'漁業生產量值-漁業種類別魚類別生產量值7'!L42,'漁業生產量值-漁業種類別魚類別生產量值7'!N42,'漁業生產量值-漁業種類別魚類別生產量值7'!P42,'漁業生產量值-漁業種類別魚類別生產量值8'!D42,'漁業生產量值-漁業種類別魚類別生產量值8'!F42,'漁業生產量值-漁業種類別魚類別生產量值8'!H42,'漁業生產量值-漁業種類別魚類別生產量值8'!J42,'漁業生產量值-漁業種類別魚類別生產量值8'!L42,'漁業生產量值-漁業種類別魚類別生產量值8'!N42,'漁業生產量值-漁業種類別魚類別生產量值8'!P42)=0,&quot;-&quot;,SUM('漁業生產量值-漁業種類別魚類別生產量值7'!D42,'漁業生產量值-漁業種類別魚類別生產量值7'!F42,'漁業生產量值-漁業種類別魚類別生產量值7'!H42,'漁業生產量值-漁業種類別魚類別生產量值7'!J42,'漁業生產量值-漁業種類別魚類別生產量值7'!L42,'漁業生產量值-漁業種類別魚類別生產量值7'!N42,'漁業生產量值-漁業種類別魚類別生產量值7'!P42,'漁業生產量值-漁業種類別魚類別生產量值8'!D42,'漁業生產量值-漁業種類別魚類別生產量值8'!F42,'漁業生產量值-漁業種類別魚類別生產量值8'!H42,'漁業生產量值-漁業種類別魚類別生產量值8'!J42,'漁業生產量值-漁業種類別魚類別生產量值8'!L42,'漁業生產量值-漁業種類別魚類別生產量值8'!N42,'漁業生產量值-漁業種類別魚類別生產量值8'!P42))" table:style-name="ce19">
            <text:p>24,98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97.991200000000006" table:style-name="ce54">
            <text:p>98<text:s/></text:p>
          </table:table-cell>
          <table:table-cell office:value-type="float" office:value="14555.3845" table:style-name="ce54">
            <text:p>14,555<text:s/></text:p>
          </table:table-cell>
          <table:table-cell office:value-type="float" office:value="6.7590000000000003" table:style-name="ce54">
            <text:p>7<text:s/></text:p>
          </table:table-cell>
          <table:table-cell office:value-type="float" office:value="580.61040000000003" table:style-name="ce54">
            <text:p>58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17.37495000000001" table:formula="msoxl:=IF(SUM('漁業生產量值-漁業種類別魚類別生產量值7'!C43,'漁業生產量值-漁業種類別魚類別生產量值7'!E43,'漁業生產量值-漁業種類別魚類別生產量值7'!G43,'漁業生產量值-漁業種類別魚類別生產量值7'!I43,'漁業生產量值-漁業種類別魚類別生產量值7'!K43,'漁業生產量值-漁業種類別魚類別生產量值7'!M43,'漁業生產量值-漁業種類別魚類別生產量值7'!O43,'漁業生產量值-漁業種類別魚類別生產量值8'!C43,'漁業生產量值-漁業種類別魚類別生產量值8'!E43,'漁業生產量值-漁業種類別魚類別生產量值8'!G43,'漁業生產量值-漁業種類別魚類別生產量值8'!I43,'漁業生產量值-漁業種類別魚類別生產量值8'!K43,'漁業生產量值-漁業種類別魚類別生產量值8'!M43,'漁業生產量值-漁業種類別魚類別生產量值8'!O43)=0,&quot;-&quot;,SUM('漁業生產量值-漁業種類別魚類別生產量值7'!C43,'漁業生產量值-漁業種類別魚類別生產量值7'!E43,'漁業生產量值-漁業種類別魚類別生產量值7'!G43,'漁業生產量值-漁業種類別魚類別生產量值7'!I43,'漁業生產量值-漁業種類別魚類別生產量值7'!K43,'漁業生產量值-漁業種類別魚類別生產量值7'!M43,'漁業生產量值-漁業種類別魚類別生產量值7'!O43,'漁業生產量值-漁業種類別魚類別生產量值8'!C43,'漁業生產量值-漁業種類別魚類別生產量值8'!E43,'漁業生產量值-漁業種類別魚類別生產量值8'!G43,'漁業生產量值-漁業種類別魚類別生產量值8'!I43,'漁業生產量值-漁業種類別魚類別生產量值8'!K43,'漁業生產量值-漁業種類別魚類別生產量值8'!M43,'漁業生產量值-漁業種類別魚類別生產量值8'!O43))" table:style-name="ce19">
            <text:p>217<text:s/></text:p>
          </table:table-cell>
          <table:table-cell office:value-type="float" office:value="25070.759049999997" table:formula="msoxl:=IF(SUM('漁業生產量值-漁業種類別魚類別生產量值7'!D43,'漁業生產量值-漁業種類別魚類別生產量值7'!F43,'漁業生產量值-漁業種類別魚類別生產量值7'!H43,'漁業生產量值-漁業種類別魚類別生產量值7'!J43,'漁業生產量值-漁業種類別魚類別生產量值7'!L43,'漁業生產量值-漁業種類別魚類別生產量值7'!N43,'漁業生產量值-漁業種類別魚類別生產量值7'!P43,'漁業生產量值-漁業種類別魚類別生產量值8'!D43,'漁業生產量值-漁業種類別魚類別生產量值8'!F43,'漁業生產量值-漁業種類別魚類別生產量值8'!H43,'漁業生產量值-漁業種類別魚類別生產量值8'!J43,'漁業生產量值-漁業種類別魚類別生產量值8'!L43,'漁業生產量值-漁業種類別魚類別生產量值8'!N43,'漁業生產量值-漁業種類別魚類別生產量值8'!P43)=0,&quot;-&quot;,SUM('漁業生產量值-漁業種類別魚類別生產量值7'!D43,'漁業生產量值-漁業種類別魚類別生產量值7'!F43,'漁業生產量值-漁業種類別魚類別生產量值7'!H43,'漁業生產量值-漁業種類別魚類別生產量值7'!J43,'漁業生產量值-漁業種類別魚類別生產量值7'!L43,'漁業生產量值-漁業種類別魚類別生產量值7'!N43,'漁業生產量值-漁業種類別魚類別生產量值7'!P43,'漁業生產量值-漁業種類別魚類別生產量值8'!D43,'漁業生產量值-漁業種類別魚類別生產量值8'!F43,'漁業生產量值-漁業種類別魚類別生產量值8'!H43,'漁業生產量值-漁業種類別魚類別生產量值8'!J43,'漁業生產量值-漁業種類別魚類別生產量值8'!L43,'漁業生產量值-漁業種類別魚類別生產量值8'!N43,'漁業生產量值-漁業種類別魚類別生產量值8'!P43))" table:style-name="ce19">
            <text:p>25,07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.9690000000000003" table:style-name="ce54">
            <text:p>7<text:s/></text:p>
          </table:table-cell>
          <table:table-cell office:value-type="float" office:value="836.28" table:style-name="ce54">
            <text:p>83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8.513000000000005" table:formula="msoxl:=IF(SUM('漁業生產量值-漁業種類別魚類別生產量值7'!C44,'漁業生產量值-漁業種類別魚類別生產量值7'!E44,'漁業生產量值-漁業種類別魚類別生產量值7'!G44,'漁業生產量值-漁業種類別魚類別生產量值7'!I44,'漁業生產量值-漁業種類別魚類別生產量值7'!K44,'漁業生產量值-漁業種類別魚類別生產量值7'!M44,'漁業生產量值-漁業種類別魚類別生產量值7'!O44,'漁業生產量值-漁業種類別魚類別生產量值8'!C44,'漁業生產量值-漁業種類別魚類別生產量值8'!E44,'漁業生產量值-漁業種類別魚類別生產量值8'!G44,'漁業生產量值-漁業種類別魚類別生產量值8'!I44,'漁業生產量值-漁業種類別魚類別生產量值8'!K44,'漁業生產量值-漁業種類別魚類別生產量值8'!M44,'漁業生產量值-漁業種類別魚類別生產量值8'!O44)=0,&quot;-&quot;,SUM('漁業生產量值-漁業種類別魚類別生產量值7'!C44,'漁業生產量值-漁業種類別魚類別生產量值7'!E44,'漁業生產量值-漁業種類別魚類別生產量值7'!G44,'漁業生產量值-漁業種類別魚類別生產量值7'!I44,'漁業生產量值-漁業種類別魚類別生產量值7'!K44,'漁業生產量值-漁業種類別魚類別生產量值7'!M44,'漁業生產量值-漁業種類別魚類別生產量值7'!O44,'漁業生產量值-漁業種類別魚類別生產量值8'!C44,'漁業生產量值-漁業種類別魚類別生產量值8'!E44,'漁業生產量值-漁業種類別魚類別生產量值8'!G44,'漁業生產量值-漁業種類別魚類別生產量值8'!I44,'漁業生產量值-漁業種類別魚類別生產量值8'!K44,'漁業生產量值-漁業種類別魚類別生產量值8'!M44,'漁業生產量值-漁業種類別魚類別生產量值8'!O44))" table:style-name="ce19">
            <text:p>69<text:s/></text:p>
          </table:table-cell>
          <table:table-cell office:value-type="float" office:value="7120.43" table:formula="msoxl:=IF(SUM('漁業生產量值-漁業種類別魚類別生產量值7'!D44,'漁業生產量值-漁業種類別魚類別生產量值7'!F44,'漁業生產量值-漁業種類別魚類別生產量值7'!H44,'漁業生產量值-漁業種類別魚類別生產量值7'!J44,'漁業生產量值-漁業種類別魚類別生產量值7'!L44,'漁業生產量值-漁業種類別魚類別生產量值7'!N44,'漁業生產量值-漁業種類別魚類別生產量值7'!P44,'漁業生產量值-漁業種類別魚類別生產量值8'!D44,'漁業生產量值-漁業種類別魚類別生產量值8'!F44,'漁業生產量值-漁業種類別魚類別生產量值8'!H44,'漁業生產量值-漁業種類別魚類別生產量值8'!J44,'漁業生產量值-漁業種類別魚類別生產量值8'!L44,'漁業生產量值-漁業種類別魚類別生產量值8'!N44,'漁業生產量值-漁業種類別魚類別生產量值8'!P44)=0,&quot;-&quot;,SUM('漁業生產量值-漁業種類別魚類別生產量值7'!D44,'漁業生產量值-漁業種類別魚類別生產量值7'!F44,'漁業生產量值-漁業種類別魚類別生產量值7'!H44,'漁業生產量值-漁業種類別魚類別生產量值7'!J44,'漁業生產量值-漁業種類別魚類別生產量值7'!L44,'漁業生產量值-漁業種類別魚類別生產量值7'!N44,'漁業生產量值-漁業種類別魚類別生產量值7'!P44,'漁業生產量值-漁業種類別魚類別生產量值8'!D44,'漁業生產量值-漁業種類別魚類別生產量值8'!F44,'漁業生產量值-漁業種類別魚類別生產量值8'!H44,'漁業生產量值-漁業種類別魚類別生產量值8'!J44,'漁業生產量值-漁業種類別魚類別生產量值8'!L44,'漁業生產量值-漁業種類別魚類別生產量值8'!N44,'漁業生產量值-漁業種類別魚類別生產量值8'!P44))" table:style-name="ce19">
            <text:p>7,12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45,'漁業生產量值-漁業種類別魚類別生產量值7'!E45,'漁業生產量值-漁業種類別魚類別生產量值7'!G45,'漁業生產量值-漁業種類別魚類別生產量值7'!I45,'漁業生產量值-漁業種類別魚類別生產量值7'!K45,'漁業生產量值-漁業種類別魚類別生產量值7'!M45,'漁業生產量值-漁業種類別魚類別生產量值7'!O45,'漁業生產量值-漁業種類別魚類別生產量值8'!C45,'漁業生產量值-漁業種類別魚類別生產量值8'!E45,'漁業生產量值-漁業種類別魚類別生產量值8'!G45,'漁業生產量值-漁業種類別魚類別生產量值8'!I45,'漁業生產量值-漁業種類別魚類別生產量值8'!K45,'漁業生產量值-漁業種類別魚類別生產量值8'!M45,'漁業生產量值-漁業種類別魚類別生產量值8'!O45)=0,&quot;-&quot;,SUM('漁業生產量值-漁業種類別魚類別生產量值7'!C45,'漁業生產量值-漁業種類別魚類別生產量值7'!E45,'漁業生產量值-漁業種類別魚類別生產量值7'!G45,'漁業生產量值-漁業種類別魚類別生產量值7'!I45,'漁業生產量值-漁業種類別魚類別生產量值7'!K45,'漁業生產量值-漁業種類別魚類別生產量值7'!M45,'漁業生產量值-漁業種類別魚類別生產量值7'!O45,'漁業生產量值-漁業種類別魚類別生產量值8'!C45,'漁業生產量值-漁業種類別魚類別生產量值8'!E45,'漁業生產量值-漁業種類別魚類別生產量值8'!G45,'漁業生產量值-漁業種類別魚類別生產量值8'!I45,'漁業生產量值-漁業種類別魚類別生產量值8'!K45,'漁業生產量值-漁業種類別魚類別生產量值8'!M45,'漁業生產量值-漁業種類別魚類別生產量值8'!O45))" table:style-name="ce19">
            <text:p>-</text:p>
          </table:table-cell>
          <table:table-cell office:value-type="string" office:string-value="-" table:formula="msoxl:=IF(SUM('漁業生產量值-漁業種類別魚類別生產量值7'!D45,'漁業生產量值-漁業種類別魚類別生產量值7'!F45,'漁業生產量值-漁業種類別魚類別生產量值7'!H45,'漁業生產量值-漁業種類別魚類別生產量值7'!J45,'漁業生產量值-漁業種類別魚類別生產量值7'!L45,'漁業生產量值-漁業種類別魚類別生產量值7'!N45,'漁業生產量值-漁業種類別魚類別生產量值7'!P45,'漁業生產量值-漁業種類別魚類別生產量值8'!D45,'漁業生產量值-漁業種類別魚類別生產量值8'!F45,'漁業生產量值-漁業種類別魚類別生產量值8'!H45,'漁業生產量值-漁業種類別魚類別生產量值8'!J45,'漁業生產量值-漁業種類別魚類別生產量值8'!L45,'漁業生產量值-漁業種類別魚類別生產量值8'!N45,'漁業生產量值-漁業種類別魚類別生產量值8'!P45)=0,&quot;-&quot;,SUM('漁業生產量值-漁業種類別魚類別生產量值7'!D45,'漁業生產量值-漁業種類別魚類別生產量值7'!F45,'漁業生產量值-漁業種類別魚類別生產量值7'!H45,'漁業生產量值-漁業種類別魚類別生產量值7'!J45,'漁業生產量值-漁業種類別魚類別生產量值7'!L45,'漁業生產量值-漁業種類別魚類別生產量值7'!N45,'漁業生產量值-漁業種類別魚類別生產量值7'!P45,'漁業生產量值-漁業種類別魚類別生產量值8'!D45,'漁業生產量值-漁業種類別魚類別生產量值8'!F45,'漁業生產量值-漁業種類別魚類別生產量值8'!H45,'漁業生產量值-漁業種類別魚類別生產量值8'!J45,'漁業生產量值-漁業種類別魚類別生產量值8'!L45,'漁業生產量值-漁業種類別魚類別生產量值8'!N45,'漁業生產量值-漁業種類別魚類別生產量值8'!P45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float" office:value="9.91" table:style-name="ce54">
            <text:p>10<text:s/></text:p>
          </table:table-cell>
          <table:table-cell office:value-type="float" office:value="2973" table:style-name="ce54">
            <text:p>2,97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9.8800000000000008" table:formula="msoxl:=IF(SUM('漁業生產量值-漁業種類別魚類別生產量值7'!C46,'漁業生產量值-漁業種類別魚類別生產量值7'!E46,'漁業生產量值-漁業種類別魚類別生產量值7'!G46,'漁業生產量值-漁業種類別魚類別生產量值7'!I46,'漁業生產量值-漁業種類別魚類別生產量值7'!K46,'漁業生產量值-漁業種類別魚類別生產量值7'!M46,'漁業生產量值-漁業種類別魚類別生產量值7'!O46,'漁業生產量值-漁業種類別魚類別生產量值8'!C46,'漁業生產量值-漁業種類別魚類別生產量值8'!E46,'漁業生產量值-漁業種類別魚類別生產量值8'!G46,'漁業生產量值-漁業種類別魚類別生產量值8'!I46,'漁業生產量值-漁業種類別魚類別生產量值8'!K46,'漁業生產量值-漁業種類別魚類別生產量值8'!M46,'漁業生產量值-漁業種類別魚類別生產量值8'!O46)=0,&quot;-&quot;,SUM('漁業生產量值-漁業種類別魚類別生產量值7'!C46,'漁業生產量值-漁業種類別魚類別生產量值7'!E46,'漁業生產量值-漁業種類別魚類別生產量值7'!G46,'漁業生產量值-漁業種類別魚類別生產量值7'!I46,'漁業生產量值-漁業種類別魚類別生產量值7'!K46,'漁業生產量值-漁業種類別魚類別生產量值7'!M46,'漁業生產量值-漁業種類別魚類別生產量值7'!O46,'漁業生產量值-漁業種類別魚類別生產量值8'!C46,'漁業生產量值-漁業種類別魚類別生產量值8'!E46,'漁業生產量值-漁業種類別魚類別生產量值8'!G46,'漁業生產量值-漁業種類別魚類別生產量值8'!I46,'漁業生產量值-漁業種類別魚類別生產量值8'!K46,'漁業生產量值-漁業種類別魚類別生產量值8'!M46,'漁業生產量值-漁業種類別魚類別生產量值8'!O46))" table:style-name="ce19">
            <text:p>10<text:s/></text:p>
          </table:table-cell>
          <table:table-cell office:value-type="float" office:value="370.5" table:formula="msoxl:=IF(SUM('漁業生產量值-漁業種類別魚類別生產量值7'!D46,'漁業生產量值-漁業種類別魚類別生產量值7'!F46,'漁業生產量值-漁業種類別魚類別生產量值7'!H46,'漁業生產量值-漁業種類別魚類別生產量值7'!J46,'漁業生產量值-漁業種類別魚類別生產量值7'!L46,'漁業生產量值-漁業種類別魚類別生產量值7'!N46,'漁業生產量值-漁業種類別魚類別生產量值7'!P46,'漁業生產量值-漁業種類別魚類別生產量值8'!D46,'漁業生產量值-漁業種類別魚類別生產量值8'!F46,'漁業生產量值-漁業種類別魚類別生產量值8'!H46,'漁業生產量值-漁業種類別魚類別生產量值8'!J46,'漁業生產量值-漁業種類別魚類別生產量值8'!L46,'漁業生產量值-漁業種類別魚類別生產量值8'!N46,'漁業生產量值-漁業種類別魚類別生產量值8'!P46)=0,&quot;-&quot;,SUM('漁業生產量值-漁業種類別魚類別生產量值7'!D46,'漁業生產量值-漁業種類別魚類別生產量值7'!F46,'漁業生產量值-漁業種類別魚類別生產量值7'!H46,'漁業生產量值-漁業種類別魚類別生產量值7'!J46,'漁業生產量值-漁業種類別魚類別生產量值7'!L46,'漁業生產量值-漁業種類別魚類別生產量值7'!N46,'漁業生產量值-漁業種類別魚類別生產量值7'!P46,'漁業生產量值-漁業種類別魚類別生產量值8'!D46,'漁業生產量值-漁業種類別魚類別生產量值8'!F46,'漁業生產量值-漁業種類別魚類別生產量值8'!H46,'漁業生產量值-漁業種類別魚類別生產量值8'!J46,'漁業生產量值-漁業種類別魚類別生產量值8'!L46,'漁業生產量值-漁業種類別魚類別生產量值8'!N46,'漁業生產量值-漁業種類別魚類別生產量值8'!P46))" table:style-name="ce19">
            <text:p>37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47,'漁業生產量值-漁業種類別魚類別生產量值7'!E47,'漁業生產量值-漁業種類別魚類別生產量值7'!G47,'漁業生產量值-漁業種類別魚類別生產量值7'!I47,'漁業生產量值-漁業種類別魚類別生產量值7'!K47,'漁業生產量值-漁業種類別魚類別生產量值7'!M47,'漁業生產量值-漁業種類別魚類別生產量值7'!O47,'漁業生產量值-漁業種類別魚類別生產量值8'!C47,'漁業生產量值-漁業種類別魚類別生產量值8'!E47,'漁業生產量值-漁業種類別魚類別生產量值8'!G47,'漁業生產量值-漁業種類別魚類別生產量值8'!I47,'漁業生產量值-漁業種類別魚類別生產量值8'!K47,'漁業生產量值-漁業種類別魚類別生產量值8'!M47,'漁業生產量值-漁業種類別魚類別生產量值8'!O47)=0,&quot;-&quot;,SUM('漁業生產量值-漁業種類別魚類別生產量值7'!C47,'漁業生產量值-漁業種類別魚類別生產量值7'!E47,'漁業生產量值-漁業種類別魚類別生產量值7'!G47,'漁業生產量值-漁業種類別魚類別生產量值7'!I47,'漁業生產量值-漁業種類別魚類別生產量值7'!K47,'漁業生產量值-漁業種類別魚類別生產量值7'!M47,'漁業生產量值-漁業種類別魚類別生產量值7'!O47,'漁業生產量值-漁業種類別魚類別生產量值8'!C47,'漁業生產量值-漁業種類別魚類別生產量值8'!E47,'漁業生產量值-漁業種類別魚類別生產量值8'!G47,'漁業生產量值-漁業種類別魚類別生產量值8'!I47,'漁業生產量值-漁業種類別魚類別生產量值8'!K47,'漁業生產量值-漁業種類別魚類別生產量值8'!M47,'漁業生產量值-漁業種類別魚類別生產量值8'!O47))" table:style-name="ce19">
            <text:p>-</text:p>
          </table:table-cell>
          <table:table-cell office:value-type="string" office:string-value="-" table:formula="msoxl:=IF(SUM('漁業生產量值-漁業種類別魚類別生產量值7'!D47,'漁業生產量值-漁業種類別魚類別生產量值7'!F47,'漁業生產量值-漁業種類別魚類別生產量值7'!H47,'漁業生產量值-漁業種類別魚類別生產量值7'!J47,'漁業生產量值-漁業種類別魚類別生產量值7'!L47,'漁業生產量值-漁業種類別魚類別生產量值7'!N47,'漁業生產量值-漁業種類別魚類別生產量值7'!P47,'漁業生產量值-漁業種類別魚類別生產量值8'!D47,'漁業生產量值-漁業種類別魚類別生產量值8'!F47,'漁業生產量值-漁業種類別魚類別生產量值8'!H47,'漁業生產量值-漁業種類別魚類別生產量值8'!J47,'漁業生產量值-漁業種類別魚類別生產量值8'!L47,'漁業生產量值-漁業種類別魚類別生產量值8'!N47,'漁業生產量值-漁業種類別魚類別生產量值8'!P47)=0,&quot;-&quot;,SUM('漁業生產量值-漁業種類別魚類別生產量值7'!D47,'漁業生產量值-漁業種類別魚類別生產量值7'!F47,'漁業生產量值-漁業種類別魚類別生產量值7'!H47,'漁業生產量值-漁業種類別魚類別生產量值7'!J47,'漁業生產量值-漁業種類別魚類別生產量值7'!L47,'漁業生產量值-漁業種類別魚類別生產量值7'!N47,'漁業生產量值-漁業種類別魚類別生產量值7'!P47,'漁業生產量值-漁業種類別魚類別生產量值8'!D47,'漁業生產量值-漁業種類別魚類別生產量值8'!F47,'漁業生產量值-漁業種類別魚類別生產量值8'!H47,'漁業生產量值-漁業種類別魚類別生產量值8'!J47,'漁業生產量值-漁業種類別魚類別生產量值8'!L47,'漁業生產量值-漁業種類別魚類別生產量值8'!N47,'漁業生產量值-漁業種類別魚類別生產量值8'!P47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5.272040000000004" table:style-name="ce54">
            <text:p>65<text:s/></text:p>
          </table:table-cell>
          <table:table-cell office:value-type="float" office:value="11248.81227" table:style-name="ce54">
            <text:p>11,249<text:s/></text:p>
          </table:table-cell>
          <table:table-cell office:value-type="float" office:value="1033.7660599999999" table:style-name="ce54">
            <text:p>1,034<text:s/></text:p>
          </table:table-cell>
          <table:table-cell office:value-type="float" office:value="183798.53320999999" table:style-name="ce54">
            <text:p>183,799<text:s/></text:p>
          </table:table-cell>
          <table:table-cell office:value-type="string" office:string-value="-" table:formula="msoxl:=IF(SUM('漁業生產量值-漁業種類別魚類別生產量值7'!C48,'漁業生產量值-漁業種類別魚類別生產量值7'!E48,'漁業生產量值-漁業種類別魚類別生產量值7'!G48,'漁業生產量值-漁業種類別魚類別生產量值7'!I48,'漁業生產量值-漁業種類別魚類別生產量值7'!K48,'漁業生產量值-漁業種類別魚類別生產量值7'!M48,'漁業生產量值-漁業種類別魚類別生產量值7'!O48,'漁業生產量值-漁業種類別魚類別生產量值8'!C48,'漁業生產量值-漁業種類別魚類別生產量值8'!E48,'漁業生產量值-漁業種類別魚類別生產量值8'!G48,'漁業生產量值-漁業種類別魚類別生產量值8'!I48,'漁業生產量值-漁業種類別魚類別生產量值8'!K48,'漁業生產量值-漁業種類別魚類別生產量值8'!M48,'漁業生產量值-漁業種類別魚類別生產量值8'!O48)=0,&quot;-&quot;,SUM('漁業生產量值-漁業種類別魚類別生產量值7'!C48,'漁業生產量值-漁業種類別魚類別生產量值7'!E48,'漁業生產量值-漁業種類別魚類別生產量值7'!G48,'漁業生產量值-漁業種類別魚類別生產量值7'!I48,'漁業生產量值-漁業種類別魚類別生產量值7'!K48,'漁業生產量值-漁業種類別魚類別生產量值7'!M48,'漁業生產量值-漁業種類別魚類別生產量值7'!O48,'漁業生產量值-漁業種類別魚類別生產量值8'!C48,'漁業生產量值-漁業種類別魚類別生產量值8'!E48,'漁業生產量值-漁業種類別魚類別生產量值8'!G48,'漁業生產量值-漁業種類別魚類別生產量值8'!I48,'漁業生產量值-漁業種類別魚類別生產量值8'!K48,'漁業生產量值-漁業種類別魚類別生產量值8'!M48,'漁業生產量值-漁業種類別魚類別生產量值8'!O48))" table:style-name="ce19">
            <text:p>-</text:p>
          </table:table-cell>
          <table:table-cell office:value-type="string" office:string-value="-" table:formula="msoxl:=IF(SUM('漁業生產量值-漁業種類別魚類別生產量值7'!D48,'漁業生產量值-漁業種類別魚類別生產量值7'!F48,'漁業生產量值-漁業種類別魚類別生產量值7'!H48,'漁業生產量值-漁業種類別魚類別生產量值7'!J48,'漁業生產量值-漁業種類別魚類別生產量值7'!L48,'漁業生產量值-漁業種類別魚類別生產量值7'!N48,'漁業生產量值-漁業種類別魚類別生產量值7'!P48,'漁業生產量值-漁業種類別魚類別生產量值8'!D48,'漁業生產量值-漁業種類別魚類別生產量值8'!F48,'漁業生產量值-漁業種類別魚類別生產量值8'!H48,'漁業生產量值-漁業種類別魚類別生產量值8'!J48,'漁業生產量值-漁業種類別魚類別生產量值8'!L48,'漁業生產量值-漁業種類別魚類別生產量值8'!N48,'漁業生產量值-漁業種類別魚類別生產量值8'!P48)=0,&quot;-&quot;,SUM('漁業生產量值-漁業種類別魚類別生產量值7'!D48,'漁業生產量值-漁業種類別魚類別生產量值7'!F48,'漁業生產量值-漁業種類別魚類別生產量值7'!H48,'漁業生產量值-漁業種類別魚類別生產量值7'!J48,'漁業生產量值-漁業種類別魚類別生產量值7'!L48,'漁業生產量值-漁業種類別魚類別生產量值7'!N48,'漁業生產量值-漁業種類別魚類別生產量值7'!P48,'漁業生產量值-漁業種類別魚類別生產量值8'!D48,'漁業生產量值-漁業種類別魚類別生產量值8'!F48,'漁業生產量值-漁業種類別魚類別生產量值8'!H48,'漁業生產量值-漁業種類別魚類別生產量值8'!J48,'漁業生產量值-漁業種類別魚類別生產量值8'!L48,'漁業生產量值-漁業種類別魚類別生產量值8'!N48,'漁業生產量值-漁業種類別魚類別生產量值8'!P48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32.346" table:formula="msoxl:=IF(SUM('漁業生產量值-漁業種類別魚類別生產量值7'!C49,'漁業生產量值-漁業種類別魚類別生產量值7'!E49,'漁業生產量值-漁業種類別魚類別生產量值7'!G49,'漁業生產量值-漁業種類別魚類別生產量值7'!I49,'漁業生產量值-漁業種類別魚類別生產量值7'!K49,'漁業生產量值-漁業種類別魚類別生產量值7'!M49,'漁業生產量值-漁業種類別魚類別生產量值7'!O49,'漁業生產量值-漁業種類別魚類別生產量值8'!C49,'漁業生產量值-漁業種類別魚類別生產量值8'!E49,'漁業生產量值-漁業種類別魚類別生產量值8'!G49,'漁業生產量值-漁業種類別魚類別生產量值8'!I49,'漁業生產量值-漁業種類別魚類別生產量值8'!K49,'漁業生產量值-漁業種類別魚類別生產量值8'!M49,'漁業生產量值-漁業種類別魚類別生產量值8'!O49)=0,&quot;-&quot;,SUM('漁業生產量值-漁業種類別魚類別生產量值7'!C49,'漁業生產量值-漁業種類別魚類別生產量值7'!E49,'漁業生產量值-漁業種類別魚類別生產量值7'!G49,'漁業生產量值-漁業種類別魚類別生產量值7'!I49,'漁業生產量值-漁業種類別魚類別生產量值7'!K49,'漁業生產量值-漁業種類別魚類別生產量值7'!M49,'漁業生產量值-漁業種類別魚類別生產量值7'!O49,'漁業生產量值-漁業種類別魚類別生產量值8'!C49,'漁業生產量值-漁業種類別魚類別生產量值8'!E49,'漁業生產量值-漁業種類別魚類別生產量值8'!G49,'漁業生產量值-漁業種類別魚類別生產量值8'!I49,'漁業生產量值-漁業種類別魚類別生產量值8'!K49,'漁業生產量值-漁業種類別魚類別生產量值8'!M49,'漁業生產量值-漁業種類別魚類別生產量值8'!O49))" table:style-name="ce19">
            <text:p>732<text:s/></text:p>
          </table:table-cell>
          <table:table-cell office:value-type="float" office:value="73147.954299999998" table:formula="msoxl:=IF(SUM('漁業生產量值-漁業種類別魚類別生產量值7'!D49,'漁業生產量值-漁業種類別魚類別生產量值7'!F49,'漁業生產量值-漁業種類別魚類別生產量值7'!H49,'漁業生產量值-漁業種類別魚類別生產量值7'!J49,'漁業生產量值-漁業種類別魚類別生產量值7'!L49,'漁業生產量值-漁業種類別魚類別生產量值7'!N49,'漁業生產量值-漁業種類別魚類別生產量值7'!P49,'漁業生產量值-漁業種類別魚類別生產量值8'!D49,'漁業生產量值-漁業種類別魚類別生產量值8'!F49,'漁業生產量值-漁業種類別魚類別生產量值8'!H49,'漁業生產量值-漁業種類別魚類別生產量值8'!J49,'漁業生產量值-漁業種類別魚類別生產量值8'!L49,'漁業生產量值-漁業種類別魚類別生產量值8'!N49,'漁業生產量值-漁業種類別魚類別生產量值8'!P49)=0,&quot;-&quot;,SUM('漁業生產量值-漁業種類別魚類別生產量值7'!D49,'漁業生產量值-漁業種類別魚類別生產量值7'!F49,'漁業生產量值-漁業種類別魚類別生產量值7'!H49,'漁業生產量值-漁業種類別魚類別生產量值7'!J49,'漁業生產量值-漁業種類別魚類別生產量值7'!L49,'漁業生產量值-漁業種類別魚類別生產量值7'!N49,'漁業生產量值-漁業種類別魚類別生產量值7'!P49,'漁業生產量值-漁業種類別魚類別生產量值8'!D49,'漁業生產量值-漁業種類別魚類別生產量值8'!F49,'漁業生產量值-漁業種類別魚類別生產量值8'!H49,'漁業生產量值-漁業種類別魚類別生產量值8'!J49,'漁業生產量值-漁業種類別魚類別生產量值8'!L49,'漁業生產量值-漁業種類別魚類別生產量值8'!N49,'漁業生產量值-漁業種類別魚類別生產量值8'!P49))" table:style-name="ce19">
            <text:p>73,14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54">
            <text:p>-</text:p>
          </table:table-cell>
          <table:table-cell office:value-type="string" office:string-value="-" table:formula="msoxl:=  IF(SUM(D51:D53)=0,&quot;-&quot;,SUM(D51:D53))" table:style-name="ce54">
            <text:p>-</text:p>
          </table:table-cell>
          <table:table-cell office:value-type="string" office:string-value="-" table:formula="msoxl:=  IF(SUM(E51:E53)=0,&quot;-&quot;,SUM(E51:E53))" table:style-name="ce54">
            <text:p>-</text:p>
          </table:table-cell>
          <table:table-cell office:value-type="string" office:string-value="-" table:formula="msoxl:=  IF(SUM(F51:F53)=0,&quot;-&quot;,SUM(F51:F53))" table:style-name="ce54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  IF(SUM(I51:I53)=0,&quot;-&quot;,SUM(I51:I53))" table:style-name="ce54">
            <text:p>-</text:p>
          </table:table-cell>
          <table:table-cell office:value-type="string" office:string-value="-" table:formula="msoxl:=  IF(SUM(J51:J53)=0,&quot;-&quot;,SUM(J51:J53))" table:style-name="ce54">
            <text:p>-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office:value-type="string" office:string-value="-" table:formula="msoxl:=IF(SUM('漁業生產量值-漁業種類別魚類別生產量值7'!C50,'漁業生產量值-漁業種類別魚類別生產量值7'!E50,'漁業生產量值-漁業種類別魚類別生產量值7'!G50,'漁業生產量值-漁業種類別魚類別生產量值7'!I50,'漁業生產量值-漁業種類別魚類別生產量值7'!K50,'漁業生產量值-漁業種類別魚類別生產量值7'!M50,'漁業生產量值-漁業種類別魚類別生產量值7'!O50,'漁業生產量值-漁業種類別魚類別生產量值8'!C50,'漁業生產量值-漁業種類別魚類別生產量值8'!E50,'漁業生產量值-漁業種類別魚類別生產量值8'!G50,'漁業生產量值-漁業種類別魚類別生產量值8'!I50,'漁業生產量值-漁業種類別魚類別生產量值8'!K50,'漁業生產量值-漁業種類別魚類別生產量值8'!M50,'漁業生產量值-漁業種類別魚類別生產量值8'!O50)=0,&quot;-&quot;,SUM('漁業生產量值-漁業種類別魚類別生產量值7'!C50,'漁業生產量值-漁業種類別魚類別生產量值7'!E50,'漁業生產量值-漁業種類別魚類別生產量值7'!G50,'漁業生產量值-漁業種類別魚類別生產量值7'!I50,'漁業生產量值-漁業種類別魚類別生產量值7'!K50,'漁業生產量值-漁業種類別魚類別生產量值7'!M50,'漁業生產量值-漁業種類別魚類別生產量值7'!O50,'漁業生產量值-漁業種類別魚類別生產量值8'!C50,'漁業生產量值-漁業種類別魚類別生產量值8'!E50,'漁業生產量值-漁業種類別魚類別生產量值8'!G50,'漁業生產量值-漁業種類別魚類別生產量值8'!I50,'漁業生產量值-漁業種類別魚類別生產量值8'!K50,'漁業生產量值-漁業種類別魚類別生產量值8'!M50,'漁業生產量值-漁業種類別魚類別生產量值8'!O50))" table:style-name="ce19">
            <text:p>-</text:p>
          </table:table-cell>
          <table:table-cell office:value-type="string" office:string-value="-" table:formula="msoxl:=IF(SUM('漁業生產量值-漁業種類別魚類別生產量值7'!D50,'漁業生產量值-漁業種類別魚類別生產量值7'!F50,'漁業生產量值-漁業種類別魚類別生產量值7'!H50,'漁業生產量值-漁業種類別魚類別生產量值7'!J50,'漁業生產量值-漁業種類別魚類別生產量值7'!L50,'漁業生產量值-漁業種類別魚類別生產量值7'!N50,'漁業生產量值-漁業種類別魚類別生產量值7'!P50,'漁業生產量值-漁業種類別魚類別生產量值8'!D50,'漁業生產量值-漁業種類別魚類別生產量值8'!F50,'漁業生產量值-漁業種類別魚類別生產量值8'!H50,'漁業生產量值-漁業種類別魚類別生產量值8'!J50,'漁業生產量值-漁業種類別魚類別生產量值8'!L50,'漁業生產量值-漁業種類別魚類別生產量值8'!N50,'漁業生產量值-漁業種類別魚類別生產量值8'!P50)=0,&quot;-&quot;,SUM('漁業生產量值-漁業種類別魚類別生產量值7'!D50,'漁業生產量值-漁業種類別魚類別生產量值7'!F50,'漁業生產量值-漁業種類別魚類別生產量值7'!H50,'漁業生產量值-漁業種類別魚類別生產量值7'!J50,'漁業生產量值-漁業種類別魚類別生產量值7'!L50,'漁業生產量值-漁業種類別魚類別生產量值7'!N50,'漁業生產量值-漁業種類別魚類別生產量值7'!P50,'漁業生產量值-漁業種類別魚類別生產量值8'!D50,'漁業生產量值-漁業種類別魚類別生產量值8'!F50,'漁業生產量值-漁業種類別魚類別生產量值8'!H50,'漁業生產量值-漁業種類別魚類別生產量值8'!J50,'漁業生產量值-漁業種類別魚類別生產量值8'!L50,'漁業生產量值-漁業種類別魚類別生產量值8'!N50,'漁業生產量值-漁業種類別魚類別生產量值8'!P50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51,'漁業生產量值-漁業種類別魚類別生產量值7'!E51,'漁業生產量值-漁業種類別魚類別生產量值7'!G51,'漁業生產量值-漁業種類別魚類別生產量值7'!I51,'漁業生產量值-漁業種類別魚類別生產量值7'!K51,'漁業生產量值-漁業種類別魚類別生產量值7'!M51,'漁業生產量值-漁業種類別魚類別生產量值7'!O51,'漁業生產量值-漁業種類別魚類別生產量值8'!C51,'漁業生產量值-漁業種類別魚類別生產量值8'!E51,'漁業生產量值-漁業種類別魚類別生產量值8'!G51,'漁業生產量值-漁業種類別魚類別生產量值8'!I51,'漁業生產量值-漁業種類別魚類別生產量值8'!K51,'漁業生產量值-漁業種類別魚類別生產量值8'!M51,'漁業生產量值-漁業種類別魚類別生產量值8'!O51)=0,&quot;-&quot;,SUM('漁業生產量值-漁業種類別魚類別生產量值7'!C51,'漁業生產量值-漁業種類別魚類別生產量值7'!E51,'漁業生產量值-漁業種類別魚類別生產量值7'!G51,'漁業生產量值-漁業種類別魚類別生產量值7'!I51,'漁業生產量值-漁業種類別魚類別生產量值7'!K51,'漁業生產量值-漁業種類別魚類別生產量值7'!M51,'漁業生產量值-漁業種類別魚類別生產量值7'!O51,'漁業生產量值-漁業種類別魚類別生產量值8'!C51,'漁業生產量值-漁業種類別魚類別生產量值8'!E51,'漁業生產量值-漁業種類別魚類別生產量值8'!G51,'漁業生產量值-漁業種類別魚類別生產量值8'!I51,'漁業生產量值-漁業種類別魚類別生產量值8'!K51,'漁業生產量值-漁業種類別魚類別生產量值8'!M51,'漁業生產量值-漁業種類別魚類別生產量值8'!O51))" table:style-name="ce19">
            <text:p>-</text:p>
          </table:table-cell>
          <table:table-cell office:value-type="string" office:string-value="-" table:formula="msoxl:=IF(SUM('漁業生產量值-漁業種類別魚類別生產量值7'!D51,'漁業生產量值-漁業種類別魚類別生產量值7'!F51,'漁業生產量值-漁業種類別魚類別生產量值7'!H51,'漁業生產量值-漁業種類別魚類別生產量值7'!J51,'漁業生產量值-漁業種類別魚類別生產量值7'!L51,'漁業生產量值-漁業種類別魚類別生產量值7'!N51,'漁業生產量值-漁業種類別魚類別生產量值7'!P51,'漁業生產量值-漁業種類別魚類別生產量值8'!D51,'漁業生產量值-漁業種類別魚類別生產量值8'!F51,'漁業生產量值-漁業種類別魚類別生產量值8'!H51,'漁業生產量值-漁業種類別魚類別生產量值8'!J51,'漁業生產量值-漁業種類別魚類別生產量值8'!L51,'漁業生產量值-漁業種類別魚類別生產量值8'!N51,'漁業生產量值-漁業種類別魚類別生產量值8'!P51)=0,&quot;-&quot;,SUM('漁業生產量值-漁業種類別魚類別生產量值7'!D51,'漁業生產量值-漁業種類別魚類別生產量值7'!F51,'漁業生產量值-漁業種類別魚類別生產量值7'!H51,'漁業生產量值-漁業種類別魚類別生產量值7'!J51,'漁業生產量值-漁業種類別魚類別生產量值7'!L51,'漁業生產量值-漁業種類別魚類別生產量值7'!N51,'漁業生產量值-漁業種類別魚類別生產量值7'!P51,'漁業生產量值-漁業種類別魚類別生產量值8'!D51,'漁業生產量值-漁業種類別魚類別生產量值8'!F51,'漁業生產量值-漁業種類別魚類別生產量值8'!H51,'漁業生產量值-漁業種類別魚類別生產量值8'!J51,'漁業生產量值-漁業種類別魚類別生產量值8'!L51,'漁業生產量值-漁業種類別魚類別生產量值8'!N51,'漁業生產量值-漁業種類別魚類別生產量值8'!P5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52,'漁業生產量值-漁業種類別魚類別生產量值7'!E52,'漁業生產量值-漁業種類別魚類別生產量值7'!G52,'漁業生產量值-漁業種類別魚類別生產量值7'!I52,'漁業生產量值-漁業種類別魚類別生產量值7'!K52,'漁業生產量值-漁業種類別魚類別生產量值7'!M52,'漁業生產量值-漁業種類別魚類別生產量值7'!O52,'漁業生產量值-漁業種類別魚類別生產量值8'!C52,'漁業生產量值-漁業種類別魚類別生產量值8'!E52,'漁業生產量值-漁業種類別魚類別生產量值8'!G52,'漁業生產量值-漁業種類別魚類別生產量值8'!I52,'漁業生產量值-漁業種類別魚類別生產量值8'!K52,'漁業生產量值-漁業種類別魚類別生產量值8'!M52,'漁業生產量值-漁業種類別魚類別生產量值8'!O52)=0,&quot;-&quot;,SUM('漁業生產量值-漁業種類別魚類別生產量值7'!C52,'漁業生產量值-漁業種類別魚類別生產量值7'!E52,'漁業生產量值-漁業種類別魚類別生產量值7'!G52,'漁業生產量值-漁業種類別魚類別生產量值7'!I52,'漁業生產量值-漁業種類別魚類別生產量值7'!K52,'漁業生產量值-漁業種類別魚類別生產量值7'!M52,'漁業生產量值-漁業種類別魚類別生產量值7'!O52,'漁業生產量值-漁業種類別魚類別生產量值8'!C52,'漁業生產量值-漁業種類別魚類別生產量值8'!E52,'漁業生產量值-漁業種類別魚類別生產量值8'!G52,'漁業生產量值-漁業種類別魚類別生產量值8'!I52,'漁業生產量值-漁業種類別魚類別生產量值8'!K52,'漁業生產量值-漁業種類別魚類別生產量值8'!M52,'漁業生產量值-漁業種類別魚類別生產量值8'!O52))" table:style-name="ce19">
            <text:p>-</text:p>
          </table:table-cell>
          <table:table-cell office:value-type="string" office:string-value="-" table:formula="msoxl:=IF(SUM('漁業生產量值-漁業種類別魚類別生產量值7'!D52,'漁業生產量值-漁業種類別魚類別生產量值7'!F52,'漁業生產量值-漁業種類別魚類別生產量值7'!H52,'漁業生產量值-漁業種類別魚類別生產量值7'!J52,'漁業生產量值-漁業種類別魚類別生產量值7'!L52,'漁業生產量值-漁業種類別魚類別生產量值7'!N52,'漁業生產量值-漁業種類別魚類別生產量值7'!P52,'漁業生產量值-漁業種類別魚類別生產量值8'!D52,'漁業生產量值-漁業種類別魚類別生產量值8'!F52,'漁業生產量值-漁業種類別魚類別生產量值8'!H52,'漁業生產量值-漁業種類別魚類別生產量值8'!J52,'漁業生產量值-漁業種類別魚類別生產量值8'!L52,'漁業生產量值-漁業種類別魚類別生產量值8'!N52,'漁業生產量值-漁業種類別魚類別生產量值8'!P52)=0,&quot;-&quot;,SUM('漁業生產量值-漁業種類別魚類別生產量值7'!D52,'漁業生產量值-漁業種類別魚類別生產量值7'!F52,'漁業生產量值-漁業種類別魚類別生產量值7'!H52,'漁業生產量值-漁業種類別魚類別生產量值7'!J52,'漁業生產量值-漁業種類別魚類別生產量值7'!L52,'漁業生產量值-漁業種類別魚類別生產量值7'!N52,'漁業生產量值-漁業種類別魚類別生產量值7'!P52,'漁業生產量值-漁業種類別魚類別生產量值8'!D52,'漁業生產量值-漁業種類別魚類別生產量值8'!F52,'漁業生產量值-漁業種類別魚類別生產量值8'!H52,'漁業生產量值-漁業種類別魚類別生產量值8'!J52,'漁業生產量值-漁業種類別魚類別生產量值8'!L52,'漁業生產量值-漁業種類別魚類別生產量值8'!N52,'漁業生產量值-漁業種類別魚類別生產量值8'!P5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53,'漁業生產量值-漁業種類別魚類別生產量值7'!E53,'漁業生產量值-漁業種類別魚類別生產量值7'!G53,'漁業生產量值-漁業種類別魚類別生產量值7'!I53,'漁業生產量值-漁業種類別魚類別生產量值7'!K53,'漁業生產量值-漁業種類別魚類別生產量值7'!M53,'漁業生產量值-漁業種類別魚類別生產量值7'!O53,'漁業生產量值-漁業種類別魚類別生產量值8'!C53,'漁業生產量值-漁業種類別魚類別生產量值8'!E53,'漁業生產量值-漁業種類別魚類別生產量值8'!G53,'漁業生產量值-漁業種類別魚類別生產量值8'!I53,'漁業生產量值-漁業種類別魚類別生產量值8'!K53,'漁業生產量值-漁業種類別魚類別生產量值8'!M53,'漁業生產量值-漁業種類別魚類別生產量值8'!O53)=0,&quot;-&quot;,SUM('漁業生產量值-漁業種類別魚類別生產量值7'!C53,'漁業生產量值-漁業種類別魚類別生產量值7'!E53,'漁業生產量值-漁業種類別魚類別生產量值7'!G53,'漁業生產量值-漁業種類別魚類別生產量值7'!I53,'漁業生產量值-漁業種類別魚類別生產量值7'!K53,'漁業生產量值-漁業種類別魚類別生產量值7'!M53,'漁業生產量值-漁業種類別魚類別生產量值7'!O53,'漁業生產量值-漁業種類別魚類別生產量值8'!C53,'漁業生產量值-漁業種類別魚類別生產量值8'!E53,'漁業生產量值-漁業種類別魚類別生產量值8'!G53,'漁業生產量值-漁業種類別魚類別生產量值8'!I53,'漁業生產量值-漁業種類別魚類別生產量值8'!K53,'漁業生產量值-漁業種類別魚類別生產量值8'!M53,'漁業生產量值-漁業種類別魚類別生產量值8'!O53))" table:style-name="ce19">
            <text:p>-</text:p>
          </table:table-cell>
          <table:table-cell office:value-type="string" office:string-value="-" table:formula="msoxl:=IF(SUM('漁業生產量值-漁業種類別魚類別生產量值7'!D53,'漁業生產量值-漁業種類別魚類別生產量值7'!F53,'漁業生產量值-漁業種類別魚類別生產量值7'!H53,'漁業生產量值-漁業種類別魚類別生產量值7'!J53,'漁業生產量值-漁業種類別魚類別生產量值7'!L53,'漁業生產量值-漁業種類別魚類別生產量值7'!N53,'漁業生產量值-漁業種類別魚類別生產量值7'!P53,'漁業生產量值-漁業種類別魚類別生產量值8'!D53,'漁業生產量值-漁業種類別魚類別生產量值8'!F53,'漁業生產量值-漁業種類別魚類別生產量值8'!H53,'漁業生產量值-漁業種類別魚類別生產量值8'!J53,'漁業生產量值-漁業種類別魚類別生產量值8'!L53,'漁業生產量值-漁業種類別魚類別生產量值8'!N53,'漁業生產量值-漁業種類別魚類別生產量值8'!P53)=0,&quot;-&quot;,SUM('漁業生產量值-漁業種類別魚類別生產量值7'!D53,'漁業生產量值-漁業種類別魚類別生產量值7'!F53,'漁業生產量值-漁業種類別魚類別生產量值7'!H53,'漁業生產量值-漁業種類別魚類別生產量值7'!J53,'漁業生產量值-漁業種類別魚類別生產量值7'!L53,'漁業生產量值-漁業種類別魚類別生產量值7'!N53,'漁業生產量值-漁業種類別魚類別生產量值7'!P53,'漁業生產量值-漁業種類別魚類別生產量值8'!D53,'漁業生產量值-漁業種類別魚類別生產量值8'!F53,'漁業生產量值-漁業種類別魚類別生產量值8'!H53,'漁業生產量值-漁業種類別魚類別生產量值8'!J53,'漁業生產量值-漁業種類別魚類別生產量值8'!L53,'漁業生產量值-漁業種類別魚類別生產量值8'!N53,'漁業生產量值-漁業種類別魚類別生產量值8'!P53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  IF(SUM(I55:I57)=0,&quot;-&quot;,SUM(I55:I57))" table:style-name="ce54">
            <text:p>-</text:p>
          </table:table-cell>
          <table:table-cell office:value-type="string" office:string-value="-" table:formula="msoxl:=  IF(SUM(J55:J57)=0,&quot;-&quot;,SUM(J55:J57))" table:style-name="ce54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string" office:string-value="-" table:formula="msoxl:=IF(SUM('漁業生產量值-漁業種類別魚類別生產量值7'!C54,'漁業生產量值-漁業種類別魚類別生產量值7'!E54,'漁業生產量值-漁業種類別魚類別生產量值7'!G54,'漁業生產量值-漁業種類別魚類別生產量值7'!I54,'漁業生產量值-漁業種類別魚類別生產量值7'!K54,'漁業生產量值-漁業種類別魚類別生產量值7'!M54,'漁業生產量值-漁業種類別魚類別生產量值7'!O54,'漁業生產量值-漁業種類別魚類別生產量值8'!C54,'漁業生產量值-漁業種類別魚類別生產量值8'!E54,'漁業生產量值-漁業種類別魚類別生產量值8'!G54,'漁業生產量值-漁業種類別魚類別生產量值8'!I54,'漁業生產量值-漁業種類別魚類別生產量值8'!K54,'漁業生產量值-漁業種類別魚類別生產量值8'!M54,'漁業生產量值-漁業種類別魚類別生產量值8'!O54)=0,&quot;-&quot;,SUM('漁業生產量值-漁業種類別魚類別生產量值7'!C54,'漁業生產量值-漁業種類別魚類別生產量值7'!E54,'漁業生產量值-漁業種類別魚類別生產量值7'!G54,'漁業生產量值-漁業種類別魚類別生產量值7'!I54,'漁業生產量值-漁業種類別魚類別生產量值7'!K54,'漁業生產量值-漁業種類別魚類別生產量值7'!M54,'漁業生產量值-漁業種類別魚類別生產量值7'!O54,'漁業生產量值-漁業種類別魚類別生產量值8'!C54,'漁業生產量值-漁業種類別魚類別生產量值8'!E54,'漁業生產量值-漁業種類別魚類別生產量值8'!G54,'漁業生產量值-漁業種類別魚類別生產量值8'!I54,'漁業生產量值-漁業種類別魚類別生產量值8'!K54,'漁業生產量值-漁業種類別魚類別生產量值8'!M54,'漁業生產量值-漁業種類別魚類別生產量值8'!O54))" table:style-name="ce19">
            <text:p>-</text:p>
          </table:table-cell>
          <table:table-cell office:value-type="string" office:string-value="-" table:formula="msoxl:=IF(SUM('漁業生產量值-漁業種類別魚類別生產量值7'!D54,'漁業生產量值-漁業種類別魚類別生產量值7'!F54,'漁業生產量值-漁業種類別魚類別生產量值7'!H54,'漁業生產量值-漁業種類別魚類別生產量值7'!J54,'漁業生產量值-漁業種類別魚類別生產量值7'!L54,'漁業生產量值-漁業種類別魚類別生產量值7'!N54,'漁業生產量值-漁業種類別魚類別生產量值7'!P54,'漁業生產量值-漁業種類別魚類別生產量值8'!D54,'漁業生產量值-漁業種類別魚類別生產量值8'!F54,'漁業生產量值-漁業種類別魚類別生產量值8'!H54,'漁業生產量值-漁業種類別魚類別生產量值8'!J54,'漁業生產量值-漁業種類別魚類別生產量值8'!L54,'漁業生產量值-漁業種類別魚類別生產量值8'!N54,'漁業生產量值-漁業種類別魚類別生產量值8'!P54)=0,&quot;-&quot;,SUM('漁業生產量值-漁業種類別魚類別生產量值7'!D54,'漁業生產量值-漁業種類別魚類別生產量值7'!F54,'漁業生產量值-漁業種類別魚類別生產量值7'!H54,'漁業生產量值-漁業種類別魚類別生產量值7'!J54,'漁業生產量值-漁業種類別魚類別生產量值7'!L54,'漁業生產量值-漁業種類別魚類別生產量值7'!N54,'漁業生產量值-漁業種類別魚類別生產量值7'!P54,'漁業生產量值-漁業種類別魚類別生產量值8'!D54,'漁業生產量值-漁業種類別魚類別生產量值8'!F54,'漁業生產量值-漁業種類別魚類別生產量值8'!H54,'漁業生產量值-漁業種類別魚類別生產量值8'!J54,'漁業生產量值-漁業種類別魚類別生產量值8'!L54,'漁業生產量值-漁業種類別魚類別生產量值8'!N54,'漁業生產量值-漁業種類別魚類別生產量值8'!P54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55,'漁業生產量值-漁業種類別魚類別生產量值7'!E55,'漁業生產量值-漁業種類別魚類別生產量值7'!G55,'漁業生產量值-漁業種類別魚類別生產量值7'!I55,'漁業生產量值-漁業種類別魚類別生產量值7'!K55,'漁業生產量值-漁業種類別魚類別生產量值7'!M55,'漁業生產量值-漁業種類別魚類別生產量值7'!O55,'漁業生產量值-漁業種類別魚類別生產量值8'!C55,'漁業生產量值-漁業種類別魚類別生產量值8'!E55,'漁業生產量值-漁業種類別魚類別生產量值8'!G55,'漁業生產量值-漁業種類別魚類別生產量值8'!I55,'漁業生產量值-漁業種類別魚類別生產量值8'!K55,'漁業生產量值-漁業種類別魚類別生產量值8'!M55,'漁業生產量值-漁業種類別魚類別生產量值8'!O55)=0,&quot;-&quot;,SUM('漁業生產量值-漁業種類別魚類別生產量值7'!C55,'漁業生產量值-漁業種類別魚類別生產量值7'!E55,'漁業生產量值-漁業種類別魚類別生產量值7'!G55,'漁業生產量值-漁業種類別魚類別生產量值7'!I55,'漁業生產量值-漁業種類別魚類別生產量值7'!K55,'漁業生產量值-漁業種類別魚類別生產量值7'!M55,'漁業生產量值-漁業種類別魚類別生產量值7'!O55,'漁業生產量值-漁業種類別魚類別生產量值8'!C55,'漁業生產量值-漁業種類別魚類別生產量值8'!E55,'漁業生產量值-漁業種類別魚類別生產量值8'!G55,'漁業生產量值-漁業種類別魚類別生產量值8'!I55,'漁業生產量值-漁業種類別魚類別生產量值8'!K55,'漁業生產量值-漁業種類別魚類別生產量值8'!M55,'漁業生產量值-漁業種類別魚類別生產量值8'!O55))" table:style-name="ce19">
            <text:p>-</text:p>
          </table:table-cell>
          <table:table-cell office:value-type="string" office:string-value="-" table:formula="msoxl:=IF(SUM('漁業生產量值-漁業種類別魚類別生產量值7'!D55,'漁業生產量值-漁業種類別魚類別生產量值7'!F55,'漁業生產量值-漁業種類別魚類別生產量值7'!H55,'漁業生產量值-漁業種類別魚類別生產量值7'!J55,'漁業生產量值-漁業種類別魚類別生產量值7'!L55,'漁業生產量值-漁業種類別魚類別生產量值7'!N55,'漁業生產量值-漁業種類別魚類別生產量值7'!P55,'漁業生產量值-漁業種類別魚類別生產量值8'!D55,'漁業生產量值-漁業種類別魚類別生產量值8'!F55,'漁業生產量值-漁業種類別魚類別生產量值8'!H55,'漁業生產量值-漁業種類別魚類別生產量值8'!J55,'漁業生產量值-漁業種類別魚類別生產量值8'!L55,'漁業生產量值-漁業種類別魚類別生產量值8'!N55,'漁業生產量值-漁業種類別魚類別生產量值8'!P55)=0,&quot;-&quot;,SUM('漁業生產量值-漁業種類別魚類別生產量值7'!D55,'漁業生產量值-漁業種類別魚類別生產量值7'!F55,'漁業生產量值-漁業種類別魚類別生產量值7'!H55,'漁業生產量值-漁業種類別魚類別生產量值7'!J55,'漁業生產量值-漁業種類別魚類別生產量值7'!L55,'漁業生產量值-漁業種類別魚類別生產量值7'!N55,'漁業生產量值-漁業種類別魚類別生產量值7'!P55,'漁業生產量值-漁業種類別魚類別生產量值8'!D55,'漁業生產量值-漁業種類別魚類別生產量值8'!F55,'漁業生產量值-漁業種類別魚類別生產量值8'!H55,'漁業生產量值-漁業種類別魚類別生產量值8'!J55,'漁業生產量值-漁業種類別魚類別生產量值8'!L55,'漁業生產量值-漁業種類別魚類別生產量值8'!N55,'漁業生產量值-漁業種類別魚類別生產量值8'!P55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56,'漁業生產量值-漁業種類別魚類別生產量值7'!E56,'漁業生產量值-漁業種類別魚類別生產量值7'!G56,'漁業生產量值-漁業種類別魚類別生產量值7'!I56,'漁業生產量值-漁業種類別魚類別生產量值7'!K56,'漁業生產量值-漁業種類別魚類別生產量值7'!M56,'漁業生產量值-漁業種類別魚類別生產量值7'!O56,'漁業生產量值-漁業種類別魚類別生產量值8'!C56,'漁業生產量值-漁業種類別魚類別生產量值8'!E56,'漁業生產量值-漁業種類別魚類別生產量值8'!G56,'漁業生產量值-漁業種類別魚類別生產量值8'!I56,'漁業生產量值-漁業種類別魚類別生產量值8'!K56,'漁業生產量值-漁業種類別魚類別生產量值8'!M56,'漁業生產量值-漁業種類別魚類別生產量值8'!O56)=0,&quot;-&quot;,SUM('漁業生產量值-漁業種類別魚類別生產量值7'!C56,'漁業生產量值-漁業種類別魚類別生產量值7'!E56,'漁業生產量值-漁業種類別魚類別生產量值7'!G56,'漁業生產量值-漁業種類別魚類別生產量值7'!I56,'漁業生產量值-漁業種類別魚類別生產量值7'!K56,'漁業生產量值-漁業種類別魚類別生產量值7'!M56,'漁業生產量值-漁業種類別魚類別生產量值7'!O56,'漁業生產量值-漁業種類別魚類別生產量值8'!C56,'漁業生產量值-漁業種類別魚類別生產量值8'!E56,'漁業生產量值-漁業種類別魚類別生產量值8'!G56,'漁業生產量值-漁業種類別魚類別生產量值8'!I56,'漁業生產量值-漁業種類別魚類別生產量值8'!K56,'漁業生產量值-漁業種類別魚類別生產量值8'!M56,'漁業生產量值-漁業種類別魚類別生產量值8'!O56))" table:style-name="ce19">
            <text:p>-</text:p>
          </table:table-cell>
          <table:table-cell office:value-type="string" office:string-value="-" table:formula="msoxl:=IF(SUM('漁業生產量值-漁業種類別魚類別生產量值7'!D56,'漁業生產量值-漁業種類別魚類別生產量值7'!F56,'漁業生產量值-漁業種類別魚類別生產量值7'!H56,'漁業生產量值-漁業種類別魚類別生產量值7'!J56,'漁業生產量值-漁業種類別魚類別生產量值7'!L56,'漁業生產量值-漁業種類別魚類別生產量值7'!N56,'漁業生產量值-漁業種類別魚類別生產量值7'!P56,'漁業生產量值-漁業種類別魚類別生產量值8'!D56,'漁業生產量值-漁業種類別魚類別生產量值8'!F56,'漁業生產量值-漁業種類別魚類別生產量值8'!H56,'漁業生產量值-漁業種類別魚類別生產量值8'!J56,'漁業生產量值-漁業種類別魚類別生產量值8'!L56,'漁業生產量值-漁業種類別魚類別生產量值8'!N56,'漁業生產量值-漁業種類別魚類別生產量值8'!P56)=0,&quot;-&quot;,SUM('漁業生產量值-漁業種類別魚類別生產量值7'!D56,'漁業生產量值-漁業種類別魚類別生產量值7'!F56,'漁業生產量值-漁業種類別魚類別生產量值7'!H56,'漁業生產量值-漁業種類別魚類別生產量值7'!J56,'漁業生產量值-漁業種類別魚類別生產量值7'!L56,'漁業生產量值-漁業種類別魚類別生產量值7'!N56,'漁業生產量值-漁業種類別魚類別生產量值7'!P56,'漁業生產量值-漁業種類別魚類別生產量值8'!D56,'漁業生產量值-漁業種類別魚類別生產量值8'!F56,'漁業生產量值-漁業種類別魚類別生產量值8'!H56,'漁業生產量值-漁業種類別魚類別生產量值8'!J56,'漁業生產量值-漁業種類別魚類別生產量值8'!L56,'漁業生產量值-漁業種類別魚類別生產量值8'!N56,'漁業生產量值-漁業種類別魚類別生產量值8'!P56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57,'漁業生產量值-漁業種類別魚類別生產量值7'!E57,'漁業生產量值-漁業種類別魚類別生產量值7'!G57,'漁業生產量值-漁業種類別魚類別生產量值7'!I57,'漁業生產量值-漁業種類別魚類別生產量值7'!K57,'漁業生產量值-漁業種類別魚類別生產量值7'!M57,'漁業生產量值-漁業種類別魚類別生產量值7'!O57,'漁業生產量值-漁業種類別魚類別生產量值8'!C57,'漁業生產量值-漁業種類別魚類別生產量值8'!E57,'漁業生產量值-漁業種類別魚類別生產量值8'!G57,'漁業生產量值-漁業種類別魚類別生產量值8'!I57,'漁業生產量值-漁業種類別魚類別生產量值8'!K57,'漁業生產量值-漁業種類別魚類別生產量值8'!M57,'漁業生產量值-漁業種類別魚類別生產量值8'!O57)=0,&quot;-&quot;,SUM('漁業生產量值-漁業種類別魚類別生產量值7'!C57,'漁業生產量值-漁業種類別魚類別生產量值7'!E57,'漁業生產量值-漁業種類別魚類別生產量值7'!G57,'漁業生產量值-漁業種類別魚類別生產量值7'!I57,'漁業生產量值-漁業種類別魚類別生產量值7'!K57,'漁業生產量值-漁業種類別魚類別生產量值7'!M57,'漁業生產量值-漁業種類別魚類別生產量值7'!O57,'漁業生產量值-漁業種類別魚類別生產量值8'!C57,'漁業生產量值-漁業種類別魚類別生產量值8'!E57,'漁業生產量值-漁業種類別魚類別生產量值8'!G57,'漁業生產量值-漁業種類別魚類別生產量值8'!I57,'漁業生產量值-漁業種類別魚類別生產量值8'!K57,'漁業生產量值-漁業種類別魚類別生產量值8'!M57,'漁業生產量值-漁業種類別魚類別生產量值8'!O57))" table:style-name="ce19">
            <text:p>-</text:p>
          </table:table-cell>
          <table:table-cell office:value-type="string" office:string-value="-" table:formula="msoxl:=IF(SUM('漁業生產量值-漁業種類別魚類別生產量值7'!D57,'漁業生產量值-漁業種類別魚類別生產量值7'!F57,'漁業生產量值-漁業種類別魚類別生產量值7'!H57,'漁業生產量值-漁業種類別魚類別生產量值7'!J57,'漁業生產量值-漁業種類別魚類別生產量值7'!L57,'漁業生產量值-漁業種類別魚類別生產量值7'!N57,'漁業生產量值-漁業種類別魚類別生產量值7'!P57,'漁業生產量值-漁業種類別魚類別生產量值8'!D57,'漁業生產量值-漁業種類別魚類別生產量值8'!F57,'漁業生產量值-漁業種類別魚類別生產量值8'!H57,'漁業生產量值-漁業種類別魚類別生產量值8'!J57,'漁業生產量值-漁業種類別魚類別生產量值8'!L57,'漁業生產量值-漁業種類別魚類別生產量值8'!N57,'漁業生產量值-漁業種類別魚類別生產量值8'!P57)=0,&quot;-&quot;,SUM('漁業生產量值-漁業種類別魚類別生產量值7'!D57,'漁業生產量值-漁業種類別魚類別生產量值7'!F57,'漁業生產量值-漁業種類別魚類別生產量值7'!H57,'漁業生產量值-漁業種類別魚類別生產量值7'!J57,'漁業生產量值-漁業種類別魚類別生產量值7'!L57,'漁業生產量值-漁業種類別魚類別生產量值7'!N57,'漁業生產量值-漁業種類別魚類別生產量值7'!P57,'漁業生產量值-漁業種類別魚類別生產量值8'!D57,'漁業生產量值-漁業種類別魚類別生產量值8'!F57,'漁業生產量值-漁業種類別魚類別生產量值8'!H57,'漁業生產量值-漁業種類別魚類別生產量值8'!J57,'漁業生產量值-漁業種類別魚類別生產量值8'!L57,'漁業生產量值-漁業種類別魚類別生產量值8'!N57,'漁業生產量值-漁業種類別魚類別生產量值8'!P57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string" office:string-value="-" table:formula="msoxl:=  IF(SUM(C59,C60,C61,C63)=0,IF(C62=0,&quot;-&quot;,C62),SUM(C59,C60,C61,C63))" table:style-name="ce54">
            <text:p>-</text:p>
          </table:table-cell>
          <table:table-cell office:value-type="string" office:string-value="-" table:formula="msoxl:=  IF(SUM(D59:D63)=0,&quot;-&quot;,SUM(D59:D63))" table:style-name="ce54">
            <text:p>-</text:p>
          </table:table-cell>
          <table:table-cell office:value-type="string" office:string-value="-" table:formula="msoxl:=  IF(SUM(E59,E60,E61,E63)=0,IF(E62=0,&quot;-&quot;,E62),SUM(E59,E60,E61,E63))" table:style-name="ce54">
            <text:p>-</text:p>
          </table:table-cell>
          <table:table-cell office:value-type="string" office:string-value="-" table:formula="msoxl:=  IF(SUM(F59:F63)=0,&quot;-&quot;,SUM(F59:F63))" table:style-name="ce54">
            <text:p>-</text:p>
          </table:table-cell>
          <table:table-cell office:value-type="string" office:string-value="-" table:formula="msoxl:=  IF(SUM(G59,G60,G61,G63)=0,IF(G62=0,&quot;-&quot;,G62),SUM(G59,G60,G61,G63))" table:style-name="ce54">
            <text:p>-</text:p>
          </table:table-cell>
          <table:table-cell office:value-type="string" office:string-value="-" table:formula="msoxl:=  IF(SUM(H59:H63)=0,&quot;-&quot;,SUM(H59:H63))" table:style-name="ce54">
            <text:p>-</text:p>
          </table:table-cell>
          <table:table-cell office:value-type="string" office:string-value="-" table:formula="msoxl:=  IF(SUM(I59,I60,I61,I63)=0,IF(I62=0,&quot;-&quot;,I62),SUM(I59,I60,I61,I63))" table:style-name="ce54">
            <text:p>-</text:p>
          </table:table-cell>
          <table:table-cell office:value-type="string" office:string-value="-" table:formula="msoxl:=  IF(SUM(J59:J63)=0,&quot;-&quot;,SUM(J59:J63))" table:style-name="ce54">
            <text:p>-</text:p>
          </table:table-cell>
          <table:table-cell office:value-type="string" office:string-value="-" table:formula="msoxl:=  IF(SUM(K59,K60,K61,K63)=0,IF(K62=0,&quot;-&quot;,K62),SUM(K59,K60,K61,K63))" table:style-name="ce54">
            <text:p>-</text:p>
          </table:table-cell>
          <table:table-cell office:value-type="string" office:string-value="-" table:formula="msoxl:=  IF(SUM(L59:L63)=0,&quot;-&quot;,SUM(L59:L63))" table:style-name="ce54">
            <text:p>-</text:p>
          </table:table-cell>
          <table:table-cell office:value-type="string" office:string-value="-" table:formula="msoxl:=  IF(SUM(M59,M60,M61,M63)=0,IF(M62=0,&quot;-&quot;,M62),SUM(M59,M60,M61,M63))" table:style-name="ce54">
            <text:p>-</text:p>
          </table:table-cell>
          <table:table-cell office:value-type="string" office:string-value="-" table:formula="msoxl:=  IF(SUM(N59:N63)=0,&quot;-&quot;,SUM(N59:N63))" table:style-name="ce54">
            <text:p>-</text:p>
          </table:table-cell>
          <table:table-cell office:value-type="string" office:string-value="-" table:formula="msoxl:=IF(SUM('漁業生產量值-漁業種類別魚類別生產量值7'!C58,'漁業生產量值-漁業種類別魚類別生產量值7'!E58,'漁業生產量值-漁業種類別魚類別生產量值7'!G58,'漁業生產量值-漁業種類別魚類別生產量值7'!I58,'漁業生產量值-漁業種類別魚類別生產量值7'!K58,'漁業生產量值-漁業種類別魚類別生產量值7'!M58,'漁業生產量值-漁業種類別魚類別生產量值7'!O58,'漁業生產量值-漁業種類別魚類別生產量值8'!C58,'漁業生產量值-漁業種類別魚類別生產量值8'!E58,'漁業生產量值-漁業種類別魚類別生產量值8'!G58,'漁業生產量值-漁業種類別魚類別生產量值8'!I58,'漁業生產量值-漁業種類別魚類別生產量值8'!K58,'漁業生產量值-漁業種類別魚類別生產量值8'!M58,'漁業生產量值-漁業種類別魚類別生產量值8'!O58)=0,&quot;-&quot;,SUM('漁業生產量值-漁業種類別魚類別生產量值7'!C58,'漁業生產量值-漁業種類別魚類別生產量值7'!E58,'漁業生產量值-漁業種類別魚類別生產量值7'!G58,'漁業生產量值-漁業種類別魚類別生產量值7'!I58,'漁業生產量值-漁業種類別魚類別生產量值7'!K58,'漁業生產量值-漁業種類別魚類別生產量值7'!M58,'漁業生產量值-漁業種類別魚類別生產量值7'!O58,'漁業生產量值-漁業種類別魚類別生產量值8'!C58,'漁業生產量值-漁業種類別魚類別生產量值8'!E58,'漁業生產量值-漁業種類別魚類別生產量值8'!G58,'漁業生產量值-漁業種類別魚類別生產量值8'!I58,'漁業生產量值-漁業種類別魚類別生產量值8'!K58,'漁業生產量值-漁業種類別魚類別生產量值8'!M58,'漁業生產量值-漁業種類別魚類別生產量值8'!O58))" table:style-name="ce19">
            <text:p>-</text:p>
          </table:table-cell>
          <table:table-cell office:value-type="string" office:string-value="-" table:formula="msoxl:=IF(SUM('漁業生產量值-漁業種類別魚類別生產量值7'!D58,'漁業生產量值-漁業種類別魚類別生產量值7'!F58,'漁業生產量值-漁業種類別魚類別生產量值7'!H58,'漁業生產量值-漁業種類別魚類別生產量值7'!J58,'漁業生產量值-漁業種類別魚類別生產量值7'!L58,'漁業生產量值-漁業種類別魚類別生產量值7'!N58,'漁業生產量值-漁業種類別魚類別生產量值7'!P58,'漁業生產量值-漁業種類別魚類別生產量值8'!D58,'漁業生產量值-漁業種類別魚類別生產量值8'!F58,'漁業生產量值-漁業種類別魚類別生產量值8'!H58,'漁業生產量值-漁業種類別魚類別生產量值8'!J58,'漁業生產量值-漁業種類別魚類別生產量值8'!L58,'漁業生產量值-漁業種類別魚類別生產量值8'!N58,'漁業生產量值-漁業種類別魚類別生產量值8'!P58)=0,&quot;-&quot;,SUM('漁業生產量值-漁業種類別魚類別生產量值7'!D58,'漁業生產量值-漁業種類別魚類別生產量值7'!F58,'漁業生產量值-漁業種類別魚類別生產量值7'!H58,'漁業生產量值-漁業種類別魚類別生產量值7'!J58,'漁業生產量值-漁業種類別魚類別生產量值7'!L58,'漁業生產量值-漁業種類別魚類別生產量值7'!N58,'漁業生產量值-漁業種類別魚類別生產量值7'!P58,'漁業生產量值-漁業種類別魚類別生產量值8'!D58,'漁業生產量值-漁業種類別魚類別生產量值8'!F58,'漁業生產量值-漁業種類別魚類別生產量值8'!H58,'漁業生產量值-漁業種類別魚類別生產量值8'!J58,'漁業生產量值-漁業種類別魚類別生產量值8'!L58,'漁業生產量值-漁業種類別魚類別生產量值8'!N58,'漁業生產量值-漁業種類別魚類別生產量值8'!P58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59,'漁業生產量值-漁業種類別魚類別生產量值7'!E59,'漁業生產量值-漁業種類別魚類別生產量值7'!G59,'漁業生產量值-漁業種類別魚類別生產量值7'!I59,'漁業生產量值-漁業種類別魚類別生產量值7'!K59,'漁業生產量值-漁業種類別魚類別生產量值7'!M59,'漁業生產量值-漁業種類別魚類別生產量值7'!O59,'漁業生產量值-漁業種類別魚類別生產量值8'!C59,'漁業生產量值-漁業種類別魚類別生產量值8'!E59,'漁業生產量值-漁業種類別魚類別生產量值8'!G59,'漁業生產量值-漁業種類別魚類別生產量值8'!I59,'漁業生產量值-漁業種類別魚類別生產量值8'!K59,'漁業生產量值-漁業種類別魚類別生產量值8'!M59,'漁業生產量值-漁業種類別魚類別生產量值8'!O59)=0,&quot;-&quot;,SUM('漁業生產量值-漁業種類別魚類別生產量值7'!C59,'漁業生產量值-漁業種類別魚類別生產量值7'!E59,'漁業生產量值-漁業種類別魚類別生產量值7'!G59,'漁業生產量值-漁業種類別魚類別生產量值7'!I59,'漁業生產量值-漁業種類別魚類別生產量值7'!K59,'漁業生產量值-漁業種類別魚類別生產量值7'!M59,'漁業生產量值-漁業種類別魚類別生產量值7'!O59,'漁業生產量值-漁業種類別魚類別生產量值8'!C59,'漁業生產量值-漁業種類別魚類別生產量值8'!E59,'漁業生產量值-漁業種類別魚類別生產量值8'!G59,'漁業生產量值-漁業種類別魚類別生產量值8'!I59,'漁業生產量值-漁業種類別魚類別生產量值8'!K59,'漁業生產量值-漁業種類別魚類別生產量值8'!M59,'漁業生產量值-漁業種類別魚類別生產量值8'!O59))" table:style-name="ce19">
            <text:p>-</text:p>
          </table:table-cell>
          <table:table-cell office:value-type="string" office:string-value="-" table:formula="msoxl:=IF(SUM('漁業生產量值-漁業種類別魚類別生產量值7'!D59,'漁業生產量值-漁業種類別魚類別生產量值7'!F59,'漁業生產量值-漁業種類別魚類別生產量值7'!H59,'漁業生產量值-漁業種類別魚類別生產量值7'!J59,'漁業生產量值-漁業種類別魚類別生產量值7'!L59,'漁業生產量值-漁業種類別魚類別生產量值7'!N59,'漁業生產量值-漁業種類別魚類別生產量值7'!P59,'漁業生產量值-漁業種類別魚類別生產量值8'!D59,'漁業生產量值-漁業種類別魚類別生產量值8'!F59,'漁業生產量值-漁業種類別魚類別生產量值8'!H59,'漁業生產量值-漁業種類別魚類別生產量值8'!J59,'漁業生產量值-漁業種類別魚類別生產量值8'!L59,'漁業生產量值-漁業種類別魚類別生產量值8'!N59,'漁業生產量值-漁業種類別魚類別生產量值8'!P59)=0,&quot;-&quot;,SUM('漁業生產量值-漁業種類別魚類別生產量值7'!D59,'漁業生產量值-漁業種類別魚類別生產量值7'!F59,'漁業生產量值-漁業種類別魚類別生產量值7'!H59,'漁業生產量值-漁業種類別魚類別生產量值7'!J59,'漁業生產量值-漁業種類別魚類別生產量值7'!L59,'漁業生產量值-漁業種類別魚類別生產量值7'!N59,'漁業生產量值-漁業種類別魚類別生產量值7'!P59,'漁業生產量值-漁業種類別魚類別生產量值8'!D59,'漁業生產量值-漁業種類別魚類別生產量值8'!F59,'漁業生產量值-漁業種類別魚類別生產量值8'!H59,'漁業生產量值-漁業種類別魚類別生產量值8'!J59,'漁業生產量值-漁業種類別魚類別生產量值8'!L59,'漁業生產量值-漁業種類別魚類別生產量值8'!N59,'漁業生產量值-漁業種類別魚類別生產量值8'!P59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60,'漁業生產量值-漁業種類別魚類別生產量值7'!E60,'漁業生產量值-漁業種類別魚類別生產量值7'!G60,'漁業生產量值-漁業種類別魚類別生產量值7'!I60,'漁業生產量值-漁業種類別魚類別生產量值7'!K60,'漁業生產量值-漁業種類別魚類別生產量值7'!M60,'漁業生產量值-漁業種類別魚類別生產量值7'!O60,'漁業生產量值-漁業種類別魚類別生產量值8'!C60,'漁業生產量值-漁業種類別魚類別生產量值8'!E60,'漁業生產量值-漁業種類別魚類別生產量值8'!G60,'漁業生產量值-漁業種類別魚類別生產量值8'!I60,'漁業生產量值-漁業種類別魚類別生產量值8'!K60,'漁業生產量值-漁業種類別魚類別生產量值8'!M60,'漁業生產量值-漁業種類別魚類別生產量值8'!O60)=0,&quot;-&quot;,SUM('漁業生產量值-漁業種類別魚類別生產量值7'!C60,'漁業生產量值-漁業種類別魚類別生產量值7'!E60,'漁業生產量值-漁業種類別魚類別生產量值7'!G60,'漁業生產量值-漁業種類別魚類別生產量值7'!I60,'漁業生產量值-漁業種類別魚類別生產量值7'!K60,'漁業生產量值-漁業種類別魚類別生產量值7'!M60,'漁業生產量值-漁業種類別魚類別生產量值7'!O60,'漁業生產量值-漁業種類別魚類別生產量值8'!C60,'漁業生產量值-漁業種類別魚類別生產量值8'!E60,'漁業生產量值-漁業種類別魚類別生產量值8'!G60,'漁業生產量值-漁業種類別魚類別生產量值8'!I60,'漁業生產量值-漁業種類別魚類別生產量值8'!K60,'漁業生產量值-漁業種類別魚類別生產量值8'!M60,'漁業生產量值-漁業種類別魚類別生產量值8'!O60))" table:style-name="ce19">
            <text:p>-</text:p>
          </table:table-cell>
          <table:table-cell office:value-type="string" office:string-value="-" table:formula="msoxl:=IF(SUM('漁業生產量值-漁業種類別魚類別生產量值7'!D60,'漁業生產量值-漁業種類別魚類別生產量值7'!F60,'漁業生產量值-漁業種類別魚類別生產量值7'!H60,'漁業生產量值-漁業種類別魚類別生產量值7'!J60,'漁業生產量值-漁業種類別魚類別生產量值7'!L60,'漁業生產量值-漁業種類別魚類別生產量值7'!N60,'漁業生產量值-漁業種類別魚類別生產量值7'!P60,'漁業生產量值-漁業種類別魚類別生產量值8'!D60,'漁業生產量值-漁業種類別魚類別生產量值8'!F60,'漁業生產量值-漁業種類別魚類別生產量值8'!H60,'漁業生產量值-漁業種類別魚類別生產量值8'!J60,'漁業生產量值-漁業種類別魚類別生產量值8'!L60,'漁業生產量值-漁業種類別魚類別生產量值8'!N60,'漁業生產量值-漁業種類別魚類別生產量值8'!P60)=0,&quot;-&quot;,SUM('漁業生產量值-漁業種類別魚類別生產量值7'!D60,'漁業生產量值-漁業種類別魚類別生產量值7'!F60,'漁業生產量值-漁業種類別魚類別生產量值7'!H60,'漁業生產量值-漁業種類別魚類別生產量值7'!J60,'漁業生產量值-漁業種類別魚類別生產量值7'!L60,'漁業生產量值-漁業種類別魚類別生產量值7'!N60,'漁業生產量值-漁業種類別魚類別生產量值7'!P60,'漁業生產量值-漁業種類別魚類別生產量值8'!D60,'漁業生產量值-漁業種類別魚類別生產量值8'!F60,'漁業生產量值-漁業種類別魚類別生產量值8'!H60,'漁業生產量值-漁業種類別魚類別生產量值8'!J60,'漁業生產量值-漁業種類別魚類別生產量值8'!L60,'漁業生產量值-漁業種類別魚類別生產量值8'!N60,'漁業生產量值-漁業種類別魚類別生產量值8'!P60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61,'漁業生產量值-漁業種類別魚類別生產量值7'!E61,'漁業生產量值-漁業種類別魚類別生產量值7'!G61,'漁業生產量值-漁業種類別魚類別生產量值7'!I61,'漁業生產量值-漁業種類別魚類別生產量值7'!K61,'漁業生產量值-漁業種類別魚類別生產量值7'!M61,'漁業生產量值-漁業種類別魚類別生產量值7'!O61,'漁業生產量值-漁業種類別魚類別生產量值8'!C61,'漁業生產量值-漁業種類別魚類別生產量值8'!E61,'漁業生產量值-漁業種類別魚類別生產量值8'!G61,'漁業生產量值-漁業種類別魚類別生產量值8'!I61,'漁業生產量值-漁業種類別魚類別生產量值8'!K61,'漁業生產量值-漁業種類別魚類別生產量值8'!M61,'漁業生產量值-漁業種類別魚類別生產量值8'!O61)=0,&quot;-&quot;,SUM('漁業生產量值-漁業種類別魚類別生產量值7'!C61,'漁業生產量值-漁業種類別魚類別生產量值7'!E61,'漁業生產量值-漁業種類別魚類別生產量值7'!G61,'漁業生產量值-漁業種類別魚類別生產量值7'!I61,'漁業生產量值-漁業種類別魚類別生產量值7'!K61,'漁業生產量值-漁業種類別魚類別生產量值7'!M61,'漁業生產量值-漁業種類別魚類別生產量值7'!O61,'漁業生產量值-漁業種類別魚類別生產量值8'!C61,'漁業生產量值-漁業種類別魚類別生產量值8'!E61,'漁業生產量值-漁業種類別魚類別生產量值8'!G61,'漁業生產量值-漁業種類別魚類別生產量值8'!I61,'漁業生產量值-漁業種類別魚類別生產量值8'!K61,'漁業生產量值-漁業種類別魚類別生產量值8'!M61,'漁業生產量值-漁業種類別魚類別生產量值8'!O61))" table:style-name="ce19">
            <text:p>-</text:p>
          </table:table-cell>
          <table:table-cell office:value-type="string" office:string-value="-" table:formula="msoxl:=IF(SUM('漁業生產量值-漁業種類別魚類別生產量值7'!D61,'漁業生產量值-漁業種類別魚類別生產量值7'!F61,'漁業生產量值-漁業種類別魚類別生產量值7'!H61,'漁業生產量值-漁業種類別魚類別生產量值7'!J61,'漁業生產量值-漁業種類別魚類別生產量值7'!L61,'漁業生產量值-漁業種類別魚類別生產量值7'!N61,'漁業生產量值-漁業種類別魚類別生產量值7'!P61,'漁業生產量值-漁業種類別魚類別生產量值8'!D61,'漁業生產量值-漁業種類別魚類別生產量值8'!F61,'漁業生產量值-漁業種類別魚類別生產量值8'!H61,'漁業生產量值-漁業種類別魚類別生產量值8'!J61,'漁業生產量值-漁業種類別魚類別生產量值8'!L61,'漁業生產量值-漁業種類別魚類別生產量值8'!N61,'漁業生產量值-漁業種類別魚類別生產量值8'!P61)=0,&quot;-&quot;,SUM('漁業生產量值-漁業種類別魚類別生產量值7'!D61,'漁業生產量值-漁業種類別魚類別生產量值7'!F61,'漁業生產量值-漁業種類別魚類別生產量值7'!H61,'漁業生產量值-漁業種類別魚類別生產量值7'!J61,'漁業生產量值-漁業種類別魚類別生產量值7'!L61,'漁業生產量值-漁業種類別魚類別生產量值7'!N61,'漁業生產量值-漁業種類別魚類別生產量值7'!P61,'漁業生產量值-漁業種類別魚類別生產量值8'!D61,'漁業生產量值-漁業種類別魚類別生產量值8'!F61,'漁業生產量值-漁業種類別魚類別生產量值8'!H61,'漁業生產量值-漁業種類別魚類別生產量值8'!J61,'漁業生產量值-漁業種類別魚類別生產量值8'!L61,'漁業生產量值-漁業種類別魚類別生產量值8'!N61,'漁業生產量值-漁業種類別魚類別生產量值8'!P6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7'!C62,'漁業生產量值-漁業種類別魚類別生產量值7'!E62,'漁業生產量值-漁業種類別魚類別生產量值7'!G62,'漁業生產量值-漁業種類別魚類別生產量值7'!I62,'漁業生產量值-漁業種類別魚類別生產量值7'!K62,'漁業生產量值-漁業種類別魚類別生產量值7'!M62,'漁業生產量值-漁業種類別魚類別生產量值7'!O62,'漁業生產量值-漁業種類別魚類別生產量值8'!C62,'漁業生產量值-漁業種類別魚類別生產量值8'!E62,'漁業生產量值-漁業種類別魚類別生產量值8'!G62,'漁業生產量值-漁業種類別魚類別生產量值8'!I62,'漁業生產量值-漁業種類別魚類別生產量值8'!K62,'漁業生產量值-漁業種類別魚類別生產量值8'!M62,'漁業生產量值-漁業種類別魚類別生產量值8'!O62)=0,&quot;-&quot;,SUM('漁業生產量值-漁業種類別魚類別生產量值7'!C62,'漁業生產量值-漁業種類別魚類別生產量值7'!E62,'漁業生產量值-漁業種類別魚類別生產量值7'!G62,'漁業生產量值-漁業種類別魚類別生產量值7'!I62,'漁業生產量值-漁業種類別魚類別生產量值7'!K62,'漁業生產量值-漁業種類別魚類別生產量值7'!M62,'漁業生產量值-漁業種類別魚類別生產量值7'!O62,'漁業生產量值-漁業種類別魚類別生產量值8'!C62,'漁業生產量值-漁業種類別魚類別生產量值8'!E62,'漁業生產量值-漁業種類別魚類別生產量值8'!G62,'漁業生產量值-漁業種類別魚類別生產量值8'!I62,'漁業生產量值-漁業種類別魚類別生產量值8'!K62,'漁業生產量值-漁業種類別魚類別生產量值8'!M62,'漁業生產量值-漁業種類別魚類別生產量值8'!O62))" table:style-name="ce19">
            <text:p>-</text:p>
          </table:table-cell>
          <table:table-cell office:value-type="string" office:string-value="-" table:formula="msoxl:=IF(SUM('漁業生產量值-漁業種類別魚類別生產量值7'!D62,'漁業生產量值-漁業種類別魚類別生產量值7'!F62,'漁業生產量值-漁業種類別魚類別生產量值7'!H62,'漁業生產量值-漁業種類別魚類別生產量值7'!J62,'漁業生產量值-漁業種類別魚類別生產量值7'!L62,'漁業生產量值-漁業種類別魚類別生產量值7'!N62,'漁業生產量值-漁業種類別魚類別生產量值7'!P62,'漁業生產量值-漁業種類別魚類別生產量值8'!D62,'漁業生產量值-漁業種類別魚類別生產量值8'!F62,'漁業生產量值-漁業種類別魚類別生產量值8'!H62,'漁業生產量值-漁業種類別魚類別生產量值8'!J62,'漁業生產量值-漁業種類別魚類別生產量值8'!L62,'漁業生產量值-漁業種類別魚類別生產量值8'!N62,'漁業生產量值-漁業種類別魚類別生產量值8'!P62)=0,&quot;-&quot;,SUM('漁業生產量值-漁業種類別魚類別生產量值7'!D62,'漁業生產量值-漁業種類別魚類別生產量值7'!F62,'漁業生產量值-漁業種類別魚類別生產量值7'!H62,'漁業生產量值-漁業種類別魚類別生產量值7'!J62,'漁業生產量值-漁業種類別魚類別生產量值7'!L62,'漁業生產量值-漁業種類別魚類別生產量值7'!N62,'漁業生產量值-漁業種類別魚類別生產量值7'!P62,'漁業生產量值-漁業種類別魚類別生產量值8'!D62,'漁業生產量值-漁業種類別魚類別生產量值8'!F62,'漁業生產量值-漁業種類別魚類別生產量值8'!H62,'漁業生產量值-漁業種類別魚類別生產量值8'!J62,'漁業生產量值-漁業種類別魚類別生產量值8'!L62,'漁業生產量值-漁業種類別魚類別生產量值8'!N62,'漁業生產量值-漁業種類別魚類別生產量值8'!P6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'漁業生產量值-漁業種類別魚類別生產量值7'!C63,'漁業生產量值-漁業種類別魚類別生產量值7'!E63,'漁業生產量值-漁業種類別魚類別生產量值7'!G63,'漁業生產量值-漁業種類別魚類別生產量值7'!I63,'漁業生產量值-漁業種類別魚類別生產量值7'!K63,'漁業生產量值-漁業種類別魚類別生產量值7'!M63,'漁業生產量值-漁業種類別魚類別生產量值7'!O63,'漁業生產量值-漁業種類別魚類別生產量值8'!C63,'漁業生產量值-漁業種類別魚類別生產量值8'!E63,'漁業生產量值-漁業種類別魚類別生產量值8'!G63,'漁業生產量值-漁業種類別魚類別生產量值8'!I63,'漁業生產量值-漁業種類別魚類別生產量值8'!K63,'漁業生產量值-漁業種類別魚類別生產量值8'!M63,'漁業生產量值-漁業種類別魚類別生產量值8'!O63)=0,&quot;-&quot;,SUM('漁業生產量值-漁業種類別魚類別生產量值7'!C63,'漁業生產量值-漁業種類別魚類別生產量值7'!E63,'漁業生產量值-漁業種類別魚類別生產量值7'!G63,'漁業生產量值-漁業種類別魚類別生產量值7'!I63,'漁業生產量值-漁業種類別魚類別生產量值7'!K63,'漁業生產量值-漁業種類別魚類別生產量值7'!M63,'漁業生產量值-漁業種類別魚類別生產量值7'!O63,'漁業生產量值-漁業種類別魚類別生產量值8'!C63,'漁業生產量值-漁業種類別魚類別生產量值8'!E63,'漁業生產量值-漁業種類別魚類別生產量值8'!G63,'漁業生產量值-漁業種類別魚類別生產量值8'!I63,'漁業生產量值-漁業種類別魚類別生產量值8'!K63,'漁業生產量值-漁業種類別魚類別生產量值8'!M63,'漁業生產量值-漁業種類別魚類別生產量值8'!O63))" table:style-name="ce19">
            <text:p>-</text:p>
          </table:table-cell>
          <table:table-cell office:value-type="string" office:string-value="-" table:formula="msoxl:=IF(SUM('漁業生產量值-漁業種類別魚類別生產量值7'!D63,'漁業生產量值-漁業種類別魚類別生產量值7'!F63,'漁業生產量值-漁業種類別魚類別生產量值7'!H63,'漁業生產量值-漁業種類別魚類別生產量值7'!J63,'漁業生產量值-漁業種類別魚類別生產量值7'!L63,'漁業生產量值-漁業種類別魚類別生產量值7'!N63,'漁業生產量值-漁業種類別魚類別生產量值7'!P63,'漁業生產量值-漁業種類別魚類別生產量值8'!D63,'漁業生產量值-漁業種類別魚類別生產量值8'!F63,'漁業生產量值-漁業種類別魚類別生產量值8'!H63,'漁業生產量值-漁業種類別魚類別生產量值8'!J63,'漁業生產量值-漁業種類別魚類別生產量值8'!L63,'漁業生產量值-漁業種類別魚類別生產量值8'!N63,'漁業生產量值-漁業種類別魚類別生產量值8'!P63)=0,&quot;-&quot;,SUM('漁業生產量值-漁業種類別魚類別生產量值7'!D63,'漁業生產量值-漁業種類別魚類別生產量值7'!F63,'漁業生產量值-漁業種類別魚類別生產量值7'!H63,'漁業生產量值-漁業種類別魚類別生產量值7'!J63,'漁業生產量值-漁業種類別魚類別生產量值7'!L63,'漁業生產量值-漁業種類別魚類別生產量值7'!N63,'漁業生產量值-漁業種類別魚類別生產量值7'!P63,'漁業生產量值-漁業種類別魚類別生產量值8'!D63,'漁業生產量值-漁業種類別魚類別生產量值8'!F63,'漁業生產量值-漁業種類別魚類別生產量值8'!H63,'漁業生產量值-漁業種類別魚類別生產量值8'!J63,'漁業生產量值-漁業種類別魚類別生產量值8'!L63,'漁業生產量值-漁業種類別魚類別生產量值8'!N63,'漁業生產量值-漁業種類別魚類別生產量值8'!P63))" table:style-name="ce19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7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6" table:number-columns-repeated="16367" table:default-cell-style-name="ce31"/>
        <table:table-row table:style-name="ro1">
          <table:table-cell office:value-type="string" table:number-columns-spanned="3" table:number-rows-spanned="1" table:style-name="ce125">
            <text:p>7‧漁業生產量</text:p>
          </table:table-cell>
          <table:covered-table-cell table:number-columns-repeated="2"/>
          <table:table-cell table:number-columns-repeated="6" table:style-name="ce31"/>
          <table:table-cell office:value-type="string" table:style-name="ce31">
            <text:p>7‧FISHERIES PRODUCTION</text:p>
          </table:table-cell>
          <table:table-cell table:number-columns-repeated="16374" table:style-name="ce31"/>
        </table:table-row>
        <table:table-row table:style-name="ro2">
          <table:table-cell table:number-columns-repeated="4" table:style-name="ce31"/>
          <table:table-cell office:value-type="string" table:style-name="ce32">
            <text:p>單位：</text:p>
          </table:table-cell>
          <table:table-cell office:value-type="string" table:style-name="ce33">
            <text:p>產量：公噸, 千尾(觀賞魚)</text:p>
          </table:table-cell>
          <table:table-cell table:style-name="ce31"/>
          <table:table-cell table:number-columns-repeated="2" table:style-name="ce33"/>
          <table:table-cell table:number-columns-repeated="2" table:style-name="ce31"/>
          <table:table-cell office:value-type="string" table:style-name="ce32">
            <text:p>Unit：</text:p>
          </table:table-cell>
          <table:table-cell office:value-type="string" table:style-name="ce33">
            <text:p>Quantity：M.T.; 1000Pcs. by ornamental fish</text:p>
          </table:table-cell>
          <table:table-cell table:number-columns-repeated="16371" table:style-name="ce31"/>
        </table:table-row>
        <table:table-row table:style-name="ro2">
          <table:table-cell table:style-name="ce31"/>
          <table:table-cell office:value-type="string" table:number-columns-spanned="3" table:number-rows-spanned="1" table:style-name="ce11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31"/>
          <table:table-cell office:value-type="string" table:style-name="ce34">
            <text:p>價值：新臺幣千元</text:p>
          </table:table-cell>
          <table:table-cell table:style-name="ce31"/>
          <table:table-cell table:style-name="ce34"/>
          <table:table-cell office:value-type="string" table:style-name="ce34">
            <text:p>(1) By type of fisheries by species(Continued)</text:p>
          </table:table-cell>
          <table:table-cell table:number-columns-repeated="3" table:style-name="ce31"/>
          <table:table-cell office:value-type="string" table:style-name="ce35">
            <text:p>Value：Thousand NT $</text:p>
          </table:table-cell>
          <table:table-cell table:number-columns-repeated="16371" table:style-name="ce31"/>
        </table:table-row>
        <table:table-row table:style-name="ro2">
          <table:table-cell table:style-name="ce36"/>
          <table:table-cell office:value-type="string" table:number-columns-spanned="1" table:number-rows-spanned="3" table:style-name="ce175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7" draw:style-name="a7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7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14" table:number-rows-spanned="1" table:style-name="ce174">
            <text:p>鯖 <text:s text:c="5"/>科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2" table:number-rows-spanned="1" table:style-name="ce171">
            <text:p>鯖</text:p>
          </table:table-cell>
          <table:covered-table-cell/>
          <table:table-cell office:value-type="string" table:number-columns-spanned="2" table:number-rows-spanned="1" table:style-name="ce176">
            <text:p>正 <text:s text:c="6"/>鰹</text:p>
          </table:table-cell>
          <table:covered-table-cell/>
          <table:table-cell office:value-type="string" table:number-columns-spanned="2" table:number-rows-spanned="1" table:style-name="ce176">
            <text:p>花 <text:s text:c="6"/>鰹</text:p>
          </table:table-cell>
          <table:covered-table-cell/>
          <table:table-cell office:value-type="string" table:number-columns-spanned="2" table:number-rows-spanned="1" table:style-name="ce176">
            <text:p>圓 <text:s/>花 <text:s/>鰹</text:p>
          </table:table-cell>
          <table:covered-table-cell/>
          <table:table-cell office:value-type="string" table:number-columns-spanned="2" table:number-rows-spanned="1" table:style-name="ce176">
            <text:p>其他鰹類</text:p>
          </table:table-cell>
          <table:covered-table-cell/>
          <table:table-cell office:value-type="string" table:number-columns-spanned="2" table:number-rows-spanned="1" table:style-name="ce176">
            <text:p>土 <text:s/>拖 <text:s/>鰆</text:p>
          </table:table-cell>
          <table:covered-table-cell/>
          <table:table-cell office:value-type="string" table:number-columns-spanned="2" table:number-rows-spanned="1" table:style-name="ce176">
            <text:p>馬 <text:s/>加 <text:s/>鰆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代碼</text:p>
          </table:table-cell>
          <table:table-cell office:value-type="string" table:number-columns-spanned="1" table:number-rows-spanned="3" table:style-name="ce173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72">
            <text:p>4700</text:p>
          </table:table-cell>
          <table:covered-table-cell/>
          <table:table-cell office:value-type="string" table:number-columns-spanned="2" table:number-rows-spanned="1" table:style-name="ce169">
            <text:p>4801</text:p>
          </table:table-cell>
          <table:covered-table-cell/>
          <table:table-cell office:value-type="string" table:number-columns-spanned="2" table:number-rows-spanned="1" table:style-name="ce169">
            <text:p>4802</text:p>
          </table:table-cell>
          <table:covered-table-cell/>
          <table:table-cell office:value-type="string" table:number-columns-spanned="2" table:number-rows-spanned="1" table:style-name="ce169">
            <text:p>4803</text:p>
          </table:table-cell>
          <table:covered-table-cell/>
          <table:table-cell office:value-type="string" table:number-columns-spanned="2" table:number-rows-spanned="1" table:style-name="ce169">
            <text:p>4899</text:p>
          </table:table-cell>
          <table:covered-table-cell/>
          <table:table-cell office:value-type="string" table:number-columns-spanned="2" table:number-rows-spanned="1" table:style-name="ce169">
            <text:p>4901</text:p>
          </table:table-cell>
          <table:covered-table-cell/>
          <table:table-cell office:value-type="string" table:number-columns-spanned="2" table:number-rows-spanned="1" table:style-name="ce169">
            <text:p>4902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Code</text:p>
          </table:table-cell>
          <table:covered-table-cell/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table:number-columns-repeated="16368"/>
        </table:table-row>
        <table:table-row table:style-name="ro2">
          <table:table-cell table:style-name="ce43"/>
          <table:covered-table-cell/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70092.54247" table:formula="msoxl:=  IF(SUM(C11,C19,C36,C50,C54,C58)=0,&quot;-&quot;,SUM(C11,C19,C36,C50,C54,C58))" table:style-name="ce54">
            <text:p>70,093<text:s/></text:p>
          </table:table-cell>
          <table:table-cell office:value-type="float" office:value="4279145.6976899998" table:formula="msoxl:=  IF(SUM(D11,D19,D36,D50,D54,D58)=0,&quot;-&quot;,SUM(D11,D19,D36,D50,D54,D58))" table:style-name="ce54">
            <text:p>4,279,146<text:s/></text:p>
          </table:table-cell>
          <table:table-cell office:value-type="float" office:value="181742.84415000002" table:formula="msoxl:=  IF(SUM(E11,E19,E36,E50,E54,E58)=0,&quot;-&quot;,SUM(E11,E19,E36,E50,E54,E58))" table:style-name="ce54">
            <text:p>181,743<text:s/></text:p>
          </table:table-cell>
          <table:table-cell office:value-type="float" office:value="8209624.7323700003" table:formula="msoxl:=  IF(SUM(F11,F19,F36,F50,F54,F58)=0,&quot;-&quot;,SUM(F11,F19,F36,F50,F54,F58))" table:style-name="ce54">
            <text:p>8,209,625<text:s/></text:p>
          </table:table-cell>
          <table:table-cell office:value-type="float" office:value="6126.1984000000002" table:formula="msoxl:=  IF(SUM(G11,G19,G36,G50,G54,G58)=0,&quot;-&quot;,SUM(G11,G19,G36,G50,G54,G58))" table:style-name="ce54">
            <text:p>6,126<text:s/></text:p>
          </table:table-cell>
          <table:table-cell office:value-type="float" office:value="466003.90264999995" table:formula="msoxl:=  IF(SUM(H11,H19,H36,H50,H54,H58)=0,&quot;-&quot;,SUM(H11,H19,H36,H50,H54,H58))" table:style-name="ce54">
            <text:p>466,004<text:s/></text:p>
          </table:table-cell>
          <table:table-cell office:value-type="float" office:value="2760.1805900000004" table:formula="msoxl:=  IF(SUM(I11,I19,I36,I50,I54,I58)=0,&quot;-&quot;,SUM(I11,I19,I36,I50,I54,I58))" table:style-name="ce54">
            <text:p>2,760<text:s/></text:p>
          </table:table-cell>
          <table:table-cell office:value-type="float" office:value="102679.44117000001" table:formula="msoxl:=  IF(SUM(J11,J19,J36,J50,J54,J58)=0,&quot;-&quot;,SUM(J11,J19,J36,J50,J54,J58))" table:style-name="ce54">
            <text:p>102,679<text:s/></text:p>
          </table:table-cell>
          <table:table-cell office:value-type="float" office:value="1227.8050000000001" table:formula="msoxl:=  IF(SUM(K11,K19,K36,K50,K54,K58)=0,&quot;-&quot;,SUM(K11,K19,K36,K50,K54,K58))" table:style-name="ce54">
            <text:p>1,228<text:s/></text:p>
          </table:table-cell>
          <table:table-cell office:value-type="float" office:value="108176.51272999999" table:formula="msoxl:=  IF(SUM(L11,L19,L36,L50,L54,L58)=0,&quot;-&quot;,SUM(L11,L19,L36,L50,L54,L58))" table:style-name="ce54">
            <text:p>108,177<text:s/></text:p>
          </table:table-cell>
          <table:table-cell office:value-type="float" office:value="1278.0801000000001" table:formula="msoxl:=  IF(SUM(M11,M19,M36,M50,M54,M58)=0,&quot;-&quot;,SUM(M11,M19,M36,M50,M54,M58))" table:style-name="ce54">
            <text:p>1,278<text:s/></text:p>
          </table:table-cell>
          <table:table-cell office:value-type="float" office:value="300677.36553999997" table:formula="msoxl:=  IF(SUM(N11,N19,N36,N50,N54,N58)=0,&quot;-&quot;,SUM(N11,N19,N36,N50,N54,N58))" table:style-name="ce54">
            <text:p>300,677<text:s/></text:p>
          </table:table-cell>
          <table:table-cell office:value-type="float" office:value="4486.1328799999992" table:formula="msoxl:=  IF(SUM(O11,O19,O36,O50,O54,O58)=0,&quot;-&quot;,SUM(O11,O19,O36,O50,O54,O58))" table:style-name="ce54">
            <text:p>4,486<text:s/></text:p>
          </table:table-cell>
          <table:table-cell office:value-type="float" office:value="453427.88991999999" table:formula="msoxl:=  IF(SUM(P11,P19,P36,P50,P54,P58)=0,&quot;-&quot;,SUM(P11,P19,P36,P50,P54,P58))" table:style-name="ce54">
            <text:p>453,42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string" office:string-value="-" table:formula="msoxl:=  IF(SUM(C12:C18)=0,&quot;-&quot;,SUM(C12:C18))" table:style-name="ce54">
            <text:p>-</text:p>
          </table:table-cell>
          <table:table-cell office:value-type="string" office:string-value="-" table:formula="msoxl:=  IF(SUM(D12:D18)=0,&quot;-&quot;,SUM(D12:D18))" table:style-name="ce54">
            <text:p>-</text:p>
          </table:table-cell>
          <table:table-cell office:value-type="float" office:value="174126.239" table:formula="msoxl:=  IF(SUM(E12:E18)=0,&quot;-&quot;,SUM(E12:E18))" table:style-name="ce54">
            <text:p>174,126<text:s/></text:p>
          </table:table-cell>
          <table:table-cell office:value-type="float" office:value="7964935.2924700007" table:formula="msoxl:=  IF(SUM(F12:F18)=0,&quot;-&quot;,SUM(F12:F18))" table:style-name="ce54">
            <text:p>7,964,935<text:s/></text:p>
          </table:table-cell>
          <table:table-cell office:value-type="string" office:string-value="-" table:formula="msoxl:=  IF(SUM(G12:G18)=0,&quot;-&quot;,SUM(G12:G18))" table:style-name="ce54">
            <text:p>-</text:p>
          </table:table-cell>
          <table:table-cell office:value-type="string" office:string-value="-" table:formula="msoxl:=  IF(SUM(H12:H18)=0,&quot;-&quot;,SUM(H12:H18))" table:style-name="ce54">
            <text:p>-</text:p>
          </table:table-cell>
          <table:table-cell office:value-type="string" office:string-value="-" table:formula="msoxl:=  IF(SUM(I12:I18)=0,&quot;-&quot;,SUM(I12:I18))" table:style-name="ce54">
            <text:p>-</text:p>
          </table:table-cell>
          <table:table-cell office:value-type="string" office:string-value="-" table:formula="msoxl:=  IF(SUM(J12:J18)=0,&quot;-&quot;,SUM(J12:J18))" table:style-name="ce54">
            <text:p>-</text:p>
          </table:table-cell>
          <table:table-cell office:value-type="float" office:value="3.738" table:formula="msoxl:=  IF(SUM(K12:K18)=0,&quot;-&quot;,SUM(K12:K18))" table:style-name="ce54">
            <text:p>4<text:s/></text:p>
          </table:table-cell>
          <table:table-cell office:value-type="float" office:value="85.97399999999999" table:formula="msoxl:=  IF(SUM(L12:L18)=0,&quot;-&quot;,SUM(L12:L18))" table:style-name="ce54">
            <text:p>86<text:s/></text:p>
          </table:table-cell>
          <table:table-cell office:value-type="float" office:value="432.76799999999997" table:formula="msoxl:=  IF(SUM(M12:M18)=0,&quot;-&quot;,SUM(M12:M18))" table:style-name="ce54">
            <text:p>433<text:s/></text:p>
          </table:table-cell>
          <table:table-cell office:value-type="float" office:value="32953.199180000003" table:formula="msoxl:=  IF(SUM(N12:N18)=0,&quot;-&quot;,SUM(N12:N18))" table:style-name="ce54">
            <text:p>32,953<text:s/></text:p>
          </table:table-cell>
          <table:table-cell office:value-type="float" office:value="3192.7" table:formula="msoxl:=  IF(SUM(O12:O18)=0,&quot;-&quot;,SUM(O12:O18))" table:style-name="ce54">
            <text:p>3,193<text:s/></text:p>
          </table:table-cell>
          <table:table-cell office:value-type="float" office:value="216249.41680000001" table:formula="msoxl:=  IF(SUM(P12:P18)=0,&quot;-&quot;,SUM(P12:P18))" table:style-name="ce54">
            <text:p>216,24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72663.57222999999" table:style-name="ce54">
            <text:p>172,664<text:s/></text:p>
          </table:table-cell>
          <table:table-cell office:value-type="float" office:value="7925078.7479100004" table:style-name="ce54">
            <text:p>7,925,07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.83162" table:style-name="ce54">
            <text:p>2<text:s/></text:p>
          </table:table-cell>
          <table:table-cell office:value-type="float" office:value="42.12726" table:style-name="ce54">
            <text:p>4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462.66677" table:style-name="ce54">
            <text:p>1,463<text:s/></text:p>
          </table:table-cell>
          <table:table-cell office:value-type="float" office:value="39856.544560000002" table:style-name="ce54">
            <text:p>39,85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.90638" table:style-name="ce54">
            <text:p>2<text:s/></text:p>
          </table:table-cell>
          <table:table-cell office:value-type="float" office:value="43.846739999999997" table:style-name="ce54">
            <text:p>44<text:s/></text:p>
          </table:table-cell>
          <table:table-cell office:value-type="float" office:value="432.76799999999997" table:style-name="ce54">
            <text:p>433<text:s/></text:p>
          </table:table-cell>
          <table:table-cell office:value-type="float" office:value="32953.199180000003" table:style-name="ce54">
            <text:p>32,953<text:s/></text:p>
          </table:table-cell>
          <table:table-cell office:value-type="float" office:value="3192.7" table:style-name="ce54">
            <text:p>3,193<text:s/></text:p>
          </table:table-cell>
          <table:table-cell office:value-type="float" office:value="216249.41680000001" table:style-name="ce54">
            <text:p>216,24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67895.89" table:formula="msoxl:=  IF(SUM(C20:C35)=0,&quot;-&quot;,SUM(C20:C35))" table:style-name="ce54">
            <text:p>67,896<text:s/></text:p>
          </table:table-cell>
          <table:table-cell office:value-type="float" office:value="4139868.8270999999" table:formula="msoxl:=  IF(SUM(D20:D35)=0,&quot;-&quot;,SUM(D20:D35))" table:style-name="ce54">
            <text:p>4,139,869<text:s/></text:p>
          </table:table-cell>
          <table:table-cell office:value-type="float" office:value="4275.9885000000004" table:formula="msoxl:=  IF(SUM(E20:E35)=0,&quot;-&quot;,SUM(E20:E35))" table:style-name="ce54">
            <text:p>4,276<text:s/></text:p>
          </table:table-cell>
          <table:table-cell office:value-type="float" office:value="118688.16344999999" table:formula="msoxl:=  IF(SUM(F20:F35)=0,&quot;-&quot;,SUM(F20:F35))" table:style-name="ce54">
            <text:p>118,688<text:s/></text:p>
          </table:table-cell>
          <table:table-cell office:value-type="float" office:value="5370.5531000000001" table:formula="msoxl:=  IF(SUM(G20:G35)=0,&quot;-&quot;,SUM(G20:G35))" table:style-name="ce54">
            <text:p>5,371<text:s/></text:p>
          </table:table-cell>
          <table:table-cell office:value-type="float" office:value="419385.54949999996" table:formula="msoxl:=  IF(SUM(H20:H35)=0,&quot;-&quot;,SUM(H20:H35))" table:style-name="ce54">
            <text:p>419,386<text:s/></text:p>
          </table:table-cell>
          <table:table-cell office:value-type="float" office:value="2336.8695000000002" table:formula="msoxl:=  IF(SUM(I20:I35)=0,&quot;-&quot;,SUM(I20:I35))" table:style-name="ce54">
            <text:p>2,337<text:s/></text:p>
          </table:table-cell>
          <table:table-cell office:value-type="float" office:value="73390.002370000002" table:formula="msoxl:=  IF(SUM(J20:J35)=0,&quot;-&quot;,SUM(J20:J35))" table:style-name="ce54">
            <text:p>73,390<text:s/></text:p>
          </table:table-cell>
          <table:table-cell office:value-type="float" office:value="770.024" table:formula="msoxl:=  IF(SUM(K20:K35)=0,&quot;-&quot;,SUM(K20:K35))" table:style-name="ce54">
            <text:p>770<text:s/></text:p>
          </table:table-cell>
          <table:table-cell office:value-type="float" office:value="74163.749719999993" table:formula="msoxl:=  IF(SUM(L20:L35)=0,&quot;-&quot;,SUM(L20:L35))" table:style-name="ce54">
            <text:p>74,164<text:s/></text:p>
          </table:table-cell>
          <table:table-cell office:value-type="float" office:value="508.09866000000005" table:formula="msoxl:=  IF(SUM(M20:M35)=0,&quot;-&quot;,SUM(M20:M35))" table:style-name="ce54">
            <text:p>508<text:s/></text:p>
          </table:table-cell>
          <table:table-cell office:value-type="float" office:value="173768.22247999997" table:formula="msoxl:=  IF(SUM(N20:N35)=0,&quot;-&quot;,SUM(N20:N35))" table:style-name="ce54">
            <text:p>173,768<text:s/></text:p>
          </table:table-cell>
          <table:table-cell office:value-type="float" office:value="360.54516999999998" table:formula="msoxl:=  IF(SUM(O20:O35)=0,&quot;-&quot;,SUM(O20:O35))" table:style-name="ce54">
            <text:p>361<text:s/></text:p>
          </table:table-cell>
          <table:table-cell office:value-type="float" office:value="66756.793369999999" table:formula="msoxl:=  IF(SUM(P20:P35)=0,&quot;-&quot;,SUM(P20:P35))" table:style-name="ce54">
            <text:p>66,75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float" office:value="1794.4" table:style-name="ce54">
            <text:p>1,794<text:s/></text:p>
          </table:table-cell>
          <table:table-cell office:value-type="float" office:value="62265.68" table:style-name="ce54">
            <text:p>62,26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51.99" table:style-name="ce54">
            <text:p>152<text:s/></text:p>
          </table:table-cell>
          <table:table-cell office:value-type="float" office:value="4848.4809999999998" table:style-name="ce54">
            <text:p>4,84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.2999999999999998" table:style-name="ce54">
            <text:p>2<text:s/></text:p>
          </table:table-cell>
          <table:table-cell office:value-type="float" office:value="85.1" table:style-name="ce54">
            <text:p>8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5155.8284999999996" table:style-name="ce54">
            <text:p>5,156<text:s/></text:p>
          </table:table-cell>
          <table:table-cell office:value-type="float" office:value="333977.17200000002" table:style-name="ce54">
            <text:p>333,977<text:s/></text:p>
          </table:table-cell>
          <table:table-cell office:value-type="float" office:value="142.31190000000001" table:style-name="ce54">
            <text:p>142<text:s/></text:p>
          </table:table-cell>
          <table:table-cell office:value-type="float" office:value="5102.9856" table:style-name="ce54">
            <text:p>5,103<text:s/></text:p>
          </table:table-cell>
          <table:table-cell office:value-type="float" office:value="51.637" table:style-name="ce54">
            <text:p>52<text:s/></text:p>
          </table:table-cell>
          <table:table-cell office:value-type="float" office:value="5163.7" table:style-name="ce54">
            <text:p>5,164<text:s/></text:p>
          </table:table-cell>
          <table:table-cell office:value-type="float" office:value="1.9856" table:style-name="ce54">
            <text:p>2<text:s/></text:p>
          </table:table-cell>
          <table:table-cell office:value-type="float" office:value="58.734650000000002" table:style-name="ce54">
            <text:p>59<text:s/></text:p>
          </table:table-cell>
          <table:table-cell office:value-type="float" office:value="50.587000000000003" table:style-name="ce54">
            <text:p>51<text:s/></text:p>
          </table:table-cell>
          <table:table-cell office:value-type="float" office:value="1168.7840000000001" table:style-name="ce54">
            <text:p>1,169<text:s/></text:p>
          </table:table-cell>
          <table:table-cell office:value-type="float" office:value="180.37270000000001" table:style-name="ce54">
            <text:p>180<text:s/></text:p>
          </table:table-cell>
          <table:table-cell office:value-type="float" office:value="65253.885000000002" table:style-name="ce54">
            <text:p>65,254<text:s/></text:p>
          </table:table-cell>
          <table:table-cell office:value-type="float" office:value="55.017800000000001" table:style-name="ce54">
            <text:p>55<text:s/></text:p>
          </table:table-cell>
          <table:table-cell office:value-type="float" office:value="11288.268899999999" table:style-name="ce54">
            <text:p>11,28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29.616399999999999" table:style-name="ce54">
            <text:p>30<text:s/></text:p>
          </table:table-cell>
          <table:table-cell office:value-type="float" office:value="2417.0916000000002" table:style-name="ce54">
            <text:p>2,417<text:s/></text:p>
          </table:table-cell>
          <table:table-cell office:value-type="float" office:value="7.1608000000000001" table:style-name="ce54">
            <text:p>7<text:s/></text:p>
          </table:table-cell>
          <table:table-cell office:value-type="float" office:value="171.85919999999999" table:style-name="ce54">
            <text:p>172<text:s/></text:p>
          </table:table-cell>
          <table:table-cell office:value-type="float" office:value="9.5259999999999998" table:style-name="ce54">
            <text:p>10<text:s/></text:p>
          </table:table-cell>
          <table:table-cell office:value-type="float" office:value="475.39600000000002" table:style-name="ce54">
            <text:p>475<text:s/></text:p>
          </table:table-cell>
          <table:table-cell office:value-type="float" office:value="2.1778" table:style-name="ce54">
            <text:p>2<text:s/></text:p>
          </table:table-cell>
          <table:table-cell office:value-type="float" office:value="52.267200000000003" table:style-name="ce54">
            <text:p>52<text:s/></text:p>
          </table:table-cell>
          <table:table-cell office:value-type="float" office:value="335.029" table:style-name="ce54">
            <text:p>335<text:s/></text:p>
          </table:table-cell>
          <table:table-cell office:value-type="float" office:value="38925.587" table:style-name="ce54">
            <text:p>38,926<text:s/></text:p>
          </table:table-cell>
          <table:table-cell office:value-type="float" office:value="261.38531" table:style-name="ce54">
            <text:p>261<text:s/></text:p>
          </table:table-cell>
          <table:table-cell office:value-type="float" office:value="91119.77678" table:style-name="ce54">
            <text:p>91,120<text:s/></text:p>
          </table:table-cell>
          <table:table-cell office:value-type="float" office:value="226.81097" table:style-name="ce54">
            <text:p>227<text:s/></text:p>
          </table:table-cell>
          <table:table-cell office:value-type="float" office:value="39990.236870000001" table:style-name="ce54">
            <text:p>39,99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1" table:style-name="ce54">
            <text:p>0<text:s/></text:p>
          </table:table-cell>
          <table:table-cell office:value-type="float" office:value="3.4870000000000001" table:style-name="ce54">
            <text:p>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1.360500000000002" table:style-name="ce54">
            <text:p>61<text:s/></text:p>
          </table:table-cell>
          <table:table-cell office:value-type="float" office:value="3423.1419500000002" table:style-name="ce54">
            <text:p>3,423<text:s/></text:p>
          </table:table-cell>
          <table:table-cell office:value-type="float" office:value="1.1545000000000001" table:style-name="ce54">
            <text:p>1<text:s/></text:p>
          </table:table-cell>
          <table:table-cell office:value-type="float" office:value="94.668999999999997" table:style-name="ce54">
            <text:p>95<text:s/></text:p>
          </table:table-cell>
          <table:table-cell office:value-type="float" office:value="4.8970000000000002" table:style-name="ce54">
            <text:p>5<text:s/></text:p>
          </table:table-cell>
          <table:table-cell office:value-type="float" office:value="343.29908" table:style-name="ce54">
            <text:p>343<text:s/></text:p>
          </table:table-cell>
          <table:table-cell office:value-type="float" office:value="11.096" table:style-name="ce54">
            <text:p>11<text:s/></text:p>
          </table:table-cell>
          <table:table-cell office:value-type="float" office:value="819.26639999999998" table:style-name="ce54">
            <text:p>819<text:s/></text:p>
          </table:table-cell>
          <table:table-cell office:value-type="float" office:value="2.2589999999999999" table:style-name="ce54">
            <text:p>2<text:s/></text:p>
          </table:table-cell>
          <table:table-cell office:value-type="float" office:value="427.9692" table:style-name="ce54">
            <text:p>428<text:s/></text:p>
          </table:table-cell>
          <table:table-cell office:value-type="float" office:value="0.152" table:style-name="ce54">
            <text:p>0<text:s/></text:p>
          </table:table-cell>
          <table:table-cell office:value-type="float" office:value="9.8800000000000008" table:style-name="ce54">
            <text:p>1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0.31009999999999999" table:style-name="ce54">
            <text:p>0<text:s/></text:p>
          </table:table-cell>
          <table:table-cell office:value-type="float" office:value="13.644399999999999" table:style-name="ce54">
            <text:p>14<text:s/></text:p>
          </table:table-cell>
          <table:table-cell office:value-type="float" office:value="1.7133" table:style-name="ce54">
            <text:p>2<text:s/></text:p>
          </table:table-cell>
          <table:table-cell office:value-type="float" office:value="50.428400000000003" table:style-name="ce54">
            <text:p>50<text:s/></text:p>
          </table:table-cell>
          <table:table-cell office:value-type="float" office:value="6.6E-3" table:style-name="ce54">
            <text:p>0<text:s/></text:p>
          </table:table-cell>
          <table:table-cell office:value-type="float" office:value="0.36299999999999999" table:style-name="ce54">
            <text:p>0<text:s/></text:p>
          </table:table-cell>
          <table:table-cell office:value-type="float" office:value="0.1681" table:style-name="ce54">
            <text:p>0<text:s/></text:p>
          </table:table-cell>
          <table:table-cell office:value-type="float" office:value="4.0343999999999998" table:style-name="ce54">
            <text:p>4<text:s/></text:p>
          </table:table-cell>
          <table:table-cell office:value-type="float" office:value="47.176000000000002" table:style-name="ce54">
            <text:p>47<text:s/></text:p>
          </table:table-cell>
          <table:table-cell office:value-type="float" office:value="1756.8920000000001" table:style-name="ce54">
            <text:p>1,757<text:s/></text:p>
          </table:table-cell>
          <table:table-cell office:value-type="float" office:value="50.281559999999999" table:style-name="ce54">
            <text:p>50<text:s/></text:p>
          </table:table-cell>
          <table:table-cell office:value-type="float" office:value="13286.732" table:style-name="ce54">
            <text:p>13,287<text:s/></text:p>
          </table:table-cell>
          <table:table-cell office:value-type="float" office:value="61.660600000000002" table:style-name="ce54">
            <text:p>62<text:s/></text:p>
          </table:table-cell>
          <table:table-cell office:value-type="float" office:value="12071.2606" table:style-name="ce54">
            <text:p>12,07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8.9879999999999995" table:style-name="ce54">
            <text:p>9<text:s/></text:p>
          </table:table-cell>
          <table:table-cell office:value-type="float" office:value="730.27499999999998" table:style-name="ce54">
            <text:p>73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8.2690000000000001" table:style-name="ce54">
            <text:p>8<text:s/></text:p>
          </table:table-cell>
          <table:table-cell office:value-type="float" office:value="571.88404000000003" table:style-name="ce54">
            <text:p>572<text:s/></text:p>
          </table:table-cell>
          <table:table-cell office:value-type="float" office:value="9.8360000000000003" table:style-name="ce54">
            <text:p>10<text:s/></text:p>
          </table:table-cell>
          <table:table-cell office:value-type="float" office:value="671.99552000000006" table:style-name="ce54">
            <text:p>67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float" office:value="70.8" table:style-name="ce54">
            <text:p>71<text:s/></text:p>
          </table:table-cell>
          <table:table-cell office:value-type="float" office:value="7788" table:style-name="ce54">
            <text:p>7,78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9.600000000000001" table:style-name="ce54">
            <text:p>20<text:s/></text:p>
          </table:table-cell>
          <table:table-cell office:value-type="float" office:value="725.2" table:style-name="ce54">
            <text:p>725<text:s/></text:p>
          </table:table-cell>
          <table:table-cell office:value-type="float" office:value="13.800090000000001" table:style-name="ce54">
            <text:p>14<text:s/></text:p>
          </table:table-cell>
          <table:table-cell office:value-type="float" office:value="3679.8595" table:style-name="ce54">
            <text:p>3,680<text:s/></text:p>
          </table:table-cell>
          <table:table-cell office:value-type="float" office:value="16.9038" table:style-name="ce54">
            <text:p>17<text:s/></text:p>
          </table:table-cell>
          <table:table-cell office:value-type="float" office:value="3397.1469999999999" table:style-name="ce54">
            <text:p>3,39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float" office:value="59613.822" table:style-name="ce54">
            <text:p>59,614<text:s/></text:p>
          </table:table-cell>
          <table:table-cell office:value-type="float" office:value="3690687.6179999998" table:style-name="ce54">
            <text:p>3,690,688<text:s/></text:p>
          </table:table-cell>
          <table:table-cell office:value-type="float" office:value="4054.4540000000002" table:style-name="ce54">
            <text:p>4,054<text:s/></text:p>
          </table:table-cell>
          <table:table-cell office:value-type="float" office:value="109209.4733" table:style-name="ce54">
            <text:p>109,209<text:s/></text:p>
          </table:table-cell>
          <table:table-cell office:value-type="float" office:value="5308.1289999999999" table:style-name="ce54">
            <text:p>5,308<text:s/></text:p>
          </table:table-cell>
          <table:table-cell office:value-type="float" office:value="413647.93449999997" table:style-name="ce54">
            <text:p>413,648<text:s/></text:p>
          </table:table-cell>
          <table:table-cell office:value-type="float" office:value="1980.6849999999999" table:style-name="ce54">
            <text:p>1,981<text:s/></text:p>
          </table:table-cell>
          <table:table-cell office:value-type="float" office:value="61555.667699999998" table:style-name="ce54">
            <text:p>61,556<text:s/></text:p>
          </table:table-cell>
          <table:table-cell office:value-type="float" office:value="294.39999999999998" table:style-name="ce54">
            <text:p>294<text:s/></text:p>
          </table:table-cell>
          <table:table-cell office:value-type="float" office:value="30010.924800000001" table:style-name="ce54">
            <text:p>30,01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float" office:value="1231.1130000000001" table:style-name="ce54">
            <text:p>1,231<text:s/></text:p>
          </table:table-cell>
          <table:table-cell office:value-type="float" office:value="42719.621099999997" table:style-name="ce54">
            <text:p>42,72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86.697" table:style-name="ce54">
            <text:p>187<text:s/></text:p>
          </table:table-cell>
          <table:table-cell office:value-type="float" office:value="5955.6342999999997" table:style-name="ce54">
            <text:p>5,95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2196.65247" table:formula="msoxl:=  IF(SUM(C37:C49)=0,&quot;-&quot;,SUM(C37:C49))" table:style-name="ce54">
            <text:p>2,197<text:s/></text:p>
          </table:table-cell>
          <table:table-cell office:value-type="float" office:value="139276.87059000001" table:formula="msoxl:=  IF(SUM(D37:D49)=0,&quot;-&quot;,SUM(D37:D49))" table:style-name="ce54">
            <text:p>139,277<text:s/></text:p>
          </table:table-cell>
          <table:table-cell office:value-type="float" office:value="3340.6166500000008" table:formula="msoxl:=  IF(SUM(E37:E49)=0,&quot;-&quot;,SUM(E37:E49))" table:style-name="ce54">
            <text:p>3,341<text:s/></text:p>
          </table:table-cell>
          <table:table-cell office:value-type="float" office:value="126001.27645" table:formula="msoxl:=  IF(SUM(F37:F49)=0,&quot;-&quot;,SUM(F37:F49))" table:style-name="ce54">
            <text:p>126,001<text:s/></text:p>
          </table:table-cell>
          <table:table-cell office:value-type="float" office:value="755.64530000000002" table:formula="msoxl:=  IF(SUM(G37:G49)=0,&quot;-&quot;,SUM(G37:G49))" table:style-name="ce54">
            <text:p>756<text:s/></text:p>
          </table:table-cell>
          <table:table-cell office:value-type="float" office:value="46618.353150000003" table:formula="msoxl:=  IF(SUM(H37:H49)=0,&quot;-&quot;,SUM(H37:H49))" table:style-name="ce54">
            <text:p>46,618<text:s/></text:p>
          </table:table-cell>
          <table:table-cell office:value-type="float" office:value="423.31108999999998" table:formula="msoxl:=  IF(SUM(I37:I49)=0,&quot;-&quot;,SUM(I37:I49))" table:style-name="ce54">
            <text:p>423<text:s/></text:p>
          </table:table-cell>
          <table:table-cell office:value-type="float" office:value="29289.438800000004" table:formula="msoxl:=  IF(SUM(J37:J49)=0,&quot;-&quot;,SUM(J37:J49))" table:style-name="ce54">
            <text:p>29,289<text:s/></text:p>
          </table:table-cell>
          <table:table-cell office:value-type="float" office:value="454.04300000000001" table:formula="msoxl:=  IF(SUM(K37:K49)=0,&quot;-&quot;,SUM(K37:K49))" table:style-name="ce54">
            <text:p>454<text:s/></text:p>
          </table:table-cell>
          <table:table-cell office:value-type="float" office:value="33926.78901" table:formula="msoxl:=  IF(SUM(L37:L49)=0,&quot;-&quot;,SUM(L37:L49))" table:style-name="ce54">
            <text:p>33,927<text:s/></text:p>
          </table:table-cell>
          <table:table-cell office:value-type="float" office:value="337.21343999999999" table:formula="msoxl:=  IF(SUM(M37:M49)=0,&quot;-&quot;,SUM(M37:M49))" table:style-name="ce54">
            <text:p>337<text:s/></text:p>
          </table:table-cell>
          <table:table-cell office:value-type="float" office:value="93955.943880000006" table:formula="msoxl:=  IF(SUM(N37:N49)=0,&quot;-&quot;,SUM(N37:N49))" table:style-name="ce54">
            <text:p>93,956<text:s/></text:p>
          </table:table-cell>
          <table:table-cell office:value-type="float" office:value="932.88770999999997" table:formula="msoxl:=  IF(SUM(O37:O49)=0,&quot;-&quot;,SUM(O37:O49))" table:style-name="ce54">
            <text:p>933<text:s/></text:p>
          </table:table-cell>
          <table:table-cell office:value-type="float" office:value="170421.67974999998" table:formula="msoxl:=  IF(SUM(P37:P49)=0,&quot;-&quot;,SUM(P37:P49))" table:style-name="ce54">
            <text:p>170,42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420.87497000000002" table:style-name="ce54">
            <text:p>421<text:s/></text:p>
          </table:table-cell>
          <table:table-cell office:value-type="float" office:value="20883.459589999999" table:style-name="ce54">
            <text:p>20,883<text:s/></text:p>
          </table:table-cell>
          <table:table-cell office:value-type="float" office:value="1371.6241500000001" table:style-name="ce54">
            <text:p>1,372<text:s/></text:p>
          </table:table-cell>
          <table:table-cell office:value-type="float" office:value="54070.362000000001" table:style-name="ce54">
            <text:p>54,070<text:s/></text:p>
          </table:table-cell>
          <table:table-cell office:value-type="float" office:value="417.96230000000003" table:style-name="ce54">
            <text:p>418<text:s/></text:p>
          </table:table-cell>
          <table:table-cell office:value-type="float" office:value="24568.808349999999" table:style-name="ce54">
            <text:p>24,569<text:s/></text:p>
          </table:table-cell>
          <table:table-cell office:value-type="float" office:value="366.74799000000002" table:style-name="ce54">
            <text:p>367<text:s/></text:p>
          </table:table-cell>
          <table:table-cell office:value-type="float" office:value="24773.618050000001" table:style-name="ce54">
            <text:p>24,774<text:s/></text:p>
          </table:table-cell>
          <table:table-cell office:value-type="float" office:value="271.83879999999999" table:style-name="ce54">
            <text:p>272<text:s/></text:p>
          </table:table-cell>
          <table:table-cell office:value-type="float" office:value="26046.5939" table:style-name="ce54">
            <text:p>26,047<text:s/></text:p>
          </table:table-cell>
          <table:table-cell office:value-type="float" office:value="145.9442" table:style-name="ce54">
            <text:p>146<text:s/></text:p>
          </table:table-cell>
          <table:table-cell office:value-type="float" office:value="44464.497439999999" table:style-name="ce54">
            <text:p>44,464<text:s/></text:p>
          </table:table-cell>
          <table:table-cell office:value-type="float" office:value="668.04064000000005" table:style-name="ce54">
            <text:p>668<text:s/></text:p>
          </table:table-cell>
          <table:table-cell office:value-type="float" office:value="121130.39808" table:style-name="ce54">
            <text:p>121,13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float" office:value="1425.82" table:style-name="ce54">
            <text:p>1,426<text:s/></text:p>
          </table:table-cell>
          <table:table-cell office:value-type="float" office:value="92550.33" table:style-name="ce54">
            <text:p>92,550<text:s/></text:p>
          </table:table-cell>
          <table:table-cell office:value-type="float" office:value="1715.92" table:style-name="ce54">
            <text:p>1,716<text:s/></text:p>
          </table:table-cell>
          <table:table-cell office:value-type="float" office:value="60057.2" table:style-name="ce54">
            <text:p>60,057<text:s/></text:p>
          </table:table-cell>
          <table:table-cell office:value-type="float" office:value="159" table:style-name="ce54">
            <text:p>159<text:s/></text:p>
          </table:table-cell>
          <table:table-cell office:value-type="float" office:value="12402" table:style-name="ce54">
            <text:p>12,402<text:s/></text:p>
          </table:table-cell>
          <table:table-cell office:value-type="float" office:value="2.6269999999999998" table:style-name="ce54">
            <text:p>3<text:s/></text:p>
          </table:table-cell>
          <table:table-cell office:value-type="float" office:value="124.7825" table:style-name="ce54">
            <text:p>125<text:s/></text:p>
          </table:table-cell>
          <table:table-cell office:value-type="float" office:value="1.1000000000000001" table:style-name="ce54">
            <text:p>1<text:s/></text:p>
          </table:table-cell>
          <table:table-cell office:value-type="float" office:value="40.700000000000003" table:style-name="ce54">
            <text:p>41<text:s/></text:p>
          </table:table-cell>
          <table:table-cell office:value-type="float" office:value="0.57999999999999996" table:style-name="ce54">
            <text:p>1<text:s/></text:p>
          </table:table-cell>
          <table:table-cell office:value-type="float" office:value="46.4" table:style-name="ce54">
            <text:p>4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157.84530000000001" table:style-name="ce54">
            <text:p>158<text:s/></text:p>
          </table:table-cell>
          <table:table-cell office:value-type="float" office:value="7499.6805999999997" table:style-name="ce54">
            <text:p>7,500<text:s/></text:p>
          </table:table-cell>
          <table:table-cell office:value-type="float" office:value="139.0095" table:style-name="ce54">
            <text:p>139<text:s/></text:p>
          </table:table-cell>
          <table:table-cell office:value-type="float" office:value="7228.7839999999997" table:style-name="ce54">
            <text:p>7,229<text:s/></text:p>
          </table:table-cell>
          <table:table-cell office:value-type="float" office:value="155.50049999999999" table:style-name="ce54">
            <text:p>156<text:s/></text:p>
          </table:table-cell>
          <table:table-cell office:value-type="float" office:value="7926.9160000000002" table:style-name="ce54">
            <text:p>7,927<text:s/></text:p>
          </table:table-cell>
          <table:table-cell office:value-type="float" office:value="52.021500000000003" table:style-name="ce54">
            <text:p>52<text:s/></text:p>
          </table:table-cell>
          <table:table-cell office:value-type="float" office:value="4296.9885000000004" table:style-name="ce54">
            <text:p>4,297<text:s/></text:p>
          </table:table-cell>
          <table:table-cell office:value-type="float" office:value="118.411" table:style-name="ce54">
            <text:p>118<text:s/></text:p>
          </table:table-cell>
          <table:table-cell office:value-type="float" office:value="4976.6527999999998" table:style-name="ce54">
            <text:p>4,977<text:s/></text:p>
          </table:table-cell>
          <table:table-cell office:value-type="float" office:value="125.01233999999999" table:style-name="ce54">
            <text:p>125<text:s/></text:p>
          </table:table-cell>
          <table:table-cell office:value-type="float" office:value="26282.166870000001" table:style-name="ce54">
            <text:p>26,282<text:s/></text:p>
          </table:table-cell>
          <table:table-cell office:value-type="float" office:value="243.79167000000001" table:style-name="ce54">
            <text:p>244<text:s/></text:p>
          </table:table-cell>
          <table:table-cell office:value-type="float" office:value="45048.468820000002" table:style-name="ce54">
            <text:p>45,04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.9530000000000003" table:style-name="ce54">
            <text:p>8<text:s/></text:p>
          </table:table-cell>
          <table:table-cell office:value-type="float" office:value="3181.2" table:style-name="ce54">
            <text:p>3,181<text:s/></text:p>
          </table:table-cell>
          <table:table-cell office:value-type="float" office:value="2.1899999999999999E-2" table:style-name="ce54">
            <text:p>0<text:s/></text:p>
          </table:table-cell>
          <table:table-cell office:value-type="float" office:value="4.7450599999999996" table:style-name="ce54">
            <text:p>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float" office:value="115.01220000000001" table:style-name="ce54">
            <text:p>115<text:s/></text:p>
          </table:table-cell>
          <table:table-cell office:value-type="float" office:value="12617.4004" table:style-name="ce54">
            <text:p>12,617<text:s/></text:p>
          </table:table-cell>
          <table:table-cell office:value-type="float" office:value="4.4400000000000004" table:style-name="ce54">
            <text:p>4<text:s/></text:p>
          </table:table-cell>
          <table:table-cell office:value-type="float" office:value="190.22499999999999" table:style-name="ce54">
            <text:p>190<text:s/></text:p>
          </table:table-cell>
          <table:table-cell office:value-type="float" office:value="1.3080000000000001" table:style-name="ce54">
            <text:p>1<text:s/></text:p>
          </table:table-cell>
          <table:table-cell office:value-type="float" office:value="72.855599999999995" table:style-name="ce54">
            <text:p>7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6.292000000000002" table:style-name="ce54">
            <text:p>46<text:s/></text:p>
          </table:table-cell>
          <table:table-cell office:value-type="float" office:value="1711.9364" table:style-name="ce54">
            <text:p>1,712<text:s/></text:p>
          </table:table-cell>
          <table:table-cell office:value-type="float" office:value="23.75845" table:style-name="ce54">
            <text:p>24<text:s/></text:p>
          </table:table-cell>
          <table:table-cell office:value-type="float" office:value="6434.6260499999999" table:style-name="ce54">
            <text:p>6,435<text:s/></text:p>
          </table:table-cell>
          <table:table-cell office:value-type="float" office:value="19.600000000000001" table:style-name="ce54">
            <text:p>20<text:s/></text:p>
          </table:table-cell>
          <table:table-cell office:value-type="float" office:value="3939.6" table:style-name="ce54">
            <text:p>3,94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62.6" table:style-name="ce54">
            <text:p>63<text:s/></text:p>
          </table:table-cell>
          <table:table-cell office:value-type="float" office:value="4928.5" table:style-name="ce54">
            <text:p>4,929<text:s/></text:p>
          </table:table-cell>
          <table:table-cell office:value-type="float" office:value="88.507000000000005" table:style-name="ce54">
            <text:p>89<text:s/></text:p>
          </table:table-cell>
          <table:table-cell office:value-type="float" office:value="3311.5754499999998" table:style-name="ce54">
            <text:p>3,312<text:s/></text:p>
          </table:table-cell>
          <table:table-cell office:value-type="float" office:value="21.452999999999999" table:style-name="ce54">
            <text:p>21<text:s/></text:p>
          </table:table-cell>
          <table:table-cell office:value-type="float" office:value="1613.2102" table:style-name="ce54">
            <text:p>1,613<text:s/></text:p>
          </table:table-cell>
          <table:table-cell office:value-type="float" office:value="1.8270999999999999" table:style-name="ce54">
            <text:p>2<text:s/></text:p>
          </table:table-cell>
          <table:table-cell office:value-type="float" office:value="86.78725" table:style-name="ce54">
            <text:p>87<text:s/></text:p>
          </table:table-cell>
          <table:table-cell office:value-type="float" office:value="0.17019999999999999" table:style-name="ce54">
            <text:p>0<text:s/></text:p>
          </table:table-cell>
          <table:table-cell office:value-type="float" office:value="7.2539100000000003" table:style-name="ce54">
            <text:p>7<text:s/></text:p>
          </table:table-cell>
          <table:table-cell office:value-type="float" office:value="32.365450000000003" table:style-name="ce54">
            <text:p>32<text:s/></text:p>
          </table:table-cell>
          <table:table-cell office:value-type="float" office:value="12907.053519999999" table:style-name="ce54">
            <text:p>12,907<text:s/></text:p>
          </table:table-cell>
          <table:table-cell office:value-type="float" office:value="1.4335" table:style-name="ce54">
            <text:p>1<text:s/></text:p>
          </table:table-cell>
          <table:table-cell office:value-type="float" office:value="298.46778999999998" table:style-name="ce54">
            <text:p>29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float" office:value="14.5" table:style-name="ce54">
            <text:p>15<text:s/></text:p>
          </table:table-cell>
          <table:table-cell office:value-type="float" office:value="797.5" table:style-name="ce54">
            <text:p>798<text:s/></text:p>
          </table:table-cell>
          <table:table-cell office:value-type="float" office:value="4.2910000000000004" table:style-name="ce54">
            <text:p>4<text:s/></text:p>
          </table:table-cell>
          <table:table-cell office:value-type="float" office:value="300.37" table:style-name="ce54">
            <text:p>30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5.973000000000001" table:style-name="ce54">
            <text:p>16<text:s/></text:p>
          </table:table-cell>
          <table:table-cell office:value-type="float" office:value="1118.1099999999999" table:style-name="ce54">
            <text:p>1,118<text:s/></text:p>
          </table:table-cell>
          <table:table-cell office:value-type="float" office:value="1.6" table:style-name="ce54">
            <text:p>2<text:s/></text:p>
          </table:table-cell>
          <table:table-cell office:value-type="float" office:value="640" table:style-name="ce54">
            <text:p>64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9.8800000000000008" table:style-name="ce54">
            <text:p>10<text:s/></text:p>
          </table:table-cell>
          <table:table-cell office:value-type="float" office:value="370.5" table:style-name="ce54">
            <text:p>37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.9450000000000003" table:style-name="ce54">
            <text:p>7<text:s/></text:p>
          </table:table-cell>
          <table:table-cell office:value-type="float" office:value="472.26" table:style-name="ce54">
            <text:p>472<text:s/></text:p>
          </table:table-cell>
          <table:table-cell office:value-type="float" office:value="0.42149999999999999" table:style-name="ce54">
            <text:p>0<text:s/></text:p>
          </table:table-cell>
          <table:table-cell office:value-type="float" office:value="34.563000000000002" table:style-name="ce54">
            <text:p>35<text:s/></text:p>
          </table:table-cell>
          <table:table-cell office:value-type="float" office:value="8.7499999999999994E-2" table:style-name="ce54">
            <text:p>0<text:s/></text:p>
          </table:table-cell>
          <table:table-cell office:value-type="float" office:value="7.2625000000000002" table:style-name="ce54">
            <text:p>7<text:s/></text:p>
          </table:table-cell>
          <table:table-cell office:value-type="float" office:value="0.25800000000000001" table:style-name="ce54">
            <text:p>0<text:s/></text:p>
          </table:table-cell>
          <table:table-cell office:value-type="float" office:value="25.542000000000002" table:style-name="ce54">
            <text:p>2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54">
            <text:p>-</text:p>
          </table:table-cell>
          <table:table-cell office:value-type="string" office:string-value="-" table:formula="msoxl:=  IF(SUM(D51:D53)=0,&quot;-&quot;,SUM(D51:D53))" table:style-name="ce54">
            <text:p>-</text:p>
          </table:table-cell>
          <table:table-cell office:value-type="string" office:string-value="-" table:formula="msoxl:=  IF(SUM(E51:E53)=0,&quot;-&quot;,SUM(E51:E53))" table:style-name="ce54">
            <text:p>-</text:p>
          </table:table-cell>
          <table:table-cell office:value-type="string" office:string-value="-" table:formula="msoxl:=  IF(SUM(F51:F53)=0,&quot;-&quot;,SUM(F51:F53))" table:style-name="ce54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  IF(SUM(I51:I53)=0,&quot;-&quot;,SUM(I51:I53))" table:style-name="ce54">
            <text:p>-</text:p>
          </table:table-cell>
          <table:table-cell office:value-type="string" office:string-value="-" table:formula="msoxl:=  IF(SUM(J51:J53)=0,&quot;-&quot;,SUM(J51:J53))" table:style-name="ce54">
            <text:p>-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office:value-type="string" office:string-value="-" table:formula="msoxl:=  IF(SUM(O51:O53)=0,&quot;-&quot;,SUM(O51:O53))" table:style-name="ce54">
            <text:p>-</text:p>
          </table:table-cell>
          <table:table-cell office:value-type="string" office:string-value="-" table:formula="msoxl:=  IF(SUM(P51:P53)=0,&quot;-&quot;,SUM(P51:P5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  IF(SUM(I55:I57)=0,&quot;-&quot;,SUM(I55:I57))" table:style-name="ce54">
            <text:p>-</text:p>
          </table:table-cell>
          <table:table-cell office:value-type="string" office:string-value="-" table:formula="msoxl:=  IF(SUM(J55:J57)=0,&quot;-&quot;,SUM(J55:J57))" table:style-name="ce54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string" office:string-value="-" table:formula="msoxl:=  IF(SUM(O55:O57)=0,&quot;-&quot;,SUM(O55:O57))" table:style-name="ce54">
            <text:p>-</text:p>
          </table:table-cell>
          <table:table-cell office:value-type="string" office:string-value="-" table:formula="msoxl:=  IF(SUM(P55:P57)=0,&quot;-&quot;,SUM(P55:P57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string" office:string-value="-" table:formula="msoxl:=  IF(SUM(C59,C60,C61,C63)=0,IF(C62=0,&quot;-&quot;,C62),SUM(C59,C60,C61,C63))" table:style-name="ce54">
            <text:p>-</text:p>
          </table:table-cell>
          <table:table-cell office:value-type="string" office:string-value="-" table:formula="msoxl:=  IF(SUM(D59:D63)=0,&quot;-&quot;,SUM(D59:D63))" table:style-name="ce54">
            <text:p>-</text:p>
          </table:table-cell>
          <table:table-cell office:value-type="string" office:string-value="-" table:formula="msoxl:=  IF(SUM(E59,E60,E61,E63)=0,IF(E62=0,&quot;-&quot;,E62),SUM(E59,E60,E61,E63))" table:style-name="ce54">
            <text:p>-</text:p>
          </table:table-cell>
          <table:table-cell office:value-type="string" office:string-value="-" table:formula="msoxl:=  IF(SUM(F59:F63)=0,&quot;-&quot;,SUM(F59:F63))" table:style-name="ce54">
            <text:p>-</text:p>
          </table:table-cell>
          <table:table-cell office:value-type="string" office:string-value="-" table:formula="msoxl:=  IF(SUM(G59,G60,G61,G63)=0,IF(G62=0,&quot;-&quot;,G62),SUM(G59,G60,G61,G63))" table:style-name="ce54">
            <text:p>-</text:p>
          </table:table-cell>
          <table:table-cell office:value-type="string" office:string-value="-" table:formula="msoxl:=  IF(SUM(H59:H63)=0,&quot;-&quot;,SUM(H59:H63))" table:style-name="ce54">
            <text:p>-</text:p>
          </table:table-cell>
          <table:table-cell office:value-type="string" office:string-value="-" table:formula="msoxl:=  IF(SUM(I59,I60,I61,I63)=0,IF(I62=0,&quot;-&quot;,I62),SUM(I59,I60,I61,I63))" table:style-name="ce54">
            <text:p>-</text:p>
          </table:table-cell>
          <table:table-cell office:value-type="string" office:string-value="-" table:formula="msoxl:=  IF(SUM(J59:J63)=0,&quot;-&quot;,SUM(J59:J63))" table:style-name="ce54">
            <text:p>-</text:p>
          </table:table-cell>
          <table:table-cell office:value-type="string" office:string-value="-" table:formula="msoxl:=  IF(SUM(K59,K60,K61,K63)=0,IF(K62=0,&quot;-&quot;,K62),SUM(K59,K60,K61,K63))" table:style-name="ce54">
            <text:p>-</text:p>
          </table:table-cell>
          <table:table-cell office:value-type="string" office:string-value="-" table:formula="msoxl:=  IF(SUM(L59:L63)=0,&quot;-&quot;,SUM(L59:L63))" table:style-name="ce54">
            <text:p>-</text:p>
          </table:table-cell>
          <table:table-cell office:value-type="string" office:string-value="-" table:formula="msoxl:=  IF(SUM(M59,M60,M61,M63)=0,IF(M62=0,&quot;-&quot;,M62),SUM(M59,M60,M61,M63))" table:style-name="ce54">
            <text:p>-</text:p>
          </table:table-cell>
          <table:table-cell office:value-type="string" office:string-value="-" table:formula="msoxl:=  IF(SUM(N59:N63)=0,&quot;-&quot;,SUM(N59:N63))" table:style-name="ce54">
            <text:p>-</text:p>
          </table:table-cell>
          <table:table-cell office:value-type="string" office:string-value="-" table:formula="msoxl:=  IF(SUM(O59,O60,O61,O63)=0,IF(O62=0,&quot;-&quot;,O62),SUM(O59,O60,O61,O63))" table:style-name="ce54">
            <text:p>-</text:p>
          </table:table-cell>
          <table:table-cell office:value-type="string" office:string-value="-" table:formula="msoxl:=  IF(SUM(P59:P63)=0,&quot;-&quot;,SUM(P59:P6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8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6" table:number-columns-repeated="16367" table:default-cell-style-name="ce31"/>
        <table:table-row table:style-name="ro1">
          <table:table-cell office:value-type="string" table:number-columns-spanned="3" table:number-rows-spanned="1" table:style-name="ce125">
            <text:p>7‧漁業生產量</text:p>
          </table:table-cell>
          <table:covered-table-cell table:number-columns-repeated="2"/>
          <table:table-cell table:number-columns-repeated="6" table:style-name="ce31"/>
          <table:table-cell office:value-type="string" table:style-name="ce31">
            <text:p>7‧FISHERIES PRODUCTION</text:p>
          </table:table-cell>
          <table:table-cell table:number-columns-repeated="16374" table:style-name="ce31"/>
        </table:table-row>
        <table:table-row table:style-name="ro2">
          <table:table-cell table:number-columns-repeated="4" table:style-name="ce31"/>
          <table:table-cell office:value-type="string" table:style-name="ce32">
            <text:p>單位：</text:p>
          </table:table-cell>
          <table:table-cell office:value-type="string" table:style-name="ce33">
            <text:p>產量：公噸, 千尾(觀賞魚)</text:p>
          </table:table-cell>
          <table:table-cell table:style-name="ce31"/>
          <table:table-cell table:number-columns-repeated="2" table:style-name="ce33"/>
          <table:table-cell table:number-columns-repeated="2" table:style-name="ce31"/>
          <table:table-cell office:value-type="string" table:style-name="ce32">
            <text:p>Unit：</text:p>
          </table:table-cell>
          <table:table-cell office:value-type="string" table:style-name="ce33">
            <text:p>Quantity：M.T.; 1000Pcs. by ornamental fish</text:p>
          </table:table-cell>
          <table:table-cell table:number-columns-repeated="16371" table:style-name="ce31"/>
        </table:table-row>
        <table:table-row table:style-name="ro2">
          <table:table-cell table:style-name="ce31"/>
          <table:table-cell office:value-type="string" table:number-columns-spanned="3" table:number-rows-spanned="1" table:style-name="ce11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31"/>
          <table:table-cell office:value-type="string" table:style-name="ce34">
            <text:p>價值：新臺幣千元</text:p>
          </table:table-cell>
          <table:table-cell table:style-name="ce31"/>
          <table:table-cell table:style-name="ce34"/>
          <table:table-cell office:value-type="string" table:style-name="ce34">
            <text:p>(1) By type of fisheries by species(Continued)</text:p>
          </table:table-cell>
          <table:table-cell table:number-columns-repeated="3" table:style-name="ce31"/>
          <table:table-cell office:value-type="string" table:style-name="ce35">
            <text:p>Value：Thousand NT $</text:p>
          </table:table-cell>
          <table:table-cell table:number-columns-repeated="16371" table:style-name="ce31"/>
        </table:table-row>
        <table:table-row table:style-name="ro2">
          <table:table-cell table:style-name="ce36"/>
          <table:table-cell office:value-type="string" table:number-columns-spanned="1" table:number-rows-spanned="3" table:style-name="ce175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8" draw:style-name="a8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7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14" table:number-rows-spanned="1" table:style-name="ce174">
            <text:p>鯖 <text:s text:c="5"/>科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2" table:number-rows-spanned="1" table:style-name="ce171">
            <text:p>其他鰆類</text:p>
          </table:table-cell>
          <table:covered-table-cell/>
          <table:table-cell office:value-type="string" table:number-columns-spanned="2" table:number-rows-spanned="1" table:style-name="ce176">
            <text:p>長 <text:s/>鰭 <text:s/>鮪</text:p>
          </table:table-cell>
          <table:covered-table-cell/>
          <table:table-cell office:value-type="string" table:number-columns-spanned="2" table:number-rows-spanned="1" table:style-name="ce176">
            <text:p>大 <text:s/>目 <text:s/>鮪</text:p>
          </table:table-cell>
          <table:covered-table-cell/>
          <table:table-cell office:value-type="string" table:number-columns-spanned="2" table:number-rows-spanned="1" table:style-name="ce176">
            <text:p>黃 <text:s/>鰭 <text:s/>鮪</text:p>
          </table:table-cell>
          <table:covered-table-cell/>
          <table:table-cell office:value-type="string" table:number-columns-spanned="2" table:number-rows-spanned="1" table:style-name="ce176">
            <text:p>黑 <text:s text:c="6"/>鮪</text:p>
          </table:table-cell>
          <table:covered-table-cell/>
          <table:table-cell office:value-type="string" table:number-columns-spanned="2" table:number-rows-spanned="1" table:style-name="ce176">
            <text:p>南方黑鮪</text:p>
          </table:table-cell>
          <table:covered-table-cell/>
          <table:table-cell office:value-type="string" table:number-columns-spanned="2" table:number-rows-spanned="1" table:style-name="ce176">
            <text:p>其他鮪類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代碼</text:p>
          </table:table-cell>
          <table:table-cell office:value-type="string" table:number-columns-spanned="1" table:number-rows-spanned="3" table:style-name="ce173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72">
            <text:p>4999</text:p>
          </table:table-cell>
          <table:covered-table-cell/>
          <table:table-cell office:value-type="string" table:number-columns-spanned="2" table:number-rows-spanned="1" table:style-name="ce169">
            <text:p>5001</text:p>
          </table:table-cell>
          <table:covered-table-cell/>
          <table:table-cell office:value-type="string" table:number-columns-spanned="2" table:number-rows-spanned="1" table:style-name="ce169">
            <text:p>5002</text:p>
          </table:table-cell>
          <table:covered-table-cell/>
          <table:table-cell office:value-type="string" table:number-columns-spanned="2" table:number-rows-spanned="1" table:style-name="ce169">
            <text:p>5003</text:p>
          </table:table-cell>
          <table:covered-table-cell/>
          <table:table-cell office:value-type="string" table:number-columns-spanned="2" table:number-rows-spanned="1" table:style-name="ce169">
            <text:p>5004</text:p>
          </table:table-cell>
          <table:covered-table-cell/>
          <table:table-cell office:value-type="string" table:number-columns-spanned="2" table:number-rows-spanned="1" table:style-name="ce169">
            <text:p>5006</text:p>
          </table:table-cell>
          <table:covered-table-cell/>
          <table:table-cell office:value-type="string" table:number-columns-spanned="2" table:number-rows-spanned="1" table:style-name="ce169">
            <text:p>5005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Code</text:p>
          </table:table-cell>
          <table:covered-table-cell/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table:number-columns-repeated="16368"/>
        </table:table-row>
        <table:table-row table:style-name="ro2">
          <table:table-cell table:style-name="ce43"/>
          <table:covered-table-cell/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2670.4640600000002" table:formula="msoxl:=  IF(SUM(C11,C19,C36,C50,C54,C58)=0,&quot;-&quot;,SUM(C11,C19,C36,C50,C54,C58))" table:style-name="ce54">
            <text:p>2,670<text:s/></text:p>
          </table:table-cell>
          <table:table-cell office:value-type="float" office:value="234565.84856000001" table:formula="msoxl:=  IF(SUM(D11,D19,D36,D50,D54,D58)=0,&quot;-&quot;,SUM(D11,D19,D36,D50,D54,D58))" table:style-name="ce54">
            <text:p>234,566<text:s/></text:p>
          </table:table-cell>
          <table:table-cell office:value-type="float" office:value="48752.680200000003" table:formula="msoxl:=  IF(SUM(E11,E19,E36,E50,E54,E58)=0,&quot;-&quot;,SUM(E11,E19,E36,E50,E54,E58))" table:style-name="ce54">
            <text:p>48,753<text:s/></text:p>
          </table:table-cell>
          <table:table-cell office:value-type="float" office:value="4071027.8531800001" table:formula="msoxl:=  IF(SUM(F11,F19,F36,F50,F54,F58)=0,&quot;-&quot;,SUM(F11,F19,F36,F50,F54,F58))" table:style-name="ce54">
            <text:p>4,071,028<text:s/></text:p>
          </table:table-cell>
          <table:table-cell office:value-type="float" office:value="64445.11" table:formula="msoxl:=  IF(SUM(G11,G19,G36,G50,G54,G58)=0,&quot;-&quot;,SUM(G11,G19,G36,G50,G54,G58))" table:style-name="ce54">
            <text:p>64,445<text:s/></text:p>
          </table:table-cell>
          <table:table-cell office:value-type="float" office:value="15641347.91619" table:formula="msoxl:=  IF(SUM(H11,H19,H36,H50,H54,H58)=0,&quot;-&quot;,SUM(H11,H19,H36,H50,H54,H58))" table:style-name="ce54">
            <text:p>15,641,348<text:s/></text:p>
          </table:table-cell>
          <table:table-cell office:value-type="float" office:value="60701.371479999994" table:formula="msoxl:=  IF(SUM(I11,I19,I36,I50,I54,I58)=0,&quot;-&quot;,SUM(I11,I19,I36,I50,I54,I58))" table:style-name="ce54">
            <text:p>60,701<text:s/></text:p>
          </table:table-cell>
          <table:table-cell office:value-type="float" office:value="6788166.1995800007" table:formula="msoxl:=  IF(SUM(J11,J19,J36,J50,J54,J58)=0,&quot;-&quot;,SUM(J11,J19,J36,J50,J54,J58))" table:style-name="ce54">
            <text:p>6,788,166<text:s/></text:p>
          </table:table-cell>
          <table:table-cell office:value-type="float" office:value="213.8253" table:formula="msoxl:=  IF(SUM(K11,K19,K36,K50,K54,K58)=0,&quot;-&quot;,SUM(K11,K19,K36,K50,K54,K58))" table:style-name="ce54">
            <text:p>214<text:s/></text:p>
          </table:table-cell>
          <table:table-cell office:value-type="float" office:value="217309.02728000001" table:formula="msoxl:=  IF(SUM(L11,L19,L36,L50,L54,L58)=0,&quot;-&quot;,SUM(L11,L19,L36,L50,L54,L58))" table:style-name="ce54">
            <text:p>217,309<text:s/></text:p>
          </table:table-cell>
          <table:table-cell office:value-type="float" office:value="496.9" table:formula="msoxl:=  IF(SUM(M11,M19,M36,M50,M54,M58)=0,&quot;-&quot;,SUM(M11,M19,M36,M50,M54,M58))" table:style-name="ce54">
            <text:p>497<text:s/></text:p>
          </table:table-cell>
          <table:table-cell office:value-type="float" office:value="169155.27551000001" table:formula="msoxl:=  IF(SUM(N11,N19,N36,N50,N54,N58)=0,&quot;-&quot;,SUM(N11,N19,N36,N50,N54,N58))" table:style-name="ce54">
            <text:p>169,155<text:s/></text:p>
          </table:table-cell>
          <table:table-cell office:value-type="float" office:value="1631.80495" table:formula="msoxl:=  IF(SUM(O11,O19,O36,O50,O54,O58)=0,&quot;-&quot;,SUM(O11,O19,O36,O50,O54,O58))" table:style-name="ce54">
            <text:p>1,632<text:s/></text:p>
          </table:table-cell>
          <table:table-cell office:value-type="float" office:value="98396.38300999999" table:formula="msoxl:=  IF(SUM(P11,P19,P36,P50,P54,P58)=0,&quot;-&quot;,SUM(P11,P19,P36,P50,P54,P58))" table:style-name="ce54">
            <text:p>98,39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986.404" table:formula="msoxl:=  IF(SUM(C12:C18)=0,&quot;-&quot;,SUM(C12:C18))" table:style-name="ce54">
            <text:p>986<text:s/></text:p>
          </table:table-cell>
          <table:table-cell office:value-type="float" office:value="63161.348279999998" table:formula="msoxl:=  IF(SUM(D12:D18)=0,&quot;-&quot;,SUM(D12:D18))" table:style-name="ce54">
            <text:p>63,161<text:s/></text:p>
          </table:table-cell>
          <table:table-cell office:value-type="float" office:value="48423.315999999999" table:formula="msoxl:=  IF(SUM(E12:E18)=0,&quot;-&quot;,SUM(E12:E18))" table:style-name="ce54">
            <text:p>48,423<text:s/></text:p>
          </table:table-cell>
          <table:table-cell office:value-type="float" office:value="4045063.2552900002" table:formula="msoxl:=  IF(SUM(F12:F18)=0,&quot;-&quot;,SUM(F12:F18))" table:style-name="ce54">
            <text:p>4,045,063<text:s/></text:p>
          </table:table-cell>
          <table:table-cell office:value-type="float" office:value="64023.42" table:formula="msoxl:=  IF(SUM(G12:G18)=0,&quot;-&quot;,SUM(G12:G18))" table:style-name="ce54">
            <text:p>64,023<text:s/></text:p>
          </table:table-cell>
          <table:table-cell office:value-type="float" office:value="15552755.752590001" table:formula="msoxl:=  IF(SUM(H12:H18)=0,&quot;-&quot;,SUM(H12:H18))" table:style-name="ce54">
            <text:p>15,552,756<text:s/></text:p>
          </table:table-cell>
          <table:table-cell office:value-type="float" office:value="57674.179999999993" table:formula="msoxl:=  IF(SUM(I12:I18)=0,&quot;-&quot;,SUM(I12:I18))" table:style-name="ce54">
            <text:p>57,674<text:s/></text:p>
          </table:table-cell>
          <table:table-cell office:value-type="float" office:value="6149010.4342600005" table:formula="msoxl:=  IF(SUM(J12:J18)=0,&quot;-&quot;,SUM(J12:J18))" table:style-name="ce54">
            <text:p>6,149,010<text:s/></text:p>
          </table:table-cell>
          <table:table-cell office:value-type="float" office:value="129.80799999999999" table:formula="msoxl:=  IF(SUM(K12:K18)=0,&quot;-&quot;,SUM(K12:K18))" table:style-name="ce54">
            <text:p>130<text:s/></text:p>
          </table:table-cell>
          <table:table-cell office:value-type="float" office:value="134980.71366000001" table:formula="msoxl:=  IF(SUM(L12:L18)=0,&quot;-&quot;,SUM(L12:L18))" table:style-name="ce54">
            <text:p>134,981<text:s/></text:p>
          </table:table-cell>
          <table:table-cell office:value-type="float" office:value="496.9" table:formula="msoxl:=  IF(SUM(M12:M18)=0,&quot;-&quot;,SUM(M12:M18))" table:style-name="ce54">
            <text:p>497<text:s/></text:p>
          </table:table-cell>
          <table:table-cell office:value-type="float" office:value="169155.27551000001" table:formula="msoxl:=  IF(SUM(N12:N18)=0,&quot;-&quot;,SUM(N12:N18))" table:style-name="ce54">
            <text:p>169,155<text:s/></text:p>
          </table:table-cell>
          <table:table-cell office:value-type="float" office:value="1015.886" table:formula="msoxl:=  IF(SUM(O12:O18)=0,&quot;-&quot;,SUM(O12:O18))" table:style-name="ce54">
            <text:p>1,016<text:s/></text:p>
          </table:table-cell>
          <table:table-cell office:value-type="float" office:value="46330.627009999997" table:formula="msoxl:=  IF(SUM(P12:P18)=0,&quot;-&quot;,SUM(P12:P18))" table:style-name="ce54">
            <text:p>46,33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39500000000000002" table:style-name="ce54">
            <text:p>0<text:s/></text:p>
          </table:table-cell>
          <table:table-cell office:value-type="float" office:value="2238.8609999999999" table:style-name="ce54">
            <text:p>2,239<text:s/></text:p>
          </table:table-cell>
          <table:table-cell office:value-type="float" office:value="110142.32711" table:style-name="ce54">
            <text:p>110,142<text:s/></text:p>
          </table:table-cell>
          <table:table-cell office:value-type="float" office:value="25749.729039999998" table:style-name="ce54">
            <text:p>25,750<text:s/></text:p>
          </table:table-cell>
          <table:table-cell office:value-type="float" office:value="1358031.3387200001" table:style-name="ce54">
            <text:p>1,358,03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float" office:value="986.404" table:style-name="ce54">
            <text:p>986<text:s/></text:p>
          </table:table-cell>
          <table:table-cell office:value-type="float" office:value="63161.348279999998" table:style-name="ce54">
            <text:p>63,161<text:s/></text:p>
          </table:table-cell>
          <table:table-cell office:value-type="float" office:value="48423.315999999999" table:style-name="ce54">
            <text:p>48,423<text:s/></text:p>
          </table:table-cell>
          <table:table-cell office:value-type="float" office:value="4045062.8602900002" table:style-name="ce54">
            <text:p>4,045,063<text:s/></text:p>
          </table:table-cell>
          <table:table-cell office:value-type="float" office:value="61784.559000000001" table:style-name="ce54">
            <text:p>61,785<text:s/></text:p>
          </table:table-cell>
          <table:table-cell office:value-type="float" office:value="15442613.425480001" table:style-name="ce54">
            <text:p>15,442,613<text:s/></text:p>
          </table:table-cell>
          <table:table-cell office:value-type="float" office:value="31924.450959999998" table:style-name="ce54">
            <text:p>31,924<text:s/></text:p>
          </table:table-cell>
          <table:table-cell office:value-type="float" office:value="4790979.0955400001" table:style-name="ce54">
            <text:p>4,790,979<text:s/></text:p>
          </table:table-cell>
          <table:table-cell office:value-type="float" office:value="129.80799999999999" table:style-name="ce54">
            <text:p>130<text:s/></text:p>
          </table:table-cell>
          <table:table-cell office:value-type="float" office:value="134980.71366000001" table:style-name="ce54">
            <text:p>134,981<text:s/></text:p>
          </table:table-cell>
          <table:table-cell office:value-type="float" office:value="496.9" table:style-name="ce54">
            <text:p>497<text:s/></text:p>
          </table:table-cell>
          <table:table-cell office:value-type="float" office:value="169155.27551000001" table:style-name="ce54">
            <text:p>169,155<text:s/></text:p>
          </table:table-cell>
          <table:table-cell office:value-type="float" office:value="1015.886" table:style-name="ce54">
            <text:p>1,016<text:s/></text:p>
          </table:table-cell>
          <table:table-cell office:value-type="float" office:value="46330.627009999997" table:style-name="ce54">
            <text:p>46,33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306.22160000000002" table:formula="msoxl:=  IF(SUM(C20:C35)=0,&quot;-&quot;,SUM(C20:C35))" table:style-name="ce54">
            <text:p>306<text:s/></text:p>
          </table:table-cell>
          <table:table-cell office:value-type="float" office:value="38424.788720000004" table:formula="msoxl:=  IF(SUM(D20:D35)=0,&quot;-&quot;,SUM(D20:D35))" table:style-name="ce54">
            <text:p>38,425<text:s/></text:p>
          </table:table-cell>
          <table:table-cell office:value-type="float" office:value="326.16000000000003" table:formula="msoxl:=  IF(SUM(E20:E35)=0,&quot;-&quot;,SUM(E20:E35))" table:style-name="ce54">
            <text:p>326<text:s/></text:p>
          </table:table-cell>
          <table:table-cell office:value-type="float" office:value="25666.8128" table:formula="msoxl:=  IF(SUM(F20:F35)=0,&quot;-&quot;,SUM(F20:F35))" table:style-name="ce54">
            <text:p>25,667<text:s/></text:p>
          </table:table-cell>
          <table:table-cell office:value-type="float" office:value="420.73750000000001" table:formula="msoxl:=  IF(SUM(G20:G35)=0,&quot;-&quot;,SUM(G20:G35))" table:style-name="ce54">
            <text:p>421<text:s/></text:p>
          </table:table-cell>
          <table:table-cell office:value-type="float" office:value="88364.263599999991" table:formula="msoxl:=  IF(SUM(H20:H35)=0,&quot;-&quot;,SUM(H20:H35))" table:style-name="ce54">
            <text:p>88,364<text:s/></text:p>
          </table:table-cell>
          <table:table-cell office:value-type="float" office:value="2955.0382" table:formula="msoxl:=  IF(SUM(I20:I35)=0,&quot;-&quot;,SUM(I20:I35))" table:style-name="ce54">
            <text:p>2,955<text:s/></text:p>
          </table:table-cell>
          <table:table-cell office:value-type="float" office:value="626974.97116000007" table:formula="msoxl:=  IF(SUM(J20:J35)=0,&quot;-&quot;,SUM(J20:J35))" table:style-name="ce54">
            <text:p>626,975<text:s/></text:p>
          </table:table-cell>
          <table:table-cell office:value-type="float" office:value="81.649000000000001" table:formula="msoxl:=  IF(SUM(K20:K35)=0,&quot;-&quot;,SUM(K20:K35))" table:style-name="ce54">
            <text:p>82<text:s/></text:p>
          </table:table-cell>
          <table:table-cell office:value-type="float" office:value="81732.010600000009" table:formula="msoxl:=  IF(SUM(L20:L35)=0,&quot;-&quot;,SUM(L20:L35))" table:style-name="ce54">
            <text:p>81,732<text:s/></text:p>
          </table:table-cell>
          <table:table-cell office:value-type="string" office:string-value="-" table:formula="msoxl:=  IF(SUM(M20:M35)=0,&quot;-&quot;,SUM(M20:M35))" table:style-name="ce54">
            <text:p>-</text:p>
          </table:table-cell>
          <table:table-cell office:value-type="string" office:string-value="-" table:formula="msoxl:=  IF(SUM(N20:N35)=0,&quot;-&quot;,SUM(N20:N35))" table:style-name="ce54">
            <text:p>-</text:p>
          </table:table-cell>
          <table:table-cell office:value-type="float" office:value="551.15750000000003" table:formula="msoxl:=  IF(SUM(O20:O35)=0,&quot;-&quot;,SUM(O20:O35))" table:style-name="ce54">
            <text:p>551<text:s/></text:p>
          </table:table-cell>
          <table:table-cell office:value-type="float" office:value="43716.86099999999" table:formula="msoxl:=  IF(SUM(P20:P35)=0,&quot;-&quot;,SUM(P20:P35))" table:style-name="ce54">
            <text:p>43,71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19.7104" table:style-name="ce54">
            <text:p>20<text:s/></text:p>
          </table:table-cell>
          <table:table-cell office:value-type="float" office:value="2959.4309400000002" table:style-name="ce54">
            <text:p>2,95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9.258199999999999" table:style-name="ce54">
            <text:p>19<text:s/></text:p>
          </table:table-cell>
          <table:table-cell office:value-type="float" office:value="3371.7287999999999" table:style-name="ce54">
            <text:p>3,37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34.585599999999999" table:style-name="ce54">
            <text:p>35<text:s/></text:p>
          </table:table-cell>
          <table:table-cell office:value-type="float" office:value="10280.848" table:style-name="ce54">
            <text:p>10,28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.6955999999999998" table:style-name="ce54">
            <text:p>8<text:s/></text:p>
          </table:table-cell>
          <table:table-cell office:value-type="float" office:value="692.60400000000004" table:style-name="ce54">
            <text:p>69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float" office:value="198.70099999999999" table:style-name="ce54">
            <text:p>199<text:s/></text:p>
          </table:table-cell>
          <table:table-cell office:value-type="float" office:value="20247.016" table:style-name="ce54">
            <text:p>20,247<text:s/></text:p>
          </table:table-cell>
          <table:table-cell office:value-type="float" office:value="326.16000000000003" table:style-name="ce54">
            <text:p>326<text:s/></text:p>
          </table:table-cell>
          <table:table-cell office:value-type="float" office:value="25666.8128" table:style-name="ce54">
            <text:p>25,667<text:s/></text:p>
          </table:table-cell>
          <table:table-cell office:value-type="float" office:value="419.68650000000002" table:style-name="ce54">
            <text:p>420<text:s/></text:p>
          </table:table-cell>
          <table:table-cell office:value-type="float" office:value="88271.775599999994" table:style-name="ce54">
            <text:p>88,272<text:s/></text:p>
          </table:table-cell>
          <table:table-cell office:value-type="float" office:value="2821.9319999999998" table:style-name="ce54">
            <text:p>2,822<text:s/></text:p>
          </table:table-cell>
          <table:table-cell office:value-type="float" office:value="617158.14469999995" table:style-name="ce54">
            <text:p>617,158<text:s/></text:p>
          </table:table-cell>
          <table:table-cell office:value-type="float" office:value="80.244" table:style-name="ce54">
            <text:p>80<text:s/></text:p>
          </table:table-cell>
          <table:table-cell office:value-type="float" office:value="81633.660600000003" table:style-name="ce54">
            <text:p>81,63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49.95050000000001" table:style-name="ce54">
            <text:p>250<text:s/></text:p>
          </table:table-cell>
          <table:table-cell office:value-type="float" office:value="29332.964599999999" table:style-name="ce54">
            <text:p>29,33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0.92059999999999997" table:style-name="ce54">
            <text:p>1<text:s/></text:p>
          </table:table-cell>
          <table:table-cell office:value-type="float" office:value="113.9682" table:style-name="ce54">
            <text:p>11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53" table:style-name="ce54">
            <text:p>1<text:s/></text:p>
          </table:table-cell>
          <table:table-cell office:value-type="float" office:value="120.628" table:style-name="ce54">
            <text:p>12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5.186199999999999" table:style-name="ce54">
            <text:p>65<text:s/></text:p>
          </table:table-cell>
          <table:table-cell office:value-type="float" office:value="1877.011" table:style-name="ce54">
            <text:p>1,87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float" office:value="15.419" table:style-name="ce54">
            <text:p>15<text:s/></text:p>
          </table:table-cell>
          <table:table-cell office:value-type="float" office:value="1811.7325000000001" table:style-name="ce54">
            <text:p>1,81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4.941000000000001" table:style-name="ce54">
            <text:p>15<text:s/></text:p>
          </table:table-cell>
          <table:table-cell office:value-type="float" office:value="1456.7474999999999" table:style-name="ce54">
            <text:p>1,45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1.132" table:style-name="ce54">
            <text:p>11<text:s/></text:p>
          </table:table-cell>
          <table:table-cell office:value-type="float" office:value="779.24" table:style-name="ce54">
            <text:p>77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float" office:value="13.72" table:style-name="ce54">
            <text:p>14<text:s/></text:p>
          </table:table-cell>
          <table:table-cell office:value-type="float" office:value="1390.24308" table:style-name="ce54">
            <text:p>1,39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.0509999999999999" table:style-name="ce54">
            <text:p>1<text:s/></text:p>
          </table:table-cell>
          <table:table-cell office:value-type="float" office:value="92.488" table:style-name="ce54">
            <text:p>92<text:s/></text:p>
          </table:table-cell>
          <table:table-cell office:value-type="float" office:value="117.6352" table:style-name="ce54">
            <text:p>118<text:s/></text:p>
          </table:table-cell>
          <table:table-cell office:value-type="float" office:value="8239.4509600000001" table:style-name="ce54">
            <text:p>8,239<text:s/></text:p>
          </table:table-cell>
          <table:table-cell office:value-type="float" office:value="1.405" table:style-name="ce54">
            <text:p>1<text:s/></text:p>
          </table:table-cell>
          <table:table-cell office:value-type="float" office:value="98.35" table:style-name="ce54">
            <text:p>9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97.935" table:style-name="ce54">
            <text:p>198<text:s/></text:p>
          </table:table-cell>
          <table:table-cell office:value-type="float" office:value="7663.3126000000002" table:style-name="ce54">
            <text:p>7,66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float" office:value="23.164999999999999" table:style-name="ce54">
            <text:p>23<text:s/></text:p>
          </table:table-cell>
          <table:table-cell office:value-type="float" office:value="1621.55" table:style-name="ce54">
            <text:p>1,62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1377.8384599999999" table:formula="msoxl:=  IF(SUM(C37:C49)=0,&quot;-&quot;,SUM(C37:C49))" table:style-name="ce54">
            <text:p>1,378<text:s/></text:p>
          </table:table-cell>
          <table:table-cell office:value-type="float" office:value="132979.71156" table:formula="msoxl:=  IF(SUM(D37:D49)=0,&quot;-&quot;,SUM(D37:D49))" table:style-name="ce54">
            <text:p>132,980<text:s/></text:p>
          </table:table-cell>
          <table:table-cell office:value-type="float" office:value="3.2042000000000002" table:formula="msoxl:=  IF(SUM(E37:E49)=0,&quot;-&quot;,SUM(E37:E49))" table:style-name="ce54">
            <text:p>3<text:s/></text:p>
          </table:table-cell>
          <table:table-cell office:value-type="float" office:value="297.78509000000003" table:formula="msoxl:=  IF(SUM(F37:F49)=0,&quot;-&quot;,SUM(F37:F49))" table:style-name="ce54">
            <text:p>298<text:s/></text:p>
          </table:table-cell>
          <table:table-cell office:value-type="float" office:value="0.95250000000000001" table:formula="msoxl:=  IF(SUM(G37:G49)=0,&quot;-&quot;,SUM(G37:G49))" table:style-name="ce54">
            <text:p>1<text:s/></text:p>
          </table:table-cell>
          <table:table-cell office:value-type="float" office:value="227.9" table:formula="msoxl:=  IF(SUM(H37:H49)=0,&quot;-&quot;,SUM(H37:H49))" table:style-name="ce54">
            <text:p>228<text:s/></text:p>
          </table:table-cell>
          <table:table-cell office:value-type="float" office:value="72.153279999999995" table:formula="msoxl:=  IF(SUM(I37:I49)=0,&quot;-&quot;,SUM(I37:I49))" table:style-name="ce54">
            <text:p>72<text:s/></text:p>
          </table:table-cell>
          <table:table-cell office:value-type="float" office:value="12180.794159999999" table:formula="msoxl:=  IF(SUM(J37:J49)=0,&quot;-&quot;,SUM(J37:J49))" table:style-name="ce54">
            <text:p>12,181<text:s/></text:p>
          </table:table-cell>
          <table:table-cell office:value-type="float" office:value="2.3683000000000001" table:formula="msoxl:=  IF(SUM(K37:K49)=0,&quot;-&quot;,SUM(K37:K49))" table:style-name="ce54">
            <text:p>2<text:s/></text:p>
          </table:table-cell>
          <table:table-cell office:value-type="float" office:value="596.30302000000006" table:formula="msoxl:=  IF(SUM(L37:L49)=0,&quot;-&quot;,SUM(L37:L49))" table:style-name="ce54">
            <text:p>596<text:s/></text:p>
          </table:table-cell>
          <table:table-cell office:value-type="string" office:string-value="-" table:formula="msoxl:=  IF(SUM(M37:M49)=0,&quot;-&quot;,SUM(M37:M49))" table:style-name="ce54">
            <text:p>-</text:p>
          </table:table-cell>
          <table:table-cell office:value-type="string" office:string-value="-" table:formula="msoxl:=  IF(SUM(N37:N49)=0,&quot;-&quot;,SUM(N37:N49))" table:style-name="ce54">
            <text:p>-</text:p>
          </table:table-cell>
          <table:table-cell office:value-type="float" office:value="64.761449999999996" table:formula="msoxl:=  IF(SUM(O37:O49)=0,&quot;-&quot;,SUM(O37:O49))" table:style-name="ce54">
            <text:p>65<text:s/></text:p>
          </table:table-cell>
          <table:table-cell office:value-type="float" office:value="8348.8950000000004" table:formula="msoxl:=  IF(SUM(P37:P49)=0,&quot;-&quot;,SUM(P37:P49))" table:style-name="ce54">
            <text:p>8,34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525.69985999999994" table:style-name="ce54">
            <text:p>526<text:s/></text:p>
          </table:table-cell>
          <table:table-cell office:value-type="float" office:value="40787.855889999999" table:style-name="ce54">
            <text:p>40,788<text:s/></text:p>
          </table:table-cell>
          <table:table-cell office:value-type="float" office:value="1.6507000000000001" table:style-name="ce54">
            <text:p>2<text:s/></text:p>
          </table:table-cell>
          <table:table-cell office:value-type="float" office:value="156.41659000000001" table:style-name="ce54">
            <text:p>156<text:s/></text:p>
          </table:table-cell>
          <table:table-cell office:value-type="float" office:value="2.8000000000000001E-2" table:style-name="ce54">
            <text:p>0<text:s/></text:p>
          </table:table-cell>
          <table:table-cell office:value-type="float" office:value="6.02" table:style-name="ce54">
            <text:p>6<text:s/></text:p>
          </table:table-cell>
          <table:table-cell office:value-type="float" office:value="39.08578" table:style-name="ce54">
            <text:p>39<text:s/></text:p>
          </table:table-cell>
          <table:table-cell office:value-type="float" office:value="6260.4711600000001" table:style-name="ce54">
            <text:p>6,260<text:s/></text:p>
          </table:table-cell>
          <table:table-cell office:value-type="float" office:value="1.5652999999999999" table:style-name="ce54">
            <text:p>2<text:s/></text:p>
          </table:table-cell>
          <table:table-cell office:value-type="float" office:value="131.12512000000001" table:style-name="ce54">
            <text:p>13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5.429749999999999" table:style-name="ce54">
            <text:p>35<text:s/></text:p>
          </table:table-cell>
          <table:table-cell office:value-type="float" office:value="4568.259" table:style-name="ce54">
            <text:p>4,56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111.07989999999999" table:style-name="ce54">
            <text:p>111<text:s/></text:p>
          </table:table-cell>
          <table:table-cell office:value-type="float" office:value="17114.44584" table:style-name="ce54">
            <text:p>17,114<text:s/></text:p>
          </table:table-cell>
          <table:table-cell office:value-type="float" office:value="1.5535000000000001" table:style-name="ce54">
            <text:p>2<text:s/></text:p>
          </table:table-cell>
          <table:table-cell office:value-type="float" office:value="141.36850000000001" table:style-name="ce54">
            <text:p>141<text:s/></text:p>
          </table:table-cell>
          <table:table-cell office:value-type="float" office:value="0.92449999999999999" table:style-name="ce54">
            <text:p>1<text:s/></text:p>
          </table:table-cell>
          <table:table-cell office:value-type="float" office:value="221.88" table:style-name="ce54">
            <text:p>222<text:s/></text:p>
          </table:table-cell>
          <table:table-cell office:value-type="float" office:value="12.1275" table:style-name="ce54">
            <text:p>12<text:s/></text:p>
          </table:table-cell>
          <table:table-cell office:value-type="float" office:value="3002.223" table:style-name="ce54">
            <text:p>3,00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6.022600000000001" table:style-name="ce54">
            <text:p>26<text:s/></text:p>
          </table:table-cell>
          <table:table-cell office:value-type="float" office:value="3413.5439999999999" table:style-name="ce54">
            <text:p>3,41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20019999999999999" table:style-name="ce54">
            <text:p>0<text:s/></text:p>
          </table:table-cell>
          <table:table-cell office:value-type="float" office:value="24.024000000000001" table:style-name="ce54">
            <text:p>2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1089" table:style-name="ce54">
            <text:p>0<text:s/></text:p>
          </table:table-cell>
          <table:table-cell office:value-type="float" office:value="13.068" table:style-name="ce54">
            <text:p>1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0.2157" table:style-name="ce54">
            <text:p>0<text:s/></text:p>
          </table:table-cell>
          <table:table-cell office:value-type="float" office:value="37.733029999999999" table:style-name="ce54">
            <text:p>3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" table:style-name="ce54">
            <text:p>5<text:s/></text:p>
          </table:table-cell>
          <table:table-cell office:value-type="float" office:value="1085" table:style-name="ce54">
            <text:p>1,085<text:s/></text:p>
          </table:table-cell>
          <table:table-cell office:value-type="float" office:value="0.80300000000000005" table:style-name="ce54">
            <text:p>1<text:s/></text:p>
          </table:table-cell>
          <table:table-cell office:value-type="float" office:value="465.17790000000002" table:style-name="ce54">
            <text:p>46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" table:style-name="ce54">
            <text:p>3<text:s/></text:p>
          </table:table-cell>
          <table:table-cell office:value-type="float" office:value="330" table:style-name="ce54">
            <text:p>33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float" office:value="16.209" table:style-name="ce54">
            <text:p>16<text:s/></text:p>
          </table:table-cell>
          <table:table-cell office:value-type="float" office:value="2431.35" table:style-name="ce54">
            <text:p>2,43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5.94" table:style-name="ce54">
            <text:p>16<text:s/></text:p>
          </table:table-cell>
          <table:table-cell office:value-type="float" office:value="1833.1" table:style-name="ce54">
            <text:p>1,83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float" office:value="724.63400000000001" table:style-name="ce54">
            <text:p>725<text:s/></text:p>
          </table:table-cell>
          <table:table-cell office:value-type="float" office:value="72608.326799999995" table:style-name="ce54">
            <text:p>72,60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54">
            <text:p>-</text:p>
          </table:table-cell>
          <table:table-cell office:value-type="string" office:string-value="-" table:formula="msoxl:=  IF(SUM(D51:D53)=0,&quot;-&quot;,SUM(D51:D53))" table:style-name="ce54">
            <text:p>-</text:p>
          </table:table-cell>
          <table:table-cell office:value-type="string" office:string-value="-" table:formula="msoxl:=  IF(SUM(E51:E53)=0,&quot;-&quot;,SUM(E51:E53))" table:style-name="ce54">
            <text:p>-</text:p>
          </table:table-cell>
          <table:table-cell office:value-type="string" office:string-value="-" table:formula="msoxl:=  IF(SUM(F51:F53)=0,&quot;-&quot;,SUM(F51:F53))" table:style-name="ce54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  IF(SUM(I51:I53)=0,&quot;-&quot;,SUM(I51:I53))" table:style-name="ce54">
            <text:p>-</text:p>
          </table:table-cell>
          <table:table-cell office:value-type="string" office:string-value="-" table:formula="msoxl:=  IF(SUM(J51:J53)=0,&quot;-&quot;,SUM(J51:J53))" table:style-name="ce54">
            <text:p>-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office:value-type="string" office:string-value="-" table:formula="msoxl:=  IF(SUM(O51:O53)=0,&quot;-&quot;,SUM(O51:O53))" table:style-name="ce54">
            <text:p>-</text:p>
          </table:table-cell>
          <table:table-cell office:value-type="string" office:string-value="-" table:formula="msoxl:=  IF(SUM(P51:P53)=0,&quot;-&quot;,SUM(P51:P5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  IF(SUM(I55:I57)=0,&quot;-&quot;,SUM(I55:I57))" table:style-name="ce54">
            <text:p>-</text:p>
          </table:table-cell>
          <table:table-cell office:value-type="string" office:string-value="-" table:formula="msoxl:=  IF(SUM(J55:J57)=0,&quot;-&quot;,SUM(J55:J57))" table:style-name="ce54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string" office:string-value="-" table:formula="msoxl:=  IF(SUM(O55:O57)=0,&quot;-&quot;,SUM(O55:O57))" table:style-name="ce54">
            <text:p>-</text:p>
          </table:table-cell>
          <table:table-cell office:value-type="string" office:string-value="-" table:formula="msoxl:=  IF(SUM(P55:P57)=0,&quot;-&quot;,SUM(P55:P57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string" office:string-value="-" table:formula="msoxl:=  IF(SUM(C59,C60,C61,C63)=0,IF(C62=0,&quot;-&quot;,C62),SUM(C59,C60,C61,C63))" table:style-name="ce54">
            <text:p>-</text:p>
          </table:table-cell>
          <table:table-cell office:value-type="string" office:string-value="-" table:formula="msoxl:=  IF(SUM(D59:D63)=0,&quot;-&quot;,SUM(D59:D63))" table:style-name="ce54">
            <text:p>-</text:p>
          </table:table-cell>
          <table:table-cell office:value-type="string" office:string-value="-" table:formula="msoxl:=  IF(SUM(E59,E60,E61,E63)=0,IF(E62=0,&quot;-&quot;,E62),SUM(E59,E60,E61,E63))" table:style-name="ce54">
            <text:p>-</text:p>
          </table:table-cell>
          <table:table-cell office:value-type="string" office:string-value="-" table:formula="msoxl:=  IF(SUM(F59:F63)=0,&quot;-&quot;,SUM(F59:F63))" table:style-name="ce54">
            <text:p>-</text:p>
          </table:table-cell>
          <table:table-cell office:value-type="string" office:string-value="-" table:formula="msoxl:=  IF(SUM(G59,G60,G61,G63)=0,IF(G62=0,&quot;-&quot;,G62),SUM(G59,G60,G61,G63))" table:style-name="ce54">
            <text:p>-</text:p>
          </table:table-cell>
          <table:table-cell office:value-type="string" office:string-value="-" table:formula="msoxl:=  IF(SUM(H59:H63)=0,&quot;-&quot;,SUM(H59:H63))" table:style-name="ce54">
            <text:p>-</text:p>
          </table:table-cell>
          <table:table-cell office:value-type="string" office:string-value="-" table:formula="msoxl:=  IF(SUM(I59,I60,I61,I63)=0,IF(I62=0,&quot;-&quot;,I62),SUM(I59,I60,I61,I63))" table:style-name="ce54">
            <text:p>-</text:p>
          </table:table-cell>
          <table:table-cell office:value-type="string" office:string-value="-" table:formula="msoxl:=  IF(SUM(J59:J63)=0,&quot;-&quot;,SUM(J59:J63))" table:style-name="ce54">
            <text:p>-</text:p>
          </table:table-cell>
          <table:table-cell office:value-type="string" office:string-value="-" table:formula="msoxl:=  IF(SUM(K59,K60,K61,K63)=0,IF(K62=0,&quot;-&quot;,K62),SUM(K59,K60,K61,K63))" table:style-name="ce54">
            <text:p>-</text:p>
          </table:table-cell>
          <table:table-cell office:value-type="string" office:string-value="-" table:formula="msoxl:=  IF(SUM(L59:L63)=0,&quot;-&quot;,SUM(L59:L63))" table:style-name="ce54">
            <text:p>-</text:p>
          </table:table-cell>
          <table:table-cell office:value-type="string" office:string-value="-" table:formula="msoxl:=  IF(SUM(M59,M60,M61,M63)=0,IF(M62=0,&quot;-&quot;,M62),SUM(M59,M60,M61,M63))" table:style-name="ce54">
            <text:p>-</text:p>
          </table:table-cell>
          <table:table-cell office:value-type="string" office:string-value="-" table:formula="msoxl:=  IF(SUM(N59:N63)=0,&quot;-&quot;,SUM(N59:N63))" table:style-name="ce54">
            <text:p>-</text:p>
          </table:table-cell>
          <table:table-cell office:value-type="string" office:string-value="-" table:formula="msoxl:=  IF(SUM(O59,O60,O61,O63)=0,IF(O62=0,&quot;-&quot;,O62),SUM(O59,O60,O61,O63))" table:style-name="ce54">
            <text:p>-</text:p>
          </table:table-cell>
          <table:table-cell office:value-type="string" office:string-value="-" table:formula="msoxl:=  IF(SUM(P59:P63)=0,&quot;-&quot;,SUM(P59:P6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77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79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21">
            <text:p>Value：Thousand NT $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office:value-type="string" table:number-columns-spanned="1" table:number-rows-spanned="3" table:style-name="ce163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9" draw:style-name="a9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51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12" table:number-rows-spanned="1" table:style-name="ce151">
            <text:p>旗 <text:s text:c="5"/>魚 <text:s text:c="5"/>類</text:p>
          </table:table-cell>
          <table:covered-table-cell table:number-columns-repeated="11"/>
          <table:table-cell office:value-type="string" table:number-columns-spanned="2" table:number-rows-spanned="1" table:style-name="ce151">
            <text:p>鯊 <text:s text:c="3"/>魚 <text:s text:c="3"/>類</text:p>
          </table:table-cell>
          <table:covered-table-cell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60">
            <text:p>小計</text:p>
          </table:table-cell>
          <table:covered-table-cell/>
          <table:table-cell office:value-type="string" table:number-columns-spanned="2" table:number-rows-spanned="1" table:style-name="ce155">
            <text:p>劍 <text:s/>旗 <text:s/>魚</text:p>
          </table:table-cell>
          <table:covered-table-cell/>
          <table:table-cell office:value-type="string" table:number-columns-spanned="2" table:number-rows-spanned="1" table:style-name="ce155">
            <text:p>紅肉旗魚</text:p>
          </table:table-cell>
          <table:covered-table-cell/>
          <table:table-cell office:value-type="string" table:number-columns-spanned="2" table:number-rows-spanned="1" table:style-name="ce155">
            <text:p>黑皮旗魚</text:p>
          </table:table-cell>
          <table:covered-table-cell/>
          <table:table-cell office:value-type="string" table:number-columns-spanned="2" table:number-rows-spanned="1" table:style-name="ce155">
            <text:p>白皮旗魚</text:p>
          </table:table-cell>
          <table:covered-table-cell/>
          <table:table-cell office:value-type="string" table:number-columns-spanned="2" table:number-rows-spanned="1" table:style-name="ce155">
            <text:p>雨傘旗魚</text:p>
          </table:table-cell>
          <table:covered-table-cell/>
          <table:table-cell office:value-type="string" table:number-columns-spanned="2" table:number-rows-spanned="1" table:style-name="ce155">
            <text:p>小計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6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41">
            <text:p>Sub Total</text:p>
          </table:table-cell>
          <table:covered-table-cell/>
          <table:table-cell office:value-type="string" table:number-columns-spanned="2" table:number-rows-spanned="1" table:style-name="ce138">
            <text:p>5101</text:p>
          </table:table-cell>
          <table:covered-table-cell/>
          <table:table-cell office:value-type="string" table:number-columns-spanned="2" table:number-rows-spanned="1" table:style-name="ce138">
            <text:p>5102</text:p>
          </table:table-cell>
          <table:covered-table-cell/>
          <table:table-cell office:value-type="string" table:number-columns-spanned="2" table:number-rows-spanned="1" table:style-name="ce138">
            <text:p>5103</text:p>
          </table:table-cell>
          <table:covered-table-cell/>
          <table:table-cell office:value-type="string" table:number-columns-spanned="2" table:number-rows-spanned="1" table:style-name="ce138">
            <text:p>5104</text:p>
          </table:table-cell>
          <table:covered-table-cell/>
          <table:table-cell office:value-type="string" table:number-columns-spanned="2" table:number-rows-spanned="1" table:style-name="ce138">
            <text:p>5105</text:p>
          </table:table-cell>
          <table:covered-table-cell/>
          <table:table-cell office:value-type="string" table:number-columns-spanned="2" table:number-rows-spanned="1" table:style-name="ce138">
            <text:p>Sub Total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37652.121299999999" table:formula="msoxl:=IF(SUM(E10,G10,I10,K10,M10)=0,&quot;-&quot;,SUM(E10,G10,I10,K10,M10))" table:style-name="ce19">
            <text:p>37,652<text:s/></text:p>
          </table:table-cell>
          <table:table-cell office:value-type="float" office:value="4052785.5263299993" table:formula="msoxl:=IF(SUM(F10,H10,J10,L10,N10)=0,&quot;-&quot;,SUM(F10,H10,J10,L10,N10))" table:style-name="ce19">
            <text:p>4,052,786<text:s/></text:p>
          </table:table-cell>
          <table:table-cell office:value-type="float" office:value="14400.2353" table:formula="msoxl:=  IF(SUM(E11,E19,E36,E50,E54,E58)=0,&quot;-&quot;,SUM(E11,E19,E36,E50,E54,E58))" table:style-name="ce54">
            <text:p>14,400<text:s/></text:p>
          </table:table-cell>
          <table:table-cell office:value-type="float" office:value="1945000.7966099998" table:formula="msoxl:=  IF(SUM(F11,F19,F36,F50,F54,F58)=0,&quot;-&quot;,SUM(F11,F19,F36,F50,F54,F58))" table:style-name="ce54">
            <text:p>1,945,001<text:s/></text:p>
          </table:table-cell>
          <table:table-cell office:value-type="float" office:value="2982.1178999999997" table:formula="msoxl:=  IF(SUM(G11,G19,G36,G50,G54,G58)=0,&quot;-&quot;,SUM(G11,G19,G36,G50,G54,G58))" table:style-name="ce54">
            <text:p>2,982<text:s/></text:p>
          </table:table-cell>
          <table:table-cell office:value-type="float" office:value="263855.99695" table:formula="msoxl:=  IF(SUM(H11,H19,H36,H50,H54,H58)=0,&quot;-&quot;,SUM(H11,H19,H36,H50,H54,H58))" table:style-name="ce54">
            <text:p>263,856<text:s/></text:p>
          </table:table-cell>
          <table:table-cell office:value-type="float" office:value="16738.994000000002" table:formula="msoxl:=  IF(SUM(I11,I19,I36,I50,I54,I58)=0,&quot;-&quot;,SUM(I11,I19,I36,I50,I54,I58))" table:style-name="ce54">
            <text:p>16,739<text:s/></text:p>
          </table:table-cell>
          <table:table-cell office:value-type="float" office:value="1551138.7261099999" table:formula="msoxl:=  IF(SUM(J11,J19,J36,J50,J54,J58)=0,&quot;-&quot;,SUM(J11,J19,J36,J50,J54,J58))" table:style-name="ce54">
            <text:p>1,551,139<text:s/></text:p>
          </table:table-cell>
          <table:table-cell office:value-type="float" office:value="1224.9776000000002" table:formula="msoxl:=  IF(SUM(K11,K19,K36,K50,K54,K58)=0,&quot;-&quot;,SUM(K11,K19,K36,K50,K54,K58))" table:style-name="ce54">
            <text:p>1,225<text:s/></text:p>
          </table:table-cell>
          <table:table-cell office:value-type="float" office:value="160237.40891" table:formula="msoxl:=  IF(SUM(L11,L19,L36,L50,L54,L58)=0,&quot;-&quot;,SUM(L11,L19,L36,L50,L54,L58))" table:style-name="ce54">
            <text:p>160,237<text:s/></text:p>
          </table:table-cell>
          <table:table-cell office:value-type="float" office:value="2305.7964999999999" table:formula="msoxl:=  IF(SUM(M11,M19,M36,M50,M54,M58)=0,&quot;-&quot;,SUM(M11,M19,M36,M50,M54,M58))" table:style-name="ce54">
            <text:p>2,306<text:s/></text:p>
          </table:table-cell>
          <table:table-cell office:value-type="float" office:value="132552.59774999999" table:formula="msoxl:=  IF(SUM(N11,N19,N36,N50,N54,N58)=0,&quot;-&quot;,SUM(N11,N19,N36,N50,N54,N58))" table:style-name="ce54">
            <text:p>132,553<text:s/></text:p>
          </table:table-cell>
          <table:table-cell office:value-type="float" office:value="30450.013760000002" table:formula="msoxl:=IF(SUM('漁業生產量值-漁業種類別魚類別生產量值10'!C10,'漁業生產量值-漁業種類別魚類別生產量值10'!E10,'漁業生產量值-漁業種類別魚類別生產量值10'!G10,'漁業生產量值-漁業種類別魚類別生產量值10'!I10)=0,&quot;-&quot;,SUM('漁業生產量值-漁業種類別魚類別生產量值10'!C10,'漁業生產量值-漁業種類別魚類別生產量值10'!E10,'漁業生產量值-漁業種類別魚類別生產量值10'!G10,'漁業生產量值-漁業種類別魚類別生產量值10'!I10))" table:style-name="ce19">
            <text:p>30,450<text:s/></text:p>
          </table:table-cell>
          <table:table-cell office:value-type="float" office:value="1144994.8171599999" table:formula="msoxl:=IF(SUM('漁業生產量值-漁業種類別魚類別生產量值10'!D10,'漁業生產量值-漁業種類別魚類別生產量值10'!F10,'漁業生產量值-漁業種類別魚類別生產量值10'!H10,'漁業生產量值-漁業種類別魚類別生產量值10'!J10)=0,&quot;-&quot;,SUM('漁業生產量值-漁業種類別魚類別生產量值10'!D10,'漁業生產量值-漁業種類別魚類別生產量值10'!F10,'漁業生產量值-漁業種類別魚類別生產量值10'!H10,'漁業生產量值-漁業種類別魚類別生產量值10'!J10))" table:style-name="ce19">
            <text:p>1,144,99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33524.568999999996" table:formula="msoxl:=IF(SUM(E11,G11,I11,K11,M11)=0,&quot;-&quot;,SUM(E11,G11,I11,K11,M11))" table:style-name="ce19">
            <text:p>33,525<text:s/></text:p>
          </table:table-cell>
          <table:table-cell office:value-type="float" office:value="3490238.2060700003" table:formula="msoxl:=IF(SUM(F11,H11,J11,L11,N11)=0,&quot;-&quot;,SUM(F11,H11,J11,L11,N11))" table:style-name="ce19">
            <text:p>3,490,238<text:s/></text:p>
          </table:table-cell>
          <table:table-cell office:value-type="float" office:value="13617.492" table:formula="msoxl:=  IF(SUM(E12:E18)=0,&quot;-&quot;,SUM(E12:E18))" table:style-name="ce54">
            <text:p>13,617<text:s/></text:p>
          </table:table-cell>
          <table:table-cell office:value-type="float" office:value="1836261.79421" table:formula="msoxl:=  IF(SUM(F12:F18)=0,&quot;-&quot;,SUM(F12:F18))" table:style-name="ce54">
            <text:p>1,836,262<text:s/></text:p>
          </table:table-cell>
          <table:table-cell office:value-type="float" office:value="2699.1849999999999" table:formula="msoxl:=  IF(SUM(G12:G18)=0,&quot;-&quot;,SUM(G12:G18))" table:style-name="ce54">
            <text:p>2,699<text:s/></text:p>
          </table:table-cell>
          <table:table-cell office:value-type="float" office:value="229613.49314999999" table:formula="msoxl:=  IF(SUM(H12:H18)=0,&quot;-&quot;,SUM(H12:H18))" table:style-name="ce54">
            <text:p>229,613<text:s/></text:p>
          </table:table-cell>
          <table:table-cell office:value-type="float" office:value="14903.183000000001" table:formula="msoxl:=  IF(SUM(I12:I18)=0,&quot;-&quot;,SUM(I12:I18))" table:style-name="ce54">
            <text:p>14,903<text:s/></text:p>
          </table:table-cell>
          <table:table-cell office:value-type="float" office:value="1289550.27691" table:formula="msoxl:=  IF(SUM(J12:J18)=0,&quot;-&quot;,SUM(J12:J18))" table:style-name="ce54">
            <text:p>1,289,550<text:s/></text:p>
          </table:table-cell>
          <table:table-cell office:value-type="float" office:value="774.20699999999999" table:formula="msoxl:=  IF(SUM(K12:K18)=0,&quot;-&quot;,SUM(K12:K18))" table:style-name="ce54">
            <text:p>774<text:s/></text:p>
          </table:table-cell>
          <table:table-cell office:value-type="float" office:value="66843.431649999999" table:formula="msoxl:=  IF(SUM(L12:L18)=0,&quot;-&quot;,SUM(L12:L18))" table:style-name="ce54">
            <text:p>66,843<text:s/></text:p>
          </table:table-cell>
          <table:table-cell office:value-type="float" office:value="1530.502" table:formula="msoxl:=  IF(SUM(M12:M18)=0,&quot;-&quot;,SUM(M12:M18))" table:style-name="ce54">
            <text:p>1,531<text:s/></text:p>
          </table:table-cell>
          <table:table-cell office:value-type="float" office:value="67969.210149999999" table:formula="msoxl:=  IF(SUM(N12:N18)=0,&quot;-&quot;,SUM(N12:N18))" table:style-name="ce54">
            <text:p>67,969<text:s/></text:p>
          </table:table-cell>
          <table:table-cell office:value-type="float" office:value="26657.11" table:formula="msoxl:=IF(SUM('漁業生產量值-漁業種類別魚類別生產量值10'!C11,'漁業生產量值-漁業種類別魚類別生產量值10'!E11,'漁業生產量值-漁業種類別魚類別生產量值10'!G11,'漁業生產量值-漁業種類別魚類別生產量值10'!I11)=0,&quot;-&quot;,SUM('漁業生產量值-漁業種類別魚類別生產量值10'!C11,'漁業生產量值-漁業種類別魚類別生產量值10'!E11,'漁業生產量值-漁業種類別魚類別生產量值10'!G11,'漁業生產量值-漁業種類別魚類別生產量值10'!I11))" table:style-name="ce19">
            <text:p>26,657<text:s/></text:p>
          </table:table-cell>
          <table:table-cell office:value-type="float" office:value="943786.88280000002" table:formula="msoxl:=IF(SUM('漁業生產量值-漁業種類別魚類別生產量值10'!D11,'漁業生產量值-漁業種類別魚類別生產量值10'!F11,'漁業生產量值-漁業種類別魚類別生產量值10'!H11,'漁業生產量值-漁業種類別魚類別生產量值10'!J11)=0,&quot;-&quot;,SUM('漁業生產量值-漁業種類別魚類別生產量值10'!D11,'漁業生產量值-漁業種類別魚類別生產量值10'!F11,'漁業生產量值-漁業種類別魚類別生產量值10'!H11,'漁業生產量值-漁業種類別魚類別生產量值10'!J11))" table:style-name="ce19">
            <text:p>943,78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office:string-value="-" table:formula="msoxl:=IF(SUM(E12,G12,I12,K12,M12)=0,&quot;-&quot;,SUM(E12,G12,I12,K12,M12))" table:style-name="ce19">
            <text:p>-</text:p>
          </table:table-cell>
          <table:table-cell office:value-type="string" office:string-value="-" table:formula="msoxl:=IF(SUM(F12,H12,J12,L12,N12)=0,&quot;-&quot;,SUM(F12,H12,J12,L12,N1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186.89732" table:formula="msoxl:=IF(SUM('漁業生產量值-漁業種類別魚類別生產量值10'!C12,'漁業生產量值-漁業種類別魚類別生產量值10'!E12,'漁業生產量值-漁業種類別魚類別生產量值10'!G12,'漁業生產量值-漁業種類別魚類別生產量值10'!I12)=0,&quot;-&quot;,SUM('漁業生產量值-漁業種類別魚類別生產量值10'!C12,'漁業生產量值-漁業種類別魚類別生產量值10'!E12,'漁業生產量值-漁業種類別魚類別生產量值10'!G12,'漁業生產量值-漁業種類別魚類別生產量值10'!I12))" table:style-name="ce19">
            <text:p>1,187<text:s/></text:p>
          </table:table-cell>
          <table:table-cell office:value-type="float" office:value="35553.387139999999" table:formula="msoxl:=IF(SUM('漁業生產量值-漁業種類別魚類別生產量值10'!D12,'漁業生產量值-漁業種類別魚類別生產量值10'!F12,'漁業生產量值-漁業種類別魚類別生產量值10'!H12,'漁業生產量值-漁業種類別魚類別生產量值10'!J12)=0,&quot;-&quot;,SUM('漁業生產量值-漁業種類別魚類別生產量值10'!D12,'漁業生產量值-漁業種類別魚類別生產量值10'!F12,'漁業生產量值-漁業種類別魚類別生產量值10'!H12,'漁業生產量值-漁業種類別魚類別生產量值10'!J12))" table:style-name="ce19">
            <text:p>35,55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office:string-value="-" table:formula="msoxl:=IF(SUM(E13,G13,I13,K13,M13)=0,&quot;-&quot;,SUM(E13,G13,I13,K13,M13))" table:style-name="ce19">
            <text:p>-</text:p>
          </table:table-cell>
          <table:table-cell office:value-type="string" office:string-value="-" table:formula="msoxl:=IF(SUM(F13,H13,J13,L13,N13)=0,&quot;-&quot;,SUM(F13,H13,J13,L13,N1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13,'漁業生產量值-漁業種類別魚類別生產量值10'!E13,'漁業生產量值-漁業種類別魚類別生產量值10'!G13,'漁業生產量值-漁業種類別魚類別生產量值10'!I13)=0,&quot;-&quot;,SUM('漁業生產量值-漁業種類別魚類別生產量值10'!C13,'漁業生產量值-漁業種類別魚類別生產量值10'!E13,'漁業生產量值-漁業種類別魚類別生產量值10'!G13,'漁業生產量值-漁業種類別魚類別生產量值10'!I13))" table:style-name="ce19">
            <text:p>-</text:p>
          </table:table-cell>
          <table:table-cell office:value-type="string" office:string-value="-" table:formula="msoxl:=IF(SUM('漁業生產量值-漁業種類別魚類別生產量值10'!D13,'漁業生產量值-漁業種類別魚類別生產量值10'!F13,'漁業生產量值-漁業種類別魚類別生產量值10'!H13,'漁業生產量值-漁業種類別魚類別生產量值10'!J13)=0,&quot;-&quot;,SUM('漁業生產量值-漁業種類別魚類別生產量值10'!D13,'漁業生產量值-漁業種類別魚類別生產量值10'!F13,'漁業生產量值-漁業種類別魚類別生產量值10'!H13,'漁業生產量值-漁業種類別魚類別生產量值10'!J13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office:string-value="-" table:formula="msoxl:=IF(SUM(E14,G14,I14,K14,M14)=0,&quot;-&quot;,SUM(E14,G14,I14,K14,M14))" table:style-name="ce19">
            <text:p>-</text:p>
          </table:table-cell>
          <table:table-cell office:value-type="string" office:string-value="-" table:formula="msoxl:=IF(SUM(F14,H14,J14,L14,N14)=0,&quot;-&quot;,SUM(F14,H14,J14,L14,N1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14,'漁業生產量值-漁業種類別魚類別生產量值10'!E14,'漁業生產量值-漁業種類別魚類別生產量值10'!G14,'漁業生產量值-漁業種類別魚類別生產量值10'!I14)=0,&quot;-&quot;,SUM('漁業生產量值-漁業種類別魚類別生產量值10'!C14,'漁業生產量值-漁業種類別魚類別生產量值10'!E14,'漁業生產量值-漁業種類別魚類別生產量值10'!G14,'漁業生產量值-漁業種類別魚類別生產量值10'!I14))" table:style-name="ce19">
            <text:p>-</text:p>
          </table:table-cell>
          <table:table-cell office:value-type="string" office:string-value="-" table:formula="msoxl:=IF(SUM('漁業生產量值-漁業種類別魚類別生產量值10'!D14,'漁業生產量值-漁業種類別魚類別生產量值10'!F14,'漁業生產量值-漁業種類別魚類別生產量值10'!H14,'漁業生產量值-漁業種類別魚類別生產量值10'!J14)=0,&quot;-&quot;,SUM('漁業生產量值-漁業種類別魚類別生產量值10'!D14,'漁業生產量值-漁業種類別魚類別生產量值10'!F14,'漁業生產量值-漁業種類別魚類別生產量值10'!H14,'漁業生產量值-漁業種類別魚類別生產量值10'!J14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float" office:value="33524.568999999996" table:formula="msoxl:=IF(SUM(E15,G15,I15,K15,M15)=0,&quot;-&quot;,SUM(E15,G15,I15,K15,M15))" table:style-name="ce19">
            <text:p>33,525<text:s/></text:p>
          </table:table-cell>
          <table:table-cell office:value-type="float" office:value="3490238.2060700003" table:formula="msoxl:=IF(SUM(F15,H15,J15,L15,N15)=0,&quot;-&quot;,SUM(F15,H15,J15,L15,N15))" table:style-name="ce19">
            <text:p>3,490,238<text:s/></text:p>
          </table:table-cell>
          <table:table-cell office:value-type="float" office:value="13617.492" table:style-name="ce54">
            <text:p>13,617<text:s/></text:p>
          </table:table-cell>
          <table:table-cell office:value-type="float" office:value="1836261.79421" table:style-name="ce54">
            <text:p>1,836,262<text:s/></text:p>
          </table:table-cell>
          <table:table-cell office:value-type="float" office:value="2699.1849999999999" table:style-name="ce54">
            <text:p>2,699<text:s/></text:p>
          </table:table-cell>
          <table:table-cell office:value-type="float" office:value="229613.49314999999" table:style-name="ce54">
            <text:p>229,613<text:s/></text:p>
          </table:table-cell>
          <table:table-cell office:value-type="float" office:value="14903.183000000001" table:style-name="ce54">
            <text:p>14,903<text:s/></text:p>
          </table:table-cell>
          <table:table-cell office:value-type="float" office:value="1289550.27691" table:style-name="ce54">
            <text:p>1,289,550<text:s/></text:p>
          </table:table-cell>
          <table:table-cell office:value-type="float" office:value="774.20699999999999" table:style-name="ce54">
            <text:p>774<text:s/></text:p>
          </table:table-cell>
          <table:table-cell office:value-type="float" office:value="66843.431649999999" table:style-name="ce54">
            <text:p>66,843<text:s/></text:p>
          </table:table-cell>
          <table:table-cell office:value-type="float" office:value="1530.502" table:style-name="ce54">
            <text:p>1,531<text:s/></text:p>
          </table:table-cell>
          <table:table-cell office:value-type="float" office:value="67969.210149999999" table:style-name="ce54">
            <text:p>67,969<text:s/></text:p>
          </table:table-cell>
          <table:table-cell office:value-type="float" office:value="19281.390940000001" table:formula="msoxl:=IF(SUM('漁業生產量值-漁業種類別魚類別生產量值10'!C15,'漁業生產量值-漁業種類別魚類別生產量值10'!E15,'漁業生產量值-漁業種類別魚類別生產量值10'!G15,'漁業生產量值-漁業種類別魚類別生產量值10'!I15)=0,&quot;-&quot;,SUM('漁業生產量值-漁業種類別魚類別生產量值10'!C15,'漁業生產量值-漁業種類別魚類別生產量值10'!E15,'漁業生產量值-漁業種類別魚類別生產量值10'!G15,'漁業生產量值-漁業種類別魚類別生產量值10'!I15))" table:style-name="ce19">
            <text:p>19,281<text:s/></text:p>
          </table:table-cell>
          <table:table-cell office:value-type="float" office:value="722847.97695000004" table:formula="msoxl:=IF(SUM('漁業生產量值-漁業種類別魚類別生產量值10'!D15,'漁業生產量值-漁業種類別魚類別生產量值10'!F15,'漁業生產量值-漁業種類別魚類別生產量值10'!H15,'漁業生產量值-漁業種類別魚類別生產量值10'!J15)=0,&quot;-&quot;,SUM('漁業生產量值-漁業種類別魚類別生產量值10'!D15,'漁業生產量值-漁業種類別魚類別生產量值10'!F15,'漁業生產量值-漁業種類別魚類別生產量值10'!H15,'漁業生產量值-漁業種類別魚類別生產量值10'!J15))" table:style-name="ce19">
            <text:p>722,84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office:string-value="-" table:formula="msoxl:=IF(SUM(E16,G16,I16,K16,M16)=0,&quot;-&quot;,SUM(E16,G16,I16,K16,M16))" table:style-name="ce19">
            <text:p>-</text:p>
          </table:table-cell>
          <table:table-cell office:value-type="string" office:string-value="-" table:formula="msoxl:=IF(SUM(F16,H16,J16,L16,N16)=0,&quot;-&quot;,SUM(F16,H16,J16,L16,N1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16,'漁業生產量值-漁業種類別魚類別生產量值10'!E16,'漁業生產量值-漁業種類別魚類別生產量值10'!G16,'漁業生產量值-漁業種類別魚類別生產量值10'!I16)=0,&quot;-&quot;,SUM('漁業生產量值-漁業種類別魚類別生產量值10'!C16,'漁業生產量值-漁業種類別魚類別生產量值10'!E16,'漁業生產量值-漁業種類別魚類別生產量值10'!G16,'漁業生產量值-漁業種類別魚類別生產量值10'!I16))" table:style-name="ce19">
            <text:p>-</text:p>
          </table:table-cell>
          <table:table-cell office:value-type="string" office:string-value="-" table:formula="msoxl:=IF(SUM('漁業生產量值-漁業種類別魚類別生產量值10'!D16,'漁業生產量值-漁業種類別魚類別生產量值10'!F16,'漁業生產量值-漁業種類別魚類別生產量值10'!H16,'漁業生產量值-漁業種類別魚類別生產量值10'!J16)=0,&quot;-&quot;,SUM('漁業生產量值-漁業種類別魚類別生產量值10'!D16,'漁業生產量值-漁業種類別魚類別生產量值10'!F16,'漁業生產量值-漁業種類別魚類別生產量值10'!H16,'漁業生產量值-漁業種類別魚類別生產量值10'!J16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office:string-value="-" table:formula="msoxl:=IF(SUM(E17,G17,I17,K17,M17)=0,&quot;-&quot;,SUM(E17,G17,I17,K17,M17))" table:style-name="ce19">
            <text:p>-</text:p>
          </table:table-cell>
          <table:table-cell office:value-type="string" office:string-value="-" table:formula="msoxl:=IF(SUM(F17,H17,J17,L17,N17)=0,&quot;-&quot;,SUM(F17,H17,J17,L17,N1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17,'漁業生產量值-漁業種類別魚類別生產量值10'!E17,'漁業生產量值-漁業種類別魚類別生產量值10'!G17,'漁業生產量值-漁業種類別魚類別生產量值10'!I17)=0,&quot;-&quot;,SUM('漁業生產量值-漁業種類別魚類別生產量值10'!C17,'漁業生產量值-漁業種類別魚類別生產量值10'!E17,'漁業生產量值-漁業種類別魚類別生產量值10'!G17,'漁業生產量值-漁業種類別魚類別生產量值10'!I17))" table:style-name="ce19">
            <text:p>-</text:p>
          </table:table-cell>
          <table:table-cell office:value-type="string" office:string-value="-" table:formula="msoxl:=IF(SUM('漁業生產量值-漁業種類別魚類別生產量值10'!D17,'漁業生產量值-漁業種類別魚類別生產量值10'!F17,'漁業生產量值-漁業種類別魚類別生產量值10'!H17,'漁業生產量值-漁業種類別魚類別生產量值10'!J17)=0,&quot;-&quot;,SUM('漁業生產量值-漁業種類別魚類別生產量值10'!D17,'漁業生產量值-漁業種類別魚類別生產量值10'!F17,'漁業生產量值-漁業種類別魚類別生產量值10'!H17,'漁業生產量值-漁業種類別魚類別生產量值10'!J17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office:string-value="-" table:formula="msoxl:=IF(SUM(E18,G18,I18,K18,M18)=0,&quot;-&quot;,SUM(E18,G18,I18,K18,M18))" table:style-name="ce19">
            <text:p>-</text:p>
          </table:table-cell>
          <table:table-cell office:value-type="string" office:string-value="-" table:formula="msoxl:=IF(SUM(F18,H18,J18,L18,N18)=0,&quot;-&quot;,SUM(F18,H18,J18,L18,N1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188.8217400000003" table:formula="msoxl:=IF(SUM('漁業生產量值-漁業種類別魚類別生產量值10'!C18,'漁業生產量值-漁業種類別魚類別生產量值10'!E18,'漁業生產量值-漁業種類別魚類別生產量值10'!G18,'漁業生產量值-漁業種類別魚類別生產量值10'!I18)=0,&quot;-&quot;,SUM('漁業生產量值-漁業種類別魚類別生產量值10'!C18,'漁業生產量值-漁業種類別魚類別生產量值10'!E18,'漁業生產量值-漁業種類別魚類別生產量值10'!G18,'漁業生產量值-漁業種類別魚類別生產量值10'!I18))" table:style-name="ce19">
            <text:p>6,189<text:s/></text:p>
          </table:table-cell>
          <table:table-cell office:value-type="float" office:value="185385.51871" table:formula="msoxl:=IF(SUM('漁業生產量值-漁業種類別魚類別生產量值10'!D18,'漁業生產量值-漁業種類別魚類別生產量值10'!F18,'漁業生產量值-漁業種類別魚類別生產量值10'!H18,'漁業生產量值-漁業種類別魚類別生產量值10'!J18)=0,&quot;-&quot;,SUM('漁業生產量值-漁業種類別魚類別生產量值10'!D18,'漁業生產量值-漁業種類別魚類別生產量值10'!F18,'漁業生產量值-漁業種類別魚類別生產量值10'!H18,'漁業生產量值-漁業種類別魚類別生產量值10'!J18))" table:style-name="ce19">
            <text:p>185,38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3186.5418" table:formula="msoxl:=IF(SUM(E19,G19,I19,K19,M19)=0,&quot;-&quot;,SUM(E19,G19,I19,K19,M19))" table:style-name="ce19">
            <text:p>3,187<text:s/></text:p>
          </table:table-cell>
          <table:table-cell office:value-type="float" office:value="438861.50499999995" table:formula="msoxl:=IF(SUM(F19,H19,J19,L19,N19)=0,&quot;-&quot;,SUM(F19,H19,J19,L19,N19))" table:style-name="ce19">
            <text:p>438,862<text:s/></text:p>
          </table:table-cell>
          <table:table-cell office:value-type="float" office:value="735.37599999999998" table:formula="msoxl:=  IF(SUM(E20:E35)=0,&quot;-&quot;,SUM(E20:E35))" table:style-name="ce54">
            <text:p>735<text:s/></text:p>
          </table:table-cell>
          <table:table-cell office:value-type="float" office:value="102657.38310000001" table:formula="msoxl:=  IF(SUM(F20:F35)=0,&quot;-&quot;,SUM(F20:F35))" table:style-name="ce54">
            <text:p>102,657<text:s/></text:p>
          </table:table-cell>
          <table:table-cell office:value-type="float" office:value="134.5258" table:formula="msoxl:=  IF(SUM(G20:G35)=0,&quot;-&quot;,SUM(G20:G35))" table:style-name="ce54">
            <text:p>135<text:s/></text:p>
          </table:table-cell>
          <table:table-cell office:value-type="float" office:value="14160.712799999999" table:formula="msoxl:=  IF(SUM(H20:H35)=0,&quot;-&quot;,SUM(H20:H35))" table:style-name="ce54">
            <text:p>14,161<text:s/></text:p>
          </table:table-cell>
          <table:table-cell office:value-type="float" office:value="1795.2159999999999" table:formula="msoxl:=  IF(SUM(I20:I35)=0,&quot;-&quot;,SUM(I20:I35))" table:style-name="ce54">
            <text:p>1,795<text:s/></text:p>
          </table:table-cell>
          <table:table-cell office:value-type="float" office:value="254618.10319999998" table:formula="msoxl:=  IF(SUM(J20:J35)=0,&quot;-&quot;,SUM(J20:J35))" table:style-name="ce54">
            <text:p>254,618<text:s/></text:p>
          </table:table-cell>
          <table:table-cell office:value-type="float" office:value="205.50200000000001" table:formula="msoxl:=  IF(SUM(K20:K35)=0,&quot;-&quot;,SUM(K20:K35))" table:style-name="ce54">
            <text:p>206<text:s/></text:p>
          </table:table-cell>
          <table:table-cell office:value-type="float" office:value="44415.917500000003" table:formula="msoxl:=  IF(SUM(L20:L35)=0,&quot;-&quot;,SUM(L20:L35))" table:style-name="ce54">
            <text:p>44,416<text:s/></text:p>
          </table:table-cell>
          <table:table-cell office:value-type="float" office:value="315.92199999999997" table:formula="msoxl:=  IF(SUM(M20:M35)=0,&quot;-&quot;,SUM(M20:M35))" table:style-name="ce54">
            <text:p>316<text:s/></text:p>
          </table:table-cell>
          <table:table-cell office:value-type="float" office:value="23009.388400000003" table:formula="msoxl:=  IF(SUM(N20:N35)=0,&quot;-&quot;,SUM(N20:N35))" table:style-name="ce54">
            <text:p>23,009<text:s/></text:p>
          </table:table-cell>
          <table:table-cell office:value-type="float" office:value="3708.7054299999995" table:formula="msoxl:=IF(SUM('漁業生產量值-漁業種類別魚類別生產量值10'!C19,'漁業生產量值-漁業種類別魚類別生產量值10'!E19,'漁業生產量值-漁業種類別魚類別生產量值10'!G19,'漁業生產量值-漁業種類別魚類別生產量值10'!I19)=0,&quot;-&quot;,SUM('漁業生產量值-漁業種類別魚類別生產量值10'!C19,'漁業生產量值-漁業種類別魚類別生產量值10'!E19,'漁業生產量值-漁業種類別魚類別生產量值10'!G19,'漁業生產量值-漁業種類別魚類別生產量值10'!I19))" table:style-name="ce19">
            <text:p>3,709<text:s/></text:p>
          </table:table-cell>
          <table:table-cell office:value-type="float" office:value="194406.34258" table:formula="msoxl:=IF(SUM('漁業生產量值-漁業種類別魚類別生產量值10'!D19,'漁業生產量值-漁業種類別魚類別生產量值10'!F19,'漁業生產量值-漁業種類別魚類別生產量值10'!H19,'漁業生產量值-漁業種類別魚類別生產量值10'!J19)=0,&quot;-&quot;,SUM('漁業生產量值-漁業種類別魚類別生產量值10'!D19,'漁業生產量值-漁業種類別魚類別生產量值10'!F19,'漁業生產量值-漁業種類別魚類別生產量值10'!H19,'漁業生產量值-漁業種類別魚類別生產量值10'!J19))" table:style-name="ce19">
            <text:p>194,40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office:string-value="-" table:formula="msoxl:=IF(SUM(E20,G20,I20,K20,M20)=0,&quot;-&quot;,SUM(E20,G20,I20,K20,M20))" table:style-name="ce19">
            <text:p>-</text:p>
          </table:table-cell>
          <table:table-cell office:value-type="string" office:string-value="-" table:formula="msoxl:=IF(SUM(F20,H20,J20,L20,N20)=0,&quot;-&quot;,SUM(F20,H20,J20,L20,N2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20,'漁業生產量值-漁業種類別魚類別生產量值10'!E20,'漁業生產量值-漁業種類別魚類別生產量值10'!G20,'漁業生產量值-漁業種類別魚類別生產量值10'!I20)=0,&quot;-&quot;,SUM('漁業生產量值-漁業種類別魚類別生產量值10'!C20,'漁業生產量值-漁業種類別魚類別生產量值10'!E20,'漁業生產量值-漁業種類別魚類別生產量值10'!G20,'漁業生產量值-漁業種類別魚類別生產量值10'!I20))" table:style-name="ce19">
            <text:p>-</text:p>
          </table:table-cell>
          <table:table-cell office:value-type="string" office:string-value="-" table:formula="msoxl:=IF(SUM('漁業生產量值-漁業種類別魚類別生產量值10'!D20,'漁業生產量值-漁業種類別魚類別生產量值10'!F20,'漁業生產量值-漁業種類別魚類別生產量值10'!H20,'漁業生產量值-漁業種類別魚類別生產量值10'!J20)=0,&quot;-&quot;,SUM('漁業生產量值-漁業種類別魚類別生產量值10'!D20,'漁業生產量值-漁業種類別魚類別生產量值10'!F20,'漁業生產量值-漁業種類別魚類別生產量值10'!H20,'漁業生產量值-漁業種類別魚類別生產量值10'!J20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office:string-value="-" table:formula="msoxl:=IF(SUM(E21,G21,I21,K21,M21)=0,&quot;-&quot;,SUM(E21,G21,I21,K21,M21))" table:style-name="ce19">
            <text:p>-</text:p>
          </table:table-cell>
          <table:table-cell office:value-type="string" office:string-value="-" table:formula="msoxl:=IF(SUM(F21,H21,J21,L21,N21)=0,&quot;-&quot;,SUM(F21,H21,J21,L21,N2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21,'漁業生產量值-漁業種類別魚類別生產量值10'!E21,'漁業生產量值-漁業種類別魚類別生產量值10'!G21,'漁業生產量值-漁業種類別魚類別生產量值10'!I21)=0,&quot;-&quot;,SUM('漁業生產量值-漁業種類別魚類別生產量值10'!C21,'漁業生產量值-漁業種類別魚類別生產量值10'!E21,'漁業生產量值-漁業種類別魚類別生產量值10'!G21,'漁業生產量值-漁業種類別魚類別生產量值10'!I21))" table:style-name="ce19">
            <text:p>-</text:p>
          </table:table-cell>
          <table:table-cell office:value-type="string" office:string-value="-" table:formula="msoxl:=IF(SUM('漁業生產量值-漁業種類別魚類別生產量值10'!D21,'漁業生產量值-漁業種類別魚類別生產量值10'!F21,'漁業生產量值-漁業種類別魚類別生產量值10'!H21,'漁業生產量值-漁業種類別魚類別生產量值10'!J21)=0,&quot;-&quot;,SUM('漁業生產量值-漁業種類別魚類別生產量值10'!D21,'漁業生產量值-漁業種類別魚類別生產量值10'!F21,'漁業生產量值-漁業種類別魚類別生產量值10'!H21,'漁業生產量值-漁業種類別魚類別生產量值10'!J2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office:string-value="-" table:formula="msoxl:=IF(SUM(E22,G22,I22,K22,M22)=0,&quot;-&quot;,SUM(E22,G22,I22,K22,M22))" table:style-name="ce19">
            <text:p>-</text:p>
          </table:table-cell>
          <table:table-cell office:value-type="string" office:string-value="-" table:formula="msoxl:=IF(SUM(F22,H22,J22,L22,N22)=0,&quot;-&quot;,SUM(F22,H22,J22,L22,N2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22,'漁業生產量值-漁業種類別魚類別生產量值10'!E22,'漁業生產量值-漁業種類別魚類別生產量值10'!G22,'漁業生產量值-漁業種類別魚類別生產量值10'!I22)=0,&quot;-&quot;,SUM('漁業生產量值-漁業種類別魚類別生產量值10'!C22,'漁業生產量值-漁業種類別魚類別生產量值10'!E22,'漁業生產量值-漁業種類別魚類別生產量值10'!G22,'漁業生產量值-漁業種類別魚類別生產量值10'!I22))" table:style-name="ce19">
            <text:p>-</text:p>
          </table:table-cell>
          <table:table-cell office:value-type="string" office:string-value="-" table:formula="msoxl:=IF(SUM('漁業生產量值-漁業種類別魚類別生產量值10'!D22,'漁業生產量值-漁業種類別魚類別生產量值10'!F22,'漁業生產量值-漁業種類別魚類別生產量值10'!H22,'漁業生產量值-漁業種類別魚類別生產量值10'!J22)=0,&quot;-&quot;,SUM('漁業生產量值-漁業種類別魚類別生產量值10'!D22,'漁業生產量值-漁業種類別魚類別生產量值10'!F22,'漁業生產量值-漁業種類別魚類別生產量值10'!H22,'漁業生產量值-漁業種類別魚類別生產量值10'!J2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3.7309000000000001" table:formula="msoxl:=IF(SUM(E23,G23,I23,K23,M23)=0,&quot;-&quot;,SUM(E23,G23,I23,K23,M23))" table:style-name="ce19">
            <text:p>4<text:s/></text:p>
          </table:table-cell>
          <table:table-cell office:value-type="float" office:value="310.14510000000001" table:formula="msoxl:=IF(SUM(F23,H23,J23,L23,N23)=0,&quot;-&quot;,SUM(F23,H23,J23,L23,N23))" table:style-name="ce19">
            <text:p>310<text:s/></text:p>
          </table:table-cell>
          <table:table-cell office:value-type="float" office:value="0.06" table:style-name="ce54">
            <text:p>0<text:s/></text:p>
          </table:table-cell>
          <table:table-cell office:value-type="float" office:value="3" table:style-name="ce54">
            <text:p>3<text:s/></text:p>
          </table:table-cell>
          <table:table-cell office:value-type="float" office:value="0.1767" table:style-name="ce54">
            <text:p>0<text:s/></text:p>
          </table:table-cell>
          <table:table-cell office:value-type="float" office:value="34.809899999999999" table:style-name="ce54">
            <text:p>35<text:s/></text:p>
          </table:table-cell>
          <table:table-cell office:value-type="float" office:value="8.0000000000000002E-3" table:style-name="ce54">
            <text:p>0<text:s/></text:p>
          </table:table-cell>
          <table:table-cell office:value-type="float" office:value="1.1519999999999999" table:style-name="ce54">
            <text:p>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.4862000000000002" table:style-name="ce54">
            <text:p>3<text:s/></text:p>
          </table:table-cell>
          <table:table-cell office:value-type="float" office:value="271.1832" table:style-name="ce54">
            <text:p>271<text:s/></text:p>
          </table:table-cell>
          <table:table-cell office:value-type="float" office:value="201.4" table:formula="msoxl:=IF(SUM('漁業生產量值-漁業種類別魚類別生產量值10'!C23,'漁業生產量值-漁業種類別魚類別生產量值10'!E23,'漁業生產量值-漁業種類別魚類別生產量值10'!G23,'漁業生產量值-漁業種類別魚類別生產量值10'!I23)=0,&quot;-&quot;,SUM('漁業生產量值-漁業種類別魚類別生產量值10'!C23,'漁業生產量值-漁業種類別魚類別生產量值10'!E23,'漁業生產量值-漁業種類別魚類別生產量值10'!G23,'漁業生產量值-漁業種類別魚類別生產量值10'!I23))" table:style-name="ce19">
            <text:p>201<text:s/></text:p>
          </table:table-cell>
          <table:table-cell office:value-type="float" office:value="17119" table:formula="msoxl:=IF(SUM('漁業生產量值-漁業種類別魚類別生產量值10'!D23,'漁業生產量值-漁業種類別魚類別生產量值10'!F23,'漁業生產量值-漁業種類別魚類別生產量值10'!H23,'漁業生產量值-漁業種類別魚類別生產量值10'!J23)=0,&quot;-&quot;,SUM('漁業生產量值-漁業種類別魚類別生產量值10'!D23,'漁業生產量值-漁業種類別魚類別生產量值10'!F23,'漁業生產量值-漁業種類別魚類別生產量值10'!H23,'漁業生產量值-漁業種類別魚類別生產量值10'!J23))" table:style-name="ce19">
            <text:p>17,11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2.0027999999999997" table:formula="msoxl:=IF(SUM(E24,G24,I24,K24,M24)=0,&quot;-&quot;,SUM(E24,G24,I24,K24,M24))" table:style-name="ce19">
            <text:p>2<text:s/></text:p>
          </table:table-cell>
          <table:table-cell office:value-type="float" office:value="217.86099999999999" table:formula="msoxl:=IF(SUM(F24,H24,J24,L24,N24)=0,&quot;-&quot;,SUM(F24,H24,J24,L24,N24))" table:style-name="ce19">
            <text:p>21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48709999999999998" table:style-name="ce54">
            <text:p>0<text:s/></text:p>
          </table:table-cell>
          <table:table-cell office:value-type="float" office:value="95.958699999999993" table:style-name="ce54">
            <text:p>96<text:s/></text:p>
          </table:table-cell>
          <table:table-cell office:value-type="float" office:value="0.59799999999999998" table:style-name="ce54">
            <text:p>1<text:s/></text:p>
          </table:table-cell>
          <table:table-cell office:value-type="float" office:value="86.111999999999995" table:style-name="ce54">
            <text:p>8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91769999999999996" table:style-name="ce54">
            <text:p>1<text:s/></text:p>
          </table:table-cell>
          <table:table-cell office:value-type="float" office:value="35.790300000000002" table:style-name="ce54">
            <text:p>36<text:s/></text:p>
          </table:table-cell>
          <table:table-cell office:value-type="float" office:value="20.467929999999999" table:formula="msoxl:=IF(SUM('漁業生產量值-漁業種類別魚類別生產量值10'!C24,'漁業生產量值-漁業種類別魚類別生產量值10'!E24,'漁業生產量值-漁業種類別魚類別生產量值10'!G24,'漁業生產量值-漁業種類別魚類別生產量值10'!I24)=0,&quot;-&quot;,SUM('漁業生產量值-漁業種類別魚類別生產量值10'!C24,'漁業生產量值-漁業種類別魚類別生產量值10'!E24,'漁業生產量值-漁業種類別魚類別生產量值10'!G24,'漁業生產量值-漁業種類別魚類別生產量值10'!I24))" table:style-name="ce19">
            <text:p>20<text:s/></text:p>
          </table:table-cell>
          <table:table-cell office:value-type="float" office:value="1710.4152799999999" table:formula="msoxl:=IF(SUM('漁業生產量值-漁業種類別魚類別生產量值10'!D24,'漁業生產量值-漁業種類別魚類別生產量值10'!F24,'漁業生產量值-漁業種類別魚類別生產量值10'!H24,'漁業生產量值-漁業種類別魚類別生產量值10'!J24)=0,&quot;-&quot;,SUM('漁業生產量值-漁業種類別魚類別生產量值10'!D24,'漁業生產量值-漁業種類別魚類別生產量值10'!F24,'漁業生產量值-漁業種類別魚類別生產量值10'!H24,'漁業生產量值-漁業種類別魚類別生產量值10'!J24))" table:style-name="ce19">
            <text:p>1,71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office:string-value="-" table:formula="msoxl:=IF(SUM(E25,G25,I25,K25,M25)=0,&quot;-&quot;,SUM(E25,G25,I25,K25,M25))" table:style-name="ce19">
            <text:p>-</text:p>
          </table:table-cell>
          <table:table-cell office:value-type="string" office:string-value="-" table:formula="msoxl:=IF(SUM(F25,H25,J25,L25,N25)=0,&quot;-&quot;,SUM(F25,H25,J25,L25,N2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25,'漁業生產量值-漁業種類別魚類別生產量值10'!E25,'漁業生產量值-漁業種類別魚類別生產量值10'!G25,'漁業生產量值-漁業種類別魚類別生產量值10'!I25)=0,&quot;-&quot;,SUM('漁業生產量值-漁業種類別魚類別生產量值10'!C25,'漁業生產量值-漁業種類別魚類別生產量值10'!E25,'漁業生產量值-漁業種類別魚類別生產量值10'!G25,'漁業生產量值-漁業種類別魚類別生產量值10'!I25))" table:style-name="ce19">
            <text:p>-</text:p>
          </table:table-cell>
          <table:table-cell office:value-type="string" office:string-value="-" table:formula="msoxl:=IF(SUM('漁業生產量值-漁業種類別魚類別生產量值10'!D25,'漁業生產量值-漁業種類別魚類別生產量值10'!F25,'漁業生產量值-漁業種類別魚類別生產量值10'!H25,'漁業生產量值-漁業種類別魚類別生產量值10'!J25)=0,&quot;-&quot;,SUM('漁業生產量值-漁業種類別魚類別生產量值10'!D25,'漁業生產量值-漁業種類別魚類別生產量值10'!F25,'漁業生產量值-漁業種類別魚類別生產量值10'!H25,'漁業生產量值-漁業種類別魚類別生產量值10'!J25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office:string-value="-" table:formula="msoxl:=IF(SUM(E26,G26,I26,K26,M26)=0,&quot;-&quot;,SUM(E26,G26,I26,K26,M26))" table:style-name="ce19">
            <text:p>-</text:p>
          </table:table-cell>
          <table:table-cell office:value-type="string" office:string-value="-" table:formula="msoxl:=IF(SUM(F26,H26,J26,L26,N26)=0,&quot;-&quot;,SUM(F26,H26,J26,L26,N2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26,'漁業生產量值-漁業種類別魚類別生產量值10'!E26,'漁業生產量值-漁業種類別魚類別生產量值10'!G26,'漁業生產量值-漁業種類別魚類別生產量值10'!I26)=0,&quot;-&quot;,SUM('漁業生產量值-漁業種類別魚類別生產量值10'!C26,'漁業生產量值-漁業種類別魚類別生產量值10'!E26,'漁業生產量值-漁業種類別魚類別生產量值10'!G26,'漁業生產量值-漁業種類別魚類別生產量值10'!I26))" table:style-name="ce19">
            <text:p>-</text:p>
          </table:table-cell>
          <table:table-cell office:value-type="string" office:string-value="-" table:formula="msoxl:=IF(SUM('漁業生產量值-漁業種類別魚類別生產量值10'!D26,'漁業生產量值-漁業種類別魚類別生產量值10'!F26,'漁業生產量值-漁業種類別魚類別生產量值10'!H26,'漁業生產量值-漁業種類別魚類別生產量值10'!J26)=0,&quot;-&quot;,SUM('漁業生產量值-漁業種類別魚類別生產量值10'!D26,'漁業生產量值-漁業種類別魚類別生產量值10'!F26,'漁業生產量值-漁業種類別魚類別生產量值10'!H26,'漁業生產量值-漁業種類別魚類別生產量值10'!J26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float" office:value="3176.8230000000003" table:formula="msoxl:=IF(SUM(E27,G27,I27,K27,M27)=0,&quot;-&quot;,SUM(E27,G27,I27,K27,M27))" table:style-name="ce19">
            <text:p>3,177<text:s/></text:p>
          </table:table-cell>
          <table:table-cell office:value-type="float" office:value="437798.86949999997" table:formula="msoxl:=IF(SUM(F27,H27,J27,L27,N27)=0,&quot;-&quot;,SUM(F27,H27,J27,L27,N27))" table:style-name="ce19">
            <text:p>437,799<text:s/></text:p>
          </table:table-cell>
          <table:table-cell office:value-type="float" office:value="735.31600000000003" table:style-name="ce54">
            <text:p>735<text:s/></text:p>
          </table:table-cell>
          <table:table-cell office:value-type="float" office:value="102654.38310000001" table:style-name="ce54">
            <text:p>102,654<text:s/></text:p>
          </table:table-cell>
          <table:table-cell office:value-type="float" office:value="133.86199999999999" table:style-name="ce54">
            <text:p>134<text:s/></text:p>
          </table:table-cell>
          <table:table-cell office:value-type="float" office:value="14029.9442" table:style-name="ce54">
            <text:p>14,030<text:s/></text:p>
          </table:table-cell>
          <table:table-cell office:value-type="float" office:value="1794.472" table:style-name="ce54">
            <text:p>1,794<text:s/></text:p>
          </table:table-cell>
          <table:table-cell office:value-type="float" office:value="254514.27919999999" table:style-name="ce54">
            <text:p>254,514<text:s/></text:p>
          </table:table-cell>
          <table:table-cell office:value-type="float" office:value="203.14099999999999" table:style-name="ce54">
            <text:p>203<text:s/></text:p>
          </table:table-cell>
          <table:table-cell office:value-type="float" office:value="44003.252500000002" table:style-name="ce54">
            <text:p>44,003<text:s/></text:p>
          </table:table-cell>
          <table:table-cell office:value-type="float" office:value="310.03199999999998" table:style-name="ce54">
            <text:p>310<text:s/></text:p>
          </table:table-cell>
          <table:table-cell office:value-type="float" office:value="22597.0105" table:style-name="ce54">
            <text:p>22,597<text:s/></text:p>
          </table:table-cell>
          <table:table-cell office:value-type="float" office:value="3479.7415000000001" table:formula="msoxl:=IF(SUM('漁業生產量值-漁業種類別魚類別生產量值10'!C27,'漁業生產量值-漁業種類別魚類別生產量值10'!E27,'漁業生產量值-漁業種類別魚類別生產量值10'!G27,'漁業生產量值-漁業種類別魚類別生產量值10'!I27)=0,&quot;-&quot;,SUM('漁業生產量值-漁業種類別魚類別生產量值10'!C27,'漁業生產量值-漁業種類別魚類別生產量值10'!E27,'漁業生產量值-漁業種類別魚類別生產量值10'!G27,'漁業生產量值-漁業種類別魚類別生產量值10'!I27))" table:style-name="ce19">
            <text:p>3,480<text:s/></text:p>
          </table:table-cell>
          <table:table-cell office:value-type="float" office:value="175184.1899" table:formula="msoxl:=IF(SUM('漁業生產量值-漁業種類別魚類別生產量值10'!D27,'漁業生產量值-漁業種類別魚類別生產量值10'!F27,'漁業生產量值-漁業種類別魚類別生產量值10'!H27,'漁業生產量值-漁業種類別魚類別生產量值10'!J27)=0,&quot;-&quot;,SUM('漁業生產量值-漁業種類別魚類別生產量值10'!D27,'漁業生產量值-漁業種類別魚類別生產量值10'!F27,'漁業生產量值-漁業種類別魚類別生產量值10'!H27,'漁業生產量值-漁業種類別魚類別生產量值10'!J27))" table:style-name="ce19">
            <text:p>175,18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2.2961" table:formula="msoxl:=IF(SUM(E28,G28,I28,K28,M28)=0,&quot;-&quot;,SUM(E28,G28,I28,K28,M28))" table:style-name="ce19">
            <text:p>2<text:s/></text:p>
          </table:table-cell>
          <table:table-cell office:value-type="float" office:value="385.82189999999997" table:formula="msoxl:=IF(SUM(F28,H28,J28,L28,N28)=0,&quot;-&quot;,SUM(F28,H28,J28,L28,N28))" table:style-name="ce19">
            <text:p>38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.02" table:style-name="ce54">
            <text:p>2<text:s/></text:p>
          </table:table-cell>
          <table:table-cell office:value-type="float" office:value="366.63" table:style-name="ce54">
            <text:p>367<text:s/></text:p>
          </table:table-cell>
          <table:table-cell office:value-type="float" office:value="0.27610000000000001" table:style-name="ce54">
            <text:p>0<text:s/></text:p>
          </table:table-cell>
          <table:table-cell office:value-type="float" office:value="19.1919" table:style-name="ce54">
            <text:p>19<text:s/></text:p>
          </table:table-cell>
          <table:table-cell office:value-type="float" office:value="4.5979999999999999" table:formula="msoxl:=IF(SUM('漁業生產量值-漁業種類別魚類別生產量值10'!C28,'漁業生產量值-漁業種類別魚類別生產量值10'!E28,'漁業生產量值-漁業種類別魚類別生產量值10'!G28,'漁業生產量值-漁業種類別魚類別生產量值10'!I28)=0,&quot;-&quot;,SUM('漁業生產量值-漁業種類別魚類別生產量值10'!C28,'漁業生產量值-漁業種類別魚類別生產量值10'!E28,'漁業生產量值-漁業種類別魚類別生產量值10'!G28,'漁業生產量值-漁業種類別魚類別生產量值10'!I28))" table:style-name="ce19">
            <text:p>5<text:s/></text:p>
          </table:table-cell>
          <table:table-cell office:value-type="float" office:value="189.8974" table:formula="msoxl:=IF(SUM('漁業生產量值-漁業種類別魚類別生產量值10'!D28,'漁業生產量值-漁業種類別魚類別生產量值10'!F28,'漁業生產量值-漁業種類別魚類別生產量值10'!H28,'漁業生產量值-漁業種類別魚類別生產量值10'!J28)=0,&quot;-&quot;,SUM('漁業生產量值-漁業種類別魚類別生產量值10'!D28,'漁業生產量值-漁業種類別魚類別生產量值10'!F28,'漁業生產量值-漁業種類別魚類別生產量值10'!H28,'漁業生產量值-漁業種類別魚類別生產量值10'!J28))" table:style-name="ce19">
            <text:p>19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float" office:value="1.6890000000000001" table:formula="msoxl:=IF(SUM(E29,G29,I29,K29,M29)=0,&quot;-&quot;,SUM(E29,G29,I29,K29,M29))" table:style-name="ce19">
            <text:p>2<text:s/></text:p>
          </table:table-cell>
          <table:table-cell office:value-type="float" office:value="148.8075" table:formula="msoxl:=IF(SUM(F29,H29,J29,L29,N29)=0,&quot;-&quot;,SUM(F29,H29,J29,L29,N29))" table:style-name="ce19">
            <text:p>14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13800000000000001" table:style-name="ce54">
            <text:p>0<text:s/></text:p>
          </table:table-cell>
          <table:table-cell office:value-type="float" office:value="16.559999999999999" table:style-name="ce54">
            <text:p>17<text:s/></text:p>
          </table:table-cell>
          <table:table-cell office:value-type="float" office:value="0.34100000000000003" table:style-name="ce54">
            <text:p>0<text:s/></text:p>
          </table:table-cell>
          <table:table-cell office:value-type="float" office:value="46.034999999999997" table:style-name="ce54">
            <text:p>46<text:s/></text:p>
          </table:table-cell>
          <table:table-cell office:value-type="float" office:value="1.21" table:style-name="ce54">
            <text:p>1<text:s/></text:p>
          </table:table-cell>
          <table:table-cell office:value-type="float" office:value="86.212500000000006" table:style-name="ce54">
            <text:p>86<text:s/></text:p>
          </table:table-cell>
          <table:table-cell office:value-type="float" office:value="2.298" table:formula="msoxl:=IF(SUM('漁業生產量值-漁業種類別魚類別生產量值10'!C29,'漁業生產量值-漁業種類別魚類別生產量值10'!E29,'漁業生產量值-漁業種類別魚類別生產量值10'!G29,'漁業生產量值-漁業種類別魚類別生產量值10'!I29)=0,&quot;-&quot;,SUM('漁業生產量值-漁業種類別魚類別生產量值10'!C29,'漁業生產量值-漁業種類別魚類別生產量值10'!E29,'漁業生產量值-漁業種類別魚類別生產量值10'!G29,'漁業生產量值-漁業種類別魚類別生產量值10'!I29))" table:style-name="ce19">
            <text:p>2<text:s/></text:p>
          </table:table-cell>
          <table:table-cell office:value-type="float" office:value="183.84" table:formula="msoxl:=IF(SUM('漁業生產量值-漁業種類別魚類別生產量值10'!D29,'漁業生產量值-漁業種類別魚類別生產量值10'!F29,'漁業生產量值-漁業種類別魚類別生產量值10'!H29,'漁業生產量值-漁業種類別魚類別生產量值10'!J29)=0,&quot;-&quot;,SUM('漁業生產量值-漁業種類別魚類別生產量值10'!D29,'漁業生產量值-漁業種類別魚類別生產量值10'!F29,'漁業生產量值-漁業種類別魚類別生產量值10'!H29,'漁業生產量值-漁業種類別魚類別生產量值10'!J29))" table:style-name="ce19">
            <text:p>18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office:string-value="-" table:formula="msoxl:=IF(SUM(E30,G30,I30,K30,M30)=0,&quot;-&quot;,SUM(E30,G30,I30,K30,M30))" table:style-name="ce19">
            <text:p>-</text:p>
          </table:table-cell>
          <table:table-cell office:value-type="string" office:string-value="-" table:formula="msoxl:=IF(SUM(F30,H30,J30,L30,N30)=0,&quot;-&quot;,SUM(F30,H30,J30,L30,N3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30,'漁業生產量值-漁業種類別魚類別生產量值10'!E30,'漁業生產量值-漁業種類別魚類別生產量值10'!G30,'漁業生產量值-漁業種類別魚類別生產量值10'!I30)=0,&quot;-&quot;,SUM('漁業生產量值-漁業種類別魚類別生產量值10'!C30,'漁業生產量值-漁業種類別魚類別生產量值10'!E30,'漁業生產量值-漁業種類別魚類別生產量值10'!G30,'漁業生產量值-漁業種類別魚類別生產量值10'!I30))" table:style-name="ce19">
            <text:p>-</text:p>
          </table:table-cell>
          <table:table-cell office:value-type="string" office:string-value="-" table:formula="msoxl:=IF(SUM('漁業生產量值-漁業種類別魚類別生產量值10'!D30,'漁業生產量值-漁業種類別魚類別生產量值10'!F30,'漁業生產量值-漁業種類別魚類別生產量值10'!H30,'漁業生產量值-漁業種類別魚類別生產量值10'!J30)=0,&quot;-&quot;,SUM('漁業生產量值-漁業種類別魚類別生產量值10'!D30,'漁業生產量值-漁業種類別魚類別生產量值10'!F30,'漁業生產量值-漁業種類別魚類別生產量值10'!H30,'漁業生產量值-漁業種類別魚類別生產量值10'!J30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office:string-value="-" table:formula="msoxl:=IF(SUM(E31,G31,I31,K31,M31)=0,&quot;-&quot;,SUM(E31,G31,I31,K31,M31))" table:style-name="ce19">
            <text:p>-</text:p>
          </table:table-cell>
          <table:table-cell office:value-type="string" office:string-value="-" table:formula="msoxl:=IF(SUM(F31,H31,J31,L31,N31)=0,&quot;-&quot;,SUM(F31,H31,J31,L31,N3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31,'漁業生產量值-漁業種類別魚類別生產量值10'!E31,'漁業生產量值-漁業種類別魚類別生產量值10'!G31,'漁業生產量值-漁業種類別魚類別生產量值10'!I31)=0,&quot;-&quot;,SUM('漁業生產量值-漁業種類別魚類別生產量值10'!C31,'漁業生產量值-漁業種類別魚類別生產量值10'!E31,'漁業生產量值-漁業種類別魚類別生產量值10'!G31,'漁業生產量值-漁業種類別魚類別生產量值10'!I31))" table:style-name="ce19">
            <text:p>-</text:p>
          </table:table-cell>
          <table:table-cell office:value-type="string" office:string-value="-" table:formula="msoxl:=IF(SUM('漁業生產量值-漁業種類別魚類別生產量值10'!D31,'漁業生產量值-漁業種類別魚類別生產量值10'!F31,'漁業生產量值-漁業種類別魚類別生產量值10'!H31,'漁業生產量值-漁業種類別魚類別生產量值10'!J31)=0,&quot;-&quot;,SUM('漁業生產量值-漁業種類別魚類別生產量值10'!D31,'漁業生產量值-漁業種類別魚類別生產量值10'!F31,'漁業生產量值-漁業種類別魚類別生產量值10'!H31,'漁業生產量值-漁業種類別魚類別生產量值10'!J3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office:string-value="-" table:formula="msoxl:=IF(SUM(E32,G32,I32,K32,M32)=0,&quot;-&quot;,SUM(E32,G32,I32,K32,M32))" table:style-name="ce19">
            <text:p>-</text:p>
          </table:table-cell>
          <table:table-cell office:value-type="string" office:string-value="-" table:formula="msoxl:=IF(SUM(F32,H32,J32,L32,N32)=0,&quot;-&quot;,SUM(F32,H32,J32,L32,N3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32,'漁業生產量值-漁業種類別魚類別生產量值10'!E32,'漁業生產量值-漁業種類別魚類別生產量值10'!G32,'漁業生產量值-漁業種類別魚類別生產量值10'!I32)=0,&quot;-&quot;,SUM('漁業生產量值-漁業種類別魚類別生產量值10'!C32,'漁業生產量值-漁業種類別魚類別生產量值10'!E32,'漁業生產量值-漁業種類別魚類別生產量值10'!G32,'漁業生產量值-漁業種類別魚類別生產量值10'!I32))" table:style-name="ce19">
            <text:p>-</text:p>
          </table:table-cell>
          <table:table-cell office:value-type="string" office:string-value="-" table:formula="msoxl:=IF(SUM('漁業生產量值-漁業種類別魚類別生產量值10'!D32,'漁業生產量值-漁業種類別魚類別生產量值10'!F32,'漁業生產量值-漁業種類別魚類別生產量值10'!H32,'漁業生產量值-漁業種類別魚類別生產量值10'!J32)=0,&quot;-&quot;,SUM('漁業生產量值-漁業種類別魚類別生產量值10'!D32,'漁業生產量值-漁業種類別魚類別生產量值10'!F32,'漁業生產量值-漁業種類別魚類別生產量值10'!H32,'漁業生產量值-漁業種類別魚類別生產量值10'!J3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office:string-value="-" table:formula="msoxl:=IF(SUM(E33,G33,I33,K33,M33)=0,&quot;-&quot;,SUM(E33,G33,I33,K33,M33))" table:style-name="ce19">
            <text:p>-</text:p>
          </table:table-cell>
          <table:table-cell office:value-type="string" office:string-value="-" table:formula="msoxl:=IF(SUM(F33,H33,J33,L33,N33)=0,&quot;-&quot;,SUM(F33,H33,J33,L33,N3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33,'漁業生產量值-漁業種類別魚類別生產量值10'!E33,'漁業生產量值-漁業種類別魚類別生產量值10'!G33,'漁業生產量值-漁業種類別魚類別生產量值10'!I33)=0,&quot;-&quot;,SUM('漁業生產量值-漁業種類別魚類別生產量值10'!C33,'漁業生產量值-漁業種類別魚類別生產量值10'!E33,'漁業生產量值-漁業種類別魚類別生產量值10'!G33,'漁業生產量值-漁業種類別魚類別生產量值10'!I33))" table:style-name="ce19">
            <text:p>-</text:p>
          </table:table-cell>
          <table:table-cell office:value-type="string" office:string-value="-" table:formula="msoxl:=IF(SUM('漁業生產量值-漁業種類別魚類別生產量值10'!D33,'漁業生產量值-漁業種類別魚類別生產量值10'!F33,'漁業生產量值-漁業種類別魚類別生產量值10'!H33,'漁業生產量值-漁業種類別魚類別生產量值10'!J33)=0,&quot;-&quot;,SUM('漁業生產量值-漁業種類別魚類別生產量值10'!D33,'漁業生產量值-漁業種類別魚類別生產量值10'!F33,'漁業生產量值-漁業種類別魚類別生產量值10'!H33,'漁業生產量值-漁業種類別魚類別生產量值10'!J33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office:string-value="-" table:formula="msoxl:=IF(SUM(E34,G34,I34,K34,M34)=0,&quot;-&quot;,SUM(E34,G34,I34,K34,M34))" table:style-name="ce19">
            <text:p>-</text:p>
          </table:table-cell>
          <table:table-cell office:value-type="string" office:string-value="-" table:formula="msoxl:=IF(SUM(F34,H34,J34,L34,N34)=0,&quot;-&quot;,SUM(F34,H34,J34,L34,N3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2" table:formula="msoxl:=IF(SUM('漁業生產量值-漁業種類別魚類別生產量值10'!C34,'漁業生產量值-漁業種類別魚類別生產量值10'!E34,'漁業生產量值-漁業種類別魚類別生產量值10'!G34,'漁業生產量值-漁業種類別魚類別生產量值10'!I34)=0,&quot;-&quot;,SUM('漁業生產量值-漁業種類別魚類別生產量值10'!C34,'漁業生產量值-漁業種類別魚類別生產量值10'!E34,'漁業生產量值-漁業種類別魚類別生產量值10'!G34,'漁業生產量值-漁業種類別魚類別生產量值10'!I34))" table:style-name="ce19">
            <text:p>0<text:s/></text:p>
          </table:table-cell>
          <table:table-cell office:value-type="float" office:value="19" table:formula="msoxl:=IF(SUM('漁業生產量值-漁業種類別魚類別生產量值10'!D34,'漁業生產量值-漁業種類別魚類別生產量值10'!F34,'漁業生產量值-漁業種類別魚類別生產量值10'!H34,'漁業生產量值-漁業種類別魚類別生產量值10'!J34)=0,&quot;-&quot;,SUM('漁業生產量值-漁業種類別魚類別生產量值10'!D34,'漁業生產量值-漁業種類別魚類別生產量值10'!F34,'漁業生產量值-漁業種類別魚類別生產量值10'!H34,'漁業生產量值-漁業種類別魚類別生產量值10'!J34))" table:style-name="ce19">
            <text:p>1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office:string-value="-" table:formula="msoxl:=IF(SUM(E35,G35,I35,K35,M35)=0,&quot;-&quot;,SUM(E35,G35,I35,K35,M35))" table:style-name="ce19">
            <text:p>-</text:p>
          </table:table-cell>
          <table:table-cell office:value-type="string" office:string-value="-" table:formula="msoxl:=IF(SUM(F35,H35,J35,L35,N35)=0,&quot;-&quot;,SUM(F35,H35,J35,L35,N3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35,'漁業生產量值-漁業種類別魚類別生產量值10'!E35,'漁業生產量值-漁業種類別魚類別生產量值10'!G35,'漁業生產量值-漁業種類別魚類別生產量值10'!I35)=0,&quot;-&quot;,SUM('漁業生產量值-漁業種類別魚類別生產量值10'!C35,'漁業生產量值-漁業種類別魚類別生產量值10'!E35,'漁業生產量值-漁業種類別魚類別生產量值10'!G35,'漁業生產量值-漁業種類別魚類別生產量值10'!I35))" table:style-name="ce19">
            <text:p>-</text:p>
          </table:table-cell>
          <table:table-cell office:value-type="string" office:string-value="-" table:formula="msoxl:=IF(SUM('漁業生產量值-漁業種類別魚類別生產量值10'!D35,'漁業生產量值-漁業種類別魚類別生產量值10'!F35,'漁業生產量值-漁業種類別魚類別生產量值10'!H35,'漁業生產量值-漁業種類別魚類別生產量值10'!J35)=0,&quot;-&quot;,SUM('漁業生產量值-漁業種類別魚類別生產量值10'!D35,'漁業生產量值-漁業種類別魚類別生產量值10'!F35,'漁業生產量值-漁業種類別魚類別生產量值10'!H35,'漁業生產量值-漁業種類別魚類別生產量值10'!J35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941.01049999999998" table:formula="msoxl:=IF(SUM(E36,G36,I36,K36,M36)=0,&quot;-&quot;,SUM(E36,G36,I36,K36,M36))" table:style-name="ce19">
            <text:p>941<text:s/></text:p>
          </table:table-cell>
          <table:table-cell office:value-type="float" office:value="123685.81526" table:formula="msoxl:=IF(SUM(F36,H36,J36,L36,N36)=0,&quot;-&quot;,SUM(F36,H36,J36,L36,N36))" table:style-name="ce19">
            <text:p>123,686<text:s/></text:p>
          </table:table-cell>
          <table:table-cell office:value-type="float" office:value="47.3673" table:formula="msoxl:=  IF(SUM(E37:E49)=0,&quot;-&quot;,SUM(E37:E49))" table:style-name="ce54">
            <text:p>47<text:s/></text:p>
          </table:table-cell>
          <table:table-cell office:value-type="float" office:value="6081.6193000000003" table:formula="msoxl:=  IF(SUM(F37:F49)=0,&quot;-&quot;,SUM(F37:F49))" table:style-name="ce54">
            <text:p>6,082<text:s/></text:p>
          </table:table-cell>
          <table:table-cell office:value-type="float" office:value="148.40710000000001" table:formula="msoxl:=  IF(SUM(G37:G49)=0,&quot;-&quot;,SUM(G37:G49))" table:style-name="ce54">
            <text:p>148<text:s/></text:p>
          </table:table-cell>
          <table:table-cell office:value-type="float" office:value="20081.791000000001" table:formula="msoxl:=  IF(SUM(H37:H49)=0,&quot;-&quot;,SUM(H37:H49))" table:style-name="ce54">
            <text:p>20,082<text:s/></text:p>
          </table:table-cell>
          <table:table-cell office:value-type="float" office:value="40.594999999999999" table:formula="msoxl:=  IF(SUM(I37:I49)=0,&quot;-&quot;,SUM(I37:I49))" table:style-name="ce54">
            <text:p>41<text:s/></text:p>
          </table:table-cell>
          <table:table-cell office:value-type="float" office:value="6970.3460000000005" table:formula="msoxl:=  IF(SUM(J37:J49)=0,&quot;-&quot;,SUM(J37:J49))" table:style-name="ce54">
            <text:p>6,970<text:s/></text:p>
          </table:table-cell>
          <table:table-cell office:value-type="float" office:value="245.26859999999999" table:formula="msoxl:=  IF(SUM(K37:K49)=0,&quot;-&quot;,SUM(K37:K49))" table:style-name="ce54">
            <text:p>245<text:s/></text:p>
          </table:table-cell>
          <table:table-cell office:value-type="float" office:value="48978.059760000004" table:formula="msoxl:=  IF(SUM(L37:L49)=0,&quot;-&quot;,SUM(L37:L49))" table:style-name="ce54">
            <text:p>48,978<text:s/></text:p>
          </table:table-cell>
          <table:table-cell office:value-type="float" office:value="459.37249999999995" table:formula="msoxl:=  IF(SUM(M37:M49)=0,&quot;-&quot;,SUM(M37:M49))" table:style-name="ce54">
            <text:p>459<text:s/></text:p>
          </table:table-cell>
          <table:table-cell office:value-type="float" office:value="41573.999199999998" table:formula="msoxl:=  IF(SUM(N37:N49)=0,&quot;-&quot;,SUM(N37:N49))" table:style-name="ce54">
            <text:p>41,574<text:s/></text:p>
          </table:table-cell>
          <table:table-cell office:value-type="float" office:value="84.198329999999984" table:formula="msoxl:=IF(SUM('漁業生產量值-漁業種類別魚類別生產量值10'!C36,'漁業生產量值-漁業種類別魚類別生產量值10'!E36,'漁業生產量值-漁業種類別魚類別生產量值10'!G36,'漁業生產量值-漁業種類別魚類別生產量值10'!I36)=0,&quot;-&quot;,SUM('漁業生產量值-漁業種類別魚類別生產量值10'!C36,'漁業生產量值-漁業種類別魚類別生產量值10'!E36,'漁業生產量值-漁業種類別魚類別生產量值10'!G36,'漁業生產量值-漁業種類別魚類別生產量值10'!I36))" table:style-name="ce19">
            <text:p>84<text:s/></text:p>
          </table:table-cell>
          <table:table-cell office:value-type="float" office:value="6801.5917799999997" table:formula="msoxl:=IF(SUM('漁業生產量值-漁業種類別魚類別生產量值10'!D36,'漁業生產量值-漁業種類別魚類別生產量值10'!F36,'漁業生產量值-漁業種類別魚類別生產量值10'!H36,'漁業生產量值-漁業種類別魚類別生產量值10'!J36)=0,&quot;-&quot;,SUM('漁業生產量值-漁業種類別魚類別生產量值10'!D36,'漁業生產量值-漁業種類別魚類別生產量值10'!F36,'漁業生產量值-漁業種類別魚類別生產量值10'!H36,'漁業生產量值-漁業種類別魚類別生產量值10'!J36))" table:style-name="ce19">
            <text:p>6,80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97.223700000000008" table:formula="msoxl:=IF(SUM(E37,G37,I37,K37,M37)=0,&quot;-&quot;,SUM(E37,G37,I37,K37,M37))" table:style-name="ce19">
            <text:p>97<text:s/></text:p>
          </table:table-cell>
          <table:table-cell office:value-type="float" office:value="9343.8292000000001" table:formula="msoxl:=IF(SUM(F37,H37,J37,L37,N37)=0,&quot;-&quot;,SUM(F37,H37,J37,L37,N37))" table:style-name="ce19">
            <text:p>9,344<text:s/></text:p>
          </table:table-cell>
          <table:table-cell office:value-type="float" office:value="3.0697999999999999" table:style-name="ce54">
            <text:p>3<text:s/></text:p>
          </table:table-cell>
          <table:table-cell office:value-type="float" office:value="297.72379999999998" table:style-name="ce54">
            <text:p>298<text:s/></text:p>
          </table:table-cell>
          <table:table-cell office:value-type="float" office:value="0.44009999999999999" table:style-name="ce54">
            <text:p>0<text:s/></text:p>
          </table:table-cell>
          <table:table-cell office:value-type="float" office:value="61.613999999999997" table:style-name="ce54">
            <text:p>62<text:s/></text:p>
          </table:table-cell>
          <table:table-cell office:value-type="float" office:value="6.1429999999999998" table:style-name="ce54">
            <text:p>6<text:s/></text:p>
          </table:table-cell>
          <table:table-cell office:value-type="float" office:value="1038.1990000000001" table:style-name="ce54">
            <text:p>1,038<text:s/></text:p>
          </table:table-cell>
          <table:table-cell office:value-type="float" office:value="3.6065999999999998" table:style-name="ce54">
            <text:p>4<text:s/></text:p>
          </table:table-cell>
          <table:table-cell office:value-type="float" office:value="866.68475999999998" table:style-name="ce54">
            <text:p>867<text:s/></text:p>
          </table:table-cell>
          <table:table-cell office:value-type="float" office:value="83.964200000000005" table:style-name="ce54">
            <text:p>84<text:s/></text:p>
          </table:table-cell>
          <table:table-cell office:value-type="float" office:value="7079.6076400000002" table:style-name="ce54">
            <text:p>7,080<text:s/></text:p>
          </table:table-cell>
          <table:table-cell office:value-type="float" office:value="4.7176999999999998" table:formula="msoxl:=IF(SUM('漁業生產量值-漁業種類別魚類別生產量值10'!C37,'漁業生產量值-漁業種類別魚類別生產量值10'!E37,'漁業生產量值-漁業種類別魚類別生產量值10'!G37,'漁業生產量值-漁業種類別魚類別生產量值10'!I37)=0,&quot;-&quot;,SUM('漁業生產量值-漁業種類別魚類別生產量值10'!C37,'漁業生產量值-漁業種類別魚類別生產量值10'!E37,'漁業生產量值-漁業種類別魚類別生產量值10'!G37,'漁業生產量值-漁業種類別魚類別生產量值10'!I37))" table:style-name="ce19">
            <text:p>5<text:s/></text:p>
          </table:table-cell>
          <table:table-cell office:value-type="float" office:value="377.25060000000002" table:formula="msoxl:=IF(SUM('漁業生產量值-漁業種類別魚類別生產量值10'!D37,'漁業生產量值-漁業種類別魚類別生產量值10'!F37,'漁業生產量值-漁業種類別魚類別生產量值10'!H37,'漁業生產量值-漁業種類別魚類別生產量值10'!J37)=0,&quot;-&quot;,SUM('漁業生產量值-漁業種類別魚類別生產量值10'!D37,'漁業生產量值-漁業種類別魚類別生產量值10'!F37,'漁業生產量值-漁業種類別魚類別生產量值10'!H37,'漁業生產量值-漁業種類別魚類別生產量值10'!J37))" table:style-name="ce19">
            <text:p>37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office:string-value="-" table:formula="msoxl:=IF(SUM(E38,G38,I38,K38,M38)=0,&quot;-&quot;,SUM(E38,G38,I38,K38,M38))" table:style-name="ce19">
            <text:p>-</text:p>
          </table:table-cell>
          <table:table-cell office:value-type="string" office:string-value="-" table:formula="msoxl:=IF(SUM(F38,H38,J38,L38,N38)=0,&quot;-&quot;,SUM(F38,H38,J38,L38,N3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38,'漁業生產量值-漁業種類別魚類別生產量值10'!E38,'漁業生產量值-漁業種類別魚類別生產量值10'!G38,'漁業生產量值-漁業種類別魚類別生產量值10'!I38)=0,&quot;-&quot;,SUM('漁業生產量值-漁業種類別魚類別生產量值10'!C38,'漁業生產量值-漁業種類別魚類別生產量值10'!E38,'漁業生產量值-漁業種類別魚類別生產量值10'!G38,'漁業生產量值-漁業種類別魚類別生產量值10'!I38))" table:style-name="ce19">
            <text:p>-</text:p>
          </table:table-cell>
          <table:table-cell office:value-type="string" office:string-value="-" table:formula="msoxl:=IF(SUM('漁業生產量值-漁業種類別魚類別生產量值10'!D38,'漁業生產量值-漁業種類別魚類別生產量值10'!F38,'漁業生產量值-漁業種類別魚類別生產量值10'!H38,'漁業生產量值-漁業種類別魚類別生產量值10'!J38)=0,&quot;-&quot;,SUM('漁業生產量值-漁業種類別魚類別生產量值10'!D38,'漁業生產量值-漁業種類別魚類別生產量值10'!F38,'漁業生產量值-漁業種類別魚類別生產量值10'!H38,'漁業生產量值-漁業種類別魚類別生產量值10'!J38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office:string-value="-" table:formula="msoxl:=IF(SUM(E39,G39,I39,K39,M39)=0,&quot;-&quot;,SUM(E39,G39,I39,K39,M39))" table:style-name="ce19">
            <text:p>-</text:p>
          </table:table-cell>
          <table:table-cell office:value-type="string" office:string-value="-" table:formula="msoxl:=IF(SUM(F39,H39,J39,L39,N39)=0,&quot;-&quot;,SUM(F39,H39,J39,L39,N3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39,'漁業生產量值-漁業種類別魚類別生產量值10'!E39,'漁業生產量值-漁業種類別魚類別生產量值10'!G39,'漁業生產量值-漁業種類別魚類別生產量值10'!I39)=0,&quot;-&quot;,SUM('漁業生產量值-漁業種類別魚類別生產量值10'!C39,'漁業生產量值-漁業種類別魚類別生產量值10'!E39,'漁業生產量值-漁業種類別魚類別生產量值10'!G39,'漁業生產量值-漁業種類別魚類別生產量值10'!I39))" table:style-name="ce19">
            <text:p>-</text:p>
          </table:table-cell>
          <table:table-cell office:value-type="string" office:string-value="-" table:formula="msoxl:=IF(SUM('漁業生產量值-漁業種類別魚類別生產量值10'!D39,'漁業生產量值-漁業種類別魚類別生產量值10'!F39,'漁業生產量值-漁業種類別魚類別生產量值10'!H39,'漁業生產量值-漁業種類別魚類別生產量值10'!J39)=0,&quot;-&quot;,SUM('漁業生產量值-漁業種類別魚類別生產量值10'!D39,'漁業生產量值-漁業種類別魚類別生產量值10'!F39,'漁業生產量值-漁業種類別魚類別生產量值10'!H39,'漁業生產量值-漁業種類別魚類別生產量值10'!J39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327.77530000000002" table:formula="msoxl:=IF(SUM(E40,G40,I40,K40,M40)=0,&quot;-&quot;,SUM(E40,G40,I40,K40,M40))" table:style-name="ce19">
            <text:p>328<text:s/></text:p>
          </table:table-cell>
          <table:table-cell office:value-type="float" office:value="44144.916559999998" table:formula="msoxl:=IF(SUM(F40,H40,J40,L40,N40)=0,&quot;-&quot;,SUM(F40,H40,J40,L40,N40))" table:style-name="ce19">
            <text:p>44,145<text:s/></text:p>
          </table:table-cell>
          <table:table-cell office:value-type="float" office:value="14.552" table:style-name="ce54">
            <text:p>15<text:s/></text:p>
          </table:table-cell>
          <table:table-cell office:value-type="float" office:value="2065.7080000000001" table:style-name="ce54">
            <text:p>2,066<text:s/></text:p>
          </table:table-cell>
          <table:table-cell office:value-type="float" office:value="33.932000000000002" table:style-name="ce54">
            <text:p>34<text:s/></text:p>
          </table:table-cell>
          <table:table-cell office:value-type="float" office:value="4625.4520000000002" table:style-name="ce54">
            <text:p>4,625<text:s/></text:p>
          </table:table-cell>
          <table:table-cell office:value-type="float" office:value="11.881" table:style-name="ce54">
            <text:p>12<text:s/></text:p>
          </table:table-cell>
          <table:table-cell office:value-type="float" office:value="2070.08" table:style-name="ce54">
            <text:p>2,070<text:s/></text:p>
          </table:table-cell>
          <table:table-cell office:value-type="float" office:value="94.397000000000006" table:style-name="ce54">
            <text:p>94<text:s/></text:p>
          </table:table-cell>
          <table:table-cell office:value-type="float" office:value="19229.23" table:style-name="ce54">
            <text:p>19,229<text:s/></text:p>
          </table:table-cell>
          <table:table-cell office:value-type="float" office:value="173.01329999999999" table:style-name="ce54">
            <text:p>173<text:s/></text:p>
          </table:table-cell>
          <table:table-cell office:value-type="float" office:value="16154.44656" table:style-name="ce54">
            <text:p>16,154<text:s/></text:p>
          </table:table-cell>
          <table:table-cell office:value-type="float" office:value="75.625129999999999" table:formula="msoxl:=IF(SUM('漁業生產量值-漁業種類別魚類別生產量值10'!C40,'漁業生產量值-漁業種類別魚類別生產量值10'!E40,'漁業生產量值-漁業種類別魚類別生產量值10'!G40,'漁業生產量值-漁業種類別魚類別生產量值10'!I40)=0,&quot;-&quot;,SUM('漁業生產量值-漁業種類別魚類別生產量值10'!C40,'漁業生產量值-漁業種類別魚類別生產量值10'!E40,'漁業生產量值-漁業種類別魚類別生產量值10'!G40,'漁業生產量值-漁業種類別魚類別生產量值10'!I40))" table:style-name="ce19">
            <text:p>76<text:s/></text:p>
          </table:table-cell>
          <table:table-cell office:value-type="float" office:value="6134.45118" table:formula="msoxl:=IF(SUM('漁業生產量值-漁業種類別魚類別生產量值10'!D40,'漁業生產量值-漁業種類別魚類別生產量值10'!F40,'漁業生產量值-漁業種類別魚類別生產量值10'!H40,'漁業生產量值-漁業種類別魚類別生產量值10'!J40)=0,&quot;-&quot;,SUM('漁業生產量值-漁業種類別魚類別生產量值10'!D40,'漁業生產量值-漁業種類別魚類別生產量值10'!F40,'漁業生產量值-漁業種類別魚類別生產量值10'!H40,'漁業生產量值-漁業種類別魚類別生產量值10'!J40))" table:style-name="ce19">
            <text:p>6,13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string" office:string-value="-" table:formula="msoxl:=IF(SUM(E41,G41,I41,K41,M41)=0,&quot;-&quot;,SUM(E41,G41,I41,K41,M41))" table:style-name="ce19">
            <text:p>-</text:p>
          </table:table-cell>
          <table:table-cell office:value-type="string" office:string-value="-" table:formula="msoxl:=IF(SUM(F41,H41,J41,L41,N41)=0,&quot;-&quot;,SUM(F41,H41,J41,L41,N4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41,'漁業生產量值-漁業種類別魚類別生產量值10'!E41,'漁業生產量值-漁業種類別魚類別生產量值10'!G41,'漁業生產量值-漁業種類別魚類別生產量值10'!I41)=0,&quot;-&quot;,SUM('漁業生產量值-漁業種類別魚類別生產量值10'!C41,'漁業生產量值-漁業種類別魚類別生產量值10'!E41,'漁業生產量值-漁業種類別魚類別生產量值10'!G41,'漁業生產量值-漁業種類別魚類別生產量值10'!I41))" table:style-name="ce19">
            <text:p>-</text:p>
          </table:table-cell>
          <table:table-cell office:value-type="string" office:string-value="-" table:formula="msoxl:=IF(SUM('漁業生產量值-漁業種類別魚類別生產量值10'!D41,'漁業生產量值-漁業種類別魚類別生產量值10'!F41,'漁業生產量值-漁業種類別魚類別生產量值10'!H41,'漁業生產量值-漁業種類別魚類別生產量值10'!J41)=0,&quot;-&quot;,SUM('漁業生產量值-漁業種類別魚類別生產量值10'!D41,'漁業生產量值-漁業種類別魚類別生產量值10'!F41,'漁業生產量值-漁業種類別魚類別生產量值10'!H41,'漁業生產量值-漁業種類別魚類別生產量值10'!J4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office:string-value="-" table:formula="msoxl:=IF(SUM(E42,G42,I42,K42,M42)=0,&quot;-&quot;,SUM(E42,G42,I42,K42,M42))" table:style-name="ce19">
            <text:p>-</text:p>
          </table:table-cell>
          <table:table-cell office:value-type="string" office:string-value="-" table:formula="msoxl:=IF(SUM(F42,H42,J42,L42,N42)=0,&quot;-&quot;,SUM(F42,H42,J42,L42,N4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41349999999999998" table:formula="msoxl:=IF(SUM('漁業生產量值-漁業種類別魚類別生產量值10'!C42,'漁業生產量值-漁業種類別魚類別生產量值10'!E42,'漁業生產量值-漁業種類別魚類別生產量值10'!G42,'漁業生產量值-漁業種類別魚類別生產量值10'!I42)=0,&quot;-&quot;,SUM('漁業生產量值-漁業種類別魚類別生產量值10'!C42,'漁業生產量值-漁業種類別魚類別生產量值10'!E42,'漁業生產量值-漁業種類別魚類別生產量值10'!G42,'漁業生產量值-漁業種類別魚類別生產量值10'!I42))" table:style-name="ce19">
            <text:p>0<text:s/></text:p>
          </table:table-cell>
          <table:table-cell office:value-type="float" office:value="66.16" table:formula="msoxl:=IF(SUM('漁業生產量值-漁業種類別魚類別生產量值10'!D42,'漁業生產量值-漁業種類別魚類別生產量值10'!F42,'漁業生產量值-漁業種類別魚類別生產量值10'!H42,'漁業生產量值-漁業種類別魚類別生產量值10'!J42)=0,&quot;-&quot;,SUM('漁業生產量值-漁業種類別魚類別生產量值10'!D42,'漁業生產量值-漁業種類別魚類別生產量值10'!F42,'漁業生產量值-漁業種類別魚類別生產量值10'!H42,'漁業生產量值-漁業種類別魚類別生產量值10'!J42))" table:style-name="ce19">
            <text:p>6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18" table:formula="msoxl:=IF(SUM(E43,G43,I43,K43,M43)=0,&quot;-&quot;,SUM(E43,G43,I43,K43,M43))" table:style-name="ce19">
            <text:p>18<text:s/></text:p>
          </table:table-cell>
          <table:table-cell office:value-type="float" office:value="2999" table:formula="msoxl:=IF(SUM(F43,H43,J43,L43,N43)=0,&quot;-&quot;,SUM(F43,H43,J43,L43,N43))" table:style-name="ce19">
            <text:p>2,99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" table:style-name="ce54">
            <text:p>7<text:s/></text:p>
          </table:table-cell>
          <table:table-cell office:value-type="float" office:value="1106" table:style-name="ce54">
            <text:p>1,106<text:s/></text:p>
          </table:table-cell>
          <table:table-cell office:value-type="float" office:value="5" table:style-name="ce54">
            <text:p>5<text:s/></text:p>
          </table:table-cell>
          <table:table-cell office:value-type="float" office:value="1425" table:style-name="ce54">
            <text:p>1,425<text:s/></text:p>
          </table:table-cell>
          <table:table-cell office:value-type="float" office:value="6" table:style-name="ce54">
            <text:p>6<text:s/></text:p>
          </table:table-cell>
          <table:table-cell office:value-type="float" office:value="468" table:style-name="ce54">
            <text:p>468<text:s/></text:p>
          </table:table-cell>
          <table:table-cell office:value-type="float" office:value="3.4420000000000002" table:formula="msoxl:=IF(SUM('漁業生產量值-漁業種類別魚類別生產量值10'!C43,'漁業生產量值-漁業種類別魚類別生產量值10'!E43,'漁業生產量值-漁業種類別魚類別生產量值10'!G43,'漁業生產量值-漁業種類別魚類別生產量值10'!I43)=0,&quot;-&quot;,SUM('漁業生產量值-漁業種類別魚類別生產量值10'!C43,'漁業生產量值-漁業種類別魚類別生產量值10'!E43,'漁業生產量值-漁業種類別魚類別生產量值10'!G43,'漁業生產量值-漁業種類別魚類別生產量值10'!I43))" table:style-name="ce19">
            <text:p>3<text:s/></text:p>
          </table:table-cell>
          <table:table-cell office:value-type="float" office:value="223.73" table:formula="msoxl:=IF(SUM('漁業生產量值-漁業種類別魚類別生產量值10'!D43,'漁業生產量值-漁業種類別魚類別生產量值10'!F43,'漁業生產量值-漁業種類別魚類別生產量值10'!H43,'漁業生產量值-漁業種類別魚類別生產量值10'!J43)=0,&quot;-&quot;,SUM('漁業生產量值-漁業種類別魚類別生產量值10'!D43,'漁業生產量值-漁業種類別魚類別生產量值10'!F43,'漁業生產量值-漁業種類別魚類別生產量值10'!H43,'漁業生產量值-漁業種類別魚類別生產量值10'!J43))" table:style-name="ce19">
            <text:p>22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office:string-value="-" table:formula="msoxl:=IF(SUM(E44,G44,I44,K44,M44)=0,&quot;-&quot;,SUM(E44,G44,I44,K44,M44))" table:style-name="ce19">
            <text:p>-</text:p>
          </table:table-cell>
          <table:table-cell office:value-type="string" office:string-value="-" table:formula="msoxl:=IF(SUM(F44,H44,J44,L44,N44)=0,&quot;-&quot;,SUM(F44,H44,J44,L44,N4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44,'漁業生產量值-漁業種類別魚類別生產量值10'!E44,'漁業生產量值-漁業種類別魚類別生產量值10'!G44,'漁業生產量值-漁業種類別魚類別生產量值10'!I44)=0,&quot;-&quot;,SUM('漁業生產量值-漁業種類別魚類別生產量值10'!C44,'漁業生產量值-漁業種類別魚類別生產量值10'!E44,'漁業生產量值-漁業種類別魚類別生產量值10'!G44,'漁業生產量值-漁業種類別魚類別生產量值10'!I44))" table:style-name="ce19">
            <text:p>-</text:p>
          </table:table-cell>
          <table:table-cell office:value-type="string" office:string-value="-" table:formula="msoxl:=IF(SUM('漁業生產量值-漁業種類別魚類別生產量值10'!D44,'漁業生產量值-漁業種類別魚類別生產量值10'!F44,'漁業生產量值-漁業種類別魚類別生產量值10'!H44,'漁業生產量值-漁業種類別魚類別生產量值10'!J44)=0,&quot;-&quot;,SUM('漁業生產量值-漁業種類別魚類別生產量值10'!D44,'漁業生產量值-漁業種類別魚類別生產量值10'!F44,'漁業生產量值-漁業種類別魚類別生產量值10'!H44,'漁業生產量值-漁業種類別魚類別生產量值10'!J44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float" office:value="498.01149999999996" table:formula="msoxl:=IF(SUM(E45,G45,I45,K45,M45)=0,&quot;-&quot;,SUM(E45,G45,I45,K45,M45))" table:style-name="ce19">
            <text:p>498<text:s/></text:p>
          </table:table-cell>
          <table:table-cell office:value-type="float" office:value="67198.069499999998" table:formula="msoxl:=IF(SUM(F45,H45,J45,L45,N45)=0,&quot;-&quot;,SUM(F45,H45,J45,L45,N45))" table:style-name="ce19">
            <text:p>67,198<text:s/></text:p>
          </table:table-cell>
          <table:table-cell office:value-type="float" office:value="29.7455" table:style-name="ce54">
            <text:p>30<text:s/></text:p>
          </table:table-cell>
          <table:table-cell office:value-type="float" office:value="3718.1875" table:style-name="ce54">
            <text:p>3,718<text:s/></text:p>
          </table:table-cell>
          <table:table-cell office:value-type="float" office:value="114.035" table:style-name="ce54">
            <text:p>114<text:s/></text:p>
          </table:table-cell>
          <table:table-cell office:value-type="float" office:value="15394.725" table:style-name="ce54">
            <text:p>15,395<text:s/></text:p>
          </table:table-cell>
          <table:table-cell office:value-type="float" office:value="15.571" table:style-name="ce54">
            <text:p>16<text:s/></text:p>
          </table:table-cell>
          <table:table-cell office:value-type="float" office:value="2756.067" table:style-name="ce54">
            <text:p>2,756<text:s/></text:p>
          </table:table-cell>
          <table:table-cell office:value-type="float" office:value="142.26499999999999" table:style-name="ce54">
            <text:p>142<text:s/></text:p>
          </table:table-cell>
          <table:table-cell office:value-type="float" office:value="27457.145" table:style-name="ce54">
            <text:p>27,457<text:s/></text:p>
          </table:table-cell>
          <table:table-cell office:value-type="float" office:value="196.39500000000001" table:style-name="ce54">
            <text:p>196<text:s/></text:p>
          </table:table-cell>
          <table:table-cell office:value-type="float" office:value="17871.945" table:style-name="ce54">
            <text:p>17,872<text:s/></text:p>
          </table:table-cell>
          <table:table-cell office:value-type="string" office:string-value="-" table:formula="msoxl:=IF(SUM('漁業生產量值-漁業種類別魚類別生產量值10'!C45,'漁業生產量值-漁業種類別魚類別生產量值10'!E45,'漁業生產量值-漁業種類別魚類別生產量值10'!G45,'漁業生產量值-漁業種類別魚類別生產量值10'!I45)=0,&quot;-&quot;,SUM('漁業生產量值-漁業種類別魚類別生產量值10'!C45,'漁業生產量值-漁業種類別魚類別生產量值10'!E45,'漁業生產量值-漁業種類別魚類別生產量值10'!G45,'漁業生產量值-漁業種類別魚類別生產量值10'!I45))" table:style-name="ce19">
            <text:p>-</text:p>
          </table:table-cell>
          <table:table-cell office:value-type="string" office:string-value="-" table:formula="msoxl:=IF(SUM('漁業生產量值-漁業種類別魚類別生產量值10'!D45,'漁業生產量值-漁業種類別魚類別生產量值10'!F45,'漁業生產量值-漁業種類別魚類別生產量值10'!H45,'漁業生產量值-漁業種類別魚類別生產量值10'!J45)=0,&quot;-&quot;,SUM('漁業生產量值-漁業種類別魚類別生產量值10'!D45,'漁業生產量值-漁業種類別魚類別生產量值10'!F45,'漁業生產量值-漁業種類別魚類別生產量值10'!H45,'漁業生產量值-漁業種類別魚類別生產量值10'!J45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office:string-value="-" table:formula="msoxl:=IF(SUM(E46,G46,I46,K46,M46)=0,&quot;-&quot;,SUM(E46,G46,I46,K46,M46))" table:style-name="ce19">
            <text:p>-</text:p>
          </table:table-cell>
          <table:table-cell office:value-type="string" office:string-value="-" table:formula="msoxl:=IF(SUM(F46,H46,J46,L46,N46)=0,&quot;-&quot;,SUM(F46,H46,J46,L46,N4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46,'漁業生產量值-漁業種類別魚類別生產量值10'!E46,'漁業生產量值-漁業種類別魚類別生產量值10'!G46,'漁業生產量值-漁業種類別魚類別生產量值10'!I46)=0,&quot;-&quot;,SUM('漁業生產量值-漁業種類別魚類別生產量值10'!C46,'漁業生產量值-漁業種類別魚類別生產量值10'!E46,'漁業生產量值-漁業種類別魚類別生產量值10'!G46,'漁業生產量值-漁業種類別魚類別生產量值10'!I46))" table:style-name="ce19">
            <text:p>-</text:p>
          </table:table-cell>
          <table:table-cell office:value-type="string" office:string-value="-" table:formula="msoxl:=IF(SUM('漁業生產量值-漁業種類別魚類別生產量值10'!D46,'漁業生產量值-漁業種類別魚類別生產量值10'!F46,'漁業生產量值-漁業種類別魚類別生產量值10'!H46,'漁業生產量值-漁業種類別魚類別生產量值10'!J46)=0,&quot;-&quot;,SUM('漁業生產量值-漁業種類別魚類別生產量值10'!D46,'漁業生產量值-漁業種類別魚類別生產量值10'!F46,'漁業生產量值-漁業種類別魚類別生產量值10'!H46,'漁業生產量值-漁業種類別魚類別生產量值10'!J46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office:string-value="-" table:formula="msoxl:=IF(SUM(E47,G47,I47,K47,M47)=0,&quot;-&quot;,SUM(E47,G47,I47,K47,M47))" table:style-name="ce19">
            <text:p>-</text:p>
          </table:table-cell>
          <table:table-cell office:value-type="string" office:string-value="-" table:formula="msoxl:=IF(SUM(F47,H47,J47,L47,N47)=0,&quot;-&quot;,SUM(F47,H47,J47,L47,N4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47,'漁業生產量值-漁業種類別魚類別生產量值10'!E47,'漁業生產量值-漁業種類別魚類別生產量值10'!G47,'漁業生產量值-漁業種類別魚類別生產量值10'!I47)=0,&quot;-&quot;,SUM('漁業生產量值-漁業種類別魚類別生產量值10'!C47,'漁業生產量值-漁業種類別魚類別生產量值10'!E47,'漁業生產量值-漁業種類別魚類別生產量值10'!G47,'漁業生產量值-漁業種類別魚類別生產量值10'!I47))" table:style-name="ce19">
            <text:p>-</text:p>
          </table:table-cell>
          <table:table-cell office:value-type="string" office:string-value="-" table:formula="msoxl:=IF(SUM('漁業生產量值-漁業種類別魚類別生產量值10'!D47,'漁業生產量值-漁業種類別魚類別生產量值10'!F47,'漁業生產量值-漁業種類別魚類別生產量值10'!H47,'漁業生產量值-漁業種類別魚類別生產量值10'!J47)=0,&quot;-&quot;,SUM('漁業生產量值-漁業種類別魚類別生產量值10'!D47,'漁業生產量值-漁業種類別魚類別生產量值10'!F47,'漁業生產量值-漁業種類別魚類別生產量值10'!H47,'漁業生產量值-漁業種類別魚類別生產量值10'!J47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office:string-value="-" table:formula="msoxl:=IF(SUM(E48,G48,I48,K48,M48)=0,&quot;-&quot;,SUM(E48,G48,I48,K48,M48))" table:style-name="ce19">
            <text:p>-</text:p>
          </table:table-cell>
          <table:table-cell office:value-type="string" office:string-value="-" table:formula="msoxl:=IF(SUM(F48,H48,J48,L48,N48)=0,&quot;-&quot;,SUM(F48,H48,J48,L48,N4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48,'漁業生產量值-漁業種類別魚類別生產量值10'!E48,'漁業生產量值-漁業種類別魚類別生產量值10'!G48,'漁業生產量值-漁業種類別魚類別生產量值10'!I48)=0,&quot;-&quot;,SUM('漁業生產量值-漁業種類別魚類別生產量值10'!C48,'漁業生產量值-漁業種類別魚類別生產量值10'!E48,'漁業生產量值-漁業種類別魚類別生產量值10'!G48,'漁業生產量值-漁業種類別魚類別生產量值10'!I48))" table:style-name="ce19">
            <text:p>-</text:p>
          </table:table-cell>
          <table:table-cell office:value-type="string" office:string-value="-" table:formula="msoxl:=IF(SUM('漁業生產量值-漁業種類別魚類別生產量值10'!D48,'漁業生產量值-漁業種類別魚類別生產量值10'!F48,'漁業生產量值-漁業種類別魚類別生產量值10'!H48,'漁業生產量值-漁業種類別魚類別生產量值10'!J48)=0,&quot;-&quot;,SUM('漁業生產量值-漁業種類別魚類別生產量值10'!D48,'漁業生產量值-漁業種類別魚類別生產量值10'!F48,'漁業生產量值-漁業種類別魚類別生產量值10'!H48,'漁業生產量值-漁業種類別魚類別生產量值10'!J48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office:string-value="-" table:formula="msoxl:=IF(SUM(E49,G49,I49,K49,M49)=0,&quot;-&quot;,SUM(E49,G49,I49,K49,M49))" table:style-name="ce19">
            <text:p>-</text:p>
          </table:table-cell>
          <table:table-cell office:value-type="string" office:string-value="-" table:formula="msoxl:=IF(SUM(F49,H49,J49,L49,N49)=0,&quot;-&quot;,SUM(F49,H49,J49,L49,N4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49,'漁業生產量值-漁業種類別魚類別生產量值10'!E49,'漁業生產量值-漁業種類別魚類別生產量值10'!G49,'漁業生產量值-漁業種類別魚類別生產量值10'!I49)=0,&quot;-&quot;,SUM('漁業生產量值-漁業種類別魚類別生產量值10'!C49,'漁業生產量值-漁業種類別魚類別生產量值10'!E49,'漁業生產量值-漁業種類別魚類別生產量值10'!G49,'漁業生產量值-漁業種類別魚類別生產量值10'!I49))" table:style-name="ce19">
            <text:p>-</text:p>
          </table:table-cell>
          <table:table-cell office:value-type="string" office:string-value="-" table:formula="msoxl:=IF(SUM('漁業生產量值-漁業種類別魚類別生產量值10'!D49,'漁業生產量值-漁業種類別魚類別生產量值10'!F49,'漁業生產量值-漁業種類別魚類別生產量值10'!H49,'漁業生產量值-漁業種類別魚類別生產量值10'!J49)=0,&quot;-&quot;,SUM('漁業生產量值-漁業種類別魚類別生產量值10'!D49,'漁業生產量值-漁業種類別魚類別生產量值10'!F49,'漁業生產量值-漁業種類別魚類別生產量值10'!H49,'漁業生產量值-漁業種類別魚類別生產量值10'!J49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IF(SUM(E50,G50,I50,K50,M50)=0,&quot;-&quot;,SUM(E50,G50,I50,K50,M50))" table:style-name="ce19">
            <text:p>-</text:p>
          </table:table-cell>
          <table:table-cell office:value-type="string" office:string-value="-" table:formula="msoxl:=IF(SUM(F50,H50,J50,L50,N50)=0,&quot;-&quot;,SUM(F50,H50,J50,L50,N50))" table:style-name="ce19">
            <text:p>-</text:p>
          </table:table-cell>
          <table:table-cell office:value-type="string" office:string-value="-" table:formula="msoxl:=  IF(SUM(E51:E53)=0,&quot;-&quot;,SUM(E51:E53))" table:style-name="ce54">
            <text:p>-</text:p>
          </table:table-cell>
          <table:table-cell office:value-type="string" office:string-value="-" table:formula="msoxl:=  IF(SUM(F51:F53)=0,&quot;-&quot;,SUM(F51:F53))" table:style-name="ce54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  IF(SUM(I51:I53)=0,&quot;-&quot;,SUM(I51:I53))" table:style-name="ce54">
            <text:p>-</text:p>
          </table:table-cell>
          <table:table-cell office:value-type="string" office:string-value="-" table:formula="msoxl:=  IF(SUM(J51:J53)=0,&quot;-&quot;,SUM(J51:J53))" table:style-name="ce54">
            <text:p>-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office:value-type="string" office:string-value="-" table:formula="msoxl:=IF(SUM('漁業生產量值-漁業種類別魚類別生產量值10'!C50,'漁業生產量值-漁業種類別魚類別生產量值10'!E50,'漁業生產量值-漁業種類別魚類別生產量值10'!G50,'漁業生產量值-漁業種類別魚類別生產量值10'!I50)=0,&quot;-&quot;,SUM('漁業生產量值-漁業種類別魚類別生產量值10'!C50,'漁業生產量值-漁業種類別魚類別生產量值10'!E50,'漁業生產量值-漁業種類別魚類別生產量值10'!G50,'漁業生產量值-漁業種類別魚類別生產量值10'!I50))" table:style-name="ce19">
            <text:p>-</text:p>
          </table:table-cell>
          <table:table-cell office:value-type="string" office:string-value="-" table:formula="msoxl:=IF(SUM('漁業生產量值-漁業種類別魚類別生產量值10'!D50,'漁業生產量值-漁業種類別魚類別生產量值10'!F50,'漁業生產量值-漁業種類別魚類別生產量值10'!H50,'漁業生產量值-漁業種類別魚類別生產量值10'!J50)=0,&quot;-&quot;,SUM('漁業生產量值-漁業種類別魚類別生產量值10'!D50,'漁業生產量值-漁業種類別魚類別生產量值10'!F50,'漁業生產量值-漁業種類別魚類別生產量值10'!H50,'漁業生產量值-漁業種類別魚類別生產量值10'!J50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office:string-value="-" table:formula="msoxl:=IF(SUM(E51,G51,I51,K51,M51)=0,&quot;-&quot;,SUM(E51,G51,I51,K51,M51))" table:style-name="ce19">
            <text:p>-</text:p>
          </table:table-cell>
          <table:table-cell office:value-type="string" office:string-value="-" table:formula="msoxl:=IF(SUM(F51,H51,J51,L51,N51)=0,&quot;-&quot;,SUM(F51,H51,J51,L51,N5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51,'漁業生產量值-漁業種類別魚類別生產量值10'!E51,'漁業生產量值-漁業種類別魚類別生產量值10'!G51,'漁業生產量值-漁業種類別魚類別生產量值10'!I51)=0,&quot;-&quot;,SUM('漁業生產量值-漁業種類別魚類別生產量值10'!C51,'漁業生產量值-漁業種類別魚類別生產量值10'!E51,'漁業生產量值-漁業種類別魚類別生產量值10'!G51,'漁業生產量值-漁業種類別魚類別生產量值10'!I51))" table:style-name="ce19">
            <text:p>-</text:p>
          </table:table-cell>
          <table:table-cell office:value-type="string" office:string-value="-" table:formula="msoxl:=IF(SUM('漁業生產量值-漁業種類別魚類別生產量值10'!D51,'漁業生產量值-漁業種類別魚類別生產量值10'!F51,'漁業生產量值-漁業種類別魚類別生產量值10'!H51,'漁業生產量值-漁業種類別魚類別生產量值10'!J51)=0,&quot;-&quot;,SUM('漁業生產量值-漁業種類別魚類別生產量值10'!D51,'漁業生產量值-漁業種類別魚類別生產量值10'!F51,'漁業生產量值-漁業種類別魚類別生產量值10'!H51,'漁業生產量值-漁業種類別魚類別生產量值10'!J5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office:string-value="-" table:formula="msoxl:=IF(SUM(E52,G52,I52,K52,M52)=0,&quot;-&quot;,SUM(E52,G52,I52,K52,M52))" table:style-name="ce19">
            <text:p>-</text:p>
          </table:table-cell>
          <table:table-cell office:value-type="string" office:string-value="-" table:formula="msoxl:=IF(SUM(F52,H52,J52,L52,N52)=0,&quot;-&quot;,SUM(F52,H52,J52,L52,N5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52,'漁業生產量值-漁業種類別魚類別生產量值10'!E52,'漁業生產量值-漁業種類別魚類別生產量值10'!G52,'漁業生產量值-漁業種類別魚類別生產量值10'!I52)=0,&quot;-&quot;,SUM('漁業生產量值-漁業種類別魚類別生產量值10'!C52,'漁業生產量值-漁業種類別魚類別生產量值10'!E52,'漁業生產量值-漁業種類別魚類別生產量值10'!G52,'漁業生產量值-漁業種類別魚類別生產量值10'!I52))" table:style-name="ce19">
            <text:p>-</text:p>
          </table:table-cell>
          <table:table-cell office:value-type="string" office:string-value="-" table:formula="msoxl:=IF(SUM('漁業生產量值-漁業種類別魚類別生產量值10'!D52,'漁業生產量值-漁業種類別魚類別生產量值10'!F52,'漁業生產量值-漁業種類別魚類別生產量值10'!H52,'漁業生產量值-漁業種類別魚類別生產量值10'!J52)=0,&quot;-&quot;,SUM('漁業生產量值-漁業種類別魚類別生產量值10'!D52,'漁業生產量值-漁業種類別魚類別生產量值10'!F52,'漁業生產量值-漁業種類別魚類別生產量值10'!H52,'漁業生產量值-漁業種類別魚類別生產量值10'!J5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office:string-value="-" table:formula="msoxl:=IF(SUM(E53,G53,I53,K53,M53)=0,&quot;-&quot;,SUM(E53,G53,I53,K53,M53))" table:style-name="ce19">
            <text:p>-</text:p>
          </table:table-cell>
          <table:table-cell office:value-type="string" office:string-value="-" table:formula="msoxl:=IF(SUM(F53,H53,J53,L53,N53)=0,&quot;-&quot;,SUM(F53,H53,J53,L53,N5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53,'漁業生產量值-漁業種類別魚類別生產量值10'!E53,'漁業生產量值-漁業種類別魚類別生產量值10'!G53,'漁業生產量值-漁業種類別魚類別生產量值10'!I53)=0,&quot;-&quot;,SUM('漁業生產量值-漁業種類別魚類別生產量值10'!C53,'漁業生產量值-漁業種類別魚類別生產量值10'!E53,'漁業生產量值-漁業種類別魚類別生產量值10'!G53,'漁業生產量值-漁業種類別魚類別生產量值10'!I53))" table:style-name="ce19">
            <text:p>-</text:p>
          </table:table-cell>
          <table:table-cell office:value-type="string" office:string-value="-" table:formula="msoxl:=IF(SUM('漁業生產量值-漁業種類別魚類別生產量值10'!D53,'漁業生產量值-漁業種類別魚類別生產量值10'!F53,'漁業生產量值-漁業種類別魚類別生產量值10'!H53,'漁業生產量值-漁業種類別魚類別生產量值10'!J53)=0,&quot;-&quot;,SUM('漁業生產量值-漁業種類別魚類別生產量值10'!D53,'漁業生產量值-漁業種類別魚類別生產量值10'!F53,'漁業生產量值-漁業種類別魚類別生產量值10'!H53,'漁業生產量值-漁業種類別魚類別生產量值10'!J53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IF(SUM(E54,G54,I54,K54,M54)=0,&quot;-&quot;,SUM(E54,G54,I54,K54,M54))" table:style-name="ce19">
            <text:p>-</text:p>
          </table:table-cell>
          <table:table-cell office:value-type="string" office:string-value="-" table:formula="msoxl:=IF(SUM(F54,H54,J54,L54,N54)=0,&quot;-&quot;,SUM(F54,H54,J54,L54,N54))" table:style-name="ce19">
            <text:p>-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  IF(SUM(I55:I57)=0,&quot;-&quot;,SUM(I55:I57))" table:style-name="ce54">
            <text:p>-</text:p>
          </table:table-cell>
          <table:table-cell office:value-type="string" office:string-value="-" table:formula="msoxl:=  IF(SUM(J55:J57)=0,&quot;-&quot;,SUM(J55:J57))" table:style-name="ce54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string" office:string-value="-" table:formula="msoxl:=IF(SUM('漁業生產量值-漁業種類別魚類別生產量值10'!C54,'漁業生產量值-漁業種類別魚類別生產量值10'!E54,'漁業生產量值-漁業種類別魚類別生產量值10'!G54,'漁業生產量值-漁業種類別魚類別生產量值10'!I54)=0,&quot;-&quot;,SUM('漁業生產量值-漁業種類別魚類別生產量值10'!C54,'漁業生產量值-漁業種類別魚類別生產量值10'!E54,'漁業生產量值-漁業種類別魚類別生產量值10'!G54,'漁業生產量值-漁業種類別魚類別生產量值10'!I54))" table:style-name="ce19">
            <text:p>-</text:p>
          </table:table-cell>
          <table:table-cell office:value-type="string" office:string-value="-" table:formula="msoxl:=IF(SUM('漁業生產量值-漁業種類別魚類別生產量值10'!D54,'漁業生產量值-漁業種類別魚類別生產量值10'!F54,'漁業生產量值-漁業種類別魚類別生產量值10'!H54,'漁業生產量值-漁業種類別魚類別生產量值10'!J54)=0,&quot;-&quot;,SUM('漁業生產量值-漁業種類別魚類別生產量值10'!D54,'漁業生產量值-漁業種類別魚類別生產量值10'!F54,'漁業生產量值-漁業種類別魚類別生產量值10'!H54,'漁業生產量值-漁業種類別魚類別生產量值10'!J54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office:string-value="-" table:formula="msoxl:=IF(SUM(E55,G55,I55,K55,M55)=0,&quot;-&quot;,SUM(E55,G55,I55,K55,M55))" table:style-name="ce19">
            <text:p>-</text:p>
          </table:table-cell>
          <table:table-cell office:value-type="string" office:string-value="-" table:formula="msoxl:=IF(SUM(F55,H55,J55,L55,N55)=0,&quot;-&quot;,SUM(F55,H55,J55,L55,N5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55,'漁業生產量值-漁業種類別魚類別生產量值10'!E55,'漁業生產量值-漁業種類別魚類別生產量值10'!G55,'漁業生產量值-漁業種類別魚類別生產量值10'!I55)=0,&quot;-&quot;,SUM('漁業生產量值-漁業種類別魚類別生產量值10'!C55,'漁業生產量值-漁業種類別魚類別生產量值10'!E55,'漁業生產量值-漁業種類別魚類別生產量值10'!G55,'漁業生產量值-漁業種類別魚類別生產量值10'!I55))" table:style-name="ce19">
            <text:p>-</text:p>
          </table:table-cell>
          <table:table-cell office:value-type="string" office:string-value="-" table:formula="msoxl:=IF(SUM('漁業生產量值-漁業種類別魚類別生產量值10'!D55,'漁業生產量值-漁業種類別魚類別生產量值10'!F55,'漁業生產量值-漁業種類別魚類別生產量值10'!H55,'漁業生產量值-漁業種類別魚類別生產量值10'!J55)=0,&quot;-&quot;,SUM('漁業生產量值-漁業種類別魚類別生產量值10'!D55,'漁業生產量值-漁業種類別魚類別生產量值10'!F55,'漁業生產量值-漁業種類別魚類別生產量值10'!H55,'漁業生產量值-漁業種類別魚類別生產量值10'!J55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office:string-value="-" table:formula="msoxl:=IF(SUM(E56,G56,I56,K56,M56)=0,&quot;-&quot;,SUM(E56,G56,I56,K56,M56))" table:style-name="ce19">
            <text:p>-</text:p>
          </table:table-cell>
          <table:table-cell office:value-type="string" office:string-value="-" table:formula="msoxl:=IF(SUM(F56,H56,J56,L56,N56)=0,&quot;-&quot;,SUM(F56,H56,J56,L56,N5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56,'漁業生產量值-漁業種類別魚類別生產量值10'!E56,'漁業生產量值-漁業種類別魚類別生產量值10'!G56,'漁業生產量值-漁業種類別魚類別生產量值10'!I56)=0,&quot;-&quot;,SUM('漁業生產量值-漁業種類別魚類別生產量值10'!C56,'漁業生產量值-漁業種類別魚類別生產量值10'!E56,'漁業生產量值-漁業種類別魚類別生產量值10'!G56,'漁業生產量值-漁業種類別魚類別生產量值10'!I56))" table:style-name="ce19">
            <text:p>-</text:p>
          </table:table-cell>
          <table:table-cell office:value-type="string" office:string-value="-" table:formula="msoxl:=IF(SUM('漁業生產量值-漁業種類別魚類別生產量值10'!D56,'漁業生產量值-漁業種類別魚類別生產量值10'!F56,'漁業生產量值-漁業種類別魚類別生產量值10'!H56,'漁業生產量值-漁業種類別魚類別生產量值10'!J56)=0,&quot;-&quot;,SUM('漁業生產量值-漁業種類別魚類別生產量值10'!D56,'漁業生產量值-漁業種類別魚類別生產量值10'!F56,'漁業生產量值-漁業種類別魚類別生產量值10'!H56,'漁業生產量值-漁業種類別魚類別生產量值10'!J56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office:string-value="-" table:formula="msoxl:=IF(SUM(E57,G57,I57,K57,M57)=0,&quot;-&quot;,SUM(E57,G57,I57,K57,M57))" table:style-name="ce19">
            <text:p>-</text:p>
          </table:table-cell>
          <table:table-cell office:value-type="string" office:string-value="-" table:formula="msoxl:=IF(SUM(F57,H57,J57,L57,N57)=0,&quot;-&quot;,SUM(F57,H57,J57,L57,N5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57,'漁業生產量值-漁業種類別魚類別生產量值10'!E57,'漁業生產量值-漁業種類別魚類別生產量值10'!G57,'漁業生產量值-漁業種類別魚類別生產量值10'!I57)=0,&quot;-&quot;,SUM('漁業生產量值-漁業種類別魚類別生產量值10'!C57,'漁業生產量值-漁業種類別魚類別生產量值10'!E57,'漁業生產量值-漁業種類別魚類別生產量值10'!G57,'漁業生產量值-漁業種類別魚類別生產量值10'!I57))" table:style-name="ce19">
            <text:p>-</text:p>
          </table:table-cell>
          <table:table-cell office:value-type="string" office:string-value="-" table:formula="msoxl:=IF(SUM('漁業生產量值-漁業種類別魚類別生產量值10'!D57,'漁業生產量值-漁業種類別魚類別生產量值10'!F57,'漁業生產量值-漁業種類別魚類別生產量值10'!H57,'漁業生產量值-漁業種類別魚類別生產量值10'!J57)=0,&quot;-&quot;,SUM('漁業生產量值-漁業種類別魚類別生產量值10'!D57,'漁業生產量值-漁業種類別魚類別生產量值10'!F57,'漁業生產量值-漁業種類別魚類別生產量值10'!H57,'漁業生產量值-漁業種類別魚類別生產量值10'!J57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string" office:string-value="-" table:formula="msoxl:=IF(SUM(E58,G58,I58,K58,M58)=0,&quot;-&quot;,SUM(E58,G58,I58,K58,M58))" table:style-name="ce19">
            <text:p>-</text:p>
          </table:table-cell>
          <table:table-cell office:value-type="string" office:string-value="-" table:formula="msoxl:=IF(SUM(F58,H58,J58,L58,N58)=0,&quot;-&quot;,SUM(F58,H58,J58,L58,N58))" table:style-name="ce19">
            <text:p>-</text:p>
          </table:table-cell>
          <table:table-cell office:value-type="string" office:string-value="-" table:formula="msoxl:=  IF(SUM(E59,E60,E61,E63)=0,IF(E62=0,&quot;-&quot;,E62),SUM(E59,E60,E61,E63))" table:style-name="ce54">
            <text:p>-</text:p>
          </table:table-cell>
          <table:table-cell office:value-type="string" office:string-value="-" table:formula="msoxl:=  IF(SUM(F59:F63)=0,&quot;-&quot;,SUM(F59:F63))" table:style-name="ce54">
            <text:p>-</text:p>
          </table:table-cell>
          <table:table-cell office:value-type="string" office:string-value="-" table:formula="msoxl:=  IF(SUM(G59,G60,G61,G63)=0,IF(G62=0,&quot;-&quot;,G62),SUM(G59,G60,G61,G63))" table:style-name="ce54">
            <text:p>-</text:p>
          </table:table-cell>
          <table:table-cell office:value-type="string" office:string-value="-" table:formula="msoxl:=  IF(SUM(H59:H63)=0,&quot;-&quot;,SUM(H59:H63))" table:style-name="ce54">
            <text:p>-</text:p>
          </table:table-cell>
          <table:table-cell office:value-type="string" office:string-value="-" table:formula="msoxl:=  IF(SUM(I59,I60,I61,I63)=0,IF(I62=0,&quot;-&quot;,I62),SUM(I59,I60,I61,I63))" table:style-name="ce54">
            <text:p>-</text:p>
          </table:table-cell>
          <table:table-cell office:value-type="string" office:string-value="-" table:formula="msoxl:=  IF(SUM(J59:J63)=0,&quot;-&quot;,SUM(J59:J63))" table:style-name="ce54">
            <text:p>-</text:p>
          </table:table-cell>
          <table:table-cell office:value-type="string" office:string-value="-" table:formula="msoxl:=  IF(SUM(K59,K60,K61,K63)=0,IF(K62=0,&quot;-&quot;,K62),SUM(K59,K60,K61,K63))" table:style-name="ce54">
            <text:p>-</text:p>
          </table:table-cell>
          <table:table-cell office:value-type="string" office:string-value="-" table:formula="msoxl:=  IF(SUM(L59:L63)=0,&quot;-&quot;,SUM(L59:L63))" table:style-name="ce54">
            <text:p>-</text:p>
          </table:table-cell>
          <table:table-cell office:value-type="string" office:string-value="-" table:formula="msoxl:=  IF(SUM(M59,M60,M61,M63)=0,IF(M62=0,&quot;-&quot;,M62),SUM(M59,M60,M61,M63))" table:style-name="ce54">
            <text:p>-</text:p>
          </table:table-cell>
          <table:table-cell office:value-type="string" office:string-value="-" table:formula="msoxl:=  IF(SUM(N59:N63)=0,&quot;-&quot;,SUM(N59:N63))" table:style-name="ce54">
            <text:p>-</text:p>
          </table:table-cell>
          <table:table-cell office:value-type="string" office:string-value="-" table:formula="msoxl:=IF(SUM('漁業生產量值-漁業種類別魚類別生產量值10'!C58,'漁業生產量值-漁業種類別魚類別生產量值10'!E58,'漁業生產量值-漁業種類別魚類別生產量值10'!G58,'漁業生產量值-漁業種類別魚類別生產量值10'!I58)=0,&quot;-&quot;,SUM('漁業生產量值-漁業種類別魚類別生產量值10'!C58,'漁業生產量值-漁業種類別魚類別生產量值10'!E58,'漁業生產量值-漁業種類別魚類別生產量值10'!G58,'漁業生產量值-漁業種類別魚類別生產量值10'!I58))" table:style-name="ce19">
            <text:p>-</text:p>
          </table:table-cell>
          <table:table-cell office:value-type="string" office:string-value="-" table:formula="msoxl:=IF(SUM('漁業生產量值-漁業種類別魚類別生產量值10'!D58,'漁業生產量值-漁業種類別魚類別生產量值10'!F58,'漁業生產量值-漁業種類別魚類別生產量值10'!H58,'漁業生產量值-漁業種類別魚類別生產量值10'!J58)=0,&quot;-&quot;,SUM('漁業生產量值-漁業種類別魚類別生產量值10'!D58,'漁業生產量值-漁業種類別魚類別生產量值10'!F58,'漁業生產量值-漁業種類別魚類別生產量值10'!H58,'漁業生產量值-漁業種類別魚類別生產量值10'!J58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office:string-value="-" table:formula="msoxl:=IF(SUM(E59,G59,I59,K59,M59)=0,&quot;-&quot;,SUM(E59,G59,I59,K59,M59))" table:style-name="ce19">
            <text:p>-</text:p>
          </table:table-cell>
          <table:table-cell office:value-type="string" office:string-value="-" table:formula="msoxl:=IF(SUM(F59,H59,J59,L59,N59)=0,&quot;-&quot;,SUM(F59,H59,J59,L59,N5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59,'漁業生產量值-漁業種類別魚類別生產量值10'!E59,'漁業生產量值-漁業種類別魚類別生產量值10'!G59,'漁業生產量值-漁業種類別魚類別生產量值10'!I59)=0,&quot;-&quot;,SUM('漁業生產量值-漁業種類別魚類別生產量值10'!C59,'漁業生產量值-漁業種類別魚類別生產量值10'!E59,'漁業生產量值-漁業種類別魚類別生產量值10'!G59,'漁業生產量值-漁業種類別魚類別生產量值10'!I59))" table:style-name="ce19">
            <text:p>-</text:p>
          </table:table-cell>
          <table:table-cell office:value-type="string" office:string-value="-" table:formula="msoxl:=IF(SUM('漁業生產量值-漁業種類別魚類別生產量值10'!D59,'漁業生產量值-漁業種類別魚類別生產量值10'!F59,'漁業生產量值-漁業種類別魚類別生產量值10'!H59,'漁業生產量值-漁業種類別魚類別生產量值10'!J59)=0,&quot;-&quot;,SUM('漁業生產量值-漁業種類別魚類別生產量值10'!D59,'漁業生產量值-漁業種類別魚類別生產量值10'!F59,'漁業生產量值-漁業種類別魚類別生產量值10'!H59,'漁業生產量值-漁業種類別魚類別生產量值10'!J59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office:string-value="-" table:formula="msoxl:=IF(SUM(E60,G60,I60,K60,M60)=0,&quot;-&quot;,SUM(E60,G60,I60,K60,M60))" table:style-name="ce19">
            <text:p>-</text:p>
          </table:table-cell>
          <table:table-cell office:value-type="string" office:string-value="-" table:formula="msoxl:=IF(SUM(F60,H60,J60,L60,N60)=0,&quot;-&quot;,SUM(F60,H60,J60,L60,N6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60,'漁業生產量值-漁業種類別魚類別生產量值10'!E60,'漁業生產量值-漁業種類別魚類別生產量值10'!G60,'漁業生產量值-漁業種類別魚類別生產量值10'!I60)=0,&quot;-&quot;,SUM('漁業生產量值-漁業種類別魚類別生產量值10'!C60,'漁業生產量值-漁業種類別魚類別生產量值10'!E60,'漁業生產量值-漁業種類別魚類別生產量值10'!G60,'漁業生產量值-漁業種類別魚類別生產量值10'!I60))" table:style-name="ce19">
            <text:p>-</text:p>
          </table:table-cell>
          <table:table-cell office:value-type="string" office:string-value="-" table:formula="msoxl:=IF(SUM('漁業生產量值-漁業種類別魚類別生產量值10'!D60,'漁業生產量值-漁業種類別魚類別生產量值10'!F60,'漁業生產量值-漁業種類別魚類別生產量值10'!H60,'漁業生產量值-漁業種類別魚類別生產量值10'!J60)=0,&quot;-&quot;,SUM('漁業生產量值-漁業種類別魚類別生產量值10'!D60,'漁業生產量值-漁業種類別魚類別生產量值10'!F60,'漁業生產量值-漁業種類別魚類別生產量值10'!H60,'漁業生產量值-漁業種類別魚類別生產量值10'!J60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office:string-value="-" table:formula="msoxl:=IF(SUM(E61,G61,I61,K61,M61)=0,&quot;-&quot;,SUM(E61,G61,I61,K61,M61))" table:style-name="ce19">
            <text:p>-</text:p>
          </table:table-cell>
          <table:table-cell office:value-type="string" office:string-value="-" table:formula="msoxl:=IF(SUM(F61,H61,J61,L61,N61)=0,&quot;-&quot;,SUM(F61,H61,J61,L61,N6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61,'漁業生產量值-漁業種類別魚類別生產量值10'!E61,'漁業生產量值-漁業種類別魚類別生產量值10'!G61,'漁業生產量值-漁業種類別魚類別生產量值10'!I61)=0,&quot;-&quot;,SUM('漁業生產量值-漁業種類別魚類別生產量值10'!C61,'漁業生產量值-漁業種類別魚類別生產量值10'!E61,'漁業生產量值-漁業種類別魚類別生產量值10'!G61,'漁業生產量值-漁業種類別魚類別生產量值10'!I61))" table:style-name="ce19">
            <text:p>-</text:p>
          </table:table-cell>
          <table:table-cell office:value-type="string" office:string-value="-" table:formula="msoxl:=IF(SUM('漁業生產量值-漁業種類別魚類別生產量值10'!D61,'漁業生產量值-漁業種類別魚類別生產量值10'!F61,'漁業生產量值-漁業種類別魚類別生產量值10'!H61,'漁業生產量值-漁業種類別魚類別生產量值10'!J61)=0,&quot;-&quot;,SUM('漁業生產量值-漁業種類別魚類別生產量值10'!D61,'漁業生產量值-漁業種類別魚類別生產量值10'!F61,'漁業生產量值-漁業種類別魚類別生產量值10'!H61,'漁業生產量值-漁業種類別魚類別生產量值10'!J6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office:string-value="-" table:formula="msoxl:=IF(SUM(E62,G62,I62,K62,M62)=0,&quot;-&quot;,SUM(E62,G62,I62,K62,M62))" table:style-name="ce19">
            <text:p>-</text:p>
          </table:table-cell>
          <table:table-cell office:value-type="string" office:string-value="-" table:formula="msoxl:=IF(SUM(F62,H62,J62,L62,N62)=0,&quot;-&quot;,SUM(F62,H62,J62,L62,N6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'漁業生產量值-漁業種類別魚類別生產量值10'!C62,'漁業生產量值-漁業種類別魚類別生產量值10'!E62,'漁業生產量值-漁業種類別魚類別生產量值10'!G62,'漁業生產量值-漁業種類別魚類別生產量值10'!I62)=0,&quot;-&quot;,SUM('漁業生產量值-漁業種類別魚類別生產量值10'!C62,'漁業生產量值-漁業種類別魚類別生產量值10'!E62,'漁業生產量值-漁業種類別魚類別生產量值10'!G62,'漁業生產量值-漁業種類別魚類別生產量值10'!I62))" table:style-name="ce19">
            <text:p>-</text:p>
          </table:table-cell>
          <table:table-cell office:value-type="string" office:string-value="-" table:formula="msoxl:=IF(SUM('漁業生產量值-漁業種類別魚類別生產量值10'!D62,'漁業生產量值-漁業種類別魚類別生產量值10'!F62,'漁業生產量值-漁業種類別魚類別生產量值10'!H62,'漁業生產量值-漁業種類別魚類別生產量值10'!J62)=0,&quot;-&quot;,SUM('漁業生產量值-漁業種類別魚類別生產量值10'!D62,'漁業生產量值-漁業種類別魚類別生產量值10'!F62,'漁業生產量值-漁業種類別魚類別生產量值10'!H62,'漁業生產量值-漁業種類別魚類別生產量值10'!J6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office:string-value="-" table:formula="msoxl:=IF(SUM(E63,G63,I63,K63,M63)=0,&quot;-&quot;,SUM(E63,G63,I63,K63,M63))" table:style-name="ce19">
            <text:p>-</text:p>
          </table:table-cell>
          <table:table-cell office:value-type="string" office:string-value="-" table:formula="msoxl:=IF(SUM(F63,H63,J63,L63,N63)=0,&quot;-&quot;,SUM(F63,H63,J63,L63,N63))" table:style-name="ce19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'漁業生產量值-漁業種類別魚類別生產量值10'!C63,'漁業生產量值-漁業種類別魚類別生產量值10'!E63,'漁業生產量值-漁業種類別魚類別生產量值10'!G63,'漁業生產量值-漁業種類別魚類別生產量值10'!I63)=0,&quot;-&quot;,SUM('漁業生產量值-漁業種類別魚類別生產量值10'!C63,'漁業生產量值-漁業種類別魚類別生產量值10'!E63,'漁業生產量值-漁業種類別魚類別生產量值10'!G63,'漁業生產量值-漁業種類別魚類別生產量值10'!I63))" table:style-name="ce19">
            <text:p>-</text:p>
          </table:table-cell>
          <table:table-cell office:value-type="string" office:string-value="-" table:formula="msoxl:=IF(SUM('漁業生產量值-漁業種類別魚類別生產量值10'!D63,'漁業生產量值-漁業種類別魚類別生產量值10'!F63,'漁業生產量值-漁業種類別魚類別生產量值10'!H63,'漁業生產量值-漁業種類別魚類別生產量值10'!J63)=0,&quot;-&quot;,SUM('漁業生產量值-漁業種類別魚類別生產量值10'!D63,'漁業生產量值-漁業種類別魚類別生產量值10'!F63,'漁業生產量值-漁業種類別魚類別生產量值10'!H63,'漁業生產量值-漁業種類別魚類別生產量值10'!J63))" table:style-name="ce19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10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6" table:number-columns-repeated="16367" table:default-cell-style-name="ce31"/>
        <table:table-row table:style-name="ro1">
          <table:table-cell office:value-type="string" table:number-columns-spanned="3" table:number-rows-spanned="1" table:style-name="ce125">
            <text:p>7‧漁業生產量</text:p>
          </table:table-cell>
          <table:covered-table-cell table:number-columns-repeated="2"/>
          <table:table-cell table:number-columns-repeated="6" table:style-name="ce31"/>
          <table:table-cell office:value-type="string" table:style-name="ce31">
            <text:p>7‧FISHERIES PRODUCTION</text:p>
          </table:table-cell>
          <table:table-cell table:number-columns-repeated="16374" table:style-name="ce31"/>
        </table:table-row>
        <table:table-row table:style-name="ro2">
          <table:table-cell table:number-columns-repeated="4" table:style-name="ce31"/>
          <table:table-cell office:value-type="string" table:style-name="ce32">
            <text:p>單位：</text:p>
          </table:table-cell>
          <table:table-cell office:value-type="string" table:style-name="ce33">
            <text:p>產量：公噸, 千尾(觀賞魚)</text:p>
          </table:table-cell>
          <table:table-cell table:style-name="ce31"/>
          <table:table-cell table:number-columns-repeated="2" table:style-name="ce33"/>
          <table:table-cell table:number-columns-repeated="2" table:style-name="ce31"/>
          <table:table-cell office:value-type="string" table:style-name="ce32">
            <text:p>Unit：</text:p>
          </table:table-cell>
          <table:table-cell office:value-type="string" table:style-name="ce33">
            <text:p>Quantity：M.T.; 1000Pcs. by ornamental fish</text:p>
          </table:table-cell>
          <table:table-cell table:number-columns-repeated="16371" table:style-name="ce31"/>
        </table:table-row>
        <table:table-row table:style-name="ro2">
          <table:table-cell table:style-name="ce31"/>
          <table:table-cell office:value-type="string" table:number-columns-spanned="3" table:number-rows-spanned="1" table:style-name="ce11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31"/>
          <table:table-cell office:value-type="string" table:style-name="ce34">
            <text:p>價值：新臺幣千元</text:p>
          </table:table-cell>
          <table:table-cell table:style-name="ce31"/>
          <table:table-cell table:style-name="ce34"/>
          <table:table-cell office:value-type="string" table:style-name="ce34">
            <text:p>(1) By type of fisheries by species(Continued)</text:p>
          </table:table-cell>
          <table:table-cell table:number-columns-repeated="3" table:style-name="ce31"/>
          <table:table-cell office:value-type="string" table:style-name="ce35">
            <text:p>Value：Thousand NT $</text:p>
          </table:table-cell>
          <table:table-cell table:number-columns-repeated="16371" table:style-name="ce31"/>
        </table:table-row>
        <table:table-row table:style-name="ro2">
          <table:table-cell table:style-name="ce36"/>
          <table:table-cell office:value-type="string" table:number-columns-spanned="1" table:number-rows-spanned="3" table:style-name="ce175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10" draw:style-name="a1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7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8" table:number-rows-spanned="1" table:style-name="ce174">
            <text:p>鯊 <text:s text:c="5"/>魚 <text:s text:c="5"/>類</text:p>
          </table:table-cell>
          <table:covered-table-cell table:number-columns-repeated="7"/>
          <table:table-cell table:style-name="ce45"/>
          <table:table-cell table:style-name="ce39"/>
          <table:table-cell table:style-name="ce38"/>
          <table:table-cell table:style-name="ce39"/>
          <table:table-cell table:number-columns-spanned="2" table:number-rows-spanned="1" table:style-name="ce177"/>
          <table:covered-table-cell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2" table:number-rows-spanned="1" table:style-name="ce171">
            <text:p>大 <text:s text:c="6"/>鯊</text:p>
          </table:table-cell>
          <table:covered-table-cell/>
          <table:table-cell office:value-type="string" table:number-columns-spanned="2" table:number-rows-spanned="1" table:style-name="ce176">
            <text:p>黑 <text:s text:c="6"/>鯊</text:p>
          </table:table-cell>
          <table:covered-table-cell/>
          <table:table-cell office:value-type="string" table:number-columns-spanned="2" table:number-rows-spanned="1" table:style-name="ce176">
            <text:p>水 <text:s text:c="6"/>鯊</text:p>
          </table:table-cell>
          <table:covered-table-cell/>
          <table:table-cell office:value-type="string" table:number-columns-spanned="2" table:number-rows-spanned="1" table:style-name="ce176">
            <text:p>馬 <text:s/>加 <text:s/>鯊</text:p>
          </table:table-cell>
          <table:covered-table-cell/>
          <table:table-cell office:value-type="string" table:number-columns-spanned="2" table:number-rows-spanned="1" table:style-name="ce170">
            <text:p>秋 <text:s/>刀 <text:s/>魚</text:p>
          </table:table-cell>
          <table:covered-table-cell/>
          <table:table-cell office:value-type="string" table:number-columns-spanned="2" table:number-rows-spanned="1" table:style-name="ce170">
            <text:p>剝 <text:s/>皮 <text:s/>魚</text:p>
          </table:table-cell>
          <table:covered-table-cell/>
          <table:table-cell office:value-type="string" table:number-columns-spanned="2" table:number-rows-spanned="1" table:style-name="ce170">
            <text:p>其他淡水魚類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代碼</text:p>
          </table:table-cell>
          <table:table-cell office:value-type="string" table:number-columns-spanned="1" table:number-rows-spanned="3" table:style-name="ce173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72">
            <text:p>5201</text:p>
          </table:table-cell>
          <table:covered-table-cell/>
          <table:table-cell office:value-type="string" table:number-columns-spanned="2" table:number-rows-spanned="1" table:style-name="ce169">
            <text:p>5203</text:p>
          </table:table-cell>
          <table:covered-table-cell/>
          <table:table-cell office:value-type="string" table:number-columns-spanned="2" table:number-rows-spanned="1" table:style-name="ce169">
            <text:p>5204</text:p>
          </table:table-cell>
          <table:covered-table-cell/>
          <table:table-cell office:value-type="string" table:number-columns-spanned="2" table:number-rows-spanned="1" table:style-name="ce169">
            <text:p>5205</text:p>
          </table:table-cell>
          <table:covered-table-cell/>
          <table:table-cell office:value-type="string" table:number-columns-spanned="2" table:number-rows-spanned="1" table:style-name="ce169">
            <text:p>5500</text:p>
          </table:table-cell>
          <table:covered-table-cell/>
          <table:table-cell office:value-type="string" table:number-columns-spanned="2" table:number-rows-spanned="1" table:style-name="ce169">
            <text:p>5600</text:p>
          </table:table-cell>
          <table:covered-table-cell/>
          <table:table-cell office:value-type="string" table:number-columns-spanned="2" table:number-rows-spanned="1" table:style-name="ce169">
            <text:p>0299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Code</text:p>
          </table:table-cell>
          <table:covered-table-cell/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table:number-columns-repeated="16368"/>
        </table:table-row>
        <table:table-row table:style-name="ro2">
          <table:table-cell table:style-name="ce43"/>
          <table:covered-table-cell/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15843.198799999998" table:formula="msoxl:=  IF(SUM(C11,C19,C36,C50,C54,C58)=0,&quot;-&quot;,SUM(C11,C19,C36,C50,C54,C58))" table:style-name="ce54">
            <text:p>15,843<text:s/></text:p>
          </table:table-cell>
          <table:table-cell office:value-type="float" office:value="847724.55070999998" table:formula="msoxl:=  IF(SUM(D11,D19,D36,D50,D54,D58)=0,&quot;-&quot;,SUM(D11,D19,D36,D50,D54,D58))" table:style-name="ce54">
            <text:p>847,725<text:s/></text:p>
          </table:table-cell>
          <table:table-cell office:value-type="float" office:value="174.25580000000002" table:formula="msoxl:=  IF(SUM(E11,E19,E36,E50,E54,E58)=0,&quot;-&quot;,SUM(E11,E19,E36,E50,E54,E58))" table:style-name="ce54">
            <text:p>174<text:s/></text:p>
          </table:table-cell>
          <table:table-cell office:value-type="float" office:value="8472.2291399999995" table:formula="msoxl:=  IF(SUM(F11,F19,F36,F50,F54,F58)=0,&quot;-&quot;,SUM(F11,F19,F36,F50,F54,F58))" table:style-name="ce54">
            <text:p>8,472<text:s/></text:p>
          </table:table-cell>
          <table:table-cell office:value-type="float" office:value="14054.0612" table:formula="msoxl:=  IF(SUM(G11,G19,G36,G50,G54,G58)=0,&quot;-&quot;,SUM(G11,G19,G36,G50,G54,G58))" table:style-name="ce54">
            <text:p>14,054<text:s/></text:p>
          </table:table-cell>
          <table:table-cell office:value-type="float" office:value="274910.58339000004" table:formula="msoxl:=  IF(SUM(H11,H19,H36,H50,H54,H58)=0,&quot;-&quot;,SUM(H11,H19,H36,H50,H54,H58))" table:style-name="ce54">
            <text:p>274,911<text:s/></text:p>
          </table:table-cell>
          <table:table-cell office:value-type="float" office:value="378.49795999999998" table:formula="msoxl:=  IF(SUM(I11,I19,I36,I50,I54,I58)=0,&quot;-&quot;,SUM(I11,I19,I36,I50,I54,I58))" table:style-name="ce54">
            <text:p>378<text:s/></text:p>
          </table:table-cell>
          <table:table-cell office:value-type="float" office:value="13887.453919999998" table:formula="msoxl:=  IF(SUM(J11,J19,J36,J50,J54,J58)=0,&quot;-&quot;,SUM(J11,J19,J36,J50,J54,J58))" table:style-name="ce54">
            <text:p>13,887<text:s/></text:p>
          </table:table-cell>
          <table:table-cell office:value-type="float" office:value="161513.72500000001" table:formula="msoxl:=  IF(SUM(K11,K19,K36,K50,K54,K58)=0,&quot;-&quot;,SUM(K11,K19,K36,K50,K54,K58))" table:style-name="ce54">
            <text:p>161,514<text:s/></text:p>
          </table:table-cell>
          <table:table-cell office:value-type="float" office:value="3929629.0753100002" table:formula="msoxl:=  IF(SUM(L11,L19,L36,L50,L54,L58)=0,&quot;-&quot;,SUM(L11,L19,L36,L50,L54,L58))" table:style-name="ce54">
            <text:p>3,929,629<text:s/></text:p>
          </table:table-cell>
          <table:table-cell office:value-type="float" office:value="247.4658" table:formula="msoxl:=  IF(SUM(M11,M19,M36,M50,M54,M58)=0,&quot;-&quot;,SUM(M11,M19,M36,M50,M54,M58))" table:style-name="ce54">
            <text:p>247<text:s/></text:p>
          </table:table-cell>
          <table:table-cell office:value-type="float" office:value="27691.324339999999" table:formula="msoxl:=  IF(SUM(N11,N19,N36,N50,N54,N58)=0,&quot;-&quot;,SUM(N11,N19,N36,N50,N54,N58))" table:style-name="ce54">
            <text:p>27,691<text:s/></text:p>
          </table:table-cell>
          <table:table-cell office:value-type="float" office:value="1944.9840000000002" table:formula="msoxl:=  IF(SUM(O11,O19,O36,O50,O54,O58)=0,&quot;-&quot;,SUM(O11,O19,O36,O50,O54,O58))" table:style-name="ce54">
            <text:p>1,945<text:s/></text:p>
          </table:table-cell>
          <table:table-cell office:value-type="float" office:value="176315.73100000003" table:formula="msoxl:=  IF(SUM(P11,P19,P36,P50,P54,P58)=0,&quot;-&quot;,SUM(P11,P19,P36,P50,P54,P58))" table:style-name="ce54">
            <text:p>176,31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13659.026" table:formula="msoxl:=  IF(SUM(C12:C18)=0,&quot;-&quot;,SUM(C12:C18))" table:style-name="ce54">
            <text:p>13,659<text:s/></text:p>
          </table:table-cell>
          <table:table-cell office:value-type="float" office:value="682381.84453" table:formula="msoxl:=  IF(SUM(D12:D18)=0,&quot;-&quot;,SUM(D12:D18))" table:style-name="ce54">
            <text:p>682,382<text:s/></text:p>
          </table:table-cell>
          <table:table-cell office:value-type="float" office:value="123.571" table:formula="msoxl:=  IF(SUM(E12:E18)=0,&quot;-&quot;,SUM(E12:E18))" table:style-name="ce54">
            <text:p>124<text:s/></text:p>
          </table:table-cell>
          <table:table-cell office:value-type="float" office:value="5064.6803199999995" table:formula="msoxl:=  IF(SUM(F12:F18)=0,&quot;-&quot;,SUM(F12:F18))" table:style-name="ce54">
            <text:p>5,065<text:s/></text:p>
          </table:table-cell>
          <table:table-cell office:value-type="float" office:value="12504.829" table:formula="msoxl:=  IF(SUM(G12:G18)=0,&quot;-&quot;,SUM(G12:G18))" table:style-name="ce54">
            <text:p>12,505<text:s/></text:p>
          </table:table-cell>
          <table:table-cell office:value-type="float" office:value="244089.45799000002" table:formula="msoxl:=  IF(SUM(H12:H18)=0,&quot;-&quot;,SUM(H12:H18))" table:style-name="ce54">
            <text:p>244,089<text:s/></text:p>
          </table:table-cell>
          <table:table-cell office:value-type="float" office:value="369.68399999999997" table:formula="msoxl:=  IF(SUM(I12:I18)=0,&quot;-&quot;,SUM(I12:I18))" table:style-name="ce54">
            <text:p>370<text:s/></text:p>
          </table:table-cell>
          <table:table-cell office:value-type="float" office:value="12250.899959999999" table:formula="msoxl:=  IF(SUM(J12:J18)=0,&quot;-&quot;,SUM(J12:J18))" table:style-name="ce54">
            <text:p>12,251<text:s/></text:p>
          </table:table-cell>
          <table:table-cell office:value-type="float" office:value="161513.72500000001" table:formula="msoxl:=  IF(SUM(K12:K18)=0,&quot;-&quot;,SUM(K12:K18))" table:style-name="ce54">
            <text:p>161,514<text:s/></text:p>
          </table:table-cell>
          <table:table-cell office:value-type="float" office:value="3929629.0753100002" table:formula="msoxl:=  IF(SUM(L12:L18)=0,&quot;-&quot;,SUM(L12:L18))" table:style-name="ce54">
            <text:p>3,929,629<text:s/></text:p>
          </table:table-cell>
          <table:table-cell office:value-type="string" office:string-value="-" table:formula="msoxl:=  IF(SUM(M12:M18)=0,&quot;-&quot;,SUM(M12:M18))" table:style-name="ce54">
            <text:p>-</text:p>
          </table:table-cell>
          <table:table-cell office:value-type="string" office:string-value="-" table:formula="msoxl:=  IF(SUM(N12:N18)=0,&quot;-&quot;,SUM(N12:N18))" table:style-name="ce54">
            <text:p>-</text:p>
          </table:table-cell>
          <table:table-cell office:value-type="string" office:string-value="-" table:formula="msoxl:=  IF(SUM(O12:O18)=0,&quot;-&quot;,SUM(O12:O18))" table:style-name="ce54">
            <text:p>-</text:p>
          </table:table-cell>
          <table:table-cell office:value-type="string" office:string-value="-" table:formula="msoxl:=  IF(SUM(P12:P18)=0,&quot;-&quot;,SUM(P12:P18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float" office:value="739.37261999999998" table:style-name="ce54">
            <text:p>739<text:s/></text:p>
          </table:table-cell>
          <table:table-cell office:value-type="float" office:value="26957.195360000002" table:style-name="ce54">
            <text:p>26,957<text:s/></text:p>
          </table:table-cell>
          <table:table-cell office:value-type="float" office:value="8.0371199999999998" table:style-name="ce54">
            <text:p>8<text:s/></text:p>
          </table:table-cell>
          <table:table-cell office:value-type="float" office:value="297.97107" table:style-name="ce54">
            <text:p>298<text:s/></text:p>
          </table:table-cell>
          <table:table-cell office:value-type="float" office:value="394.85278" table:style-name="ce54">
            <text:p>395<text:s/></text:p>
          </table:table-cell>
          <table:table-cell office:value-type="float" office:value="6777.2642699999997" table:style-name="ce54">
            <text:p>6,777<text:s/></text:p>
          </table:table-cell>
          <table:table-cell office:value-type="float" office:value="44.634799999999998" table:style-name="ce54">
            <text:p>45<text:s/></text:p>
          </table:table-cell>
          <table:table-cell office:value-type="float" office:value="1520.9564399999999" table:style-name="ce54">
            <text:p>1,52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float" office:value="9064.3532899999991" table:style-name="ce54">
            <text:p>9,064<text:s/></text:p>
          </table:table-cell>
          <table:table-cell office:value-type="float" office:value="514862.13056000002" table:style-name="ce54">
            <text:p>514,862<text:s/></text:p>
          </table:table-cell>
          <table:table-cell office:value-type="float" office:value="73.626040000000003" table:style-name="ce54">
            <text:p>74<text:s/></text:p>
          </table:table-cell>
          <table:table-cell office:value-type="float" office:value="3213.0029399999999" table:style-name="ce54">
            <text:p>3,213<text:s/></text:p>
          </table:table-cell>
          <table:table-cell office:value-type="float" office:value="10051.10101" table:style-name="ce54">
            <text:p>10,051<text:s/></text:p>
          </table:table-cell>
          <table:table-cell office:value-type="float" office:value="201973.60140000001" table:style-name="ce54">
            <text:p>201,974<text:s/></text:p>
          </table:table-cell>
          <table:table-cell office:value-type="float" office:value="92.310599999999994" table:style-name="ce54">
            <text:p>92<text:s/></text:p>
          </table:table-cell>
          <table:table-cell office:value-type="float" office:value="2799.2420499999998" table:style-name="ce54">
            <text:p>2,79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61513.72500000001" table:style-name="ce54">
            <text:p>161,514<text:s/></text:p>
          </table:table-cell>
          <table:table-cell office:value-type="float" office:value="3929629.0753100002" table:style-name="ce54">
            <text:p>3,929,62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float" office:value="3855.3000900000002" table:style-name="ce54">
            <text:p>3,855<text:s/></text:p>
          </table:table-cell>
          <table:table-cell office:value-type="float" office:value="140562.51861" table:style-name="ce54">
            <text:p>140,563<text:s/></text:p>
          </table:table-cell>
          <table:table-cell office:value-type="float" office:value="41.90784" table:style-name="ce54">
            <text:p>42<text:s/></text:p>
          </table:table-cell>
          <table:table-cell office:value-type="float" office:value="1553.70631" table:style-name="ce54">
            <text:p>1,554<text:s/></text:p>
          </table:table-cell>
          <table:table-cell office:value-type="float" office:value="2058.8752100000002" table:style-name="ce54">
            <text:p>2,059<text:s/></text:p>
          </table:table-cell>
          <table:table-cell office:value-type="float" office:value="35338.592320000003" table:style-name="ce54">
            <text:p>35,339<text:s/></text:p>
          </table:table-cell>
          <table:table-cell office:value-type="float" office:value="232.73859999999999" table:style-name="ce54">
            <text:p>233<text:s/></text:p>
          </table:table-cell>
          <table:table-cell office:value-type="float" office:value="7930.70147" table:style-name="ce54">
            <text:p>7,93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2133.8309699999995" table:formula="msoxl:=  IF(SUM(C20:C35)=0,&quot;-&quot;,SUM(C20:C35))" table:style-name="ce54">
            <text:p>2,134<text:s/></text:p>
          </table:table-cell>
          <table:table-cell office:value-type="float" office:value="161134.94441999999" table:formula="msoxl:=  IF(SUM(D20:D35)=0,&quot;-&quot;,SUM(D20:D35))" table:style-name="ce54">
            <text:p>161,135<text:s/></text:p>
          </table:table-cell>
          <table:table-cell office:value-type="float" office:value="41.895000000000003" table:formula="msoxl:=  IF(SUM(E20:E35)=0,&quot;-&quot;,SUM(E20:E35))" table:style-name="ce54">
            <text:p>42<text:s/></text:p>
          </table:table-cell>
          <table:table-cell office:value-type="float" office:value="3267.9472999999998" table:formula="msoxl:=  IF(SUM(F20:F35)=0,&quot;-&quot;,SUM(F20:F35))" table:style-name="ce54">
            <text:p>3,268<text:s/></text:p>
          </table:table-cell>
          <table:table-cell office:value-type="float" office:value="1532.953" table:formula="msoxl:=  IF(SUM(G20:G35)=0,&quot;-&quot;,SUM(G20:G35))" table:style-name="ce54">
            <text:p>1,533<text:s/></text:p>
          </table:table-cell>
          <table:table-cell office:value-type="float" office:value="29998.397000000001" table:formula="msoxl:=  IF(SUM(H20:H35)=0,&quot;-&quot;,SUM(H20:H35))" table:style-name="ce54">
            <text:p>29,998<text:s/></text:p>
          </table:table-cell>
          <table:table-cell office:value-type="float" office:value="2.6460000000000001E-2" table:formula="msoxl:=  IF(SUM(I20:I35)=0,&quot;-&quot;,SUM(I20:I35))" table:style-name="ce54">
            <text:p>0<text:s/></text:p>
          </table:table-cell>
          <table:table-cell office:value-type="float" office:value="5.0538600000000002" table:formula="msoxl:=  IF(SUM(J20:J35)=0,&quot;-&quot;,SUM(J20:J35))" table:style-name="ce54">
            <text:p>5<text:s/></text:p>
          </table:table-cell>
          <table:table-cell office:value-type="string" office:string-value="-" table:formula="msoxl:=  IF(SUM(K20:K35)=0,&quot;-&quot;,SUM(K20:K35))" table:style-name="ce54">
            <text:p>-</text:p>
          </table:table-cell>
          <table:table-cell office:value-type="string" office:string-value="-" table:formula="msoxl:=  IF(SUM(L20:L35)=0,&quot;-&quot;,SUM(L20:L35))" table:style-name="ce54">
            <text:p>-</text:p>
          </table:table-cell>
          <table:table-cell office:value-type="float" office:value="107.72600000000001" table:formula="msoxl:=  IF(SUM(M20:M35)=0,&quot;-&quot;,SUM(M20:M35))" table:style-name="ce54">
            <text:p>108<text:s/></text:p>
          </table:table-cell>
          <table:table-cell office:value-type="float" office:value="10432.32386" table:formula="msoxl:=  IF(SUM(N20:N35)=0,&quot;-&quot;,SUM(N20:N35))" table:style-name="ce54">
            <text:p>10,432<text:s/></text:p>
          </table:table-cell>
          <table:table-cell office:value-type="string" office:string-value="-" table:formula="msoxl:=  IF(SUM(O20:O35)=0,&quot;-&quot;,SUM(O20:O35))" table:style-name="ce54">
            <text:p>-</text:p>
          </table:table-cell>
          <table:table-cell office:value-type="string" office:string-value="-" table:formula="msoxl:=  IF(SUM(P20:P35)=0,&quot;-&quot;,SUM(P20:P35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201.4" table:style-name="ce54">
            <text:p>201<text:s/></text:p>
          </table:table-cell>
          <table:table-cell office:value-type="float" office:value="17119" table:style-name="ce54">
            <text:p>17,11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.6764000000000001" table:style-name="ce54">
            <text:p>4<text:s/></text:p>
          </table:table-cell>
          <table:table-cell office:value-type="float" office:value="673.9787" table:style-name="ce54">
            <text:p>67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20.441469999999999" table:style-name="ce54">
            <text:p>20<text:s/></text:p>
          </table:table-cell>
          <table:table-cell office:value-type="float" office:value="1705.36142" table:style-name="ce54">
            <text:p>1,70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.6460000000000001E-2" table:style-name="ce54">
            <text:p>0<text:s/></text:p>
          </table:table-cell>
          <table:table-cell office:value-type="float" office:value="5.0538600000000002" table:style-name="ce54">
            <text:p>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3.035600000000002" table:style-name="ce54">
            <text:p>53<text:s/></text:p>
          </table:table-cell>
          <table:table-cell office:value-type="float" office:value="5046.4467999999997" table:style-name="ce54">
            <text:p>5,04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float" office:value="1904.8934999999999" table:style-name="ce54">
            <text:p>1,905<text:s/></text:p>
          </table:table-cell>
          <table:table-cell office:value-type="float" office:value="141917.8456" table:style-name="ce54">
            <text:p>141,918<text:s/></text:p>
          </table:table-cell>
          <table:table-cell office:value-type="float" office:value="41.895000000000003" table:style-name="ce54">
            <text:p>42<text:s/></text:p>
          </table:table-cell>
          <table:table-cell office:value-type="float" office:value="3267.9472999999998" table:style-name="ce54">
            <text:p>3,268<text:s/></text:p>
          </table:table-cell>
          <table:table-cell office:value-type="float" office:value="1532.953" table:style-name="ce54">
            <text:p>1,533<text:s/></text:p>
          </table:table-cell>
          <table:table-cell office:value-type="float" office:value="29998.397000000001" table:style-name="ce54">
            <text:p>29,99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4.5979999999999999" table:style-name="ce54">
            <text:p>5<text:s/></text:p>
          </table:table-cell>
          <table:table-cell office:value-type="float" office:value="189.8974" table:style-name="ce54">
            <text:p>19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7.451000000000001" table:style-name="ce54">
            <text:p>37<text:s/></text:p>
          </table:table-cell>
          <table:table-cell office:value-type="float" office:value="3523.4029999999998" table:style-name="ce54">
            <text:p>3,52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float" office:value="2.298" table:style-name="ce54">
            <text:p>2<text:s/></text:p>
          </table:table-cell>
          <table:table-cell office:value-type="float" office:value="183.84" table:style-name="ce54">
            <text:p>18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3.563000000000001" table:style-name="ce54">
            <text:p>14<text:s/></text:p>
          </table:table-cell>
          <table:table-cell office:value-type="float" office:value="1188.4953599999999" table:style-name="ce54">
            <text:p>1,18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float" office:value="0.2" table:style-name="ce54">
            <text:p>0<text:s/></text:p>
          </table:table-cell>
          <table:table-cell office:value-type="float" office:value="19" table:style-name="ce54">
            <text:p>1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50.341829999999995" table:formula="msoxl:=  IF(SUM(C37:C49)=0,&quot;-&quot;,SUM(C37:C49))" table:style-name="ce54">
            <text:p>50<text:s/></text:p>
          </table:table-cell>
          <table:table-cell office:value-type="float" office:value="4207.7617599999994" table:formula="msoxl:=  IF(SUM(D37:D49)=0,&quot;-&quot;,SUM(D37:D49))" table:style-name="ce54">
            <text:p>4,208<text:s/></text:p>
          </table:table-cell>
          <table:table-cell office:value-type="float" office:value="8.7897999999999996" table:formula="msoxl:=  IF(SUM(E37:E49)=0,&quot;-&quot;,SUM(E37:E49))" table:style-name="ce54">
            <text:p>9<text:s/></text:p>
          </table:table-cell>
          <table:table-cell office:value-type="float" office:value="139.60151999999999" table:formula="msoxl:=  IF(SUM(F37:F49)=0,&quot;-&quot;,SUM(F37:F49))" table:style-name="ce54">
            <text:p>140<text:s/></text:p>
          </table:table-cell>
          <table:table-cell office:value-type="float" office:value="16.279199999999999" table:formula="msoxl:=  IF(SUM(G37:G49)=0,&quot;-&quot;,SUM(G37:G49))" table:style-name="ce54">
            <text:p>16<text:s/></text:p>
          </table:table-cell>
          <table:table-cell office:value-type="float" office:value="822.72839999999997" table:formula="msoxl:=  IF(SUM(H37:H49)=0,&quot;-&quot;,SUM(H37:H49))" table:style-name="ce54">
            <text:p>823<text:s/></text:p>
          </table:table-cell>
          <table:table-cell office:value-type="float" office:value="8.7874999999999996" table:formula="msoxl:=  IF(SUM(I37:I49)=0,&quot;-&quot;,SUM(I37:I49))" table:style-name="ce54">
            <text:p>9<text:s/></text:p>
          </table:table-cell>
          <table:table-cell office:value-type="float" office:value="1631.5001" table:formula="msoxl:=  IF(SUM(J37:J49)=0,&quot;-&quot;,SUM(J37:J49))" table:style-name="ce54">
            <text:p>1,632<text:s/></text:p>
          </table:table-cell>
          <table:table-cell office:value-type="string" office:string-value="-" table:formula="msoxl:=  IF(SUM(K37:K49)=0,&quot;-&quot;,SUM(K37:K49))" table:style-name="ce54">
            <text:p>-</text:p>
          </table:table-cell>
          <table:table-cell office:value-type="string" office:string-value="-" table:formula="msoxl:=  IF(SUM(L37:L49)=0,&quot;-&quot;,SUM(L37:L49))" table:style-name="ce54">
            <text:p>-</text:p>
          </table:table-cell>
          <table:table-cell office:value-type="float" office:value="139.7398" table:formula="msoxl:=  IF(SUM(M37:M49)=0,&quot;-&quot;,SUM(M37:M49))" table:style-name="ce54">
            <text:p>140<text:s/></text:p>
          </table:table-cell>
          <table:table-cell office:value-type="float" office:value="17259.000479999999" table:formula="msoxl:=  IF(SUM(N37:N49)=0,&quot;-&quot;,SUM(N37:N49))" table:style-name="ce54">
            <text:p>17,259<text:s/></text:p>
          </table:table-cell>
          <table:table-cell office:value-type="string" office:string-value="-" table:formula="msoxl:=  IF(SUM(O37:O49)=0,&quot;-&quot;,SUM(O37:O49))" table:style-name="ce54">
            <text:p>-</text:p>
          </table:table-cell>
          <table:table-cell office:value-type="string" office:string-value="-" table:formula="msoxl:=  IF(SUM(P37:P49)=0,&quot;-&quot;,SUM(P37:P49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3.4192" table:style-name="ce54">
            <text:p>3<text:s/></text:p>
          </table:table-cell>
          <table:table-cell office:value-type="float" office:value="231.78568000000001" table:style-name="ce54">
            <text:p>232<text:s/></text:p>
          </table:table-cell>
          <table:table-cell office:value-type="float" office:value="0.56579999999999997" table:style-name="ce54">
            <text:p>1<text:s/></text:p>
          </table:table-cell>
          <table:table-cell office:value-type="float" office:value="57.361519999999999" table:style-name="ce54">
            <text:p>57<text:s/></text:p>
          </table:table-cell>
          <table:table-cell office:value-type="float" office:value="0.51919999999999999" table:style-name="ce54">
            <text:p>1<text:s/></text:p>
          </table:table-cell>
          <table:table-cell office:value-type="float" office:value="34.728400000000001" table:style-name="ce54">
            <text:p>35<text:s/></text:p>
          </table:table-cell>
          <table:table-cell office:value-type="float" office:value="0.2135" table:style-name="ce54">
            <text:p>0<text:s/></text:p>
          </table:table-cell>
          <table:table-cell office:value-type="float" office:value="53.375" table:style-name="ce54">
            <text:p>5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6.356299999999997" table:style-name="ce54">
            <text:p>36<text:s/></text:p>
          </table:table-cell>
          <table:table-cell office:value-type="float" office:value="4705.6629300000004" table:style-name="ce54">
            <text:p>4,70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4.574999999999999" table:style-name="ce54">
            <text:p>15<text:s/></text:p>
          </table:table-cell>
          <table:table-cell office:value-type="float" office:value="1715.55" table:style-name="ce54">
            <text:p>1,71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43.067129999999999" table:style-name="ce54">
            <text:p>43<text:s/></text:p>
          </table:table-cell>
          <table:table-cell office:value-type="float" office:value="3686.08608" table:style-name="ce54">
            <text:p>3,686<text:s/></text:p>
          </table:table-cell>
          <table:table-cell office:value-type="float" office:value="8.2240000000000002" table:style-name="ce54">
            <text:p>8<text:s/></text:p>
          </table:table-cell>
          <table:table-cell office:value-type="float" office:value="82.24" table:style-name="ce54">
            <text:p>82<text:s/></text:p>
          </table:table-cell>
          <table:table-cell office:value-type="float" office:value="15.76" table:style-name="ce54">
            <text:p>16<text:s/></text:p>
          </table:table-cell>
          <table:table-cell office:value-type="float" office:value="788" table:style-name="ce54">
            <text:p>788<text:s/></text:p>
          </table:table-cell>
          <table:table-cell office:value-type="float" office:value="8.5739999999999998" table:style-name="ce54">
            <text:p>9<text:s/></text:p>
          </table:table-cell>
          <table:table-cell office:value-type="float" office:value="1578.1251" table:style-name="ce54">
            <text:p>1,57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9.608500000000006" table:style-name="ce54">
            <text:p>80<text:s/></text:p>
          </table:table-cell>
          <table:table-cell office:value-type="float" office:value="9972.9875499999998" table:style-name="ce54">
            <text:p>9,97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float" office:value="0.41349999999999998" table:style-name="ce54">
            <text:p>0<text:s/></text:p>
          </table:table-cell>
          <table:table-cell office:value-type="float" office:value="66.16" table:style-name="ce54">
            <text:p>6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9.1999999999999993" table:style-name="ce54">
            <text:p>9<text:s/></text:p>
          </table:table-cell>
          <table:table-cell office:value-type="float" office:value="864.8" table:style-name="ce54">
            <text:p>86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3.4420000000000002" table:style-name="ce54">
            <text:p>3<text:s/></text:p>
          </table:table-cell>
          <table:table-cell office:value-type="float" office:value="223.73" table:style-name="ce54">
            <text:p>22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54">
            <text:p>-</text:p>
          </table:table-cell>
          <table:table-cell office:value-type="string" office:string-value="-" table:formula="msoxl:=  IF(SUM(D51:D53)=0,&quot;-&quot;,SUM(D51:D53))" table:style-name="ce54">
            <text:p>-</text:p>
          </table:table-cell>
          <table:table-cell office:value-type="string" office:string-value="-" table:formula="msoxl:=  IF(SUM(E51:E53)=0,&quot;-&quot;,SUM(E51:E53))" table:style-name="ce54">
            <text:p>-</text:p>
          </table:table-cell>
          <table:table-cell office:value-type="string" office:string-value="-" table:formula="msoxl:=  IF(SUM(F51:F53)=0,&quot;-&quot;,SUM(F51:F53))" table:style-name="ce54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  IF(SUM(I51:I53)=0,&quot;-&quot;,SUM(I51:I53))" table:style-name="ce54">
            <text:p>-</text:p>
          </table:table-cell>
          <table:table-cell office:value-type="string" office:string-value="-" table:formula="msoxl:=  IF(SUM(J51:J53)=0,&quot;-&quot;,SUM(J51:J53))" table:style-name="ce54">
            <text:p>-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office:value-type="string" office:string-value="-" table:formula="msoxl:=  IF(SUM(O51:O53)=0,&quot;-&quot;,SUM(O51:O53))" table:style-name="ce54">
            <text:p>-</text:p>
          </table:table-cell>
          <table:table-cell office:value-type="string" office:string-value="-" table:formula="msoxl:=  IF(SUM(P51:P53)=0,&quot;-&quot;,SUM(P51:P5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  IF(SUM(I55:I57)=0,&quot;-&quot;,SUM(I55:I57))" table:style-name="ce54">
            <text:p>-</text:p>
          </table:table-cell>
          <table:table-cell office:value-type="string" office:string-value="-" table:formula="msoxl:=  IF(SUM(J55:J57)=0,&quot;-&quot;,SUM(J55:J57))" table:style-name="ce54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float" office:value="17.454000000000001" table:formula="msoxl:=  IF(SUM(O55:O57)=0,&quot;-&quot;,SUM(O55:O57))" table:style-name="ce54">
            <text:p>17<text:s/></text:p>
          </table:table-cell>
          <table:table-cell office:value-type="float" office:value="1661.5920000000001" table:formula="msoxl:=  IF(SUM(P55:P57)=0,&quot;-&quot;,SUM(P55:P57))" table:style-name="ce54">
            <text:p>1,66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7.454000000000001" table:style-name="ce54">
            <text:p>17<text:s/></text:p>
          </table:table-cell>
          <table:table-cell office:value-type="float" office:value="1661.5920000000001" table:style-name="ce54">
            <text:p>1,66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string" office:string-value="-" table:formula="msoxl:=  IF(SUM(C59,C60,C61,C63)=0,IF(C62=0,&quot;-&quot;,C62),SUM(C59,C60,C61,C63))" table:style-name="ce54">
            <text:p>-</text:p>
          </table:table-cell>
          <table:table-cell office:value-type="string" office:string-value="-" table:formula="msoxl:=  IF(SUM(D59:D63)=0,&quot;-&quot;,SUM(D59:D63))" table:style-name="ce54">
            <text:p>-</text:p>
          </table:table-cell>
          <table:table-cell office:value-type="string" office:string-value="-" table:formula="msoxl:=  IF(SUM(E59,E60,E61,E63)=0,IF(E62=0,&quot;-&quot;,E62),SUM(E59,E60,E61,E63))" table:style-name="ce54">
            <text:p>-</text:p>
          </table:table-cell>
          <table:table-cell office:value-type="string" office:string-value="-" table:formula="msoxl:=  IF(SUM(F59:F63)=0,&quot;-&quot;,SUM(F59:F63))" table:style-name="ce54">
            <text:p>-</text:p>
          </table:table-cell>
          <table:table-cell office:value-type="string" office:string-value="-" table:formula="msoxl:=  IF(SUM(G59,G60,G61,G63)=0,IF(G62=0,&quot;-&quot;,G62),SUM(G59,G60,G61,G63))" table:style-name="ce54">
            <text:p>-</text:p>
          </table:table-cell>
          <table:table-cell office:value-type="string" office:string-value="-" table:formula="msoxl:=  IF(SUM(H59:H63)=0,&quot;-&quot;,SUM(H59:H63))" table:style-name="ce54">
            <text:p>-</text:p>
          </table:table-cell>
          <table:table-cell office:value-type="string" office:string-value="-" table:formula="msoxl:=  IF(SUM(I59,I60,I61,I63)=0,IF(I62=0,&quot;-&quot;,I62),SUM(I59,I60,I61,I63))" table:style-name="ce54">
            <text:p>-</text:p>
          </table:table-cell>
          <table:table-cell office:value-type="string" office:string-value="-" table:formula="msoxl:=  IF(SUM(J59:J63)=0,&quot;-&quot;,SUM(J59:J63))" table:style-name="ce54">
            <text:p>-</text:p>
          </table:table-cell>
          <table:table-cell office:value-type="string" office:string-value="-" table:formula="msoxl:=  IF(SUM(K59,K60,K61,K63)=0,IF(K62=0,&quot;-&quot;,K62),SUM(K59,K60,K61,K63))" table:style-name="ce54">
            <text:p>-</text:p>
          </table:table-cell>
          <table:table-cell office:value-type="string" office:string-value="-" table:formula="msoxl:=  IF(SUM(L59:L63)=0,&quot;-&quot;,SUM(L59:L63))" table:style-name="ce54">
            <text:p>-</text:p>
          </table:table-cell>
          <table:table-cell office:value-type="string" office:string-value="-" table:formula="msoxl:=  IF(SUM(M59,M60,M61,M63)=0,IF(M62=0,&quot;-&quot;,M62),SUM(M59,M60,M61,M63))" table:style-name="ce54">
            <text:p>-</text:p>
          </table:table-cell>
          <table:table-cell office:value-type="string" office:string-value="-" table:formula="msoxl:=  IF(SUM(N59:N63)=0,&quot;-&quot;,SUM(N59:N63))" table:style-name="ce54">
            <text:p>-</text:p>
          </table:table-cell>
          <table:table-cell office:value-type="float" office:value="1927.5300000000002" table:formula="msoxl:=  IF(SUM(O59,O60,O61,O63)=0,IF(O62=0,&quot;-&quot;,O62),SUM(O59,O60,O61,O63))" table:style-name="ce54">
            <text:p>1,928<text:s/></text:p>
          </table:table-cell>
          <table:table-cell office:value-type="float" office:value="174654.13900000002" table:formula="msoxl:=  IF(SUM(P59:P63)=0,&quot;-&quot;,SUM(P59:P63))" table:style-name="ce54">
            <text:p>174,65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920.9670000000001" table:style-name="ce54">
            <text:p>1,921<text:s/></text:p>
          </table:table-cell>
          <table:table-cell office:value-type="float" office:value="174096.14300000001" table:style-name="ce54">
            <text:p>174,09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.5629999999999997" table:style-name="ce55">
            <text:p>7<text:s/></text:p>
          </table:table-cell>
          <table:table-cell office:value-type="float" office:value="557.99599999999998" table:style-name="ce55">
            <text:p>558<text:s/>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1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77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79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21">
            <text:p>Value：Thousand NT $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office:value-type="string" table:number-columns-spanned="1" table:number-rows-spanned="3" table:style-name="ce163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11" draw:style-name="a1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51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table:style-name="ce28"/>
          <table:table-cell table:style-name="ce29"/>
          <table:table-cell office:value-type="string" table:number-columns-spanned="8" table:number-rows-spanned="1" table:style-name="ce151">
            <text:p>頭 <text:s text:c="3"/>足 <text:s text:c="3"/>類</text:p>
          </table:table-cell>
          <table:covered-table-cell table:number-columns-repeated="7"/>
          <table:table-cell office:value-type="string" table:number-columns-spanned="4" table:number-rows-spanned="1" table:style-name="ce151">
            <text:p>甲 <text:s text:c="3"/>殼 <text:s text:c="3"/>類</text:p>
          </table:table-cell>
          <table:covered-table-cell table:number-columns-repeated="3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54">
            <text:p>其他魚類</text:p>
          </table:table-cell>
          <table:covered-table-cell/>
          <table:table-cell office:value-type="string" table:number-columns-spanned="2" table:number-rows-spanned="1" table:style-name="ce155">
            <text:p>小計</text:p>
          </table:table-cell>
          <table:covered-table-cell/>
          <table:table-cell office:value-type="string" table:number-columns-spanned="2" table:number-rows-spanned="1" table:style-name="ce155">
            <text:p>魷 <text:s text:c="6"/>魚</text:p>
          </table:table-cell>
          <table:covered-table-cell/>
          <table:table-cell office:value-type="string" table:number-columns-spanned="2" table:number-rows-spanned="1" table:style-name="ce155">
            <text:p>鎖 <text:s text:c="6"/>管</text:p>
          </table:table-cell>
          <table:covered-table-cell/>
          <table:table-cell office:value-type="string" table:number-columns-spanned="2" table:number-rows-spanned="1" table:style-name="ce155">
            <text:p>其他頭足類</text:p>
          </table:table-cell>
          <table:covered-table-cell/>
          <table:table-cell office:value-type="string" table:number-columns-spanned="2" table:number-rows-spanned="1" table:style-name="ce155">
            <text:p>小計</text:p>
          </table:table-cell>
          <table:covered-table-cell/>
          <table:table-cell office:value-type="string" table:number-columns-spanned="2" table:number-rows-spanned="1" table:style-name="ce155">
            <text:p>斑 <text:s/>節 <text:s/>蝦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6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41">
            <text:p>6000</text:p>
          </table:table-cell>
          <table:covered-table-cell/>
          <table:table-cell office:value-type="string" table:number-columns-spanned="2" table:number-rows-spanned="1" table:style-name="ce138">
            <text:p>Sub Total</text:p>
          </table:table-cell>
          <table:covered-table-cell/>
          <table:table-cell office:value-type="string" table:number-columns-spanned="2" table:number-rows-spanned="1" table:style-name="ce138">
            <text:p>6103</text:p>
          </table:table-cell>
          <table:covered-table-cell/>
          <table:table-cell office:value-type="string" table:number-columns-spanned="2" table:number-rows-spanned="1" table:style-name="ce138">
            <text:p>6104</text:p>
          </table:table-cell>
          <table:covered-table-cell/>
          <table:table-cell office:value-type="string" table:number-columns-spanned="2" table:number-rows-spanned="1" table:style-name="ce138">
            <text:p>6199</text:p>
          </table:table-cell>
          <table:covered-table-cell/>
          <table:table-cell office:value-type="string" table:number-columns-spanned="2" table:number-rows-spanned="1" table:style-name="ce138">
            <text:p>Sub Total</text:p>
          </table:table-cell>
          <table:covered-table-cell/>
          <table:table-cell office:value-type="string" table:number-columns-spanned="2" table:number-rows-spanned="1" table:style-name="ce138">
            <text:p>6202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34059.451859999994" table:formula="msoxl:=  IF(SUM(C11,C19,C36,C50,C54,C58)=0,&quot;-&quot;,SUM(C11,C19,C36,C50,C54,C58))" table:style-name="ce54">
            <text:p>34,059<text:s/></text:p>
          </table:table-cell>
          <table:table-cell office:value-type="float" office:value="2930702.9221200002" table:formula="msoxl:=  IF(SUM(D11,D19,D36,D50,D54,D58)=0,&quot;-&quot;,SUM(D11,D19,D36,D50,D54,D58))" table:style-name="ce54">
            <text:p>2,930,703<text:s/></text:p>
          </table:table-cell>
          <table:table-cell office:value-type="float" office:value="106618.94864999999" table:formula="msoxl:=IF(SUM(G10,I10,K10)=0,&quot;-&quot;,SUM(G10,I10,K10))" table:style-name="ce19">
            <text:p>106,619<text:s/></text:p>
          </table:table-cell>
          <table:table-cell office:value-type="float" office:value="3748752.9015399995" table:formula="msoxl:=IF(SUM(H10,J10,L10)=0,&quot;-&quot;,SUM(H10,J10,L10))" table:style-name="ce19">
            <text:p>3,748,753<text:s/></text:p>
          </table:table-cell>
          <table:table-cell office:value-type="float" office:value="98137.54849999999" table:formula="msoxl:=  IF(SUM(G11,G19,G36,G50,G54,G58)=0,&quot;-&quot;,SUM(G11,G19,G36,G50,G54,G58))" table:style-name="ce54">
            <text:p>98,138<text:s/></text:p>
          </table:table-cell>
          <table:table-cell office:value-type="float" office:value="2680555.1785599999" table:formula="msoxl:=  IF(SUM(H11,H19,H36,H50,H54,H58)=0,&quot;-&quot;,SUM(H11,H19,H36,H50,H54,H58))" table:style-name="ce54">
            <text:p>2,680,555<text:s/></text:p>
          </table:table-cell>
          <table:table-cell office:value-type="float" office:value="7443.0541499999999" table:formula="msoxl:=  IF(SUM(I11,I19,I36,I50,I54,I58)=0,&quot;-&quot;,SUM(I11,I19,I36,I50,I54,I58))" table:style-name="ce54">
            <text:p>7,443<text:s/></text:p>
          </table:table-cell>
          <table:table-cell office:value-type="float" office:value="943296.45213999995" table:formula="msoxl:=  IF(SUM(J11,J19,J36,J50,J54,J58)=0,&quot;-&quot;,SUM(J11,J19,J36,J50,J54,J58))" table:style-name="ce54">
            <text:p>943,296<text:s/></text:p>
          </table:table-cell>
          <table:table-cell office:value-type="float" office:value="1038.3460000000002" table:formula="msoxl:=  IF(SUM(K11,K19,K36,K50,K54,K58)=0,&quot;-&quot;,SUM(K11,K19,K36,K50,K54,K58))" table:style-name="ce54">
            <text:p>1,038<text:s/></text:p>
          </table:table-cell>
          <table:table-cell office:value-type="float" office:value="124901.27084" table:formula="msoxl:=  IF(SUM(L11,L19,L36,L50,L54,L58)=0,&quot;-&quot;,SUM(L11,L19,L36,L50,L54,L58))" table:style-name="ce54">
            <text:p>124,901<text:s/></text:p>
          </table:table-cell>
          <table:table-cell office:value-type="float" office:value="36610.055059999999" table:formula="msoxl:=IF(SUM(O10,'漁業生產量值-漁業種類別魚類別生產量值12'!C10,'漁業生產量值-漁業種類別魚類別生產量值12'!E10,'漁業生產量值-漁業種類別魚類別生產量值12'!G10,'漁業生產量值-漁業種類別魚類別生產量值12'!I10,'漁業生產量值-漁業種類別魚類別生產量值12'!K10,'漁業生產量值-漁業種類別魚類別生產量值12'!M10,'漁業生產量值-漁業種類別魚類別生產量值12'!O10,'漁業生產量值-漁業種類別魚類別生產量值13'!C10,'漁業生產量值-漁業種類別魚類別生產量值13'!E10,'漁業生產量值-漁業種類別魚類別生產量值13'!G10)=0,&quot;-&quot;,SUM(O10,'漁業生產量值-漁業種類別魚類別生產量值12'!C10,'漁業生產量值-漁業種類別魚類別生產量值12'!E10,'漁業生產量值-漁業種類別魚類別生產量值12'!G10,'漁業生產量值-漁業種類別魚類別生產量值12'!I10,'漁業生產量值-漁業種類別魚類別生產量值12'!K10,'漁業生產量值-漁業種類別魚類別生產量值12'!M10,'漁業生產量值-漁業種類別魚類別生產量值12'!O10,'漁業生產量值-漁業種類別魚類別生產量值13'!C10,'漁業生產量值-漁業種類別魚類別生產量值13'!E10,'漁業生產量值-漁業種類別魚類別生產量值13'!G10))" table:style-name="ce19">
            <text:p>36,610<text:s/></text:p>
          </table:table-cell>
          <table:table-cell office:value-type="float" office:value="8178169.1437499998" table:formula="msoxl:=IF(SUM(P10,'漁業生產量值-漁業種類別魚類別生產量值12'!D10,'漁業生產量值-漁業種類別魚類別生產量值12'!F10,'漁業生產量值-漁業種類別魚類別生產量值12'!H10,'漁業生產量值-漁業種類別魚類別生產量值12'!J10,'漁業生產量值-漁業種類別魚類別生產量值12'!L10,'漁業生產量值-漁業種類別魚類別生產量值12'!N10,'漁業生產量值-漁業種類別魚類別生產量值12'!P10,'漁業生產量值-漁業種類別魚類別生產量值13'!D10,'漁業生產量值-漁業種類別魚類別生產量值13'!F10,'漁業生產量值-漁業種類別魚類別生產量值13'!H10)=0,&quot;-&quot;,SUM(P10,'漁業生產量值-漁業種類別魚類別生產量值12'!D10,'漁業生產量值-漁業種類別魚類別生產量值12'!F10,'漁業生產量值-漁業種類別魚類別生產量值12'!H10,'漁業生產量值-漁業種類別魚類別生產量值12'!J10,'漁業生產量值-漁業種類別魚類別生產量值12'!L10,'漁業生產量值-漁業種類別魚類別生產量值12'!N10,'漁業生產量值-漁業種類別魚類別生產量值12'!P10,'漁業生產量值-漁業種類別魚類別生產量值13'!D10,'漁業生產量值-漁業種類別魚類別生產量值13'!F10,'漁業生產量值-漁業種類別魚類別生產量值13'!H10))" table:style-name="ce19">
            <text:p>8,178,169<text:s/></text:p>
          </table:table-cell>
          <table:table-cell office:value-type="float" office:value="1481.8829000000001" table:formula="msoxl:=  IF(SUM(O11,O19,O36,O50,O54,O58)=0,&quot;-&quot;,SUM(O11,O19,O36,O50,O54,O58))" table:style-name="ce54">
            <text:p>1,482<text:s/></text:p>
          </table:table-cell>
          <table:table-cell office:value-type="float" office:value="1026952.37256" table:formula="msoxl:=  IF(SUM(P11,P19,P36,P50,P54,P58)=0,&quot;-&quot;,SUM(P11,P19,P36,P50,P54,P58))" table:style-name="ce54">
            <text:p>1,026,95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14309.92" table:formula="msoxl:=  IF(SUM(C12:C18)=0,&quot;-&quot;,SUM(C12:C18))" table:style-name="ce54">
            <text:p>14,310<text:s/></text:p>
          </table:table-cell>
          <table:table-cell office:value-type="float" office:value="527159.96958999999" table:formula="msoxl:=  IF(SUM(D12:D18)=0,&quot;-&quot;,SUM(D12:D18))" table:style-name="ce54">
            <text:p>527,160<text:s/></text:p>
          </table:table-cell>
          <table:table-cell office:value-type="float" office:value="101559.75499999999" table:formula="msoxl:=IF(SUM(G11,I11,K11)=0,&quot;-&quot;,SUM(G11,I11,K11))" table:style-name="ce19">
            <text:p>101,560<text:s/></text:p>
          </table:table-cell>
          <table:table-cell office:value-type="float" office:value="3012910.65276" table:formula="msoxl:=IF(SUM(H11,J11,L11)=0,&quot;-&quot;,SUM(H11,J11,L11))" table:style-name="ce19">
            <text:p>3,012,911<text:s/></text:p>
          </table:table-cell>
          <table:table-cell office:value-type="float" office:value="98125.975999999995" table:formula="msoxl:=  IF(SUM(G12:G18)=0,&quot;-&quot;,SUM(G12:G18))" table:style-name="ce54">
            <text:p>98,126<text:s/></text:p>
          </table:table-cell>
          <table:table-cell office:value-type="float" office:value="2677692.16316" table:formula="msoxl:=  IF(SUM(H12:H18)=0,&quot;-&quot;,SUM(H12:H18))" table:style-name="ce54">
            <text:p>2,677,692<text:s/></text:p>
          </table:table-cell>
          <table:table-cell office:value-type="float" office:value="3433.779" table:formula="msoxl:=  IF(SUM(I12:I18)=0,&quot;-&quot;,SUM(I12:I18))" table:style-name="ce54">
            <text:p>3,434<text:s/></text:p>
          </table:table-cell>
          <table:table-cell office:value-type="float" office:value="335218.48959999997" table:formula="msoxl:=  IF(SUM(J12:J18)=0,&quot;-&quot;,SUM(J12:J18))" table:style-name="ce54">
            <text:p>335,218<text:s/></text:p>
          </table:table-cell>
          <table:table-cell office:value-type="string" office:string-value="-" table:formula="msoxl:=  IF(SUM(K12:K18)=0,&quot;-&quot;,SUM(K12:K18))" table:style-name="ce54">
            <text:p>-</text:p>
          </table:table-cell>
          <table:table-cell office:value-type="string" office:string-value="-" table:formula="msoxl:=  IF(SUM(L12:L18)=0,&quot;-&quot;,SUM(L12:L18))" table:style-name="ce54">
            <text:p>-</text:p>
          </table:table-cell>
          <table:table-cell office:value-type="float" office:value="9516.6149999999998" table:formula="msoxl:=IF(SUM(O11,'漁業生產量值-漁業種類別魚類別生產量值12'!C11,'漁業生產量值-漁業種類別魚類別生產量值12'!E11,'漁業生產量值-漁業種類別魚類別生產量值12'!G11,'漁業生產量值-漁業種類別魚類別生產量值12'!I11,'漁業生產量值-漁業種類別魚類別生產量值12'!K11,'漁業生產量值-漁業種類別魚類別生產量值12'!M11,'漁業生產量值-漁業種類別魚類別生產量值12'!O11,'漁業生產量值-漁業種類別魚類別生產量值13'!C11,'漁業生產量值-漁業種類別魚類別生產量值13'!E11,'漁業生產量值-漁業種類別魚類別生產量值13'!G11)=0,&quot;-&quot;,SUM(O11,'漁業生產量值-漁業種類別魚類別生產量值12'!C11,'漁業生產量值-漁業種類別魚類別生產量值12'!E11,'漁業生產量值-漁業種類別魚類別生產量值12'!G11,'漁業生產量值-漁業種類別魚類別生產量值12'!I11,'漁業生產量值-漁業種類別魚類別生產量值12'!K11,'漁業生產量值-漁業種類別魚類別生產量值12'!M11,'漁業生產量值-漁業種類別魚類別生產量值12'!O11,'漁業生產量值-漁業種類別魚類別生產量值13'!C11,'漁業生產量值-漁業種類別魚類別生產量值13'!E11,'漁業生產量值-漁業種類別魚類別生產量值13'!G11))" table:style-name="ce19">
            <text:p>9,517<text:s/></text:p>
          </table:table-cell>
          <table:table-cell office:value-type="float" office:value="1717460.2805999999" table:formula="msoxl:=IF(SUM(P11,'漁業生產量值-漁業種類別魚類別生產量值12'!D11,'漁業生產量值-漁業種類別魚類別生產量值12'!F11,'漁業生產量值-漁業種類別魚類別生產量值12'!H11,'漁業生產量值-漁業種類別魚類別生產量值12'!J11,'漁業生產量值-漁業種類別魚類別生產量值12'!L11,'漁業生產量值-漁業種類別魚類別生產量值12'!N11,'漁業生產量值-漁業種類別魚類別生產量值12'!P11,'漁業生產量值-漁業種類別魚類別生產量值13'!D11,'漁業生產量值-漁業種類別魚類別生產量值13'!F11,'漁業生產量值-漁業種類別魚類別生產量值13'!H11)=0,&quot;-&quot;,SUM(P11,'漁業生產量值-漁業種類別魚類別生產量值12'!D11,'漁業生產量值-漁業種類別魚類別生產量值12'!F11,'漁業生產量值-漁業種類別魚類別生產量值12'!H11,'漁業生產量值-漁業種類別魚類別生產量值12'!J11,'漁業生產量值-漁業種類別魚類別生產量值12'!L11,'漁業生產量值-漁業種類別魚類別生產量值12'!N11,'漁業生產量值-漁業種類別魚類別生產量值12'!P11,'漁業生產量值-漁業種類別魚類別生產量值13'!D11,'漁業生產量值-漁業種類別魚類別生產量值13'!F11,'漁業生產量值-漁業種類別魚類別生產量值13'!H11))" table:style-name="ce19">
            <text:p>1,717,460<text:s/></text:p>
          </table:table-cell>
          <table:table-cell office:value-type="float" office:value="441.4" table:formula="msoxl:=  IF(SUM(O12:O18)=0,&quot;-&quot;,SUM(O12:O18))" table:style-name="ce54">
            <text:p>441<text:s/></text:p>
          </table:table-cell>
          <table:table-cell office:value-type="float" office:value="375190" table:formula="msoxl:=  IF(SUM(P12:P18)=0,&quot;-&quot;,SUM(P12:P18))" table:style-name="ce54">
            <text:p>375,19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float" office:value="6634.2537000000002" table:style-name="ce54">
            <text:p>6,634<text:s/></text:p>
          </table:table-cell>
          <table:table-cell office:value-type="float" office:value="302722.44371000002" table:style-name="ce54">
            <text:p>302,722<text:s/></text:p>
          </table:table-cell>
          <table:table-cell office:value-type="float" office:value="3433.779" table:formula="msoxl:=IF(SUM(G12,I12,K12)=0,&quot;-&quot;,SUM(G12,I12,K12))" table:style-name="ce19">
            <text:p>3,434<text:s/></text:p>
          </table:table-cell>
          <table:table-cell office:value-type="float" office:value="335218.48959999997" table:formula="msoxl:=IF(SUM(H12,J12,L12)=0,&quot;-&quot;,SUM(H12,J12,L12))" table:style-name="ce19">
            <text:p>335,21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433.779" table:style-name="ce54">
            <text:p>3,434<text:s/></text:p>
          </table:table-cell>
          <table:table-cell office:value-type="float" office:value="335218.48959999997" table:style-name="ce54">
            <text:p>335,21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9516.6149999999998" table:formula="msoxl:=IF(SUM(O12,'漁業生產量值-漁業種類別魚類別生產量值12'!C12,'漁業生產量值-漁業種類別魚類別生產量值12'!E12,'漁業生產量值-漁業種類別魚類別生產量值12'!G12,'漁業生產量值-漁業種類別魚類別生產量值12'!I12,'漁業生產量值-漁業種類別魚類別生產量值12'!K12,'漁業生產量值-漁業種類別魚類別生產量值12'!M12,'漁業生產量值-漁業種類別魚類別生產量值12'!O12,'漁業生產量值-漁業種類別魚類別生產量值13'!C12,'漁業生產量值-漁業種類別魚類別生產量值13'!E12,'漁業生產量值-漁業種類別魚類別生產量值13'!G12)=0,&quot;-&quot;,SUM(O12,'漁業生產量值-漁業種類別魚類別生產量值12'!C12,'漁業生產量值-漁業種類別魚類別生產量值12'!E12,'漁業生產量值-漁業種類別魚類別生產量值12'!G12,'漁業生產量值-漁業種類別魚類別生產量值12'!I12,'漁業生產量值-漁業種類別魚類別生產量值12'!K12,'漁業生產量值-漁業種類別魚類別生產量值12'!M12,'漁業生產量值-漁業種類別魚類別生產量值12'!O12,'漁業生產量值-漁業種類別魚類別生產量值13'!C12,'漁業生產量值-漁業種類別魚類別生產量值13'!E12,'漁業生產量值-漁業種類別魚類別生產量值13'!G12))" table:style-name="ce19">
            <text:p>9,517<text:s/></text:p>
          </table:table-cell>
          <table:table-cell office:value-type="float" office:value="1717460.2805999999" table:formula="msoxl:=IF(SUM(P12,'漁業生產量值-漁業種類別魚類別生產量值12'!D12,'漁業生產量值-漁業種類別魚類別生產量值12'!F12,'漁業生產量值-漁業種類別魚類別生產量值12'!H12,'漁業生產量值-漁業種類別魚類別生產量值12'!J12,'漁業生產量值-漁業種類別魚類別生產量值12'!L12,'漁業生產量值-漁業種類別魚類別生產量值12'!N12,'漁業生產量值-漁業種類別魚類別生產量值12'!P12,'漁業生產量值-漁業種類別魚類別生產量值13'!D12,'漁業生產量值-漁業種類別魚類別生產量值13'!F12,'漁業生產量值-漁業種類別魚類別生產量值13'!H12)=0,&quot;-&quot;,SUM(P12,'漁業生產量值-漁業種類別魚類別生產量值12'!D12,'漁業生產量值-漁業種類別魚類別生產量值12'!F12,'漁業生產量值-漁業種類別魚類別生產量值12'!H12,'漁業生產量值-漁業種類別魚類別生產量值12'!J12,'漁業生產量值-漁業種類別魚類別生產量值12'!L12,'漁業生產量值-漁業種類別魚類別生產量值12'!N12,'漁業生產量值-漁業種類別魚類別生產量值12'!P12,'漁業生產量值-漁業種類別魚類別生產量值13'!D12,'漁業生產量值-漁業種類別魚類別生產量值13'!F12,'漁業生產量值-漁業種類別魚類別生產量值13'!H12))" table:style-name="ce19">
            <text:p>1,717,460<text:s/></text:p>
          </table:table-cell>
          <table:table-cell office:value-type="float" office:value="441.4" table:style-name="ce54">
            <text:p>441<text:s/></text:p>
          </table:table-cell>
          <table:table-cell office:value-type="float" office:value="375190" table:style-name="ce54">
            <text:p>375,19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13,I13,K13)=0,&quot;-&quot;,SUM(G13,I13,K13))" table:style-name="ce19">
            <text:p>-</text:p>
          </table:table-cell>
          <table:table-cell office:value-type="string" office:string-value="-" table:formula="msoxl:=IF(SUM(H13,J13,L13)=0,&quot;-&quot;,SUM(H13,J13,L1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13,'漁業生產量值-漁業種類別魚類別生產量值12'!C13,'漁業生產量值-漁業種類別魚類別生產量值12'!E13,'漁業生產量值-漁業種類別魚類別生產量值12'!G13,'漁業生產量值-漁業種類別魚類別生產量值12'!I13,'漁業生產量值-漁業種類別魚類別生產量值12'!K13,'漁業生產量值-漁業種類別魚類別生產量值12'!M13,'漁業生產量值-漁業種類別魚類別生產量值12'!O13,'漁業生產量值-漁業種類別魚類別生產量值13'!C13,'漁業生產量值-漁業種類別魚類別生產量值13'!E13,'漁業生產量值-漁業種類別魚類別生產量值13'!G13)=0,&quot;-&quot;,SUM(O13,'漁業生產量值-漁業種類別魚類別生產量值12'!C13,'漁業生產量值-漁業種類別魚類別生產量值12'!E13,'漁業生產量值-漁業種類別魚類別生產量值12'!G13,'漁業生產量值-漁業種類別魚類別生產量值12'!I13,'漁業生產量值-漁業種類別魚類別生產量值12'!K13,'漁業生產量值-漁業種類別魚類別生產量值12'!M13,'漁業生產量值-漁業種類別魚類別生產量值12'!O13,'漁業生產量值-漁業種類別魚類別生產量值13'!C13,'漁業生產量值-漁業種類別魚類別生產量值13'!E13,'漁業生產量值-漁業種類別魚類別生產量值13'!G13))" table:style-name="ce19">
            <text:p>-</text:p>
          </table:table-cell>
          <table:table-cell office:value-type="string" office:string-value="-" table:formula="msoxl:=IF(SUM(P13,'漁業生產量值-漁業種類別魚類別生產量值12'!D13,'漁業生產量值-漁業種類別魚類別生產量值12'!F13,'漁業生產量值-漁業種類別魚類別生產量值12'!H13,'漁業生產量值-漁業種類別魚類別生產量值12'!J13,'漁業生產量值-漁業種類別魚類別生產量值12'!L13,'漁業生產量值-漁業種類別魚類別生產量值12'!N13,'漁業生產量值-漁業種類別魚類別生產量值12'!P13,'漁業生產量值-漁業種類別魚類別生產量值13'!D13,'漁業生產量值-漁業種類別魚類別生產量值13'!F13,'漁業生產量值-漁業種類別魚類別生產量值13'!H13)=0,&quot;-&quot;,SUM(P13,'漁業生產量值-漁業種類別魚類別生產量值12'!D13,'漁業生產量值-漁業種類別魚類別生產量值12'!F13,'漁業生產量值-漁業種類別魚類別生產量值12'!H13,'漁業生產量值-漁業種類別魚類別生產量值12'!J13,'漁業生產量值-漁業種類別魚類別生產量值12'!L13,'漁業生產量值-漁業種類別魚類別生產量值12'!N13,'漁業生產量值-漁業種類別魚類別生產量值12'!P13,'漁業生產量值-漁業種類別魚類別生產量值13'!D13,'漁業生產量值-漁業種類別魚類別生產量值13'!F13,'漁業生產量值-漁業種類別魚類別生產量值13'!H1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float" office:value="304.27100000000002" table:style-name="ce54">
            <text:p>304<text:s/>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14,I14,K14)=0,&quot;-&quot;,SUM(G14,I14,K14))" table:style-name="ce19">
            <text:p>-</text:p>
          </table:table-cell>
          <table:table-cell office:value-type="string" office:string-value="-" table:formula="msoxl:=IF(SUM(H14,J14,L14)=0,&quot;-&quot;,SUM(H14,J14,L1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14,'漁業生產量值-漁業種類別魚類別生產量值12'!C14,'漁業生產量值-漁業種類別魚類別生產量值12'!E14,'漁業生產量值-漁業種類別魚類別生產量值12'!G14,'漁業生產量值-漁業種類別魚類別生產量值12'!I14,'漁業生產量值-漁業種類別魚類別生產量值12'!K14,'漁業生產量值-漁業種類別魚類別生產量值12'!M14,'漁業生產量值-漁業種類別魚類別生產量值12'!O14,'漁業生產量值-漁業種類別魚類別生產量值13'!C14,'漁業生產量值-漁業種類別魚類別生產量值13'!E14,'漁業生產量值-漁業種類別魚類別生產量值13'!G14)=0,&quot;-&quot;,SUM(O14,'漁業生產量值-漁業種類別魚類別生產量值12'!C14,'漁業生產量值-漁業種類別魚類別生產量值12'!E14,'漁業生產量值-漁業種類別魚類別生產量值12'!G14,'漁業生產量值-漁業種類別魚類別生產量值12'!I14,'漁業生產量值-漁業種類別魚類別生產量值12'!K14,'漁業生產量值-漁業種類別魚類別生產量值12'!M14,'漁業生產量值-漁業種類別魚類別生產量值12'!O14,'漁業生產量值-漁業種類別魚類別生產量值13'!C14,'漁業生產量值-漁業種類別魚類別生產量值13'!E14,'漁業生產量值-漁業種類別魚類別生產量值13'!G14))" table:style-name="ce19">
            <text:p>-</text:p>
          </table:table-cell>
          <table:table-cell office:value-type="string" office:string-value="-" table:formula="msoxl:=IF(SUM(P14,'漁業生產量值-漁業種類別魚類別生產量值12'!D14,'漁業生產量值-漁業種類別魚類別生產量值12'!F14,'漁業生產量值-漁業種類別魚類別生產量值12'!H14,'漁業生產量值-漁業種類別魚類別生產量值12'!J14,'漁業生產量值-漁業種類別魚類別生產量值12'!L14,'漁業生產量值-漁業種類別魚類別生產量值12'!N14,'漁業生產量值-漁業種類別魚類別生產量值12'!P14,'漁業生產量值-漁業種類別魚類別生產量值13'!D14,'漁業生產量值-漁業種類別魚類別生產量值13'!F14,'漁業生產量值-漁業種類別魚類別生產量值13'!H14)=0,&quot;-&quot;,SUM(P14,'漁業生產量值-漁業種類別魚類別生產量值12'!D14,'漁業生產量值-漁業種類別魚類別生產量值12'!F14,'漁業生產量值-漁業種類別魚類別生產量值12'!H14,'漁業生產量值-漁業種類別魚類別生產量值12'!J14,'漁業生產量值-漁業種類別魚類別生產量值12'!L14,'漁業生產量值-漁業種類別魚類別生產量值12'!N14,'漁業生產量值-漁業種類別魚類別生產量值12'!P14,'漁業生產量值-漁業種類別魚類別生產量值13'!D14,'漁業生產量值-漁業種類別魚類別生產量值13'!F14,'漁業生產量值-漁業種類別魚類別生產量值13'!H1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float" office:value="6939.2560000000003" table:style-name="ce54">
            <text:p>6,939<text:s/></text:p>
          </table:table-cell>
          <table:table-cell office:value-type="float" office:value="211846.69876999999" table:style-name="ce54">
            <text:p>211,847<text:s/></text:p>
          </table:table-cell>
          <table:table-cell office:value-type="string" office:string-value="-" table:formula="msoxl:=IF(SUM(G15,I15,K15)=0,&quot;-&quot;,SUM(G15,I15,K15))" table:style-name="ce19">
            <text:p>-</text:p>
          </table:table-cell>
          <table:table-cell office:value-type="string" office:string-value="-" table:formula="msoxl:=IF(SUM(H15,J15,L15)=0,&quot;-&quot;,SUM(H15,J15,L1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15,'漁業生產量值-漁業種類別魚類別生產量值12'!C15,'漁業生產量值-漁業種類別魚類別生產量值12'!E15,'漁業生產量值-漁業種類別魚類別生產量值12'!G15,'漁業生產量值-漁業種類別魚類別生產量值12'!I15,'漁業生產量值-漁業種類別魚類別生產量值12'!K15,'漁業生產量值-漁業種類別魚類別生產量值12'!M15,'漁業生產量值-漁業種類別魚類別生產量值12'!O15,'漁業生產量值-漁業種類別魚類別生產量值13'!C15,'漁業生產量值-漁業種類別魚類別生產量值13'!E15,'漁業生產量值-漁業種類別魚類別生產量值13'!G15)=0,&quot;-&quot;,SUM(O15,'漁業生產量值-漁業種類別魚類別生產量值12'!C15,'漁業生產量值-漁業種類別魚類別生產量值12'!E15,'漁業生產量值-漁業種類別魚類別生產量值12'!G15,'漁業生產量值-漁業種類別魚類別生產量值12'!I15,'漁業生產量值-漁業種類別魚類別生產量值12'!K15,'漁業生產量值-漁業種類別魚類別生產量值12'!M15,'漁業生產量值-漁業種類別魚類別生產量值12'!O15,'漁業生產量值-漁業種類別魚類別生產量值13'!C15,'漁業生產量值-漁業種類別魚類別生產量值13'!E15,'漁業生產量值-漁業種類別魚類別生產量值13'!G15))" table:style-name="ce19">
            <text:p>-</text:p>
          </table:table-cell>
          <table:table-cell office:value-type="string" office:string-value="-" table:formula="msoxl:=IF(SUM(P15,'漁業生產量值-漁業種類別魚類別生產量值12'!D15,'漁業生產量值-漁業種類別魚類別生產量值12'!F15,'漁業生產量值-漁業種類別魚類別生產量值12'!H15,'漁業生產量值-漁業種類別魚類別生產量值12'!J15,'漁業生產量值-漁業種類別魚類別生產量值12'!L15,'漁業生產量值-漁業種類別魚類別生產量值12'!N15,'漁業生產量值-漁業種類別魚類別生產量值12'!P15,'漁業生產量值-漁業種類別魚類別生產量值13'!D15,'漁業生產量值-漁業種類別魚類別生產量值13'!F15,'漁業生產量值-漁業種類別魚類別生產量值13'!H15)=0,&quot;-&quot;,SUM(P15,'漁業生產量值-漁業種類別魚類別生產量值12'!D15,'漁業生產量值-漁業種類別魚類別生產量值12'!F15,'漁業生產量值-漁業種類別魚類別生產量值12'!H15,'漁業生產量值-漁業種類別魚類別生產量值12'!J15,'漁業生產量值-漁業種類別魚類別生產量值12'!L15,'漁業生產量值-漁業種類別魚類別生產量值12'!N15,'漁業生產量值-漁業種類別魚類別生產量值12'!P15,'漁業生產量值-漁業種類別魚類別生產量值13'!D15,'漁業生產量值-漁業種類別魚類別生產量值13'!F15,'漁業生產量值-漁業種類別魚類別生產量值13'!H1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98125.975999999995" table:formula="msoxl:=IF(SUM(G16,I16,K16)=0,&quot;-&quot;,SUM(G16,I16,K16))" table:style-name="ce19">
            <text:p>98,126<text:s/></text:p>
          </table:table-cell>
          <table:table-cell office:value-type="float" office:value="2677692.16316" table:formula="msoxl:=IF(SUM(H16,J16,L16)=0,&quot;-&quot;,SUM(H16,J16,L16))" table:style-name="ce19">
            <text:p>2,677,692<text:s/></text:p>
          </table:table-cell>
          <table:table-cell office:value-type="float" office:value="98125.975999999995" table:style-name="ce54">
            <text:p>98,126<text:s/></text:p>
          </table:table-cell>
          <table:table-cell office:value-type="float" office:value="2677692.16316" table:style-name="ce54">
            <text:p>2,677,69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16,'漁業生產量值-漁業種類別魚類別生產量值12'!C16,'漁業生產量值-漁業種類別魚類別生產量值12'!E16,'漁業生產量值-漁業種類別魚類別生產量值12'!G16,'漁業生產量值-漁業種類別魚類別生產量值12'!I16,'漁業生產量值-漁業種類別魚類別生產量值12'!K16,'漁業生產量值-漁業種類別魚類別生產量值12'!M16,'漁業生產量值-漁業種類別魚類別生產量值12'!O16,'漁業生產量值-漁業種類別魚類別生產量值13'!C16,'漁業生產量值-漁業種類別魚類別生產量值13'!E16,'漁業生產量值-漁業種類別魚類別生產量值13'!G16)=0,&quot;-&quot;,SUM(O16,'漁業生產量值-漁業種類別魚類別生產量值12'!C16,'漁業生產量值-漁業種類別魚類別生產量值12'!E16,'漁業生產量值-漁業種類別魚類別生產量值12'!G16,'漁業生產量值-漁業種類別魚類別生產量值12'!I16,'漁業生產量值-漁業種類別魚類別生產量值12'!K16,'漁業生產量值-漁業種類別魚類別生產量值12'!M16,'漁業生產量值-漁業種類別魚類別生產量值12'!O16,'漁業生產量值-漁業種類別魚類別生產量值13'!C16,'漁業生產量值-漁業種類別魚類別生產量值13'!E16,'漁業生產量值-漁業種類別魚類別生產量值13'!G16))" table:style-name="ce19">
            <text:p>-</text:p>
          </table:table-cell>
          <table:table-cell office:value-type="string" office:string-value="-" table:formula="msoxl:=IF(SUM(P16,'漁業生產量值-漁業種類別魚類別生產量值12'!D16,'漁業生產量值-漁業種類別魚類別生產量值12'!F16,'漁業生產量值-漁業種類別魚類別生產量值12'!H16,'漁業生產量值-漁業種類別魚類別生產量值12'!J16,'漁業生產量值-漁業種類別魚類別生產量值12'!L16,'漁業生產量值-漁業種類別魚類別生產量值12'!N16,'漁業生產量值-漁業種類別魚類別生產量值12'!P16,'漁業生產量值-漁業種類別魚類別生產量值13'!D16,'漁業生產量值-漁業種類別魚類別生產量值13'!F16,'漁業生產量值-漁業種類別魚類別生產量值13'!H16)=0,&quot;-&quot;,SUM(P16,'漁業生產量值-漁業種類別魚類別生產量值12'!D16,'漁業生產量值-漁業種類別魚類別生產量值12'!F16,'漁業生產量值-漁業種類別魚類別生產量值12'!H16,'漁業生產量值-漁業種類別魚類別生產量值12'!J16,'漁業生產量值-漁業種類別魚類別生產量值12'!L16,'漁業生產量值-漁業種類別魚類別生產量值12'!N16,'漁業生產量值-漁業種類別魚類別生產量值12'!P16,'漁業生產量值-漁業種類別魚類別生產量值13'!D16,'漁業生產量值-漁業種類別魚類別生產量值13'!F16,'漁業生產量值-漁業種類別魚類別生產量值13'!H1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17,I17,K17)=0,&quot;-&quot;,SUM(G17,I17,K17))" table:style-name="ce19">
            <text:p>-</text:p>
          </table:table-cell>
          <table:table-cell office:value-type="string" office:string-value="-" table:formula="msoxl:=IF(SUM(H17,J17,L17)=0,&quot;-&quot;,SUM(H17,J17,L1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17,'漁業生產量值-漁業種類別魚類別生產量值12'!C17,'漁業生產量值-漁業種類別魚類別生產量值12'!E17,'漁業生產量值-漁業種類別魚類別生產量值12'!G17,'漁業生產量值-漁業種類別魚類別生產量值12'!I17,'漁業生產量值-漁業種類別魚類別生產量值12'!K17,'漁業生產量值-漁業種類別魚類別生產量值12'!M17,'漁業生產量值-漁業種類別魚類別生產量值12'!O17,'漁業生產量值-漁業種類別魚類別生產量值13'!C17,'漁業生產量值-漁業種類別魚類別生產量值13'!E17,'漁業生產量值-漁業種類別魚類別生產量值13'!G17)=0,&quot;-&quot;,SUM(O17,'漁業生產量值-漁業種類別魚類別生產量值12'!C17,'漁業生產量值-漁業種類別魚類別生產量值12'!E17,'漁業生產量值-漁業種類別魚類別生產量值12'!G17,'漁業生產量值-漁業種類別魚類別生產量值12'!I17,'漁業生產量值-漁業種類別魚類別生產量值12'!K17,'漁業生產量值-漁業種類別魚類別生產量值12'!M17,'漁業生產量值-漁業種類別魚類別生產量值12'!O17,'漁業生產量值-漁業種類別魚類別生產量值13'!C17,'漁業生產量值-漁業種類別魚類別生產量值13'!E17,'漁業生產量值-漁業種類別魚類別生產量值13'!G17))" table:style-name="ce19">
            <text:p>-</text:p>
          </table:table-cell>
          <table:table-cell office:value-type="string" office:string-value="-" table:formula="msoxl:=IF(SUM(P17,'漁業生產量值-漁業種類別魚類別生產量值12'!D17,'漁業生產量值-漁業種類別魚類別生產量值12'!F17,'漁業生產量值-漁業種類別魚類別生產量值12'!H17,'漁業生產量值-漁業種類別魚類別生產量值12'!J17,'漁業生產量值-漁業種類別魚類別生產量值12'!L17,'漁業生產量值-漁業種類別魚類別生產量值12'!N17,'漁業生產量值-漁業種類別魚類別生產量值12'!P17,'漁業生產量值-漁業種類別魚類別生產量值13'!D17,'漁業生產量值-漁業種類別魚類別生產量值13'!F17,'漁業生產量值-漁業種類別魚類別生產量值13'!H17)=0,&quot;-&quot;,SUM(P17,'漁業生產量值-漁業種類別魚類別生產量值12'!D17,'漁業生產量值-漁業種類別魚類別生產量值12'!F17,'漁業生產量值-漁業種類別魚類別生產量值12'!H17,'漁業生產量值-漁業種類別魚類別生產量值12'!J17,'漁業生產量值-漁業種類別魚類別生產量值12'!L17,'漁業生產量值-漁業種類別魚類別生產量值12'!N17,'漁業生產量值-漁業種類別魚類別生產量值12'!P17,'漁業生產量值-漁業種類別魚類別生產量值13'!D17,'漁業生產量值-漁業種類別魚類別生產量值13'!F17,'漁業生產量值-漁業種類別魚類別生產量值13'!H1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float" office:value="432.13929999999999" table:style-name="ce54">
            <text:p>432<text:s/></text:p>
          </table:table-cell>
          <table:table-cell office:value-type="float" office:value="12590.82711" table:style-name="ce54">
            <text:p>12,591<text:s/></text:p>
          </table:table-cell>
          <table:table-cell office:value-type="string" office:string-value="-" table:formula="msoxl:=IF(SUM(G18,I18,K18)=0,&quot;-&quot;,SUM(G18,I18,K18))" table:style-name="ce19">
            <text:p>-</text:p>
          </table:table-cell>
          <table:table-cell office:value-type="string" office:string-value="-" table:formula="msoxl:=IF(SUM(H18,J18,L18)=0,&quot;-&quot;,SUM(H18,J18,L1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18,'漁業生產量值-漁業種類別魚類別生產量值12'!C18,'漁業生產量值-漁業種類別魚類別生產量值12'!E18,'漁業生產量值-漁業種類別魚類別生產量值12'!G18,'漁業生產量值-漁業種類別魚類別生產量值12'!I18,'漁業生產量值-漁業種類別魚類別生產量值12'!K18,'漁業生產量值-漁業種類別魚類別生產量值12'!M18,'漁業生產量值-漁業種類別魚類別生產量值12'!O18,'漁業生產量值-漁業種類別魚類別生產量值13'!C18,'漁業生產量值-漁業種類別魚類別生產量值13'!E18,'漁業生產量值-漁業種類別魚類別生產量值13'!G18)=0,&quot;-&quot;,SUM(O18,'漁業生產量值-漁業種類別魚類別生產量值12'!C18,'漁業生產量值-漁業種類別魚類別生產量值12'!E18,'漁業生產量值-漁業種類別魚類別生產量值12'!G18,'漁業生產量值-漁業種類別魚類別生產量值12'!I18,'漁業生產量值-漁業種類別魚類別生產量值12'!K18,'漁業生產量值-漁業種類別魚類別生產量值12'!M18,'漁業生產量值-漁業種類別魚類別生產量值12'!O18,'漁業生產量值-漁業種類別魚類別生產量值13'!C18,'漁業生產量值-漁業種類別魚類別生產量值13'!E18,'漁業生產量值-漁業種類別魚類別生產量值13'!G18))" table:style-name="ce19">
            <text:p>-</text:p>
          </table:table-cell>
          <table:table-cell office:value-type="string" office:string-value="-" table:formula="msoxl:=IF(SUM(P18,'漁業生產量值-漁業種類別魚類別生產量值12'!D18,'漁業生產量值-漁業種類別魚類別生產量值12'!F18,'漁業生產量值-漁業種類別魚類別生產量值12'!H18,'漁業生產量值-漁業種類別魚類別生產量值12'!J18,'漁業生產量值-漁業種類別魚類別生產量值12'!L18,'漁業生產量值-漁業種類別魚類別生產量值12'!N18,'漁業生產量值-漁業種類別魚類別生產量值12'!P18,'漁業生產量值-漁業種類別魚類別生產量值13'!D18,'漁業生產量值-漁業種類別魚類別生產量值13'!F18,'漁業生產量值-漁業種類別魚類別生產量值13'!H18)=0,&quot;-&quot;,SUM(P18,'漁業生產量值-漁業種類別魚類別生產量值12'!D18,'漁業生產量值-漁業種類別魚類別生產量值12'!F18,'漁業生產量值-漁業種類別魚類別生產量值12'!H18,'漁業生產量值-漁業種類別魚類別生產量值12'!J18,'漁業生產量值-漁業種類別魚類別生產量值12'!L18,'漁業生產量值-漁業種類別魚類別生產量值12'!N18,'漁業生產量值-漁業種類別魚類別生產量值12'!P18,'漁業生產量值-漁業種類別魚類別生產量值13'!D18,'漁業生產量值-漁業種類別魚類別生產量值13'!F18,'漁業生產量值-漁業種類別魚類別生產量值13'!H1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12832.276299999998" table:formula="msoxl:=  IF(SUM(C20:C35)=0,&quot;-&quot;,SUM(C20:C35))" table:style-name="ce54">
            <text:p>12,832<text:s/></text:p>
          </table:table-cell>
          <table:table-cell office:value-type="float" office:value="1392972.4966600002" table:formula="msoxl:=  IF(SUM(D20:D35)=0,&quot;-&quot;,SUM(D20:D35))" table:style-name="ce54">
            <text:p>1,392,972<text:s/></text:p>
          </table:table-cell>
          <table:table-cell office:value-type="float" office:value="3370.7766999999999" table:formula="msoxl:=IF(SUM(G19,I19,K19)=0,&quot;-&quot;,SUM(G19,I19,K19))" table:style-name="ce19">
            <text:p>3,371<text:s/></text:p>
          </table:table-cell>
          <table:table-cell office:value-type="float" office:value="477861.43298000004" table:formula="msoxl:=IF(SUM(H19,J19,L19)=0,&quot;-&quot;,SUM(H19,J19,L19))" table:style-name="ce19">
            <text:p>477,861<text:s/></text:p>
          </table:table-cell>
          <table:table-cell office:value-type="float" office:value="3.9350000000000001" table:formula="msoxl:=  IF(SUM(G20:G35)=0,&quot;-&quot;,SUM(G20:G35))" table:style-name="ce54">
            <text:p>4<text:s/></text:p>
          </table:table-cell>
          <table:table-cell office:value-type="float" office:value="1141.1389999999999" table:formula="msoxl:=  IF(SUM(H20:H35)=0,&quot;-&quot;,SUM(H20:H35))" table:style-name="ce54">
            <text:p>1,141<text:s/></text:p>
          </table:table-cell>
          <table:table-cell office:value-type="float" office:value="2331.1066999999998" table:formula="msoxl:=  IF(SUM(I20:I35)=0,&quot;-&quot;,SUM(I20:I35))" table:style-name="ce54">
            <text:p>2,331<text:s/></text:p>
          </table:table-cell>
          <table:table-cell office:value-type="float" office:value="352492.45397999999" table:formula="msoxl:=  IF(SUM(J20:J35)=0,&quot;-&quot;,SUM(J20:J35))" table:style-name="ce54">
            <text:p>352,492<text:s/></text:p>
          </table:table-cell>
          <table:table-cell office:value-type="float" office:value="1035.7350000000001" table:formula="msoxl:=  IF(SUM(K20:K35)=0,&quot;-&quot;,SUM(K20:K35))" table:style-name="ce54">
            <text:p>1,036<text:s/></text:p>
          </table:table-cell>
          <table:table-cell office:value-type="float" office:value="124227.84" table:formula="msoxl:=  IF(SUM(L20:L35)=0,&quot;-&quot;,SUM(L20:L35))" table:style-name="ce54">
            <text:p>124,228<text:s/></text:p>
          </table:table-cell>
          <table:table-cell office:value-type="float" office:value="4167.6477999999997" table:formula="msoxl:=IF(SUM(O19,'漁業生產量值-漁業種類別魚類別生產量值12'!C19,'漁業生產量值-漁業種類別魚類別生產量值12'!E19,'漁業生產量值-漁業種類別魚類別生產量值12'!G19,'漁業生產量值-漁業種類別魚類別生產量值12'!I19,'漁業生產量值-漁業種類別魚類別生產量值12'!K19,'漁業生產量值-漁業種類別魚類別生產量值12'!M19,'漁業生產量值-漁業種類別魚類別生產量值12'!O19,'漁業生產量值-漁業種類別魚類別生產量值13'!C19,'漁業生產量值-漁業種類別魚類別生產量值13'!E19,'漁業生產量值-漁業種類別魚類別生產量值13'!G19)=0,&quot;-&quot;,SUM(O19,'漁業生產量值-漁業種類別魚類別生產量值12'!C19,'漁業生產量值-漁業種類別魚類別生產量值12'!E19,'漁業生產量值-漁業種類別魚類別生產量值12'!G19,'漁業生產量值-漁業種類別魚類別生產量值12'!I19,'漁業生產量值-漁業種類別魚類別生產量值12'!K19,'漁業生產量值-漁業種類別魚類別生產量值12'!M19,'漁業生產量值-漁業種類別魚類別生產量值12'!O19,'漁業生產量值-漁業種類別魚類別生產量值13'!C19,'漁業生產量值-漁業種類別魚類別生產量值13'!E19,'漁業生產量值-漁業種類別魚類別生產量值13'!G19))" table:style-name="ce19">
            <text:p>4,168<text:s/></text:p>
          </table:table-cell>
          <table:table-cell office:value-type="float" office:value="1247954.7085000002" table:formula="msoxl:=IF(SUM(P19,'漁業生產量值-漁業種類別魚類別生產量值12'!D19,'漁業生產量值-漁業種類別魚類別生產量值12'!F19,'漁業生產量值-漁業種類別魚類別生產量值12'!H19,'漁業生產量值-漁業種類別魚類別生產量值12'!J19,'漁業生產量值-漁業種類別魚類別生產量值12'!L19,'漁業生產量值-漁業種類別魚類別生產量值12'!N19,'漁業生產量值-漁業種類別魚類別生產量值12'!P19,'漁業生產量值-漁業種類別魚類別生產量值13'!D19,'漁業生產量值-漁業種類別魚類別生產量值13'!F19,'漁業生產量值-漁業種類別魚類別生產量值13'!H19)=0,&quot;-&quot;,SUM(P19,'漁業生產量值-漁業種類別魚類別生產量值12'!D19,'漁業生產量值-漁業種類別魚類別生產量值12'!F19,'漁業生產量值-漁業種類別魚類別生產量值12'!H19,'漁業生產量值-漁業種類別魚類別生產量值12'!J19,'漁業生產量值-漁業種類別魚類別生產量值12'!L19,'漁業生產量值-漁業種類別魚類別生產量值12'!N19,'漁業生產量值-漁業種類別魚類別生產量值12'!P19,'漁業生產量值-漁業種類別魚類別生產量值13'!D19,'漁業生產量值-漁業種類別魚類別生產量值13'!F19,'漁業生產量值-漁業種類別魚類別生產量值13'!H19))" table:style-name="ce19">
            <text:p>1,247,955<text:s/></text:p>
          </table:table-cell>
          <table:table-cell office:value-type="float" office:value="943.64430000000004" table:formula="msoxl:=  IF(SUM(O20:O35)=0,&quot;-&quot;,SUM(O20:O35))" table:style-name="ce54">
            <text:p>944<text:s/></text:p>
          </table:table-cell>
          <table:table-cell office:value-type="float" office:value="613815.57260000007" table:formula="msoxl:=  IF(SUM(P20:P35)=0,&quot;-&quot;,SUM(P20:P35))" table:style-name="ce54">
            <text:p>613,81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float" office:value="8.4589999999999999E-2" table:style-name="ce54">
            <text:p>0<text:s/></text:p>
          </table:table-cell>
          <table:table-cell office:value-type="float" office:value="10.91107" table:style-name="ce54">
            <text:p>11<text:s/></text:p>
          </table:table-cell>
          <table:table-cell office:value-type="string" office:string-value="-" table:formula="msoxl:=IF(SUM(G20,I20,K20)=0,&quot;-&quot;,SUM(G20,I20,K20))" table:style-name="ce19">
            <text:p>-</text:p>
          </table:table-cell>
          <table:table-cell office:value-type="string" office:string-value="-" table:formula="msoxl:=IF(SUM(H20,J20,L20)=0,&quot;-&quot;,SUM(H20,J20,L2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20,'漁業生產量值-漁業種類別魚類別生產量值12'!C20,'漁業生產量值-漁業種類別魚類別生產量值12'!E20,'漁業生產量值-漁業種類別魚類別生產量值12'!G20,'漁業生產量值-漁業種類別魚類別生產量值12'!I20,'漁業生產量值-漁業種類別魚類別生產量值12'!K20,'漁業生產量值-漁業種類別魚類別生產量值12'!M20,'漁業生產量值-漁業種類別魚類別生產量值12'!O20,'漁業生產量值-漁業種類別魚類別生產量值13'!C20,'漁業生產量值-漁業種類別魚類別生產量值13'!E20,'漁業生產量值-漁業種類別魚類別生產量值13'!G20)=0,&quot;-&quot;,SUM(O20,'漁業生產量值-漁業種類別魚類別生產量值12'!C20,'漁業生產量值-漁業種類別魚類別生產量值12'!E20,'漁業生產量值-漁業種類別魚類別生產量值12'!G20,'漁業生產量值-漁業種類別魚類別生產量值12'!I20,'漁業生產量值-漁業種類別魚類別生產量值12'!K20,'漁業生產量值-漁業種類別魚類別生產量值12'!M20,'漁業生產量值-漁業種類別魚類別生產量值12'!O20,'漁業生產量值-漁業種類別魚類別生產量值13'!C20,'漁業生產量值-漁業種類別魚類別生產量值13'!E20,'漁業生產量值-漁業種類別魚類別生產量值13'!G20))" table:style-name="ce19">
            <text:p>-</text:p>
          </table:table-cell>
          <table:table-cell office:value-type="string" office:string-value="-" table:formula="msoxl:=IF(SUM(P20,'漁業生產量值-漁業種類別魚類別生產量值12'!D20,'漁業生產量值-漁業種類別魚類別生產量值12'!F20,'漁業生產量值-漁業種類別魚類別生產量值12'!H20,'漁業生產量值-漁業種類別魚類別生產量值12'!J20,'漁業生產量值-漁業種類別魚類別生產量值12'!L20,'漁業生產量值-漁業種類別魚類別生產量值12'!N20,'漁業生產量值-漁業種類別魚類別生產量值12'!P20,'漁業生產量值-漁業種類別魚類別生產量值13'!D20,'漁業生產量值-漁業種類別魚類別生產量值13'!F20,'漁業生產量值-漁業種類別魚類別生產量值13'!H20)=0,&quot;-&quot;,SUM(P20,'漁業生產量值-漁業種類別魚類別生產量值12'!D20,'漁業生產量值-漁業種類別魚類別生產量值12'!F20,'漁業生產量值-漁業種類別魚類別生產量值12'!H20,'漁業生產量值-漁業種類別魚類別生產量值12'!J20,'漁業生產量值-漁業種類別魚類別生產量值12'!L20,'漁業生產量值-漁業種類別魚類別生產量值12'!N20,'漁業生產量值-漁業種類別魚類別生產量值12'!P20,'漁業生產量值-漁業種類別魚類別生產量值13'!D20,'漁業生產量值-漁業種類別魚類別生產量值13'!F20,'漁業生產量值-漁業種類別魚類別生產量值13'!H2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21,I21,K21)=0,&quot;-&quot;,SUM(G21,I21,K21))" table:style-name="ce19">
            <text:p>-</text:p>
          </table:table-cell>
          <table:table-cell office:value-type="string" office:string-value="-" table:formula="msoxl:=IF(SUM(H21,J21,L21)=0,&quot;-&quot;,SUM(H21,J21,L2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21,'漁業生產量值-漁業種類別魚類別生產量值12'!C21,'漁業生產量值-漁業種類別魚類別生產量值12'!E21,'漁業生產量值-漁業種類別魚類別生產量值12'!G21,'漁業生產量值-漁業種類別魚類別生產量值12'!I21,'漁業生產量值-漁業種類別魚類別生產量值12'!K21,'漁業生產量值-漁業種類別魚類別生產量值12'!M21,'漁業生產量值-漁業種類別魚類別生產量值12'!O21,'漁業生產量值-漁業種類別魚類別生產量值13'!C21,'漁業生產量值-漁業種類別魚類別生產量值13'!E21,'漁業生產量值-漁業種類別魚類別生產量值13'!G21)=0,&quot;-&quot;,SUM(O21,'漁業生產量值-漁業種類別魚類別生產量值12'!C21,'漁業生產量值-漁業種類別魚類別生產量值12'!E21,'漁業生產量值-漁業種類別魚類別生產量值12'!G21,'漁業生產量值-漁業種類別魚類別生產量值12'!I21,'漁業生產量值-漁業種類別魚類別生產量值12'!K21,'漁業生產量值-漁業種類別魚類別生產量值12'!M21,'漁業生產量值-漁業種類別魚類別生產量值12'!O21,'漁業生產量值-漁業種類別魚類別生產量值13'!C21,'漁業生產量值-漁業種類別魚類別生產量值13'!E21,'漁業生產量值-漁業種類別魚類別生產量值13'!G21))" table:style-name="ce19">
            <text:p>-</text:p>
          </table:table-cell>
          <table:table-cell office:value-type="string" office:string-value="-" table:formula="msoxl:=IF(SUM(P21,'漁業生產量值-漁業種類別魚類別生產量值12'!D21,'漁業生產量值-漁業種類別魚類別生產量值12'!F21,'漁業生產量值-漁業種類別魚類別生產量值12'!H21,'漁業生產量值-漁業種類別魚類別生產量值12'!J21,'漁業生產量值-漁業種類別魚類別生產量值12'!L21,'漁業生產量值-漁業種類別魚類別生產量值12'!N21,'漁業生產量值-漁業種類別魚類別生產量值12'!P21,'漁業生產量值-漁業種類別魚類別生產量值13'!D21,'漁業生產量值-漁業種類別魚類別生產量值13'!F21,'漁業生產量值-漁業種類別魚類別生產量值13'!H21)=0,&quot;-&quot;,SUM(P21,'漁業生產量值-漁業種類別魚類別生產量值12'!D21,'漁業生產量值-漁業種類別魚類別生產量值12'!F21,'漁業生產量值-漁業種類別魚類別生產量值12'!H21,'漁業生產量值-漁業種類別魚類別生產量值12'!J21,'漁業生產量值-漁業種類別魚類別生產量值12'!L21,'漁業生產量值-漁業種類別魚類別生產量值12'!N21,'漁業生產量值-漁業種類別魚類別生產量值12'!P21,'漁業生產量值-漁業種類別魚類別生產量值13'!D21,'漁業生產量值-漁業種類別魚類別生產量值13'!F21,'漁業生產量值-漁業種類別魚類別生產量值13'!H2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float" office:value="552.79999999999995" table:style-name="ce54">
            <text:p>553<text:s/></text:p>
          </table:table-cell>
          <table:table-cell office:value-type="float" office:value="52076.3" table:style-name="ce54">
            <text:p>52,076<text:s/></text:p>
          </table:table-cell>
          <table:table-cell office:value-type="float" office:value="312.7" table:formula="msoxl:=IF(SUM(G22,I22,K22)=0,&quot;-&quot;,SUM(G22,I22,K22))" table:style-name="ce19">
            <text:p>313<text:s/></text:p>
          </table:table-cell>
          <table:table-cell office:value-type="float" office:value="48047.3" table:formula="msoxl:=IF(SUM(H22,J22,L22)=0,&quot;-&quot;,SUM(H22,J22,L22))" table:style-name="ce19">
            <text:p>48,04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12.7" table:style-name="ce54">
            <text:p>313<text:s/></text:p>
          </table:table-cell>
          <table:table-cell office:value-type="float" office:value="48047.3" table:style-name="ce54">
            <text:p>48,04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22,'漁業生產量值-漁業種類別魚類別生產量值12'!C22,'漁業生產量值-漁業種類別魚類別生產量值12'!E22,'漁業生產量值-漁業種類別魚類別生產量值12'!G22,'漁業生產量值-漁業種類別魚類別生產量值12'!I22,'漁業生產量值-漁業種類別魚類別生產量值12'!K22,'漁業生產量值-漁業種類別魚類別生產量值12'!M22,'漁業生產量值-漁業種類別魚類別生產量值12'!O22,'漁業生產量值-漁業種類別魚類別生產量值13'!C22,'漁業生產量值-漁業種類別魚類別生產量值13'!E22,'漁業生產量值-漁業種類別魚類別生產量值13'!G22)=0,&quot;-&quot;,SUM(O22,'漁業生產量值-漁業種類別魚類別生產量值12'!C22,'漁業生產量值-漁業種類別魚類別生產量值12'!E22,'漁業生產量值-漁業種類別魚類別生產量值12'!G22,'漁業生產量值-漁業種類別魚類別生產量值12'!I22,'漁業生產量值-漁業種類別魚類別生產量值12'!K22,'漁業生產量值-漁業種類別魚類別生產量值12'!M22,'漁業生產量值-漁業種類別魚類別生產量值12'!O22,'漁業生產量值-漁業種類別魚類別生產量值13'!C22,'漁業生產量值-漁業種類別魚類別生產量值13'!E22,'漁業生產量值-漁業種類別魚類別生產量值13'!G22))" table:style-name="ce19">
            <text:p>-</text:p>
          </table:table-cell>
          <table:table-cell office:value-type="string" office:string-value="-" table:formula="msoxl:=IF(SUM(P22,'漁業生產量值-漁業種類別魚類別生產量值12'!D22,'漁業生產量值-漁業種類別魚類別生產量值12'!F22,'漁業生產量值-漁業種類別魚類別生產量值12'!H22,'漁業生產量值-漁業種類別魚類別生產量值12'!J22,'漁業生產量值-漁業種類別魚類別生產量值12'!L22,'漁業生產量值-漁業種類別魚類別生產量值12'!N22,'漁業生產量值-漁業種類別魚類別生產量值12'!P22,'漁業生產量值-漁業種類別魚類別生產量值13'!D22,'漁業生產量值-漁業種類別魚類別生產量值13'!F22,'漁業生產量值-漁業種類別魚類別生產量值13'!H22)=0,&quot;-&quot;,SUM(P22,'漁業生產量值-漁業種類別魚類別生產量值12'!D22,'漁業生產量值-漁業種類別魚類別生產量值12'!F22,'漁業生產量值-漁業種類別魚類別生產量值12'!H22,'漁業生產量值-漁業種類別魚類別生產量值12'!J22,'漁業生產量值-漁業種類別魚類別生產量值12'!L22,'漁業生產量值-漁業種類別魚類別生產量值12'!N22,'漁業生產量值-漁業種類別魚類別生產量值12'!P22,'漁業生產量值-漁業種類別魚類別生產量值13'!D22,'漁業生產量值-漁業種類別魚類別生產量值13'!F22,'漁業生產量值-漁業種類別魚類別生產量值13'!H2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9725.0464900000006" table:style-name="ce54">
            <text:p>9,725<text:s/></text:p>
          </table:table-cell>
          <table:table-cell office:value-type="float" office:value="1006372.28244" table:style-name="ce54">
            <text:p>1,006,372<text:s/></text:p>
          </table:table-cell>
          <table:table-cell office:value-type="float" office:value="3000.6738" table:formula="msoxl:=IF(SUM(G23,I23,K23)=0,&quot;-&quot;,SUM(G23,I23,K23))" table:style-name="ce19">
            <text:p>3,001<text:s/></text:p>
          </table:table-cell>
          <table:table-cell office:value-type="float" office:value="419522.75598000002" table:formula="msoxl:=IF(SUM(H23,J23,L23)=0,&quot;-&quot;,SUM(H23,J23,L23))" table:style-name="ce19">
            <text:p>419,523<text:s/></text:p>
          </table:table-cell>
          <table:table-cell office:value-type="float" office:value="0.31900000000000001" table:style-name="ce54">
            <text:p>0<text:s/></text:p>
          </table:table-cell>
          <table:table-cell office:value-type="float" office:value="43.314999999999998" table:style-name="ce54">
            <text:p>43<text:s/></text:p>
          </table:table-cell>
          <table:table-cell office:value-type="float" office:value="1965.0047" table:style-name="ce54">
            <text:p>1,965<text:s/></text:p>
          </table:table-cell>
          <table:table-cell office:value-type="float" office:value="295332.42998000002" table:style-name="ce54">
            <text:p>295,332<text:s/></text:p>
          </table:table-cell>
          <table:table-cell office:value-type="float" office:value="1035.3501000000001" table:style-name="ce54">
            <text:p>1,035<text:s/></text:p>
          </table:table-cell>
          <table:table-cell office:value-type="float" office:value="124147.011" table:style-name="ce54">
            <text:p>124,147<text:s/></text:p>
          </table:table-cell>
          <table:table-cell office:value-type="float" office:value="3408.6477999999997" table:formula="msoxl:=IF(SUM(O23,'漁業生產量值-漁業種類別魚類別生產量值12'!C23,'漁業生產量值-漁業種類別魚類別生產量值12'!E23,'漁業生產量值-漁業種類別魚類別生產量值12'!G23,'漁業生產量值-漁業種類別魚類別生產量值12'!I23,'漁業生產量值-漁業種類別魚類別生產量值12'!K23,'漁業生產量值-漁業種類別魚類別生產量值12'!M23,'漁業生產量值-漁業種類別魚類別生產量值12'!O23,'漁業生產量值-漁業種類別魚類別生產量值13'!C23,'漁業生產量值-漁業種類別魚類別生產量值13'!E23,'漁業生產量值-漁業種類別魚類別生產量值13'!G23)=0,&quot;-&quot;,SUM(O23,'漁業生產量值-漁業種類別魚類別生產量值12'!C23,'漁業生產量值-漁業種類別魚類別生產量值12'!E23,'漁業生產量值-漁業種類別魚類別生產量值12'!G23,'漁業生產量值-漁業種類別魚類別生產量值12'!I23,'漁業生產量值-漁業種類別魚類別生產量值12'!K23,'漁業生產量值-漁業種類別魚類別生產量值12'!M23,'漁業生產量值-漁業種類別魚類別生產量值12'!O23,'漁業生產量值-漁業種類別魚類別生產量值13'!C23,'漁業生產量值-漁業種類別魚類別生產量值13'!E23,'漁業生產量值-漁業種類別魚類別生產量值13'!G23))" table:style-name="ce19">
            <text:p>3,409<text:s/></text:p>
          </table:table-cell>
          <table:table-cell office:value-type="float" office:value="1066864.5692" table:formula="msoxl:=IF(SUM(P23,'漁業生產量值-漁業種類別魚類別生產量值12'!D23,'漁業生產量值-漁業種類別魚類別生產量值12'!F23,'漁業生產量值-漁業種類別魚類別生產量值12'!H23,'漁業生產量值-漁業種類別魚類別生產量值12'!J23,'漁業生產量值-漁業種類別魚類別生產量值12'!L23,'漁業生產量值-漁業種類別魚類別生產量值12'!N23,'漁業生產量值-漁業種類別魚類別生產量值12'!P23,'漁業生產量值-漁業種類別魚類別生產量值13'!D23,'漁業生產量值-漁業種類別魚類別生產量值13'!F23,'漁業生產量值-漁業種類別魚類別生產量值13'!H23)=0,&quot;-&quot;,SUM(P23,'漁業生產量值-漁業種類別魚類別生產量值12'!D23,'漁業生產量值-漁業種類別魚類別生產量值12'!F23,'漁業生產量值-漁業種類別魚類別生產量值12'!H23,'漁業生產量值-漁業種類別魚類別生產量值12'!J23,'漁業生產量值-漁業種類別魚類別生產量值12'!L23,'漁業生產量值-漁業種類別魚類別生產量值12'!N23,'漁業生產量值-漁業種類別魚類別生產量值12'!P23,'漁業生產量值-漁業種類別魚類別生產量值13'!D23,'漁業生產量值-漁業種類別魚類別生產量值13'!F23,'漁業生產量值-漁業種類別魚類別生產量值13'!H23))" table:style-name="ce19">
            <text:p>1,066,865<text:s/></text:p>
          </table:table-cell>
          <table:table-cell office:value-type="float" office:value="943.59469999999999" table:style-name="ce54">
            <text:p>944<text:s/></text:p>
          </table:table-cell>
          <table:table-cell office:value-type="float" office:value="613776.73580000002" table:style-name="ce54">
            <text:p>613,77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638.61117999999999" table:style-name="ce54">
            <text:p>639<text:s/></text:p>
          </table:table-cell>
          <table:table-cell office:value-type="float" office:value="63012.38106" table:style-name="ce54">
            <text:p>63,012<text:s/></text:p>
          </table:table-cell>
          <table:table-cell office:value-type="float" office:value="28.304900000000004" table:formula="msoxl:=IF(SUM(G24,I24,K24)=0,&quot;-&quot;,SUM(G24,I24,K24))" table:style-name="ce19">
            <text:p>28<text:s/></text:p>
          </table:table-cell>
          <table:table-cell office:value-type="float" office:value="3831.4110000000001" table:formula="msoxl:=IF(SUM(H24,J24,L24)=0,&quot;-&quot;,SUM(H24,J24,L24))" table:style-name="ce19">
            <text:p>3,831<text:s/></text:p>
          </table:table-cell>
          <table:table-cell office:value-type="float" office:value="0.41599999999999998" table:style-name="ce54">
            <text:p>0<text:s/></text:p>
          </table:table-cell>
          <table:table-cell office:value-type="float" office:value="57.823999999999998" table:style-name="ce54">
            <text:p>58<text:s/></text:p>
          </table:table-cell>
          <table:table-cell office:value-type="float" office:value="27.504000000000001" table:style-name="ce54">
            <text:p>28<text:s/></text:p>
          </table:table-cell>
          <table:table-cell office:value-type="float" office:value="3692.7579999999998" table:style-name="ce54">
            <text:p>3,693<text:s/></text:p>
          </table:table-cell>
          <table:table-cell office:value-type="float" office:value="0.38490000000000002" table:style-name="ce54">
            <text:p>0<text:s/></text:p>
          </table:table-cell>
          <table:table-cell office:value-type="float" office:value="80.828999999999994" table:style-name="ce54">
            <text:p>81<text:s/></text:p>
          </table:table-cell>
          <table:table-cell office:value-type="float" office:value="62.975000000000001" table:formula="msoxl:=IF(SUM(O24,'漁業生產量值-漁業種類別魚類別生產量值12'!C24,'漁業生產量值-漁業種類別魚類別生產量值12'!E24,'漁業生產量值-漁業種類別魚類別生產量值12'!G24,'漁業生產量值-漁業種類別魚類別生產量值12'!I24,'漁業生產量值-漁業種類別魚類別生產量值12'!K24,'漁業生產量值-漁業種類別魚類別生產量值12'!M24,'漁業生產量值-漁業種類別魚類別生產量值12'!O24,'漁業生產量值-漁業種類別魚類別生產量值13'!C24,'漁業生產量值-漁業種類別魚類別生產量值13'!E24,'漁業生產量值-漁業種類別魚類別生產量值13'!G24)=0,&quot;-&quot;,SUM(O24,'漁業生產量值-漁業種類別魚類別生產量值12'!C24,'漁業生產量值-漁業種類別魚類別生產量值12'!E24,'漁業生產量值-漁業種類別魚類別生產量值12'!G24,'漁業生產量值-漁業種類別魚類別生產量值12'!I24,'漁業生產量值-漁業種類別魚類別生產量值12'!K24,'漁業生產量值-漁業種類別魚類別生產量值12'!M24,'漁業生產量值-漁業種類別魚類別生產量值12'!O24,'漁業生產量值-漁業種類別魚類別生產量值13'!C24,'漁業生產量值-漁業種類別魚類別生產量值13'!E24,'漁業生產量值-漁業種類別魚類別生產量值13'!G24))" table:style-name="ce19">
            <text:p>63<text:s/></text:p>
          </table:table-cell>
          <table:table-cell office:value-type="float" office:value="10389.5393" table:formula="msoxl:=IF(SUM(P24,'漁業生產量值-漁業種類別魚類別生產量值12'!D24,'漁業生產量值-漁業種類別魚類別生產量值12'!F24,'漁業生產量值-漁業種類別魚類別生產量值12'!H24,'漁業生產量值-漁業種類別魚類別生產量值12'!J24,'漁業生產量值-漁業種類別魚類別生產量值12'!L24,'漁業生產量值-漁業種類別魚類別生產量值12'!N24,'漁業生產量值-漁業種類別魚類別生產量值12'!P24,'漁業生產量值-漁業種類別魚類別生產量值13'!D24,'漁業生產量值-漁業種類別魚類別生產量值13'!F24,'漁業生產量值-漁業種類別魚類別生產量值13'!H24)=0,&quot;-&quot;,SUM(P24,'漁業生產量值-漁業種類別魚類別生產量值12'!D24,'漁業生產量值-漁業種類別魚類別生產量值12'!F24,'漁業生產量值-漁業種類別魚類別生產量值12'!H24,'漁業生產量值-漁業種類別魚類別生產量值12'!J24,'漁業生產量值-漁業種類別魚類別生產量值12'!L24,'漁業生產量值-漁業種類別魚類別生產量值12'!N24,'漁業生產量值-漁業種類別魚類別生產量值12'!P24,'漁業生產量值-漁業種類別魚類別生產量值13'!D24,'漁業生產量值-漁業種類別魚類別生產量值13'!F24,'漁業生產量值-漁業種類別魚類別生產量值13'!H24))" table:style-name="ce19">
            <text:p>10,390<text:s/></text:p>
          </table:table-cell>
          <table:table-cell office:value-type="float" office:value="4.9599999999999998E-2" table:style-name="ce54">
            <text:p>0<text:s/></text:p>
          </table:table-cell>
          <table:table-cell office:value-type="float" office:value="38.836799999999997" table:style-name="ce54">
            <text:p>3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25,I25,K25)=0,&quot;-&quot;,SUM(G25,I25,K25))" table:style-name="ce19">
            <text:p>-</text:p>
          </table:table-cell>
          <table:table-cell office:value-type="string" office:string-value="-" table:formula="msoxl:=IF(SUM(H25,J25,L25)=0,&quot;-&quot;,SUM(H25,J25,L2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25,'漁業生產量值-漁業種類別魚類別生產量值12'!C25,'漁業生產量值-漁業種類別魚類別生產量值12'!E25,'漁業生產量值-漁業種類別魚類別生產量值12'!G25,'漁業生產量值-漁業種類別魚類別生產量值12'!I25,'漁業生產量值-漁業種類別魚類別生產量值12'!K25,'漁業生產量值-漁業種類別魚類別生產量值12'!M25,'漁業生產量值-漁業種類別魚類別生產量值12'!O25,'漁業生產量值-漁業種類別魚類別生產量值13'!C25,'漁業生產量值-漁業種類別魚類別生產量值13'!E25,'漁業生產量值-漁業種類別魚類別生產量值13'!G25)=0,&quot;-&quot;,SUM(O25,'漁業生產量值-漁業種類別魚類別生產量值12'!C25,'漁業生產量值-漁業種類別魚類別生產量值12'!E25,'漁業生產量值-漁業種類別魚類別生產量值12'!G25,'漁業生產量值-漁業種類別魚類別生產量值12'!I25,'漁業生產量值-漁業種類別魚類別生產量值12'!K25,'漁業生產量值-漁業種類別魚類別生產量值12'!M25,'漁業生產量值-漁業種類別魚類別生產量值12'!O25,'漁業生產量值-漁業種類別魚類別生產量值13'!C25,'漁業生產量值-漁業種類別魚類別生產量值13'!E25,'漁業生產量值-漁業種類別魚類別生產量值13'!G25))" table:style-name="ce19">
            <text:p>-</text:p>
          </table:table-cell>
          <table:table-cell office:value-type="string" office:string-value="-" table:formula="msoxl:=IF(SUM(P25,'漁業生產量值-漁業種類別魚類別生產量值12'!D25,'漁業生產量值-漁業種類別魚類別生產量值12'!F25,'漁業生產量值-漁業種類別魚類別生產量值12'!H25,'漁業生產量值-漁業種類別魚類別生產量值12'!J25,'漁業生產量值-漁業種類別魚類別生產量值12'!L25,'漁業生產量值-漁業種類別魚類別生產量值12'!N25,'漁業生產量值-漁業種類別魚類別生產量值12'!P25,'漁業生產量值-漁業種類別魚類別生產量值13'!D25,'漁業生產量值-漁業種類別魚類別生產量值13'!F25,'漁業生產量值-漁業種類別魚類別生產量值13'!H25)=0,&quot;-&quot;,SUM(P25,'漁業生產量值-漁業種類別魚類別生產量值12'!D25,'漁業生產量值-漁業種類別魚類別生產量值12'!F25,'漁業生產量值-漁業種類別魚類別生產量值12'!H25,'漁業生產量值-漁業種類別魚類別生產量值12'!J25,'漁業生產量值-漁業種類別魚類別生產量值12'!L25,'漁業生產量值-漁業種類別魚類別生產量值12'!N25,'漁業生產量值-漁業種類別魚類別生產量值12'!P25,'漁業生產量值-漁業種類別魚類別生產量值13'!D25,'漁業生產量值-漁業種類別魚類別生產量值13'!F25,'漁業生產量值-漁業種類別魚類別生產量值13'!H2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26,I26,K26)=0,&quot;-&quot;,SUM(G26,I26,K26))" table:style-name="ce19">
            <text:p>-</text:p>
          </table:table-cell>
          <table:table-cell office:value-type="string" office:string-value="-" table:formula="msoxl:=IF(SUM(H26,J26,L26)=0,&quot;-&quot;,SUM(H26,J26,L2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26,'漁業生產量值-漁業種類別魚類別生產量值12'!C26,'漁業生產量值-漁業種類別魚類別生產量值12'!E26,'漁業生產量值-漁業種類別魚類別生產量值12'!G26,'漁業生產量值-漁業種類別魚類別生產量值12'!I26,'漁業生產量值-漁業種類別魚類別生產量值12'!K26,'漁業生產量值-漁業種類別魚類別生產量值12'!M26,'漁業生產量值-漁業種類別魚類別生產量值12'!O26,'漁業生產量值-漁業種類別魚類別生產量值13'!C26,'漁業生產量值-漁業種類別魚類別生產量值13'!E26,'漁業生產量值-漁業種類別魚類別生產量值13'!G26)=0,&quot;-&quot;,SUM(O26,'漁業生產量值-漁業種類別魚類別生產量值12'!C26,'漁業生產量值-漁業種類別魚類別生產量值12'!E26,'漁業生產量值-漁業種類別魚類別生產量值12'!G26,'漁業生產量值-漁業種類別魚類別生產量值12'!I26,'漁業生產量值-漁業種類別魚類別生產量值12'!K26,'漁業生產量值-漁業種類別魚類別生產量值12'!M26,'漁業生產量值-漁業種類別魚類別生產量值12'!O26,'漁業生產量值-漁業種類別魚類別生產量值13'!C26,'漁業生產量值-漁業種類別魚類別生產量值13'!E26,'漁業生產量值-漁業種類別魚類別生產量值13'!G26))" table:style-name="ce19">
            <text:p>-</text:p>
          </table:table-cell>
          <table:table-cell office:value-type="string" office:string-value="-" table:formula="msoxl:=IF(SUM(P26,'漁業生產量值-漁業種類別魚類別生產量值12'!D26,'漁業生產量值-漁業種類別魚類別生產量值12'!F26,'漁業生產量值-漁業種類別魚類別生產量值12'!H26,'漁業生產量值-漁業種類別魚類別生產量值12'!J26,'漁業生產量值-漁業種類別魚類別生產量值12'!L26,'漁業生產量值-漁業種類別魚類別生產量值12'!N26,'漁業生產量值-漁業種類別魚類別生產量值12'!P26,'漁業生產量值-漁業種類別魚類別生產量值13'!D26,'漁業生產量值-漁業種類別魚類別生產量值13'!F26,'漁業生產量值-漁業種類別魚類別生產量值13'!H26)=0,&quot;-&quot;,SUM(P26,'漁業生產量值-漁業種類別魚類別生產量值12'!D26,'漁業生產量值-漁業種類別魚類別生產量值12'!F26,'漁業生產量值-漁業種類別魚類別生產量值12'!H26,'漁業生產量值-漁業種類別魚類別生產量值12'!J26,'漁業生產量值-漁業種類別魚類別生產量值12'!L26,'漁業生產量值-漁業種類別魚類別生產量值12'!N26,'漁業生產量值-漁業種類別魚類別生產量值12'!P26,'漁業生產量值-漁業種類別魚類別生產量值13'!D26,'漁業生產量值-漁業種類別魚類別生產量值13'!F26,'漁業生產量值-漁業種類別魚類別生產量值13'!H2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float" office:value="67.983459999999994" table:style-name="ce54">
            <text:p>68<text:s/></text:p>
          </table:table-cell>
          <table:table-cell office:value-type="float" office:value="5060.41554" table:style-name="ce54">
            <text:p>5,060<text:s/></text:p>
          </table:table-cell>
          <table:table-cell office:value-type="string" office:string-value="-" table:formula="msoxl:=IF(SUM(G27,I27,K27)=0,&quot;-&quot;,SUM(G27,I27,K27))" table:style-name="ce19">
            <text:p>-</text:p>
          </table:table-cell>
          <table:table-cell office:value-type="string" office:string-value="-" table:formula="msoxl:=IF(SUM(H27,J27,L27)=0,&quot;-&quot;,SUM(H27,J27,L2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27,'漁業生產量值-漁業種類別魚類別生產量值12'!C27,'漁業生產量值-漁業種類別魚類別生產量值12'!E27,'漁業生產量值-漁業種類別魚類別生產量值12'!G27,'漁業生產量值-漁業種類別魚類別生產量值12'!I27,'漁業生產量值-漁業種類別魚類別生產量值12'!K27,'漁業生產量值-漁業種類別魚類別生產量值12'!M27,'漁業生產量值-漁業種類別魚類別生產量值12'!O27,'漁業生產量值-漁業種類別魚類別生產量值13'!C27,'漁業生產量值-漁業種類別魚類別生產量值13'!E27,'漁業生產量值-漁業種類別魚類別生產量值13'!G27)=0,&quot;-&quot;,SUM(O27,'漁業生產量值-漁業種類別魚類別生產量值12'!C27,'漁業生產量值-漁業種類別魚類別生產量值12'!E27,'漁業生產量值-漁業種類別魚類別生產量值12'!G27,'漁業生產量值-漁業種類別魚類別生產量值12'!I27,'漁業生產量值-漁業種類別魚類別生產量值12'!K27,'漁業生產量值-漁業種類別魚類別生產量值12'!M27,'漁業生產量值-漁業種類別魚類別生產量值12'!O27,'漁業生產量值-漁業種類別魚類別生產量值13'!C27,'漁業生產量值-漁業種類別魚類別生產量值13'!E27,'漁業生產量值-漁業種類別魚類別生產量值13'!G27))" table:style-name="ce19">
            <text:p>-</text:p>
          </table:table-cell>
          <table:table-cell office:value-type="string" office:string-value="-" table:formula="msoxl:=IF(SUM(P27,'漁業生產量值-漁業種類別魚類別生產量值12'!D27,'漁業生產量值-漁業種類別魚類別生產量值12'!F27,'漁業生產量值-漁業種類別魚類別生產量值12'!H27,'漁業生產量值-漁業種類別魚類別生產量值12'!J27,'漁業生產量值-漁業種類別魚類別生產量值12'!L27,'漁業生產量值-漁業種類別魚類別生產量值12'!N27,'漁業生產量值-漁業種類別魚類別生產量值12'!P27,'漁業生產量值-漁業種類別魚類別生產量值13'!D27,'漁業生產量值-漁業種類別魚類別生產量值13'!F27,'漁業生產量值-漁業種類別魚類別生產量值13'!H27)=0,&quot;-&quot;,SUM(P27,'漁業生產量值-漁業種類別魚類別生產量值12'!D27,'漁業生產量值-漁業種類別魚類別生產量值12'!F27,'漁業生產量值-漁業種類別魚類別生產量值12'!H27,'漁業生產量值-漁業種類別魚類別生產量值12'!J27,'漁業生產量值-漁業種類別魚類別生產量值12'!L27,'漁業生產量值-漁業種類別魚類別生產量值12'!N27,'漁業生產量值-漁業種類別魚類別生產量值12'!P27,'漁業生產量值-漁業種類別魚類別生產量值13'!D27,'漁業生產量值-漁業種類別魚類別生產量值13'!F27,'漁業生產量值-漁業種類別魚類別生產量值13'!H2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400.72863999999998" table:style-name="ce54">
            <text:p>401<text:s/></text:p>
          </table:table-cell>
          <table:table-cell office:value-type="float" office:value="33652.540679999998" table:style-name="ce54">
            <text:p>33,653<text:s/></text:p>
          </table:table-cell>
          <table:table-cell office:value-type="string" office:string-value="-" table:formula="msoxl:=IF(SUM(G28,I28,K28)=0,&quot;-&quot;,SUM(G28,I28,K28))" table:style-name="ce19">
            <text:p>-</text:p>
          </table:table-cell>
          <table:table-cell office:value-type="string" office:string-value="-" table:formula="msoxl:=IF(SUM(H28,J28,L28)=0,&quot;-&quot;,SUM(H28,J28,L2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28,'漁業生產量值-漁業種類別魚類別生產量值12'!C28,'漁業生產量值-漁業種類別魚類別生產量值12'!E28,'漁業生產量值-漁業種類別魚類別生產量值12'!G28,'漁業生產量值-漁業種類別魚類別生產量值12'!I28,'漁業生產量值-漁業種類別魚類別生產量值12'!K28,'漁業生產量值-漁業種類別魚類別生產量值12'!M28,'漁業生產量值-漁業種類別魚類別生產量值12'!O28,'漁業生產量值-漁業種類別魚類別生產量值13'!C28,'漁業生產量值-漁業種類別魚類別生產量值13'!E28,'漁業生產量值-漁業種類別魚類別生產量值13'!G28)=0,&quot;-&quot;,SUM(O28,'漁業生產量值-漁業種類別魚類別生產量值12'!C28,'漁業生產量值-漁業種類別魚類別生產量值12'!E28,'漁業生產量值-漁業種類別魚類別生產量值12'!G28,'漁業生產量值-漁業種類別魚類別生產量值12'!I28,'漁業生產量值-漁業種類別魚類別生產量值12'!K28,'漁業生產量值-漁業種類別魚類別生產量值12'!M28,'漁業生產量值-漁業種類別魚類別生產量值12'!O28,'漁業生產量值-漁業種類別魚類別生產量值13'!C28,'漁業生產量值-漁業種類別魚類別生產量值13'!E28,'漁業生產量值-漁業種類別魚類別生產量值13'!G28))" table:style-name="ce19">
            <text:p>-</text:p>
          </table:table-cell>
          <table:table-cell office:value-type="string" office:string-value="-" table:formula="msoxl:=IF(SUM(P28,'漁業生產量值-漁業種類別魚類別生產量值12'!D28,'漁業生產量值-漁業種類別魚類別生產量值12'!F28,'漁業生產量值-漁業種類別魚類別生產量值12'!H28,'漁業生產量值-漁業種類別魚類別生產量值12'!J28,'漁業生產量值-漁業種類別魚類別生產量值12'!L28,'漁業生產量值-漁業種類別魚類別生產量值12'!N28,'漁業生產量值-漁業種類別魚類別生產量值12'!P28,'漁業生產量值-漁業種類別魚類別生產量值13'!D28,'漁業生產量值-漁業種類別魚類別生產量值13'!F28,'漁業生產量值-漁業種類別魚類別生產量值13'!H28)=0,&quot;-&quot;,SUM(P28,'漁業生產量值-漁業種類別魚類別生產量值12'!D28,'漁業生產量值-漁業種類別魚類別生產量值12'!F28,'漁業生產量值-漁業種類別魚類別生產量值12'!H28,'漁業生產量值-漁業種類別魚類別生產量值12'!J28,'漁業生產量值-漁業種類別魚類別生產量值12'!L28,'漁業生產量值-漁業種類別魚類別生產量值12'!N28,'漁業生產量值-漁業種類別魚類別生產量值12'!P28,'漁業生產量值-漁業種類別魚類別生產量值13'!D28,'漁業生產量值-漁業種類別魚類別生產量值13'!F28,'漁業生產量值-漁業種類別魚類別生產量值13'!H2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29,I29,K29)=0,&quot;-&quot;,SUM(G29,I29,K29))" table:style-name="ce19">
            <text:p>-</text:p>
          </table:table-cell>
          <table:table-cell office:value-type="string" office:string-value="-" table:formula="msoxl:=IF(SUM(H29,J29,L29)=0,&quot;-&quot;,SUM(H29,J29,L2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29,'漁業生產量值-漁業種類別魚類別生產量值12'!C29,'漁業生產量值-漁業種類別魚類別生產量值12'!E29,'漁業生產量值-漁業種類別魚類別生產量值12'!G29,'漁業生產量值-漁業種類別魚類別生產量值12'!I29,'漁業生產量值-漁業種類別魚類別生產量值12'!K29,'漁業生產量值-漁業種類別魚類別生產量值12'!M29,'漁業生產量值-漁業種類別魚類別生產量值12'!O29,'漁業生產量值-漁業種類別魚類別生產量值13'!C29,'漁業生產量值-漁業種類別魚類別生產量值13'!E29,'漁業生產量值-漁業種類別魚類別生產量值13'!G29)=0,&quot;-&quot;,SUM(O29,'漁業生產量值-漁業種類別魚類別生產量值12'!C29,'漁業生產量值-漁業種類別魚類別生產量值12'!E29,'漁業生產量值-漁業種類別魚類別生產量值12'!G29,'漁業生產量值-漁業種類別魚類別生產量值12'!I29,'漁業生產量值-漁業種類別魚類別生產量值12'!K29,'漁業生產量值-漁業種類別魚類別生產量值12'!M29,'漁業生產量值-漁業種類別魚類別生產量值12'!O29,'漁業生產量值-漁業種類別魚類別生產量值13'!C29,'漁業生產量值-漁業種類別魚類別生產量值13'!E29,'漁業生產量值-漁業種類別魚類別生產量值13'!G29))" table:style-name="ce19">
            <text:p>-</text:p>
          </table:table-cell>
          <table:table-cell office:value-type="string" office:string-value="-" table:formula="msoxl:=IF(SUM(P29,'漁業生產量值-漁業種類別魚類別生產量值12'!D29,'漁業生產量值-漁業種類別魚類別生產量值12'!F29,'漁業生產量值-漁業種類別魚類別生產量值12'!H29,'漁業生產量值-漁業種類別魚類別生產量值12'!J29,'漁業生產量值-漁業種類別魚類別生產量值12'!L29,'漁業生產量值-漁業種類別魚類別生產量值12'!N29,'漁業生產量值-漁業種類別魚類別生產量值12'!P29,'漁業生產量值-漁業種類別魚類別生產量值13'!D29,'漁業生產量值-漁業種類別魚類別生產量值13'!F29,'漁業生產量值-漁業種類別魚類別生產量值13'!H29)=0,&quot;-&quot;,SUM(P29,'漁業生產量值-漁業種類別魚類別生產量值12'!D29,'漁業生產量值-漁業種類別魚類別生產量值12'!F29,'漁業生產量值-漁業種類別魚類別生產量值12'!H29,'漁業生產量值-漁業種類別魚類別生產量值12'!J29,'漁業生產量值-漁業種類別魚類別生產量值12'!L29,'漁業生產量值-漁業種類別魚類別生產量值12'!N29,'漁業生產量值-漁業種類別魚類別生產量值12'!P29,'漁業生產量值-漁業種類別魚類別生產量值13'!D29,'漁業生產量值-漁業種類別魚類別生產量值13'!F29,'漁業生產量值-漁業種類別魚類別生產量值13'!H2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float" office:value="713.24697000000003" table:style-name="ce54">
            <text:p>713<text:s/></text:p>
          </table:table-cell>
          <table:table-cell office:value-type="float" office:value="145588.93012999999" table:style-name="ce54">
            <text:p>145,589<text:s/></text:p>
          </table:table-cell>
          <table:table-cell office:value-type="float" office:value="10.18" table:formula="msoxl:=IF(SUM(G30,I30,K30)=0,&quot;-&quot;,SUM(G30,I30,K30))" table:style-name="ce19">
            <text:p>10<text:s/></text:p>
          </table:table-cell>
          <table:table-cell office:value-type="float" office:value="2376.6999999999998" table:formula="msoxl:=IF(SUM(H30,J30,L30)=0,&quot;-&quot;,SUM(H30,J30,L30))" table:style-name="ce19">
            <text:p>2,377<text:s/></text:p>
          </table:table-cell>
          <table:table-cell office:value-type="float" office:value="3.2" table:style-name="ce54">
            <text:p>3<text:s/></text:p>
          </table:table-cell>
          <table:table-cell office:value-type="float" office:value="1040" table:style-name="ce54">
            <text:p>1,040<text:s/></text:p>
          </table:table-cell>
          <table:table-cell office:value-type="float" office:value="6.98" table:style-name="ce54">
            <text:p>7<text:s/></text:p>
          </table:table-cell>
          <table:table-cell office:value-type="float" office:value="1336.7" table:style-name="ce54">
            <text:p>1,33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30,'漁業生產量值-漁業種類別魚類別生產量值12'!C30,'漁業生產量值-漁業種類別魚類別生產量值12'!E30,'漁業生產量值-漁業種類別魚類別生產量值12'!G30,'漁業生產量值-漁業種類別魚類別生產量值12'!I30,'漁業生產量值-漁業種類別魚類別生產量值12'!K30,'漁業生產量值-漁業種類別魚類別生產量值12'!M30,'漁業生產量值-漁業種類別魚類別生產量值12'!O30,'漁業生產量值-漁業種類別魚類別生產量值13'!C30,'漁業生產量值-漁業種類別魚類別生產量值13'!E30,'漁業生產量值-漁業種類別魚類別生產量值13'!G30)=0,&quot;-&quot;,SUM(O30,'漁業生產量值-漁業種類別魚類別生產量值12'!C30,'漁業生產量值-漁業種類別魚類別生產量值12'!E30,'漁業生產量值-漁業種類別魚類別生產量值12'!G30,'漁業生產量值-漁業種類別魚類別生產量值12'!I30,'漁業生產量值-漁業種類別魚類別生產量值12'!K30,'漁業生產量值-漁業種類別魚類別生產量值12'!M30,'漁業生產量值-漁業種類別魚類別生產量值12'!O30,'漁業生產量值-漁業種類別魚類別生產量值13'!C30,'漁業生產量值-漁業種類別魚類別生產量值13'!E30,'漁業生產量值-漁業種類別魚類別生產量值13'!G30))" table:style-name="ce19">
            <text:p>-</text:p>
          </table:table-cell>
          <table:table-cell office:value-type="string" office:string-value="-" table:formula="msoxl:=IF(SUM(P30,'漁業生產量值-漁業種類別魚類別生產量值12'!D30,'漁業生產量值-漁業種類別魚類別生產量值12'!F30,'漁業生產量值-漁業種類別魚類別生產量值12'!H30,'漁業生產量值-漁業種類別魚類別生產量值12'!J30,'漁業生產量值-漁業種類別魚類別生產量值12'!L30,'漁業生產量值-漁業種類別魚類別生產量值12'!N30,'漁業生產量值-漁業種類別魚類別生產量值12'!P30,'漁業生產量值-漁業種類別魚類別生產量值13'!D30,'漁業生產量值-漁業種類別魚類別生產量值13'!F30,'漁業生產量值-漁業種類別魚類別生產量值13'!H30)=0,&quot;-&quot;,SUM(P30,'漁業生產量值-漁業種類別魚類別生產量值12'!D30,'漁業生產量值-漁業種類別魚類別生產量值12'!F30,'漁業生產量值-漁業種類別魚類別生產量值12'!H30,'漁業生產量值-漁業種類別魚類別生產量值12'!J30,'漁業生產量值-漁業種類別魚類別生產量值12'!L30,'漁業生產量值-漁業種類別魚類別生產量值12'!N30,'漁業生產量值-漁業種類別魚類別生產量值12'!P30,'漁業生產量值-漁業種類別魚類別生產量值13'!D30,'漁業生產量值-漁業種類別魚類別生產量值13'!F30,'漁業生產量值-漁業種類別魚類別生產量值13'!H3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31,I31,K31)=0,&quot;-&quot;,SUM(G31,I31,K31))" table:style-name="ce19">
            <text:p>-</text:p>
          </table:table-cell>
          <table:table-cell office:value-type="string" office:string-value="-" table:formula="msoxl:=IF(SUM(H31,J31,L31)=0,&quot;-&quot;,SUM(H31,J31,L3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31,'漁業生產量值-漁業種類別魚類別生產量值12'!C31,'漁業生產量值-漁業種類別魚類別生產量值12'!E31,'漁業生產量值-漁業種類別魚類別生產量值12'!G31,'漁業生產量值-漁業種類別魚類別生產量值12'!I31,'漁業生產量值-漁業種類別魚類別生產量值12'!K31,'漁業生產量值-漁業種類別魚類別生產量值12'!M31,'漁業生產量值-漁業種類別魚類別生產量值12'!O31,'漁業生產量值-漁業種類別魚類別生產量值13'!C31,'漁業生產量值-漁業種類別魚類別生產量值13'!E31,'漁業生產量值-漁業種類別魚類別生產量值13'!G31)=0,&quot;-&quot;,SUM(O31,'漁業生產量值-漁業種類別魚類別生產量值12'!C31,'漁業生產量值-漁業種類別魚類別生產量值12'!E31,'漁業生產量值-漁業種類別魚類別生產量值12'!G31,'漁業生產量值-漁業種類別魚類別生產量值12'!I31,'漁業生產量值-漁業種類別魚類別生產量值12'!K31,'漁業生產量值-漁業種類別魚類別生產量值12'!M31,'漁業生產量值-漁業種類別魚類別生產量值12'!O31,'漁業生產量值-漁業種類別魚類別生產量值13'!C31,'漁業生產量值-漁業種類別魚類別生產量值13'!E31,'漁業生產量值-漁業種類別魚類別生產量值13'!G31))" table:style-name="ce19">
            <text:p>-</text:p>
          </table:table-cell>
          <table:table-cell office:value-type="string" office:string-value="-" table:formula="msoxl:=IF(SUM(P31,'漁業生產量值-漁業種類別魚類別生產量值12'!D31,'漁業生產量值-漁業種類別魚類別生產量值12'!F31,'漁業生產量值-漁業種類別魚類別生產量值12'!H31,'漁業生產量值-漁業種類別魚類別生產量值12'!J31,'漁業生產量值-漁業種類別魚類別生產量值12'!L31,'漁業生產量值-漁業種類別魚類別生產量值12'!N31,'漁業生產量值-漁業種類別魚類別生產量值12'!P31,'漁業生產量值-漁業種類別魚類別生產量值13'!D31,'漁業生產量值-漁業種類別魚類別生產量值13'!F31,'漁業生產量值-漁業種類別魚類別生產量值13'!H31)=0,&quot;-&quot;,SUM(P31,'漁業生產量值-漁業種類別魚類別生產量值12'!D31,'漁業生產量值-漁業種類別魚類別生產量值12'!F31,'漁業生產量值-漁業種類別魚類別生產量值12'!H31,'漁業生產量值-漁業種類別魚類別生產量值12'!J31,'漁業生產量值-漁業種類別魚類別生產量值12'!L31,'漁業生產量值-漁業種類別魚類別生產量值12'!N31,'漁業生產量值-漁業種類別魚類別生產量值12'!P31,'漁業生產量值-漁業種類別魚類別生產量值13'!D31,'漁業生產量值-漁業種類別魚類別生產量值13'!F31,'漁業生產量值-漁業種類別魚類別生產量值13'!H3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32,I32,K32)=0,&quot;-&quot;,SUM(G32,I32,K32))" table:style-name="ce19">
            <text:p>-</text:p>
          </table:table-cell>
          <table:table-cell office:value-type="string" office:string-value="-" table:formula="msoxl:=IF(SUM(H32,J32,L32)=0,&quot;-&quot;,SUM(H32,J32,L3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32,'漁業生產量值-漁業種類別魚類別生產量值12'!C32,'漁業生產量值-漁業種類別魚類別生產量值12'!E32,'漁業生產量值-漁業種類別魚類別生產量值12'!G32,'漁業生產量值-漁業種類別魚類別生產量值12'!I32,'漁業生產量值-漁業種類別魚類別生產量值12'!K32,'漁業生產量值-漁業種類別魚類別生產量值12'!M32,'漁業生產量值-漁業種類別魚類別生產量值12'!O32,'漁業生產量值-漁業種類別魚類別生產量值13'!C32,'漁業生產量值-漁業種類別魚類別生產量值13'!E32,'漁業生產量值-漁業種類別魚類別生產量值13'!G32)=0,&quot;-&quot;,SUM(O32,'漁業生產量值-漁業種類別魚類別生產量值12'!C32,'漁業生產量值-漁業種類別魚類別生產量值12'!E32,'漁業生產量值-漁業種類別魚類別生產量值12'!G32,'漁業生產量值-漁業種類別魚類別生產量值12'!I32,'漁業生產量值-漁業種類別魚類別生產量值12'!K32,'漁業生產量值-漁業種類別魚類別生產量值12'!M32,'漁業生產量值-漁業種類別魚類別生產量值12'!O32,'漁業生產量值-漁業種類別魚類別生產量值13'!C32,'漁業生產量值-漁業種類別魚類別生產量值13'!E32,'漁業生產量值-漁業種類別魚類別生產量值13'!G32))" table:style-name="ce19">
            <text:p>-</text:p>
          </table:table-cell>
          <table:table-cell office:value-type="string" office:string-value="-" table:formula="msoxl:=IF(SUM(P32,'漁業生產量值-漁業種類別魚類別生產量值12'!D32,'漁業生產量值-漁業種類別魚類別生產量值12'!F32,'漁業生產量值-漁業種類別魚類別生產量值12'!H32,'漁業生產量值-漁業種類別魚類別生產量值12'!J32,'漁業生產量值-漁業種類別魚類別生產量值12'!L32,'漁業生產量值-漁業種類別魚類別生產量值12'!N32,'漁業生產量值-漁業種類別魚類別生產量值12'!P32,'漁業生產量值-漁業種類別魚類別生產量值13'!D32,'漁業生產量值-漁業種類別魚類別生產量值13'!F32,'漁業生產量值-漁業種類別魚類別生產量值13'!H32)=0,&quot;-&quot;,SUM(P32,'漁業生產量值-漁業種類別魚類別生產量值12'!D32,'漁業生產量值-漁業種類別魚類別生產量值12'!F32,'漁業生產量值-漁業種類別魚類別生產量值12'!H32,'漁業生產量值-漁業種類別魚類別生產量值12'!J32,'漁業生產量值-漁業種類別魚類別生產量值12'!L32,'漁業生產量值-漁業種類別魚類別生產量值12'!N32,'漁業生產量值-漁業種類別魚類別生產量值12'!P32,'漁業生產量值-漁業種類別魚類別生產量值13'!D32,'漁業生產量值-漁業種類別魚類別生產量值13'!F32,'漁業生產量值-漁業種類別魚類別生產量值13'!H3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33,I33,K33)=0,&quot;-&quot;,SUM(G33,I33,K33))" table:style-name="ce19">
            <text:p>-</text:p>
          </table:table-cell>
          <table:table-cell office:value-type="string" office:string-value="-" table:formula="msoxl:=IF(SUM(H33,J33,L33)=0,&quot;-&quot;,SUM(H33,J33,L3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33,'漁業生產量值-漁業種類別魚類別生產量值12'!C33,'漁業生產量值-漁業種類別魚類別生產量值12'!E33,'漁業生產量值-漁業種類別魚類別生產量值12'!G33,'漁業生產量值-漁業種類別魚類別生產量值12'!I33,'漁業生產量值-漁業種類別魚類別生產量值12'!K33,'漁業生產量值-漁業種類別魚類別生產量值12'!M33,'漁業生產量值-漁業種類別魚類別生產量值12'!O33,'漁業生產量值-漁業種類別魚類別生產量值13'!C33,'漁業生產量值-漁業種類別魚類別生產量值13'!E33,'漁業生產量值-漁業種類別魚類別生產量值13'!G33)=0,&quot;-&quot;,SUM(O33,'漁業生產量值-漁業種類別魚類別生產量值12'!C33,'漁業生產量值-漁業種類別魚類別生產量值12'!E33,'漁業生產量值-漁業種類別魚類別生產量值12'!G33,'漁業生產量值-漁業種類別魚類別生產量值12'!I33,'漁業生產量值-漁業種類別魚類別生產量值12'!K33,'漁業生產量值-漁業種類別魚類別生產量值12'!M33,'漁業生產量值-漁業種類別魚類別生產量值12'!O33,'漁業生產量值-漁業種類別魚類別生產量值13'!C33,'漁業生產量值-漁業種類別魚類別生產量值13'!E33,'漁業生產量值-漁業種類別魚類別生產量值13'!G33))" table:style-name="ce19">
            <text:p>-</text:p>
          </table:table-cell>
          <table:table-cell office:value-type="string" office:string-value="-" table:formula="msoxl:=IF(SUM(P33,'漁業生產量值-漁業種類別魚類別生產量值12'!D33,'漁業生產量值-漁業種類別魚類別生產量值12'!F33,'漁業生產量值-漁業種類別魚類別生產量值12'!H33,'漁業生產量值-漁業種類別魚類別生產量值12'!J33,'漁業生產量值-漁業種類別魚類別生產量值12'!L33,'漁業生產量值-漁業種類別魚類別生產量值12'!N33,'漁業生產量值-漁業種類別魚類別生產量值12'!P33,'漁業生產量值-漁業種類別魚類別生產量值13'!D33,'漁業生產量值-漁業種類別魚類別生產量值13'!F33,'漁業生產量值-漁業種類別魚類別生產量值13'!H33)=0,&quot;-&quot;,SUM(P33,'漁業生產量值-漁業種類別魚類別生產量值12'!D33,'漁業生產量值-漁業種類別魚類別生產量值12'!F33,'漁業生產量值-漁業種類別魚類別生產量值12'!H33,'漁業生產量值-漁業種類別魚類別生產量值12'!J33,'漁業生產量值-漁業種類別魚類別生產量值12'!L33,'漁業生產量值-漁業種類別魚類別生產量值12'!N33,'漁業生產量值-漁業種類別魚類別生產量值12'!P33,'漁業生產量值-漁業種類別魚類別生產量值13'!D33,'漁業生產量值-漁業種類別魚類別生產量值13'!F33,'漁業生產量值-漁業種類別魚類別生產量值13'!H3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float" office:value="720.66700000000003" table:style-name="ce54">
            <text:p>721<text:s/></text:p>
          </table:table-cell>
          <table:table-cell office:value-type="float" office:value="86394.866909999997" table:style-name="ce54">
            <text:p>86,395<text:s/></text:p>
          </table:table-cell>
          <table:table-cell office:value-type="float" office:value="18.917999999999999" table:formula="msoxl:=IF(SUM(G34,I34,K34)=0,&quot;-&quot;,SUM(G34,I34,K34))" table:style-name="ce19">
            <text:p>19<text:s/></text:p>
          </table:table-cell>
          <table:table-cell office:value-type="float" office:value="4083.2660000000001" table:formula="msoxl:=IF(SUM(H34,J34,L34)=0,&quot;-&quot;,SUM(H34,J34,L34))" table:style-name="ce19">
            <text:p>4,08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8.917999999999999" table:style-name="ce54">
            <text:p>19<text:s/></text:p>
          </table:table-cell>
          <table:table-cell office:value-type="float" office:value="4083.2660000000001" table:style-name="ce54">
            <text:p>4,08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34,'漁業生產量值-漁業種類別魚類別生產量值12'!C34,'漁業生產量值-漁業種類別魚類別生產量值12'!E34,'漁業生產量值-漁業種類別魚類別生產量值12'!G34,'漁業生產量值-漁業種類別魚類別生產量值12'!I34,'漁業生產量值-漁業種類別魚類別生產量值12'!K34,'漁業生產量值-漁業種類別魚類別生產量值12'!M34,'漁業生產量值-漁業種類別魚類別生產量值12'!O34,'漁業生產量值-漁業種類別魚類別生產量值13'!C34,'漁業生產量值-漁業種類別魚類別生產量值13'!E34,'漁業生產量值-漁業種類別魚類別生產量值13'!G34)=0,&quot;-&quot;,SUM(O34,'漁業生產量值-漁業種類別魚類別生產量值12'!C34,'漁業生產量值-漁業種類別魚類別生產量值12'!E34,'漁業生產量值-漁業種類別魚類別生產量值12'!G34,'漁業生產量值-漁業種類別魚類別生產量值12'!I34,'漁業生產量值-漁業種類別魚類別生產量值12'!K34,'漁業生產量值-漁業種類別魚類別生產量值12'!M34,'漁業生產量值-漁業種類別魚類別生產量值12'!O34,'漁業生產量值-漁業種類別魚類別生產量值13'!C34,'漁業生產量值-漁業種類別魚類別生產量值13'!E34,'漁業生產量值-漁業種類別魚類別生產量值13'!G34))" table:style-name="ce19">
            <text:p>-</text:p>
          </table:table-cell>
          <table:table-cell office:value-type="string" office:string-value="-" table:formula="msoxl:=IF(SUM(P34,'漁業生產量值-漁業種類別魚類別生產量值12'!D34,'漁業生產量值-漁業種類別魚類別生產量值12'!F34,'漁業生產量值-漁業種類別魚類別生產量值12'!H34,'漁業生產量值-漁業種類別魚類別生產量值12'!J34,'漁業生產量值-漁業種類別魚類別生產量值12'!L34,'漁業生產量值-漁業種類別魚類別生產量值12'!N34,'漁業生產量值-漁業種類別魚類別生產量值12'!P34,'漁業生產量值-漁業種類別魚類別生產量值13'!D34,'漁業生產量值-漁業種類別魚類別生產量值13'!F34,'漁業生產量值-漁業種類別魚類別生產量值13'!H34)=0,&quot;-&quot;,SUM(P34,'漁業生產量值-漁業種類別魚類別生產量值12'!D34,'漁業生產量值-漁業種類別魚類別生產量值12'!F34,'漁業生產量值-漁業種類別魚類別生產量值12'!H34,'漁業生產量值-漁業種類別魚類別生產量值12'!J34,'漁業生產量值-漁業種類別魚類別生產量值12'!L34,'漁業生產量值-漁業種類別魚類別生產量值12'!N34,'漁業生產量值-漁業種類別魚類別生產量值12'!P34,'漁業生產量值-漁業種類別魚類別生產量值13'!D34,'漁業生產量值-漁業種類別魚類別生產量值13'!F34,'漁業生產量值-漁業種類別魚類別生產量值13'!H3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float" office:value="13.10797" table:style-name="ce54">
            <text:p>13<text:s/></text:p>
          </table:table-cell>
          <table:table-cell office:value-type="float" office:value="803.86883" table:style-name="ce54">
            <text:p>804<text:s/></text:p>
          </table:table-cell>
          <table:table-cell office:value-type="string" office:string-value="-" table:formula="msoxl:=IF(SUM(G35,I35,K35)=0,&quot;-&quot;,SUM(G35,I35,K35))" table:style-name="ce19">
            <text:p>-</text:p>
          </table:table-cell>
          <table:table-cell office:value-type="string" office:string-value="-" table:formula="msoxl:=IF(SUM(H35,J35,L35)=0,&quot;-&quot;,SUM(H35,J35,L3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96.02499999999998" table:formula="msoxl:=IF(SUM(O35,'漁業生產量值-漁業種類別魚類別生產量值12'!C35,'漁業生產量值-漁業種類別魚類別生產量值12'!E35,'漁業生產量值-漁業種類別魚類別生產量值12'!G35,'漁業生產量值-漁業種類別魚類別生產量值12'!I35,'漁業生產量值-漁業種類別魚類別生產量值12'!K35,'漁業生產量值-漁業種類別魚類別生產量值12'!M35,'漁業生產量值-漁業種類別魚類別生產量值12'!O35,'漁業生產量值-漁業種類別魚類別生產量值13'!C35,'漁業生產量值-漁業種類別魚類別生產量值13'!E35,'漁業生產量值-漁業種類別魚類別生產量值13'!G35)=0,&quot;-&quot;,SUM(O35,'漁業生產量值-漁業種類別魚類別生產量值12'!C35,'漁業生產量值-漁業種類別魚類別生產量值12'!E35,'漁業生產量值-漁業種類別魚類別生產量值12'!G35,'漁業生產量值-漁業種類別魚類別生產量值12'!I35,'漁業生產量值-漁業種類別魚類別生產量值12'!K35,'漁業生產量值-漁業種類別魚類別生產量值12'!M35,'漁業生產量值-漁業種類別魚類別生產量值12'!O35,'漁業生產量值-漁業種類別魚類別生產量值13'!C35,'漁業生產量值-漁業種類別魚類別生產量值13'!E35,'漁業生產量值-漁業種類別魚類別生產量值13'!G35))" table:style-name="ce19">
            <text:p>696<text:s/></text:p>
          </table:table-cell>
          <table:table-cell office:value-type="float" office:value="170700.6" table:formula="msoxl:=IF(SUM(P35,'漁業生產量值-漁業種類別魚類別生產量值12'!D35,'漁業生產量值-漁業種類別魚類別生產量值12'!F35,'漁業生產量值-漁業種類別魚類別生產量值12'!H35,'漁業生產量值-漁業種類別魚類別生產量值12'!J35,'漁業生產量值-漁業種類別魚類別生產量值12'!L35,'漁業生產量值-漁業種類別魚類別生產量值12'!N35,'漁業生產量值-漁業種類別魚類別生產量值12'!P35,'漁業生產量值-漁業種類別魚類別生產量值13'!D35,'漁業生產量值-漁業種類別魚類別生產量值13'!F35,'漁業生產量值-漁業種類別魚類別生產量值13'!H35)=0,&quot;-&quot;,SUM(P35,'漁業生產量值-漁業種類別魚類別生產量值12'!D35,'漁業生產量值-漁業種類別魚類別生產量值12'!F35,'漁業生產量值-漁業種類別魚類別生產量值12'!H35,'漁業生產量值-漁業種類別魚類別生產量值12'!J35,'漁業生產量值-漁業種類別魚類別生產量值12'!L35,'漁業生產量值-漁業種類別魚類別生產量值12'!N35,'漁業生產量值-漁業種類別魚類別生產量值12'!P35,'漁業生產量值-漁業種類別魚類別生產量值13'!D35,'漁業生產量值-漁業種類別魚類別生產量值13'!F35,'漁業生產量值-漁業種類別魚類別生產量值13'!H35))" table:style-name="ce19">
            <text:p>170,70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5168.2635599999994" table:formula="msoxl:=  IF(SUM(C37:C49)=0,&quot;-&quot;,SUM(C37:C49))" table:style-name="ce54">
            <text:p>5,168<text:s/></text:p>
          </table:table-cell>
          <table:table-cell office:value-type="float" office:value="756232.60386999999" table:formula="msoxl:=  IF(SUM(D37:D49)=0,&quot;-&quot;,SUM(D37:D49))" table:style-name="ce54">
            <text:p>756,233<text:s/></text:p>
          </table:table-cell>
          <table:table-cell office:value-type="float" office:value="1688.4169500000003" table:formula="msoxl:=IF(SUM(G36,I36,K36)=0,&quot;-&quot;,SUM(G36,I36,K36))" table:style-name="ce19">
            <text:p>1,688<text:s/></text:p>
          </table:table-cell>
          <table:table-cell office:value-type="float" office:value="257980.81579999998" table:formula="msoxl:=IF(SUM(H36,J36,L36)=0,&quot;-&quot;,SUM(H36,J36,L36))" table:style-name="ce19">
            <text:p>257,981<text:s/></text:p>
          </table:table-cell>
          <table:table-cell office:value-type="float" office:value="7.6375000000000002" table:formula="msoxl:=  IF(SUM(G37:G49)=0,&quot;-&quot;,SUM(G37:G49))" table:style-name="ce54">
            <text:p>8<text:s/></text:p>
          </table:table-cell>
          <table:table-cell office:value-type="float" office:value="1721.8763999999999" table:formula="msoxl:=  IF(SUM(H37:H49)=0,&quot;-&quot;,SUM(H37:H49))" table:style-name="ce54">
            <text:p>1,722<text:s/></text:p>
          </table:table-cell>
          <table:table-cell office:value-type="float" office:value="1678.1684500000001" table:formula="msoxl:=  IF(SUM(I37:I49)=0,&quot;-&quot;,SUM(I37:I49))" table:style-name="ce54">
            <text:p>1,678<text:s/></text:p>
          </table:table-cell>
          <table:table-cell office:value-type="float" office:value="255585.50855999999" table:formula="msoxl:=  IF(SUM(J37:J49)=0,&quot;-&quot;,SUM(J37:J49))" table:style-name="ce54">
            <text:p>255,586<text:s/></text:p>
          </table:table-cell>
          <table:table-cell office:value-type="float" office:value="2.6109999999999998" table:formula="msoxl:=  IF(SUM(K37:K49)=0,&quot;-&quot;,SUM(K37:K49))" table:style-name="ce54">
            <text:p>3<text:s/></text:p>
          </table:table-cell>
          <table:table-cell office:value-type="float" office:value="673.43083999999999" table:formula="msoxl:=  IF(SUM(L37:L49)=0,&quot;-&quot;,SUM(L37:L49))" table:style-name="ce54">
            <text:p>673<text:s/></text:p>
          </table:table-cell>
          <table:table-cell office:value-type="float" office:value="2570.4492600000003" table:formula="msoxl:=IF(SUM(O36,'漁業生產量值-漁業種類別魚類別生產量值12'!C36,'漁業生產量值-漁業種類別魚類別生產量值12'!E36,'漁業生產量值-漁業種類別魚類別生產量值12'!G36,'漁業生產量值-漁業種類別魚類別生產量值12'!I36,'漁業生產量值-漁業種類別魚類別生產量值12'!K36,'漁業生產量值-漁業種類別魚類別生產量值12'!M36,'漁業生產量值-漁業種類別魚類別生產量值12'!O36,'漁業生產量值-漁業種類別魚類別生產量值13'!C36,'漁業生產量值-漁業種類別魚類別生產量值13'!E36,'漁業生產量值-漁業種類別魚類別生產量值13'!G36)=0,&quot;-&quot;,SUM(O36,'漁業生產量值-漁業種類別魚類別生產量值12'!C36,'漁業生產量值-漁業種類別魚類別生產量值12'!E36,'漁業生產量值-漁業種類別魚類別生產量值12'!G36,'漁業生產量值-漁業種類別魚類別生產量值12'!I36,'漁業生產量值-漁業種類別魚類別生產量值12'!K36,'漁業生產量值-漁業種類別魚類別生產量值12'!M36,'漁業生產量值-漁業種類別魚類別生產量值12'!O36,'漁業生產量值-漁業種類別魚類別生產量值13'!C36,'漁業生產量值-漁業種類別魚類別生產量值13'!E36,'漁業生產量值-漁業種類別魚類別生產量值13'!G36))" table:style-name="ce19">
            <text:p>2,570<text:s/></text:p>
          </table:table-cell>
          <table:table-cell office:value-type="float" office:value="513432.72677000001" table:formula="msoxl:=IF(SUM(P36,'漁業生產量值-漁業種類別魚類別生產量值12'!D36,'漁業生產量值-漁業種類別魚類別生產量值12'!F36,'漁業生產量值-漁業種類別魚類別生產量值12'!H36,'漁業生產量值-漁業種類別魚類別生產量值12'!J36,'漁業生產量值-漁業種類別魚類別生產量值12'!L36,'漁業生產量值-漁業種類別魚類別生產量值12'!N36,'漁業生產量值-漁業種類別魚類別生產量值12'!P36,'漁業生產量值-漁業種類別魚類別生產量值13'!D36,'漁業生產量值-漁業種類別魚類別生產量值13'!F36,'漁業生產量值-漁業種類別魚類別生產量值13'!H36)=0,&quot;-&quot;,SUM(P36,'漁業生產量值-漁業種類別魚類別生產量值12'!D36,'漁業生產量值-漁業種類別魚類別生產量值12'!F36,'漁業生產量值-漁業種類別魚類別生產量值12'!H36,'漁業生產量值-漁業種類別魚類別生產量值12'!J36,'漁業生產量值-漁業種類別魚類別生產量值12'!L36,'漁業生產量值-漁業種類別魚類別生產量值12'!N36,'漁業生產量值-漁業種類別魚類別生產量值12'!P36,'漁業生產量值-漁業種類別魚類別生產量值13'!D36,'漁業生產量值-漁業種類別魚類別生產量值13'!F36,'漁業生產量值-漁業種類別魚類別生產量值13'!H36))" table:style-name="ce19">
            <text:p>513,433<text:s/></text:p>
          </table:table-cell>
          <table:table-cell office:value-type="float" office:value="1.1766000000000001" table:formula="msoxl:=  IF(SUM(O37:O49)=0,&quot;-&quot;,SUM(O37:O49))" table:style-name="ce54">
            <text:p>1<text:s/></text:p>
          </table:table-cell>
          <table:table-cell office:value-type="float" office:value="532.17996000000005" table:formula="msoxl:=  IF(SUM(P37:P49)=0,&quot;-&quot;,SUM(P37:P49))" table:style-name="ce54">
            <text:p>53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1735.67506" table:style-name="ce54">
            <text:p>1,736<text:s/></text:p>
          </table:table-cell>
          <table:table-cell office:value-type="float" office:value="149150.55288" table:style-name="ce54">
            <text:p>149,151<text:s/></text:p>
          </table:table-cell>
          <table:table-cell office:value-type="float" office:value="5.9899000000000004" table:formula="msoxl:=IF(SUM(G37,I37,K37)=0,&quot;-&quot;,SUM(G37,I37,K37))" table:style-name="ce19">
            <text:p>6<text:s/></text:p>
          </table:table-cell>
          <table:table-cell office:value-type="float" office:value="842.83910000000003" table:formula="msoxl:=IF(SUM(H37,J37,L37)=0,&quot;-&quot;,SUM(H37,J37,L37))" table:style-name="ce19">
            <text:p>843<text:s/></text:p>
          </table:table-cell>
          <table:table-cell office:value-type="float" office:value="0.1575" table:style-name="ce54">
            <text:p>0<text:s/></text:p>
          </table:table-cell>
          <table:table-cell office:value-type="float" office:value="23.625" table:style-name="ce54">
            <text:p>24<text:s/></text:p>
          </table:table-cell>
          <table:table-cell office:value-type="float" office:value="5.8234000000000004" table:style-name="ce54">
            <text:p>6<text:s/></text:p>
          </table:table-cell>
          <table:table-cell office:value-type="float" office:value="816.8741" table:style-name="ce54">
            <text:p>817<text:s/></text:p>
          </table:table-cell>
          <table:table-cell office:value-type="float" office:value="8.9999999999999993E-3" table:style-name="ce54">
            <text:p>0<text:s/></text:p>
          </table:table-cell>
          <table:table-cell office:value-type="float" office:value="2.34" table:style-name="ce54">
            <text:p>2<text:s/></text:p>
          </table:table-cell>
          <table:table-cell office:value-type="float" office:value="26" table:formula="msoxl:=IF(SUM(O37,'漁業生產量值-漁業種類別魚類別生產量值12'!C37,'漁業生產量值-漁業種類別魚類別生產量值12'!E37,'漁業生產量值-漁業種類別魚類別生產量值12'!G37,'漁業生產量值-漁業種類別魚類別生產量值12'!I37,'漁業生產量值-漁業種類別魚類別生產量值12'!K37,'漁業生產量值-漁業種類別魚類別生產量值12'!M37,'漁業生產量值-漁業種類別魚類別生產量值12'!O37,'漁業生產量值-漁業種類別魚類別生產量值13'!C37,'漁業生產量值-漁業種類別魚類別生產量值13'!E37,'漁業生產量值-漁業種類別魚類別生產量值13'!G37)=0,&quot;-&quot;,SUM(O37,'漁業生產量值-漁業種類別魚類別生產量值12'!C37,'漁業生產量值-漁業種類別魚類別生產量值12'!E37,'漁業生產量值-漁業種類別魚類別生產量值12'!G37,'漁業生產量值-漁業種類別魚類別生產量值12'!I37,'漁業生產量值-漁業種類別魚類別生產量值12'!K37,'漁業生產量值-漁業種類別魚類別生產量值12'!M37,'漁業生產量值-漁業種類別魚類別生產量值12'!O37,'漁業生產量值-漁業種類別魚類別生產量值13'!C37,'漁業生產量值-漁業種類別魚類別生產量值13'!E37,'漁業生產量值-漁業種類別魚類別生產量值13'!G37))" table:style-name="ce19">
            <text:p>26<text:s/></text:p>
          </table:table-cell>
          <table:table-cell office:value-type="float" office:value="3673" table:formula="msoxl:=IF(SUM(P37,'漁業生產量值-漁業種類別魚類別生產量值12'!D37,'漁業生產量值-漁業種類別魚類別生產量值12'!F37,'漁業生產量值-漁業種類別魚類別生產量值12'!H37,'漁業生產量值-漁業種類別魚類別生產量值12'!J37,'漁業生產量值-漁業種類別魚類別生產量值12'!L37,'漁業生產量值-漁業種類別魚類別生產量值12'!N37,'漁業生產量值-漁業種類別魚類別生產量值12'!P37,'漁業生產量值-漁業種類別魚類別生產量值13'!D37,'漁業生產量值-漁業種類別魚類別生產量值13'!F37,'漁業生產量值-漁業種類別魚類別生產量值13'!H37)=0,&quot;-&quot;,SUM(P37,'漁業生產量值-漁業種類別魚類別生產量值12'!D37,'漁業生產量值-漁業種類別魚類別生產量值12'!F37,'漁業生產量值-漁業種類別魚類別生產量值12'!H37,'漁業生產量值-漁業種類別魚類別生產量值12'!J37,'漁業生產量值-漁業種類別魚類別生產量值12'!L37,'漁業生產量值-漁業種類別魚類別生產量值12'!N37,'漁業生產量值-漁業種類別魚類別生產量值12'!P37,'漁業生產量值-漁業種類別魚類別生產量值13'!D37,'漁業生產量值-漁業種類別魚類別生產量值13'!F37,'漁業生產量值-漁業種類別魚類別生產量值13'!H37))" table:style-name="ce19">
            <text:p>3,67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float" office:value="333" table:style-name="ce54">
            <text:p>333<text:s/></text:p>
          </table:table-cell>
          <table:table-cell office:value-type="float" office:value="104895" table:style-name="ce54">
            <text:p>104,895<text:s/></text:p>
          </table:table-cell>
          <table:table-cell office:value-type="string" office:string-value="-" table:formula="msoxl:=IF(SUM(G38,I38,K38)=0,&quot;-&quot;,SUM(G38,I38,K38))" table:style-name="ce19">
            <text:p>-</text:p>
          </table:table-cell>
          <table:table-cell office:value-type="string" office:string-value="-" table:formula="msoxl:=IF(SUM(H38,J38,L38)=0,&quot;-&quot;,SUM(H38,J38,L3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38,'漁業生產量值-漁業種類別魚類別生產量值12'!C38,'漁業生產量值-漁業種類別魚類別生產量值12'!E38,'漁業生產量值-漁業種類別魚類別生產量值12'!G38,'漁業生產量值-漁業種類別魚類別生產量值12'!I38,'漁業生產量值-漁業種類別魚類別生產量值12'!K38,'漁業生產量值-漁業種類別魚類別生產量值12'!M38,'漁業生產量值-漁業種類別魚類別生產量值12'!O38,'漁業生產量值-漁業種類別魚類別生產量值13'!C38,'漁業生產量值-漁業種類別魚類別生產量值13'!E38,'漁業生產量值-漁業種類別魚類別生產量值13'!G38)=0,&quot;-&quot;,SUM(O38,'漁業生產量值-漁業種類別魚類別生產量值12'!C38,'漁業生產量值-漁業種類別魚類別生產量值12'!E38,'漁業生產量值-漁業種類別魚類別生產量值12'!G38,'漁業生產量值-漁業種類別魚類別生產量值12'!I38,'漁業生產量值-漁業種類別魚類別生產量值12'!K38,'漁業生產量值-漁業種類別魚類別生產量值12'!M38,'漁業生產量值-漁業種類別魚類別生產量值12'!O38,'漁業生產量值-漁業種類別魚類別生產量值13'!C38,'漁業生產量值-漁業種類別魚類別生產量值13'!E38,'漁業生產量值-漁業種類別魚類別生產量值13'!G38))" table:style-name="ce19">
            <text:p>-</text:p>
          </table:table-cell>
          <table:table-cell office:value-type="string" office:string-value="-" table:formula="msoxl:=IF(SUM(P38,'漁業生產量值-漁業種類別魚類別生產量值12'!D38,'漁業生產量值-漁業種類別魚類別生產量值12'!F38,'漁業生產量值-漁業種類別魚類別生產量值12'!H38,'漁業生產量值-漁業種類別魚類別生產量值12'!J38,'漁業生產量值-漁業種類別魚類別生產量值12'!L38,'漁業生產量值-漁業種類別魚類別生產量值12'!N38,'漁業生產量值-漁業種類別魚類別生產量值12'!P38,'漁業生產量值-漁業種類別魚類別生產量值13'!D38,'漁業生產量值-漁業種類別魚類別生產量值13'!F38,'漁業生產量值-漁業種類別魚類別生產量值13'!H38)=0,&quot;-&quot;,SUM(P38,'漁業生產量值-漁業種類別魚類別生產量值12'!D38,'漁業生產量值-漁業種類別魚類別生產量值12'!F38,'漁業生產量值-漁業種類別魚類別生產量值12'!H38,'漁業生產量值-漁業種類別魚類別生產量值12'!J38,'漁業生產量值-漁業種類別魚類別生產量值12'!L38,'漁業生產量值-漁業種類別魚類別生產量值12'!N38,'漁業生產量值-漁業種類別魚類別生產量值12'!P38,'漁業生產量值-漁業種類別魚類別生產量值13'!D38,'漁業生產量值-漁業種類別魚類別生產量值13'!F38,'漁業生產量值-漁業種類別魚類別生產量值13'!H3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float" office:value="235.27500000000001" table:style-name="ce54">
            <text:p>235<text:s/></text:p>
          </table:table-cell>
          <table:table-cell office:value-type="float" office:value="16206.605" table:style-name="ce54">
            <text:p>16,207<text:s/></text:p>
          </table:table-cell>
          <table:table-cell office:value-type="float" office:value="1642.5144" table:formula="msoxl:=IF(SUM(G39,I39,K39)=0,&quot;-&quot;,SUM(G39,I39,K39))" table:style-name="ce19">
            <text:p>1,643<text:s/></text:p>
          </table:table-cell>
          <table:table-cell office:value-type="float" office:value="249260.25255999999" table:formula="msoxl:=IF(SUM(H39,J39,L39)=0,&quot;-&quot;,SUM(H39,J39,L39))" table:style-name="ce19">
            <text:p>249,26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642.5144" table:style-name="ce54">
            <text:p>1,643<text:s/></text:p>
          </table:table-cell>
          <table:table-cell office:value-type="float" office:value="249260.25255999999" table:style-name="ce54">
            <text:p>249,26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39,'漁業生產量值-漁業種類別魚類別生產量值12'!C39,'漁業生產量值-漁業種類別魚類別生產量值12'!E39,'漁業生產量值-漁業種類別魚類別生產量值12'!G39,'漁業生產量值-漁業種類別魚類別生產量值12'!I39,'漁業生產量值-漁業種類別魚類別生產量值12'!K39,'漁業生產量值-漁業種類別魚類別生產量值12'!M39,'漁業生產量值-漁業種類別魚類別生產量值12'!O39,'漁業生產量值-漁業種類別魚類別生產量值13'!C39,'漁業生產量值-漁業種類別魚類別生產量值13'!E39,'漁業生產量值-漁業種類別魚類別生產量值13'!G39)=0,&quot;-&quot;,SUM(O39,'漁業生產量值-漁業種類別魚類別生產量值12'!C39,'漁業生產量值-漁業種類別魚類別生產量值12'!E39,'漁業生產量值-漁業種類別魚類別生產量值12'!G39,'漁業生產量值-漁業種類別魚類別生產量值12'!I39,'漁業生產量值-漁業種類別魚類別生產量值12'!K39,'漁業生產量值-漁業種類別魚類別生產量值12'!M39,'漁業生產量值-漁業種類別魚類別生產量值12'!O39,'漁業生產量值-漁業種類別魚類別生產量值13'!C39,'漁業生產量值-漁業種類別魚類別生產量值13'!E39,'漁業生產量值-漁業種類別魚類別生產量值13'!G39))" table:style-name="ce19">
            <text:p>-</text:p>
          </table:table-cell>
          <table:table-cell office:value-type="string" office:string-value="-" table:formula="msoxl:=IF(SUM(P39,'漁業生產量值-漁業種類別魚類別生產量值12'!D39,'漁業生產量值-漁業種類別魚類別生產量值12'!F39,'漁業生產量值-漁業種類別魚類別生產量值12'!H39,'漁業生產量值-漁業種類別魚類別生產量值12'!J39,'漁業生產量值-漁業種類別魚類別生產量值12'!L39,'漁業生產量值-漁業種類別魚類別生產量值12'!N39,'漁業生產量值-漁業種類別魚類別生產量值12'!P39,'漁業生產量值-漁業種類別魚類別生產量值13'!D39,'漁業生產量值-漁業種類別魚類別生產量值13'!F39,'漁業生產量值-漁業種類別魚類別生產量值13'!H39)=0,&quot;-&quot;,SUM(P39,'漁業生產量值-漁業種類別魚類別生產量值12'!D39,'漁業生產量值-漁業種類別魚類別生產量值12'!F39,'漁業生產量值-漁業種類別魚類別生產量值12'!H39,'漁業生產量值-漁業種類別魚類別生產量值12'!J39,'漁業生產量值-漁業種類別魚類別生產量值12'!L39,'漁業生產量值-漁業種類別魚類別生產量值12'!N39,'漁業生產量值-漁業種類別魚類別生產量值12'!P39,'漁業生產量值-漁業種類別魚類別生產量值13'!D39,'漁業生產量值-漁業種類別魚類別生產量值13'!F39,'漁業生產量值-漁業種類別魚類別生產量值13'!H3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2076.4599499999999" table:style-name="ce54">
            <text:p>2,076<text:s/></text:p>
          </table:table-cell>
          <table:table-cell office:value-type="float" office:value="399244.14201000001" table:style-name="ce54">
            <text:p>399,244<text:s/></text:p>
          </table:table-cell>
          <table:table-cell office:value-type="float" office:value="8.3000000000000007" table:formula="msoxl:=IF(SUM(G40,I40,K40)=0,&quot;-&quot;,SUM(G40,I40,K40))" table:style-name="ce19">
            <text:p>8<text:s/></text:p>
          </table:table-cell>
          <table:table-cell office:value-type="float" office:value="1589.2614000000001" table:formula="msoxl:=IF(SUM(H40,J40,L40)=0,&quot;-&quot;,SUM(H40,J40,L40))" table:style-name="ce19">
            <text:p>1,589<text:s/></text:p>
          </table:table-cell>
          <table:table-cell office:value-type="float" office:value="6.1660000000000004" table:style-name="ce54">
            <text:p>6<text:s/></text:p>
          </table:table-cell>
          <table:table-cell office:value-type="float" office:value="1272.4333999999999" table:style-name="ce54">
            <text:p>1,272<text:s/></text:p>
          </table:table-cell>
          <table:table-cell office:value-type="float" office:value="2.085" table:style-name="ce54">
            <text:p>2<text:s/></text:p>
          </table:table-cell>
          <table:table-cell office:value-type="float" office:value="314.82740000000001" table:style-name="ce54">
            <text:p>315<text:s/></text:p>
          </table:table-cell>
          <table:table-cell office:value-type="float" office:value="4.9000000000000002E-2" table:style-name="ce54">
            <text:p>0<text:s/></text:p>
          </table:table-cell>
          <table:table-cell office:value-type="float" office:value="2.0005999999999999" table:style-name="ce54">
            <text:p>2<text:s/></text:p>
          </table:table-cell>
          <table:table-cell office:value-type="float" office:value="105.14790000000001" table:formula="msoxl:=IF(SUM(O40,'漁業生產量值-漁業種類別魚類別生產量值12'!C40,'漁業生產量值-漁業種類別魚類別生產量值12'!E40,'漁業生產量值-漁業種類別魚類別生產量值12'!G40,'漁業生產量值-漁業種類別魚類別生產量值12'!I40,'漁業生產量值-漁業種類別魚類別生產量值12'!K40,'漁業生產量值-漁業種類別魚類別生產量值12'!M40,'漁業生產量值-漁業種類別魚類別生產量值12'!O40,'漁業生產量值-漁業種類別魚類別生產量值13'!C40,'漁業生產量值-漁業種類別魚類別生產量值13'!E40,'漁業生產量值-漁業種類別魚類別生產量值13'!G40)=0,&quot;-&quot;,SUM(O40,'漁業生產量值-漁業種類別魚類別生產量值12'!C40,'漁業生產量值-漁業種類別魚類別生產量值12'!E40,'漁業生產量值-漁業種類別魚類別生產量值12'!G40,'漁業生產量值-漁業種類別魚類別生產量值12'!I40,'漁業生產量值-漁業種類別魚類別生產量值12'!K40,'漁業生產量值-漁業種類別魚類別生產量值12'!M40,'漁業生產量值-漁業種類別魚類別生產量值12'!O40,'漁業生產量值-漁業種類別魚類別生產量值13'!C40,'漁業生產量值-漁業種類別魚類別生產量值13'!E40,'漁業生產量值-漁業種類別魚類別生產量值13'!G40))" table:style-name="ce19">
            <text:p>105<text:s/></text:p>
          </table:table-cell>
          <table:table-cell office:value-type="float" office:value="19077.120580000003" table:formula="msoxl:=IF(SUM(P40,'漁業生產量值-漁業種類別魚類別生產量值12'!D40,'漁業生產量值-漁業種類別魚類別生產量值12'!F40,'漁業生產量值-漁業種類別魚類別生產量值12'!H40,'漁業生產量值-漁業種類別魚類別生產量值12'!J40,'漁業生產量值-漁業種類別魚類別生產量值12'!L40,'漁業生產量值-漁業種類別魚類別生產量值12'!N40,'漁業生產量值-漁業種類別魚類別生產量值12'!P40,'漁業生產量值-漁業種類別魚類別生產量值13'!D40,'漁業生產量值-漁業種類別魚類別生產量值13'!F40,'漁業生產量值-漁業種類別魚類別生產量值13'!H40)=0,&quot;-&quot;,SUM(P40,'漁業生產量值-漁業種類別魚類別生產量值12'!D40,'漁業生產量值-漁業種類別魚類別生產量值12'!F40,'漁業生產量值-漁業種類別魚類別生產量值12'!H40,'漁業生產量值-漁業種類別魚類別生產量值12'!J40,'漁業生產量值-漁業種類別魚類別生產量值12'!L40,'漁業生產量值-漁業種類別魚類別生產量值12'!N40,'漁業生產量值-漁業種類別魚類別生產量值12'!P40,'漁業生產量值-漁業種類別魚類別生產量值13'!D40,'漁業生產量值-漁業種類別魚類別生產量值13'!F40,'漁業生產量值-漁業種類別魚類別生產量值13'!H40))" table:style-name="ce19">
            <text:p>19,077<text:s/></text:p>
          </table:table-cell>
          <table:table-cell office:value-type="float" office:value="0.95699999999999996" table:style-name="ce54">
            <text:p>1<text:s/></text:p>
          </table:table-cell>
          <table:table-cell office:value-type="float" office:value="334.95" table:style-name="ce54">
            <text:p>33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float" office:value="33.014800000000001" table:style-name="ce54">
            <text:p>33<text:s/></text:p>
          </table:table-cell>
          <table:table-cell office:value-type="float" office:value="4113.192" table:style-name="ce54">
            <text:p>4,113<text:s/></text:p>
          </table:table-cell>
          <table:table-cell office:value-type="float" office:value="9.6326499999999999" table:formula="msoxl:=IF(SUM(G41,I41,K41)=0,&quot;-&quot;,SUM(G41,I41,K41))" table:style-name="ce19">
            <text:p>10<text:s/></text:p>
          </table:table-cell>
          <table:table-cell office:value-type="float" office:value="2557.1627399999998" table:formula="msoxl:=IF(SUM(H41,J41,L41)=0,&quot;-&quot;,SUM(H41,J41,L41))" table:style-name="ce19">
            <text:p>2,557<text:s/></text:p>
          </table:table-cell>
          <table:table-cell office:value-type="float" office:value="1.4E-2" table:style-name="ce54">
            <text:p>0<text:s/></text:p>
          </table:table-cell>
          <table:table-cell office:value-type="float" office:value="3.3180000000000001" table:style-name="ce54">
            <text:p>3<text:s/></text:p>
          </table:table-cell>
          <table:table-cell office:value-type="float" office:value="7.0656499999999998" table:style-name="ce54">
            <text:p>7<text:s/></text:p>
          </table:table-cell>
          <table:table-cell office:value-type="float" office:value="1884.7545" table:style-name="ce54">
            <text:p>1,885<text:s/></text:p>
          </table:table-cell>
          <table:table-cell office:value-type="float" office:value="2.5529999999999999" table:style-name="ce54">
            <text:p>3<text:s/></text:p>
          </table:table-cell>
          <table:table-cell office:value-type="float" office:value="669.09023999999999" table:style-name="ce54">
            <text:p>669<text:s/></text:p>
          </table:table-cell>
          <table:table-cell office:value-type="float" office:value="1033.2326599999999" table:formula="msoxl:=IF(SUM(O41,'漁業生產量值-漁業種類別魚類別生產量值12'!C41,'漁業生產量值-漁業種類別魚類別生產量值12'!E41,'漁業生產量值-漁業種類別魚類別生產量值12'!G41,'漁業生產量值-漁業種類別魚類別生產量值12'!I41,'漁業生產量值-漁業種類別魚類別生產量值12'!K41,'漁業生產量值-漁業種類別魚類別生產量值12'!M41,'漁業生產量值-漁業種類別魚類別生產量值12'!O41,'漁業生產量值-漁業種類別魚類別生產量值13'!C41,'漁業生產量值-漁業種類別魚類別生產量值13'!E41,'漁業生產量值-漁業種類別魚類別生產量值13'!G41)=0,&quot;-&quot;,SUM(O41,'漁業生產量值-漁業種類別魚類別生產量值12'!C41,'漁業生產量值-漁業種類別魚類別生產量值12'!E41,'漁業生產量值-漁業種類別魚類別生產量值12'!G41,'漁業生產量值-漁業種類別魚類別生產量值12'!I41,'漁業生產量值-漁業種類別魚類別生產量值12'!K41,'漁業生產量值-漁業種類別魚類別生產量值12'!M41,'漁業生產量值-漁業種類別魚類別生產量值12'!O41,'漁業生產量值-漁業種類別魚類別生產量值13'!C41,'漁業生產量值-漁業種類別魚類別生產量值13'!E41,'漁業生產量值-漁業種類別魚類別生產量值13'!G41))" table:style-name="ce19">
            <text:p>1,033<text:s/></text:p>
          </table:table-cell>
          <table:table-cell office:value-type="float" office:value="66384.875069999995" table:formula="msoxl:=IF(SUM(P41,'漁業生產量值-漁業種類別魚類別生產量值12'!D41,'漁業生產量值-漁業種類別魚類別生產量值12'!F41,'漁業生產量值-漁業種類別魚類別生產量值12'!H41,'漁業生產量值-漁業種類別魚類別生產量值12'!J41,'漁業生產量值-漁業種類別魚類別生產量值12'!L41,'漁業生產量值-漁業種類別魚類別生產量值12'!N41,'漁業生產量值-漁業種類別魚類別生產量值12'!P41,'漁業生產量值-漁業種類別魚類別生產量值13'!D41,'漁業生產量值-漁業種類別魚類別生產量值13'!F41,'漁業生產量值-漁業種類別魚類別生產量值13'!H41)=0,&quot;-&quot;,SUM(P41,'漁業生產量值-漁業種類別魚類別生產量值12'!D41,'漁業生產量值-漁業種類別魚類別生產量值12'!F41,'漁業生產量值-漁業種類別魚類別生產量值12'!H41,'漁業生產量值-漁業種類別魚類別生產量值12'!J41,'漁業生產量值-漁業種類別魚類別生產量值12'!L41,'漁業生產量值-漁業種類別魚類別生產量值12'!N41,'漁業生產量值-漁業種類別魚類別生產量值12'!P41,'漁業生產量值-漁業種類別魚類別生產量值13'!D41,'漁業生產量值-漁業種類別魚類別生產量值13'!F41,'漁業生產量值-漁業種類別魚類別生產量值13'!H41))" table:style-name="ce19">
            <text:p>66,385<text:s/></text:p>
          </table:table-cell>
          <table:table-cell office:value-type="float" office:value="8.9999999999999998E-4" table:style-name="ce54">
            <text:p>0<text:s/></text:p>
          </table:table-cell>
          <table:table-cell office:value-type="float" office:value="0.22500000000000001" table:style-name="ce54">
            <text:p>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float" office:value="287.12941999999998" table:style-name="ce54">
            <text:p>287<text:s/></text:p>
          </table:table-cell>
          <table:table-cell office:value-type="float" office:value="26794.0301" table:style-name="ce54">
            <text:p>26,794<text:s/></text:p>
          </table:table-cell>
          <table:table-cell office:value-type="float" office:value="21.98" table:formula="msoxl:=IF(SUM(G42,I42,K42)=0,&quot;-&quot;,SUM(G42,I42,K42))" table:style-name="ce19">
            <text:p>22<text:s/></text:p>
          </table:table-cell>
          <table:table-cell office:value-type="float" office:value="3731.3" table:formula="msoxl:=IF(SUM(H42,J42,L42)=0,&quot;-&quot;,SUM(H42,J42,L42))" table:style-name="ce19">
            <text:p>3,731<text:s/></text:p>
          </table:table-cell>
          <table:table-cell office:value-type="float" office:value="1.3" table:style-name="ce54">
            <text:p>1<text:s/></text:p>
          </table:table-cell>
          <table:table-cell office:value-type="float" office:value="422.5" table:style-name="ce54">
            <text:p>423<text:s/></text:p>
          </table:table-cell>
          <table:table-cell office:value-type="float" office:value="20.68" table:style-name="ce54">
            <text:p>21<text:s/></text:p>
          </table:table-cell>
          <table:table-cell office:value-type="float" office:value="3308.8" table:style-name="ce54">
            <text:p>3,30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42,'漁業生產量值-漁業種類別魚類別生產量值12'!C42,'漁業生產量值-漁業種類別魚類別生產量值12'!E42,'漁業生產量值-漁業種類別魚類別生產量值12'!G42,'漁業生產量值-漁業種類別魚類別生產量值12'!I42,'漁業生產量值-漁業種類別魚類別生產量值12'!K42,'漁業生產量值-漁業種類別魚類別生產量值12'!M42,'漁業生產量值-漁業種類別魚類別生產量值12'!O42,'漁業生產量值-漁業種類別魚類別生產量值13'!C42,'漁業生產量值-漁業種類別魚類別生產量值13'!E42,'漁業生產量值-漁業種類別魚類別生產量值13'!G42)=0,&quot;-&quot;,SUM(O42,'漁業生產量值-漁業種類別魚類別生產量值12'!C42,'漁業生產量值-漁業種類別魚類別生產量值12'!E42,'漁業生產量值-漁業種類別魚類別生產量值12'!G42,'漁業生產量值-漁業種類別魚類別生產量值12'!I42,'漁業生產量值-漁業種類別魚類別生產量值12'!K42,'漁業生產量值-漁業種類別魚類別生產量值12'!M42,'漁業生產量值-漁業種類別魚類別生產量值12'!O42,'漁業生產量值-漁業種類別魚類別生產量值13'!C42,'漁業生產量值-漁業種類別魚類別生產量值13'!E42,'漁業生產量值-漁業種類別魚類別生產量值13'!G42))" table:style-name="ce19">
            <text:p>-</text:p>
          </table:table-cell>
          <table:table-cell office:value-type="string" office:string-value="-" table:formula="msoxl:=IF(SUM(P42,'漁業生產量值-漁業種類別魚類別生產量值12'!D42,'漁業生產量值-漁業種類別魚類別生產量值12'!F42,'漁業生產量值-漁業種類別魚類別生產量值12'!H42,'漁業生產量值-漁業種類別魚類別生產量值12'!J42,'漁業生產量值-漁業種類別魚類別生產量值12'!L42,'漁業生產量值-漁業種類別魚類別生產量值12'!N42,'漁業生產量值-漁業種類別魚類別生產量值12'!P42,'漁業生產量值-漁業種類別魚類別生產量值13'!D42,'漁業生產量值-漁業種類別魚類別生產量值13'!F42,'漁業生產量值-漁業種類別魚類別生產量值13'!H42)=0,&quot;-&quot;,SUM(P42,'漁業生產量值-漁業種類別魚類別生產量值12'!D42,'漁業生產量值-漁業種類別魚類別生產量值12'!F42,'漁業生產量值-漁業種類別魚類別生產量值12'!H42,'漁業生產量值-漁業種類別魚類別生產量值12'!J42,'漁業生產量值-漁業種類別魚類別生產量值12'!L42,'漁業生產量值-漁業種類別魚類別生產量值12'!N42,'漁業生產量值-漁業種類別魚類別生產量值12'!P42,'漁業生產量值-漁業種類別魚類別生產量值13'!D42,'漁業生產量值-漁業種類別魚類別生產量值13'!F42,'漁業生產量值-漁業種類別魚類別生產量值13'!H4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258.91428000000002" table:style-name="ce54">
            <text:p>259<text:s/></text:p>
          </table:table-cell>
          <table:table-cell office:value-type="float" office:value="34249.609080000002" table:style-name="ce54">
            <text:p>34,250<text:s/></text:p>
          </table:table-cell>
          <table:table-cell office:value-type="string" office:string-value="-" table:formula="msoxl:=IF(SUM(G43,I43,K43)=0,&quot;-&quot;,SUM(G43,I43,K43))" table:style-name="ce19">
            <text:p>-</text:p>
          </table:table-cell>
          <table:table-cell office:value-type="string" office:string-value="-" table:formula="msoxl:=IF(SUM(H43,J43,L43)=0,&quot;-&quot;,SUM(H43,J43,L4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43,'漁業生產量值-漁業種類別魚類別生產量值12'!C43,'漁業生產量值-漁業種類別魚類別生產量值12'!E43,'漁業生產量值-漁業種類別魚類別生產量值12'!G43,'漁業生產量值-漁業種類別魚類別生產量值12'!I43,'漁業生產量值-漁業種類別魚類別生產量值12'!K43,'漁業生產量值-漁業種類別魚類別生產量值12'!M43,'漁業生產量值-漁業種類別魚類別生產量值12'!O43,'漁業生產量值-漁業種類別魚類別生產量值13'!C43,'漁業生產量值-漁業種類別魚類別生產量值13'!E43,'漁業生產量值-漁業種類別魚類別生產量值13'!G43)=0,&quot;-&quot;,SUM(O43,'漁業生產量值-漁業種類別魚類別生產量值12'!C43,'漁業生產量值-漁業種類別魚類別生產量值12'!E43,'漁業生產量值-漁業種類別魚類別生產量值12'!G43,'漁業生產量值-漁業種類別魚類別生產量值12'!I43,'漁業生產量值-漁業種類別魚類別生產量值12'!K43,'漁業生產量值-漁業種類別魚類別生產量值12'!M43,'漁業生產量值-漁業種類別魚類別生產量值12'!O43,'漁業生產量值-漁業種類別魚類別生產量值13'!C43,'漁業生產量值-漁業種類別魚類別生產量值13'!E43,'漁業生產量值-漁業種類別魚類別生產量值13'!G43))" table:style-name="ce19">
            <text:p>-</text:p>
          </table:table-cell>
          <table:table-cell office:value-type="string" office:string-value="-" table:formula="msoxl:=IF(SUM(P43,'漁業生產量值-漁業種類別魚類別生產量值12'!D43,'漁業生產量值-漁業種類別魚類別生產量值12'!F43,'漁業生產量值-漁業種類別魚類別生產量值12'!H43,'漁業生產量值-漁業種類別魚類別生產量值12'!J43,'漁業生產量值-漁業種類別魚類別生產量值12'!L43,'漁業生產量值-漁業種類別魚類別生產量值12'!N43,'漁業生產量值-漁業種類別魚類別生產量值12'!P43,'漁業生產量值-漁業種類別魚類別生產量值13'!D43,'漁業生產量值-漁業種類別魚類別生產量值13'!F43,'漁業生產量值-漁業種類別魚類別生產量值13'!H43)=0,&quot;-&quot;,SUM(P43,'漁業生產量值-漁業種類別魚類別生產量值12'!D43,'漁業生產量值-漁業種類別魚類別生產量值12'!F43,'漁業生產量值-漁業種類別魚類別生產量值12'!H43,'漁業生產量值-漁業種類別魚類別生產量值12'!J43,'漁業生產量值-漁業種類別魚類別生產量值12'!L43,'漁業生產量值-漁業種類別魚類別生產量值12'!N43,'漁業生產量值-漁業種類別魚類別生產量值12'!P43,'漁業生產量值-漁業種類別魚類別生產量值13'!D43,'漁業生產量值-漁業種類別魚類別生產量值13'!F43,'漁業生產量值-漁業種類別魚類別生產量值13'!H4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float" office:value="51.406999999999996" table:style-name="ce54">
            <text:p>51<text:s/></text:p>
          </table:table-cell>
          <table:table-cell office:value-type="float" office:value="5371.8050000000003" table:style-name="ce54">
            <text:p>5,372<text:s/></text:p>
          </table:table-cell>
          <table:table-cell office:value-type="string" office:string-value="-" table:formula="msoxl:=IF(SUM(G44,I44,K44)=0,&quot;-&quot;,SUM(G44,I44,K44))" table:style-name="ce19">
            <text:p>-</text:p>
          </table:table-cell>
          <table:table-cell office:value-type="string" office:string-value="-" table:formula="msoxl:=IF(SUM(H44,J44,L44)=0,&quot;-&quot;,SUM(H44,J44,L4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44,'漁業生產量值-漁業種類別魚類別生產量值12'!C44,'漁業生產量值-漁業種類別魚類別生產量值12'!E44,'漁業生產量值-漁業種類別魚類別生產量值12'!G44,'漁業生產量值-漁業種類別魚類別生產量值12'!I44,'漁業生產量值-漁業種類別魚類別生產量值12'!K44,'漁業生產量值-漁業種類別魚類別生產量值12'!M44,'漁業生產量值-漁業種類別魚類別生產量值12'!O44,'漁業生產量值-漁業種類別魚類別生產量值13'!C44,'漁業生產量值-漁業種類別魚類別生產量值13'!E44,'漁業生產量值-漁業種類別魚類別生產量值13'!G44)=0,&quot;-&quot;,SUM(O44,'漁業生產量值-漁業種類別魚類別生產量值12'!C44,'漁業生產量值-漁業種類別魚類別生產量值12'!E44,'漁業生產量值-漁業種類別魚類別生產量值12'!G44,'漁業生產量值-漁業種類別魚類別生產量值12'!I44,'漁業生產量值-漁業種類別魚類別生產量值12'!K44,'漁業生產量值-漁業種類別魚類別生產量值12'!M44,'漁業生產量值-漁業種類別魚類別生產量值12'!O44,'漁業生產量值-漁業種類別魚類別生產量值13'!C44,'漁業生產量值-漁業種類別魚類別生產量值13'!E44,'漁業生產量值-漁業種類別魚類別生產量值13'!G44))" table:style-name="ce19">
            <text:p>-</text:p>
          </table:table-cell>
          <table:table-cell office:value-type="string" office:string-value="-" table:formula="msoxl:=IF(SUM(P44,'漁業生產量值-漁業種類別魚類別生產量值12'!D44,'漁業生產量值-漁業種類別魚類別生產量值12'!F44,'漁業生產量值-漁業種類別魚類別生產量值12'!H44,'漁業生產量值-漁業種類別魚類別生產量值12'!J44,'漁業生產量值-漁業種類別魚類別生產量值12'!L44,'漁業生產量值-漁業種類別魚類別生產量值12'!N44,'漁業生產量值-漁業種類別魚類別生產量值12'!P44,'漁業生產量值-漁業種類別魚類別生產量值13'!D44,'漁業生產量值-漁業種類別魚類別生產量值13'!F44,'漁業生產量值-漁業種類別魚類別生產量值13'!H44)=0,&quot;-&quot;,SUM(P44,'漁業生產量值-漁業種類別魚類別生產量值12'!D44,'漁業生產量值-漁業種類別魚類別生產量值12'!F44,'漁業生產量值-漁業種類別魚類別生產量值12'!H44,'漁業生產量值-漁業種類別魚類別生產量值12'!J44,'漁業生產量值-漁業種類別魚類別生產量值12'!L44,'漁業生產量值-漁業種類別魚類別生產量值12'!N44,'漁業生產量值-漁業種類別魚類別生產量值12'!P44,'漁業生產量值-漁業種類別魚類別生產量值13'!D44,'漁業生產量值-漁業種類別魚類別生產量值13'!F44,'漁業生產量值-漁業種類別魚類別生產量值13'!H4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float" office:value="37.562800000000003" table:style-name="ce54">
            <text:p>38<text:s/></text:p>
          </table:table-cell>
          <table:table-cell office:value-type="float" office:value="4319.7219999999998" table:style-name="ce54">
            <text:p>4,320<text:s/></text:p>
          </table:table-cell>
          <table:table-cell office:value-type="string" office:string-value="-" table:formula="msoxl:=IF(SUM(G45,I45,K45)=0,&quot;-&quot;,SUM(G45,I45,K45))" table:style-name="ce19">
            <text:p>-</text:p>
          </table:table-cell>
          <table:table-cell office:value-type="string" office:string-value="-" table:formula="msoxl:=IF(SUM(H45,J45,L45)=0,&quot;-&quot;,SUM(H45,J45,L4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45,'漁業生產量值-漁業種類別魚類別生產量值12'!C45,'漁業生產量值-漁業種類別魚類別生產量值12'!E45,'漁業生產量值-漁業種類別魚類別生產量值12'!G45,'漁業生產量值-漁業種類別魚類別生產量值12'!I45,'漁業生產量值-漁業種類別魚類別生產量值12'!K45,'漁業生產量值-漁業種類別魚類別生產量值12'!M45,'漁業生產量值-漁業種類別魚類別生產量值12'!O45,'漁業生產量值-漁業種類別魚類別生產量值13'!C45,'漁業生產量值-漁業種類別魚類別生產量值13'!E45,'漁業生產量值-漁業種類別魚類別生產量值13'!G45)=0,&quot;-&quot;,SUM(O45,'漁業生產量值-漁業種類別魚類別生產量值12'!C45,'漁業生產量值-漁業種類別魚類別生產量值12'!E45,'漁業生產量值-漁業種類別魚類別生產量值12'!G45,'漁業生產量值-漁業種類別魚類別生產量值12'!I45,'漁業生產量值-漁業種類別魚類別生產量值12'!K45,'漁業生產量值-漁業種類別魚類別生產量值12'!M45,'漁業生產量值-漁業種類別魚類別生產量值12'!O45,'漁業生產量值-漁業種類別魚類別生產量值13'!C45,'漁業生產量值-漁業種類別魚類別生產量值13'!E45,'漁業生產量值-漁業種類別魚類別生產量值13'!G45))" table:style-name="ce19">
            <text:p>-</text:p>
          </table:table-cell>
          <table:table-cell office:value-type="string" office:string-value="-" table:formula="msoxl:=IF(SUM(P45,'漁業生產量值-漁業種類別魚類別生產量值12'!D45,'漁業生產量值-漁業種類別魚類別生產量值12'!F45,'漁業生產量值-漁業種類別魚類別生產量值12'!H45,'漁業生產量值-漁業種類別魚類別生產量值12'!J45,'漁業生產量值-漁業種類別魚類別生產量值12'!L45,'漁業生產量值-漁業種類別魚類別生產量值12'!N45,'漁業生產量值-漁業種類別魚類別生產量值12'!P45,'漁業生產量值-漁業種類別魚類別生產量值13'!D45,'漁業生產量值-漁業種類別魚類別生產量值13'!F45,'漁業生產量值-漁業種類別魚類別生產量值13'!H45)=0,&quot;-&quot;,SUM(P45,'漁業生產量值-漁業種類別魚類別生產量值12'!D45,'漁業生產量值-漁業種類別魚類別生產量值12'!F45,'漁業生產量值-漁業種類別魚類別生產量值12'!H45,'漁業生產量值-漁業種類別魚類別生產量值12'!J45,'漁業生產量值-漁業種類別魚類別生產量值12'!L45,'漁業生產量值-漁業種類別魚類別生產量值12'!N45,'漁業生產量值-漁業種類別魚類別生產量值12'!P45,'漁業生產量值-漁業種類別魚類別生產量值13'!D45,'漁業生產量值-漁業種類別魚類別生產量值13'!F45,'漁業生產量值-漁業種類別魚類別生產量值13'!H4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float" office:value="4.68" table:style-name="ce54">
            <text:p>5<text:s/></text:p>
          </table:table-cell>
          <table:table-cell office:value-type="float" office:value="1638" table:style-name="ce54">
            <text:p>1,638<text:s/></text:p>
          </table:table-cell>
          <table:table-cell office:value-type="string" office:string-value="-" table:formula="msoxl:=IF(SUM(G46,I46,K46)=0,&quot;-&quot;,SUM(G46,I46,K46))" table:style-name="ce19">
            <text:p>-</text:p>
          </table:table-cell>
          <table:table-cell office:value-type="string" office:string-value="-" table:formula="msoxl:=IF(SUM(H46,J46,L46)=0,&quot;-&quot;,SUM(H46,J46,L4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46,'漁業生產量值-漁業種類別魚類別生產量值12'!C46,'漁業生產量值-漁業種類別魚類別生產量值12'!E46,'漁業生產量值-漁業種類別魚類別生產量值12'!G46,'漁業生產量值-漁業種類別魚類別生產量值12'!I46,'漁業生產量值-漁業種類別魚類別生產量值12'!K46,'漁業生產量值-漁業種類別魚類別生產量值12'!M46,'漁業生產量值-漁業種類別魚類別生產量值12'!O46,'漁業生產量值-漁業種類別魚類別生產量值13'!C46,'漁業生產量值-漁業種類別魚類別生產量值13'!E46,'漁業生產量值-漁業種類別魚類別生產量值13'!G46)=0,&quot;-&quot;,SUM(O46,'漁業生產量值-漁業種類別魚類別生產量值12'!C46,'漁業生產量值-漁業種類別魚類別生產量值12'!E46,'漁業生產量值-漁業種類別魚類別生產量值12'!G46,'漁業生產量值-漁業種類別魚類別生產量值12'!I46,'漁業生產量值-漁業種類別魚類別生產量值12'!K46,'漁業生產量值-漁業種類別魚類別生產量值12'!M46,'漁業生產量值-漁業種類別魚類別生產量值12'!O46,'漁業生產量值-漁業種類別魚類別生產量值13'!C46,'漁業生產量值-漁業種類別魚類別生產量值13'!E46,'漁業生產量值-漁業種類別魚類別生產量值13'!G46))" table:style-name="ce19">
            <text:p>-</text:p>
          </table:table-cell>
          <table:table-cell office:value-type="string" office:string-value="-" table:formula="msoxl:=IF(SUM(P46,'漁業生產量值-漁業種類別魚類別生產量值12'!D46,'漁業生產量值-漁業種類別魚類別生產量值12'!F46,'漁業生產量值-漁業種類別魚類別生產量值12'!H46,'漁業生產量值-漁業種類別魚類別生產量值12'!J46,'漁業生產量值-漁業種類別魚類別生產量值12'!L46,'漁業生產量值-漁業種類別魚類別生產量值12'!N46,'漁業生產量值-漁業種類別魚類別生產量值12'!P46,'漁業生產量值-漁業種類別魚類別生產量值13'!D46,'漁業生產量值-漁業種類別魚類別生產量值13'!F46,'漁業生產量值-漁業種類別魚類別生產量值13'!H46)=0,&quot;-&quot;,SUM(P46,'漁業生產量值-漁業種類別魚類別生產量值12'!D46,'漁業生產量值-漁業種類別魚類別生產量值12'!F46,'漁業生產量值-漁業種類別魚類別生產量值12'!H46,'漁業生產量值-漁業種類別魚類別生產量值12'!J46,'漁業生產量值-漁業種類別魚類別生產量值12'!L46,'漁業生產量值-漁業種類別魚類別生產量值12'!N46,'漁業生產量值-漁業種類別魚類別生產量值12'!P46,'漁業生產量值-漁業種類別魚類別生產量值13'!D46,'漁業生產量值-漁業種類別魚類別生產量值13'!F46,'漁業生產量值-漁業種類別魚類別生產量值13'!H4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47,I47,K47)=0,&quot;-&quot;,SUM(G47,I47,K47))" table:style-name="ce19">
            <text:p>-</text:p>
          </table:table-cell>
          <table:table-cell office:value-type="string" office:string-value="-" table:formula="msoxl:=IF(SUM(H47,J47,L47)=0,&quot;-&quot;,SUM(H47,J47,L4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405.848" table:formula="msoxl:=IF(SUM(O47,'漁業生產量值-漁業種類別魚類別生產量值12'!C47,'漁業生產量值-漁業種類別魚類別生產量值12'!E47,'漁業生產量值-漁業種類別魚類別生產量值12'!G47,'漁業生產量值-漁業種類別魚類別生產量值12'!I47,'漁業生產量值-漁業種類別魚類別生產量值12'!K47,'漁業生產量值-漁業種類別魚類別生產量值12'!M47,'漁業生產量值-漁業種類別魚類別生產量值12'!O47,'漁業生產量值-漁業種類別魚類別生產量值13'!C47,'漁業生產量值-漁業種類別魚類別生產量值13'!E47,'漁業生產量值-漁業種類別魚類別生產量值13'!G47)=0,&quot;-&quot;,SUM(O47,'漁業生產量值-漁業種類別魚類別生產量值12'!C47,'漁業生產量值-漁業種類別魚類別生產量值12'!E47,'漁業生產量值-漁業種類別魚類別生產量值12'!G47,'漁業生產量值-漁業種類別魚類別生產量值12'!I47,'漁業生產量值-漁業種類別魚類別生產量值12'!K47,'漁業生產量值-漁業種類別魚類別生產量值12'!M47,'漁業生產量值-漁業種類別魚類別生產量值12'!O47,'漁業生產量值-漁業種類別魚類別生產量值13'!C47,'漁業生產量值-漁業種類別魚類別生產量值13'!E47,'漁業生產量值-漁業種類別魚類別生產量值13'!G47))" table:style-name="ce19">
            <text:p>1,406<text:s/></text:p>
          </table:table-cell>
          <table:table-cell office:value-type="float" office:value="424099.82016" table:formula="msoxl:=IF(SUM(P47,'漁業生產量值-漁業種類別魚類別生產量值12'!D47,'漁業生產量值-漁業種類別魚類別生產量值12'!F47,'漁業生產量值-漁業種類別魚類別生產量值12'!H47,'漁業生產量值-漁業種類別魚類別生產量值12'!J47,'漁業生產量值-漁業種類別魚類別生產量值12'!L47,'漁業生產量值-漁業種類別魚類別生產量值12'!N47,'漁業生產量值-漁業種類別魚類別生產量值12'!P47,'漁業生產量值-漁業種類別魚類別生產量值13'!D47,'漁業生產量值-漁業種類別魚類別生產量值13'!F47,'漁業生產量值-漁業種類別魚類別生產量值13'!H47)=0,&quot;-&quot;,SUM(P47,'漁業生產量值-漁業種類別魚類別生產量值12'!D47,'漁業生產量值-漁業種類別魚類別生產量值12'!F47,'漁業生產量值-漁業種類別魚類別生產量值12'!H47,'漁業生產量值-漁業種類別魚類別生產量值12'!J47,'漁業生產量值-漁業種類別魚類別生產量值12'!L47,'漁業生產量值-漁業種類別魚類別生產量值12'!N47,'漁業生產量值-漁業種類別魚類別生產量值12'!P47,'漁業生產量值-漁業種類別魚類別生產量值13'!D47,'漁業生產量值-漁業種類別魚類別生產量值13'!F47,'漁業生產量值-漁業種類別魚類別生產量值13'!H47))" table:style-name="ce19">
            <text:p>424,10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48,I48,K48)=0,&quot;-&quot;,SUM(G48,I48,K48))" table:style-name="ce19">
            <text:p>-</text:p>
          </table:table-cell>
          <table:table-cell office:value-type="string" office:string-value="-" table:formula="msoxl:=IF(SUM(H48,J48,L48)=0,&quot;-&quot;,SUM(H48,J48,L4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48,'漁業生產量值-漁業種類別魚類別生產量值12'!C48,'漁業生產量值-漁業種類別魚類別生產量值12'!E48,'漁業生產量值-漁業種類別魚類別生產量值12'!G48,'漁業生產量值-漁業種類別魚類別生產量值12'!I48,'漁業生產量值-漁業種類別魚類別生產量值12'!K48,'漁業生產量值-漁業種類別魚類別生產量值12'!M48,'漁業生產量值-漁業種類別魚類別生產量值12'!O48,'漁業生產量值-漁業種類別魚類別生產量值13'!C48,'漁業生產量值-漁業種類別魚類別生產量值13'!E48,'漁業生產量值-漁業種類別魚類別生產量值13'!G48)=0,&quot;-&quot;,SUM(O48,'漁業生產量值-漁業種類別魚類別生產量值12'!C48,'漁業生產量值-漁業種類別魚類別生產量值12'!E48,'漁業生產量值-漁業種類別魚類別生產量值12'!G48,'漁業生產量值-漁業種類別魚類別生產量值12'!I48,'漁業生產量值-漁業種類別魚類別生產量值12'!K48,'漁業生產量值-漁業種類別魚類別生產量值12'!M48,'漁業生產量值-漁業種類別魚類別生產量值12'!O48,'漁業生產量值-漁業種類別魚類別生產量值13'!C48,'漁業生產量值-漁業種類別魚類別生產量值13'!E48,'漁業生產量值-漁業種類別魚類別生產量值13'!G48))" table:style-name="ce19">
            <text:p>-</text:p>
          </table:table-cell>
          <table:table-cell office:value-type="string" office:string-value="-" table:formula="msoxl:=IF(SUM(P48,'漁業生產量值-漁業種類別魚類別生產量值12'!D48,'漁業生產量值-漁業種類別魚類別生產量值12'!F48,'漁業生產量值-漁業種類別魚類別生產量值12'!H48,'漁業生產量值-漁業種類別魚類別生產量值12'!J48,'漁業生產量值-漁業種類別魚類別生產量值12'!L48,'漁業生產量值-漁業種類別魚類別生產量值12'!N48,'漁業生產量值-漁業種類別魚類別生產量值12'!P48,'漁業生產量值-漁業種類別魚類別生產量值13'!D48,'漁業生產量值-漁業種類別魚類別生產量值13'!F48,'漁業生產量值-漁業種類別魚類別生產量值13'!H48)=0,&quot;-&quot;,SUM(P48,'漁業生產量值-漁業種類別魚類別生產量值12'!D48,'漁業生產量值-漁業種類別魚類別生產量值12'!F48,'漁業生產量值-漁業種類別魚類別生產量值12'!H48,'漁業生產量值-漁業種類別魚類別生產量值12'!J48,'漁業生產量值-漁業種類別魚類別生產量值12'!L48,'漁業生產量值-漁業種類別魚類別生產量值12'!N48,'漁業生產量值-漁業種類別魚類別生產量值12'!P48,'漁業生產量值-漁業種類別魚類別生產量值13'!D48,'漁業生產量值-漁業種類別魚類別生產量值13'!F48,'漁業生產量值-漁業種類別魚類別生產量值13'!H4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float" office:value="115.14525" table:style-name="ce54">
            <text:p>115<text:s/></text:p>
          </table:table-cell>
          <table:table-cell office:value-type="float" office:value="10249.9458" table:style-name="ce54">
            <text:p>10,250<text:s/></text:p>
          </table:table-cell>
          <table:table-cell office:value-type="string" office:string-value="-" table:formula="msoxl:=IF(SUM(G49,I49,K49)=0,&quot;-&quot;,SUM(G49,I49,K49))" table:style-name="ce19">
            <text:p>-</text:p>
          </table:table-cell>
          <table:table-cell office:value-type="string" office:string-value="-" table:formula="msoxl:=IF(SUM(H49,J49,L49)=0,&quot;-&quot;,SUM(H49,J49,L4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22070000000000001" table:formula="msoxl:=IF(SUM(O49,'漁業生產量值-漁業種類別魚類別生產量值12'!C49,'漁業生產量值-漁業種類別魚類別生產量值12'!E49,'漁業生產量值-漁業種類別魚類別生產量值12'!G49,'漁業生產量值-漁業種類別魚類別生產量值12'!I49,'漁業生產量值-漁業種類別魚類別生產量值12'!K49,'漁業生產量值-漁業種類別魚類別生產量值12'!M49,'漁業生產量值-漁業種類別魚類別生產量值12'!O49,'漁業生產量值-漁業種類別魚類別生產量值13'!C49,'漁業生產量值-漁業種類別魚類別生產量值13'!E49,'漁業生產量值-漁業種類別魚類別生產量值13'!G49)=0,&quot;-&quot;,SUM(O49,'漁業生產量值-漁業種類別魚類別生產量值12'!C49,'漁業生產量值-漁業種類別魚類別生產量值12'!E49,'漁業生產量值-漁業種類別魚類別生產量值12'!G49,'漁業生產量值-漁業種類別魚類別生產量值12'!I49,'漁業生產量值-漁業種類別魚類別生產量值12'!K49,'漁業生產量值-漁業種類別魚類別生產量值12'!M49,'漁業生產量值-漁業種類別魚類別生產量值12'!O49,'漁業生產量值-漁業種類別魚類別生產量值13'!C49,'漁業生產量值-漁業種類別魚類別生產量值13'!E49,'漁業生產量值-漁業種類別魚類別生產量值13'!G49))" table:style-name="ce19">
            <text:p>0<text:s/></text:p>
          </table:table-cell>
          <table:table-cell office:value-type="float" office:value="197.91096000000002" table:formula="msoxl:=IF(SUM(P49,'漁業生產量值-漁業種類別魚類別生產量值12'!D49,'漁業生產量值-漁業種類別魚類別生產量值12'!F49,'漁業生產量值-漁業種類別魚類別生產量值12'!H49,'漁業生產量值-漁業種類別魚類別生產量值12'!J49,'漁業生產量值-漁業種類別魚類別生產量值12'!L49,'漁業生產量值-漁業種類別魚類別生產量值12'!N49,'漁業生產量值-漁業種類別魚類別生產量值12'!P49,'漁業生產量值-漁業種類別魚類別生產量值13'!D49,'漁業生產量值-漁業種類別魚類別生產量值13'!F49,'漁業生產量值-漁業種類別魚類別生產量值13'!H49)=0,&quot;-&quot;,SUM(P49,'漁業生產量值-漁業種類別魚類別生產量值12'!D49,'漁業生產量值-漁業種類別魚類別生產量值12'!F49,'漁業生產量值-漁業種類別魚類別生產量值12'!H49,'漁業生產量值-漁業種類別魚類別生產量值12'!J49,'漁業生產量值-漁業種類別魚類別生產量值12'!L49,'漁業生產量值-漁業種類別魚類別生產量值12'!N49,'漁業生產量值-漁業種類別魚類別生產量值12'!P49,'漁業生產量值-漁業種類別魚類別生產量值13'!D49,'漁業生產量值-漁業種類別魚類別生產量值13'!F49,'漁業生產量值-漁業種類別魚類別生產量值13'!H49))" table:style-name="ce19">
            <text:p>198<text:s/></text:p>
          </table:table-cell>
          <table:table-cell office:value-type="float" office:value="0.21870000000000001" table:style-name="ce54">
            <text:p>0<text:s/></text:p>
          </table:table-cell>
          <table:table-cell office:value-type="float" office:value="197.00496000000001" table:style-name="ce54">
            <text:p>19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float" office:value="98.7" table:formula="msoxl:=  IF(SUM(C51:C53)=0,&quot;-&quot;,SUM(C51:C53))" table:style-name="ce54">
            <text:p>99<text:s/></text:p>
          </table:table-cell>
          <table:table-cell office:value-type="float" office:value="9277.7999999999993" table:formula="msoxl:=  IF(SUM(D51:D53)=0,&quot;-&quot;,SUM(D51:D53))" table:style-name="ce54">
            <text:p>9,278<text:s/></text:p>
          </table:table-cell>
          <table:table-cell office:value-type="string" office:string-value="-" table:formula="msoxl:=IF(SUM(G50,I50,K50)=0,&quot;-&quot;,SUM(G50,I50,K50))" table:style-name="ce19">
            <text:p>-</text:p>
          </table:table-cell>
          <table:table-cell office:value-type="string" office:string-value="-" table:formula="msoxl:=IF(SUM(H50,J50,L50)=0,&quot;-&quot;,SUM(H50,J50,L50))" table:style-name="ce19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  IF(SUM(I51:I53)=0,&quot;-&quot;,SUM(I51:I53))" table:style-name="ce54">
            <text:p>-</text:p>
          </table:table-cell>
          <table:table-cell office:value-type="string" office:string-value="-" table:formula="msoxl:=  IF(SUM(J51:J53)=0,&quot;-&quot;,SUM(J51:J53))" table:style-name="ce54">
            <text:p>-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string" office:string-value="-" table:formula="msoxl:=IF(SUM(O50,'漁業生產量值-漁業種類別魚類別生產量值12'!C50,'漁業生產量值-漁業種類別魚類別生產量值12'!E50,'漁業生產量值-漁業種類別魚類別生產量值12'!G50,'漁業生產量值-漁業種類別魚類別生產量值12'!I50,'漁業生產量值-漁業種類別魚類別生產量值12'!K50,'漁業生產量值-漁業種類別魚類別生產量值12'!M50,'漁業生產量值-漁業種類別魚類別生產量值12'!O50,'漁業生產量值-漁業種類別魚類別生產量值13'!C50,'漁業生產量值-漁業種類別魚類別生產量值13'!E50,'漁業生產量值-漁業種類別魚類別生產量值13'!G50)=0,&quot;-&quot;,SUM(O50,'漁業生產量值-漁業種類別魚類別生產量值12'!C50,'漁業生產量值-漁業種類別魚類別生產量值12'!E50,'漁業生產量值-漁業種類別魚類別生產量值12'!G50,'漁業生產量值-漁業種類別魚類別生產量值12'!I50,'漁業生產量值-漁業種類別魚類別生產量值12'!K50,'漁業生產量值-漁業種類別魚類別生產量值12'!M50,'漁業生產量值-漁業種類別魚類別生產量值12'!O50,'漁業生產量值-漁業種類別魚類別生產量值13'!C50,'漁業生產量值-漁業種類別魚類別生產量值13'!E50,'漁業生產量值-漁業種類別魚類別生產量值13'!G50))" table:style-name="ce19">
            <text:p>-</text:p>
          </table:table-cell>
          <table:table-cell office:value-type="string" office:string-value="-" table:formula="msoxl:=IF(SUM(P50,'漁業生產量值-漁業種類別魚類別生產量值12'!D50,'漁業生產量值-漁業種類別魚類別生產量值12'!F50,'漁業生產量值-漁業種類別魚類別生產量值12'!H50,'漁業生產量值-漁業種類別魚類別生產量值12'!J50,'漁業生產量值-漁業種類別魚類別生產量值12'!L50,'漁業生產量值-漁業種類別魚類別生產量值12'!N50,'漁業生產量值-漁業種類別魚類別生產量值12'!P50,'漁業生產量值-漁業種類別魚類別生產量值13'!D50,'漁業生產量值-漁業種類別魚類別生產量值13'!F50,'漁業生產量值-漁業種類別魚類別生產量值13'!H50)=0,&quot;-&quot;,SUM(P50,'漁業生產量值-漁業種類別魚類別生產量值12'!D50,'漁業生產量值-漁業種類別魚類別生產量值12'!F50,'漁業生產量值-漁業種類別魚類別生產量值12'!H50,'漁業生產量值-漁業種類別魚類別生產量值12'!J50,'漁業生產量值-漁業種類別魚類別生產量值12'!L50,'漁業生產量值-漁業種類別魚類別生產量值12'!N50,'漁業生產量值-漁業種類別魚類別生產量值12'!P50,'漁業生產量值-漁業種類別魚類別生產量值13'!D50,'漁業生產量值-漁業種類別魚類別生產量值13'!F50,'漁業生產量值-漁業種類別魚類別生產量值13'!H50))" table:style-name="ce19">
            <text:p>-</text:p>
          </table:table-cell>
          <table:table-cell office:value-type="string" office:string-value="-" table:formula="msoxl:=  IF(SUM(O51:O53)=0,&quot;-&quot;,SUM(O51:O53))" table:style-name="ce54">
            <text:p>-</text:p>
          </table:table-cell>
          <table:table-cell office:value-type="string" office:string-value="-" table:formula="msoxl:=  IF(SUM(P51:P53)=0,&quot;-&quot;,SUM(P51:P5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51,I51,K51)=0,&quot;-&quot;,SUM(G51,I51,K51))" table:style-name="ce19">
            <text:p>-</text:p>
          </table:table-cell>
          <table:table-cell office:value-type="string" office:string-value="-" table:formula="msoxl:=IF(SUM(H51,J51,L51)=0,&quot;-&quot;,SUM(H51,J51,L5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51,'漁業生產量值-漁業種類別魚類別生產量值12'!C51,'漁業生產量值-漁業種類別魚類別生產量值12'!E51,'漁業生產量值-漁業種類別魚類別生產量值12'!G51,'漁業生產量值-漁業種類別魚類別生產量值12'!I51,'漁業生產量值-漁業種類別魚類別生產量值12'!K51,'漁業生產量值-漁業種類別魚類別生產量值12'!M51,'漁業生產量值-漁業種類別魚類別生產量值12'!O51,'漁業生產量值-漁業種類別魚類別生產量值13'!C51,'漁業生產量值-漁業種類別魚類別生產量值13'!E51,'漁業生產量值-漁業種類別魚類別生產量值13'!G51)=0,&quot;-&quot;,SUM(O51,'漁業生產量值-漁業種類別魚類別生產量值12'!C51,'漁業生產量值-漁業種類別魚類別生產量值12'!E51,'漁業生產量值-漁業種類別魚類別生產量值12'!G51,'漁業生產量值-漁業種類別魚類別生產量值12'!I51,'漁業生產量值-漁業種類別魚類別生產量值12'!K51,'漁業生產量值-漁業種類別魚類別生產量值12'!M51,'漁業生產量值-漁業種類別魚類別生產量值12'!O51,'漁業生產量值-漁業種類別魚類別生產量值13'!C51,'漁業生產量值-漁業種類別魚類別生產量值13'!E51,'漁業生產量值-漁業種類別魚類別生產量值13'!G51))" table:style-name="ce19">
            <text:p>-</text:p>
          </table:table-cell>
          <table:table-cell office:value-type="string" office:string-value="-" table:formula="msoxl:=IF(SUM(P51,'漁業生產量值-漁業種類別魚類別生產量值12'!D51,'漁業生產量值-漁業種類別魚類別生產量值12'!F51,'漁業生產量值-漁業種類別魚類別生產量值12'!H51,'漁業生產量值-漁業種類別魚類別生產量值12'!J51,'漁業生產量值-漁業種類別魚類別生產量值12'!L51,'漁業生產量值-漁業種類別魚類別生產量值12'!N51,'漁業生產量值-漁業種類別魚類別生產量值12'!P51,'漁業生產量值-漁業種類別魚類別生產量值13'!D51,'漁業生產量值-漁業種類別魚類別生產量值13'!F51,'漁業生產量值-漁業種類別魚類別生產量值13'!H51)=0,&quot;-&quot;,SUM(P51,'漁業生產量值-漁業種類別魚類別生產量值12'!D51,'漁業生產量值-漁業種類別魚類別生產量值12'!F51,'漁業生產量值-漁業種類別魚類別生產量值12'!H51,'漁業生產量值-漁業種類別魚類別生產量值12'!J51,'漁業生產量值-漁業種類別魚類別生產量值12'!L51,'漁業生產量值-漁業種類別魚類別生產量值12'!N51,'漁業生產量值-漁業種類別魚類別生產量值12'!P51,'漁業生產量值-漁業種類別魚類別生產量值13'!D51,'漁業生產量值-漁業種類別魚類別生產量值13'!F51,'漁業生產量值-漁業種類別魚類別生產量值13'!H5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float" office:value="98.7" table:style-name="ce54">
            <text:p>99<text:s/></text:p>
          </table:table-cell>
          <table:table-cell office:value-type="float" office:value="9277.7999999999993" table:style-name="ce54">
            <text:p>9,278<text:s/></text:p>
          </table:table-cell>
          <table:table-cell office:value-type="string" office:string-value="-" table:formula="msoxl:=IF(SUM(G52,I52,K52)=0,&quot;-&quot;,SUM(G52,I52,K52))" table:style-name="ce19">
            <text:p>-</text:p>
          </table:table-cell>
          <table:table-cell office:value-type="string" office:string-value="-" table:formula="msoxl:=IF(SUM(H52,J52,L52)=0,&quot;-&quot;,SUM(H52,J52,L5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52,'漁業生產量值-漁業種類別魚類別生產量值12'!C52,'漁業生產量值-漁業種類別魚類別生產量值12'!E52,'漁業生產量值-漁業種類別魚類別生產量值12'!G52,'漁業生產量值-漁業種類別魚類別生產量值12'!I52,'漁業生產量值-漁業種類別魚類別生產量值12'!K52,'漁業生產量值-漁業種類別魚類別生產量值12'!M52,'漁業生產量值-漁業種類別魚類別生產量值12'!O52,'漁業生產量值-漁業種類別魚類別生產量值13'!C52,'漁業生產量值-漁業種類別魚類別生產量值13'!E52,'漁業生產量值-漁業種類別魚類別生產量值13'!G52)=0,&quot;-&quot;,SUM(O52,'漁業生產量值-漁業種類別魚類別生產量值12'!C52,'漁業生產量值-漁業種類別魚類別生產量值12'!E52,'漁業生產量值-漁業種類別魚類別生產量值12'!G52,'漁業生產量值-漁業種類別魚類別生產量值12'!I52,'漁業生產量值-漁業種類別魚類別生產量值12'!K52,'漁業生產量值-漁業種類別魚類別生產量值12'!M52,'漁業生產量值-漁業種類別魚類別生產量值12'!O52,'漁業生產量值-漁業種類別魚類別生產量值13'!C52,'漁業生產量值-漁業種類別魚類別生產量值13'!E52,'漁業生產量值-漁業種類別魚類別生產量值13'!G52))" table:style-name="ce19">
            <text:p>-</text:p>
          </table:table-cell>
          <table:table-cell office:value-type="string" office:string-value="-" table:formula="msoxl:=IF(SUM(P52,'漁業生產量值-漁業種類別魚類別生產量值12'!D52,'漁業生產量值-漁業種類別魚類別生產量值12'!F52,'漁業生產量值-漁業種類別魚類別生產量值12'!H52,'漁業生產量值-漁業種類別魚類別生產量值12'!J52,'漁業生產量值-漁業種類別魚類別生產量值12'!L52,'漁業生產量值-漁業種類別魚類別生產量值12'!N52,'漁業生產量值-漁業種類別魚類別生產量值12'!P52,'漁業生產量值-漁業種類別魚類別生產量值13'!D52,'漁業生產量值-漁業種類別魚類別生產量值13'!F52,'漁業生產量值-漁業種類別魚類別生產量值13'!H52)=0,&quot;-&quot;,SUM(P52,'漁業生產量值-漁業種類別魚類別生產量值12'!D52,'漁業生產量值-漁業種類別魚類別生產量值12'!F52,'漁業生產量值-漁業種類別魚類別生產量值12'!H52,'漁業生產量值-漁業種類別魚類別生產量值12'!J52,'漁業生產量值-漁業種類別魚類別生產量值12'!L52,'漁業生產量值-漁業種類別魚類別生產量值12'!N52,'漁業生產量值-漁業種類別魚類別生產量值12'!P52,'漁業生產量值-漁業種類別魚類別生產量值13'!D52,'漁業生產量值-漁業種類別魚類別生產量值13'!F52,'漁業生產量值-漁業種類別魚類別生產量值13'!H5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53,I53,K53)=0,&quot;-&quot;,SUM(G53,I53,K53))" table:style-name="ce19">
            <text:p>-</text:p>
          </table:table-cell>
          <table:table-cell office:value-type="string" office:string-value="-" table:formula="msoxl:=IF(SUM(H53,J53,L53)=0,&quot;-&quot;,SUM(H53,J53,L5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53,'漁業生產量值-漁業種類別魚類別生產量值12'!C53,'漁業生產量值-漁業種類別魚類別生產量值12'!E53,'漁業生產量值-漁業種類別魚類別生產量值12'!G53,'漁業生產量值-漁業種類別魚類別生產量值12'!I53,'漁業生產量值-漁業種類別魚類別生產量值12'!K53,'漁業生產量值-漁業種類別魚類別生產量值12'!M53,'漁業生產量值-漁業種類別魚類別生產量值12'!O53,'漁業生產量值-漁業種類別魚類別生產量值13'!C53,'漁業生產量值-漁業種類別魚類別生產量值13'!E53,'漁業生產量值-漁業種類別魚類別生產量值13'!G53)=0,&quot;-&quot;,SUM(O53,'漁業生產量值-漁業種類別魚類別生產量值12'!C53,'漁業生產量值-漁業種類別魚類別生產量值12'!E53,'漁業生產量值-漁業種類別魚類別生產量值12'!G53,'漁業生產量值-漁業種類別魚類別生產量值12'!I53,'漁業生產量值-漁業種類別魚類別生產量值12'!K53,'漁業生產量值-漁業種類別魚類別生產量值12'!M53,'漁業生產量值-漁業種類別魚類別生產量值12'!O53,'漁業生產量值-漁業種類別魚類別生產量值13'!C53,'漁業生產量值-漁業種類別魚類別生產量值13'!E53,'漁業生產量值-漁業種類別魚類別生產量值13'!G53))" table:style-name="ce19">
            <text:p>-</text:p>
          </table:table-cell>
          <table:table-cell office:value-type="string" office:string-value="-" table:formula="msoxl:=IF(SUM(P53,'漁業生產量值-漁業種類別魚類別生產量值12'!D53,'漁業生產量值-漁業種類別魚類別生產量值12'!F53,'漁業生產量值-漁業種類別魚類別生產量值12'!H53,'漁業生產量值-漁業種類別魚類別生產量值12'!J53,'漁業生產量值-漁業種類別魚類別生產量值12'!L53,'漁業生產量值-漁業種類別魚類別生產量值12'!N53,'漁業生產量值-漁業種類別魚類別生產量值12'!P53,'漁業生產量值-漁業種類別魚類別生產量值13'!D53,'漁業生產量值-漁業種類別魚類別生產量值13'!F53,'漁業生產量值-漁業種類別魚類別生產量值13'!H53)=0,&quot;-&quot;,SUM(P53,'漁業生產量值-漁業種類別魚類別生產量值12'!D53,'漁業生產量值-漁業種類別魚類別生產量值12'!F53,'漁業生產量值-漁業種類別魚類別生產量值12'!H53,'漁業生產量值-漁業種類別魚類別生產量值12'!J53,'漁業生產量值-漁業種類別魚類別生產量值12'!L53,'漁業生產量值-漁業種類別魚類別生產量值12'!N53,'漁業生產量值-漁業種類別魚類別生產量值12'!P53,'漁業生產量值-漁業種類別魚類別生產量值13'!D53,'漁業生產量值-漁業種類別魚類別生產量值13'!F53,'漁業生產量值-漁業種類別魚類別生產量值13'!H5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IF(SUM(G54,I54,K54)=0,&quot;-&quot;,SUM(G54,I54,K54))" table:style-name="ce19">
            <text:p>-</text:p>
          </table:table-cell>
          <table:table-cell office:value-type="string" office:string-value="-" table:formula="msoxl:=IF(SUM(H54,J54,L54)=0,&quot;-&quot;,SUM(H54,J54,L54))" table:style-name="ce19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  IF(SUM(I55:I57)=0,&quot;-&quot;,SUM(I55:I57))" table:style-name="ce54">
            <text:p>-</text:p>
          </table:table-cell>
          <table:table-cell office:value-type="string" office:string-value="-" table:formula="msoxl:=  IF(SUM(J55:J57)=0,&quot;-&quot;,SUM(J55:J57))" table:style-name="ce54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IF(SUM(O54,'漁業生產量值-漁業種類別魚類別生產量值12'!C54,'漁業生產量值-漁業種類別魚類別生產量值12'!E54,'漁業生產量值-漁業種類別魚類別生產量值12'!G54,'漁業生產量值-漁業種類別魚類別生產量值12'!I54,'漁業生產量值-漁業種類別魚類別生產量值12'!K54,'漁業生產量值-漁業種類別魚類別生產量值12'!M54,'漁業生產量值-漁業種類別魚類別生產量值12'!O54,'漁業生產量值-漁業種類別魚類別生產量值13'!C54,'漁業生產量值-漁業種類別魚類別生產量值13'!E54,'漁業生產量值-漁業種類別魚類別生產量值13'!G54)=0,&quot;-&quot;,SUM(O54,'漁業生產量值-漁業種類別魚類別生產量值12'!C54,'漁業生產量值-漁業種類別魚類別生產量值12'!E54,'漁業生產量值-漁業種類別魚類別生產量值12'!G54,'漁業生產量值-漁業種類別魚類別生產量值12'!I54,'漁業生產量值-漁業種類別魚類別生產量值12'!K54,'漁業生產量值-漁業種類別魚類別生產量值12'!M54,'漁業生產量值-漁業種類別魚類別生產量值12'!O54,'漁業生產量值-漁業種類別魚類別生產量值13'!C54,'漁業生產量值-漁業種類別魚類別生產量值13'!E54,'漁業生產量值-漁業種類別魚類別生產量值13'!G54))" table:style-name="ce19">
            <text:p>-</text:p>
          </table:table-cell>
          <table:table-cell office:value-type="string" office:string-value="-" table:formula="msoxl:=IF(SUM(P54,'漁業生產量值-漁業種類別魚類別生產量值12'!D54,'漁業生產量值-漁業種類別魚類別生產量值12'!F54,'漁業生產量值-漁業種類別魚類別生產量值12'!H54,'漁業生產量值-漁業種類別魚類別生產量值12'!J54,'漁業生產量值-漁業種類別魚類別生產量值12'!L54,'漁業生產量值-漁業種類別魚類別生產量值12'!N54,'漁業生產量值-漁業種類別魚類別生產量值12'!P54,'漁業生產量值-漁業種類別魚類別生產量值13'!D54,'漁業生產量值-漁業種類別魚類別生產量值13'!F54,'漁業生產量值-漁業種類別魚類別生產量值13'!H54)=0,&quot;-&quot;,SUM(P54,'漁業生產量值-漁業種類別魚類別生產量值12'!D54,'漁業生產量值-漁業種類別魚類別生產量值12'!F54,'漁業生產量值-漁業種類別魚類別生產量值12'!H54,'漁業生產量值-漁業種類別魚類別生產量值12'!J54,'漁業生產量值-漁業種類別魚類別生產量值12'!L54,'漁業生產量值-漁業種類別魚類別生產量值12'!N54,'漁業生產量值-漁業種類別魚類別生產量值12'!P54,'漁業生產量值-漁業種類別魚類別生產量值13'!D54,'漁業生產量值-漁業種類別魚類別生產量值13'!F54,'漁業生產量值-漁業種類別魚類別生產量值13'!H54))" table:style-name="ce19">
            <text:p>-</text:p>
          </table:table-cell>
          <table:table-cell office:value-type="string" office:string-value="-" table:formula="msoxl:=  IF(SUM(O55:O57)=0,&quot;-&quot;,SUM(O55:O57))" table:style-name="ce54">
            <text:p>-</text:p>
          </table:table-cell>
          <table:table-cell office:value-type="string" office:string-value="-" table:formula="msoxl:=  IF(SUM(P55:P57)=0,&quot;-&quot;,SUM(P55:P57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55,I55,K55)=0,&quot;-&quot;,SUM(G55,I55,K55))" table:style-name="ce19">
            <text:p>-</text:p>
          </table:table-cell>
          <table:table-cell office:value-type="string" office:string-value="-" table:formula="msoxl:=IF(SUM(H55,J55,L55)=0,&quot;-&quot;,SUM(H55,J55,L5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55,'漁業生產量值-漁業種類別魚類別生產量值12'!C55,'漁業生產量值-漁業種類別魚類別生產量值12'!E55,'漁業生產量值-漁業種類別魚類別生產量值12'!G55,'漁業生產量值-漁業種類別魚類別生產量值12'!I55,'漁業生產量值-漁業種類別魚類別生產量值12'!K55,'漁業生產量值-漁業種類別魚類別生產量值12'!M55,'漁業生產量值-漁業種類別魚類別生產量值12'!O55,'漁業生產量值-漁業種類別魚類別生產量值13'!C55,'漁業生產量值-漁業種類別魚類別生產量值13'!E55,'漁業生產量值-漁業種類別魚類別生產量值13'!G55)=0,&quot;-&quot;,SUM(O55,'漁業生產量值-漁業種類別魚類別生產量值12'!C55,'漁業生產量值-漁業種類別魚類別生產量值12'!E55,'漁業生產量值-漁業種類別魚類別生產量值12'!G55,'漁業生產量值-漁業種類別魚類別生產量值12'!I55,'漁業生產量值-漁業種類別魚類別生產量值12'!K55,'漁業生產量值-漁業種類別魚類別生產量值12'!M55,'漁業生產量值-漁業種類別魚類別生產量值12'!O55,'漁業生產量值-漁業種類別魚類別生產量值13'!C55,'漁業生產量值-漁業種類別魚類別生產量值13'!E55,'漁業生產量值-漁業種類別魚類別生產量值13'!G55))" table:style-name="ce19">
            <text:p>-</text:p>
          </table:table-cell>
          <table:table-cell office:value-type="string" office:string-value="-" table:formula="msoxl:=IF(SUM(P55,'漁業生產量值-漁業種類別魚類別生產量值12'!D55,'漁業生產量值-漁業種類別魚類別生產量值12'!F55,'漁業生產量值-漁業種類別魚類別生產量值12'!H55,'漁業生產量值-漁業種類別魚類別生產量值12'!J55,'漁業生產量值-漁業種類別魚類別生產量值12'!L55,'漁業生產量值-漁業種類別魚類別生產量值12'!N55,'漁業生產量值-漁業種類別魚類別生產量值12'!P55,'漁業生產量值-漁業種類別魚類別生產量值13'!D55,'漁業生產量值-漁業種類別魚類別生產量值13'!F55,'漁業生產量值-漁業種類別魚類別生產量值13'!H55)=0,&quot;-&quot;,SUM(P55,'漁業生產量值-漁業種類別魚類別生產量值12'!D55,'漁業生產量值-漁業種類別魚類別生產量值12'!F55,'漁業生產量值-漁業種類別魚類別生產量值12'!H55,'漁業生產量值-漁業種類別魚類別生產量值12'!J55,'漁業生產量值-漁業種類別魚類別生產量值12'!L55,'漁業生產量值-漁業種類別魚類別生產量值12'!N55,'漁業生產量值-漁業種類別魚類別生產量值12'!P55,'漁業生產量值-漁業種類別魚類別生產量值13'!D55,'漁業生產量值-漁業種類別魚類別生產量值13'!F55,'漁業生產量值-漁業種類別魚類別生產量值13'!H5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56,I56,K56)=0,&quot;-&quot;,SUM(G56,I56,K56))" table:style-name="ce19">
            <text:p>-</text:p>
          </table:table-cell>
          <table:table-cell office:value-type="string" office:string-value="-" table:formula="msoxl:=IF(SUM(H56,J56,L56)=0,&quot;-&quot;,SUM(H56,J56,L5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56,'漁業生產量值-漁業種類別魚類別生產量值12'!C56,'漁業生產量值-漁業種類別魚類別生產量值12'!E56,'漁業生產量值-漁業種類別魚類別生產量值12'!G56,'漁業生產量值-漁業種類別魚類別生產量值12'!I56,'漁業生產量值-漁業種類別魚類別生產量值12'!K56,'漁業生產量值-漁業種類別魚類別生產量值12'!M56,'漁業生產量值-漁業種類別魚類別生產量值12'!O56,'漁業生產量值-漁業種類別魚類別生產量值13'!C56,'漁業生產量值-漁業種類別魚類別生產量值13'!E56,'漁業生產量值-漁業種類別魚類別生產量值13'!G56)=0,&quot;-&quot;,SUM(O56,'漁業生產量值-漁業種類別魚類別生產量值12'!C56,'漁業生產量值-漁業種類別魚類別生產量值12'!E56,'漁業生產量值-漁業種類別魚類別生產量值12'!G56,'漁業生產量值-漁業種類別魚類別生產量值12'!I56,'漁業生產量值-漁業種類別魚類別生產量值12'!K56,'漁業生產量值-漁業種類別魚類別生產量值12'!M56,'漁業生產量值-漁業種類別魚類別生產量值12'!O56,'漁業生產量值-漁業種類別魚類別生產量值13'!C56,'漁業生產量值-漁業種類別魚類別生產量值13'!E56,'漁業生產量值-漁業種類別魚類別生產量值13'!G56))" table:style-name="ce19">
            <text:p>-</text:p>
          </table:table-cell>
          <table:table-cell office:value-type="string" office:string-value="-" table:formula="msoxl:=IF(SUM(P56,'漁業生產量值-漁業種類別魚類別生產量值12'!D56,'漁業生產量值-漁業種類別魚類別生產量值12'!F56,'漁業生產量值-漁業種類別魚類別生產量值12'!H56,'漁業生產量值-漁業種類別魚類別生產量值12'!J56,'漁業生產量值-漁業種類別魚類別生產量值12'!L56,'漁業生產量值-漁業種類別魚類別生產量值12'!N56,'漁業生產量值-漁業種類別魚類別生產量值12'!P56,'漁業生產量值-漁業種類別魚類別生產量值13'!D56,'漁業生產量值-漁業種類別魚類別生產量值13'!F56,'漁業生產量值-漁業種類別魚類別生產量值13'!H56)=0,&quot;-&quot;,SUM(P56,'漁業生產量值-漁業種類別魚類別生產量值12'!D56,'漁業生產量值-漁業種類別魚類別生產量值12'!F56,'漁業生產量值-漁業種類別魚類別生產量值12'!H56,'漁業生產量值-漁業種類別魚類別生產量值12'!J56,'漁業生產量值-漁業種類別魚類別生產量值12'!L56,'漁業生產量值-漁業種類別魚類別生產量值12'!N56,'漁業生產量值-漁業種類別魚類別生產量值12'!P56,'漁業生產量值-漁業種類別魚類別生產量值13'!D56,'漁業生產量值-漁業種類別魚類別生產量值13'!F56,'漁業生產量值-漁業種類別魚類別生產量值13'!H5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57,I57,K57)=0,&quot;-&quot;,SUM(G57,I57,K57))" table:style-name="ce19">
            <text:p>-</text:p>
          </table:table-cell>
          <table:table-cell office:value-type="string" office:string-value="-" table:formula="msoxl:=IF(SUM(H57,J57,L57)=0,&quot;-&quot;,SUM(H57,J57,L5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57,'漁業生產量值-漁業種類別魚類別生產量值12'!C57,'漁業生產量值-漁業種類別魚類別生產量值12'!E57,'漁業生產量值-漁業種類別魚類別生產量值12'!G57,'漁業生產量值-漁業種類別魚類別生產量值12'!I57,'漁業生產量值-漁業種類別魚類別生產量值12'!K57,'漁業生產量值-漁業種類別魚類別生產量值12'!M57,'漁業生產量值-漁業種類別魚類別生產量值12'!O57,'漁業生產量值-漁業種類別魚類別生產量值13'!C57,'漁業生產量值-漁業種類別魚類別生產量值13'!E57,'漁業生產量值-漁業種類別魚類別生產量值13'!G57)=0,&quot;-&quot;,SUM(O57,'漁業生產量值-漁業種類別魚類別生產量值12'!C57,'漁業生產量值-漁業種類別魚類別生產量值12'!E57,'漁業生產量值-漁業種類別魚類別生產量值12'!G57,'漁業生產量值-漁業種類別魚類別生產量值12'!I57,'漁業生產量值-漁業種類別魚類別生產量值12'!K57,'漁業生產量值-漁業種類別魚類別生產量值12'!M57,'漁業生產量值-漁業種類別魚類別生產量值12'!O57,'漁業生產量值-漁業種類別魚類別生產量值13'!C57,'漁業生產量值-漁業種類別魚類別生產量值13'!E57,'漁業生產量值-漁業種類別魚類別生產量值13'!G57))" table:style-name="ce19">
            <text:p>-</text:p>
          </table:table-cell>
          <table:table-cell office:value-type="string" office:string-value="-" table:formula="msoxl:=IF(SUM(P57,'漁業生產量值-漁業種類別魚類別生產量值12'!D57,'漁業生產量值-漁業種類別魚類別生產量值12'!F57,'漁業生產量值-漁業種類別魚類別生產量值12'!H57,'漁業生產量值-漁業種類別魚類別生產量值12'!J57,'漁業生產量值-漁業種類別魚類別生產量值12'!L57,'漁業生產量值-漁業種類別魚類別生產量值12'!N57,'漁業生產量值-漁業種類別魚類別生產量值12'!P57,'漁業生產量值-漁業種類別魚類別生產量值13'!D57,'漁業生產量值-漁業種類別魚類別生產量值13'!F57,'漁業生產量值-漁業種類別魚類別生產量值13'!H57)=0,&quot;-&quot;,SUM(P57,'漁業生產量值-漁業種類別魚類別生產量值12'!D57,'漁業生產量值-漁業種類別魚類別生產量值12'!F57,'漁業生產量值-漁業種類別魚類別生產量值12'!H57,'漁業生產量值-漁業種類別魚類別生產量值12'!J57,'漁業生產量值-漁業種類別魚類別生產量值12'!L57,'漁業生產量值-漁業種類別魚類別生產量值12'!N57,'漁業生產量值-漁業種類別魚類別生產量值12'!P57,'漁業生產量值-漁業種類別魚類別生產量值13'!D57,'漁業生產量值-漁業種類別魚類別生產量值13'!F57,'漁業生產量值-漁業種類別魚類別生產量值13'!H5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float" office:value="1650.2919999999999" table:formula="msoxl:=  IF(SUM(C59,C60,C61,C63)=0,IF(C62=0,&quot;-&quot;,C62),SUM(C59,C60,C61,C63))" table:style-name="ce54">
            <text:p>1,650<text:s/></text:p>
          </table:table-cell>
          <table:table-cell office:value-type="float" office:value="245060.052" table:formula="msoxl:=  IF(SUM(D59:D63)=0,&quot;-&quot;,SUM(D59:D63))" table:style-name="ce54">
            <text:p>245,060<text:s/></text:p>
          </table:table-cell>
          <table:table-cell office:value-type="string" office:string-value="-" table:formula="msoxl:=IF(SUM(G58,I58,K58)=0,&quot;-&quot;,SUM(G58,I58,K58))" table:style-name="ce19">
            <text:p>-</text:p>
          </table:table-cell>
          <table:table-cell office:value-type="string" office:string-value="-" table:formula="msoxl:=IF(SUM(H58,J58,L58)=0,&quot;-&quot;,SUM(H58,J58,L58))" table:style-name="ce19">
            <text:p>-</text:p>
          </table:table-cell>
          <table:table-cell office:value-type="string" office:string-value="-" table:formula="msoxl:=  IF(SUM(G59,G60,G61,G63)=0,IF(G62=0,&quot;-&quot;,G62),SUM(G59,G60,G61,G63))" table:style-name="ce54">
            <text:p>-</text:p>
          </table:table-cell>
          <table:table-cell office:value-type="string" office:string-value="-" table:formula="msoxl:=  IF(SUM(H59:H63)=0,&quot;-&quot;,SUM(H59:H63))" table:style-name="ce54">
            <text:p>-</text:p>
          </table:table-cell>
          <table:table-cell office:value-type="string" office:string-value="-" table:formula="msoxl:=  IF(SUM(I59,I60,I61,I63)=0,IF(I62=0,&quot;-&quot;,I62),SUM(I59,I60,I61,I63))" table:style-name="ce54">
            <text:p>-</text:p>
          </table:table-cell>
          <table:table-cell office:value-type="string" office:string-value="-" table:formula="msoxl:=  IF(SUM(J59:J63)=0,&quot;-&quot;,SUM(J59:J63))" table:style-name="ce54">
            <text:p>-</text:p>
          </table:table-cell>
          <table:table-cell office:value-type="string" office:string-value="-" table:formula="msoxl:=  IF(SUM(K59,K60,K61,K63)=0,IF(K62=0,&quot;-&quot;,K62),SUM(K59,K60,K61,K63))" table:style-name="ce54">
            <text:p>-</text:p>
          </table:table-cell>
          <table:table-cell office:value-type="string" office:string-value="-" table:formula="msoxl:=  IF(SUM(L59:L63)=0,&quot;-&quot;,SUM(L59:L63))" table:style-name="ce54">
            <text:p>-</text:p>
          </table:table-cell>
          <table:table-cell office:value-type="float" office:value="20355.343000000001" table:formula="msoxl:=IF(SUM(O58,'漁業生產量值-漁業種類別魚類別生產量值12'!C58,'漁業生產量值-漁業種類別魚類別生產量值12'!E58,'漁業生產量值-漁業種類別魚類別生產量值12'!G58,'漁業生產量值-漁業種類別魚類別生產量值12'!I58,'漁業生產量值-漁業種類別魚類別生產量值12'!K58,'漁業生產量值-漁業種類別魚類別生產量值12'!M58,'漁業生產量值-漁業種類別魚類別生產量值12'!O58,'漁業生產量值-漁業種類別魚類別生產量值13'!C58,'漁業生產量值-漁業種類別魚類別生產量值13'!E58,'漁業生產量值-漁業種類別魚類別生產量值13'!G58)=0,&quot;-&quot;,SUM(O58,'漁業生產量值-漁業種類別魚類別生產量值12'!C58,'漁業生產量值-漁業種類別魚類別生產量值12'!E58,'漁業生產量值-漁業種類別魚類別生產量值12'!G58,'漁業生產量值-漁業種類別魚類別生產量值12'!I58,'漁業生產量值-漁業種類別魚類別生產量值12'!K58,'漁業生產量值-漁業種類別魚類別生產量值12'!M58,'漁業生產量值-漁業種類別魚類別生產量值12'!O58,'漁業生產量值-漁業種類別魚類別生產量值13'!C58,'漁業生產量值-漁業種類別魚類別生產量值13'!E58,'漁業生產量值-漁業種類別魚類別生產量值13'!G58))" table:style-name="ce19">
            <text:p>20,355<text:s/></text:p>
          </table:table-cell>
          <table:table-cell office:value-type="float" office:value="4699321.4278800003" table:formula="msoxl:=IF(SUM(P58,'漁業生產量值-漁業種類別魚類別生產量值12'!D58,'漁業生產量值-漁業種類別魚類別生產量值12'!F58,'漁業生產量值-漁業種類別魚類別生產量值12'!H58,'漁業生產量值-漁業種類別魚類別生產量值12'!J58,'漁業生產量值-漁業種類別魚類別生產量值12'!L58,'漁業生產量值-漁業種類別魚類別生產量值12'!N58,'漁業生產量值-漁業種類別魚類別生產量值12'!P58,'漁業生產量值-漁業種類別魚類別生產量值13'!D58,'漁業生產量值-漁業種類別魚類別生產量值13'!F58,'漁業生產量值-漁業種類別魚類別生產量值13'!H58)=0,&quot;-&quot;,SUM(P58,'漁業生產量值-漁業種類別魚類別生產量值12'!D58,'漁業生產量值-漁業種類別魚類別生產量值12'!F58,'漁業生產量值-漁業種類別魚類別生產量值12'!H58,'漁業生產量值-漁業種類別魚類別生產量值12'!J58,'漁業生產量值-漁業種類別魚類別生產量值12'!L58,'漁業生產量值-漁業種類別魚類別生產量值12'!N58,'漁業生產量值-漁業種類別魚類別生產量值12'!P58,'漁業生產量值-漁業種類別魚類別生產量值13'!D58,'漁業生產量值-漁業種類別魚類別生產量值13'!F58,'漁業生產量值-漁業種類別魚類別生產量值13'!H58))" table:style-name="ce19">
            <text:p>4,699,321<text:s/></text:p>
          </table:table-cell>
          <table:table-cell office:value-type="float" office:value="95.662000000000006" table:formula="msoxl:=  IF(SUM(O59,O60,O61,O63)=0,IF(O62=0,&quot;-&quot;,O62),SUM(O59,O60,O61,O63))" table:style-name="ce54">
            <text:p>96<text:s/></text:p>
          </table:table-cell>
          <table:table-cell office:value-type="float" office:value="37414.620000000003" table:formula="msoxl:=  IF(SUM(P59:P63)=0,&quot;-&quot;,SUM(P59:P63))" table:style-name="ce54">
            <text:p>37,41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float" office:value="1165.04" table:style-name="ce54">
            <text:p>1,165<text:s/></text:p>
          </table:table-cell>
          <table:table-cell office:value-type="float" office:value="161600.22" table:style-name="ce54">
            <text:p>161,600<text:s/></text:p>
          </table:table-cell>
          <table:table-cell office:value-type="string" office:string-value="-" table:formula="msoxl:=IF(SUM(G59,I59,K59)=0,&quot;-&quot;,SUM(G59,I59,K59))" table:style-name="ce19">
            <text:p>-</text:p>
          </table:table-cell>
          <table:table-cell office:value-type="string" office:string-value="-" table:formula="msoxl:=IF(SUM(H59,J59,L59)=0,&quot;-&quot;,SUM(H59,J59,L5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8218.73" table:formula="msoxl:=IF(SUM(O59,'漁業生產量值-漁業種類別魚類別生產量值12'!C59,'漁業生產量值-漁業種類別魚類別生產量值12'!E59,'漁業生產量值-漁業種類別魚類別生產量值12'!G59,'漁業生產量值-漁業種類別魚類別生產量值12'!I59,'漁業生產量值-漁業種類別魚類別生產量值12'!K59,'漁業生產量值-漁業種類別魚類別生產量值12'!M59,'漁業生產量值-漁業種類別魚類別生產量值12'!O59,'漁業生產量值-漁業種類別魚類別生產量值13'!C59,'漁業生產量值-漁業種類別魚類別生產量值13'!E59,'漁業生產量值-漁業種類別魚類別生產量值13'!G59)=0,&quot;-&quot;,SUM(O59,'漁業生產量值-漁業種類別魚類別生產量值12'!C59,'漁業生產量值-漁業種類別魚類別生產量值12'!E59,'漁業生產量值-漁業種類別魚類別生產量值12'!G59,'漁業生產量值-漁業種類別魚類別生產量值12'!I59,'漁業生產量值-漁業種類別魚類別生產量值12'!K59,'漁業生產量值-漁業種類別魚類別生產量值12'!M59,'漁業生產量值-漁業種類別魚類別生產量值12'!O59,'漁業生產量值-漁業種類別魚類別生產量值13'!C59,'漁業生產量值-漁業種類別魚類別生產量值13'!E59,'漁業生產量值-漁業種類別魚類別生產量值13'!G59))" table:style-name="ce19">
            <text:p>8,219<text:s/></text:p>
          </table:table-cell>
          <table:table-cell office:value-type="float" office:value="1362030.3470399999" table:formula="msoxl:=IF(SUM(P59,'漁業生產量值-漁業種類別魚類別生產量值12'!D59,'漁業生產量值-漁業種類別魚類別生產量值12'!F59,'漁業生產量值-漁業種類別魚類別生產量值12'!H59,'漁業生產量值-漁業種類別魚類別生產量值12'!J59,'漁業生產量值-漁業種類別魚類別生產量值12'!L59,'漁業生產量值-漁業種類別魚類別生產量值12'!N59,'漁業生產量值-漁業種類別魚類別生產量值12'!P59,'漁業生產量值-漁業種類別魚類別生產量值13'!D59,'漁業生產量值-漁業種類別魚類別生產量值13'!F59,'漁業生產量值-漁業種類別魚類別生產量值13'!H59)=0,&quot;-&quot;,SUM(P59,'漁業生產量值-漁業種類別魚類別生產量值12'!D59,'漁業生產量值-漁業種類別魚類別生產量值12'!F59,'漁業生產量值-漁業種類別魚類別生產量值12'!H59,'漁業生產量值-漁業種類別魚類別生產量值12'!J59,'漁業生產量值-漁業種類別魚類別生產量值12'!L59,'漁業生產量值-漁業種類別魚類別生產量值12'!N59,'漁業生產量值-漁業種類別魚類別生產量值12'!P59,'漁業生產量值-漁業種類別魚類別生產量值13'!D59,'漁業生產量值-漁業種類別魚類別生產量值13'!F59,'漁業生產量值-漁業種類別魚類別生產量值13'!H59))" table:style-name="ce19">
            <text:p>1,362,030<text:s/></text:p>
          </table:table-cell>
          <table:table-cell office:value-type="float" office:value="95.662000000000006" table:style-name="ce54">
            <text:p>96<text:s/></text:p>
          </table:table-cell>
          <table:table-cell office:value-type="float" office:value="37414.620000000003" table:style-name="ce54">
            <text:p>37,41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float" office:value="485.25200000000001" table:style-name="ce54">
            <text:p>485<text:s/></text:p>
          </table:table-cell>
          <table:table-cell office:value-type="float" office:value="83459.831999999995" table:style-name="ce54">
            <text:p>83,460<text:s/></text:p>
          </table:table-cell>
          <table:table-cell office:value-type="string" office:string-value="-" table:formula="msoxl:=IF(SUM(G60,I60,K60)=0,&quot;-&quot;,SUM(G60,I60,K60))" table:style-name="ce19">
            <text:p>-</text:p>
          </table:table-cell>
          <table:table-cell office:value-type="string" office:string-value="-" table:formula="msoxl:=IF(SUM(H60,J60,L60)=0,&quot;-&quot;,SUM(H60,J60,L6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2136.612999999999" table:formula="msoxl:=IF(SUM(O60,'漁業生產量值-漁業種類別魚類別生產量值12'!C60,'漁業生產量值-漁業種類別魚類別生產量值12'!E60,'漁業生產量值-漁業種類別魚類別生產量值12'!G60,'漁業生產量值-漁業種類別魚類別生產量值12'!I60,'漁業生產量值-漁業種類別魚類別生產量值12'!K60,'漁業生產量值-漁業種類別魚類別生產量值12'!M60,'漁業生產量值-漁業種類別魚類別生產量值12'!O60,'漁業生產量值-漁業種類別魚類別生產量值13'!C60,'漁業生產量值-漁業種類別魚類別生產量值13'!E60,'漁業生產量值-漁業種類別魚類別生產量值13'!G60)=0,&quot;-&quot;,SUM(O60,'漁業生產量值-漁業種類別魚類別生產量值12'!C60,'漁業生產量值-漁業種類別魚類別生產量值12'!E60,'漁業生產量值-漁業種類別魚類別生產量值12'!G60,'漁業生產量值-漁業種類別魚類別生產量值12'!I60,'漁業生產量值-漁業種類別魚類別生產量值12'!K60,'漁業生產量值-漁業種類別魚類別生產量值12'!M60,'漁業生產量值-漁業種類別魚類別生產量值12'!O60,'漁業生產量值-漁業種類別魚類別生產量值13'!C60,'漁業生產量值-漁業種類別魚類別生產量值13'!E60,'漁業生產量值-漁業種類別魚類別生產量值13'!G60))" table:style-name="ce19">
            <text:p>12,137<text:s/></text:p>
          </table:table-cell>
          <table:table-cell office:value-type="float" office:value="3337291.0808400004" table:formula="msoxl:=IF(SUM(P60,'漁業生產量值-漁業種類別魚類別生產量值12'!D60,'漁業生產量值-漁業種類別魚類別生產量值12'!F60,'漁業生產量值-漁業種類別魚類別生產量值12'!H60,'漁業生產量值-漁業種類別魚類別生產量值12'!J60,'漁業生產量值-漁業種類別魚類別生產量值12'!L60,'漁業生產量值-漁業種類別魚類別生產量值12'!N60,'漁業生產量值-漁業種類別魚類別生產量值12'!P60,'漁業生產量值-漁業種類別魚類別生產量值13'!D60,'漁業生產量值-漁業種類別魚類別生產量值13'!F60,'漁業生產量值-漁業種類別魚類別生產量值13'!H60)=0,&quot;-&quot;,SUM(P60,'漁業生產量值-漁業種類別魚類別生產量值12'!D60,'漁業生產量值-漁業種類別魚類別生產量值12'!F60,'漁業生產量值-漁業種類別魚類別生產量值12'!H60,'漁業生產量值-漁業種類別魚類別生產量值12'!J60,'漁業生產量值-漁業種類別魚類別生產量值12'!L60,'漁業生產量值-漁業種類別魚類別生產量值12'!N60,'漁業生產量值-漁業種類別魚類別生產量值12'!P60,'漁業生產量值-漁業種類別魚類別生產量值13'!D60,'漁業生產量值-漁業種類別魚類別生產量值13'!F60,'漁業生產量值-漁業種類別魚類別生產量值13'!H60))" table:style-name="ce19">
            <text:p>3,337,29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61,I61,K61)=0,&quot;-&quot;,SUM(G61,I61,K61))" table:style-name="ce19">
            <text:p>-</text:p>
          </table:table-cell>
          <table:table-cell office:value-type="string" office:string-value="-" table:formula="msoxl:=IF(SUM(H61,J61,L61)=0,&quot;-&quot;,SUM(H61,J61,L6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61,'漁業生產量值-漁業種類別魚類別生產量值12'!C61,'漁業生產量值-漁業種類別魚類別生產量值12'!E61,'漁業生產量值-漁業種類別魚類別生產量值12'!G61,'漁業生產量值-漁業種類別魚類別生產量值12'!I61,'漁業生產量值-漁業種類別魚類別生產量值12'!K61,'漁業生產量值-漁業種類別魚類別生產量值12'!M61,'漁業生產量值-漁業種類別魚類別生產量值12'!O61,'漁業生產量值-漁業種類別魚類別生產量值13'!C61,'漁業生產量值-漁業種類別魚類別生產量值13'!E61,'漁業生產量值-漁業種類別魚類別生產量值13'!G61)=0,&quot;-&quot;,SUM(O61,'漁業生產量值-漁業種類別魚類別生產量值12'!C61,'漁業生產量值-漁業種類別魚類別生產量值12'!E61,'漁業生產量值-漁業種類別魚類別生產量值12'!G61,'漁業生產量值-漁業種類別魚類別生產量值12'!I61,'漁業生產量值-漁業種類別魚類別生產量值12'!K61,'漁業生產量值-漁業種類別魚類別生產量值12'!M61,'漁業生產量值-漁業種類別魚類別生產量值12'!O61,'漁業生產量值-漁業種類別魚類別生產量值13'!C61,'漁業生產量值-漁業種類別魚類別生產量值13'!E61,'漁業生產量值-漁業種類別魚類別生產量值13'!G61))" table:style-name="ce19">
            <text:p>-</text:p>
          </table:table-cell>
          <table:table-cell office:value-type="string" office:string-value="-" table:formula="msoxl:=IF(SUM(P61,'漁業生產量值-漁業種類別魚類別生產量值12'!D61,'漁業生產量值-漁業種類別魚類別生產量值12'!F61,'漁業生產量值-漁業種類別魚類別生產量值12'!H61,'漁業生產量值-漁業種類別魚類別生產量值12'!J61,'漁業生產量值-漁業種類別魚類別生產量值12'!L61,'漁業生產量值-漁業種類別魚類別生產量值12'!N61,'漁業生產量值-漁業種類別魚類別生產量值12'!P61,'漁業生產量值-漁業種類別魚類別生產量值13'!D61,'漁業生產量值-漁業種類別魚類別生產量值13'!F61,'漁業生產量值-漁業種類別魚類別生產量值13'!H61)=0,&quot;-&quot;,SUM(P61,'漁業生產量值-漁業種類別魚類別生產量值12'!D61,'漁業生產量值-漁業種類別魚類別生產量值12'!F61,'漁業生產量值-漁業種類別魚類別生產量值12'!H61,'漁業生產量值-漁業種類別魚類別生產量值12'!J61,'漁業生產量值-漁業種類別魚類別生產量值12'!L61,'漁業生產量值-漁業種類別魚類別生產量值12'!N61,'漁業生產量值-漁業種類別魚類別生產量值12'!P61,'漁業生產量值-漁業種類別魚類別生產量值13'!D61,'漁業生產量值-漁業種類別魚類別生產量值13'!F61,'漁業生產量值-漁業種類別魚類別生產量值13'!H6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G62,I62,K62)=0,&quot;-&quot;,SUM(G62,I62,K62))" table:style-name="ce19">
            <text:p>-</text:p>
          </table:table-cell>
          <table:table-cell office:value-type="string" office:string-value="-" table:formula="msoxl:=IF(SUM(H62,J62,L62)=0,&quot;-&quot;,SUM(H62,J62,L6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O62,'漁業生產量值-漁業種類別魚類別生產量值12'!C62,'漁業生產量值-漁業種類別魚類別生產量值12'!E62,'漁業生產量值-漁業種類別魚類別生產量值12'!G62,'漁業生產量值-漁業種類別魚類別生產量值12'!I62,'漁業生產量值-漁業種類別魚類別生產量值12'!K62,'漁業生產量值-漁業種類別魚類別生產量值12'!M62,'漁業生產量值-漁業種類別魚類別生產量值12'!O62,'漁業生產量值-漁業種類別魚類別生產量值13'!C62,'漁業生產量值-漁業種類別魚類別生產量值13'!E62,'漁業生產量值-漁業種類別魚類別生產量值13'!G62)=0,&quot;-&quot;,SUM(O62,'漁業生產量值-漁業種類別魚類別生產量值12'!C62,'漁業生產量值-漁業種類別魚類別生產量值12'!E62,'漁業生產量值-漁業種類別魚類別生產量值12'!G62,'漁業生產量值-漁業種類別魚類別生產量值12'!I62,'漁業生產量值-漁業種類別魚類別生產量值12'!K62,'漁業生產量值-漁業種類別魚類別生產量值12'!M62,'漁業生產量值-漁業種類別魚類別生產量值12'!O62,'漁業生產量值-漁業種類別魚類別生產量值13'!C62,'漁業生產量值-漁業種類別魚類別生產量值13'!E62,'漁業生產量值-漁業種類別魚類別生產量值13'!G62))" table:style-name="ce19">
            <text:p>-</text:p>
          </table:table-cell>
          <table:table-cell office:value-type="string" office:string-value="-" table:formula="msoxl:=IF(SUM(P62,'漁業生產量值-漁業種類別魚類別生產量值12'!D62,'漁業生產量值-漁業種類別魚類別生產量值12'!F62,'漁業生產量值-漁業種類別魚類別生產量值12'!H62,'漁業生產量值-漁業種類別魚類別生產量值12'!J62,'漁業生產量值-漁業種類別魚類別生產量值12'!L62,'漁業生產量值-漁業種類別魚類別生產量值12'!N62,'漁業生產量值-漁業種類別魚類別生產量值12'!P62,'漁業生產量值-漁業種類別魚類別生產量值13'!D62,'漁業生產量值-漁業種類別魚類別生產量值13'!F62,'漁業生產量值-漁業種類別魚類別生產量值13'!H62)=0,&quot;-&quot;,SUM(P62,'漁業生產量值-漁業種類別魚類別生產量值12'!D62,'漁業生產量值-漁業種類別魚類別生產量值12'!F62,'漁業生產量值-漁業種類別魚類別生產量值12'!H62,'漁業生產量值-漁業種類別魚類別生產量值12'!J62,'漁業生產量值-漁業種類別魚類別生產量值12'!L62,'漁業生產量值-漁業種類別魚類別生產量值12'!N62,'漁業生產量值-漁業種類別魚類別生產量值12'!P62,'漁業生產量值-漁業種類別魚類別生產量值13'!D62,'漁業生產量值-漁業種類別魚類別生產量值13'!F62,'漁業生產量值-漁業種類別魚類別生產量值13'!H6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G63,I63,K63)=0,&quot;-&quot;,SUM(G63,I63,K63))" table:style-name="ce19">
            <text:p>-</text:p>
          </table:table-cell>
          <table:table-cell office:value-type="string" office:string-value="-" table:formula="msoxl:=IF(SUM(H63,J63,L63)=0,&quot;-&quot;,SUM(H63,J63,L63))" table:style-name="ce19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O63,'漁業生產量值-漁業種類別魚類別生產量值12'!C63,'漁業生產量值-漁業種類別魚類別生產量值12'!E63,'漁業生產量值-漁業種類別魚類別生產量值12'!G63,'漁業生產量值-漁業種類別魚類別生產量值12'!I63,'漁業生產量值-漁業種類別魚類別生產量值12'!K63,'漁業生產量值-漁業種類別魚類別生產量值12'!M63,'漁業生產量值-漁業種類別魚類別生產量值12'!O63,'漁業生產量值-漁業種類別魚類別生產量值13'!C63,'漁業生產量值-漁業種類別魚類別生產量值13'!E63,'漁業生產量值-漁業種類別魚類別生產量值13'!G63)=0,&quot;-&quot;,SUM(O63,'漁業生產量值-漁業種類別魚類別生產量值12'!C63,'漁業生產量值-漁業種類別魚類別生產量值12'!E63,'漁業生產量值-漁業種類別魚類別生產量值12'!G63,'漁業生產量值-漁業種類別魚類別生產量值12'!I63,'漁業生產量值-漁業種類別魚類別生產量值12'!K63,'漁業生產量值-漁業種類別魚類別生產量值12'!M63,'漁業生產量值-漁業種類別魚類別生產量值12'!O63,'漁業生產量值-漁業種類別魚類別生產量值13'!C63,'漁業生產量值-漁業種類別魚類別生產量值13'!E63,'漁業生產量值-漁業種類別魚類別生產量值13'!G63))" table:style-name="ce19">
            <text:p>-</text:p>
          </table:table-cell>
          <table:table-cell office:value-type="string" office:string-value="-" table:formula="msoxl:=IF(SUM(P63,'漁業生產量值-漁業種類別魚類別生產量值12'!D63,'漁業生產量值-漁業種類別魚類別生產量值12'!F63,'漁業生產量值-漁業種類別魚類別生產量值12'!H63,'漁業生產量值-漁業種類別魚類別生產量值12'!J63,'漁業生產量值-漁業種類別魚類別生產量值12'!L63,'漁業生產量值-漁業種類別魚類別生產量值12'!N63,'漁業生產量值-漁業種類別魚類別生產量值12'!P63,'漁業生產量值-漁業種類別魚類別生產量值13'!D63,'漁業生產量值-漁業種類別魚類別生產量值13'!F63,'漁業生產量值-漁業種類別魚類別生產量值13'!H63)=0,&quot;-&quot;,SUM(P63,'漁業生產量值-漁業種類別魚類別生產量值12'!D63,'漁業生產量值-漁業種類別魚類別生產量值12'!F63,'漁業生產量值-漁業種類別魚類別生產量值12'!H63,'漁業生產量值-漁業種類別魚類別生產量值12'!J63,'漁業生產量值-漁業種類別魚類別生產量值12'!L63,'漁業生產量值-漁業種類別魚類別生產量值12'!N63,'漁業生產量值-漁業種類別魚類別生產量值12'!P63,'漁業生產量值-漁業種類別魚類別生產量值13'!D63,'漁業生產量值-漁業種類別魚類別生產量值13'!F63,'漁業生產量值-漁業種類別魚類別生產量值13'!H63))" table:style-name="ce19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12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6" table:number-columns-repeated="16367" table:default-cell-style-name="ce31"/>
        <table:table-row table:style-name="ro1">
          <table:table-cell office:value-type="string" table:number-columns-spanned="3" table:number-rows-spanned="1" table:style-name="ce125">
            <text:p>7‧漁業生產量</text:p>
          </table:table-cell>
          <table:covered-table-cell table:number-columns-repeated="2"/>
          <table:table-cell table:number-columns-repeated="6" table:style-name="ce31"/>
          <table:table-cell office:value-type="string" table:style-name="ce31">
            <text:p>7‧FISHERIES PRODUCTION</text:p>
          </table:table-cell>
          <table:table-cell table:number-columns-repeated="16374" table:style-name="ce31"/>
        </table:table-row>
        <table:table-row table:style-name="ro2">
          <table:table-cell table:number-columns-repeated="4" table:style-name="ce31"/>
          <table:table-cell office:value-type="string" table:style-name="ce32">
            <text:p>單位：</text:p>
          </table:table-cell>
          <table:table-cell office:value-type="string" table:style-name="ce33">
            <text:p>產量：公噸, 千尾(觀賞魚)</text:p>
          </table:table-cell>
          <table:table-cell table:style-name="ce31"/>
          <table:table-cell table:number-columns-repeated="2" table:style-name="ce33"/>
          <table:table-cell table:number-columns-repeated="2" table:style-name="ce31"/>
          <table:table-cell office:value-type="string" table:style-name="ce32">
            <text:p>Unit：</text:p>
          </table:table-cell>
          <table:table-cell office:value-type="string" table:style-name="ce33">
            <text:p>Quantity：M.T.; 1000Pcs. by ornamental fish</text:p>
          </table:table-cell>
          <table:table-cell table:number-columns-repeated="16371" table:style-name="ce31"/>
        </table:table-row>
        <table:table-row table:style-name="ro2">
          <table:table-cell table:style-name="ce31"/>
          <table:table-cell office:value-type="string" table:number-columns-spanned="3" table:number-rows-spanned="1" table:style-name="ce11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31"/>
          <table:table-cell office:value-type="string" table:style-name="ce34">
            <text:p>價值：新臺幣千元</text:p>
          </table:table-cell>
          <table:table-cell table:style-name="ce31"/>
          <table:table-cell table:style-name="ce34"/>
          <table:table-cell office:value-type="string" table:style-name="ce34">
            <text:p>(1) By type of fisheries by species(Continued)</text:p>
          </table:table-cell>
          <table:table-cell table:number-columns-repeated="3" table:style-name="ce31"/>
          <table:table-cell office:value-type="string" table:style-name="ce35">
            <text:p>Value：Thousand NT $</text:p>
          </table:table-cell>
          <table:table-cell table:number-columns-repeated="16371" table:style-name="ce31"/>
        </table:table-row>
        <table:table-row table:style-name="ro2">
          <table:table-cell table:style-name="ce36"/>
          <table:table-cell office:value-type="string" table:number-columns-spanned="1" table:number-rows-spanned="3" table:style-name="ce175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12" draw:style-name="a1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7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14" table:number-rows-spanned="1" table:style-name="ce174">
            <text:p>甲 <text:s text:c="11"/>殼 <text:s text:c="11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2" table:number-rows-spanned="1" table:style-name="ce171">
            <text:p>紅 <text:s/>尾 <text:s/>蝦</text:p>
          </table:table-cell>
          <table:covered-table-cell/>
          <table:table-cell office:value-type="string" table:number-columns-spanned="2" table:number-rows-spanned="1" table:style-name="ce176">
            <text:p>長腳大蝦</text:p>
          </table:table-cell>
          <table:covered-table-cell/>
          <table:table-cell office:value-type="string" table:number-columns-spanned="2" table:number-rows-spanned="1" table:style-name="ce176">
            <text:p>劍 <text:s text:c="6"/>蝦</text:p>
          </table:table-cell>
          <table:covered-table-cell/>
          <table:table-cell office:value-type="string" table:number-columns-spanned="2" table:number-rows-spanned="1" table:style-name="ce176">
            <text:p>大 <text:s/>頭 <text:s/>蝦</text:p>
          </table:table-cell>
          <table:covered-table-cell/>
          <table:table-cell office:value-type="string" table:number-columns-spanned="2" table:number-rows-spanned="1" table:style-name="ce155">
            <text:p>白 <text:s text:c="6"/>蝦</text:p>
          </table:table-cell>
          <table:covered-table-cell/>
          <table:table-cell office:value-type="string" table:number-columns-spanned="2" table:number-rows-spanned="1" table:style-name="ce176">
            <text:p>櫻 <text:s/>花 <text:s/>蝦</text:p>
          </table:table-cell>
          <table:covered-table-cell/>
          <table:table-cell office:value-type="string" table:number-columns-spanned="2" table:number-rows-spanned="1" table:style-name="ce176">
            <text:p>赤尾青蝦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代碼</text:p>
          </table:table-cell>
          <table:table-cell office:value-type="string" table:number-columns-spanned="1" table:number-rows-spanned="3" table:style-name="ce173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72">
            <text:p>6205</text:p>
          </table:table-cell>
          <table:covered-table-cell/>
          <table:table-cell office:value-type="string" table:number-columns-spanned="2" table:number-rows-spanned="1" table:style-name="ce169">
            <text:p>6204</text:p>
          </table:table-cell>
          <table:covered-table-cell/>
          <table:table-cell office:value-type="string" table:number-columns-spanned="2" table:number-rows-spanned="1" table:style-name="ce169">
            <text:p>6207</text:p>
          </table:table-cell>
          <table:covered-table-cell/>
          <table:table-cell office:value-type="string" table:number-columns-spanned="2" table:number-rows-spanned="1" table:style-name="ce169">
            <text:p>6208</text:p>
          </table:table-cell>
          <table:covered-table-cell/>
          <table:table-cell office:value-type="string" table:number-columns-spanned="2" table:number-rows-spanned="1" table:style-name="ce169">
            <text:p>6220</text:p>
          </table:table-cell>
          <table:covered-table-cell/>
          <table:table-cell office:value-type="string" table:number-columns-spanned="2" table:number-rows-spanned="1" table:style-name="ce169">
            <text:p>6221</text:p>
          </table:table-cell>
          <table:covered-table-cell/>
          <table:table-cell office:value-type="string" table:number-columns-spanned="2" table:number-rows-spanned="1" table:style-name="ce169">
            <text:p>6222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Code</text:p>
          </table:table-cell>
          <table:covered-table-cell/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table:number-columns-repeated="16368"/>
        </table:table-row>
        <table:table-row table:style-name="ro2">
          <table:table-cell table:style-name="ce43"/>
          <table:covered-table-cell/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42.590800000000002" table:formula="msoxl:=  IF(SUM(C11,C19,C36,C50,C54,C58)=0,&quot;-&quot;,SUM(C11,C19,C36,C50,C54,C58))" table:style-name="ce54">
            <text:p>43<text:s/></text:p>
          </table:table-cell>
          <table:table-cell office:value-type="float" office:value="10196.645500000001" table:formula="msoxl:=  IF(SUM(D11,D19,D36,D50,D54,D58)=0,&quot;-&quot;,SUM(D11,D19,D36,D50,D54,D58))" table:style-name="ce54">
            <text:p>10,197<text:s/></text:p>
          </table:table-cell>
          <table:table-cell office:value-type="float" office:value="6758.9380000000001" table:formula="msoxl:=  IF(SUM(E11,E19,E36,E50,E54,E58)=0,&quot;-&quot;,SUM(E11,E19,E36,E50,E54,E58))" table:style-name="ce54">
            <text:p>6,759<text:s/></text:p>
          </table:table-cell>
          <table:table-cell office:value-type="float" office:value="2404967.69148" table:formula="msoxl:=  IF(SUM(F11,F19,F36,F50,F54,F58)=0,&quot;-&quot;,SUM(F11,F19,F36,F50,F54,F58))" table:style-name="ce54">
            <text:p>2,404,968<text:s/></text:p>
          </table:table-cell>
          <table:table-cell office:value-type="float" office:value="1002.53253" table:formula="msoxl:=  IF(SUM(G11,G19,G36,G50,G54,G58)=0,&quot;-&quot;,SUM(G11,G19,G36,G50,G54,G58))" table:style-name="ce54">
            <text:p>1,003<text:s/></text:p>
          </table:table-cell>
          <table:table-cell office:value-type="float" office:value="190405.33739999999" table:formula="msoxl:=  IF(SUM(H11,H19,H36,H50,H54,H58)=0,&quot;-&quot;,SUM(H11,H19,H36,H50,H54,H58))" table:style-name="ce54">
            <text:p>190,405<text:s/></text:p>
          </table:table-cell>
          <table:table-cell office:value-type="float" office:value="970.36139999999989" table:formula="msoxl:=  IF(SUM(I11,I19,I36,I50,I54,I58)=0,&quot;-&quot;,SUM(I11,I19,I36,I50,I54,I58))" table:style-name="ce54">
            <text:p>970<text:s/></text:p>
          </table:table-cell>
          <table:table-cell office:value-type="float" office:value="106899.9408" table:formula="msoxl:=  IF(SUM(J11,J19,J36,J50,J54,J58)=0,&quot;-&quot;,SUM(J11,J19,J36,J50,J54,J58))" table:style-name="ce54">
            <text:p>106,900<text:s/></text:p>
          </table:table-cell>
          <table:table-cell office:value-type="float" office:value="13350.872599999999" table:formula="msoxl:=  IF(SUM(K11,K19,K36,K50,K54,K58)=0,&quot;-&quot;,SUM(K11,K19,K36,K50,K54,K58))" table:style-name="ce54">
            <text:p>13,351<text:s/></text:p>
          </table:table-cell>
          <table:table-cell office:value-type="float" office:value="2154400.2174" table:formula="msoxl:=  IF(SUM(L11,L19,L36,L50,L54,L58)=0,&quot;-&quot;,SUM(L11,L19,L36,L50,L54,L58))" table:style-name="ce54">
            <text:p>2,154,400<text:s/></text:p>
          </table:table-cell>
          <table:table-cell office:value-type="float" office:value="1405.848" table:formula="msoxl:=  IF(SUM(M11,M19,M36,M50,M54,M58)=0,&quot;-&quot;,SUM(M11,M19,M36,M50,M54,M58))" table:style-name="ce54">
            <text:p>1,406<text:s/></text:p>
          </table:table-cell>
          <table:table-cell office:value-type="float" office:value="424099.82016" table:formula="msoxl:=  IF(SUM(N11,N19,N36,N50,N54,N58)=0,&quot;-&quot;,SUM(N11,N19,N36,N50,N54,N58))" table:style-name="ce54">
            <text:p>424,100<text:s/></text:p>
          </table:table-cell>
          <table:table-cell office:value-type="float" office:value="1001.061" table:formula="msoxl:=  IF(SUM(O11,O19,O36,O50,O54,O58)=0,&quot;-&quot;,SUM(O11,O19,O36,O50,O54,O58))" table:style-name="ce54">
            <text:p>1,001<text:s/></text:p>
          </table:table-cell>
          <table:table-cell office:value-type="float" office:value="59868.573399999994" table:formula="msoxl:=  IF(SUM(P11,P19,P36,P50,P54,P58)=0,&quot;-&quot;,SUM(P11,P19,P36,P50,P54,P58))" table:style-name="ce54">
            <text:p>59,86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1.4999999999999999E-2" table:formula="msoxl:=  IF(SUM(C12:C18)=0,&quot;-&quot;,SUM(C12:C18))" table:style-name="ce54">
            <text:p>0<text:s/></text:p>
          </table:table-cell>
          <table:table-cell office:value-type="float" office:value="3.6" table:formula="msoxl:=  IF(SUM(D12:D18)=0,&quot;-&quot;,SUM(D12:D18))" table:style-name="ce54">
            <text:p>4<text:s/></text:p>
          </table:table-cell>
          <table:table-cell office:value-type="string" office:string-value="-" table:formula="msoxl:=  IF(SUM(E12:E18)=0,&quot;-&quot;,SUM(E12:E18))" table:style-name="ce54">
            <text:p>-</text:p>
          </table:table-cell>
          <table:table-cell office:value-type="string" office:string-value="-" table:formula="msoxl:=  IF(SUM(F12:F18)=0,&quot;-&quot;,SUM(F12:F18))" table:style-name="ce54">
            <text:p>-</text:p>
          </table:table-cell>
          <table:table-cell office:value-type="float" office:value="470.9" table:formula="msoxl:=  IF(SUM(G12:G18)=0,&quot;-&quot;,SUM(G12:G18))" table:style-name="ce54">
            <text:p>471<text:s/></text:p>
          </table:table-cell>
          <table:table-cell office:value-type="float" office:value="89471" table:formula="msoxl:=  IF(SUM(H12:H18)=0,&quot;-&quot;,SUM(H12:H18))" table:style-name="ce54">
            <text:p>89,471<text:s/></text:p>
          </table:table-cell>
          <table:table-cell office:value-type="float" office:value="964.9" table:formula="msoxl:=  IF(SUM(I12:I18)=0,&quot;-&quot;,SUM(I12:I18))" table:style-name="ce54">
            <text:p>965<text:s/></text:p>
          </table:table-cell>
          <table:table-cell office:value-type="float" office:value="106139" table:formula="msoxl:=  IF(SUM(J12:J18)=0,&quot;-&quot;,SUM(J12:J18))" table:style-name="ce54">
            <text:p>106,139<text:s/></text:p>
          </table:table-cell>
          <table:table-cell office:value-type="string" office:string-value="-" table:formula="msoxl:=  IF(SUM(K12:K18)=0,&quot;-&quot;,SUM(K12:K18))" table:style-name="ce54">
            <text:p>-</text:p>
          </table:table-cell>
          <table:table-cell office:value-type="string" office:string-value="-" table:formula="msoxl:=  IF(SUM(L12:L18)=0,&quot;-&quot;,SUM(L12:L18))" table:style-name="ce54">
            <text:p>-</text:p>
          </table:table-cell>
          <table:table-cell office:value-type="string" office:string-value="-" table:formula="msoxl:=  IF(SUM(M12:M18)=0,&quot;-&quot;,SUM(M12:M18))" table:style-name="ce54">
            <text:p>-</text:p>
          </table:table-cell>
          <table:table-cell office:value-type="string" office:string-value="-" table:formula="msoxl:=  IF(SUM(N12:N18)=0,&quot;-&quot;,SUM(N12:N18))" table:style-name="ce54">
            <text:p>-</text:p>
          </table:table-cell>
          <table:table-cell office:value-type="string" office:string-value="-" table:formula="msoxl:=  IF(SUM(O12:O18)=0,&quot;-&quot;,SUM(O12:O18))" table:style-name="ce54">
            <text:p>-</text:p>
          </table:table-cell>
          <table:table-cell office:value-type="string" office:string-value="-" table:formula="msoxl:=  IF(SUM(P12:P18)=0,&quot;-&quot;,SUM(P12:P18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float" office:value="1.4999999999999999E-2" table:style-name="ce54">
            <text:p>0<text:s/></text:p>
          </table:table-cell>
          <table:table-cell office:value-type="float" office:value="3.6" table:style-name="ce54">
            <text:p>4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470.9" table:style-name="ce54">
            <text:p>471<text:s/></text:p>
          </table:table-cell>
          <table:table-cell office:value-type="float" office:value="89471" table:style-name="ce54">
            <text:p>89,471<text:s/></text:p>
          </table:table-cell>
          <table:table-cell office:value-type="float" office:value="964.9" table:style-name="ce54">
            <text:p>965<text:s/></text:p>
          </table:table-cell>
          <table:table-cell office:value-type="float" office:value="106139" table:style-name="ce54">
            <text:p>106,13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42.569200000000002" table:formula="msoxl:=  IF(SUM(C20:C35)=0,&quot;-&quot;,SUM(C20:C35))" table:style-name="ce54">
            <text:p>43<text:s/></text:p>
          </table:table-cell>
          <table:table-cell office:value-type="float" office:value="10189.745500000001" table:formula="msoxl:=  IF(SUM(D20:D35)=0,&quot;-&quot;,SUM(D20:D35))" table:style-name="ce54">
            <text:p>10,190<text:s/></text:p>
          </table:table-cell>
          <table:table-cell office:value-type="string" office:string-value="-" table:formula="msoxl:=  IF(SUM(E20:E35)=0,&quot;-&quot;,SUM(E20:E35))" table:style-name="ce54">
            <text:p>-</text:p>
          </table:table-cell>
          <table:table-cell office:value-type="string" office:string-value="-" table:formula="msoxl:=  IF(SUM(F20:F35)=0,&quot;-&quot;,SUM(F20:F35))" table:style-name="ce54">
            <text:p>-</text:p>
          </table:table-cell>
          <table:table-cell office:value-type="float" office:value="521.17700000000002" table:formula="msoxl:=  IF(SUM(G20:G35)=0,&quot;-&quot;,SUM(G20:G35))" table:style-name="ce54">
            <text:p>521<text:s/></text:p>
          </table:table-cell>
          <table:table-cell office:value-type="float" office:value="99095.127999999997" table:formula="msoxl:=  IF(SUM(H20:H35)=0,&quot;-&quot;,SUM(H20:H35))" table:style-name="ce54">
            <text:p>99,095<text:s/></text:p>
          </table:table-cell>
          <table:table-cell office:value-type="float" office:value="4.9493999999999998" table:formula="msoxl:=  IF(SUM(I20:I35)=0,&quot;-&quot;,SUM(I20:I35))" table:style-name="ce54">
            <text:p>5<text:s/></text:p>
          </table:table-cell>
          <table:table-cell office:value-type="float" office:value="594.79679999999996" table:formula="msoxl:=  IF(SUM(J20:J35)=0,&quot;-&quot;,SUM(J20:J35))" table:style-name="ce54">
            <text:p>595<text:s/></text:p>
          </table:table-cell>
          <table:table-cell office:value-type="float" office:value="32.642600000000002" table:formula="msoxl:=  IF(SUM(K20:K35)=0,&quot;-&quot;,SUM(K20:K35))" table:style-name="ce54">
            <text:p>33<text:s/></text:p>
          </table:table-cell>
          <table:table-cell office:value-type="float" office:value="8261.6650000000009" table:formula="msoxl:=  IF(SUM(L20:L35)=0,&quot;-&quot;,SUM(L20:L35))" table:style-name="ce54">
            <text:p>8,262<text:s/></text:p>
          </table:table-cell>
          <table:table-cell office:value-type="string" office:string-value="-" table:formula="msoxl:=  IF(SUM(M20:M35)=0,&quot;-&quot;,SUM(M20:M35))" table:style-name="ce54">
            <text:p>-</text:p>
          </table:table-cell>
          <table:table-cell office:value-type="string" office:string-value="-" table:formula="msoxl:=  IF(SUM(N20:N35)=0,&quot;-&quot;,SUM(N20:N35))" table:style-name="ce54">
            <text:p>-</text:p>
          </table:table-cell>
          <table:table-cell office:value-type="float" office:value="0.113" table:formula="msoxl:=  IF(SUM(O20:O35)=0,&quot;-&quot;,SUM(O20:O35))" table:style-name="ce54">
            <text:p>0<text:s/></text:p>
          </table:table-cell>
          <table:table-cell office:value-type="float" office:value="5.8760000000000003" table:formula="msoxl:=  IF(SUM(P20:P35)=0,&quot;-&quot;,SUM(P20:P35))" table:style-name="ce54">
            <text:p>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37.587400000000002" table:style-name="ce54">
            <text:p>38<text:s/></text:p>
          </table:table-cell>
          <table:table-cell office:value-type="float" office:value="9736.6987000000008" table:style-name="ce54">
            <text:p>9,73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21.17700000000002" table:style-name="ce54">
            <text:p>521<text:s/></text:p>
          </table:table-cell>
          <table:table-cell office:value-type="float" office:value="99095.127999999997" table:style-name="ce54">
            <text:p>99,095<text:s/></text:p>
          </table:table-cell>
          <table:table-cell office:value-type="float" office:value="4.9493999999999998" table:style-name="ce54">
            <text:p>5<text:s/></text:p>
          </table:table-cell>
          <table:table-cell office:value-type="float" office:value="594.79679999999996" table:style-name="ce54">
            <text:p>595<text:s/></text:p>
          </table:table-cell>
          <table:table-cell office:value-type="float" office:value="32.642600000000002" table:style-name="ce54">
            <text:p>33<text:s/></text:p>
          </table:table-cell>
          <table:table-cell office:value-type="float" office:value="8261.6650000000009" table:style-name="ce54">
            <text:p>8,26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113" table:style-name="ce54">
            <text:p>0<text:s/></text:p>
          </table:table-cell>
          <table:table-cell office:value-type="float" office:value="5.8760000000000003" table:style-name="ce54">
            <text:p>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4.9817999999999998" table:style-name="ce54">
            <text:p>5<text:s/></text:p>
          </table:table-cell>
          <table:table-cell office:value-type="float" office:value="453.04680000000002" table:style-name="ce54">
            <text:p>45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6.6E-3" table:formula="msoxl:=  IF(SUM(C37:C49)=0,&quot;-&quot;,SUM(C37:C49))" table:style-name="ce54">
            <text:p>0<text:s/></text:p>
          </table:table-cell>
          <table:table-cell office:value-type="float" office:value="3.3" table:formula="msoxl:=  IF(SUM(D37:D49)=0,&quot;-&quot;,SUM(D37:D49))" table:style-name="ce54">
            <text:p>3<text:s/></text:p>
          </table:table-cell>
          <table:table-cell office:value-type="string" office:string-value="-" table:formula="msoxl:=  IF(SUM(E37:E49)=0,&quot;-&quot;,SUM(E37:E49))" table:style-name="ce54">
            <text:p>-</text:p>
          </table:table-cell>
          <table:table-cell office:value-type="string" office:string-value="-" table:formula="msoxl:=  IF(SUM(F37:F49)=0,&quot;-&quot;,SUM(F37:F49))" table:style-name="ce54">
            <text:p>-</text:p>
          </table:table-cell>
          <table:table-cell office:value-type="float" office:value="10.45553" table:formula="msoxl:=  IF(SUM(G37:G49)=0,&quot;-&quot;,SUM(G37:G49))" table:style-name="ce54">
            <text:p>10<text:s/></text:p>
          </table:table-cell>
          <table:table-cell office:value-type="float" office:value="1839.2094" table:formula="msoxl:=  IF(SUM(H37:H49)=0,&quot;-&quot;,SUM(H37:H49))" table:style-name="ce54">
            <text:p>1,839<text:s/></text:p>
          </table:table-cell>
          <table:table-cell office:value-type="float" office:value="0.51200000000000001" table:formula="msoxl:=  IF(SUM(I37:I49)=0,&quot;-&quot;,SUM(I37:I49))" table:style-name="ce54">
            <text:p>1<text:s/></text:p>
          </table:table-cell>
          <table:table-cell office:value-type="float" office:value="166.14400000000001" table:formula="msoxl:=  IF(SUM(J37:J49)=0,&quot;-&quot;,SUM(J37:J49))" table:style-name="ce54">
            <text:p>166<text:s/></text:p>
          </table:table-cell>
          <table:table-cell office:value-type="string" office:string-value="-" table:formula="msoxl:=  IF(SUM(K37:K49)=0,&quot;-&quot;,SUM(K37:K49))" table:style-name="ce54">
            <text:p>-</text:p>
          </table:table-cell>
          <table:table-cell office:value-type="string" office:string-value="-" table:formula="msoxl:=  IF(SUM(L37:L49)=0,&quot;-&quot;,SUM(L37:L49))" table:style-name="ce54">
            <text:p>-</text:p>
          </table:table-cell>
          <table:table-cell office:value-type="float" office:value="1405.848" table:formula="msoxl:=  IF(SUM(M37:M49)=0,&quot;-&quot;,SUM(M37:M49))" table:style-name="ce54">
            <text:p>1,406<text:s/></text:p>
          </table:table-cell>
          <table:table-cell office:value-type="float" office:value="424099.82016" table:formula="msoxl:=  IF(SUM(N37:N49)=0,&quot;-&quot;,SUM(N37:N49))" table:style-name="ce54">
            <text:p>424,100<text:s/></text:p>
          </table:table-cell>
          <table:table-cell office:value-type="float" office:value="1000.948" table:formula="msoxl:=  IF(SUM(O37:O49)=0,&quot;-&quot;,SUM(O37:O49))" table:style-name="ce54">
            <text:p>1,001<text:s/></text:p>
          </table:table-cell>
          <table:table-cell office:value-type="float" office:value="59862.697399999997" table:formula="msoxl:=  IF(SUM(P37:P49)=0,&quot;-&quot;,SUM(P37:P49))" table:style-name="ce54">
            <text:p>59,86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6.6E-3" table:style-name="ce54">
            <text:p>0<text:s/></text:p>
          </table:table-cell>
          <table:table-cell office:value-type="float" office:value="3.3" table:style-name="ce54">
            <text:p>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51200000000000001" table:style-name="ce54">
            <text:p>1<text:s/></text:p>
          </table:table-cell>
          <table:table-cell office:value-type="float" office:value="166.14400000000001" table:style-name="ce54">
            <text:p>16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0.45553" table:style-name="ce54">
            <text:p>10<text:s/></text:p>
          </table:table-cell>
          <table:table-cell office:value-type="float" office:value="1839.2094" table:style-name="ce54">
            <text:p>1,839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000.948" table:style-name="ce54">
            <text:p>1,001<text:s/></text:p>
          </table:table-cell>
          <table:table-cell office:value-type="float" office:value="59862.697399999997" table:style-name="ce54">
            <text:p>59,86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405.848" table:style-name="ce54">
            <text:p>1,406<text:s/></text:p>
          </table:table-cell>
          <table:table-cell office:value-type="float" office:value="424099.82016" table:style-name="ce54">
            <text:p>424,10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54">
            <text:p>-</text:p>
          </table:table-cell>
          <table:table-cell office:value-type="string" office:string-value="-" table:formula="msoxl:=  IF(SUM(D51:D53)=0,&quot;-&quot;,SUM(D51:D53))" table:style-name="ce54">
            <text:p>-</text:p>
          </table:table-cell>
          <table:table-cell office:value-type="string" office:string-value="-" table:formula="msoxl:=  IF(SUM(E51:E53)=0,&quot;-&quot;,SUM(E51:E53))" table:style-name="ce54">
            <text:p>-</text:p>
          </table:table-cell>
          <table:table-cell office:value-type="string" office:string-value="-" table:formula="msoxl:=  IF(SUM(F51:F53)=0,&quot;-&quot;,SUM(F51:F53))" table:style-name="ce54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  IF(SUM(I51:I53)=0,&quot;-&quot;,SUM(I51:I53))" table:style-name="ce54">
            <text:p>-</text:p>
          </table:table-cell>
          <table:table-cell office:value-type="string" office:string-value="-" table:formula="msoxl:=  IF(SUM(J51:J53)=0,&quot;-&quot;,SUM(J51:J53))" table:style-name="ce54">
            <text:p>-</text:p>
          </table:table-cell>
          <table:table-cell office:value-type="string" office:string-value="-" table:formula="msoxl:=  IF(SUM(K51:K53)=0,&quot;-&quot;,SUM(K51:K53))" table:style-name="ce54">
            <text:p>-</text:p>
          </table:table-cell>
          <table:table-cell office:value-type="string" office:string-value="-" table:formula="msoxl:=  IF(SUM(L51:L53)=0,&quot;-&quot;,SUM(L51:L53))" table:style-name="ce54">
            <text:p>-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office:value-type="string" office:string-value="-" table:formula="msoxl:=  IF(SUM(O51:O53)=0,&quot;-&quot;,SUM(O51:O53))" table:style-name="ce54">
            <text:p>-</text:p>
          </table:table-cell>
          <table:table-cell office:value-type="string" office:string-value="-" table:formula="msoxl:=  IF(SUM(P51:P53)=0,&quot;-&quot;,SUM(P51:P5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  IF(SUM(I55:I57)=0,&quot;-&quot;,SUM(I55:I57))" table:style-name="ce54">
            <text:p>-</text:p>
          </table:table-cell>
          <table:table-cell office:value-type="string" office:string-value="-" table:formula="msoxl:=  IF(SUM(J55:J57)=0,&quot;-&quot;,SUM(J55:J57))" table:style-name="ce54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string" office:string-value="-" table:formula="msoxl:=  IF(SUM(O55:O57)=0,&quot;-&quot;,SUM(O55:O57))" table:style-name="ce54">
            <text:p>-</text:p>
          </table:table-cell>
          <table:table-cell office:value-type="string" office:string-value="-" table:formula="msoxl:=  IF(SUM(P55:P57)=0,&quot;-&quot;,SUM(P55:P57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string" office:string-value="-" table:formula="msoxl:=  IF(SUM(C59,C60,C61,C63)=0,IF(C62=0,&quot;-&quot;,C62),SUM(C59,C60,C61,C63))" table:style-name="ce54">
            <text:p>-</text:p>
          </table:table-cell>
          <table:table-cell office:value-type="string" office:string-value="-" table:formula="msoxl:=  IF(SUM(D59:D63)=0,&quot;-&quot;,SUM(D59:D63))" table:style-name="ce54">
            <text:p>-</text:p>
          </table:table-cell>
          <table:table-cell office:value-type="float" office:value="6758.9380000000001" table:formula="msoxl:=  IF(SUM(E59,E60,E61,E63)=0,IF(E62=0,&quot;-&quot;,E62),SUM(E59,E60,E61,E63))" table:style-name="ce54">
            <text:p>6,759<text:s/></text:p>
          </table:table-cell>
          <table:table-cell office:value-type="float" office:value="2404967.69148" table:formula="msoxl:=  IF(SUM(F59:F63)=0,&quot;-&quot;,SUM(F59:F63))" table:style-name="ce54">
            <text:p>2,404,968<text:s/></text:p>
          </table:table-cell>
          <table:table-cell office:value-type="string" office:string-value="-" table:formula="msoxl:=  IF(SUM(G59,G60,G61,G63)=0,IF(G62=0,&quot;-&quot;,G62),SUM(G59,G60,G61,G63))" table:style-name="ce54">
            <text:p>-</text:p>
          </table:table-cell>
          <table:table-cell office:value-type="string" office:string-value="-" table:formula="msoxl:=  IF(SUM(H59:H63)=0,&quot;-&quot;,SUM(H59:H63))" table:style-name="ce54">
            <text:p>-</text:p>
          </table:table-cell>
          <table:table-cell office:value-type="string" office:string-value="-" table:formula="msoxl:=  IF(SUM(I59,I60,I61,I63)=0,IF(I62=0,&quot;-&quot;,I62),SUM(I59,I60,I61,I63))" table:style-name="ce54">
            <text:p>-</text:p>
          </table:table-cell>
          <table:table-cell office:value-type="string" office:string-value="-" table:formula="msoxl:=  IF(SUM(J59:J63)=0,&quot;-&quot;,SUM(J59:J63))" table:style-name="ce54">
            <text:p>-</text:p>
          </table:table-cell>
          <table:table-cell office:value-type="float" office:value="13318.23" table:formula="msoxl:=  IF(SUM(K59,K60,K61,K63)=0,IF(K62=0,&quot;-&quot;,K62),SUM(K59,K60,K61,K63))" table:style-name="ce54">
            <text:p>13,318<text:s/></text:p>
          </table:table-cell>
          <table:table-cell office:value-type="float" office:value="2146138.5523999999" table:formula="msoxl:=  IF(SUM(L59:L63)=0,&quot;-&quot;,SUM(L59:L63))" table:style-name="ce54">
            <text:p>2,146,139<text:s/></text:p>
          </table:table-cell>
          <table:table-cell office:value-type="string" office:string-value="-" table:formula="msoxl:=  IF(SUM(M59,M60,M61,M63)=0,IF(M62=0,&quot;-&quot;,M62),SUM(M59,M60,M61,M63))" table:style-name="ce54">
            <text:p>-</text:p>
          </table:table-cell>
          <table:table-cell office:value-type="string" office:string-value="-" table:formula="msoxl:=  IF(SUM(N59:N63)=0,&quot;-&quot;,SUM(N59:N63))" table:style-name="ce54">
            <text:p>-</text:p>
          </table:table-cell>
          <table:table-cell office:value-type="string" office:string-value="-" table:formula="msoxl:=  IF(SUM(O59,O60,O61,O63)=0,IF(O62=0,&quot;-&quot;,O62),SUM(O59,O60,O61,O63))" table:style-name="ce54">
            <text:p>-</text:p>
          </table:table-cell>
          <table:table-cell office:value-type="string" office:string-value="-" table:formula="msoxl:=  IF(SUM(P59:P63)=0,&quot;-&quot;,SUM(P59:P63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8014.4229999999998" table:style-name="ce54">
            <text:p>8,014<text:s/></text:p>
          </table:table-cell>
          <table:table-cell office:value-type="float" office:value="1307467.8030399999" table:style-name="ce54">
            <text:p>1,307,46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758.9380000000001" table:style-name="ce54">
            <text:p>6,759<text:s/></text:p>
          </table:table-cell>
          <table:table-cell office:value-type="float" office:value="2404967.69148" table:style-name="ce54">
            <text:p>2,404,968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303.8069999999998" table:style-name="ce54">
            <text:p>5,304<text:s/></text:p>
          </table:table-cell>
          <table:table-cell office:value-type="float" office:value="838670.74936000002" table:style-name="ce54">
            <text:p>838,67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1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77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79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21">
            <text:p>Value：Thousand NT $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office:value-type="string" table:number-columns-spanned="1" table:number-rows-spanned="3" table:style-name="ce163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13" draw:style-name="a1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51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6" table:number-rows-spanned="1" table:style-name="ce151">
            <text:p>甲 <text:s text:c="11"/>殼 <text:s text:c="11"/>類</text:p>
          </table:table-cell>
          <table:covered-table-cell table:number-columns-repeated="5"/>
          <table:table-cell office:value-type="string" table:number-columns-spanned="8" table:number-rows-spanned="1" table:style-name="ce151">
            <text:p>貝 <text:s text:c="10"/>類</text:p>
          </table:table-cell>
          <table:covered-table-cell table:number-columns-repeated="7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60">
            <text:p>蝦 <text:s text:c="6"/>蛄</text:p>
          </table:table-cell>
          <table:covered-table-cell/>
          <table:table-cell office:value-type="string" table:number-columns-spanned="2" table:number-rows-spanned="1" table:style-name="ce155">
            <text:p>蠘</text:p>
          </table:table-cell>
          <table:covered-table-cell/>
          <table:table-cell office:value-type="string" table:number-columns-spanned="2" table:number-rows-spanned="1" table:style-name="ce155">
            <text:p>其他蟳蟹類</text:p>
          </table:table-cell>
          <table:covered-table-cell/>
          <table:table-cell office:value-type="string" table:number-columns-spanned="2" table:number-rows-spanned="1" table:style-name="ce155">
            <text:p>小計</text:p>
          </table:table-cell>
          <table:covered-table-cell/>
          <table:table-cell office:value-type="string" table:number-columns-spanned="2" table:number-rows-spanned="1" table:style-name="ce155">
            <text:p>牡 <text:s text:c="6"/>蠣</text:p>
          </table:table-cell>
          <table:covered-table-cell/>
          <table:table-cell office:value-type="string" table:number-columns-spanned="2" table:number-rows-spanned="1" table:style-name="ce155">
            <text:p>文 <text:s text:c="6"/>蛤</text:p>
          </table:table-cell>
          <table:covered-table-cell/>
          <table:table-cell office:value-type="string" table:number-columns-spanned="2" table:number-rows-spanned="1" table:style-name="ce155">
            <text:p>蜊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6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41">
            <text:p>6300</text:p>
          </table:table-cell>
          <table:covered-table-cell/>
          <table:table-cell office:value-type="string" table:number-columns-spanned="2" table:number-rows-spanned="1" table:style-name="ce138">
            <text:p>6402</text:p>
          </table:table-cell>
          <table:covered-table-cell/>
          <table:table-cell office:value-type="string" table:number-columns-spanned="2" table:number-rows-spanned="1" table:style-name="ce138">
            <text:p>6499</text:p>
          </table:table-cell>
          <table:covered-table-cell/>
          <table:table-cell office:value-type="string" table:number-columns-spanned="2" table:number-rows-spanned="1" table:style-name="ce138">
            <text:p>Sub Total</text:p>
          </table:table-cell>
          <table:covered-table-cell/>
          <table:table-cell office:value-type="string" table:number-columns-spanned="2" table:number-rows-spanned="1" table:style-name="ce138">
            <text:p>6501</text:p>
          </table:table-cell>
          <table:covered-table-cell/>
          <table:table-cell office:value-type="string" table:number-columns-spanned="2" table:number-rows-spanned="1" table:style-name="ce138">
            <text:p>6502</text:p>
          </table:table-cell>
          <table:covered-table-cell/>
          <table:table-cell office:value-type="string" table:number-columns-spanned="2" table:number-rows-spanned="1" table:style-name="ce138">
            <text:p>6503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933.4869799999999" table:formula="msoxl:=  IF(SUM(C11,C19,C36,C50,C54,C58)=0,&quot;-&quot;,SUM(C11,C19,C36,C50,C54,C58))" table:style-name="ce54">
            <text:p>933<text:s/></text:p>
          </table:table-cell>
          <table:table-cell office:value-type="float" office:value="118115.35231999999" table:formula="msoxl:=  IF(SUM(D11,D19,D36,D50,D54,D58)=0,&quot;-&quot;,SUM(D11,D19,D36,D50,D54,D58))" table:style-name="ce54">
            <text:p>118,115<text:s/></text:p>
          </table:table-cell>
          <table:table-cell office:value-type="float" office:value="7001.4819500000003" table:formula="msoxl:=  IF(SUM(E11,E19,E36,E50,E54,E58)=0,&quot;-&quot;,SUM(E11,E19,E36,E50,E54,E58))" table:style-name="ce54">
            <text:p>7,001<text:s/></text:p>
          </table:table-cell>
          <table:table-cell office:value-type="float" office:value="1097465.6744900001" table:formula="msoxl:=  IF(SUM(F11,F19,F36,F50,F54,F58)=0,&quot;-&quot;,SUM(F11,F19,F36,F50,F54,F58))" table:style-name="ce54">
            <text:p>1,097,466<text:s/></text:p>
          </table:table-cell>
          <table:table-cell office:value-type="float" office:value="2660.9988999999996" table:formula="msoxl:=  IF(SUM(G11,G19,G36,G50,G54,G58)=0,&quot;-&quot;,SUM(G11,G19,G36,G50,G54,G58))" table:style-name="ce54">
            <text:p>2,661<text:s/></text:p>
          </table:table-cell>
          <table:table-cell office:value-type="float" office:value="584797.51824" table:formula="msoxl:=  IF(SUM(H11,H19,H36,H50,H54,H58)=0,&quot;-&quot;,SUM(H11,H19,H36,H50,H54,H58))" table:style-name="ce54">
            <text:p>584,798<text:s/></text:p>
          </table:table-cell>
          <table:table-cell office:value-type="float" office:value="105651.0635" table:formula="msoxl:=IF(SUM(K10,M10,O10,'漁業生產量值-漁業種類別魚類別生產量值14'!C10,'漁業生產量值-漁業種類別魚類別生產量值14'!E10)=0,&quot;-&quot;,SUM(K10,M10,O10,'漁業生產量值-漁業種類別魚類別生產量值14'!C10,'漁業生產量值-漁業種類別魚類別生產量值14'!E10))" table:style-name="ce19">
            <text:p>105,651<text:s/></text:p>
          </table:table-cell>
          <table:table-cell office:value-type="float" office:value="9407240.2460500002" table:formula="msoxl:=IF(SUM(L10,N10,P10,'漁業生產量值-漁業種類別魚類別生產量值14'!D10,'漁業生產量值-漁業種類別魚類別生產量值14'!F10)=0,&quot;-&quot;,SUM(L10,N10,P10,'漁業生產量值-漁業種類別魚類別生產量值14'!D10,'漁業生產量值-漁業種類別魚類別生產量值14'!F10))" table:style-name="ce19">
            <text:p>9,407,240<text:s/></text:p>
          </table:table-cell>
          <table:table-cell office:value-type="float" office:value="26922.686000000002" table:formula="msoxl:=  IF(SUM(K11,K19,K36,K50,K54,K58)=0,&quot;-&quot;,SUM(K11,K19,K36,K50,K54,K58))" table:style-name="ce54">
            <text:p>26,923<text:s/></text:p>
          </table:table-cell>
          <table:table-cell office:value-type="float" office:value="5061501.7359999996" table:formula="msoxl:=  IF(SUM(L11,L19,L36,L50,L54,L58)=0,&quot;-&quot;,SUM(L11,L19,L36,L50,L54,L58))" table:style-name="ce54">
            <text:p>5,061,502<text:s/></text:p>
          </table:table-cell>
          <table:table-cell office:value-type="float" office:value="62969.132000000005" table:formula="msoxl:=  IF(SUM(M11,M19,M36,M50,M54,M58)=0,&quot;-&quot;,SUM(M11,M19,M36,M50,M54,M58))" table:style-name="ce54">
            <text:p>62,969<text:s/></text:p>
          </table:table-cell>
          <table:table-cell office:value-type="float" office:value="3612621.5754" table:formula="msoxl:=  IF(SUM(N11,N19,N36,N50,N54,N58)=0,&quot;-&quot;,SUM(N11,N19,N36,N50,N54,N58))" table:style-name="ce54">
            <text:p>3,612,622<text:s/></text:p>
          </table:table-cell>
          <table:table-cell office:value-type="float" office:value="157.75099999999998" table:formula="msoxl:=  IF(SUM(O11,O19,O36,O50,O54,O58)=0,&quot;-&quot;,SUM(O11,O19,O36,O50,O54,O58))" table:style-name="ce54">
            <text:p>158<text:s/></text:p>
          </table:table-cell>
          <table:table-cell office:value-type="float" office:value="11729.373" table:formula="msoxl:=  IF(SUM(P11,P19,P36,P50,P54,P58)=0,&quot;-&quot;,SUM(P11,P19,P36,P50,P54,P58))" table:style-name="ce54">
            <text:p>11,72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489.75700000000001" table:formula="msoxl:=  IF(SUM(C12:C18)=0,&quot;-&quot;,SUM(C12:C18))" table:style-name="ce54">
            <text:p>490<text:s/></text:p>
          </table:table-cell>
          <table:table-cell office:value-type="float" office:value="58304.067799999997" table:formula="msoxl:=  IF(SUM(D12:D18)=0,&quot;-&quot;,SUM(D12:D18))" table:style-name="ce54">
            <text:p>58,304<text:s/></text:p>
          </table:table-cell>
          <table:table-cell office:value-type="float" office:value="6271" table:formula="msoxl:=  IF(SUM(E12:E18)=0,&quot;-&quot;,SUM(E12:E18))" table:style-name="ce54">
            <text:p>6,271<text:s/></text:p>
          </table:table-cell>
          <table:table-cell office:value-type="float" office:value="940650" table:formula="msoxl:=  IF(SUM(F12:F18)=0,&quot;-&quot;,SUM(F12:F18))" table:style-name="ce54">
            <text:p>940,650<text:s/></text:p>
          </table:table-cell>
          <table:table-cell office:value-type="float" office:value="878.64300000000003" table:formula="msoxl:=  IF(SUM(G12:G18)=0,&quot;-&quot;,SUM(G12:G18))" table:style-name="ce54">
            <text:p>879<text:s/></text:p>
          </table:table-cell>
          <table:table-cell office:value-type="float" office:value="147702.6128" table:formula="msoxl:=  IF(SUM(H12:H18)=0,&quot;-&quot;,SUM(H12:H18))" table:style-name="ce54">
            <text:p>147,703<text:s/></text:p>
          </table:table-cell>
          <table:table-cell office:value-type="float" office:value="2.3109999999999999" table:formula="msoxl:=IF(SUM(K11,M11,O11,'漁業生產量值-漁業種類別魚類別生產量值14'!C11,'漁業生產量值-漁業種類別魚類別生產量值14'!E11)=0,&quot;-&quot;,SUM(K11,M11,O11,'漁業生產量值-漁業種類別魚類別生產量值14'!C11,'漁業生產量值-漁業種類別魚類別生產量值14'!E11))" table:style-name="ce19">
            <text:p>2<text:s/></text:p>
          </table:table-cell>
          <table:table-cell office:value-type="float" office:value="107.4615" table:formula="msoxl:=IF(SUM(L11,N11,P11,'漁業生產量值-漁業種類別魚類別生產量值14'!D11,'漁業生產量值-漁業種類別魚類別生產量值14'!F11)=0,&quot;-&quot;,SUM(L11,N11,P11,'漁業生產量值-漁業種類別魚類別生產量值14'!D11,'漁業生產量值-漁業種類別魚類別生產量值14'!F11))" table:style-name="ce19">
            <text:p>107<text:s/></text:p>
          </table:table-cell>
          <table:table-cell office:value-type="string" office:string-value="-" table:formula="msoxl:=  IF(SUM(K12:K18)=0,&quot;-&quot;,SUM(K12:K18))" table:style-name="ce54">
            <text:p>-</text:p>
          </table:table-cell>
          <table:table-cell office:value-type="string" office:string-value="-" table:formula="msoxl:=  IF(SUM(L12:L18)=0,&quot;-&quot;,SUM(L12:L18))" table:style-name="ce54">
            <text:p>-</text:p>
          </table:table-cell>
          <table:table-cell office:value-type="string" office:string-value="-" table:formula="msoxl:=  IF(SUM(M12:M18)=0,&quot;-&quot;,SUM(M12:M18))" table:style-name="ce54">
            <text:p>-</text:p>
          </table:table-cell>
          <table:table-cell office:value-type="string" office:string-value="-" table:formula="msoxl:=  IF(SUM(N12:N18)=0,&quot;-&quot;,SUM(N12:N18))" table:style-name="ce54">
            <text:p>-</text:p>
          </table:table-cell>
          <table:table-cell office:value-type="string" office:string-value="-" table:formula="msoxl:=  IF(SUM(O12:O18)=0,&quot;-&quot;,SUM(O12:O18))" table:style-name="ce54">
            <text:p>-</text:p>
          </table:table-cell>
          <table:table-cell office:value-type="string" office:string-value="-" table:formula="msoxl:=  IF(SUM(P12:P18)=0,&quot;-&quot;,SUM(P12:P18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float" office:value="489.75700000000001" table:style-name="ce54">
            <text:p>490<text:s/></text:p>
          </table:table-cell>
          <table:table-cell office:value-type="float" office:value="58304.067799999997" table:style-name="ce54">
            <text:p>58,304<text:s/></text:p>
          </table:table-cell>
          <table:table-cell office:value-type="float" office:value="6271" table:style-name="ce54">
            <text:p>6,271<text:s/></text:p>
          </table:table-cell>
          <table:table-cell office:value-type="float" office:value="940650" table:style-name="ce54">
            <text:p>940,650<text:s/></text:p>
          </table:table-cell>
          <table:table-cell office:value-type="float" office:value="878.64300000000003" table:style-name="ce54">
            <text:p>879<text:s/></text:p>
          </table:table-cell>
          <table:table-cell office:value-type="float" office:value="147702.6128" table:style-name="ce54">
            <text:p>147,703<text:s/></text:p>
          </table:table-cell>
          <table:table-cell office:value-type="float" office:value="2.3109999999999999" table:formula="msoxl:=IF(SUM(K12,M12,O12,'漁業生產量值-漁業種類別魚類別生產量值14'!C12,'漁業生產量值-漁業種類別魚類別生產量值14'!E12)=0,&quot;-&quot;,SUM(K12,M12,O12,'漁業生產量值-漁業種類別魚類別生產量值14'!C12,'漁業生產量值-漁業種類別魚類別生產量值14'!E12))" table:style-name="ce19">
            <text:p>2<text:s/></text:p>
          </table:table-cell>
          <table:table-cell office:value-type="float" office:value="107.4615" table:formula="msoxl:=IF(SUM(L12,N12,P12,'漁業生產量值-漁業種類別魚類別生產量值14'!D12,'漁業生產量值-漁業種類別魚類別生產量值14'!F12)=0,&quot;-&quot;,SUM(L12,N12,P12,'漁業生產量值-漁業種類別魚類別生產量值14'!D12,'漁業生產量值-漁業種類別魚類別生產量值14'!F12))" table:style-name="ce19">
            <text:p>10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3,M13,O13,'漁業生產量值-漁業種類別魚類別生產量值14'!C13,'漁業生產量值-漁業種類別魚類別生產量值14'!E13)=0,&quot;-&quot;,SUM(K13,M13,O13,'漁業生產量值-漁業種類別魚類別生產量值14'!C13,'漁業生產量值-漁業種類別魚類別生產量值14'!E13))" table:style-name="ce19">
            <text:p>-</text:p>
          </table:table-cell>
          <table:table-cell office:value-type="string" office:string-value="-" table:formula="msoxl:=IF(SUM(L13,N13,P13,'漁業生產量值-漁業種類別魚類別生產量值14'!D13,'漁業生產量值-漁業種類別魚類別生產量值14'!F13)=0,&quot;-&quot;,SUM(L13,N13,P13,'漁業生產量值-漁業種類別魚類別生產量值14'!D13,'漁業生產量值-漁業種類別魚類別生產量值14'!F1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4,M14,O14,'漁業生產量值-漁業種類別魚類別生產量值14'!C14,'漁業生產量值-漁業種類別魚類別生產量值14'!E14)=0,&quot;-&quot;,SUM(K14,M14,O14,'漁業生產量值-漁業種類別魚類別生產量值14'!C14,'漁業生產量值-漁業種類別魚類別生產量值14'!E14))" table:style-name="ce19">
            <text:p>-</text:p>
          </table:table-cell>
          <table:table-cell office:value-type="string" office:string-value="-" table:formula="msoxl:=IF(SUM(L14,N14,P14,'漁業生產量值-漁業種類別魚類別生產量值14'!D14,'漁業生產量值-漁業種類別魚類別生產量值14'!F14)=0,&quot;-&quot;,SUM(L14,N14,P14,'漁業生產量值-漁業種類別魚類別生產量值14'!D14,'漁業生產量值-漁業種類別魚類別生產量值14'!F1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5,M15,O15,'漁業生產量值-漁業種類別魚類別生產量值14'!C15,'漁業生產量值-漁業種類別魚類別生產量值14'!E15)=0,&quot;-&quot;,SUM(K15,M15,O15,'漁業生產量值-漁業種類別魚類別生產量值14'!C15,'漁業生產量值-漁業種類別魚類別生產量值14'!E15))" table:style-name="ce19">
            <text:p>-</text:p>
          </table:table-cell>
          <table:table-cell office:value-type="string" office:string-value="-" table:formula="msoxl:=IF(SUM(L15,N15,P15,'漁業生產量值-漁業種類別魚類別生產量值14'!D15,'漁業生產量值-漁業種類別魚類別生產量值14'!F15)=0,&quot;-&quot;,SUM(L15,N15,P15,'漁業生產量值-漁業種類別魚類別生產量值14'!D15,'漁業生產量值-漁業種類別魚類別生產量值14'!F1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6,M16,O16,'漁業生產量值-漁業種類別魚類別生產量值14'!C16,'漁業生產量值-漁業種類別魚類別生產量值14'!E16)=0,&quot;-&quot;,SUM(K16,M16,O16,'漁業生產量值-漁業種類別魚類別生產量值14'!C16,'漁業生產量值-漁業種類別魚類別生產量值14'!E16))" table:style-name="ce19">
            <text:p>-</text:p>
          </table:table-cell>
          <table:table-cell office:value-type="string" office:string-value="-" table:formula="msoxl:=IF(SUM(L16,N16,P16,'漁業生產量值-漁業種類別魚類別生產量值14'!D16,'漁業生產量值-漁業種類別魚類別生產量值14'!F16)=0,&quot;-&quot;,SUM(L16,N16,P16,'漁業生產量值-漁業種類別魚類別生產量值14'!D16,'漁業生產量值-漁業種類別魚類別生產量值14'!F1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7,M17,O17,'漁業生產量值-漁業種類別魚類別生產量值14'!C17,'漁業生產量值-漁業種類別魚類別生產量值14'!E17)=0,&quot;-&quot;,SUM(K17,M17,O17,'漁業生產量值-漁業種類別魚類別生產量值14'!C17,'漁業生產量值-漁業種類別魚類別生產量值14'!E17))" table:style-name="ce19">
            <text:p>-</text:p>
          </table:table-cell>
          <table:table-cell office:value-type="string" office:string-value="-" table:formula="msoxl:=IF(SUM(L17,N17,P17,'漁業生產量值-漁業種類別魚類別生產量值14'!D17,'漁業生產量值-漁業種類別魚類別生產量值14'!F17)=0,&quot;-&quot;,SUM(L17,N17,P17,'漁業生產量值-漁業種類別魚類別生產量值14'!D17,'漁業生產量值-漁業種類別魚類別生產量值14'!F1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18,M18,O18,'漁業生產量值-漁業種類別魚類別生產量值14'!C18,'漁業生產量值-漁業種類別魚類別生產量值14'!E18)=0,&quot;-&quot;,SUM(K18,M18,O18,'漁業生產量值-漁業種類別魚類別生產量值14'!C18,'漁業生產量值-漁業種類別魚類別生產量值14'!E18))" table:style-name="ce19">
            <text:p>-</text:p>
          </table:table-cell>
          <table:table-cell office:value-type="string" office:string-value="-" table:formula="msoxl:=IF(SUM(L18,N18,P18,'漁業生產量值-漁業種類別魚類別生產量值14'!D18,'漁業生產量值-漁業種類別魚類別生產量值14'!F18)=0,&quot;-&quot;,SUM(L18,N18,P18,'漁業生產量值-漁業種類別魚類別生產量值14'!D18,'漁業生產量值-漁業種類別魚類別生產量值14'!F1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443.2115" table:formula="msoxl:=  IF(SUM(C20:C35)=0,&quot;-&quot;,SUM(C20:C35))" table:style-name="ce54">
            <text:p>443<text:s/></text:p>
          </table:table-cell>
          <table:table-cell office:value-type="float" office:value="59768.932999999997" table:formula="msoxl:=  IF(SUM(D20:D35)=0,&quot;-&quot;,SUM(D20:D35))" table:style-name="ce54">
            <text:p>59,769<text:s/></text:p>
          </table:table-cell>
          <table:table-cell office:value-type="float" office:value="687.17279999999994" table:formula="msoxl:=  IF(SUM(E20:E35)=0,&quot;-&quot;,SUM(E20:E35))" table:style-name="ce54">
            <text:p>687<text:s/></text:p>
          </table:table-cell>
          <table:table-cell office:value-type="float" office:value="146003.28259999998" table:formula="msoxl:=  IF(SUM(F20:F35)=0,&quot;-&quot;,SUM(F20:F35))" table:style-name="ce54">
            <text:p>146,003<text:s/></text:p>
          </table:table-cell>
          <table:table-cell office:value-type="float" office:value="1492.1679999999999" table:formula="msoxl:=  IF(SUM(G20:G35)=0,&quot;-&quot;,SUM(G20:G35))" table:style-name="ce54">
            <text:p>1,492<text:s/></text:p>
          </table:table-cell>
          <table:table-cell office:value-type="float" office:value="310219.70900000003" table:formula="msoxl:=  IF(SUM(H20:H35)=0,&quot;-&quot;,SUM(H20:H35))" table:style-name="ce54">
            <text:p>310,220<text:s/></text:p>
          </table:table-cell>
          <table:table-cell office:value-type="float" office:value="6.474499999999999" table:formula="msoxl:=IF(SUM(K19,M19,O19,'漁業生產量值-漁業種類別魚類別生產量值14'!C19,'漁業生產量值-漁業種類別魚類別生產量值14'!E19)=0,&quot;-&quot;,SUM(K19,M19,O19,'漁業生產量值-漁業種類別魚類別生產量值14'!C19,'漁業生產量值-漁業種類別魚類別生產量值14'!E19))" table:style-name="ce19">
            <text:p>6<text:s/></text:p>
          </table:table-cell>
          <table:table-cell office:value-type="float" office:value="819.62774999999999" table:formula="msoxl:=IF(SUM(L19,N19,P19,'漁業生產量值-漁業種類別魚類別生產量值14'!D19,'漁業生產量值-漁業種類別魚類別生產量值14'!F19)=0,&quot;-&quot;,SUM(L19,N19,P19,'漁業生產量值-漁業種類別魚類別生產量值14'!D19,'漁業生產量值-漁業種類別魚類別生產量值14'!F19))" table:style-name="ce19">
            <text:p>820<text:s/></text:p>
          </table:table-cell>
          <table:table-cell office:value-type="float" office:value="3.5999999999999997E-2" table:formula="msoxl:=  IF(SUM(K20:K35)=0,&quot;-&quot;,SUM(K20:K35))" table:style-name="ce54">
            <text:p>0<text:s/></text:p>
          </table:table-cell>
          <table:table-cell office:value-type="float" office:value="3.0960000000000001" table:formula="msoxl:=  IF(SUM(L20:L35)=0,&quot;-&quot;,SUM(L20:L35))" table:style-name="ce54">
            <text:p>3<text:s/></text:p>
          </table:table-cell>
          <table:table-cell office:value-type="string" office:string-value="-" table:formula="msoxl:=  IF(SUM(M20:M35)=0,&quot;-&quot;,SUM(M20:M35))" table:style-name="ce54">
            <text:p>-</text:p>
          </table:table-cell>
          <table:table-cell office:value-type="string" office:string-value="-" table:formula="msoxl:=  IF(SUM(N20:N35)=0,&quot;-&quot;,SUM(N20:N35))" table:style-name="ce54">
            <text:p>-</text:p>
          </table:table-cell>
          <table:table-cell office:value-type="string" office:string-value="-" table:formula="msoxl:=  IF(SUM(O20:O35)=0,&quot;-&quot;,SUM(O20:O35))" table:style-name="ce54">
            <text:p>-</text:p>
          </table:table-cell>
          <table:table-cell office:value-type="string" office:string-value="-" table:formula="msoxl:=  IF(SUM(P20:P35)=0,&quot;-&quot;,SUM(P20:P35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0,M20,O20,'漁業生產量值-漁業種類別魚類別生產量值14'!C20,'漁業生產量值-漁業種類別魚類別生產量值14'!E20)=0,&quot;-&quot;,SUM(K20,M20,O20,'漁業生產量值-漁業種類別魚類別生產量值14'!C20,'漁業生產量值-漁業種類別魚類別生產量值14'!E20))" table:style-name="ce19">
            <text:p>-</text:p>
          </table:table-cell>
          <table:table-cell office:value-type="string" office:string-value="-" table:formula="msoxl:=IF(SUM(L20,N20,P20,'漁業生產量值-漁業種類別魚類別生產量值14'!D20,'漁業生產量值-漁業種類別魚類別生產量值14'!F20)=0,&quot;-&quot;,SUM(L20,N20,P20,'漁業生產量值-漁業種類別魚類別生產量值14'!D20,'漁業生產量值-漁業種類別魚類別生產量值14'!F2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1,M21,O21,'漁業生產量值-漁業種類別魚類別生產量值14'!C21,'漁業生產量值-漁業種類別魚類別生產量值14'!E21)=0,&quot;-&quot;,SUM(K21,M21,O21,'漁業生產量值-漁業種類別魚類別生產量值14'!C21,'漁業生產量值-漁業種類別魚類別生產量值14'!E21))" table:style-name="ce19">
            <text:p>-</text:p>
          </table:table-cell>
          <table:table-cell office:value-type="string" office:string-value="-" table:formula="msoxl:=IF(SUM(L21,N21,P21,'漁業生產量值-漁業種類別魚類別生產量值14'!D21,'漁業生產量值-漁業種類別魚類別生產量值14'!F21)=0,&quot;-&quot;,SUM(L21,N21,P21,'漁業生產量值-漁業種類別魚類別生產量值14'!D21,'漁業生產量值-漁業種類別魚類別生產量值14'!F2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2,M22,O22,'漁業生產量值-漁業種類別魚類別生產量值14'!C22,'漁業生產量值-漁業種類別魚類別生產量值14'!E22)=0,&quot;-&quot;,SUM(K22,M22,O22,'漁業生產量值-漁業種類別魚類別生產量值14'!C22,'漁業生產量值-漁業種類別魚類別生產量值14'!E22))" table:style-name="ce19">
            <text:p>-</text:p>
          </table:table-cell>
          <table:table-cell office:value-type="string" office:string-value="-" table:formula="msoxl:=IF(SUM(L22,N22,P22,'漁業生產量值-漁業種類別魚類別生產量值14'!D22,'漁業生產量值-漁業種類別魚類別生產量值14'!F22)=0,&quot;-&quot;,SUM(L22,N22,P22,'漁業生產量值-漁業種類別魚類別生產量值14'!D22,'漁業生產量值-漁業種類別魚類別生產量值14'!F2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443.2115" table:style-name="ce54">
            <text:p>443<text:s/></text:p>
          </table:table-cell>
          <table:table-cell office:value-type="float" office:value="59768.932999999997" table:style-name="ce54">
            <text:p>59,769<text:s/></text:p>
          </table:table-cell>
          <table:table-cell office:value-type="float" office:value="454.31869999999998" table:style-name="ce54">
            <text:p>454<text:s/></text:p>
          </table:table-cell>
          <table:table-cell office:value-type="float" office:value="112186.43489999999" table:style-name="ce54">
            <text:p>112,186<text:s/></text:p>
          </table:table-cell>
          <table:table-cell office:value-type="float" office:value="971.05349999999999" table:style-name="ce54">
            <text:p>971<text:s/></text:p>
          </table:table-cell>
          <table:table-cell office:value-type="float" office:value="163438.30100000001" table:style-name="ce54">
            <text:p>163,438<text:s/></text:p>
          </table:table-cell>
          <table:table-cell office:value-type="float" office:value="6.4686999999999992" table:formula="msoxl:=IF(SUM(K23,M23,O23,'漁業生產量值-漁業種類別魚類別生產量值14'!C23,'漁業生產量值-漁業種類別魚類別生產量值14'!E23)=0,&quot;-&quot;,SUM(K23,M23,O23,'漁業生產量值-漁業種類別魚類別生產量值14'!C23,'漁業生產量值-漁業種類別魚類別生產量值14'!E23))" table:style-name="ce19">
            <text:p>6<text:s/></text:p>
          </table:table-cell>
          <table:table-cell office:value-type="float" office:value="819.04195000000004" table:formula="msoxl:=IF(SUM(L23,N23,P23,'漁業生產量值-漁業種類別魚類別生產量值14'!D23,'漁業生產量值-漁業種類別魚類別生產量值14'!F23)=0,&quot;-&quot;,SUM(L23,N23,P23,'漁業生產量值-漁業種類別魚類別生產量值14'!D23,'漁業生產量值-漁業種類別魚類別生產量值14'!F23))" table:style-name="ce19">
            <text:p>819<text:s/></text:p>
          </table:table-cell>
          <table:table-cell office:value-type="float" office:value="3.5999999999999997E-2" table:style-name="ce54">
            <text:p>0<text:s/></text:p>
          </table:table-cell>
          <table:table-cell office:value-type="float" office:value="3.0960000000000001" table:style-name="ce54">
            <text:p>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.5240999999999998" table:style-name="ce54">
            <text:p>3<text:s/></text:p>
          </table:table-cell>
          <table:table-cell office:value-type="float" office:value="312.59769999999997" table:style-name="ce54">
            <text:p>313<text:s/></text:p>
          </table:table-cell>
          <table:table-cell office:value-type="float" office:value="55.419499999999999" table:style-name="ce54">
            <text:p>55<text:s/></text:p>
          </table:table-cell>
          <table:table-cell office:value-type="float" office:value="9585.0580000000009" table:style-name="ce54">
            <text:p>9,585<text:s/></text:p>
          </table:table-cell>
          <table:table-cell office:value-type="float" office:value="5.7999999999999996E-3" table:formula="msoxl:=IF(SUM(K24,M24,O24,'漁業生產量值-漁業種類別魚類別生產量值14'!C24,'漁業生產量值-漁業種類別魚類別生產量值14'!E24)=0,&quot;-&quot;,SUM(K24,M24,O24,'漁業生產量值-漁業種類別魚類別生產量值14'!C24,'漁業生產量值-漁業種類別魚類別生產量值14'!E24))" table:style-name="ce19">
            <text:p>0<text:s/></text:p>
          </table:table-cell>
          <table:table-cell office:value-type="float" office:value="0.58579999999999999" table:formula="msoxl:=IF(SUM(L24,N24,P24,'漁業生產量值-漁業種類別魚類別生產量值14'!D24,'漁業生產量值-漁業種類別魚類別生產量值14'!F24)=0,&quot;-&quot;,SUM(L24,N24,P24,'漁業生產量值-漁業種類別魚類別生產量值14'!D24,'漁業生產量值-漁業種類別魚類別生產量值14'!F24))" table:style-name="ce19">
            <text:p>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5,M25,O25,'漁業生產量值-漁業種類別魚類別生產量值14'!C25,'漁業生產量值-漁業種類別魚類別生產量值14'!E25)=0,&quot;-&quot;,SUM(K25,M25,O25,'漁業生產量值-漁業種類別魚類別生產量值14'!C25,'漁業生產量值-漁業種類別魚類別生產量值14'!E25))" table:style-name="ce19">
            <text:p>-</text:p>
          </table:table-cell>
          <table:table-cell office:value-type="string" office:string-value="-" table:formula="msoxl:=IF(SUM(L25,N25,P25,'漁業生產量值-漁業種類別魚類別生產量值14'!D25,'漁業生產量值-漁業種類別魚類別生產量值14'!F25)=0,&quot;-&quot;,SUM(L25,N25,P25,'漁業生產量值-漁業種類別魚類別生產量值14'!D25,'漁業生產量值-漁業種類別魚類別生產量值14'!F2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6,M26,O26,'漁業生產量值-漁業種類別魚類別生產量值14'!C26,'漁業生產量值-漁業種類別魚類別生產量值14'!E26)=0,&quot;-&quot;,SUM(K26,M26,O26,'漁業生產量值-漁業種類別魚類別生產量值14'!C26,'漁業生產量值-漁業種類別魚類別生產量值14'!E26))" table:style-name="ce19">
            <text:p>-</text:p>
          </table:table-cell>
          <table:table-cell office:value-type="string" office:string-value="-" table:formula="msoxl:=IF(SUM(L26,N26,P26,'漁業生產量值-漁業種類別魚類別生產量值14'!D26,'漁業生產量值-漁業種類別魚類別生產量值14'!F26)=0,&quot;-&quot;,SUM(L26,N26,P26,'漁業生產量值-漁業種類別魚類別生產量值14'!D26,'漁業生產量值-漁業種類別魚類別生產量值14'!F2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7,M27,O27,'漁業生產量值-漁業種類別魚類別生產量值14'!C27,'漁業生產量值-漁業種類別魚類別生產量值14'!E27)=0,&quot;-&quot;,SUM(K27,M27,O27,'漁業生產量值-漁業種類別魚類別生產量值14'!C27,'漁業生產量值-漁業種類別魚類別生產量值14'!E27))" table:style-name="ce19">
            <text:p>-</text:p>
          </table:table-cell>
          <table:table-cell office:value-type="string" office:string-value="-" table:formula="msoxl:=IF(SUM(L27,N27,P27,'漁業生產量值-漁業種類別魚類別生產量值14'!D27,'漁業生產量值-漁業種類別魚類別生產量值14'!F27)=0,&quot;-&quot;,SUM(L27,N27,P27,'漁業生產量值-漁業種類別魚類別生產量值14'!D27,'漁業生產量值-漁業種類別魚類別生產量值14'!F2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8,M28,O28,'漁業生產量值-漁業種類別魚類別生產量值14'!C28,'漁業生產量值-漁業種類別魚類別生產量值14'!E28)=0,&quot;-&quot;,SUM(K28,M28,O28,'漁業生產量值-漁業種類別魚類別生產量值14'!C28,'漁業生產量值-漁業種類別魚類別生產量值14'!E28))" table:style-name="ce19">
            <text:p>-</text:p>
          </table:table-cell>
          <table:table-cell office:value-type="string" office:string-value="-" table:formula="msoxl:=IF(SUM(L28,N28,P28,'漁業生產量值-漁業種類別魚類別生產量值14'!D28,'漁業生產量值-漁業種類別魚類別生產量值14'!F28)=0,&quot;-&quot;,SUM(L28,N28,P28,'漁業生產量值-漁業種類別魚類別生產量值14'!D28,'漁業生產量值-漁業種類別魚類別生產量值14'!F2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29,M29,O29,'漁業生產量值-漁業種類別魚類別生產量值14'!C29,'漁業生產量值-漁業種類別魚類別生產量值14'!E29)=0,&quot;-&quot;,SUM(K29,M29,O29,'漁業生產量值-漁業種類別魚類別生產量值14'!C29,'漁業生產量值-漁業種類別魚類別生產量值14'!E29))" table:style-name="ce19">
            <text:p>-</text:p>
          </table:table-cell>
          <table:table-cell office:value-type="string" office:string-value="-" table:formula="msoxl:=IF(SUM(L29,N29,P29,'漁業生產量值-漁業種類別魚類別生產量值14'!D29,'漁業生產量值-漁業種類別魚類別生產量值14'!F29)=0,&quot;-&quot;,SUM(L29,N29,P29,'漁業生產量值-漁業種類別魚類別生產量值14'!D29,'漁業生產量值-漁業種類別魚類別生產量值14'!F2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0,M30,O30,'漁業生產量值-漁業種類別魚類別生產量值14'!C30,'漁業生產量值-漁業種類別魚類別生產量值14'!E30)=0,&quot;-&quot;,SUM(K30,M30,O30,'漁業生產量值-漁業種類別魚類別生產量值14'!C30,'漁業生產量值-漁業種類別魚類別生產量值14'!E30))" table:style-name="ce19">
            <text:p>-</text:p>
          </table:table-cell>
          <table:table-cell office:value-type="string" office:string-value="-" table:formula="msoxl:=IF(SUM(L30,N30,P30,'漁業生產量值-漁業種類別魚類別生產量值14'!D30,'漁業生產量值-漁業種類別魚類別生產量值14'!F30)=0,&quot;-&quot;,SUM(L30,N30,P30,'漁業生產量值-漁業種類別魚類別生產量值14'!D30,'漁業生產量值-漁業種類別魚類別生產量值14'!F3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1,M31,O31,'漁業生產量值-漁業種類別魚類別生產量值14'!C31,'漁業生產量值-漁業種類別魚類別生產量值14'!E31)=0,&quot;-&quot;,SUM(K31,M31,O31,'漁業生產量值-漁業種類別魚類別生產量值14'!C31,'漁業生產量值-漁業種類別魚類別生產量值14'!E31))" table:style-name="ce19">
            <text:p>-</text:p>
          </table:table-cell>
          <table:table-cell office:value-type="string" office:string-value="-" table:formula="msoxl:=IF(SUM(L31,N31,P31,'漁業生產量值-漁業種類別魚類別生產量值14'!D31,'漁業生產量值-漁業種類別魚類別生產量值14'!F31)=0,&quot;-&quot;,SUM(L31,N31,P31,'漁業生產量值-漁業種類別魚類別生產量值14'!D31,'漁業生產量值-漁業種類別魚類別生產量值14'!F3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2,M32,O32,'漁業生產量值-漁業種類別魚類別生產量值14'!C32,'漁業生產量值-漁業種類別魚類別生產量值14'!E32)=0,&quot;-&quot;,SUM(K32,M32,O32,'漁業生產量值-漁業種類別魚類別生產量值14'!C32,'漁業生產量值-漁業種類別魚類別生產量值14'!E32))" table:style-name="ce19">
            <text:p>-</text:p>
          </table:table-cell>
          <table:table-cell office:value-type="string" office:string-value="-" table:formula="msoxl:=IF(SUM(L32,N32,P32,'漁業生產量值-漁業種類別魚類別生產量值14'!D32,'漁業生產量值-漁業種類別魚類別生產量值14'!F32)=0,&quot;-&quot;,SUM(L32,N32,P32,'漁業生產量值-漁業種類別魚類別生產量值14'!D32,'漁業生產量值-漁業種類別魚類別生產量值14'!F3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3,M33,O33,'漁業生產量值-漁業種類別魚類別生產量值14'!C33,'漁業生產量值-漁業種類別魚類別生產量值14'!E33)=0,&quot;-&quot;,SUM(K33,M33,O33,'漁業生產量值-漁業種類別魚類別生產量值14'!C33,'漁業生產量值-漁業種類別魚類別生產量值14'!E33))" table:style-name="ce19">
            <text:p>-</text:p>
          </table:table-cell>
          <table:table-cell office:value-type="string" office:string-value="-" table:formula="msoxl:=IF(SUM(L33,N33,P33,'漁業生產量值-漁業種類別魚類別生產量值14'!D33,'漁業生產量值-漁業種類別魚類別生產量值14'!F33)=0,&quot;-&quot;,SUM(L33,N33,P33,'漁業生產量值-漁業種類別魚類別生產量值14'!D33,'漁業生產量值-漁業種類別魚類別生產量值14'!F3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4,M34,O34,'漁業生產量值-漁業種類別魚類別生產量值14'!C34,'漁業生產量值-漁業種類別魚類別生產量值14'!E34)=0,&quot;-&quot;,SUM(K34,M34,O34,'漁業生產量值-漁業種類別魚類別生產量值14'!C34,'漁業生產量值-漁業種類別魚類別生產量值14'!E34))" table:style-name="ce19">
            <text:p>-</text:p>
          </table:table-cell>
          <table:table-cell office:value-type="string" office:string-value="-" table:formula="msoxl:=IF(SUM(L34,N34,P34,'漁業生產量值-漁業種類別魚類別生產量值14'!D34,'漁業生產量值-漁業種類別魚類別生產量值14'!F34)=0,&quot;-&quot;,SUM(L34,N34,P34,'漁業生產量值-漁業種類別魚類別生產量值14'!D34,'漁業生產量值-漁業種類別魚類別生產量值14'!F3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30.33" table:style-name="ce54">
            <text:p>230<text:s/></text:p>
          </table:table-cell>
          <table:table-cell office:value-type="float" office:value="33504.25" table:style-name="ce54">
            <text:p>33,504<text:s/></text:p>
          </table:table-cell>
          <table:table-cell office:value-type="float" office:value="465.69499999999999" table:style-name="ce54">
            <text:p>466<text:s/></text:p>
          </table:table-cell>
          <table:table-cell office:value-type="float" office:value="137196.35" table:style-name="ce54">
            <text:p>137,196<text:s/></text:p>
          </table:table-cell>
          <table:table-cell office:value-type="string" office:string-value="-" table:formula="msoxl:=IF(SUM(K35,M35,O35,'漁業生產量值-漁業種類別魚類別生產量值14'!C35,'漁業生產量值-漁業種類別魚類別生產量值14'!E35)=0,&quot;-&quot;,SUM(K35,M35,O35,'漁業生產量值-漁業種類別魚類別生產量值14'!C35,'漁業生產量值-漁業種類別魚類別生產量值14'!E35))" table:style-name="ce19">
            <text:p>-</text:p>
          </table:table-cell>
          <table:table-cell office:value-type="string" office:string-value="-" table:formula="msoxl:=IF(SUM(L35,N35,P35,'漁業生產量值-漁業種類別魚類別生產量值14'!D35,'漁業生產量值-漁業種類別魚類別生產量值14'!F35)=0,&quot;-&quot;,SUM(L35,N35,P35,'漁業生產量值-漁業種類別魚類別生產量值14'!D35,'漁業生產量值-漁業種類別魚類別生產量值14'!F3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0.51848000000000005" table:formula="msoxl:=  IF(SUM(C37:C49)=0,&quot;-&quot;,SUM(C37:C49))" table:style-name="ce54">
            <text:p>1<text:s/></text:p>
          </table:table-cell>
          <table:table-cell office:value-type="float" office:value="42.351520000000001" table:formula="msoxl:=  IF(SUM(D37:D49)=0,&quot;-&quot;,SUM(D37:D49))" table:style-name="ce54">
            <text:p>42<text:s/></text:p>
          </table:table-cell>
          <table:table-cell office:value-type="float" office:value="42.459150000000001" table:formula="msoxl:=  IF(SUM(E37:E49)=0,&quot;-&quot;,SUM(E37:E49))" table:style-name="ce54">
            <text:p>42<text:s/></text:p>
          </table:table-cell>
          <table:table-cell office:value-type="float" office:value="10514.891889999999" table:formula="msoxl:=  IF(SUM(F37:F49)=0,&quot;-&quot;,SUM(F37:F49))" table:style-name="ce54">
            <text:p>10,515<text:s/></text:p>
          </table:table-cell>
          <table:table-cell office:value-type="float" office:value="108.5249" table:formula="msoxl:=  IF(SUM(G37:G49)=0,&quot;-&quot;,SUM(G37:G49))" table:style-name="ce54">
            <text:p>109<text:s/></text:p>
          </table:table-cell>
          <table:table-cell office:value-type="float" office:value="16372.132440000001" table:formula="msoxl:=  IF(SUM(H37:H49)=0,&quot;-&quot;,SUM(H37:H49))" table:style-name="ce54">
            <text:p>16,372<text:s/></text:p>
          </table:table-cell>
          <table:table-cell office:value-type="float" office:value="583.11400000000003" table:formula="msoxl:=IF(SUM(K36,M36,O36,'漁業生產量值-漁業種類別魚類別生產量值14'!C36,'漁業生產量值-漁業種類別魚類別生產量值14'!E36)=0,&quot;-&quot;,SUM(K36,M36,O36,'漁業生產量值-漁業種類別魚類別生產量值14'!C36,'漁業生產量值-漁業種類別魚類別生產量值14'!E36))" table:style-name="ce19">
            <text:p>583<text:s/></text:p>
          </table:table-cell>
          <table:table-cell office:value-type="float" office:value="60627.598400000003" table:formula="msoxl:=IF(SUM(L36,N36,P36,'漁業生產量值-漁業種類別魚類別生產量值14'!D36,'漁業生產量值-漁業種類別魚類別生產量值14'!F36)=0,&quot;-&quot;,SUM(L36,N36,P36,'漁業生產量值-漁業種類別魚類別生產量值14'!D36,'漁業生產量值-漁業種類別魚類別生產量值14'!F36))" table:style-name="ce19">
            <text:p>60,628<text:s/></text:p>
          </table:table-cell>
          <table:table-cell office:value-type="string" office:string-value="-" table:formula="msoxl:=  IF(SUM(K37:K49)=0,&quot;-&quot;,SUM(K37:K49))" table:style-name="ce54">
            <text:p>-</text:p>
          </table:table-cell>
          <table:table-cell office:value-type="string" office:string-value="-" table:formula="msoxl:=  IF(SUM(L37:L49)=0,&quot;-&quot;,SUM(L37:L49))" table:style-name="ce54">
            <text:p>-</text:p>
          </table:table-cell>
          <table:table-cell office:value-type="string" office:string-value="-" table:formula="msoxl:=  IF(SUM(M37:M49)=0,&quot;-&quot;,SUM(M37:M49))" table:style-name="ce54">
            <text:p>-</text:p>
          </table:table-cell>
          <table:table-cell office:value-type="string" office:string-value="-" table:formula="msoxl:=  IF(SUM(N37:N49)=0,&quot;-&quot;,SUM(N37:N49))" table:style-name="ce54">
            <text:p>-</text:p>
          </table:table-cell>
          <table:table-cell office:value-type="float" office:value="29" table:formula="msoxl:=  IF(SUM(O37:O49)=0,&quot;-&quot;,SUM(O37:O49))" table:style-name="ce54">
            <text:p>29<text:s/></text:p>
          </table:table-cell>
          <table:table-cell office:value-type="float" office:value="2900" table:formula="msoxl:=  IF(SUM(P37:P49)=0,&quot;-&quot;,SUM(P37:P49))" table:style-name="ce54">
            <text:p>2,90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6" table:style-name="ce54">
            <text:p>26<text:s/></text:p>
          </table:table-cell>
          <table:table-cell office:value-type="float" office:value="3673" table:style-name="ce54">
            <text:p>3,673<text:s/></text:p>
          </table:table-cell>
          <table:table-cell office:value-type="string" office:string-value="-" table:formula="msoxl:=IF(SUM(K37,M37,O37,'漁業生產量值-漁業種類別魚類別生產量值14'!C37,'漁業生產量值-漁業種類別魚類別生產量值14'!E37)=0,&quot;-&quot;,SUM(K37,M37,O37,'漁業生產量值-漁業種類別魚類別生產量值14'!C37,'漁業生產量值-漁業種類別魚類別生產量值14'!E37))" table:style-name="ce19">
            <text:p>-</text:p>
          </table:table-cell>
          <table:table-cell office:value-type="string" office:string-value="-" table:formula="msoxl:=IF(SUM(L37,N37,P37,'漁業生產量值-漁業種類別魚類別生產量值14'!D37,'漁業生產量值-漁業種類別魚類別生產量值14'!F37)=0,&quot;-&quot;,SUM(L37,N37,P37,'漁業生產量值-漁業種類別魚類別生產量值14'!D37,'漁業生產量值-漁業種類別魚類別生產量值14'!F3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8,M38,O38,'漁業生產量值-漁業種類別魚類別生產量值14'!C38,'漁業生產量值-漁業種類別魚類別生產量值14'!E38)=0,&quot;-&quot;,SUM(K38,M38,O38,'漁業生產量值-漁業種類別魚類別生產量值14'!C38,'漁業生產量值-漁業種類別魚類別生產量值14'!E38))" table:style-name="ce19">
            <text:p>-</text:p>
          </table:table-cell>
          <table:table-cell office:value-type="string" office:string-value="-" table:formula="msoxl:=IF(SUM(L38,N38,P38,'漁業生產量值-漁業種類別魚類別生產量值14'!D38,'漁業生產量值-漁業種類別魚類別生產量值14'!F38)=0,&quot;-&quot;,SUM(L38,N38,P38,'漁業生產量值-漁業種類別魚類別生產量值14'!D38,'漁業生產量值-漁業種類別魚類別生產量值14'!F3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39,M39,O39,'漁業生產量值-漁業種類別魚類別生產量值14'!C39,'漁業生產量值-漁業種類別魚類別生產量值14'!E39)=0,&quot;-&quot;,SUM(K39,M39,O39,'漁業生產量值-漁業種類別魚類別生產量值14'!C39,'漁業生產量值-漁業種類別魚類別生產量值14'!E39))" table:style-name="ce19">
            <text:p>-</text:p>
          </table:table-cell>
          <table:table-cell office:value-type="string" office:string-value="-" table:formula="msoxl:=IF(SUM(L39,N39,P39,'漁業生產量值-漁業種類別魚類別生產量值14'!D39,'漁業生產量值-漁業種類別魚類別生產量值14'!F39)=0,&quot;-&quot;,SUM(L39,N39,P39,'漁業生產量值-漁業種類別魚類別生產量值14'!D39,'漁業生產量值-漁業種類別魚類別生產量值14'!F3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7.659400000000002" table:style-name="ce54">
            <text:p>28<text:s/></text:p>
          </table:table-cell>
          <table:table-cell office:value-type="float" office:value="6837.9801399999997" table:style-name="ce54">
            <text:p>6,838<text:s/></text:p>
          </table:table-cell>
          <table:table-cell office:value-type="float" office:value="76.012900000000002" table:style-name="ce54">
            <text:p>76<text:s/></text:p>
          </table:table-cell>
          <table:table-cell office:value-type="float" office:value="11734.746440000001" table:style-name="ce54">
            <text:p>11,735<text:s/></text:p>
          </table:table-cell>
          <table:table-cell office:value-type="float" office:value="2.4E-2" table:formula="msoxl:=IF(SUM(K40,M40,O40,'漁業生產量值-漁業種類別魚類別生產量值14'!C40,'漁業生產量值-漁業種類別魚類別生產量值14'!E40)=0,&quot;-&quot;,SUM(K40,M40,O40,'漁業生產量值-漁業種類別魚類別生產量值14'!C40,'漁業生產量值-漁業種類別魚類別生產量值14'!E40))" table:style-name="ce19">
            <text:p>0<text:s/></text:p>
          </table:table-cell>
          <table:table-cell office:value-type="float" office:value="2.6183999999999998" table:formula="msoxl:=IF(SUM(L40,N40,P40,'漁業生產量值-漁業種類別魚類別生產量值14'!D40,'漁業生產量值-漁業種類別魚類別生產量值14'!F40)=0,&quot;-&quot;,SUM(L40,N40,P40,'漁業生產量值-漁業種類別魚類別生產量值14'!D40,'漁業生產量值-漁業種類別魚類別生產量值14'!F40))" table:style-name="ce19">
            <text:p>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float" office:value="0.51848000000000005" table:style-name="ce54">
            <text:p>1<text:s/></text:p>
          </table:table-cell>
          <table:table-cell office:value-type="float" office:value="42.351520000000001" table:style-name="ce54">
            <text:p>42<text:s/></text:p>
          </table:table-cell>
          <table:table-cell office:value-type="float" office:value="14.79975" table:style-name="ce54">
            <text:p>15<text:s/></text:p>
          </table:table-cell>
          <table:table-cell office:value-type="float" office:value="3676.9117500000002" table:style-name="ce54">
            <text:p>3,677<text:s/></text:p>
          </table:table-cell>
          <table:table-cell office:value-type="float" office:value="6.51" table:style-name="ce54">
            <text:p>7<text:s/></text:p>
          </table:table-cell>
          <table:table-cell office:value-type="float" office:value="963.48" table:style-name="ce54">
            <text:p>963<text:s/></text:p>
          </table:table-cell>
          <table:table-cell office:value-type="string" office:string-value="-" table:formula="msoxl:=IF(SUM(K41,M41,O41,'漁業生產量值-漁業種類別魚類別生產量值14'!C41,'漁業生產量值-漁業種類別魚類別生產量值14'!E41)=0,&quot;-&quot;,SUM(K41,M41,O41,'漁業生產量值-漁業種類別魚類別生產量值14'!C41,'漁業生產量值-漁業種類別魚類別生產量值14'!E41))" table:style-name="ce19">
            <text:p>-</text:p>
          </table:table-cell>
          <table:table-cell office:value-type="string" office:string-value="-" table:formula="msoxl:=IF(SUM(L41,N41,P41,'漁業生產量值-漁業種類別魚類別生產量值14'!D41,'漁業生產量值-漁業種類別魚類別生產量值14'!F41)=0,&quot;-&quot;,SUM(L41,N41,P41,'漁業生產量值-漁業種類別魚類別生產量值14'!D41,'漁業生產量值-漁業種類別魚類別生產量值14'!F4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2,M42,O42,'漁業生產量值-漁業種類別魚類別生產量值14'!C42,'漁業生產量值-漁業種類別魚類別生產量值14'!E42)=0,&quot;-&quot;,SUM(K42,M42,O42,'漁業生產量值-漁業種類別魚類別生產量值14'!C42,'漁業生產量值-漁業種類別魚類別生產量值14'!E42))" table:style-name="ce19">
            <text:p>-</text:p>
          </table:table-cell>
          <table:table-cell office:value-type="string" office:string-value="-" table:formula="msoxl:=IF(SUM(L42,N42,P42,'漁業生產量值-漁業種類別魚類別生產量值14'!D42,'漁業生產量值-漁業種類別魚類別生產量值14'!F42)=0,&quot;-&quot;,SUM(L42,N42,P42,'漁業生產量值-漁業種類別魚類別生產量值14'!D42,'漁業生產量值-漁業種類別魚類別生產量值14'!F4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3,M43,O43,'漁業生產量值-漁業種類別魚類別生產量值14'!C43,'漁業生產量值-漁業種類別魚類別生產量值14'!E43)=0,&quot;-&quot;,SUM(K43,M43,O43,'漁業生產量值-漁業種類別魚類別生產量值14'!C43,'漁業生產量值-漁業種類別魚類別生產量值14'!E43))" table:style-name="ce19">
            <text:p>-</text:p>
          </table:table-cell>
          <table:table-cell office:value-type="string" office:string-value="-" table:formula="msoxl:=IF(SUM(L43,N43,P43,'漁業生產量值-漁業種類別魚類別生產量值14'!D43,'漁業生產量值-漁業種類別魚類別生產量值14'!F43)=0,&quot;-&quot;,SUM(L43,N43,P43,'漁業生產量值-漁業種類別魚類別生產量值14'!D43,'漁業生產量值-漁業種類別魚類別生產量值14'!F4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4,M44,O44,'漁業生產量值-漁業種類別魚類別生產量值14'!C44,'漁業生產量值-漁業種類別魚類別生產量值14'!E44)=0,&quot;-&quot;,SUM(K44,M44,O44,'漁業生產量值-漁業種類別魚類別生產量值14'!C44,'漁業生產量值-漁業種類別魚類別生產量值14'!E44))" table:style-name="ce19">
            <text:p>-</text:p>
          </table:table-cell>
          <table:table-cell office:value-type="string" office:string-value="-" table:formula="msoxl:=IF(SUM(L44,N44,P44,'漁業生產量值-漁業種類別魚類別生產量值14'!D44,'漁業生產量值-漁業種類別魚類別生產量值14'!F44)=0,&quot;-&quot;,SUM(L44,N44,P44,'漁業生產量值-漁業種類別魚類別生產量值14'!D44,'漁業生產量值-漁業種類別魚類別生產量值14'!F4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5,M45,O45,'漁業生產量值-漁業種類別魚類別生產量值14'!C45,'漁業生產量值-漁業種類別魚類別生產量值14'!E45)=0,&quot;-&quot;,SUM(K45,M45,O45,'漁業生產量值-漁業種類別魚類別生產量值14'!C45,'漁業生產量值-漁業種類別魚類別生產量值14'!E45))" table:style-name="ce19">
            <text:p>-</text:p>
          </table:table-cell>
          <table:table-cell office:value-type="string" office:string-value="-" table:formula="msoxl:=IF(SUM(L45,N45,P45,'漁業生產量值-漁業種類別魚類別生產量值14'!D45,'漁業生產量值-漁業種類別魚類別生產量值14'!F45)=0,&quot;-&quot;,SUM(L45,N45,P45,'漁業生產量值-漁業種類別魚類別生產量值14'!D45,'漁業生產量值-漁業種類別魚類別生產量值14'!F4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6,M46,O46,'漁業生產量值-漁業種類別魚類別生產量值14'!C46,'漁業生產量值-漁業種類別魚類別生產量值14'!E46)=0,&quot;-&quot;,SUM(K46,M46,O46,'漁業生產量值-漁業種類別魚類別生產量值14'!C46,'漁業生產量值-漁業種類別魚類別生產量值14'!E46))" table:style-name="ce19">
            <text:p>-</text:p>
          </table:table-cell>
          <table:table-cell office:value-type="string" office:string-value="-" table:formula="msoxl:=IF(SUM(L46,N46,P46,'漁業生產量值-漁業種類別魚類別生產量值14'!D46,'漁業生產量值-漁業種類別魚類別生產量值14'!F46)=0,&quot;-&quot;,SUM(L46,N46,P46,'漁業生產量值-漁業種類別魚類別生產量值14'!D46,'漁業生產量值-漁業種類別魚類別生產量值14'!F4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7,M47,O47,'漁業生產量值-漁業種類別魚類別生產量值14'!C47,'漁業生產量值-漁業種類別魚類別生產量值14'!E47)=0,&quot;-&quot;,SUM(K47,M47,O47,'漁業生產量值-漁業種類別魚類別生產量值14'!C47,'漁業生產量值-漁業種類別魚類別生產量值14'!E47))" table:style-name="ce19">
            <text:p>-</text:p>
          </table:table-cell>
          <table:table-cell office:value-type="string" office:string-value="-" table:formula="msoxl:=IF(SUM(L47,N47,P47,'漁業生產量值-漁業種類別魚類別生產量值14'!D47,'漁業生產量值-漁業種類別魚類別生產量值14'!F47)=0,&quot;-&quot;,SUM(L47,N47,P47,'漁業生產量值-漁業種類別魚類別生產量值14'!D47,'漁業生產量值-漁業種類別魚類別生產量值14'!F4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48,M48,O48,'漁業生產量值-漁業種類別魚類別生產量值14'!C48,'漁業生產量值-漁業種類別魚類別生產量值14'!E48)=0,&quot;-&quot;,SUM(K48,M48,O48,'漁業生產量值-漁業種類別魚類別生產量值14'!C48,'漁業生產量值-漁業種類別魚類別生產量值14'!E48))" table:style-name="ce19">
            <text:p>-</text:p>
          </table:table-cell>
          <table:table-cell office:value-type="string" office:string-value="-" table:formula="msoxl:=IF(SUM(L48,N48,P48,'漁業生產量值-漁業種類別魚類別生產量值14'!D48,'漁業生產量值-漁業種類別魚類別生產量值14'!F48)=0,&quot;-&quot;,SUM(L48,N48,P48,'漁業生產量值-漁業種類別魚類別生產量值14'!D48,'漁業生產量值-漁業種類別魚類別生產量值14'!F4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E-3" table:style-name="ce54">
            <text:p>0<text:s/></text:p>
          </table:table-cell>
          <table:table-cell office:value-type="float" office:value="0.90600000000000003" table:style-name="ce54">
            <text:p>1<text:s/></text:p>
          </table:table-cell>
          <table:table-cell office:value-type="float" office:value="583.09" table:formula="msoxl:=IF(SUM(K49,M49,O49,'漁業生產量值-漁業種類別魚類別生產量值14'!C49,'漁業生產量值-漁業種類別魚類別生產量值14'!E49)=0,&quot;-&quot;,SUM(K49,M49,O49,'漁業生產量值-漁業種類別魚類別生產量值14'!C49,'漁業生產量值-漁業種類別魚類別生產量值14'!E49))" table:style-name="ce19">
            <text:p>583<text:s/></text:p>
          </table:table-cell>
          <table:table-cell office:value-type="float" office:value="60624.98" table:formula="msoxl:=IF(SUM(L49,N49,P49,'漁業生產量值-漁業種類別魚類別生產量值14'!D49,'漁業生產量值-漁業種類別魚類別生產量值14'!F49)=0,&quot;-&quot;,SUM(L49,N49,P49,'漁業生產量值-漁業種類別魚類別生產量值14'!D49,'漁業生產量值-漁業種類別魚類別生產量值14'!F49))" table:style-name="ce19">
            <text:p>60,62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9" table:style-name="ce54">
            <text:p>29<text:s/></text:p>
          </table:table-cell>
          <table:table-cell office:value-type="float" office:value="2900" table:style-name="ce54">
            <text:p>2,90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54">
            <text:p>-</text:p>
          </table:table-cell>
          <table:table-cell office:value-type="string" office:string-value="-" table:formula="msoxl:=  IF(SUM(D51:D53)=0,&quot;-&quot;,SUM(D51:D53))" table:style-name="ce54">
            <text:p>-</text:p>
          </table:table-cell>
          <table:table-cell office:value-type="string" office:string-value="-" table:formula="msoxl:=  IF(SUM(E51:E53)=0,&quot;-&quot;,SUM(E51:E53))" table:style-name="ce54">
            <text:p>-</text:p>
          </table:table-cell>
          <table:table-cell office:value-type="string" office:string-value="-" table:formula="msoxl:=  IF(SUM(F51:F53)=0,&quot;-&quot;,SUM(F51:F53))" table:style-name="ce54">
            <text:p>-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float" office:value="28462.310000000005" table:formula="msoxl:=IF(SUM(K50,M50,O50,'漁業生產量值-漁業種類別魚類別生產量值14'!C50,'漁業生產量值-漁業種類別魚類別生產量值14'!E50)=0,&quot;-&quot;,SUM(K50,M50,O50,'漁業生產量值-漁業種類別魚類別生產量值14'!C50,'漁業生產量值-漁業種類別魚類別生產量值14'!E50))" table:style-name="ce19">
            <text:p>28,462<text:s/></text:p>
          </table:table-cell>
          <table:table-cell office:value-type="float" office:value="5176951.8499999996" table:formula="msoxl:=IF(SUM(L50,N50,P50,'漁業生產量值-漁業種類別魚類別生產量值14'!D50,'漁業生產量值-漁業種類別魚類別生產量值14'!F50)=0,&quot;-&quot;,SUM(L50,N50,P50,'漁業生產量值-漁業種類別魚類別生產量值14'!D50,'漁業生產量值-漁業種類別魚類別生產量值14'!F50))" table:style-name="ce19">
            <text:p>5,176,952<text:s/></text:p>
          </table:table-cell>
          <table:table-cell office:value-type="float" office:value="26922.65" table:formula="msoxl:=  IF(SUM(K51:K53)=0,&quot;-&quot;,SUM(K51:K53))" table:style-name="ce54">
            <text:p>26,923<text:s/></text:p>
          </table:table-cell>
          <table:table-cell office:value-type="float" office:value="5061498.6399999997" table:formula="msoxl:=  IF(SUM(L51:L53)=0,&quot;-&quot;,SUM(L51:L53))" table:style-name="ce54">
            <text:p>5,061,499<text:s/></text:p>
          </table:table-cell>
          <table:table-cell office:value-type="float" office:value="1365.4" table:formula="msoxl:=  IF(SUM(M51:M53)=0,&quot;-&quot;,SUM(M51:M53))" table:style-name="ce54">
            <text:p>1,365<text:s/></text:p>
          </table:table-cell>
          <table:table-cell office:value-type="float" office:value="77031.360000000001" table:formula="msoxl:=  IF(SUM(N51:N53)=0,&quot;-&quot;,SUM(N51:N53))" table:style-name="ce54">
            <text:p>77,031<text:s/></text:p>
          </table:table-cell>
          <table:table-cell office:value-type="float" office:value="102.2" table:formula="msoxl:=  IF(SUM(O51:O53)=0,&quot;-&quot;,SUM(O51:O53))" table:style-name="ce54">
            <text:p>102<text:s/></text:p>
          </table:table-cell>
          <table:table-cell office:value-type="float" office:value="6949.6" table:formula="msoxl:=  IF(SUM(P51:P53)=0,&quot;-&quot;,SUM(P51:P53))" table:style-name="ce54">
            <text:p>6,95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8462.310000000005" table:formula="msoxl:=IF(SUM(K51,M51,O51,'漁業生產量值-漁業種類別魚類別生產量值14'!C51,'漁業生產量值-漁業種類別魚類別生產量值14'!E51)=0,&quot;-&quot;,SUM(K51,M51,O51,'漁業生產量值-漁業種類別魚類別生產量值14'!C51,'漁業生產量值-漁業種類別魚類別生產量值14'!E51))" table:style-name="ce19">
            <text:p>28,462<text:s/></text:p>
          </table:table-cell>
          <table:table-cell office:value-type="float" office:value="5176951.8499999996" table:formula="msoxl:=IF(SUM(L51,N51,P51,'漁業生產量值-漁業種類別魚類別生產量值14'!D51,'漁業生產量值-漁業種類別魚類別生產量值14'!F51)=0,&quot;-&quot;,SUM(L51,N51,P51,'漁業生產量值-漁業種類別魚類別生產量值14'!D51,'漁業生產量值-漁業種類別魚類別生產量值14'!F51))" table:style-name="ce19">
            <text:p>5,176,952<text:s/></text:p>
          </table:table-cell>
          <table:table-cell office:value-type="float" office:value="26922.65" table:style-name="ce54">
            <text:p>26,923<text:s/></text:p>
          </table:table-cell>
          <table:table-cell office:value-type="float" office:value="5061498.6399999997" table:style-name="ce54">
            <text:p>5,061,499<text:s/></text:p>
          </table:table-cell>
          <table:table-cell office:value-type="float" office:value="1365.4" table:style-name="ce54">
            <text:p>1,365<text:s/></text:p>
          </table:table-cell>
          <table:table-cell office:value-type="float" office:value="77031.360000000001" table:style-name="ce54">
            <text:p>77,031<text:s/></text:p>
          </table:table-cell>
          <table:table-cell office:value-type="float" office:value="102.2" table:style-name="ce54">
            <text:p>102<text:s/></text:p>
          </table:table-cell>
          <table:table-cell office:value-type="float" office:value="6949.6" table:style-name="ce54">
            <text:p>6,95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2,M52,O52,'漁業生產量值-漁業種類別魚類別生產量值14'!C52,'漁業生產量值-漁業種類別魚類別生產量值14'!E52)=0,&quot;-&quot;,SUM(K52,M52,O52,'漁業生產量值-漁業種類別魚類別生產量值14'!C52,'漁業生產量值-漁業種類別魚類別生產量值14'!E52))" table:style-name="ce19">
            <text:p>-</text:p>
          </table:table-cell>
          <table:table-cell office:value-type="string" office:string-value="-" table:formula="msoxl:=IF(SUM(L52,N52,P52,'漁業生產量值-漁業種類別魚類別生產量值14'!D52,'漁業生產量值-漁業種類別魚類別生產量值14'!F52)=0,&quot;-&quot;,SUM(L52,N52,P52,'漁業生產量值-漁業種類別魚類別生產量值14'!D52,'漁業生產量值-漁業種類別魚類別生產量值14'!F5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3,M53,O53,'漁業生產量值-漁業種類別魚類別生產量值14'!C53,'漁業生產量值-漁業種類別魚類別生產量值14'!E53)=0,&quot;-&quot;,SUM(K53,M53,O53,'漁業生產量值-漁業種類別魚類別生產量值14'!C53,'漁業生產量值-漁業種類別魚類別生產量值14'!E53))" table:style-name="ce19">
            <text:p>-</text:p>
          </table:table-cell>
          <table:table-cell office:value-type="string" office:string-value="-" table:formula="msoxl:=IF(SUM(L53,N53,P53,'漁業生產量值-漁業種類別魚類別生產量值14'!D53,'漁業生產量值-漁業種類別魚類別生產量值14'!F53)=0,&quot;-&quot;,SUM(L53,N53,P53,'漁業生產量值-漁業種類別魚類別生產量值14'!D53,'漁業生產量值-漁業種類別魚類別生產量值14'!F5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IF(SUM(K54,M54,O54,'漁業生產量值-漁業種類別魚類別生產量值14'!C54,'漁業生產量值-漁業種類別魚類別生產量值14'!E54)=0,&quot;-&quot;,SUM(K54,M54,O54,'漁業生產量值-漁業種類別魚類別生產量值14'!C54,'漁業生產量值-漁業種類別魚類別生產量值14'!E54))" table:style-name="ce19">
            <text:p>-</text:p>
          </table:table-cell>
          <table:table-cell office:value-type="string" office:string-value="-" table:formula="msoxl:=IF(SUM(L54,N54,P54,'漁業生產量值-漁業種類別魚類別生產量值14'!D54,'漁業生產量值-漁業種類別魚類別生產量值14'!F54)=0,&quot;-&quot;,SUM(L54,N54,P54,'漁業生產量值-漁業種類別魚類別生產量值14'!D54,'漁業生產量值-漁業種類別魚類別生產量值14'!F54))" table:style-name="ce19">
            <text:p>-</text:p>
          </table:table-cell>
          <table:table-cell office:value-type="string" office:string-value="-" table:formula="msoxl:=  IF(SUM(K55:K57)=0,&quot;-&quot;,SUM(K55:K57))" table:style-name="ce54">
            <text:p>-</text:p>
          </table:table-cell>
          <table:table-cell office:value-type="string" office:string-value="-" table:formula="msoxl:=  IF(SUM(L55:L57)=0,&quot;-&quot;,SUM(L55:L57))" table:style-name="ce54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office:value-type="string" office:string-value="-" table:formula="msoxl:=  IF(SUM(O55:O57)=0,&quot;-&quot;,SUM(O55:O57))" table:style-name="ce54">
            <text:p>-</text:p>
          </table:table-cell>
          <table:table-cell office:value-type="string" office:string-value="-" table:formula="msoxl:=  IF(SUM(P55:P57)=0,&quot;-&quot;,SUM(P55:P57))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5,M55,O55,'漁業生產量值-漁業種類別魚類別生產量值14'!C55,'漁業生產量值-漁業種類別魚類別生產量值14'!E55)=0,&quot;-&quot;,SUM(K55,M55,O55,'漁業生產量值-漁業種類別魚類別生產量值14'!C55,'漁業生產量值-漁業種類別魚類別生產量值14'!E55))" table:style-name="ce19">
            <text:p>-</text:p>
          </table:table-cell>
          <table:table-cell office:value-type="string" office:string-value="-" table:formula="msoxl:=IF(SUM(L55,N55,P55,'漁業生產量值-漁業種類別魚類別生產量值14'!D55,'漁業生產量值-漁業種類別魚類別生產量值14'!F55)=0,&quot;-&quot;,SUM(L55,N55,P55,'漁業生產量值-漁業種類別魚類別生產量值14'!D55,'漁業生產量值-漁業種類別魚類別生產量值14'!F5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6,M56,O56,'漁業生產量值-漁業種類別魚類別生產量值14'!C56,'漁業生產量值-漁業種類別魚類別生產量值14'!E56)=0,&quot;-&quot;,SUM(K56,M56,O56,'漁業生產量值-漁業種類別魚類別生產量值14'!C56,'漁業生產量值-漁業種類別魚類別生產量值14'!E56))" table:style-name="ce19">
            <text:p>-</text:p>
          </table:table-cell>
          <table:table-cell office:value-type="string" office:string-value="-" table:formula="msoxl:=IF(SUM(L56,N56,P56,'漁業生產量值-漁業種類別魚類別生產量值14'!D56,'漁業生產量值-漁業種類別魚類別生產量值14'!F56)=0,&quot;-&quot;,SUM(L56,N56,P56,'漁業生產量值-漁業種類別魚類別生產量值14'!D56,'漁業生產量值-漁業種類別魚類別生產量值14'!F5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57,M57,O57,'漁業生產量值-漁業種類別魚類別生產量值14'!C57,'漁業生產量值-漁業種類別魚類別生產量值14'!E57)=0,&quot;-&quot;,SUM(K57,M57,O57,'漁業生產量值-漁業種類別魚類別生產量值14'!C57,'漁業生產量值-漁業種類別魚類別生產量值14'!E57))" table:style-name="ce19">
            <text:p>-</text:p>
          </table:table-cell>
          <table:table-cell office:value-type="string" office:string-value="-" table:formula="msoxl:=IF(SUM(L57,N57,P57,'漁業生產量值-漁業種類別魚類別生產量值14'!D57,'漁業生產量值-漁業種類別魚類別生產量值14'!F57)=0,&quot;-&quot;,SUM(L57,N57,P57,'漁業生產量值-漁業種類別魚類別生產量值14'!D57,'漁業生產量值-漁業種類別魚類別生產量值14'!F5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string" office:string-value="-" table:formula="msoxl:=  IF(SUM(C59,C60,C61,C63)=0,IF(C62=0,&quot;-&quot;,C62),SUM(C59,C60,C61,C63))" table:style-name="ce54">
            <text:p>-</text:p>
          </table:table-cell>
          <table:table-cell office:value-type="string" office:string-value="-" table:formula="msoxl:=  IF(SUM(D59:D63)=0,&quot;-&quot;,SUM(D59:D63))" table:style-name="ce54">
            <text:p>-</text:p>
          </table:table-cell>
          <table:table-cell office:value-type="float" office:value="0.85" table:formula="msoxl:=  IF(SUM(E59,E60,E61,E63)=0,IF(E62=0,&quot;-&quot;,E62),SUM(E59,E60,E61,E63))" table:style-name="ce54">
            <text:p>1<text:s/></text:p>
          </table:table-cell>
          <table:table-cell office:value-type="float" office:value="297.5" table:formula="msoxl:=  IF(SUM(F59:F63)=0,&quot;-&quot;,SUM(F59:F63))" table:style-name="ce54">
            <text:p>298<text:s/></text:p>
          </table:table-cell>
          <table:table-cell office:value-type="float" office:value="181.66300000000001" table:formula="msoxl:=  IF(SUM(G59,G60,G61,G63)=0,IF(G62=0,&quot;-&quot;,G62),SUM(G59,G60,G61,G63))" table:style-name="ce54">
            <text:p>182<text:s/></text:p>
          </table:table-cell>
          <table:table-cell office:value-type="float" office:value="110503.064" table:formula="msoxl:=  IF(SUM(H59:H63)=0,&quot;-&quot;,SUM(H59:H63))" table:style-name="ce54">
            <text:p>110,503<text:s/></text:p>
          </table:table-cell>
          <table:table-cell office:value-type="float" office:value="76596.854000000007" table:formula="msoxl:=IF(SUM(K58,M58,O58,'漁業生產量值-漁業種類別魚類別生產量值14'!C58,'漁業生產量值-漁業種類別魚類別生產量值14'!E58)=0,&quot;-&quot;,SUM(K58,M58,O58,'漁業生產量值-漁業種類別魚類別生產量值14'!C58,'漁業生產量值-漁業種類別魚類別生產量值14'!E58))" table:style-name="ce19">
            <text:p>76,597<text:s/></text:p>
          </table:table-cell>
          <table:table-cell office:value-type="float" office:value="4168733.7083999999" table:formula="msoxl:=IF(SUM(L58,N58,P58,'漁業生產量值-漁業種類別魚類別生產量值14'!D58,'漁業生產量值-漁業種類別魚類別生產量值14'!F58)=0,&quot;-&quot;,SUM(L58,N58,P58,'漁業生產量值-漁業種類別魚類別生產量值14'!D58,'漁業生產量值-漁業種類別魚類別生產量值14'!F58))" table:style-name="ce19">
            <text:p>4,168,734<text:s/></text:p>
          </table:table-cell>
          <table:table-cell office:value-type="string" office:string-value="-" table:formula="msoxl:=  IF(SUM(K59,K60,K61,K63)=0,IF(K62=0,&quot;-&quot;,K62),SUM(K59,K60,K61,K63))" table:style-name="ce54">
            <text:p>-</text:p>
          </table:table-cell>
          <table:table-cell office:value-type="string" office:string-value="-" table:formula="msoxl:=  IF(SUM(L59:L63)=0,&quot;-&quot;,SUM(L59:L63))" table:style-name="ce54">
            <text:p>-</text:p>
          </table:table-cell>
          <table:table-cell office:value-type="float" office:value="61603.732000000004" table:formula="msoxl:=  IF(SUM(M59,M60,M61,M63)=0,IF(M62=0,&quot;-&quot;,M62),SUM(M59,M60,M61,M63))" table:style-name="ce54">
            <text:p>61,604<text:s/></text:p>
          </table:table-cell>
          <table:table-cell office:value-type="float" office:value="3535590.2154000001" table:formula="msoxl:=  IF(SUM(N59:N63)=0,&quot;-&quot;,SUM(N59:N63))" table:style-name="ce54">
            <text:p>3,535,590<text:s/></text:p>
          </table:table-cell>
          <table:table-cell office:value-type="float" office:value="26.550999999999998" table:formula="msoxl:=  IF(SUM(O59,O60,O61,O63)=0,IF(O62=0,&quot;-&quot;,O62),SUM(O59,O60,O61,O63))" table:style-name="ce54">
            <text:p>27<text:s/></text:p>
          </table:table-cell>
          <table:table-cell office:value-type="float" office:value="1879.7729999999999" table:formula="msoxl:=  IF(SUM(P59:P63)=0,&quot;-&quot;,SUM(P59:P63))" table:style-name="ce54">
            <text:p>1,88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0.85" table:style-name="ce54">
            <text:p>1<text:s/></text:p>
          </table:table-cell>
          <table:table-cell office:value-type="float" office:value="297.5" table:style-name="ce54">
            <text:p>298<text:s/></text:p>
          </table:table-cell>
          <table:table-cell office:value-type="float" office:value="107.795" table:style-name="ce54">
            <text:p>108<text:s/></text:p>
          </table:table-cell>
          <table:table-cell office:value-type="float" office:value="16850.423999999999" table:style-name="ce54">
            <text:p>16,850<text:s/></text:p>
          </table:table-cell>
          <table:table-cell office:value-type="float" office:value="61630.283000000003" table:formula="msoxl:=IF(SUM(K59,M59,O59,'漁業生產量值-漁業種類別魚類別生產量值14'!C59,'漁業生產量值-漁業種類別魚類別生產量值14'!E59)=0,&quot;-&quot;,SUM(K59,M59,O59,'漁業生產量值-漁業種類別魚類別生產量值14'!C59,'漁業生產量值-漁業種類別魚類別生產量值14'!E59))" table:style-name="ce19">
            <text:p>61,630<text:s/></text:p>
          </table:table-cell>
          <table:table-cell office:value-type="float" office:value="3537469.9884000001" table:formula="msoxl:=IF(SUM(L59,N59,P59,'漁業生產量值-漁業種類別魚類別生產量值14'!D59,'漁業生產量值-漁業種類別魚類別生產量值14'!F59)=0,&quot;-&quot;,SUM(L59,N59,P59,'漁業生產量值-漁業種類別魚類別生產量值14'!D59,'漁業生產量值-漁業種類別魚類別生產量值14'!F59))" table:style-name="ce19">
            <text:p>3,537,470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1603.732000000004" table:style-name="ce54">
            <text:p>61,604<text:s/></text:p>
          </table:table-cell>
          <table:table-cell office:value-type="float" office:value="3535590.2154000001" table:style-name="ce54">
            <text:p>3,535,590<text:s/></text:p>
          </table:table-cell>
          <table:table-cell office:value-type="float" office:value="26.550999999999998" table:style-name="ce54">
            <text:p>27<text:s/></text:p>
          </table:table-cell>
          <table:table-cell office:value-type="float" office:value="1879.7729999999999" table:style-name="ce54">
            <text:p>1,88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3.867999999999995" table:style-name="ce54">
            <text:p>74<text:s/></text:p>
          </table:table-cell>
          <table:table-cell office:value-type="float" office:value="93652.64" table:style-name="ce54">
            <text:p>93,653<text:s/></text:p>
          </table:table-cell>
          <table:table-cell office:value-type="float" office:value="14965.376" table:formula="msoxl:=IF(SUM(K60,M60,O60,'漁業生產量值-漁業種類別魚類別生產量值14'!C60,'漁業生產量值-漁業種類別魚類別生產量值14'!E60)=0,&quot;-&quot;,SUM(K60,M60,O60,'漁業生產量值-漁業種類別魚類別生產量值14'!C60,'漁業生產量值-漁業種類別魚類別生產量值14'!E60))" table:style-name="ce19">
            <text:p>14,965<text:s/></text:p>
          </table:table-cell>
          <table:table-cell office:value-type="float" office:value="631192.02" table:formula="msoxl:=IF(SUM(L60,N60,P60,'漁業生產量值-漁業種類別魚類別生產量值14'!D60,'漁業生產量值-漁業種類別魚類別生產量值14'!F60)=0,&quot;-&quot;,SUM(L60,N60,P60,'漁業生產量值-漁業種類別魚類別生產量值14'!D60,'漁業生產量值-漁業種類別魚類別生產量值14'!F60))" table:style-name="ce19">
            <text:p>631,19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61,M61,O61,'漁業生產量值-漁業種類別魚類別生產量值14'!C61,'漁業生產量值-漁業種類別魚類別生產量值14'!E61)=0,&quot;-&quot;,SUM(K61,M61,O61,'漁業生產量值-漁業種類別魚類別生產量值14'!C61,'漁業生產量值-漁業種類別魚類別生產量值14'!E61))" table:style-name="ce19">
            <text:p>-</text:p>
          </table:table-cell>
          <table:table-cell office:value-type="string" office:string-value="-" table:formula="msoxl:=IF(SUM(L61,N61,P61,'漁業生產量值-漁業種類別魚類別生產量值14'!D61,'漁業生產量值-漁業種類別魚類別生產量值14'!F61)=0,&quot;-&quot;,SUM(L61,N61,P61,'漁業生產量值-漁業種類別魚類別生產量值14'!D61,'漁業生產量值-漁業種類別魚類別生產量值14'!F6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K62,M62,O62,'漁業生產量值-漁業種類別魚類別生產量值14'!C62,'漁業生產量值-漁業種類別魚類別生產量值14'!E62)=0,&quot;-&quot;,SUM(K62,M62,O62,'漁業生產量值-漁業種類別魚類別生產量值14'!C62,'漁業生產量值-漁業種類別魚類別生產量值14'!E62))" table:style-name="ce19">
            <text:p>-</text:p>
          </table:table-cell>
          <table:table-cell office:value-type="string" office:string-value="-" table:formula="msoxl:=IF(SUM(L62,N62,P62,'漁業生產量值-漁業種類別魚類別生產量值14'!D62,'漁業生產量值-漁業種類別魚類別生產量值14'!F62)=0,&quot;-&quot;,SUM(L62,N62,P62,'漁業生產量值-漁業種類別魚類別生產量值14'!D62,'漁業生產量值-漁業種類別魚類別生產量值14'!F6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1950000000000001" table:formula="msoxl:=IF(SUM(K63,M63,O63,'漁業生產量值-漁業種類別魚類別生產量值14'!C63,'漁業生產量值-漁業種類別魚類別生產量值14'!E63)=0,&quot;-&quot;,SUM(K63,M63,O63,'漁業生產量值-漁業種類別魚類別生產量值14'!C63,'漁業生產量值-漁業種類別魚類別生產量值14'!E63))" table:style-name="ce19">
            <text:p>1<text:s/></text:p>
          </table:table-cell>
          <table:table-cell office:value-type="float" office:value="71.7" table:formula="msoxl:=IF(SUM(L63,N63,P63,'漁業生產量值-漁業種類別魚類別生產量值14'!D63,'漁業生產量值-漁業種類別魚類別生產量值14'!F63)=0,&quot;-&quot;,SUM(L63,N63,P63,'漁業生產量值-漁業種類別魚類別生產量值14'!D63,'漁業生產量值-漁業種類別魚類別生產量值14'!F63))" table:style-name="ce19">
            <text:p>7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1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77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79">
            <text:p>(1)<text:s/><text:span text:style-name="T1">漁業種類別魚類別生產量值(續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End)</text:p>
          </table:table-cell>
          <table:table-cell table:number-columns-repeated="3" table:style-name="ce1"/>
          <table:table-cell office:value-type="string" table:style-name="ce21">
            <text:p>Value：Thousand NT $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office:value-type="string" table:number-columns-spanned="1" table:number-rows-spanned="3" table:style-name="ce163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14" draw:style-name="a1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2" table:number-rows-spanned="1" table:style-name="ce151">
            <text:p>主 <text:s text:c="7"/>要 <text:s text:c="7"/>魚 <text:s text:c="7"/>類</text:p>
          </table:table-cell>
          <table:covered-table-cell table:number-columns-repeated="11"/>
          <table:table-cell table:style-name="ce28"/>
          <table:table-cell table:style-name="ce29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4" table:number-rows-spanned="1" table:style-name="ce151">
            <text:p>貝 <text:s text:c="11"/>類</text:p>
          </table:table-cell>
          <table:covered-table-cell table:number-columns-repeated="3"/>
          <table:table-cell table:style-name="ce28"/>
          <table:table-cell table:style-name="ce29"/>
          <table:table-cell table:style-name="ce28"/>
          <table:table-cell table:style-name="ce29"/>
          <table:table-cell office:value-type="string" table:number-columns-spanned="4" table:number-rows-spanned="1" table:style-name="ce151">
            <text:p>藻 <text:s text:c="3"/>類</text:p>
          </table:table-cell>
          <table:covered-table-cell table:number-columns-repeated="3"/>
          <table:table-cell table:style-name="ce46"/>
          <table:table-cell table:style-name="ce47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60">
            <text:p>蜆</text:p>
          </table:table-cell>
          <table:covered-table-cell/>
          <table:table-cell office:value-type="string" table:number-columns-spanned="2" table:number-rows-spanned="1" table:style-name="ce155">
            <text:p>其他貝介類</text:p>
          </table:table-cell>
          <table:covered-table-cell/>
          <table:table-cell office:value-type="string" table:number-columns-spanned="2" table:number-rows-spanned="1" table:style-name="ce156">
            <text:p>鱉</text:p>
          </table:table-cell>
          <table:covered-table-cell/>
          <table:table-cell office:value-type="string" table:number-columns-spanned="2" table:number-rows-spanned="1" table:style-name="ce156">
            <text:p>珊 <text:s text:c="6"/>瑚</text:p>
          </table:table-cell>
          <table:covered-table-cell/>
          <table:table-cell office:value-type="string" table:number-columns-spanned="2" table:number-rows-spanned="1" table:style-name="ce155">
            <text:p>小計</text:p>
          </table:table-cell>
          <table:covered-table-cell/>
          <table:table-cell office:value-type="string" table:number-columns-spanned="2" table:number-rows-spanned="1" table:style-name="ce168">
            <text:p>龍 <text:s/>鬚 <text:s/>菜</text:p>
          </table:table-cell>
          <table:covered-table-cell/>
          <table:table-cell table:number-columns-spanned="2" table:number-rows-spanned="1" table:style-name="ce158"/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6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41">
            <text:p>6513</text:p>
          </table:table-cell>
          <table:covered-table-cell/>
          <table:table-cell office:value-type="string" table:number-columns-spanned="2" table:number-rows-spanned="1" table:style-name="ce138">
            <text:p>6599</text:p>
          </table:table-cell>
          <table:covered-table-cell/>
          <table:table-cell office:value-type="string" table:number-columns-spanned="2" table:number-rows-spanned="1" table:style-name="ce138">
            <text:p>6603</text:p>
          </table:table-cell>
          <table:covered-table-cell/>
          <table:table-cell office:value-type="string" table:number-columns-spanned="2" table:number-rows-spanned="1" table:style-name="ce138">
            <text:p>6900</text:p>
          </table:table-cell>
          <table:covered-table-cell/>
          <table:table-cell office:value-type="string" table:number-columns-spanned="2" table:number-rows-spanned="1" table:style-name="ce138">
            <text:p>Sub Total</text:p>
          </table:table-cell>
          <table:covered-table-cell/>
          <table:table-cell office:value-type="string" table:number-columns-spanned="2" table:number-rows-spanned="1" table:style-name="ce149">
            <text:p>7103</text:p>
          </table:table-cell>
          <table:covered-table-cell/>
          <table:table-cell table:number-columns-spanned="2" table:number-rows-spanned="1" table:style-name="ce158"/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7">
            <text:p>價值</text:p>
          </table:table-cell>
          <table:table-cell table:style-name="ce48"/>
          <table:table-cell table:style-name="ce49"/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5">
            <text:p>Value</text:p>
          </table:table-cell>
          <table:table-cell table:style-name="ce48"/>
          <table:table-cell table:style-name="ce49"/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14966.571" table:formula="msoxl:=  IF(SUM(C11,C19,C36,C50,C54,C58)=0,&quot;-&quot;,SUM(C11,C19,C36,C50,C54,C58))" table:style-name="ce54">
            <text:p>14,967<text:s/></text:p>
          </table:table-cell>
          <table:table-cell office:value-type="float" office:value="631263.72" table:formula="msoxl:=  IF(SUM(D11,D19,D36,D50,D54,D58)=0,&quot;-&quot;,SUM(D11,D19,D36,D50,D54,D58))" table:style-name="ce54">
            <text:p>631,264<text:s/></text:p>
          </table:table-cell>
          <table:table-cell office:value-type="float" office:value="634.9235000000001" table:formula="msoxl:=  IF(SUM(E11,E19,E36,E50,E54,E58)=0,&quot;-&quot;,SUM(E11,E19,E36,E50,E54,E58))" table:style-name="ce54">
            <text:p>635<text:s/></text:p>
          </table:table-cell>
          <table:table-cell office:value-type="float" office:value="90123.841650000002" table:formula="msoxl:=  IF(SUM(F11,F19,F36,F50,F54,F58)=0,&quot;-&quot;,SUM(F11,F19,F36,F50,F54,F58))" table:style-name="ce54">
            <text:p>90,124<text:s/></text:p>
          </table:table-cell>
          <table:table-cell office:value-type="float" office:value="1002.412" table:formula="msoxl:=  IF(SUM(G11,G19,G36,G50,G54,G58)=0,&quot;-&quot;,SUM(G11,G19,G36,G50,G54,G58))" table:style-name="ce54">
            <text:p>1,002<text:s/></text:p>
          </table:table-cell>
          <table:table-cell office:value-type="float" office:value="227483.44099999999" table:formula="msoxl:=  IF(SUM(H11,H19,H36,H50,H54,H58)=0,&quot;-&quot;,SUM(H11,H19,H36,H50,H54,H58))" table:style-name="ce54">
            <text:p>227,483<text:s/></text:p>
          </table:table-cell>
          <table:table-cell office:value-type="float" office:value="3.25197" table:formula="msoxl:=  IF(SUM(I11,I19,I36,I50,I54,I58)=0,&quot;-&quot;,SUM(I11,I19,I36,I50,I54,I58))" table:style-name="ce54">
            <text:p>3<text:s/></text:p>
          </table:table-cell>
          <table:table-cell office:value-type="float" office:value="281196.87800999999" table:formula="msoxl:=  IF(SUM(J11,J19,J36,J50,J54,J58)=0,&quot;-&quot;,SUM(J11,J19,J36,J50,J54,J58))" table:style-name="ce54">
            <text:p>281,197<text:s/></text:p>
          </table:table-cell>
          <table:table-cell office:value-type="float" office:value="3478.28" table:formula="msoxl:=IF(SUM(M10)=0,&quot;-&quot;,SUM(M10))" table:style-name="ce19">
            <text:p>3,478<text:s/></text:p>
          </table:table-cell>
          <table:table-cell office:value-type="float" office:value="18440.213" table:formula="msoxl:=IF(SUM(N10)=0,&quot;-&quot;,SUM(N10))" table:style-name="ce19">
            <text:p>18,440<text:s/></text:p>
          </table:table-cell>
          <table:table-cell office:value-type="float" office:value="3478.28" table:formula="msoxl:=  IF(SUM(M11,M19,M36,M50,M54,M58)=0,&quot;-&quot;,SUM(M11,M19,M36,M50,M54,M58))" table:style-name="ce54">
            <text:p>3,478<text:s/></text:p>
          </table:table-cell>
          <table:table-cell office:value-type="float" office:value="18440.213" table:formula="msoxl:=  IF(SUM(N11,N19,N36,N50,N54,N58)=0,&quot;-&quot;,SUM(N11,N19,N36,N50,N54,N58))" table:style-name="ce54">
            <text:p>18,440<text:s/>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string" office:string-value="-" table:formula="msoxl:=  IF(SUM(C12:C18)=0,&quot;-&quot;,SUM(C12:C18))" table:style-name="ce54">
            <text:p>-</text:p>
          </table:table-cell>
          <table:table-cell office:value-type="string" office:string-value="-" table:formula="msoxl:=  IF(SUM(D12:D18)=0,&quot;-&quot;,SUM(D12:D18))" table:style-name="ce54">
            <text:p>-</text:p>
          </table:table-cell>
          <table:table-cell office:value-type="float" office:value="2.3109999999999999" table:formula="msoxl:=  IF(SUM(E12:E18)=0,&quot;-&quot;,SUM(E12:E18))" table:style-name="ce54">
            <text:p>2<text:s/></text:p>
          </table:table-cell>
          <table:table-cell office:value-type="float" office:value="107.4615" table:formula="msoxl:=  IF(SUM(F12:F18)=0,&quot;-&quot;,SUM(F12:F18))" table:style-name="ce54">
            <text:p>107<text:s/></text:p>
          </table:table-cell>
          <table:table-cell office:value-type="string" office:string-value="-" table:formula="msoxl:=  IF(SUM(G12:G18)=0,&quot;-&quot;,SUM(G12:G18))" table:style-name="ce54">
            <text:p>-</text:p>
          </table:table-cell>
          <table:table-cell office:value-type="string" office:string-value="-" table:formula="msoxl:=  IF(SUM(H12:H18)=0,&quot;-&quot;,SUM(H12:H18))" table:style-name="ce54">
            <text:p>-</text:p>
          </table:table-cell>
          <table:table-cell office:value-type="string" office:string-value="-" table:formula="msoxl:=  IF(SUM(I12:I18)=0,&quot;-&quot;,SUM(I12:I18))" table:style-name="ce54">
            <text:p>-</text:p>
          </table:table-cell>
          <table:table-cell office:value-type="string" office:string-value="-" table:formula="msoxl:=  IF(SUM(J12:J18)=0,&quot;-&quot;,SUM(J12:J18))" table:style-name="ce54">
            <text:p>-</text:p>
          </table:table-cell>
          <table:table-cell office:value-type="string" office:string-value="-" table:formula="msoxl:=IF(SUM(M11)=0,&quot;-&quot;,SUM(M11))" table:style-name="ce19">
            <text:p>-</text:p>
          </table:table-cell>
          <table:table-cell office:value-type="string" office:string-value="-" table:formula="msoxl:=IF(SUM(N11)=0,&quot;-&quot;,SUM(N11))" table:style-name="ce19">
            <text:p>-</text:p>
          </table:table-cell>
          <table:table-cell office:value-type="string" office:string-value="-" table:formula="msoxl:=  IF(SUM(M12:M18)=0,&quot;-&quot;,SUM(M12:M18))" table:style-name="ce54">
            <text:p>-</text:p>
          </table:table-cell>
          <table:table-cell office:value-type="string" office:string-value="-" table:formula="msoxl:=  IF(SUM(N12:N18)=0,&quot;-&quot;,SUM(N12:N18))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.3109999999999999" table:style-name="ce54">
            <text:p>2<text:s/></text:p>
          </table:table-cell>
          <table:table-cell office:value-type="float" office:value="107.4615" table:style-name="ce54">
            <text:p>107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12)=0,&quot;-&quot;,SUM(M12))" table:style-name="ce19">
            <text:p>-</text:p>
          </table:table-cell>
          <table:table-cell office:value-type="string" office:string-value="-" table:formula="msoxl:=IF(SUM(N12)=0,&quot;-&quot;,SUM(N1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13)=0,&quot;-&quot;,SUM(M13))" table:style-name="ce19">
            <text:p>-</text:p>
          </table:table-cell>
          <table:table-cell office:value-type="string" office:string-value="-" table:formula="msoxl:=IF(SUM(N13)=0,&quot;-&quot;,SUM(N1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14)=0,&quot;-&quot;,SUM(M14))" table:style-name="ce19">
            <text:p>-</text:p>
          </table:table-cell>
          <table:table-cell office:value-type="string" office:string-value="-" table:formula="msoxl:=IF(SUM(N14)=0,&quot;-&quot;,SUM(N1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15)=0,&quot;-&quot;,SUM(M15))" table:style-name="ce19">
            <text:p>-</text:p>
          </table:table-cell>
          <table:table-cell office:value-type="string" office:string-value="-" table:formula="msoxl:=IF(SUM(N15)=0,&quot;-&quot;,SUM(N1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16)=0,&quot;-&quot;,SUM(M16))" table:style-name="ce19">
            <text:p>-</text:p>
          </table:table-cell>
          <table:table-cell office:value-type="string" office:string-value="-" table:formula="msoxl:=IF(SUM(N16)=0,&quot;-&quot;,SUM(N1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17)=0,&quot;-&quot;,SUM(M17))" table:style-name="ce19">
            <text:p>-</text:p>
          </table:table-cell>
          <table:table-cell office:value-type="string" office:string-value="-" table:formula="msoxl:=IF(SUM(N17)=0,&quot;-&quot;,SUM(N1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18)=0,&quot;-&quot;,SUM(M18))" table:style-name="ce19">
            <text:p>-</text:p>
          </table:table-cell>
          <table:table-cell office:value-type="string" office:string-value="-" table:formula="msoxl:=IF(SUM(N18)=0,&quot;-&quot;,SUM(N1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string" office:string-value="-" table:formula="msoxl:=  IF(SUM(C20:C35)=0,&quot;-&quot;,SUM(C20:C35))" table:style-name="ce54">
            <text:p>-</text:p>
          </table:table-cell>
          <table:table-cell office:value-type="string" office:string-value="-" table:formula="msoxl:=  IF(SUM(D20:D35)=0,&quot;-&quot;,SUM(D20:D35))" table:style-name="ce54">
            <text:p>-</text:p>
          </table:table-cell>
          <table:table-cell office:value-type="float" office:value="6.4384999999999994" table:formula="msoxl:=  IF(SUM(E20:E35)=0,&quot;-&quot;,SUM(E20:E35))" table:style-name="ce54">
            <text:p>6<text:s/></text:p>
          </table:table-cell>
          <table:table-cell office:value-type="float" office:value="816.53174999999999" table:formula="msoxl:=  IF(SUM(F20:F35)=0,&quot;-&quot;,SUM(F20:F35))" table:style-name="ce54">
            <text:p>817<text:s/></text:p>
          </table:table-cell>
          <table:table-cell office:value-type="string" office:string-value="-" table:formula="msoxl:=  IF(SUM(G20:G35)=0,&quot;-&quot;,SUM(G20:G35))" table:style-name="ce54">
            <text:p>-</text:p>
          </table:table-cell>
          <table:table-cell office:value-type="string" office:string-value="-" table:formula="msoxl:=  IF(SUM(H20:H35)=0,&quot;-&quot;,SUM(H20:H35))" table:style-name="ce54">
            <text:p>-</text:p>
          </table:table-cell>
          <table:table-cell office:value-type="float" office:value="3.25197" table:formula="msoxl:=  IF(SUM(I20:I35)=0,&quot;-&quot;,SUM(I20:I35))" table:style-name="ce54">
            <text:p>3<text:s/></text:p>
          </table:table-cell>
          <table:table-cell office:value-type="float" office:value="281196.87800999999" table:formula="msoxl:=  IF(SUM(J20:J35)=0,&quot;-&quot;,SUM(J20:J35))" table:style-name="ce54">
            <text:p>281,197<text:s/></text:p>
          </table:table-cell>
          <table:table-cell office:value-type="string" office:string-value="-" table:formula="msoxl:=IF(SUM(M19)=0,&quot;-&quot;,SUM(M19))" table:style-name="ce19">
            <text:p>-</text:p>
          </table:table-cell>
          <table:table-cell office:value-type="string" office:string-value="-" table:formula="msoxl:=IF(SUM(N19)=0,&quot;-&quot;,SUM(N19))" table:style-name="ce19">
            <text:p>-</text:p>
          </table:table-cell>
          <table:table-cell office:value-type="string" office:string-value="-" table:formula="msoxl:=  IF(SUM(M20:M35)=0,&quot;-&quot;,SUM(M20:M35))" table:style-name="ce54">
            <text:p>-</text:p>
          </table:table-cell>
          <table:table-cell office:value-type="string" office:string-value="-" table:formula="msoxl:=  IF(SUM(N20:N35)=0,&quot;-&quot;,SUM(N20:N35))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20)=0,&quot;-&quot;,SUM(M20))" table:style-name="ce19">
            <text:p>-</text:p>
          </table:table-cell>
          <table:table-cell office:value-type="string" office:string-value="-" table:formula="msoxl:=IF(SUM(N20)=0,&quot;-&quot;,SUM(N2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21)=0,&quot;-&quot;,SUM(M21))" table:style-name="ce19">
            <text:p>-</text:p>
          </table:table-cell>
          <table:table-cell office:value-type="string" office:string-value="-" table:formula="msoxl:=IF(SUM(N21)=0,&quot;-&quot;,SUM(N2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22)=0,&quot;-&quot;,SUM(M22))" table:style-name="ce19">
            <text:p>-</text:p>
          </table:table-cell>
          <table:table-cell office:value-type="string" office:string-value="-" table:formula="msoxl:=IF(SUM(N22)=0,&quot;-&quot;,SUM(N2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6.4326999999999996" table:style-name="ce54">
            <text:p>6<text:s/></text:p>
          </table:table-cell>
          <table:table-cell office:value-type="float" office:value="815.94595000000004" table:style-name="ce54">
            <text:p>816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23)=0,&quot;-&quot;,SUM(M23))" table:style-name="ce19">
            <text:p>-</text:p>
          </table:table-cell>
          <table:table-cell office:value-type="string" office:string-value="-" table:formula="msoxl:=IF(SUM(N23)=0,&quot;-&quot;,SUM(N2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.7999999999999996E-3" table:style-name="ce54">
            <text:p>0<text:s/></text:p>
          </table:table-cell>
          <table:table-cell office:value-type="float" office:value="0.58579999999999999" table:style-name="ce54">
            <text:p>1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24)=0,&quot;-&quot;,SUM(M24))" table:style-name="ce19">
            <text:p>-</text:p>
          </table:table-cell>
          <table:table-cell office:value-type="string" office:string-value="-" table:formula="msoxl:=IF(SUM(N24)=0,&quot;-&quot;,SUM(N2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25)=0,&quot;-&quot;,SUM(M25))" table:style-name="ce19">
            <text:p>-</text:p>
          </table:table-cell>
          <table:table-cell office:value-type="string" office:string-value="-" table:formula="msoxl:=IF(SUM(N25)=0,&quot;-&quot;,SUM(N2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26)=0,&quot;-&quot;,SUM(M26))" table:style-name="ce19">
            <text:p>-</text:p>
          </table:table-cell>
          <table:table-cell office:value-type="string" office:string-value="-" table:formula="msoxl:=IF(SUM(N26)=0,&quot;-&quot;,SUM(N2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27)=0,&quot;-&quot;,SUM(M27))" table:style-name="ce19">
            <text:p>-</text:p>
          </table:table-cell>
          <table:table-cell office:value-type="string" office:string-value="-" table:formula="msoxl:=IF(SUM(N27)=0,&quot;-&quot;,SUM(N2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28)=0,&quot;-&quot;,SUM(M28))" table:style-name="ce19">
            <text:p>-</text:p>
          </table:table-cell>
          <table:table-cell office:value-type="string" office:string-value="-" table:formula="msoxl:=IF(SUM(N28)=0,&quot;-&quot;,SUM(N2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29)=0,&quot;-&quot;,SUM(M29))" table:style-name="ce19">
            <text:p>-</text:p>
          </table:table-cell>
          <table:table-cell office:value-type="string" office:string-value="-" table:formula="msoxl:=IF(SUM(N29)=0,&quot;-&quot;,SUM(N2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30)=0,&quot;-&quot;,SUM(M30))" table:style-name="ce19">
            <text:p>-</text:p>
          </table:table-cell>
          <table:table-cell office:value-type="string" office:string-value="-" table:formula="msoxl:=IF(SUM(N30)=0,&quot;-&quot;,SUM(N3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31)=0,&quot;-&quot;,SUM(M31))" table:style-name="ce19">
            <text:p>-</text:p>
          </table:table-cell>
          <table:table-cell office:value-type="string" office:string-value="-" table:formula="msoxl:=IF(SUM(N31)=0,&quot;-&quot;,SUM(N3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.25197" table:style-name="ce54">
            <text:p>3<text:s/></text:p>
          </table:table-cell>
          <table:table-cell office:value-type="float" office:value="281196.87800999999" table:style-name="ce54">
            <text:p>281,197<text:s/></text:p>
          </table:table-cell>
          <table:table-cell office:value-type="string" office:string-value="-" table:formula="msoxl:=IF(SUM(M32)=0,&quot;-&quot;,SUM(M32))" table:style-name="ce19">
            <text:p>-</text:p>
          </table:table-cell>
          <table:table-cell office:value-type="string" office:string-value="-" table:formula="msoxl:=IF(SUM(N32)=0,&quot;-&quot;,SUM(N3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33)=0,&quot;-&quot;,SUM(M33))" table:style-name="ce19">
            <text:p>-</text:p>
          </table:table-cell>
          <table:table-cell office:value-type="string" office:string-value="-" table:formula="msoxl:=IF(SUM(N33)=0,&quot;-&quot;,SUM(N3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34)=0,&quot;-&quot;,SUM(M34))" table:style-name="ce19">
            <text:p>-</text:p>
          </table:table-cell>
          <table:table-cell office:value-type="string" office:string-value="-" table:formula="msoxl:=IF(SUM(N34)=0,&quot;-&quot;,SUM(N3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35)=0,&quot;-&quot;,SUM(M35))" table:style-name="ce19">
            <text:p>-</text:p>
          </table:table-cell>
          <table:table-cell office:value-type="string" office:string-value="-" table:formula="msoxl:=IF(SUM(N35)=0,&quot;-&quot;,SUM(N3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string" office:string-value="-" table:formula="msoxl:=  IF(SUM(C37:C49)=0,&quot;-&quot;,SUM(C37:C49))" table:style-name="ce54">
            <text:p>-</text:p>
          </table:table-cell>
          <table:table-cell office:value-type="string" office:string-value="-" table:formula="msoxl:=  IF(SUM(D37:D49)=0,&quot;-&quot;,SUM(D37:D49))" table:style-name="ce54">
            <text:p>-</text:p>
          </table:table-cell>
          <table:table-cell office:value-type="float" office:value="554.11400000000003" table:formula="msoxl:=  IF(SUM(E37:E49)=0,&quot;-&quot;,SUM(E37:E49))" table:style-name="ce54">
            <text:p>554<text:s/></text:p>
          </table:table-cell>
          <table:table-cell office:value-type="float" office:value="57727.598400000003" table:formula="msoxl:=  IF(SUM(F37:F49)=0,&quot;-&quot;,SUM(F37:F49))" table:style-name="ce54">
            <text:p>57,728<text:s/></text:p>
          </table:table-cell>
          <table:table-cell office:value-type="string" office:string-value="-" table:formula="msoxl:=  IF(SUM(G37:G49)=0,&quot;-&quot;,SUM(G37:G49))" table:style-name="ce54">
            <text:p>-</text:p>
          </table:table-cell>
          <table:table-cell office:value-type="string" office:string-value="-" table:formula="msoxl:=  IF(SUM(H37:H49)=0,&quot;-&quot;,SUM(H37:H49))" table:style-name="ce54">
            <text:p>-</text:p>
          </table:table-cell>
          <table:table-cell office:value-type="string" office:string-value="-" table:formula="msoxl:=  IF(SUM(I37:I49)=0,&quot;-&quot;,SUM(I37:I49))" table:style-name="ce54">
            <text:p>-</text:p>
          </table:table-cell>
          <table:table-cell office:value-type="string" office:string-value="-" table:formula="msoxl:=  IF(SUM(J37:J49)=0,&quot;-&quot;,SUM(J37:J49))" table:style-name="ce54">
            <text:p>-</text:p>
          </table:table-cell>
          <table:table-cell office:value-type="string" office:string-value="-" table:formula="msoxl:=IF(SUM(M36)=0,&quot;-&quot;,SUM(M36))" table:style-name="ce19">
            <text:p>-</text:p>
          </table:table-cell>
          <table:table-cell office:value-type="string" office:string-value="-" table:formula="msoxl:=IF(SUM(N36)=0,&quot;-&quot;,SUM(N36))" table:style-name="ce19">
            <text:p>-</text:p>
          </table:table-cell>
          <table:table-cell office:value-type="string" office:string-value="-" table:formula="msoxl:=  IF(SUM(M37:M49)=0,&quot;-&quot;,SUM(M37:M49))" table:style-name="ce54">
            <text:p>-</text:p>
          </table:table-cell>
          <table:table-cell office:value-type="string" office:string-value="-" table:formula="msoxl:=  IF(SUM(N37:N49)=0,&quot;-&quot;,SUM(N37:N49))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37)=0,&quot;-&quot;,SUM(M37))" table:style-name="ce19">
            <text:p>-</text:p>
          </table:table-cell>
          <table:table-cell office:value-type="string" office:string-value="-" table:formula="msoxl:=IF(SUM(N37)=0,&quot;-&quot;,SUM(N3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38)=0,&quot;-&quot;,SUM(M38))" table:style-name="ce19">
            <text:p>-</text:p>
          </table:table-cell>
          <table:table-cell office:value-type="string" office:string-value="-" table:formula="msoxl:=IF(SUM(N38)=0,&quot;-&quot;,SUM(N3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39)=0,&quot;-&quot;,SUM(M39))" table:style-name="ce19">
            <text:p>-</text:p>
          </table:table-cell>
          <table:table-cell office:value-type="string" office:string-value="-" table:formula="msoxl:=IF(SUM(N39)=0,&quot;-&quot;,SUM(N3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2.4E-2" table:style-name="ce54">
            <text:p>0<text:s/></text:p>
          </table:table-cell>
          <table:table-cell office:value-type="float" office:value="2.6183999999999998" table:style-name="ce54">
            <text:p>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40)=0,&quot;-&quot;,SUM(M40))" table:style-name="ce19">
            <text:p>-</text:p>
          </table:table-cell>
          <table:table-cell office:value-type="string" office:string-value="-" table:formula="msoxl:=IF(SUM(N40)=0,&quot;-&quot;,SUM(N4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41)=0,&quot;-&quot;,SUM(M41))" table:style-name="ce19">
            <text:p>-</text:p>
          </table:table-cell>
          <table:table-cell office:value-type="string" office:string-value="-" table:formula="msoxl:=IF(SUM(N41)=0,&quot;-&quot;,SUM(N4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42)=0,&quot;-&quot;,SUM(M42))" table:style-name="ce19">
            <text:p>-</text:p>
          </table:table-cell>
          <table:table-cell office:value-type="string" office:string-value="-" table:formula="msoxl:=IF(SUM(N42)=0,&quot;-&quot;,SUM(N4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43)=0,&quot;-&quot;,SUM(M43))" table:style-name="ce19">
            <text:p>-</text:p>
          </table:table-cell>
          <table:table-cell office:value-type="string" office:string-value="-" table:formula="msoxl:=IF(SUM(N43)=0,&quot;-&quot;,SUM(N4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44)=0,&quot;-&quot;,SUM(M44))" table:style-name="ce19">
            <text:p>-</text:p>
          </table:table-cell>
          <table:table-cell office:value-type="string" office:string-value="-" table:formula="msoxl:=IF(SUM(N44)=0,&quot;-&quot;,SUM(N44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45)=0,&quot;-&quot;,SUM(M45))" table:style-name="ce19">
            <text:p>-</text:p>
          </table:table-cell>
          <table:table-cell office:value-type="string" office:string-value="-" table:formula="msoxl:=IF(SUM(N45)=0,&quot;-&quot;,SUM(N4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46)=0,&quot;-&quot;,SUM(M46))" table:style-name="ce19">
            <text:p>-</text:p>
          </table:table-cell>
          <table:table-cell office:value-type="string" office:string-value="-" table:formula="msoxl:=IF(SUM(N46)=0,&quot;-&quot;,SUM(N4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47)=0,&quot;-&quot;,SUM(M47))" table:style-name="ce19">
            <text:p>-</text:p>
          </table:table-cell>
          <table:table-cell office:value-type="string" office:string-value="-" table:formula="msoxl:=IF(SUM(N47)=0,&quot;-&quot;,SUM(N4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48)=0,&quot;-&quot;,SUM(M48))" table:style-name="ce19">
            <text:p>-</text:p>
          </table:table-cell>
          <table:table-cell office:value-type="string" office:string-value="-" table:formula="msoxl:=IF(SUM(N48)=0,&quot;-&quot;,SUM(N48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554.09" table:style-name="ce54">
            <text:p>554<text:s/></text:p>
          </table:table-cell>
          <table:table-cell office:value-type="float" office:value="57724.98" table:style-name="ce54">
            <text:p>57,725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49)=0,&quot;-&quot;,SUM(M49))" table:style-name="ce19">
            <text:p>-</text:p>
          </table:table-cell>
          <table:table-cell office:value-type="string" office:string-value="-" table:formula="msoxl:=IF(SUM(N49)=0,&quot;-&quot;,SUM(N49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54">
            <text:p>-</text:p>
          </table:table-cell>
          <table:table-cell office:value-type="string" office:string-value="-" table:formula="msoxl:=  IF(SUM(D51:D53)=0,&quot;-&quot;,SUM(D51:D53))" table:style-name="ce54">
            <text:p>-</text:p>
          </table:table-cell>
          <table:table-cell office:value-type="float" office:value="72.06" table:formula="msoxl:=  IF(SUM(E51:E53)=0,&quot;-&quot;,SUM(E51:E53))" table:style-name="ce54">
            <text:p>72<text:s/></text:p>
          </table:table-cell>
          <table:table-cell office:value-type="float" office:value="31472.25" table:formula="msoxl:=  IF(SUM(F51:F53)=0,&quot;-&quot;,SUM(F51:F53))" table:style-name="ce54">
            <text:p>31,472<text:s/></text:p>
          </table:table-cell>
          <table:table-cell office:value-type="string" office:string-value="-" table:formula="msoxl:=  IF(SUM(G51:G53)=0,&quot;-&quot;,SUM(G51:G53))" table:style-name="ce54">
            <text:p>-</text:p>
          </table:table-cell>
          <table:table-cell office:value-type="string" office:string-value="-" table:formula="msoxl:=  IF(SUM(H51:H53)=0,&quot;-&quot;,SUM(H51:H53))" table:style-name="ce54">
            <text:p>-</text:p>
          </table:table-cell>
          <table:table-cell office:value-type="string" office:string-value="-" table:formula="msoxl:=  IF(SUM(I51:I53)=0,&quot;-&quot;,SUM(I51:I53))" table:style-name="ce54">
            <text:p>-</text:p>
          </table:table-cell>
          <table:table-cell office:value-type="string" office:string-value="-" table:formula="msoxl:=  IF(SUM(J51:J53)=0,&quot;-&quot;,SUM(J51:J53))" table:style-name="ce54">
            <text:p>-</text:p>
          </table:table-cell>
          <table:table-cell office:value-type="string" office:string-value="-" table:formula="msoxl:=IF(SUM(M50)=0,&quot;-&quot;,SUM(M50))" table:style-name="ce19">
            <text:p>-</text:p>
          </table:table-cell>
          <table:table-cell office:value-type="string" office:string-value="-" table:formula="msoxl:=IF(SUM(N50)=0,&quot;-&quot;,SUM(N50))" table:style-name="ce19">
            <text:p>-</text:p>
          </table:table-cell>
          <table:table-cell office:value-type="string" office:string-value="-" table:formula="msoxl:=  IF(SUM(M51:M53)=0,&quot;-&quot;,SUM(M51:M53))" table:style-name="ce54">
            <text:p>-</text:p>
          </table:table-cell>
          <table:table-cell office:value-type="string" office:string-value="-" table:formula="msoxl:=  IF(SUM(N51:N53)=0,&quot;-&quot;,SUM(N51:N53))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72.06" table:style-name="ce54">
            <text:p>72<text:s/></text:p>
          </table:table-cell>
          <table:table-cell office:value-type="float" office:value="31472.25" table:style-name="ce54">
            <text:p>31,47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51)=0,&quot;-&quot;,SUM(M51))" table:style-name="ce19">
            <text:p>-</text:p>
          </table:table-cell>
          <table:table-cell office:value-type="string" office:string-value="-" table:formula="msoxl:=IF(SUM(N51)=0,&quot;-&quot;,SUM(N5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52)=0,&quot;-&quot;,SUM(M52))" table:style-name="ce19">
            <text:p>-</text:p>
          </table:table-cell>
          <table:table-cell office:value-type="string" office:string-value="-" table:formula="msoxl:=IF(SUM(N52)=0,&quot;-&quot;,SUM(N5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53)=0,&quot;-&quot;,SUM(M53))" table:style-name="ce19">
            <text:p>-</text:p>
          </table:table-cell>
          <table:table-cell office:value-type="string" office:string-value="-" table:formula="msoxl:=IF(SUM(N53)=0,&quot;-&quot;,SUM(N53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54">
            <text:p>-</text:p>
          </table:table-cell>
          <table:table-cell office:value-type="string" office:string-value="-" table:formula="msoxl:=  IF(SUM(D55:D57)=0,&quot;-&quot;,SUM(D55:D57))" table:style-name="ce54">
            <text:p>-</text:p>
          </table:table-cell>
          <table:table-cell office:value-type="string" office:string-value="-" table:formula="msoxl:=  IF(SUM(E55:E57)=0,&quot;-&quot;,SUM(E55:E57))" table:style-name="ce54">
            <text:p>-</text:p>
          </table:table-cell>
          <table:table-cell office:value-type="string" office:string-value="-" table:formula="msoxl:=  IF(SUM(F55:F57)=0,&quot;-&quot;,SUM(F55:F57))" table:style-name="ce54">
            <text:p>-</text:p>
          </table:table-cell>
          <table:table-cell office:value-type="string" office:string-value="-" table:formula="msoxl:=  IF(SUM(G55:G57)=0,&quot;-&quot;,SUM(G55:G57))" table:style-name="ce54">
            <text:p>-</text:p>
          </table:table-cell>
          <table:table-cell office:value-type="string" office:string-value="-" table:formula="msoxl:=  IF(SUM(H55:H57)=0,&quot;-&quot;,SUM(H55:H57))" table:style-name="ce54">
            <text:p>-</text:p>
          </table:table-cell>
          <table:table-cell office:value-type="string" office:string-value="-" table:formula="msoxl:=  IF(SUM(I55:I57)=0,&quot;-&quot;,SUM(I55:I57))" table:style-name="ce54">
            <text:p>-</text:p>
          </table:table-cell>
          <table:table-cell office:value-type="string" office:string-value="-" table:formula="msoxl:=  IF(SUM(J55:J57)=0,&quot;-&quot;,SUM(J55:J57))" table:style-name="ce54">
            <text:p>-</text:p>
          </table:table-cell>
          <table:table-cell office:value-type="string" office:string-value="-" table:formula="msoxl:=IF(SUM(M54)=0,&quot;-&quot;,SUM(M54))" table:style-name="ce19">
            <text:p>-</text:p>
          </table:table-cell>
          <table:table-cell office:value-type="string" office:string-value="-" table:formula="msoxl:=IF(SUM(N54)=0,&quot;-&quot;,SUM(N54))" table:style-name="ce19">
            <text:p>-</text:p>
          </table:table-cell>
          <table:table-cell office:value-type="string" office:string-value="-" table:formula="msoxl:=  IF(SUM(M55:M57)=0,&quot;-&quot;,SUM(M55:M57))" table:style-name="ce54">
            <text:p>-</text:p>
          </table:table-cell>
          <table:table-cell office:value-type="string" office:string-value="-" table:formula="msoxl:=  IF(SUM(N55:N57)=0,&quot;-&quot;,SUM(N55:N57))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55)=0,&quot;-&quot;,SUM(M55))" table:style-name="ce19">
            <text:p>-</text:p>
          </table:table-cell>
          <table:table-cell office:value-type="string" office:string-value="-" table:formula="msoxl:=IF(SUM(N55)=0,&quot;-&quot;,SUM(N55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56)=0,&quot;-&quot;,SUM(M56))" table:style-name="ce19">
            <text:p>-</text:p>
          </table:table-cell>
          <table:table-cell office:value-type="string" office:string-value="-" table:formula="msoxl:=IF(SUM(N56)=0,&quot;-&quot;,SUM(N56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57)=0,&quot;-&quot;,SUM(M57))" table:style-name="ce19">
            <text:p>-</text:p>
          </table:table-cell>
          <table:table-cell office:value-type="string" office:string-value="-" table:formula="msoxl:=IF(SUM(N57)=0,&quot;-&quot;,SUM(N57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float" office:value="14966.571" table:formula="msoxl:=  IF(SUM(C59,C60,C61,C63)=0,IF(C62=0,&quot;-&quot;,C62),SUM(C59,C60,C61,C63))" table:style-name="ce54">
            <text:p>14,967<text:s/></text:p>
          </table:table-cell>
          <table:table-cell office:value-type="float" office:value="631263.72" table:formula="msoxl:=  IF(SUM(D59:D63)=0,&quot;-&quot;,SUM(D59:D63))" table:style-name="ce54">
            <text:p>631,264<text:s/></text:p>
          </table:table-cell>
          <table:table-cell office:value-type="string" office:string-value="-" table:formula="msoxl:=  IF(SUM(E59,E60,E61,E63)=0,IF(E62=0,&quot;-&quot;,E62),SUM(E59,E60,E61,E63))" table:style-name="ce54">
            <text:p>-</text:p>
          </table:table-cell>
          <table:table-cell office:value-type="string" office:string-value="-" table:formula="msoxl:=  IF(SUM(F59:F63)=0,&quot;-&quot;,SUM(F59:F63))" table:style-name="ce54">
            <text:p>-</text:p>
          </table:table-cell>
          <table:table-cell office:value-type="float" office:value="1002.412" table:formula="msoxl:=  IF(SUM(G59,G60,G61,G63)=0,IF(G62=0,&quot;-&quot;,G62),SUM(G59,G60,G61,G63))" table:style-name="ce54">
            <text:p>1,002<text:s/></text:p>
          </table:table-cell>
          <table:table-cell office:value-type="float" office:value="227483.44099999999" table:formula="msoxl:=  IF(SUM(H59:H63)=0,&quot;-&quot;,SUM(H59:H63))" table:style-name="ce54">
            <text:p>227,483<text:s/></text:p>
          </table:table-cell>
          <table:table-cell office:value-type="string" office:string-value="-" table:formula="msoxl:=  IF(SUM(I59,I60,I61,I63)=0,IF(I62=0,&quot;-&quot;,I62),SUM(I59,I60,I61,I63))" table:style-name="ce54">
            <text:p>-</text:p>
          </table:table-cell>
          <table:table-cell office:value-type="string" office:string-value="-" table:formula="msoxl:=  IF(SUM(J59:J63)=0,&quot;-&quot;,SUM(J59:J63))" table:style-name="ce54">
            <text:p>-</text:p>
          </table:table-cell>
          <table:table-cell office:value-type="float" office:value="3478.28" table:formula="msoxl:=IF(SUM(M58)=0,&quot;-&quot;,SUM(M58))" table:style-name="ce19">
            <text:p>3,478<text:s/></text:p>
          </table:table-cell>
          <table:table-cell office:value-type="float" office:value="18440.213" table:formula="msoxl:=IF(SUM(N58)=0,&quot;-&quot;,SUM(N58))" table:style-name="ce19">
            <text:p>18,440<text:s/></text:p>
          </table:table-cell>
          <table:table-cell office:value-type="float" office:value="3478.28" table:formula="msoxl:=  IF(SUM(M59,M60,M61,M63)=0,IF(M62=0,&quot;-&quot;,M62),SUM(M59,M60,M61,M63))" table:style-name="ce54">
            <text:p>3,478<text:s/></text:p>
          </table:table-cell>
          <table:table-cell office:value-type="float" office:value="18440.213" table:formula="msoxl:=  IF(SUM(N59:N63)=0,&quot;-&quot;,SUM(N59:N63))" table:style-name="ce54">
            <text:p>18,440<text:s/>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3478.28" table:formula="msoxl:=IF(SUM(M59)=0,&quot;-&quot;,SUM(M59))" table:style-name="ce19">
            <text:p>3,478<text:s/></text:p>
          </table:table-cell>
          <table:table-cell office:value-type="float" office:value="18440.213" table:formula="msoxl:=IF(SUM(N59)=0,&quot;-&quot;,SUM(N59))" table:style-name="ce19">
            <text:p>18,440<text:s/></text:p>
          </table:table-cell>
          <table:table-cell office:value-type="float" office:value="3478.28" table:style-name="ce54">
            <text:p>3,478<text:s/></text:p>
          </table:table-cell>
          <table:table-cell office:value-type="float" office:value="18440.213" table:style-name="ce54">
            <text:p>18,440<text:s/>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float" office:value="14965.376" table:style-name="ce54">
            <text:p>14,965<text:s/></text:p>
          </table:table-cell>
          <table:table-cell office:value-type="float" office:value="631192.02" table:style-name="ce54">
            <text:p>631,192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float" office:value="1002.412" table:style-name="ce54">
            <text:p>1,002<text:s/></text:p>
          </table:table-cell>
          <table:table-cell office:value-type="float" office:value="227483.44099999999" table:style-name="ce54">
            <text:p>227,483<text:s/>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60)=0,&quot;-&quot;,SUM(M60))" table:style-name="ce19">
            <text:p>-</text:p>
          </table:table-cell>
          <table:table-cell office:value-type="string" office:string-value="-" table:formula="msoxl:=IF(SUM(N60)=0,&quot;-&quot;,SUM(N60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61)=0,&quot;-&quot;,SUM(M61))" table:style-name="ce19">
            <text:p>-</text:p>
          </table:table-cell>
          <table:table-cell office:value-type="string" office:string-value="-" table:formula="msoxl:=IF(SUM(N61)=0,&quot;-&quot;,SUM(N61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msoxl:=IF(SUM(M62)=0,&quot;-&quot;,SUM(M62))" table:style-name="ce19">
            <text:p>-</text:p>
          </table:table-cell>
          <table:table-cell office:value-type="string" office:string-value="-" table:formula="msoxl:=IF(SUM(N62)=0,&quot;-&quot;,SUM(N62))" table:style-name="ce1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style-name="ce50"/>
          <table:table-cell table:style-name="ce51"/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float" office:value="1.1950000000000001" table:style-name="ce55">
            <text:p>1<text:s/></text:p>
          </table:table-cell>
          <table:table-cell office:value-type="float" office:value="71.7" table:style-name="ce55">
            <text:p>7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M63)=0,&quot;-&quot;,SUM(M63))" table:style-name="ce19">
            <text:p>-</text:p>
          </table:table-cell>
          <table:table-cell office:value-type="string" office:string-value="-" table:formula="msoxl:=IF(SUM(N63)=0,&quot;-&quot;,SUM(N63))" table:style-name="ce19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style-name="ce52"/>
          <table:table-cell table:style-name="ce53"/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8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83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58"/>
        </table:table-row>
        <table:table-row table:number-rows-repeated="104851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7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/>
    </style:default-style>
  </office:styles>
  <office:automatic-styles>
    <style:page-layout style:name="pm1">
      <style:page-layout-properties fo:margin-top="0.1in" fo:margin-bottom="0in" fo:margin-left="0.5in" fo:margin-right="0.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AW7_01</meta:initial-creator>
    <dc:creator>李境超</dc:creator>
    <meta:creation-date>2013-08-30T03:04:33Z</meta:creation-date>
    <dc:date>2017-05-01T12:49:47Z</dc:date>
    <meta:print-date>2014-11-10T01:16:33Z</meta:print-date>
  </office:meta>
</office:document-meta>
</file>